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Normalny" style:master-page-name="MP0" style:family="paragraph">
      <style:paragraph-properties fo:text-align="justify" fo:line-height="150%"/>
    </style:style>
    <style:style style:name="P2" style:parent-style-name="Normalny" style:family="paragraph">
      <style:paragraph-properties fo:text-align="justify" fo:line-height="150%"/>
    </style:style>
    <style:style style:name="P3" style:parent-style-name="Normalny" style:family="paragraph">
      <style:paragraph-properties fo:text-align="justify" fo:line-height="150%"/>
    </style:style>
    <style:style style:name="P4" style:parent-style-name="Normalny" style:family="paragraph">
      <style:paragraph-properties fo:text-align="justify" fo:line-height="150%"/>
    </style:style>
    <style:style style:name="P5" style:parent-style-name="Normalny" style:family="paragraph">
      <style:paragraph-properties fo:text-align="justify" fo:line-height="150%"/>
    </style:style>
    <style:style style:name="P6" style:parent-style-name="Normalny" style:family="paragraph">
      <style:paragraph-properties fo:text-align="justify" fo:line-height="150%"/>
    </style:style>
    <style:style style:name="P7" style:parent-style-name="Normalny" style:family="paragraph">
      <style:paragraph-properties fo:text-align="justify" fo:line-height="150%"/>
    </style:style>
    <style:style style:name="P8" style:parent-style-name="Normalny" style:family="paragraph">
      <style:paragraph-properties fo:text-align="justify" fo:line-height="150%"/>
    </style:style>
    <style:style style:name="T9" style:parent-style-name="Domyślnaczcionkaakapitu" style:family="text">
      <style:text-properties fo:background-color="#80FFFF"/>
    </style:style>
    <style:style style:name="T10" style:parent-style-name="Domyślnaczcionkaakapitu" style:family="text">
      <style:text-properties fo:background-color="#80FFFF"/>
    </style:style>
    <style:style style:name="P11" style:parent-style-name="Normalny" style:family="paragraph">
      <style:paragraph-properties fo:text-align="justify" fo:line-height="150%"/>
    </style:style>
    <style:style style:name="T12" style:parent-style-name="Domyślnaczcionkaakapitu" style:family="text">
      <style:text-properties style:text-underline-type="single" style:text-underline-style="solid" style:text-underline-width="auto" style:text-underline-mode="continuous"/>
    </style:style>
    <style:style style:name="T13" style:parent-style-name="Domyślnaczcionkaakapitu" style:family="text">
      <style:text-properties fo:background-color="#80FFFF" style:text-underline-type="single" style:text-underline-style="solid" style:text-underline-width="auto" style:text-underline-mode="continuous"/>
    </style:style>
    <style:style style:name="T14" style:parent-style-name="Domyślnaczcionkaakapitu" style:family="text">
      <style:text-properties style:text-underline-type="single" style:text-underline-style="solid" style:text-underline-width="auto" style:text-underline-mode="continuous"/>
    </style:style>
    <style:style style:name="P15" style:parent-style-name="Normalny" style:family="paragraph">
      <style:paragraph-properties fo:text-align="justify" fo:line-height="150%" fo:text-indent="0.25in"/>
    </style:style>
    <style:style style:name="T16" style:parent-style-name="Domyślnaczcionkaakapitu" style:family="text">
      <style:text-properties fo:background-color="#80FFFF"/>
    </style:style>
    <style:style style:name="T17" style:parent-style-name="Domyślnaczcionkaakapitu" style:family="text">
      <style:text-properties fo:background-color="#80FFFF"/>
    </style:style>
    <style:style style:name="P18" style:parent-style-name="Normalny" style:family="paragraph">
      <style:paragraph-properties fo:text-align="justify" fo:line-height="150%" fo:text-indent="0.25in"/>
    </style:style>
    <style:style style:name="T19" style:parent-style-name="Domyślnaczcionkaakapitu" style:family="text">
      <style:text-properties fo:background-color="#80FFFF"/>
    </style:style>
    <style:style style:name="T20" style:parent-style-name="Domyślnaczcionkaakapitu" style:family="text">
      <style:text-properties fo:background-color="#80FFFF"/>
    </style:style>
    <style:style style:name="P21" style:parent-style-name="Normalny" style:family="paragraph">
      <style:paragraph-properties fo:text-align="justify" fo:line-height="150%" fo:text-indent="0.25in"/>
    </style:style>
    <style:style style:name="T22" style:parent-style-name="Domyślnaczcionkaakapitu" style:family="text">
      <style:text-properties fo:background-color="#80FFFF"/>
    </style:style>
    <style:style style:name="T23" style:parent-style-name="Domyślnaczcionkaakapitu" style:family="text">
      <style:text-properties fo:background-color="#80FFFF"/>
    </style:style>
    <style:style style:name="T24" style:parent-style-name="Domyślnaczcionkaakapitu" style:family="text">
      <style:text-properties fo:background-color="#80FFFF"/>
    </style:style>
    <style:style style:name="T25" style:parent-style-name="Domyślnaczcionkaakapitu" style:family="text">
      <style:text-properties fo:background-color="#80FFFF"/>
    </style:style>
    <style:style style:name="T26" style:parent-style-name="Domyślnaczcionkaakapitu" style:family="text">
      <style:text-properties fo:background-color="#80FFFF"/>
    </style:style>
    <style:style style:name="T27" style:parent-style-name="Domyślnaczcionkaakapitu" style:family="text">
      <style:text-properties fo:background-color="#80FFFF"/>
    </style:style>
    <style:style style:name="T28" style:parent-style-name="Domyślnaczcionkaakapitu" style:family="text">
      <style:text-properties fo:background-color="#80FFFF"/>
    </style:style>
    <style:style style:name="T29" style:parent-style-name="Domyślnaczcionkaakapitu" style:family="text">
      <style:text-properties fo:background-color="#80FFFF"/>
    </style:style>
    <style:style style:name="T30" style:parent-style-name="Domyślnaczcionkaakapitu" style:family="text">
      <style:text-properties fo:background-color="#80FFFF"/>
    </style:style>
    <style:style style:name="T31" style:parent-style-name="Domyślnaczcionkaakapitu" style:family="text">
      <style:text-properties fo:background-color="#80FFFF"/>
    </style:style>
    <style:style style:name="T32" style:parent-style-name="Domyślnaczcionkaakapitu" style:family="text">
      <style:text-properties fo:background-color="#80FFFF"/>
    </style:style>
    <style:style style:name="T33" style:parent-style-name="Domyślnaczcionkaakapitu" style:family="text">
      <style:text-properties fo:background-color="#80FFFF"/>
    </style:style>
    <style:style style:name="P34" style:parent-style-name="Normalny" style:family="paragraph">
      <style:paragraph-properties fo:text-align="justify" fo:line-height="150%" fo:text-indent="0.25in"/>
    </style:style>
    <style:style style:name="T35" style:parent-style-name="Domyślnaczcionkaakapitu" style:family="text">
      <style:text-properties fo:background-color="#80FFFF"/>
    </style:style>
    <style:style style:name="T36" style:parent-style-name="Domyślnaczcionkaakapitu" style:family="text">
      <style:text-properties fo:background-color="#80FFFF"/>
    </style:style>
    <style:style style:name="P37" style:parent-style-name="Normalny" style:family="paragraph">
      <style:paragraph-properties fo:text-align="justify" fo:line-height="150%" fo:text-indent="0.25in"/>
    </style:style>
    <style:style style:name="T38" style:parent-style-name="Domyślnaczcionkaakapitu" style:family="text">
      <style:text-properties fo:background-color="#80FFFF"/>
    </style:style>
    <style:style style:name="T39" style:parent-style-name="Domyślnaczcionkaakapitu" style:family="text">
      <style:text-properties fo:background-color="#80FFFF"/>
    </style:style>
    <style:style style:name="T40" style:parent-style-name="Domyślnaczcionkaakapitu" style:family="text">
      <style:text-properties fo:background-color="#80FFFF"/>
    </style:style>
    <style:style style:name="P41" style:parent-style-name="Normalny" style:family="paragraph">
      <style:paragraph-properties fo:text-align="justify" fo:line-height="150%"/>
    </style:style>
    <style:style style:name="T42" style:parent-style-name="Domyślnaczcionkaakapitu" style:family="text">
      <style:text-properties style:text-underline-type="single" style:text-underline-style="solid" style:text-underline-width="auto" style:text-underline-mode="continuous"/>
    </style:style>
    <style:style style:name="P43" style:parent-style-name="Normalny" style:family="paragraph">
      <style:paragraph-properties fo:text-align="justify" fo:line-height="150%" fo:text-indent="0.25in"/>
    </style:style>
    <style:style style:name="T44" style:parent-style-name="Domyślnaczcionkaakapitu" style:family="text">
      <style:text-properties fo:background-color="#80FFFF"/>
    </style:style>
    <style:style style:name="T45" style:parent-style-name="Domyślnaczcionkaakapitu" style:family="text">
      <style:text-properties fo:background-color="#80FFFF"/>
    </style:style>
    <style:style style:name="T46" style:parent-style-name="Domyślnaczcionkaakapitu" style:family="text">
      <style:text-properties fo:background-color="#80FFFF"/>
    </style:style>
    <style:style style:name="T47" style:parent-style-name="Domyślnaczcionkaakapitu" style:family="text">
      <style:text-properties fo:background-color="#80FFFF"/>
    </style:style>
    <style:style style:name="T48" style:parent-style-name="Domyślnaczcionkaakapitu" style:family="text">
      <style:text-properties fo:background-color="#80FFFF"/>
    </style:style>
    <style:style style:name="T49" style:parent-style-name="Domyślnaczcionkaakapitu" style:family="text">
      <style:text-properties fo:background-color="#80FFFF"/>
    </style:style>
    <style:style style:name="T50" style:parent-style-name="Domyślnaczcionkaakapitu" style:family="text">
      <style:text-properties fo:background-color="#80FFFF"/>
    </style:style>
    <style:style style:name="T51" style:parent-style-name="Domyślnaczcionkaakapitu" style:family="text">
      <style:text-properties fo:background-color="#80FFFF"/>
    </style:style>
    <style:style style:name="P52" style:parent-style-name="Normalny" style:family="paragraph">
      <style:paragraph-properties fo:text-align="justify" fo:line-height="150%" fo:text-indent="0.25in"/>
    </style:style>
    <style:style style:name="T53" style:parent-style-name="Domyślnaczcionkaakapitu" style:family="text">
      <style:text-properties fo:background-color="#80FFFF"/>
    </style:style>
    <style:style style:name="T54" style:parent-style-name="Domyślnaczcionkaakapitu" style:family="text">
      <style:text-properties fo:background-color="#80FFFF"/>
    </style:style>
    <style:style style:name="T55" style:parent-style-name="Domyślnaczcionkaakapitu" style:family="text">
      <style:text-properties fo:background-color="#80FFFF"/>
    </style:style>
    <style:style style:name="T56" style:parent-style-name="Domyślnaczcionkaakapitu" style:family="text">
      <style:text-properties fo:background-color="#80FFFF"/>
    </style:style>
    <style:style style:name="T57" style:parent-style-name="Domyślnaczcionkaakapitu" style:family="text">
      <style:text-properties fo:background-color="#80FFFF"/>
    </style:style>
    <style:style style:name="T58" style:parent-style-name="Domyślnaczcionkaakapitu" style:family="text">
      <style:text-properties fo:background-color="#80FFFF"/>
    </style:style>
    <style:style style:name="T59" style:parent-style-name="Domyślnaczcionkaakapitu" style:family="text">
      <style:text-properties fo:background-color="#80FFFF"/>
    </style:style>
    <style:style style:name="P60" style:parent-style-name="Normalny" style:family="paragraph">
      <style:paragraph-properties fo:text-align="justify" fo:line-height="150%" fo:text-indent="0.25in"/>
    </style:style>
    <style:style style:name="T61" style:parent-style-name="Domyślnaczcionkaakapitu" style:family="text">
      <style:text-properties fo:background-color="#80FFFF"/>
    </style:style>
    <style:style style:name="P62" style:parent-style-name="Normalny" style:family="paragraph">
      <style:paragraph-properties fo:text-align="justify" fo:line-height="150%"/>
    </style:style>
    <style:style style:name="P63" style:parent-style-name="Normalny" style:family="paragraph">
      <style:paragraph-properties fo:text-align="justify" fo:line-height="150%"/>
    </style:style>
    <style:style style:name="P64" style:parent-style-name="Normalny" style:family="paragraph">
      <style:paragraph-properties fo:text-align="justify" fo:line-height="150%"/>
    </style:style>
    <style:style style:name="T65" style:parent-style-name="Domyślnaczcionkaakapitu" style:family="text">
      <style:text-properties fo:background-color="#80FFFF"/>
    </style:style>
    <style:style style:name="T66" style:parent-style-name="Domyślnaczcionkaakapitu" style:family="text">
      <style:text-properties fo:background-color="#80FFFF"/>
    </style:style>
    <style:style style:name="P67" style:parent-style-name="Normalny" style:family="paragraph">
      <style:paragraph-properties fo:text-align="justify" fo:line-height="150%"/>
    </style:style>
    <style:style style:name="T68" style:parent-style-name="Domyślnaczcionkaakapitu" style:family="text">
      <style:text-properties fo:background-color="#80FFFF"/>
    </style:style>
    <style:style style:name="T69" style:parent-style-name="Domyślnaczcionkaakapitu" style:family="text">
      <style:text-properties fo:background-color="#80FFFF"/>
    </style:style>
    <style:style style:name="P70" style:parent-style-name="Normalny" style:family="paragraph">
      <style:paragraph-properties fo:text-align="justify" fo:line-height="150%"/>
    </style:style>
    <style:style style:name="T71" style:parent-style-name="Domyślnaczcionkaakapitu" style:family="text">
      <style:text-properties fo:background-color="#80FFFF"/>
    </style:style>
    <style:style style:name="P72" style:parent-style-name="Normalny" style:family="paragraph">
      <style:paragraph-properties fo:text-align="justify" fo:line-height="150%" fo:text-indent="0.25in"/>
    </style:style>
    <style:style style:name="P73" style:parent-style-name="Normalny" style:family="paragraph">
      <style:paragraph-properties fo:text-align="justify" fo:line-height="150%" fo:text-indent="0.25in"/>
    </style:style>
    <style:style style:name="T74" style:parent-style-name="Domyślnaczcionkaakapitu" style:family="text">
      <style:text-properties fo:background-color="#80FFFF"/>
    </style:style>
    <style:style style:name="T75" style:parent-style-name="Domyślnaczcionkaakapitu" style:family="text">
      <style:text-properties fo:background-color="#80FFFF"/>
    </style:style>
    <style:style style:name="T76" style:parent-style-name="Domyślnaczcionkaakapitu" style:family="text">
      <style:text-properties fo:background-color="#80FFFF"/>
    </style:style>
    <style:style style:name="P77" style:parent-style-name="Normalny" style:family="paragraph">
      <style:paragraph-properties fo:text-align="justify" fo:line-height="150%" fo:text-indent="0.25in"/>
    </style:style>
    <style:style style:name="T78" style:parent-style-name="Domyślnaczcionkaakapitu" style:family="text">
      <style:text-properties fo:background-color="#80FFFF"/>
    </style:style>
    <style:style style:name="T79" style:parent-style-name="Domyślnaczcionkaakapitu" style:family="text">
      <style:text-properties fo:background-color="#80FFFF"/>
    </style:style>
    <style:style style:name="T80" style:parent-style-name="Domyślnaczcionkaakapitu" style:family="text">
      <style:text-properties fo:background-color="#80FFFF"/>
    </style:style>
    <style:style style:name="P81" style:parent-style-name="Normalny" style:family="paragraph">
      <style:paragraph-properties fo:text-align="justify" fo:line-height="150%" fo:text-indent="0.25in"/>
    </style:style>
    <style:style style:name="T82" style:parent-style-name="Domyślnaczcionkaakapitu" style:family="text">
      <style:text-properties fo:background-color="#80FFFF"/>
    </style:style>
    <style:style style:name="T83" style:parent-style-name="Domyślnaczcionkaakapitu" style:family="text">
      <style:text-properties fo:background-color="#80FFFF"/>
    </style:style>
    <style:style style:name="T84" style:parent-style-name="Domyślnaczcionkaakapitu" style:family="text">
      <style:text-properties fo:background-color="#80FFFF"/>
    </style:style>
    <style:style style:name="T85" style:parent-style-name="Domyślnaczcionkaakapitu" style:family="text">
      <style:text-properties fo:background-color="#80FFFF"/>
    </style:style>
    <style:style style:name="T86" style:parent-style-name="Domyślnaczcionkaakapitu" style:family="text">
      <style:text-properties fo:background-color="#80FFFF"/>
    </style:style>
    <style:style style:name="T87" style:parent-style-name="Domyślnaczcionkaakapitu" style:family="text">
      <style:text-properties fo:background-color="#80FFFF"/>
    </style:style>
    <style:style style:name="T88" style:parent-style-name="Domyślnaczcionkaakapitu" style:family="text">
      <style:text-properties fo:background-color="#80FFFF"/>
    </style:style>
    <style:style style:name="T89" style:parent-style-name="Domyślnaczcionkaakapitu" style:family="text">
      <style:text-properties fo:background-color="#80FFFF"/>
    </style:style>
    <style:style style:name="T90" style:parent-style-name="Domyślnaczcionkaakapitu" style:family="text">
      <style:text-properties fo:background-color="#80FFFF"/>
    </style:style>
    <style:style style:name="T91" style:parent-style-name="Domyślnaczcionkaakapitu" style:family="text">
      <style:text-properties fo:background-color="#80FFFF"/>
    </style:style>
    <style:style style:name="T92" style:parent-style-name="Domyślnaczcionkaakapitu" style:family="text">
      <style:text-properties fo:background-color="#80FFFF"/>
    </style:style>
    <style:style style:name="T93" style:parent-style-name="Domyślnaczcionkaakapitu" style:family="text">
      <style:text-properties fo:background-color="#80FFFF"/>
    </style:style>
    <style:style style:name="T94" style:parent-style-name="Domyślnaczcionkaakapitu" style:family="text">
      <style:text-properties fo:background-color="#80FFFF"/>
    </style:style>
    <style:style style:name="T95" style:parent-style-name="Domyślnaczcionkaakapitu" style:family="text">
      <style:text-properties fo:background-color="#80FFFF"/>
    </style:style>
    <style:style style:name="P96" style:parent-style-name="Normalny" style:family="paragraph">
      <style:paragraph-properties fo:text-align="justify" fo:line-height="150%" fo:text-indent="0.25in"/>
    </style:style>
    <style:style style:name="T97" style:parent-style-name="Domyślnaczcionkaakapitu" style:family="text">
      <style:text-properties fo:background-color="#80FFFF"/>
    </style:style>
    <style:style style:name="P98" style:parent-style-name="Normalny" style:family="paragraph">
      <style:paragraph-properties fo:text-align="justify" fo:line-height="150%" fo:text-indent="0.25in"/>
    </style:style>
    <style:style style:name="T99" style:parent-style-name="Domyślnaczcionkaakapitu" style:family="text">
      <style:text-properties fo:background-color="#80FFFF"/>
    </style:style>
    <style:style style:name="T100" style:parent-style-name="Domyślnaczcionkaakapitu" style:family="text">
      <style:text-properties fo:background-color="#80FFFF"/>
    </style:style>
    <style:style style:name="T101" style:parent-style-name="Domyślnaczcionkaakapitu" style:family="text">
      <style:text-properties fo:background-color="#80FFFF"/>
    </style:style>
    <style:style style:name="T102" style:parent-style-name="Domyślnaczcionkaakapitu" style:family="text">
      <style:text-properties fo:background-color="#80FFFF"/>
    </style:style>
    <style:style style:name="P103" style:parent-style-name="Normalny" style:family="paragraph">
      <style:paragraph-properties fo:text-align="justify" fo:line-height="150%" fo:text-indent="0.25in"/>
    </style:style>
    <style:style style:name="T104" style:parent-style-name="Domyślnaczcionkaakapitu" style:family="text">
      <style:text-properties fo:background-color="#80FFFF"/>
    </style:style>
    <style:style style:name="T105" style:parent-style-name="Domyślnaczcionkaakapitu" style:family="text">
      <style:text-properties fo:background-color="#80FFFF"/>
    </style:style>
    <style:style style:name="T106" style:parent-style-name="Domyślnaczcionkaakapitu" style:family="text">
      <style:text-properties fo:background-color="#80FFFF"/>
    </style:style>
    <style:style style:name="T107" style:parent-style-name="Domyślnaczcionkaakapitu" style:family="text">
      <style:text-properties fo:background-color="#80FFFF"/>
    </style:style>
    <style:style style:name="P108" style:parent-style-name="Normalny" style:family="paragraph">
      <style:paragraph-properties fo:text-align="justify" fo:line-height="150%" fo:text-indent="0.25in"/>
    </style:style>
    <style:style style:name="T109" style:parent-style-name="Domyślnaczcionkaakapitu" style:family="text">
      <style:text-properties fo:background-color="#80FFFF"/>
    </style:style>
    <style:style style:name="T110" style:parent-style-name="Domyślnaczcionkaakapitu" style:family="text">
      <style:text-properties fo:background-color="#80FFFF"/>
    </style:style>
    <style:style style:name="P111" style:parent-style-name="Normalny" style:family="paragraph">
      <style:paragraph-properties fo:text-align="justify" fo:line-height="150%" fo:text-indent="0.25in"/>
    </style:style>
    <style:style style:name="T112" style:parent-style-name="Domyślnaczcionkaakapitu" style:family="text">
      <style:text-properties fo:background-color="#80FFFF"/>
    </style:style>
    <style:style style:name="T113" style:parent-style-name="Domyślnaczcionkaakapitu" style:family="text">
      <style:text-properties fo:background-color="#80FFFF"/>
    </style:style>
    <style:style style:name="T114" style:parent-style-name="Domyślnaczcionkaakapitu" style:family="text">
      <style:text-properties fo:background-color="#80FFFF"/>
    </style:style>
    <style:style style:name="T115" style:parent-style-name="Domyślnaczcionkaakapitu" style:family="text">
      <style:text-properties fo:background-color="#80FFFF"/>
    </style:style>
    <style:style style:name="T116" style:parent-style-name="Domyślnaczcionkaakapitu" style:family="text">
      <style:text-properties fo:background-color="#80FFFF"/>
    </style:style>
    <style:style style:name="T117" style:parent-style-name="Domyślnaczcionkaakapitu" style:family="text">
      <style:text-properties fo:background-color="#80FFFF"/>
    </style:style>
    <style:style style:name="T118" style:parent-style-name="Domyślnaczcionkaakapitu" style:family="text">
      <style:text-properties fo:background-color="#80FFFF"/>
    </style:style>
    <style:style style:name="P119" style:parent-style-name="Normalny" style:family="paragraph">
      <style:paragraph-properties fo:text-align="justify" fo:line-height="150%" fo:text-indent="0.25in"/>
    </style:style>
    <style:style style:name="T120" style:parent-style-name="Domyślnaczcionkaakapitu" style:family="text">
      <style:text-properties fo:background-color="#80FFFF"/>
    </style:style>
    <style:style style:name="P121" style:parent-style-name="Normalny" style:family="paragraph">
      <style:paragraph-properties fo:text-align="justify" fo:line-height="150%"/>
    </style:style>
    <style:style style:name="T122" style:parent-style-name="Domyślnaczcionkaakapitu" style:family="text">
      <style:text-properties style:text-underline-type="single" style:text-underline-style="solid" style:text-underline-width="auto" style:text-underline-mode="continuous"/>
    </style:style>
    <style:style style:name="T123" style:parent-style-name="Domyślnaczcionkaakapitu" style:family="text">
      <style:text-properties fo:background-color="#80FFFF" style:text-underline-type="single" style:text-underline-style="solid" style:text-underline-width="auto" style:text-underline-mode="continuous"/>
    </style:style>
    <style:style style:name="P124" style:parent-style-name="Normalny" style:family="paragraph">
      <style:paragraph-properties fo:text-align="justify" fo:line-height="150%" fo:text-indent="0.25in"/>
    </style:style>
    <style:style style:name="T125" style:parent-style-name="Domyślnaczcionkaakapitu" style:family="text">
      <style:text-properties fo:background-color="#80FFFF"/>
    </style:style>
    <style:style style:name="P126" style:parent-style-name="Normalny" style:family="paragraph">
      <style:paragraph-properties fo:text-align="justify" fo:line-height="150%" fo:text-indent="0.25in"/>
    </style:style>
    <style:style style:name="T127" style:parent-style-name="Domyślnaczcionkaakapitu" style:family="text">
      <style:text-properties fo:background-color="#80FFFF"/>
    </style:style>
    <style:style style:name="T128" style:parent-style-name="Domyślnaczcionkaakapitu" style:family="text">
      <style:text-properties fo:background-color="#80FFFF"/>
    </style:style>
    <style:style style:name="P129" style:parent-style-name="Normalny" style:family="paragraph">
      <style:paragraph-properties fo:text-align="justify" fo:line-height="150%"/>
    </style:style>
    <style:style style:name="T130" style:parent-style-name="Domyślnaczcionkaakapitu" style:family="text">
      <style:text-properties fo:background-color="#80FFFF" style:text-underline-type="single" style:text-underline-style="solid" style:text-underline-width="auto" style:text-underline-mode="continuous"/>
    </style:style>
    <style:style style:name="T131" style:parent-style-name="Domyślnaczcionkaakapitu" style:family="text">
      <style:text-properties style:text-underline-type="single" style:text-underline-style="solid" style:text-underline-width="auto" style:text-underline-mode="continuous"/>
    </style:style>
    <style:style style:name="T132" style:parent-style-name="Domyślnaczcionkaakapitu" style:family="text">
      <style:text-properties fo:background-color="#80FFFF" style:text-underline-type="single" style:text-underline-style="solid" style:text-underline-width="auto" style:text-underline-mode="continuous"/>
    </style:style>
    <style:style style:name="T133" style:parent-style-name="Domyślnaczcionkaakapitu" style:family="text">
      <style:text-properties style:text-underline-type="single" style:text-underline-style="solid" style:text-underline-width="auto" style:text-underline-mode="continuous"/>
    </style:style>
    <style:style style:name="P134" style:parent-style-name="Normalny" style:family="paragraph">
      <style:paragraph-properties fo:text-align="justify" fo:line-height="150%" fo:text-indent="0.25in"/>
    </style:style>
    <style:style style:name="T135" style:parent-style-name="Domyślnaczcionkaakapitu" style:family="text">
      <style:text-properties fo:background-color="#80FFFF"/>
    </style:style>
    <style:style style:name="T136" style:parent-style-name="Domyślnaczcionkaakapitu" style:family="text">
      <style:text-properties fo:background-color="#80FFFF"/>
    </style:style>
    <style:style style:name="T137" style:parent-style-name="Domyślnaczcionkaakapitu" style:family="text">
      <style:text-properties fo:background-color="#80FFFF"/>
    </style:style>
    <style:style style:name="P138" style:parent-style-name="Normalny" style:family="paragraph">
      <style:paragraph-properties fo:text-align="justify" fo:line-height="150%" fo:text-indent="0.25in"/>
    </style:style>
    <style:style style:name="T139" style:parent-style-name="Domyślnaczcionkaakapitu" style:family="text">
      <style:text-properties fo:background-color="#80FFFF"/>
    </style:style>
    <style:style style:name="T140" style:parent-style-name="Domyślnaczcionkaakapitu" style:family="text">
      <style:text-properties fo:background-color="#80FFFF"/>
    </style:style>
    <style:style style:name="P141" style:parent-style-name="Normalny" style:family="paragraph">
      <style:paragraph-properties fo:text-align="justify" fo:line-height="150%" fo:text-indent="0.25in"/>
    </style:style>
    <style:style style:name="T142" style:parent-style-name="Domyślnaczcionkaakapitu" style:family="text">
      <style:text-properties fo:background-color="#80FFFF"/>
    </style:style>
    <style:style style:name="P143" style:parent-style-name="Normalny" style:family="paragraph">
      <style:paragraph-properties fo:text-align="justify" fo:line-height="150%" fo:text-indent="0.25in"/>
    </style:style>
    <style:style style:name="P144" style:parent-style-name="Normalny" style:family="paragraph">
      <style:paragraph-properties fo:text-align="justify" fo:line-height="150%" fo:text-indent="0.25in"/>
    </style:style>
    <style:style style:name="T145" style:parent-style-name="Domyślnaczcionkaakapitu" style:family="text">
      <style:text-properties fo:background-color="#80FFFF"/>
    </style:style>
    <style:style style:name="T146" style:parent-style-name="Domyślnaczcionkaakapitu" style:family="text">
      <style:text-properties fo:background-color="#80FFFF"/>
    </style:style>
    <style:style style:name="T147" style:parent-style-name="Domyślnaczcionkaakapitu" style:family="text">
      <style:text-properties fo:background-color="#80FFFF"/>
    </style:style>
    <style:style style:name="P148" style:parent-style-name="Normalny" style:family="paragraph">
      <style:paragraph-properties fo:text-align="justify" fo:line-height="150%" fo:text-indent="0.25in"/>
    </style:style>
    <style:style style:name="T149" style:parent-style-name="Domyślnaczcionkaakapitu" style:family="text">
      <style:text-properties fo:background-color="#80FFFF"/>
    </style:style>
    <style:style style:name="T150" style:parent-style-name="Domyślnaczcionkaakapitu" style:family="text">
      <style:text-properties fo:background-color="#80FFFF"/>
    </style:style>
    <style:style style:name="T151" style:parent-style-name="Domyślnaczcionkaakapitu" style:family="text">
      <style:text-properties fo:background-color="#80FFFF"/>
    </style:style>
    <style:style style:name="P152" style:parent-style-name="Normalny" style:family="paragraph">
      <style:paragraph-properties fo:text-align="justify" fo:line-height="150%" fo:text-indent="0.25in"/>
    </style:style>
    <style:style style:name="T153" style:parent-style-name="Domyślnaczcionkaakapitu" style:family="text">
      <style:text-properties fo:background-color="#80FFFF"/>
    </style:style>
    <style:style style:name="T154" style:parent-style-name="Domyślnaczcionkaakapitu" style:family="text">
      <style:text-properties fo:background-color="#80FFFF"/>
    </style:style>
    <style:style style:name="T155" style:parent-style-name="Domyślnaczcionkaakapitu" style:family="text">
      <style:text-properties fo:background-color="#80FFFF"/>
    </style:style>
    <style:style style:name="T156" style:parent-style-name="Domyślnaczcionkaakapitu" style:family="text">
      <style:text-properties fo:background-color="#80FFFF"/>
    </style:style>
    <style:style style:name="P157" style:parent-style-name="Normalny" style:family="paragraph">
      <style:paragraph-properties fo:text-align="justify" fo:line-height="150%" fo:text-indent="0.25in"/>
    </style:style>
    <style:style style:name="T158" style:parent-style-name="Domyślnaczcionkaakapitu" style:family="text">
      <style:text-properties fo:background-color="#80FFFF"/>
    </style:style>
    <style:style style:name="T159" style:parent-style-name="Domyślnaczcionkaakapitu" style:family="text">
      <style:text-properties fo:background-color="#80FFFF"/>
    </style:style>
    <style:style style:name="T160" style:parent-style-name="Domyślnaczcionkaakapitu" style:family="text">
      <style:text-properties fo:background-color="#80FFFF"/>
    </style:style>
    <style:style style:name="T161" style:parent-style-name="Domyślnaczcionkaakapitu" style:family="text">
      <style:text-properties fo:background-color="#80FFFF"/>
    </style:style>
    <style:style style:name="P162" style:parent-style-name="Normalny" style:family="paragraph">
      <style:paragraph-properties fo:text-align="justify" fo:line-height="150%" fo:text-indent="0.25in"/>
    </style:style>
    <style:style style:name="P163" style:parent-style-name="Normalny" style:family="paragraph">
      <style:paragraph-properties fo:text-align="justify" fo:line-height="150%" fo:text-indent="0.25in"/>
    </style:style>
    <style:style style:name="T164" style:parent-style-name="Domyślnaczcionkaakapitu" style:family="text">
      <style:text-properties fo:background-color="#80FFFF"/>
    </style:style>
    <style:style style:name="T165" style:parent-style-name="Domyślnaczcionkaakapitu" style:family="text">
      <style:text-properties fo:background-color="#80FFFF"/>
    </style:style>
    <style:style style:name="P166" style:parent-style-name="Normalny" style:family="paragraph">
      <style:paragraph-properties fo:text-align="justify" fo:line-height="150%" fo:text-indent="0.25in"/>
    </style:style>
    <style:style style:name="T167" style:parent-style-name="Domyślnaczcionkaakapitu" style:family="text">
      <style:text-properties fo:background-color="#80FFFF"/>
    </style:style>
    <style:style style:name="P168" style:parent-style-name="Normalny" style:family="paragraph">
      <style:paragraph-properties fo:text-align="justify" fo:line-height="150%"/>
    </style:style>
    <style:style style:name="T169" style:parent-style-name="Domyślnaczcionkaakapitu" style:family="text">
      <style:text-properties style:text-underline-type="single" style:text-underline-style="solid" style:text-underline-width="auto" style:text-underline-mode="continuous"/>
    </style:style>
    <style:style style:name="T170" style:parent-style-name="Domyślnaczcionkaakapitu" style:family="text">
      <style:text-properties fo:background-color="#80FFFF" style:text-underline-type="single" style:text-underline-style="solid" style:text-underline-width="auto" style:text-underline-mode="continuous"/>
    </style:style>
    <style:style style:name="T171" style:parent-style-name="Domyślnaczcionkaakapitu" style:family="text">
      <style:text-properties style:text-underline-type="single" style:text-underline-style="solid" style:text-underline-width="auto" style:text-underline-mode="continuous"/>
    </style:style>
    <style:style style:name="P172" style:parent-style-name="Normalny" style:family="paragraph">
      <style:paragraph-properties fo:text-align="justify" fo:line-height="150%" fo:text-indent="0.25in"/>
    </style:style>
    <style:style style:name="P173" style:parent-style-name="Normalny" style:family="paragraph">
      <style:paragraph-properties fo:text-align="justify" fo:line-height="150%"/>
    </style:style>
    <style:style style:name="T174" style:parent-style-name="Domyślnaczcionkaakapitu" style:family="text">
      <style:text-properties style:text-underline-type="single" style:text-underline-style="solid" style:text-underline-width="auto" style:text-underline-mode="continuous"/>
    </style:style>
    <style:style style:name="T175" style:parent-style-name="Domyślnaczcionkaakapitu" style:family="text">
      <style:text-properties style:text-underline-type="single" style:text-underline-style="solid" style:text-underline-width="auto" style:text-underline-mode="continuous"/>
    </style:style>
    <style:style style:name="T176" style:parent-style-name="Domyślnaczcionkaakapitu" style:family="text">
      <style:text-properties style:text-underline-type="single" style:text-underline-style="solid" style:text-underline-width="auto" style:text-underline-mode="continuous"/>
    </style:style>
    <style:style style:name="T177" style:parent-style-name="Domyślnaczcionkaakapitu" style:family="text">
      <style:text-properties fo:background-color="#80FFFF"/>
    </style:style>
    <style:style style:name="P178" style:parent-style-name="Normalny" style:family="paragraph">
      <style:paragraph-properties fo:text-align="justify" fo:line-height="150%" fo:text-indent="0.25in"/>
    </style:style>
    <style:style style:name="T179" style:parent-style-name="Domyślnaczcionkaakapitu" style:family="text">
      <style:text-properties fo:background-color="#80FFFF"/>
    </style:style>
    <style:style style:name="T180" style:parent-style-name="Domyślnaczcionkaakapitu" style:family="text">
      <style:text-properties fo:background-color="#80FFFF"/>
    </style:style>
    <style:style style:name="T181" style:parent-style-name="Domyślnaczcionkaakapitu" style:family="text">
      <style:text-properties fo:background-color="#80FFFF"/>
    </style:style>
    <style:style style:name="T182" style:parent-style-name="Domyślnaczcionkaakapitu" style:family="text">
      <style:text-properties fo:background-color="#80FFFF"/>
    </style:style>
    <style:style style:name="T183" style:parent-style-name="Domyślnaczcionkaakapitu" style:family="text">
      <style:text-properties fo:background-color="#80FFFF"/>
    </style:style>
    <style:style style:name="T184" style:parent-style-name="Domyślnaczcionkaakapitu" style:family="text">
      <style:text-properties fo:background-color="#80FFFF"/>
    </style:style>
    <style:style style:name="P185" style:parent-style-name="Normalny" style:family="paragraph">
      <style:paragraph-properties fo:text-align="justify" fo:line-height="150%" fo:text-indent="0.25in"/>
    </style:style>
    <style:style style:name="T186" style:parent-style-name="Domyślnaczcionkaakapitu" style:family="text">
      <style:text-properties fo:background-color="#80FFFF"/>
    </style:style>
    <style:style style:name="T187" style:parent-style-name="Domyślnaczcionkaakapitu" style:family="text">
      <style:text-properties fo:background-color="#80FFFF"/>
    </style:style>
    <style:style style:name="T188" style:parent-style-name="Domyślnaczcionkaakapitu" style:family="text">
      <style:text-properties fo:background-color="#80FFFF"/>
    </style:style>
    <style:style style:name="T189" style:parent-style-name="Domyślnaczcionkaakapitu" style:family="text">
      <style:text-properties fo:background-color="#80FFFF"/>
    </style:style>
    <style:style style:name="T190" style:parent-style-name="Domyślnaczcionkaakapitu" style:family="text">
      <style:text-properties fo:background-color="#80FFFF"/>
    </style:style>
    <style:style style:name="T191" style:parent-style-name="Domyślnaczcionkaakapitu" style:family="text">
      <style:text-properties fo:background-color="#80FFFF"/>
    </style:style>
    <style:style style:name="T192" style:parent-style-name="Domyślnaczcionkaakapitu" style:family="text">
      <style:text-properties fo:background-color="#80FFFF"/>
    </style:style>
    <style:style style:name="T193" style:parent-style-name="Domyślnaczcionkaakapitu" style:family="text">
      <style:text-properties fo:background-color="#80FFFF"/>
    </style:style>
    <style:style style:name="T194" style:parent-style-name="Domyślnaczcionkaakapitu" style:family="text">
      <style:text-properties fo:background-color="#80FFFF"/>
    </style:style>
    <style:style style:name="T195" style:parent-style-name="Domyślnaczcionkaakapitu" style:family="text">
      <style:text-properties fo:background-color="#80FFFF"/>
    </style:style>
    <style:style style:name="T196" style:parent-style-name="Domyślnaczcionkaakapitu" style:family="text">
      <style:text-properties fo:background-color="#80FFFF"/>
    </style:style>
    <style:style style:name="T197" style:parent-style-name="Domyślnaczcionkaakapitu" style:family="text">
      <style:text-properties fo:background-color="#80FFFF"/>
    </style:style>
    <style:style style:name="T198" style:parent-style-name="Domyślnaczcionkaakapitu" style:family="text">
      <style:text-properties fo:background-color="#80FFFF"/>
    </style:style>
    <style:style style:name="T199" style:parent-style-name="Domyślnaczcionkaakapitu" style:family="text">
      <style:text-properties fo:background-color="#80FFFF"/>
    </style:style>
    <style:style style:name="T200" style:parent-style-name="Domyślnaczcionkaakapitu" style:family="text">
      <style:text-properties fo:background-color="#80FFFF"/>
    </style:style>
    <style:style style:name="T201" style:parent-style-name="Domyślnaczcionkaakapitu" style:family="text">
      <style:text-properties fo:background-color="#80FFFF"/>
    </style:style>
    <style:style style:name="T202" style:parent-style-name="Domyślnaczcionkaakapitu" style:family="text">
      <style:text-properties fo:background-color="#80FFFF"/>
    </style:style>
    <style:style style:name="T203" style:parent-style-name="Domyślnaczcionkaakapitu" style:family="text">
      <style:text-properties fo:background-color="#80FFFF"/>
    </style:style>
    <style:style style:name="T204" style:parent-style-name="Domyślnaczcionkaakapitu" style:family="text">
      <style:text-properties fo:background-color="#80FFFF"/>
    </style:style>
    <style:style style:name="T205" style:parent-style-name="Domyślnaczcionkaakapitu" style:family="text">
      <style:text-properties fo:background-color="#80FFFF"/>
    </style:style>
    <style:style style:name="P206" style:parent-style-name="Normalny" style:family="paragraph">
      <style:paragraph-properties fo:text-align="justify" fo:line-height="150%" fo:text-indent="0.25in"/>
    </style:style>
    <style:style style:name="T207" style:parent-style-name="Domyślnaczcionkaakapitu" style:family="text">
      <style:text-properties fo:background-color="#80FFFF"/>
    </style:style>
    <style:style style:name="T208" style:parent-style-name="Domyślnaczcionkaakapitu" style:family="text">
      <style:text-properties fo:background-color="#80FFFF"/>
    </style:style>
    <style:style style:name="T209" style:parent-style-name="Domyślnaczcionkaakapitu" style:family="text">
      <style:text-properties fo:background-color="#80FFFF"/>
    </style:style>
    <style:style style:name="P210" style:parent-style-name="Normalny" style:family="paragraph">
      <style:paragraph-properties fo:text-align="justify" fo:line-height="150%" fo:text-indent="0.25in"/>
    </style:style>
    <style:style style:name="T211" style:parent-style-name="Domyślnaczcionkaakapitu" style:family="text">
      <style:text-properties fo:background-color="#80FFFF"/>
    </style:style>
    <style:style style:name="T212" style:parent-style-name="Domyślnaczcionkaakapitu" style:family="text">
      <style:text-properties fo:background-color="#80FFFF"/>
    </style:style>
    <style:style style:name="T213" style:parent-style-name="Domyślnaczcionkaakapitu" style:family="text">
      <style:text-properties fo:background-color="#80FFFF"/>
    </style:style>
    <style:style style:name="T214" style:parent-style-name="Domyślnaczcionkaakapitu" style:family="text">
      <style:text-properties fo:background-color="#80FFFF"/>
    </style:style>
    <style:style style:name="T215" style:parent-style-name="Domyślnaczcionkaakapitu" style:family="text">
      <style:text-properties fo:background-color="#80FFFF"/>
    </style:style>
    <style:style style:name="T216" style:parent-style-name="Domyślnaczcionkaakapitu" style:family="text">
      <style:text-properties fo:background-color="#80FFFF"/>
    </style:style>
    <style:style style:name="T217" style:parent-style-name="Domyślnaczcionkaakapitu" style:family="text">
      <style:text-properties fo:background-color="#80FFFF"/>
    </style:style>
    <style:style style:name="T218" style:parent-style-name="Domyślnaczcionkaakapitu" style:family="text">
      <style:text-properties fo:background-color="#80FFFF"/>
    </style:style>
    <style:style style:name="T219" style:parent-style-name="Domyślnaczcionkaakapitu" style:family="text">
      <style:text-properties fo:background-color="#80FFFF"/>
    </style:style>
    <style:style style:name="T220" style:parent-style-name="Domyślnaczcionkaakapitu" style:family="text">
      <style:text-properties fo:background-color="#80FFFF"/>
    </style:style>
    <style:style style:name="P221" style:parent-style-name="Normalny" style:family="paragraph">
      <style:paragraph-properties fo:text-align="justify" fo:line-height="150%" fo:text-indent="0.25in"/>
    </style:style>
    <style:style style:name="P222" style:parent-style-name="Normalny" style:family="paragraph">
      <style:paragraph-properties fo:text-align="justify" fo:line-height="150%"/>
    </style:style>
    <style:style style:name="T223" style:parent-style-name="Domyślnaczcionkaakapitu" style:family="text">
      <style:text-properties style:text-underline-type="single" style:text-underline-style="solid" style:text-underline-width="auto" style:text-underline-mode="continuous"/>
    </style:style>
    <style:style style:name="T224" style:parent-style-name="Domyślnaczcionkaakapitu" style:family="text">
      <style:text-properties fo:background-color="#80FFFF" style:text-underline-type="single" style:text-underline-style="solid" style:text-underline-width="auto" style:text-underline-mode="continuous"/>
    </style:style>
    <style:style style:name="T225" style:parent-style-name="Domyślnaczcionkaakapitu" style:family="text">
      <style:text-properties style:text-underline-type="single" style:text-underline-style="solid" style:text-underline-width="auto" style:text-underline-mode="continuous"/>
    </style:style>
    <style:style style:name="P226" style:parent-style-name="Normalny" style:family="paragraph">
      <style:paragraph-properties fo:text-align="justify" fo:line-height="150%" fo:text-indent="0.25in"/>
    </style:style>
    <style:style style:name="P227" style:parent-style-name="Normalny" style:family="paragraph">
      <style:paragraph-properties fo:text-align="justify" fo:line-height="150%" fo:text-indent="0.25in"/>
    </style:style>
    <style:style style:name="P228" style:parent-style-name="Normalny" style:family="paragraph">
      <style:paragraph-properties fo:text-align="justify" fo:line-height="150%"/>
    </style:style>
    <style:style style:name="T229" style:parent-style-name="Domyślnaczcionkaakapitu" style:family="text">
      <style:text-properties style:text-underline-type="single" style:text-underline-style="solid" style:text-underline-width="auto" style:text-underline-mode="continuous"/>
    </style:style>
    <style:style style:name="P230" style:parent-style-name="Normalny" style:family="paragraph">
      <style:paragraph-properties fo:text-align="justify" fo:line-height="150%" fo:text-indent="0.25in"/>
    </style:style>
    <style:style style:name="T231" style:parent-style-name="Domyślnaczcionkaakapitu" style:family="text">
      <style:text-properties fo:background-color="#80FFFF"/>
    </style:style>
    <style:style style:name="T232" style:parent-style-name="Domyślnaczcionkaakapitu" style:family="text">
      <style:text-properties fo:background-color="#80FFFF"/>
    </style:style>
    <style:style style:name="T233" style:parent-style-name="Domyślnaczcionkaakapitu" style:family="text">
      <style:text-properties fo:background-color="#80FFFF"/>
    </style:style>
    <style:style style:name="P234" style:parent-style-name="Normalny" style:family="paragraph">
      <style:paragraph-properties fo:text-align="justify" fo:line-height="150%"/>
    </style:style>
    <style:style style:name="T235" style:parent-style-name="Domyślnaczcionkaakapitu" style:family="text">
      <style:text-properties style:text-underline-type="single" style:text-underline-style="solid" style:text-underline-width="auto" style:text-underline-mode="continuous"/>
    </style:style>
    <style:style style:name="P236" style:parent-style-name="Normalny" style:family="paragraph">
      <style:paragraph-properties fo:text-align="justify" fo:line-height="150%" fo:text-indent="0.25in"/>
    </style:style>
    <style:style style:name="T237" style:parent-style-name="Domyślnaczcionkaakapitu" style:family="text">
      <style:text-properties fo:background-color="#80FFFF"/>
    </style:style>
    <style:style style:name="P238" style:parent-style-name="Normalny" style:family="paragraph">
      <style:paragraph-properties fo:text-align="justify" fo:line-height="150%" fo:text-indent="0.25in"/>
    </style:style>
    <style:style style:name="T239" style:parent-style-name="Domyślnaczcionkaakapitu" style:family="text">
      <style:text-properties fo:background-color="#80FFFF"/>
    </style:style>
    <style:style style:name="T240" style:parent-style-name="Domyślnaczcionkaakapitu" style:family="text">
      <style:text-properties fo:background-color="#80FFFF"/>
    </style:style>
    <style:style style:name="P241" style:parent-style-name="Normalny" style:family="paragraph">
      <style:paragraph-properties fo:text-align="justify" fo:line-height="150%"/>
    </style:style>
    <style:style style:name="T242" style:parent-style-name="Domyślnaczcionkaakapitu" style:family="text">
      <style:text-properties style:text-underline-type="single" style:text-underline-style="solid" style:text-underline-width="auto" style:text-underline-mode="continuous"/>
    </style:style>
    <style:style style:name="P243" style:parent-style-name="Normalny" style:family="paragraph">
      <style:paragraph-properties fo:text-align="justify" fo:line-height="150%" fo:text-indent="0.25in"/>
    </style:style>
    <style:style style:name="T244" style:parent-style-name="Domyślnaczcionkaakapitu" style:family="text">
      <style:text-properties fo:background-color="#80FFFF"/>
    </style:style>
    <style:style style:name="T245" style:parent-style-name="Domyślnaczcionkaakapitu" style:family="text">
      <style:text-properties fo:background-color="#80FFFF"/>
    </style:style>
    <style:style style:name="T246" style:parent-style-name="Domyślnaczcionkaakapitu" style:family="text">
      <style:text-properties fo:background-color="#80FFFF"/>
    </style:style>
    <style:style style:name="T247" style:parent-style-name="Domyślnaczcionkaakapitu" style:family="text">
      <style:text-properties fo:background-color="#80FFFF"/>
    </style:style>
    <style:style style:name="T248" style:parent-style-name="Domyślnaczcionkaakapitu" style:family="text">
      <style:text-properties fo:background-color="#80FFFF"/>
    </style:style>
    <style:style style:name="P249" style:parent-style-name="Normalny" style:family="paragraph">
      <style:paragraph-properties fo:text-align="justify" fo:line-height="150%" fo:text-indent="0.25in"/>
    </style:style>
    <style:style style:name="T250" style:parent-style-name="Domyślnaczcionkaakapitu" style:family="text">
      <style:text-properties fo:background-color="#80FFFF"/>
    </style:style>
    <style:style style:name="P251" style:parent-style-name="Normalny" style:family="paragraph">
      <style:paragraph-properties fo:text-align="justify" fo:line-height="150%"/>
    </style:style>
    <style:style style:name="T252" style:parent-style-name="Domyślnaczcionkaakapitu" style:family="text">
      <style:text-properties style:text-underline-type="single" style:text-underline-style="solid" style:text-underline-width="auto" style:text-underline-mode="continuous"/>
    </style:style>
    <style:style style:name="P253" style:parent-style-name="Normalny" style:family="paragraph">
      <style:paragraph-properties fo:text-align="justify" fo:line-height="150%" fo:text-indent="0.25in"/>
    </style:style>
    <style:style style:name="T254" style:parent-style-name="Domyślnaczcionkaakapitu" style:family="text">
      <style:text-properties fo:background-color="#80FFFF"/>
    </style:style>
    <style:style style:name="P255" style:parent-style-name="Normalny" style:family="paragraph">
      <style:paragraph-properties fo:text-align="justify" fo:line-height="150%" fo:text-indent="0.25in"/>
    </style:style>
    <style:style style:name="T256" style:parent-style-name="Domyślnaczcionkaakapitu" style:family="text">
      <style:text-properties fo:background-color="#80FFFF"/>
    </style:style>
    <style:style style:name="T257" style:parent-style-name="Domyślnaczcionkaakapitu" style:family="text">
      <style:text-properties fo:background-color="#80FFFF"/>
    </style:style>
    <style:style style:name="P258" style:parent-style-name="Normalny" style:family="paragraph">
      <style:paragraph-properties fo:text-align="justify" fo:line-height="150%"/>
    </style:style>
    <style:style style:name="T259" style:parent-style-name="Domyślnaczcionkaakapitu" style:family="text">
      <style:text-properties style:text-underline-type="single" style:text-underline-style="solid" style:text-underline-width="auto" style:text-underline-mode="continuous"/>
    </style:style>
    <style:style style:name="T260" style:parent-style-name="Domyślnaczcionkaakapitu" style:family="text">
      <style:text-properties fo:background-color="#80FFFF" style:text-underline-type="single" style:text-underline-style="solid" style:text-underline-width="auto" style:text-underline-mode="continuous"/>
    </style:style>
    <style:style style:name="T261" style:parent-style-name="Domyślnaczcionkaakapitu" style:family="text">
      <style:text-properties style:text-underline-type="single" style:text-underline-style="solid" style:text-underline-width="auto" style:text-underline-mode="continuous"/>
    </style:style>
    <style:style style:name="P262" style:parent-style-name="Normalny" style:family="paragraph">
      <style:paragraph-properties fo:text-align="justify" fo:line-height="150%" fo:text-indent="0.25in"/>
    </style:style>
    <style:style style:name="T263" style:parent-style-name="Domyślnaczcionkaakapitu" style:family="text">
      <style:text-properties fo:background-color="#80FFFF"/>
    </style:style>
    <style:style style:name="T264" style:parent-style-name="Domyślnaczcionkaakapitu" style:family="text">
      <style:text-properties fo:background-color="#80FFFF"/>
    </style:style>
    <style:style style:name="P265" style:parent-style-name="Normalny" style:family="paragraph">
      <style:paragraph-properties fo:text-align="justify" fo:line-height="150%" fo:text-indent="0.25in"/>
    </style:style>
    <style:style style:name="T266" style:parent-style-name="Domyślnaczcionkaakapitu" style:family="text">
      <style:text-properties fo:background-color="#80FFFF"/>
    </style:style>
    <style:style style:name="P267" style:parent-style-name="Normalny" style:family="paragraph">
      <style:paragraph-properties fo:text-align="justify" fo:line-height="150%"/>
    </style:style>
    <style:style style:name="T268" style:parent-style-name="Domyślnaczcionkaakapitu" style:family="text">
      <style:text-properties style:text-underline-type="single" style:text-underline-style="solid" style:text-underline-width="auto" style:text-underline-mode="continuous"/>
    </style:style>
    <style:style style:name="T269" style:parent-style-name="Domyślnaczcionkaakapitu" style:family="text">
      <style:text-properties fo:background-color="#80FFFF" style:text-underline-type="single" style:text-underline-style="solid" style:text-underline-width="auto" style:text-underline-mode="continuous"/>
    </style:style>
    <style:style style:name="T270" style:parent-style-name="Domyślnaczcionkaakapitu" style:family="text">
      <style:text-properties fo:background-color="#80FFFF"/>
    </style:style>
    <style:style style:name="P271" style:parent-style-name="Normalny" style:family="paragraph">
      <style:paragraph-properties fo:text-align="justify" fo:line-height="150%" fo:text-indent="0.25in"/>
    </style:style>
    <style:style style:name="T272" style:parent-style-name="Domyślnaczcionkaakapitu" style:family="text">
      <style:text-properties fo:background-color="#80FFFF"/>
    </style:style>
    <style:style style:name="T273" style:parent-style-name="Domyślnaczcionkaakapitu" style:family="text">
      <style:text-properties fo:background-color="#80FFFF"/>
    </style:style>
    <style:style style:name="P274" style:parent-style-name="Normalny" style:family="paragraph">
      <style:paragraph-properties fo:text-align="justify" fo:line-height="150%"/>
    </style:style>
    <style:style style:name="T275" style:parent-style-name="Domyślnaczcionkaakapitu" style:family="text">
      <style:text-properties style:text-underline-type="single" style:text-underline-style="solid" style:text-underline-width="auto" style:text-underline-mode="continuous"/>
    </style:style>
    <style:style style:name="T276" style:parent-style-name="Domyślnaczcionkaakapitu" style:family="text">
      <style:text-properties fo:background-color="#80FFFF" style:text-underline-type="single" style:text-underline-style="solid" style:text-underline-width="auto" style:text-underline-mode="continuous"/>
    </style:style>
    <style:style style:name="T277" style:parent-style-name="Domyślnaczcionkaakapitu" style:family="text">
      <style:text-properties style:text-underline-type="single" style:text-underline-style="solid" style:text-underline-width="auto" style:text-underline-mode="continuous"/>
    </style:style>
    <style:style style:name="P278" style:parent-style-name="Normalny" style:family="paragraph">
      <style:paragraph-properties fo:text-align="justify" fo:line-height="150%" fo:text-indent="0.25in"/>
    </style:style>
    <style:style style:name="P279" style:parent-style-name="Normalny" style:family="paragraph">
      <style:paragraph-properties fo:text-align="justify" fo:line-height="150%" fo:text-indent="0.25in"/>
    </style:style>
    <style:style style:name="T280" style:parent-style-name="Domyślnaczcionkaakapitu" style:family="text">
      <style:text-properties fo:background-color="#80FFFF"/>
    </style:style>
    <style:style style:name="P281" style:parent-style-name="Normalny" style:family="paragraph">
      <style:paragraph-properties fo:text-align="justify" fo:line-height="150%"/>
    </style:style>
    <style:style style:name="T282" style:parent-style-name="Domyślnaczcionkaakapitu" style:family="text">
      <style:text-properties style:text-underline-type="single" style:text-underline-style="solid" style:text-underline-width="auto" style:text-underline-mode="continuous"/>
    </style:style>
    <style:style style:name="T283" style:parent-style-name="Domyślnaczcionkaakapitu" style:family="text">
      <style:text-properties fo:background-color="#80FFFF" style:text-underline-type="single" style:text-underline-style="solid" style:text-underline-width="auto" style:text-underline-mode="continuous"/>
    </style:style>
    <style:style style:name="T284" style:parent-style-name="Domyślnaczcionkaakapitu" style:family="text">
      <style:text-properties style:text-underline-type="single" style:text-underline-style="solid" style:text-underline-width="auto" style:text-underline-mode="continuous"/>
    </style:style>
    <style:style style:name="P285" style:parent-style-name="Normalny" style:family="paragraph">
      <style:paragraph-properties fo:text-align="justify" fo:line-height="150%" fo:text-indent="0.25in"/>
    </style:style>
    <style:style style:name="P286" style:parent-style-name="Normalny" style:family="paragraph">
      <style:paragraph-properties fo:text-align="justify" fo:line-height="150%"/>
    </style:style>
    <style:style style:name="T287" style:parent-style-name="Domyślnaczcionkaakapitu" style:family="text">
      <style:text-properties style:text-underline-type="single" style:text-underline-style="solid" style:text-underline-width="auto" style:text-underline-mode="continuous"/>
    </style:style>
    <style:style style:name="P288" style:parent-style-name="Normalny" style:family="paragraph">
      <style:paragraph-properties fo:text-align="justify" fo:line-height="150%" fo:text-indent="0.25in"/>
    </style:style>
    <style:style style:name="T289" style:parent-style-name="Domyślnaczcionkaakapitu" style:family="text">
      <style:text-properties fo:background-color="#80FFFF"/>
    </style:style>
    <style:style style:name="T290" style:parent-style-name="Domyślnaczcionkaakapitu" style:family="text">
      <style:text-properties fo:background-color="#80FFFF"/>
    </style:style>
    <style:style style:name="T291" style:parent-style-name="Domyślnaczcionkaakapitu" style:family="text">
      <style:text-properties fo:background-color="#80FFFF"/>
    </style:style>
    <style:style style:name="P292" style:parent-style-name="Normalny" style:family="paragraph">
      <style:paragraph-properties fo:text-align="justify" fo:line-height="150%"/>
    </style:style>
    <style:style style:name="T293" style:parent-style-name="Domyślnaczcionkaakapitu" style:family="text">
      <style:text-properties style:text-underline-type="single" style:text-underline-style="solid" style:text-underline-width="auto" style:text-underline-mode="continuous"/>
    </style:style>
    <style:style style:name="P294" style:parent-style-name="Normalny" style:family="paragraph">
      <style:paragraph-properties fo:text-align="justify" fo:line-height="150%" fo:text-indent="0.25in"/>
    </style:style>
    <style:style style:name="T295" style:parent-style-name="Domyślnaczcionkaakapitu" style:family="text">
      <style:text-properties fo:background-color="#80FFFF"/>
    </style:style>
    <style:style style:name="P296" style:parent-style-name="Normalny" style:family="paragraph">
      <style:paragraph-properties fo:text-align="justify" fo:line-height="150%" fo:text-indent="0.25in"/>
    </style:style>
    <style:style style:name="P297" style:parent-style-name="Normalny" style:family="paragraph">
      <style:paragraph-properties fo:text-align="justify" fo:line-height="150%"/>
    </style:style>
    <style:style style:name="T298" style:parent-style-name="Domyślnaczcionkaakapitu" style:family="text">
      <style:text-properties style:text-underline-type="single" style:text-underline-style="solid" style:text-underline-width="auto" style:text-underline-mode="continuous"/>
    </style:style>
    <style:style style:name="P299" style:parent-style-name="Normalny" style:family="paragraph">
      <style:paragraph-properties fo:text-align="justify" fo:line-height="150%" fo:text-indent="0.25in"/>
    </style:style>
    <style:style style:name="T300" style:parent-style-name="Domyślnaczcionkaakapitu" style:family="text">
      <style:text-properties fo:background-color="#80FFFF"/>
    </style:style>
    <style:style style:name="P301" style:parent-style-name="Normalny" style:family="paragraph">
      <style:paragraph-properties fo:text-align="justify" fo:line-height="150%" fo:text-indent="0.25in"/>
    </style:style>
    <style:style style:name="T302" style:parent-style-name="Domyślnaczcionkaakapitu" style:family="text">
      <style:text-properties fo:background-color="#80FFFF"/>
    </style:style>
    <style:style style:name="T303" style:parent-style-name="Domyślnaczcionkaakapitu" style:family="text">
      <style:text-properties fo:background-color="#80FFFF"/>
    </style:style>
    <style:style style:name="T304" style:parent-style-name="Domyślnaczcionkaakapitu" style:family="text">
      <style:text-properties fo:background-color="#80FFFF"/>
    </style:style>
    <style:style style:name="P305" style:parent-style-name="Normalny" style:family="paragraph">
      <style:paragraph-properties fo:text-align="justify" fo:line-height="150%" fo:text-indent="0.25in"/>
    </style:style>
    <style:style style:name="T306" style:parent-style-name="Domyślnaczcionkaakapitu" style:family="text">
      <style:text-properties fo:background-color="#80FFFF"/>
    </style:style>
    <style:style style:name="T307" style:parent-style-name="Domyślnaczcionkaakapitu" style:family="text">
      <style:text-properties fo:background-color="#80FFFF"/>
    </style:style>
    <style:style style:name="T308" style:parent-style-name="Domyślnaczcionkaakapitu" style:family="text">
      <style:text-properties fo:background-color="#80FFFF"/>
    </style:style>
    <style:style style:name="P309" style:parent-style-name="Normalny" style:family="paragraph">
      <style:paragraph-properties fo:text-align="justify" fo:line-height="150%" fo:text-indent="0.25in"/>
    </style:style>
    <style:style style:name="T310" style:parent-style-name="Domyślnaczcionkaakapitu" style:family="text">
      <style:text-properties fo:background-color="#80FFFF"/>
    </style:style>
    <style:style style:name="P311" style:parent-style-name="Normalny" style:family="paragraph">
      <style:paragraph-properties fo:text-align="justify" fo:line-height="150%" fo:text-indent="0.25in"/>
    </style:style>
    <style:style style:name="P312" style:parent-style-name="Normalny" style:family="paragraph">
      <style:paragraph-properties fo:text-align="justify" fo:line-height="150%"/>
    </style:style>
    <style:style style:name="T313" style:parent-style-name="Domyślnaczcionkaakapitu" style:family="text">
      <style:text-properties style:text-underline-type="single" style:text-underline-style="solid" style:text-underline-width="auto" style:text-underline-mode="continuous"/>
    </style:style>
    <style:style style:name="P314" style:parent-style-name="Normalny" style:family="paragraph">
      <style:paragraph-properties fo:text-align="justify" fo:line-height="150%" fo:text-indent="0.25in"/>
    </style:style>
    <style:style style:name="T315" style:parent-style-name="Domyślnaczcionkaakapitu" style:family="text">
      <style:text-properties fo:background-color="#80FFFF"/>
    </style:style>
    <style:style style:name="T316" style:parent-style-name="Domyślnaczcionkaakapitu" style:family="text">
      <style:text-properties fo:background-color="#80FFFF"/>
    </style:style>
    <style:style style:name="T317" style:parent-style-name="Domyślnaczcionkaakapitu" style:family="text">
      <style:text-properties fo:background-color="#80FFFF"/>
    </style:style>
    <style:style style:name="T318" style:parent-style-name="Domyślnaczcionkaakapitu" style:family="text">
      <style:text-properties fo:background-color="#80FFFF"/>
    </style:style>
    <style:style style:name="T319" style:parent-style-name="Domyślnaczcionkaakapitu" style:family="text">
      <style:text-properties fo:background-color="#80FFFF"/>
    </style:style>
    <style:style style:name="T320" style:parent-style-name="Domyślnaczcionkaakapitu" style:family="text">
      <style:text-properties fo:background-color="#80FFFF"/>
    </style:style>
    <style:style style:name="T321" style:parent-style-name="Domyślnaczcionkaakapitu" style:family="text">
      <style:text-properties fo:background-color="#80FFFF"/>
    </style:style>
    <style:style style:name="P322" style:parent-style-name="Normalny" style:family="paragraph">
      <style:paragraph-properties fo:text-align="justify" fo:line-height="150%" fo:text-indent="0.25in"/>
    </style:style>
    <style:style style:name="T323" style:parent-style-name="Domyślnaczcionkaakapitu" style:family="text">
      <style:text-properties fo:background-color="#80FFFF"/>
    </style:style>
    <style:style style:name="P324" style:parent-style-name="Normalny" style:family="paragraph">
      <style:paragraph-properties fo:text-align="justify" fo:line-height="150%"/>
    </style:style>
    <style:style style:name="T325" style:parent-style-name="Domyślnaczcionkaakapitu" style:family="text">
      <style:text-properties style:text-underline-type="single" style:text-underline-style="solid" style:text-underline-width="auto" style:text-underline-mode="continuous"/>
    </style:style>
    <style:style style:name="P326" style:parent-style-name="Normalny" style:family="paragraph">
      <style:paragraph-properties fo:text-align="justify" fo:line-height="150%" fo:text-indent="0.25in"/>
    </style:style>
    <style:style style:name="T327" style:parent-style-name="Domyślnaczcionkaakapitu" style:family="text">
      <style:text-properties fo:background-color="#80FFFF"/>
    </style:style>
    <style:style style:name="T328" style:parent-style-name="Domyślnaczcionkaakapitu" style:family="text">
      <style:text-properties fo:background-color="#80FFFF"/>
    </style:style>
    <style:style style:name="T329" style:parent-style-name="Domyślnaczcionkaakapitu" style:family="text">
      <style:text-properties fo:background-color="#80FFFF"/>
    </style:style>
    <style:style style:name="P330" style:parent-style-name="Normalny" style:family="paragraph">
      <style:paragraph-properties fo:text-align="justify" fo:line-height="150%" fo:text-indent="0.25in"/>
    </style:style>
    <style:style style:name="T331" style:parent-style-name="Domyślnaczcionkaakapitu" style:family="text">
      <style:text-properties fo:background-color="#80FFFF"/>
    </style:style>
    <style:style style:name="T332" style:parent-style-name="Domyślnaczcionkaakapitu" style:family="text">
      <style:text-properties fo:background-color="#80FFFF"/>
    </style:style>
    <style:style style:name="P333" style:parent-style-name="Normalny" style:family="paragraph">
      <style:paragraph-properties fo:text-align="justify" fo:line-height="150%" fo:text-indent="0.25in"/>
    </style:style>
    <style:style style:name="T334" style:parent-style-name="Domyślnaczcionkaakapitu" style:family="text">
      <style:text-properties fo:background-color="#80FFFF"/>
    </style:style>
    <style:style style:name="T335" style:parent-style-name="Domyślnaczcionkaakapitu" style:family="text">
      <style:text-properties fo:background-color="#80FFFF"/>
    </style:style>
    <style:style style:name="T336" style:parent-style-name="Domyślnaczcionkaakapitu" style:family="text">
      <style:text-properties fo:background-color="#80FFFF"/>
    </style:style>
    <style:style style:name="T337" style:parent-style-name="Domyślnaczcionkaakapitu" style:family="text">
      <style:text-properties fo:background-color="#80FFFF"/>
    </style:style>
    <style:style style:name="T338" style:parent-style-name="Domyślnaczcionkaakapitu" style:family="text">
      <style:text-properties fo:background-color="#80FFFF"/>
    </style:style>
    <style:style style:name="T339" style:parent-style-name="Domyślnaczcionkaakapitu" style:family="text">
      <style:text-properties fo:background-color="#80FFFF"/>
    </style:style>
    <style:style style:name="T340" style:parent-style-name="Domyślnaczcionkaakapitu" style:family="text">
      <style:text-properties fo:background-color="#80FFFF"/>
    </style:style>
    <style:style style:name="T341" style:parent-style-name="Domyślnaczcionkaakapitu" style:family="text">
      <style:text-properties fo:background-color="#80FFFF"/>
    </style:style>
    <style:style style:name="T342" style:parent-style-name="Domyślnaczcionkaakapitu" style:family="text">
      <style:text-properties fo:background-color="#80FFFF"/>
    </style:style>
    <style:style style:name="P343" style:parent-style-name="Normalny" style:family="paragraph">
      <style:paragraph-properties fo:text-align="justify" fo:line-height="150%"/>
    </style:style>
    <style:style style:name="T344" style:parent-style-name="Domyślnaczcionkaakapitu" style:family="text">
      <style:text-properties style:text-underline-type="single" style:text-underline-style="solid" style:text-underline-width="auto" style:text-underline-mode="continuous"/>
    </style:style>
    <style:style style:name="P345" style:parent-style-name="Normalny" style:family="paragraph">
      <style:paragraph-properties fo:text-align="justify" fo:line-height="150%" fo:text-indent="0.25in"/>
    </style:style>
    <style:style style:name="P346" style:parent-style-name="Normalny" style:family="paragraph">
      <style:paragraph-properties fo:text-align="justify" fo:line-height="150%"/>
    </style:style>
    <style:style style:name="T347" style:parent-style-name="Domyślnaczcionkaakapitu" style:family="text">
      <style:text-properties style:text-underline-type="single" style:text-underline-style="solid" style:text-underline-width="auto" style:text-underline-mode="continuous"/>
    </style:style>
    <style:style style:name="T348" style:parent-style-name="Domyślnaczcionkaakapitu" style:family="text">
      <style:text-properties fo:background-color="#80FFFF" style:text-underline-type="single" style:text-underline-style="solid" style:text-underline-width="auto" style:text-underline-mode="continuous"/>
    </style:style>
    <style:style style:name="T349" style:parent-style-name="Domyślnaczcionkaakapitu" style:family="text">
      <style:text-properties style:text-underline-type="single" style:text-underline-style="solid" style:text-underline-width="auto" style:text-underline-mode="continuous"/>
    </style:style>
    <style:style style:name="P350" style:parent-style-name="Normalny" style:family="paragraph">
      <style:paragraph-properties fo:text-align="justify" fo:line-height="150%" fo:text-indent="0.25in"/>
    </style:style>
    <style:style style:name="T351" style:parent-style-name="Domyślnaczcionkaakapitu" style:family="text">
      <style:text-properties fo:background-color="#80FFFF"/>
    </style:style>
    <style:style style:name="T352" style:parent-style-name="Domyślnaczcionkaakapitu" style:family="text">
      <style:text-properties fo:background-color="#80FFFF"/>
    </style:style>
    <style:style style:name="T353" style:parent-style-name="Domyślnaczcionkaakapitu" style:family="text">
      <style:text-properties fo:background-color="#80FFFF"/>
    </style:style>
    <style:style style:name="T354" style:parent-style-name="Domyślnaczcionkaakapitu" style:family="text">
      <style:text-properties fo:background-color="#80FFFF"/>
    </style:style>
    <style:style style:name="T355" style:parent-style-name="Domyślnaczcionkaakapitu" style:family="text">
      <style:text-properties fo:background-color="#80FFFF"/>
    </style:style>
    <style:style style:name="T356" style:parent-style-name="Domyślnaczcionkaakapitu" style:family="text">
      <style:text-properties fo:background-color="#80FFFF"/>
    </style:style>
    <style:style style:name="T357" style:parent-style-name="Domyślnaczcionkaakapitu" style:family="text">
      <style:text-properties fo:background-color="#80FFFF"/>
    </style:style>
    <style:style style:name="T358" style:parent-style-name="Domyślnaczcionkaakapitu" style:family="text">
      <style:text-properties fo:background-color="#80FFFF"/>
    </style:style>
    <style:style style:name="T359" style:parent-style-name="Domyślnaczcionkaakapitu" style:family="text">
      <style:text-properties fo:background-color="#80FFFF"/>
    </style:style>
    <style:style style:name="T360" style:parent-style-name="Domyślnaczcionkaakapitu" style:family="text">
      <style:text-properties fo:background-color="#80FFFF"/>
    </style:style>
    <style:style style:name="T361" style:parent-style-name="Domyślnaczcionkaakapitu" style:family="text">
      <style:text-properties fo:background-color="#80FFFF"/>
    </style:style>
    <style:style style:name="T362" style:parent-style-name="Domyślnaczcionkaakapitu" style:family="text">
      <style:text-properties fo:background-color="#80FFFF"/>
    </style:style>
    <style:style style:name="P363" style:parent-style-name="Normalny" style:family="paragraph">
      <style:paragraph-properties fo:text-align="justify" fo:line-height="150%" fo:text-indent="0.25in"/>
    </style:style>
    <style:style style:name="T364" style:parent-style-name="Domyślnaczcionkaakapitu" style:family="text">
      <style:text-properties fo:background-color="#80FFFF"/>
    </style:style>
    <style:style style:name="T365" style:parent-style-name="Domyślnaczcionkaakapitu" style:family="text">
      <style:text-properties fo:background-color="#80FFFF"/>
    </style:style>
    <style:style style:name="P366" style:parent-style-name="Normalny" style:family="paragraph">
      <style:paragraph-properties fo:text-align="justify" fo:line-height="150%" fo:text-indent="0.25in"/>
    </style:style>
    <style:style style:name="T367" style:parent-style-name="Domyślnaczcionkaakapitu" style:family="text">
      <style:text-properties fo:background-color="#80FFFF"/>
    </style:style>
    <style:style style:name="P368" style:parent-style-name="Normalny" style:family="paragraph">
      <style:paragraph-properties fo:text-align="justify" fo:line-height="150%" fo:text-indent="0.25in"/>
    </style:style>
    <style:style style:name="T369" style:parent-style-name="Domyślnaczcionkaakapitu" style:family="text">
      <style:text-properties fo:background-color="#80FFFF"/>
    </style:style>
    <style:style style:name="T370" style:parent-style-name="Domyślnaczcionkaakapitu" style:family="text">
      <style:text-properties fo:background-color="#80FFFF"/>
    </style:style>
    <style:style style:name="T371" style:parent-style-name="Domyślnaczcionkaakapitu" style:family="text">
      <style:text-properties fo:background-color="#80FFFF"/>
    </style:style>
    <style:style style:name="T372" style:parent-style-name="Domyślnaczcionkaakapitu" style:family="text">
      <style:text-properties fo:background-color="#FFFF00"/>
    </style:style>
    <style:style style:name="T373" style:parent-style-name="Domyślnaczcionkaakapitu" style:family="text">
      <style:text-properties fo:background-color="#80FFFF"/>
    </style:style>
    <style:style style:name="P374" style:parent-style-name="Normalny" style:family="paragraph">
      <style:paragraph-properties fo:text-align="justify" fo:line-height="150%" fo:text-indent="0.25in"/>
    </style:style>
    <style:style style:name="T375" style:parent-style-name="Domyślnaczcionkaakapitu" style:family="text">
      <style:text-properties fo:background-color="#80FFFF"/>
    </style:style>
    <style:style style:name="T376" style:parent-style-name="Domyślnaczcionkaakapitu" style:family="text">
      <style:text-properties fo:background-color="#80FFFF"/>
    </style:style>
    <style:style style:name="T377" style:parent-style-name="Domyślnaczcionkaakapitu" style:family="text">
      <style:text-properties fo:background-color="#80FFFF"/>
    </style:style>
    <style:style style:name="T378" style:parent-style-name="Domyślnaczcionkaakapitu" style:family="text">
      <style:text-properties fo:background-color="#80FFFF"/>
    </style:style>
    <style:style style:name="T379" style:parent-style-name="Domyślnaczcionkaakapitu" style:family="text">
      <style:text-properties fo:background-color="#80FFFF"/>
    </style:style>
    <style:style style:name="T380" style:parent-style-name="Domyślnaczcionkaakapitu" style:family="text">
      <style:text-properties fo:background-color="#80FFFF"/>
    </style:style>
    <style:style style:name="T381" style:parent-style-name="Domyślnaczcionkaakapitu" style:family="text">
      <style:text-properties fo:background-color="#80FFFF"/>
    </style:style>
    <style:style style:name="P382" style:parent-style-name="Normalny" style:family="paragraph">
      <style:paragraph-properties fo:text-align="justify" fo:line-height="150%" fo:text-indent="0.25in"/>
    </style:style>
    <style:style style:name="T383" style:parent-style-name="Domyślnaczcionkaakapitu" style:family="text">
      <style:text-properties fo:background-color="#80FFFF"/>
    </style:style>
    <style:style style:name="T384" style:parent-style-name="Domyślnaczcionkaakapitu" style:family="text">
      <style:text-properties fo:background-color="#80FFFF"/>
    </style:style>
    <style:style style:name="P385" style:parent-style-name="Normalny" style:family="paragraph">
      <style:paragraph-properties fo:text-align="justify" fo:line-height="150%" fo:text-indent="0.25in"/>
    </style:style>
    <style:style style:name="T386" style:parent-style-name="Domyślnaczcionkaakapitu" style:family="text">
      <style:text-properties fo:background-color="#80FFFF"/>
    </style:style>
    <style:style style:name="T387" style:parent-style-name="Domyślnaczcionkaakapitu" style:family="text">
      <style:text-properties fo:background-color="#80FFFF"/>
    </style:style>
    <style:style style:name="T388" style:parent-style-name="Domyślnaczcionkaakapitu" style:family="text">
      <style:text-properties fo:background-color="#80FFFF"/>
    </style:style>
    <style:style style:name="P389" style:parent-style-name="Normalny" style:family="paragraph">
      <style:paragraph-properties fo:text-align="justify" fo:line-height="150%"/>
    </style:style>
    <style:style style:name="T390" style:parent-style-name="Domyślnaczcionkaakapitu" style:family="text">
      <style:text-properties style:text-underline-type="single" style:text-underline-style="solid" style:text-underline-width="auto" style:text-underline-mode="continuous"/>
    </style:style>
    <style:style style:name="P391" style:parent-style-name="Normalny" style:family="paragraph">
      <style:paragraph-properties fo:text-align="justify" fo:line-height="150%" fo:text-indent="0.25in"/>
    </style:style>
    <style:style style:name="T392" style:parent-style-name="Domyślnaczcionkaakapitu" style:family="text">
      <style:text-properties fo:background-color="#80FFFF"/>
    </style:style>
    <style:style style:name="T393" style:parent-style-name="Domyślnaczcionkaakapitu" style:family="text">
      <style:text-properties fo:background-color="#80FFFF"/>
    </style:style>
    <style:style style:name="P394" style:parent-style-name="Normalny" style:family="paragraph">
      <style:paragraph-properties fo:text-align="justify" fo:line-height="150%"/>
    </style:style>
    <style:style style:name="T395" style:parent-style-name="Domyślnaczcionkaakapitu" style:family="text">
      <style:text-properties fo:background-color="#80FFFF"/>
    </style:style>
    <style:style style:name="P396" style:parent-style-name="Normalny" style:family="paragraph">
      <style:paragraph-properties fo:text-align="justify" fo:line-height="150%"/>
    </style:style>
    <style:style style:name="T397" style:parent-style-name="Domyślnaczcionkaakapitu" style:family="text">
      <style:text-properties style:text-underline-type="single" style:text-underline-style="solid" style:text-underline-width="auto" style:text-underline-mode="continuous"/>
    </style:style>
    <style:style style:name="T398" style:parent-style-name="Domyślnaczcionkaakapitu" style:family="text">
      <style:text-properties fo:background-color="#80FFFF" style:text-underline-type="single" style:text-underline-style="solid" style:text-underline-width="auto" style:text-underline-mode="continuous"/>
    </style:style>
    <style:style style:name="T399" style:parent-style-name="Domyślnaczcionkaakapitu" style:family="text">
      <style:text-properties style:text-underline-type="single" style:text-underline-style="solid" style:text-underline-width="auto" style:text-underline-mode="continuous"/>
    </style:style>
    <style:style style:name="T400" style:parent-style-name="Domyślnaczcionkaakapitu" style:family="text">
      <style:text-properties fo:background-color="#80FFFF" style:text-underline-type="single" style:text-underline-style="solid" style:text-underline-width="auto" style:text-underline-mode="continuous"/>
    </style:style>
    <style:style style:name="T401" style:parent-style-name="Domyślnaczcionkaakapitu" style:family="text">
      <style:text-properties style:text-underline-type="single" style:text-underline-style="solid" style:text-underline-width="auto" style:text-underline-mode="continuous"/>
    </style:style>
    <style:style style:name="P402" style:parent-style-name="Normalny" style:family="paragraph">
      <style:paragraph-properties fo:text-align="justify" fo:line-height="150%" fo:text-indent="0.25in"/>
    </style:style>
    <style:style style:name="P403" style:parent-style-name="Normalny" style:family="paragraph">
      <style:paragraph-properties fo:text-align="justify" fo:line-height="150%" fo:text-indent="0.25in"/>
    </style:style>
    <style:style style:name="T404" style:parent-style-name="Domyślnaczcionkaakapitu" style:family="text">
      <style:text-properties fo:background-color="#80FFFF"/>
    </style:style>
    <style:style style:name="P405" style:parent-style-name="Normalny" style:family="paragraph">
      <style:paragraph-properties fo:text-align="justify" fo:line-height="150%"/>
    </style:style>
    <style:style style:name="T406" style:parent-style-name="Domyślnaczcionkaakapitu" style:family="text">
      <style:text-properties fo:background-color="#80FFFF" style:text-underline-type="single" style:text-underline-style="solid" style:text-underline-width="auto" style:text-underline-mode="continuous"/>
    </style:style>
    <style:style style:name="T407" style:parent-style-name="Domyślnaczcionkaakapitu" style:family="text">
      <style:text-properties style:text-underline-type="single" style:text-underline-style="solid" style:text-underline-width="auto" style:text-underline-mode="continuous"/>
    </style:style>
    <style:style style:name="T408" style:parent-style-name="Domyślnaczcionkaakapitu" style:family="text">
      <style:text-properties fo:background-color="#80FFFF" style:text-underline-type="single" style:text-underline-style="solid" style:text-underline-width="auto" style:text-underline-mode="continuous"/>
    </style:style>
    <style:style style:name="T409" style:parent-style-name="Domyślnaczcionkaakapitu" style:family="text">
      <style:text-properties style:text-underline-type="single" style:text-underline-style="solid" style:text-underline-width="auto" style:text-underline-mode="continuous"/>
    </style:style>
    <style:style style:name="T410" style:parent-style-name="Domyślnaczcionkaakapitu" style:family="text">
      <style:text-properties fo:background-color="#80FFFF" style:text-underline-type="single" style:text-underline-style="solid" style:text-underline-width="auto" style:text-underline-mode="continuous"/>
    </style:style>
    <style:style style:name="T411" style:parent-style-name="Domyślnaczcionkaakapitu" style:family="text">
      <style:text-properties style:text-underline-type="single" style:text-underline-style="solid" style:text-underline-width="auto" style:text-underline-mode="continuous"/>
    </style:style>
    <style:style style:name="T412" style:parent-style-name="Domyślnaczcionkaakapitu" style:family="text">
      <style:text-properties fo:background-color="#80FFFF" style:text-underline-type="single" style:text-underline-style="solid" style:text-underline-width="auto" style:text-underline-mode="continuous"/>
    </style:style>
    <style:style style:name="T413" style:parent-style-name="Domyślnaczcionkaakapitu" style:family="text">
      <style:text-properties fo:background-color="#80FFFF"/>
    </style:style>
    <style:style style:name="P414" style:parent-style-name="Normalny" style:family="paragraph">
      <style:paragraph-properties fo:text-align="justify" fo:line-height="150%" fo:text-indent="0.25in"/>
    </style:style>
    <style:style style:name="T415" style:parent-style-name="Domyślnaczcionkaakapitu" style:family="text">
      <style:text-properties fo:background-color="#80FFFF"/>
    </style:style>
    <style:style style:name="T416" style:parent-style-name="Domyślnaczcionkaakapitu" style:family="text">
      <style:text-properties fo:background-color="#80FFFF"/>
    </style:style>
    <style:style style:name="T417" style:parent-style-name="Domyślnaczcionkaakapitu" style:family="text">
      <style:text-properties fo:background-color="#80FFFF"/>
    </style:style>
    <style:style style:name="P418" style:parent-style-name="Normalny" style:family="paragraph">
      <style:paragraph-properties fo:text-align="justify" fo:line-height="150%" fo:text-indent="0.25in"/>
    </style:style>
    <style:style style:name="P419" style:parent-style-name="Normalny" style:family="paragraph">
      <style:paragraph-properties fo:text-align="justify" fo:line-height="150%" fo:text-indent="0.25in"/>
    </style:style>
    <style:style style:name="T420" style:parent-style-name="Domyślnaczcionkaakapitu" style:family="text">
      <style:text-properties fo:background-color="#80FFFF"/>
    </style:style>
    <style:style style:name="T421" style:parent-style-name="Domyślnaczcionkaakapitu" style:family="text">
      <style:text-properties fo:background-color="#80FFFF"/>
    </style:style>
    <style:style style:name="T422" style:parent-style-name="Domyślnaczcionkaakapitu" style:family="text">
      <style:text-properties fo:background-color="#80FFFF"/>
    </style:style>
    <style:style style:name="T423" style:parent-style-name="Domyślnaczcionkaakapitu" style:family="text">
      <style:text-properties fo:background-color="#80FFFF"/>
    </style:style>
    <style:style style:name="T424" style:parent-style-name="Domyślnaczcionkaakapitu" style:family="text">
      <style:text-properties fo:background-color="#80FFFF"/>
    </style:style>
    <style:style style:name="T425" style:parent-style-name="Domyślnaczcionkaakapitu" style:family="text">
      <style:text-properties fo:background-color="#80FFFF"/>
    </style:style>
    <style:style style:name="T426" style:parent-style-name="Domyślnaczcionkaakapitu" style:family="text">
      <style:text-properties fo:background-color="#80FFFF"/>
    </style:style>
    <style:style style:name="T427" style:parent-style-name="Domyślnaczcionkaakapitu" style:family="text">
      <style:text-properties fo:background-color="#80FFFF"/>
    </style:style>
    <style:style style:name="P428" style:parent-style-name="Normalny" style:family="paragraph">
      <style:paragraph-properties fo:text-align="justify" fo:line-height="150%" fo:text-indent="0.25in"/>
    </style:style>
    <style:style style:name="T429" style:parent-style-name="Domyślnaczcionkaakapitu" style:family="text">
      <style:text-properties fo:background-color="#80FFFF"/>
    </style:style>
    <style:style style:name="T430" style:parent-style-name="Domyślnaczcionkaakapitu" style:family="text">
      <style:text-properties fo:background-color="#80FFFF"/>
    </style:style>
    <style:style style:name="P431" style:parent-style-name="Normalny" style:family="paragraph">
      <style:paragraph-properties fo:text-align="justify" fo:line-height="150%" fo:text-indent="0.25in"/>
    </style:style>
    <style:style style:name="T432" style:parent-style-name="Domyślnaczcionkaakapitu" style:family="text">
      <style:text-properties fo:background-color="#80FFFF"/>
    </style:style>
    <style:style style:name="T433" style:parent-style-name="Domyślnaczcionkaakapitu" style:family="text">
      <style:text-properties fo:background-color="#80FFFF"/>
    </style:style>
    <style:style style:name="P434" style:parent-style-name="Normalny" style:family="paragraph">
      <style:paragraph-properties fo:text-align="justify" fo:line-height="150%" fo:text-indent="0.25in"/>
    </style:style>
    <style:style style:name="T435" style:parent-style-name="Domyślnaczcionkaakapitu" style:family="text">
      <style:text-properties fo:background-color="#80FFFF"/>
    </style:style>
    <style:style style:name="T436" style:parent-style-name="Domyślnaczcionkaakapitu" style:family="text">
      <style:text-properties fo:background-color="#80FFFF"/>
    </style:style>
    <style:style style:name="T437" style:parent-style-name="Domyślnaczcionkaakapitu" style:family="text">
      <style:text-properties fo:background-color="#80FFFF"/>
    </style:style>
    <style:style style:name="P438" style:parent-style-name="Normalny" style:family="paragraph">
      <style:paragraph-properties fo:text-align="justify" fo:line-height="150%" fo:text-indent="0.25in"/>
    </style:style>
    <style:style style:name="T439" style:parent-style-name="Domyślnaczcionkaakapitu" style:family="text">
      <style:text-properties fo:background-color="#80FFFF"/>
    </style:style>
    <style:style style:name="T440" style:parent-style-name="Domyślnaczcionkaakapitu" style:family="text">
      <style:text-properties fo:background-color="#80FFFF"/>
    </style:style>
    <style:style style:name="T441" style:parent-style-name="Domyślnaczcionkaakapitu" style:family="text">
      <style:text-properties fo:background-color="#80FFFF"/>
    </style:style>
    <style:style style:name="P442" style:parent-style-name="Normalny" style:family="paragraph">
      <style:paragraph-properties fo:text-align="justify" fo:line-height="150%"/>
    </style:style>
    <style:style style:name="T443" style:parent-style-name="Domyślnaczcionkaakapitu" style:family="text">
      <style:text-properties style:text-underline-type="single" style:text-underline-style="solid" style:text-underline-width="auto" style:text-underline-mode="continuous"/>
    </style:style>
    <style:style style:name="P444" style:parent-style-name="Normalny" style:family="paragraph">
      <style:paragraph-properties fo:text-align="justify" fo:line-height="150%" fo:text-indent="0.25in"/>
    </style:style>
    <style:style style:name="T445" style:parent-style-name="Domyślnaczcionkaakapitu" style:family="text">
      <style:text-properties fo:background-color="#80FFFF"/>
    </style:style>
    <style:style style:name="T446" style:parent-style-name="Domyślnaczcionkaakapitu" style:family="text">
      <style:text-properties fo:background-color="#80FFFF"/>
    </style:style>
    <style:style style:name="T447" style:parent-style-name="Domyślnaczcionkaakapitu" style:family="text">
      <style:text-properties fo:background-color="#80FFFF"/>
    </style:style>
    <style:style style:name="P448" style:parent-style-name="Normalny" style:family="paragraph">
      <style:paragraph-properties fo:text-align="justify" fo:line-height="150%">
        <style:tab-stops>
          <style:tab-stop style:type="left" style:position="2.7125in"/>
        </style:tab-stops>
      </style:paragraph-properties>
    </style:style>
    <style:style style:name="T449" style:parent-style-name="Domyślnaczcionkaakapitu" style:family="text">
      <style:text-properties style:text-underline-type="single" style:text-underline-style="solid" style:text-underline-width="auto" style:text-underline-mode="continuous"/>
    </style:style>
    <style:style style:name="T450" style:parent-style-name="Domyślnaczcionkaakapitu" style:family="text">
      <style:text-properties fo:background-color="#80FFFF" style:text-underline-type="single" style:text-underline-style="solid" style:text-underline-width="auto" style:text-underline-mode="continuous"/>
    </style:style>
    <style:style style:name="T451" style:parent-style-name="Domyślnaczcionkaakapitu" style:family="text">
      <style:text-properties style:text-underline-type="single" style:text-underline-style="solid" style:text-underline-width="auto" style:text-underline-mode="continuous"/>
    </style:style>
    <style:style style:name="P452" style:parent-style-name="Normalny" style:family="paragraph">
      <style:paragraph-properties fo:text-align="justify" fo:line-height="150%" fo:text-indent="0.25in"/>
    </style:style>
    <style:style style:name="P453" style:parent-style-name="Normalny" style:family="paragraph">
      <style:paragraph-properties fo:text-align="justify" fo:line-height="150%">
        <style:tab-stops>
          <style:tab-stop style:type="left" style:position="2.7125in"/>
        </style:tab-stops>
      </style:paragraph-properties>
    </style:style>
    <style:style style:name="T454" style:parent-style-name="Domyślnaczcionkaakapitu" style:family="text">
      <style:text-properties style:text-underline-type="single" style:text-underline-style="solid" style:text-underline-width="auto" style:text-underline-mode="continuous"/>
    </style:style>
    <style:style style:name="T455" style:parent-style-name="Domyślnaczcionkaakapitu" style:family="text">
      <style:text-properties fo:background-color="#80FFFF" style:text-underline-type="single" style:text-underline-style="solid" style:text-underline-width="auto" style:text-underline-mode="continuous"/>
    </style:style>
    <style:style style:name="T456" style:parent-style-name="Domyślnaczcionkaakapitu" style:family="text">
      <style:text-properties style:text-underline-type="single" style:text-underline-style="solid" style:text-underline-width="auto" style:text-underline-mode="continuous"/>
    </style:style>
    <style:style style:name="P457" style:parent-style-name="Normalny" style:family="paragraph">
      <style:paragraph-properties fo:text-align="justify" fo:line-height="150%" fo:text-indent="0.25in"/>
    </style:style>
    <style:style style:name="P458" style:parent-style-name="Normalny" style:family="paragraph">
      <style:paragraph-properties fo:text-align="justify" fo:line-height="150%" fo:text-indent="0.25in"/>
    </style:style>
    <style:style style:name="T459" style:parent-style-name="Domyślnaczcionkaakapitu" style:family="text">
      <style:text-properties fo:background-color="#80FFFF"/>
    </style:style>
    <style:style style:name="T460" style:parent-style-name="Domyślnaczcionkaakapitu" style:family="text">
      <style:text-properties fo:background-color="#80FFFF"/>
    </style:style>
    <style:style style:name="T461" style:parent-style-name="Domyślnaczcionkaakapitu" style:family="text">
      <style:text-properties fo:background-color="#80FFFF"/>
    </style:style>
    <style:style style:name="P462" style:parent-style-name="Normalny" style:family="paragraph">
      <style:paragraph-properties fo:text-align="justify" fo:line-height="150%" fo:text-indent="0.25in"/>
    </style:style>
    <style:style style:name="T463" style:parent-style-name="Domyślnaczcionkaakapitu" style:family="text">
      <style:text-properties fo:background-color="#80FFFF"/>
    </style:style>
    <style:style style:name="T464" style:parent-style-name="Domyślnaczcionkaakapitu" style:family="text">
      <style:text-properties fo:background-color="#80FFFF"/>
    </style:style>
    <style:style style:name="T465" style:parent-style-name="Domyślnaczcionkaakapitu" style:family="text">
      <style:text-properties fo:background-color="#80FFFF"/>
    </style:style>
    <style:style style:name="T466" style:parent-style-name="Domyślnaczcionkaakapitu" style:family="text">
      <style:text-properties fo:background-color="#80FFFF"/>
    </style:style>
    <style:style style:name="P467" style:parent-style-name="Normalny" style:family="paragraph">
      <style:paragraph-properties fo:text-align="justify" fo:line-height="150%" fo:text-indent="0.25in"/>
    </style:style>
    <style:style style:name="T468" style:parent-style-name="Domyślnaczcionkaakapitu" style:family="text">
      <style:text-properties fo:background-color="#80FFFF"/>
    </style:style>
    <style:style style:name="T469" style:parent-style-name="Domyślnaczcionkaakapitu" style:family="text">
      <style:text-properties fo:background-color="#80FFFF"/>
    </style:style>
    <style:style style:name="T470" style:parent-style-name="Domyślnaczcionkaakapitu" style:family="text">
      <style:text-properties fo:background-color="#80FFFF"/>
    </style:style>
    <style:style style:name="T471" style:parent-style-name="Domyślnaczcionkaakapitu" style:family="text">
      <style:text-properties fo:background-color="#80FFFF"/>
    </style:style>
    <style:style style:name="T472" style:parent-style-name="Domyślnaczcionkaakapitu" style:family="text">
      <style:text-properties fo:background-color="#80FFFF"/>
    </style:style>
    <style:style style:name="T473" style:parent-style-name="Domyślnaczcionkaakapitu" style:family="text">
      <style:text-properties fo:background-color="#80FFFF"/>
    </style:style>
    <style:style style:name="T474" style:parent-style-name="Domyślnaczcionkaakapitu" style:family="text">
      <style:text-properties fo:background-color="#80FFFF"/>
    </style:style>
    <style:style style:name="T475" style:parent-style-name="Domyślnaczcionkaakapitu" style:family="text">
      <style:text-properties fo:background-color="#80FFFF"/>
    </style:style>
    <style:style style:name="T476" style:parent-style-name="Domyślnaczcionkaakapitu" style:family="text">
      <style:text-properties fo:background-color="#80FFFF"/>
    </style:style>
    <style:style style:name="T477" style:parent-style-name="Domyślnaczcionkaakapitu" style:family="text">
      <style:text-properties fo:background-color="#80FFFF"/>
    </style:style>
    <style:style style:name="T478" style:parent-style-name="Domyślnaczcionkaakapitu" style:family="text">
      <style:text-properties fo:background-color="#80FFFF"/>
    </style:style>
    <style:style style:name="T479" style:parent-style-name="Domyślnaczcionkaakapitu" style:family="text">
      <style:text-properties fo:background-color="#80FFFF"/>
    </style:style>
    <style:style style:name="T480" style:parent-style-name="Domyślnaczcionkaakapitu" style:family="text">
      <style:text-properties fo:background-color="#80FFFF"/>
    </style:style>
    <style:style style:name="T481" style:parent-style-name="Domyślnaczcionkaakapitu" style:family="text">
      <style:text-properties fo:background-color="#80FFFF"/>
    </style:style>
    <style:style style:name="T482" style:parent-style-name="Domyślnaczcionkaakapitu" style:family="text">
      <style:text-properties fo:background-color="#80FFFF"/>
    </style:style>
    <style:style style:name="T483" style:parent-style-name="Domyślnaczcionkaakapitu" style:family="text">
      <style:text-properties fo:background-color="#80FFFF"/>
    </style:style>
    <style:style style:name="T484" style:parent-style-name="Domyślnaczcionkaakapitu" style:family="text">
      <style:text-properties fo:background-color="#80FFFF"/>
    </style:style>
    <style:style style:name="T485" style:parent-style-name="Domyślnaczcionkaakapitu" style:family="text">
      <style:text-properties fo:background-color="#80FFFF"/>
    </style:style>
    <style:style style:name="T486" style:parent-style-name="Domyślnaczcionkaakapitu" style:family="text">
      <style:text-properties fo:background-color="#80FFFF"/>
    </style:style>
    <style:style style:name="T487" style:parent-style-name="Domyślnaczcionkaakapitu" style:family="text">
      <style:text-properties fo:background-color="#80FFFF"/>
    </style:style>
    <style:style style:name="T488" style:parent-style-name="Domyślnaczcionkaakapitu" style:family="text">
      <style:text-properties fo:background-color="#80FFFF"/>
    </style:style>
    <style:style style:name="T489" style:parent-style-name="Domyślnaczcionkaakapitu" style:family="text">
      <style:text-properties fo:background-color="#80FFFF"/>
    </style:style>
    <style:style style:name="T490" style:parent-style-name="Domyślnaczcionkaakapitu" style:family="text">
      <style:text-properties fo:background-color="#80FFFF"/>
    </style:style>
    <style:style style:name="T491" style:parent-style-name="Domyślnaczcionkaakapitu" style:family="text">
      <style:text-properties fo:background-color="#80FFFF"/>
    </style:style>
    <style:style style:name="T492" style:parent-style-name="Domyślnaczcionkaakapitu" style:family="text">
      <style:text-properties fo:background-color="#80FFFF"/>
    </style:style>
    <style:style style:name="T493" style:parent-style-name="Domyślnaczcionkaakapitu" style:family="text">
      <style:text-properties fo:background-color="#80FFFF"/>
    </style:style>
    <style:style style:name="T494" style:parent-style-name="Domyślnaczcionkaakapitu" style:family="text">
      <style:text-properties fo:background-color="#80FFFF"/>
    </style:style>
    <style:style style:name="T495" style:parent-style-name="Domyślnaczcionkaakapitu" style:family="text">
      <style:text-properties fo:background-color="#80FFFF"/>
    </style:style>
    <style:style style:name="T496" style:parent-style-name="Domyślnaczcionkaakapitu" style:family="text">
      <style:text-properties fo:background-color="#80FFFF"/>
    </style:style>
    <style:style style:name="T497" style:parent-style-name="Domyślnaczcionkaakapitu" style:family="text">
      <style:text-properties fo:background-color="#80FFFF"/>
    </style:style>
    <style:style style:name="T498" style:parent-style-name="Domyślnaczcionkaakapitu" style:family="text">
      <style:text-properties fo:background-color="#80FFFF"/>
    </style:style>
    <style:style style:name="T499" style:parent-style-name="Domyślnaczcionkaakapitu" style:family="text">
      <style:text-properties fo:background-color="#80FFFF"/>
    </style:style>
    <style:style style:name="T500" style:parent-style-name="Domyślnaczcionkaakapitu" style:family="text">
      <style:text-properties fo:background-color="#80FFFF"/>
    </style:style>
    <style:style style:name="T501" style:parent-style-name="Domyślnaczcionkaakapitu" style:family="text">
      <style:text-properties fo:background-color="#80FFFF"/>
    </style:style>
    <style:style style:name="P502" style:parent-style-name="Normalny" style:family="paragraph">
      <style:paragraph-properties fo:text-align="justify" fo:line-height="150%" fo:text-indent="0.25in"/>
    </style:style>
    <style:style style:name="T503" style:parent-style-name="Domyślnaczcionkaakapitu" style:family="text">
      <style:text-properties fo:background-color="#80FFFF"/>
    </style:style>
    <style:style style:name="T504" style:parent-style-name="Domyślnaczcionkaakapitu" style:family="text">
      <style:text-properties fo:background-color="#80FFFF"/>
    </style:style>
    <style:style style:name="T505" style:parent-style-name="Domyślnaczcionkaakapitu" style:family="text">
      <style:text-properties fo:background-color="#80FFFF"/>
    </style:style>
    <style:style style:name="T506" style:parent-style-name="Domyślnaczcionkaakapitu" style:family="text">
      <style:text-properties fo:background-color="#80FFFF"/>
    </style:style>
    <style:style style:name="T507" style:parent-style-name="Domyślnaczcionkaakapitu" style:family="text">
      <style:text-properties fo:background-color="#80FFFF"/>
    </style:style>
    <style:style style:name="T508" style:parent-style-name="Domyślnaczcionkaakapitu" style:family="text">
      <style:text-properties fo:background-color="#80FFFF"/>
    </style:style>
    <style:style style:name="T509" style:parent-style-name="Domyślnaczcionkaakapitu" style:family="text">
      <style:text-properties fo:background-color="#80FFFF"/>
    </style:style>
    <style:style style:name="T510" style:parent-style-name="Domyślnaczcionkaakapitu" style:family="text">
      <style:text-properties fo:background-color="#80FFFF"/>
    </style:style>
    <style:style style:name="T511" style:parent-style-name="Domyślnaczcionkaakapitu" style:family="text">
      <style:text-properties fo:background-color="#80FFFF"/>
    </style:style>
    <style:style style:name="T512" style:parent-style-name="Domyślnaczcionkaakapitu" style:family="text">
      <style:text-properties fo:background-color="#80FFFF"/>
    </style:style>
    <style:style style:name="T513" style:parent-style-name="Domyślnaczcionkaakapitu" style:family="text">
      <style:text-properties fo:background-color="#80FFFF"/>
    </style:style>
    <style:style style:name="T514" style:parent-style-name="Domyślnaczcionkaakapitu" style:family="text">
      <style:text-properties fo:background-color="#80FFFF"/>
    </style:style>
    <style:style style:name="T515" style:parent-style-name="Domyślnaczcionkaakapitu" style:family="text">
      <style:text-properties fo:background-color="#80FFFF"/>
    </style:style>
    <style:style style:name="T516" style:parent-style-name="Domyślnaczcionkaakapitu" style:family="text">
      <style:text-properties fo:background-color="#80FFFF"/>
    </style:style>
    <style:style style:name="T517" style:parent-style-name="Domyślnaczcionkaakapitu" style:family="text">
      <style:text-properties fo:background-color="#80FFFF"/>
    </style:style>
    <style:style style:name="T518" style:parent-style-name="Domyślnaczcionkaakapitu" style:family="text">
      <style:text-properties fo:background-color="#80FFFF"/>
    </style:style>
    <style:style style:name="T519" style:parent-style-name="Domyślnaczcionkaakapitu" style:family="text">
      <style:text-properties fo:background-color="#80FFFF"/>
    </style:style>
    <style:style style:name="T520" style:parent-style-name="Domyślnaczcionkaakapitu" style:family="text">
      <style:text-properties fo:background-color="#80FFFF"/>
    </style:style>
    <style:style style:name="T521" style:parent-style-name="Domyślnaczcionkaakapitu" style:family="text">
      <style:text-properties fo:background-color="#80FFFF"/>
    </style:style>
    <style:style style:name="T522" style:parent-style-name="Domyślnaczcionkaakapitu" style:family="text">
      <style:text-properties fo:background-color="#80FFFF"/>
    </style:style>
    <style:style style:name="P523" style:parent-style-name="Normalny" style:family="paragraph">
      <style:paragraph-properties fo:text-align="justify" fo:line-height="150%" fo:text-indent="0.25in"/>
    </style:style>
    <style:style style:name="T524" style:parent-style-name="Domyślnaczcionkaakapitu" style:family="text">
      <style:text-properties fo:background-color="#80FFFF"/>
    </style:style>
    <style:style style:name="T525" style:parent-style-name="Domyślnaczcionkaakapitu" style:family="text">
      <style:text-properties fo:background-color="#80FFFF"/>
    </style:style>
    <style:style style:name="P526" style:parent-style-name="Normalny" style:family="paragraph">
      <style:paragraph-properties fo:text-align="justify" fo:line-height="150%" fo:text-indent="0.25in"/>
    </style:style>
    <style:style style:name="T527" style:parent-style-name="Domyślnaczcionkaakapitu" style:family="text">
      <style:text-properties fo:background-color="#80FFFF"/>
    </style:style>
    <style:style style:name="T528" style:parent-style-name="Domyślnaczcionkaakapitu" style:family="text">
      <style:text-properties fo:background-color="#80FFFF"/>
    </style:style>
    <style:style style:name="T529" style:parent-style-name="Domyślnaczcionkaakapitu" style:family="text">
      <style:text-properties fo:background-color="#80FFFF"/>
    </style:style>
    <style:style style:name="P530" style:parent-style-name="Normalny" style:family="paragraph">
      <style:paragraph-properties fo:text-align="justify" fo:line-height="150%" fo:text-indent="0.25in"/>
    </style:style>
    <style:style style:name="T531" style:parent-style-name="Domyślnaczcionkaakapitu" style:family="text">
      <style:text-properties fo:background-color="#80FFFF"/>
    </style:style>
    <style:style style:name="P532" style:parent-style-name="Normalny" style:family="paragraph">
      <style:paragraph-properties fo:text-align="justify" fo:line-height="150%"/>
    </style:style>
    <style:style style:name="T533" style:parent-style-name="Domyślnaczcionkaakapitu" style:family="text">
      <style:text-properties style:text-underline-type="single" style:text-underline-style="solid" style:text-underline-width="auto" style:text-underline-mode="continuous"/>
    </style:style>
    <style:style style:name="P534" style:parent-style-name="Normalny" style:family="paragraph">
      <style:paragraph-properties fo:text-align="justify" fo:line-height="150%" fo:text-indent="0.2479in"/>
    </style:style>
    <style:style style:name="T535" style:parent-style-name="Domyślnaczcionkaakapitu" style:family="text">
      <style:text-properties fo:background-color="#80FFFF"/>
    </style:style>
    <style:style style:name="P536" style:parent-style-name="Normalny" style:family="paragraph">
      <style:paragraph-properties fo:text-align="justify" fo:line-height="150%"/>
    </style:style>
    <style:style style:name="T537" style:parent-style-name="Domyślnaczcionkaakapitu" style:family="text">
      <style:text-properties style:text-underline-type="single" style:text-underline-style="solid" style:text-underline-width="auto" style:text-underline-mode="continuous"/>
    </style:style>
    <style:style style:name="T538" style:parent-style-name="Domyślnaczcionkaakapitu" style:family="text">
      <style:text-properties fo:background-color="#80FFFF" style:text-underline-type="single" style:text-underline-style="solid" style:text-underline-width="auto" style:text-underline-mode="continuous"/>
    </style:style>
    <style:style style:name="T539" style:parent-style-name="Domyślnaczcionkaakapitu" style:family="text">
      <style:text-properties style:text-underline-type="single" style:text-underline-style="solid" style:text-underline-width="auto" style:text-underline-mode="continuous"/>
    </style:style>
    <style:style style:name="T540" style:parent-style-name="Domyślnaczcionkaakapitu" style:family="text">
      <style:text-properties fo:background-color="#80FFFF" style:text-underline-type="single" style:text-underline-style="solid" style:text-underline-width="auto" style:text-underline-mode="continuous"/>
    </style:style>
    <style:style style:name="T541" style:parent-style-name="Domyślnaczcionkaakapitu" style:family="text">
      <style:text-properties style:text-underline-type="single" style:text-underline-style="solid" style:text-underline-width="auto" style:text-underline-mode="continuous"/>
    </style:style>
    <style:style style:name="P542" style:parent-style-name="Normalny" style:family="paragraph">
      <style:paragraph-properties fo:text-align="justify" fo:line-height="150%" fo:text-indent="0.25in"/>
    </style:style>
    <style:style style:name="T543" style:parent-style-name="Domyślnaczcionkaakapitu" style:family="text">
      <style:text-properties fo:background-color="#80FFFF"/>
    </style:style>
    <style:style style:name="T544" style:parent-style-name="Domyślnaczcionkaakapitu" style:family="text">
      <style:text-properties fo:background-color="#80FFFF"/>
    </style:style>
    <style:style style:name="T545" style:parent-style-name="Domyślnaczcionkaakapitu" style:family="text">
      <style:text-properties fo:background-color="#80FFFF"/>
    </style:style>
    <style:style style:name="T546" style:parent-style-name="Domyślnaczcionkaakapitu" style:family="text">
      <style:text-properties fo:background-color="#80FFFF"/>
    </style:style>
    <style:style style:name="T547" style:parent-style-name="Domyślnaczcionkaakapitu" style:family="text">
      <style:text-properties fo:background-color="#80FFFF"/>
    </style:style>
    <style:style style:name="T548" style:parent-style-name="Domyślnaczcionkaakapitu" style:family="text">
      <style:text-properties fo:background-color="#80FFFF"/>
    </style:style>
    <style:style style:name="P549" style:parent-style-name="Normalny" style:family="paragraph">
      <style:paragraph-properties fo:text-align="justify" fo:line-height="150%" fo:text-indent="0.25in"/>
    </style:style>
    <style:style style:name="T550" style:parent-style-name="Domyślnaczcionkaakapitu" style:family="text">
      <style:text-properties fo:background-color="#80FFFF"/>
    </style:style>
    <style:style style:name="P551" style:parent-style-name="Normalny" style:family="paragraph">
      <style:paragraph-properties fo:text-align="justify" fo:line-height="150%" fo:text-indent="0.25in"/>
    </style:style>
    <style:style style:name="T552" style:parent-style-name="Domyślnaczcionkaakapitu" style:family="text">
      <style:text-properties fo:background-color="#80FFFF"/>
    </style:style>
    <style:style style:name="T553" style:parent-style-name="Domyślnaczcionkaakapitu" style:family="text">
      <style:text-properties fo:background-color="#80FFFF"/>
    </style:style>
    <style:style style:name="T554" style:parent-style-name="Domyślnaczcionkaakapitu" style:family="text">
      <style:text-properties fo:background-color="#80FFFF"/>
    </style:style>
    <style:style style:name="T555" style:parent-style-name="Domyślnaczcionkaakapitu" style:family="text">
      <style:text-properties fo:background-color="#80FFFF"/>
    </style:style>
    <style:style style:name="T556" style:parent-style-name="Domyślnaczcionkaakapitu" style:family="text">
      <style:text-properties fo:background-color="#80FFFF"/>
    </style:style>
    <style:style style:name="T557" style:parent-style-name="Domyślnaczcionkaakapitu" style:family="text">
      <style:text-properties fo:background-color="#80FFFF"/>
    </style:style>
    <style:style style:name="P558" style:parent-style-name="Normalny" style:family="paragraph">
      <style:paragraph-properties fo:text-align="justify" fo:line-height="150%" fo:text-indent="0.25in"/>
    </style:style>
    <style:style style:name="T559" style:parent-style-name="Domyślnaczcionkaakapitu" style:family="text">
      <style:text-properties fo:background-color="#80FFFF"/>
    </style:style>
    <style:style style:name="T560" style:parent-style-name="Domyślnaczcionkaakapitu" style:family="text">
      <style:text-properties fo:background-color="#80FFFF"/>
    </style:style>
    <style:style style:name="T561" style:parent-style-name="Domyślnaczcionkaakapitu" style:family="text">
      <style:text-properties fo:background-color="#80FFFF"/>
    </style:style>
    <style:style style:name="T562" style:parent-style-name="Domyślnaczcionkaakapitu" style:family="text">
      <style:text-properties fo:background-color="#80FFFF"/>
    </style:style>
    <style:style style:name="T563" style:parent-style-name="Domyślnaczcionkaakapitu" style:family="text">
      <style:text-properties fo:background-color="#80FFFF"/>
    </style:style>
    <style:style style:name="T564" style:parent-style-name="Domyślnaczcionkaakapitu" style:family="text">
      <style:text-properties fo:background-color="#80FFFF"/>
    </style:style>
    <style:style style:name="T565" style:parent-style-name="Domyślnaczcionkaakapitu" style:family="text">
      <style:text-properties fo:background-color="#80FFFF"/>
    </style:style>
    <style:style style:name="T566" style:parent-style-name="Domyślnaczcionkaakapitu" style:family="text">
      <style:text-properties fo:background-color="#80FFFF"/>
    </style:style>
    <style:style style:name="T567" style:parent-style-name="Domyślnaczcionkaakapitu" style:family="text">
      <style:text-properties fo:background-color="#80FFFF"/>
    </style:style>
    <style:style style:name="T568" style:parent-style-name="Domyślnaczcionkaakapitu" style:family="text">
      <style:text-properties fo:background-color="#80FFFF"/>
    </style:style>
    <style:style style:name="T569" style:parent-style-name="Domyślnaczcionkaakapitu" style:family="text">
      <style:text-properties fo:background-color="#80FFFF"/>
    </style:style>
    <style:style style:name="P570" style:parent-style-name="Normalny" style:family="paragraph">
      <style:paragraph-properties fo:text-align="justify" fo:line-height="150%" fo:text-indent="0.25in"/>
    </style:style>
    <style:style style:name="P571" style:parent-style-name="Normalny" style:family="paragraph">
      <style:paragraph-properties fo:text-align="justify" fo:line-height="150%" fo:text-indent="0.25in"/>
    </style:style>
    <style:style style:name="T572" style:parent-style-name="Domyślnaczcionkaakapitu" style:family="text">
      <style:text-properties fo:background-color="#80FFFF"/>
    </style:style>
    <style:style style:name="T573" style:parent-style-name="Domyślnaczcionkaakapitu" style:family="text">
      <style:text-properties fo:background-color="#80FFFF"/>
    </style:style>
    <style:style style:name="T574" style:parent-style-name="Domyślnaczcionkaakapitu" style:family="text">
      <style:text-properties fo:background-color="#80FFFF"/>
    </style:style>
    <style:style style:name="P575" style:parent-style-name="Normalny" style:family="paragraph">
      <style:paragraph-properties fo:text-align="justify" fo:line-height="150%" fo:text-indent="0.25in"/>
    </style:style>
    <style:style style:name="T576" style:parent-style-name="Domyślnaczcionkaakapitu" style:family="text">
      <style:text-properties fo:background-color="#80FFFF"/>
    </style:style>
    <style:style style:name="T577" style:parent-style-name="Domyślnaczcionkaakapitu" style:family="text">
      <style:text-properties fo:background-color="#80FFFF"/>
    </style:style>
    <style:style style:name="T578" style:parent-style-name="Domyślnaczcionkaakapitu" style:family="text">
      <style:text-properties fo:background-color="#80FFFF"/>
    </style:style>
    <style:style style:name="T579" style:parent-style-name="Domyślnaczcionkaakapitu" style:family="text">
      <style:text-properties fo:background-color="#80FFFF"/>
    </style:style>
    <style:style style:name="T580" style:parent-style-name="Domyślnaczcionkaakapitu" style:family="text">
      <style:text-properties fo:background-color="#80FFFF"/>
    </style:style>
    <style:style style:name="T581" style:parent-style-name="Domyślnaczcionkaakapitu" style:family="text">
      <style:text-properties fo:background-color="#80FFFF"/>
    </style:style>
    <style:style style:name="T582" style:parent-style-name="Domyślnaczcionkaakapitu" style:family="text">
      <style:text-properties fo:background-color="#80FFFF"/>
    </style:style>
    <style:style style:name="T583" style:parent-style-name="Domyślnaczcionkaakapitu" style:family="text">
      <style:text-properties fo:background-color="#80FFFF"/>
    </style:style>
    <style:style style:name="T584" style:parent-style-name="Domyślnaczcionkaakapitu" style:family="text">
      <style:text-properties fo:background-color="#80FFFF"/>
    </style:style>
    <style:style style:name="T585" style:parent-style-name="Domyślnaczcionkaakapitu" style:family="text">
      <style:text-properties fo:background-color="#80FFFF"/>
    </style:style>
    <style:style style:name="T586" style:parent-style-name="Domyślnaczcionkaakapitu" style:family="text">
      <style:text-properties fo:background-color="#80FFFF"/>
    </style:style>
    <style:style style:name="P587" style:parent-style-name="Normalny" style:family="paragraph">
      <style:paragraph-properties fo:text-align="justify" fo:line-height="150%" fo:text-indent="0.25in"/>
    </style:style>
    <style:style style:name="T588" style:parent-style-name="Domyślnaczcionkaakapitu" style:family="text">
      <style:text-properties fo:background-color="#80FFFF"/>
    </style:style>
    <style:style style:name="T589" style:parent-style-name="Domyślnaczcionkaakapitu" style:family="text">
      <style:text-properties fo:background-color="#80FFFF"/>
    </style:style>
    <style:style style:name="T590" style:parent-style-name="Domyślnaczcionkaakapitu" style:family="text">
      <style:text-properties fo:background-color="#80FFFF"/>
    </style:style>
    <style:style style:name="T591" style:parent-style-name="Domyślnaczcionkaakapitu" style:family="text">
      <style:text-properties fo:background-color="#80FFFF"/>
    </style:style>
    <style:style style:name="T592" style:parent-style-name="Domyślnaczcionkaakapitu" style:family="text">
      <style:text-properties fo:background-color="#80FFFF"/>
    </style:style>
    <style:style style:name="T593" style:parent-style-name="Domyślnaczcionkaakapitu" style:family="text">
      <style:text-properties fo:background-color="#80FFFF"/>
    </style:style>
    <style:style style:name="T594" style:parent-style-name="Domyślnaczcionkaakapitu" style:family="text">
      <style:text-properties fo:background-color="#80FFFF"/>
    </style:style>
    <style:style style:name="P595" style:parent-style-name="Normalny" style:family="paragraph">
      <style:paragraph-properties fo:text-align="justify" fo:line-height="150%" fo:text-indent="0.25in"/>
    </style:style>
    <style:style style:name="T596" style:parent-style-name="Domyślnaczcionkaakapitu" style:family="text">
      <style:text-properties fo:background-color="#80FFFF"/>
    </style:style>
    <style:style style:name="P597" style:parent-style-name="Normalny" style:family="paragraph">
      <style:paragraph-properties fo:text-align="justify" fo:line-height="150%" fo:text-indent="0.25in"/>
    </style:style>
    <style:style style:name="T598" style:parent-style-name="Domyślnaczcionkaakapitu" style:family="text">
      <style:text-properties fo:background-color="#80FFFF"/>
    </style:style>
    <style:style style:name="T599" style:parent-style-name="Domyślnaczcionkaakapitu" style:family="text">
      <style:text-properties fo:background-color="#80FFFF"/>
    </style:style>
    <style:style style:name="T600" style:parent-style-name="Domyślnaczcionkaakapitu" style:family="text">
      <style:text-properties fo:background-color="#80FFFF"/>
    </style:style>
    <style:style style:name="P601" style:parent-style-name="Normalny" style:family="paragraph">
      <style:paragraph-properties fo:text-align="justify" fo:line-height="150%" fo:text-indent="0.25in"/>
    </style:style>
    <style:style style:name="T602" style:parent-style-name="Domyślnaczcionkaakapitu" style:family="text">
      <style:text-properties fo:background-color="#80FFFF"/>
    </style:style>
    <style:style style:name="P603" style:parent-style-name="Normalny" style:family="paragraph">
      <style:paragraph-properties fo:text-align="justify" fo:line-height="150%" fo:text-indent="0.25in"/>
    </style:style>
    <style:style style:name="T604" style:parent-style-name="Domyślnaczcionkaakapitu" style:family="text">
      <style:text-properties fo:background-color="#80FFFF"/>
    </style:style>
    <style:style style:name="T605" style:parent-style-name="Domyślnaczcionkaakapitu" style:family="text">
      <style:text-properties fo:background-color="#80FFFF"/>
    </style:style>
    <style:style style:name="P606" style:parent-style-name="Normalny" style:family="paragraph">
      <style:paragraph-properties fo:text-align="justify" fo:line-height="150%" fo:text-indent="0.25in"/>
    </style:style>
    <style:style style:name="T607" style:parent-style-name="Domyślnaczcionkaakapitu" style:family="text">
      <style:text-properties fo:background-color="#80FFFF"/>
    </style:style>
    <style:style style:name="T608" style:parent-style-name="Domyślnaczcionkaakapitu" style:family="text">
      <style:text-properties fo:background-color="#80FFFF"/>
    </style:style>
    <style:style style:name="T609" style:parent-style-name="Domyślnaczcionkaakapitu" style:family="text">
      <style:text-properties fo:background-color="#80FFFF"/>
    </style:style>
    <style:style style:name="T610" style:parent-style-name="Domyślnaczcionkaakapitu" style:family="text">
      <style:text-properties fo:background-color="#80FFFF"/>
    </style:style>
    <style:style style:name="T611" style:parent-style-name="Domyślnaczcionkaakapitu" style:family="text">
      <style:text-properties fo:background-color="#80FFFF"/>
    </style:style>
    <style:style style:name="T612" style:parent-style-name="Domyślnaczcionkaakapitu" style:family="text">
      <style:text-properties fo:background-color="#80FFFF"/>
    </style:style>
    <style:style style:name="T613" style:parent-style-name="Domyślnaczcionkaakapitu" style:family="text">
      <style:text-properties fo:background-color="#80FFFF"/>
    </style:style>
    <style:style style:name="T614" style:parent-style-name="Domyślnaczcionkaakapitu" style:family="text">
      <style:text-properties fo:background-color="#80FFFF"/>
    </style:style>
    <style:style style:name="P615" style:parent-style-name="Normalny" style:family="paragraph">
      <style:paragraph-properties fo:text-align="justify" fo:line-height="150%" fo:text-indent="0.25in"/>
    </style:style>
    <style:style style:name="T616" style:parent-style-name="Domyślnaczcionkaakapitu" style:family="text">
      <style:text-properties fo:background-color="#80FFFF"/>
    </style:style>
    <style:style style:name="T617" style:parent-style-name="Domyślnaczcionkaakapitu" style:family="text">
      <style:text-properties fo:background-color="#80FFFF"/>
    </style:style>
    <style:style style:name="T618" style:parent-style-name="Domyślnaczcionkaakapitu" style:family="text">
      <style:text-properties fo:background-color="#80FFFF"/>
    </style:style>
    <style:style style:name="T619" style:parent-style-name="Domyślnaczcionkaakapitu" style:family="text">
      <style:text-properties fo:background-color="#80FFFF"/>
    </style:style>
    <style:style style:name="P620" style:parent-style-name="Normalny" style:family="paragraph">
      <style:paragraph-properties fo:text-align="justify" fo:line-height="150%" fo:text-indent="0.25in"/>
    </style:style>
    <style:style style:name="T621" style:parent-style-name="Domyślnaczcionkaakapitu" style:family="text">
      <style:text-properties fo:background-color="#80FFFF"/>
    </style:style>
    <style:style style:name="T622" style:parent-style-name="Domyślnaczcionkaakapitu" style:family="text">
      <style:text-properties fo:background-color="#80FFFF"/>
    </style:style>
    <style:style style:name="T623" style:parent-style-name="Domyślnaczcionkaakapitu" style:family="text">
      <style:text-properties fo:background-color="#80FFFF"/>
    </style:style>
    <style:style style:name="T624" style:parent-style-name="Domyślnaczcionkaakapitu" style:family="text">
      <style:text-properties fo:background-color="#80FFFF"/>
    </style:style>
    <style:style style:name="T625" style:parent-style-name="Domyślnaczcionkaakapitu" style:family="text">
      <style:text-properties fo:background-color="#80FFFF"/>
    </style:style>
    <style:style style:name="P626" style:parent-style-name="Normalny" style:family="paragraph">
      <style:paragraph-properties fo:text-align="justify" fo:line-height="150%" fo:text-indent="0.25in"/>
    </style:style>
    <style:style style:name="P627" style:parent-style-name="Normalny" style:family="paragraph">
      <style:paragraph-properties fo:text-align="justify" fo:line-height="150%" fo:text-indent="0.25in"/>
    </style:style>
    <style:style style:name="P628" style:parent-style-name="Normalny" style:family="paragraph">
      <style:paragraph-properties fo:text-align="justify" fo:line-height="150%" fo:text-indent="0.25in"/>
    </style:style>
    <style:style style:name="P629" style:parent-style-name="Normalny" style:family="paragraph">
      <style:paragraph-properties fo:text-align="justify" fo:line-height="150%"/>
    </style:style>
    <style:style style:name="T630" style:parent-style-name="Domyślnaczcionkaakapitu" style:family="text">
      <style:text-properties style:text-underline-type="single" style:text-underline-style="solid" style:text-underline-width="auto" style:text-underline-mode="continuous"/>
    </style:style>
    <style:style style:name="T631" style:parent-style-name="Domyślnaczcionkaakapitu" style:family="text">
      <style:text-properties fo:background-color="#80FFFF" style:text-underline-type="single" style:text-underline-style="solid" style:text-underline-width="auto" style:text-underline-mode="continuous"/>
    </style:style>
    <style:style style:name="T632" style:parent-style-name="Domyślnaczcionkaakapitu" style:family="text">
      <style:text-properties style:text-underline-type="single" style:text-underline-style="solid" style:text-underline-width="auto" style:text-underline-mode="continuous"/>
    </style:style>
    <style:style style:name="P633" style:parent-style-name="Normalny" style:family="paragraph">
      <style:paragraph-properties fo:text-align="justify" fo:line-height="150%" fo:text-indent="0.25in"/>
    </style:style>
    <style:style style:name="P634" style:parent-style-name="Normalny" style:family="paragraph">
      <style:paragraph-properties fo:text-align="justify" fo:line-height="150%"/>
    </style:style>
    <style:style style:name="T635" style:parent-style-name="Domyślnaczcionkaakapitu" style:family="text">
      <style:text-properties fo:background-color="#80FFFF" style:text-underline-type="single" style:text-underline-style="solid" style:text-underline-width="auto" style:text-underline-mode="continuous"/>
    </style:style>
    <style:style style:name="T636" style:parent-style-name="Domyślnaczcionkaakapitu" style:family="text">
      <style:text-properties style:text-underline-type="single" style:text-underline-style="solid" style:text-underline-width="auto" style:text-underline-mode="continuous"/>
    </style:style>
    <style:style style:name="P637" style:parent-style-name="Normalny" style:family="paragraph">
      <style:paragraph-properties fo:text-align="justify" fo:line-height="150%" fo:text-indent="0.25in"/>
    </style:style>
    <style:style style:name="P638" style:parent-style-name="Normalny" style:family="paragraph">
      <style:paragraph-properties fo:text-align="justify" fo:line-height="150%" fo:text-indent="0.25in"/>
    </style:style>
    <style:style style:name="P639" style:parent-style-name="Normalny" style:family="paragraph">
      <style:paragraph-properties fo:text-align="justify" fo:line-height="150%" fo:text-indent="0.25in"/>
    </style:style>
    <style:style style:name="T640" style:parent-style-name="Domyślnaczcionkaakapitu" style:family="text">
      <style:text-properties fo:background-color="#80FFFF"/>
    </style:style>
    <style:style style:name="T641" style:parent-style-name="Domyślnaczcionkaakapitu" style:family="text">
      <style:text-properties fo:background-color="#80FFFF"/>
    </style:style>
    <style:style style:name="T642" style:parent-style-name="Domyślnaczcionkaakapitu" style:family="text">
      <style:text-properties fo:background-color="#80FFFF"/>
    </style:style>
    <style:style style:name="T643" style:parent-style-name="Domyślnaczcionkaakapitu" style:family="text">
      <style:text-properties fo:background-color="#80FFFF"/>
    </style:style>
    <style:style style:name="T644" style:parent-style-name="Domyślnaczcionkaakapitu" style:family="text">
      <style:text-properties fo:background-color="#80FFFF"/>
    </style:style>
    <style:style style:name="P645" style:parent-style-name="Normalny" style:family="paragraph">
      <style:paragraph-properties fo:text-align="justify" fo:line-height="150%" fo:text-indent="0.25in"/>
    </style:style>
    <style:style style:name="T646" style:parent-style-name="Domyślnaczcionkaakapitu" style:family="text">
      <style:text-properties fo:background-color="#80FFFF"/>
    </style:style>
    <style:style style:name="T647" style:parent-style-name="Domyślnaczcionkaakapitu" style:family="text">
      <style:text-properties fo:background-color="#80FFFF"/>
    </style:style>
    <style:style style:name="T648" style:parent-style-name="Domyślnaczcionkaakapitu" style:family="text">
      <style:text-properties fo:background-color="#80FFFF"/>
    </style:style>
    <style:style style:name="T649" style:parent-style-name="Domyślnaczcionkaakapitu" style:family="text">
      <style:text-properties fo:background-color="#80FFFF"/>
    </style:style>
    <style:style style:name="T650" style:parent-style-name="Domyślnaczcionkaakapitu" style:family="text">
      <style:text-properties fo:background-color="#80FFFF"/>
    </style:style>
    <style:style style:name="T651" style:parent-style-name="Domyślnaczcionkaakapitu" style:family="text">
      <style:text-properties fo:background-color="#80FFFF"/>
    </style:style>
    <style:style style:name="T652" style:parent-style-name="Domyślnaczcionkaakapitu" style:family="text">
      <style:text-properties fo:background-color="#80FFFF"/>
    </style:style>
    <style:style style:name="T653" style:parent-style-name="Domyślnaczcionkaakapitu" style:family="text">
      <style:text-properties fo:background-color="#80FFFF"/>
    </style:style>
    <style:style style:name="T654" style:parent-style-name="Domyślnaczcionkaakapitu" style:family="text">
      <style:text-properties fo:background-color="#80FFFF"/>
    </style:style>
    <style:style style:name="P655" style:parent-style-name="Normalny" style:family="paragraph">
      <style:paragraph-properties fo:text-align="justify" fo:line-height="150%" fo:text-indent="0.25in"/>
    </style:style>
    <style:style style:name="T656" style:parent-style-name="Domyślnaczcionkaakapitu" style:family="text">
      <style:text-properties fo:background-color="#80FFFF"/>
    </style:style>
    <style:style style:name="P657" style:parent-style-name="Normalny" style:family="paragraph">
      <style:paragraph-properties fo:text-align="justify" fo:line-height="150%" fo:text-indent="0.25in"/>
    </style:style>
    <style:style style:name="T658" style:parent-style-name="Domyślnaczcionkaakapitu" style:family="text">
      <style:text-properties fo:background-color="#80FFFF"/>
    </style:style>
    <style:style style:name="T659" style:parent-style-name="Domyślnaczcionkaakapitu" style:family="text">
      <style:text-properties fo:background-color="#80FFFF"/>
    </style:style>
    <style:style style:name="T660" style:parent-style-name="Domyślnaczcionkaakapitu" style:family="text">
      <style:text-properties fo:background-color="#80FFFF"/>
    </style:style>
    <style:style style:name="T661" style:parent-style-name="Domyślnaczcionkaakapitu" style:family="text">
      <style:text-properties fo:background-color="#80FFFF"/>
    </style:style>
    <style:style style:name="T662" style:parent-style-name="Domyślnaczcionkaakapitu" style:family="text">
      <style:text-properties fo:background-color="#80FFFF"/>
    </style:style>
    <style:style style:name="T663" style:parent-style-name="Domyślnaczcionkaakapitu" style:family="text">
      <style:text-properties fo:background-color="#80FFFF"/>
    </style:style>
    <style:style style:name="T664" style:parent-style-name="Domyślnaczcionkaakapitu" style:family="text">
      <style:text-properties fo:background-color="#80FFFF"/>
    </style:style>
    <style:style style:name="T665" style:parent-style-name="Domyślnaczcionkaakapitu" style:family="text">
      <style:text-properties fo:background-color="#80FFFF"/>
    </style:style>
    <style:style style:name="T666" style:parent-style-name="Domyślnaczcionkaakapitu" style:family="text">
      <style:text-properties fo:background-color="#80FFFF"/>
    </style:style>
    <style:style style:name="T667" style:parent-style-name="Domyślnaczcionkaakapitu" style:family="text">
      <style:text-properties fo:background-color="#80FFFF"/>
    </style:style>
    <style:style style:name="T668" style:parent-style-name="Domyślnaczcionkaakapitu" style:family="text">
      <style:text-properties fo:background-color="#80FFFF"/>
    </style:style>
    <style:style style:name="T669" style:parent-style-name="Domyślnaczcionkaakapitu" style:family="text">
      <style:text-properties fo:background-color="#80FFFF"/>
    </style:style>
    <style:style style:name="T670" style:parent-style-name="Domyślnaczcionkaakapitu" style:family="text">
      <style:text-properties fo:background-color="#80FFFF"/>
    </style:style>
    <style:style style:name="T671" style:parent-style-name="Domyślnaczcionkaakapitu" style:family="text">
      <style:text-properties fo:background-color="#80FFFF"/>
    </style:style>
    <style:style style:name="T672" style:parent-style-name="Domyślnaczcionkaakapitu" style:family="text">
      <style:text-properties fo:background-color="#80FFFF"/>
    </style:style>
    <style:style style:name="T673" style:parent-style-name="Domyślnaczcionkaakapitu" style:family="text">
      <style:text-properties fo:background-color="#80FFFF"/>
    </style:style>
    <style:style style:name="T674" style:parent-style-name="Domyślnaczcionkaakapitu" style:family="text">
      <style:text-properties fo:background-color="#80FFFF"/>
    </style:style>
    <style:style style:name="T675" style:parent-style-name="Domyślnaczcionkaakapitu" style:family="text">
      <style:text-properties fo:background-color="#80FFFF"/>
    </style:style>
    <style:style style:name="T676" style:parent-style-name="Domyślnaczcionkaakapitu" style:family="text">
      <style:text-properties fo:background-color="#80FFFF"/>
    </style:style>
    <style:style style:name="T677" style:parent-style-name="Domyślnaczcionkaakapitu" style:family="text">
      <style:text-properties fo:background-color="#80FFFF"/>
    </style:style>
    <style:style style:name="P678" style:parent-style-name="Normalny" style:family="paragraph">
      <style:paragraph-properties fo:text-align="justify" fo:line-height="150%" fo:text-indent="0.25in"/>
    </style:style>
    <style:style style:name="T679" style:parent-style-name="Domyślnaczcionkaakapitu" style:family="text">
      <style:text-properties fo:background-color="#80FFFF"/>
    </style:style>
    <style:style style:name="T680" style:parent-style-name="Domyślnaczcionkaakapitu" style:family="text">
      <style:text-properties fo:background-color="#80FFFF"/>
    </style:style>
    <style:style style:name="T681" style:parent-style-name="Domyślnaczcionkaakapitu" style:family="text">
      <style:text-properties fo:background-color="#80FFFF"/>
    </style:style>
    <style:style style:name="T682" style:parent-style-name="Domyślnaczcionkaakapitu" style:family="text">
      <style:text-properties fo:background-color="#80FFFF"/>
    </style:style>
    <style:style style:name="P683" style:parent-style-name="Normalny" style:family="paragraph">
      <style:paragraph-properties fo:text-align="justify" fo:line-height="150%" fo:text-indent="0.25in"/>
    </style:style>
    <style:style style:name="T684" style:parent-style-name="Domyślnaczcionkaakapitu" style:family="text">
      <style:text-properties fo:background-color="#80FFFF"/>
    </style:style>
    <style:style style:name="P685" style:parent-style-name="Normalny" style:family="paragraph">
      <style:paragraph-properties fo:text-align="justify" fo:line-height="150%" fo:text-indent="0.25in"/>
    </style:style>
    <style:style style:name="T686" style:parent-style-name="Domyślnaczcionkaakapitu" style:family="text">
      <style:text-properties fo:background-color="#80FFFF"/>
    </style:style>
    <style:style style:name="T687" style:parent-style-name="Domyślnaczcionkaakapitu" style:family="text">
      <style:text-properties fo:background-color="#80FFFF"/>
    </style:style>
    <style:style style:name="T688" style:parent-style-name="Domyślnaczcionkaakapitu" style:family="text">
      <style:text-properties fo:background-color="#80FFFF"/>
    </style:style>
    <style:style style:name="T689" style:parent-style-name="Domyślnaczcionkaakapitu" style:family="text">
      <style:text-properties fo:background-color="#80FFFF"/>
    </style:style>
    <style:style style:name="T690" style:parent-style-name="Domyślnaczcionkaakapitu" style:family="text">
      <style:text-properties fo:background-color="#80FFFF"/>
    </style:style>
    <style:style style:name="T691" style:parent-style-name="Domyślnaczcionkaakapitu" style:family="text">
      <style:text-properties fo:background-color="#80FFFF"/>
    </style:style>
    <style:style style:name="T692" style:parent-style-name="Domyślnaczcionkaakapitu" style:family="text">
      <style:text-properties fo:background-color="#80FFFF"/>
    </style:style>
    <style:style style:name="T693" style:parent-style-name="Domyślnaczcionkaakapitu" style:family="text">
      <style:text-properties fo:background-color="#80FFFF"/>
    </style:style>
    <style:style style:name="T694" style:parent-style-name="Domyślnaczcionkaakapitu" style:family="text">
      <style:text-properties fo:background-color="#80FFFF"/>
    </style:style>
    <style:style style:name="T695" style:parent-style-name="Domyślnaczcionkaakapitu" style:family="text">
      <style:text-properties fo:background-color="#80FFFF"/>
    </style:style>
    <style:style style:name="P696" style:parent-style-name="Normalny" style:family="paragraph">
      <style:paragraph-properties fo:text-align="justify" fo:line-height="150%" fo:text-indent="0.25in"/>
    </style:style>
    <style:style style:name="T697" style:parent-style-name="Domyślnaczcionkaakapitu" style:family="text">
      <style:text-properties fo:background-color="#80FFFF"/>
    </style:style>
    <style:style style:name="T698" style:parent-style-name="Domyślnaczcionkaakapitu" style:family="text">
      <style:text-properties fo:background-color="#80FFFF"/>
    </style:style>
    <style:style style:name="T699" style:parent-style-name="Domyślnaczcionkaakapitu" style:family="text">
      <style:text-properties fo:background-color="#80FFFF"/>
    </style:style>
    <style:style style:name="T700" style:parent-style-name="Domyślnaczcionkaakapitu" style:family="text">
      <style:text-properties fo:background-color="#80FFFF"/>
    </style:style>
    <style:style style:name="T701" style:parent-style-name="Domyślnaczcionkaakapitu" style:family="text">
      <style:text-properties fo:background-color="#80FFFF"/>
    </style:style>
    <style:style style:name="T702" style:parent-style-name="Domyślnaczcionkaakapitu" style:family="text">
      <style:text-properties fo:background-color="#80FFFF"/>
    </style:style>
    <style:style style:name="T703" style:parent-style-name="Domyślnaczcionkaakapitu" style:family="text">
      <style:text-properties fo:background-color="#80FFFF"/>
    </style:style>
    <style:style style:name="T704" style:parent-style-name="Domyślnaczcionkaakapitu" style:family="text">
      <style:text-properties fo:background-color="#80FFFF"/>
    </style:style>
    <style:style style:name="T705" style:parent-style-name="Domyślnaczcionkaakapitu" style:family="text">
      <style:text-properties fo:background-color="#80FFFF"/>
    </style:style>
    <style:style style:name="T706" style:parent-style-name="Domyślnaczcionkaakapitu" style:family="text">
      <style:text-properties fo:background-color="#80FFFF"/>
    </style:style>
    <style:style style:name="T707" style:parent-style-name="Domyślnaczcionkaakapitu" style:family="text">
      <style:text-properties fo:background-color="#80FFFF"/>
    </style:style>
    <style:style style:name="P708" style:parent-style-name="Normalny" style:family="paragraph">
      <style:paragraph-properties fo:text-align="justify" fo:line-height="150%" fo:text-indent="0.25in"/>
    </style:style>
    <style:style style:name="P709" style:parent-style-name="Normalny" style:family="paragraph">
      <style:paragraph-properties fo:text-align="justify" fo:line-height="150%"/>
    </style:style>
    <style:style style:name="T710" style:parent-style-name="Domyślnaczcionkaakapitu" style:family="text">
      <style:text-properties style:text-underline-type="single" style:text-underline-style="solid" style:text-underline-width="auto" style:text-underline-mode="continuous"/>
    </style:style>
    <style:style style:name="P711" style:parent-style-name="Normalny" style:family="paragraph">
      <style:paragraph-properties fo:text-align="justify" fo:line-height="150%" fo:text-indent="0.25in"/>
    </style:style>
    <style:style style:name="T712" style:parent-style-name="Domyślnaczcionkaakapitu" style:family="text">
      <style:text-properties fo:background-color="#80FFFF"/>
    </style:style>
    <style:style style:name="T713" style:parent-style-name="Domyślnaczcionkaakapitu" style:family="text">
      <style:text-properties fo:background-color="#80FFFF"/>
    </style:style>
    <style:style style:name="T714" style:parent-style-name="Domyślnaczcionkaakapitu" style:family="text">
      <style:text-properties fo:background-color="#80FFFF"/>
    </style:style>
    <style:style style:name="T715" style:parent-style-name="Domyślnaczcionkaakapitu" style:family="text">
      <style:text-properties fo:background-color="#80FFFF"/>
    </style:style>
    <style:style style:name="T716" style:parent-style-name="Domyślnaczcionkaakapitu" style:family="text">
      <style:text-properties fo:background-color="#80FFFF"/>
    </style:style>
    <style:style style:name="P717" style:parent-style-name="Normalny" style:family="paragraph">
      <style:paragraph-properties fo:text-align="justify" fo:line-height="150%"/>
    </style:style>
    <style:style style:name="T718" style:parent-style-name="Domyślnaczcionkaakapitu" style:family="text">
      <style:text-properties style:text-underline-type="single" style:text-underline-style="solid" style:text-underline-width="auto" style:text-underline-mode="continuous"/>
    </style:style>
    <style:style style:name="P719" style:parent-style-name="Normalny" style:family="paragraph">
      <style:paragraph-properties fo:text-align="justify" fo:line-height="150%" fo:text-indent="0.25in"/>
    </style:style>
    <style:style style:name="T720" style:parent-style-name="Domyślnaczcionkaakapitu" style:family="text">
      <style:text-properties fo:background-color="#80FFFF"/>
    </style:style>
    <style:style style:name="T721" style:parent-style-name="Domyślnaczcionkaakapitu" style:family="text">
      <style:text-properties fo:background-color="#80FFFF"/>
    </style:style>
    <style:style style:name="T722" style:parent-style-name="Domyślnaczcionkaakapitu" style:family="text">
      <style:text-properties fo:background-color="#80FFFF"/>
    </style:style>
    <style:style style:name="P723" style:parent-style-name="Normalny" style:family="paragraph">
      <style:paragraph-properties fo:text-align="justify" fo:line-height="150%" fo:text-indent="0.25in"/>
    </style:style>
    <style:style style:name="T724" style:parent-style-name="Domyślnaczcionkaakapitu" style:family="text">
      <style:text-properties fo:background-color="#80FFFF"/>
    </style:style>
    <style:style style:name="T725" style:parent-style-name="Domyślnaczcionkaakapitu" style:family="text">
      <style:text-properties fo:background-color="#80FFFF"/>
    </style:style>
    <style:style style:name="T726" style:parent-style-name="Domyślnaczcionkaakapitu" style:family="text">
      <style:text-properties fo:background-color="#80FFFF"/>
    </style:style>
    <style:style style:name="T727" style:parent-style-name="Domyślnaczcionkaakapitu" style:family="text">
      <style:text-properties fo:background-color="#80FFFF"/>
    </style:style>
    <style:style style:name="T728" style:parent-style-name="Domyślnaczcionkaakapitu" style:family="text">
      <style:text-properties fo:background-color="#80FFFF"/>
    </style:style>
    <style:style style:name="T729" style:parent-style-name="Domyślnaczcionkaakapitu" style:family="text">
      <style:text-properties fo:background-color="#80FFFF"/>
    </style:style>
    <style:style style:name="T730" style:parent-style-name="Domyślnaczcionkaakapitu" style:family="text">
      <style:text-properties fo:background-color="#80FFFF"/>
    </style:style>
    <style:style style:name="T731" style:parent-style-name="Domyślnaczcionkaakapitu" style:family="text">
      <style:text-properties fo:background-color="#80FFFF"/>
    </style:style>
    <style:style style:name="T732" style:parent-style-name="Domyślnaczcionkaakapitu" style:family="text">
      <style:text-properties fo:background-color="#80FFFF"/>
    </style:style>
    <style:style style:name="T733" style:parent-style-name="Domyślnaczcionkaakapitu" style:family="text">
      <style:text-properties fo:background-color="#80FFFF"/>
    </style:style>
    <style:style style:name="T734" style:parent-style-name="Domyślnaczcionkaakapitu" style:family="text">
      <style:text-properties fo:background-color="#80FFFF"/>
    </style:style>
    <style:style style:name="P735" style:parent-style-name="Normalny" style:family="paragraph">
      <style:paragraph-properties fo:text-align="justify" fo:line-height="150%" fo:text-indent="0.25in"/>
    </style:style>
    <style:style style:name="T736" style:parent-style-name="Domyślnaczcionkaakapitu" style:family="text">
      <style:text-properties fo:background-color="#80FFFF"/>
    </style:style>
    <style:style style:name="T737" style:parent-style-name="Domyślnaczcionkaakapitu" style:family="text">
      <style:text-properties fo:background-color="#80FFFF"/>
    </style:style>
    <style:style style:name="T738" style:parent-style-name="Domyślnaczcionkaakapitu" style:family="text">
      <style:text-properties fo:background-color="#80FFFF"/>
    </style:style>
    <style:style style:name="T739" style:parent-style-name="Domyślnaczcionkaakapitu" style:family="text">
      <style:text-properties fo:background-color="#80FFFF"/>
    </style:style>
    <style:style style:name="T740" style:parent-style-name="Domyślnaczcionkaakapitu" style:family="text">
      <style:text-properties fo:background-color="#80FFFF"/>
    </style:style>
    <style:style style:name="T741" style:parent-style-name="Domyślnaczcionkaakapitu" style:family="text">
      <style:text-properties fo:background-color="#80FFFF"/>
    </style:style>
    <style:style style:name="T742" style:parent-style-name="Domyślnaczcionkaakapitu" style:family="text">
      <style:text-properties fo:background-color="#80FFFF"/>
    </style:style>
    <style:style style:name="T743" style:parent-style-name="Domyślnaczcionkaakapitu" style:family="text">
      <style:text-properties fo:background-color="#80FFFF"/>
    </style:style>
    <style:style style:name="T744" style:parent-style-name="Domyślnaczcionkaakapitu" style:family="text">
      <style:text-properties fo:background-color="#80FFFF"/>
    </style:style>
    <style:style style:name="T745" style:parent-style-name="Domyślnaczcionkaakapitu" style:family="text">
      <style:text-properties fo:background-color="#80FFFF"/>
    </style:style>
    <style:style style:name="T746" style:parent-style-name="Domyślnaczcionkaakapitu" style:family="text">
      <style:text-properties fo:background-color="#80FFFF"/>
    </style:style>
    <style:style style:name="T747" style:parent-style-name="Domyślnaczcionkaakapitu" style:family="text">
      <style:text-properties fo:background-color="#80FFFF"/>
    </style:style>
    <style:style style:name="T748" style:parent-style-name="Domyślnaczcionkaakapitu" style:family="text">
      <style:text-properties fo:background-color="#80FFFF"/>
    </style:style>
    <style:style style:name="T749" style:parent-style-name="Domyślnaczcionkaakapitu" style:family="text">
      <style:text-properties fo:background-color="#80FFFF"/>
    </style:style>
    <style:style style:name="T750" style:parent-style-name="Domyślnaczcionkaakapitu" style:family="text">
      <style:text-properties fo:background-color="#80FFFF"/>
    </style:style>
    <style:style style:name="T751" style:parent-style-name="Domyślnaczcionkaakapitu" style:family="text">
      <style:text-properties fo:background-color="#80FFFF"/>
    </style:style>
    <style:style style:name="T752" style:parent-style-name="Domyślnaczcionkaakapitu" style:family="text">
      <style:text-properties fo:background-color="#80FFFF"/>
    </style:style>
    <style:style style:name="P753" style:parent-style-name="Normalny" style:family="paragraph">
      <style:paragraph-properties fo:text-align="justify" fo:line-height="150%" fo:text-indent="0.25in"/>
    </style:style>
    <style:style style:name="T754" style:parent-style-name="Domyślnaczcionkaakapitu" style:family="text">
      <style:text-properties fo:background-color="#80FFFF"/>
    </style:style>
    <style:style style:name="T755" style:parent-style-name="Domyślnaczcionkaakapitu" style:family="text">
      <style:text-properties fo:background-color="#80FFFF"/>
    </style:style>
    <style:style style:name="T756" style:parent-style-name="Domyślnaczcionkaakapitu" style:family="text">
      <style:text-properties fo:background-color="#80FFFF"/>
    </style:style>
    <style:style style:name="T757" style:parent-style-name="Domyślnaczcionkaakapitu" style:family="text">
      <style:text-properties fo:background-color="#80FFFF"/>
    </style:style>
    <style:style style:name="T758" style:parent-style-name="Domyślnaczcionkaakapitu" style:family="text">
      <style:text-properties fo:background-color="#80FFFF"/>
    </style:style>
    <style:style style:name="T759" style:parent-style-name="Domyślnaczcionkaakapitu" style:family="text">
      <style:text-properties fo:background-color="#80FFFF"/>
    </style:style>
    <style:style style:name="T760" style:parent-style-name="Domyślnaczcionkaakapitu" style:family="text">
      <style:text-properties fo:background-color="#80FFFF"/>
    </style:style>
    <style:style style:name="T761" style:parent-style-name="Domyślnaczcionkaakapitu" style:family="text">
      <style:text-properties fo:background-color="#80FFFF"/>
    </style:style>
    <style:style style:name="T762" style:parent-style-name="Domyślnaczcionkaakapitu" style:family="text">
      <style:text-properties fo:background-color="#80FFFF"/>
    </style:style>
    <style:style style:name="T763" style:parent-style-name="Domyślnaczcionkaakapitu" style:family="text">
      <style:text-properties fo:background-color="#80FFFF"/>
    </style:style>
    <style:style style:name="P764" style:parent-style-name="Normalny" style:family="paragraph">
      <style:paragraph-properties fo:text-align="justify" fo:line-height="150%" fo:text-indent="0.25in"/>
    </style:style>
    <style:style style:name="T765" style:parent-style-name="Domyślnaczcionkaakapitu" style:family="text">
      <style:text-properties fo:background-color="#80FFFF"/>
    </style:style>
    <style:style style:name="T766" style:parent-style-name="Domyślnaczcionkaakapitu" style:family="text">
      <style:text-properties fo:background-color="#80FFFF"/>
    </style:style>
    <style:style style:name="T767" style:parent-style-name="Domyślnaczcionkaakapitu" style:family="text">
      <style:text-properties fo:background-color="#80FFFF"/>
    </style:style>
    <style:style style:name="T768" style:parent-style-name="Domyślnaczcionkaakapitu" style:family="text">
      <style:text-properties fo:background-color="#80FFFF"/>
    </style:style>
    <style:style style:name="T769" style:parent-style-name="Domyślnaczcionkaakapitu" style:family="text">
      <style:text-properties fo:background-color="#80FFFF"/>
    </style:style>
    <style:style style:name="T770" style:parent-style-name="Domyślnaczcionkaakapitu" style:family="text">
      <style:text-properties fo:background-color="#80FFFF"/>
    </style:style>
    <style:style style:name="P771" style:parent-style-name="Normalny" style:family="paragraph">
      <style:paragraph-properties fo:text-align="justify" fo:line-height="150%" fo:text-indent="0.25in"/>
    </style:style>
    <style:style style:name="T772" style:parent-style-name="Domyślnaczcionkaakapitu" style:family="text">
      <style:text-properties fo:background-color="#80FFFF"/>
    </style:style>
    <style:style style:name="T773" style:parent-style-name="Domyślnaczcionkaakapitu" style:family="text">
      <style:text-properties fo:background-color="#80FFFF"/>
    </style:style>
    <style:style style:name="P774" style:parent-style-name="Normalny" style:family="paragraph">
      <style:paragraph-properties fo:text-align="justify" fo:line-height="150%" fo:text-indent="0.25in"/>
    </style:style>
    <style:style style:name="T775" style:parent-style-name="Domyślnaczcionkaakapitu" style:family="text">
      <style:text-properties fo:background-color="#80FFFF"/>
    </style:style>
    <style:style style:name="T776" style:parent-style-name="Domyślnaczcionkaakapitu" style:family="text">
      <style:text-properties fo:background-color="#80FFFF"/>
    </style:style>
    <style:style style:name="T777" style:parent-style-name="Domyślnaczcionkaakapitu" style:family="text">
      <style:text-properties fo:background-color="#80FFFF"/>
    </style:style>
    <style:style style:name="T778" style:parent-style-name="Domyślnaczcionkaakapitu" style:family="text">
      <style:text-properties fo:background-color="#80FFFF"/>
    </style:style>
    <style:style style:name="T779" style:parent-style-name="Domyślnaczcionkaakapitu" style:family="text">
      <style:text-properties fo:background-color="#80FFFF"/>
    </style:style>
    <style:style style:name="T780" style:parent-style-name="Domyślnaczcionkaakapitu" style:family="text">
      <style:text-properties fo:background-color="#80FFFF"/>
    </style:style>
    <style:style style:name="T781" style:parent-style-name="Domyślnaczcionkaakapitu" style:family="text">
      <style:text-properties fo:background-color="#80FFFF"/>
    </style:style>
    <style:style style:name="T782" style:parent-style-name="Domyślnaczcionkaakapitu" style:family="text">
      <style:text-properties fo:background-color="#80FFFF"/>
    </style:style>
    <style:style style:name="T783" style:parent-style-name="Domyślnaczcionkaakapitu" style:family="text">
      <style:text-properties fo:background-color="#80FFFF"/>
    </style:style>
    <style:style style:name="P784" style:parent-style-name="Normalny" style:family="paragraph">
      <style:paragraph-properties fo:text-align="justify" fo:line-height="150%" fo:text-indent="0.25in"/>
    </style:style>
    <style:style style:name="T785" style:parent-style-name="Domyślnaczcionkaakapitu" style:family="text">
      <style:text-properties fo:background-color="#80FFFF"/>
    </style:style>
    <style:style style:name="T786" style:parent-style-name="Domyślnaczcionkaakapitu" style:family="text">
      <style:text-properties fo:background-color="#80FFFF"/>
    </style:style>
    <style:style style:name="P787" style:parent-style-name="Normalny" style:family="paragraph">
      <style:paragraph-properties fo:text-align="justify" fo:line-height="150%" fo:text-indent="0.25in"/>
    </style:style>
    <style:style style:name="T788" style:parent-style-name="Domyślnaczcionkaakapitu" style:family="text">
      <style:text-properties fo:background-color="#80FFFF"/>
    </style:style>
    <style:style style:name="T789" style:parent-style-name="Domyślnaczcionkaakapitu" style:family="text">
      <style:text-properties fo:background-color="#80FFFF"/>
    </style:style>
    <style:style style:name="T790" style:parent-style-name="Domyślnaczcionkaakapitu" style:family="text">
      <style:text-properties fo:background-color="#80FFFF"/>
    </style:style>
    <style:style style:name="T791" style:parent-style-name="Domyślnaczcionkaakapitu" style:family="text">
      <style:text-properties fo:background-color="#80FFFF"/>
    </style:style>
    <style:style style:name="P792" style:parent-style-name="Normalny" style:family="paragraph">
      <style:paragraph-properties fo:text-align="justify" fo:line-height="150%" fo:text-indent="0.25in"/>
    </style:style>
    <style:style style:name="T793" style:parent-style-name="Domyślnaczcionkaakapitu" style:family="text">
      <style:text-properties fo:background-color="#80FFFF"/>
    </style:style>
    <style:style style:name="T794" style:parent-style-name="Domyślnaczcionkaakapitu" style:family="text">
      <style:text-properties fo:background-color="#80FFFF"/>
    </style:style>
    <style:style style:name="T795" style:parent-style-name="Domyślnaczcionkaakapitu" style:family="text">
      <style:text-properties fo:background-color="#80FFFF"/>
    </style:style>
    <style:style style:name="T796" style:parent-style-name="Domyślnaczcionkaakapitu" style:family="text">
      <style:text-properties fo:background-color="#80FFFF"/>
    </style:style>
    <style:style style:name="T797" style:parent-style-name="Domyślnaczcionkaakapitu" style:family="text">
      <style:text-properties fo:background-color="#80FFFF"/>
    </style:style>
    <style:style style:name="P798" style:parent-style-name="Normalny" style:family="paragraph">
      <style:paragraph-properties fo:text-align="justify" fo:line-height="150%" fo:text-indent="0.25in"/>
    </style:style>
    <style:style style:name="T799" style:parent-style-name="Domyślnaczcionkaakapitu" style:family="text">
      <style:text-properties fo:background-color="#80FFFF"/>
    </style:style>
    <style:style style:name="T800" style:parent-style-name="Domyślnaczcionkaakapitu" style:family="text">
      <style:text-properties fo:background-color="#80FFFF"/>
    </style:style>
    <style:style style:name="P801" style:parent-style-name="Normalny" style:family="paragraph">
      <style:paragraph-properties fo:text-align="justify" fo:line-height="150%" fo:text-indent="0.25in"/>
    </style:style>
    <style:style style:name="T802" style:parent-style-name="Domyślnaczcionkaakapitu" style:family="text">
      <style:text-properties fo:background-color="#80FFFF"/>
    </style:style>
    <style:style style:name="T803" style:parent-style-name="Domyślnaczcionkaakapitu" style:family="text">
      <style:text-properties fo:background-color="#80FFFF"/>
    </style:style>
    <style:style style:name="T804" style:parent-style-name="Domyślnaczcionkaakapitu" style:family="text">
      <style:text-properties fo:background-color="#80FFFF"/>
    </style:style>
    <style:style style:name="T805" style:parent-style-name="Domyślnaczcionkaakapitu" style:family="text">
      <style:text-properties fo:background-color="#80FFFF"/>
    </style:style>
    <style:style style:name="T806" style:parent-style-name="Domyślnaczcionkaakapitu" style:family="text">
      <style:text-properties fo:background-color="#80FFFF"/>
    </style:style>
    <style:style style:name="T807" style:parent-style-name="Domyślnaczcionkaakapitu" style:family="text">
      <style:text-properties fo:background-color="#80FFFF"/>
    </style:style>
    <style:style style:name="T808" style:parent-style-name="Domyślnaczcionkaakapitu" style:family="text">
      <style:text-properties fo:background-color="#80FFFF"/>
    </style:style>
    <style:style style:name="T809" style:parent-style-name="Domyślnaczcionkaakapitu" style:family="text">
      <style:text-properties fo:background-color="#80FFFF"/>
    </style:style>
    <style:style style:name="T810" style:parent-style-name="Domyślnaczcionkaakapitu" style:family="text">
      <style:text-properties fo:background-color="#80FFFF"/>
    </style:style>
    <style:style style:name="T811" style:parent-style-name="Domyślnaczcionkaakapitu" style:family="text">
      <style:text-properties fo:background-color="#80FFFF"/>
    </style:style>
    <style:style style:name="T812" style:parent-style-name="Domyślnaczcionkaakapitu" style:family="text">
      <style:text-properties fo:background-color="#80FFFF"/>
    </style:style>
    <style:style style:name="P813" style:parent-style-name="Normalny" style:family="paragraph">
      <style:paragraph-properties fo:text-align="justify" fo:line-height="150%" fo:text-indent="0.25in"/>
    </style:style>
    <style:style style:name="T814" style:parent-style-name="Domyślnaczcionkaakapitu" style:family="text">
      <style:text-properties fo:background-color="#80FFFF"/>
    </style:style>
    <style:style style:name="T815" style:parent-style-name="Domyślnaczcionkaakapitu" style:family="text">
      <style:text-properties fo:background-color="#80FFFF"/>
    </style:style>
    <style:style style:name="T816" style:parent-style-name="Domyślnaczcionkaakapitu" style:family="text">
      <style:text-properties fo:background-color="#80FFFF"/>
    </style:style>
    <style:style style:name="P817" style:parent-style-name="Normalny" style:family="paragraph">
      <style:paragraph-properties fo:text-align="justify" fo:line-height="150%" fo:text-indent="0.25in"/>
    </style:style>
    <style:style style:name="T818" style:parent-style-name="Domyślnaczcionkaakapitu" style:family="text">
      <style:text-properties fo:background-color="#80FFFF"/>
    </style:style>
    <style:style style:name="T819" style:parent-style-name="Domyślnaczcionkaakapitu" style:family="text">
      <style:text-properties fo:background-color="#80FFFF"/>
    </style:style>
    <style:style style:name="T820" style:parent-style-name="Domyślnaczcionkaakapitu" style:family="text">
      <style:text-properties fo:background-color="#80FFFF"/>
    </style:style>
    <style:style style:name="P821" style:parent-style-name="Normalny" style:family="paragraph">
      <style:paragraph-properties fo:text-align="justify" fo:line-height="150%" fo:text-indent="0.25in"/>
    </style:style>
    <style:style style:name="T822" style:parent-style-name="Domyślnaczcionkaakapitu" style:family="text">
      <style:text-properties fo:background-color="#80FFFF"/>
    </style:style>
    <style:style style:name="P823" style:parent-style-name="Normalny" style:family="paragraph">
      <style:paragraph-properties fo:text-align="justify" fo:line-height="150%" fo:text-indent="0.25in"/>
    </style:style>
    <style:style style:name="T824" style:parent-style-name="Domyślnaczcionkaakapitu" style:family="text">
      <style:text-properties fo:background-color="#80FFFF"/>
    </style:style>
    <style:style style:name="P825" style:parent-style-name="Normalny" style:family="paragraph">
      <style:paragraph-properties fo:text-align="justify" fo:line-height="150%"/>
    </style:style>
    <style:style style:name="P826" style:parent-style-name="Normalny" style:family="paragraph">
      <style:paragraph-properties fo:text-align="justify" fo:line-height="150%"/>
    </style:style>
    <style:style style:name="T827" style:parent-style-name="Domyślnaczcionkaakapitu" style:family="text">
      <style:text-properties style:text-underline-type="single" style:text-underline-style="solid" style:text-underline-width="auto" style:text-underline-mode="continuous"/>
    </style:style>
    <style:style style:name="P828" style:parent-style-name="Normalny" style:family="paragraph">
      <style:paragraph-properties fo:text-align="justify" fo:line-height="150%" fo:text-indent="0.25in"/>
    </style:style>
    <style:style style:name="P829" style:parent-style-name="Normalny" style:family="paragraph">
      <style:paragraph-properties fo:text-align="justify" fo:line-height="150%"/>
    </style:style>
    <style:style style:name="T830" style:parent-style-name="Domyślnaczcionkaakapitu" style:family="text">
      <style:text-properties fo:background-color="#80FFFF"/>
    </style:style>
    <style:style style:name="P831" style:parent-style-name="Normalny" style:family="paragraph">
      <style:paragraph-properties fo:text-align="justify" fo:line-height="150%"/>
    </style:style>
    <style:style style:name="T832" style:parent-style-name="Domyślnaczcionkaakapitu" style:family="text">
      <style:text-properties style:text-underline-type="single" style:text-underline-style="solid" style:text-underline-width="auto" style:text-underline-mode="continuous"/>
    </style:style>
    <style:style style:name="P833" style:parent-style-name="Normalny" style:family="paragraph">
      <style:paragraph-properties fo:text-align="justify" fo:line-height="150%" fo:text-indent="0.25in"/>
    </style:style>
    <style:style style:name="T834" style:parent-style-name="Domyślnaczcionkaakapitu" style:family="text">
      <style:text-properties fo:background-color="#80FFFF"/>
    </style:style>
    <style:style style:name="T835" style:parent-style-name="Domyślnaczcionkaakapitu" style:family="text">
      <style:text-properties fo:background-color="#80FFFF"/>
    </style:style>
    <style:style style:name="T836" style:parent-style-name="Domyślnaczcionkaakapitu" style:family="text">
      <style:text-properties fo:background-color="#80FFFF"/>
    </style:style>
    <style:style style:name="T837" style:parent-style-name="Domyślnaczcionkaakapitu" style:family="text">
      <style:text-properties fo:background-color="#80FFFF"/>
    </style:style>
    <style:style style:name="T838" style:parent-style-name="Domyślnaczcionkaakapitu" style:family="text">
      <style:text-properties fo:background-color="#80FFFF"/>
    </style:style>
    <style:style style:name="T839" style:parent-style-name="Domyślnaczcionkaakapitu" style:family="text">
      <style:text-properties fo:background-color="#80FFFF"/>
    </style:style>
    <style:style style:name="P840" style:parent-style-name="Normalny" style:family="paragraph">
      <style:paragraph-properties fo:text-align="justify" fo:line-height="150%"/>
    </style:style>
    <style:style style:name="T841" style:parent-style-name="Domyślnaczcionkaakapitu" style:family="text">
      <style:text-properties style:text-underline-type="single" style:text-underline-style="solid" style:text-underline-width="auto" style:text-underline-mode="continuous"/>
    </style:style>
    <style:style style:name="P842" style:parent-style-name="Normalny" style:family="paragraph">
      <style:paragraph-properties fo:text-align="justify" fo:line-height="150%" fo:text-indent="0.25in"/>
    </style:style>
    <style:style style:name="T843" style:parent-style-name="Domyślnaczcionkaakapitu" style:family="text">
      <style:text-properties fo:background-color="#80FFFF"/>
    </style:style>
    <style:style style:name="P844" style:parent-style-name="Normalny" style:family="paragraph">
      <style:paragraph-properties fo:text-align="justify" fo:line-height="150%"/>
    </style:style>
    <style:style style:name="T845" style:parent-style-name="Domyślnaczcionkaakapitu" style:family="text">
      <style:text-properties style:text-underline-type="single" style:text-underline-style="solid" style:text-underline-width="auto" style:text-underline-mode="continuous"/>
    </style:style>
    <style:style style:name="P846" style:parent-style-name="Normalny" style:family="paragraph">
      <style:paragraph-properties fo:text-align="justify" fo:line-height="150%" fo:text-indent="0.25in"/>
    </style:style>
    <style:style style:name="T847" style:parent-style-name="Domyślnaczcionkaakapitu" style:family="text">
      <style:text-properties fo:background-color="#80FFFF"/>
    </style:style>
    <style:style style:name="T848" style:parent-style-name="Domyślnaczcionkaakapitu" style:family="text">
      <style:text-properties fo:background-color="#80FFFF"/>
    </style:style>
    <style:style style:name="P849" style:parent-style-name="Normalny" style:family="paragraph">
      <style:paragraph-properties fo:text-align="justify" fo:line-height="150%"/>
    </style:style>
    <style:style style:name="T850" style:parent-style-name="Domyślnaczcionkaakapitu" style:family="text">
      <style:text-properties style:text-underline-type="single" style:text-underline-style="solid" style:text-underline-width="auto" style:text-underline-mode="continuous"/>
    </style:style>
    <style:style style:name="P851" style:parent-style-name="Normalny" style:family="paragraph">
      <style:paragraph-properties fo:text-align="justify" fo:line-height="150%" fo:text-indent="0.25in">
        <style:tab-stops>
          <style:tab-stop style:type="left" style:leader-style="solid" style:leader-text="_" style:position="1.693in"/>
          <style:tab-stop style:type="left" style:leader-style="solid" style:leader-text="_" style:position="2.6701in"/>
        </style:tab-stops>
      </style:paragraph-properties>
    </style:style>
    <style:style style:name="T852" style:parent-style-name="Domyślnaczcionkaakapitu" style:family="text">
      <style:text-properties fo:background-color="#80FFFF"/>
    </style:style>
    <style:style style:name="T853" style:parent-style-name="Domyślnaczcionkaakapitu" style:family="text">
      <style:text-properties fo:background-color="#80FFFF"/>
    </style:style>
    <style:style style:name="P854" style:parent-style-name="Normalny" style:family="paragraph">
      <style:paragraph-properties fo:text-align="justify" fo:line-height="150%">
        <style:tab-stops>
          <style:tab-stop style:type="left" style:leader-style="solid" style:leader-text="_" style:position="1.693in"/>
          <style:tab-stop style:type="left" style:leader-style="solid" style:leader-text="_" style:position="2.6701in"/>
        </style:tab-stops>
      </style:paragraph-properties>
    </style:style>
    <style:style style:name="T855" style:parent-style-name="Domyślnaczcionkaakapitu" style:family="text">
      <style:text-properties style:text-underline-type="single" style:text-underline-style="solid" style:text-underline-width="auto" style:text-underline-mode="continuous"/>
    </style:style>
    <style:style style:name="P856" style:parent-style-name="Normalny" style:family="paragraph">
      <style:paragraph-properties fo:text-align="justify" fo:line-height="150%" fo:text-indent="0.25in">
        <style:tab-stops>
          <style:tab-stop style:type="left" style:leader-style="solid" style:leader-text="_" style:position="1.693in"/>
          <style:tab-stop style:type="left" style:leader-style="solid" style:leader-text="_" style:position="2.6701in"/>
        </style:tab-stops>
      </style:paragraph-properties>
    </style:style>
    <style:style style:name="T857" style:parent-style-name="Domyślnaczcionkaakapitu" style:family="text">
      <style:text-properties fo:background-color="#80FFFF"/>
    </style:style>
    <style:style style:name="P858" style:parent-style-name="Normalny" style:family="paragraph">
      <style:paragraph-properties fo:text-align="justify" fo:line-height="150%">
        <style:tab-stops>
          <style:tab-stop style:type="left" style:leader-style="solid" style:leader-text="_" style:position="1.693in"/>
          <style:tab-stop style:type="left" style:leader-style="solid" style:leader-text="_" style:position="2.6701in"/>
        </style:tab-stops>
      </style:paragraph-properties>
    </style:style>
    <style:style style:name="T859" style:parent-style-name="Domyślnaczcionkaakapitu" style:family="text">
      <style:text-properties fo:background-color="#80FFFF"/>
    </style:style>
    <style:style style:name="P860" style:parent-style-name="Normalny" style:family="paragraph">
      <style:paragraph-properties fo:text-align="justify" fo:line-height="150%">
        <style:tab-stops>
          <style:tab-stop style:type="left" style:leader-style="solid" style:leader-text="_" style:position="1.693in"/>
          <style:tab-stop style:type="left" style:leader-style="solid" style:leader-text="_" style:position="2.6701in"/>
        </style:tab-stops>
      </style:paragraph-properties>
    </style:style>
    <style:style style:name="T861" style:parent-style-name="Domyślnaczcionkaakapitu" style:family="text">
      <style:text-properties style:text-underline-type="single" style:text-underline-style="solid" style:text-underline-width="auto" style:text-underline-mode="continuous"/>
    </style:style>
    <style:style style:name="P862" style:parent-style-name="Normalny" style:family="paragraph">
      <style:paragraph-properties fo:text-align="justify" fo:line-height="150%" fo:text-indent="0.25in"/>
    </style:style>
    <style:style style:name="T863" style:parent-style-name="Domyślnaczcionkaakapitu" style:family="text">
      <style:text-properties fo:background-color="#80FFFF"/>
    </style:style>
    <style:style style:name="T864" style:parent-style-name="Domyślnaczcionkaakapitu" style:family="text">
      <style:text-properties fo:background-color="#80FFFF"/>
    </style:style>
    <style:style style:name="T865" style:parent-style-name="Domyślnaczcionkaakapitu" style:family="text">
      <style:text-properties fo:background-color="#80FFFF"/>
    </style:style>
    <style:style style:name="T866" style:parent-style-name="Domyślnaczcionkaakapitu" style:family="text">
      <style:text-properties fo:background-color="#80FFFF"/>
    </style:style>
    <style:style style:name="T867" style:parent-style-name="Domyślnaczcionkaakapitu" style:family="text">
      <style:text-properties fo:background-color="#80FFFF"/>
    </style:style>
    <style:style style:name="T868" style:parent-style-name="Domyślnaczcionkaakapitu" style:family="text">
      <style:text-properties fo:background-color="#80FFFF"/>
    </style:style>
    <style:style style:name="T869" style:parent-style-name="Domyślnaczcionkaakapitu" style:family="text">
      <style:text-properties fo:background-color="#80FFFF"/>
    </style:style>
    <style:style style:name="T870" style:parent-style-name="Domyślnaczcionkaakapitu" style:family="text">
      <style:text-properties fo:background-color="#80FFFF"/>
    </style:style>
    <style:style style:name="T871" style:parent-style-name="Domyślnaczcionkaakapitu" style:family="text">
      <style:text-properties fo:background-color="#80FFFF"/>
    </style:style>
    <style:style style:name="T872" style:parent-style-name="Domyślnaczcionkaakapitu" style:family="text">
      <style:text-properties fo:background-color="#80FFFF"/>
    </style:style>
    <style:style style:name="T873" style:parent-style-name="Domyślnaczcionkaakapitu" style:family="text">
      <style:text-properties fo:background-color="#80FFFF"/>
    </style:style>
    <style:style style:name="P874" style:parent-style-name="Normalny" style:family="paragraph">
      <style:paragraph-properties fo:text-align="justify" fo:line-height="150%" fo:text-indent="0.25in"/>
    </style:style>
    <style:style style:name="T875" style:parent-style-name="Domyślnaczcionkaakapitu" style:family="text">
      <style:text-properties fo:background-color="#80FFFF"/>
    </style:style>
    <style:style style:name="T876" style:parent-style-name="Domyślnaczcionkaakapitu" style:family="text">
      <style:text-properties fo:background-color="#80FFFF"/>
    </style:style>
    <style:style style:name="T877" style:parent-style-name="Domyślnaczcionkaakapitu" style:family="text">
      <style:text-properties fo:background-color="#80FFFF"/>
    </style:style>
    <style:style style:name="T878" style:parent-style-name="Domyślnaczcionkaakapitu" style:family="text">
      <style:text-properties fo:background-color="#80FFFF"/>
    </style:style>
    <style:style style:name="T879" style:parent-style-name="Domyślnaczcionkaakapitu" style:family="text">
      <style:text-properties fo:background-color="#80FFFF"/>
    </style:style>
    <style:style style:name="T880" style:parent-style-name="Domyślnaczcionkaakapitu" style:family="text">
      <style:text-properties fo:background-color="#80FFFF"/>
    </style:style>
    <style:style style:name="T881" style:parent-style-name="Domyślnaczcionkaakapitu" style:family="text">
      <style:text-properties fo:background-color="#80FFFF"/>
    </style:style>
    <style:style style:name="P882" style:parent-style-name="Normalny" style:family="paragraph">
      <style:paragraph-properties fo:text-align="justify" fo:line-height="150%" fo:text-indent="0.25in"/>
    </style:style>
    <style:style style:name="T883" style:parent-style-name="Domyślnaczcionkaakapitu" style:family="text">
      <style:text-properties fo:background-color="#80FFFF"/>
    </style:style>
    <style:style style:name="T884" style:parent-style-name="Domyślnaczcionkaakapitu" style:family="text">
      <style:text-properties fo:background-color="#80FFFF"/>
    </style:style>
    <style:style style:name="T885" style:parent-style-name="Domyślnaczcionkaakapitu" style:family="text">
      <style:text-properties fo:background-color="#80FFFF"/>
    </style:style>
    <style:style style:name="T886" style:parent-style-name="Domyślnaczcionkaakapitu" style:family="text">
      <style:text-properties fo:background-color="#80FFFF"/>
    </style:style>
    <style:style style:name="T887" style:parent-style-name="Domyślnaczcionkaakapitu" style:family="text">
      <style:text-properties fo:background-color="#80FFFF"/>
    </style:style>
    <style:style style:name="T888" style:parent-style-name="Domyślnaczcionkaakapitu" style:family="text">
      <style:text-properties fo:background-color="#80FFFF"/>
    </style:style>
    <style:style style:name="T889" style:parent-style-name="Domyślnaczcionkaakapitu" style:family="text">
      <style:text-properties fo:background-color="#80FFFF"/>
    </style:style>
    <style:style style:name="T890" style:parent-style-name="Domyślnaczcionkaakapitu" style:family="text">
      <style:text-properties fo:background-color="#80FFFF"/>
    </style:style>
    <style:style style:name="T891" style:parent-style-name="Domyślnaczcionkaakapitu" style:family="text">
      <style:text-properties fo:background-color="#80FFFF"/>
    </style:style>
    <style:style style:name="T892" style:parent-style-name="Domyślnaczcionkaakapitu" style:family="text">
      <style:text-properties fo:background-color="#80FFFF"/>
    </style:style>
    <style:style style:name="T893" style:parent-style-name="Domyślnaczcionkaakapitu" style:family="text">
      <style:text-properties fo:background-color="#80FFFF"/>
    </style:style>
    <style:style style:name="T894" style:parent-style-name="Domyślnaczcionkaakapitu" style:family="text">
      <style:text-properties fo:background-color="#80FFFF"/>
    </style:style>
    <style:style style:name="T895" style:parent-style-name="Domyślnaczcionkaakapitu" style:family="text">
      <style:text-properties fo:background-color="#80FFFF"/>
    </style:style>
    <style:style style:name="T896" style:parent-style-name="Domyślnaczcionkaakapitu" style:family="text">
      <style:text-properties fo:background-color="#80FFFF"/>
    </style:style>
    <style:style style:name="T897" style:parent-style-name="Domyślnaczcionkaakapitu" style:family="text">
      <style:text-properties fo:background-color="#80FFFF"/>
    </style:style>
    <style:style style:name="T898" style:parent-style-name="Domyślnaczcionkaakapitu" style:family="text">
      <style:text-properties fo:background-color="#80FFFF"/>
    </style:style>
    <style:style style:name="P899" style:parent-style-name="Normalny" style:family="paragraph">
      <style:paragraph-properties fo:text-align="justify" fo:line-height="150%" fo:text-indent="0.25in"/>
    </style:style>
    <style:style style:name="T900" style:parent-style-name="Domyślnaczcionkaakapitu" style:family="text">
      <style:text-properties fo:background-color="#80FFFF"/>
    </style:style>
    <style:style style:name="P901" style:parent-style-name="Normalny" style:family="paragraph">
      <style:paragraph-properties fo:text-align="justify" fo:line-height="150%" fo:text-indent="0.25in"/>
    </style:style>
    <style:style style:name="T902" style:parent-style-name="Domyślnaczcionkaakapitu" style:family="text">
      <style:text-properties fo:background-color="#80FFFF"/>
    </style:style>
    <style:style style:name="T903" style:parent-style-name="Domyślnaczcionkaakapitu" style:family="text">
      <style:text-properties fo:background-color="#80FFFF"/>
    </style:style>
    <style:style style:name="T904" style:parent-style-name="Domyślnaczcionkaakapitu" style:family="text">
      <style:text-properties fo:background-color="#80FFFF"/>
    </style:style>
    <style:style style:name="T905" style:parent-style-name="Domyślnaczcionkaakapitu" style:family="text">
      <style:text-properties fo:background-color="#80FFFF"/>
    </style:style>
    <style:style style:name="T906" style:parent-style-name="Domyślnaczcionkaakapitu" style:family="text">
      <style:text-properties fo:background-color="#80FFFF"/>
    </style:style>
    <style:style style:name="T907" style:parent-style-name="Domyślnaczcionkaakapitu" style:family="text">
      <style:text-properties fo:background-color="#80FFFF"/>
    </style:style>
    <style:style style:name="T908" style:parent-style-name="Domyślnaczcionkaakapitu" style:family="text">
      <style:text-properties fo:background-color="#80FFFF"/>
    </style:style>
    <style:style style:name="T909" style:parent-style-name="Domyślnaczcionkaakapitu" style:family="text">
      <style:text-properties fo:background-color="#80FFFF"/>
    </style:style>
    <style:style style:name="T910" style:parent-style-name="Domyślnaczcionkaakapitu" style:family="text">
      <style:text-properties fo:background-color="#80FFFF"/>
    </style:style>
    <style:style style:name="T911" style:parent-style-name="Domyślnaczcionkaakapitu" style:family="text">
      <style:text-properties fo:background-color="#80FFFF"/>
    </style:style>
    <style:style style:name="T912" style:parent-style-name="Domyślnaczcionkaakapitu" style:family="text">
      <style:text-properties fo:background-color="#80FFFF"/>
    </style:style>
    <style:style style:name="T913" style:parent-style-name="Domyślnaczcionkaakapitu" style:family="text">
      <style:text-properties fo:background-color="#80FFFF"/>
    </style:style>
    <style:style style:name="T914" style:parent-style-name="Domyślnaczcionkaakapitu" style:family="text">
      <style:text-properties fo:background-color="#80FFFF"/>
    </style:style>
    <style:style style:name="P915" style:parent-style-name="Normalny" style:family="paragraph">
      <style:paragraph-properties fo:text-align="justify" fo:line-height="150%" fo:text-indent="0.25in"/>
    </style:style>
    <style:style style:name="T916" style:parent-style-name="Domyślnaczcionkaakapitu" style:family="text">
      <style:text-properties fo:background-color="#80FFFF"/>
    </style:style>
    <style:style style:name="T917" style:parent-style-name="Domyślnaczcionkaakapitu" style:family="text">
      <style:text-properties fo:background-color="#80FFFF"/>
    </style:style>
    <style:style style:name="T918" style:parent-style-name="Domyślnaczcionkaakapitu" style:family="text">
      <style:text-properties fo:background-color="#80FFFF"/>
    </style:style>
    <style:style style:name="T919" style:parent-style-name="Domyślnaczcionkaakapitu" style:family="text">
      <style:text-properties fo:background-color="#80FFFF"/>
    </style:style>
    <style:style style:name="T920" style:parent-style-name="Domyślnaczcionkaakapitu" style:family="text">
      <style:text-properties fo:background-color="#80FFFF"/>
    </style:style>
    <style:style style:name="T921" style:parent-style-name="Domyślnaczcionkaakapitu" style:family="text">
      <style:text-properties fo:background-color="#80FFFF"/>
    </style:style>
    <style:style style:name="T922" style:parent-style-name="Domyślnaczcionkaakapitu" style:family="text">
      <style:text-properties fo:background-color="#80FFFF"/>
    </style:style>
    <style:style style:name="T923" style:parent-style-name="Domyślnaczcionkaakapitu" style:family="text">
      <style:text-properties fo:background-color="#80FFFF"/>
    </style:style>
    <style:style style:name="T924" style:parent-style-name="Domyślnaczcionkaakapitu" style:family="text">
      <style:text-properties fo:background-color="#80FFFF"/>
    </style:style>
    <style:style style:name="P925" style:parent-style-name="Normalny" style:family="paragraph">
      <style:paragraph-properties fo:text-align="justify" fo:line-height="150%" fo:text-indent="0.2479in"/>
    </style:style>
    <style:style style:name="T926" style:parent-style-name="Domyślnaczcionkaakapitu" style:family="text">
      <style:text-properties fo:background-color="#80FFFF"/>
    </style:style>
    <style:style style:name="T927" style:parent-style-name="Domyślnaczcionkaakapitu" style:family="text">
      <style:text-properties fo:background-color="#80FFFF"/>
    </style:style>
    <style:style style:name="T928" style:parent-style-name="Domyślnaczcionkaakapitu" style:family="text">
      <style:text-properties fo:background-color="#80FFFF"/>
    </style:style>
    <style:style style:name="T929" style:parent-style-name="Domyślnaczcionkaakapitu" style:family="text">
      <style:text-properties fo:background-color="#80FFFF"/>
    </style:style>
    <style:style style:name="P930" style:parent-style-name="Normalny" style:family="paragraph">
      <style:paragraph-properties fo:text-align="justify" fo:line-height="150%"/>
    </style:style>
    <style:style style:name="T931" style:parent-style-name="Domyślnaczcionkaakapitu" style:family="text">
      <style:text-properties style:text-underline-type="single" style:text-underline-style="solid" style:text-underline-width="auto" style:text-underline-mode="continuous"/>
    </style:style>
    <style:style style:name="T932" style:parent-style-name="Domyślnaczcionkaakapitu" style:family="text">
      <style:text-properties fo:background-color="#80FFFF" style:text-underline-type="single" style:text-underline-style="solid" style:text-underline-width="auto" style:text-underline-mode="continuous"/>
    </style:style>
    <style:style style:name="T933" style:parent-style-name="Domyślnaczcionkaakapitu" style:family="text">
      <style:text-properties fo:background-color="#80FFFF"/>
    </style:style>
    <style:style style:name="P934" style:parent-style-name="Normalny" style:family="paragraph">
      <style:paragraph-properties fo:text-align="justify" fo:line-height="150%" fo:text-indent="0.25in"/>
    </style:style>
    <style:style style:name="T935" style:parent-style-name="Domyślnaczcionkaakapitu" style:family="text">
      <style:text-properties fo:background-color="#80FFFF"/>
    </style:style>
    <style:style style:name="T936" style:parent-style-name="Domyślnaczcionkaakapitu" style:family="text">
      <style:text-properties fo:background-color="#80FFFF"/>
    </style:style>
    <style:style style:name="T937" style:parent-style-name="Domyślnaczcionkaakapitu" style:family="text">
      <style:text-properties fo:background-color="#80FFFF"/>
    </style:style>
    <style:style style:name="T938" style:parent-style-name="Domyślnaczcionkaakapitu" style:family="text">
      <style:text-properties fo:background-color="#80FFFF"/>
    </style:style>
    <style:style style:name="T939" style:parent-style-name="Domyślnaczcionkaakapitu" style:family="text">
      <style:text-properties fo:background-color="#80FFFF"/>
    </style:style>
    <style:style style:name="T940" style:parent-style-name="Domyślnaczcionkaakapitu" style:family="text">
      <style:text-properties fo:background-color="#80FFFF"/>
    </style:style>
    <style:style style:name="T941" style:parent-style-name="Domyślnaczcionkaakapitu" style:family="text">
      <style:text-properties fo:background-color="#80FFFF"/>
    </style:style>
    <style:style style:name="T942" style:parent-style-name="Domyślnaczcionkaakapitu" style:family="text">
      <style:text-properties fo:background-color="#80FFFF"/>
    </style:style>
    <style:style style:name="T943" style:parent-style-name="Domyślnaczcionkaakapitu" style:family="text">
      <style:text-properties fo:background-color="#80FFFF"/>
    </style:style>
    <style:style style:name="T944" style:parent-style-name="Domyślnaczcionkaakapitu" style:family="text">
      <style:text-properties fo:background-color="#80FFFF"/>
    </style:style>
    <style:style style:name="T945" style:parent-style-name="Domyślnaczcionkaakapitu" style:family="text">
      <style:text-properties fo:background-color="#80FFFF"/>
    </style:style>
    <style:style style:name="T946" style:parent-style-name="Domyślnaczcionkaakapitu" style:family="text">
      <style:text-properties fo:background-color="#80FFFF"/>
    </style:style>
    <style:style style:name="T947" style:parent-style-name="Domyślnaczcionkaakapitu" style:family="text">
      <style:text-properties fo:background-color="#80FFFF"/>
    </style:style>
    <style:style style:name="T948" style:parent-style-name="Domyślnaczcionkaakapitu" style:family="text">
      <style:text-properties fo:background-color="#80FFFF"/>
    </style:style>
    <style:style style:name="T949" style:parent-style-name="Domyślnaczcionkaakapitu" style:family="text">
      <style:text-properties fo:background-color="#80FFFF"/>
    </style:style>
    <style:style style:name="T950" style:parent-style-name="Domyślnaczcionkaakapitu" style:family="text">
      <style:text-properties fo:background-color="#80FFFF"/>
    </style:style>
    <style:style style:name="T951" style:parent-style-name="Domyślnaczcionkaakapitu" style:family="text">
      <style:text-properties fo:background-color="#80FFFF"/>
    </style:style>
    <style:style style:name="T952" style:parent-style-name="Domyślnaczcionkaakapitu" style:family="text">
      <style:text-properties fo:background-color="#80FFFF"/>
    </style:style>
    <style:style style:name="T953" style:parent-style-name="Domyślnaczcionkaakapitu" style:family="text">
      <style:text-properties fo:background-color="#80FFFF"/>
    </style:style>
    <style:style style:name="T954" style:parent-style-name="Domyślnaczcionkaakapitu" style:family="text">
      <style:text-properties fo:background-color="#80FFFF"/>
    </style:style>
    <style:style style:name="T955" style:parent-style-name="Domyślnaczcionkaakapitu" style:family="text">
      <style:text-properties fo:background-color="#80FFFF"/>
    </style:style>
    <style:style style:name="T956" style:parent-style-name="Domyślnaczcionkaakapitu" style:family="text">
      <style:text-properties fo:background-color="#80FFFF"/>
    </style:style>
    <style:style style:name="T957" style:parent-style-name="Domyślnaczcionkaakapitu" style:family="text">
      <style:text-properties fo:background-color="#80FFFF"/>
    </style:style>
    <style:style style:name="T958" style:parent-style-name="Domyślnaczcionkaakapitu" style:family="text">
      <style:text-properties fo:background-color="#80FFFF"/>
    </style:style>
    <style:style style:name="T959" style:parent-style-name="Domyślnaczcionkaakapitu" style:family="text">
      <style:text-properties fo:background-color="#80FFFF"/>
    </style:style>
    <style:style style:name="T960" style:parent-style-name="Domyślnaczcionkaakapitu" style:family="text">
      <style:text-properties fo:background-color="#80FFFF"/>
    </style:style>
    <style:style style:name="T961" style:parent-style-name="Domyślnaczcionkaakapitu" style:family="text">
      <style:text-properties fo:background-color="#80FFFF"/>
    </style:style>
    <style:style style:name="T962" style:parent-style-name="Domyślnaczcionkaakapitu" style:family="text">
      <style:text-properties fo:background-color="#80FFFF"/>
    </style:style>
    <style:style style:name="T963" style:parent-style-name="Domyślnaczcionkaakapitu" style:family="text">
      <style:text-properties fo:background-color="#80FFFF"/>
    </style:style>
    <style:style style:name="P964" style:parent-style-name="Normalny" style:family="paragraph">
      <style:paragraph-properties fo:text-align="justify" fo:line-height="150%" fo:text-indent="0.25in"/>
    </style:style>
    <style:style style:name="T965" style:parent-style-name="Domyślnaczcionkaakapitu" style:family="text">
      <style:text-properties fo:background-color="#80FFFF"/>
    </style:style>
    <style:style style:name="T966" style:parent-style-name="Domyślnaczcionkaakapitu" style:family="text">
      <style:text-properties fo:background-color="#80FFFF"/>
    </style:style>
    <style:style style:name="T967" style:parent-style-name="Domyślnaczcionkaakapitu" style:family="text">
      <style:text-properties fo:background-color="#80FFFF"/>
    </style:style>
    <style:style style:name="T968" style:parent-style-name="Domyślnaczcionkaakapitu" style:family="text">
      <style:text-properties fo:background-color="#80FFFF"/>
    </style:style>
    <style:style style:name="P969" style:parent-style-name="Normalny" style:family="paragraph">
      <style:paragraph-properties fo:text-align="justify" fo:line-height="150%" fo:text-indent="0.25in"/>
    </style:style>
    <style:style style:name="T970" style:parent-style-name="Domyślnaczcionkaakapitu" style:family="text">
      <style:text-properties fo:background-color="#80FFFF"/>
    </style:style>
    <style:style style:name="T971" style:parent-style-name="Domyślnaczcionkaakapitu" style:family="text">
      <style:text-properties fo:background-color="#80FFFF"/>
    </style:style>
    <style:style style:name="T972" style:parent-style-name="Domyślnaczcionkaakapitu" style:family="text">
      <style:text-properties fo:background-color="#80FFFF"/>
    </style:style>
    <style:style style:name="T973" style:parent-style-name="Domyślnaczcionkaakapitu" style:family="text">
      <style:text-properties fo:background-color="#80FFFF"/>
    </style:style>
    <style:style style:name="T974" style:parent-style-name="Domyślnaczcionkaakapitu" style:family="text">
      <style:text-properties fo:background-color="#80FFFF"/>
    </style:style>
    <style:style style:name="T975" style:parent-style-name="Domyślnaczcionkaakapitu" style:family="text">
      <style:text-properties fo:background-color="#80FFFF"/>
    </style:style>
    <style:style style:name="T976" style:parent-style-name="Domyślnaczcionkaakapitu" style:family="text">
      <style:text-properties fo:background-color="#80FFFF"/>
    </style:style>
    <style:style style:name="T977" style:parent-style-name="Domyślnaczcionkaakapitu" style:family="text">
      <style:text-properties fo:background-color="#80FFFF"/>
    </style:style>
    <style:style style:name="T978" style:parent-style-name="Domyślnaczcionkaakapitu" style:family="text">
      <style:text-properties fo:background-color="#80FFFF"/>
    </style:style>
    <style:style style:name="T979" style:parent-style-name="Domyślnaczcionkaakapitu" style:family="text">
      <style:text-properties fo:background-color="#80FFFF"/>
    </style:style>
    <style:style style:name="T980" style:parent-style-name="Domyślnaczcionkaakapitu" style:family="text">
      <style:text-properties fo:background-color="#80FFFF"/>
    </style:style>
    <style:style style:name="T981" style:parent-style-name="Domyślnaczcionkaakapitu" style:family="text">
      <style:text-properties fo:background-color="#80FFFF"/>
    </style:style>
    <style:style style:name="T982" style:parent-style-name="Domyślnaczcionkaakapitu" style:family="text">
      <style:text-properties fo:background-color="#80FFFF"/>
    </style:style>
    <style:style style:name="T983" style:parent-style-name="Domyślnaczcionkaakapitu" style:family="text">
      <style:text-properties fo:background-color="#80FFFF"/>
    </style:style>
    <style:style style:name="P984" style:parent-style-name="Normalny" style:family="paragraph">
      <style:paragraph-properties fo:text-align="justify" fo:line-height="150%" fo:text-indent="0.25in"/>
    </style:style>
    <style:style style:name="T985" style:parent-style-name="Domyślnaczcionkaakapitu" style:family="text">
      <style:text-properties fo:background-color="#80FFFF"/>
    </style:style>
    <style:style style:name="T986" style:parent-style-name="Domyślnaczcionkaakapitu" style:family="text">
      <style:text-properties fo:background-color="#80FFFF"/>
    </style:style>
    <style:style style:name="T987" style:parent-style-name="Domyślnaczcionkaakapitu" style:family="text">
      <style:text-properties fo:background-color="#80FFFF"/>
    </style:style>
    <style:style style:name="T988" style:parent-style-name="Domyślnaczcionkaakapitu" style:family="text">
      <style:text-properties fo:background-color="#80FFFF"/>
    </style:style>
    <style:style style:name="T989" style:parent-style-name="Domyślnaczcionkaakapitu" style:family="text">
      <style:text-properties fo:background-color="#80FFFF"/>
    </style:style>
    <style:style style:name="T990" style:parent-style-name="Domyślnaczcionkaakapitu" style:family="text">
      <style:text-properties fo:background-color="#80FFFF"/>
    </style:style>
    <style:style style:name="T991" style:parent-style-name="Domyślnaczcionkaakapitu" style:family="text">
      <style:text-properties fo:background-color="#80FFFF"/>
    </style:style>
    <style:style style:name="T992" style:parent-style-name="Domyślnaczcionkaakapitu" style:family="text">
      <style:text-properties fo:background-color="#80FFFF"/>
    </style:style>
    <style:style style:name="T993" style:parent-style-name="Domyślnaczcionkaakapitu" style:family="text">
      <style:text-properties fo:background-color="#80FFFF"/>
    </style:style>
    <style:style style:name="T994" style:parent-style-name="Domyślnaczcionkaakapitu" style:family="text">
      <style:text-properties fo:background-color="#80FFFF"/>
    </style:style>
    <style:style style:name="T995" style:parent-style-name="Domyślnaczcionkaakapitu" style:family="text">
      <style:text-properties fo:background-color="#80FFFF"/>
    </style:style>
    <style:style style:name="P996" style:parent-style-name="Normalny" style:family="paragraph">
      <style:paragraph-properties fo:text-align="justify" fo:line-height="150%" fo:text-indent="0.25in"/>
    </style:style>
    <style:style style:name="T997" style:parent-style-name="Domyślnaczcionkaakapitu" style:family="text">
      <style:text-properties fo:background-color="#80FFFF"/>
    </style:style>
    <style:style style:name="T998" style:parent-style-name="Domyślnaczcionkaakapitu" style:family="text">
      <style:text-properties fo:background-color="#80FFFF"/>
    </style:style>
    <style:style style:name="T999" style:parent-style-name="Domyślnaczcionkaakapitu" style:family="text">
      <style:text-properties fo:background-color="#80FFFF"/>
    </style:style>
    <style:style style:name="T1000" style:parent-style-name="Domyślnaczcionkaakapitu" style:family="text">
      <style:text-properties fo:background-color="#80FFFF"/>
    </style:style>
    <style:style style:name="T1001" style:parent-style-name="Domyślnaczcionkaakapitu" style:family="text">
      <style:text-properties fo:background-color="#80FFFF"/>
    </style:style>
    <style:style style:name="T1002" style:parent-style-name="Domyślnaczcionkaakapitu" style:family="text">
      <style:text-properties fo:background-color="#80FFFF"/>
    </style:style>
    <style:style style:name="T1003" style:parent-style-name="Domyślnaczcionkaakapitu" style:family="text">
      <style:text-properties fo:background-color="#80FFFF"/>
    </style:style>
    <style:style style:name="T1004" style:parent-style-name="Domyślnaczcionkaakapitu" style:family="text">
      <style:text-properties fo:background-color="#80FFFF"/>
    </style:style>
    <style:style style:name="T1005" style:parent-style-name="Domyślnaczcionkaakapitu" style:family="text">
      <style:text-properties fo:background-color="#80FFFF"/>
    </style:style>
    <style:style style:name="T1006" style:parent-style-name="Domyślnaczcionkaakapitu" style:family="text">
      <style:text-properties fo:background-color="#80FFFF"/>
    </style:style>
    <style:style style:name="T1007" style:parent-style-name="Domyślnaczcionkaakapitu" style:family="text">
      <style:text-properties fo:background-color="#80FFFF"/>
    </style:style>
    <style:style style:name="T1008" style:parent-style-name="Domyślnaczcionkaakapitu" style:family="text">
      <style:text-properties fo:background-color="#80FFFF"/>
    </style:style>
    <style:style style:name="P1009" style:parent-style-name="Normalny" style:family="paragraph">
      <style:paragraph-properties fo:text-align="justify" fo:line-height="150%" fo:text-indent="0.25in"/>
    </style:style>
    <style:style style:name="T1010" style:parent-style-name="Domyślnaczcionkaakapitu" style:family="text">
      <style:text-properties fo:background-color="#80FFFF"/>
    </style:style>
    <style:style style:name="T1011" style:parent-style-name="Domyślnaczcionkaakapitu" style:family="text">
      <style:text-properties fo:background-color="#80FFFF"/>
    </style:style>
    <style:style style:name="T1012" style:parent-style-name="Domyślnaczcionkaakapitu" style:family="text">
      <style:text-properties fo:background-color="#80FFFF"/>
    </style:style>
    <style:style style:name="T1013" style:parent-style-name="Domyślnaczcionkaakapitu" style:family="text">
      <style:text-properties fo:background-color="#80FFFF"/>
    </style:style>
    <style:style style:name="T1014" style:parent-style-name="Domyślnaczcionkaakapitu" style:family="text">
      <style:text-properties fo:background-color="#80FFFF"/>
    </style:style>
    <style:style style:name="P1015" style:parent-style-name="Normalny" style:family="paragraph">
      <style:paragraph-properties fo:text-align="justify" fo:line-height="150%" fo:text-indent="0.25in"/>
    </style:style>
    <style:style style:name="T1016" style:parent-style-name="Domyślnaczcionkaakapitu" style:family="text">
      <style:text-properties fo:background-color="#80FFFF"/>
    </style:style>
    <style:style style:name="P1017" style:parent-style-name="Normalny" style:family="paragraph">
      <style:paragraph-properties fo:text-align="justify" fo:line-height="150%">
        <style:tab-stops>
          <style:tab-stop style:type="left" style:position="3.2902in"/>
        </style:tab-stops>
      </style:paragraph-properties>
    </style:style>
    <style:style style:name="T1018" style:parent-style-name="Domyślnaczcionkaakapitu" style:family="text">
      <style:text-properties style:text-underline-type="single" style:text-underline-style="solid" style:text-underline-width="auto" style:text-underline-mode="continuous"/>
    </style:style>
    <style:style style:name="T1019" style:parent-style-name="Domyślnaczcionkaakapitu" style:family="text">
      <style:text-properties fo:background-color="#80FFFF" style:text-underline-type="single" style:text-underline-style="solid" style:text-underline-width="auto" style:text-underline-mode="continuous"/>
    </style:style>
    <style:style style:name="T1020" style:parent-style-name="Domyślnaczcionkaakapitu" style:family="text">
      <style:text-properties style:text-underline-type="single" style:text-underline-style="solid" style:text-underline-width="auto" style:text-underline-mode="continuous"/>
    </style:style>
    <style:style style:name="P1021" style:parent-style-name="Normalny" style:family="paragraph">
      <style:paragraph-properties fo:text-align="justify" fo:line-height="150%" fo:text-indent="0.25in">
        <style:tab-stops>
          <style:tab-stop style:type="left" style:position="2.568in"/>
        </style:tab-stops>
      </style:paragraph-properties>
    </style:style>
    <style:style style:name="T1022" style:parent-style-name="Domyślnaczcionkaakapitu" style:family="text">
      <style:text-properties fo:background-color="#80FFFF"/>
    </style:style>
    <style:style style:name="T1023" style:parent-style-name="Domyślnaczcionkaakapitu" style:family="text">
      <style:text-properties fo:background-color="#80FFFF"/>
    </style:style>
    <style:style style:name="T1024" style:parent-style-name="Domyślnaczcionkaakapitu" style:family="text">
      <style:text-properties fo:background-color="#80FFFF"/>
    </style:style>
    <style:style style:name="T1025" style:parent-style-name="Domyślnaczcionkaakapitu" style:family="text">
      <style:text-properties fo:background-color="#80FFFF"/>
    </style:style>
    <style:style style:name="T1026" style:parent-style-name="Domyślnaczcionkaakapitu" style:family="text">
      <style:text-properties fo:background-color="#80FFFF"/>
    </style:style>
    <style:style style:name="T1027" style:parent-style-name="Domyślnaczcionkaakapitu" style:family="text">
      <style:text-properties fo:background-color="#80FFFF"/>
    </style:style>
    <style:style style:name="P1028" style:parent-style-name="Normalny" style:family="paragraph">
      <style:paragraph-properties fo:text-align="justify" fo:line-height="150%" fo:text-indent="0.25in"/>
    </style:style>
    <style:style style:name="T1029" style:parent-style-name="Domyślnaczcionkaakapitu" style:family="text">
      <style:text-properties fo:background-color="#80FFFF"/>
    </style:style>
    <style:style style:name="T1030" style:parent-style-name="Domyślnaczcionkaakapitu" style:family="text">
      <style:text-properties fo:background-color="#80FFFF"/>
    </style:style>
    <style:style style:name="T1031" style:parent-style-name="Domyślnaczcionkaakapitu" style:family="text">
      <style:text-properties fo:background-color="#80FFFF"/>
    </style:style>
    <style:style style:name="T1032" style:parent-style-name="Domyślnaczcionkaakapitu" style:family="text">
      <style:text-properties fo:background-color="#80FFFF"/>
    </style:style>
    <style:style style:name="T1033" style:parent-style-name="Domyślnaczcionkaakapitu" style:family="text">
      <style:text-properties fo:background-color="#80FFFF"/>
    </style:style>
    <style:style style:name="P1034" style:parent-style-name="Normalny" style:family="paragraph">
      <style:paragraph-properties fo:text-align="justify" fo:line-height="150%" fo:text-indent="0.25in"/>
    </style:style>
    <style:style style:name="T1035" style:parent-style-name="Domyślnaczcionkaakapitu" style:family="text">
      <style:text-properties fo:background-color="#80FFFF"/>
    </style:style>
    <style:style style:name="T1036" style:parent-style-name="Domyślnaczcionkaakapitu" style:family="text">
      <style:text-properties fo:background-color="#80FFFF"/>
    </style:style>
    <style:style style:name="T1037" style:parent-style-name="Domyślnaczcionkaakapitu" style:family="text">
      <style:text-properties fo:background-color="#80FFFF"/>
    </style:style>
    <style:style style:name="T1038" style:parent-style-name="Domyślnaczcionkaakapitu" style:family="text">
      <style:text-properties fo:background-color="#80FFFF"/>
    </style:style>
    <style:style style:name="T1039" style:parent-style-name="Domyślnaczcionkaakapitu" style:family="text">
      <style:text-properties fo:background-color="#80FFFF"/>
    </style:style>
    <style:style style:name="T1040" style:parent-style-name="Domyślnaczcionkaakapitu" style:family="text">
      <style:text-properties fo:background-color="#80FFFF"/>
    </style:style>
    <style:style style:name="T1041" style:parent-style-name="Domyślnaczcionkaakapitu" style:family="text">
      <style:text-properties fo:background-color="#80FFFF"/>
    </style:style>
    <style:style style:name="T1042" style:parent-style-name="Domyślnaczcionkaakapitu" style:family="text">
      <style:text-properties fo:background-color="#80FFFF"/>
    </style:style>
    <style:style style:name="T1043" style:parent-style-name="Domyślnaczcionkaakapitu" style:family="text">
      <style:text-properties fo:background-color="#80FFFF"/>
    </style:style>
    <style:style style:name="T1044" style:parent-style-name="Domyślnaczcionkaakapitu" style:family="text">
      <style:text-properties fo:background-color="#80FFFF"/>
    </style:style>
    <style:style style:name="T1045" style:parent-style-name="Domyślnaczcionkaakapitu" style:family="text">
      <style:text-properties fo:background-color="#80FFFF"/>
    </style:style>
    <style:style style:name="T1046" style:parent-style-name="Domyślnaczcionkaakapitu" style:family="text">
      <style:text-properties fo:background-color="#80FFFF"/>
    </style:style>
    <style:style style:name="T1047" style:parent-style-name="Domyślnaczcionkaakapitu" style:family="text">
      <style:text-properties fo:background-color="#80FFFF"/>
    </style:style>
    <style:style style:name="T1048" style:parent-style-name="Domyślnaczcionkaakapitu" style:family="text">
      <style:text-properties fo:background-color="#80FFFF"/>
    </style:style>
    <style:style style:name="T1049" style:parent-style-name="Domyślnaczcionkaakapitu" style:family="text">
      <style:text-properties fo:background-color="#80FFFF"/>
    </style:style>
    <style:style style:name="T1050" style:parent-style-name="Domyślnaczcionkaakapitu" style:family="text">
      <style:text-properties fo:background-color="#80FFFF"/>
    </style:style>
    <style:style style:name="T1051" style:parent-style-name="Domyślnaczcionkaakapitu" style:family="text">
      <style:text-properties fo:background-color="#80FFFF"/>
    </style:style>
    <style:style style:name="T1052" style:parent-style-name="Domyślnaczcionkaakapitu" style:family="text">
      <style:text-properties fo:background-color="#80FFFF"/>
    </style:style>
    <style:style style:name="T1053" style:parent-style-name="Domyślnaczcionkaakapitu" style:family="text">
      <style:text-properties fo:background-color="#80FFFF"/>
    </style:style>
    <style:style style:name="T1054" style:parent-style-name="Domyślnaczcionkaakapitu" style:family="text">
      <style:text-properties fo:background-color="#80FFFF"/>
    </style:style>
    <style:style style:name="P1055" style:parent-style-name="Normalny" style:family="paragraph">
      <style:paragraph-properties fo:text-align="justify" fo:line-height="150%" fo:text-indent="0.25in"/>
    </style:style>
    <style:style style:name="T1056" style:parent-style-name="Domyślnaczcionkaakapitu" style:family="text">
      <style:text-properties fo:background-color="#80FFFF"/>
    </style:style>
    <style:style style:name="P1057" style:parent-style-name="Normalny" style:family="paragraph">
      <style:paragraph-properties fo:text-align="justify" fo:line-height="150%"/>
    </style:style>
    <style:style style:name="T1058" style:parent-style-name="Domyślnaczcionkaakapitu" style:family="text">
      <style:text-properties fo:background-color="#80FFFF"/>
    </style:style>
    <style:style style:name="P1059" style:parent-style-name="Normalny" style:family="paragraph">
      <style:paragraph-properties fo:text-align="justify" fo:line-height="150%"/>
    </style:style>
    <style:style style:name="T1060" style:parent-style-name="Domyślnaczcionkaakapitu" style:family="text">
      <style:text-properties style:text-underline-type="single" style:text-underline-style="solid" style:text-underline-width="auto" style:text-underline-mode="continuous"/>
    </style:style>
    <style:style style:name="T1061" style:parent-style-name="Domyślnaczcionkaakapitu" style:family="text">
      <style:text-properties fo:background-color="#80FFFF" style:text-underline-type="single" style:text-underline-style="solid" style:text-underline-width="auto" style:text-underline-mode="continuous"/>
    </style:style>
    <style:style style:name="T1062" style:parent-style-name="Domyślnaczcionkaakapitu" style:family="text">
      <style:text-properties style:text-underline-type="single" style:text-underline-style="solid" style:text-underline-width="auto" style:text-underline-mode="continuous"/>
    </style:style>
    <style:style style:name="P1063" style:parent-style-name="Normalny" style:family="paragraph">
      <style:paragraph-properties fo:text-align="justify" fo:line-height="150%" fo:text-indent="0.25in"/>
    </style:style>
    <style:style style:name="T1064" style:parent-style-name="Domyślnaczcionkaakapitu" style:family="text">
      <style:text-properties fo:background-color="#80FFFF"/>
    </style:style>
    <style:style style:name="T1065" style:parent-style-name="Domyślnaczcionkaakapitu" style:family="text">
      <style:text-properties fo:background-color="#80FFFF"/>
    </style:style>
    <style:style style:name="P1066" style:parent-style-name="Normalny" style:family="paragraph">
      <style:paragraph-properties fo:text-align="justify" fo:line-height="150%"/>
    </style:style>
    <style:style style:name="T1067" style:parent-style-name="Domyślnaczcionkaakapitu" style:family="text">
      <style:text-properties style:text-underline-type="single" style:text-underline-style="solid" style:text-underline-width="auto" style:text-underline-mode="continuous"/>
    </style:style>
    <style:style style:name="P1068" style:parent-style-name="Normalny" style:family="paragraph">
      <style:paragraph-properties fo:text-align="justify" fo:line-height="150%" fo:text-indent="0.25in"/>
    </style:style>
    <style:style style:name="T1069" style:parent-style-name="Domyślnaczcionkaakapitu" style:family="text">
      <style:text-properties fo:background-color="#80FFFF"/>
    </style:style>
    <style:style style:name="T1070" style:parent-style-name="Domyślnaczcionkaakapitu" style:family="text">
      <style:text-properties fo:background-color="#80FFFF"/>
    </style:style>
    <style:style style:name="T1071" style:parent-style-name="Domyślnaczcionkaakapitu" style:family="text">
      <style:text-properties fo:background-color="#80FFFF"/>
    </style:style>
    <style:style style:name="T1072" style:parent-style-name="Domyślnaczcionkaakapitu" style:family="text">
      <style:text-properties fo:background-color="#80FFFF"/>
    </style:style>
    <style:style style:name="T1073" style:parent-style-name="Domyślnaczcionkaakapitu" style:family="text">
      <style:text-properties fo:background-color="#80FFFF"/>
    </style:style>
    <style:style style:name="T1074" style:parent-style-name="Domyślnaczcionkaakapitu" style:family="text">
      <style:text-properties fo:background-color="#80FFFF"/>
    </style:style>
    <style:style style:name="T1075" style:parent-style-name="Domyślnaczcionkaakapitu" style:family="text">
      <style:text-properties fo:background-color="#80FFFF"/>
    </style:style>
    <style:style style:name="T1076" style:parent-style-name="Domyślnaczcionkaakapitu" style:family="text">
      <style:text-properties fo:background-color="#80FFFF"/>
    </style:style>
    <style:style style:name="T1077" style:parent-style-name="Domyślnaczcionkaakapitu" style:family="text">
      <style:text-properties fo:background-color="#80FFFF"/>
    </style:style>
    <style:style style:name="T1078" style:parent-style-name="Domyślnaczcionkaakapitu" style:family="text">
      <style:text-properties fo:background-color="#80FFFF"/>
    </style:style>
    <style:style style:name="T1079" style:parent-style-name="Domyślnaczcionkaakapitu" style:family="text">
      <style:text-properties fo:background-color="#80FFFF"/>
    </style:style>
    <style:style style:name="T1080" style:parent-style-name="Domyślnaczcionkaakapitu" style:family="text">
      <style:text-properties fo:background-color="#80FFFF"/>
    </style:style>
    <style:style style:name="T1081" style:parent-style-name="Domyślnaczcionkaakapitu" style:family="text">
      <style:text-properties fo:background-color="#80FFFF"/>
    </style:style>
    <style:style style:name="P1082" style:parent-style-name="Normalny" style:family="paragraph">
      <style:paragraph-properties fo:text-align="justify" fo:line-height="150%" fo:text-indent="0.25in"/>
    </style:style>
    <style:style style:name="T1083" style:parent-style-name="Domyślnaczcionkaakapitu" style:family="text">
      <style:text-properties fo:background-color="#80FFFF"/>
    </style:style>
    <style:style style:name="T1084" style:parent-style-name="Domyślnaczcionkaakapitu" style:family="text">
      <style:text-properties fo:background-color="#80FFFF"/>
    </style:style>
    <style:style style:name="P1085" style:parent-style-name="Normalny" style:family="paragraph">
      <style:paragraph-properties fo:text-align="justify" fo:line-height="150%" fo:text-indent="0.25in"/>
    </style:style>
    <style:style style:name="T1086" style:parent-style-name="Domyślnaczcionkaakapitu" style:family="text">
      <style:text-properties fo:background-color="#80FFFF"/>
    </style:style>
    <style:style style:name="T1087" style:parent-style-name="Domyślnaczcionkaakapitu" style:family="text">
      <style:text-properties fo:background-color="#80FFFF"/>
    </style:style>
    <style:style style:name="T1088" style:parent-style-name="Domyślnaczcionkaakapitu" style:family="text">
      <style:text-properties fo:background-color="#80FFFF"/>
    </style:style>
    <style:style style:name="T1089" style:parent-style-name="Domyślnaczcionkaakapitu" style:family="text">
      <style:text-properties fo:background-color="#80FFFF"/>
    </style:style>
    <style:style style:name="T1090" style:parent-style-name="Domyślnaczcionkaakapitu" style:family="text">
      <style:text-properties fo:background-color="#80FFFF"/>
    </style:style>
    <style:style style:name="T1091" style:parent-style-name="Domyślnaczcionkaakapitu" style:family="text">
      <style:text-properties fo:background-color="#80FFFF"/>
    </style:style>
    <style:style style:name="T1092" style:parent-style-name="Domyślnaczcionkaakapitu" style:family="text">
      <style:text-properties fo:background-color="#80FFFF"/>
    </style:style>
    <style:style style:name="T1093" style:parent-style-name="Domyślnaczcionkaakapitu" style:family="text">
      <style:text-properties fo:background-color="#80FFFF"/>
    </style:style>
    <style:style style:name="T1094" style:parent-style-name="Domyślnaczcionkaakapitu" style:family="text">
      <style:text-properties fo:background-color="#80FFFF"/>
    </style:style>
    <style:style style:name="T1095" style:parent-style-name="Domyślnaczcionkaakapitu" style:family="text">
      <style:text-properties fo:background-color="#80FFFF"/>
    </style:style>
    <style:style style:name="T1096" style:parent-style-name="Domyślnaczcionkaakapitu" style:family="text">
      <style:text-properties fo:background-color="#80FFFF"/>
    </style:style>
    <style:style style:name="T1097" style:parent-style-name="Domyślnaczcionkaakapitu" style:family="text">
      <style:text-properties fo:background-color="#80FFFF"/>
    </style:style>
    <style:style style:name="T1098" style:parent-style-name="Domyślnaczcionkaakapitu" style:family="text">
      <style:text-properties fo:background-color="#80FFFF"/>
    </style:style>
    <style:style style:name="T1099" style:parent-style-name="Domyślnaczcionkaakapitu" style:family="text">
      <style:text-properties fo:background-color="#80FFFF"/>
    </style:style>
    <style:style style:name="T1100" style:parent-style-name="Domyślnaczcionkaakapitu" style:family="text">
      <style:text-properties fo:background-color="#80FFFF"/>
    </style:style>
    <style:style style:name="P1101" style:parent-style-name="Normalny" style:family="paragraph">
      <style:paragraph-properties fo:text-align="justify" fo:line-height="150%" fo:text-indent="0.25in"/>
    </style:style>
    <style:style style:name="P1102" style:parent-style-name="Normalny" style:family="paragraph">
      <style:paragraph-properties fo:text-align="justify" fo:line-height="150%"/>
    </style:style>
    <style:style style:name="T1103" style:parent-style-name="Domyślnaczcionkaakapitu" style:family="text">
      <style:text-properties fo:background-color="#80FFFF"/>
    </style:style>
    <style:style style:name="T1104" style:parent-style-name="Domyślnaczcionkaakapitu" style:family="text">
      <style:text-properties fo:background-color="#80FFFF"/>
    </style:style>
    <style:style style:name="T1105" style:parent-style-name="Domyślnaczcionkaakapitu" style:family="text">
      <style:text-properties fo:background-color="#80FFFF"/>
    </style:style>
    <style:style style:name="P1106" style:parent-style-name="Normalny" style:family="paragraph">
      <style:paragraph-properties fo:text-align="justify" fo:line-height="150%"/>
    </style:style>
    <style:style style:name="T1107" style:parent-style-name="Domyślnaczcionkaakapitu" style:family="text">
      <style:text-properties style:text-underline-type="single" style:text-underline-style="solid" style:text-underline-width="auto" style:text-underline-mode="continuous"/>
    </style:style>
    <style:style style:name="T1108" style:parent-style-name="Domyślnaczcionkaakapitu" style:family="text">
      <style:text-properties fo:background-color="#80FFFF" style:text-underline-type="single" style:text-underline-style="solid" style:text-underline-width="auto" style:text-underline-mode="continuous"/>
    </style:style>
    <style:style style:name="T1109" style:parent-style-name="Domyślnaczcionkaakapitu" style:family="text">
      <style:text-properties style:text-underline-type="single" style:text-underline-style="solid" style:text-underline-width="auto" style:text-underline-mode="continuous"/>
    </style:style>
    <style:style style:name="T1110" style:parent-style-name="Domyślnaczcionkaakapitu" style:family="text">
      <style:text-properties fo:background-color="#80FFFF" style:text-underline-type="single" style:text-underline-style="solid" style:text-underline-width="auto" style:text-underline-mode="continuous"/>
    </style:style>
    <style:style style:name="T1111" style:parent-style-name="Domyślnaczcionkaakapitu" style:family="text">
      <style:text-properties style:text-underline-type="single" style:text-underline-style="solid" style:text-underline-width="auto" style:text-underline-mode="continuous"/>
    </style:style>
    <style:style style:name="P1112" style:parent-style-name="Normalny" style:family="paragraph">
      <style:paragraph-properties fo:text-align="justify" fo:line-height="150%" fo:text-indent="0.25in"/>
    </style:style>
    <style:style style:name="P1113" style:parent-style-name="Normalny" style:family="paragraph">
      <style:paragraph-properties fo:text-align="justify" fo:line-height="150%"/>
    </style:style>
    <style:style style:name="T1114" style:parent-style-name="Domyślnaczcionkaakapitu" style:family="text">
      <style:text-properties style:text-underline-type="single" style:text-underline-style="solid" style:text-underline-width="auto" style:text-underline-mode="continuous"/>
    </style:style>
    <style:style style:name="P1115" style:parent-style-name="Normalny" style:family="paragraph">
      <style:paragraph-properties fo:text-align="justify" fo:line-height="150%" fo:text-indent="0.25in"/>
    </style:style>
    <style:style style:name="T1116" style:parent-style-name="Domyślnaczcionkaakapitu" style:family="text">
      <style:text-properties fo:background-color="#80FFFF"/>
    </style:style>
    <style:style style:name="P1117" style:parent-style-name="Normalny" style:family="paragraph">
      <style:paragraph-properties fo:text-align="justify" fo:line-height="150%"/>
    </style:style>
    <style:style style:name="T1118" style:parent-style-name="Domyślnaczcionkaakapitu" style:family="text">
      <style:text-properties style:text-underline-type="single" style:text-underline-style="solid" style:text-underline-width="auto" style:text-underline-mode="continuous"/>
    </style:style>
    <style:style style:name="P1119" style:parent-style-name="Normalny" style:family="paragraph">
      <style:paragraph-properties fo:text-align="justify" fo:line-height="150%" fo:text-indent="0.25in"/>
    </style:style>
    <style:style style:name="T1120" style:parent-style-name="Domyślnaczcionkaakapitu" style:family="text">
      <style:text-properties fo:background-color="#80FFFF"/>
    </style:style>
    <style:style style:name="P1121" style:parent-style-name="Normalny" style:family="paragraph">
      <style:paragraph-properties fo:text-align="justify" fo:line-height="150%" fo:text-indent="0.25in"/>
    </style:style>
    <style:style style:name="P1122" style:parent-style-name="Normalny" style:family="paragraph">
      <style:paragraph-properties fo:text-align="justify" fo:line-height="150%"/>
    </style:style>
    <style:style style:name="T1123" style:parent-style-name="Domyślnaczcionkaakapitu" style:family="text">
      <style:text-properties style:text-underline-type="single" style:text-underline-style="solid" style:text-underline-width="auto" style:text-underline-mode="continuous"/>
    </style:style>
    <style:style style:name="P1124" style:parent-style-name="Normalny" style:family="paragraph">
      <style:paragraph-properties fo:text-align="justify" fo:line-height="150%" fo:text-indent="0.25in"/>
    </style:style>
    <style:style style:name="T1125" style:parent-style-name="Domyślnaczcionkaakapitu" style:family="text">
      <style:text-properties fo:background-color="#80FFFF"/>
    </style:style>
    <style:style style:name="T1126" style:parent-style-name="Domyślnaczcionkaakapitu" style:family="text">
      <style:text-properties fo:background-color="#80FFFF"/>
    </style:style>
    <style:style style:name="T1127" style:parent-style-name="Domyślnaczcionkaakapitu" style:family="text">
      <style:text-properties fo:background-color="#80FFFF"/>
    </style:style>
    <style:style style:name="P1128" style:parent-style-name="Normalny" style:family="paragraph">
      <style:paragraph-properties fo:text-align="justify" fo:line-height="150%" fo:text-indent="0.25in"/>
    </style:style>
    <style:style style:name="T1129" style:parent-style-name="Domyślnaczcionkaakapitu" style:family="text">
      <style:text-properties fo:background-color="#80FFFF"/>
    </style:style>
    <style:style style:name="P1130" style:parent-style-name="Normalny" style:family="paragraph">
      <style:paragraph-properties fo:text-align="justify" fo:line-height="150%"/>
    </style:style>
    <style:style style:name="T1131" style:parent-style-name="Domyślnaczcionkaakapitu" style:family="text">
      <style:text-properties fo:background-color="#80FFFF"/>
    </style:style>
    <style:style style:name="P1132" style:parent-style-name="Normalny" style:family="paragraph">
      <style:paragraph-properties fo:text-align="justify" fo:line-height="150%"/>
    </style:style>
    <style:style style:name="T1133" style:parent-style-name="Domyślnaczcionkaakapitu" style:family="text">
      <style:text-properties style:text-underline-type="single" style:text-underline-style="solid" style:text-underline-width="auto" style:text-underline-mode="continuous"/>
    </style:style>
    <style:style style:name="P1134" style:parent-style-name="Normalny" style:family="paragraph">
      <style:paragraph-properties fo:text-align="justify" fo:line-height="150%" fo:text-indent="0.2479in"/>
    </style:style>
    <style:style style:name="T1135" style:parent-style-name="Domyślnaczcionkaakapitu" style:family="text">
      <style:text-properties fo:background-color="#80FFFF"/>
    </style:style>
    <style:style style:name="T1136" style:parent-style-name="Domyślnaczcionkaakapitu" style:family="text">
      <style:text-properties fo:background-color="#80FFFF"/>
    </style:style>
    <style:style style:name="T1137" style:parent-style-name="Domyślnaczcionkaakapitu" style:family="text">
      <style:text-properties fo:background-color="#80FFFF"/>
    </style:style>
    <style:style style:name="T1138" style:parent-style-name="Domyślnaczcionkaakapitu" style:family="text">
      <style:text-properties fo:background-color="#80FFFF"/>
    </style:style>
    <style:style style:name="T1139" style:parent-style-name="Domyślnaczcionkaakapitu" style:family="text">
      <style:text-properties fo:background-color="#80FFFF"/>
    </style:style>
    <style:style style:name="P1140" style:parent-style-name="Normalny" style:family="paragraph">
      <style:paragraph-properties fo:text-align="justify" fo:line-height="150%" fo:text-indent="0.25in"/>
    </style:style>
    <style:style style:name="P1141" style:parent-style-name="Normalny" style:family="paragraph">
      <style:paragraph-properties fo:text-align="justify" fo:line-height="150%" fo:text-indent="0.25in"/>
    </style:style>
    <style:style style:name="T1142" style:parent-style-name="Domyślnaczcionkaakapitu" style:family="text">
      <style:text-properties fo:background-color="#80FFFF"/>
    </style:style>
    <style:style style:name="T1143" style:parent-style-name="Domyślnaczcionkaakapitu" style:family="text">
      <style:text-properties fo:background-color="#80FFFF"/>
    </style:style>
    <style:style style:name="T1144" style:parent-style-name="Domyślnaczcionkaakapitu" style:family="text">
      <style:text-properties fo:background-color="#80FFFF"/>
    </style:style>
    <style:style style:name="T1145" style:parent-style-name="Domyślnaczcionkaakapitu" style:family="text">
      <style:text-properties fo:background-color="#80FFFF"/>
    </style:style>
    <style:style style:name="T1146" style:parent-style-name="Domyślnaczcionkaakapitu" style:family="text">
      <style:text-properties fo:background-color="#80FFFF"/>
    </style:style>
    <style:style style:name="T1147" style:parent-style-name="Domyślnaczcionkaakapitu" style:family="text">
      <style:text-properties fo:background-color="#80FFFF"/>
    </style:style>
    <style:style style:name="T1148" style:parent-style-name="Domyślnaczcionkaakapitu" style:family="text">
      <style:text-properties fo:background-color="#80FFFF"/>
    </style:style>
    <style:style style:name="T1149" style:parent-style-name="Domyślnaczcionkaakapitu" style:family="text">
      <style:text-properties fo:background-color="#80FFFF"/>
    </style:style>
    <style:style style:name="T1150" style:parent-style-name="Domyślnaczcionkaakapitu" style:family="text">
      <style:text-properties fo:background-color="#80FFFF"/>
    </style:style>
    <style:style style:name="T1151" style:parent-style-name="Domyślnaczcionkaakapitu" style:family="text">
      <style:text-properties fo:background-color="#80FFFF"/>
    </style:style>
    <style:style style:name="T1152" style:parent-style-name="Domyślnaczcionkaakapitu" style:family="text">
      <style:text-properties fo:background-color="#80FFFF"/>
    </style:style>
    <style:style style:name="T1153" style:parent-style-name="Domyślnaczcionkaakapitu" style:family="text">
      <style:text-properties fo:background-color="#80FFFF"/>
    </style:style>
    <style:style style:name="T1154" style:parent-style-name="Domyślnaczcionkaakapitu" style:family="text">
      <style:text-properties fo:background-color="#80FFFF"/>
    </style:style>
    <style:style style:name="T1155" style:parent-style-name="Domyślnaczcionkaakapitu" style:family="text">
      <style:text-properties fo:background-color="#80FFFF"/>
    </style:style>
    <style:style style:name="T1156" style:parent-style-name="Domyślnaczcionkaakapitu" style:family="text">
      <style:text-properties fo:background-color="#80FFFF"/>
    </style:style>
    <style:style style:name="T1157" style:parent-style-name="Domyślnaczcionkaakapitu" style:family="text">
      <style:text-properties fo:background-color="#80FFFF"/>
    </style:style>
    <style:style style:name="T1158" style:parent-style-name="Domyślnaczcionkaakapitu" style:family="text">
      <style:text-properties fo:background-color="#80FFFF"/>
    </style:style>
    <style:style style:name="T1159" style:parent-style-name="Domyślnaczcionkaakapitu" style:family="text">
      <style:text-properties fo:background-color="#80FFFF"/>
    </style:style>
    <style:style style:name="P1160" style:parent-style-name="Normalny" style:family="paragraph">
      <style:paragraph-properties fo:text-align="justify" fo:line-height="150%" fo:text-indent="0.25in"/>
    </style:style>
    <style:style style:name="T1161" style:parent-style-name="Domyślnaczcionkaakapitu" style:family="text">
      <style:text-properties fo:background-color="#80FFFF"/>
    </style:style>
    <style:style style:name="P1162" style:parent-style-name="Normalny" style:family="paragraph">
      <style:paragraph-properties fo:text-align="justify" fo:line-height="150%"/>
    </style:style>
    <style:style style:name="T1163" style:parent-style-name="Domyślnaczcionkaakapitu" style:family="text">
      <style:text-properties style:text-underline-type="single" style:text-underline-style="solid" style:text-underline-width="auto" style:text-underline-mode="continuous"/>
    </style:style>
    <style:style style:name="T1164" style:parent-style-name="Domyślnaczcionkaakapitu" style:family="text">
      <style:text-properties fo:background-color="#80FFFF" style:text-underline-type="single" style:text-underline-style="solid" style:text-underline-width="auto" style:text-underline-mode="continuous"/>
    </style:style>
    <style:style style:name="T1165" style:parent-style-name="Domyślnaczcionkaakapitu" style:family="text">
      <style:text-properties style:text-underline-type="single" style:text-underline-style="solid" style:text-underline-width="auto" style:text-underline-mode="continuous"/>
    </style:style>
    <style:style style:name="P1166" style:parent-style-name="Normalny" style:family="paragraph">
      <style:paragraph-properties fo:text-align="justify" fo:line-height="150%" fo:text-indent="0.25in"/>
    </style:style>
    <style:style style:name="T1167" style:parent-style-name="Domyślnaczcionkaakapitu" style:family="text">
      <style:text-properties fo:background-color="#80FFFF"/>
    </style:style>
    <style:style style:name="T1168" style:parent-style-name="Domyślnaczcionkaakapitu" style:family="text">
      <style:text-properties fo:background-color="#80FFFF"/>
    </style:style>
    <style:style style:name="T1169" style:parent-style-name="Domyślnaczcionkaakapitu" style:family="text">
      <style:text-properties fo:background-color="#80FFFF"/>
    </style:style>
    <style:style style:name="T1170" style:parent-style-name="Domyślnaczcionkaakapitu" style:family="text">
      <style:text-properties fo:background-color="#80FFFF"/>
    </style:style>
    <style:style style:name="P1171" style:parent-style-name="Normalny" style:family="paragraph">
      <style:paragraph-properties fo:text-align="justify" fo:line-height="150%"/>
    </style:style>
    <style:style style:name="T1172" style:parent-style-name="Domyślnaczcionkaakapitu" style:family="text">
      <style:text-properties style:text-underline-type="single" style:text-underline-style="solid" style:text-underline-width="auto" style:text-underline-mode="continuous"/>
    </style:style>
    <style:style style:name="P1173" style:parent-style-name="Normalny" style:family="paragraph">
      <style:paragraph-properties fo:text-align="justify" fo:line-height="150%" fo:text-indent="0.25in"/>
    </style:style>
    <style:style style:name="T1174" style:parent-style-name="Domyślnaczcionkaakapitu" style:family="text">
      <style:text-properties fo:background-color="#80FFFF"/>
    </style:style>
    <style:style style:name="P1175" style:parent-style-name="Normalny" style:family="paragraph">
      <style:paragraph-properties fo:text-align="justify" fo:line-height="150%"/>
    </style:style>
    <style:style style:name="T1176" style:parent-style-name="Domyślnaczcionkaakapitu" style:family="text">
      <style:text-properties style:text-underline-type="single" style:text-underline-style="solid" style:text-underline-width="auto" style:text-underline-mode="continuous"/>
    </style:style>
    <style:style style:name="T1177" style:parent-style-name="Domyślnaczcionkaakapitu" style:family="text">
      <style:text-properties fo:background-color="#80FFFF" style:text-underline-type="single" style:text-underline-style="solid" style:text-underline-width="auto" style:text-underline-mode="continuous"/>
    </style:style>
    <style:style style:name="T1178" style:parent-style-name="Domyślnaczcionkaakapitu" style:family="text">
      <style:text-properties style:text-underline-type="single" style:text-underline-style="solid" style:text-underline-width="auto" style:text-underline-mode="continuous"/>
    </style:style>
    <style:style style:name="P1179" style:parent-style-name="Normalny" style:family="paragraph">
      <style:paragraph-properties fo:text-align="justify" fo:line-height="150%" fo:text-indent="0.25in"/>
    </style:style>
    <style:style style:name="P1180" style:parent-style-name="Normalny" style:family="paragraph">
      <style:paragraph-properties fo:text-align="justify" fo:line-height="150%"/>
    </style:style>
    <style:style style:name="T1181" style:parent-style-name="Domyślnaczcionkaakapitu" style:family="text">
      <style:text-properties style:text-underline-type="single" style:text-underline-style="solid" style:text-underline-width="auto" style:text-underline-mode="continuous"/>
    </style:style>
    <style:style style:name="P1182" style:parent-style-name="Normalny" style:family="paragraph">
      <style:paragraph-properties fo:text-align="justify" fo:line-height="150%" fo:text-indent="0.25in"/>
    </style:style>
    <style:style style:name="T1183" style:parent-style-name="Domyślnaczcionkaakapitu" style:family="text">
      <style:text-properties fo:background-color="#80FFFF"/>
    </style:style>
    <style:style style:name="T1184" style:parent-style-name="Domyślnaczcionkaakapitu" style:family="text">
      <style:text-properties fo:background-color="#80FFFF"/>
    </style:style>
    <style:style style:name="P1185" style:parent-style-name="Normalny" style:family="paragraph">
      <style:paragraph-properties fo:text-align="justify" fo:line-height="150%"/>
    </style:style>
    <style:style style:name="T1186" style:parent-style-name="Domyślnaczcionkaakapitu" style:family="text">
      <style:text-properties style:text-underline-type="single" style:text-underline-style="solid" style:text-underline-width="auto" style:text-underline-mode="continuous"/>
    </style:style>
    <style:style style:name="T1187" style:parent-style-name="Domyślnaczcionkaakapitu" style:family="text">
      <style:text-properties fo:background-color="#80FFFF" style:text-underline-type="single" style:text-underline-style="solid" style:text-underline-width="auto" style:text-underline-mode="continuous"/>
    </style:style>
    <style:style style:name="T1188" style:parent-style-name="Domyślnaczcionkaakapitu" style:family="text">
      <style:text-properties style:text-underline-type="single" style:text-underline-style="solid" style:text-underline-width="auto" style:text-underline-mode="continuous"/>
    </style:style>
    <style:style style:name="P1189" style:parent-style-name="Normalny" style:family="paragraph">
      <style:paragraph-properties fo:text-align="justify" fo:line-height="150%" fo:text-indent="0.25in"/>
    </style:style>
    <style:style style:name="T1190" style:parent-style-name="Domyślnaczcionkaakapitu" style:family="text">
      <style:text-properties fo:background-color="#80FFFF"/>
    </style:style>
    <style:style style:name="T1191" style:parent-style-name="Domyślnaczcionkaakapitu" style:family="text">
      <style:text-properties fo:background-color="#80FFFF"/>
    </style:style>
    <style:style style:name="P1192" style:parent-style-name="Normalny" style:family="paragraph">
      <style:paragraph-properties fo:text-align="justify" fo:line-height="150%"/>
    </style:style>
    <style:style style:name="T1193" style:parent-style-name="Domyślnaczcionkaakapitu" style:family="text">
      <style:text-properties fo:background-color="#80FFFF"/>
    </style:style>
    <style:style style:name="P1194" style:parent-style-name="Normalny" style:family="paragraph">
      <style:paragraph-properties fo:text-align="justify" fo:line-height="150%"/>
    </style:style>
    <style:style style:name="T1195" style:parent-style-name="Domyślnaczcionkaakapitu" style:family="text">
      <style:text-properties fo:background-color="#80FFFF"/>
    </style:style>
    <style:style style:name="T1196" style:parent-style-name="Domyślnaczcionkaakapitu" style:family="text">
      <style:text-properties fo:background-color="#80FFFF"/>
    </style:style>
    <style:style style:name="P1197" style:parent-style-name="Normalny" style:family="paragraph">
      <style:paragraph-properties fo:text-align="justify" fo:line-height="150%"/>
    </style:style>
    <style:style style:name="T1198" style:parent-style-name="Domyślnaczcionkaakapitu" style:family="text">
      <style:text-properties style:text-underline-type="single" style:text-underline-style="solid" style:text-underline-width="auto" style:text-underline-mode="continuous"/>
    </style:style>
    <style:style style:name="T1199" style:parent-style-name="Domyślnaczcionkaakapitu" style:family="text">
      <style:text-properties fo:background-color="#80FFFF" style:text-underline-type="single" style:text-underline-style="solid" style:text-underline-width="auto" style:text-underline-mode="continuous"/>
    </style:style>
    <style:style style:name="T1200" style:parent-style-name="Domyślnaczcionkaakapitu" style:family="text">
      <style:text-properties style:text-underline-type="single" style:text-underline-style="solid" style:text-underline-width="auto" style:text-underline-mode="continuous"/>
    </style:style>
    <style:style style:name="P1201" style:parent-style-name="Normalny" style:family="paragraph">
      <style:paragraph-properties fo:text-align="justify" fo:line-height="150%" fo:text-indent="0.25in"/>
    </style:style>
    <style:style style:name="T1202" style:parent-style-name="Domyślnaczcionkaakapitu" style:family="text">
      <style:text-properties fo:background-color="#80FFFF"/>
    </style:style>
    <style:style style:name="P1203" style:parent-style-name="Normalny" style:family="paragraph">
      <style:paragraph-properties fo:text-align="justify" fo:line-height="150%" fo:text-indent="0.25in"/>
    </style:style>
    <style:style style:name="T1204" style:parent-style-name="Domyślnaczcionkaakapitu" style:family="text">
      <style:text-properties fo:background-color="#80FFFF"/>
    </style:style>
    <style:style style:name="T1205" style:parent-style-name="Domyślnaczcionkaakapitu" style:family="text">
      <style:text-properties fo:background-color="#80FFFF"/>
    </style:style>
    <style:style style:name="T1206" style:parent-style-name="Domyślnaczcionkaakapitu" style:family="text">
      <style:text-properties fo:background-color="#80FFFF"/>
    </style:style>
    <style:style style:name="T1207" style:parent-style-name="Domyślnaczcionkaakapitu" style:family="text">
      <style:text-properties fo:background-color="#80FFFF"/>
    </style:style>
    <style:style style:name="T1208" style:parent-style-name="Domyślnaczcionkaakapitu" style:family="text">
      <style:text-properties fo:background-color="#80FFFF"/>
    </style:style>
    <style:style style:name="T1209" style:parent-style-name="Domyślnaczcionkaakapitu" style:family="text">
      <style:text-properties fo:background-color="#80FFFF"/>
    </style:style>
    <style:style style:name="T1210" style:parent-style-name="Domyślnaczcionkaakapitu" style:family="text">
      <style:text-properties fo:background-color="#80FFFF"/>
    </style:style>
    <style:style style:name="T1211" style:parent-style-name="Domyślnaczcionkaakapitu" style:family="text">
      <style:text-properties fo:background-color="#80FFFF"/>
    </style:style>
    <style:style style:name="T1212" style:parent-style-name="Domyślnaczcionkaakapitu" style:family="text">
      <style:text-properties fo:background-color="#80FFFF"/>
    </style:style>
    <style:style style:name="P1213" style:parent-style-name="Normalny" style:family="paragraph">
      <style:paragraph-properties fo:text-align="justify" fo:line-height="150%"/>
    </style:style>
    <style:style style:name="T1214" style:parent-style-name="Domyślnaczcionkaakapitu" style:family="text">
      <style:text-properties style:text-underline-type="single" style:text-underline-style="solid" style:text-underline-width="auto" style:text-underline-mode="continuous"/>
    </style:style>
    <style:style style:name="T1215" style:parent-style-name="Domyślnaczcionkaakapitu" style:family="text">
      <style:text-properties fo:background-color="#80FFFF" style:text-underline-type="single" style:text-underline-style="solid" style:text-underline-width="auto" style:text-underline-mode="continuous"/>
    </style:style>
    <style:style style:name="T1216" style:parent-style-name="Domyślnaczcionkaakapitu" style:family="text">
      <style:text-properties style:text-underline-type="single" style:text-underline-style="solid" style:text-underline-width="auto" style:text-underline-mode="continuous"/>
    </style:style>
    <style:style style:name="T1217" style:parent-style-name="Domyślnaczcionkaakapitu" style:family="text">
      <style:text-properties fo:background-color="#80FFFF" style:text-underline-type="single" style:text-underline-style="solid" style:text-underline-width="auto" style:text-underline-mode="continuous"/>
    </style:style>
    <style:style style:name="T1218" style:parent-style-name="Domyślnaczcionkaakapitu" style:family="text">
      <style:text-properties fo:background-color="#80FFFF"/>
    </style:style>
    <style:style style:name="P1219" style:parent-style-name="Normalny" style:family="paragraph">
      <style:paragraph-properties fo:text-align="justify" fo:line-height="150%" fo:text-indent="0.25in"/>
    </style:style>
    <style:style style:name="T1220" style:parent-style-name="Domyślnaczcionkaakapitu" style:family="text">
      <style:text-properties fo:background-color="#80FFFF"/>
    </style:style>
    <style:style style:name="P1221" style:parent-style-name="Normalny" style:family="paragraph">
      <style:paragraph-properties fo:text-align="justify" fo:line-height="150%" fo:text-indent="0.25in"/>
    </style:style>
    <style:style style:name="T1222" style:parent-style-name="Domyślnaczcionkaakapitu" style:family="text">
      <style:text-properties fo:background-color="#80FFFF"/>
    </style:style>
    <style:style style:name="T1223" style:parent-style-name="Domyślnaczcionkaakapitu" style:family="text">
      <style:text-properties fo:background-color="#80FFFF"/>
    </style:style>
    <style:style style:name="T1224" style:parent-style-name="Domyślnaczcionkaakapitu" style:family="text">
      <style:text-properties fo:background-color="#80FFFF"/>
    </style:style>
    <style:style style:name="T1225" style:parent-style-name="Domyślnaczcionkaakapitu" style:family="text">
      <style:text-properties fo:background-color="#80FFFF"/>
    </style:style>
    <style:style style:name="T1226" style:parent-style-name="Domyślnaczcionkaakapitu" style:family="text">
      <style:text-properties fo:background-color="#80FFFF"/>
    </style:style>
    <style:style style:name="T1227" style:parent-style-name="Domyślnaczcionkaakapitu" style:family="text">
      <style:text-properties fo:background-color="#80FFFF"/>
    </style:style>
    <style:style style:name="T1228" style:parent-style-name="Domyślnaczcionkaakapitu" style:family="text">
      <style:text-properties fo:background-color="#80FFFF"/>
    </style:style>
    <style:style style:name="T1229" style:parent-style-name="Domyślnaczcionkaakapitu" style:family="text">
      <style:text-properties fo:background-color="#80FFFF"/>
    </style:style>
    <style:style style:name="T1230" style:parent-style-name="Domyślnaczcionkaakapitu" style:family="text">
      <style:text-properties fo:background-color="#80FFFF"/>
    </style:style>
    <style:style style:name="P1231" style:parent-style-name="Normalny" style:family="paragraph">
      <style:paragraph-properties fo:text-align="justify" fo:line-height="150%" fo:text-indent="0.25in"/>
    </style:style>
    <style:style style:name="T1232" style:parent-style-name="Domyślnaczcionkaakapitu" style:family="text">
      <style:text-properties fo:background-color="#80FFFF"/>
    </style:style>
    <style:style style:name="T1233" style:parent-style-name="Domyślnaczcionkaakapitu" style:family="text">
      <style:text-properties fo:background-color="#80FFFF"/>
    </style:style>
    <style:style style:name="T1234" style:parent-style-name="Domyślnaczcionkaakapitu" style:family="text">
      <style:text-properties fo:background-color="#80FFFF"/>
    </style:style>
    <style:style style:name="T1235" style:parent-style-name="Domyślnaczcionkaakapitu" style:family="text">
      <style:text-properties fo:background-color="#80FFFF"/>
    </style:style>
    <style:style style:name="T1236" style:parent-style-name="Domyślnaczcionkaakapitu" style:family="text">
      <style:text-properties fo:background-color="#80FFFF"/>
    </style:style>
    <style:style style:name="T1237" style:parent-style-name="Domyślnaczcionkaakapitu" style:family="text">
      <style:text-properties fo:background-color="#80FFFF"/>
    </style:style>
    <style:style style:name="T1238" style:parent-style-name="Domyślnaczcionkaakapitu" style:family="text">
      <style:text-properties fo:background-color="#80FFFF"/>
    </style:style>
    <style:style style:name="T1239" style:parent-style-name="Domyślnaczcionkaakapitu" style:family="text">
      <style:text-properties fo:background-color="#80FFFF"/>
    </style:style>
    <style:style style:name="T1240" style:parent-style-name="Domyślnaczcionkaakapitu" style:family="text">
      <style:text-properties fo:background-color="#80FFFF"/>
    </style:style>
    <style:style style:name="T1241" style:parent-style-name="Domyślnaczcionkaakapitu" style:family="text">
      <style:text-properties fo:background-color="#80FFFF"/>
    </style:style>
    <style:style style:name="P1242" style:parent-style-name="Normalny" style:family="paragraph">
      <style:paragraph-properties fo:text-align="justify" fo:line-height="150%" fo:text-indent="0.25in"/>
    </style:style>
    <style:style style:name="T1243" style:parent-style-name="Domyślnaczcionkaakapitu" style:family="text">
      <style:text-properties fo:background-color="#80FFFF"/>
    </style:style>
    <style:style style:name="T1244" style:parent-style-name="Domyślnaczcionkaakapitu" style:family="text">
      <style:text-properties fo:background-color="#80FFFF"/>
    </style:style>
    <style:style style:name="T1245" style:parent-style-name="Domyślnaczcionkaakapitu" style:family="text">
      <style:text-properties fo:background-color="#80FFFF"/>
    </style:style>
    <style:style style:name="T1246" style:parent-style-name="Domyślnaczcionkaakapitu" style:family="text">
      <style:text-properties fo:background-color="#80FFFF"/>
    </style:style>
    <style:style style:name="T1247" style:parent-style-name="Domyślnaczcionkaakapitu" style:family="text">
      <style:text-properties fo:background-color="#80FFFF"/>
    </style:style>
    <style:style style:name="T1248" style:parent-style-name="Domyślnaczcionkaakapitu" style:family="text">
      <style:text-properties fo:background-color="#80FFFF"/>
    </style:style>
    <style:style style:name="T1249" style:parent-style-name="Domyślnaczcionkaakapitu" style:family="text">
      <style:text-properties fo:background-color="#80FFFF"/>
    </style:style>
    <style:style style:name="T1250" style:parent-style-name="Domyślnaczcionkaakapitu" style:family="text">
      <style:text-properties fo:background-color="#80FFFF"/>
    </style:style>
    <style:style style:name="T1251" style:parent-style-name="Domyślnaczcionkaakapitu" style:family="text">
      <style:text-properties fo:background-color="#80FFFF"/>
    </style:style>
    <style:style style:name="T1252" style:parent-style-name="Domyślnaczcionkaakapitu" style:family="text">
      <style:text-properties fo:background-color="#80FFFF"/>
    </style:style>
    <style:style style:name="P1253" style:parent-style-name="Normalny" style:family="paragraph">
      <style:paragraph-properties fo:text-align="justify" fo:line-height="150%"/>
    </style:style>
    <style:style style:name="T1254" style:parent-style-name="Domyślnaczcionkaakapitu" style:family="text">
      <style:text-properties style:text-underline-type="single" style:text-underline-style="solid" style:text-underline-width="auto" style:text-underline-mode="continuous"/>
    </style:style>
    <style:style style:name="T1255" style:parent-style-name="Domyślnaczcionkaakapitu" style:family="text">
      <style:text-properties fo:background-color="#80FFFF" style:text-underline-type="single" style:text-underline-style="solid" style:text-underline-width="auto" style:text-underline-mode="continuous"/>
    </style:style>
    <style:style style:name="T1256" style:parent-style-name="Domyślnaczcionkaakapitu" style:family="text">
      <style:text-properties fo:background-color="#80FFFF"/>
    </style:style>
    <style:style style:name="P1257" style:parent-style-name="Normalny" style:family="paragraph">
      <style:paragraph-properties fo:text-align="justify" fo:line-height="150%" fo:text-indent="0.25in"/>
    </style:style>
    <style:style style:name="T1258" style:parent-style-name="Domyślnaczcionkaakapitu" style:family="text">
      <style:text-properties fo:background-color="#80FFFF"/>
    </style:style>
    <style:style style:name="T1259" style:parent-style-name="Domyślnaczcionkaakapitu" style:family="text">
      <style:text-properties fo:background-color="#80FFFF"/>
    </style:style>
    <style:style style:name="T1260" style:parent-style-name="Domyślnaczcionkaakapitu" style:family="text">
      <style:text-properties fo:background-color="#80FFFF"/>
    </style:style>
    <style:style style:name="T1261" style:parent-style-name="Domyślnaczcionkaakapitu" style:family="text">
      <style:text-properties fo:background-color="#80FFFF"/>
    </style:style>
    <style:style style:name="P1262" style:parent-style-name="Normalny" style:family="paragraph">
      <style:paragraph-properties fo:text-align="justify" fo:line-height="150%"/>
    </style:style>
    <style:style style:name="T1263" style:parent-style-name="Domyślnaczcionkaakapitu" style:family="text">
      <style:text-properties style:text-underline-type="single" style:text-underline-style="solid" style:text-underline-width="auto" style:text-underline-mode="continuous"/>
    </style:style>
    <style:style style:name="T1264" style:parent-style-name="Domyślnaczcionkaakapitu" style:family="text">
      <style:text-properties fo:background-color="#80FFFF"/>
    </style:style>
    <style:style style:name="P1265" style:parent-style-name="Normalny" style:family="paragraph">
      <style:paragraph-properties fo:text-align="justify" fo:line-height="150%" fo:text-indent="0.25in"/>
    </style:style>
    <style:style style:name="T1266" style:parent-style-name="Domyślnaczcionkaakapitu" style:family="text">
      <style:text-properties fo:background-color="#80FFFF"/>
    </style:style>
    <style:style style:name="T1267" style:parent-style-name="Domyślnaczcionkaakapitu" style:family="text">
      <style:text-properties fo:background-color="#80FFFF"/>
    </style:style>
    <style:style style:name="P1268" style:parent-style-name="Normalny" style:family="paragraph">
      <style:paragraph-properties fo:text-align="justify" fo:line-height="150%"/>
    </style:style>
    <style:style style:name="T1269" style:parent-style-name="Domyślnaczcionkaakapitu" style:family="text">
      <style:text-properties style:text-underline-type="single" style:text-underline-style="solid" style:text-underline-width="auto" style:text-underline-mode="continuous"/>
    </style:style>
    <style:style style:name="P1270" style:parent-style-name="Normalny" style:family="paragraph">
      <style:paragraph-properties fo:text-align="justify" fo:line-height="150%" fo:text-indent="0.25in"/>
    </style:style>
    <style:style style:name="T1271" style:parent-style-name="Domyślnaczcionkaakapitu" style:family="text">
      <style:text-properties fo:background-color="#80FFFF"/>
    </style:style>
    <style:style style:name="T1272" style:parent-style-name="Domyślnaczcionkaakapitu" style:family="text">
      <style:text-properties fo:background-color="#80FFFF"/>
    </style:style>
    <style:style style:name="T1273" style:parent-style-name="Domyślnaczcionkaakapitu" style:family="text">
      <style:text-properties fo:background-color="#80FFFF"/>
    </style:style>
    <style:style style:name="T1274" style:parent-style-name="Domyślnaczcionkaakapitu" style:family="text">
      <style:text-properties fo:background-color="#80FFFF"/>
    </style:style>
    <style:style style:name="T1275" style:parent-style-name="Domyślnaczcionkaakapitu" style:family="text">
      <style:text-properties fo:background-color="#80FFFF"/>
    </style:style>
    <style:style style:name="P1276" style:parent-style-name="Normalny" style:family="paragraph">
      <style:paragraph-properties fo:text-align="justify" fo:line-height="150%"/>
    </style:style>
    <style:style style:name="T1277" style:parent-style-name="Domyślnaczcionkaakapitu" style:family="text">
      <style:text-properties style:text-underline-type="single" style:text-underline-style="solid" style:text-underline-width="auto" style:text-underline-mode="continuous"/>
    </style:style>
    <style:style style:name="T1278" style:parent-style-name="Domyślnaczcionkaakapitu" style:family="text">
      <style:text-properties fo:background-color="#80FFFF" style:text-underline-type="single" style:text-underline-style="solid" style:text-underline-width="auto" style:text-underline-mode="continuous"/>
    </style:style>
    <style:style style:name="P1279" style:parent-style-name="Normalny" style:family="paragraph">
      <style:paragraph-properties fo:text-align="justify" fo:line-height="150%" fo:text-indent="0.2479in"/>
    </style:style>
    <style:style style:name="T1280" style:parent-style-name="Domyślnaczcionkaakapitu" style:family="text">
      <style:text-properties fo:background-color="#80FFFF"/>
    </style:style>
    <style:style style:name="T1281" style:parent-style-name="Domyślnaczcionkaakapitu" style:family="text">
      <style:text-properties fo:background-color="#80FFFF"/>
    </style:style>
    <style:style style:name="T1282" style:parent-style-name="Domyślnaczcionkaakapitu" style:family="text">
      <style:text-properties fo:background-color="#80FFFF"/>
    </style:style>
    <style:style style:name="T1283" style:parent-style-name="Domyślnaczcionkaakapitu" style:family="text">
      <style:text-properties fo:background-color="#80FFFF"/>
    </style:style>
    <style:style style:name="T1284" style:parent-style-name="Domyślnaczcionkaakapitu" style:family="text">
      <style:text-properties fo:background-color="#80FFFF"/>
    </style:style>
    <style:style style:name="T1285" style:parent-style-name="Domyślnaczcionkaakapitu" style:family="text">
      <style:text-properties fo:background-color="#80FFFF"/>
    </style:style>
    <style:style style:name="T1286" style:parent-style-name="Domyślnaczcionkaakapitu" style:family="text">
      <style:text-properties fo:background-color="#80FFFF"/>
    </style:style>
    <style:style style:name="T1287" style:parent-style-name="Domyślnaczcionkaakapitu" style:family="text">
      <style:text-properties fo:background-color="#80FFFF"/>
    </style:style>
    <style:style style:name="T1288" style:parent-style-name="Domyślnaczcionkaakapitu" style:family="text">
      <style:text-properties fo:background-color="#80FFFF"/>
    </style:style>
    <style:style style:name="P1289" style:parent-style-name="Normalny" style:family="paragraph">
      <style:paragraph-properties fo:text-align="justify" fo:line-height="150%" fo:text-indent="0.25in">
        <style:tab-stops>
          <style:tab-stop style:type="left" style:position="2.3986in"/>
        </style:tab-stops>
      </style:paragraph-properties>
    </style:style>
    <style:style style:name="T1290" style:parent-style-name="Domyślnaczcionkaakapitu" style:family="text">
      <style:text-properties fo:background-color="#80FFFF"/>
    </style:style>
    <style:style style:name="T1291" style:parent-style-name="Domyślnaczcionkaakapitu" style:family="text">
      <style:text-properties fo:background-color="#80FFFF"/>
    </style:style>
    <style:style style:name="T1292" style:parent-style-name="Domyślnaczcionkaakapitu" style:family="text">
      <style:text-properties fo:background-color="#80FFFF"/>
    </style:style>
    <style:style style:name="T1293" style:parent-style-name="Domyślnaczcionkaakapitu" style:family="text">
      <style:text-properties fo:background-color="#80FFFF"/>
    </style:style>
    <style:style style:name="T1294" style:parent-style-name="Domyślnaczcionkaakapitu" style:family="text">
      <style:text-properties fo:background-color="#80FFFF"/>
    </style:style>
    <style:style style:name="T1295" style:parent-style-name="Domyślnaczcionkaakapitu" style:family="text">
      <style:text-properties fo:background-color="#80FFFF"/>
    </style:style>
    <style:style style:name="T1296" style:parent-style-name="Domyślnaczcionkaakapitu" style:family="text">
      <style:text-properties fo:background-color="#80FFFF"/>
    </style:style>
    <style:style style:name="T1297" style:parent-style-name="Domyślnaczcionkaakapitu" style:family="text">
      <style:text-properties fo:background-color="#80FFFF"/>
    </style:style>
    <style:style style:name="T1298" style:parent-style-name="Domyślnaczcionkaakapitu" style:family="text">
      <style:text-properties fo:background-color="#80FFFF"/>
    </style:style>
    <style:style style:name="T1299" style:parent-style-name="Domyślnaczcionkaakapitu" style:family="text">
      <style:text-properties fo:background-color="#80FFFF"/>
    </style:style>
    <style:style style:name="T1300" style:parent-style-name="Domyślnaczcionkaakapitu" style:family="text">
      <style:text-properties fo:background-color="#80FFFF"/>
    </style:style>
    <style:style style:name="T1301" style:parent-style-name="Domyślnaczcionkaakapitu" style:family="text">
      <style:text-properties fo:background-color="#80FFFF"/>
    </style:style>
    <style:style style:name="P1302" style:parent-style-name="Normalny" style:family="paragraph">
      <style:paragraph-properties fo:text-align="justify" fo:line-height="150%" fo:text-indent="0.25in"/>
    </style:style>
    <style:style style:name="T1303" style:parent-style-name="Domyślnaczcionkaakapitu" style:family="text">
      <style:text-properties fo:background-color="#80FFFF"/>
    </style:style>
    <style:style style:name="T1304" style:parent-style-name="Domyślnaczcionkaakapitu" style:family="text">
      <style:text-properties fo:background-color="#80FFFF"/>
    </style:style>
    <style:style style:name="T1305" style:parent-style-name="Domyślnaczcionkaakapitu" style:family="text">
      <style:text-properties fo:background-color="#80FFFF"/>
    </style:style>
    <style:style style:name="T1306" style:parent-style-name="Domyślnaczcionkaakapitu" style:family="text">
      <style:text-properties fo:background-color="#80FFFF"/>
    </style:style>
    <style:style style:name="T1307" style:parent-style-name="Domyślnaczcionkaakapitu" style:family="text">
      <style:text-properties fo:background-color="#80FFFF"/>
    </style:style>
    <style:style style:name="T1308" style:parent-style-name="Domyślnaczcionkaakapitu" style:family="text">
      <style:text-properties fo:background-color="#80FFFF"/>
    </style:style>
    <style:style style:name="T1309" style:parent-style-name="Domyślnaczcionkaakapitu" style:family="text">
      <style:text-properties fo:background-color="#80FFFF"/>
    </style:style>
    <style:style style:name="T1310" style:parent-style-name="Domyślnaczcionkaakapitu" style:family="text">
      <style:text-properties fo:background-color="#80FFFF"/>
    </style:style>
    <style:style style:name="T1311" style:parent-style-name="Domyślnaczcionkaakapitu" style:family="text">
      <style:text-properties fo:background-color="#80FFFF"/>
    </style:style>
    <style:style style:name="P1312" style:parent-style-name="Normalny" style:family="paragraph">
      <style:paragraph-properties fo:text-align="justify" fo:line-height="150%" fo:text-indent="0.25in"/>
    </style:style>
    <style:style style:name="T1313" style:parent-style-name="Domyślnaczcionkaakapitu" style:family="text">
      <style:text-properties fo:background-color="#80FFFF"/>
    </style:style>
    <style:style style:name="T1314" style:parent-style-name="Domyślnaczcionkaakapitu" style:family="text">
      <style:text-properties fo:background-color="#80FFFF"/>
    </style:style>
    <style:style style:name="T1315" style:parent-style-name="Domyślnaczcionkaakapitu" style:family="text">
      <style:text-properties fo:background-color="#80FFFF"/>
    </style:style>
    <style:style style:name="T1316" style:parent-style-name="Domyślnaczcionkaakapitu" style:family="text">
      <style:text-properties fo:background-color="#80FFFF"/>
    </style:style>
    <style:style style:name="T1317" style:parent-style-name="Domyślnaczcionkaakapitu" style:family="text">
      <style:text-properties fo:background-color="#80FFFF"/>
    </style:style>
    <style:style style:name="T1318" style:parent-style-name="Domyślnaczcionkaakapitu" style:family="text">
      <style:text-properties fo:background-color="#80FFFF"/>
    </style:style>
    <style:style style:name="T1319" style:parent-style-name="Domyślnaczcionkaakapitu" style:family="text">
      <style:text-properties fo:background-color="#80FFFF"/>
    </style:style>
    <style:style style:name="T1320" style:parent-style-name="Domyślnaczcionkaakapitu" style:family="text">
      <style:text-properties fo:background-color="#80FFFF"/>
    </style:style>
    <style:style style:name="T1321" style:parent-style-name="Domyślnaczcionkaakapitu" style:family="text">
      <style:text-properties fo:background-color="#80FFFF"/>
    </style:style>
    <style:style style:name="T1322" style:parent-style-name="Domyślnaczcionkaakapitu" style:family="text">
      <style:text-properties fo:background-color="#80FFFF"/>
    </style:style>
    <style:style style:name="P1323" style:parent-style-name="Normalny" style:family="paragraph">
      <style:paragraph-properties fo:text-align="justify" fo:line-height="150%" fo:text-indent="0.25in"/>
    </style:style>
    <style:style style:name="T1324" style:parent-style-name="Domyślnaczcionkaakapitu" style:family="text">
      <style:text-properties fo:background-color="#80FFFF"/>
    </style:style>
    <style:style style:name="T1325" style:parent-style-name="Domyślnaczcionkaakapitu" style:family="text">
      <style:text-properties fo:background-color="#80FFFF"/>
    </style:style>
    <style:style style:name="T1326" style:parent-style-name="Domyślnaczcionkaakapitu" style:family="text">
      <style:text-properties fo:background-color="#80FFFF"/>
    </style:style>
    <style:style style:name="T1327" style:parent-style-name="Domyślnaczcionkaakapitu" style:family="text">
      <style:text-properties fo:background-color="#80FFFF"/>
    </style:style>
    <style:style style:name="T1328" style:parent-style-name="Domyślnaczcionkaakapitu" style:family="text">
      <style:text-properties fo:background-color="#80FFFF"/>
    </style:style>
    <style:style style:name="T1329" style:parent-style-name="Domyślnaczcionkaakapitu" style:family="text">
      <style:text-properties fo:background-color="#80FFFF"/>
    </style:style>
    <style:style style:name="T1330" style:parent-style-name="Domyślnaczcionkaakapitu" style:family="text">
      <style:text-properties fo:background-color="#80FFFF"/>
    </style:style>
    <style:style style:name="T1331" style:parent-style-name="Domyślnaczcionkaakapitu" style:family="text">
      <style:text-properties fo:background-color="#80FFFF"/>
    </style:style>
    <style:style style:name="T1332" style:parent-style-name="Domyślnaczcionkaakapitu" style:family="text">
      <style:text-properties fo:background-color="#80FFFF"/>
    </style:style>
    <style:style style:name="T1333" style:parent-style-name="Domyślnaczcionkaakapitu" style:family="text">
      <style:text-properties fo:background-color="#80FFFF"/>
    </style:style>
    <style:style style:name="T1334" style:parent-style-name="Domyślnaczcionkaakapitu" style:family="text">
      <style:text-properties fo:background-color="#80FFFF"/>
    </style:style>
    <style:style style:name="T1335" style:parent-style-name="Domyślnaczcionkaakapitu" style:family="text">
      <style:text-properties fo:background-color="#80FFFF"/>
    </style:style>
    <style:style style:name="T1336" style:parent-style-name="Domyślnaczcionkaakapitu" style:family="text">
      <style:text-properties fo:background-color="#80FFFF"/>
    </style:style>
    <style:style style:name="T1337" style:parent-style-name="Domyślnaczcionkaakapitu" style:family="text">
      <style:text-properties fo:background-color="#80FFFF"/>
    </style:style>
    <style:style style:name="T1338" style:parent-style-name="Domyślnaczcionkaakapitu" style:family="text">
      <style:text-properties fo:background-color="#80FFFF"/>
    </style:style>
    <style:style style:name="T1339" style:parent-style-name="Domyślnaczcionkaakapitu" style:family="text">
      <style:text-properties fo:background-color="#80FFFF"/>
    </style:style>
    <style:style style:name="T1340" style:parent-style-name="Domyślnaczcionkaakapitu" style:family="text">
      <style:text-properties fo:background-color="#80FFFF"/>
    </style:style>
    <style:style style:name="T1341" style:parent-style-name="Domyślnaczcionkaakapitu" style:family="text">
      <style:text-properties fo:background-color="#80FFFF"/>
    </style:style>
    <style:style style:name="T1342" style:parent-style-name="Domyślnaczcionkaakapitu" style:family="text">
      <style:text-properties fo:background-color="#80FFFF"/>
    </style:style>
    <style:style style:name="T1343" style:parent-style-name="Domyślnaczcionkaakapitu" style:family="text">
      <style:text-properties fo:background-color="#80FFFF"/>
    </style:style>
    <style:style style:name="P1344" style:parent-style-name="Normalny" style:family="paragraph">
      <style:paragraph-properties fo:text-align="justify" fo:line-height="150%" fo:text-indent="0.25in"/>
    </style:style>
    <style:style style:name="T1345" style:parent-style-name="Domyślnaczcionkaakapitu" style:family="text">
      <style:text-properties fo:background-color="#80FFFF"/>
    </style:style>
    <style:style style:name="T1346" style:parent-style-name="Domyślnaczcionkaakapitu" style:family="text">
      <style:text-properties fo:background-color="#80FFFF"/>
    </style:style>
    <style:style style:name="T1347" style:parent-style-name="Domyślnaczcionkaakapitu" style:family="text">
      <style:text-properties fo:background-color="#80FFFF"/>
    </style:style>
    <style:style style:name="T1348" style:parent-style-name="Domyślnaczcionkaakapitu" style:family="text">
      <style:text-properties fo:background-color="#80FFFF"/>
    </style:style>
    <style:style style:name="T1349" style:parent-style-name="Domyślnaczcionkaakapitu" style:family="text">
      <style:text-properties fo:background-color="#80FFFF"/>
    </style:style>
    <style:style style:name="T1350" style:parent-style-name="Domyślnaczcionkaakapitu" style:family="text">
      <style:text-properties fo:background-color="#80FFFF"/>
    </style:style>
    <style:style style:name="T1351" style:parent-style-name="Domyślnaczcionkaakapitu" style:family="text">
      <style:text-properties fo:background-color="#80FFFF"/>
    </style:style>
    <style:style style:name="P1352" style:parent-style-name="Normalny" style:family="paragraph">
      <style:paragraph-properties fo:text-align="justify" fo:line-height="150%" fo:text-indent="0.25in"/>
    </style:style>
    <style:style style:name="T1353" style:parent-style-name="Domyślnaczcionkaakapitu" style:family="text">
      <style:text-properties fo:background-color="#80FFFF"/>
    </style:style>
    <style:style style:name="P1354" style:parent-style-name="Normalny" style:family="paragraph">
      <style:paragraph-properties fo:text-align="justify" fo:line-height="150%"/>
    </style:style>
    <style:style style:name="T1355" style:parent-style-name="Domyślnaczcionkaakapitu" style:family="text">
      <style:text-properties style:text-underline-type="single" style:text-underline-style="solid" style:text-underline-width="auto" style:text-underline-mode="continuous"/>
    </style:style>
    <style:style style:name="P1356" style:parent-style-name="Normalny" style:family="paragraph">
      <style:paragraph-properties fo:text-align="justify" fo:line-height="150%" fo:text-indent="0.25in"/>
    </style:style>
    <style:style style:name="T1357" style:parent-style-name="Domyślnaczcionkaakapitu" style:family="text">
      <style:text-properties fo:background-color="#80FFFF"/>
    </style:style>
    <style:style style:name="P1358" style:parent-style-name="Normalny" style:family="paragraph">
      <style:paragraph-properties fo:text-align="justify" fo:line-height="150%"/>
    </style:style>
    <style:style style:name="T1359" style:parent-style-name="Domyślnaczcionkaakapitu" style:family="text">
      <style:text-properties style:text-underline-type="single" style:text-underline-style="solid" style:text-underline-width="auto" style:text-underline-mode="continuous"/>
    </style:style>
    <style:style style:name="P1360" style:parent-style-name="Normalny" style:family="paragraph">
      <style:paragraph-properties fo:text-align="justify" fo:line-height="150%" fo:text-indent="0.25in"/>
    </style:style>
    <style:style style:name="T1361" style:parent-style-name="Domyślnaczcionkaakapitu" style:family="text">
      <style:text-properties fo:background-color="#80FFFF"/>
    </style:style>
    <style:style style:name="T1362" style:parent-style-name="Domyślnaczcionkaakapitu" style:family="text">
      <style:text-properties fo:background-color="#80FFFF"/>
    </style:style>
    <style:style style:name="T1363" style:parent-style-name="Domyślnaczcionkaakapitu" style:family="text">
      <style:text-properties fo:background-color="#80FFFF"/>
    </style:style>
    <style:style style:name="T1364" style:parent-style-name="Domyślnaczcionkaakapitu" style:family="text">
      <style:text-properties fo:background-color="#80FFFF"/>
    </style:style>
    <style:style style:name="P1365" style:parent-style-name="Normalny" style:family="paragraph">
      <style:paragraph-properties fo:text-align="justify" fo:line-height="150%" fo:text-indent="0.25in"/>
    </style:style>
    <style:style style:name="T1366" style:parent-style-name="Domyślnaczcionkaakapitu" style:family="text">
      <style:text-properties fo:background-color="#80FFFF"/>
    </style:style>
    <style:style style:name="T1367" style:parent-style-name="Domyślnaczcionkaakapitu" style:family="text">
      <style:text-properties fo:background-color="#80FFFF"/>
    </style:style>
    <style:style style:name="T1368" style:parent-style-name="Domyślnaczcionkaakapitu" style:family="text">
      <style:text-properties fo:background-color="#80FFFF"/>
    </style:style>
    <style:style style:name="T1369" style:parent-style-name="Domyślnaczcionkaakapitu" style:family="text">
      <style:text-properties fo:background-color="#80FFFF"/>
    </style:style>
    <style:style style:name="T1370" style:parent-style-name="Domyślnaczcionkaakapitu" style:family="text">
      <style:text-properties fo:background-color="#80FFFF"/>
    </style:style>
    <style:style style:name="T1371" style:parent-style-name="Domyślnaczcionkaakapitu" style:family="text">
      <style:text-properties fo:background-color="#80FFFF"/>
    </style:style>
    <style:style style:name="P1372" style:parent-style-name="Normalny" style:family="paragraph">
      <style:paragraph-properties fo:text-align="justify" fo:line-height="150%" fo:text-indent="0.25in"/>
    </style:style>
    <style:style style:name="T1373" style:parent-style-name="Domyślnaczcionkaakapitu" style:family="text">
      <style:text-properties fo:background-color="#80FFFF"/>
    </style:style>
    <style:style style:name="T1374" style:parent-style-name="Domyślnaczcionkaakapitu" style:family="text">
      <style:text-properties fo:background-color="#80FFFF"/>
    </style:style>
    <style:style style:name="T1375" style:parent-style-name="Domyślnaczcionkaakapitu" style:family="text">
      <style:text-properties fo:background-color="#80FFFF"/>
    </style:style>
    <style:style style:name="T1376" style:parent-style-name="Domyślnaczcionkaakapitu" style:family="text">
      <style:text-properties fo:background-color="#80FFFF"/>
    </style:style>
    <style:style style:name="T1377" style:parent-style-name="Domyślnaczcionkaakapitu" style:family="text">
      <style:text-properties fo:background-color="#80FFFF"/>
    </style:style>
    <style:style style:name="T1378" style:parent-style-name="Domyślnaczcionkaakapitu" style:family="text">
      <style:text-properties fo:background-color="#80FFFF"/>
    </style:style>
    <style:style style:name="P1379" style:parent-style-name="Normalny" style:family="paragraph">
      <style:paragraph-properties fo:text-align="justify" fo:line-height="150%" fo:text-indent="0.25in"/>
    </style:style>
    <style:style style:name="T1380" style:parent-style-name="Domyślnaczcionkaakapitu" style:family="text">
      <style:text-properties fo:background-color="#80FFFF"/>
    </style:style>
    <style:style style:name="T1381" style:parent-style-name="Domyślnaczcionkaakapitu" style:family="text">
      <style:text-properties fo:background-color="#80FFFF"/>
    </style:style>
    <style:style style:name="T1382" style:parent-style-name="Domyślnaczcionkaakapitu" style:family="text">
      <style:text-properties fo:background-color="#80FFFF"/>
    </style:style>
    <style:style style:name="T1383" style:parent-style-name="Domyślnaczcionkaakapitu" style:family="text">
      <style:text-properties fo:background-color="#80FFFF"/>
    </style:style>
    <style:style style:name="T1384" style:parent-style-name="Domyślnaczcionkaakapitu" style:family="text">
      <style:text-properties fo:background-color="#80FFFF"/>
    </style:style>
    <style:style style:name="P1385" style:parent-style-name="Normalny" style:family="paragraph">
      <style:paragraph-properties fo:text-align="justify" fo:line-height="150%" fo:text-indent="0.25in"/>
    </style:style>
    <style:style style:name="T1386" style:parent-style-name="Domyślnaczcionkaakapitu" style:family="text">
      <style:text-properties fo:background-color="#80FFFF"/>
    </style:style>
    <style:style style:name="T1387" style:parent-style-name="Domyślnaczcionkaakapitu" style:family="text">
      <style:text-properties fo:background-color="#80FFFF"/>
    </style:style>
    <style:style style:name="T1388" style:parent-style-name="Domyślnaczcionkaakapitu" style:family="text">
      <style:text-properties fo:background-color="#80FFFF"/>
    </style:style>
    <style:style style:name="T1389" style:parent-style-name="Domyślnaczcionkaakapitu" style:family="text">
      <style:text-properties fo:background-color="#80FFFF"/>
    </style:style>
    <style:style style:name="T1390" style:parent-style-name="Domyślnaczcionkaakapitu" style:family="text">
      <style:text-properties fo:background-color="#80FFFF"/>
    </style:style>
    <style:style style:name="P1391" style:parent-style-name="Normalny" style:family="paragraph">
      <style:paragraph-properties fo:text-align="justify" fo:line-height="150%" fo:text-indent="0.25in"/>
    </style:style>
    <style:style style:name="T1392" style:parent-style-name="Domyślnaczcionkaakapitu" style:family="text">
      <style:text-properties fo:background-color="#80FFFF"/>
    </style:style>
    <style:style style:name="T1393" style:parent-style-name="Domyślnaczcionkaakapitu" style:family="text">
      <style:text-properties fo:background-color="#80FFFF"/>
    </style:style>
    <style:style style:name="T1394" style:parent-style-name="Domyślnaczcionkaakapitu" style:family="text">
      <style:text-properties fo:background-color="#80FFFF"/>
    </style:style>
    <style:style style:name="T1395" style:parent-style-name="Domyślnaczcionkaakapitu" style:family="text">
      <style:text-properties fo:background-color="#80FFFF"/>
    </style:style>
    <style:style style:name="T1396" style:parent-style-name="Domyślnaczcionkaakapitu" style:family="text">
      <style:text-properties fo:background-color="#80FFFF"/>
    </style:style>
    <style:style style:name="P1397" style:parent-style-name="Normalny" style:family="paragraph">
      <style:paragraph-properties fo:text-align="justify" fo:line-height="150%" fo:text-indent="0.25in"/>
    </style:style>
    <style:style style:name="T1398" style:parent-style-name="Domyślnaczcionkaakapitu" style:family="text">
      <style:text-properties fo:background-color="#80FFFF"/>
    </style:style>
    <style:style style:name="T1399" style:parent-style-name="Domyślnaczcionkaakapitu" style:family="text">
      <style:text-properties fo:background-color="#80FFFF"/>
    </style:style>
    <style:style style:name="T1400" style:parent-style-name="Domyślnaczcionkaakapitu" style:family="text">
      <style:text-properties fo:background-color="#80FFFF"/>
    </style:style>
    <style:style style:name="T1401" style:parent-style-name="Domyślnaczcionkaakapitu" style:family="text">
      <style:text-properties fo:background-color="#80FFFF"/>
    </style:style>
    <style:style style:name="T1402" style:parent-style-name="Domyślnaczcionkaakapitu" style:family="text">
      <style:text-properties fo:background-color="#80FFFF"/>
    </style:style>
    <style:style style:name="T1403" style:parent-style-name="Domyślnaczcionkaakapitu" style:family="text">
      <style:text-properties fo:background-color="#80FFFF"/>
    </style:style>
    <style:style style:name="P1404" style:parent-style-name="Normalny" style:family="paragraph">
      <style:paragraph-properties fo:text-align="justify" fo:line-height="150%" fo:text-indent="0.25in"/>
    </style:style>
    <style:style style:name="P1405" style:parent-style-name="Normalny" style:family="paragraph">
      <style:paragraph-properties fo:text-align="justify" fo:line-height="150%"/>
    </style:style>
    <style:style style:name="T1406" style:parent-style-name="Domyślnaczcionkaakapitu" style:family="text">
      <style:text-properties style:text-underline-type="single" style:text-underline-style="solid" style:text-underline-width="auto" style:text-underline-mode="continuous"/>
    </style:style>
    <style:style style:name="P1407" style:parent-style-name="Normalny" style:family="paragraph">
      <style:paragraph-properties fo:text-align="justify" fo:line-height="150%" fo:text-indent="0.25in"/>
    </style:style>
    <style:style style:name="T1408" style:parent-style-name="Domyślnaczcionkaakapitu" style:family="text">
      <style:text-properties fo:background-color="#80FFFF"/>
    </style:style>
    <style:style style:name="T1409" style:parent-style-name="Domyślnaczcionkaakapitu" style:family="text">
      <style:text-properties fo:background-color="#80FFFF"/>
    </style:style>
    <style:style style:name="P1410" style:parent-style-name="Normalny" style:family="paragraph">
      <style:paragraph-properties fo:text-align="justify" fo:line-height="150%"/>
    </style:style>
    <style:style style:name="T1411" style:parent-style-name="Domyślnaczcionkaakapitu" style:family="text">
      <style:text-properties style:text-underline-type="single" style:text-underline-style="solid" style:text-underline-width="auto" style:text-underline-mode="continuous"/>
    </style:style>
    <style:style style:name="T1412" style:parent-style-name="Domyślnaczcionkaakapitu" style:family="text">
      <style:text-properties fo:background-color="#80FFFF" style:text-underline-type="single" style:text-underline-style="solid" style:text-underline-width="auto" style:text-underline-mode="continuous"/>
    </style:style>
    <style:style style:name="T1413" style:parent-style-name="Domyślnaczcionkaakapitu" style:family="text">
      <style:text-properties style:text-underline-type="single" style:text-underline-style="solid" style:text-underline-width="auto" style:text-underline-mode="continuous"/>
    </style:style>
    <style:style style:name="P1414" style:parent-style-name="Normalny" style:family="paragraph">
      <style:paragraph-properties fo:text-align="justify" fo:line-height="150%" fo:text-indent="0.25in"/>
    </style:style>
    <style:style style:name="T1415" style:parent-style-name="Domyślnaczcionkaakapitu" style:family="text">
      <style:text-properties fo:background-color="#80FFFF"/>
    </style:style>
    <style:style style:name="T1416" style:parent-style-name="Domyślnaczcionkaakapitu" style:family="text">
      <style:text-properties fo:background-color="#80FFFF"/>
    </style:style>
    <style:style style:name="T1417" style:parent-style-name="Domyślnaczcionkaakapitu" style:family="text">
      <style:text-properties fo:background-color="#80FFFF"/>
    </style:style>
    <style:style style:name="T1418" style:parent-style-name="Domyślnaczcionkaakapitu" style:family="text">
      <style:text-properties fo:background-color="#80FFFF"/>
    </style:style>
    <style:style style:name="T1419" style:parent-style-name="Domyślnaczcionkaakapitu" style:family="text">
      <style:text-properties fo:background-color="#80FFFF"/>
    </style:style>
    <style:style style:name="P1420" style:parent-style-name="Normalny" style:family="paragraph">
      <style:paragraph-properties fo:text-align="justify" fo:line-height="150%" fo:text-indent="0.25in"/>
    </style:style>
    <style:style style:name="T1421" style:parent-style-name="Domyślnaczcionkaakapitu" style:family="text">
      <style:text-properties fo:background-color="#80FFFF"/>
    </style:style>
    <style:style style:name="T1422" style:parent-style-name="Domyślnaczcionkaakapitu" style:family="text">
      <style:text-properties fo:background-color="#80FFFF"/>
    </style:style>
    <style:style style:name="T1423" style:parent-style-name="Domyślnaczcionkaakapitu" style:family="text">
      <style:text-properties fo:background-color="#80FFFF"/>
    </style:style>
    <style:style style:name="T1424" style:parent-style-name="Domyślnaczcionkaakapitu" style:family="text">
      <style:text-properties fo:background-color="#80FFFF"/>
    </style:style>
    <style:style style:name="T1425" style:parent-style-name="Domyślnaczcionkaakapitu" style:family="text">
      <style:text-properties fo:background-color="#80FFFF"/>
    </style:style>
    <style:style style:name="T1426" style:parent-style-name="Domyślnaczcionkaakapitu" style:family="text">
      <style:text-properties fo:background-color="#80FFFF"/>
    </style:style>
    <style:style style:name="T1427" style:parent-style-name="Domyślnaczcionkaakapitu" style:family="text">
      <style:text-properties fo:background-color="#80FFFF"/>
    </style:style>
    <style:style style:name="T1428" style:parent-style-name="Domyślnaczcionkaakapitu" style:family="text">
      <style:text-properties fo:background-color="#80FFFF"/>
    </style:style>
    <style:style style:name="T1429" style:parent-style-name="Domyślnaczcionkaakapitu" style:family="text">
      <style:text-properties fo:background-color="#80FFFF"/>
    </style:style>
    <style:style style:name="T1430" style:parent-style-name="Domyślnaczcionkaakapitu" style:family="text">
      <style:text-properties fo:background-color="#80FFFF"/>
    </style:style>
    <style:style style:name="T1431" style:parent-style-name="Domyślnaczcionkaakapitu" style:family="text">
      <style:text-properties fo:background-color="#80FFFF"/>
    </style:style>
    <style:style style:name="T1432" style:parent-style-name="Domyślnaczcionkaakapitu" style:family="text">
      <style:text-properties fo:background-color="#80FFFF"/>
    </style:style>
    <style:style style:name="T1433" style:parent-style-name="Domyślnaczcionkaakapitu" style:family="text">
      <style:text-properties fo:background-color="#80FFFF"/>
    </style:style>
    <style:style style:name="P1434" style:parent-style-name="Normalny" style:family="paragraph">
      <style:paragraph-properties fo:text-align="justify" fo:line-height="150%" fo:text-indent="0.25in"/>
    </style:style>
    <style:style style:name="T1435" style:parent-style-name="Domyślnaczcionkaakapitu" style:family="text">
      <style:text-properties fo:background-color="#80FFFF"/>
    </style:style>
    <style:style style:name="T1436" style:parent-style-name="Domyślnaczcionkaakapitu" style:family="text">
      <style:text-properties fo:background-color="#80FFFF"/>
    </style:style>
    <style:style style:name="T1437" style:parent-style-name="Domyślnaczcionkaakapitu" style:family="text">
      <style:text-properties fo:background-color="#80FFFF"/>
    </style:style>
    <style:style style:name="T1438" style:parent-style-name="Domyślnaczcionkaakapitu" style:family="text">
      <style:text-properties fo:background-color="#80FFFF"/>
    </style:style>
    <style:style style:name="T1439" style:parent-style-name="Domyślnaczcionkaakapitu" style:family="text">
      <style:text-properties fo:background-color="#80FFFF"/>
    </style:style>
    <style:style style:name="T1440" style:parent-style-name="Domyślnaczcionkaakapitu" style:family="text">
      <style:text-properties fo:background-color="#80FFFF"/>
    </style:style>
    <style:style style:name="T1441" style:parent-style-name="Domyślnaczcionkaakapitu" style:family="text">
      <style:text-properties fo:background-color="#80FFFF"/>
    </style:style>
    <style:style style:name="P1442" style:parent-style-name="Normalny" style:family="paragraph">
      <style:paragraph-properties fo:text-align="justify" fo:line-height="150%" fo:text-indent="0.25in"/>
    </style:style>
    <style:style style:name="T1443" style:parent-style-name="Domyślnaczcionkaakapitu" style:family="text">
      <style:text-properties fo:background-color="#80FFFF"/>
    </style:style>
    <style:style style:name="P1444" style:parent-style-name="Normalny" style:family="paragraph">
      <style:paragraph-properties fo:text-align="justify" fo:line-height="150%" fo:text-indent="0.25in"/>
    </style:style>
    <style:style style:name="T1445" style:parent-style-name="Domyślnaczcionkaakapitu" style:family="text">
      <style:text-properties fo:background-color="#80FFFF"/>
    </style:style>
    <style:style style:name="T1446" style:parent-style-name="Domyślnaczcionkaakapitu" style:family="text">
      <style:text-properties fo:background-color="#80FFFF"/>
    </style:style>
    <style:style style:name="T1447" style:parent-style-name="Domyślnaczcionkaakapitu" style:family="text">
      <style:text-properties fo:background-color="#80FFFF"/>
    </style:style>
    <style:style style:name="T1448" style:parent-style-name="Domyślnaczcionkaakapitu" style:family="text">
      <style:text-properties fo:background-color="#80FFFF"/>
    </style:style>
    <style:style style:name="T1449" style:parent-style-name="Domyślnaczcionkaakapitu" style:family="text">
      <style:text-properties fo:background-color="#80FFFF"/>
    </style:style>
    <style:style style:name="T1450" style:parent-style-name="Domyślnaczcionkaakapitu" style:family="text">
      <style:text-properties fo:background-color="#80FFFF"/>
    </style:style>
    <style:style style:name="T1451" style:parent-style-name="Domyślnaczcionkaakapitu" style:family="text">
      <style:text-properties fo:background-color="#80FFFF"/>
    </style:style>
    <style:style style:name="P1452" style:parent-style-name="Normalny" style:family="paragraph">
      <style:paragraph-properties fo:text-align="justify" fo:line-height="150%"/>
    </style:style>
    <style:style style:name="T1453" style:parent-style-name="Domyślnaczcionkaakapitu" style:family="text">
      <style:text-properties style:text-underline-type="single" style:text-underline-style="solid" style:text-underline-width="auto" style:text-underline-mode="continuous"/>
    </style:style>
    <style:style style:name="T1454" style:parent-style-name="Domyślnaczcionkaakapitu" style:family="text">
      <style:text-properties fo:background-color="#80FFFF" style:text-underline-type="single" style:text-underline-style="solid" style:text-underline-width="auto" style:text-underline-mode="continuous"/>
    </style:style>
    <style:style style:name="T1455" style:parent-style-name="Domyślnaczcionkaakapitu" style:family="text">
      <style:text-properties style:text-underline-type="single" style:text-underline-style="solid" style:text-underline-width="auto" style:text-underline-mode="continuous"/>
    </style:style>
    <style:style style:name="P1456" style:parent-style-name="Normalny" style:family="paragraph">
      <style:paragraph-properties fo:text-align="justify" fo:line-height="150%" fo:text-indent="0.25in"/>
    </style:style>
    <style:style style:name="T1457" style:parent-style-name="Domyślnaczcionkaakapitu" style:family="text">
      <style:text-properties fo:background-color="#80FFFF"/>
    </style:style>
    <style:style style:name="T1458" style:parent-style-name="Domyślnaczcionkaakapitu" style:family="text">
      <style:text-properties fo:background-color="#80FFFF"/>
    </style:style>
    <style:style style:name="T1459" style:parent-style-name="Domyślnaczcionkaakapitu" style:family="text">
      <style:text-properties fo:background-color="#80FFFF"/>
    </style:style>
    <style:style style:name="T1460" style:parent-style-name="Domyślnaczcionkaakapitu" style:family="text">
      <style:text-properties fo:background-color="#80FFFF"/>
    </style:style>
    <style:style style:name="P1461" style:parent-style-name="Normalny" style:family="paragraph">
      <style:paragraph-properties fo:text-align="justify" fo:line-height="150%" fo:text-indent="0.25in"/>
    </style:style>
    <style:style style:name="T1462" style:parent-style-name="Domyślnaczcionkaakapitu" style:family="text">
      <style:text-properties fo:background-color="#80FFFF"/>
    </style:style>
    <style:style style:name="T1463" style:parent-style-name="Domyślnaczcionkaakapitu" style:family="text">
      <style:text-properties fo:background-color="#80FFFF"/>
    </style:style>
    <style:style style:name="T1464" style:parent-style-name="Domyślnaczcionkaakapitu" style:family="text">
      <style:text-properties fo:background-color="#80FFFF"/>
    </style:style>
    <style:style style:name="T1465" style:parent-style-name="Domyślnaczcionkaakapitu" style:family="text">
      <style:text-properties fo:background-color="#80FFFF"/>
    </style:style>
    <style:style style:name="T1466" style:parent-style-name="Domyślnaczcionkaakapitu" style:family="text">
      <style:text-properties fo:background-color="#80FFFF"/>
    </style:style>
    <style:style style:name="P1467" style:parent-style-name="Normalny" style:family="paragraph">
      <style:paragraph-properties fo:text-align="justify" fo:line-height="150%"/>
    </style:style>
    <style:style style:name="T1468" style:parent-style-name="Domyślnaczcionkaakapitu" style:family="text">
      <style:text-properties fo:background-color="#80FFFF"/>
    </style:style>
    <style:style style:name="P1469" style:parent-style-name="Normalny" style:family="paragraph">
      <style:paragraph-properties fo:text-align="justify" fo:line-height="150%"/>
    </style:style>
    <style:style style:name="T1470" style:parent-style-name="Domyślnaczcionkaakapitu" style:family="text">
      <style:text-properties style:text-underline-type="single" style:text-underline-style="solid" style:text-underline-width="auto" style:text-underline-mode="continuous"/>
    </style:style>
    <style:style style:name="P1471" style:parent-style-name="Normalny" style:family="paragraph">
      <style:paragraph-properties fo:text-align="justify" fo:line-height="150%" fo:text-indent="0.25in"/>
    </style:style>
    <style:style style:name="P1472" style:parent-style-name="Normalny" style:family="paragraph">
      <style:paragraph-properties fo:text-align="justify" fo:line-height="150%" fo:text-indent="0.25in"/>
    </style:style>
    <style:style style:name="T1473" style:parent-style-name="Domyślnaczcionkaakapitu" style:family="text">
      <style:text-properties fo:background-color="#80FFFF"/>
    </style:style>
    <style:style style:name="P1474" style:parent-style-name="Normalny" style:family="paragraph">
      <style:paragraph-properties fo:text-align="justify" fo:line-height="150%" fo:margin-left="0.25in" fo:text-indent="-0.25in">
        <style:tab-stops>
          <style:tab-stop style:type="left" style:position="1.6027in"/>
        </style:tab-stops>
      </style:paragraph-properties>
    </style:style>
    <style:style style:name="T1475" style:parent-style-name="Domyślnaczcionkaakapitu" style:family="text">
      <style:text-properties style:text-underline-type="single" style:text-underline-style="solid" style:text-underline-width="auto" style:text-underline-mode="continuous"/>
    </style:style>
    <style:style style:name="P1476" style:parent-style-name="Normalny" style:family="paragraph">
      <style:paragraph-properties fo:text-align="justify" fo:line-height="150%" fo:text-indent="0.2479in">
        <style:tab-stops>
          <style:tab-stop style:type="left" style:position="1.8527in"/>
        </style:tab-stops>
      </style:paragraph-properties>
    </style:style>
    <style:style style:name="T1477" style:parent-style-name="Domyślnaczcionkaakapitu" style:family="text">
      <style:text-properties fo:background-color="#80FFFF"/>
    </style:style>
    <style:style style:name="T1478" style:parent-style-name="Domyślnaczcionkaakapitu" style:family="text">
      <style:text-properties fo:background-color="#80FFFF"/>
    </style:style>
    <style:style style:name="T1479" style:parent-style-name="Domyślnaczcionkaakapitu" style:family="text">
      <style:text-properties fo:background-color="#80FFFF"/>
    </style:style>
    <style:style style:name="T1480" style:parent-style-name="Domyślnaczcionkaakapitu" style:family="text">
      <style:text-properties fo:background-color="#80FFFF"/>
    </style:style>
    <style:style style:name="T1481" style:parent-style-name="Domyślnaczcionkaakapitu" style:family="text">
      <style:text-properties fo:background-color="#80FFFF"/>
    </style:style>
    <style:style style:name="T1482" style:parent-style-name="Domyślnaczcionkaakapitu" style:family="text">
      <style:text-properties fo:background-color="#80FFFF"/>
    </style:style>
    <style:style style:name="T1483" style:parent-style-name="Domyślnaczcionkaakapitu" style:family="text">
      <style:text-properties fo:background-color="#80FFFF"/>
    </style:style>
    <style:style style:name="T1484" style:parent-style-name="Domyślnaczcionkaakapitu" style:family="text">
      <style:text-properties fo:background-color="#80FFFF"/>
    </style:style>
    <style:style style:name="T1485" style:parent-style-name="Domyślnaczcionkaakapitu" style:family="text">
      <style:text-properties fo:background-color="#80FFFF"/>
    </style:style>
    <style:style style:name="T1486" style:parent-style-name="Domyślnaczcionkaakapitu" style:family="text">
      <style:text-properties fo:background-color="#80FFFF"/>
    </style:style>
    <style:style style:name="T1487" style:parent-style-name="Domyślnaczcionkaakapitu" style:family="text">
      <style:text-properties fo:background-color="#80FFFF"/>
    </style:style>
    <style:style style:name="T1488" style:parent-style-name="Domyślnaczcionkaakapitu" style:family="text">
      <style:text-properties fo:background-color="#80FFFF"/>
    </style:style>
    <style:style style:name="P1489" style:parent-style-name="Normalny" style:family="paragraph">
      <style:paragraph-properties fo:text-align="justify" fo:line-height="150%"/>
    </style:style>
    <style:style style:name="T1490" style:parent-style-name="Domyślnaczcionkaakapitu" style:family="text">
      <style:text-properties fo:background-color="#80FFFF"/>
    </style:style>
    <style:style style:name="T1491" style:parent-style-name="Domyślnaczcionkaakapitu" style:family="text">
      <style:text-properties fo:background-color="#80FFFF"/>
    </style:style>
    <style:style style:name="P1492" style:parent-style-name="Normalny" style:family="paragraph">
      <style:paragraph-properties fo:text-align="justify" fo:line-height="150%"/>
    </style:style>
    <style:style style:name="T1493" style:parent-style-name="Domyślnaczcionkaakapitu" style:family="text">
      <style:text-properties style:text-underline-type="single" style:text-underline-style="solid" style:text-underline-width="auto" style:text-underline-mode="continuous"/>
    </style:style>
    <style:style style:name="T1494" style:parent-style-name="Domyślnaczcionkaakapitu" style:family="text">
      <style:text-properties fo:background-color="#80FFFF" style:text-underline-type="single" style:text-underline-style="solid" style:text-underline-width="auto" style:text-underline-mode="continuous"/>
    </style:style>
    <style:style style:name="T1495" style:parent-style-name="Domyślnaczcionkaakapitu" style:family="text">
      <style:text-properties style:text-underline-type="single" style:text-underline-style="solid" style:text-underline-width="auto" style:text-underline-mode="continuous"/>
    </style:style>
    <style:style style:name="T1496" style:parent-style-name="Domyślnaczcionkaakapitu" style:family="text">
      <style:text-properties fo:background-color="#80FFFF" style:text-underline-type="single" style:text-underline-style="solid" style:text-underline-width="auto" style:text-underline-mode="continuous"/>
    </style:style>
    <style:style style:name="T1497" style:parent-style-name="Domyślnaczcionkaakapitu" style:family="text">
      <style:text-properties fo:background-color="#80FFFF"/>
    </style:style>
    <style:style style:name="P1498" style:parent-style-name="Normalny" style:family="paragraph">
      <style:paragraph-properties fo:text-align="justify" fo:line-height="150%" fo:text-indent="0.25in"/>
    </style:style>
    <style:style style:name="T1499" style:parent-style-name="Domyślnaczcionkaakapitu" style:family="text">
      <style:text-properties fo:background-color="#80FFFF"/>
    </style:style>
    <style:style style:name="T1500" style:parent-style-name="Domyślnaczcionkaakapitu" style:family="text">
      <style:text-properties fo:background-color="#80FFFF"/>
    </style:style>
    <style:style style:name="T1501" style:parent-style-name="Domyślnaczcionkaakapitu" style:family="text">
      <style:text-properties fo:background-color="#80FFFF"/>
    </style:style>
    <style:style style:name="T1502" style:parent-style-name="Domyślnaczcionkaakapitu" style:family="text">
      <style:text-properties fo:background-color="#80FFFF"/>
    </style:style>
    <style:style style:name="P1503" style:parent-style-name="Normalny" style:family="paragraph">
      <style:paragraph-properties fo:text-align="justify" fo:line-height="150%" fo:text-indent="0.25in"/>
    </style:style>
    <style:style style:name="T1504" style:parent-style-name="Domyślnaczcionkaakapitu" style:family="text">
      <style:text-properties fo:background-color="#80FFFF"/>
    </style:style>
    <style:style style:name="T1505" style:parent-style-name="Domyślnaczcionkaakapitu" style:family="text">
      <style:text-properties fo:background-color="#80FFFF"/>
    </style:style>
    <style:style style:name="T1506" style:parent-style-name="Domyślnaczcionkaakapitu" style:family="text">
      <style:text-properties fo:background-color="#80FFFF"/>
    </style:style>
    <style:style style:name="P1507" style:parent-style-name="Normalny" style:family="paragraph">
      <style:paragraph-properties fo:text-align="justify" fo:line-height="150%" fo:text-indent="0.25in"/>
    </style:style>
    <style:style style:name="T1508" style:parent-style-name="Domyślnaczcionkaakapitu" style:family="text">
      <style:text-properties fo:background-color="#80FFFF"/>
    </style:style>
    <style:style style:name="T1509" style:parent-style-name="Domyślnaczcionkaakapitu" style:family="text">
      <style:text-properties fo:background-color="#80FFFF"/>
    </style:style>
    <style:style style:name="T1510" style:parent-style-name="Domyślnaczcionkaakapitu" style:family="text">
      <style:text-properties fo:background-color="#80FFFF"/>
    </style:style>
    <style:style style:name="T1511" style:parent-style-name="Domyślnaczcionkaakapitu" style:family="text">
      <style:text-properties fo:background-color="#80FFFF"/>
    </style:style>
    <style:style style:name="P1512" style:parent-style-name="Normalny" style:family="paragraph">
      <style:paragraph-properties fo:text-align="justify" fo:line-height="150%" fo:text-indent="0.25in"/>
    </style:style>
    <style:style style:name="T1513" style:parent-style-name="Domyślnaczcionkaakapitu" style:family="text">
      <style:text-properties fo:background-color="#80FFFF"/>
    </style:style>
    <style:style style:name="T1514" style:parent-style-name="Domyślnaczcionkaakapitu" style:family="text">
      <style:text-properties fo:background-color="#80FFFF"/>
    </style:style>
    <style:style style:name="T1515" style:parent-style-name="Domyślnaczcionkaakapitu" style:family="text">
      <style:text-properties fo:background-color="#80FFFF"/>
    </style:style>
    <style:style style:name="T1516" style:parent-style-name="Domyślnaczcionkaakapitu" style:family="text">
      <style:text-properties fo:background-color="#80FFFF"/>
    </style:style>
    <style:style style:name="T1517" style:parent-style-name="Domyślnaczcionkaakapitu" style:family="text">
      <style:text-properties fo:background-color="#80FFFF"/>
    </style:style>
    <style:style style:name="T1518" style:parent-style-name="Domyślnaczcionkaakapitu" style:family="text">
      <style:text-properties fo:background-color="#80FFFF"/>
    </style:style>
    <style:style style:name="T1519" style:parent-style-name="Domyślnaczcionkaakapitu" style:family="text">
      <style:text-properties fo:background-color="#80FFFF"/>
    </style:style>
    <style:style style:name="T1520" style:parent-style-name="Domyślnaczcionkaakapitu" style:family="text">
      <style:text-properties fo:background-color="#80FFFF"/>
    </style:style>
    <style:style style:name="T1521" style:parent-style-name="Domyślnaczcionkaakapitu" style:family="text">
      <style:text-properties fo:background-color="#80FFFF"/>
    </style:style>
    <style:style style:name="T1522" style:parent-style-name="Domyślnaczcionkaakapitu" style:family="text">
      <style:text-properties fo:background-color="#80FFFF"/>
    </style:style>
    <style:style style:name="T1523" style:parent-style-name="Domyślnaczcionkaakapitu" style:family="text">
      <style:text-properties fo:background-color="#80FFFF"/>
    </style:style>
    <style:style style:name="T1524" style:parent-style-name="Domyślnaczcionkaakapitu" style:family="text">
      <style:text-properties fo:background-color="#80FFFF"/>
    </style:style>
    <style:style style:name="T1525" style:parent-style-name="Domyślnaczcionkaakapitu" style:family="text">
      <style:text-properties fo:background-color="#80FFFF"/>
    </style:style>
    <style:style style:name="T1526" style:parent-style-name="Domyślnaczcionkaakapitu" style:family="text">
      <style:text-properties fo:background-color="#80FFFF"/>
    </style:style>
    <style:style style:name="P1527" style:parent-style-name="Normalny" style:family="paragraph">
      <style:paragraph-properties fo:text-align="justify" fo:line-height="150%" fo:text-indent="0.25in"/>
    </style:style>
    <style:style style:name="T1528" style:parent-style-name="Domyślnaczcionkaakapitu" style:family="text">
      <style:text-properties fo:background-color="#80FFFF"/>
    </style:style>
    <style:style style:name="T1529" style:parent-style-name="Domyślnaczcionkaakapitu" style:family="text">
      <style:text-properties fo:background-color="#80FFFF"/>
    </style:style>
    <style:style style:name="T1530" style:parent-style-name="Domyślnaczcionkaakapitu" style:family="text">
      <style:text-properties fo:background-color="#80FFFF"/>
    </style:style>
    <style:style style:name="T1531" style:parent-style-name="Domyślnaczcionkaakapitu" style:family="text">
      <style:text-properties fo:background-color="#80FFFF"/>
    </style:style>
    <style:style style:name="T1532" style:parent-style-name="Domyślnaczcionkaakapitu" style:family="text">
      <style:text-properties fo:background-color="#80FFFF"/>
    </style:style>
    <style:style style:name="T1533" style:parent-style-name="Domyślnaczcionkaakapitu" style:family="text">
      <style:text-properties fo:background-color="#80FFFF"/>
    </style:style>
    <style:style style:name="T1534" style:parent-style-name="Domyślnaczcionkaakapitu" style:family="text">
      <style:text-properties fo:background-color="#80FFFF"/>
    </style:style>
    <style:style style:name="T1535" style:parent-style-name="Domyślnaczcionkaakapitu" style:family="text">
      <style:text-properties fo:background-color="#80FFFF"/>
    </style:style>
    <style:style style:name="P1536" style:parent-style-name="Normalny" style:family="paragraph">
      <style:paragraph-properties fo:text-align="justify" fo:line-height="150%" fo:text-indent="0.25in"/>
    </style:style>
    <style:style style:name="T1537" style:parent-style-name="Domyślnaczcionkaakapitu" style:family="text">
      <style:text-properties fo:background-color="#80FFFF"/>
    </style:style>
    <style:style style:name="P1538" style:parent-style-name="Normalny" style:family="paragraph">
      <style:paragraph-properties fo:text-align="justify" fo:line-height="150%"/>
    </style:style>
    <style:style style:name="T1539" style:parent-style-name="Domyślnaczcionkaakapitu" style:family="text">
      <style:text-properties style:text-underline-type="single" style:text-underline-style="solid" style:text-underline-width="auto" style:text-underline-mode="continuous"/>
    </style:style>
    <style:style style:name="P1540" style:parent-style-name="Normalny" style:family="paragraph">
      <style:paragraph-properties fo:text-align="justify" fo:line-height="150%" fo:text-indent="0.2479in"/>
    </style:style>
    <style:style style:name="T1541" style:parent-style-name="Domyślnaczcionkaakapitu" style:family="text">
      <style:text-properties fo:background-color="#80FFFF"/>
    </style:style>
    <style:style style:name="T1542" style:parent-style-name="Domyślnaczcionkaakapitu" style:family="text">
      <style:text-properties fo:background-color="#80FFFF"/>
    </style:style>
    <style:style style:name="P1543" style:parent-style-name="Normalny" style:family="paragraph">
      <style:paragraph-properties fo:text-align="justify" fo:line-height="150%"/>
    </style:style>
    <style:style style:name="T1544" style:parent-style-name="Domyślnaczcionkaakapitu" style:family="text">
      <style:text-properties style:text-underline-type="single" style:text-underline-style="solid" style:text-underline-width="auto" style:text-underline-mode="continuous"/>
    </style:style>
    <style:style style:name="T1545" style:parent-style-name="Domyślnaczcionkaakapitu" style:family="text">
      <style:text-properties fo:background-color="#80FFFF" style:text-underline-type="single" style:text-underline-style="solid" style:text-underline-width="auto" style:text-underline-mode="continuous"/>
    </style:style>
    <style:style style:name="T1546" style:parent-style-name="Domyślnaczcionkaakapitu" style:family="text">
      <style:text-properties style:text-underline-type="single" style:text-underline-style="solid" style:text-underline-width="auto" style:text-underline-mode="continuous"/>
    </style:style>
    <style:style style:name="P1547" style:parent-style-name="Normalny" style:family="paragraph">
      <style:paragraph-properties fo:text-align="justify" fo:line-height="150%" fo:text-indent="0.25in"/>
    </style:style>
    <style:style style:name="T1548" style:parent-style-name="Domyślnaczcionkaakapitu" style:family="text">
      <style:text-properties fo:background-color="#80FFFF"/>
    </style:style>
    <style:style style:name="T1549" style:parent-style-name="Domyślnaczcionkaakapitu" style:family="text">
      <style:text-properties fo:background-color="#80FFFF"/>
    </style:style>
    <style:style style:name="T1550" style:parent-style-name="Domyślnaczcionkaakapitu" style:family="text">
      <style:text-properties fo:background-color="#80FFFF"/>
    </style:style>
    <style:style style:name="P1551" style:parent-style-name="Normalny" style:family="paragraph">
      <style:paragraph-properties fo:text-align="justify" fo:line-height="150%" fo:text-indent="0.25in"/>
    </style:style>
    <style:style style:name="T1552" style:parent-style-name="Domyślnaczcionkaakapitu" style:family="text">
      <style:text-properties fo:background-color="#80FFFF"/>
    </style:style>
    <style:style style:name="T1553" style:parent-style-name="Domyślnaczcionkaakapitu" style:family="text">
      <style:text-properties fo:background-color="#80FFFF"/>
    </style:style>
    <style:style style:name="T1554" style:parent-style-name="Domyślnaczcionkaakapitu" style:family="text">
      <style:text-properties fo:background-color="#80FFFF"/>
    </style:style>
    <style:style style:name="T1555" style:parent-style-name="Domyślnaczcionkaakapitu" style:family="text">
      <style:text-properties fo:background-color="#80FFFF"/>
    </style:style>
    <style:style style:name="T1556" style:parent-style-name="Domyślnaczcionkaakapitu" style:family="text">
      <style:text-properties fo:background-color="#80FFFF"/>
    </style:style>
    <style:style style:name="T1557" style:parent-style-name="Domyślnaczcionkaakapitu" style:family="text">
      <style:text-properties fo:background-color="#80FFFF"/>
    </style:style>
    <style:style style:name="T1558" style:parent-style-name="Domyślnaczcionkaakapitu" style:family="text">
      <style:text-properties fo:background-color="#80FFFF"/>
    </style:style>
    <style:style style:name="T1559" style:parent-style-name="Domyślnaczcionkaakapitu" style:family="text">
      <style:text-properties fo:background-color="#80FFFF"/>
    </style:style>
    <style:style style:name="T1560" style:parent-style-name="Domyślnaczcionkaakapitu" style:family="text">
      <style:text-properties fo:background-color="#80FFFF"/>
    </style:style>
    <style:style style:name="T1561" style:parent-style-name="Domyślnaczcionkaakapitu" style:family="text">
      <style:text-properties fo:background-color="#80FFFF"/>
    </style:style>
    <style:style style:name="T1562" style:parent-style-name="Domyślnaczcionkaakapitu" style:family="text">
      <style:text-properties fo:background-color="#80FFFF"/>
    </style:style>
    <style:style style:name="T1563" style:parent-style-name="Domyślnaczcionkaakapitu" style:family="text">
      <style:text-properties fo:background-color="#80FFFF"/>
    </style:style>
    <style:style style:name="P1564" style:parent-style-name="Normalny" style:family="paragraph">
      <style:paragraph-properties fo:text-align="justify" fo:line-height="150%" fo:text-indent="0.25in"/>
    </style:style>
    <style:style style:name="T1565" style:parent-style-name="Domyślnaczcionkaakapitu" style:family="text">
      <style:text-properties fo:background-color="#80FFFF"/>
    </style:style>
    <style:style style:name="T1566" style:parent-style-name="Domyślnaczcionkaakapitu" style:family="text">
      <style:text-properties fo:background-color="#80FFFF"/>
    </style:style>
    <style:style style:name="T1567" style:parent-style-name="Domyślnaczcionkaakapitu" style:family="text">
      <style:text-properties fo:background-color="#80FFFF"/>
    </style:style>
    <style:style style:name="T1568" style:parent-style-name="Domyślnaczcionkaakapitu" style:family="text">
      <style:text-properties fo:background-color="#80FFFF"/>
    </style:style>
    <style:style style:name="T1569" style:parent-style-name="Domyślnaczcionkaakapitu" style:family="text">
      <style:text-properties fo:background-color="#80FFFF"/>
    </style:style>
    <style:style style:name="T1570" style:parent-style-name="Domyślnaczcionkaakapitu" style:family="text">
      <style:text-properties fo:background-color="#80FFFF"/>
    </style:style>
    <style:style style:name="T1571" style:parent-style-name="Domyślnaczcionkaakapitu" style:family="text">
      <style:text-properties fo:background-color="#80FFFF"/>
    </style:style>
    <style:style style:name="T1572" style:parent-style-name="Domyślnaczcionkaakapitu" style:family="text">
      <style:text-properties fo:background-color="#80FFFF"/>
    </style:style>
    <style:style style:name="T1573" style:parent-style-name="Domyślnaczcionkaakapitu" style:family="text">
      <style:text-properties fo:background-color="#80FFFF"/>
    </style:style>
    <style:style style:name="T1574" style:parent-style-name="Domyślnaczcionkaakapitu" style:family="text">
      <style:text-properties fo:background-color="#80FFFF"/>
    </style:style>
    <style:style style:name="T1575" style:parent-style-name="Domyślnaczcionkaakapitu" style:family="text">
      <style:text-properties fo:background-color="#80FFFF"/>
    </style:style>
    <style:style style:name="T1576" style:parent-style-name="Domyślnaczcionkaakapitu" style:family="text">
      <style:text-properties fo:background-color="#80FFFF"/>
    </style:style>
    <style:style style:name="T1577" style:parent-style-name="Domyślnaczcionkaakapitu" style:family="text">
      <style:text-properties fo:background-color="#80FFFF"/>
    </style:style>
    <style:style style:name="T1578" style:parent-style-name="Domyślnaczcionkaakapitu" style:family="text">
      <style:text-properties fo:background-color="#80FFFF"/>
    </style:style>
    <style:style style:name="T1579" style:parent-style-name="Domyślnaczcionkaakapitu" style:family="text">
      <style:text-properties fo:background-color="#80FFFF"/>
    </style:style>
    <style:style style:name="P1580" style:parent-style-name="Normalny" style:family="paragraph">
      <style:paragraph-properties fo:text-align="justify" fo:line-height="150%" fo:text-indent="0.25in"/>
    </style:style>
    <style:style style:name="T1581" style:parent-style-name="Domyślnaczcionkaakapitu" style:family="text">
      <style:text-properties fo:background-color="#80FFFF"/>
    </style:style>
    <style:style style:name="T1582" style:parent-style-name="Domyślnaczcionkaakapitu" style:family="text">
      <style:text-properties fo:background-color="#80FFFF"/>
    </style:style>
    <style:style style:name="T1583" style:parent-style-name="Domyślnaczcionkaakapitu" style:family="text">
      <style:text-properties fo:background-color="#80FFFF"/>
    </style:style>
    <style:style style:name="T1584" style:parent-style-name="Domyślnaczcionkaakapitu" style:family="text">
      <style:text-properties fo:background-color="#80FFFF"/>
    </style:style>
    <style:style style:name="P1585" style:parent-style-name="Normalny" style:family="paragraph">
      <style:paragraph-properties fo:text-align="justify" fo:line-height="150%" fo:text-indent="0.25in"/>
    </style:style>
    <style:style style:name="T1586" style:parent-style-name="Domyślnaczcionkaakapitu" style:family="text">
      <style:text-properties fo:background-color="#80FFFF"/>
    </style:style>
    <style:style style:name="T1587" style:parent-style-name="Domyślnaczcionkaakapitu" style:family="text">
      <style:text-properties fo:background-color="#80FFFF"/>
    </style:style>
    <style:style style:name="T1588" style:parent-style-name="Domyślnaczcionkaakapitu" style:family="text">
      <style:text-properties fo:background-color="#80FFFF"/>
    </style:style>
    <style:style style:name="T1589" style:parent-style-name="Domyślnaczcionkaakapitu" style:family="text">
      <style:text-properties fo:background-color="#80FFFF"/>
    </style:style>
    <style:style style:name="T1590" style:parent-style-name="Domyślnaczcionkaakapitu" style:family="text">
      <style:text-properties fo:background-color="#80FFFF"/>
    </style:style>
    <style:style style:name="T1591" style:parent-style-name="Domyślnaczcionkaakapitu" style:family="text">
      <style:text-properties fo:background-color="#80FFFF"/>
    </style:style>
    <style:style style:name="T1592" style:parent-style-name="Domyślnaczcionkaakapitu" style:family="text">
      <style:text-properties fo:background-color="#80FFFF"/>
    </style:style>
    <style:style style:name="T1593" style:parent-style-name="Domyślnaczcionkaakapitu" style:family="text">
      <style:text-properties fo:background-color="#80FFFF"/>
    </style:style>
    <style:style style:name="T1594" style:parent-style-name="Domyślnaczcionkaakapitu" style:family="text">
      <style:text-properties fo:background-color="#80FFFF"/>
    </style:style>
    <style:style style:name="T1595" style:parent-style-name="Domyślnaczcionkaakapitu" style:family="text">
      <style:text-properties fo:background-color="#80FFFF"/>
    </style:style>
    <style:style style:name="T1596" style:parent-style-name="Domyślnaczcionkaakapitu" style:family="text">
      <style:text-properties fo:background-color="#80FFFF"/>
    </style:style>
    <style:style style:name="T1597" style:parent-style-name="Domyślnaczcionkaakapitu" style:family="text">
      <style:text-properties fo:background-color="#80FFFF"/>
    </style:style>
    <style:style style:name="T1598" style:parent-style-name="Domyślnaczcionkaakapitu" style:family="text">
      <style:text-properties fo:background-color="#80FFFF"/>
    </style:style>
    <style:style style:name="P1599" style:parent-style-name="Normalny" style:family="paragraph">
      <style:paragraph-properties fo:text-align="justify" fo:line-height="150%" fo:text-indent="0.25in"/>
    </style:style>
    <style:style style:name="T1600" style:parent-style-name="Domyślnaczcionkaakapitu" style:family="text">
      <style:text-properties fo:background-color="#80FFFF"/>
    </style:style>
    <style:style style:name="P1601" style:parent-style-name="Normalny" style:family="paragraph">
      <style:paragraph-properties fo:text-align="justify" fo:line-height="150%"/>
    </style:style>
    <style:style style:name="T1602" style:parent-style-name="Domyślnaczcionkaakapitu" style:family="text">
      <style:text-properties style:text-underline-type="single" style:text-underline-style="solid" style:text-underline-width="auto" style:text-underline-mode="continuous"/>
    </style:style>
    <style:style style:name="T1603" style:parent-style-name="Domyślnaczcionkaakapitu" style:family="text">
      <style:text-properties fo:background-color="#80FFFF" style:text-underline-type="single" style:text-underline-style="solid" style:text-underline-width="auto" style:text-underline-mode="continuous"/>
    </style:style>
    <style:style style:name="T1604" style:parent-style-name="Domyślnaczcionkaakapitu" style:family="text">
      <style:text-properties style:text-underline-type="single" style:text-underline-style="solid" style:text-underline-width="auto" style:text-underline-mode="continuous"/>
    </style:style>
    <style:style style:name="P1605" style:parent-style-name="Normalny" style:family="paragraph">
      <style:paragraph-properties fo:text-align="justify" fo:line-height="150%" fo:text-indent="0.2479in"/>
    </style:style>
    <style:style style:name="T1606" style:parent-style-name="Domyślnaczcionkaakapitu" style:family="text">
      <style:text-properties fo:background-color="#80FFFF"/>
    </style:style>
    <style:style style:name="T1607" style:parent-style-name="Domyślnaczcionkaakapitu" style:family="text">
      <style:text-properties fo:background-color="#80FFFF"/>
    </style:style>
    <style:style style:name="T1608" style:parent-style-name="Domyślnaczcionkaakapitu" style:family="text">
      <style:text-properties fo:background-color="#80FFFF"/>
    </style:style>
    <style:style style:name="P1609" style:parent-style-name="Normalny" style:family="paragraph">
      <style:paragraph-properties fo:text-align="justify" fo:line-height="150%"/>
    </style:style>
    <style:style style:name="T1610" style:parent-style-name="Domyślnaczcionkaakapitu" style:family="text">
      <style:text-properties style:text-underline-type="single" style:text-underline-style="solid" style:text-underline-width="auto" style:text-underline-mode="continuous"/>
    </style:style>
    <style:style style:name="T1611" style:parent-style-name="Domyślnaczcionkaakapitu" style:family="text">
      <style:text-properties fo:background-color="#80FFFF" style:text-underline-type="single" style:text-underline-style="solid" style:text-underline-width="auto" style:text-underline-mode="continuous"/>
    </style:style>
    <style:style style:name="T1612" style:parent-style-name="Domyślnaczcionkaakapitu" style:family="text">
      <style:text-properties style:text-underline-type="single" style:text-underline-style="solid" style:text-underline-width="auto" style:text-underline-mode="continuous"/>
    </style:style>
    <style:style style:name="T1613" style:parent-style-name="Domyślnaczcionkaakapitu" style:family="text">
      <style:text-properties fo:background-color="#80FFFF" style:text-underline-type="single" style:text-underline-style="solid" style:text-underline-width="auto" style:text-underline-mode="continuous"/>
    </style:style>
    <style:style style:name="P1614" style:parent-style-name="Normalny" style:family="paragraph">
      <style:paragraph-properties fo:text-align="justify" fo:line-height="150%" fo:text-indent="0.2479in"/>
    </style:style>
    <style:style style:name="T1615" style:parent-style-name="Domyślnaczcionkaakapitu" style:family="text">
      <style:text-properties fo:background-color="#80FFFF"/>
    </style:style>
    <style:style style:name="T1616" style:parent-style-name="Domyślnaczcionkaakapitu" style:family="text">
      <style:text-properties fo:background-color="#80FFFF"/>
    </style:style>
    <style:style style:name="T1617" style:parent-style-name="Domyślnaczcionkaakapitu" style:family="text">
      <style:text-properties fo:background-color="#80FFFF"/>
    </style:style>
    <style:style style:name="T1618" style:parent-style-name="Domyślnaczcionkaakapitu" style:family="text">
      <style:text-properties fo:background-color="#80FFFF"/>
    </style:style>
    <style:style style:name="T1619" style:parent-style-name="Domyślnaczcionkaakapitu" style:family="text">
      <style:text-properties fo:background-color="#80FFFF"/>
    </style:style>
    <style:style style:name="T1620" style:parent-style-name="Domyślnaczcionkaakapitu" style:family="text">
      <style:text-properties fo:background-color="#80FFFF"/>
    </style:style>
    <style:style style:name="T1621" style:parent-style-name="Domyślnaczcionkaakapitu" style:family="text">
      <style:text-properties fo:background-color="#80FFFF"/>
    </style:style>
    <style:style style:name="T1622" style:parent-style-name="Domyślnaczcionkaakapitu" style:family="text">
      <style:text-properties fo:background-color="#80FFFF"/>
    </style:style>
    <style:style style:name="T1623" style:parent-style-name="Domyślnaczcionkaakapitu" style:family="text">
      <style:text-properties fo:background-color="#80FFFF"/>
    </style:style>
    <style:style style:name="T1624" style:parent-style-name="Domyślnaczcionkaakapitu" style:family="text">
      <style:text-properties fo:background-color="#80FFFF"/>
    </style:style>
    <style:style style:name="T1625" style:parent-style-name="Domyślnaczcionkaakapitu" style:family="text">
      <style:text-properties fo:background-color="#80FFFF"/>
    </style:style>
    <style:style style:name="T1626" style:parent-style-name="Domyślnaczcionkaakapitu" style:family="text">
      <style:text-properties fo:background-color="#80FFFF"/>
    </style:style>
    <style:style style:name="T1627" style:parent-style-name="Domyślnaczcionkaakapitu" style:family="text">
      <style:text-properties fo:background-color="#80FFFF"/>
    </style:style>
    <style:style style:name="P1628" style:parent-style-name="Normalny" style:family="paragraph">
      <style:paragraph-properties fo:text-align="justify" fo:line-height="150%" fo:text-indent="0.25in"/>
    </style:style>
    <style:style style:name="T1629" style:parent-style-name="Domyślnaczcionkaakapitu" style:family="text">
      <style:text-properties fo:background-color="#80FFFF"/>
    </style:style>
    <style:style style:name="T1630" style:parent-style-name="Domyślnaczcionkaakapitu" style:family="text">
      <style:text-properties fo:background-color="#80FFFF"/>
    </style:style>
    <style:style style:name="T1631" style:parent-style-name="Domyślnaczcionkaakapitu" style:family="text">
      <style:text-properties fo:background-color="#80FFFF"/>
    </style:style>
    <style:style style:name="T1632" style:parent-style-name="Domyślnaczcionkaakapitu" style:family="text">
      <style:text-properties fo:background-color="#80FFFF"/>
    </style:style>
    <style:style style:name="T1633" style:parent-style-name="Domyślnaczcionkaakapitu" style:family="text">
      <style:text-properties fo:background-color="#80FFFF"/>
    </style:style>
    <style:style style:name="T1634" style:parent-style-name="Domyślnaczcionkaakapitu" style:family="text">
      <style:text-properties fo:background-color="#80FFFF"/>
    </style:style>
    <style:style style:name="T1635" style:parent-style-name="Domyślnaczcionkaakapitu" style:family="text">
      <style:text-properties fo:background-color="#80FFFF"/>
    </style:style>
    <style:style style:name="T1636" style:parent-style-name="Domyślnaczcionkaakapitu" style:family="text">
      <style:text-properties fo:background-color="#80FFFF"/>
    </style:style>
    <style:style style:name="T1637" style:parent-style-name="Domyślnaczcionkaakapitu" style:family="text">
      <style:text-properties fo:background-color="#80FFFF"/>
    </style:style>
    <style:style style:name="T1638" style:parent-style-name="Domyślnaczcionkaakapitu" style:family="text">
      <style:text-properties fo:background-color="#80FFFF"/>
    </style:style>
    <style:style style:name="T1639" style:parent-style-name="Domyślnaczcionkaakapitu" style:family="text">
      <style:text-properties fo:background-color="#80FFFF"/>
    </style:style>
    <style:style style:name="P1640" style:parent-style-name="Normalny" style:family="paragraph">
      <style:paragraph-properties fo:text-align="justify" fo:line-height="150%" fo:text-indent="0.25in"/>
    </style:style>
    <style:style style:name="T1641" style:parent-style-name="Domyślnaczcionkaakapitu" style:family="text">
      <style:text-properties fo:background-color="#80FFFF"/>
    </style:style>
    <style:style style:name="T1642" style:parent-style-name="Domyślnaczcionkaakapitu" style:family="text">
      <style:text-properties fo:background-color="#80FFFF"/>
    </style:style>
    <style:style style:name="T1643" style:parent-style-name="Domyślnaczcionkaakapitu" style:family="text">
      <style:text-properties fo:background-color="#80FFFF"/>
    </style:style>
    <style:style style:name="T1644" style:parent-style-name="Domyślnaczcionkaakapitu" style:family="text">
      <style:text-properties fo:background-color="#80FFFF"/>
    </style:style>
    <style:style style:name="T1645" style:parent-style-name="Domyślnaczcionkaakapitu" style:family="text">
      <style:text-properties fo:background-color="#80FFFF"/>
    </style:style>
    <style:style style:name="T1646" style:parent-style-name="Domyślnaczcionkaakapitu" style:family="text">
      <style:text-properties fo:background-color="#80FFFF"/>
    </style:style>
    <style:style style:name="P1647" style:parent-style-name="Normalny" style:family="paragraph">
      <style:paragraph-properties fo:text-align="justify" fo:line-height="150%" fo:text-indent="0.25in"/>
    </style:style>
    <style:style style:name="T1648" style:parent-style-name="Domyślnaczcionkaakapitu" style:family="text">
      <style:text-properties fo:background-color="#80FFFF"/>
    </style:style>
    <style:style style:name="T1649" style:parent-style-name="Domyślnaczcionkaakapitu" style:family="text">
      <style:text-properties fo:background-color="#80FFFF"/>
    </style:style>
    <style:style style:name="T1650" style:parent-style-name="Domyślnaczcionkaakapitu" style:family="text">
      <style:text-properties fo:background-color="#80FFFF"/>
    </style:style>
    <style:style style:name="T1651" style:parent-style-name="Domyślnaczcionkaakapitu" style:family="text">
      <style:text-properties fo:background-color="#80FFFF"/>
    </style:style>
    <style:style style:name="T1652" style:parent-style-name="Domyślnaczcionkaakapitu" style:family="text">
      <style:text-properties fo:background-color="#80FFFF"/>
    </style:style>
    <style:style style:name="T1653" style:parent-style-name="Domyślnaczcionkaakapitu" style:family="text">
      <style:text-properties fo:background-color="#80FFFF"/>
    </style:style>
    <style:style style:name="T1654" style:parent-style-name="Domyślnaczcionkaakapitu" style:family="text">
      <style:text-properties fo:background-color="#80FFFF"/>
    </style:style>
    <style:style style:name="T1655" style:parent-style-name="Domyślnaczcionkaakapitu" style:family="text">
      <style:text-properties fo:background-color="#80FFFF"/>
    </style:style>
    <style:style style:name="T1656" style:parent-style-name="Domyślnaczcionkaakapitu" style:family="text">
      <style:text-properties fo:background-color="#80FFFF"/>
    </style:style>
    <style:style style:name="T1657" style:parent-style-name="Domyślnaczcionkaakapitu" style:family="text">
      <style:text-properties fo:background-color="#80FFFF"/>
    </style:style>
    <style:style style:name="T1658" style:parent-style-name="Domyślnaczcionkaakapitu" style:family="text">
      <style:text-properties fo:background-color="#80FFFF"/>
    </style:style>
    <style:style style:name="T1659" style:parent-style-name="Domyślnaczcionkaakapitu" style:family="text">
      <style:text-properties fo:background-color="#80FFFF"/>
    </style:style>
    <style:style style:name="T1660" style:parent-style-name="Domyślnaczcionkaakapitu" style:family="text">
      <style:text-properties fo:background-color="#80FFFF"/>
    </style:style>
    <style:style style:name="T1661" style:parent-style-name="Domyślnaczcionkaakapitu" style:family="text">
      <style:text-properties fo:background-color="#80FFFF"/>
    </style:style>
    <style:style style:name="T1662" style:parent-style-name="Domyślnaczcionkaakapitu" style:family="text">
      <style:text-properties fo:background-color="#80FFFF"/>
    </style:style>
    <style:style style:name="T1663" style:parent-style-name="Domyślnaczcionkaakapitu" style:family="text">
      <style:text-properties fo:background-color="#80FFFF"/>
    </style:style>
    <style:style style:name="T1664" style:parent-style-name="Domyślnaczcionkaakapitu" style:family="text">
      <style:text-properties fo:background-color="#80FFFF"/>
    </style:style>
    <style:style style:name="T1665" style:parent-style-name="Domyślnaczcionkaakapitu" style:family="text">
      <style:text-properties fo:background-color="#80FFFF"/>
    </style:style>
    <style:style style:name="T1666" style:parent-style-name="Domyślnaczcionkaakapitu" style:family="text">
      <style:text-properties fo:background-color="#80FFFF"/>
    </style:style>
    <style:style style:name="T1667" style:parent-style-name="Domyślnaczcionkaakapitu" style:family="text">
      <style:text-properties fo:background-color="#80FFFF"/>
    </style:style>
    <style:style style:name="T1668" style:parent-style-name="Domyślnaczcionkaakapitu" style:family="text">
      <style:text-properties fo:background-color="#80FFFF"/>
    </style:style>
    <style:style style:name="T1669" style:parent-style-name="Domyślnaczcionkaakapitu" style:family="text">
      <style:text-properties fo:background-color="#80FFFF"/>
    </style:style>
    <style:style style:name="T1670" style:parent-style-name="Domyślnaczcionkaakapitu" style:family="text">
      <style:text-properties fo:background-color="#80FFFF"/>
    </style:style>
    <style:style style:name="P1671" style:parent-style-name="Normalny" style:family="paragraph">
      <style:paragraph-properties fo:text-align="justify" fo:line-height="150%" fo:text-indent="0.25in"/>
    </style:style>
    <style:style style:name="T1672" style:parent-style-name="Domyślnaczcionkaakapitu" style:family="text">
      <style:text-properties fo:background-color="#80FFFF"/>
    </style:style>
    <style:style style:name="T1673" style:parent-style-name="Domyślnaczcionkaakapitu" style:family="text">
      <style:text-properties fo:background-color="#80FFFF"/>
    </style:style>
    <style:style style:name="T1674" style:parent-style-name="Domyślnaczcionkaakapitu" style:family="text">
      <style:text-properties fo:background-color="#80FFFF"/>
    </style:style>
    <style:style style:name="T1675" style:parent-style-name="Domyślnaczcionkaakapitu" style:family="text">
      <style:text-properties fo:background-color="#80FFFF"/>
    </style:style>
    <style:style style:name="P1676" style:parent-style-name="Normalny" style:family="paragraph">
      <style:paragraph-properties fo:text-align="justify" fo:line-height="150%" fo:text-indent="0.25in"/>
    </style:style>
    <style:style style:name="T1677" style:parent-style-name="Domyślnaczcionkaakapitu" style:family="text">
      <style:text-properties fo:background-color="#80FFFF"/>
    </style:style>
    <style:style style:name="T1678" style:parent-style-name="Domyślnaczcionkaakapitu" style:family="text">
      <style:text-properties fo:background-color="#80FFFF"/>
    </style:style>
    <style:style style:name="T1679" style:parent-style-name="Domyślnaczcionkaakapitu" style:family="text">
      <style:text-properties fo:background-color="#80FFFF"/>
    </style:style>
    <style:style style:name="T1680" style:parent-style-name="Domyślnaczcionkaakapitu" style:family="text">
      <style:text-properties fo:background-color="#80FFFF"/>
    </style:style>
    <style:style style:name="T1681" style:parent-style-name="Domyślnaczcionkaakapitu" style:family="text">
      <style:text-properties fo:background-color="#80FFFF"/>
    </style:style>
    <style:style style:name="T1682" style:parent-style-name="Domyślnaczcionkaakapitu" style:family="text">
      <style:text-properties fo:background-color="#80FFFF"/>
    </style:style>
    <style:style style:name="P1683" style:parent-style-name="Normalny" style:family="paragraph">
      <style:paragraph-properties fo:text-align="justify" fo:line-height="150%" fo:text-indent="0.25in"/>
    </style:style>
    <style:style style:name="T1684" style:parent-style-name="Domyślnaczcionkaakapitu" style:family="text">
      <style:text-properties fo:background-color="#80FFFF"/>
    </style:style>
    <style:style style:name="P1685" style:parent-style-name="Normalny" style:family="paragraph">
      <style:paragraph-properties fo:text-align="justify" fo:line-height="150%"/>
    </style:style>
    <style:style style:name="T1686" style:parent-style-name="Domyślnaczcionkaakapitu" style:family="text">
      <style:text-properties style:text-underline-type="single" style:text-underline-style="solid" style:text-underline-width="auto" style:text-underline-mode="continuous"/>
    </style:style>
    <style:style style:name="T1687" style:parent-style-name="Domyślnaczcionkaakapitu" style:family="text">
      <style:text-properties fo:background-color="#80FFFF" style:text-underline-type="single" style:text-underline-style="solid" style:text-underline-width="auto" style:text-underline-mode="continuous"/>
    </style:style>
    <style:style style:name="T1688" style:parent-style-name="Domyślnaczcionkaakapitu" style:family="text">
      <style:text-properties style:text-underline-type="single" style:text-underline-style="solid" style:text-underline-width="auto" style:text-underline-mode="continuous"/>
    </style:style>
    <style:style style:name="P1689" style:parent-style-name="Normalny" style:family="paragraph">
      <style:paragraph-properties fo:text-align="justify" fo:line-height="150%" fo:text-indent="0.2479in"/>
    </style:style>
    <style:style style:name="T1690" style:parent-style-name="Domyślnaczcionkaakapitu" style:family="text">
      <style:text-properties fo:background-color="#80FFFF"/>
    </style:style>
    <style:style style:name="T1691" style:parent-style-name="Domyślnaczcionkaakapitu" style:family="text">
      <style:text-properties fo:background-color="#80FFFF"/>
    </style:style>
    <style:style style:name="P1692" style:parent-style-name="Normalny" style:family="paragraph">
      <style:paragraph-properties fo:text-align="justify" fo:line-height="150%"/>
    </style:style>
    <style:style style:name="T1693" style:parent-style-name="Domyślnaczcionkaakapitu" style:family="text">
      <style:text-properties style:text-underline-type="single" style:text-underline-style="solid" style:text-underline-width="auto" style:text-underline-mode="continuous"/>
    </style:style>
    <style:style style:name="P1694" style:parent-style-name="Normalny" style:family="paragraph">
      <style:paragraph-properties fo:text-align="justify" fo:line-height="150%" fo:text-indent="0.25in"/>
    </style:style>
    <style:style style:name="T1695" style:parent-style-name="Domyślnaczcionkaakapitu" style:family="text">
      <style:text-properties fo:background-color="#80FFFF"/>
    </style:style>
    <style:style style:name="T1696" style:parent-style-name="Domyślnaczcionkaakapitu" style:family="text">
      <style:text-properties fo:background-color="#80FFFF"/>
    </style:style>
    <style:style style:name="T1697" style:parent-style-name="Domyślnaczcionkaakapitu" style:family="text">
      <style:text-properties fo:background-color="#80FFFF"/>
    </style:style>
    <style:style style:name="T1698" style:parent-style-name="Domyślnaczcionkaakapitu" style:family="text">
      <style:text-properties fo:background-color="#80FFFF"/>
    </style:style>
    <style:style style:name="T1699" style:parent-style-name="Domyślnaczcionkaakapitu" style:family="text">
      <style:text-properties fo:background-color="#80FFFF"/>
    </style:style>
    <style:style style:name="T1700" style:parent-style-name="Domyślnaczcionkaakapitu" style:family="text">
      <style:text-properties fo:background-color="#80FFFF"/>
    </style:style>
    <style:style style:name="P1701" style:parent-style-name="Normalny" style:family="paragraph">
      <style:paragraph-properties fo:text-align="justify" fo:line-height="150%" fo:text-indent="0.25in"/>
    </style:style>
    <style:style style:name="T1702" style:parent-style-name="Domyślnaczcionkaakapitu" style:family="text">
      <style:text-properties fo:background-color="#80FFFF"/>
    </style:style>
    <style:style style:name="T1703" style:parent-style-name="Domyślnaczcionkaakapitu" style:family="text">
      <style:text-properties fo:background-color="#80FFFF"/>
    </style:style>
    <style:style style:name="T1704" style:parent-style-name="Domyślnaczcionkaakapitu" style:family="text">
      <style:text-properties fo:background-color="#80FFFF"/>
    </style:style>
    <style:style style:name="T1705" style:parent-style-name="Domyślnaczcionkaakapitu" style:family="text">
      <style:text-properties fo:background-color="#80FFFF"/>
    </style:style>
    <style:style style:name="T1706" style:parent-style-name="Domyślnaczcionkaakapitu" style:family="text">
      <style:text-properties fo:background-color="#80FFFF"/>
    </style:style>
    <style:style style:name="T1707" style:parent-style-name="Domyślnaczcionkaakapitu" style:family="text">
      <style:text-properties fo:background-color="#80FFFF"/>
    </style:style>
    <style:style style:name="T1708" style:parent-style-name="Domyślnaczcionkaakapitu" style:family="text">
      <style:text-properties fo:background-color="#80FFFF"/>
    </style:style>
    <style:style style:name="T1709" style:parent-style-name="Domyślnaczcionkaakapitu" style:family="text">
      <style:text-properties fo:background-color="#80FFFF"/>
    </style:style>
    <style:style style:name="T1710" style:parent-style-name="Domyślnaczcionkaakapitu" style:family="text">
      <style:text-properties fo:background-color="#80FFFF"/>
    </style:style>
    <style:style style:name="T1711" style:parent-style-name="Domyślnaczcionkaakapitu" style:family="text">
      <style:text-properties fo:background-color="#80FFFF"/>
    </style:style>
    <style:style style:name="T1712" style:parent-style-name="Domyślnaczcionkaakapitu" style:family="text">
      <style:text-properties fo:background-color="#80FFFF"/>
    </style:style>
    <style:style style:name="T1713" style:parent-style-name="Domyślnaczcionkaakapitu" style:family="text">
      <style:text-properties fo:background-color="#80FFFF"/>
    </style:style>
    <style:style style:name="T1714" style:parent-style-name="Domyślnaczcionkaakapitu" style:family="text">
      <style:text-properties fo:background-color="#80FFFF"/>
    </style:style>
    <style:style style:name="T1715" style:parent-style-name="Domyślnaczcionkaakapitu" style:family="text">
      <style:text-properties fo:background-color="#80FFFF"/>
    </style:style>
    <style:style style:name="P1716" style:parent-style-name="Normalny" style:family="paragraph">
      <style:paragraph-properties fo:text-align="justify" fo:line-height="150%" fo:text-indent="0.25in"/>
    </style:style>
    <style:style style:name="T1717" style:parent-style-name="Domyślnaczcionkaakapitu" style:family="text">
      <style:text-properties fo:background-color="#80FFFF"/>
    </style:style>
    <style:style style:name="T1718" style:parent-style-name="Domyślnaczcionkaakapitu" style:family="text">
      <style:text-properties fo:background-color="#80FFFF"/>
    </style:style>
    <style:style style:name="T1719" style:parent-style-name="Domyślnaczcionkaakapitu" style:family="text">
      <style:text-properties fo:background-color="#80FFFF"/>
    </style:style>
    <style:style style:name="T1720" style:parent-style-name="Domyślnaczcionkaakapitu" style:family="text">
      <style:text-properties fo:background-color="#80FFFF"/>
    </style:style>
    <style:style style:name="T1721" style:parent-style-name="Domyślnaczcionkaakapitu" style:family="text">
      <style:text-properties fo:background-color="#80FFFF"/>
    </style:style>
    <style:style style:name="T1722" style:parent-style-name="Domyślnaczcionkaakapitu" style:family="text">
      <style:text-properties fo:background-color="#80FFFF"/>
    </style:style>
    <style:style style:name="P1723" style:parent-style-name="Normalny" style:family="paragraph">
      <style:paragraph-properties fo:text-align="justify" fo:line-height="150%" fo:text-indent="0.25in"/>
    </style:style>
    <style:style style:name="T1724" style:parent-style-name="Domyślnaczcionkaakapitu" style:family="text">
      <style:text-properties fo:background-color="#80FFFF"/>
    </style:style>
    <style:style style:name="T1725" style:parent-style-name="Domyślnaczcionkaakapitu" style:family="text">
      <style:text-properties fo:background-color="#80FFFF"/>
    </style:style>
    <style:style style:name="T1726" style:parent-style-name="Domyślnaczcionkaakapitu" style:family="text">
      <style:text-properties fo:background-color="#80FFFF"/>
    </style:style>
    <style:style style:name="T1727" style:parent-style-name="Domyślnaczcionkaakapitu" style:family="text">
      <style:text-properties fo:background-color="#80FFFF"/>
    </style:style>
    <style:style style:name="T1728" style:parent-style-name="Domyślnaczcionkaakapitu" style:family="text">
      <style:text-properties fo:background-color="#80FFFF"/>
    </style:style>
    <style:style style:name="T1729" style:parent-style-name="Domyślnaczcionkaakapitu" style:family="text">
      <style:text-properties fo:background-color="#80FFFF"/>
    </style:style>
    <style:style style:name="T1730" style:parent-style-name="Domyślnaczcionkaakapitu" style:family="text">
      <style:text-properties fo:background-color="#80FFFF"/>
    </style:style>
    <style:style style:name="T1731" style:parent-style-name="Domyślnaczcionkaakapitu" style:family="text">
      <style:text-properties fo:background-color="#80FFFF"/>
    </style:style>
    <style:style style:name="T1732" style:parent-style-name="Domyślnaczcionkaakapitu" style:family="text">
      <style:text-properties fo:background-color="#80FFFF"/>
    </style:style>
    <style:style style:name="P1733" style:parent-style-name="Normalny" style:family="paragraph">
      <style:paragraph-properties fo:text-align="justify" fo:line-height="150%" fo:text-indent="0.25in"/>
    </style:style>
    <style:style style:name="T1734" style:parent-style-name="Domyślnaczcionkaakapitu" style:family="text">
      <style:text-properties fo:background-color="#80FFFF"/>
    </style:style>
    <style:style style:name="P1735" style:parent-style-name="Normalny" style:family="paragraph">
      <style:paragraph-properties fo:text-align="justify" fo:line-height="150%" fo:text-indent="0.25in"/>
    </style:style>
    <style:style style:name="T1736" style:parent-style-name="Domyślnaczcionkaakapitu" style:family="text">
      <style:text-properties fo:background-color="#80FFFF"/>
    </style:style>
    <style:style style:name="T1737" style:parent-style-name="Domyślnaczcionkaakapitu" style:family="text">
      <style:text-properties fo:background-color="#80FFFF"/>
    </style:style>
    <style:style style:name="T1738" style:parent-style-name="Domyślnaczcionkaakapitu" style:family="text">
      <style:text-properties fo:background-color="#80FFFF"/>
    </style:style>
    <style:style style:name="T1739" style:parent-style-name="Domyślnaczcionkaakapitu" style:family="text">
      <style:text-properties fo:background-color="#80FFFF"/>
    </style:style>
    <style:style style:name="T1740" style:parent-style-name="Domyślnaczcionkaakapitu" style:family="text">
      <style:text-properties fo:background-color="#80FFFF"/>
    </style:style>
    <style:style style:name="T1741" style:parent-style-name="Domyślnaczcionkaakapitu" style:family="text">
      <style:text-properties fo:background-color="#80FFFF"/>
    </style:style>
    <style:style style:name="T1742" style:parent-style-name="Domyślnaczcionkaakapitu" style:family="text">
      <style:text-properties fo:background-color="#80FFFF"/>
    </style:style>
    <style:style style:name="P1743" style:parent-style-name="Normalny" style:family="paragraph">
      <style:paragraph-properties fo:text-align="justify" fo:line-height="150%" fo:text-indent="0.25in"/>
    </style:style>
    <style:style style:name="T1744" style:parent-style-name="Domyślnaczcionkaakapitu" style:family="text">
      <style:text-properties fo:background-color="#80FFFF"/>
    </style:style>
    <style:style style:name="T1745" style:parent-style-name="Domyślnaczcionkaakapitu" style:family="text">
      <style:text-properties fo:background-color="#80FFFF"/>
    </style:style>
    <style:style style:name="T1746" style:parent-style-name="Domyślnaczcionkaakapitu" style:family="text">
      <style:text-properties fo:background-color="#80FFFF"/>
    </style:style>
    <style:style style:name="T1747" style:parent-style-name="Domyślnaczcionkaakapitu" style:family="text">
      <style:text-properties fo:background-color="#80FFFF"/>
    </style:style>
    <style:style style:name="T1748" style:parent-style-name="Domyślnaczcionkaakapitu" style:family="text">
      <style:text-properties fo:background-color="#80FFFF"/>
    </style:style>
    <style:style style:name="T1749" style:parent-style-name="Domyślnaczcionkaakapitu" style:family="text">
      <style:text-properties fo:background-color="#80FFFF"/>
    </style:style>
    <style:style style:name="T1750" style:parent-style-name="Domyślnaczcionkaakapitu" style:family="text">
      <style:text-properties fo:background-color="#80FFFF"/>
    </style:style>
    <style:style style:name="T1751" style:parent-style-name="Domyślnaczcionkaakapitu" style:family="text">
      <style:text-properties fo:background-color="#80FFFF"/>
    </style:style>
    <style:style style:name="T1752" style:parent-style-name="Domyślnaczcionkaakapitu" style:family="text">
      <style:text-properties fo:background-color="#80FFFF"/>
    </style:style>
    <style:style style:name="T1753" style:parent-style-name="Domyślnaczcionkaakapitu" style:family="text">
      <style:text-properties fo:background-color="#80FFFF"/>
    </style:style>
    <style:style style:name="T1754" style:parent-style-name="Domyślnaczcionkaakapitu" style:family="text">
      <style:text-properties fo:background-color="#80FFFF"/>
    </style:style>
    <style:style style:name="T1755" style:parent-style-name="Domyślnaczcionkaakapitu" style:family="text">
      <style:text-properties fo:background-color="#80FFFF"/>
    </style:style>
    <style:style style:name="T1756" style:parent-style-name="Domyślnaczcionkaakapitu" style:family="text">
      <style:text-properties fo:background-color="#80FFFF"/>
    </style:style>
    <style:style style:name="P1757" style:parent-style-name="Normalny" style:family="paragraph">
      <style:paragraph-properties fo:text-align="justify" fo:line-height="150%" fo:text-indent="0.25in"/>
    </style:style>
    <style:style style:name="T1758" style:parent-style-name="Domyślnaczcionkaakapitu" style:family="text">
      <style:text-properties fo:background-color="#80FFFF"/>
    </style:style>
    <style:style style:name="T1759" style:parent-style-name="Domyślnaczcionkaakapitu" style:family="text">
      <style:text-properties fo:background-color="#80FFFF"/>
    </style:style>
    <style:style style:name="T1760" style:parent-style-name="Domyślnaczcionkaakapitu" style:family="text">
      <style:text-properties fo:background-color="#80FFFF"/>
    </style:style>
    <style:style style:name="T1761" style:parent-style-name="Domyślnaczcionkaakapitu" style:family="text">
      <style:text-properties fo:background-color="#80FFFF"/>
    </style:style>
    <style:style style:name="T1762" style:parent-style-name="Domyślnaczcionkaakapitu" style:family="text">
      <style:text-properties fo:background-color="#80FFFF"/>
    </style:style>
    <style:style style:name="T1763" style:parent-style-name="Domyślnaczcionkaakapitu" style:family="text">
      <style:text-properties fo:background-color="#80FFFF"/>
    </style:style>
    <style:style style:name="T1764" style:parent-style-name="Domyślnaczcionkaakapitu" style:family="text">
      <style:text-properties fo:background-color="#80FFFF"/>
    </style:style>
    <style:style style:name="T1765" style:parent-style-name="Domyślnaczcionkaakapitu" style:family="text">
      <style:text-properties fo:background-color="#80FFFF"/>
    </style:style>
    <style:style style:name="T1766" style:parent-style-name="Domyślnaczcionkaakapitu" style:family="text">
      <style:text-properties fo:background-color="#80FFFF"/>
    </style:style>
    <style:style style:name="P1767" style:parent-style-name="Normalny" style:family="paragraph">
      <style:paragraph-properties fo:text-align="justify" fo:line-height="150%" fo:text-indent="0.25in"/>
    </style:style>
    <style:style style:name="T1768" style:parent-style-name="Domyślnaczcionkaakapitu" style:family="text">
      <style:text-properties fo:background-color="#80FFFF"/>
    </style:style>
    <style:style style:name="T1769" style:parent-style-name="Domyślnaczcionkaakapitu" style:family="text">
      <style:text-properties fo:background-color="#80FFFF"/>
    </style:style>
    <style:style style:name="P1770" style:parent-style-name="Normalny" style:family="paragraph">
      <style:paragraph-properties fo:text-align="justify" fo:line-height="150%" fo:text-indent="0.25in"/>
    </style:style>
    <style:style style:name="T1771" style:parent-style-name="Domyślnaczcionkaakapitu" style:family="text">
      <style:text-properties fo:background-color="#80FFFF"/>
    </style:style>
    <style:style style:name="T1772" style:parent-style-name="Domyślnaczcionkaakapitu" style:family="text">
      <style:text-properties fo:background-color="#80FFFF"/>
    </style:style>
    <style:style style:name="T1773" style:parent-style-name="Domyślnaczcionkaakapitu" style:family="text">
      <style:text-properties fo:background-color="#80FFFF"/>
    </style:style>
    <style:style style:name="P1774" style:parent-style-name="Normalny" style:family="paragraph">
      <style:paragraph-properties fo:text-align="justify" fo:line-height="150%" fo:text-indent="0.25in"/>
    </style:style>
    <style:style style:name="T1775" style:parent-style-name="Domyślnaczcionkaakapitu" style:family="text">
      <style:text-properties fo:background-color="#80FFFF"/>
    </style:style>
    <style:style style:name="T1776" style:parent-style-name="Domyślnaczcionkaakapitu" style:family="text">
      <style:text-properties fo:background-color="#80FFFF"/>
    </style:style>
    <style:style style:name="T1777" style:parent-style-name="Domyślnaczcionkaakapitu" style:family="text">
      <style:text-properties fo:background-color="#80FFFF"/>
    </style:style>
    <style:style style:name="T1778" style:parent-style-name="Domyślnaczcionkaakapitu" style:family="text">
      <style:text-properties fo:background-color="#80FFFF"/>
    </style:style>
    <style:style style:name="T1779" style:parent-style-name="Domyślnaczcionkaakapitu" style:family="text">
      <style:text-properties fo:background-color="#80FFFF"/>
    </style:style>
    <style:style style:name="T1780" style:parent-style-name="Domyślnaczcionkaakapitu" style:family="text">
      <style:text-properties fo:background-color="#80FFFF"/>
    </style:style>
    <style:style style:name="T1781" style:parent-style-name="Domyślnaczcionkaakapitu" style:family="text">
      <style:text-properties fo:background-color="#80FFFF"/>
    </style:style>
    <style:style style:name="T1782" style:parent-style-name="Domyślnaczcionkaakapitu" style:family="text">
      <style:text-properties fo:background-color="#80FFFF"/>
    </style:style>
    <style:style style:name="T1783" style:parent-style-name="Domyślnaczcionkaakapitu" style:family="text">
      <style:text-properties fo:background-color="#80FFFF"/>
    </style:style>
    <style:style style:name="T1784" style:parent-style-name="Domyślnaczcionkaakapitu" style:family="text">
      <style:text-properties fo:background-color="#80FFFF"/>
    </style:style>
    <style:style style:name="T1785" style:parent-style-name="Domyślnaczcionkaakapitu" style:family="text">
      <style:text-properties fo:background-color="#80FFFF"/>
    </style:style>
    <style:style style:name="T1786" style:parent-style-name="Domyślnaczcionkaakapitu" style:family="text">
      <style:text-properties fo:background-color="#80FFFF"/>
    </style:style>
    <style:style style:name="T1787" style:parent-style-name="Domyślnaczcionkaakapitu" style:family="text">
      <style:text-properties fo:background-color="#80FFFF"/>
    </style:style>
    <style:style style:name="T1788" style:parent-style-name="Domyślnaczcionkaakapitu" style:family="text">
      <style:text-properties fo:background-color="#80FFFF"/>
    </style:style>
    <style:style style:name="T1789" style:parent-style-name="Domyślnaczcionkaakapitu" style:family="text">
      <style:text-properties fo:background-color="#80FFFF"/>
    </style:style>
    <style:style style:name="T1790" style:parent-style-name="Domyślnaczcionkaakapitu" style:family="text">
      <style:text-properties fo:background-color="#80FFFF"/>
    </style:style>
    <style:style style:name="P1791" style:parent-style-name="Normalny" style:family="paragraph">
      <style:paragraph-properties fo:text-align="justify" fo:line-height="150%" fo:text-indent="0.25in"/>
    </style:style>
    <style:style style:name="T1792" style:parent-style-name="Domyślnaczcionkaakapitu" style:family="text">
      <style:text-properties fo:background-color="#80FFFF"/>
    </style:style>
    <style:style style:name="T1793" style:parent-style-name="Domyślnaczcionkaakapitu" style:family="text">
      <style:text-properties fo:background-color="#80FFFF"/>
    </style:style>
    <style:style style:name="T1794" style:parent-style-name="Domyślnaczcionkaakapitu" style:family="text">
      <style:text-properties fo:background-color="#80FFFF"/>
    </style:style>
    <style:style style:name="T1795" style:parent-style-name="Domyślnaczcionkaakapitu" style:family="text">
      <style:text-properties fo:background-color="#80FFFF"/>
    </style:style>
    <style:style style:name="T1796" style:parent-style-name="Domyślnaczcionkaakapitu" style:family="text">
      <style:text-properties fo:background-color="#80FFFF"/>
    </style:style>
    <style:style style:name="T1797" style:parent-style-name="Domyślnaczcionkaakapitu" style:family="text">
      <style:text-properties fo:background-color="#80FFFF"/>
    </style:style>
    <style:style style:name="T1798" style:parent-style-name="Domyślnaczcionkaakapitu" style:family="text">
      <style:text-properties fo:background-color="#80FFFF"/>
    </style:style>
    <style:style style:name="P1799" style:parent-style-name="Normalny" style:family="paragraph">
      <style:paragraph-properties fo:text-align="justify" fo:line-height="150%" fo:text-indent="0.25in"/>
    </style:style>
    <style:style style:name="T1800" style:parent-style-name="Domyślnaczcionkaakapitu" style:family="text">
      <style:text-properties fo:background-color="#80FFFF"/>
    </style:style>
    <style:style style:name="T1801" style:parent-style-name="Domyślnaczcionkaakapitu" style:family="text">
      <style:text-properties fo:background-color="#80FFFF"/>
    </style:style>
    <style:style style:name="T1802" style:parent-style-name="Domyślnaczcionkaakapitu" style:family="text">
      <style:text-properties fo:background-color="#80FFFF"/>
    </style:style>
    <style:style style:name="T1803" style:parent-style-name="Domyślnaczcionkaakapitu" style:family="text">
      <style:text-properties fo:background-color="#80FFFF"/>
    </style:style>
    <style:style style:name="T1804" style:parent-style-name="Domyślnaczcionkaakapitu" style:family="text">
      <style:text-properties fo:background-color="#80FFFF"/>
    </style:style>
    <style:style style:name="T1805" style:parent-style-name="Domyślnaczcionkaakapitu" style:family="text">
      <style:text-properties fo:background-color="#80FFFF"/>
    </style:style>
    <style:style style:name="P1806" style:parent-style-name="Normalny" style:family="paragraph">
      <style:paragraph-properties fo:text-align="justify" fo:line-height="150%" fo:text-indent="0.25in"/>
    </style:style>
    <style:style style:name="T1807" style:parent-style-name="Domyślnaczcionkaakapitu" style:family="text">
      <style:text-properties fo:background-color="#80FFFF"/>
    </style:style>
    <style:style style:name="T1808" style:parent-style-name="Domyślnaczcionkaakapitu" style:family="text">
      <style:text-properties fo:background-color="#80FFFF"/>
    </style:style>
    <style:style style:name="T1809" style:parent-style-name="Domyślnaczcionkaakapitu" style:family="text">
      <style:text-properties fo:background-color="#80FFFF"/>
    </style:style>
    <style:style style:name="T1810" style:parent-style-name="Domyślnaczcionkaakapitu" style:family="text">
      <style:text-properties fo:background-color="#80FFFF"/>
    </style:style>
    <style:style style:name="T1811" style:parent-style-name="Domyślnaczcionkaakapitu" style:family="text">
      <style:text-properties fo:background-color="#80FFFF"/>
    </style:style>
    <style:style style:name="T1812" style:parent-style-name="Domyślnaczcionkaakapitu" style:family="text">
      <style:text-properties fo:background-color="#80FFFF"/>
    </style:style>
    <style:style style:name="T1813" style:parent-style-name="Domyślnaczcionkaakapitu" style:family="text">
      <style:text-properties fo:background-color="#80FFFF"/>
    </style:style>
    <style:style style:name="P1814" style:parent-style-name="Normalny" style:family="paragraph">
      <style:paragraph-properties fo:text-align="justify" fo:line-height="150%" fo:text-indent="0.25in"/>
    </style:style>
    <style:style style:name="T1815" style:parent-style-name="Domyślnaczcionkaakapitu" style:family="text">
      <style:text-properties fo:background-color="#80FFFF"/>
    </style:style>
    <style:style style:name="T1816" style:parent-style-name="Domyślnaczcionkaakapitu" style:family="text">
      <style:text-properties fo:background-color="#80FFFF"/>
    </style:style>
    <style:style style:name="T1817" style:parent-style-name="Domyślnaczcionkaakapitu" style:family="text">
      <style:text-properties fo:background-color="#80FFFF"/>
    </style:style>
    <style:style style:name="P1818" style:parent-style-name="Normalny" style:family="paragraph">
      <style:paragraph-properties fo:text-align="justify" fo:line-height="150%" fo:text-indent="0.25in"/>
    </style:style>
    <style:style style:name="T1819" style:parent-style-name="Domyślnaczcionkaakapitu" style:family="text">
      <style:text-properties fo:background-color="#80FFFF"/>
    </style:style>
    <style:style style:name="T1820" style:parent-style-name="Domyślnaczcionkaakapitu" style:family="text">
      <style:text-properties fo:background-color="#80FFFF"/>
    </style:style>
    <style:style style:name="T1821" style:parent-style-name="Domyślnaczcionkaakapitu" style:family="text">
      <style:text-properties fo:background-color="#80FFFF"/>
    </style:style>
    <style:style style:name="T1822" style:parent-style-name="Domyślnaczcionkaakapitu" style:family="text">
      <style:text-properties fo:background-color="#80FFFF"/>
    </style:style>
    <style:style style:name="T1823" style:parent-style-name="Domyślnaczcionkaakapitu" style:family="text">
      <style:text-properties fo:background-color="#80FFFF"/>
    </style:style>
    <style:style style:name="T1824" style:parent-style-name="Domyślnaczcionkaakapitu" style:family="text">
      <style:text-properties fo:background-color="#80FFFF"/>
    </style:style>
    <style:style style:name="T1825" style:parent-style-name="Domyślnaczcionkaakapitu" style:family="text">
      <style:text-properties fo:background-color="#80FFFF"/>
    </style:style>
    <style:style style:name="T1826" style:parent-style-name="Domyślnaczcionkaakapitu" style:family="text">
      <style:text-properties fo:background-color="#80FFFF"/>
    </style:style>
    <style:style style:name="T1827" style:parent-style-name="Domyślnaczcionkaakapitu" style:family="text">
      <style:text-properties fo:background-color="#80FFFF"/>
    </style:style>
    <style:style style:name="T1828" style:parent-style-name="Domyślnaczcionkaakapitu" style:family="text">
      <style:text-properties fo:background-color="#80FFFF"/>
    </style:style>
    <style:style style:name="T1829" style:parent-style-name="Domyślnaczcionkaakapitu" style:family="text">
      <style:text-properties fo:background-color="#80FFFF"/>
    </style:style>
    <style:style style:name="P1830" style:parent-style-name="Normalny" style:family="paragraph">
      <style:paragraph-properties fo:text-align="justify" fo:line-height="150%" fo:text-indent="0.25in"/>
    </style:style>
    <style:style style:name="T1831" style:parent-style-name="Domyślnaczcionkaakapitu" style:family="text">
      <style:text-properties fo:background-color="#80FFFF"/>
    </style:style>
    <style:style style:name="T1832" style:parent-style-name="Domyślnaczcionkaakapitu" style:family="text">
      <style:text-properties fo:background-color="#80FFFF"/>
    </style:style>
    <style:style style:name="T1833" style:parent-style-name="Domyślnaczcionkaakapitu" style:family="text">
      <style:text-properties fo:background-color="#80FFFF"/>
    </style:style>
    <style:style style:name="T1834" style:parent-style-name="Domyślnaczcionkaakapitu" style:family="text">
      <style:text-properties fo:background-color="#80FFFF"/>
    </style:style>
    <style:style style:name="T1835" style:parent-style-name="Domyślnaczcionkaakapitu" style:family="text">
      <style:text-properties fo:background-color="#80FFFF"/>
    </style:style>
    <style:style style:name="P1836" style:parent-style-name="Normalny" style:family="paragraph">
      <style:paragraph-properties fo:text-align="justify" fo:line-height="150%" fo:text-indent="0.25in"/>
    </style:style>
    <style:style style:name="T1837" style:parent-style-name="Domyślnaczcionkaakapitu" style:family="text">
      <style:text-properties fo:background-color="#80FFFF"/>
    </style:style>
    <style:style style:name="P1838" style:parent-style-name="Normalny" style:family="paragraph">
      <style:paragraph-properties fo:text-align="justify" fo:line-height="150%"/>
    </style:style>
    <style:style style:name="T1839" style:parent-style-name="Domyślnaczcionkaakapitu" style:family="text">
      <style:text-properties style:text-underline-type="single" style:text-underline-style="solid" style:text-underline-width="auto" style:text-underline-mode="continuous"/>
    </style:style>
    <style:style style:name="T1840" style:parent-style-name="Domyślnaczcionkaakapitu" style:family="text">
      <style:text-properties fo:background-color="#80FFFF" style:text-underline-type="single" style:text-underline-style="solid" style:text-underline-width="auto" style:text-underline-mode="continuous"/>
    </style:style>
    <style:style style:name="T1841" style:parent-style-name="Domyślnaczcionkaakapitu" style:family="text">
      <style:text-properties style:text-underline-type="single" style:text-underline-style="solid" style:text-underline-width="auto" style:text-underline-mode="continuous"/>
    </style:style>
    <style:style style:name="T1842" style:parent-style-name="Domyślnaczcionkaakapitu" style:family="text">
      <style:text-properties fo:background-color="#80FFFF" style:text-underline-type="single" style:text-underline-style="solid" style:text-underline-width="auto" style:text-underline-mode="continuous"/>
    </style:style>
    <style:style style:name="T1843" style:parent-style-name="Domyślnaczcionkaakapitu" style:family="text">
      <style:text-properties style:text-underline-type="single" style:text-underline-style="solid" style:text-underline-width="auto" style:text-underline-mode="continuous"/>
    </style:style>
    <style:style style:name="P1844" style:parent-style-name="Normalny" style:family="paragraph">
      <style:paragraph-properties fo:text-align="justify" fo:line-height="150%" fo:text-indent="0.2479in"/>
    </style:style>
    <style:style style:name="T1845" style:parent-style-name="Domyślnaczcionkaakapitu" style:family="text">
      <style:text-properties fo:background-color="#80FFFF"/>
    </style:style>
    <style:style style:name="T1846" style:parent-style-name="Domyślnaczcionkaakapitu" style:family="text">
      <style:text-properties fo:background-color="#80FFFF"/>
    </style:style>
    <style:style style:name="T1847" style:parent-style-name="Domyślnaczcionkaakapitu" style:family="text">
      <style:text-properties fo:background-color="#80FFFF"/>
    </style:style>
    <style:style style:name="P1848" style:parent-style-name="Normalny" style:family="paragraph">
      <style:paragraph-properties fo:text-align="justify" fo:line-height="150%" fo:text-indent="0.2479in"/>
    </style:style>
    <style:style style:name="T1849" style:parent-style-name="Domyślnaczcionkaakapitu" style:family="text">
      <style:text-properties fo:background-color="#80FFFF"/>
    </style:style>
    <style:style style:name="T1850" style:parent-style-name="Domyślnaczcionkaakapitu" style:family="text">
      <style:text-properties fo:background-color="#80FFFF"/>
    </style:style>
    <style:style style:name="T1851" style:parent-style-name="Domyślnaczcionkaakapitu" style:family="text">
      <style:text-properties fo:background-color="#80FFFF"/>
    </style:style>
    <style:style style:name="T1852" style:parent-style-name="Domyślnaczcionkaakapitu" style:family="text">
      <style:text-properties fo:background-color="#80FFFF"/>
    </style:style>
    <style:style style:name="T1853" style:parent-style-name="Domyślnaczcionkaakapitu" style:family="text">
      <style:text-properties fo:background-color="#80FFFF"/>
    </style:style>
    <style:style style:name="T1854" style:parent-style-name="Domyślnaczcionkaakapitu" style:family="text">
      <style:text-properties fo:background-color="#80FFFF"/>
    </style:style>
    <style:style style:name="T1855" style:parent-style-name="Domyślnaczcionkaakapitu" style:family="text">
      <style:text-properties fo:background-color="#80FFFF"/>
    </style:style>
    <style:style style:name="T1856" style:parent-style-name="Domyślnaczcionkaakapitu" style:family="text">
      <style:text-properties fo:background-color="#80FFFF"/>
    </style:style>
    <style:style style:name="T1857" style:parent-style-name="Domyślnaczcionkaakapitu" style:family="text">
      <style:text-properties fo:background-color="#80FFFF"/>
    </style:style>
    <style:style style:name="P1858" style:parent-style-name="Normalny" style:family="paragraph">
      <style:paragraph-properties fo:text-align="justify" fo:line-height="150%"/>
    </style:style>
    <style:style style:name="T1859" style:parent-style-name="Domyślnaczcionkaakapitu" style:family="text">
      <style:text-properties style:text-underline-type="single" style:text-underline-style="solid" style:text-underline-width="auto" style:text-underline-mode="continuous"/>
    </style:style>
    <style:style style:name="P1860" style:parent-style-name="Normalny" style:family="paragraph">
      <style:paragraph-properties fo:text-align="justify" fo:line-height="150%" fo:text-indent="0.25in"/>
    </style:style>
    <style:style style:name="P1861" style:parent-style-name="Normalny" style:family="paragraph">
      <style:paragraph-properties fo:text-align="justify" fo:line-height="150%" fo:text-indent="0.25in"/>
    </style:style>
    <style:style style:name="T1862" style:parent-style-name="Domyślnaczcionkaakapitu" style:family="text">
      <style:text-properties fo:background-color="#80FFFF"/>
    </style:style>
    <style:style style:name="T1863" style:parent-style-name="Domyślnaczcionkaakapitu" style:family="text">
      <style:text-properties fo:background-color="#80FFFF"/>
    </style:style>
    <style:style style:name="T1864" style:parent-style-name="Domyślnaczcionkaakapitu" style:family="text">
      <style:text-properties fo:background-color="#80FFFF"/>
    </style:style>
    <style:style style:name="T1865" style:parent-style-name="Domyślnaczcionkaakapitu" style:family="text">
      <style:text-properties fo:background-color="#80FFFF"/>
    </style:style>
    <style:style style:name="P1866" style:parent-style-name="Normalny" style:family="paragraph">
      <style:paragraph-properties fo:text-align="justify" fo:line-height="150%"/>
    </style:style>
    <style:style style:name="T1867" style:parent-style-name="Domyślnaczcionkaakapitu" style:family="text">
      <style:text-properties fo:background-color="#80FFFF"/>
    </style:style>
    <style:style style:name="P1868" style:parent-style-name="Normalny" style:family="paragraph">
      <style:paragraph-properties fo:text-align="justify" fo:line-height="150%"/>
    </style:style>
    <style:style style:name="T1869" style:parent-style-name="Domyślnaczcionkaakapitu" style:family="text">
      <style:text-properties style:text-underline-type="single" style:text-underline-style="solid" style:text-underline-width="auto" style:text-underline-mode="continuous"/>
    </style:style>
    <style:style style:name="P1870" style:parent-style-name="Normalny" style:family="paragraph">
      <style:paragraph-properties fo:text-align="justify" fo:line-height="150%" fo:text-indent="0.25in"/>
    </style:style>
    <style:style style:name="T1871" style:parent-style-name="Domyślnaczcionkaakapitu" style:family="text">
      <style:text-properties fo:background-color="#80FFFF"/>
    </style:style>
    <style:style style:name="T1872" style:parent-style-name="Domyślnaczcionkaakapitu" style:family="text">
      <style:text-properties fo:background-color="#80FFFF"/>
    </style:style>
    <style:style style:name="T1873" style:parent-style-name="Domyślnaczcionkaakapitu" style:family="text">
      <style:text-properties fo:background-color="#80FFFF"/>
    </style:style>
    <style:style style:name="T1874" style:parent-style-name="Domyślnaczcionkaakapitu" style:family="text">
      <style:text-properties fo:background-color="#80FFFF"/>
    </style:style>
    <style:style style:name="T1875" style:parent-style-name="Domyślnaczcionkaakapitu" style:family="text">
      <style:text-properties fo:background-color="#80FFFF"/>
    </style:style>
    <style:style style:name="T1876" style:parent-style-name="Domyślnaczcionkaakapitu" style:family="text">
      <style:text-properties fo:background-color="#80FFFF"/>
    </style:style>
    <style:style style:name="T1877" style:parent-style-name="Domyślnaczcionkaakapitu" style:family="text">
      <style:text-properties fo:background-color="#80FFFF"/>
    </style:style>
    <style:style style:name="T1878" style:parent-style-name="Domyślnaczcionkaakapitu" style:family="text">
      <style:text-properties fo:background-color="#80FFFF"/>
    </style:style>
    <style:style style:name="P1879" style:parent-style-name="Normalny" style:family="paragraph">
      <style:paragraph-properties fo:text-align="justify" fo:line-height="150%" fo:text-indent="0.25in"/>
    </style:style>
    <style:style style:name="T1880" style:parent-style-name="Domyślnaczcionkaakapitu" style:family="text">
      <style:text-properties fo:background-color="#80FFFF"/>
    </style:style>
    <style:style style:name="T1881" style:parent-style-name="Domyślnaczcionkaakapitu" style:family="text">
      <style:text-properties fo:background-color="#80FFFF"/>
    </style:style>
    <style:style style:name="T1882" style:parent-style-name="Domyślnaczcionkaakapitu" style:family="text">
      <style:text-properties fo:background-color="#80FFFF"/>
    </style:style>
    <style:style style:name="T1883" style:parent-style-name="Domyślnaczcionkaakapitu" style:family="text">
      <style:text-properties fo:background-color="#80FFFF"/>
    </style:style>
    <style:style style:name="T1884" style:parent-style-name="Domyślnaczcionkaakapitu" style:family="text">
      <style:text-properties fo:background-color="#80FFFF"/>
    </style:style>
    <style:style style:name="P1885" style:parent-style-name="Normalny" style:family="paragraph">
      <style:paragraph-properties fo:text-align="justify" fo:line-height="150%" fo:text-indent="0.25in"/>
    </style:style>
    <style:style style:name="T1886" style:parent-style-name="Domyślnaczcionkaakapitu" style:family="text">
      <style:text-properties fo:background-color="#80FFFF"/>
    </style:style>
    <style:style style:name="T1887" style:parent-style-name="Domyślnaczcionkaakapitu" style:family="text">
      <style:text-properties fo:background-color="#80FFFF"/>
    </style:style>
    <style:style style:name="T1888" style:parent-style-name="Domyślnaczcionkaakapitu" style:family="text">
      <style:text-properties fo:background-color="#80FFFF"/>
    </style:style>
    <style:style style:name="T1889" style:parent-style-name="Domyślnaczcionkaakapitu" style:family="text">
      <style:text-properties fo:background-color="#80FFFF"/>
    </style:style>
    <style:style style:name="T1890" style:parent-style-name="Domyślnaczcionkaakapitu" style:family="text">
      <style:text-properties fo:background-color="#80FFFF"/>
    </style:style>
    <style:style style:name="P1891" style:parent-style-name="Normalny" style:family="paragraph">
      <style:paragraph-properties fo:text-align="justify" fo:line-height="150%" fo:text-indent="0.25in"/>
    </style:style>
    <style:style style:name="T1892" style:parent-style-name="Domyślnaczcionkaakapitu" style:family="text">
      <style:text-properties fo:background-color="#80FFFF"/>
    </style:style>
    <style:style style:name="T1893" style:parent-style-name="Domyślnaczcionkaakapitu" style:family="text">
      <style:text-properties fo:background-color="#80FFFF"/>
    </style:style>
    <style:style style:name="T1894" style:parent-style-name="Domyślnaczcionkaakapitu" style:family="text">
      <style:text-properties fo:background-color="#80FFFF"/>
    </style:style>
    <style:style style:name="T1895" style:parent-style-name="Domyślnaczcionkaakapitu" style:family="text">
      <style:text-properties fo:background-color="#80FFFF"/>
    </style:style>
    <style:style style:name="T1896" style:parent-style-name="Domyślnaczcionkaakapitu" style:family="text">
      <style:text-properties fo:background-color="#80FFFF"/>
    </style:style>
    <style:style style:name="T1897" style:parent-style-name="Domyślnaczcionkaakapitu" style:family="text">
      <style:text-properties fo:language="en" fo:country="US" style:language-asian="en" style:country-asian="US" style:language-complex="en" style:country-complex="US"/>
    </style:style>
    <style:style style:name="T1898" style:parent-style-name="Domyślnaczcionkaakapitu" style:family="text">
      <style:text-properties fo:background-color="#80FFFF"/>
    </style:style>
    <style:style style:name="T1899" style:parent-style-name="Domyślnaczcionkaakapitu" style:family="text">
      <style:text-properties fo:background-color="#80FFFF"/>
    </style:style>
    <style:style style:name="T1900" style:parent-style-name="Domyślnaczcionkaakapitu" style:family="text">
      <style:text-properties fo:background-color="#80FFFF"/>
    </style:style>
    <style:style style:name="T1901" style:parent-style-name="Domyślnaczcionkaakapitu" style:family="text">
      <style:text-properties fo:background-color="#80FFFF"/>
    </style:style>
    <style:style style:name="P1902" style:parent-style-name="Normalny" style:family="paragraph">
      <style:paragraph-properties fo:text-align="justify" fo:line-height="150%"/>
    </style:style>
    <style:style style:name="T1903" style:parent-style-name="Domyślnaczcionkaakapitu" style:family="text">
      <style:text-properties fo:background-color="#80FFFF"/>
    </style:style>
    <style:style style:name="P1904" style:parent-style-name="Normalny" style:family="paragraph">
      <style:paragraph-properties fo:text-align="justify" fo:line-height="150%"/>
    </style:style>
    <style:style style:name="T1905" style:parent-style-name="Domyślnaczcionkaakapitu" style:family="text">
      <style:text-properties style:text-underline-type="single" style:text-underline-style="solid" style:text-underline-width="auto" style:text-underline-mode="continuous"/>
    </style:style>
    <style:style style:name="P1906" style:parent-style-name="Normalny" style:family="paragraph">
      <style:paragraph-properties fo:text-align="justify" fo:line-height="150%" fo:text-indent="0.25in"/>
    </style:style>
    <style:style style:name="T1907" style:parent-style-name="Domyślnaczcionkaakapitu" style:family="text">
      <style:text-properties fo:background-color="#80FFFF"/>
    </style:style>
    <style:style style:name="T1908" style:parent-style-name="Domyślnaczcionkaakapitu" style:family="text">
      <style:text-properties fo:background-color="#80FFFF"/>
    </style:style>
    <style:style style:name="P1909" style:parent-style-name="Normalny" style:family="paragraph">
      <style:paragraph-properties fo:text-align="justify" fo:line-height="150%" fo:text-indent="0.25in"/>
    </style:style>
    <style:style style:name="T1910" style:parent-style-name="Domyślnaczcionkaakapitu" style:family="text">
      <style:text-properties fo:background-color="#80FFFF"/>
    </style:style>
    <style:style style:name="T1911" style:parent-style-name="Domyślnaczcionkaakapitu" style:family="text">
      <style:text-properties fo:background-color="#80FFFF"/>
    </style:style>
    <style:style style:name="P1912" style:parent-style-name="Normalny" style:family="paragraph">
      <style:paragraph-properties fo:text-align="justify" fo:line-height="150%" fo:text-indent="0.25in"/>
    </style:style>
    <style:style style:name="T1913" style:parent-style-name="Domyślnaczcionkaakapitu" style:family="text">
      <style:text-properties fo:background-color="#80FFFF"/>
    </style:style>
    <style:style style:name="T1914" style:parent-style-name="Domyślnaczcionkaakapitu" style:family="text">
      <style:text-properties fo:background-color="#80FFFF"/>
    </style:style>
    <style:style style:name="T1915" style:parent-style-name="Domyślnaczcionkaakapitu" style:family="text">
      <style:text-properties fo:background-color="#80FFFF"/>
    </style:style>
    <style:style style:name="T1916" style:parent-style-name="Domyślnaczcionkaakapitu" style:family="text">
      <style:text-properties fo:background-color="#80FFFF"/>
    </style:style>
    <style:style style:name="P1917" style:parent-style-name="Normalny" style:family="paragraph">
      <style:paragraph-properties fo:text-align="justify" fo:line-height="150%" fo:text-indent="0.25in"/>
    </style:style>
    <style:style style:name="T1918" style:parent-style-name="Domyślnaczcionkaakapitu" style:family="text">
      <style:text-properties fo:background-color="#80FFFF"/>
    </style:style>
    <style:style style:name="T1919" style:parent-style-name="Domyślnaczcionkaakapitu" style:family="text">
      <style:text-properties fo:background-color="#80FFFF"/>
    </style:style>
    <style:style style:name="T1920" style:parent-style-name="Domyślnaczcionkaakapitu" style:family="text">
      <style:text-properties fo:background-color="#80FFFF"/>
    </style:style>
    <style:style style:name="T1921" style:parent-style-name="Domyślnaczcionkaakapitu" style:family="text">
      <style:text-properties fo:background-color="#80FFFF"/>
    </style:style>
    <style:style style:name="T1922" style:parent-style-name="Domyślnaczcionkaakapitu" style:family="text">
      <style:text-properties fo:background-color="#80FFFF"/>
    </style:style>
    <style:style style:name="T1923" style:parent-style-name="Domyślnaczcionkaakapitu" style:family="text">
      <style:text-properties fo:background-color="#80FFFF"/>
    </style:style>
    <style:style style:name="T1924" style:parent-style-name="Domyślnaczcionkaakapitu" style:family="text">
      <style:text-properties fo:background-color="#80FFFF"/>
    </style:style>
    <style:style style:name="P1925" style:parent-style-name="Normalny" style:family="paragraph">
      <style:paragraph-properties fo:text-align="justify" fo:line-height="150%" fo:text-indent="0.25in"/>
    </style:style>
    <style:style style:name="T1926" style:parent-style-name="Domyślnaczcionkaakapitu" style:family="text">
      <style:text-properties fo:background-color="#80FFFF"/>
    </style:style>
    <style:style style:name="T1927" style:parent-style-name="Domyślnaczcionkaakapitu" style:family="text">
      <style:text-properties fo:background-color="#80FFFF"/>
    </style:style>
    <style:style style:name="T1928" style:parent-style-name="Domyślnaczcionkaakapitu" style:family="text">
      <style:text-properties fo:background-color="#80FFFF"/>
    </style:style>
    <style:style style:name="P1929" style:parent-style-name="Normalny" style:family="paragraph">
      <style:paragraph-properties fo:text-align="justify" fo:line-height="150%" fo:text-indent="0.25in"/>
    </style:style>
    <style:style style:name="T1930" style:parent-style-name="Domyślnaczcionkaakapitu" style:family="text">
      <style:text-properties fo:background-color="#80FFFF"/>
    </style:style>
    <style:style style:name="P1931" style:parent-style-name="Normalny" style:family="paragraph">
      <style:paragraph-properties fo:text-align="justify" fo:line-height="150%" fo:text-indent="0.25in"/>
    </style:style>
    <style:style style:name="T1932" style:parent-style-name="Domyślnaczcionkaakapitu" style:family="text">
      <style:text-properties fo:background-color="#80FFFF"/>
    </style:style>
    <style:style style:name="T1933" style:parent-style-name="Domyślnaczcionkaakapitu" style:family="text">
      <style:text-properties fo:background-color="#80FFFF"/>
    </style:style>
    <style:style style:name="T1934" style:parent-style-name="Domyślnaczcionkaakapitu" style:family="text">
      <style:text-properties fo:background-color="#80FFFF"/>
    </style:style>
    <style:style style:name="P1935" style:parent-style-name="Normalny" style:family="paragraph">
      <style:paragraph-properties fo:text-align="justify" fo:line-height="150%" fo:text-indent="0.25in"/>
    </style:style>
    <style:style style:name="T1936" style:parent-style-name="Domyślnaczcionkaakapitu" style:family="text">
      <style:text-properties fo:background-color="#80FFFF"/>
    </style:style>
    <style:style style:name="T1937" style:parent-style-name="Domyślnaczcionkaakapitu" style:family="text">
      <style:text-properties fo:background-color="#80FFFF"/>
    </style:style>
    <style:style style:name="T1938" style:parent-style-name="Domyślnaczcionkaakapitu" style:family="text">
      <style:text-properties fo:background-color="#80FFFF"/>
    </style:style>
    <style:style style:name="T1939" style:parent-style-name="Domyślnaczcionkaakapitu" style:family="text">
      <style:text-properties fo:background-color="#80FFFF"/>
    </style:style>
    <style:style style:name="P1940" style:parent-style-name="Normalny" style:family="paragraph">
      <style:paragraph-properties fo:text-align="justify" fo:line-height="150%" fo:text-indent="0.25in"/>
    </style:style>
    <style:style style:name="T1941" style:parent-style-name="Domyślnaczcionkaakapitu" style:family="text">
      <style:text-properties fo:background-color="#80FFFF"/>
    </style:style>
    <style:style style:name="T1942" style:parent-style-name="Domyślnaczcionkaakapitu" style:family="text">
      <style:text-properties fo:background-color="#80FFFF"/>
    </style:style>
    <style:style style:name="T1943" style:parent-style-name="Domyślnaczcionkaakapitu" style:family="text">
      <style:text-properties fo:background-color="#80FFFF"/>
    </style:style>
    <style:style style:name="T1944" style:parent-style-name="Domyślnaczcionkaakapitu" style:family="text">
      <style:text-properties fo:background-color="#80FFFF"/>
    </style:style>
    <style:style style:name="T1945" style:parent-style-name="Domyślnaczcionkaakapitu" style:family="text">
      <style:text-properties fo:background-color="#80FFFF"/>
    </style:style>
    <style:style style:name="T1946" style:parent-style-name="Domyślnaczcionkaakapitu" style:family="text">
      <style:text-properties fo:background-color="#80FFFF"/>
    </style:style>
    <style:style style:name="T1947" style:parent-style-name="Domyślnaczcionkaakapitu" style:family="text">
      <style:text-properties fo:background-color="#80FFFF"/>
    </style:style>
    <style:style style:name="T1948" style:parent-style-name="Domyślnaczcionkaakapitu" style:family="text">
      <style:text-properties fo:background-color="#80FFFF"/>
    </style:style>
    <style:style style:name="T1949" style:parent-style-name="Domyślnaczcionkaakapitu" style:family="text">
      <style:text-properties fo:background-color="#80FFFF"/>
    </style:style>
    <style:style style:name="T1950" style:parent-style-name="Domyślnaczcionkaakapitu" style:family="text">
      <style:text-properties fo:background-color="#80FFFF"/>
    </style:style>
    <style:style style:name="P1951" style:parent-style-name="Normalny" style:family="paragraph">
      <style:paragraph-properties fo:text-align="justify" fo:line-height="150%" fo:text-indent="0.25in"/>
    </style:style>
    <style:style style:name="P1952" style:parent-style-name="Normalny" style:family="paragraph">
      <style:paragraph-properties fo:text-align="justify" fo:line-height="150%"/>
    </style:style>
    <style:style style:name="T1953" style:parent-style-name="Domyślnaczcionkaakapitu" style:family="text">
      <style:text-properties style:text-underline-type="single" style:text-underline-style="solid" style:text-underline-width="auto" style:text-underline-mode="continuous"/>
    </style:style>
    <style:style style:name="T1954" style:parent-style-name="Domyślnaczcionkaakapitu" style:family="text">
      <style:text-properties fo:background-color="#80FFFF" style:text-underline-type="single" style:text-underline-style="solid" style:text-underline-width="auto" style:text-underline-mode="continuous"/>
    </style:style>
    <style:style style:name="T1955" style:parent-style-name="Domyślnaczcionkaakapitu" style:family="text">
      <style:text-properties style:text-underline-type="single" style:text-underline-style="solid" style:text-underline-width="auto" style:text-underline-mode="continuous"/>
    </style:style>
    <style:style style:name="P1956" style:parent-style-name="Normalny" style:family="paragraph">
      <style:paragraph-properties fo:text-align="justify" fo:line-height="150%" fo:text-indent="0.25in"/>
    </style:style>
    <style:style style:name="T1957" style:parent-style-name="Domyślnaczcionkaakapitu" style:family="text">
      <style:text-properties fo:background-color="#80FFFF"/>
    </style:style>
    <style:style style:name="T1958" style:parent-style-name="Domyślnaczcionkaakapitu" style:family="text">
      <style:text-properties fo:background-color="#80FFFF"/>
    </style:style>
    <style:style style:name="T1959" style:parent-style-name="Domyślnaczcionkaakapitu" style:family="text">
      <style:text-properties fo:background-color="#80FFFF"/>
    </style:style>
    <style:style style:name="P1960" style:parent-style-name="Normalny" style:family="paragraph">
      <style:paragraph-properties fo:text-align="justify" fo:line-height="150%"/>
    </style:style>
    <style:style style:name="P1961" style:parent-style-name="Normalny" style:family="paragraph">
      <style:paragraph-properties fo:text-align="justify" fo:line-height="150%"/>
    </style:style>
    <style:style style:name="T1962" style:parent-style-name="Domyślnaczcionkaakapitu" style:family="text">
      <style:text-properties style:text-underline-type="single" style:text-underline-style="solid" style:text-underline-width="auto" style:text-underline-mode="continuous"/>
    </style:style>
    <style:style style:name="P1963" style:parent-style-name="Normalny" style:family="paragraph">
      <style:paragraph-properties fo:text-align="justify" fo:line-height="150%" fo:text-indent="0.2479in"/>
    </style:style>
    <style:style style:name="T1964" style:parent-style-name="Domyślnaczcionkaakapitu" style:family="text">
      <style:text-properties fo:background-color="#80FFFF"/>
    </style:style>
    <style:style style:name="P1965" style:parent-style-name="Normalny" style:family="paragraph">
      <style:paragraph-properties fo:text-align="justify" fo:line-height="150%"/>
    </style:style>
    <style:style style:name="T1966" style:parent-style-name="Domyślnaczcionkaakapitu" style:family="text">
      <style:text-properties style:text-underline-type="single" style:text-underline-style="solid" style:text-underline-width="auto" style:text-underline-mode="continuous"/>
    </style:style>
    <style:style style:name="P1967" style:parent-style-name="Normalny" style:family="paragraph">
      <style:paragraph-properties fo:text-align="justify" fo:line-height="150%" fo:text-indent="0.25in"/>
    </style:style>
    <style:style style:name="T1968" style:parent-style-name="Domyślnaczcionkaakapitu" style:family="text">
      <style:text-properties fo:background-color="#80FFFF"/>
    </style:style>
    <style:style style:name="T1969" style:parent-style-name="Domyślnaczcionkaakapitu" style:family="text">
      <style:text-properties fo:background-color="#80FFFF"/>
    </style:style>
    <style:style style:name="T1970" style:parent-style-name="Domyślnaczcionkaakapitu" style:family="text">
      <style:text-properties fo:background-color="#80FFFF"/>
    </style:style>
    <style:style style:name="T1971" style:parent-style-name="Domyślnaczcionkaakapitu" style:family="text">
      <style:text-properties fo:background-color="#80FFFF"/>
    </style:style>
    <style:style style:name="T1972" style:parent-style-name="Domyślnaczcionkaakapitu" style:family="text">
      <style:text-properties fo:background-color="#80FFFF"/>
    </style:style>
    <style:style style:name="P1973" style:parent-style-name="Normalny" style:family="paragraph">
      <style:paragraph-properties fo:text-align="justify" fo:line-height="150%" fo:text-indent="0.25in"/>
    </style:style>
    <style:style style:name="T1974" style:parent-style-name="Domyślnaczcionkaakapitu" style:family="text">
      <style:text-properties fo:background-color="#80FFFF"/>
    </style:style>
    <style:style style:name="T1975" style:parent-style-name="Domyślnaczcionkaakapitu" style:family="text">
      <style:text-properties fo:background-color="#80FFFF"/>
    </style:style>
    <style:style style:name="P1976" style:parent-style-name="Normalny" style:family="paragraph">
      <style:paragraph-properties fo:text-align="justify" fo:line-height="150%" fo:text-indent="0.25in"/>
    </style:style>
    <style:style style:name="T1977" style:parent-style-name="Domyślnaczcionkaakapitu" style:family="text">
      <style:text-properties fo:background-color="#80FFFF"/>
    </style:style>
    <style:style style:name="P1978" style:parent-style-name="Normalny" style:family="paragraph">
      <style:paragraph-properties fo:text-align="justify" fo:line-height="150%"/>
    </style:style>
    <style:style style:name="T1979" style:parent-style-name="Domyślnaczcionkaakapitu" style:family="text">
      <style:text-properties style:text-underline-type="single" style:text-underline-style="solid" style:text-underline-width="auto" style:text-underline-mode="continuous"/>
    </style:style>
    <style:style style:name="P1980" style:parent-style-name="Normalny" style:family="paragraph">
      <style:paragraph-properties fo:text-align="justify" fo:line-height="150%" fo:text-indent="0.2479in"/>
    </style:style>
    <style:style style:name="T1981" style:parent-style-name="Domyślnaczcionkaakapitu" style:family="text">
      <style:text-properties fo:background-color="#80FFFF"/>
    </style:style>
    <style:style style:name="P1982" style:parent-style-name="Normalny" style:family="paragraph">
      <style:paragraph-properties fo:text-align="justify" fo:line-height="150%"/>
    </style:style>
    <style:style style:name="T1983" style:parent-style-name="Domyślnaczcionkaakapitu" style:family="text">
      <style:text-properties style:text-underline-type="single" style:text-underline-style="solid" style:text-underline-width="auto" style:text-underline-mode="continuous"/>
    </style:style>
    <style:style style:name="P1984" style:parent-style-name="Normalny" style:family="paragraph">
      <style:paragraph-properties fo:text-align="justify" fo:line-height="150%" fo:text-indent="0.25in"/>
    </style:style>
    <style:style style:name="T1985" style:parent-style-name="Domyślnaczcionkaakapitu" style:family="text">
      <style:text-properties fo:background-color="#80FFFF"/>
    </style:style>
    <style:style style:name="T1986" style:parent-style-name="Domyślnaczcionkaakapitu" style:family="text">
      <style:text-properties fo:background-color="#80FFFF"/>
    </style:style>
    <style:style style:name="T1987" style:parent-style-name="Domyślnaczcionkaakapitu" style:family="text">
      <style:text-properties fo:background-color="#80FFFF"/>
    </style:style>
    <style:style style:name="T1988" style:parent-style-name="Domyślnaczcionkaakapitu" style:family="text">
      <style:text-properties fo:background-color="#80FFFF"/>
    </style:style>
    <style:style style:name="P1989" style:parent-style-name="Normalny" style:family="paragraph">
      <style:paragraph-properties fo:text-align="justify" fo:line-height="150%" fo:text-indent="0.25in"/>
    </style:style>
    <style:style style:name="T1990" style:parent-style-name="Domyślnaczcionkaakapitu" style:family="text">
      <style:text-properties fo:background-color="#80FFFF"/>
    </style:style>
    <style:style style:name="T1991" style:parent-style-name="Domyślnaczcionkaakapitu" style:family="text">
      <style:text-properties fo:background-color="#80FFFF"/>
    </style:style>
    <style:style style:name="T1992" style:parent-style-name="Domyślnaczcionkaakapitu" style:family="text">
      <style:text-properties fo:background-color="#80FFFF"/>
    </style:style>
    <style:style style:name="T1993" style:parent-style-name="Domyślnaczcionkaakapitu" style:family="text">
      <style:text-properties fo:background-color="#80FFFF"/>
    </style:style>
    <style:style style:name="T1994" style:parent-style-name="Domyślnaczcionkaakapitu" style:family="text">
      <style:text-properties fo:background-color="#80FFFF"/>
    </style:style>
    <style:style style:name="T1995" style:parent-style-name="Domyślnaczcionkaakapitu" style:family="text">
      <style:text-properties fo:background-color="#80FFFF"/>
    </style:style>
    <style:style style:name="T1996" style:parent-style-name="Domyślnaczcionkaakapitu" style:family="text">
      <style:text-properties fo:background-color="#80FFFF"/>
    </style:style>
    <style:style style:name="T1997" style:parent-style-name="Domyślnaczcionkaakapitu" style:family="text">
      <style:text-properties fo:background-color="#80FFFF"/>
    </style:style>
    <style:style style:name="T1998" style:parent-style-name="Domyślnaczcionkaakapitu" style:family="text">
      <style:text-properties fo:background-color="#80FFFF"/>
    </style:style>
    <style:style style:name="T1999" style:parent-style-name="Domyślnaczcionkaakapitu" style:family="text">
      <style:text-properties fo:background-color="#80FFFF"/>
    </style:style>
    <style:style style:name="P2000" style:parent-style-name="Normalny" style:family="paragraph">
      <style:paragraph-properties fo:text-align="justify" fo:line-height="150%" fo:text-indent="0.25in"/>
    </style:style>
    <style:style style:name="P2001" style:parent-style-name="Normalny" style:family="paragraph">
      <style:paragraph-properties fo:text-align="justify" fo:line-height="150%" fo:text-indent="0.25in"/>
    </style:style>
    <style:style style:name="T2002" style:parent-style-name="Domyślnaczcionkaakapitu" style:family="text">
      <style:text-properties fo:background-color="#80FFFF"/>
    </style:style>
    <style:style style:name="T2003" style:parent-style-name="Domyślnaczcionkaakapitu" style:family="text">
      <style:text-properties fo:background-color="#80FFFF"/>
    </style:style>
    <style:style style:name="T2004" style:parent-style-name="Domyślnaczcionkaakapitu" style:family="text">
      <style:text-properties fo:background-color="#80FFFF"/>
    </style:style>
    <style:style style:name="T2005" style:parent-style-name="Domyślnaczcionkaakapitu" style:family="text">
      <style:text-properties fo:background-color="#80FFFF"/>
    </style:style>
    <style:style style:name="T2006" style:parent-style-name="Domyślnaczcionkaakapitu" style:family="text">
      <style:text-properties fo:background-color="#80FFFF"/>
    </style:style>
    <style:style style:name="P2007" style:parent-style-name="Normalny" style:family="paragraph">
      <style:paragraph-properties fo:text-align="justify" fo:line-height="150%" fo:text-indent="0.25in"/>
    </style:style>
    <style:style style:name="T2008" style:parent-style-name="Domyślnaczcionkaakapitu" style:family="text">
      <style:text-properties fo:background-color="#80FFFF"/>
    </style:style>
    <style:style style:name="T2009" style:parent-style-name="Domyślnaczcionkaakapitu" style:family="text">
      <style:text-properties fo:background-color="#80FFFF"/>
    </style:style>
    <style:style style:name="P2010" style:parent-style-name="Normalny" style:family="paragraph">
      <style:paragraph-properties fo:text-align="justify" fo:line-height="150%">
        <style:tab-stops>
          <style:tab-stop style:type="left" style:position="2.9972in"/>
        </style:tab-stops>
      </style:paragraph-properties>
    </style:style>
    <style:style style:name="T2011" style:parent-style-name="Domyślnaczcionkaakapitu" style:family="text">
      <style:text-properties style:text-underline-type="single" style:text-underline-style="solid" style:text-underline-width="auto" style:text-underline-mode="continuous"/>
    </style:style>
    <style:style style:name="P2012" style:parent-style-name="Normalny" style:family="paragraph">
      <style:paragraph-properties fo:text-align="justify" fo:line-height="150%" fo:text-indent="0.2479in">
        <style:tab-stops>
          <style:tab-stop style:type="left" style:position="2.9972in"/>
        </style:tab-stops>
      </style:paragraph-properties>
    </style:style>
    <style:style style:name="T2013" style:parent-style-name="Domyślnaczcionkaakapitu" style:family="text">
      <style:text-properties fo:background-color="#80FFFF"/>
    </style:style>
    <style:style style:name="T2014" style:parent-style-name="Domyślnaczcionkaakapitu" style:family="text">
      <style:text-properties fo:background-color="#80FFFF"/>
    </style:style>
    <style:style style:name="T2015" style:parent-style-name="Domyślnaczcionkaakapitu" style:family="text">
      <style:text-properties fo:background-color="#80FFFF"/>
    </style:style>
    <style:style style:name="P2016" style:parent-style-name="Normalny" style:family="paragraph">
      <style:paragraph-properties fo:text-align="justify" fo:line-height="150%" fo:text-indent="0.2479in">
        <style:tab-stops>
          <style:tab-stop style:type="left" style:position="2.9972in"/>
        </style:tab-stops>
      </style:paragraph-properties>
    </style:style>
    <style:style style:name="P2017" style:parent-style-name="Normalny" style:family="paragraph">
      <style:paragraph-properties fo:text-align="justify" fo:line-height="150%">
        <style:tab-stops>
          <style:tab-stop style:type="left" style:position="2.9972in"/>
        </style:tab-stops>
      </style:paragraph-properties>
    </style:style>
    <style:style style:name="T2018" style:parent-style-name="Domyślnaczcionkaakapitu" style:family="text">
      <style:text-properties style:text-underline-type="single" style:text-underline-style="solid" style:text-underline-width="auto" style:text-underline-mode="continuous"/>
    </style:style>
    <style:style style:name="T2019" style:parent-style-name="Domyślnaczcionkaakapitu" style:family="text">
      <style:text-properties fo:background-color="#80FFFF" style:text-underline-type="single" style:text-underline-style="solid" style:text-underline-width="auto" style:text-underline-mode="continuous"/>
    </style:style>
    <style:style style:name="T2020" style:parent-style-name="Domyślnaczcionkaakapitu" style:family="text">
      <style:text-properties style:text-underline-type="single" style:text-underline-style="solid" style:text-underline-width="auto" style:text-underline-mode="continuous"/>
    </style:style>
    <style:style style:name="T2021" style:parent-style-name="Domyślnaczcionkaakapitu" style:family="text">
      <style:text-properties fo:background-color="#80FFFF" style:text-underline-type="single" style:text-underline-style="solid" style:text-underline-width="auto" style:text-underline-mode="continuous"/>
    </style:style>
    <style:style style:name="T2022" style:parent-style-name="Domyślnaczcionkaakapitu" style:family="text">
      <style:text-properties style:text-underline-type="single" style:text-underline-style="solid" style:text-underline-width="auto" style:text-underline-mode="continuous"/>
    </style:style>
    <style:style style:name="P2023" style:parent-style-name="Normalny" style:family="paragraph">
      <style:paragraph-properties fo:text-align="justify" fo:line-height="150%" fo:text-indent="0.2479in">
        <style:tab-stops>
          <style:tab-stop style:type="left" style:position="2.9972in"/>
        </style:tab-stops>
      </style:paragraph-properties>
    </style:style>
    <style:style style:name="T2024" style:parent-style-name="Domyślnaczcionkaakapitu" style:family="text">
      <style:text-properties fo:background-color="#80FFFF"/>
    </style:style>
    <style:style style:name="T2025" style:parent-style-name="Domyślnaczcionkaakapitu" style:family="text">
      <style:text-properties fo:background-color="#80FFFF"/>
    </style:style>
    <style:style style:name="T2026" style:parent-style-name="Domyślnaczcionkaakapitu" style:family="text">
      <style:text-properties fo:background-color="#80FFFF"/>
    </style:style>
    <style:style style:name="T2027" style:parent-style-name="Domyślnaczcionkaakapitu" style:family="text">
      <style:text-properties fo:background-color="#80FFFF"/>
    </style:style>
    <style:style style:name="P2028" style:parent-style-name="Normalny" style:family="paragraph">
      <style:paragraph-properties fo:text-align="justify" fo:line-height="150%" fo:text-indent="0.2479in">
        <style:tab-stops>
          <style:tab-stop style:type="left" style:position="2.9972in"/>
        </style:tab-stops>
      </style:paragraph-properties>
    </style:style>
    <style:style style:name="T2029" style:parent-style-name="Domyślnaczcionkaakapitu" style:family="text">
      <style:text-properties fo:background-color="#80FFFF"/>
    </style:style>
    <style:style style:name="T2030" style:parent-style-name="Domyślnaczcionkaakapitu" style:family="text">
      <style:text-properties fo:background-color="#80FFFF"/>
    </style:style>
    <style:style style:name="T2031" style:parent-style-name="Domyślnaczcionkaakapitu" style:family="text">
      <style:text-properties fo:background-color="#80FFFF"/>
    </style:style>
    <style:style style:name="T2032" style:parent-style-name="Domyślnaczcionkaakapitu" style:family="text">
      <style:text-properties fo:background-color="#80FFFF"/>
    </style:style>
    <style:style style:name="T2033" style:parent-style-name="Domyślnaczcionkaakapitu" style:family="text">
      <style:text-properties fo:background-color="#80FFFF"/>
    </style:style>
    <style:style style:name="T2034" style:parent-style-name="Domyślnaczcionkaakapitu" style:family="text">
      <style:text-properties fo:background-color="#80FFFF"/>
    </style:style>
    <style:style style:name="T2035" style:parent-style-name="Domyślnaczcionkaakapitu" style:family="text">
      <style:text-properties fo:background-color="#80FFFF"/>
    </style:style>
    <style:style style:name="T2036" style:parent-style-name="Domyślnaczcionkaakapitu" style:family="text">
      <style:text-properties fo:background-color="#80FFFF"/>
    </style:style>
    <style:style style:name="T2037" style:parent-style-name="Domyślnaczcionkaakapitu" style:family="text">
      <style:text-properties fo:background-color="#80FFFF"/>
    </style:style>
    <style:style style:name="T2038" style:parent-style-name="Domyślnaczcionkaakapitu" style:family="text">
      <style:text-properties fo:background-color="#80FFFF"/>
    </style:style>
    <style:style style:name="T2039" style:parent-style-name="Domyślnaczcionkaakapitu" style:family="text">
      <style:text-properties fo:background-color="#80FFFF"/>
    </style:style>
    <style:style style:name="T2040" style:parent-style-name="Domyślnaczcionkaakapitu" style:family="text">
      <style:text-properties fo:background-color="#80FFFF"/>
    </style:style>
    <style:style style:name="T2041" style:parent-style-name="Domyślnaczcionkaakapitu" style:family="text">
      <style:text-properties fo:background-color="#80FFFF"/>
    </style:style>
    <style:style style:name="T2042" style:parent-style-name="Domyślnaczcionkaakapitu" style:family="text">
      <style:text-properties fo:background-color="#80FFFF"/>
    </style:style>
    <style:style style:name="T2043" style:parent-style-name="Domyślnaczcionkaakapitu" style:family="text">
      <style:text-properties fo:background-color="#80FFFF"/>
    </style:style>
    <style:style style:name="T2044" style:parent-style-name="Domyślnaczcionkaakapitu" style:family="text">
      <style:text-properties fo:background-color="#80FFFF"/>
    </style:style>
    <style:style style:name="P2045" style:parent-style-name="Normalny" style:family="paragraph">
      <style:paragraph-properties fo:text-align="justify" fo:line-height="150%" fo:text-indent="0.25in"/>
    </style:style>
    <style:style style:name="T2046" style:parent-style-name="Domyślnaczcionkaakapitu" style:family="text">
      <style:text-properties fo:background-color="#80FFFF"/>
    </style:style>
    <style:style style:name="T2047" style:parent-style-name="Domyślnaczcionkaakapitu" style:family="text">
      <style:text-properties fo:background-color="#80FFFF"/>
    </style:style>
    <style:style style:name="T2048" style:parent-style-name="Domyślnaczcionkaakapitu" style:family="text">
      <style:text-properties fo:background-color="#80FFFF"/>
    </style:style>
    <style:style style:name="T2049" style:parent-style-name="Domyślnaczcionkaakapitu" style:family="text">
      <style:text-properties fo:background-color="#80FFFF"/>
    </style:style>
    <style:style style:name="T2050" style:parent-style-name="Domyślnaczcionkaakapitu" style:family="text">
      <style:text-properties fo:background-color="#80FFFF"/>
    </style:style>
    <style:style style:name="P2051" style:parent-style-name="Normalny" style:family="paragraph">
      <style:paragraph-properties fo:text-align="justify" fo:line-height="150%" fo:text-indent="0.25in"/>
    </style:style>
    <style:style style:name="T2052" style:parent-style-name="Domyślnaczcionkaakapitu" style:family="text">
      <style:text-properties fo:background-color="#80FFFF"/>
    </style:style>
    <style:style style:name="T2053" style:parent-style-name="Domyślnaczcionkaakapitu" style:family="text">
      <style:text-properties fo:background-color="#80FFFF"/>
    </style:style>
    <style:style style:name="P2054" style:parent-style-name="Normalny" style:family="paragraph">
      <style:paragraph-properties fo:text-align="justify" fo:line-height="150%" fo:text-indent="0.25in"/>
    </style:style>
    <style:style style:name="T2055" style:parent-style-name="Domyślnaczcionkaakapitu" style:family="text">
      <style:text-properties fo:background-color="#80FFFF"/>
    </style:style>
    <style:style style:name="T2056" style:parent-style-name="Domyślnaczcionkaakapitu" style:family="text">
      <style:text-properties fo:background-color="#80FFFF"/>
    </style:style>
    <style:style style:name="T2057" style:parent-style-name="Domyślnaczcionkaakapitu" style:family="text">
      <style:text-properties fo:background-color="#80FFFF"/>
    </style:style>
    <style:style style:name="T2058" style:parent-style-name="Domyślnaczcionkaakapitu" style:family="text">
      <style:text-properties fo:background-color="#80FFFF"/>
    </style:style>
    <style:style style:name="T2059" style:parent-style-name="Domyślnaczcionkaakapitu" style:family="text">
      <style:text-properties fo:background-color="#80FFFF"/>
    </style:style>
    <style:style style:name="T2060" style:parent-style-name="Domyślnaczcionkaakapitu" style:family="text">
      <style:text-properties fo:background-color="#80FFFF"/>
    </style:style>
    <style:style style:name="T2061" style:parent-style-name="Domyślnaczcionkaakapitu" style:family="text">
      <style:text-properties fo:background-color="#80FFFF"/>
    </style:style>
    <style:style style:name="T2062" style:parent-style-name="Domyślnaczcionkaakapitu" style:family="text">
      <style:text-properties fo:background-color="#80FFFF"/>
    </style:style>
    <style:style style:name="P2063" style:parent-style-name="Normalny" style:family="paragraph">
      <style:paragraph-properties fo:text-align="justify" fo:line-height="150%" fo:text-indent="0.25in"/>
    </style:style>
    <style:style style:name="T2064" style:parent-style-name="Domyślnaczcionkaakapitu" style:family="text">
      <style:text-properties fo:background-color="#80FFFF"/>
    </style:style>
    <style:style style:name="T2065" style:parent-style-name="Domyślnaczcionkaakapitu" style:family="text">
      <style:text-properties fo:background-color="#80FFFF"/>
    </style:style>
    <style:style style:name="T2066" style:parent-style-name="Domyślnaczcionkaakapitu" style:family="text">
      <style:text-properties fo:background-color="#80FFFF"/>
    </style:style>
    <style:style style:name="T2067" style:parent-style-name="Domyślnaczcionkaakapitu" style:family="text">
      <style:text-properties fo:background-color="#80FFFF"/>
    </style:style>
    <style:style style:name="T2068" style:parent-style-name="Domyślnaczcionkaakapitu" style:family="text">
      <style:text-properties fo:background-color="#80FFFF"/>
    </style:style>
    <style:style style:name="T2069" style:parent-style-name="Domyślnaczcionkaakapitu" style:family="text">
      <style:text-properties fo:background-color="#80FFFF"/>
    </style:style>
    <style:style style:name="T2070" style:parent-style-name="Domyślnaczcionkaakapitu" style:family="text">
      <style:text-properties fo:background-color="#80FFFF"/>
    </style:style>
    <style:style style:name="T2071" style:parent-style-name="Domyślnaczcionkaakapitu" style:family="text">
      <style:text-properties fo:background-color="#80FFFF"/>
    </style:style>
    <style:style style:name="T2072" style:parent-style-name="Domyślnaczcionkaakapitu" style:family="text">
      <style:text-properties fo:background-color="#80FFFF"/>
    </style:style>
    <style:style style:name="T2073" style:parent-style-name="Domyślnaczcionkaakapitu" style:family="text">
      <style:text-properties fo:background-color="#80FFFF"/>
    </style:style>
    <style:style style:name="T2074" style:parent-style-name="Domyślnaczcionkaakapitu" style:family="text">
      <style:text-properties fo:background-color="#80FFFF"/>
    </style:style>
    <style:style style:name="P2075" style:parent-style-name="Normalny" style:family="paragraph">
      <style:paragraph-properties fo:text-align="justify" fo:line-height="150%" fo:text-indent="0.25in"/>
    </style:style>
    <style:style style:name="T2076" style:parent-style-name="Domyślnaczcionkaakapitu" style:family="text">
      <style:text-properties fo:background-color="#80FFFF"/>
    </style:style>
    <style:style style:name="T2077" style:parent-style-name="Domyślnaczcionkaakapitu" style:family="text">
      <style:text-properties fo:background-color="#80FFFF"/>
    </style:style>
    <style:style style:name="T2078" style:parent-style-name="Domyślnaczcionkaakapitu" style:family="text">
      <style:text-properties fo:background-color="#80FFFF"/>
    </style:style>
    <style:style style:name="T2079" style:parent-style-name="Domyślnaczcionkaakapitu" style:family="text">
      <style:text-properties fo:background-color="#80FFFF"/>
    </style:style>
    <style:style style:name="P2080" style:parent-style-name="Normalny" style:family="paragraph">
      <style:paragraph-properties fo:text-align="justify" fo:line-height="150%" fo:text-indent="0.25in"/>
    </style:style>
    <style:style style:name="T2081" style:parent-style-name="Domyślnaczcionkaakapitu" style:family="text">
      <style:text-properties fo:background-color="#80FFFF"/>
    </style:style>
    <style:style style:name="T2082" style:parent-style-name="Domyślnaczcionkaakapitu" style:family="text">
      <style:text-properties fo:background-color="#80FFFF"/>
    </style:style>
    <style:style style:name="T2083" style:parent-style-name="Domyślnaczcionkaakapitu" style:family="text">
      <style:text-properties fo:background-color="#80FFFF"/>
    </style:style>
    <style:style style:name="T2084" style:parent-style-name="Domyślnaczcionkaakapitu" style:family="text">
      <style:text-properties fo:background-color="#80FFFF"/>
    </style:style>
    <style:style style:name="T2085" style:parent-style-name="Domyślnaczcionkaakapitu" style:family="text">
      <style:text-properties fo:background-color="#80FFFF"/>
    </style:style>
    <style:style style:name="T2086" style:parent-style-name="Domyślnaczcionkaakapitu" style:family="text">
      <style:text-properties fo:background-color="#80FFFF"/>
    </style:style>
    <style:style style:name="P2087" style:parent-style-name="Normalny" style:family="paragraph">
      <style:paragraph-properties fo:text-align="justify" fo:line-height="150%" fo:text-indent="0.25in"/>
    </style:style>
    <style:style style:name="T2088" style:parent-style-name="Domyślnaczcionkaakapitu" style:family="text">
      <style:text-properties fo:background-color="#80FFFF"/>
    </style:style>
    <style:style style:name="T2089" style:parent-style-name="Domyślnaczcionkaakapitu" style:family="text">
      <style:text-properties fo:background-color="#80FFFF"/>
    </style:style>
    <style:style style:name="T2090" style:parent-style-name="Domyślnaczcionkaakapitu" style:family="text">
      <style:text-properties fo:background-color="#80FFFF"/>
    </style:style>
    <style:style style:name="T2091" style:parent-style-name="Domyślnaczcionkaakapitu" style:family="text">
      <style:text-properties fo:background-color="#80FFFF"/>
    </style:style>
    <style:style style:name="T2092" style:parent-style-name="Domyślnaczcionkaakapitu" style:family="text">
      <style:text-properties fo:background-color="#80FFFF"/>
    </style:style>
    <style:style style:name="T2093" style:parent-style-name="Domyślnaczcionkaakapitu" style:family="text">
      <style:text-properties fo:background-color="#80FFFF"/>
    </style:style>
    <style:style style:name="T2094" style:parent-style-name="Domyślnaczcionkaakapitu" style:family="text">
      <style:text-properties fo:background-color="#80FFFF"/>
    </style:style>
    <style:style style:name="P2095" style:parent-style-name="Normalny" style:family="paragraph">
      <style:paragraph-properties fo:text-align="justify" fo:line-height="150%" fo:text-indent="0.25in"/>
    </style:style>
    <style:style style:name="T2096" style:parent-style-name="Domyślnaczcionkaakapitu" style:family="text">
      <style:text-properties fo:background-color="#80FFFF"/>
    </style:style>
    <style:style style:name="T2097" style:parent-style-name="Domyślnaczcionkaakapitu" style:family="text">
      <style:text-properties fo:background-color="#80FFFF"/>
    </style:style>
    <style:style style:name="T2098" style:parent-style-name="Domyślnaczcionkaakapitu" style:family="text">
      <style:text-properties fo:background-color="#80FFFF"/>
    </style:style>
    <style:style style:name="T2099" style:parent-style-name="Domyślnaczcionkaakapitu" style:family="text">
      <style:text-properties fo:background-color="#80FFFF"/>
    </style:style>
    <style:style style:name="T2100" style:parent-style-name="Domyślnaczcionkaakapitu" style:family="text">
      <style:text-properties fo:background-color="#80FFFF"/>
    </style:style>
    <style:style style:name="T2101" style:parent-style-name="Domyślnaczcionkaakapitu" style:family="text">
      <style:text-properties fo:background-color="#80FFFF"/>
    </style:style>
    <style:style style:name="T2102" style:parent-style-name="Domyślnaczcionkaakapitu" style:family="text">
      <style:text-properties fo:background-color="#80FFFF"/>
    </style:style>
    <style:style style:name="T2103" style:parent-style-name="Domyślnaczcionkaakapitu" style:family="text">
      <style:text-properties fo:background-color="#80FFFF"/>
    </style:style>
    <style:style style:name="T2104" style:parent-style-name="Domyślnaczcionkaakapitu" style:family="text">
      <style:text-properties fo:background-color="#80FFFF"/>
    </style:style>
    <style:style style:name="T2105" style:parent-style-name="Domyślnaczcionkaakapitu" style:family="text">
      <style:text-properties fo:background-color="#80FFFF"/>
    </style:style>
    <style:style style:name="T2106" style:parent-style-name="Domyślnaczcionkaakapitu" style:family="text">
      <style:text-properties fo:background-color="#80FFFF"/>
    </style:style>
    <style:style style:name="T2107" style:parent-style-name="Domyślnaczcionkaakapitu" style:family="text">
      <style:text-properties fo:background-color="#80FFFF"/>
    </style:style>
    <style:style style:name="T2108" style:parent-style-name="Domyślnaczcionkaakapitu" style:family="text">
      <style:text-properties fo:background-color="#80FFFF"/>
    </style:style>
    <style:style style:name="T2109" style:parent-style-name="Domyślnaczcionkaakapitu" style:family="text">
      <style:text-properties fo:background-color="#80FFFF"/>
    </style:style>
    <style:style style:name="T2110" style:parent-style-name="Domyślnaczcionkaakapitu" style:family="text">
      <style:text-properties fo:background-color="#80FFFF"/>
    </style:style>
    <style:style style:name="P2111" style:parent-style-name="Normalny" style:family="paragraph">
      <style:paragraph-properties fo:text-align="justify" fo:line-height="150%" fo:text-indent="0.25in"/>
    </style:style>
    <style:style style:name="T2112" style:parent-style-name="Domyślnaczcionkaakapitu" style:family="text">
      <style:text-properties fo:background-color="#80FFFF"/>
    </style:style>
    <style:style style:name="P2113" style:parent-style-name="Normalny" style:family="paragraph">
      <style:paragraph-properties fo:text-align="justify" fo:line-height="150%"/>
    </style:style>
    <style:style style:name="T2114" style:parent-style-name="Domyślnaczcionkaakapitu" style:family="text">
      <style:text-properties style:text-underline-type="single" style:text-underline-style="solid" style:text-underline-width="auto" style:text-underline-mode="continuous"/>
    </style:style>
    <style:style style:name="P2115" style:parent-style-name="Normalny" style:family="paragraph">
      <style:paragraph-properties fo:text-align="justify" fo:line-height="150%" fo:text-indent="0.25in"/>
    </style:style>
    <style:style style:name="T2116" style:parent-style-name="Domyślnaczcionkaakapitu" style:family="text">
      <style:text-properties fo:background-color="#80FFFF"/>
    </style:style>
    <style:style style:name="T2117" style:parent-style-name="Domyślnaczcionkaakapitu" style:family="text">
      <style:text-properties fo:background-color="#80FFFF"/>
    </style:style>
    <style:style style:name="T2118" style:parent-style-name="Domyślnaczcionkaakapitu" style:family="text">
      <style:text-properties fo:background-color="#80FFFF"/>
    </style:style>
    <style:style style:name="P2119" style:parent-style-name="Normalny" style:family="paragraph">
      <style:paragraph-properties fo:text-align="justify" fo:line-height="150%"/>
    </style:style>
    <style:style style:name="T2120" style:parent-style-name="Domyślnaczcionkaakapitu" style:family="text">
      <style:text-properties style:text-underline-type="single" style:text-underline-style="solid" style:text-underline-width="auto" style:text-underline-mode="continuous"/>
    </style:style>
    <style:style style:name="P2121" style:parent-style-name="Normalny" style:family="paragraph">
      <style:paragraph-properties fo:text-align="justify" fo:line-height="150%" fo:text-indent="0.25in"/>
    </style:style>
    <style:style style:name="T2122" style:parent-style-name="Domyślnaczcionkaakapitu" style:family="text">
      <style:text-properties fo:background-color="#80FFFF"/>
    </style:style>
    <style:style style:name="T2123" style:parent-style-name="Domyślnaczcionkaakapitu" style:family="text">
      <style:text-properties fo:background-color="#80FFFF"/>
    </style:style>
    <style:style style:name="T2124" style:parent-style-name="Domyślnaczcionkaakapitu" style:family="text">
      <style:text-properties fo:background-color="#80FFFF"/>
    </style:style>
    <style:style style:name="T2125" style:parent-style-name="Domyślnaczcionkaakapitu" style:family="text">
      <style:text-properties fo:background-color="#80FFFF"/>
    </style:style>
    <style:style style:name="T2126" style:parent-style-name="Domyślnaczcionkaakapitu" style:family="text">
      <style:text-properties fo:background-color="#80FFFF"/>
    </style:style>
    <style:style style:name="T2127" style:parent-style-name="Domyślnaczcionkaakapitu" style:family="text">
      <style:text-properties fo:background-color="#80FFFF"/>
    </style:style>
    <style:style style:name="P2128" style:parent-style-name="Normalny" style:family="paragraph">
      <style:paragraph-properties fo:text-align="justify" fo:line-height="150%" fo:text-indent="0.25in"/>
    </style:style>
    <style:style style:name="T2129" style:parent-style-name="Domyślnaczcionkaakapitu" style:family="text">
      <style:text-properties fo:background-color="#80FFFF"/>
    </style:style>
    <style:style style:name="T2130" style:parent-style-name="Domyślnaczcionkaakapitu" style:family="text">
      <style:text-properties fo:background-color="#80FFFF"/>
    </style:style>
    <style:style style:name="T2131" style:parent-style-name="Domyślnaczcionkaakapitu" style:family="text">
      <style:text-properties fo:background-color="#80FFFF"/>
    </style:style>
    <style:style style:name="T2132" style:parent-style-name="Domyślnaczcionkaakapitu" style:family="text">
      <style:text-properties fo:background-color="#80FFFF"/>
    </style:style>
    <style:style style:name="T2133" style:parent-style-name="Domyślnaczcionkaakapitu" style:family="text">
      <style:text-properties fo:background-color="#80FFFF"/>
    </style:style>
    <style:style style:name="T2134" style:parent-style-name="Domyślnaczcionkaakapitu" style:family="text">
      <style:text-properties fo:background-color="#80FFFF"/>
    </style:style>
    <style:style style:name="T2135" style:parent-style-name="Domyślnaczcionkaakapitu" style:family="text">
      <style:text-properties fo:background-color="#80FFFF"/>
    </style:style>
    <style:style style:name="T2136" style:parent-style-name="Domyślnaczcionkaakapitu" style:family="text">
      <style:text-properties fo:background-color="#80FFFF"/>
    </style:style>
    <style:style style:name="T2137" style:parent-style-name="Domyślnaczcionkaakapitu" style:family="text">
      <style:text-properties fo:background-color="#80FFFF"/>
    </style:style>
    <style:style style:name="T2138" style:parent-style-name="Domyślnaczcionkaakapitu" style:family="text">
      <style:text-properties fo:background-color="#80FFFF"/>
    </style:style>
    <style:style style:name="P2139" style:parent-style-name="Normalny" style:family="paragraph">
      <style:paragraph-properties fo:text-align="justify" fo:line-height="150%" fo:text-indent="0.25in"/>
    </style:style>
    <style:style style:name="T2140" style:parent-style-name="Domyślnaczcionkaakapitu" style:family="text">
      <style:text-properties fo:background-color="#80FFFF"/>
    </style:style>
    <style:style style:name="T2141" style:parent-style-name="Domyślnaczcionkaakapitu" style:family="text">
      <style:text-properties fo:background-color="#80FFFF"/>
    </style:style>
    <style:style style:name="T2142" style:parent-style-name="Domyślnaczcionkaakapitu" style:family="text">
      <style:text-properties fo:background-color="#80FFFF"/>
    </style:style>
    <style:style style:name="P2143" style:parent-style-name="Normalny" style:family="paragraph">
      <style:paragraph-properties fo:text-align="justify" fo:line-height="150%" fo:text-indent="0.25in"/>
    </style:style>
    <style:style style:name="T2144" style:parent-style-name="Domyślnaczcionkaakapitu" style:family="text">
      <style:text-properties fo:background-color="#80FFFF"/>
    </style:style>
    <style:style style:name="T2145" style:parent-style-name="Domyślnaczcionkaakapitu" style:family="text">
      <style:text-properties fo:background-color="#80FFFF"/>
    </style:style>
    <style:style style:name="T2146" style:parent-style-name="Domyślnaczcionkaakapitu" style:family="text">
      <style:text-properties fo:background-color="#80FFFF"/>
    </style:style>
    <style:style style:name="T2147" style:parent-style-name="Domyślnaczcionkaakapitu" style:family="text">
      <style:text-properties fo:background-color="#80FFFF"/>
    </style:style>
    <style:style style:name="T2148" style:parent-style-name="Domyślnaczcionkaakapitu" style:family="text">
      <style:text-properties fo:background-color="#80FFFF"/>
    </style:style>
    <style:style style:name="P2149" style:parent-style-name="Normalny" style:family="paragraph">
      <style:paragraph-properties fo:text-align="justify" fo:line-height="150%" fo:text-indent="0.25in"/>
    </style:style>
    <style:style style:name="T2150" style:parent-style-name="Domyślnaczcionkaakapitu" style:family="text">
      <style:text-properties fo:background-color="#80FFFF"/>
    </style:style>
    <style:style style:name="T2151" style:parent-style-name="Domyślnaczcionkaakapitu" style:family="text">
      <style:text-properties fo:background-color="#80FFFF"/>
    </style:style>
    <style:style style:name="T2152" style:parent-style-name="Domyślnaczcionkaakapitu" style:family="text">
      <style:text-properties fo:background-color="#80FFFF"/>
    </style:style>
    <style:style style:name="T2153" style:parent-style-name="Domyślnaczcionkaakapitu" style:family="text">
      <style:text-properties fo:background-color="#80FFFF"/>
    </style:style>
    <style:style style:name="P2154" style:parent-style-name="Normalny" style:family="paragraph">
      <style:paragraph-properties fo:text-align="justify" fo:line-height="150%" fo:text-indent="0.25in"/>
    </style:style>
    <style:style style:name="T2155" style:parent-style-name="Domyślnaczcionkaakapitu" style:family="text">
      <style:text-properties fo:background-color="#80FFFF"/>
    </style:style>
    <style:style style:name="T2156" style:parent-style-name="Domyślnaczcionkaakapitu" style:family="text">
      <style:text-properties fo:background-color="#80FFFF"/>
    </style:style>
    <style:style style:name="T2157" style:parent-style-name="Domyślnaczcionkaakapitu" style:family="text">
      <style:text-properties fo:background-color="#80FFFF"/>
    </style:style>
    <style:style style:name="T2158" style:parent-style-name="Domyślnaczcionkaakapitu" style:family="text">
      <style:text-properties fo:background-color="#80FFFF"/>
    </style:style>
    <style:style style:name="T2159" style:parent-style-name="Domyślnaczcionkaakapitu" style:family="text">
      <style:text-properties fo:background-color="#80FFFF"/>
    </style:style>
    <style:style style:name="P2160" style:parent-style-name="Normalny" style:family="paragraph">
      <style:paragraph-properties fo:text-align="justify" fo:line-height="150%" fo:text-indent="0.25in"/>
    </style:style>
    <style:style style:name="T2161" style:parent-style-name="Domyślnaczcionkaakapitu" style:family="text">
      <style:text-properties fo:background-color="#80FFFF"/>
    </style:style>
    <style:style style:name="T2162" style:parent-style-name="Domyślnaczcionkaakapitu" style:family="text">
      <style:text-properties fo:background-color="#80FFFF"/>
    </style:style>
    <style:style style:name="P2163" style:parent-style-name="Normalny" style:family="paragraph">
      <style:paragraph-properties fo:text-align="justify" fo:line-height="150%"/>
    </style:style>
    <style:style style:name="T2164" style:parent-style-name="Domyślnaczcionkaakapitu" style:family="text">
      <style:text-properties style:text-underline-type="single" style:text-underline-style="solid" style:text-underline-width="auto" style:text-underline-mode="continuous"/>
    </style:style>
    <style:style style:name="T2165" style:parent-style-name="Domyślnaczcionkaakapitu" style:family="text">
      <style:text-properties fo:background-color="#80FFFF" style:text-underline-type="single" style:text-underline-style="solid" style:text-underline-width="auto" style:text-underline-mode="continuous"/>
    </style:style>
    <style:style style:name="T2166" style:parent-style-name="Domyślnaczcionkaakapitu" style:family="text">
      <style:text-properties style:text-underline-type="single" style:text-underline-style="solid" style:text-underline-width="auto" style:text-underline-mode="continuous"/>
    </style:style>
    <style:style style:name="P2167" style:parent-style-name="Normalny" style:family="paragraph">
      <style:paragraph-properties fo:text-align="justify" fo:line-height="150%" fo:text-indent="0.25in"/>
    </style:style>
    <style:style style:name="P2168" style:parent-style-name="Normalny" style:family="paragraph">
      <style:paragraph-properties fo:text-align="justify" fo:line-height="150%"/>
    </style:style>
    <style:style style:name="T2169" style:parent-style-name="Domyślnaczcionkaakapitu" style:family="text">
      <style:text-properties style:text-underline-type="single" style:text-underline-style="solid" style:text-underline-width="auto" style:text-underline-mode="continuous"/>
    </style:style>
    <style:style style:name="P2170" style:parent-style-name="Normalny" style:family="paragraph">
      <style:paragraph-properties fo:text-align="justify" fo:line-height="150%" fo:text-indent="0.25in"/>
    </style:style>
    <style:style style:name="T2171" style:parent-style-name="Domyślnaczcionkaakapitu" style:family="text">
      <style:text-properties fo:background-color="#80FFFF"/>
    </style:style>
    <style:style style:name="T2172" style:parent-style-name="Domyślnaczcionkaakapitu" style:family="text">
      <style:text-properties fo:background-color="#80FFFF"/>
    </style:style>
    <style:style style:name="T2173" style:parent-style-name="Domyślnaczcionkaakapitu" style:family="text">
      <style:text-properties fo:background-color="#80FFFF"/>
    </style:style>
    <style:style style:name="T2174" style:parent-style-name="Domyślnaczcionkaakapitu" style:family="text">
      <style:text-properties fo:background-color="#80FFFF"/>
    </style:style>
    <style:style style:name="T2175" style:parent-style-name="Domyślnaczcionkaakapitu" style:family="text">
      <style:text-properties fo:background-color="#80FFFF"/>
    </style:style>
    <style:style style:name="T2176" style:parent-style-name="Domyślnaczcionkaakapitu" style:family="text">
      <style:text-properties fo:background-color="#80FFFF"/>
    </style:style>
    <style:style style:name="T2177" style:parent-style-name="Domyślnaczcionkaakapitu" style:family="text">
      <style:text-properties fo:background-color="#80FFFF"/>
    </style:style>
    <style:style style:name="T2178" style:parent-style-name="Domyślnaczcionkaakapitu" style:family="text">
      <style:text-properties fo:background-color="#80FFFF"/>
    </style:style>
    <style:style style:name="T2179" style:parent-style-name="Domyślnaczcionkaakapitu" style:family="text">
      <style:text-properties fo:background-color="#80FFFF"/>
    </style:style>
    <style:style style:name="T2180" style:parent-style-name="Domyślnaczcionkaakapitu" style:family="text">
      <style:text-properties fo:background-color="#80FFFF"/>
    </style:style>
    <style:style style:name="T2181" style:parent-style-name="Domyślnaczcionkaakapitu" style:family="text">
      <style:text-properties fo:background-color="#80FFFF"/>
    </style:style>
    <style:style style:name="T2182" style:parent-style-name="Domyślnaczcionkaakapitu" style:family="text">
      <style:text-properties fo:background-color="#80FFFF"/>
    </style:style>
    <style:style style:name="T2183" style:parent-style-name="Domyślnaczcionkaakapitu" style:family="text">
      <style:text-properties fo:background-color="#80FFFF"/>
    </style:style>
    <style:style style:name="T2184" style:parent-style-name="Domyślnaczcionkaakapitu" style:family="text">
      <style:text-properties fo:background-color="#80FFFF"/>
    </style:style>
    <style:style style:name="T2185" style:parent-style-name="Domyślnaczcionkaakapitu" style:family="text">
      <style:text-properties fo:background-color="#80FFFF"/>
    </style:style>
    <style:style style:name="T2186" style:parent-style-name="Domyślnaczcionkaakapitu" style:family="text">
      <style:text-properties fo:background-color="#80FFFF"/>
    </style:style>
    <style:style style:name="T2187" style:parent-style-name="Domyślnaczcionkaakapitu" style:family="text">
      <style:text-properties fo:background-color="#80FFFF"/>
    </style:style>
    <style:style style:name="T2188" style:parent-style-name="Domyślnaczcionkaakapitu" style:family="text">
      <style:text-properties fo:background-color="#80FFFF"/>
    </style:style>
    <style:style style:name="T2189" style:parent-style-name="Domyślnaczcionkaakapitu" style:family="text">
      <style:text-properties fo:background-color="#80FFFF"/>
    </style:style>
    <style:style style:name="T2190" style:parent-style-name="Domyślnaczcionkaakapitu" style:family="text">
      <style:text-properties fo:background-color="#80FFFF"/>
    </style:style>
    <style:style style:name="T2191" style:parent-style-name="Domyślnaczcionkaakapitu" style:family="text">
      <style:text-properties fo:background-color="#80FFFF"/>
    </style:style>
    <style:style style:name="T2192" style:parent-style-name="Domyślnaczcionkaakapitu" style:family="text">
      <style:text-properties fo:background-color="#80FFFF"/>
    </style:style>
    <style:style style:name="T2193" style:parent-style-name="Domyślnaczcionkaakapitu" style:family="text">
      <style:text-properties fo:background-color="#80FFFF"/>
    </style:style>
    <style:style style:name="T2194" style:parent-style-name="Domyślnaczcionkaakapitu" style:family="text">
      <style:text-properties fo:background-color="#80FFFF"/>
    </style:style>
    <style:style style:name="T2195" style:parent-style-name="Domyślnaczcionkaakapitu" style:family="text">
      <style:text-properties fo:background-color="#80FFFF"/>
    </style:style>
    <style:style style:name="T2196" style:parent-style-name="Domyślnaczcionkaakapitu" style:family="text">
      <style:text-properties fo:background-color="#80FFFF"/>
    </style:style>
    <style:style style:name="T2197" style:parent-style-name="Domyślnaczcionkaakapitu" style:family="text">
      <style:text-properties fo:background-color="#80FFFF"/>
    </style:style>
    <style:style style:name="T2198" style:parent-style-name="Domyślnaczcionkaakapitu" style:family="text">
      <style:text-properties fo:background-color="#80FFFF"/>
    </style:style>
    <style:style style:name="T2199" style:parent-style-name="Domyślnaczcionkaakapitu" style:family="text">
      <style:text-properties fo:background-color="#80FFFF"/>
    </style:style>
    <style:style style:name="T2200" style:parent-style-name="Domyślnaczcionkaakapitu" style:family="text">
      <style:text-properties fo:background-color="#80FFFF"/>
    </style:style>
    <style:style style:name="T2201" style:parent-style-name="Domyślnaczcionkaakapitu" style:family="text">
      <style:text-properties fo:background-color="#80FFFF"/>
    </style:style>
    <style:style style:name="T2202" style:parent-style-name="Domyślnaczcionkaakapitu" style:family="text">
      <style:text-properties fo:background-color="#80FFFF"/>
    </style:style>
    <style:style style:name="T2203" style:parent-style-name="Domyślnaczcionkaakapitu" style:family="text">
      <style:text-properties fo:background-color="#80FFFF"/>
    </style:style>
    <style:style style:name="T2204" style:parent-style-name="Domyślnaczcionkaakapitu" style:family="text">
      <style:text-properties fo:background-color="#80FFFF"/>
    </style:style>
    <style:style style:name="T2205" style:parent-style-name="Domyślnaczcionkaakapitu" style:family="text">
      <style:text-properties fo:background-color="#80FFFF"/>
    </style:style>
    <style:style style:name="P2206" style:parent-style-name="Normalny" style:family="paragraph">
      <style:paragraph-properties fo:text-align="justify" fo:line-height="150%" fo:text-indent="0.25in"/>
    </style:style>
    <style:style style:name="P2207" style:parent-style-name="Normalny" style:family="paragraph">
      <style:paragraph-properties fo:text-align="justify" fo:line-height="150%"/>
    </style:style>
    <style:style style:name="T2208" style:parent-style-name="Domyślnaczcionkaakapitu" style:family="text">
      <style:text-properties style:text-underline-type="single" style:text-underline-style="solid" style:text-underline-width="auto" style:text-underline-mode="continuous"/>
    </style:style>
    <style:style style:name="P2209" style:parent-style-name="Normalny" style:family="paragraph">
      <style:paragraph-properties fo:text-align="justify" fo:line-height="150%" fo:text-indent="0.2479in"/>
    </style:style>
    <style:style style:name="T2210" style:parent-style-name="Domyślnaczcionkaakapitu" style:family="text">
      <style:text-properties fo:background-color="#80FFFF"/>
    </style:style>
    <style:style style:name="T2211" style:parent-style-name="Domyślnaczcionkaakapitu" style:family="text">
      <style:text-properties fo:background-color="#80FFFF"/>
    </style:style>
    <style:style style:name="T2212" style:parent-style-name="Domyślnaczcionkaakapitu" style:family="text">
      <style:text-properties fo:background-color="#80FFFF"/>
    </style:style>
    <style:style style:name="P2213" style:parent-style-name="Normalny" style:family="paragraph">
      <style:paragraph-properties fo:text-align="justify" fo:line-height="150%"/>
    </style:style>
    <style:style style:name="T2214" style:parent-style-name="Domyślnaczcionkaakapitu" style:family="text">
      <style:text-properties style:text-underline-type="single" style:text-underline-style="solid" style:text-underline-width="auto" style:text-underline-mode="continuous"/>
    </style:style>
    <style:style style:name="T2215" style:parent-style-name="Domyślnaczcionkaakapitu" style:family="text">
      <style:text-properties fo:background-color="#80FFFF" style:text-underline-type="single" style:text-underline-style="solid" style:text-underline-width="auto" style:text-underline-mode="continuous"/>
    </style:style>
    <style:style style:name="T2216" style:parent-style-name="Domyślnaczcionkaakapitu" style:family="text">
      <style:text-properties style:text-underline-type="single" style:text-underline-style="solid" style:text-underline-width="auto" style:text-underline-mode="continuous"/>
    </style:style>
    <style:style style:name="T2217" style:parent-style-name="Domyślnaczcionkaakapitu" style:family="text">
      <style:text-properties style:text-underline-type="single" style:text-underline-style="solid" style:text-underline-width="auto" style:text-underline-mode="continuous"/>
    </style:style>
    <style:style style:name="T2218" style:parent-style-name="Domyślnaczcionkaakapitu" style:family="text">
      <style:text-properties style:text-underline-type="single" style:text-underline-style="solid" style:text-underline-width="auto" style:text-underline-mode="continuous"/>
    </style:style>
    <style:style style:name="T2219" style:parent-style-name="Domyślnaczcionkaakapitu" style:family="text">
      <style:text-properties fo:background-color="#80FFFF"/>
    </style:style>
    <style:style style:name="P2220" style:parent-style-name="Normalny" style:family="paragraph">
      <style:paragraph-properties fo:text-align="justify" fo:line-height="150%" fo:text-indent="0.2479in"/>
    </style:style>
    <style:style style:name="T2221" style:parent-style-name="Domyślnaczcionkaakapitu" style:family="text">
      <style:text-properties fo:background-color="#80FFFF"/>
    </style:style>
    <style:style style:name="T2222" style:parent-style-name="Domyślnaczcionkaakapitu" style:family="text">
      <style:text-properties fo:background-color="#80FFFF"/>
    </style:style>
    <style:style style:name="T2223" style:parent-style-name="Domyślnaczcionkaakapitu" style:family="text">
      <style:text-properties fo:background-color="#80FFFF"/>
    </style:style>
    <style:style style:name="T2224" style:parent-style-name="Domyślnaczcionkaakapitu" style:family="text">
      <style:text-properties fo:background-color="#80FFFF"/>
    </style:style>
    <style:style style:name="P2225" style:parent-style-name="Normalny" style:family="paragraph">
      <style:paragraph-properties fo:text-align="justify" fo:line-height="150%" fo:text-indent="0.25in"/>
    </style:style>
    <style:style style:name="T2226" style:parent-style-name="Domyślnaczcionkaakapitu" style:family="text">
      <style:text-properties fo:background-color="#80FFFF"/>
    </style:style>
    <style:style style:name="T2227" style:parent-style-name="Domyślnaczcionkaakapitu" style:family="text">
      <style:text-properties fo:background-color="#80FFFF"/>
    </style:style>
    <style:style style:name="T2228" style:parent-style-name="Domyślnaczcionkaakapitu" style:family="text">
      <style:text-properties fo:background-color="#80FFFF"/>
    </style:style>
    <style:style style:name="T2229" style:parent-style-name="Domyślnaczcionkaakapitu" style:family="text">
      <style:text-properties fo:background-color="#80FFFF"/>
    </style:style>
    <style:style style:name="T2230" style:parent-style-name="Domyślnaczcionkaakapitu" style:family="text">
      <style:text-properties fo:background-color="#80FFFF"/>
    </style:style>
    <style:style style:name="P2231" style:parent-style-name="Normalny" style:family="paragraph">
      <style:paragraph-properties fo:text-align="justify" fo:line-height="150%" fo:text-indent="0.25in">
        <style:tab-stops>
          <style:tab-stop style:type="left" style:position="3.9486in"/>
          <style:tab-stop style:type="left" style:position="4.9319in"/>
        </style:tab-stops>
      </style:paragraph-properties>
    </style:style>
    <style:style style:name="T2232" style:parent-style-name="Domyślnaczcionkaakapitu" style:family="text">
      <style:text-properties fo:background-color="#80FFFF"/>
    </style:style>
    <style:style style:name="T2233" style:parent-style-name="Domyślnaczcionkaakapitu" style:family="text">
      <style:text-properties fo:background-color="#80FFFF"/>
    </style:style>
    <style:style style:name="T2234" style:parent-style-name="Domyślnaczcionkaakapitu" style:family="text">
      <style:text-properties fo:background-color="#80FFFF"/>
    </style:style>
    <style:style style:name="T2235" style:parent-style-name="Domyślnaczcionkaakapitu" style:family="text">
      <style:text-properties fo:background-color="#80FFFF"/>
    </style:style>
    <style:style style:name="T2236" style:parent-style-name="Domyślnaczcionkaakapitu" style:family="text">
      <style:text-properties fo:background-color="#80FFFF"/>
    </style:style>
    <style:style style:name="T2237" style:parent-style-name="Domyślnaczcionkaakapitu" style:family="text">
      <style:text-properties fo:background-color="#80FFFF"/>
    </style:style>
    <style:style style:name="T2238" style:parent-style-name="Domyślnaczcionkaakapitu" style:family="text">
      <style:text-properties fo:background-color="#80FFFF"/>
    </style:style>
    <style:style style:name="T2239" style:parent-style-name="Domyślnaczcionkaakapitu" style:family="text">
      <style:text-properties fo:background-color="#80FFFF"/>
    </style:style>
    <style:style style:name="T2240" style:parent-style-name="Domyślnaczcionkaakapitu" style:family="text">
      <style:text-properties fo:background-color="#80FFFF"/>
    </style:style>
    <style:style style:name="T2241" style:parent-style-name="Domyślnaczcionkaakapitu" style:family="text">
      <style:text-properties fo:background-color="#80FFFF"/>
    </style:style>
    <style:style style:name="T2242" style:parent-style-name="Domyślnaczcionkaakapitu" style:family="text">
      <style:text-properties fo:background-color="#80FFFF"/>
    </style:style>
    <style:style style:name="T2243" style:parent-style-name="Domyślnaczcionkaakapitu" style:family="text">
      <style:text-properties fo:background-color="#80FFFF"/>
    </style:style>
    <style:style style:name="T2244" style:parent-style-name="Domyślnaczcionkaakapitu" style:family="text">
      <style:text-properties fo:background-color="#80FFFF"/>
    </style:style>
    <style:style style:name="P2245" style:parent-style-name="Normalny" style:family="paragraph">
      <style:paragraph-properties fo:text-align="justify" fo:line-height="150%" fo:text-indent="0.25in">
        <style:tab-stops>
          <style:tab-stop style:type="left" style:position="3.9486in"/>
          <style:tab-stop style:type="left" style:position="4.9319in"/>
        </style:tab-stops>
      </style:paragraph-properties>
    </style:style>
    <style:style style:name="T2246" style:parent-style-name="Domyślnaczcionkaakapitu" style:family="text">
      <style:text-properties fo:background-color="#80FFFF"/>
    </style:style>
    <style:style style:name="T2247" style:parent-style-name="Domyślnaczcionkaakapitu" style:family="text">
      <style:text-properties fo:background-color="#80FFFF"/>
    </style:style>
    <style:style style:name="P2248" style:parent-style-name="Normalny" style:family="paragraph">
      <style:paragraph-properties fo:text-align="justify" fo:line-height="150%"/>
    </style:style>
    <style:style style:name="T2249" style:parent-style-name="Domyślnaczcionkaakapitu" style:family="text">
      <style:text-properties fo:background-color="#80FFFF" style:text-underline-type="single" style:text-underline-style="solid" style:text-underline-width="auto" style:text-underline-mode="continuous"/>
    </style:style>
    <style:style style:name="T2250" style:parent-style-name="Domyślnaczcionkaakapitu" style:family="text">
      <style:text-properties style:text-underline-type="single" style:text-underline-style="solid" style:text-underline-width="auto" style:text-underline-mode="continuous"/>
    </style:style>
    <style:style style:name="T2251" style:parent-style-name="Domyślnaczcionkaakapitu" style:family="text">
      <style:text-properties fo:background-color="#80FFFF" style:text-underline-type="single" style:text-underline-style="solid" style:text-underline-width="auto" style:text-underline-mode="continuous"/>
    </style:style>
    <style:style style:name="T2252" style:parent-style-name="Domyślnaczcionkaakapitu" style:family="text">
      <style:text-properties style:text-underline-type="single" style:text-underline-style="solid" style:text-underline-width="auto" style:text-underline-mode="continuous"/>
    </style:style>
    <style:style style:name="T2253" style:parent-style-name="Domyślnaczcionkaakapitu" style:family="text">
      <style:text-properties fo:background-color="#80FFFF" style:text-underline-type="single" style:text-underline-style="solid" style:text-underline-width="auto" style:text-underline-mode="continuous"/>
    </style:style>
    <style:style style:name="T2254" style:parent-style-name="Domyślnaczcionkaakapitu" style:family="text">
      <style:text-properties style:text-underline-type="single" style:text-underline-style="solid" style:text-underline-width="auto" style:text-underline-mode="continuous"/>
    </style:style>
    <style:style style:name="P2255" style:parent-style-name="Normalny" style:family="paragraph">
      <style:paragraph-properties fo:text-align="justify" fo:line-height="150%" fo:text-indent="0.25in"/>
    </style:style>
    <style:style style:name="T2256" style:parent-style-name="Domyślnaczcionkaakapitu" style:family="text">
      <style:text-properties fo:background-color="#80FFFF"/>
    </style:style>
    <style:style style:name="P2257" style:parent-style-name="Normalny" style:family="paragraph">
      <style:paragraph-properties fo:text-align="justify" fo:line-height="150%"/>
    </style:style>
    <style:style style:name="T2258" style:parent-style-name="Domyślnaczcionkaakapitu" style:family="text">
      <style:text-properties style:text-underline-type="single" style:text-underline-style="solid" style:text-underline-width="auto" style:text-underline-mode="continuous"/>
    </style:style>
    <style:style style:name="P2259" style:parent-style-name="Normalny" style:family="paragraph">
      <style:paragraph-properties fo:text-align="justify" fo:line-height="150%" fo:text-indent="0.25in"/>
    </style:style>
    <style:style style:name="T2260" style:parent-style-name="Domyślnaczcionkaakapitu" style:family="text">
      <style:text-properties fo:background-color="#80FFFF"/>
    </style:style>
    <style:style style:name="T2261" style:parent-style-name="Domyślnaczcionkaakapitu" style:family="text">
      <style:text-properties fo:background-color="#80FFFF"/>
    </style:style>
    <style:style style:name="T2262" style:parent-style-name="Domyślnaczcionkaakapitu" style:family="text">
      <style:text-properties fo:background-color="#80FFFF"/>
    </style:style>
    <style:style style:name="T2263" style:parent-style-name="Domyślnaczcionkaakapitu" style:family="text">
      <style:text-properties fo:background-color="#80FFFF"/>
    </style:style>
    <style:style style:name="T2264" style:parent-style-name="Domyślnaczcionkaakapitu" style:family="text">
      <style:text-properties fo:background-color="#80FFFF"/>
    </style:style>
    <style:style style:name="T2265" style:parent-style-name="Domyślnaczcionkaakapitu" style:family="text">
      <style:text-properties fo:background-color="#80FFFF"/>
    </style:style>
    <style:style style:name="T2266" style:parent-style-name="Domyślnaczcionkaakapitu" style:family="text">
      <style:text-properties fo:background-color="#80FFFF"/>
    </style:style>
    <style:style style:name="T2267" style:parent-style-name="Domyślnaczcionkaakapitu" style:family="text">
      <style:text-properties fo:background-color="#80FFFF"/>
    </style:style>
    <style:style style:name="T2268" style:parent-style-name="Domyślnaczcionkaakapitu" style:family="text">
      <style:text-properties fo:background-color="#80FFFF"/>
    </style:style>
    <style:style style:name="T2269" style:parent-style-name="Domyślnaczcionkaakapitu" style:family="text">
      <style:text-properties fo:background-color="#80FFFF"/>
    </style:style>
    <style:style style:name="T2270" style:parent-style-name="Domyślnaczcionkaakapitu" style:family="text">
      <style:text-properties fo:background-color="#80FFFF"/>
    </style:style>
    <style:style style:name="T2271" style:parent-style-name="Domyślnaczcionkaakapitu" style:family="text">
      <style:text-properties fo:background-color="#80FFFF"/>
    </style:style>
    <style:style style:name="T2272" style:parent-style-name="Domyślnaczcionkaakapitu" style:family="text">
      <style:text-properties fo:background-color="#80FFFF"/>
    </style:style>
    <style:style style:name="T2273" style:parent-style-name="Domyślnaczcionkaakapitu" style:family="text">
      <style:text-properties fo:background-color="#80FFFF"/>
    </style:style>
    <style:style style:name="T2274" style:parent-style-name="Domyślnaczcionkaakapitu" style:family="text">
      <style:text-properties fo:background-color="#80FFFF"/>
    </style:style>
    <style:style style:name="T2275" style:parent-style-name="Domyślnaczcionkaakapitu" style:family="text">
      <style:text-properties fo:background-color="#80FFFF"/>
    </style:style>
    <style:style style:name="T2276" style:parent-style-name="Domyślnaczcionkaakapitu" style:family="text">
      <style:text-properties fo:background-color="#80FFFF"/>
    </style:style>
    <style:style style:name="T2277" style:parent-style-name="Domyślnaczcionkaakapitu" style:family="text">
      <style:text-properties fo:background-color="#80FFFF"/>
    </style:style>
    <style:style style:name="T2278" style:parent-style-name="Domyślnaczcionkaakapitu" style:family="text">
      <style:text-properties fo:background-color="#80FFFF"/>
    </style:style>
    <style:style style:name="P2279" style:parent-style-name="Normalny" style:family="paragraph">
      <style:paragraph-properties fo:text-align="justify" fo:line-height="150%" fo:text-indent="0.25in"/>
    </style:style>
    <style:style style:name="P2280" style:parent-style-name="Normalny" style:family="paragraph">
      <style:paragraph-properties fo:text-align="justify" fo:line-height="150%"/>
    </style:style>
    <style:style style:name="T2281" style:parent-style-name="Domyślnaczcionkaakapitu" style:family="text">
      <style:text-properties style:text-underline-type="single" style:text-underline-style="solid" style:text-underline-width="auto" style:text-underline-mode="continuous"/>
    </style:style>
    <style:style style:name="P2282" style:parent-style-name="Normalny" style:family="paragraph">
      <style:paragraph-properties fo:text-align="justify" fo:line-height="150%" fo:text-indent="0.25in"/>
    </style:style>
    <style:style style:name="T2283" style:parent-style-name="Domyślnaczcionkaakapitu" style:family="text">
      <style:text-properties fo:background-color="#80FFFF"/>
    </style:style>
    <style:style style:name="T2284" style:parent-style-name="Domyślnaczcionkaakapitu" style:family="text">
      <style:text-properties fo:background-color="#80FFFF"/>
    </style:style>
    <style:style style:name="P2285" style:parent-style-name="Normalny" style:family="paragraph">
      <style:paragraph-properties fo:text-align="justify" fo:line-height="150%"/>
    </style:style>
    <style:style style:name="P2286" style:parent-style-name="Normalny" style:family="paragraph">
      <style:paragraph-properties fo:text-align="justify" fo:line-height="150%"/>
    </style:style>
    <style:style style:name="T2287" style:parent-style-name="Domyślnaczcionkaakapitu" style:family="text">
      <style:text-properties style:text-underline-type="single" style:text-underline-style="solid" style:text-underline-width="auto" style:text-underline-mode="continuous"/>
    </style:style>
    <style:style style:name="T2288" style:parent-style-name="Domyślnaczcionkaakapitu" style:family="text">
      <style:text-properties fo:background-color="#80FFFF" style:text-underline-type="single" style:text-underline-style="solid" style:text-underline-width="auto" style:text-underline-mode="continuous"/>
    </style:style>
    <style:style style:name="T2289" style:parent-style-name="Domyślnaczcionkaakapitu" style:family="text">
      <style:text-properties style:text-underline-type="single" style:text-underline-style="solid" style:text-underline-width="auto" style:text-underline-mode="continuous"/>
    </style:style>
    <style:style style:name="P2290" style:parent-style-name="Normalny" style:family="paragraph">
      <style:paragraph-properties fo:text-align="justify" fo:line-height="150%" fo:text-indent="0.25in"/>
    </style:style>
    <style:style style:name="T2291" style:parent-style-name="Domyślnaczcionkaakapitu" style:family="text">
      <style:text-properties fo:background-color="#80FFFF"/>
    </style:style>
    <style:style style:name="T2292" style:parent-style-name="Domyślnaczcionkaakapitu" style:family="text">
      <style:text-properties fo:background-color="#80FFFF"/>
    </style:style>
    <style:style style:name="P2293" style:parent-style-name="Normalny" style:family="paragraph">
      <style:paragraph-properties fo:text-align="justify" fo:line-height="150%"/>
    </style:style>
    <style:style style:name="T2294" style:parent-style-name="Domyślnaczcionkaakapitu" style:family="text">
      <style:text-properties style:text-underline-type="single" style:text-underline-style="solid" style:text-underline-width="auto" style:text-underline-mode="continuous"/>
    </style:style>
    <style:style style:name="P2295" style:parent-style-name="Normalny" style:family="paragraph">
      <style:paragraph-properties fo:text-align="justify" fo:line-height="150%" fo:text-indent="0.25in"/>
    </style:style>
    <style:style style:name="T2296" style:parent-style-name="Domyślnaczcionkaakapitu" style:family="text">
      <style:text-properties fo:background-color="#80FFFF"/>
    </style:style>
    <style:style style:name="T2297" style:parent-style-name="Domyślnaczcionkaakapitu" style:family="text">
      <style:text-properties fo:background-color="#80FFFF"/>
    </style:style>
    <style:style style:name="T2298" style:parent-style-name="Domyślnaczcionkaakapitu" style:family="text">
      <style:text-properties fo:background-color="#80FFFF"/>
    </style:style>
    <style:style style:name="P2299" style:parent-style-name="Normalny" style:family="paragraph">
      <style:paragraph-properties fo:text-align="justify" fo:line-height="150%" fo:text-indent="0.25in"/>
    </style:style>
    <style:style style:name="T2300" style:parent-style-name="Domyślnaczcionkaakapitu" style:family="text">
      <style:text-properties fo:background-color="#80FFFF"/>
    </style:style>
    <style:style style:name="T2301" style:parent-style-name="Domyślnaczcionkaakapitu" style:family="text">
      <style:text-properties fo:background-color="#80FFFF"/>
    </style:style>
    <style:style style:name="P2302" style:parent-style-name="Normalny" style:family="paragraph">
      <style:paragraph-properties fo:text-align="justify" fo:line-height="150%" fo:text-indent="0.25in"/>
    </style:style>
    <style:style style:name="T2303" style:parent-style-name="Domyślnaczcionkaakapitu" style:family="text">
      <style:text-properties fo:background-color="#80FFFF"/>
    </style:style>
    <style:style style:name="T2304" style:parent-style-name="Domyślnaczcionkaakapitu" style:family="text">
      <style:text-properties fo:background-color="#80FFFF"/>
    </style:style>
    <style:style style:name="P2305" style:parent-style-name="Normalny" style:family="paragraph">
      <style:paragraph-properties fo:text-align="justify" fo:line-height="150%" fo:text-indent="0.25in"/>
    </style:style>
    <style:style style:name="T2306" style:parent-style-name="Domyślnaczcionkaakapitu" style:family="text">
      <style:text-properties fo:background-color="#80FFFF"/>
    </style:style>
    <style:style style:name="T2307" style:parent-style-name="Domyślnaczcionkaakapitu" style:family="text">
      <style:text-properties fo:background-color="#80FFFF"/>
    </style:style>
    <style:style style:name="T2308" style:parent-style-name="Domyślnaczcionkaakapitu" style:family="text">
      <style:text-properties fo:background-color="#80FFFF"/>
    </style:style>
    <style:style style:name="T2309" style:parent-style-name="Domyślnaczcionkaakapitu" style:family="text">
      <style:text-properties fo:background-color="#80FFFF"/>
    </style:style>
    <style:style style:name="T2310" style:parent-style-name="Domyślnaczcionkaakapitu" style:family="text">
      <style:text-properties fo:background-color="#80FFFF"/>
    </style:style>
    <style:style style:name="T2311" style:parent-style-name="Domyślnaczcionkaakapitu" style:family="text">
      <style:text-properties fo:background-color="#80FFFF"/>
    </style:style>
    <style:style style:name="T2312" style:parent-style-name="Domyślnaczcionkaakapitu" style:family="text">
      <style:text-properties fo:background-color="#80FFFF"/>
    </style:style>
    <style:style style:name="T2313" style:parent-style-name="Domyślnaczcionkaakapitu" style:family="text">
      <style:text-properties fo:background-color="#80FFFF"/>
    </style:style>
    <style:style style:name="T2314" style:parent-style-name="Domyślnaczcionkaakapitu" style:family="text">
      <style:text-properties fo:background-color="#80FFFF"/>
    </style:style>
    <style:style style:name="T2315" style:parent-style-name="Domyślnaczcionkaakapitu" style:family="text">
      <style:text-properties fo:background-color="#80FFFF"/>
    </style:style>
    <style:style style:name="T2316" style:parent-style-name="Domyślnaczcionkaakapitu" style:family="text">
      <style:text-properties fo:background-color="#80FFFF"/>
    </style:style>
    <style:style style:name="T2317" style:parent-style-name="Domyślnaczcionkaakapitu" style:family="text">
      <style:text-properties fo:background-color="#80FFFF"/>
    </style:style>
    <style:style style:name="T2318" style:parent-style-name="Domyślnaczcionkaakapitu" style:family="text">
      <style:text-properties fo:background-color="#80FFFF"/>
    </style:style>
    <style:style style:name="T2319" style:parent-style-name="Domyślnaczcionkaakapitu" style:family="text">
      <style:text-properties fo:background-color="#80FFFF"/>
    </style:style>
    <style:style style:name="P2320" style:parent-style-name="Normalny" style:family="paragraph">
      <style:paragraph-properties fo:text-align="justify" fo:line-height="150%" fo:text-indent="0.25in"/>
    </style:style>
    <style:style style:name="T2321" style:parent-style-name="Domyślnaczcionkaakapitu" style:family="text">
      <style:text-properties fo:background-color="#80FFFF"/>
    </style:style>
    <style:style style:name="T2322" style:parent-style-name="Domyślnaczcionkaakapitu" style:family="text">
      <style:text-properties fo:background-color="#80FFFF"/>
    </style:style>
    <style:style style:name="T2323" style:parent-style-name="Domyślnaczcionkaakapitu" style:family="text">
      <style:text-properties fo:background-color="#80FFFF"/>
    </style:style>
    <style:style style:name="T2324" style:parent-style-name="Domyślnaczcionkaakapitu" style:family="text">
      <style:text-properties fo:background-color="#80FFFF"/>
    </style:style>
    <style:style style:name="T2325" style:parent-style-name="Domyślnaczcionkaakapitu" style:family="text">
      <style:text-properties fo:background-color="#80FFFF"/>
    </style:style>
    <style:style style:name="T2326" style:parent-style-name="Domyślnaczcionkaakapitu" style:family="text">
      <style:text-properties fo:background-color="#80FFFF"/>
    </style:style>
    <style:style style:name="T2327" style:parent-style-name="Domyślnaczcionkaakapitu" style:family="text">
      <style:text-properties fo:background-color="#80FFFF"/>
    </style:style>
    <style:style style:name="T2328" style:parent-style-name="Domyślnaczcionkaakapitu" style:family="text">
      <style:text-properties fo:background-color="#80FFFF"/>
    </style:style>
    <style:style style:name="T2329" style:parent-style-name="Domyślnaczcionkaakapitu" style:family="text">
      <style:text-properties fo:background-color="#80FFFF"/>
    </style:style>
    <style:style style:name="T2330" style:parent-style-name="Domyślnaczcionkaakapitu" style:family="text">
      <style:text-properties fo:background-color="#80FFFF"/>
    </style:style>
    <style:style style:name="T2331" style:parent-style-name="Domyślnaczcionkaakapitu" style:family="text">
      <style:text-properties fo:background-color="#80FFFF"/>
    </style:style>
    <style:style style:name="T2332" style:parent-style-name="Domyślnaczcionkaakapitu" style:family="text">
      <style:text-properties fo:background-color="#80FFFF"/>
    </style:style>
    <style:style style:name="P2333" style:parent-style-name="Normalny" style:family="paragraph">
      <style:paragraph-properties fo:text-align="justify" fo:line-height="150%" fo:text-indent="0.25in"/>
    </style:style>
    <style:style style:name="T2334" style:parent-style-name="Domyślnaczcionkaakapitu" style:family="text">
      <style:text-properties fo:background-color="#80FFFF"/>
    </style:style>
    <style:style style:name="T2335" style:parent-style-name="Domyślnaczcionkaakapitu" style:family="text">
      <style:text-properties fo:background-color="#80FFFF"/>
    </style:style>
    <style:style style:name="T2336" style:parent-style-name="Domyślnaczcionkaakapitu" style:family="text">
      <style:text-properties fo:background-color="#80FFFF"/>
    </style:style>
    <style:style style:name="P2337" style:parent-style-name="Normalny" style:family="paragraph">
      <style:paragraph-properties fo:text-align="justify" fo:line-height="150%" fo:text-indent="0.25in"/>
    </style:style>
    <style:style style:name="T2338" style:parent-style-name="Domyślnaczcionkaakapitu" style:family="text">
      <style:text-properties fo:background-color="#80FFFF"/>
    </style:style>
    <style:style style:name="T2339" style:parent-style-name="Domyślnaczcionkaakapitu" style:family="text">
      <style:text-properties fo:background-color="#80FFFF"/>
    </style:style>
    <style:style style:name="T2340" style:parent-style-name="Domyślnaczcionkaakapitu" style:family="text">
      <style:text-properties fo:background-color="#80FFFF"/>
    </style:style>
    <style:style style:name="T2341" style:parent-style-name="Domyślnaczcionkaakapitu" style:family="text">
      <style:text-properties fo:background-color="#80FFFF"/>
    </style:style>
    <style:style style:name="T2342" style:parent-style-name="Domyślnaczcionkaakapitu" style:family="text">
      <style:text-properties fo:background-color="#80FFFF"/>
    </style:style>
    <style:style style:name="T2343" style:parent-style-name="Domyślnaczcionkaakapitu" style:family="text">
      <style:text-properties fo:background-color="#80FFFF"/>
    </style:style>
    <style:style style:name="T2344" style:parent-style-name="Domyślnaczcionkaakapitu" style:family="text">
      <style:text-properties fo:background-color="#80FFFF"/>
    </style:style>
    <style:style style:name="T2345" style:parent-style-name="Domyślnaczcionkaakapitu" style:family="text">
      <style:text-properties fo:background-color="#80FFFF"/>
    </style:style>
    <style:style style:name="T2346" style:parent-style-name="Domyślnaczcionkaakapitu" style:family="text">
      <style:text-properties fo:background-color="#80FFFF"/>
    </style:style>
    <style:style style:name="T2347" style:parent-style-name="Domyślnaczcionkaakapitu" style:family="text">
      <style:text-properties fo:background-color="#80FFFF"/>
    </style:style>
    <style:style style:name="P2348" style:parent-style-name="Normalny" style:family="paragraph">
      <style:paragraph-properties fo:text-align="justify" fo:line-height="150%" fo:text-indent="0.25in"/>
    </style:style>
    <style:style style:name="T2349" style:parent-style-name="Domyślnaczcionkaakapitu" style:family="text">
      <style:text-properties fo:background-color="#80FFFF"/>
    </style:style>
    <style:style style:name="T2350" style:parent-style-name="Domyślnaczcionkaakapitu" style:family="text">
      <style:text-properties fo:background-color="#80FFFF"/>
    </style:style>
    <style:style style:name="T2351" style:parent-style-name="Domyślnaczcionkaakapitu" style:family="text">
      <style:text-properties fo:background-color="#80FFFF"/>
    </style:style>
    <style:style style:name="T2352" style:parent-style-name="Domyślnaczcionkaakapitu" style:family="text">
      <style:text-properties fo:background-color="#80FFFF"/>
    </style:style>
    <style:style style:name="P2353" style:parent-style-name="Normalny" style:family="paragraph">
      <style:paragraph-properties fo:text-align="justify" fo:line-height="150%" fo:text-indent="0.25in"/>
    </style:style>
    <style:style style:name="T2354" style:parent-style-name="Domyślnaczcionkaakapitu" style:family="text">
      <style:text-properties fo:background-color="#80FFFF"/>
    </style:style>
    <style:style style:name="T2355" style:parent-style-name="Domyślnaczcionkaakapitu" style:family="text">
      <style:text-properties fo:background-color="#80FFFF"/>
    </style:style>
    <style:style style:name="P2356" style:parent-style-name="Normalny" style:family="paragraph">
      <style:paragraph-properties fo:text-align="justify" fo:line-height="150%" fo:text-indent="0.25in"/>
    </style:style>
    <style:style style:name="T2357" style:parent-style-name="Domyślnaczcionkaakapitu" style:family="text">
      <style:text-properties fo:background-color="#80FFFF"/>
    </style:style>
    <style:style style:name="T2358" style:parent-style-name="Domyślnaczcionkaakapitu" style:family="text">
      <style:text-properties fo:background-color="#80FFFF"/>
    </style:style>
    <style:style style:name="T2359" style:parent-style-name="Domyślnaczcionkaakapitu" style:family="text">
      <style:text-properties fo:background-color="#80FFFF"/>
    </style:style>
    <style:style style:name="T2360" style:parent-style-name="Domyślnaczcionkaakapitu" style:family="text">
      <style:text-properties fo:background-color="#80FFFF"/>
    </style:style>
    <style:style style:name="T2361" style:parent-style-name="Domyślnaczcionkaakapitu" style:family="text">
      <style:text-properties fo:background-color="#80FFFF"/>
    </style:style>
    <style:style style:name="T2362" style:parent-style-name="Domyślnaczcionkaakapitu" style:family="text">
      <style:text-properties fo:background-color="#80FFFF"/>
    </style:style>
    <style:style style:name="T2363" style:parent-style-name="Domyślnaczcionkaakapitu" style:family="text">
      <style:text-properties fo:background-color="#80FFFF"/>
    </style:style>
    <style:style style:name="P2364" style:parent-style-name="Normalny" style:family="paragraph">
      <style:paragraph-properties fo:text-align="justify" fo:line-height="150%" fo:text-indent="0.25in"/>
    </style:style>
    <style:style style:name="T2365" style:parent-style-name="Domyślnaczcionkaakapitu" style:family="text">
      <style:text-properties fo:background-color="#80FFFF"/>
    </style:style>
    <style:style style:name="T2366" style:parent-style-name="Domyślnaczcionkaakapitu" style:family="text">
      <style:text-properties fo:background-color="#80FFFF"/>
    </style:style>
    <style:style style:name="T2367" style:parent-style-name="Domyślnaczcionkaakapitu" style:family="text">
      <style:text-properties fo:background-color="#80FFFF"/>
    </style:style>
    <style:style style:name="P2368" style:parent-style-name="Normalny" style:family="paragraph">
      <style:paragraph-properties fo:text-align="justify" fo:line-height="150%" fo:text-indent="0.25in"/>
    </style:style>
    <style:style style:name="T2369" style:parent-style-name="Domyślnaczcionkaakapitu" style:family="text">
      <style:text-properties fo:background-color="#80FFFF"/>
    </style:style>
    <style:style style:name="T2370" style:parent-style-name="Domyślnaczcionkaakapitu" style:family="text">
      <style:text-properties fo:background-color="#80FFFF"/>
    </style:style>
    <style:style style:name="T2371" style:parent-style-name="Domyślnaczcionkaakapitu" style:family="text">
      <style:text-properties fo:background-color="#80FFFF"/>
    </style:style>
    <style:style style:name="T2372" style:parent-style-name="Domyślnaczcionkaakapitu" style:family="text">
      <style:text-properties fo:background-color="#80FFFF"/>
    </style:style>
    <style:style style:name="T2373" style:parent-style-name="Domyślnaczcionkaakapitu" style:family="text">
      <style:text-properties fo:background-color="#80FFFF"/>
    </style:style>
    <style:style style:name="T2374" style:parent-style-name="Domyślnaczcionkaakapitu" style:family="text">
      <style:text-properties fo:background-color="#80FFFF"/>
    </style:style>
    <style:style style:name="T2375" style:parent-style-name="Domyślnaczcionkaakapitu" style:family="text">
      <style:text-properties fo:background-color="#80FFFF"/>
    </style:style>
    <style:style style:name="T2376" style:parent-style-name="Domyślnaczcionkaakapitu" style:family="text">
      <style:text-properties fo:background-color="#80FFFF"/>
    </style:style>
    <style:style style:name="T2377" style:parent-style-name="Domyślnaczcionkaakapitu" style:family="text">
      <style:text-properties fo:background-color="#80FFFF"/>
    </style:style>
    <style:style style:name="T2378" style:parent-style-name="Domyślnaczcionkaakapitu" style:family="text">
      <style:text-properties fo:background-color="#80FFFF"/>
    </style:style>
    <style:style style:name="T2379" style:parent-style-name="Domyślnaczcionkaakapitu" style:family="text">
      <style:text-properties fo:background-color="#80FFFF"/>
    </style:style>
    <style:style style:name="T2380" style:parent-style-name="Domyślnaczcionkaakapitu" style:family="text">
      <style:text-properties fo:background-color="#80FFFF"/>
    </style:style>
    <style:style style:name="P2381" style:parent-style-name="Normalny" style:family="paragraph">
      <style:paragraph-properties fo:text-align="justify" fo:line-height="150%" fo:text-indent="0.25in"/>
    </style:style>
    <style:style style:name="T2382" style:parent-style-name="Domyślnaczcionkaakapitu" style:family="text">
      <style:text-properties fo:background-color="#80FFFF"/>
    </style:style>
    <style:style style:name="P2383" style:parent-style-name="Normalny" style:family="paragraph">
      <style:paragraph-properties fo:text-align="justify" fo:line-height="150%"/>
    </style:style>
    <style:style style:name="T2384" style:parent-style-name="Domyślnaczcionkaakapitu" style:family="text">
      <style:text-properties style:text-underline-type="single" style:text-underline-style="solid" style:text-underline-width="auto" style:text-underline-mode="continuous"/>
    </style:style>
    <style:style style:name="P2385" style:parent-style-name="Normalny" style:family="paragraph">
      <style:paragraph-properties fo:text-align="justify" fo:line-height="150%" fo:text-indent="0.25in"/>
    </style:style>
    <style:style style:name="P2386" style:parent-style-name="Normalny" style:family="paragraph">
      <style:paragraph-properties fo:text-align="justify" fo:line-height="150%"/>
    </style:style>
    <style:style style:name="T2387" style:parent-style-name="Domyślnaczcionkaakapitu" style:family="text">
      <style:text-properties style:text-underline-type="single" style:text-underline-style="solid" style:text-underline-width="auto" style:text-underline-mode="continuous"/>
    </style:style>
    <style:style style:name="T2388" style:parent-style-name="Domyślnaczcionkaakapitu" style:family="text">
      <style:text-properties fo:background-color="#80FFFF" style:text-underline-type="single" style:text-underline-style="solid" style:text-underline-width="auto" style:text-underline-mode="continuous"/>
    </style:style>
    <style:style style:name="P2389" style:parent-style-name="Normalny" style:family="paragraph">
      <style:paragraph-properties fo:text-align="justify" fo:line-height="150%" fo:text-indent="0.25in"/>
    </style:style>
    <style:style style:name="T2390" style:parent-style-name="Domyślnaczcionkaakapitu" style:family="text">
      <style:text-properties fo:background-color="#80FFFF"/>
    </style:style>
    <style:style style:name="T2391" style:parent-style-name="Domyślnaczcionkaakapitu" style:family="text">
      <style:text-properties fo:background-color="#80FFFF"/>
    </style:style>
    <style:style style:name="T2392" style:parent-style-name="Domyślnaczcionkaakapitu" style:family="text">
      <style:text-properties fo:background-color="#80FFFF"/>
    </style:style>
    <style:style style:name="T2393" style:parent-style-name="Domyślnaczcionkaakapitu" style:family="text">
      <style:text-properties fo:background-color="#80FFFF"/>
    </style:style>
    <style:style style:name="T2394" style:parent-style-name="Domyślnaczcionkaakapitu" style:family="text">
      <style:text-properties fo:background-color="#80FFFF"/>
    </style:style>
    <style:style style:name="P2395" style:parent-style-name="Normalny" style:family="paragraph">
      <style:paragraph-properties fo:text-align="justify" fo:line-height="150%" fo:text-indent="0.25in"/>
    </style:style>
    <style:style style:name="T2396" style:parent-style-name="Domyślnaczcionkaakapitu" style:family="text">
      <style:text-properties fo:background-color="#80FFFF"/>
    </style:style>
    <style:style style:name="T2397" style:parent-style-name="Domyślnaczcionkaakapitu" style:family="text">
      <style:text-properties fo:background-color="#80FFFF"/>
    </style:style>
    <style:style style:name="T2398" style:parent-style-name="Domyślnaczcionkaakapitu" style:family="text">
      <style:text-properties fo:background-color="#80FFFF"/>
    </style:style>
    <style:style style:name="T2399" style:parent-style-name="Domyślnaczcionkaakapitu" style:family="text">
      <style:text-properties fo:background-color="#80FFFF"/>
    </style:style>
    <style:style style:name="T2400" style:parent-style-name="Domyślnaczcionkaakapitu" style:family="text">
      <style:text-properties fo:background-color="#80FFFF"/>
    </style:style>
    <style:style style:name="T2401" style:parent-style-name="Domyślnaczcionkaakapitu" style:family="text">
      <style:text-properties fo:background-color="#80FFFF"/>
    </style:style>
    <style:style style:name="T2402" style:parent-style-name="Domyślnaczcionkaakapitu" style:family="text">
      <style:text-properties fo:background-color="#80FFFF"/>
    </style:style>
    <style:style style:name="T2403" style:parent-style-name="Domyślnaczcionkaakapitu" style:family="text">
      <style:text-properties fo:background-color="#80FFFF"/>
    </style:style>
    <style:style style:name="T2404" style:parent-style-name="Domyślnaczcionkaakapitu" style:family="text">
      <style:text-properties fo:background-color="#80FFFF"/>
    </style:style>
    <style:style style:name="T2405" style:parent-style-name="Domyślnaczcionkaakapitu" style:family="text">
      <style:text-properties fo:background-color="#80FFFF"/>
    </style:style>
    <style:style style:name="T2406" style:parent-style-name="Domyślnaczcionkaakapitu" style:family="text">
      <style:text-properties fo:background-color="#80FFFF"/>
    </style:style>
    <style:style style:name="T2407" style:parent-style-name="Domyślnaczcionkaakapitu" style:family="text">
      <style:text-properties fo:background-color="#80FFFF"/>
    </style:style>
    <style:style style:name="T2408" style:parent-style-name="Domyślnaczcionkaakapitu" style:family="text">
      <style:text-properties fo:background-color="#80FFFF"/>
    </style:style>
    <style:style style:name="T2409" style:parent-style-name="Domyślnaczcionkaakapitu" style:family="text">
      <style:text-properties fo:background-color="#80FFFF"/>
    </style:style>
    <style:style style:name="T2410" style:parent-style-name="Domyślnaczcionkaakapitu" style:family="text">
      <style:text-properties fo:background-color="#80FFFF"/>
    </style:style>
    <style:style style:name="T2411" style:parent-style-name="Domyślnaczcionkaakapitu" style:family="text">
      <style:text-properties fo:background-color="#80FFFF"/>
    </style:style>
    <style:style style:name="P2412" style:parent-style-name="Normalny" style:family="paragraph">
      <style:paragraph-properties fo:text-align="justify" fo:line-height="150%" fo:text-indent="0.25in"/>
    </style:style>
    <style:style style:name="T2413" style:parent-style-name="Domyślnaczcionkaakapitu" style:family="text">
      <style:text-properties fo:background-color="#80FFFF"/>
    </style:style>
    <style:style style:name="T2414" style:parent-style-name="Domyślnaczcionkaakapitu" style:family="text">
      <style:text-properties fo:background-color="#80FFFF"/>
    </style:style>
    <style:style style:name="T2415" style:parent-style-name="Domyślnaczcionkaakapitu" style:family="text">
      <style:text-properties fo:background-color="#80FFFF"/>
    </style:style>
    <style:style style:name="T2416" style:parent-style-name="Domyślnaczcionkaakapitu" style:family="text">
      <style:text-properties fo:background-color="#80FFFF"/>
    </style:style>
    <style:style style:name="T2417" style:parent-style-name="Domyślnaczcionkaakapitu" style:family="text">
      <style:text-properties fo:background-color="#80FFFF"/>
    </style:style>
    <style:style style:name="T2418" style:parent-style-name="Domyślnaczcionkaakapitu" style:family="text">
      <style:text-properties fo:background-color="#80FFFF"/>
    </style:style>
    <style:style style:name="T2419" style:parent-style-name="Domyślnaczcionkaakapitu" style:family="text">
      <style:text-properties fo:background-color="#80FFFF"/>
    </style:style>
    <style:style style:name="T2420" style:parent-style-name="Domyślnaczcionkaakapitu" style:family="text">
      <style:text-properties fo:background-color="#80FFFF"/>
    </style:style>
    <style:style style:name="T2421" style:parent-style-name="Domyślnaczcionkaakapitu" style:family="text">
      <style:text-properties fo:background-color="#80FFFF"/>
    </style:style>
    <style:style style:name="P2422" style:parent-style-name="Normalny" style:family="paragraph">
      <style:paragraph-properties fo:text-align="justify" fo:line-height="150%" fo:text-indent="0.25in"/>
    </style:style>
    <style:style style:name="P2423" style:parent-style-name="Normalny" style:family="paragraph">
      <style:paragraph-properties fo:text-align="justify" fo:line-height="150%"/>
    </style:style>
    <style:style style:name="T2424" style:parent-style-name="Domyślnaczcionkaakapitu" style:family="text">
      <style:text-properties style:text-underline-type="single" style:text-underline-style="solid" style:text-underline-width="auto" style:text-underline-mode="continuous"/>
    </style:style>
    <style:style style:name="T2425" style:parent-style-name="Domyślnaczcionkaakapitu" style:family="text">
      <style:text-properties fo:background-color="#80FFFF" style:text-underline-type="single" style:text-underline-style="solid" style:text-underline-width="auto" style:text-underline-mode="continuous"/>
    </style:style>
    <style:style style:name="T2426" style:parent-style-name="Domyślnaczcionkaakapitu" style:family="text">
      <style:text-properties style:text-underline-type="single" style:text-underline-style="solid" style:text-underline-width="auto" style:text-underline-mode="continuous"/>
    </style:style>
    <style:style style:name="P2427" style:parent-style-name="Normalny" style:family="paragraph">
      <style:paragraph-properties fo:text-align="justify" fo:line-height="150%" fo:text-indent="0.2479in"/>
    </style:style>
    <style:style style:name="T2428" style:parent-style-name="Domyślnaczcionkaakapitu" style:family="text">
      <style:text-properties fo:background-color="#80FFFF"/>
    </style:style>
    <style:style style:name="P2429" style:parent-style-name="Normalny" style:family="paragraph">
      <style:paragraph-properties fo:text-align="justify" fo:line-height="150%"/>
    </style:style>
    <style:style style:name="T2430" style:parent-style-name="Domyślnaczcionkaakapitu" style:family="text">
      <style:text-properties style:text-underline-type="single" style:text-underline-style="solid" style:text-underline-width="auto" style:text-underline-mode="continuous"/>
    </style:style>
    <style:style style:name="T2431" style:parent-style-name="Domyślnaczcionkaakapitu" style:family="text">
      <style:text-properties fo:background-color="#80FFFF" style:text-underline-type="single" style:text-underline-style="solid" style:text-underline-width="auto" style:text-underline-mode="continuous"/>
    </style:style>
    <style:style style:name="T2432" style:parent-style-name="Domyślnaczcionkaakapitu" style:family="text">
      <style:text-properties fo:background-color="#80FFFF"/>
    </style:style>
    <style:style style:name="P2433" style:parent-style-name="Normalny" style:family="paragraph">
      <style:paragraph-properties fo:text-align="justify" fo:line-height="150%" fo:text-indent="0.25in"/>
    </style:style>
    <style:style style:name="T2434" style:parent-style-name="Domyślnaczcionkaakapitu" style:family="text">
      <style:text-properties fo:background-color="#80FFFF"/>
    </style:style>
    <style:style style:name="T2435" style:parent-style-name="Domyślnaczcionkaakapitu" style:family="text">
      <style:text-properties fo:background-color="#80FFFF"/>
    </style:style>
    <style:style style:name="T2436" style:parent-style-name="Domyślnaczcionkaakapitu" style:family="text">
      <style:text-properties fo:background-color="#80FFFF"/>
    </style:style>
    <style:style style:name="P2437" style:parent-style-name="Normalny" style:family="paragraph">
      <style:paragraph-properties fo:text-align="justify" fo:line-height="150%" fo:text-indent="0.25in"/>
    </style:style>
    <style:style style:name="T2438" style:parent-style-name="Domyślnaczcionkaakapitu" style:family="text">
      <style:text-properties fo:background-color="#80FFFF"/>
    </style:style>
    <style:style style:name="T2439" style:parent-style-name="Domyślnaczcionkaakapitu" style:family="text">
      <style:text-properties fo:background-color="#80FFFF"/>
    </style:style>
    <style:style style:name="T2440" style:parent-style-name="Domyślnaczcionkaakapitu" style:family="text">
      <style:text-properties fo:background-color="#80FFFF"/>
    </style:style>
    <style:style style:name="T2441" style:parent-style-name="Domyślnaczcionkaakapitu" style:family="text">
      <style:text-properties fo:background-color="#80FFFF"/>
    </style:style>
    <style:style style:name="T2442" style:parent-style-name="Domyślnaczcionkaakapitu" style:family="text">
      <style:text-properties fo:background-color="#80FFFF"/>
    </style:style>
    <style:style style:name="P2443" style:parent-style-name="Normalny" style:family="paragraph">
      <style:paragraph-properties fo:text-align="justify" fo:line-height="150%"/>
    </style:style>
    <style:style style:name="T2444" style:parent-style-name="Domyślnaczcionkaakapitu" style:family="text">
      <style:text-properties style:text-underline-type="single" style:text-underline-style="solid" style:text-underline-width="auto" style:text-underline-mode="continuous"/>
    </style:style>
    <style:style style:name="T2445" style:parent-style-name="Domyślnaczcionkaakapitu" style:family="text">
      <style:text-properties fo:background-color="#80FFFF" style:text-underline-type="single" style:text-underline-style="solid" style:text-underline-width="auto" style:text-underline-mode="continuous"/>
    </style:style>
    <style:style style:name="T2446" style:parent-style-name="Domyślnaczcionkaakapitu" style:family="text">
      <style:text-properties fo:background-color="#80FFFF"/>
    </style:style>
    <style:style style:name="P2447" style:parent-style-name="Normalny" style:family="paragraph">
      <style:paragraph-properties fo:text-align="justify" fo:line-height="150%" fo:text-indent="0.25in"/>
    </style:style>
    <style:style style:name="T2448" style:parent-style-name="Domyślnaczcionkaakapitu" style:family="text">
      <style:text-properties fo:background-color="#80FFFF"/>
    </style:style>
    <style:style style:name="T2449" style:parent-style-name="Domyślnaczcionkaakapitu" style:family="text">
      <style:text-properties fo:background-color="#80FFFF"/>
    </style:style>
    <style:style style:name="T2450" style:parent-style-name="Domyślnaczcionkaakapitu" style:family="text">
      <style:text-properties fo:background-color="#80FFFF"/>
    </style:style>
    <style:style style:name="P2451" style:parent-style-name="Normalny" style:family="paragraph">
      <style:paragraph-properties fo:text-align="justify" fo:line-height="150%"/>
    </style:style>
    <style:style style:name="T2452" style:parent-style-name="Domyślnaczcionkaakapitu" style:family="text">
      <style:text-properties style:text-underline-type="single" style:text-underline-style="solid" style:text-underline-width="auto" style:text-underline-mode="continuous"/>
    </style:style>
    <style:style style:name="T2453" style:parent-style-name="Domyślnaczcionkaakapitu" style:family="text">
      <style:text-properties fo:background-color="#80FFFF" style:text-underline-type="single" style:text-underline-style="solid" style:text-underline-width="auto" style:text-underline-mode="continuous"/>
    </style:style>
    <style:style style:name="T2454" style:parent-style-name="Domyślnaczcionkaakapitu" style:family="text">
      <style:text-properties fo:background-color="#80FFFF"/>
    </style:style>
    <style:style style:name="P2455" style:parent-style-name="Normalny" style:family="paragraph">
      <style:paragraph-properties fo:text-align="justify" fo:line-height="150%" fo:text-indent="0.25in"/>
    </style:style>
    <style:style style:name="T2456" style:parent-style-name="Domyślnaczcionkaakapitu" style:family="text">
      <style:text-properties fo:background-color="#80FFFF"/>
    </style:style>
    <style:style style:name="T2457" style:parent-style-name="Domyślnaczcionkaakapitu" style:family="text">
      <style:text-properties fo:background-color="#80FFFF"/>
    </style:style>
    <style:style style:name="T2458" style:parent-style-name="Domyślnaczcionkaakapitu" style:family="text">
      <style:text-properties fo:background-color="#80FFFF"/>
    </style:style>
    <style:style style:name="P2459" style:parent-style-name="Normalny" style:family="paragraph">
      <style:paragraph-properties fo:text-align="justify" fo:line-height="150%" fo:text-indent="0.25in"/>
    </style:style>
    <style:style style:name="T2460" style:parent-style-name="Domyślnaczcionkaakapitu" style:family="text">
      <style:text-properties fo:background-color="#80FFFF"/>
    </style:style>
    <style:style style:name="T2461" style:parent-style-name="Domyślnaczcionkaakapitu" style:family="text">
      <style:text-properties fo:background-color="#80FFFF"/>
    </style:style>
    <style:style style:name="T2462" style:parent-style-name="Domyślnaczcionkaakapitu" style:family="text">
      <style:text-properties fo:background-color="#80FFFF"/>
    </style:style>
    <style:style style:name="T2463" style:parent-style-name="Domyślnaczcionkaakapitu" style:family="text">
      <style:text-properties fo:background-color="#80FFFF"/>
    </style:style>
    <style:style style:name="T2464" style:parent-style-name="Domyślnaczcionkaakapitu" style:family="text">
      <style:text-properties fo:background-color="#80FFFF"/>
    </style:style>
    <style:style style:name="T2465" style:parent-style-name="Domyślnaczcionkaakapitu" style:family="text">
      <style:text-properties fo:background-color="#80FFFF"/>
    </style:style>
    <style:style style:name="P2466" style:parent-style-name="Normalny" style:family="paragraph">
      <style:paragraph-properties fo:text-align="justify" fo:line-height="150%" fo:text-indent="0.25in"/>
    </style:style>
    <style:style style:name="P2467" style:parent-style-name="Normalny" style:family="paragraph">
      <style:paragraph-properties fo:text-align="justify" fo:line-height="150%"/>
    </style:style>
    <style:style style:name="T2468" style:parent-style-name="Domyślnaczcionkaakapitu" style:family="text">
      <style:text-properties style:text-underline-type="single" style:text-underline-style="solid" style:text-underline-width="auto" style:text-underline-mode="continuous"/>
    </style:style>
    <style:style style:name="T2469" style:parent-style-name="Domyślnaczcionkaakapitu" style:family="text">
      <style:text-properties fo:background-color="#80FFFF" style:text-underline-type="single" style:text-underline-style="solid" style:text-underline-width="auto" style:text-underline-mode="continuous"/>
    </style:style>
    <style:style style:name="T2470" style:parent-style-name="Domyślnaczcionkaakapitu" style:family="text">
      <style:text-properties fo:background-color="#80FFFF"/>
    </style:style>
    <style:style style:name="P2471" style:parent-style-name="Normalny" style:family="paragraph">
      <style:paragraph-properties fo:text-align="justify" fo:line-height="150%" fo:text-indent="0.25in"/>
    </style:style>
    <style:style style:name="T2472" style:parent-style-name="Domyślnaczcionkaakapitu" style:family="text">
      <style:text-properties fo:background-color="#80FFFF"/>
    </style:style>
    <style:style style:name="P2473" style:parent-style-name="Normalny" style:family="paragraph">
      <style:paragraph-properties fo:text-align="justify" fo:line-height="150%"/>
    </style:style>
    <style:style style:name="T2474" style:parent-style-name="Domyślnaczcionkaakapitu" style:family="text">
      <style:text-properties fo:background-color="#80FFFF"/>
    </style:style>
    <style:style style:name="P2475" style:parent-style-name="Normalny" style:family="paragraph">
      <style:paragraph-properties fo:text-align="justify" fo:line-height="150%"/>
    </style:style>
    <style:style style:name="T2476" style:parent-style-name="Domyślnaczcionkaakapitu" style:family="text">
      <style:text-properties fo:background-color="#80FFFF" style:text-underline-type="single" style:text-underline-style="solid" style:text-underline-width="auto" style:text-underline-mode="continuous"/>
    </style:style>
    <style:style style:name="T2477" style:parent-style-name="Domyślnaczcionkaakapitu" style:family="text">
      <style:text-properties style:text-underline-type="single" style:text-underline-style="solid" style:text-underline-width="auto" style:text-underline-mode="continuous"/>
    </style:style>
    <style:style style:name="T2478" style:parent-style-name="Domyślnaczcionkaakapitu" style:family="text">
      <style:text-properties fo:background-color="#80FFFF" style:text-underline-type="single" style:text-underline-style="solid" style:text-underline-width="auto" style:text-underline-mode="continuous"/>
    </style:style>
    <style:style style:name="T2479" style:parent-style-name="Domyślnaczcionkaakapitu" style:family="text">
      <style:text-properties style:text-underline-type="single" style:text-underline-style="solid" style:text-underline-width="auto" style:text-underline-mode="continuous"/>
    </style:style>
    <style:style style:name="P2480" style:parent-style-name="Normalny" style:family="paragraph">
      <style:paragraph-properties fo:text-align="justify" fo:line-height="150%" fo:text-indent="0.25in"/>
    </style:style>
    <style:style style:name="P2481" style:parent-style-name="Normalny" style:family="paragraph">
      <style:paragraph-properties fo:text-align="justify" fo:line-height="150%"/>
    </style:style>
    <style:style style:name="T2482" style:parent-style-name="Domyślnaczcionkaakapitu" style:family="text">
      <style:text-properties style:text-underline-type="single" style:text-underline-style="solid" style:text-underline-width="auto" style:text-underline-mode="continuous"/>
    </style:style>
    <style:style style:name="P2483" style:parent-style-name="Normalny" style:family="paragraph">
      <style:paragraph-properties fo:text-align="justify" fo:line-height="150%" fo:text-indent="0.25in"/>
    </style:style>
    <style:style style:name="T2484" style:parent-style-name="Domyślnaczcionkaakapitu" style:family="text">
      <style:text-properties fo:background-color="#80FFFF"/>
    </style:style>
    <style:style style:name="T2485" style:parent-style-name="Domyślnaczcionkaakapitu" style:family="text">
      <style:text-properties fo:background-color="#80FFFF"/>
    </style:style>
    <style:style style:name="T2486" style:parent-style-name="Domyślnaczcionkaakapitu" style:family="text">
      <style:text-properties fo:background-color="#80FFFF"/>
    </style:style>
    <style:style style:name="T2487" style:parent-style-name="Domyślnaczcionkaakapitu" style:family="text">
      <style:text-properties fo:background-color="#80FFFF"/>
    </style:style>
    <style:style style:name="T2488" style:parent-style-name="Domyślnaczcionkaakapitu" style:family="text">
      <style:text-properties fo:background-color="#80FFFF"/>
    </style:style>
    <style:style style:name="T2489" style:parent-style-name="Domyślnaczcionkaakapitu" style:family="text">
      <style:text-properties fo:background-color="#80FFFF"/>
    </style:style>
    <style:style style:name="T2490" style:parent-style-name="Domyślnaczcionkaakapitu" style:family="text">
      <style:text-properties fo:background-color="#80FFFF"/>
    </style:style>
    <style:style style:name="T2491" style:parent-style-name="Domyślnaczcionkaakapitu" style:family="text">
      <style:text-properties fo:background-color="#80FFFF"/>
    </style:style>
    <style:style style:name="T2492" style:parent-style-name="Domyślnaczcionkaakapitu" style:family="text">
      <style:text-properties fo:background-color="#80FFFF"/>
    </style:style>
    <style:style style:name="P2493" style:parent-style-name="Normalny" style:family="paragraph">
      <style:paragraph-properties fo:text-align="justify" fo:line-height="150%" fo:text-indent="0.25in"/>
    </style:style>
    <style:style style:name="T2494" style:parent-style-name="Domyślnaczcionkaakapitu" style:family="text">
      <style:text-properties fo:background-color="#80FFFF"/>
    </style:style>
    <style:style style:name="T2495" style:parent-style-name="Domyślnaczcionkaakapitu" style:family="text">
      <style:text-properties fo:background-color="#80FFFF"/>
    </style:style>
    <style:style style:name="T2496" style:parent-style-name="Domyślnaczcionkaakapitu" style:family="text">
      <style:text-properties fo:background-color="#80FFFF"/>
    </style:style>
    <style:style style:name="T2497" style:parent-style-name="Domyślnaczcionkaakapitu" style:family="text">
      <style:text-properties fo:background-color="#80FFFF"/>
    </style:style>
    <style:style style:name="T2498" style:parent-style-name="Domyślnaczcionkaakapitu" style:family="text">
      <style:text-properties fo:background-color="#80FFFF"/>
    </style:style>
    <style:style style:name="T2499" style:parent-style-name="Domyślnaczcionkaakapitu" style:family="text">
      <style:text-properties fo:background-color="#80FFFF"/>
    </style:style>
    <style:style style:name="T2500" style:parent-style-name="Domyślnaczcionkaakapitu" style:family="text">
      <style:text-properties fo:background-color="#80FFFF"/>
    </style:style>
    <style:style style:name="P2501" style:parent-style-name="Normalny" style:family="paragraph">
      <style:paragraph-properties fo:text-align="justify" fo:line-height="150%" fo:text-indent="0.25in"/>
    </style:style>
    <style:style style:name="T2502" style:parent-style-name="Domyślnaczcionkaakapitu" style:family="text">
      <style:text-properties fo:background-color="#80FFFF"/>
    </style:style>
    <style:style style:name="T2503" style:parent-style-name="Domyślnaczcionkaakapitu" style:family="text">
      <style:text-properties fo:background-color="#80FFFF"/>
    </style:style>
    <style:style style:name="T2504" style:parent-style-name="Domyślnaczcionkaakapitu" style:family="text">
      <style:text-properties fo:background-color="#80FFFF"/>
    </style:style>
    <style:style style:name="T2505" style:parent-style-name="Domyślnaczcionkaakapitu" style:family="text">
      <style:text-properties fo:background-color="#80FFFF"/>
    </style:style>
    <style:style style:name="T2506" style:parent-style-name="Domyślnaczcionkaakapitu" style:family="text">
      <style:text-properties fo:background-color="#80FFFF"/>
    </style:style>
    <style:style style:name="T2507" style:parent-style-name="Domyślnaczcionkaakapitu" style:family="text">
      <style:text-properties fo:background-color="#80FFFF"/>
    </style:style>
    <style:style style:name="P2508" style:parent-style-name="Normalny" style:family="paragraph">
      <style:paragraph-properties fo:text-align="justify" fo:line-height="150%" fo:text-indent="0.25in"/>
    </style:style>
    <style:style style:name="T2509" style:parent-style-name="Domyślnaczcionkaakapitu" style:family="text">
      <style:text-properties fo:background-color="#80FFFF"/>
    </style:style>
    <style:style style:name="P2510" style:parent-style-name="Normalny" style:family="paragraph">
      <style:paragraph-properties fo:text-align="justify" fo:line-height="150%"/>
    </style:style>
    <style:style style:name="T2511" style:parent-style-name="Domyślnaczcionkaakapitu" style:family="text">
      <style:text-properties style:text-underline-type="single" style:text-underline-style="solid" style:text-underline-width="auto" style:text-underline-mode="continuous"/>
    </style:style>
    <style:style style:name="T2512" style:parent-style-name="Domyślnaczcionkaakapitu" style:family="text">
      <style:text-properties fo:background-color="#80FFFF" style:text-underline-type="single" style:text-underline-style="solid" style:text-underline-width="auto" style:text-underline-mode="continuous"/>
    </style:style>
    <style:style style:name="T2513" style:parent-style-name="Domyślnaczcionkaakapitu" style:family="text">
      <style:text-properties style:text-underline-type="single" style:text-underline-style="solid" style:text-underline-width="auto" style:text-underline-mode="continuous"/>
    </style:style>
    <style:style style:name="T2514" style:parent-style-name="Domyślnaczcionkaakapitu" style:family="text">
      <style:text-properties fo:background-color="#80FFFF" style:text-underline-type="single" style:text-underline-style="solid" style:text-underline-width="auto" style:text-underline-mode="continuous"/>
    </style:style>
    <style:style style:name="T2515" style:parent-style-name="Domyślnaczcionkaakapitu" style:family="text">
      <style:text-properties style:text-underline-type="single" style:text-underline-style="solid" style:text-underline-width="auto" style:text-underline-mode="continuous"/>
    </style:style>
    <style:style style:name="P2516" style:parent-style-name="Normalny" style:family="paragraph">
      <style:paragraph-properties fo:text-align="justify" fo:line-height="150%" fo:text-indent="0.25in"/>
    </style:style>
    <style:style style:name="T2517" style:parent-style-name="Domyślnaczcionkaakapitu" style:family="text">
      <style:text-properties fo:background-color="#80FFFF"/>
    </style:style>
    <style:style style:name="P2518" style:parent-style-name="Normalny" style:family="paragraph">
      <style:paragraph-properties fo:text-align="justify" fo:line-height="150%" fo:text-indent="0.25in"/>
    </style:style>
    <style:style style:name="T2519" style:parent-style-name="Domyślnaczcionkaakapitu" style:family="text">
      <style:text-properties fo:background-color="#80FFFF"/>
    </style:style>
    <style:style style:name="T2520" style:parent-style-name="Domyślnaczcionkaakapitu" style:family="text">
      <style:text-properties fo:background-color="#80FFFF"/>
    </style:style>
    <style:style style:name="T2521" style:parent-style-name="Domyślnaczcionkaakapitu" style:family="text">
      <style:text-properties fo:background-color="#80FFFF"/>
    </style:style>
    <style:style style:name="T2522" style:parent-style-name="Domyślnaczcionkaakapitu" style:family="text">
      <style:text-properties fo:background-color="#80FFFF"/>
    </style:style>
    <style:style style:name="T2523" style:parent-style-name="Domyślnaczcionkaakapitu" style:family="text">
      <style:text-properties fo:background-color="#80FFFF"/>
    </style:style>
    <style:style style:name="T2524" style:parent-style-name="Domyślnaczcionkaakapitu" style:family="text">
      <style:text-properties fo:background-color="#80FFFF"/>
    </style:style>
    <style:style style:name="T2525" style:parent-style-name="Domyślnaczcionkaakapitu" style:family="text">
      <style:text-properties fo:background-color="#80FFFF"/>
    </style:style>
    <style:style style:name="P2526" style:parent-style-name="Normalny" style:family="paragraph">
      <style:paragraph-properties fo:text-align="justify" fo:line-height="150%" fo:text-indent="0.25in"/>
    </style:style>
    <style:style style:name="T2527" style:parent-style-name="Domyślnaczcionkaakapitu" style:family="text">
      <style:text-properties fo:background-color="#80FFFF"/>
    </style:style>
    <style:style style:name="T2528" style:parent-style-name="Domyślnaczcionkaakapitu" style:family="text">
      <style:text-properties fo:background-color="#80FFFF"/>
    </style:style>
    <style:style style:name="P2529" style:parent-style-name="Normalny" style:family="paragraph">
      <style:paragraph-properties fo:text-align="justify" fo:line-height="150%" fo:text-indent="0.25in"/>
    </style:style>
    <style:style style:name="T2530" style:parent-style-name="Domyślnaczcionkaakapitu" style:family="text">
      <style:text-properties fo:background-color="#80FFFF"/>
    </style:style>
    <style:style style:name="T2531" style:parent-style-name="Domyślnaczcionkaakapitu" style:family="text">
      <style:text-properties fo:background-color="#80FFFF"/>
    </style:style>
    <style:style style:name="T2532" style:parent-style-name="Domyślnaczcionkaakapitu" style:family="text">
      <style:text-properties fo:background-color="#80FFFF"/>
    </style:style>
    <style:style style:name="T2533" style:parent-style-name="Domyślnaczcionkaakapitu" style:family="text">
      <style:text-properties fo:background-color="#80FFFF"/>
    </style:style>
    <style:style style:name="P2534" style:parent-style-name="Normalny" style:family="paragraph">
      <style:paragraph-properties fo:text-align="justify" fo:line-height="150%" fo:text-indent="0.25in"/>
    </style:style>
    <style:style style:name="T2535" style:parent-style-name="Domyślnaczcionkaakapitu" style:family="text">
      <style:text-properties fo:background-color="#80FFFF"/>
    </style:style>
    <style:style style:name="T2536" style:parent-style-name="Domyślnaczcionkaakapitu" style:family="text">
      <style:text-properties fo:background-color="#80FFFF"/>
    </style:style>
    <style:style style:name="T2537" style:parent-style-name="Domyślnaczcionkaakapitu" style:family="text">
      <style:text-properties fo:background-color="#80FFFF"/>
    </style:style>
    <style:style style:name="T2538" style:parent-style-name="Domyślnaczcionkaakapitu" style:family="text">
      <style:text-properties fo:background-color="#80FFFF"/>
    </style:style>
    <style:style style:name="T2539" style:parent-style-name="Domyślnaczcionkaakapitu" style:family="text">
      <style:text-properties fo:background-color="#80FFFF"/>
    </style:style>
    <style:style style:name="T2540" style:parent-style-name="Domyślnaczcionkaakapitu" style:family="text">
      <style:text-properties fo:background-color="#80FFFF"/>
    </style:style>
    <style:style style:name="T2541" style:parent-style-name="Domyślnaczcionkaakapitu" style:family="text">
      <style:text-properties fo:background-color="#80FFFF"/>
    </style:style>
    <style:style style:name="T2542" style:parent-style-name="Domyślnaczcionkaakapitu" style:family="text">
      <style:text-properties fo:background-color="#80FFFF"/>
    </style:style>
    <style:style style:name="T2543" style:parent-style-name="Domyślnaczcionkaakapitu" style:family="text">
      <style:text-properties fo:background-color="#80FFFF"/>
    </style:style>
    <style:style style:name="T2544" style:parent-style-name="Domyślnaczcionkaakapitu" style:family="text">
      <style:text-properties fo:background-color="#80FFFF"/>
    </style:style>
    <style:style style:name="T2545" style:parent-style-name="Domyślnaczcionkaakapitu" style:family="text">
      <style:text-properties fo:background-color="#80FFFF"/>
    </style:style>
    <style:style style:name="T2546" style:parent-style-name="Domyślnaczcionkaakapitu" style:family="text">
      <style:text-properties fo:background-color="#80FFFF"/>
    </style:style>
    <style:style style:name="T2547" style:parent-style-name="Domyślnaczcionkaakapitu" style:family="text">
      <style:text-properties fo:background-color="#80FFFF"/>
    </style:style>
    <style:style style:name="P2548" style:parent-style-name="Normalny" style:family="paragraph">
      <style:paragraph-properties fo:text-align="justify" fo:line-height="150%" fo:text-indent="0.25in"/>
    </style:style>
    <style:style style:name="T2549" style:parent-style-name="Domyślnaczcionkaakapitu" style:family="text">
      <style:text-properties fo:background-color="#80FFFF"/>
    </style:style>
    <style:style style:name="T2550" style:parent-style-name="Domyślnaczcionkaakapitu" style:family="text">
      <style:text-properties fo:background-color="#80FFFF"/>
    </style:style>
    <style:style style:name="T2551" style:parent-style-name="Domyślnaczcionkaakapitu" style:family="text">
      <style:text-properties fo:background-color="#80FFFF"/>
    </style:style>
    <style:style style:name="T2552" style:parent-style-name="Domyślnaczcionkaakapitu" style:family="text">
      <style:text-properties fo:background-color="#80FFFF"/>
    </style:style>
    <style:style style:name="P2553" style:parent-style-name="Normalny" style:family="paragraph">
      <style:paragraph-properties fo:text-align="justify" fo:line-height="150%" fo:text-indent="0.25in"/>
    </style:style>
    <style:style style:name="T2554" style:parent-style-name="Domyślnaczcionkaakapitu" style:family="text">
      <style:text-properties fo:background-color="#80FFFF"/>
    </style:style>
    <style:style style:name="T2555" style:parent-style-name="Domyślnaczcionkaakapitu" style:family="text">
      <style:text-properties fo:background-color="#80FFFF"/>
    </style:style>
    <style:style style:name="T2556" style:parent-style-name="Domyślnaczcionkaakapitu" style:family="text">
      <style:text-properties fo:background-color="#80FFFF"/>
    </style:style>
    <style:style style:name="T2557" style:parent-style-name="Domyślnaczcionkaakapitu" style:family="text">
      <style:text-properties fo:background-color="#80FFFF"/>
    </style:style>
    <style:style style:name="P2558" style:parent-style-name="Normalny" style:family="paragraph">
      <style:paragraph-properties fo:text-align="justify" fo:line-height="150%" fo:text-indent="0.25in"/>
    </style:style>
    <style:style style:name="T2559" style:parent-style-name="Domyślnaczcionkaakapitu" style:family="text">
      <style:text-properties fo:background-color="#80FFFF"/>
    </style:style>
    <style:style style:name="T2560" style:parent-style-name="Domyślnaczcionkaakapitu" style:family="text">
      <style:text-properties fo:background-color="#80FFFF"/>
    </style:style>
    <style:style style:name="T2561" style:parent-style-name="Domyślnaczcionkaakapitu" style:family="text">
      <style:text-properties fo:background-color="#80FFFF"/>
    </style:style>
    <style:style style:name="T2562" style:parent-style-name="Domyślnaczcionkaakapitu" style:family="text">
      <style:text-properties fo:background-color="#80FFFF"/>
    </style:style>
    <style:style style:name="T2563" style:parent-style-name="Domyślnaczcionkaakapitu" style:family="text">
      <style:text-properties fo:background-color="#80FFFF"/>
    </style:style>
    <style:style style:name="T2564" style:parent-style-name="Domyślnaczcionkaakapitu" style:family="text">
      <style:text-properties fo:background-color="#80FFFF"/>
    </style:style>
    <style:style style:name="T2565" style:parent-style-name="Domyślnaczcionkaakapitu" style:family="text">
      <style:text-properties fo:background-color="#80FFFF"/>
    </style:style>
    <style:style style:name="P2566" style:parent-style-name="Normalny" style:family="paragraph">
      <style:paragraph-properties fo:text-align="justify" fo:line-height="150%"/>
    </style:style>
    <style:style style:name="P2567" style:parent-style-name="Normalny" style:family="paragraph">
      <style:paragraph-properties fo:text-align="justify" fo:line-height="150%"/>
    </style:style>
    <style:style style:name="T2568" style:parent-style-name="Domyślnaczcionkaakapitu" style:family="text">
      <style:text-properties style:text-underline-type="single" style:text-underline-style="solid" style:text-underline-width="auto" style:text-underline-mode="continuous"/>
    </style:style>
    <style:style style:name="P2569" style:parent-style-name="Normalny" style:family="paragraph">
      <style:paragraph-properties fo:text-align="justify" fo:line-height="150%" fo:text-indent="0.25in"/>
    </style:style>
    <style:style style:name="T2570" style:parent-style-name="Domyślnaczcionkaakapitu" style:family="text">
      <style:text-properties fo:background-color="#80FFFF"/>
    </style:style>
    <style:style style:name="T2571" style:parent-style-name="Domyślnaczcionkaakapitu" style:family="text">
      <style:text-properties fo:background-color="#80FFFF"/>
    </style:style>
    <style:style style:name="T2572" style:parent-style-name="Domyślnaczcionkaakapitu" style:family="text">
      <style:text-properties fo:background-color="#80FFFF"/>
    </style:style>
    <style:style style:name="T2573" style:parent-style-name="Domyślnaczcionkaakapitu" style:family="text">
      <style:text-properties fo:background-color="#80FFFF"/>
    </style:style>
    <style:style style:name="T2574" style:parent-style-name="Domyślnaczcionkaakapitu" style:family="text">
      <style:text-properties fo:background-color="#80FFFF"/>
    </style:style>
    <style:style style:name="T2575" style:parent-style-name="Domyślnaczcionkaakapitu" style:family="text">
      <style:text-properties fo:background-color="#80FFFF"/>
    </style:style>
    <style:style style:name="T2576" style:parent-style-name="Domyślnaczcionkaakapitu" style:family="text">
      <style:text-properties fo:background-color="#80FFFF"/>
    </style:style>
    <style:style style:name="T2577" style:parent-style-name="Domyślnaczcionkaakapitu" style:family="text">
      <style:text-properties fo:background-color="#80FFFF"/>
    </style:style>
    <style:style style:name="T2578" style:parent-style-name="Domyślnaczcionkaakapitu" style:family="text">
      <style:text-properties fo:background-color="#80FFFF"/>
    </style:style>
    <style:style style:name="T2579" style:parent-style-name="Domyślnaczcionkaakapitu" style:family="text">
      <style:text-properties fo:background-color="#80FFFF"/>
    </style:style>
    <style:style style:name="P2580" style:parent-style-name="Normalny" style:family="paragraph">
      <style:paragraph-properties fo:text-align="justify" fo:line-height="150%" fo:text-indent="0.25in"/>
    </style:style>
    <style:style style:name="T2581" style:parent-style-name="Domyślnaczcionkaakapitu" style:family="text">
      <style:text-properties fo:background-color="#80FFFF"/>
    </style:style>
    <style:style style:name="T2582" style:parent-style-name="Domyślnaczcionkaakapitu" style:family="text">
      <style:text-properties fo:background-color="#80FFFF"/>
    </style:style>
    <style:style style:name="T2583" style:parent-style-name="Domyślnaczcionkaakapitu" style:family="text">
      <style:text-properties fo:background-color="#80FFFF"/>
    </style:style>
    <style:style style:name="P2584" style:parent-style-name="Normalny" style:family="paragraph">
      <style:paragraph-properties fo:text-align="justify" fo:line-height="150%" fo:text-indent="0.25in"/>
    </style:style>
    <style:style style:name="T2585" style:parent-style-name="Domyślnaczcionkaakapitu" style:family="text">
      <style:text-properties fo:background-color="#80FFFF"/>
    </style:style>
    <style:style style:name="T2586" style:parent-style-name="Domyślnaczcionkaakapitu" style:family="text">
      <style:text-properties fo:background-color="#80FFFF"/>
    </style:style>
    <style:style style:name="T2587" style:parent-style-name="Domyślnaczcionkaakapitu" style:family="text">
      <style:text-properties fo:background-color="#80FFFF"/>
    </style:style>
    <style:style style:name="P2588" style:parent-style-name="Normalny" style:family="paragraph">
      <style:paragraph-properties fo:text-align="justify" fo:line-height="150%" fo:text-indent="0.25in"/>
    </style:style>
    <style:style style:name="T2589" style:parent-style-name="Domyślnaczcionkaakapitu" style:family="text">
      <style:text-properties fo:background-color="#80FFFF"/>
    </style:style>
    <style:style style:name="T2590" style:parent-style-name="Domyślnaczcionkaakapitu" style:family="text">
      <style:text-properties fo:background-color="#80FFFF"/>
    </style:style>
    <style:style style:name="T2591" style:parent-style-name="Domyślnaczcionkaakapitu" style:family="text">
      <style:text-properties fo:background-color="#80FFFF"/>
    </style:style>
    <style:style style:name="T2592" style:parent-style-name="Domyślnaczcionkaakapitu" style:family="text">
      <style:text-properties fo:background-color="#80FFFF"/>
    </style:style>
    <style:style style:name="T2593" style:parent-style-name="Domyślnaczcionkaakapitu" style:family="text">
      <style:text-properties fo:background-color="#80FFFF"/>
    </style:style>
    <style:style style:name="P2594" style:parent-style-name="Normalny" style:family="paragraph">
      <style:paragraph-properties fo:text-align="justify" fo:line-height="150%" fo:text-indent="0.25in"/>
    </style:style>
    <style:style style:name="T2595" style:parent-style-name="Domyślnaczcionkaakapitu" style:family="text">
      <style:text-properties fo:background-color="#80FFFF"/>
    </style:style>
    <style:style style:name="T2596" style:parent-style-name="Domyślnaczcionkaakapitu" style:family="text">
      <style:text-properties fo:background-color="#80FFFF"/>
    </style:style>
    <style:style style:name="T2597" style:parent-style-name="Domyślnaczcionkaakapitu" style:family="text">
      <style:text-properties fo:background-color="#80FFFF"/>
    </style:style>
    <style:style style:name="T2598" style:parent-style-name="Domyślnaczcionkaakapitu" style:family="text">
      <style:text-properties fo:background-color="#80FFFF"/>
    </style:style>
    <style:style style:name="T2599" style:parent-style-name="Domyślnaczcionkaakapitu" style:family="text">
      <style:text-properties fo:background-color="#80FFFF"/>
    </style:style>
    <style:style style:name="T2600" style:parent-style-name="Domyślnaczcionkaakapitu" style:family="text">
      <style:text-properties fo:background-color="#80FFFF"/>
    </style:style>
    <style:style style:name="T2601" style:parent-style-name="Domyślnaczcionkaakapitu" style:family="text">
      <style:text-properties fo:background-color="#80FFFF"/>
    </style:style>
    <style:style style:name="T2602" style:parent-style-name="Domyślnaczcionkaakapitu" style:family="text">
      <style:text-properties fo:background-color="#80FFFF"/>
    </style:style>
    <style:style style:name="T2603" style:parent-style-name="Domyślnaczcionkaakapitu" style:family="text">
      <style:text-properties fo:background-color="#80FFFF"/>
    </style:style>
    <style:style style:name="T2604" style:parent-style-name="Domyślnaczcionkaakapitu" style:family="text">
      <style:text-properties fo:background-color="#80FFFF"/>
    </style:style>
    <style:style style:name="T2605" style:parent-style-name="Domyślnaczcionkaakapitu" style:family="text">
      <style:text-properties fo:background-color="#80FFFF"/>
    </style:style>
    <style:style style:name="T2606" style:parent-style-name="Domyślnaczcionkaakapitu" style:family="text">
      <style:text-properties fo:background-color="#80FFFF"/>
    </style:style>
    <style:style style:name="T2607" style:parent-style-name="Domyślnaczcionkaakapitu" style:family="text">
      <style:text-properties fo:background-color="#80FFFF"/>
    </style:style>
    <style:style style:name="P2608" style:parent-style-name="Normalny" style:family="paragraph">
      <style:paragraph-properties fo:text-align="justify" fo:line-height="150%" fo:text-indent="0.25in"/>
    </style:style>
    <style:style style:name="T2609" style:parent-style-name="Domyślnaczcionkaakapitu" style:family="text">
      <style:text-properties fo:background-color="#80FFFF"/>
    </style:style>
    <style:style style:name="T2610" style:parent-style-name="Domyślnaczcionkaakapitu" style:family="text">
      <style:text-properties fo:background-color="#80FFFF"/>
    </style:style>
    <style:style style:name="T2611" style:parent-style-name="Domyślnaczcionkaakapitu" style:family="text">
      <style:text-properties fo:background-color="#80FFFF"/>
    </style:style>
    <style:style style:name="P2612" style:parent-style-name="Normalny" style:family="paragraph">
      <style:paragraph-properties fo:text-align="justify" fo:line-height="150%"/>
    </style:style>
    <style:style style:name="T2613" style:parent-style-name="Domyślnaczcionkaakapitu" style:family="text">
      <style:text-properties style:text-underline-type="single" style:text-underline-style="solid" style:text-underline-width="auto" style:text-underline-mode="continuous"/>
    </style:style>
    <style:style style:name="P2614" style:parent-style-name="Normalny" style:family="paragraph">
      <style:paragraph-properties fo:text-align="justify" fo:line-height="150%" fo:text-indent="0.25in"/>
    </style:style>
    <style:style style:name="T2615" style:parent-style-name="Domyślnaczcionkaakapitu" style:family="text">
      <style:text-properties fo:background-color="#80FFFF"/>
    </style:style>
    <style:style style:name="T2616" style:parent-style-name="Domyślnaczcionkaakapitu" style:family="text">
      <style:text-properties fo:background-color="#80FFFF"/>
    </style:style>
    <style:style style:name="T2617" style:parent-style-name="Domyślnaczcionkaakapitu" style:family="text">
      <style:text-properties fo:background-color="#80FFFF"/>
    </style:style>
    <style:style style:name="T2618" style:parent-style-name="Domyślnaczcionkaakapitu" style:family="text">
      <style:text-properties fo:background-color="#80FFFF"/>
    </style:style>
    <style:style style:name="T2619" style:parent-style-name="Domyślnaczcionkaakapitu" style:family="text">
      <style:text-properties fo:background-color="#80FFFF"/>
    </style:style>
    <style:style style:name="P2620" style:parent-style-name="Normalny" style:family="paragraph">
      <style:paragraph-properties fo:text-align="justify" fo:line-height="150%" fo:margin-left="0.25in" fo:text-indent="-0.25in">
        <style:tab-stops>
          <style:tab-stop style:type="left" style:position="2.5666in"/>
        </style:tab-stops>
      </style:paragraph-properties>
    </style:style>
    <style:style style:name="T2621" style:parent-style-name="Domyślnaczcionkaakapitu" style:family="text">
      <style:text-properties style:text-underline-type="single" style:text-underline-style="solid" style:text-underline-width="auto" style:text-underline-mode="continuous"/>
    </style:style>
    <style:style style:name="T2622" style:parent-style-name="Domyślnaczcionkaakapitu" style:family="text">
      <style:text-properties fo:background-color="#80FFFF" style:text-underline-type="single" style:text-underline-style="solid" style:text-underline-width="auto" style:text-underline-mode="continuous"/>
    </style:style>
    <style:style style:name="T2623" style:parent-style-name="Domyślnaczcionkaakapitu" style:family="text">
      <style:text-properties fo:background-color="#80FFFF"/>
    </style:style>
    <style:style style:name="P2624" style:parent-style-name="Normalny" style:family="paragraph">
      <style:paragraph-properties fo:text-align="justify" fo:line-height="150%" fo:text-indent="0.2479in">
        <style:tab-stops>
          <style:tab-stop style:type="left" style:position="2.8166in"/>
        </style:tab-stops>
      </style:paragraph-properties>
    </style:style>
    <style:style style:name="T2625" style:parent-style-name="Domyślnaczcionkaakapitu" style:family="text">
      <style:text-properties fo:background-color="#80FFFF"/>
    </style:style>
    <style:style style:name="T2626" style:parent-style-name="Domyślnaczcionkaakapitu" style:family="text">
      <style:text-properties fo:background-color="#80FFFF"/>
    </style:style>
    <style:style style:name="T2627" style:parent-style-name="Domyślnaczcionkaakapitu" style:family="text">
      <style:text-properties fo:background-color="#80FFFF"/>
    </style:style>
    <style:style style:name="T2628" style:parent-style-name="Domyślnaczcionkaakapitu" style:family="text">
      <style:text-properties fo:background-color="#80FFFF"/>
    </style:style>
    <style:style style:name="T2629" style:parent-style-name="Domyślnaczcionkaakapitu" style:family="text">
      <style:text-properties fo:background-color="#80FFFF"/>
    </style:style>
    <style:style style:name="T2630" style:parent-style-name="Domyślnaczcionkaakapitu" style:family="text">
      <style:text-properties fo:background-color="#80FFFF"/>
    </style:style>
    <style:style style:name="T2631" style:parent-style-name="Domyślnaczcionkaakapitu" style:family="text">
      <style:text-properties fo:background-color="#80FFFF"/>
    </style:style>
    <style:style style:name="P2632" style:parent-style-name="Normalny" style:family="paragraph">
      <style:paragraph-properties fo:text-align="justify" fo:line-height="150%" fo:text-indent="0.25in"/>
    </style:style>
    <style:style style:name="T2633" style:parent-style-name="Domyślnaczcionkaakapitu" style:family="text">
      <style:text-properties fo:background-color="#80FFFF"/>
    </style:style>
    <style:style style:name="P2634" style:parent-style-name="Normalny" style:family="paragraph">
      <style:paragraph-properties fo:text-align="justify" fo:line-height="150%"/>
    </style:style>
    <style:style style:name="T2635" style:parent-style-name="Domyślnaczcionkaakapitu" style:family="text">
      <style:text-properties style:text-underline-type="single" style:text-underline-style="solid" style:text-underline-width="auto" style:text-underline-mode="continuous"/>
    </style:style>
    <style:style style:name="T2636" style:parent-style-name="Domyślnaczcionkaakapitu" style:family="text">
      <style:text-properties fo:background-color="#80FFFF" style:text-underline-type="single" style:text-underline-style="solid" style:text-underline-width="auto" style:text-underline-mode="continuous"/>
    </style:style>
    <style:style style:name="T2637" style:parent-style-name="Domyślnaczcionkaakapitu" style:family="text">
      <style:text-properties style:text-underline-type="single" style:text-underline-style="solid" style:text-underline-width="auto" style:text-underline-mode="continuous"/>
    </style:style>
    <style:style style:name="P2638" style:parent-style-name="Normalny" style:family="paragraph">
      <style:paragraph-properties fo:text-align="justify" fo:line-height="150%" fo:text-indent="0.25in"/>
    </style:style>
    <style:style style:name="T2639" style:parent-style-name="Domyślnaczcionkaakapitu" style:family="text">
      <style:text-properties fo:background-color="#80FFFF"/>
    </style:style>
    <style:style style:name="T2640" style:parent-style-name="Domyślnaczcionkaakapitu" style:family="text">
      <style:text-properties fo:background-color="#80FFFF"/>
    </style:style>
    <style:style style:name="T2641" style:parent-style-name="Domyślnaczcionkaakapitu" style:family="text">
      <style:text-properties fo:background-color="#80FFFF"/>
    </style:style>
    <style:style style:name="T2642" style:parent-style-name="Domyślnaczcionkaakapitu" style:family="text">
      <style:text-properties fo:background-color="#80FFFF"/>
    </style:style>
    <style:style style:name="T2643" style:parent-style-name="Domyślnaczcionkaakapitu" style:family="text">
      <style:text-properties fo:background-color="#80FFFF"/>
    </style:style>
    <style:style style:name="T2644" style:parent-style-name="Domyślnaczcionkaakapitu" style:family="text">
      <style:text-properties fo:background-color="#80FFFF"/>
    </style:style>
    <style:style style:name="P2645" style:parent-style-name="Normalny" style:family="paragraph">
      <style:paragraph-properties fo:text-align="justify" fo:line-height="150%"/>
    </style:style>
    <style:style style:name="T2646" style:parent-style-name="Domyślnaczcionkaakapitu" style:family="text">
      <style:text-properties style:text-underline-type="single" style:text-underline-style="solid" style:text-underline-width="auto" style:text-underline-mode="continuous"/>
    </style:style>
    <style:style style:name="T2647" style:parent-style-name="Domyślnaczcionkaakapitu" style:family="text">
      <style:text-properties fo:background-color="#80FFFF" style:text-underline-type="single" style:text-underline-style="solid" style:text-underline-width="auto" style:text-underline-mode="continuous"/>
    </style:style>
    <style:style style:name="T2648" style:parent-style-name="Domyślnaczcionkaakapitu" style:family="text">
      <style:text-properties style:text-underline-type="single" style:text-underline-style="solid" style:text-underline-width="auto" style:text-underline-mode="continuous"/>
    </style:style>
    <style:style style:name="P2649" style:parent-style-name="Normalny" style:family="paragraph">
      <style:paragraph-properties fo:text-align="justify" fo:line-height="150%" fo:text-indent="0.25in"/>
    </style:style>
    <style:style style:name="T2650" style:parent-style-name="Domyślnaczcionkaakapitu" style:family="text">
      <style:text-properties fo:background-color="#80FFFF"/>
    </style:style>
    <style:style style:name="P2651" style:parent-style-name="Normalny" style:family="paragraph">
      <style:paragraph-properties fo:text-align="justify" fo:line-height="150%"/>
    </style:style>
    <style:style style:name="T2652" style:parent-style-name="Domyślnaczcionkaakapitu" style:family="text">
      <style:text-properties fo:background-color="#80FFFF"/>
    </style:style>
    <style:style style:name="P2653" style:parent-style-name="Normalny" style:family="paragraph">
      <style:paragraph-properties fo:text-align="justify" fo:line-height="150%"/>
    </style:style>
    <style:style style:name="T2654" style:parent-style-name="Domyślnaczcionkaakapitu" style:family="text">
      <style:text-properties style:text-underline-type="single" style:text-underline-style="solid" style:text-underline-width="auto" style:text-underline-mode="continuous"/>
    </style:style>
    <style:style style:name="P2655" style:parent-style-name="Normalny" style:family="paragraph">
      <style:paragraph-properties fo:text-align="justify" fo:line-height="150%" fo:text-indent="0.25in"/>
    </style:style>
    <style:style style:name="T2656" style:parent-style-name="Domyślnaczcionkaakapitu" style:family="text">
      <style:text-properties fo:background-color="#80FFFF"/>
    </style:style>
    <style:style style:name="T2657" style:parent-style-name="Domyślnaczcionkaakapitu" style:family="text">
      <style:text-properties fo:background-color="#80FFFF"/>
    </style:style>
    <style:style style:name="T2658" style:parent-style-name="Domyślnaczcionkaakapitu" style:family="text">
      <style:text-properties fo:background-color="#80FFFF"/>
    </style:style>
    <style:style style:name="P2659" style:parent-style-name="Normalny" style:family="paragraph">
      <style:paragraph-properties fo:text-align="justify" fo:line-height="150%"/>
    </style:style>
    <style:style style:name="T2660" style:parent-style-name="Domyślnaczcionkaakapitu" style:family="text">
      <style:text-properties fo:background-color="#80FFFF"/>
    </style:style>
    <style:style style:name="T2661" style:parent-style-name="Domyślnaczcionkaakapitu" style:family="text">
      <style:text-properties fo:background-color="#80FFFF"/>
    </style:style>
    <style:style style:name="P2662" style:parent-style-name="Normalny" style:family="paragraph">
      <style:paragraph-properties fo:text-align="justify" fo:line-height="150%"/>
    </style:style>
    <style:style style:name="T2663" style:parent-style-name="Domyślnaczcionkaakapitu" style:family="text">
      <style:text-properties style:text-underline-type="single" style:text-underline-style="solid" style:text-underline-width="auto" style:text-underline-mode="continuous"/>
    </style:style>
    <style:style style:name="T2664" style:parent-style-name="Domyślnaczcionkaakapitu" style:family="text">
      <style:text-properties fo:background-color="#80FFFF" style:text-underline-type="single" style:text-underline-style="solid" style:text-underline-width="auto" style:text-underline-mode="continuous"/>
    </style:style>
    <style:style style:name="T2665" style:parent-style-name="Domyślnaczcionkaakapitu" style:family="text">
      <style:text-properties style:text-underline-type="single" style:text-underline-style="solid" style:text-underline-width="auto" style:text-underline-mode="continuous"/>
    </style:style>
    <style:style style:name="T2666" style:parent-style-name="Domyślnaczcionkaakapitu" style:family="text">
      <style:text-properties fo:background-color="#80FFFF" style:text-underline-type="single" style:text-underline-style="solid" style:text-underline-width="auto" style:text-underline-mode="continuous"/>
    </style:style>
    <style:style style:name="T2667" style:parent-style-name="Domyślnaczcionkaakapitu" style:family="text">
      <style:text-properties style:text-underline-type="single" style:text-underline-style="solid" style:text-underline-width="auto" style:text-underline-mode="continuous"/>
    </style:style>
    <style:style style:name="T2668" style:parent-style-name="Domyślnaczcionkaakapitu" style:family="text">
      <style:text-properties fo:background-color="#80FFFF" style:text-underline-type="single" style:text-underline-style="solid" style:text-underline-width="auto" style:text-underline-mode="continuous"/>
    </style:style>
    <style:style style:name="T2669" style:parent-style-name="Domyślnaczcionkaakapitu" style:family="text">
      <style:text-properties style:text-underline-type="single" style:text-underline-style="solid" style:text-underline-width="auto" style:text-underline-mode="continuous"/>
    </style:style>
    <style:style style:name="T2670" style:parent-style-name="Domyślnaczcionkaakapitu" style:family="text">
      <style:text-properties fo:background-color="#80FFFF" style:text-underline-type="single" style:text-underline-style="solid" style:text-underline-width="auto" style:text-underline-mode="continuous"/>
    </style:style>
    <style:style style:name="P2671" style:parent-style-name="Normalny" style:family="paragraph">
      <style:paragraph-properties fo:text-align="justify" fo:line-height="150%" fo:text-indent="0.25in"/>
    </style:style>
    <style:style style:name="T2672" style:parent-style-name="Domyślnaczcionkaakapitu" style:family="text">
      <style:text-properties fo:background-color="#80FFFF"/>
    </style:style>
    <style:style style:name="T2673" style:parent-style-name="Domyślnaczcionkaakapitu" style:family="text">
      <style:text-properties fo:background-color="#80FFFF"/>
    </style:style>
    <style:style style:name="P2674" style:parent-style-name="Normalny" style:family="paragraph">
      <style:paragraph-properties fo:text-align="justify" fo:line-height="150%" fo:text-indent="0.25in"/>
    </style:style>
    <style:style style:name="P2675" style:parent-style-name="Normalny" style:family="paragraph">
      <style:paragraph-properties fo:text-align="justify" fo:line-height="150%"/>
    </style:style>
    <style:style style:name="T2676" style:parent-style-name="Domyślnaczcionkaakapitu" style:family="text">
      <style:text-properties style:text-underline-type="single" style:text-underline-style="solid" style:text-underline-width="auto" style:text-underline-mode="continuous"/>
    </style:style>
    <style:style style:name="T2677" style:parent-style-name="Domyślnaczcionkaakapitu" style:family="text">
      <style:text-properties fo:background-color="#80FFFF" style:text-underline-type="single" style:text-underline-style="solid" style:text-underline-width="auto" style:text-underline-mode="continuous"/>
    </style:style>
    <style:style style:name="T2678" style:parent-style-name="Domyślnaczcionkaakapitu" style:family="text">
      <style:text-properties style:text-underline-type="single" style:text-underline-style="solid" style:text-underline-width="auto" style:text-underline-mode="continuous"/>
    </style:style>
    <style:style style:name="P2679" style:parent-style-name="Normalny" style:family="paragraph">
      <style:paragraph-properties fo:text-align="justify" fo:line-height="150%" fo:text-indent="0.25in"/>
    </style:style>
    <style:style style:name="T2680" style:parent-style-name="Domyślnaczcionkaakapitu" style:family="text">
      <style:text-properties fo:background-color="#80FFFF"/>
    </style:style>
    <style:style style:name="T2681" style:parent-style-name="Domyślnaczcionkaakapitu" style:family="text">
      <style:text-properties fo:background-color="#80FFFF"/>
    </style:style>
    <style:style style:name="T2682" style:parent-style-name="Domyślnaczcionkaakapitu" style:family="text">
      <style:text-properties fo:background-color="#80FFFF"/>
    </style:style>
    <style:style style:name="P2683" style:parent-style-name="Normalny" style:family="paragraph">
      <style:paragraph-properties fo:text-align="justify" fo:line-height="150%"/>
    </style:style>
    <style:style style:name="T2684" style:parent-style-name="Domyślnaczcionkaakapitu" style:family="text">
      <style:text-properties style:text-underline-type="single" style:text-underline-style="solid" style:text-underline-width="auto" style:text-underline-mode="continuous"/>
    </style:style>
    <style:style style:name="T2685" style:parent-style-name="Domyślnaczcionkaakapitu" style:family="text">
      <style:text-properties fo:background-color="#80FFFF" style:text-underline-type="single" style:text-underline-style="solid" style:text-underline-width="auto" style:text-underline-mode="continuous"/>
    </style:style>
    <style:style style:name="T2686" style:parent-style-name="Domyślnaczcionkaakapitu" style:family="text">
      <style:text-properties style:text-underline-type="single" style:text-underline-style="solid" style:text-underline-width="auto" style:text-underline-mode="continuous"/>
    </style:style>
    <style:style style:name="T2687" style:parent-style-name="Domyślnaczcionkaakapitu" style:family="text">
      <style:text-properties fo:background-color="#80FFFF" style:text-underline-type="single" style:text-underline-style="solid" style:text-underline-width="auto" style:text-underline-mode="continuous"/>
    </style:style>
    <style:style style:name="T2688" style:parent-style-name="Domyślnaczcionkaakapitu" style:family="text">
      <style:text-properties style:text-underline-type="single" style:text-underline-style="solid" style:text-underline-width="auto" style:text-underline-mode="continuous"/>
    </style:style>
    <style:style style:name="P2689" style:parent-style-name="Normalny" style:family="paragraph">
      <style:paragraph-properties fo:text-align="justify" fo:line-height="150%" fo:text-indent="0.25in"/>
    </style:style>
    <style:style style:name="T2690" style:parent-style-name="Domyślnaczcionkaakapitu" style:family="text">
      <style:text-properties fo:background-color="#80FFFF"/>
    </style:style>
    <style:style style:name="T2691" style:parent-style-name="Domyślnaczcionkaakapitu" style:family="text">
      <style:text-properties fo:background-color="#80FFFF"/>
    </style:style>
    <style:style style:name="P2692" style:parent-style-name="Normalny" style:family="paragraph">
      <style:paragraph-properties fo:text-align="justify" fo:line-height="150%"/>
    </style:style>
    <style:style style:name="T2693" style:parent-style-name="Domyślnaczcionkaakapitu" style:family="text">
      <style:text-properties style:text-underline-type="single" style:text-underline-style="solid" style:text-underline-width="auto" style:text-underline-mode="continuous"/>
    </style:style>
    <style:style style:name="T2694" style:parent-style-name="Domyślnaczcionkaakapitu" style:family="text">
      <style:text-properties fo:background-color="#80FFFF" style:text-underline-type="single" style:text-underline-style="solid" style:text-underline-width="auto" style:text-underline-mode="continuous"/>
    </style:style>
    <style:style style:name="T2695" style:parent-style-name="Domyślnaczcionkaakapitu" style:family="text">
      <style:text-properties style:text-underline-type="single" style:text-underline-style="solid" style:text-underline-width="auto" style:text-underline-mode="continuous"/>
    </style:style>
    <style:style style:name="P2696" style:parent-style-name="Normalny" style:family="paragraph">
      <style:paragraph-properties fo:text-align="justify" fo:line-height="150%" fo:text-indent="0.25in"/>
    </style:style>
    <style:style style:name="T2697" style:parent-style-name="Domyślnaczcionkaakapitu" style:family="text">
      <style:text-properties fo:background-color="#80FFFF"/>
    </style:style>
    <style:style style:name="T2698" style:parent-style-name="Domyślnaczcionkaakapitu" style:family="text">
      <style:text-properties fo:background-color="#80FFFF"/>
    </style:style>
    <style:style style:name="T2699" style:parent-style-name="Domyślnaczcionkaakapitu" style:family="text">
      <style:text-properties fo:background-color="#80FFFF"/>
    </style:style>
    <style:style style:name="T2700" style:parent-style-name="Domyślnaczcionkaakapitu" style:family="text">
      <style:text-properties fo:background-color="#80FFFF"/>
    </style:style>
    <style:style style:name="T2701" style:parent-style-name="Domyślnaczcionkaakapitu" style:family="text">
      <style:text-properties fo:background-color="#80FFFF"/>
    </style:style>
    <style:style style:name="T2702" style:parent-style-name="Domyślnaczcionkaakapitu" style:family="text">
      <style:text-properties fo:background-color="#80FFFF"/>
    </style:style>
    <style:style style:name="P2703" style:parent-style-name="Normalny" style:family="paragraph">
      <style:paragraph-properties fo:text-align="justify" fo:line-height="150%"/>
    </style:style>
    <style:style style:name="T2704" style:parent-style-name="Domyślnaczcionkaakapitu" style:family="text">
      <style:text-properties style:text-underline-type="single" style:text-underline-style="solid" style:text-underline-width="auto" style:text-underline-mode="continuous"/>
    </style:style>
    <style:style style:name="P2705" style:parent-style-name="Normalny" style:family="paragraph">
      <style:paragraph-properties fo:text-align="justify" fo:line-height="150%" fo:text-indent="0.25in"/>
    </style:style>
    <style:style style:name="T2706" style:parent-style-name="Domyślnaczcionkaakapitu" style:family="text">
      <style:text-properties fo:background-color="#80FFFF"/>
    </style:style>
    <style:style style:name="T2707" style:parent-style-name="Domyślnaczcionkaakapitu" style:family="text">
      <style:text-properties fo:background-color="#80FFFF"/>
    </style:style>
    <style:style style:name="P2708" style:parent-style-name="Normalny" style:family="paragraph">
      <style:paragraph-properties fo:text-align="justify" fo:line-height="150%"/>
    </style:style>
    <style:style style:name="T2709" style:parent-style-name="Domyślnaczcionkaakapitu" style:family="text">
      <style:text-properties style:text-underline-type="single" style:text-underline-style="solid" style:text-underline-width="auto" style:text-underline-mode="continuous"/>
    </style:style>
    <style:style style:name="T2710" style:parent-style-name="Domyślnaczcionkaakapitu" style:family="text">
      <style:text-properties fo:background-color="#80FFFF" style:text-underline-type="single" style:text-underline-style="solid" style:text-underline-width="auto" style:text-underline-mode="continuous"/>
    </style:style>
    <style:style style:name="T2711" style:parent-style-name="Domyślnaczcionkaakapitu" style:family="text">
      <style:text-properties style:text-underline-type="single" style:text-underline-style="solid" style:text-underline-width="auto" style:text-underline-mode="continuous"/>
    </style:style>
    <style:style style:name="P2712" style:parent-style-name="Normalny" style:family="paragraph">
      <style:paragraph-properties fo:text-align="justify" fo:line-height="150%" fo:text-indent="0.25in"/>
    </style:style>
    <style:style style:name="T2713" style:parent-style-name="Domyślnaczcionkaakapitu" style:family="text">
      <style:text-properties fo:background-color="#80FFFF"/>
    </style:style>
    <style:style style:name="T2714" style:parent-style-name="Domyślnaczcionkaakapitu" style:family="text">
      <style:text-properties fo:background-color="#80FFFF"/>
    </style:style>
    <style:style style:name="T2715" style:parent-style-name="Domyślnaczcionkaakapitu" style:family="text">
      <style:text-properties fo:background-color="#80FFFF"/>
    </style:style>
    <style:style style:name="P2716" style:parent-style-name="Normalny" style:family="paragraph">
      <style:paragraph-properties fo:text-align="justify" fo:line-height="150%" fo:text-indent="0.25in"/>
    </style:style>
    <style:style style:name="T2717" style:parent-style-name="Domyślnaczcionkaakapitu" style:family="text">
      <style:text-properties fo:background-color="#80FFFF"/>
    </style:style>
    <style:style style:name="T2718" style:parent-style-name="Domyślnaczcionkaakapitu" style:family="text">
      <style:text-properties fo:background-color="#80FFFF"/>
    </style:style>
    <style:style style:name="P2719" style:parent-style-name="Normalny" style:family="paragraph">
      <style:paragraph-properties fo:text-align="justify" fo:line-height="150%"/>
    </style:style>
    <style:style style:name="T2720" style:parent-style-name="Domyślnaczcionkaakapitu" style:family="text">
      <style:text-properties style:text-underline-type="single" style:text-underline-style="solid" style:text-underline-width="auto" style:text-underline-mode="continuous"/>
    </style:style>
    <style:style style:name="P2721" style:parent-style-name="Normalny" style:family="paragraph">
      <style:paragraph-properties fo:text-align="justify" fo:line-height="150%" fo:text-indent="0.25in"/>
    </style:style>
    <style:style style:name="T2722" style:parent-style-name="Domyślnaczcionkaakapitu" style:family="text">
      <style:text-properties fo:background-color="#80FFFF"/>
    </style:style>
    <style:style style:name="T2723" style:parent-style-name="Domyślnaczcionkaakapitu" style:family="text">
      <style:text-properties fo:background-color="#80FFFF"/>
    </style:style>
    <style:style style:name="P2724" style:parent-style-name="Normalny" style:family="paragraph">
      <style:paragraph-properties fo:text-align="justify" fo:line-height="150%"/>
    </style:style>
    <style:style style:name="T2725" style:parent-style-name="Domyślnaczcionkaakapitu" style:family="text">
      <style:text-properties style:text-underline-type="single" style:text-underline-style="solid" style:text-underline-width="auto" style:text-underline-mode="continuous"/>
    </style:style>
    <style:style style:name="P2726" style:parent-style-name="Normalny" style:family="paragraph">
      <style:paragraph-properties fo:text-align="justify" fo:line-height="150%" fo:text-indent="0.25in"/>
    </style:style>
    <style:style style:name="T2727" style:parent-style-name="Domyślnaczcionkaakapitu" style:family="text">
      <style:text-properties fo:background-color="#80FFFF"/>
    </style:style>
    <style:style style:name="T2728" style:parent-style-name="Domyślnaczcionkaakapitu" style:family="text">
      <style:text-properties fo:background-color="#80FFFF"/>
    </style:style>
    <style:style style:name="T2729" style:parent-style-name="Domyślnaczcionkaakapitu" style:family="text">
      <style:text-properties fo:background-color="#80FFFF"/>
    </style:style>
    <style:style style:name="T2730" style:parent-style-name="Domyślnaczcionkaakapitu" style:family="text">
      <style:text-properties fo:background-color="#80FFFF"/>
    </style:style>
    <style:style style:name="P2731" style:parent-style-name="Normalny" style:family="paragraph">
      <style:paragraph-properties fo:text-align="justify" fo:line-height="150%">
        <style:tab-stops>
          <style:tab-stop style:type="left" style:position="2.8236in"/>
        </style:tab-stops>
      </style:paragraph-properties>
    </style:style>
    <style:style style:name="T2732" style:parent-style-name="Domyślnaczcionkaakapitu" style:family="text">
      <style:text-properties style:text-underline-type="single" style:text-underline-style="solid" style:text-underline-width="auto" style:text-underline-mode="continuous"/>
    </style:style>
    <style:style style:name="P2733" style:parent-style-name="Normalny" style:family="paragraph">
      <style:paragraph-properties fo:text-align="justify" fo:line-height="150%" fo:text-indent="0.2479in">
        <style:tab-stops>
          <style:tab-stop style:type="left" style:position="2.8236in"/>
        </style:tab-stops>
      </style:paragraph-properties>
    </style:style>
    <style:style style:name="T2734" style:parent-style-name="Domyślnaczcionkaakapitu" style:family="text">
      <style:text-properties fo:background-color="#80FFFF"/>
    </style:style>
    <style:style style:name="T2735" style:parent-style-name="Domyślnaczcionkaakapitu" style:family="text">
      <style:text-properties fo:background-color="#80FFFF"/>
    </style:style>
    <style:style style:name="P2736" style:parent-style-name="Normalny" style:family="paragraph">
      <style:paragraph-properties fo:text-align="justify" fo:line-height="150%" fo:text-indent="0.25in"/>
    </style:style>
    <style:style style:name="P2737" style:parent-style-name="Normalny" style:family="paragraph">
      <style:paragraph-properties fo:text-align="justify" fo:line-height="150%" fo:text-indent="0.25in"/>
    </style:style>
    <style:style style:name="P2738" style:parent-style-name="Normalny" style:family="paragraph">
      <style:paragraph-properties fo:text-align="justify" fo:line-height="150%"/>
    </style:style>
    <style:style style:name="T2739" style:parent-style-name="Domyślnaczcionkaakapitu" style:family="text">
      <style:text-properties style:text-underline-type="single" style:text-underline-style="solid" style:text-underline-width="auto" style:text-underline-mode="continuous"/>
    </style:style>
    <style:style style:name="P2740" style:parent-style-name="Normalny" style:family="paragraph">
      <style:paragraph-properties fo:text-align="justify" fo:line-height="150%" fo:text-indent="0.25in"/>
    </style:style>
    <style:style style:name="T2741" style:parent-style-name="Domyślnaczcionkaakapitu" style:family="text">
      <style:text-properties fo:background-color="#80FFFF"/>
    </style:style>
    <style:style style:name="T2742" style:parent-style-name="Domyślnaczcionkaakapitu" style:family="text">
      <style:text-properties fo:background-color="#80FFFF"/>
    </style:style>
    <style:style style:name="T2743" style:parent-style-name="Domyślnaczcionkaakapitu" style:family="text">
      <style:text-properties fo:background-color="#80FFFF"/>
    </style:style>
    <style:style style:name="T2744" style:parent-style-name="Domyślnaczcionkaakapitu" style:family="text">
      <style:text-properties fo:background-color="#80FFFF"/>
    </style:style>
    <style:style style:name="P2745" style:parent-style-name="Normalny" style:family="paragraph">
      <style:paragraph-properties fo:text-align="justify" fo:line-height="150%"/>
    </style:style>
    <style:style style:name="T2746" style:parent-style-name="Domyślnaczcionkaakapitu" style:family="text">
      <style:text-properties style:text-underline-type="single" style:text-underline-style="solid" style:text-underline-width="auto" style:text-underline-mode="continuous"/>
    </style:style>
    <style:style style:name="P2747" style:parent-style-name="Normalny" style:family="paragraph">
      <style:paragraph-properties fo:text-align="justify" fo:line-height="150%" fo:text-indent="0.25in"/>
    </style:style>
    <style:style style:name="P2748" style:parent-style-name="Normalny" style:family="paragraph">
      <style:paragraph-properties fo:text-align="justify" fo:line-height="150%"/>
    </style:style>
    <style:style style:name="T2749" style:parent-style-name="Domyślnaczcionkaakapitu" style:family="text">
      <style:text-properties style:text-underline-type="single" style:text-underline-style="solid" style:text-underline-width="auto" style:text-underline-mode="continuous"/>
    </style:style>
    <style:style style:name="P2750" style:parent-style-name="Normalny" style:family="paragraph">
      <style:paragraph-properties fo:text-align="justify" fo:line-height="150%" fo:text-indent="0.25in"/>
    </style:style>
    <style:style style:name="P2751" style:parent-style-name="Normalny" style:family="paragraph">
      <style:paragraph-properties fo:text-align="justify" fo:line-height="150%"/>
    </style:style>
    <style:style style:name="T2752" style:parent-style-name="Domyślnaczcionkaakapitu" style:family="text">
      <style:text-properties style:text-underline-type="single" style:text-underline-style="solid" style:text-underline-width="auto" style:text-underline-mode="continuous"/>
    </style:style>
    <style:style style:name="P2753" style:parent-style-name="Normalny" style:family="paragraph">
      <style:paragraph-properties fo:text-align="justify" fo:line-height="150%" fo:text-indent="0.25in"/>
    </style:style>
    <style:style style:name="T2754" style:parent-style-name="Domyślnaczcionkaakapitu" style:family="text">
      <style:text-properties fo:background-color="#80FFFF"/>
    </style:style>
    <style:style style:name="T2755" style:parent-style-name="Domyślnaczcionkaakapitu" style:family="text">
      <style:text-properties fo:background-color="#80FFFF"/>
    </style:style>
    <style:style style:name="T2756" style:parent-style-name="Domyślnaczcionkaakapitu" style:family="text">
      <style:text-properties fo:background-color="#80FFFF"/>
    </style:style>
    <style:style style:name="T2757" style:parent-style-name="Domyślnaczcionkaakapitu" style:family="text">
      <style:text-properties fo:background-color="#80FFFF"/>
    </style:style>
    <style:style style:name="T2758" style:parent-style-name="Domyślnaczcionkaakapitu" style:family="text">
      <style:text-properties fo:background-color="#80FFFF"/>
    </style:style>
    <style:style style:name="T2759" style:parent-style-name="Domyślnaczcionkaakapitu" style:family="text">
      <style:text-properties fo:background-color="#80FFFF"/>
    </style:style>
    <style:style style:name="P2760" style:parent-style-name="Normalny" style:family="paragraph">
      <style:paragraph-properties fo:text-align="justify" fo:line-height="150%"/>
    </style:style>
    <style:style style:name="T2761" style:parent-style-name="Domyślnaczcionkaakapitu" style:family="text">
      <style:text-properties fo:background-color="#80FFFF"/>
    </style:style>
    <style:style style:name="P2762" style:parent-style-name="Normalny" style:family="paragraph">
      <style:paragraph-properties fo:text-align="justify" fo:line-height="150%"/>
    </style:style>
    <style:style style:name="P2763" style:parent-style-name="Normalny" style:family="paragraph">
      <style:paragraph-properties fo:text-align="justify" fo:line-height="150%"/>
    </style:style>
    <style:style style:name="T2764" style:parent-style-name="Domyślnaczcionkaakapitu" style:family="text">
      <style:text-properties fo:background-color="#80FFFF"/>
    </style:style>
    <style:style style:name="T2765" style:parent-style-name="Domyślnaczcionkaakapitu" style:family="text">
      <style:text-properties fo:background-color="#80FFFF"/>
    </style:style>
    <style:style style:name="P2766" style:parent-style-name="Normalny" style:family="paragraph">
      <style:paragraph-properties fo:text-align="justify" fo:line-height="150%"/>
    </style:style>
    <style:style style:name="T2767" style:parent-style-name="Domyślnaczcionkaakapitu" style:family="text">
      <style:text-properties style:text-underline-type="single" style:text-underline-style="solid" style:text-underline-width="auto" style:text-underline-mode="continuous"/>
    </style:style>
    <style:style style:name="P2768" style:parent-style-name="Normalny" style:family="paragraph">
      <style:paragraph-properties fo:text-align="justify" fo:line-height="150%" fo:text-indent="0.25in"/>
    </style:style>
    <style:style style:name="T2769" style:parent-style-name="Domyślnaczcionkaakapitu" style:family="text">
      <style:text-properties fo:background-color="#80FFFF"/>
    </style:style>
    <style:style style:name="T2770" style:parent-style-name="Domyślnaczcionkaakapitu" style:family="text">
      <style:text-properties fo:background-color="#80FFFF"/>
    </style:style>
    <style:style style:name="T2771" style:parent-style-name="Domyślnaczcionkaakapitu" style:family="text">
      <style:text-properties fo:background-color="#80FFFF"/>
    </style:style>
    <style:style style:name="T2772" style:parent-style-name="Domyślnaczcionkaakapitu" style:family="text">
      <style:text-properties fo:background-color="#80FFFF"/>
    </style:style>
    <style:style style:name="T2773" style:parent-style-name="Domyślnaczcionkaakapitu" style:family="text">
      <style:text-properties fo:background-color="#80FFFF"/>
    </style:style>
    <style:style style:name="T2774" style:parent-style-name="Domyślnaczcionkaakapitu" style:family="text">
      <style:text-properties fo:background-color="#80FFFF"/>
    </style:style>
    <style:style style:name="P2775" style:parent-style-name="Normalny" style:family="paragraph">
      <style:paragraph-properties fo:text-align="justify" fo:line-height="150%" fo:text-indent="0.25in"/>
    </style:style>
    <style:style style:name="T2776" style:parent-style-name="Domyślnaczcionkaakapitu" style:family="text">
      <style:text-properties fo:background-color="#80FFFF"/>
    </style:style>
    <style:style style:name="T2777" style:parent-style-name="Domyślnaczcionkaakapitu" style:family="text">
      <style:text-properties fo:background-color="#80FFFF"/>
    </style:style>
    <style:style style:name="T2778" style:parent-style-name="Domyślnaczcionkaakapitu" style:family="text">
      <style:text-properties fo:background-color="#80FFFF"/>
    </style:style>
    <style:style style:name="T2779" style:parent-style-name="Domyślnaczcionkaakapitu" style:family="text">
      <style:text-properties fo:background-color="#80FFFF"/>
    </style:style>
    <style:style style:name="T2780" style:parent-style-name="Domyślnaczcionkaakapitu" style:family="text">
      <style:text-properties fo:background-color="#80FFFF"/>
    </style:style>
    <style:style style:name="T2781" style:parent-style-name="Domyślnaczcionkaakapitu" style:family="text">
      <style:text-properties fo:background-color="#80FFFF"/>
    </style:style>
    <style:style style:name="T2782" style:parent-style-name="Domyślnaczcionkaakapitu" style:family="text">
      <style:text-properties fo:background-color="#80FFFF"/>
    </style:style>
    <style:style style:name="T2783" style:parent-style-name="Domyślnaczcionkaakapitu" style:family="text">
      <style:text-properties fo:background-color="#80FFFF"/>
    </style:style>
    <style:style style:name="T2784" style:parent-style-name="Domyślnaczcionkaakapitu" style:family="text">
      <style:text-properties fo:background-color="#80FFFF"/>
    </style:style>
    <style:style style:name="T2785" style:parent-style-name="Domyślnaczcionkaakapitu" style:family="text">
      <style:text-properties fo:background-color="#80FFFF"/>
    </style:style>
    <style:style style:name="T2786" style:parent-style-name="Domyślnaczcionkaakapitu" style:family="text">
      <style:text-properties fo:background-color="#80FFFF"/>
    </style:style>
    <style:style style:name="T2787" style:parent-style-name="Domyślnaczcionkaakapitu" style:family="text">
      <style:text-properties fo:background-color="#80FFFF"/>
    </style:style>
    <style:style style:name="T2788" style:parent-style-name="Domyślnaczcionkaakapitu" style:family="text">
      <style:text-properties fo:background-color="#80FFFF"/>
    </style:style>
    <style:style style:name="P2789" style:parent-style-name="Normalny" style:family="paragraph">
      <style:paragraph-properties fo:text-align="justify" fo:line-height="150%" fo:text-indent="0.25in"/>
    </style:style>
    <style:style style:name="T2790" style:parent-style-name="Domyślnaczcionkaakapitu" style:family="text">
      <style:text-properties fo:background-color="#80FFFF"/>
    </style:style>
    <style:style style:name="P2791" style:parent-style-name="Normalny" style:family="paragraph">
      <style:paragraph-properties fo:text-align="justify" fo:line-height="150%" fo:text-indent="0.25in"/>
    </style:style>
    <style:style style:name="T2792" style:parent-style-name="Domyślnaczcionkaakapitu" style:family="text">
      <style:text-properties fo:background-color="#80FFFF"/>
    </style:style>
    <style:style style:name="T2793" style:parent-style-name="Domyślnaczcionkaakapitu" style:family="text">
      <style:text-properties fo:background-color="#80FFFF"/>
    </style:style>
    <style:style style:name="T2794" style:parent-style-name="Domyślnaczcionkaakapitu" style:family="text">
      <style:text-properties fo:background-color="#80FFFF"/>
    </style:style>
    <style:style style:name="T2795" style:parent-style-name="Domyślnaczcionkaakapitu" style:family="text">
      <style:text-properties fo:background-color="#80FFFF"/>
    </style:style>
    <style:style style:name="T2796" style:parent-style-name="Domyślnaczcionkaakapitu" style:family="text">
      <style:text-properties fo:background-color="#80FFFF"/>
    </style:style>
    <style:style style:name="T2797" style:parent-style-name="Domyślnaczcionkaakapitu" style:family="text">
      <style:text-properties fo:background-color="#80FFFF"/>
    </style:style>
    <style:style style:name="T2798" style:parent-style-name="Domyślnaczcionkaakapitu" style:family="text">
      <style:text-properties fo:background-color="#80FFFF"/>
    </style:style>
    <style:style style:name="T2799" style:parent-style-name="Domyślnaczcionkaakapitu" style:family="text">
      <style:text-properties fo:background-color="#80FFFF"/>
    </style:style>
    <style:style style:name="T2800" style:parent-style-name="Domyślnaczcionkaakapitu" style:family="text">
      <style:text-properties fo:background-color="#80FFFF"/>
    </style:style>
    <style:style style:name="T2801" style:parent-style-name="Domyślnaczcionkaakapitu" style:family="text">
      <style:text-properties fo:background-color="#80FFFF"/>
    </style:style>
    <style:style style:name="T2802" style:parent-style-name="Domyślnaczcionkaakapitu" style:family="text">
      <style:text-properties fo:background-color="#80FFFF"/>
    </style:style>
    <style:style style:name="T2803" style:parent-style-name="Domyślnaczcionkaakapitu" style:family="text">
      <style:text-properties fo:background-color="#80FFFF"/>
    </style:style>
    <style:style style:name="T2804" style:parent-style-name="Domyślnaczcionkaakapitu" style:family="text">
      <style:text-properties fo:background-color="#80FFFF"/>
    </style:style>
    <style:style style:name="T2805" style:parent-style-name="Domyślnaczcionkaakapitu" style:family="text">
      <style:text-properties fo:background-color="#80FFFF"/>
    </style:style>
    <style:style style:name="T2806" style:parent-style-name="Domyślnaczcionkaakapitu" style:family="text">
      <style:text-properties fo:background-color="#80FFFF"/>
    </style:style>
    <style:style style:name="P2807" style:parent-style-name="Normalny" style:family="paragraph">
      <style:paragraph-properties fo:text-align="justify" fo:line-height="150%" fo:text-indent="0.25in"/>
    </style:style>
    <style:style style:name="T2808" style:parent-style-name="Domyślnaczcionkaakapitu" style:family="text">
      <style:text-properties fo:background-color="#80FFFF"/>
    </style:style>
    <style:style style:name="T2809" style:parent-style-name="Domyślnaczcionkaakapitu" style:family="text">
      <style:text-properties fo:background-color="#80FFFF"/>
    </style:style>
    <style:style style:name="P2810" style:parent-style-name="Normalny" style:family="paragraph">
      <style:paragraph-properties fo:text-align="justify" fo:line-height="150%" fo:text-indent="0.25in"/>
    </style:style>
    <style:style style:name="T2811" style:parent-style-name="Domyślnaczcionkaakapitu" style:family="text">
      <style:text-properties fo:background-color="#80FFFF"/>
    </style:style>
    <style:style style:name="P2812" style:parent-style-name="Normalny" style:family="paragraph">
      <style:paragraph-properties fo:text-align="justify" fo:line-height="150%"/>
    </style:style>
    <style:style style:name="T2813" style:parent-style-name="Domyślnaczcionkaakapitu" style:family="text">
      <style:text-properties style:text-underline-type="single" style:text-underline-style="solid" style:text-underline-width="auto" style:text-underline-mode="continuous"/>
    </style:style>
    <style:style style:name="P2814" style:parent-style-name="Normalny" style:family="paragraph">
      <style:paragraph-properties fo:text-align="justify" fo:line-height="150%" fo:text-indent="0.25in"/>
    </style:style>
    <style:style style:name="T2815" style:parent-style-name="Domyślnaczcionkaakapitu" style:family="text">
      <style:text-properties fo:background-color="#80FFFF"/>
    </style:style>
    <style:style style:name="T2816" style:parent-style-name="Domyślnaczcionkaakapitu" style:family="text">
      <style:text-properties fo:background-color="#80FFFF"/>
    </style:style>
    <style:style style:name="T2817" style:parent-style-name="Domyślnaczcionkaakapitu" style:family="text">
      <style:text-properties fo:background-color="#80FFFF"/>
    </style:style>
    <style:style style:name="T2818" style:parent-style-name="Domyślnaczcionkaakapitu" style:family="text">
      <style:text-properties fo:background-color="#80FFFF"/>
    </style:style>
    <style:style style:name="P2819" style:parent-style-name="Normalny" style:family="paragraph">
      <style:paragraph-properties fo:text-align="justify" fo:line-height="150%">
        <style:tab-stops>
          <style:tab-stop style:type="left" style:position="2.584in"/>
        </style:tab-stops>
      </style:paragraph-properties>
    </style:style>
    <style:style style:name="T2820" style:parent-style-name="Domyślnaczcionkaakapitu" style:family="text">
      <style:text-properties style:text-underline-type="single" style:text-underline-style="solid" style:text-underline-width="auto" style:text-underline-mode="continuous"/>
    </style:style>
    <style:style style:name="P2821" style:parent-style-name="Normalny" style:family="paragraph">
      <style:paragraph-properties fo:text-align="justify" fo:line-height="150%" fo:text-indent="0.2479in">
        <style:tab-stops>
          <style:tab-stop style:type="left" style:position="2.584in"/>
        </style:tab-stops>
      </style:paragraph-properties>
    </style:style>
    <style:style style:name="T2822" style:parent-style-name="Domyślnaczcionkaakapitu" style:family="text">
      <style:text-properties fo:background-color="#80FFFF"/>
    </style:style>
    <style:style style:name="P2823" style:parent-style-name="Normalny" style:family="paragraph">
      <style:paragraph-properties fo:text-align="justify" fo:line-height="150%">
        <style:tab-stops>
          <style:tab-stop style:type="left" style:position="2.584in"/>
        </style:tab-stops>
      </style:paragraph-properties>
    </style:style>
    <style:style style:name="P2824" style:parent-style-name="Normalny" style:family="paragraph">
      <style:paragraph-properties fo:text-align="justify" fo:line-height="150%"/>
    </style:style>
    <style:style style:name="T2825" style:parent-style-name="Domyślnaczcionkaakapitu" style:family="text">
      <style:text-properties style:text-underline-type="single" style:text-underline-style="solid" style:text-underline-width="auto" style:text-underline-mode="continuous"/>
    </style:style>
    <style:style style:name="P2826" style:parent-style-name="Normalny" style:family="paragraph">
      <style:paragraph-properties fo:text-align="justify" fo:line-height="150%" fo:text-indent="0.2479in"/>
    </style:style>
    <style:style style:name="T2827" style:parent-style-name="Domyślnaczcionkaakapitu" style:family="text">
      <style:text-properties fo:background-color="#80FFFF"/>
    </style:style>
    <style:style style:name="T2828" style:parent-style-name="Domyślnaczcionkaakapitu" style:family="text">
      <style:text-properties fo:background-color="#80FFFF"/>
    </style:style>
    <style:style style:name="T2829" style:parent-style-name="Domyślnaczcionkaakapitu" style:family="text">
      <style:text-properties fo:background-color="#80FFFF"/>
    </style:style>
    <style:style style:name="P2830" style:parent-style-name="Normalny" style:family="paragraph">
      <style:paragraph-properties fo:text-align="justify" fo:line-height="150%"/>
    </style:style>
    <style:style style:name="T2831" style:parent-style-name="Domyślnaczcionkaakapitu" style:family="text">
      <style:text-properties style:text-underline-type="single" style:text-underline-style="solid" style:text-underline-width="auto" style:text-underline-mode="continuous"/>
    </style:style>
    <style:style style:name="P2832" style:parent-style-name="Normalny" style:family="paragraph">
      <style:paragraph-properties fo:text-align="justify" fo:line-height="150%" fo:text-indent="0.25in"/>
    </style:style>
    <style:style style:name="T2833" style:parent-style-name="Domyślnaczcionkaakapitu" style:family="text">
      <style:text-properties fo:background-color="#80FFFF"/>
    </style:style>
    <style:style style:name="P2834" style:parent-style-name="Normalny" style:family="paragraph">
      <style:paragraph-properties fo:text-align="justify" fo:line-height="150%"/>
    </style:style>
    <style:style style:name="T2835" style:parent-style-name="Domyślnaczcionkaakapitu" style:family="text">
      <style:text-properties fo:background-color="#80FFFF" style:text-underline-type="single" style:text-underline-style="solid" style:text-underline-width="auto" style:text-underline-mode="continuous"/>
    </style:style>
    <style:style style:name="T2836" style:parent-style-name="Domyślnaczcionkaakapitu" style:family="text">
      <style:text-properties style:text-underline-type="single" style:text-underline-style="solid" style:text-underline-width="auto" style:text-underline-mode="continuous"/>
    </style:style>
    <style:style style:name="P2837" style:parent-style-name="Normalny" style:family="paragraph">
      <style:paragraph-properties fo:text-align="justify" fo:line-height="150%" fo:text-indent="0.25in"/>
    </style:style>
    <style:style style:name="P2838" style:parent-style-name="Normalny" style:family="paragraph">
      <style:paragraph-properties fo:text-align="justify" fo:line-height="150%"/>
    </style:style>
    <style:style style:name="T2839" style:parent-style-name="Domyślnaczcionkaakapitu" style:family="text">
      <style:text-properties fo:background-color="#80FFFF"/>
    </style:style>
    <style:style style:name="P2840" style:parent-style-name="Normalny" style:family="paragraph">
      <style:paragraph-properties fo:text-align="justify" fo:line-height="150%"/>
    </style:style>
    <style:style style:name="T2841" style:parent-style-name="Domyślnaczcionkaakapitu" style:family="text">
      <style:text-properties style:text-underline-type="single" style:text-underline-style="solid" style:text-underline-width="auto" style:text-underline-mode="continuous"/>
    </style:style>
    <style:style style:name="T2842" style:parent-style-name="Domyślnaczcionkaakapitu" style:family="text">
      <style:text-properties fo:background-color="#80FFFF" style:text-underline-type="single" style:text-underline-style="solid" style:text-underline-width="auto" style:text-underline-mode="continuous"/>
    </style:style>
    <style:style style:name="T2843" style:parent-style-name="Domyślnaczcionkaakapitu" style:family="text">
      <style:text-properties style:text-underline-type="single" style:text-underline-style="solid" style:text-underline-width="auto" style:text-underline-mode="continuous"/>
    </style:style>
    <style:style style:name="T2844" style:parent-style-name="Domyślnaczcionkaakapitu" style:family="text">
      <style:text-properties fo:background-color="#80FFFF" style:text-underline-type="single" style:text-underline-style="solid" style:text-underline-width="auto" style:text-underline-mode="continuous"/>
    </style:style>
    <style:style style:name="P2845" style:parent-style-name="Normalny" style:family="paragraph">
      <style:paragraph-properties fo:text-align="justify" fo:line-height="150%" fo:text-indent="0.25in"/>
    </style:style>
    <style:style style:name="T2846" style:parent-style-name="Domyślnaczcionkaakapitu" style:family="text">
      <style:text-properties fo:background-color="#80FFFF"/>
    </style:style>
    <style:style style:name="T2847" style:parent-style-name="Domyślnaczcionkaakapitu" style:family="text">
      <style:text-properties fo:background-color="#80FFFF"/>
    </style:style>
    <style:style style:name="T2848" style:parent-style-name="Domyślnaczcionkaakapitu" style:family="text">
      <style:text-properties fo:background-color="#80FFFF"/>
    </style:style>
    <style:style style:name="T2849" style:parent-style-name="Domyślnaczcionkaakapitu" style:family="text">
      <style:text-properties fo:background-color="#80FFFF"/>
    </style:style>
    <style:style style:name="T2850" style:parent-style-name="Domyślnaczcionkaakapitu" style:family="text">
      <style:text-properties fo:background-color="#80FFFF"/>
    </style:style>
    <style:style style:name="T2851" style:parent-style-name="Domyślnaczcionkaakapitu" style:family="text">
      <style:text-properties fo:background-color="#80FFFF"/>
    </style:style>
    <style:style style:name="P2852" style:parent-style-name="Normalny" style:family="paragraph">
      <style:paragraph-properties fo:text-align="justify" fo:line-height="150%" fo:text-indent="0.25in"/>
    </style:style>
    <style:style style:name="T2853" style:parent-style-name="Domyślnaczcionkaakapitu" style:family="text">
      <style:text-properties fo:background-color="#80FFFF"/>
    </style:style>
    <style:style style:name="T2854" style:parent-style-name="Domyślnaczcionkaakapitu" style:family="text">
      <style:text-properties fo:background-color="#80FFFF"/>
    </style:style>
    <style:style style:name="T2855" style:parent-style-name="Domyślnaczcionkaakapitu" style:family="text">
      <style:text-properties fo:background-color="#80FFFF"/>
    </style:style>
    <style:style style:name="T2856" style:parent-style-name="Domyślnaczcionkaakapitu" style:family="text">
      <style:text-properties fo:background-color="#80FFFF"/>
    </style:style>
    <style:style style:name="T2857" style:parent-style-name="Domyślnaczcionkaakapitu" style:family="text">
      <style:text-properties fo:background-color="#80FFFF"/>
    </style:style>
    <style:style style:name="T2858" style:parent-style-name="Domyślnaczcionkaakapitu" style:family="text">
      <style:text-properties fo:background-color="#80FFFF"/>
    </style:style>
    <style:style style:name="P2859" style:parent-style-name="Normalny" style:family="paragraph">
      <style:paragraph-properties fo:text-align="justify" fo:line-height="150%"/>
    </style:style>
    <style:style style:name="T2860" style:parent-style-name="Domyślnaczcionkaakapitu" style:family="text">
      <style:text-properties style:text-underline-type="single" style:text-underline-style="solid" style:text-underline-width="auto" style:text-underline-mode="continuous"/>
    </style:style>
    <style:style style:name="P2861" style:parent-style-name="Normalny" style:family="paragraph">
      <style:paragraph-properties fo:text-align="justify" fo:line-height="150%" fo:text-indent="0.25in"/>
    </style:style>
    <style:style style:name="P2862" style:parent-style-name="Normalny" style:family="paragraph">
      <style:paragraph-properties fo:text-align="justify" fo:line-height="150%"/>
    </style:style>
    <style:style style:name="T2863" style:parent-style-name="Domyślnaczcionkaakapitu" style:family="text">
      <style:text-properties fo:background-color="#80FFFF" style:text-underline-type="single" style:text-underline-style="solid" style:text-underline-width="auto" style:text-underline-mode="continuous"/>
    </style:style>
    <style:style style:name="T2864" style:parent-style-name="Domyślnaczcionkaakapitu" style:family="text">
      <style:text-properties style:text-underline-type="single" style:text-underline-style="solid" style:text-underline-width="auto" style:text-underline-mode="continuous"/>
    </style:style>
    <style:style style:name="P2865" style:parent-style-name="Normalny" style:family="paragraph">
      <style:paragraph-properties fo:text-align="justify" fo:line-height="150%" fo:text-indent="0.25in"/>
    </style:style>
    <style:style style:name="T2866" style:parent-style-name="Domyślnaczcionkaakapitu" style:family="text">
      <style:text-properties fo:background-color="#80FFFF"/>
    </style:style>
    <style:style style:name="P2867" style:parent-style-name="Normalny" style:family="paragraph">
      <style:paragraph-properties fo:text-align="justify" fo:line-height="150%"/>
    </style:style>
    <style:style style:name="T2868" style:parent-style-name="Domyślnaczcionkaakapitu" style:family="text">
      <style:text-properties style:text-underline-type="single" style:text-underline-style="solid" style:text-underline-width="auto" style:text-underline-mode="continuous"/>
    </style:style>
    <style:style style:name="P2869" style:parent-style-name="Normalny" style:family="paragraph">
      <style:paragraph-properties fo:text-align="justify" fo:line-height="150%" fo:text-indent="0.25in"/>
    </style:style>
    <style:style style:name="T2870" style:parent-style-name="Domyślnaczcionkaakapitu" style:family="text">
      <style:text-properties fo:background-color="#80FFFF"/>
    </style:style>
    <style:style style:name="T2871" style:parent-style-name="Domyślnaczcionkaakapitu" style:family="text">
      <style:text-properties fo:background-color="#80FFFF"/>
    </style:style>
    <style:style style:name="P2872" style:parent-style-name="Normalny" style:family="paragraph">
      <style:paragraph-properties fo:text-align="justify" fo:line-height="150%"/>
    </style:style>
    <style:style style:name="P2873" style:parent-style-name="Normalny" style:family="paragraph">
      <style:paragraph-properties fo:text-align="justify" fo:line-height="150%"/>
    </style:style>
    <style:style style:name="T2874" style:parent-style-name="Domyślnaczcionkaakapitu" style:family="text">
      <style:text-properties style:text-underline-type="single" style:text-underline-style="solid" style:text-underline-width="auto" style:text-underline-mode="continuous"/>
    </style:style>
    <style:style style:name="T2875" style:parent-style-name="Domyślnaczcionkaakapitu" style:family="text">
      <style:text-properties fo:background-color="#80FFFF" style:text-underline-type="single" style:text-underline-style="solid" style:text-underline-width="auto" style:text-underline-mode="continuous"/>
    </style:style>
    <style:style style:name="P2876" style:parent-style-name="Normalny" style:family="paragraph">
      <style:paragraph-properties fo:text-align="justify" fo:line-height="150%" fo:text-indent="0.25in"/>
    </style:style>
    <style:style style:name="T2877" style:parent-style-name="Domyślnaczcionkaakapitu" style:family="text">
      <style:text-properties fo:background-color="#80FFFF"/>
    </style:style>
    <style:style style:name="P2878" style:parent-style-name="Normalny" style:family="paragraph">
      <style:paragraph-properties fo:text-align="justify" fo:line-height="150%"/>
    </style:style>
    <style:style style:name="T2879" style:parent-style-name="Domyślnaczcionkaakapitu" style:family="text">
      <style:text-properties style:text-underline-type="single" style:text-underline-style="solid" style:text-underline-width="auto" style:text-underline-mode="continuous"/>
    </style:style>
    <style:style style:name="P2880" style:parent-style-name="Normalny" style:family="paragraph">
      <style:paragraph-properties fo:text-align="justify" fo:line-height="150%" fo:text-indent="0.25in"/>
    </style:style>
    <style:style style:name="T2881" style:parent-style-name="Domyślnaczcionkaakapitu" style:family="text">
      <style:text-properties fo:background-color="#80FFFF"/>
    </style:style>
    <style:style style:name="T2882" style:parent-style-name="Domyślnaczcionkaakapitu" style:family="text">
      <style:text-properties fo:background-color="#80FFFF"/>
    </style:style>
    <style:style style:name="T2883" style:parent-style-name="Domyślnaczcionkaakapitu" style:family="text">
      <style:text-properties fo:background-color="#80FFFF"/>
    </style:style>
    <style:style style:name="T2884" style:parent-style-name="Domyślnaczcionkaakapitu" style:family="text">
      <style:text-properties fo:background-color="#80FFFF"/>
    </style:style>
    <style:style style:name="T2885" style:parent-style-name="Domyślnaczcionkaakapitu" style:family="text">
      <style:text-properties fo:background-color="#80FFFF"/>
    </style:style>
    <style:style style:name="P2886" style:parent-style-name="Normalny" style:family="paragraph">
      <style:paragraph-properties fo:text-align="justify" fo:line-height="150%" fo:text-indent="0.25in"/>
    </style:style>
    <style:style style:name="T2887" style:parent-style-name="Domyślnaczcionkaakapitu" style:family="text">
      <style:text-properties fo:background-color="#80FFFF"/>
    </style:style>
    <style:style style:name="T2888" style:parent-style-name="Domyślnaczcionkaakapitu" style:family="text">
      <style:text-properties fo:background-color="#80FFFF"/>
    </style:style>
    <style:style style:name="T2889" style:parent-style-name="Domyślnaczcionkaakapitu" style:family="text">
      <style:text-properties fo:background-color="#80FFFF"/>
    </style:style>
    <style:style style:name="T2890" style:parent-style-name="Domyślnaczcionkaakapitu" style:family="text">
      <style:text-properties fo:background-color="#80FFFF"/>
    </style:style>
    <style:style style:name="T2891" style:parent-style-name="Domyślnaczcionkaakapitu" style:family="text">
      <style:text-properties fo:background-color="#80FFFF"/>
    </style:style>
    <style:style style:name="T2892" style:parent-style-name="Domyślnaczcionkaakapitu" style:family="text">
      <style:text-properties fo:background-color="#80FFFF"/>
    </style:style>
    <style:style style:name="T2893" style:parent-style-name="Domyślnaczcionkaakapitu" style:family="text">
      <style:text-properties fo:background-color="#80FFFF"/>
    </style:style>
    <style:style style:name="T2894" style:parent-style-name="Domyślnaczcionkaakapitu" style:family="text">
      <style:text-properties fo:background-color="#80FFFF"/>
    </style:style>
    <style:style style:name="T2895" style:parent-style-name="Domyślnaczcionkaakapitu" style:family="text">
      <style:text-properties fo:background-color="#80FFFF"/>
    </style:style>
    <style:style style:name="P2896" style:parent-style-name="Normalny" style:family="paragraph">
      <style:paragraph-properties fo:text-align="justify" fo:line-height="150%" fo:text-indent="0.25in"/>
    </style:style>
    <style:style style:name="T2897" style:parent-style-name="Domyślnaczcionkaakapitu" style:family="text">
      <style:text-properties fo:background-color="#80FFFF"/>
    </style:style>
    <style:style style:name="T2898" style:parent-style-name="Domyślnaczcionkaakapitu" style:family="text">
      <style:text-properties fo:background-color="#80FFFF"/>
    </style:style>
    <style:style style:name="T2899" style:parent-style-name="Domyślnaczcionkaakapitu" style:family="text">
      <style:text-properties fo:background-color="#80FFFF"/>
    </style:style>
    <style:style style:name="T2900" style:parent-style-name="Domyślnaczcionkaakapitu" style:family="text">
      <style:text-properties fo:background-color="#80FFFF"/>
    </style:style>
    <style:style style:name="T2901" style:parent-style-name="Domyślnaczcionkaakapitu" style:family="text">
      <style:text-properties fo:background-color="#80FFFF"/>
    </style:style>
    <style:style style:name="T2902" style:parent-style-name="Domyślnaczcionkaakapitu" style:family="text">
      <style:text-properties fo:background-color="#80FFFF"/>
    </style:style>
    <style:style style:name="T2903" style:parent-style-name="Domyślnaczcionkaakapitu" style:family="text">
      <style:text-properties fo:background-color="#80FFFF"/>
    </style:style>
    <style:style style:name="T2904" style:parent-style-name="Domyślnaczcionkaakapitu" style:family="text">
      <style:text-properties fo:background-color="#80FFFF"/>
    </style:style>
    <style:style style:name="T2905" style:parent-style-name="Domyślnaczcionkaakapitu" style:family="text">
      <style:text-properties fo:background-color="#80FFFF"/>
    </style:style>
    <style:style style:name="T2906" style:parent-style-name="Domyślnaczcionkaakapitu" style:family="text">
      <style:text-properties fo:background-color="#80FFFF"/>
    </style:style>
    <style:style style:name="T2907" style:parent-style-name="Domyślnaczcionkaakapitu" style:family="text">
      <style:text-properties fo:background-color="#80FFFF"/>
    </style:style>
    <style:style style:name="T2908" style:parent-style-name="Domyślnaczcionkaakapitu" style:family="text">
      <style:text-properties fo:background-color="#80FFFF"/>
    </style:style>
    <style:style style:name="T2909" style:parent-style-name="Domyślnaczcionkaakapitu" style:family="text">
      <style:text-properties fo:background-color="#80FFFF"/>
    </style:style>
    <style:style style:name="T2910" style:parent-style-name="Domyślnaczcionkaakapitu" style:family="text">
      <style:text-properties fo:background-color="#80FFFF"/>
    </style:style>
    <style:style style:name="T2911" style:parent-style-name="Domyślnaczcionkaakapitu" style:family="text">
      <style:text-properties fo:background-color="#80FFFF"/>
    </style:style>
    <style:style style:name="T2912" style:parent-style-name="Domyślnaczcionkaakapitu" style:family="text">
      <style:text-properties fo:background-color="#80FFFF"/>
    </style:style>
    <style:style style:name="T2913" style:parent-style-name="Domyślnaczcionkaakapitu" style:family="text">
      <style:text-properties fo:background-color="#80FFFF"/>
    </style:style>
    <style:style style:name="T2914" style:parent-style-name="Domyślnaczcionkaakapitu" style:family="text">
      <style:text-properties fo:background-color="#80FFFF"/>
    </style:style>
    <style:style style:name="P2915" style:parent-style-name="Normalny" style:family="paragraph">
      <style:paragraph-properties fo:text-align="justify" fo:line-height="150%"/>
    </style:style>
    <style:style style:name="T2916" style:parent-style-name="Domyślnaczcionkaakapitu" style:family="text">
      <style:text-properties style:text-underline-type="single" style:text-underline-style="solid" style:text-underline-width="auto" style:text-underline-mode="continuous"/>
    </style:style>
    <style:style style:name="T2917" style:parent-style-name="Domyślnaczcionkaakapitu" style:family="text">
      <style:text-properties fo:background-color="#80FFFF" style:text-underline-type="single" style:text-underline-style="solid" style:text-underline-width="auto" style:text-underline-mode="continuous"/>
    </style:style>
    <style:style style:name="T2918" style:parent-style-name="Domyślnaczcionkaakapitu" style:family="text">
      <style:text-properties style:text-underline-type="single" style:text-underline-style="solid" style:text-underline-width="auto" style:text-underline-mode="continuous"/>
    </style:style>
    <style:style style:name="P2919" style:parent-style-name="Normalny" style:family="paragraph">
      <style:paragraph-properties fo:text-align="justify" fo:line-height="150%" fo:text-indent="0.2479in"/>
    </style:style>
    <style:style style:name="T2920" style:parent-style-name="Domyślnaczcionkaakapitu" style:family="text">
      <style:text-properties fo:background-color="#80FFFF"/>
    </style:style>
    <style:style style:name="T2921" style:parent-style-name="Domyślnaczcionkaakapitu" style:family="text">
      <style:text-properties fo:background-color="#80FFFF"/>
    </style:style>
    <style:style style:name="T2922" style:parent-style-name="Domyślnaczcionkaakapitu" style:family="text">
      <style:text-properties fo:background-color="#80FFFF"/>
    </style:style>
    <style:style style:name="P2923" style:parent-style-name="Normalny" style:family="paragraph">
      <style:paragraph-properties fo:text-align="justify" fo:line-height="150%"/>
    </style:style>
    <style:style style:name="T2924" style:parent-style-name="Domyślnaczcionkaakapitu" style:family="text">
      <style:text-properties fo:background-color="#80FFFF"/>
    </style:style>
    <style:style style:name="T2925" style:parent-style-name="Domyślnaczcionkaakapitu" style:family="text">
      <style:text-properties fo:background-color="#80FFFF"/>
    </style:style>
    <style:style style:name="T2926" style:parent-style-name="Domyślnaczcionkaakapitu" style:family="text">
      <style:text-properties fo:background-color="#80FFFF"/>
    </style:style>
    <style:style style:name="P2927" style:parent-style-name="Normalny" style:family="paragraph">
      <style:paragraph-properties fo:text-align="justify" fo:line-height="150%"/>
    </style:style>
    <style:style style:name="T2928" style:parent-style-name="Domyślnaczcionkaakapitu" style:family="text">
      <style:text-properties style:text-underline-type="single" style:text-underline-style="solid" style:text-underline-width="auto" style:text-underline-mode="continuous"/>
    </style:style>
    <style:style style:name="P2929" style:parent-style-name="Normalny" style:family="paragraph">
      <style:paragraph-properties fo:text-align="justify" fo:line-height="150%" fo:text-indent="0.2479in"/>
    </style:style>
    <style:style style:name="T2930" style:parent-style-name="Domyślnaczcionkaakapitu" style:family="text">
      <style:text-properties fo:background-color="#80FFFF"/>
    </style:style>
    <style:style style:name="P2931" style:parent-style-name="Normalny" style:family="paragraph">
      <style:paragraph-properties fo:text-align="justify" fo:line-height="150%">
        <style:tab-stops>
          <style:tab-stop style:type="left" style:leader-style="dotted" style:leader-text="." style:position="3.5534in"/>
        </style:tab-stops>
      </style:paragraph-properties>
    </style:style>
    <style:style style:name="T2932" style:parent-style-name="Domyślnaczcionkaakapitu" style:family="text">
      <style:text-properties style:text-underline-type="single" style:text-underline-style="solid" style:text-underline-width="auto" style:text-underline-mode="continuous"/>
    </style:style>
    <style:style style:name="P2933" style:parent-style-name="Normalny" style:family="paragraph">
      <style:paragraph-properties fo:text-align="justify" fo:line-height="150%" fo:text-indent="0.25in">
        <style:tab-stops>
          <style:tab-stop style:type="left" style:leader-style="dotted" style:leader-text="." style:position="3.5534in"/>
        </style:tab-stops>
      </style:paragraph-properties>
    </style:style>
    <style:style style:name="P2934" style:parent-style-name="Normalny" style:family="paragraph">
      <style:paragraph-properties fo:text-align="justify" fo:line-height="150%" fo:text-indent="0.25in"/>
    </style:style>
    <style:style style:name="T2935" style:parent-style-name="Domyślnaczcionkaakapitu" style:family="text">
      <style:text-properties fo:background-color="#80FFFF"/>
    </style:style>
    <style:style style:name="T2936" style:parent-style-name="Domyślnaczcionkaakapitu" style:family="text">
      <style:text-properties fo:background-color="#80FFFF"/>
    </style:style>
    <style:style style:name="T2937" style:parent-style-name="Domyślnaczcionkaakapitu" style:family="text">
      <style:text-properties fo:background-color="#80FFFF"/>
    </style:style>
    <style:style style:name="T2938" style:parent-style-name="Domyślnaczcionkaakapitu" style:family="text">
      <style:text-properties fo:background-color="#80FFFF"/>
    </style:style>
    <style:style style:name="P2939" style:parent-style-name="Normalny" style:family="paragraph">
      <style:paragraph-properties fo:text-align="justify" fo:line-height="150%" fo:text-indent="0.25in"/>
    </style:style>
    <style:style style:name="P2940" style:parent-style-name="Normalny" style:family="paragraph">
      <style:paragraph-properties fo:text-align="justify" fo:line-height="150%"/>
    </style:style>
    <style:style style:name="T2941" style:parent-style-name="Domyślnaczcionkaakapitu" style:family="text">
      <style:text-properties style:text-underline-type="single" style:text-underline-style="solid" style:text-underline-width="auto" style:text-underline-mode="continuous"/>
    </style:style>
    <style:style style:name="T2942" style:parent-style-name="Domyślnaczcionkaakapitu" style:family="text">
      <style:text-properties fo:background-color="#80FFFF" style:text-underline-type="single" style:text-underline-style="solid" style:text-underline-width="auto" style:text-underline-mode="continuous"/>
    </style:style>
    <style:style style:name="T2943" style:parent-style-name="Domyślnaczcionkaakapitu" style:family="text">
      <style:text-properties fo:background-color="#80FFFF"/>
    </style:style>
    <style:style style:name="P2944" style:parent-style-name="Normalny" style:family="paragraph">
      <style:paragraph-properties fo:text-align="justify" fo:line-height="150%" fo:text-indent="0.25in"/>
    </style:style>
    <style:style style:name="T2945" style:parent-style-name="Domyślnaczcionkaakapitu" style:family="text">
      <style:text-properties fo:background-color="#80FFFF"/>
    </style:style>
    <style:style style:name="T2946" style:parent-style-name="Domyślnaczcionkaakapitu" style:family="text">
      <style:text-properties fo:background-color="#80FFFF"/>
    </style:style>
    <style:style style:name="T2947" style:parent-style-name="Domyślnaczcionkaakapitu" style:family="text">
      <style:text-properties fo:background-color="#80FFFF"/>
    </style:style>
    <style:style style:name="T2948" style:parent-style-name="Domyślnaczcionkaakapitu" style:family="text">
      <style:text-properties fo:background-color="#80FFFF"/>
    </style:style>
    <style:style style:name="T2949" style:parent-style-name="Domyślnaczcionkaakapitu" style:family="text">
      <style:text-properties fo:background-color="#80FFFF"/>
    </style:style>
    <style:style style:name="P2950" style:parent-style-name="Normalny" style:family="paragraph">
      <style:paragraph-properties fo:text-align="justify" fo:line-height="150%" fo:text-indent="0.25in"/>
    </style:style>
    <style:style style:name="T2951" style:parent-style-name="Domyślnaczcionkaakapitu" style:family="text">
      <style:text-properties fo:background-color="#80FFFF"/>
    </style:style>
    <style:style style:name="T2952" style:parent-style-name="Domyślnaczcionkaakapitu" style:family="text">
      <style:text-properties fo:background-color="#80FFFF"/>
    </style:style>
    <style:style style:name="T2953" style:parent-style-name="Domyślnaczcionkaakapitu" style:family="text">
      <style:text-properties fo:background-color="#80FFFF"/>
    </style:style>
    <style:style style:name="P2954" style:parent-style-name="Normalny" style:family="paragraph">
      <style:paragraph-properties fo:text-align="justify" fo:line-height="150%" fo:text-indent="0.25in"/>
    </style:style>
    <style:style style:name="T2955" style:parent-style-name="Domyślnaczcionkaakapitu" style:family="text">
      <style:text-properties fo:background-color="#80FFFF"/>
    </style:style>
    <style:style style:name="T2956" style:parent-style-name="Domyślnaczcionkaakapitu" style:family="text">
      <style:text-properties fo:background-color="#80FFFF"/>
    </style:style>
    <style:style style:name="T2957" style:parent-style-name="Domyślnaczcionkaakapitu" style:family="text">
      <style:text-properties fo:background-color="#80FFFF"/>
    </style:style>
    <style:style style:name="T2958" style:parent-style-name="Domyślnaczcionkaakapitu" style:family="text">
      <style:text-properties fo:background-color="#80FFFF"/>
    </style:style>
    <style:style style:name="T2959" style:parent-style-name="Domyślnaczcionkaakapitu" style:family="text">
      <style:text-properties fo:background-color="#80FFFF"/>
    </style:style>
    <style:style style:name="T2960" style:parent-style-name="Domyślnaczcionkaakapitu" style:family="text">
      <style:text-properties fo:background-color="#80FFFF"/>
    </style:style>
    <style:style style:name="P2961" style:parent-style-name="Normalny" style:family="paragraph">
      <style:paragraph-properties fo:text-align="justify" fo:line-height="150%"/>
    </style:style>
    <style:style style:name="T2962" style:parent-style-name="Domyślnaczcionkaakapitu" style:family="text">
      <style:text-properties style:text-underline-type="single" style:text-underline-style="solid" style:text-underline-width="auto" style:text-underline-mode="continuous"/>
    </style:style>
    <style:style style:name="P2963" style:parent-style-name="Normalny" style:family="paragraph">
      <style:paragraph-properties fo:text-align="justify" fo:line-height="150%" fo:text-indent="0.25in"/>
    </style:style>
    <style:style style:name="T2964" style:parent-style-name="Domyślnaczcionkaakapitu" style:family="text">
      <style:text-properties fo:background-color="#80FFFF"/>
    </style:style>
    <style:style style:name="T2965" style:parent-style-name="Domyślnaczcionkaakapitu" style:family="text">
      <style:text-properties fo:background-color="#80FFFF"/>
    </style:style>
    <style:style style:name="T2966" style:parent-style-name="Domyślnaczcionkaakapitu" style:family="text">
      <style:text-properties fo:background-color="#80FFFF"/>
    </style:style>
    <style:style style:name="T2967" style:parent-style-name="Domyślnaczcionkaakapitu" style:family="text">
      <style:text-properties fo:background-color="#80FFFF"/>
    </style:style>
    <style:style style:name="T2968" style:parent-style-name="Domyślnaczcionkaakapitu" style:family="text">
      <style:text-properties fo:background-color="#80FFFF"/>
    </style:style>
    <style:style style:name="T2969" style:parent-style-name="Domyślnaczcionkaakapitu" style:family="text">
      <style:text-properties fo:background-color="#80FFFF"/>
    </style:style>
    <style:style style:name="P2970" style:parent-style-name="Normalny" style:family="paragraph">
      <style:paragraph-properties fo:text-align="justify" fo:line-height="150%" fo:text-indent="0.25in"/>
    </style:style>
    <style:style style:name="T2971" style:parent-style-name="Domyślnaczcionkaakapitu" style:family="text">
      <style:text-properties fo:background-color="#80FFFF"/>
    </style:style>
    <style:style style:name="T2972" style:parent-style-name="Domyślnaczcionkaakapitu" style:family="text">
      <style:text-properties fo:background-color="#80FFFF"/>
    </style:style>
    <style:style style:name="P2973" style:parent-style-name="Normalny" style:family="paragraph">
      <style:paragraph-properties fo:text-align="justify" fo:line-height="150%" fo:text-indent="0.25in"/>
    </style:style>
    <style:style style:name="T2974" style:parent-style-name="Domyślnaczcionkaakapitu" style:family="text">
      <style:text-properties fo:background-color="#80FFFF"/>
    </style:style>
    <style:style style:name="T2975" style:parent-style-name="Domyślnaczcionkaakapitu" style:family="text">
      <style:text-properties fo:background-color="#80FFFF"/>
    </style:style>
    <style:style style:name="P2976" style:parent-style-name="Normalny" style:family="paragraph">
      <style:paragraph-properties fo:text-align="justify" fo:line-height="150%" fo:text-indent="0.25in"/>
    </style:style>
    <style:style style:name="T2977" style:parent-style-name="Domyślnaczcionkaakapitu" style:family="text">
      <style:text-properties fo:background-color="#80FFFF"/>
    </style:style>
    <style:style style:name="T2978" style:parent-style-name="Domyślnaczcionkaakapitu" style:family="text">
      <style:text-properties fo:background-color="#80FFFF"/>
    </style:style>
    <style:style style:name="P2979" style:parent-style-name="Normalny" style:family="paragraph">
      <style:paragraph-properties fo:text-align="justify" fo:line-height="150%" fo:text-indent="0.25in"/>
    </style:style>
    <style:style style:name="T2980" style:parent-style-name="Domyślnaczcionkaakapitu" style:family="text">
      <style:text-properties fo:background-color="#80FFFF"/>
    </style:style>
    <style:style style:name="T2981" style:parent-style-name="Domyślnaczcionkaakapitu" style:family="text">
      <style:text-properties fo:background-color="#80FFFF"/>
    </style:style>
    <style:style style:name="T2982" style:parent-style-name="Domyślnaczcionkaakapitu" style:family="text">
      <style:text-properties fo:background-color="#80FFFF"/>
    </style:style>
    <style:style style:name="T2983" style:parent-style-name="Domyślnaczcionkaakapitu" style:family="text">
      <style:text-properties fo:background-color="#80FFFF"/>
    </style:style>
    <style:style style:name="T2984" style:parent-style-name="Domyślnaczcionkaakapitu" style:family="text">
      <style:text-properties fo:background-color="#80FFFF"/>
    </style:style>
    <style:style style:name="T2985" style:parent-style-name="Domyślnaczcionkaakapitu" style:family="text">
      <style:text-properties fo:background-color="#80FFFF"/>
    </style:style>
    <style:style style:name="T2986" style:parent-style-name="Domyślnaczcionkaakapitu" style:family="text">
      <style:text-properties fo:background-color="#80FFFF"/>
    </style:style>
    <style:style style:name="P2987" style:parent-style-name="Normalny" style:family="paragraph">
      <style:paragraph-properties fo:text-align="justify" fo:line-height="150%" fo:text-indent="0.25in"/>
    </style:style>
    <style:style style:name="P2988" style:parent-style-name="Normalny" style:family="paragraph">
      <style:paragraph-properties fo:text-align="justify" fo:line-height="150%"/>
    </style:style>
    <style:style style:name="T2989" style:parent-style-name="Domyślnaczcionkaakapitu" style:family="text">
      <style:text-properties style:text-underline-type="single" style:text-underline-style="solid" style:text-underline-width="auto" style:text-underline-mode="continuous"/>
    </style:style>
    <style:style style:name="P2990" style:parent-style-name="Normalny" style:family="paragraph">
      <style:paragraph-properties fo:text-align="justify" fo:line-height="150%" fo:text-indent="0.25in"/>
    </style:style>
    <style:style style:name="T2991" style:parent-style-name="Domyślnaczcionkaakapitu" style:family="text">
      <style:text-properties fo:background-color="#80FFFF"/>
    </style:style>
    <style:style style:name="T2992" style:parent-style-name="Domyślnaczcionkaakapitu" style:family="text">
      <style:text-properties fo:background-color="#80FFFF"/>
    </style:style>
    <style:style style:name="P2993" style:parent-style-name="Normalny" style:family="paragraph">
      <style:paragraph-properties fo:text-align="justify" fo:line-height="150%" fo:text-indent="0.25in"/>
    </style:style>
    <style:style style:name="T2994" style:parent-style-name="Domyślnaczcionkaakapitu" style:family="text">
      <style:text-properties fo:background-color="#80FFFF"/>
    </style:style>
    <style:style style:name="P2995" style:parent-style-name="Normalny" style:family="paragraph">
      <style:paragraph-properties fo:text-align="justify" fo:line-height="150%"/>
    </style:style>
    <style:style style:name="T2996" style:parent-style-name="Domyślnaczcionkaakapitu" style:family="text">
      <style:text-properties style:text-underline-type="single" style:text-underline-style="solid" style:text-underline-width="auto" style:text-underline-mode="continuous"/>
    </style:style>
    <style:style style:name="P2997" style:parent-style-name="Normalny" style:family="paragraph">
      <style:paragraph-properties fo:text-align="justify" fo:line-height="150%" fo:text-indent="0.25in"/>
    </style:style>
    <style:style style:name="T2998" style:parent-style-name="Domyślnaczcionkaakapitu" style:family="text">
      <style:text-properties fo:background-color="#80FFFF"/>
    </style:style>
    <style:style style:name="T2999" style:parent-style-name="Domyślnaczcionkaakapitu" style:family="text">
      <style:text-properties fo:background-color="#80FFFF"/>
    </style:style>
    <style:style style:name="T3000" style:parent-style-name="Domyślnaczcionkaakapitu" style:family="text">
      <style:text-properties fo:background-color="#80FFFF"/>
    </style:style>
    <style:style style:name="T3001" style:parent-style-name="Domyślnaczcionkaakapitu" style:family="text">
      <style:text-properties fo:background-color="#80FFFF"/>
    </style:style>
    <style:style style:name="T3002" style:parent-style-name="Domyślnaczcionkaakapitu" style:family="text">
      <style:text-properties fo:background-color="#80FFFF"/>
    </style:style>
    <style:style style:name="T3003" style:parent-style-name="Domyślnaczcionkaakapitu" style:family="text">
      <style:text-properties fo:background-color="#80FFFF"/>
    </style:style>
    <style:style style:name="T3004" style:parent-style-name="Domyślnaczcionkaakapitu" style:family="text">
      <style:text-properties fo:background-color="#80FFFF"/>
    </style:style>
    <style:style style:name="T3005" style:parent-style-name="Domyślnaczcionkaakapitu" style:family="text">
      <style:text-properties fo:background-color="#80FFFF"/>
    </style:style>
    <style:style style:name="T3006" style:parent-style-name="Domyślnaczcionkaakapitu" style:family="text">
      <style:text-properties fo:background-color="#80FFFF"/>
    </style:style>
    <style:style style:name="T3007" style:parent-style-name="Domyślnaczcionkaakapitu" style:family="text">
      <style:text-properties fo:background-color="#80FFFF"/>
    </style:style>
    <style:style style:name="P3008" style:parent-style-name="Normalny" style:family="paragraph">
      <style:paragraph-properties fo:text-align="justify" fo:line-height="150%"/>
    </style:style>
    <style:style style:name="T3009" style:parent-style-name="Domyślnaczcionkaakapitu" style:family="text">
      <style:text-properties style:text-underline-type="single" style:text-underline-style="solid" style:text-underline-width="auto" style:text-underline-mode="continuous"/>
    </style:style>
    <style:style style:name="P3010" style:parent-style-name="Normalny" style:family="paragraph">
      <style:paragraph-properties fo:text-align="justify" fo:line-height="150%" fo:text-indent="0.25in"/>
    </style:style>
    <style:style style:name="T3011" style:parent-style-name="Domyślnaczcionkaakapitu" style:family="text">
      <style:text-properties fo:background-color="#80FFFF"/>
    </style:style>
    <style:style style:name="T3012" style:parent-style-name="Domyślnaczcionkaakapitu" style:family="text">
      <style:text-properties fo:background-color="#80FFFF"/>
    </style:style>
    <style:style style:name="P3013" style:parent-style-name="Normalny" style:family="paragraph">
      <style:paragraph-properties fo:text-align="justify" fo:line-height="150%"/>
    </style:style>
    <style:style style:name="T3014" style:parent-style-name="Domyślnaczcionkaakapitu" style:family="text">
      <style:text-properties style:text-underline-type="single" style:text-underline-style="solid" style:text-underline-width="auto" style:text-underline-mode="continuous"/>
    </style:style>
    <style:style style:name="P3015" style:parent-style-name="Normalny" style:family="paragraph">
      <style:paragraph-properties fo:text-align="justify" fo:line-height="150%" fo:text-indent="0.25in"/>
    </style:style>
    <style:style style:name="T3016" style:parent-style-name="Domyślnaczcionkaakapitu" style:family="text">
      <style:text-properties fo:background-color="#80FFFF"/>
    </style:style>
    <style:style style:name="T3017" style:parent-style-name="Domyślnaczcionkaakapitu" style:family="text">
      <style:text-properties fo:background-color="#80FFFF"/>
    </style:style>
    <style:style style:name="T3018" style:parent-style-name="Domyślnaczcionkaakapitu" style:family="text">
      <style:text-properties fo:background-color="#80FFFF"/>
    </style:style>
    <style:style style:name="T3019" style:parent-style-name="Domyślnaczcionkaakapitu" style:family="text">
      <style:text-properties fo:background-color="#80FFFF"/>
    </style:style>
    <style:style style:name="T3020" style:parent-style-name="Domyślnaczcionkaakapitu" style:family="text">
      <style:text-properties fo:background-color="#80FFFF"/>
    </style:style>
    <style:style style:name="T3021" style:parent-style-name="Domyślnaczcionkaakapitu" style:family="text">
      <style:text-properties fo:background-color="#80FFFF"/>
    </style:style>
    <style:style style:name="T3022" style:parent-style-name="Domyślnaczcionkaakapitu" style:family="text">
      <style:text-properties fo:background-color="#80FFFF"/>
    </style:style>
    <style:style style:name="T3023" style:parent-style-name="Domyślnaczcionkaakapitu" style:family="text">
      <style:text-properties fo:background-color="#80FFFF"/>
    </style:style>
    <style:style style:name="T3024" style:parent-style-name="Domyślnaczcionkaakapitu" style:family="text">
      <style:text-properties fo:background-color="#80FFFF"/>
    </style:style>
    <style:style style:name="P3025" style:parent-style-name="Normalny" style:family="paragraph">
      <style:paragraph-properties fo:text-align="justify" fo:line-height="150%"/>
    </style:style>
    <style:style style:name="T3026" style:parent-style-name="Domyślnaczcionkaakapitu" style:family="text">
      <style:text-properties style:text-underline-type="single" style:text-underline-style="solid" style:text-underline-width="auto" style:text-underline-mode="continuous"/>
    </style:style>
    <style:style style:name="T3027" style:parent-style-name="Domyślnaczcionkaakapitu" style:family="text">
      <style:text-properties fo:background-color="#80FFFF" style:text-underline-type="single" style:text-underline-style="solid" style:text-underline-width="auto" style:text-underline-mode="continuous"/>
    </style:style>
    <style:style style:name="T3028" style:parent-style-name="Domyślnaczcionkaakapitu" style:family="text">
      <style:text-properties style:text-underline-type="single" style:text-underline-style="solid" style:text-underline-width="auto" style:text-underline-mode="continuous"/>
    </style:style>
    <style:style style:name="T3029" style:parent-style-name="Domyślnaczcionkaakapitu" style:family="text">
      <style:text-properties fo:background-color="#80FFFF" style:text-underline-type="single" style:text-underline-style="solid" style:text-underline-width="auto" style:text-underline-mode="continuous"/>
    </style:style>
    <style:style style:name="T3030" style:parent-style-name="Domyślnaczcionkaakapitu" style:family="text">
      <style:text-properties fo:background-color="#80FFFF"/>
    </style:style>
    <style:style style:name="P3031" style:parent-style-name="Normalny" style:family="paragraph">
      <style:paragraph-properties fo:text-align="justify" fo:line-height="150%" fo:text-indent="0.25in"/>
    </style:style>
    <style:style style:name="P3032" style:parent-style-name="Normalny" style:family="paragraph">
      <style:paragraph-properties fo:text-align="justify" fo:line-height="150%"/>
    </style:style>
    <style:style style:name="T3033" style:parent-style-name="Domyślnaczcionkaakapitu" style:family="text">
      <style:text-properties style:text-underline-type="single" style:text-underline-style="solid" style:text-underline-width="auto" style:text-underline-mode="continuous"/>
    </style:style>
    <style:style style:name="P3034" style:parent-style-name="Normalny" style:family="paragraph">
      <style:paragraph-properties fo:text-align="justify" fo:line-height="150%" fo:text-indent="0.25in"/>
    </style:style>
    <style:style style:name="T3035" style:parent-style-name="Domyślnaczcionkaakapitu" style:family="text">
      <style:text-properties fo:background-color="#80FFFF"/>
    </style:style>
    <style:style style:name="T3036" style:parent-style-name="Domyślnaczcionkaakapitu" style:family="text">
      <style:text-properties fo:background-color="#80FFFF"/>
    </style:style>
    <style:style style:name="T3037" style:parent-style-name="Domyślnaczcionkaakapitu" style:family="text">
      <style:text-properties fo:background-color="#80FFFF"/>
    </style:style>
    <style:style style:name="T3038" style:parent-style-name="Domyślnaczcionkaakapitu" style:family="text">
      <style:text-properties fo:background-color="#80FFFF"/>
    </style:style>
    <style:style style:name="T3039" style:parent-style-name="Domyślnaczcionkaakapitu" style:family="text">
      <style:text-properties fo:background-color="#80FFFF"/>
    </style:style>
    <style:style style:name="T3040" style:parent-style-name="Domyślnaczcionkaakapitu" style:family="text">
      <style:text-properties fo:background-color="#80FFFF"/>
    </style:style>
    <style:style style:name="T3041" style:parent-style-name="Domyślnaczcionkaakapitu" style:family="text">
      <style:text-properties fo:background-color="#80FFFF"/>
    </style:style>
    <style:style style:name="T3042" style:parent-style-name="Domyślnaczcionkaakapitu" style:family="text">
      <style:text-properties fo:background-color="#80FFFF"/>
    </style:style>
    <style:style style:name="T3043" style:parent-style-name="Domyślnaczcionkaakapitu" style:family="text">
      <style:text-properties fo:background-color="#80FFFF"/>
    </style:style>
    <style:style style:name="T3044" style:parent-style-name="Domyślnaczcionkaakapitu" style:family="text">
      <style:text-properties fo:background-color="#80FFFF"/>
    </style:style>
    <style:style style:name="T3045" style:parent-style-name="Domyślnaczcionkaakapitu" style:family="text">
      <style:text-properties fo:background-color="#80FFFF"/>
    </style:style>
    <style:style style:name="T3046" style:parent-style-name="Domyślnaczcionkaakapitu" style:family="text">
      <style:text-properties fo:background-color="#80FFFF"/>
    </style:style>
    <style:style style:name="T3047" style:parent-style-name="Domyślnaczcionkaakapitu" style:family="text">
      <style:text-properties fo:background-color="#80FFFF"/>
    </style:style>
    <style:style style:name="T3048" style:parent-style-name="Domyślnaczcionkaakapitu" style:family="text">
      <style:text-properties fo:background-color="#80FFFF"/>
    </style:style>
    <style:style style:name="T3049" style:parent-style-name="Domyślnaczcionkaakapitu" style:family="text">
      <style:text-properties fo:background-color="#80FFFF"/>
    </style:style>
    <style:style style:name="T3050" style:parent-style-name="Domyślnaczcionkaakapitu" style:family="text">
      <style:text-properties fo:background-color="#80FFFF"/>
    </style:style>
    <style:style style:name="P3051" style:parent-style-name="Normalny" style:family="paragraph">
      <style:paragraph-properties fo:text-align="justify" fo:line-height="150%"/>
    </style:style>
    <style:style style:name="T3052" style:parent-style-name="Domyślnaczcionkaakapitu" style:family="text">
      <style:text-properties style:text-underline-type="single" style:text-underline-style="solid" style:text-underline-width="auto" style:text-underline-mode="continuous"/>
    </style:style>
    <style:style style:name="T3053" style:parent-style-name="Domyślnaczcionkaakapitu" style:family="text">
      <style:text-properties fo:background-color="#80FFFF" style:text-underline-type="single" style:text-underline-style="solid" style:text-underline-width="auto" style:text-underline-mode="continuous"/>
    </style:style>
    <style:style style:name="T3054" style:parent-style-name="Domyślnaczcionkaakapitu" style:family="text">
      <style:text-properties style:text-underline-type="single" style:text-underline-style="solid" style:text-underline-width="auto" style:text-underline-mode="continuous"/>
    </style:style>
    <style:style style:name="T3055" style:parent-style-name="Domyślnaczcionkaakapitu" style:family="text">
      <style:text-properties fo:background-color="#80FFFF" style:text-underline-type="single" style:text-underline-style="solid" style:text-underline-width="auto" style:text-underline-mode="continuous"/>
    </style:style>
    <style:style style:name="T3056" style:parent-style-name="Domyślnaczcionkaakapitu" style:family="text">
      <style:text-properties style:text-underline-type="single" style:text-underline-style="solid" style:text-underline-width="auto" style:text-underline-mode="continuous"/>
    </style:style>
    <style:style style:name="T3057" style:parent-style-name="Domyślnaczcionkaakapitu" style:family="text">
      <style:text-properties fo:background-color="#80FFFF" style:text-underline-type="single" style:text-underline-style="solid" style:text-underline-width="auto" style:text-underline-mode="continuous"/>
    </style:style>
    <style:style style:name="T3058" style:parent-style-name="Domyślnaczcionkaakapitu" style:family="text">
      <style:text-properties style:text-underline-type="single" style:text-underline-style="solid" style:text-underline-width="auto" style:text-underline-mode="continuous"/>
    </style:style>
    <style:style style:name="P3059" style:parent-style-name="Normalny" style:family="paragraph">
      <style:paragraph-properties fo:text-align="justify" fo:line-height="150%" fo:text-indent="0.25in"/>
    </style:style>
    <style:style style:name="T3060" style:parent-style-name="Domyślnaczcionkaakapitu" style:family="text">
      <style:text-properties fo:background-color="#80FFFF"/>
    </style:style>
    <style:style style:name="T3061" style:parent-style-name="Domyślnaczcionkaakapitu" style:family="text">
      <style:text-properties fo:background-color="#80FFFF"/>
    </style:style>
    <style:style style:name="T3062" style:parent-style-name="Domyślnaczcionkaakapitu" style:family="text">
      <style:text-properties fo:background-color="#80FFFF"/>
    </style:style>
    <style:style style:name="T3063" style:parent-style-name="Domyślnaczcionkaakapitu" style:family="text">
      <style:text-properties fo:background-color="#80FFFF"/>
    </style:style>
    <style:style style:name="T3064" style:parent-style-name="Domyślnaczcionkaakapitu" style:family="text">
      <style:text-properties fo:background-color="#80FFFF"/>
    </style:style>
    <style:style style:name="T3065" style:parent-style-name="Domyślnaczcionkaakapitu" style:family="text">
      <style:text-properties fo:background-color="#80FFFF"/>
    </style:style>
    <style:style style:name="T3066" style:parent-style-name="Domyślnaczcionkaakapitu" style:family="text">
      <style:text-properties fo:background-color="#80FFFF"/>
    </style:style>
    <style:style style:name="T3067" style:parent-style-name="Domyślnaczcionkaakapitu" style:family="text">
      <style:text-properties fo:background-color="#80FFFF"/>
    </style:style>
    <style:style style:name="T3068" style:parent-style-name="Domyślnaczcionkaakapitu" style:family="text">
      <style:text-properties fo:background-color="#80FFFF"/>
    </style:style>
    <style:style style:name="T3069" style:parent-style-name="Domyślnaczcionkaakapitu" style:family="text">
      <style:text-properties fo:background-color="#80FFFF"/>
    </style:style>
    <style:style style:name="T3070" style:parent-style-name="Domyślnaczcionkaakapitu" style:family="text">
      <style:text-properties fo:background-color="#80FFFF"/>
    </style:style>
    <style:style style:name="T3071" style:parent-style-name="Domyślnaczcionkaakapitu" style:family="text">
      <style:text-properties fo:background-color="#80FFFF"/>
    </style:style>
    <style:style style:name="P3072" style:parent-style-name="Normalny" style:family="paragraph">
      <style:paragraph-properties fo:text-align="justify" fo:line-height="150%" fo:text-indent="0.25in"/>
    </style:style>
    <style:style style:name="T3073" style:parent-style-name="Domyślnaczcionkaakapitu" style:family="text">
      <style:text-properties fo:background-color="#80FFFF"/>
    </style:style>
    <style:style style:name="P3074" style:parent-style-name="Normalny" style:family="paragraph">
      <style:paragraph-properties fo:text-align="justify" fo:line-height="150%"/>
    </style:style>
    <style:style style:name="T3075" style:parent-style-name="Domyślnaczcionkaakapitu" style:family="text">
      <style:text-properties style:text-underline-type="single" style:text-underline-style="solid" style:text-underline-width="auto" style:text-underline-mode="continuous"/>
    </style:style>
    <style:style style:name="P3076" style:parent-style-name="Normalny" style:family="paragraph">
      <style:paragraph-properties fo:text-align="justify" fo:line-height="150%" fo:text-indent="0.25in"/>
    </style:style>
    <style:style style:name="P3077" style:parent-style-name="Normalny" style:family="paragraph">
      <style:paragraph-properties fo:text-align="justify" fo:line-height="150%"/>
    </style:style>
    <style:style style:name="T3078" style:parent-style-name="Domyślnaczcionkaakapitu" style:family="text">
      <style:text-properties style:text-underline-type="single" style:text-underline-style="solid" style:text-underline-width="auto" style:text-underline-mode="continuous"/>
    </style:style>
    <style:style style:name="P3079" style:parent-style-name="Normalny" style:family="paragraph">
      <style:paragraph-properties fo:text-align="justify" fo:line-height="150%" fo:text-indent="0.25in"/>
    </style:style>
    <style:style style:name="T3080" style:parent-style-name="Domyślnaczcionkaakapitu" style:family="text">
      <style:text-properties fo:background-color="#80FFFF"/>
    </style:style>
    <style:style style:name="T3081" style:parent-style-name="Domyślnaczcionkaakapitu" style:family="text">
      <style:text-properties fo:background-color="#80FFFF"/>
    </style:style>
    <style:style style:name="T3082" style:parent-style-name="Domyślnaczcionkaakapitu" style:family="text">
      <style:text-properties fo:background-color="#80FFFF"/>
    </style:style>
    <style:style style:name="P3083" style:parent-style-name="Normalny" style:family="paragraph">
      <style:paragraph-properties fo:text-align="justify" fo:line-height="150%" fo:text-indent="0.25in"/>
    </style:style>
    <style:style style:name="T3084" style:parent-style-name="Domyślnaczcionkaakapitu" style:family="text">
      <style:text-properties fo:background-color="#80FFFF"/>
    </style:style>
    <style:style style:name="T3085" style:parent-style-name="Domyślnaczcionkaakapitu" style:family="text">
      <style:text-properties fo:background-color="#80FFFF"/>
    </style:style>
    <style:style style:name="T3086" style:parent-style-name="Domyślnaczcionkaakapitu" style:family="text">
      <style:text-properties fo:background-color="#80FFFF"/>
    </style:style>
    <style:style style:name="T3087" style:parent-style-name="Domyślnaczcionkaakapitu" style:family="text">
      <style:text-properties fo:background-color="#80FFFF"/>
    </style:style>
    <style:style style:name="T3088" style:parent-style-name="Domyślnaczcionkaakapitu" style:family="text">
      <style:text-properties fo:background-color="#80FFFF"/>
    </style:style>
    <style:style style:name="T3089" style:parent-style-name="Domyślnaczcionkaakapitu" style:family="text">
      <style:text-properties fo:background-color="#80FFFF"/>
    </style:style>
    <style:style style:name="T3090" style:parent-style-name="Domyślnaczcionkaakapitu" style:family="text">
      <style:text-properties fo:background-color="#80FFFF"/>
    </style:style>
    <style:style style:name="T3091" style:parent-style-name="Domyślnaczcionkaakapitu" style:family="text">
      <style:text-properties fo:background-color="#80FFFF"/>
    </style:style>
    <style:style style:name="T3092" style:parent-style-name="Domyślnaczcionkaakapitu" style:family="text">
      <style:text-properties fo:background-color="#80FFFF"/>
    </style:style>
    <style:style style:name="T3093" style:parent-style-name="Domyślnaczcionkaakapitu" style:family="text">
      <style:text-properties fo:background-color="#80FFFF"/>
    </style:style>
    <style:style style:name="T3094" style:parent-style-name="Domyślnaczcionkaakapitu" style:family="text">
      <style:text-properties fo:background-color="#80FFFF"/>
    </style:style>
    <style:style style:name="T3095" style:parent-style-name="Domyślnaczcionkaakapitu" style:family="text">
      <style:text-properties fo:background-color="#80FFFF"/>
    </style:style>
    <style:style style:name="T3096" style:parent-style-name="Domyślnaczcionkaakapitu" style:family="text">
      <style:text-properties fo:background-color="#80FFFF"/>
    </style:style>
    <style:style style:name="T3097" style:parent-style-name="Domyślnaczcionkaakapitu" style:family="text">
      <style:text-properties fo:background-color="#80FFFF"/>
    </style:style>
    <style:style style:name="T3098" style:parent-style-name="Domyślnaczcionkaakapitu" style:family="text">
      <style:text-properties fo:background-color="#80FFFF"/>
    </style:style>
    <style:style style:name="T3099" style:parent-style-name="Domyślnaczcionkaakapitu" style:family="text">
      <style:text-properties fo:background-color="#80FFFF"/>
    </style:style>
    <style:style style:name="T3100" style:parent-style-name="Domyślnaczcionkaakapitu" style:family="text">
      <style:text-properties fo:background-color="#80FFFF"/>
    </style:style>
    <style:style style:name="T3101" style:parent-style-name="Domyślnaczcionkaakapitu" style:family="text">
      <style:text-properties fo:background-color="#80FFFF"/>
    </style:style>
    <style:style style:name="T3102" style:parent-style-name="Domyślnaczcionkaakapitu" style:family="text">
      <style:text-properties fo:background-color="#80FFFF"/>
    </style:style>
    <style:style style:name="T3103" style:parent-style-name="Domyślnaczcionkaakapitu" style:family="text">
      <style:text-properties fo:background-color="#80FFFF"/>
    </style:style>
    <style:style style:name="P3104" style:parent-style-name="Normalny" style:family="paragraph">
      <style:paragraph-properties fo:text-align="justify" fo:line-height="150%"/>
    </style:style>
    <style:style style:name="T3105" style:parent-style-name="Domyślnaczcionkaakapitu" style:family="text">
      <style:text-properties style:text-underline-type="single" style:text-underline-style="solid" style:text-underline-width="auto" style:text-underline-mode="continuous"/>
    </style:style>
    <style:style style:name="T3106" style:parent-style-name="Domyślnaczcionkaakapitu" style:family="text">
      <style:text-properties fo:background-color="#80FFFF" style:text-underline-type="single" style:text-underline-style="solid" style:text-underline-width="auto" style:text-underline-mode="continuous"/>
    </style:style>
    <style:style style:name="T3107" style:parent-style-name="Domyślnaczcionkaakapitu" style:family="text">
      <style:text-properties style:text-underline-type="single" style:text-underline-style="solid" style:text-underline-width="auto" style:text-underline-mode="continuous"/>
    </style:style>
    <style:style style:name="T3108" style:parent-style-name="Domyślnaczcionkaakapitu" style:family="text">
      <style:text-properties fo:background-color="#80FFFF" style:text-underline-type="single" style:text-underline-style="solid" style:text-underline-width="auto" style:text-underline-mode="continuous"/>
    </style:style>
    <style:style style:name="T3109" style:parent-style-name="Domyślnaczcionkaakapitu" style:family="text">
      <style:text-properties style:text-underline-type="single" style:text-underline-style="solid" style:text-underline-width="auto" style:text-underline-mode="continuous"/>
    </style:style>
    <style:style style:name="T3110" style:parent-style-name="Domyślnaczcionkaakapitu" style:family="text">
      <style:text-properties fo:background-color="#80FFFF" style:text-underline-type="single" style:text-underline-style="solid" style:text-underline-width="auto" style:text-underline-mode="continuous"/>
    </style:style>
    <style:style style:name="T3111" style:parent-style-name="Domyślnaczcionkaakapitu" style:family="text">
      <style:text-properties style:text-underline-type="single" style:text-underline-style="solid" style:text-underline-width="auto" style:text-underline-mode="continuous"/>
    </style:style>
    <style:style style:name="T3112" style:parent-style-name="Domyślnaczcionkaakapitu" style:family="text">
      <style:text-properties fo:background-color="#80FFFF"/>
    </style:style>
    <style:style style:name="P3113" style:parent-style-name="Normalny" style:family="paragraph">
      <style:paragraph-properties fo:text-align="justify" fo:line-height="150%" fo:text-indent="0.25in"/>
    </style:style>
    <style:style style:name="T3114" style:parent-style-name="Domyślnaczcionkaakapitu" style:family="text">
      <style:text-properties fo:background-color="#80FFFF"/>
    </style:style>
    <style:style style:name="T3115" style:parent-style-name="Domyślnaczcionkaakapitu" style:family="text">
      <style:text-properties fo:background-color="#80FFFF"/>
    </style:style>
    <style:style style:name="T3116" style:parent-style-name="Domyślnaczcionkaakapitu" style:family="text">
      <style:text-properties fo:background-color="#80FFFF"/>
    </style:style>
    <style:style style:name="T3117" style:parent-style-name="Domyślnaczcionkaakapitu" style:family="text">
      <style:text-properties fo:background-color="#80FFFF"/>
    </style:style>
    <style:style style:name="T3118" style:parent-style-name="Domyślnaczcionkaakapitu" style:family="text">
      <style:text-properties fo:background-color="#80FFFF"/>
    </style:style>
    <style:style style:name="T3119" style:parent-style-name="Domyślnaczcionkaakapitu" style:family="text">
      <style:text-properties fo:background-color="#80FFFF"/>
    </style:style>
    <style:style style:name="T3120" style:parent-style-name="Domyślnaczcionkaakapitu" style:family="text">
      <style:text-properties fo:background-color="#80FFFF"/>
    </style:style>
    <style:style style:name="T3121" style:parent-style-name="Domyślnaczcionkaakapitu" style:family="text">
      <style:text-properties fo:background-color="#80FFFF"/>
    </style:style>
    <style:style style:name="T3122" style:parent-style-name="Domyślnaczcionkaakapitu" style:family="text">
      <style:text-properties fo:background-color="#80FFFF"/>
    </style:style>
    <style:style style:name="T3123" style:parent-style-name="Domyślnaczcionkaakapitu" style:family="text">
      <style:text-properties fo:background-color="#80FFFF"/>
    </style:style>
    <style:style style:name="T3124" style:parent-style-name="Domyślnaczcionkaakapitu" style:family="text">
      <style:text-properties fo:background-color="#80FFFF"/>
    </style:style>
    <style:style style:name="T3125" style:parent-style-name="Domyślnaczcionkaakapitu" style:family="text">
      <style:text-properties fo:background-color="#80FFFF"/>
    </style:style>
    <style:style style:name="T3126" style:parent-style-name="Domyślnaczcionkaakapitu" style:family="text">
      <style:text-properties fo:background-color="#80FFFF"/>
    </style:style>
    <style:style style:name="T3127" style:parent-style-name="Domyślnaczcionkaakapitu" style:family="text">
      <style:text-properties fo:background-color="#80FFFF"/>
    </style:style>
    <style:style style:name="T3128" style:parent-style-name="Domyślnaczcionkaakapitu" style:family="text">
      <style:text-properties fo:background-color="#80FFFF"/>
    </style:style>
    <style:style style:name="T3129" style:parent-style-name="Domyślnaczcionkaakapitu" style:family="text">
      <style:text-properties fo:background-color="#80FFFF"/>
    </style:style>
    <style:style style:name="T3130" style:parent-style-name="Domyślnaczcionkaakapitu" style:family="text">
      <style:text-properties fo:background-color="#80FFFF"/>
    </style:style>
    <style:style style:name="P3131" style:parent-style-name="Normalny" style:family="paragraph">
      <style:paragraph-properties fo:text-align="justify" fo:line-height="150%" fo:text-indent="0.25in"/>
    </style:style>
    <style:style style:name="T3132" style:parent-style-name="Domyślnaczcionkaakapitu" style:family="text">
      <style:text-properties fo:background-color="#80FFFF"/>
    </style:style>
    <style:style style:name="P3133" style:parent-style-name="Normalny" style:family="paragraph">
      <style:paragraph-properties fo:text-align="justify" fo:line-height="150%"/>
    </style:style>
    <style:style style:name="T3134" style:parent-style-name="Domyślnaczcionkaakapitu" style:family="text">
      <style:text-properties style:text-underline-type="single" style:text-underline-style="solid" style:text-underline-width="auto" style:text-underline-mode="continuous"/>
    </style:style>
    <style:style style:name="T3135" style:parent-style-name="Domyślnaczcionkaakapitu" style:family="text">
      <style:text-properties fo:background-color="#80FFFF" style:text-underline-type="single" style:text-underline-style="solid" style:text-underline-width="auto" style:text-underline-mode="continuous"/>
    </style:style>
    <style:style style:name="T3136" style:parent-style-name="Domyślnaczcionkaakapitu" style:family="text">
      <style:text-properties style:text-underline-type="single" style:text-underline-style="solid" style:text-underline-width="auto" style:text-underline-mode="continuous"/>
    </style:style>
    <style:style style:name="P3137" style:parent-style-name="Normalny" style:family="paragraph">
      <style:paragraph-properties fo:text-align="justify" fo:line-height="150%" fo:text-indent="0.2479in"/>
    </style:style>
    <style:style style:name="T3138" style:parent-style-name="Domyślnaczcionkaakapitu" style:family="text">
      <style:text-properties fo:background-color="#80FFFF"/>
    </style:style>
    <style:style style:name="T3139" style:parent-style-name="Domyślnaczcionkaakapitu" style:family="text">
      <style:text-properties fo:background-color="#80FFFF"/>
    </style:style>
    <style:style style:name="P3140" style:parent-style-name="Normalny" style:family="paragraph">
      <style:paragraph-properties fo:text-align="justify" fo:line-height="150%"/>
    </style:style>
    <style:style style:name="T3141" style:parent-style-name="Domyślnaczcionkaakapitu" style:family="text">
      <style:text-properties style:text-underline-type="single" style:text-underline-style="solid" style:text-underline-width="auto" style:text-underline-mode="continuous"/>
    </style:style>
    <style:style style:name="T3142" style:parent-style-name="Domyślnaczcionkaakapitu" style:family="text">
      <style:text-properties fo:background-color="#80FFFF" style:text-underline-type="single" style:text-underline-style="solid" style:text-underline-width="auto" style:text-underline-mode="continuous"/>
    </style:style>
    <style:style style:name="T3143" style:parent-style-name="Domyślnaczcionkaakapitu" style:family="text">
      <style:text-properties style:text-underline-type="single" style:text-underline-style="solid" style:text-underline-width="auto" style:text-underline-mode="continuous"/>
    </style:style>
    <style:style style:name="P3144" style:parent-style-name="Normalny" style:family="paragraph">
      <style:paragraph-properties fo:text-align="justify" fo:line-height="150%" fo:text-indent="0.2479in"/>
    </style:style>
    <style:style style:name="T3145" style:parent-style-name="Domyślnaczcionkaakapitu" style:family="text">
      <style:text-properties fo:background-color="#80FFFF"/>
    </style:style>
    <style:style style:name="T3146" style:parent-style-name="Domyślnaczcionkaakapitu" style:family="text">
      <style:text-properties fo:background-color="#80FFFF"/>
    </style:style>
    <style:style style:name="T3147" style:parent-style-name="Domyślnaczcionkaakapitu" style:family="text">
      <style:text-properties fo:background-color="#80FFFF"/>
    </style:style>
    <style:style style:name="T3148" style:parent-style-name="Domyślnaczcionkaakapitu" style:family="text">
      <style:text-properties fo:background-color="#80FFFF"/>
    </style:style>
    <style:style style:name="T3149" style:parent-style-name="Domyślnaczcionkaakapitu" style:family="text">
      <style:text-properties fo:background-color="#80FFFF"/>
    </style:style>
    <style:style style:name="T3150" style:parent-style-name="Domyślnaczcionkaakapitu" style:family="text">
      <style:text-properties fo:background-color="#80FFFF"/>
    </style:style>
    <style:style style:name="T3151" style:parent-style-name="Domyślnaczcionkaakapitu" style:family="text">
      <style:text-properties fo:background-color="#80FFFF"/>
    </style:style>
    <style:style style:name="T3152" style:parent-style-name="Domyślnaczcionkaakapitu" style:family="text">
      <style:text-properties fo:background-color="#80FFFF"/>
    </style:style>
    <style:style style:name="T3153" style:parent-style-name="Domyślnaczcionkaakapitu" style:family="text">
      <style:text-properties fo:background-color="#80FFFF"/>
    </style:style>
    <style:style style:name="T3154" style:parent-style-name="Domyślnaczcionkaakapitu" style:family="text">
      <style:text-properties fo:background-color="#80FFFF"/>
    </style:style>
    <style:style style:name="T3155" style:parent-style-name="Domyślnaczcionkaakapitu" style:family="text">
      <style:text-properties fo:background-color="#80FFFF"/>
    </style:style>
    <style:style style:name="T3156" style:parent-style-name="Domyślnaczcionkaakapitu" style:family="text">
      <style:text-properties fo:background-color="#80FFFF"/>
    </style:style>
    <style:style style:name="T3157" style:parent-style-name="Domyślnaczcionkaakapitu" style:family="text">
      <style:text-properties fo:background-color="#80FFFF"/>
    </style:style>
    <style:style style:name="T3158" style:parent-style-name="Domyślnaczcionkaakapitu" style:family="text">
      <style:text-properties fo:background-color="#80FFFF"/>
    </style:style>
    <style:style style:name="T3159" style:parent-style-name="Domyślnaczcionkaakapitu" style:family="text">
      <style:text-properties fo:background-color="#80FFFF"/>
    </style:style>
    <style:style style:name="T3160" style:parent-style-name="Domyślnaczcionkaakapitu" style:family="text">
      <style:text-properties fo:background-color="#80FFFF"/>
    </style:style>
    <style:style style:name="T3161" style:parent-style-name="Domyślnaczcionkaakapitu" style:family="text">
      <style:text-properties fo:background-color="#80FFFF"/>
    </style:style>
    <style:style style:name="P3162" style:parent-style-name="Normalny" style:family="paragraph">
      <style:paragraph-properties fo:text-align="justify" fo:line-height="150%" fo:text-indent="0.25in"/>
    </style:style>
    <style:style style:name="T3163" style:parent-style-name="Domyślnaczcionkaakapitu" style:family="text">
      <style:text-properties fo:background-color="#80FFFF"/>
    </style:style>
    <style:style style:name="P3164" style:parent-style-name="Normalny" style:family="paragraph">
      <style:paragraph-properties fo:text-align="justify" fo:line-height="150%" fo:text-indent="0.25in"/>
    </style:style>
    <style:style style:name="T3165" style:parent-style-name="Domyślnaczcionkaakapitu" style:family="text">
      <style:text-properties fo:background-color="#80FFFF"/>
    </style:style>
    <style:style style:name="T3166" style:parent-style-name="Domyślnaczcionkaakapitu" style:family="text">
      <style:text-properties fo:background-color="#80FFFF"/>
    </style:style>
    <style:style style:name="T3167" style:parent-style-name="Domyślnaczcionkaakapitu" style:family="text">
      <style:text-properties fo:background-color="#80FFFF"/>
    </style:style>
    <style:style style:name="T3168" style:parent-style-name="Domyślnaczcionkaakapitu" style:family="text">
      <style:text-properties fo:background-color="#80FFFF"/>
    </style:style>
    <style:style style:name="T3169" style:parent-style-name="Domyślnaczcionkaakapitu" style:family="text">
      <style:text-properties fo:background-color="#80FFFF"/>
    </style:style>
    <style:style style:name="T3170" style:parent-style-name="Domyślnaczcionkaakapitu" style:family="text">
      <style:text-properties fo:background-color="#80FFFF"/>
    </style:style>
    <style:style style:name="T3171" style:parent-style-name="Domyślnaczcionkaakapitu" style:family="text">
      <style:text-properties fo:background-color="#80FFFF"/>
    </style:style>
    <style:style style:name="T3172" style:parent-style-name="Domyślnaczcionkaakapitu" style:family="text">
      <style:text-properties fo:background-color="#80FFFF"/>
    </style:style>
    <style:style style:name="T3173" style:parent-style-name="Domyślnaczcionkaakapitu" style:family="text">
      <style:text-properties fo:background-color="#80FFFF"/>
    </style:style>
    <style:style style:name="T3174" style:parent-style-name="Domyślnaczcionkaakapitu" style:family="text">
      <style:text-properties fo:background-color="#80FFFF"/>
    </style:style>
    <style:style style:name="P3175" style:parent-style-name="Normalny" style:family="paragraph">
      <style:paragraph-properties fo:text-align="justify" fo:line-height="150%" fo:text-indent="0.25in"/>
    </style:style>
    <style:style style:name="T3176" style:parent-style-name="Domyślnaczcionkaakapitu" style:family="text">
      <style:text-properties fo:background-color="#80FFFF"/>
    </style:style>
    <style:style style:name="T3177" style:parent-style-name="Domyślnaczcionkaakapitu" style:family="text">
      <style:text-properties fo:background-color="#80FFFF"/>
    </style:style>
    <style:style style:name="T3178" style:parent-style-name="Domyślnaczcionkaakapitu" style:family="text">
      <style:text-properties fo:background-color="#80FFFF"/>
    </style:style>
    <style:style style:name="T3179" style:parent-style-name="Domyślnaczcionkaakapitu" style:family="text">
      <style:text-properties fo:background-color="#80FFFF"/>
    </style:style>
    <style:style style:name="T3180" style:parent-style-name="Domyślnaczcionkaakapitu" style:family="text">
      <style:text-properties fo:background-color="#80FFFF"/>
    </style:style>
    <style:style style:name="T3181" style:parent-style-name="Domyślnaczcionkaakapitu" style:family="text">
      <style:text-properties fo:background-color="#80FFFF"/>
    </style:style>
    <style:style style:name="P3182" style:parent-style-name="Normalny" style:family="paragraph">
      <style:paragraph-properties fo:text-align="justify" fo:line-height="150%" fo:text-indent="0.25in"/>
    </style:style>
    <style:style style:name="T3183" style:parent-style-name="Domyślnaczcionkaakapitu" style:family="text">
      <style:text-properties fo:background-color="#80FFFF"/>
    </style:style>
    <style:style style:name="T3184" style:parent-style-name="Domyślnaczcionkaakapitu" style:family="text">
      <style:text-properties fo:background-color="#80FFFF"/>
    </style:style>
    <style:style style:name="P3185" style:parent-style-name="Normalny" style:family="paragraph">
      <style:paragraph-properties fo:text-align="justify" fo:line-height="150%" fo:text-indent="0.25in"/>
    </style:style>
    <style:style style:name="T3186" style:parent-style-name="Domyślnaczcionkaakapitu" style:family="text">
      <style:text-properties fo:background-color="#80FFFF"/>
    </style:style>
    <style:style style:name="T3187" style:parent-style-name="Domyślnaczcionkaakapitu" style:family="text">
      <style:text-properties fo:background-color="#80FFFF"/>
    </style:style>
    <style:style style:name="T3188" style:parent-style-name="Domyślnaczcionkaakapitu" style:family="text">
      <style:text-properties fo:background-color="#80FFFF"/>
    </style:style>
    <style:style style:name="T3189" style:parent-style-name="Domyślnaczcionkaakapitu" style:family="text">
      <style:text-properties fo:background-color="#80FFFF"/>
    </style:style>
    <style:style style:name="T3190" style:parent-style-name="Domyślnaczcionkaakapitu" style:family="text">
      <style:text-properties fo:background-color="#80FFFF"/>
    </style:style>
    <style:style style:name="T3191" style:parent-style-name="Domyślnaczcionkaakapitu" style:family="text">
      <style:text-properties fo:background-color="#80FFFF"/>
    </style:style>
    <style:style style:name="T3192" style:parent-style-name="Domyślnaczcionkaakapitu" style:family="text">
      <style:text-properties fo:background-color="#80FFFF"/>
    </style:style>
    <style:style style:name="P3193" style:parent-style-name="Normalny" style:family="paragraph">
      <style:paragraph-properties fo:text-align="justify" fo:line-height="150%" fo:text-indent="0.25in"/>
    </style:style>
    <style:style style:name="T3194" style:parent-style-name="Domyślnaczcionkaakapitu" style:family="text">
      <style:text-properties fo:background-color="#80FFFF"/>
    </style:style>
    <style:style style:name="T3195" style:parent-style-name="Domyślnaczcionkaakapitu" style:family="text">
      <style:text-properties fo:background-color="#80FFFF"/>
    </style:style>
    <style:style style:name="P3196" style:parent-style-name="Normalny" style:family="paragraph">
      <style:paragraph-properties fo:text-align="justify" fo:line-height="150%"/>
    </style:style>
    <style:style style:name="T3197" style:parent-style-name="Domyślnaczcionkaakapitu" style:family="text">
      <style:text-properties style:text-underline-type="single" style:text-underline-style="solid" style:text-underline-width="auto" style:text-underline-mode="continuous"/>
    </style:style>
    <style:style style:name="T3198" style:parent-style-name="Domyślnaczcionkaakapitu" style:family="text">
      <style:text-properties fo:background-color="#80FFFF" style:text-underline-type="single" style:text-underline-style="solid" style:text-underline-width="auto" style:text-underline-mode="continuous"/>
    </style:style>
    <style:style style:name="T3199" style:parent-style-name="Domyślnaczcionkaakapitu" style:family="text">
      <style:text-properties style:text-underline-type="single" style:text-underline-style="solid" style:text-underline-width="auto" style:text-underline-mode="continuous"/>
    </style:style>
    <style:style style:name="T3200" style:parent-style-name="Domyślnaczcionkaakapitu" style:family="text">
      <style:text-properties fo:background-color="#80FFFF" style:text-underline-type="single" style:text-underline-style="solid" style:text-underline-width="auto" style:text-underline-mode="continuous"/>
    </style:style>
    <style:style style:name="T3201" style:parent-style-name="Domyślnaczcionkaakapitu" style:family="text">
      <style:text-properties style:text-underline-type="single" style:text-underline-style="solid" style:text-underline-width="auto" style:text-underline-mode="continuous"/>
    </style:style>
    <style:style style:name="P3202" style:parent-style-name="Normalny" style:family="paragraph">
      <style:paragraph-properties fo:text-align="justify" fo:line-height="150%" fo:text-indent="0.25in"/>
    </style:style>
    <style:style style:name="T3203" style:parent-style-name="Domyślnaczcionkaakapitu" style:family="text">
      <style:text-properties fo:background-color="#80FFFF"/>
    </style:style>
    <style:style style:name="T3204" style:parent-style-name="Domyślnaczcionkaakapitu" style:family="text">
      <style:text-properties fo:background-color="#80FFFF"/>
    </style:style>
    <style:style style:name="T3205" style:parent-style-name="Domyślnaczcionkaakapitu" style:family="text">
      <style:text-properties fo:background-color="#80FFFF"/>
    </style:style>
    <style:style style:name="T3206" style:parent-style-name="Domyślnaczcionkaakapitu" style:family="text">
      <style:text-properties fo:background-color="#80FFFF"/>
    </style:style>
    <style:style style:name="T3207" style:parent-style-name="Domyślnaczcionkaakapitu" style:family="text">
      <style:text-properties fo:background-color="#80FFFF"/>
    </style:style>
    <style:style style:name="T3208" style:parent-style-name="Domyślnaczcionkaakapitu" style:family="text">
      <style:text-properties fo:background-color="#80FFFF"/>
    </style:style>
    <style:style style:name="P3209" style:parent-style-name="Normalny" style:family="paragraph">
      <style:paragraph-properties fo:text-align="justify" fo:line-height="150%" fo:text-indent="0.25in"/>
    </style:style>
    <style:style style:name="T3210" style:parent-style-name="Domyślnaczcionkaakapitu" style:family="text">
      <style:text-properties fo:background-color="#80FFFF"/>
    </style:style>
    <style:style style:name="T3211" style:parent-style-name="Domyślnaczcionkaakapitu" style:family="text">
      <style:text-properties fo:background-color="#80FFFF"/>
    </style:style>
    <style:style style:name="T3212" style:parent-style-name="Domyślnaczcionkaakapitu" style:family="text">
      <style:text-properties fo:background-color="#80FFFF"/>
    </style:style>
    <style:style style:name="T3213" style:parent-style-name="Domyślnaczcionkaakapitu" style:family="text">
      <style:text-properties fo:background-color="#80FFFF"/>
    </style:style>
    <style:style style:name="T3214" style:parent-style-name="Domyślnaczcionkaakapitu" style:family="text">
      <style:text-properties fo:background-color="#80FFFF"/>
    </style:style>
    <style:style style:name="T3215" style:parent-style-name="Domyślnaczcionkaakapitu" style:family="text">
      <style:text-properties fo:background-color="#80FFFF"/>
    </style:style>
    <style:style style:name="P3216" style:parent-style-name="Normalny" style:family="paragraph">
      <style:paragraph-properties fo:text-align="justify" fo:line-height="150%" fo:text-indent="0.25in"/>
    </style:style>
    <style:style style:name="T3217" style:parent-style-name="Domyślnaczcionkaakapitu" style:family="text">
      <style:text-properties fo:background-color="#80FFFF"/>
    </style:style>
    <style:style style:name="T3218" style:parent-style-name="Domyślnaczcionkaakapitu" style:family="text">
      <style:text-properties fo:background-color="#80FFFF"/>
    </style:style>
    <style:style style:name="T3219" style:parent-style-name="Domyślnaczcionkaakapitu" style:family="text">
      <style:text-properties fo:background-color="#80FFFF"/>
    </style:style>
    <style:style style:name="T3220" style:parent-style-name="Domyślnaczcionkaakapitu" style:family="text">
      <style:text-properties fo:background-color="#80FFFF"/>
    </style:style>
    <style:style style:name="T3221" style:parent-style-name="Domyślnaczcionkaakapitu" style:family="text">
      <style:text-properties fo:background-color="#80FFFF"/>
    </style:style>
    <style:style style:name="T3222" style:parent-style-name="Domyślnaczcionkaakapitu" style:family="text">
      <style:text-properties fo:background-color="#80FFFF"/>
    </style:style>
    <style:style style:name="T3223" style:parent-style-name="Domyślnaczcionkaakapitu" style:family="text">
      <style:text-properties fo:background-color="#80FFFF"/>
    </style:style>
    <style:style style:name="T3224" style:parent-style-name="Domyślnaczcionkaakapitu" style:family="text">
      <style:text-properties fo:background-color="#80FFFF"/>
    </style:style>
    <style:style style:name="P3225" style:parent-style-name="Normalny" style:family="paragraph">
      <style:paragraph-properties fo:text-align="justify" fo:line-height="150%"/>
    </style:style>
    <style:style style:name="T3226" style:parent-style-name="Domyślnaczcionkaakapitu" style:family="text">
      <style:text-properties style:text-underline-type="single" style:text-underline-style="solid" style:text-underline-width="auto" style:text-underline-mode="continuous"/>
    </style:style>
    <style:style style:name="P3227" style:parent-style-name="Normalny" style:family="paragraph">
      <style:paragraph-properties fo:text-align="justify" fo:line-height="150%" fo:text-indent="0.25in"/>
    </style:style>
    <style:style style:name="T3228" style:parent-style-name="Domyślnaczcionkaakapitu" style:family="text">
      <style:text-properties fo:background-color="#80FFFF"/>
    </style:style>
    <style:style style:name="T3229" style:parent-style-name="Domyślnaczcionkaakapitu" style:family="text">
      <style:text-properties fo:background-color="#80FFFF"/>
    </style:style>
    <style:style style:name="T3230" style:parent-style-name="Domyślnaczcionkaakapitu" style:family="text">
      <style:text-properties fo:background-color="#80FFFF"/>
    </style:style>
    <style:style style:name="T3231" style:parent-style-name="Domyślnaczcionkaakapitu" style:family="text">
      <style:text-properties fo:background-color="#80FFFF"/>
    </style:style>
    <style:style style:name="T3232" style:parent-style-name="Domyślnaczcionkaakapitu" style:family="text">
      <style:text-properties fo:background-color="#80FFFF"/>
    </style:style>
    <style:style style:name="P3233" style:parent-style-name="Normalny" style:family="paragraph">
      <style:paragraph-properties fo:text-align="justify" fo:line-height="150%"/>
    </style:style>
    <style:style style:name="T3234" style:parent-style-name="Domyślnaczcionkaakapitu" style:family="text">
      <style:text-properties style:text-underline-type="single" style:text-underline-style="solid" style:text-underline-width="auto" style:text-underline-mode="continuous"/>
    </style:style>
    <style:style style:name="T3235" style:parent-style-name="Domyślnaczcionkaakapitu" style:family="text">
      <style:text-properties fo:background-color="#80FFFF" style:text-underline-type="single" style:text-underline-style="solid" style:text-underline-width="auto" style:text-underline-mode="continuous"/>
    </style:style>
    <style:style style:name="T3236" style:parent-style-name="Domyślnaczcionkaakapitu" style:family="text">
      <style:text-properties style:text-underline-type="single" style:text-underline-style="solid" style:text-underline-width="auto" style:text-underline-mode="continuous"/>
    </style:style>
    <style:style style:name="P3237" style:parent-style-name="Normalny" style:family="paragraph">
      <style:paragraph-properties fo:text-align="justify" fo:line-height="150%" fo:text-indent="0.25in"/>
    </style:style>
    <style:style style:name="T3238" style:parent-style-name="Domyślnaczcionkaakapitu" style:family="text">
      <style:text-properties fo:background-color="#80FFFF"/>
    </style:style>
    <style:style style:name="T3239" style:parent-style-name="Domyślnaczcionkaakapitu" style:family="text">
      <style:text-properties fo:background-color="#80FFFF"/>
    </style:style>
    <style:style style:name="T3240" style:parent-style-name="Domyślnaczcionkaakapitu" style:family="text">
      <style:text-properties fo:background-color="#80FFFF"/>
    </style:style>
    <style:style style:name="T3241" style:parent-style-name="Domyślnaczcionkaakapitu" style:family="text">
      <style:text-properties fo:background-color="#80FFFF"/>
    </style:style>
    <style:style style:name="T3242" style:parent-style-name="Domyślnaczcionkaakapitu" style:family="text">
      <style:text-properties fo:background-color="#80FFFF"/>
    </style:style>
    <style:style style:name="P3243" style:parent-style-name="Normalny" style:family="paragraph">
      <style:paragraph-properties fo:text-align="justify" fo:line-height="150%" fo:text-indent="0.25in"/>
    </style:style>
    <style:style style:name="T3244" style:parent-style-name="Domyślnaczcionkaakapitu" style:family="text">
      <style:text-properties fo:background-color="#80FFFF"/>
    </style:style>
    <style:style style:name="T3245" style:parent-style-name="Domyślnaczcionkaakapitu" style:family="text">
      <style:text-properties fo:background-color="#80FFFF"/>
    </style:style>
    <style:style style:name="P3246" style:parent-style-name="Normalny" style:family="paragraph">
      <style:paragraph-properties fo:text-align="justify" fo:line-height="150%" fo:text-indent="0.25in"/>
    </style:style>
    <style:style style:name="T3247" style:parent-style-name="Domyślnaczcionkaakapitu" style:family="text">
      <style:text-properties fo:background-color="#80FFFF"/>
    </style:style>
    <style:style style:name="P3248" style:parent-style-name="Normalny" style:family="paragraph">
      <style:paragraph-properties fo:text-align="justify" fo:line-height="150%" fo:text-indent="0.25in"/>
    </style:style>
    <style:style style:name="T3249" style:parent-style-name="Domyślnaczcionkaakapitu" style:family="text">
      <style:text-properties fo:background-color="#80FFFF"/>
    </style:style>
    <style:style style:name="T3250" style:parent-style-name="Domyślnaczcionkaakapitu" style:family="text">
      <style:text-properties fo:background-color="#80FFFF"/>
    </style:style>
    <style:style style:name="T3251" style:parent-style-name="Domyślnaczcionkaakapitu" style:family="text">
      <style:text-properties fo:background-color="#80FFFF"/>
    </style:style>
    <style:style style:name="T3252" style:parent-style-name="Domyślnaczcionkaakapitu" style:family="text">
      <style:text-properties fo:background-color="#80FFFF"/>
    </style:style>
    <style:style style:name="T3253" style:parent-style-name="Domyślnaczcionkaakapitu" style:family="text">
      <style:text-properties fo:background-color="#80FFFF"/>
    </style:style>
    <style:style style:name="T3254" style:parent-style-name="Domyślnaczcionkaakapitu" style:family="text">
      <style:text-properties fo:background-color="#80FFFF"/>
    </style:style>
    <style:style style:name="T3255" style:parent-style-name="Domyślnaczcionkaakapitu" style:family="text">
      <style:text-properties fo:background-color="#80FFFF"/>
    </style:style>
    <style:style style:name="T3256" style:parent-style-name="Domyślnaczcionkaakapitu" style:family="text">
      <style:text-properties fo:background-color="#80FFFF"/>
    </style:style>
    <style:style style:name="T3257" style:parent-style-name="Domyślnaczcionkaakapitu" style:family="text">
      <style:text-properties fo:background-color="#80FFFF"/>
    </style:style>
    <style:style style:name="T3258" style:parent-style-name="Domyślnaczcionkaakapitu" style:family="text">
      <style:text-properties fo:background-color="#80FFFF"/>
    </style:style>
    <style:style style:name="T3259" style:parent-style-name="Domyślnaczcionkaakapitu" style:family="text">
      <style:text-properties fo:background-color="#80FFFF"/>
    </style:style>
    <style:style style:name="T3260" style:parent-style-name="Domyślnaczcionkaakapitu" style:family="text">
      <style:text-properties fo:background-color="#80FFFF"/>
    </style:style>
    <style:style style:name="T3261" style:parent-style-name="Domyślnaczcionkaakapitu" style:family="text">
      <style:text-properties fo:background-color="#80FFFF"/>
    </style:style>
    <style:style style:name="T3262" style:parent-style-name="Domyślnaczcionkaakapitu" style:family="text">
      <style:text-properties fo:background-color="#80FFFF"/>
    </style:style>
    <style:style style:name="T3263" style:parent-style-name="Domyślnaczcionkaakapitu" style:family="text">
      <style:text-properties fo:background-color="#80FFFF"/>
    </style:style>
    <style:style style:name="T3264" style:parent-style-name="Domyślnaczcionkaakapitu" style:family="text">
      <style:text-properties fo:background-color="#80FFFF"/>
    </style:style>
    <style:style style:name="T3265" style:parent-style-name="Domyślnaczcionkaakapitu" style:family="text">
      <style:text-properties fo:background-color="#80FFFF"/>
    </style:style>
    <style:style style:name="T3266" style:parent-style-name="Domyślnaczcionkaakapitu" style:family="text">
      <style:text-properties fo:background-color="#80FFFF"/>
    </style:style>
    <style:style style:name="T3267" style:parent-style-name="Domyślnaczcionkaakapitu" style:family="text">
      <style:text-properties fo:background-color="#80FFFF"/>
    </style:style>
    <style:style style:name="T3268" style:parent-style-name="Domyślnaczcionkaakapitu" style:family="text">
      <style:text-properties fo:background-color="#80FFFF"/>
    </style:style>
    <style:style style:name="T3269" style:parent-style-name="Domyślnaczcionkaakapitu" style:family="text">
      <style:text-properties fo:background-color="#80FFFF"/>
    </style:style>
    <style:style style:name="T3270" style:parent-style-name="Domyślnaczcionkaakapitu" style:family="text">
      <style:text-properties fo:background-color="#80FFFF"/>
    </style:style>
    <style:style style:name="T3271" style:parent-style-name="Domyślnaczcionkaakapitu" style:family="text">
      <style:text-properties fo:background-color="#80FFFF"/>
    </style:style>
    <style:style style:name="T3272" style:parent-style-name="Domyślnaczcionkaakapitu" style:family="text">
      <style:text-properties fo:background-color="#80FFFF"/>
    </style:style>
    <style:style style:name="T3273" style:parent-style-name="Domyślnaczcionkaakapitu" style:family="text">
      <style:text-properties fo:background-color="#80FFFF"/>
    </style:style>
    <style:style style:name="T3274" style:parent-style-name="Domyślnaczcionkaakapitu" style:family="text">
      <style:text-properties fo:background-color="#80FFFF"/>
    </style:style>
    <style:style style:name="T3275" style:parent-style-name="Domyślnaczcionkaakapitu" style:family="text">
      <style:text-properties fo:background-color="#80FFFF"/>
    </style:style>
    <style:style style:name="T3276" style:parent-style-name="Domyślnaczcionkaakapitu" style:family="text">
      <style:text-properties fo:background-color="#80FFFF"/>
    </style:style>
    <style:style style:name="T3277" style:parent-style-name="Domyślnaczcionkaakapitu" style:family="text">
      <style:text-properties fo:background-color="#80FFFF"/>
    </style:style>
    <style:style style:name="T3278" style:parent-style-name="Domyślnaczcionkaakapitu" style:family="text">
      <style:text-properties fo:background-color="#80FFFF"/>
    </style:style>
    <style:style style:name="T3279" style:parent-style-name="Domyślnaczcionkaakapitu" style:family="text">
      <style:text-properties fo:background-color="#80FFFF"/>
    </style:style>
    <style:style style:name="P3280" style:parent-style-name="Normalny" style:family="paragraph">
      <style:paragraph-properties fo:text-align="justify" fo:line-height="150%"/>
    </style:style>
    <style:style style:name="T3281" style:parent-style-name="Domyślnaczcionkaakapitu" style:family="text">
      <style:text-properties style:text-underline-type="single" style:text-underline-style="solid" style:text-underline-width="auto" style:text-underline-mode="continuous"/>
    </style:style>
    <style:style style:name="T3282" style:parent-style-name="Domyślnaczcionkaakapitu" style:family="text">
      <style:text-properties fo:background-color="#80FFFF" style:text-underline-type="single" style:text-underline-style="solid" style:text-underline-width="auto" style:text-underline-mode="continuous"/>
    </style:style>
    <style:style style:name="T3283" style:parent-style-name="Domyślnaczcionkaakapitu" style:family="text">
      <style:text-properties style:text-underline-type="single" style:text-underline-style="solid" style:text-underline-width="auto" style:text-underline-mode="continuous"/>
    </style:style>
    <style:style style:name="P3284" style:parent-style-name="Normalny" style:family="paragraph">
      <style:paragraph-properties fo:text-align="justify" fo:line-height="150%" fo:text-indent="0.25in"/>
    </style:style>
    <style:style style:name="P3285" style:parent-style-name="Normalny" style:family="paragraph">
      <style:paragraph-properties fo:text-align="justify" fo:line-height="150%"/>
    </style:style>
    <style:style style:name="T3286" style:parent-style-name="Domyślnaczcionkaakapitu" style:family="text">
      <style:text-properties style:text-underline-type="single" style:text-underline-style="solid" style:text-underline-width="auto" style:text-underline-mode="continuous"/>
    </style:style>
    <style:style style:name="P3287" style:parent-style-name="Normalny" style:family="paragraph">
      <style:paragraph-properties fo:text-align="justify" fo:line-height="150%" fo:text-indent="0.25in"/>
    </style:style>
    <style:style style:name="T3288" style:parent-style-name="Domyślnaczcionkaakapitu" style:family="text">
      <style:text-properties fo:background-color="#80FFFF"/>
    </style:style>
    <style:style style:name="T3289" style:parent-style-name="Domyślnaczcionkaakapitu" style:family="text">
      <style:text-properties fo:background-color="#80FFFF"/>
    </style:style>
    <style:style style:name="T3290" style:parent-style-name="Domyślnaczcionkaakapitu" style:family="text">
      <style:text-properties fo:background-color="#80FFFF"/>
    </style:style>
    <style:style style:name="T3291" style:parent-style-name="Domyślnaczcionkaakapitu" style:family="text">
      <style:text-properties fo:background-color="#80FFFF"/>
    </style:style>
    <style:style style:name="T3292" style:parent-style-name="Domyślnaczcionkaakapitu" style:family="text">
      <style:text-properties fo:background-color="#80FFFF"/>
    </style:style>
    <style:style style:name="T3293" style:parent-style-name="Domyślnaczcionkaakapitu" style:family="text">
      <style:text-properties fo:background-color="#80FFFF"/>
    </style:style>
    <style:style style:name="T3294" style:parent-style-name="Domyślnaczcionkaakapitu" style:family="text">
      <style:text-properties fo:background-color="#80FFFF"/>
    </style:style>
    <style:style style:name="T3295" style:parent-style-name="Domyślnaczcionkaakapitu" style:family="text">
      <style:text-properties fo:background-color="#80FFFF"/>
    </style:style>
    <style:style style:name="T3296" style:parent-style-name="Domyślnaczcionkaakapitu" style:family="text">
      <style:text-properties fo:background-color="#80FFFF"/>
    </style:style>
    <style:style style:name="T3297" style:parent-style-name="Domyślnaczcionkaakapitu" style:family="text">
      <style:text-properties fo:background-color="#80FFFF"/>
    </style:style>
    <style:style style:name="P3298" style:parent-style-name="Normalny" style:family="paragraph">
      <style:paragraph-properties fo:text-align="justify" fo:line-height="150%" fo:text-indent="0.25in"/>
    </style:style>
    <style:style style:name="T3299" style:parent-style-name="Domyślnaczcionkaakapitu" style:family="text">
      <style:text-properties fo:background-color="#80FFFF"/>
    </style:style>
    <style:style style:name="T3300" style:parent-style-name="Domyślnaczcionkaakapitu" style:family="text">
      <style:text-properties fo:background-color="#80FFFF"/>
    </style:style>
    <style:style style:name="T3301" style:parent-style-name="Domyślnaczcionkaakapitu" style:family="text">
      <style:text-properties fo:background-color="#80FFFF"/>
    </style:style>
    <style:style style:name="T3302" style:parent-style-name="Domyślnaczcionkaakapitu" style:family="text">
      <style:text-properties fo:background-color="#80FFFF"/>
    </style:style>
    <style:style style:name="T3303" style:parent-style-name="Domyślnaczcionkaakapitu" style:family="text">
      <style:text-properties fo:background-color="#80FFFF"/>
    </style:style>
    <style:style style:name="T3304" style:parent-style-name="Domyślnaczcionkaakapitu" style:family="text">
      <style:text-properties fo:background-color="#80FFFF"/>
    </style:style>
    <style:style style:name="T3305" style:parent-style-name="Domyślnaczcionkaakapitu" style:family="text">
      <style:text-properties fo:background-color="#80FFFF"/>
    </style:style>
    <style:style style:name="P3306" style:parent-style-name="Normalny" style:family="paragraph">
      <style:paragraph-properties fo:text-align="justify" fo:line-height="150%" fo:text-indent="0.25in"/>
    </style:style>
    <style:style style:name="T3307" style:parent-style-name="Domyślnaczcionkaakapitu" style:family="text">
      <style:text-properties fo:background-color="#80FFFF"/>
    </style:style>
    <style:style style:name="T3308" style:parent-style-name="Domyślnaczcionkaakapitu" style:family="text">
      <style:text-properties fo:background-color="#80FFFF"/>
    </style:style>
    <style:style style:name="T3309" style:parent-style-name="Domyślnaczcionkaakapitu" style:family="text">
      <style:text-properties fo:background-color="#80FFFF"/>
    </style:style>
    <style:style style:name="T3310" style:parent-style-name="Domyślnaczcionkaakapitu" style:family="text">
      <style:text-properties fo:background-color="#80FFFF"/>
    </style:style>
    <style:style style:name="T3311" style:parent-style-name="Domyślnaczcionkaakapitu" style:family="text">
      <style:text-properties fo:background-color="#80FFFF"/>
    </style:style>
    <style:style style:name="T3312" style:parent-style-name="Domyślnaczcionkaakapitu" style:family="text">
      <style:text-properties fo:background-color="#80FFFF"/>
    </style:style>
    <style:style style:name="T3313" style:parent-style-name="Domyślnaczcionkaakapitu" style:family="text">
      <style:text-properties fo:background-color="#80FFFF"/>
    </style:style>
    <style:style style:name="T3314" style:parent-style-name="Domyślnaczcionkaakapitu" style:family="text">
      <style:text-properties fo:background-color="#80FFFF"/>
    </style:style>
    <style:style style:name="T3315" style:parent-style-name="Domyślnaczcionkaakapitu" style:family="text">
      <style:text-properties fo:background-color="#80FFFF"/>
    </style:style>
    <style:style style:name="T3316" style:parent-style-name="Domyślnaczcionkaakapitu" style:family="text">
      <style:text-properties fo:background-color="#80FFFF"/>
    </style:style>
    <style:style style:name="T3317" style:parent-style-name="Domyślnaczcionkaakapitu" style:family="text">
      <style:text-properties fo:background-color="#80FFFF"/>
    </style:style>
    <style:style style:name="T3318" style:parent-style-name="Domyślnaczcionkaakapitu" style:family="text">
      <style:text-properties fo:background-color="#80FFFF"/>
    </style:style>
    <style:style style:name="T3319" style:parent-style-name="Domyślnaczcionkaakapitu" style:family="text">
      <style:text-properties fo:background-color="#80FFFF"/>
    </style:style>
    <style:style style:name="T3320" style:parent-style-name="Domyślnaczcionkaakapitu" style:family="text">
      <style:text-properties fo:background-color="#80FFFF"/>
    </style:style>
    <style:style style:name="T3321" style:parent-style-name="Domyślnaczcionkaakapitu" style:family="text">
      <style:text-properties fo:background-color="#80FFFF"/>
    </style:style>
    <style:style style:name="T3322" style:parent-style-name="Domyślnaczcionkaakapitu" style:family="text">
      <style:text-properties fo:background-color="#80FFFF"/>
    </style:style>
    <style:style style:name="T3323" style:parent-style-name="Domyślnaczcionkaakapitu" style:family="text">
      <style:text-properties fo:background-color="#80FFFF"/>
    </style:style>
    <style:style style:name="T3324" style:parent-style-name="Domyślnaczcionkaakapitu" style:family="text">
      <style:text-properties fo:background-color="#80FFFF"/>
    </style:style>
    <style:style style:name="P3325" style:parent-style-name="Normalny" style:family="paragraph">
      <style:paragraph-properties fo:text-align="justify" fo:line-height="150%"/>
    </style:style>
    <style:style style:name="P3326" style:parent-style-name="Normalny" style:family="paragraph">
      <style:paragraph-properties fo:text-align="justify" fo:line-height="150%"/>
    </style:style>
    <style:style style:name="T3327" style:parent-style-name="Domyślnaczcionkaakapitu" style:family="text">
      <style:text-properties style:text-underline-type="single" style:text-underline-style="solid" style:text-underline-width="auto" style:text-underline-mode="continuous"/>
    </style:style>
    <style:style style:name="P3328" style:parent-style-name="Normalny" style:family="paragraph">
      <style:paragraph-properties fo:text-align="justify" fo:line-height="150%" fo:text-indent="0.25in"/>
    </style:style>
    <style:style style:name="T3329" style:parent-style-name="Domyślnaczcionkaakapitu" style:family="text">
      <style:text-properties fo:background-color="#80FFFF"/>
    </style:style>
    <style:style style:name="T3330" style:parent-style-name="Domyślnaczcionkaakapitu" style:family="text">
      <style:text-properties fo:background-color="#80FFFF"/>
    </style:style>
    <style:style style:name="P3331" style:parent-style-name="Normalny" style:family="paragraph">
      <style:paragraph-properties fo:text-align="justify" fo:line-height="150%"/>
    </style:style>
    <style:style style:name="P3332" style:parent-style-name="Normalny" style:family="paragraph">
      <style:paragraph-properties fo:text-align="justify" fo:line-height="150%"/>
    </style:style>
    <style:style style:name="T3333" style:parent-style-name="Domyślnaczcionkaakapitu" style:family="text">
      <style:text-properties style:text-underline-type="single" style:text-underline-style="solid" style:text-underline-width="auto" style:text-underline-mode="continuous"/>
    </style:style>
    <style:style style:name="T3334" style:parent-style-name="Domyślnaczcionkaakapitu" style:family="text">
      <style:text-properties fo:background-color="#80FFFF" style:text-underline-type="single" style:text-underline-style="solid" style:text-underline-width="auto" style:text-underline-mode="continuous"/>
    </style:style>
    <style:style style:name="T3335" style:parent-style-name="Domyślnaczcionkaakapitu" style:family="text">
      <style:text-properties style:text-underline-type="single" style:text-underline-style="solid" style:text-underline-width="auto" style:text-underline-mode="continuous"/>
    </style:style>
    <style:style style:name="T3336" style:parent-style-name="Domyślnaczcionkaakapitu" style:family="text">
      <style:text-properties fo:background-color="#80FFFF" style:text-underline-type="single" style:text-underline-style="solid" style:text-underline-width="auto" style:text-underline-mode="continuous"/>
    </style:style>
    <style:style style:name="T3337" style:parent-style-name="Domyślnaczcionkaakapitu" style:family="text">
      <style:text-properties style:text-underline-type="single" style:text-underline-style="solid" style:text-underline-width="auto" style:text-underline-mode="continuous"/>
    </style:style>
    <style:style style:name="P3338" style:parent-style-name="Normalny" style:family="paragraph">
      <style:paragraph-properties fo:text-align="justify" fo:line-height="150%" fo:text-indent="0.25in"/>
    </style:style>
    <style:style style:name="T3339" style:parent-style-name="Domyślnaczcionkaakapitu" style:family="text">
      <style:text-properties fo:background-color="#80FFFF"/>
    </style:style>
    <style:style style:name="T3340" style:parent-style-name="Domyślnaczcionkaakapitu" style:family="text">
      <style:text-properties fo:background-color="#80FFFF"/>
    </style:style>
    <style:style style:name="P3341" style:parent-style-name="Normalny" style:family="paragraph">
      <style:paragraph-properties fo:text-align="justify" fo:line-height="150%"/>
    </style:style>
    <style:style style:name="T3342" style:parent-style-name="Domyślnaczcionkaakapitu" style:family="text">
      <style:text-properties style:text-underline-type="single" style:text-underline-style="solid" style:text-underline-width="auto" style:text-underline-mode="continuous"/>
    </style:style>
    <style:style style:name="P3343" style:parent-style-name="Normalny" style:family="paragraph">
      <style:paragraph-properties fo:text-align="justify" fo:line-height="150%" fo:text-indent="0.25in"/>
    </style:style>
    <style:style style:name="P3344" style:parent-style-name="Normalny" style:family="paragraph">
      <style:paragraph-properties fo:text-align="justify" fo:line-height="150%" fo:text-indent="0.25in"/>
    </style:style>
    <style:style style:name="P3345" style:parent-style-name="Normalny" style:family="paragraph">
      <style:paragraph-properties fo:text-align="justify" fo:line-height="150%" fo:text-indent="0.25in"/>
    </style:style>
    <style:style style:name="P3346" style:parent-style-name="Normalny" style:family="paragraph">
      <style:paragraph-properties fo:text-align="justify" fo:line-height="150%"/>
    </style:style>
    <style:style style:name="P3347" style:parent-style-name="Normalny" style:family="paragraph">
      <style:paragraph-properties fo:text-align="justify" fo:line-height="150%"/>
    </style:style>
    <style:style style:name="T3348" style:parent-style-name="Domyślnaczcionkaakapitu" style:family="text">
      <style:text-properties style:text-underline-type="single" style:text-underline-style="solid" style:text-underline-width="auto" style:text-underline-mode="continuous"/>
    </style:style>
    <style:style style:name="P3349" style:parent-style-name="Normalny" style:family="paragraph">
      <style:paragraph-properties fo:text-align="justify" fo:line-height="150%" fo:text-indent="0.25in"/>
    </style:style>
    <style:style style:name="P3350" style:parent-style-name="Normalny" style:family="paragraph">
      <style:paragraph-properties fo:text-align="justify" fo:line-height="150%"/>
    </style:style>
    <style:style style:name="T3351" style:parent-style-name="Domyślnaczcionkaakapitu" style:family="text">
      <style:text-properties style:text-underline-type="single" style:text-underline-style="solid" style:text-underline-width="auto" style:text-underline-mode="continuous"/>
    </style:style>
    <style:style style:name="P3352" style:parent-style-name="Normalny" style:family="paragraph">
      <style:paragraph-properties fo:text-align="justify" fo:line-height="150%" fo:text-indent="0.25in"/>
    </style:style>
    <style:style style:name="T3353" style:parent-style-name="Domyślnaczcionkaakapitu" style:family="text">
      <style:text-properties fo:background-color="#80FFFF"/>
    </style:style>
    <style:style style:name="T3354" style:parent-style-name="Domyślnaczcionkaakapitu" style:family="text">
      <style:text-properties fo:background-color="#80FFFF"/>
    </style:style>
    <style:style style:name="T3355" style:parent-style-name="Domyślnaczcionkaakapitu" style:family="text">
      <style:text-properties fo:background-color="#80FFFF"/>
    </style:style>
    <style:style style:name="T3356" style:parent-style-name="Domyślnaczcionkaakapitu" style:family="text">
      <style:text-properties fo:background-color="#80FFFF"/>
    </style:style>
    <style:style style:name="T3357" style:parent-style-name="Domyślnaczcionkaakapitu" style:family="text">
      <style:text-properties fo:background-color="#80FFFF"/>
    </style:style>
    <style:style style:name="T3358" style:parent-style-name="Domyślnaczcionkaakapitu" style:family="text">
      <style:text-properties fo:background-color="#80FFFF"/>
    </style:style>
    <style:style style:name="T3359" style:parent-style-name="Domyślnaczcionkaakapitu" style:family="text">
      <style:text-properties fo:background-color="#80FFFF"/>
    </style:style>
    <style:style style:name="T3360" style:parent-style-name="Domyślnaczcionkaakapitu" style:family="text">
      <style:text-properties fo:background-color="#80FFFF"/>
    </style:style>
    <style:style style:name="P3361" style:parent-style-name="Normalny" style:family="paragraph">
      <style:paragraph-properties fo:text-align="justify" fo:line-height="150%"/>
    </style:style>
    <style:style style:name="T3362" style:parent-style-name="Domyślnaczcionkaakapitu" style:family="text">
      <style:text-properties style:text-underline-type="single" style:text-underline-style="solid" style:text-underline-width="auto" style:text-underline-mode="continuous"/>
    </style:style>
    <style:style style:name="T3363" style:parent-style-name="Domyślnaczcionkaakapitu" style:family="text">
      <style:text-properties fo:background-color="#80FFFF" style:text-underline-type="single" style:text-underline-style="solid" style:text-underline-width="auto" style:text-underline-mode="continuous"/>
    </style:style>
    <style:style style:name="T3364" style:parent-style-name="Domyślnaczcionkaakapitu" style:family="text">
      <style:text-properties style:text-underline-type="single" style:text-underline-style="solid" style:text-underline-width="auto" style:text-underline-mode="continuous"/>
    </style:style>
    <style:style style:name="T3365" style:parent-style-name="Domyślnaczcionkaakapitu" style:family="text">
      <style:text-properties fo:background-color="#80FFFF" style:text-underline-type="single" style:text-underline-style="solid" style:text-underline-width="auto" style:text-underline-mode="continuous"/>
    </style:style>
    <style:style style:name="T3366" style:parent-style-name="Domyślnaczcionkaakapitu" style:family="text">
      <style:text-properties style:text-underline-type="single" style:text-underline-style="solid" style:text-underline-width="auto" style:text-underline-mode="continuous"/>
    </style:style>
    <style:style style:name="T3367" style:parent-style-name="Domyślnaczcionkaakapitu" style:family="text">
      <style:text-properties fo:background-color="#80FFFF" style:text-underline-type="single" style:text-underline-style="solid" style:text-underline-width="auto" style:text-underline-mode="continuous"/>
    </style:style>
    <style:style style:name="P3368" style:parent-style-name="Normalny" style:family="paragraph">
      <style:paragraph-properties fo:text-align="justify" fo:line-height="150%" fo:text-indent="0.25in"/>
    </style:style>
    <style:style style:name="T3369" style:parent-style-name="Domyślnaczcionkaakapitu" style:family="text">
      <style:text-properties fo:background-color="#80FFFF"/>
    </style:style>
    <style:style style:name="T3370" style:parent-style-name="Domyślnaczcionkaakapitu" style:family="text">
      <style:text-properties fo:background-color="#80FFFF"/>
    </style:style>
    <style:style style:name="T3371" style:parent-style-name="Domyślnaczcionkaakapitu" style:family="text">
      <style:text-properties fo:background-color="#80FFFF"/>
    </style:style>
    <style:style style:name="T3372" style:parent-style-name="Domyślnaczcionkaakapitu" style:family="text">
      <style:text-properties fo:background-color="#80FFFF"/>
    </style:style>
    <style:style style:name="T3373" style:parent-style-name="Domyślnaczcionkaakapitu" style:family="text">
      <style:text-properties fo:background-color="#80FFFF"/>
    </style:style>
    <style:style style:name="T3374" style:parent-style-name="Domyślnaczcionkaakapitu" style:family="text">
      <style:text-properties fo:background-color="#80FFFF"/>
    </style:style>
    <style:style style:name="T3375" style:parent-style-name="Domyślnaczcionkaakapitu" style:family="text">
      <style:text-properties fo:background-color="#80FFFF"/>
    </style:style>
    <style:style style:name="P3376" style:parent-style-name="Normalny" style:family="paragraph">
      <style:paragraph-properties fo:text-align="justify" fo:line-height="150%" fo:text-indent="0.25in"/>
    </style:style>
    <style:style style:name="T3377" style:parent-style-name="Domyślnaczcionkaakapitu" style:family="text">
      <style:text-properties fo:background-color="#80FFFF"/>
    </style:style>
    <style:style style:name="T3378" style:parent-style-name="Domyślnaczcionkaakapitu" style:family="text">
      <style:text-properties fo:background-color="#80FFFF"/>
    </style:style>
    <style:style style:name="P3379" style:parent-style-name="Normalny" style:family="paragraph">
      <style:paragraph-properties fo:text-align="justify" fo:line-height="150%" fo:text-indent="0.25in"/>
    </style:style>
    <style:style style:name="T3380" style:parent-style-name="Domyślnaczcionkaakapitu" style:family="text">
      <style:text-properties fo:background-color="#80FFFF"/>
    </style:style>
    <style:style style:name="T3381" style:parent-style-name="Domyślnaczcionkaakapitu" style:family="text">
      <style:text-properties fo:background-color="#80FFFF"/>
    </style:style>
    <style:style style:name="T3382" style:parent-style-name="Domyślnaczcionkaakapitu" style:family="text">
      <style:text-properties fo:background-color="#80FFFF"/>
    </style:style>
    <style:style style:name="T3383" style:parent-style-name="Domyślnaczcionkaakapitu" style:family="text">
      <style:text-properties fo:background-color="#80FFFF"/>
    </style:style>
    <style:style style:name="T3384" style:parent-style-name="Domyślnaczcionkaakapitu" style:family="text">
      <style:text-properties fo:background-color="#80FFFF"/>
    </style:style>
    <style:style style:name="T3385" style:parent-style-name="Domyślnaczcionkaakapitu" style:family="text">
      <style:text-properties fo:background-color="#80FFFF"/>
    </style:style>
    <style:style style:name="T3386" style:parent-style-name="Domyślnaczcionkaakapitu" style:family="text">
      <style:text-properties fo:background-color="#80FFFF"/>
    </style:style>
    <style:style style:name="T3387" style:parent-style-name="Domyślnaczcionkaakapitu" style:family="text">
      <style:text-properties fo:background-color="#80FFFF"/>
    </style:style>
    <style:style style:name="P3388" style:parent-style-name="Normalny" style:family="paragraph">
      <style:paragraph-properties fo:text-align="justify" fo:line-height="150%" fo:text-indent="0.25in"/>
    </style:style>
    <style:style style:name="T3389" style:parent-style-name="Domyślnaczcionkaakapitu" style:family="text">
      <style:text-properties fo:background-color="#80FFFF"/>
    </style:style>
    <style:style style:name="T3390" style:parent-style-name="Domyślnaczcionkaakapitu" style:family="text">
      <style:text-properties fo:background-color="#80FFFF"/>
    </style:style>
    <style:style style:name="T3391" style:parent-style-name="Domyślnaczcionkaakapitu" style:family="text">
      <style:text-properties fo:background-color="#80FFFF"/>
    </style:style>
    <style:style style:name="T3392" style:parent-style-name="Domyślnaczcionkaakapitu" style:family="text">
      <style:text-properties fo:background-color="#80FFFF"/>
    </style:style>
    <style:style style:name="T3393" style:parent-style-name="Domyślnaczcionkaakapitu" style:family="text">
      <style:text-properties fo:background-color="#80FFFF"/>
    </style:style>
    <style:style style:name="T3394" style:parent-style-name="Domyślnaczcionkaakapitu" style:family="text">
      <style:text-properties fo:background-color="#80FFFF"/>
    </style:style>
    <style:style style:name="T3395" style:parent-style-name="Domyślnaczcionkaakapitu" style:family="text">
      <style:text-properties fo:background-color="#80FFFF"/>
    </style:style>
    <style:style style:name="T3396" style:parent-style-name="Domyślnaczcionkaakapitu" style:family="text">
      <style:text-properties fo:background-color="#80FFFF"/>
    </style:style>
    <style:style style:name="T3397" style:parent-style-name="Domyślnaczcionkaakapitu" style:family="text">
      <style:text-properties fo:background-color="#80FFFF"/>
    </style:style>
    <style:style style:name="T3398" style:parent-style-name="Domyślnaczcionkaakapitu" style:family="text">
      <style:text-properties fo:background-color="#80FFFF"/>
    </style:style>
    <style:style style:name="P3399" style:parent-style-name="Normalny" style:family="paragraph">
      <style:paragraph-properties fo:text-align="justify" fo:line-height="150%" fo:text-indent="0.25in"/>
    </style:style>
    <style:style style:name="T3400" style:parent-style-name="Domyślnaczcionkaakapitu" style:family="text">
      <style:text-properties fo:background-color="#80FFFF"/>
    </style:style>
    <style:style style:name="P3401" style:parent-style-name="Normalny" style:family="paragraph">
      <style:paragraph-properties fo:text-align="justify" fo:line-height="150%"/>
    </style:style>
    <style:style style:name="P3402" style:parent-style-name="Normalny" style:family="paragraph">
      <style:paragraph-properties fo:text-align="justify" fo:line-height="150%"/>
    </style:style>
    <style:style style:name="T3403" style:parent-style-name="Domyślnaczcionkaakapitu" style:family="text">
      <style:text-properties style:text-underline-type="single" style:text-underline-style="solid" style:text-underline-width="auto" style:text-underline-mode="continuous"/>
    </style:style>
    <style:style style:name="P3404" style:parent-style-name="Normalny" style:family="paragraph">
      <style:paragraph-properties fo:text-align="justify" fo:line-height="150%" fo:text-indent="0.25in"/>
    </style:style>
    <style:style style:name="T3405" style:parent-style-name="Domyślnaczcionkaakapitu" style:family="text">
      <style:text-properties fo:background-color="#80FFFF"/>
    </style:style>
    <style:style style:name="T3406" style:parent-style-name="Domyślnaczcionkaakapitu" style:family="text">
      <style:text-properties fo:background-color="#80FFFF"/>
    </style:style>
    <style:style style:name="P3407" style:parent-style-name="Normalny" style:family="paragraph">
      <style:paragraph-properties fo:text-align="justify" fo:line-height="150%"/>
    </style:style>
    <style:style style:name="T3408" style:parent-style-name="Domyślnaczcionkaakapitu" style:family="text">
      <style:text-properties style:text-underline-type="single" style:text-underline-style="solid" style:text-underline-width="auto" style:text-underline-mode="continuous"/>
    </style:style>
    <style:style style:name="P3409" style:parent-style-name="Normalny" style:family="paragraph">
      <style:paragraph-properties fo:text-align="justify" fo:line-height="150%" fo:text-indent="0.25in"/>
    </style:style>
    <style:style style:name="T3410" style:parent-style-name="Domyślnaczcionkaakapitu" style:family="text">
      <style:text-properties fo:background-color="#80FFFF"/>
    </style:style>
    <style:style style:name="T3411" style:parent-style-name="Domyślnaczcionkaakapitu" style:family="text">
      <style:text-properties fo:background-color="#80FFFF"/>
    </style:style>
    <style:style style:name="P3412" style:parent-style-name="Normalny" style:family="paragraph">
      <style:paragraph-properties fo:text-align="justify" fo:line-height="150%"/>
    </style:style>
    <style:style style:name="P3413" style:parent-style-name="Normalny" style:family="paragraph">
      <style:paragraph-properties fo:text-align="justify" fo:line-height="150%"/>
    </style:style>
    <style:style style:name="T3414" style:parent-style-name="Domyślnaczcionkaakapitu" style:family="text">
      <style:text-properties style:text-underline-type="single" style:text-underline-style="solid" style:text-underline-width="auto" style:text-underline-mode="continuous"/>
    </style:style>
    <style:style style:name="P3415" style:parent-style-name="Normalny" style:family="paragraph">
      <style:paragraph-properties fo:text-align="justify" fo:line-height="150%" fo:text-indent="0.25in"/>
    </style:style>
    <style:style style:name="P3416" style:parent-style-name="Normalny" style:family="paragraph">
      <style:paragraph-properties fo:text-align="justify" fo:line-height="150%" fo:text-indent="0.25in"/>
    </style:style>
    <style:style style:name="P3417" style:parent-style-name="Normalny" style:family="paragraph">
      <style:paragraph-properties fo:text-align="justify" fo:line-height="150%"/>
    </style:style>
    <style:style style:name="T3418" style:parent-style-name="Domyślnaczcionkaakapitu" style:family="text">
      <style:text-properties style:text-underline-type="single" style:text-underline-style="solid" style:text-underline-width="auto" style:text-underline-mode="continuous"/>
    </style:style>
    <style:style style:name="T3419" style:parent-style-name="Domyślnaczcionkaakapitu" style:family="text">
      <style:text-properties fo:background-color="#80FFFF" style:text-underline-type="single" style:text-underline-style="solid" style:text-underline-width="auto" style:text-underline-mode="continuous"/>
    </style:style>
    <style:style style:name="T3420" style:parent-style-name="Domyślnaczcionkaakapitu" style:family="text">
      <style:text-properties style:text-underline-type="single" style:text-underline-style="solid" style:text-underline-width="auto" style:text-underline-mode="continuous"/>
    </style:style>
    <style:style style:name="P3421" style:parent-style-name="Normalny" style:family="paragraph">
      <style:paragraph-properties fo:text-align="justify" fo:line-height="150%" fo:text-indent="0.25in"/>
    </style:style>
    <style:style style:name="P3422" style:parent-style-name="Normalny" style:family="paragraph">
      <style:paragraph-properties fo:text-align="justify" fo:line-height="150%"/>
    </style:style>
    <style:style style:name="T3423" style:parent-style-name="Domyślnaczcionkaakapitu" style:family="text">
      <style:text-properties style:text-underline-type="single" style:text-underline-style="solid" style:text-underline-width="auto" style:text-underline-mode="continuous"/>
    </style:style>
    <style:style style:name="P3424" style:parent-style-name="Normalny" style:family="paragraph">
      <style:paragraph-properties fo:text-align="justify" fo:line-height="150%" fo:text-indent="0.25in"/>
    </style:style>
    <style:style style:name="T3425" style:parent-style-name="Domyślnaczcionkaakapitu" style:family="text">
      <style:text-properties fo:background-color="#80FFFF"/>
    </style:style>
    <style:style style:name="T3426" style:parent-style-name="Domyślnaczcionkaakapitu" style:family="text">
      <style:text-properties fo:background-color="#80FFFF"/>
    </style:style>
    <style:style style:name="P3427" style:parent-style-name="Normalny" style:family="paragraph">
      <style:paragraph-properties fo:text-align="justify" fo:line-height="150%"/>
    </style:style>
    <style:style style:name="T3428" style:parent-style-name="Domyślnaczcionkaakapitu" style:family="text">
      <style:text-properties style:text-underline-type="single" style:text-underline-style="solid" style:text-underline-width="auto" style:text-underline-mode="continuous"/>
    </style:style>
    <style:style style:name="T3429" style:parent-style-name="Domyślnaczcionkaakapitu" style:family="text">
      <style:text-properties fo:background-color="#80FFFF" style:text-underline-type="single" style:text-underline-style="solid" style:text-underline-width="auto" style:text-underline-mode="continuous"/>
    </style:style>
    <style:style style:name="T3430" style:parent-style-name="Domyślnaczcionkaakapitu" style:family="text">
      <style:text-properties style:text-underline-type="single" style:text-underline-style="solid" style:text-underline-width="auto" style:text-underline-mode="continuous"/>
    </style:style>
    <style:style style:name="P3431" style:parent-style-name="Normalny" style:family="paragraph">
      <style:paragraph-properties fo:text-align="justify" fo:line-height="150%" fo:text-indent="0.25in"/>
    </style:style>
    <style:style style:name="T3432" style:parent-style-name="Domyślnaczcionkaakapitu" style:family="text">
      <style:text-properties fo:background-color="#80FFFF"/>
    </style:style>
    <style:style style:name="T3433" style:parent-style-name="Domyślnaczcionkaakapitu" style:family="text">
      <style:text-properties fo:background-color="#80FFFF"/>
    </style:style>
    <style:style style:name="T3434" style:parent-style-name="Domyślnaczcionkaakapitu" style:family="text">
      <style:text-properties fo:background-color="#80FFFF"/>
    </style:style>
    <style:style style:name="T3435" style:parent-style-name="Domyślnaczcionkaakapitu" style:family="text">
      <style:text-properties fo:background-color="#80FFFF"/>
    </style:style>
    <style:style style:name="T3436" style:parent-style-name="Domyślnaczcionkaakapitu" style:family="text">
      <style:text-properties fo:background-color="#80FFFF"/>
    </style:style>
    <style:style style:name="T3437" style:parent-style-name="Domyślnaczcionkaakapitu" style:family="text">
      <style:text-properties fo:background-color="#80FFFF"/>
    </style:style>
    <style:style style:name="T3438" style:parent-style-name="Domyślnaczcionkaakapitu" style:family="text">
      <style:text-properties fo:background-color="#80FFFF"/>
    </style:style>
    <style:style style:name="T3439" style:parent-style-name="Domyślnaczcionkaakapitu" style:family="text">
      <style:text-properties fo:background-color="#80FFFF"/>
    </style:style>
    <style:style style:name="P3440" style:parent-style-name="Normalny" style:family="paragraph">
      <style:paragraph-properties fo:text-align="justify" fo:line-height="150%"/>
    </style:style>
    <style:style style:name="T3441" style:parent-style-name="Domyślnaczcionkaakapitu" style:family="text">
      <style:text-properties fo:background-color="#80FFFF"/>
    </style:style>
    <style:style style:name="P3442" style:parent-style-name="Normalny" style:family="paragraph">
      <style:paragraph-properties fo:text-align="justify" fo:line-height="150%"/>
    </style:style>
    <style:style style:name="T3443" style:parent-style-name="Domyślnaczcionkaakapitu" style:family="text">
      <style:text-properties style:text-underline-type="single" style:text-underline-style="solid" style:text-underline-width="auto" style:text-underline-mode="continuous"/>
    </style:style>
    <style:style style:name="P3444" style:parent-style-name="Normalny" style:family="paragraph">
      <style:paragraph-properties fo:text-align="justify" fo:line-height="150%" fo:text-indent="0.25in"/>
    </style:style>
    <style:style style:name="T3445" style:parent-style-name="Domyślnaczcionkaakapitu" style:family="text">
      <style:text-properties fo:background-color="#80FFFF"/>
    </style:style>
    <style:style style:name="T3446" style:parent-style-name="Domyślnaczcionkaakapitu" style:family="text">
      <style:text-properties fo:background-color="#80FFFF"/>
    </style:style>
    <style:style style:name="T3447" style:parent-style-name="Domyślnaczcionkaakapitu" style:family="text">
      <style:text-properties fo:background-color="#80FFFF"/>
    </style:style>
    <style:style style:name="T3448" style:parent-style-name="Domyślnaczcionkaakapitu" style:family="text">
      <style:text-properties fo:background-color="#80FFFF"/>
    </style:style>
    <style:style style:name="P3449" style:parent-style-name="Normalny" style:family="paragraph">
      <style:paragraph-properties fo:text-align="justify" fo:line-height="150%"/>
    </style:style>
    <style:style style:name="T3450" style:parent-style-name="Domyślnaczcionkaakapitu" style:family="text">
      <style:text-properties style:text-underline-type="single" style:text-underline-style="solid" style:text-underline-width="auto" style:text-underline-mode="continuous"/>
    </style:style>
    <style:style style:name="T3451" style:parent-style-name="Domyślnaczcionkaakapitu" style:family="text">
      <style:text-properties fo:background-color="#80FFFF" style:text-underline-type="single" style:text-underline-style="solid" style:text-underline-width="auto" style:text-underline-mode="continuous"/>
    </style:style>
    <style:style style:name="T3452" style:parent-style-name="Domyślnaczcionkaakapitu" style:family="text">
      <style:text-properties style:text-underline-type="single" style:text-underline-style="solid" style:text-underline-width="auto" style:text-underline-mode="continuous"/>
    </style:style>
    <style:style style:name="P3453" style:parent-style-name="Normalny" style:family="paragraph">
      <style:paragraph-properties fo:text-align="justify" fo:line-height="150%" fo:text-indent="0.25in"/>
    </style:style>
    <style:style style:name="T3454" style:parent-style-name="Domyślnaczcionkaakapitu" style:family="text">
      <style:text-properties fo:background-color="#80FFFF"/>
    </style:style>
    <style:style style:name="P3455" style:parent-style-name="Normalny" style:family="paragraph">
      <style:paragraph-properties fo:text-align="justify" fo:line-height="150%" fo:text-indent="0.25in"/>
    </style:style>
    <style:style style:name="T3456" style:parent-style-name="Domyślnaczcionkaakapitu" style:family="text">
      <style:text-properties fo:background-color="#80FFFF"/>
    </style:style>
    <style:style style:name="T3457" style:parent-style-name="Domyślnaczcionkaakapitu" style:family="text">
      <style:text-properties fo:background-color="#80FFFF"/>
    </style:style>
    <style:style style:name="T3458" style:parent-style-name="Domyślnaczcionkaakapitu" style:family="text">
      <style:text-properties fo:background-color="#80FFFF"/>
    </style:style>
    <style:style style:name="T3459" style:parent-style-name="Domyślnaczcionkaakapitu" style:family="text">
      <style:text-properties fo:background-color="#80FFFF"/>
    </style:style>
    <style:style style:name="T3460" style:parent-style-name="Domyślnaczcionkaakapitu" style:family="text">
      <style:text-properties fo:background-color="#80FFFF"/>
    </style:style>
    <style:style style:name="T3461" style:parent-style-name="Domyślnaczcionkaakapitu" style:family="text">
      <style:text-properties fo:background-color="#80FFFF"/>
    </style:style>
    <style:style style:name="T3462" style:parent-style-name="Domyślnaczcionkaakapitu" style:family="text">
      <style:text-properties fo:background-color="#80FFFF"/>
    </style:style>
    <style:style style:name="T3463" style:parent-style-name="Domyślnaczcionkaakapitu" style:family="text">
      <style:text-properties fo:background-color="#80FFFF"/>
    </style:style>
    <style:style style:name="T3464" style:parent-style-name="Domyślnaczcionkaakapitu" style:family="text">
      <style:text-properties fo:background-color="#80FFFF"/>
    </style:style>
    <style:style style:name="T3465" style:parent-style-name="Domyślnaczcionkaakapitu" style:family="text">
      <style:text-properties fo:background-color="#80FFFF"/>
    </style:style>
    <style:style style:name="T3466" style:parent-style-name="Domyślnaczcionkaakapitu" style:family="text">
      <style:text-properties fo:background-color="#80FFFF"/>
    </style:style>
    <style:style style:name="T3467" style:parent-style-name="Domyślnaczcionkaakapitu" style:family="text">
      <style:text-properties fo:background-color="#80FFFF"/>
    </style:style>
    <style:style style:name="T3468" style:parent-style-name="Domyślnaczcionkaakapitu" style:family="text">
      <style:text-properties fo:background-color="#80FFFF"/>
    </style:style>
    <style:style style:name="T3469" style:parent-style-name="Domyślnaczcionkaakapitu" style:family="text">
      <style:text-properties fo:background-color="#80FFFF"/>
    </style:style>
    <style:style style:name="T3470" style:parent-style-name="Domyślnaczcionkaakapitu" style:family="text">
      <style:text-properties fo:background-color="#80FFFF"/>
    </style:style>
    <style:style style:name="T3471" style:parent-style-name="Domyślnaczcionkaakapitu" style:family="text">
      <style:text-properties fo:background-color="#80FFFF"/>
    </style:style>
    <style:style style:name="T3472" style:parent-style-name="Domyślnaczcionkaakapitu" style:family="text">
      <style:text-properties fo:background-color="#80FFFF"/>
    </style:style>
    <style:style style:name="P3473" style:parent-style-name="Normalny" style:family="paragraph">
      <style:paragraph-properties fo:text-align="justify" fo:line-height="150%"/>
    </style:style>
    <style:style style:name="T3474" style:parent-style-name="Domyślnaczcionkaakapitu" style:family="text">
      <style:text-properties style:text-underline-type="single" style:text-underline-style="solid" style:text-underline-width="auto" style:text-underline-mode="continuous"/>
    </style:style>
    <style:style style:name="P3475" style:parent-style-name="Normalny" style:family="paragraph">
      <style:paragraph-properties fo:text-align="justify" fo:line-height="150%" fo:text-indent="0.25in"/>
    </style:style>
    <style:style style:name="T3476" style:parent-style-name="Domyślnaczcionkaakapitu" style:family="text">
      <style:text-properties fo:background-color="#80FFFF"/>
    </style:style>
    <style:style style:name="T3477" style:parent-style-name="Domyślnaczcionkaakapitu" style:family="text">
      <style:text-properties fo:background-color="#80FFFF"/>
    </style:style>
    <style:style style:name="T3478" style:parent-style-name="Domyślnaczcionkaakapitu" style:family="text">
      <style:text-properties fo:background-color="#80FFFF"/>
    </style:style>
    <style:style style:name="T3479" style:parent-style-name="Domyślnaczcionkaakapitu" style:family="text">
      <style:text-properties fo:background-color="#80FFFF"/>
    </style:style>
    <style:style style:name="T3480" style:parent-style-name="Domyślnaczcionkaakapitu" style:family="text">
      <style:text-properties fo:background-color="#80FFFF"/>
    </style:style>
    <style:style style:name="P3481" style:parent-style-name="Normalny" style:family="paragraph">
      <style:paragraph-properties fo:text-align="justify" fo:line-height="150%"/>
    </style:style>
    <style:style style:name="T3482" style:parent-style-name="Domyślnaczcionkaakapitu" style:family="text">
      <style:text-properties fo:background-color="#80FFFF"/>
    </style:style>
    <style:style style:name="P3483" style:parent-style-name="Normalny" style:family="paragraph">
      <style:paragraph-properties fo:text-align="justify" fo:line-height="150%"/>
    </style:style>
    <style:style style:name="T3484" style:parent-style-name="Domyślnaczcionkaakapitu" style:family="text">
      <style:text-properties style:text-underline-type="single" style:text-underline-style="solid" style:text-underline-width="auto" style:text-underline-mode="continuous"/>
    </style:style>
    <style:style style:name="P3485" style:parent-style-name="Normalny" style:family="paragraph">
      <style:paragraph-properties fo:text-align="justify" fo:line-height="150%" fo:text-indent="0.2479in"/>
    </style:style>
    <style:style style:name="T3486" style:parent-style-name="Domyślnaczcionkaakapitu" style:family="text">
      <style:text-properties fo:background-color="#80FFFF"/>
    </style:style>
    <style:style style:name="P3487" style:parent-style-name="Normalny" style:family="paragraph">
      <style:paragraph-properties fo:text-align="justify" fo:line-height="150%"/>
    </style:style>
    <style:style style:name="T3488" style:parent-style-name="Domyślnaczcionkaakapitu" style:family="text">
      <style:text-properties style:text-underline-type="single" style:text-underline-style="solid" style:text-underline-width="auto" style:text-underline-mode="continuous"/>
    </style:style>
    <style:style style:name="P3489" style:parent-style-name="Normalny" style:family="paragraph">
      <style:paragraph-properties fo:text-align="justify" fo:line-height="150%" fo:text-indent="0.25in"/>
    </style:style>
    <style:style style:name="T3490" style:parent-style-name="Domyślnaczcionkaakapitu" style:family="text">
      <style:text-properties fo:background-color="#80FFFF"/>
    </style:style>
    <style:style style:name="T3491" style:parent-style-name="Domyślnaczcionkaakapitu" style:family="text">
      <style:text-properties fo:background-color="#80FFFF"/>
    </style:style>
    <style:style style:name="T3492" style:parent-style-name="Domyślnaczcionkaakapitu" style:family="text">
      <style:text-properties fo:background-color="#80FFFF"/>
    </style:style>
    <style:style style:name="T3493" style:parent-style-name="Domyślnaczcionkaakapitu" style:family="text">
      <style:text-properties fo:background-color="#80FFFF"/>
    </style:style>
    <style:style style:name="T3494" style:parent-style-name="Domyślnaczcionkaakapitu" style:family="text">
      <style:text-properties fo:background-color="#80FFFF"/>
    </style:style>
    <style:style style:name="T3495" style:parent-style-name="Domyślnaczcionkaakapitu" style:family="text">
      <style:text-properties fo:background-color="#80FFFF"/>
    </style:style>
    <style:style style:name="T3496" style:parent-style-name="Domyślnaczcionkaakapitu" style:family="text">
      <style:text-properties fo:background-color="#80FFFF"/>
    </style:style>
    <style:style style:name="T3497" style:parent-style-name="Domyślnaczcionkaakapitu" style:family="text">
      <style:text-properties fo:background-color="#80FFFF"/>
    </style:style>
    <style:style style:name="T3498" style:parent-style-name="Domyślnaczcionkaakapitu" style:family="text">
      <style:text-properties fo:background-color="#80FFFF"/>
    </style:style>
    <style:style style:name="T3499" style:parent-style-name="Domyślnaczcionkaakapitu" style:family="text">
      <style:text-properties fo:background-color="#80FFFF"/>
    </style:style>
    <style:style style:name="T3500" style:parent-style-name="Domyślnaczcionkaakapitu" style:family="text">
      <style:text-properties fo:background-color="#80FFFF"/>
    </style:style>
    <style:style style:name="T3501" style:parent-style-name="Domyślnaczcionkaakapitu" style:family="text">
      <style:text-properties fo:background-color="#80FFFF"/>
    </style:style>
    <style:style style:name="P3502" style:parent-style-name="Normalny" style:family="paragraph">
      <style:paragraph-properties fo:text-align="justify" fo:line-height="150%"/>
    </style:style>
    <style:style style:name="P3503" style:parent-style-name="Normalny" style:family="paragraph">
      <style:paragraph-properties fo:text-align="justify" fo:line-height="150%"/>
    </style:style>
    <style:style style:name="T3504" style:parent-style-name="Domyślnaczcionkaakapitu" style:family="text">
      <style:text-properties style:text-underline-type="single" style:text-underline-style="solid" style:text-underline-width="auto" style:text-underline-mode="continuous"/>
    </style:style>
    <style:style style:name="P3505" style:parent-style-name="Normalny" style:family="paragraph">
      <style:paragraph-properties fo:text-align="justify" fo:line-height="150%" fo:text-indent="0.25in"/>
    </style:style>
    <style:style style:name="T3506" style:parent-style-name="Domyślnaczcionkaakapitu" style:family="text">
      <style:text-properties fo:background-color="#80FFFF"/>
    </style:style>
    <style:style style:name="P3507" style:parent-style-name="Normalny" style:family="paragraph">
      <style:paragraph-properties fo:text-align="justify" fo:line-height="150%"/>
    </style:style>
    <style:style style:name="T3508" style:parent-style-name="Domyślnaczcionkaakapitu" style:family="text">
      <style:text-properties fo:background-color="#80FFFF"/>
    </style:style>
    <style:style style:name="P3509" style:parent-style-name="Normalny" style:family="paragraph">
      <style:paragraph-properties fo:text-align="justify" fo:line-height="150%"/>
    </style:style>
    <style:style style:name="T3510" style:parent-style-name="Domyślnaczcionkaakapitu" style:family="text">
      <style:text-properties style:text-underline-type="single" style:text-underline-style="solid" style:text-underline-width="auto" style:text-underline-mode="continuous"/>
    </style:style>
    <style:style style:name="P3511" style:parent-style-name="Normalny" style:family="paragraph">
      <style:paragraph-properties fo:text-align="justify" fo:line-height="150%" fo:text-indent="0.25in"/>
    </style:style>
    <style:style style:name="T3512" style:parent-style-name="Domyślnaczcionkaakapitu" style:family="text">
      <style:text-properties fo:background-color="#80FFFF"/>
    </style:style>
    <style:style style:name="T3513" style:parent-style-name="Domyślnaczcionkaakapitu" style:family="text">
      <style:text-properties fo:background-color="#80FFFF"/>
    </style:style>
    <style:style style:name="T3514" style:parent-style-name="Domyślnaczcionkaakapitu" style:family="text">
      <style:text-properties fo:background-color="#80FFFF"/>
    </style:style>
    <style:style style:name="T3515" style:parent-style-name="Domyślnaczcionkaakapitu" style:family="text">
      <style:text-properties fo:background-color="#80FFFF"/>
    </style:style>
    <style:style style:name="T3516" style:parent-style-name="Domyślnaczcionkaakapitu" style:family="text">
      <style:text-properties fo:background-color="#80FFFF"/>
    </style:style>
    <style:style style:name="T3517" style:parent-style-name="Domyślnaczcionkaakapitu" style:family="text">
      <style:text-properties fo:background-color="#80FFFF"/>
    </style:style>
    <style:style style:name="P3518" style:parent-style-name="Normalny" style:family="paragraph">
      <style:paragraph-properties fo:text-align="justify" fo:line-height="150%">
        <style:tab-stops>
          <style:tab-stop style:type="left" style:leader-style="solid" style:leader-text="_" style:position="1.743in"/>
          <style:tab-stop style:type="left" style:leader-style="solid" style:leader-text="_" style:position="2.4798in"/>
        </style:tab-stops>
      </style:paragraph-properties>
    </style:style>
    <style:style style:name="T3519" style:parent-style-name="Domyślnaczcionkaakapitu" style:family="text">
      <style:text-properties style:text-underline-type="single" style:text-underline-style="solid" style:text-underline-width="auto" style:text-underline-mode="continuous"/>
    </style:style>
    <style:style style:name="T3520" style:parent-style-name="Domyślnaczcionkaakapitu" style:family="text">
      <style:text-properties fo:background-color="#80FFFF" style:text-underline-type="single" style:text-underline-style="solid" style:text-underline-width="auto" style:text-underline-mode="continuous"/>
    </style:style>
    <style:style style:name="T3521" style:parent-style-name="Domyślnaczcionkaakapitu" style:family="text">
      <style:text-properties style:text-underline-type="single" style:text-underline-style="solid" style:text-underline-width="auto" style:text-underline-mode="continuous"/>
    </style:style>
    <style:style style:name="P3522" style:parent-style-name="Normalny" style:family="paragraph">
      <style:paragraph-properties fo:text-align="justify" fo:line-height="150%" fo:text-indent="0.25in">
        <style:tab-stops>
          <style:tab-stop style:type="left" style:leader-style="solid" style:leader-text="_" style:position="1.743in"/>
          <style:tab-stop style:type="left" style:leader-style="solid" style:leader-text="_" style:position="2.4798in"/>
        </style:tab-stops>
      </style:paragraph-properties>
    </style:style>
    <style:style style:name="T3523" style:parent-style-name="Domyślnaczcionkaakapitu" style:family="text">
      <style:text-properties fo:background-color="#80FFFF"/>
    </style:style>
    <style:style style:name="T3524" style:parent-style-name="Domyślnaczcionkaakapitu" style:family="text">
      <style:text-properties fo:background-color="#80FFFF"/>
    </style:style>
    <style:style style:name="T3525" style:parent-style-name="Domyślnaczcionkaakapitu" style:family="text">
      <style:text-properties fo:background-color="#80FFFF"/>
    </style:style>
    <style:style style:name="T3526" style:parent-style-name="Domyślnaczcionkaakapitu" style:family="text">
      <style:text-properties fo:background-color="#80FFFF"/>
    </style:style>
    <style:style style:name="P3527" style:parent-style-name="Normalny" style:family="paragraph">
      <style:paragraph-properties fo:text-align="justify" fo:line-height="150%">
        <style:tab-stops>
          <style:tab-stop style:type="left" style:leader-style="solid" style:leader-text="_" style:position="1.743in"/>
          <style:tab-stop style:type="left" style:leader-style="solid" style:leader-text="_" style:position="2.4798in"/>
        </style:tab-stops>
      </style:paragraph-properties>
    </style:style>
    <style:style style:name="T3528" style:parent-style-name="Domyślnaczcionkaakapitu" style:family="text">
      <style:text-properties style:text-underline-type="single" style:text-underline-style="solid" style:text-underline-width="auto" style:text-underline-mode="continuous"/>
    </style:style>
    <style:style style:name="P3529" style:parent-style-name="Normalny" style:family="paragraph">
      <style:paragraph-properties fo:text-align="justify" fo:line-height="150%" fo:text-indent="0.25in">
        <style:tab-stops>
          <style:tab-stop style:type="left" style:leader-style="solid" style:leader-text="_" style:position="1.743in"/>
          <style:tab-stop style:type="left" style:leader-style="solid" style:leader-text="_" style:position="2.4798in"/>
        </style:tab-stops>
      </style:paragraph-properties>
    </style:style>
    <style:style style:name="P3530" style:parent-style-name="Normalny" style:family="paragraph">
      <style:paragraph-properties fo:text-align="justify" fo:line-height="150%"/>
    </style:style>
    <style:style style:name="T3531" style:parent-style-name="Domyślnaczcionkaakapitu" style:family="text">
      <style:text-properties style:text-underline-type="single" style:text-underline-style="solid" style:text-underline-width="auto" style:text-underline-mode="continuous"/>
    </style:style>
    <style:style style:name="P3532" style:parent-style-name="Normalny" style:family="paragraph">
      <style:paragraph-properties fo:text-align="justify" fo:line-height="150%" fo:text-indent="0.25in"/>
    </style:style>
    <style:style style:name="T3533" style:parent-style-name="Domyślnaczcionkaakapitu" style:family="text">
      <style:text-properties fo:background-color="#80FFFF"/>
    </style:style>
    <style:style style:name="T3534" style:parent-style-name="Domyślnaczcionkaakapitu" style:family="text">
      <style:text-properties fo:background-color="#80FFFF"/>
    </style:style>
    <style:style style:name="T3535" style:parent-style-name="Domyślnaczcionkaakapitu" style:family="text">
      <style:text-properties fo:background-color="#80FFFF"/>
    </style:style>
    <style:style style:name="T3536" style:parent-style-name="Domyślnaczcionkaakapitu" style:family="text">
      <style:text-properties fo:background-color="#80FFFF"/>
    </style:style>
    <style:style style:name="T3537" style:parent-style-name="Domyślnaczcionkaakapitu" style:family="text">
      <style:text-properties fo:background-color="#80FFFF"/>
    </style:style>
    <style:style style:name="T3538" style:parent-style-name="Domyślnaczcionkaakapitu" style:family="text">
      <style:text-properties fo:background-color="#80FFFF"/>
    </style:style>
    <style:style style:name="T3539" style:parent-style-name="Domyślnaczcionkaakapitu" style:family="text">
      <style:text-properties fo:background-color="#80FFFF"/>
    </style:style>
    <style:style style:name="T3540" style:parent-style-name="Domyślnaczcionkaakapitu" style:family="text">
      <style:text-properties fo:background-color="#80FFFF"/>
    </style:style>
    <style:style style:name="T3541" style:parent-style-name="Domyślnaczcionkaakapitu" style:family="text">
      <style:text-properties fo:background-color="#80FFFF"/>
    </style:style>
    <style:style style:name="P3542" style:parent-style-name="Normalny" style:family="paragraph">
      <style:paragraph-properties fo:text-align="justify" fo:line-height="150%" fo:text-indent="0.25in"/>
    </style:style>
    <style:style style:name="T3543" style:parent-style-name="Domyślnaczcionkaakapitu" style:family="text">
      <style:text-properties fo:background-color="#80FFFF"/>
    </style:style>
    <style:style style:name="T3544" style:parent-style-name="Domyślnaczcionkaakapitu" style:family="text">
      <style:text-properties fo:background-color="#80FFFF"/>
    </style:style>
    <style:style style:name="T3545" style:parent-style-name="Domyślnaczcionkaakapitu" style:family="text">
      <style:text-properties fo:background-color="#80FFFF"/>
    </style:style>
    <style:style style:name="T3546" style:parent-style-name="Domyślnaczcionkaakapitu" style:family="text">
      <style:text-properties fo:background-color="#80FFFF"/>
    </style:style>
    <style:style style:name="T3547" style:parent-style-name="Domyślnaczcionkaakapitu" style:family="text">
      <style:text-properties fo:background-color="#80FFFF"/>
    </style:style>
    <style:style style:name="T3548" style:parent-style-name="Domyślnaczcionkaakapitu" style:family="text">
      <style:text-properties fo:background-color="#80FFFF"/>
    </style:style>
    <style:style style:name="T3549" style:parent-style-name="Domyślnaczcionkaakapitu" style:family="text">
      <style:text-properties fo:background-color="#80FFFF"/>
    </style:style>
    <style:style style:name="T3550" style:parent-style-name="Domyślnaczcionkaakapitu" style:family="text">
      <style:text-properties fo:background-color="#80FFFF"/>
    </style:style>
    <style:style style:name="P3551" style:parent-style-name="Normalny" style:family="paragraph">
      <style:paragraph-properties fo:text-align="justify" fo:line-height="150%"/>
    </style:style>
    <style:style style:name="T3552" style:parent-style-name="Domyślnaczcionkaakapitu" style:family="text">
      <style:text-properties style:text-underline-type="single" style:text-underline-style="solid" style:text-underline-width="auto" style:text-underline-mode="continuous"/>
    </style:style>
    <style:style style:name="T3553" style:parent-style-name="Domyślnaczcionkaakapitu" style:family="text">
      <style:text-properties fo:background-color="#80FFFF" style:text-underline-type="single" style:text-underline-style="solid" style:text-underline-width="auto" style:text-underline-mode="continuous"/>
    </style:style>
    <style:style style:name="T3554" style:parent-style-name="Domyślnaczcionkaakapitu" style:family="text">
      <style:text-properties style:text-underline-type="single" style:text-underline-style="solid" style:text-underline-width="auto" style:text-underline-mode="continuous"/>
    </style:style>
    <style:style style:name="P3555" style:parent-style-name="Normalny" style:family="paragraph">
      <style:paragraph-properties fo:text-align="justify" fo:line-height="150%" fo:text-indent="0.25in"/>
    </style:style>
    <style:style style:name="T3556" style:parent-style-name="Domyślnaczcionkaakapitu" style:family="text">
      <style:text-properties fo:background-color="#80FFFF"/>
    </style:style>
    <style:style style:name="P3557" style:parent-style-name="Normalny" style:family="paragraph">
      <style:paragraph-properties fo:text-align="justify" fo:line-height="150%"/>
    </style:style>
    <style:style style:name="T3558" style:parent-style-name="Domyślnaczcionkaakapitu" style:family="text">
      <style:text-properties style:text-underline-type="single" style:text-underline-style="solid" style:text-underline-width="auto" style:text-underline-mode="continuous"/>
    </style:style>
    <style:style style:name="T3559" style:parent-style-name="Domyślnaczcionkaakapitu" style:family="text">
      <style:text-properties fo:background-color="#80FFFF" style:text-underline-type="single" style:text-underline-style="solid" style:text-underline-width="auto" style:text-underline-mode="continuous"/>
    </style:style>
    <style:style style:name="T3560" style:parent-style-name="Domyślnaczcionkaakapitu" style:family="text">
      <style:text-properties style:text-underline-type="single" style:text-underline-style="solid" style:text-underline-width="auto" style:text-underline-mode="continuous"/>
    </style:style>
    <style:style style:name="P3561" style:parent-style-name="Normalny" style:family="paragraph">
      <style:paragraph-properties fo:text-align="justify" fo:line-height="150%" fo:text-indent="0.25in"/>
    </style:style>
    <style:style style:name="T3562" style:parent-style-name="Domyślnaczcionkaakapitu" style:family="text">
      <style:text-properties fo:background-color="#80FFFF"/>
    </style:style>
    <style:style style:name="P3563" style:parent-style-name="Normalny" style:family="paragraph">
      <style:paragraph-properties fo:text-align="justify" fo:line-height="150%"/>
    </style:style>
    <style:style style:name="T3564" style:parent-style-name="Domyślnaczcionkaakapitu" style:family="text">
      <style:text-properties style:text-underline-type="single" style:text-underline-style="solid" style:text-underline-width="auto" style:text-underline-mode="continuous"/>
    </style:style>
    <style:style style:name="P3565" style:parent-style-name="Normalny" style:family="paragraph">
      <style:paragraph-properties fo:text-align="justify" fo:line-height="150%" fo:text-indent="0.25in"/>
    </style:style>
    <style:style style:name="T3566" style:parent-style-name="Domyślnaczcionkaakapitu" style:family="text">
      <style:text-properties fo:background-color="#80FFFF"/>
    </style:style>
    <style:style style:name="T3567" style:parent-style-name="Domyślnaczcionkaakapitu" style:family="text">
      <style:text-properties fo:background-color="#80FFFF"/>
    </style:style>
    <style:style style:name="T3568" style:parent-style-name="Domyślnaczcionkaakapitu" style:family="text">
      <style:text-properties fo:background-color="#80FFFF"/>
    </style:style>
    <style:style style:name="T3569" style:parent-style-name="Domyślnaczcionkaakapitu" style:family="text">
      <style:text-properties fo:background-color="#80FFFF"/>
    </style:style>
    <style:style style:name="T3570" style:parent-style-name="Domyślnaczcionkaakapitu" style:family="text">
      <style:text-properties fo:background-color="#80FFFF"/>
    </style:style>
    <style:style style:name="T3571" style:parent-style-name="Domyślnaczcionkaakapitu" style:family="text">
      <style:text-properties fo:background-color="#80FFFF"/>
    </style:style>
    <style:style style:name="P3572" style:parent-style-name="Normalny" style:family="paragraph">
      <style:paragraph-properties fo:text-align="justify" fo:line-height="150%"/>
    </style:style>
    <style:style style:name="T3573" style:parent-style-name="Domyślnaczcionkaakapitu" style:family="text">
      <style:text-properties style:text-underline-type="single" style:text-underline-style="solid" style:text-underline-width="auto" style:text-underline-mode="continuous"/>
    </style:style>
    <style:style style:name="T3574" style:parent-style-name="Domyślnaczcionkaakapitu" style:family="text">
      <style:text-properties fo:background-color="#80FFFF" style:text-underline-type="single" style:text-underline-style="solid" style:text-underline-width="auto" style:text-underline-mode="continuous"/>
    </style:style>
    <style:style style:name="T3575" style:parent-style-name="Domyślnaczcionkaakapitu" style:family="text">
      <style:text-properties style:text-underline-type="single" style:text-underline-style="solid" style:text-underline-width="auto" style:text-underline-mode="continuous"/>
    </style:style>
    <style:style style:name="T3576" style:parent-style-name="Domyślnaczcionkaakapitu" style:family="text">
      <style:text-properties fo:background-color="#80FFFF" style:text-underline-type="single" style:text-underline-style="solid" style:text-underline-width="auto" style:text-underline-mode="continuous"/>
    </style:style>
    <style:style style:name="P3577" style:parent-style-name="Normalny" style:family="paragraph">
      <style:paragraph-properties fo:text-align="justify" fo:line-height="150%" fo:text-indent="0.25in"/>
    </style:style>
    <style:style style:name="T3578" style:parent-style-name="Domyślnaczcionkaakapitu" style:family="text">
      <style:text-properties fo:background-color="#80FFFF"/>
    </style:style>
    <style:style style:name="T3579" style:parent-style-name="Domyślnaczcionkaakapitu" style:family="text">
      <style:text-properties fo:background-color="#80FFFF"/>
    </style:style>
    <style:style style:name="T3580" style:parent-style-name="Domyślnaczcionkaakapitu" style:family="text">
      <style:text-properties fo:background-color="#80FFFF"/>
    </style:style>
    <style:style style:name="T3581" style:parent-style-name="Domyślnaczcionkaakapitu" style:family="text">
      <style:text-properties fo:background-color="#80FFFF"/>
    </style:style>
    <style:style style:name="T3582" style:parent-style-name="Domyślnaczcionkaakapitu" style:family="text">
      <style:text-properties fo:background-color="#80FFFF"/>
    </style:style>
    <style:style style:name="P3583" style:parent-style-name="Normalny" style:family="paragraph">
      <style:paragraph-properties fo:text-align="justify" fo:line-height="150%"/>
    </style:style>
    <style:style style:name="T3584" style:parent-style-name="Domyślnaczcionkaakapitu" style:family="text">
      <style:text-properties fo:background-color="#80FFFF"/>
    </style:style>
    <style:style style:name="P3585" style:parent-style-name="Normalny" style:family="paragraph">
      <style:paragraph-properties fo:text-align="justify" fo:line-height="150%"/>
    </style:style>
    <style:style style:name="T3586" style:parent-style-name="Domyślnaczcionkaakapitu" style:family="text">
      <style:text-properties style:text-underline-type="single" style:text-underline-style="solid" style:text-underline-width="auto" style:text-underline-mode="continuous"/>
    </style:style>
    <style:style style:name="P3587" style:parent-style-name="Normalny" style:family="paragraph">
      <style:paragraph-properties fo:text-align="justify" fo:line-height="150%" fo:text-indent="0.25in"/>
    </style:style>
    <style:style style:name="T3588" style:parent-style-name="Domyślnaczcionkaakapitu" style:family="text">
      <style:text-properties fo:background-color="#80FFFF"/>
    </style:style>
    <style:style style:name="P3589" style:parent-style-name="Normalny" style:family="paragraph">
      <style:paragraph-properties fo:text-align="justify" fo:line-height="150%"/>
    </style:style>
    <style:style style:name="T3590" style:parent-style-name="Domyślnaczcionkaakapitu" style:family="text">
      <style:text-properties style:text-underline-type="single" style:text-underline-style="solid" style:text-underline-width="auto" style:text-underline-mode="continuous"/>
    </style:style>
    <style:style style:name="T3591" style:parent-style-name="Domyślnaczcionkaakapitu" style:family="text">
      <style:text-properties fo:background-color="#80FFFF" style:text-underline-type="single" style:text-underline-style="solid" style:text-underline-width="auto" style:text-underline-mode="continuous"/>
    </style:style>
    <style:style style:name="T3592" style:parent-style-name="Domyślnaczcionkaakapitu" style:family="text">
      <style:text-properties style:text-underline-type="single" style:text-underline-style="solid" style:text-underline-width="auto" style:text-underline-mode="continuous"/>
    </style:style>
    <style:style style:name="P3593" style:parent-style-name="Normalny" style:family="paragraph">
      <style:paragraph-properties fo:text-align="justify" fo:line-height="150%" fo:text-indent="0.25in"/>
    </style:style>
    <style:style style:name="P3594" style:parent-style-name="Normalny" style:family="paragraph">
      <style:paragraph-properties fo:text-align="justify" fo:line-height="150%"/>
    </style:style>
    <style:style style:name="T3595" style:parent-style-name="Domyślnaczcionkaakapitu" style:family="text">
      <style:text-properties style:text-underline-type="single" style:text-underline-style="solid" style:text-underline-width="auto" style:text-underline-mode="continuous"/>
    </style:style>
    <style:style style:name="P3596" style:parent-style-name="Normalny" style:family="paragraph">
      <style:paragraph-properties fo:text-align="justify" fo:line-height="150%" fo:text-indent="0.2479in">
        <style:tab-stops>
          <style:tab-stop style:type="left" style:position="1.7638in"/>
          <style:tab-stop style:type="left" style:leader-style="solid" style:leader-text="_" style:position="2.6125in"/>
        </style:tab-stops>
      </style:paragraph-properties>
    </style:style>
    <style:style style:name="T3597" style:parent-style-name="Domyślnaczcionkaakapitu" style:family="text">
      <style:text-properties fo:background-color="#80FFFF"/>
    </style:style>
    <style:style style:name="T3598" style:parent-style-name="Domyślnaczcionkaakapitu" style:family="text">
      <style:text-properties fo:background-color="#80FFFF"/>
    </style:style>
    <style:style style:name="T3599" style:parent-style-name="Domyślnaczcionkaakapitu" style:family="text">
      <style:text-properties fo:background-color="#80FFFF"/>
    </style:style>
    <style:style style:name="P3600" style:parent-style-name="Normalny" style:family="paragraph">
      <style:paragraph-properties fo:text-align="justify" fo:line-height="150%"/>
    </style:style>
    <style:style style:name="T3601" style:parent-style-name="Domyślnaczcionkaakapitu" style:family="text">
      <style:text-properties style:text-underline-type="single" style:text-underline-style="solid" style:text-underline-width="auto" style:text-underline-mode="continuous"/>
    </style:style>
    <style:style style:name="P3602" style:parent-style-name="Normalny" style:family="paragraph">
      <style:paragraph-properties fo:text-align="justify" fo:line-height="150%" fo:text-indent="0.25in"/>
    </style:style>
    <style:style style:name="T3603" style:parent-style-name="Domyślnaczcionkaakapitu" style:family="text">
      <style:text-properties fo:background-color="#80FFFF"/>
    </style:style>
    <style:style style:name="P3604" style:parent-style-name="Normalny" style:family="paragraph">
      <style:paragraph-properties fo:text-align="justify" fo:line-height="150%" fo:text-indent="0.25in"/>
    </style:style>
    <style:style style:name="T3605" style:parent-style-name="Domyślnaczcionkaakapitu" style:family="text">
      <style:text-properties fo:background-color="#80FFFF"/>
    </style:style>
    <style:style style:name="P3606" style:parent-style-name="Normalny" style:family="paragraph">
      <style:paragraph-properties fo:text-align="justify" fo:line-height="150%"/>
    </style:style>
    <style:style style:name="T3607" style:parent-style-name="Domyślnaczcionkaakapitu" style:family="text">
      <style:text-properties fo:background-color="#80FFFF"/>
    </style:style>
    <style:style style:name="P3608" style:parent-style-name="Normalny" style:family="paragraph">
      <style:paragraph-properties fo:text-align="justify" fo:line-height="150%"/>
    </style:style>
    <style:style style:name="T3609" style:parent-style-name="Domyślnaczcionkaakapitu" style:family="text">
      <style:text-properties style:text-underline-type="single" style:text-underline-style="solid" style:text-underline-width="auto" style:text-underline-mode="continuous"/>
    </style:style>
    <style:style style:name="T3610" style:parent-style-name="Domyślnaczcionkaakapitu" style:family="text">
      <style:text-properties fo:background-color="#80FFFF" style:text-underline-type="single" style:text-underline-style="solid" style:text-underline-width="auto" style:text-underline-mode="continuous"/>
    </style:style>
    <style:style style:name="T3611" style:parent-style-name="Domyślnaczcionkaakapitu" style:family="text">
      <style:text-properties style:text-underline-type="single" style:text-underline-style="solid" style:text-underline-width="auto" style:text-underline-mode="continuous"/>
    </style:style>
    <style:style style:name="P3612" style:parent-style-name="Normalny" style:family="paragraph">
      <style:paragraph-properties fo:text-align="justify" fo:line-height="150%" fo:text-indent="0.25in"/>
    </style:style>
    <style:style style:name="P3613" style:parent-style-name="Normalny" style:family="paragraph">
      <style:paragraph-properties fo:text-align="justify" fo:line-height="150%"/>
    </style:style>
    <style:style style:name="T3614" style:parent-style-name="Domyślnaczcionkaakapitu" style:family="text">
      <style:text-properties fo:background-color="#80FFFF"/>
    </style:style>
    <style:style style:name="P3615" style:parent-style-name="Normalny" style:family="paragraph">
      <style:paragraph-properties fo:text-align="justify" fo:line-height="150%"/>
    </style:style>
    <style:style style:name="T3616" style:parent-style-name="Domyślnaczcionkaakapitu" style:family="text">
      <style:text-properties style:text-underline-type="single" style:text-underline-style="solid" style:text-underline-width="auto" style:text-underline-mode="continuous"/>
    </style:style>
    <style:style style:name="T3617" style:parent-style-name="Domyślnaczcionkaakapitu" style:family="text">
      <style:text-properties fo:background-color="#80FFFF" style:text-underline-type="single" style:text-underline-style="solid" style:text-underline-width="auto" style:text-underline-mode="continuous"/>
    </style:style>
    <style:style style:name="T3618" style:parent-style-name="Domyślnaczcionkaakapitu" style:family="text">
      <style:text-properties style:text-underline-type="single" style:text-underline-style="solid" style:text-underline-width="auto" style:text-underline-mode="continuous"/>
    </style:style>
    <style:style style:name="T3619" style:parent-style-name="Domyślnaczcionkaakapitu" style:family="text">
      <style:text-properties fo:background-color="#80FFFF" style:text-underline-type="single" style:text-underline-style="solid" style:text-underline-width="auto" style:text-underline-mode="continuous"/>
    </style:style>
    <style:style style:name="P3620" style:parent-style-name="Normalny" style:family="paragraph">
      <style:paragraph-properties fo:text-align="justify" fo:line-height="150%" fo:text-indent="0.25in"/>
    </style:style>
    <style:style style:name="T3621" style:parent-style-name="Domyślnaczcionkaakapitu" style:family="text">
      <style:text-properties fo:background-color="#80FFFF"/>
    </style:style>
    <style:style style:name="T3622" style:parent-style-name="Domyślnaczcionkaakapitu" style:family="text">
      <style:text-properties fo:background-color="#80FFFF"/>
    </style:style>
    <style:style style:name="T3623" style:parent-style-name="Domyślnaczcionkaakapitu" style:family="text">
      <style:text-properties fo:background-color="#80FFFF"/>
    </style:style>
    <style:style style:name="T3624" style:parent-style-name="Domyślnaczcionkaakapitu" style:family="text">
      <style:text-properties fo:background-color="#80FFFF"/>
    </style:style>
    <style:style style:name="T3625" style:parent-style-name="Domyślnaczcionkaakapitu" style:family="text">
      <style:text-properties fo:background-color="#80FFFF"/>
    </style:style>
    <style:style style:name="T3626" style:parent-style-name="Domyślnaczcionkaakapitu" style:family="text">
      <style:text-properties fo:background-color="#80FFFF"/>
    </style:style>
    <style:style style:name="P3627" style:parent-style-name="Normalny" style:family="paragraph">
      <style:paragraph-properties fo:text-align="justify" fo:line-height="150%" fo:text-indent="0.25in"/>
    </style:style>
    <style:style style:name="T3628" style:parent-style-name="Domyślnaczcionkaakapitu" style:family="text">
      <style:text-properties fo:background-color="#80FFFF"/>
    </style:style>
    <style:style style:name="T3629" style:parent-style-name="Domyślnaczcionkaakapitu" style:family="text">
      <style:text-properties fo:background-color="#80FFFF"/>
    </style:style>
    <style:style style:name="T3630" style:parent-style-name="Domyślnaczcionkaakapitu" style:family="text">
      <style:text-properties fo:background-color="#80FFFF"/>
    </style:style>
    <style:style style:name="T3631" style:parent-style-name="Domyślnaczcionkaakapitu" style:family="text">
      <style:text-properties fo:background-color="#80FFFF"/>
    </style:style>
    <style:style style:name="T3632" style:parent-style-name="Domyślnaczcionkaakapitu" style:family="text">
      <style:text-properties fo:background-color="#80FFFF"/>
    </style:style>
    <style:style style:name="T3633" style:parent-style-name="Domyślnaczcionkaakapitu" style:family="text">
      <style:text-properties fo:background-color="#80FFFF"/>
    </style:style>
    <style:style style:name="T3634" style:parent-style-name="Domyślnaczcionkaakapitu" style:family="text">
      <style:text-properties fo:background-color="#80FFFF"/>
    </style:style>
    <style:style style:name="T3635" style:parent-style-name="Domyślnaczcionkaakapitu" style:family="text">
      <style:text-properties fo:background-color="#80FFFF"/>
    </style:style>
    <style:style style:name="T3636" style:parent-style-name="Domyślnaczcionkaakapitu" style:family="text">
      <style:text-properties fo:background-color="#80FFFF"/>
    </style:style>
    <style:style style:name="P3637" style:parent-style-name="Normalny" style:family="paragraph">
      <style:paragraph-properties fo:text-align="justify" fo:line-height="150%" fo:text-indent="0.25in"/>
    </style:style>
    <style:style style:name="T3638" style:parent-style-name="Domyślnaczcionkaakapitu" style:family="text">
      <style:text-properties fo:background-color="#80FFFF"/>
    </style:style>
    <style:style style:name="P3639" style:parent-style-name="Normalny" style:family="paragraph">
      <style:paragraph-properties fo:text-align="justify" fo:line-height="150%"/>
    </style:style>
    <style:style style:name="T3640" style:parent-style-name="Domyślnaczcionkaakapitu" style:family="text">
      <style:text-properties fo:background-color="#80FFFF"/>
    </style:style>
    <style:style style:name="P3641" style:parent-style-name="Normalny" style:family="paragraph">
      <style:paragraph-properties fo:text-align="justify" fo:line-height="150%" fo:text-indent="0.25in"/>
      <style:text-properties fo:background-color="#80FFFF"/>
    </style:style>
    <style:style style:name="P3642" style:parent-style-name="Normalny" style:family="paragraph">
      <style:paragraph-properties fo:text-align="justify" fo:line-height="150%"/>
    </style:style>
    <style:style style:name="T3643" style:parent-style-name="Domyślnaczcionkaakapitu" style:family="text">
      <style:text-properties style:text-underline-type="single" style:text-underline-style="solid" style:text-underline-width="auto" style:text-underline-mode="continuous"/>
    </style:style>
    <style:style style:name="P3644" style:parent-style-name="Normalny" style:family="paragraph">
      <style:paragraph-properties fo:text-align="justify" fo:line-height="150%" fo:text-indent="0.25in"/>
    </style:style>
    <style:style style:name="T3645" style:parent-style-name="Domyślnaczcionkaakapitu" style:family="text">
      <style:text-properties fo:background-color="#80FFFF"/>
    </style:style>
    <style:style style:name="T3646" style:parent-style-name="Domyślnaczcionkaakapitu" style:family="text">
      <style:text-properties fo:background-color="#80FFFF"/>
    </style:style>
    <style:style style:name="T3647" style:parent-style-name="Domyślnaczcionkaakapitu" style:family="text">
      <style:text-properties fo:background-color="#80FFFF"/>
    </style:style>
    <style:style style:name="P3648" style:parent-style-name="Normalny" style:family="paragraph">
      <style:paragraph-properties fo:text-align="justify" fo:line-height="150%" fo:text-indent="0.25in"/>
    </style:style>
    <style:style style:name="T3649" style:parent-style-name="Domyślnaczcionkaakapitu" style:family="text">
      <style:text-properties fo:background-color="#80FFFF"/>
    </style:style>
    <style:style style:name="T3650" style:parent-style-name="Domyślnaczcionkaakapitu" style:family="text">
      <style:text-properties fo:background-color="#80FFFF"/>
    </style:style>
    <style:style style:name="T3651" style:parent-style-name="Domyślnaczcionkaakapitu" style:family="text">
      <style:text-properties fo:background-color="#80FFFF"/>
    </style:style>
    <style:style style:name="T3652" style:parent-style-name="Domyślnaczcionkaakapitu" style:family="text">
      <style:text-properties fo:background-color="#80FFFF"/>
    </style:style>
    <style:style style:name="T3653" style:parent-style-name="Domyślnaczcionkaakapitu" style:family="text">
      <style:text-properties fo:background-color="#80FFFF"/>
    </style:style>
    <style:style style:name="P3654" style:parent-style-name="Normalny" style:family="paragraph">
      <style:paragraph-properties fo:text-align="justify" fo:line-height="150%" fo:text-indent="0.25in"/>
    </style:style>
    <style:style style:name="T3655" style:parent-style-name="Domyślnaczcionkaakapitu" style:family="text">
      <style:text-properties fo:background-color="#80FFFF"/>
    </style:style>
    <style:style style:name="T3656" style:parent-style-name="Domyślnaczcionkaakapitu" style:family="text">
      <style:text-properties fo:background-color="#80FFFF"/>
    </style:style>
    <style:style style:name="P3657" style:parent-style-name="Normalny" style:family="paragraph">
      <style:paragraph-properties fo:text-align="justify" fo:line-height="150%"/>
    </style:style>
    <style:style style:name="T3658" style:parent-style-name="Domyślnaczcionkaakapitu" style:family="text">
      <style:text-properties style:text-underline-type="single" style:text-underline-style="solid" style:text-underline-width="auto" style:text-underline-mode="continuous"/>
    </style:style>
    <style:style style:name="P3659" style:parent-style-name="Normalny" style:family="paragraph">
      <style:paragraph-properties fo:text-align="justify" fo:line-height="150%" fo:text-indent="0.25in"/>
    </style:style>
    <style:style style:name="P3660" style:parent-style-name="Normalny" style:family="paragraph">
      <style:paragraph-properties fo:text-align="justify" fo:line-height="150%"/>
    </style:style>
    <style:style style:name="T3661" style:parent-style-name="Domyślnaczcionkaakapitu" style:family="text">
      <style:text-properties style:text-underline-type="single" style:text-underline-style="solid" style:text-underline-width="auto" style:text-underline-mode="continuous"/>
    </style:style>
    <style:style style:name="P3662" style:parent-style-name="Normalny" style:family="paragraph">
      <style:paragraph-properties fo:text-align="justify" fo:line-height="150%" fo:text-indent="0.25in"/>
    </style:style>
    <style:style style:name="T3663" style:parent-style-name="Domyślnaczcionkaakapitu" style:family="text">
      <style:text-properties fo:background-color="#80FFFF"/>
    </style:style>
    <style:style style:name="T3664" style:parent-style-name="Domyślnaczcionkaakapitu" style:family="text">
      <style:text-properties fo:background-color="#80FFFF"/>
    </style:style>
    <style:style style:name="T3665" style:parent-style-name="Domyślnaczcionkaakapitu" style:family="text">
      <style:text-properties fo:background-color="#80FFFF"/>
    </style:style>
    <style:style style:name="T3666" style:parent-style-name="Domyślnaczcionkaakapitu" style:family="text">
      <style:text-properties fo:background-color="#80FFFF"/>
    </style:style>
    <style:style style:name="T3667" style:parent-style-name="Domyślnaczcionkaakapitu" style:family="text">
      <style:text-properties fo:background-color="#80FFFF"/>
    </style:style>
    <style:style style:name="T3668" style:parent-style-name="Domyślnaczcionkaakapitu" style:family="text">
      <style:text-properties fo:background-color="#80FFFF"/>
    </style:style>
    <style:style style:name="T3669" style:parent-style-name="Domyślnaczcionkaakapitu" style:family="text">
      <style:text-properties fo:background-color="#80FFFF"/>
    </style:style>
    <style:style style:name="T3670" style:parent-style-name="Domyślnaczcionkaakapitu" style:family="text">
      <style:text-properties fo:background-color="#80FFFF"/>
    </style:style>
    <style:style style:name="P3671" style:parent-style-name="Normalny" style:family="paragraph">
      <style:paragraph-properties fo:text-align="justify" fo:line-height="150%" fo:text-indent="0.25in"/>
    </style:style>
    <style:style style:name="T3672" style:parent-style-name="Domyślnaczcionkaakapitu" style:family="text">
      <style:text-properties fo:background-color="#80FFFF"/>
    </style:style>
    <style:style style:name="T3673" style:parent-style-name="Domyślnaczcionkaakapitu" style:family="text">
      <style:text-properties fo:background-color="#80FFFF"/>
    </style:style>
    <style:style style:name="T3674" style:parent-style-name="Domyślnaczcionkaakapitu" style:family="text">
      <style:text-properties fo:background-color="#80FFFF"/>
    </style:style>
    <style:style style:name="T3675" style:parent-style-name="Domyślnaczcionkaakapitu" style:family="text">
      <style:text-properties fo:background-color="#80FFFF"/>
    </style:style>
    <style:style style:name="T3676" style:parent-style-name="Domyślnaczcionkaakapitu" style:family="text">
      <style:text-properties fo:background-color="#80FFFF"/>
    </style:style>
    <style:style style:name="T3677" style:parent-style-name="Domyślnaczcionkaakapitu" style:family="text">
      <style:text-properties fo:background-color="#80FFFF"/>
    </style:style>
    <style:style style:name="T3678" style:parent-style-name="Domyślnaczcionkaakapitu" style:family="text">
      <style:text-properties fo:background-color="#80FFFF"/>
    </style:style>
    <style:style style:name="T3679" style:parent-style-name="Domyślnaczcionkaakapitu" style:family="text">
      <style:text-properties fo:background-color="#80FFFF"/>
    </style:style>
    <style:style style:name="T3680" style:parent-style-name="Domyślnaczcionkaakapitu" style:family="text">
      <style:text-properties fo:background-color="#80FFFF"/>
    </style:style>
    <style:style style:name="T3681" style:parent-style-name="Domyślnaczcionkaakapitu" style:family="text">
      <style:text-properties fo:background-color="#80FFFF"/>
    </style:style>
    <style:style style:name="T3682" style:parent-style-name="Domyślnaczcionkaakapitu" style:family="text">
      <style:text-properties fo:background-color="#80FFFF"/>
    </style:style>
    <style:style style:name="P3683" style:parent-style-name="Normalny" style:family="paragraph">
      <style:paragraph-properties fo:text-align="justify" fo:line-height="150%"/>
    </style:style>
    <style:style style:name="T3684" style:parent-style-name="Domyślnaczcionkaakapitu" style:family="text">
      <style:text-properties style:text-underline-type="single" style:text-underline-style="solid" style:text-underline-width="auto" style:text-underline-mode="continuous"/>
    </style:style>
    <style:style style:name="T3685" style:parent-style-name="Domyślnaczcionkaakapitu" style:family="text">
      <style:text-properties fo:background-color="#80FFFF"/>
    </style:style>
    <style:style style:name="P3686" style:parent-style-name="Normalny" style:family="paragraph">
      <style:paragraph-properties fo:text-align="justify" fo:line-height="150%" fo:text-indent="0.25in"/>
    </style:style>
    <style:style style:name="T3687" style:parent-style-name="Domyślnaczcionkaakapitu" style:family="text">
      <style:text-properties fo:background-color="#80FFFF"/>
    </style:style>
    <style:style style:name="T3688" style:parent-style-name="Domyślnaczcionkaakapitu" style:family="text">
      <style:text-properties fo:background-color="#80FFFF"/>
    </style:style>
    <style:style style:name="T3689" style:parent-style-name="Domyślnaczcionkaakapitu" style:family="text">
      <style:text-properties fo:background-color="#80FFFF"/>
    </style:style>
    <style:style style:name="T3690" style:parent-style-name="Domyślnaczcionkaakapitu" style:family="text">
      <style:text-properties fo:background-color="#80FFFF"/>
    </style:style>
    <style:style style:name="T3691" style:parent-style-name="Domyślnaczcionkaakapitu" style:family="text">
      <style:text-properties fo:background-color="#80FFFF"/>
    </style:style>
    <style:style style:name="T3692" style:parent-style-name="Domyślnaczcionkaakapitu" style:family="text">
      <style:text-properties fo:background-color="#80FFFF"/>
    </style:style>
    <style:style style:name="T3693" style:parent-style-name="Domyślnaczcionkaakapitu" style:family="text">
      <style:text-properties fo:background-color="#80FFFF"/>
    </style:style>
    <style:style style:name="T3694" style:parent-style-name="Domyślnaczcionkaakapitu" style:family="text">
      <style:text-properties fo:background-color="#80FFFF"/>
    </style:style>
    <style:style style:name="T3695" style:parent-style-name="Domyślnaczcionkaakapitu" style:family="text">
      <style:text-properties fo:background-color="#80FFFF"/>
    </style:style>
    <style:style style:name="P3696" style:parent-style-name="Normalny" style:family="paragraph">
      <style:paragraph-properties fo:text-align="justify" fo:line-height="150%"/>
    </style:style>
    <style:style style:name="T3697" style:parent-style-name="Domyślnaczcionkaakapitu" style:family="text">
      <style:text-properties style:text-underline-type="single" style:text-underline-style="solid" style:text-underline-width="auto" style:text-underline-mode="continuous"/>
    </style:style>
    <style:style style:name="P3698" style:parent-style-name="Normalny" style:family="paragraph">
      <style:paragraph-properties fo:text-align="justify" fo:line-height="150%" fo:text-indent="0.25in"/>
    </style:style>
    <style:style style:name="T3699" style:parent-style-name="Domyślnaczcionkaakapitu" style:family="text">
      <style:text-properties fo:background-color="#80FFFF"/>
    </style:style>
    <style:style style:name="T3700" style:parent-style-name="Domyślnaczcionkaakapitu" style:family="text">
      <style:text-properties fo:background-color="#80FFFF"/>
    </style:style>
    <style:style style:name="T3701" style:parent-style-name="Domyślnaczcionkaakapitu" style:family="text">
      <style:text-properties fo:background-color="#80FFFF"/>
    </style:style>
    <style:style style:name="P3702" style:parent-style-name="Normalny" style:family="paragraph">
      <style:paragraph-properties fo:text-align="justify" fo:line-height="150%"/>
    </style:style>
    <style:style style:name="T3703" style:parent-style-name="Domyślnaczcionkaakapitu" style:family="text">
      <style:text-properties style:text-underline-type="single" style:text-underline-style="solid" style:text-underline-width="auto" style:text-underline-mode="continuous"/>
    </style:style>
    <style:style style:name="T3704" style:parent-style-name="Domyślnaczcionkaakapitu" style:family="text">
      <style:text-properties fo:background-color="#80FFFF" style:text-underline-type="single" style:text-underline-style="solid" style:text-underline-width="auto" style:text-underline-mode="continuous"/>
    </style:style>
    <style:style style:name="T3705" style:parent-style-name="Domyślnaczcionkaakapitu" style:family="text">
      <style:text-properties style:text-underline-type="single" style:text-underline-style="solid" style:text-underline-width="auto" style:text-underline-mode="continuous"/>
    </style:style>
    <style:style style:name="P3706" style:parent-style-name="Normalny" style:family="paragraph">
      <style:paragraph-properties fo:text-align="justify" fo:line-height="150%" fo:text-indent="0.25in"/>
    </style:style>
    <style:style style:name="T3707" style:parent-style-name="Domyślnaczcionkaakapitu" style:family="text">
      <style:text-properties fo:background-color="#80FFFF"/>
    </style:style>
    <style:style style:name="T3708" style:parent-style-name="Domyślnaczcionkaakapitu" style:family="text">
      <style:text-properties fo:background-color="#80FFFF"/>
    </style:style>
    <style:style style:name="T3709" style:parent-style-name="Domyślnaczcionkaakapitu" style:family="text">
      <style:text-properties fo:background-color="#80FFFF"/>
    </style:style>
    <style:style style:name="T3710" style:parent-style-name="Domyślnaczcionkaakapitu" style:family="text">
      <style:text-properties fo:background-color="#80FFFF"/>
    </style:style>
    <style:style style:name="T3711" style:parent-style-name="Domyślnaczcionkaakapitu" style:family="text">
      <style:text-properties fo:background-color="#80FFFF"/>
    </style:style>
    <style:style style:name="P3712" style:parent-style-name="Normalny" style:family="paragraph">
      <style:paragraph-properties fo:text-align="justify" fo:line-height="150%"/>
    </style:style>
    <style:style style:name="T3713" style:parent-style-name="Domyślnaczcionkaakapitu" style:family="text">
      <style:text-properties style:text-underline-type="single" style:text-underline-style="solid" style:text-underline-width="auto" style:text-underline-mode="continuous"/>
    </style:style>
    <style:style style:name="P3714" style:parent-style-name="Normalny" style:family="paragraph">
      <style:paragraph-properties fo:text-align="justify" fo:line-height="150%" fo:text-indent="0.25in"/>
    </style:style>
    <style:style style:name="T3715" style:parent-style-name="Domyślnaczcionkaakapitu" style:family="text">
      <style:text-properties fo:background-color="#80FFFF"/>
    </style:style>
    <style:style style:name="P3716" style:parent-style-name="Normalny" style:family="paragraph">
      <style:paragraph-properties fo:text-align="justify" fo:line-height="150%"/>
    </style:style>
    <style:style style:name="T3717" style:parent-style-name="Domyślnaczcionkaakapitu" style:family="text">
      <style:text-properties style:text-underline-type="single" style:text-underline-style="solid" style:text-underline-width="auto" style:text-underline-mode="continuous"/>
    </style:style>
    <style:style style:name="P3718" style:parent-style-name="Normalny" style:family="paragraph">
      <style:paragraph-properties fo:text-align="justify" fo:line-height="150%" fo:text-indent="0.25in"/>
    </style:style>
    <style:style style:name="T3719" style:parent-style-name="Domyślnaczcionkaakapitu" style:family="text">
      <style:text-properties fo:background-color="#80FFFF"/>
    </style:style>
    <style:style style:name="T3720" style:parent-style-name="Domyślnaczcionkaakapitu" style:family="text">
      <style:text-properties fo:background-color="#80FFFF"/>
    </style:style>
    <style:style style:name="T3721" style:parent-style-name="Domyślnaczcionkaakapitu" style:family="text">
      <style:text-properties fo:background-color="#80FFFF"/>
    </style:style>
    <style:style style:name="P3722" style:parent-style-name="Normalny" style:family="paragraph">
      <style:paragraph-properties fo:text-align="justify" fo:line-height="150%"/>
    </style:style>
    <style:style style:name="T3723" style:parent-style-name="Domyślnaczcionkaakapitu" style:family="text">
      <style:text-properties style:text-underline-type="single" style:text-underline-style="solid" style:text-underline-width="auto" style:text-underline-mode="continuous"/>
    </style:style>
    <style:style style:name="P3724" style:parent-style-name="Normalny" style:family="paragraph">
      <style:paragraph-properties fo:text-align="justify" fo:line-height="150%" fo:text-indent="0.25in"/>
    </style:style>
    <style:style style:name="T3725" style:parent-style-name="Domyślnaczcionkaakapitu" style:family="text">
      <style:text-properties fo:background-color="#80FFFF"/>
    </style:style>
    <style:style style:name="P3726" style:parent-style-name="Normalny" style:family="paragraph">
      <style:paragraph-properties fo:text-align="justify" fo:line-height="150%"/>
    </style:style>
    <style:style style:name="T3727" style:parent-style-name="Domyślnaczcionkaakapitu" style:family="text">
      <style:text-properties style:text-underline-type="single" style:text-underline-style="solid" style:text-underline-width="auto" style:text-underline-mode="continuous"/>
    </style:style>
    <style:style style:name="P3728" style:parent-style-name="Normalny" style:family="paragraph">
      <style:paragraph-properties fo:text-align="justify" fo:line-height="150%" fo:text-indent="0.25in"/>
    </style:style>
    <style:style style:name="T3729" style:parent-style-name="Domyślnaczcionkaakapitu" style:family="text">
      <style:text-properties fo:background-color="#80FFFF"/>
    </style:style>
    <style:style style:name="T3730" style:parent-style-name="Domyślnaczcionkaakapitu" style:family="text">
      <style:text-properties fo:background-color="#80FFFF"/>
    </style:style>
    <style:style style:name="P3731" style:parent-style-name="Normalny" style:family="paragraph">
      <style:paragraph-properties fo:text-align="justify" fo:line-height="150%"/>
    </style:style>
    <style:style style:name="T3732" style:parent-style-name="Domyślnaczcionkaakapitu" style:family="text">
      <style:text-properties style:text-underline-type="single" style:text-underline-style="solid" style:text-underline-width="auto" style:text-underline-mode="continuous"/>
    </style:style>
    <style:style style:name="T3733" style:parent-style-name="Domyślnaczcionkaakapitu" style:family="text">
      <style:text-properties fo:background-color="#80FFFF" style:text-underline-type="single" style:text-underline-style="solid" style:text-underline-width="auto" style:text-underline-mode="continuous"/>
    </style:style>
    <style:style style:name="T3734" style:parent-style-name="Domyślnaczcionkaakapitu" style:family="text">
      <style:text-properties style:text-underline-type="single" style:text-underline-style="solid" style:text-underline-width="auto" style:text-underline-mode="continuous"/>
    </style:style>
    <style:style style:name="P3735" style:parent-style-name="Normalny" style:family="paragraph">
      <style:paragraph-properties fo:text-align="justify" fo:line-height="150%" fo:text-indent="0.25in"/>
    </style:style>
    <style:style style:name="T3736" style:parent-style-name="Domyślnaczcionkaakapitu" style:family="text">
      <style:text-properties fo:background-color="#80FFFF"/>
    </style:style>
    <style:style style:name="T3737" style:parent-style-name="Domyślnaczcionkaakapitu" style:family="text">
      <style:text-properties fo:background-color="#80FFFF"/>
    </style:style>
    <style:style style:name="P3738" style:parent-style-name="Normalny" style:family="paragraph">
      <style:paragraph-properties fo:text-align="justify" fo:line-height="150%" fo:margin-left="0.25in" fo:text-indent="-0.25in">
        <style:tab-stops/>
      </style:paragraph-properties>
    </style:style>
    <style:style style:name="T3739" style:parent-style-name="Domyślnaczcionkaakapitu" style:family="text">
      <style:text-properties fo:background-color="#80FFFF"/>
    </style:style>
    <style:style style:name="P3740" style:parent-style-name="Normalny" style:family="paragraph">
      <style:paragraph-properties fo:text-align="justify" fo:line-height="150%" fo:margin-left="0.25in" fo:text-indent="-0.25in">
        <style:tab-stops/>
      </style:paragraph-properties>
    </style:style>
    <style:style style:name="T3741" style:parent-style-name="Domyślnaczcionkaakapitu" style:family="text">
      <style:text-properties style:text-underline-type="single" style:text-underline-style="solid" style:text-underline-width="auto" style:text-underline-mode="continuous"/>
    </style:style>
    <style:style style:name="P3742" style:parent-style-name="Normalny" style:family="paragraph">
      <style:paragraph-properties fo:text-align="justify" fo:line-height="150%" fo:text-indent="0.2479in"/>
    </style:style>
    <style:style style:name="T3743" style:parent-style-name="Domyślnaczcionkaakapitu" style:family="text">
      <style:text-properties fo:background-color="#80FFFF"/>
    </style:style>
    <style:style style:name="P3744" style:parent-style-name="Normalny" style:family="paragraph">
      <style:paragraph-properties fo:text-align="justify" fo:line-height="150%" fo:margin-left="0.25in" fo:text-indent="-0.25in">
        <style:tab-stops/>
      </style:paragraph-properties>
    </style:style>
    <style:style style:name="T3745" style:parent-style-name="Domyślnaczcionkaakapitu" style:family="text">
      <style:text-properties style:text-underline-type="single" style:text-underline-style="solid" style:text-underline-width="auto" style:text-underline-mode="continuous"/>
    </style:style>
    <style:style style:name="P3746" style:parent-style-name="Normalny" style:family="paragraph">
      <style:paragraph-properties fo:text-align="justify" fo:line-height="150%" fo:text-indent="0.25in"/>
    </style:style>
    <style:style style:name="T3747" style:parent-style-name="Domyślnaczcionkaakapitu" style:family="text">
      <style:text-properties fo:background-color="#80FFFF"/>
    </style:style>
    <style:style style:name="T3748" style:parent-style-name="Domyślnaczcionkaakapitu" style:family="text">
      <style:text-properties fo:background-color="#80FFFF"/>
    </style:style>
    <style:style style:name="T3749" style:parent-style-name="Domyślnaczcionkaakapitu" style:family="text">
      <style:text-properties fo:background-color="#80FFFF"/>
    </style:style>
    <style:style style:name="P3750" style:parent-style-name="Normalny" style:family="paragraph">
      <style:paragraph-properties fo:text-align="justify" fo:line-height="150%" fo:text-indent="0.25in"/>
    </style:style>
    <style:style style:name="T3751" style:parent-style-name="Domyślnaczcionkaakapitu" style:family="text">
      <style:text-properties fo:background-color="#80FFFF"/>
    </style:style>
    <style:style style:name="T3752" style:parent-style-name="Domyślnaczcionkaakapitu" style:family="text">
      <style:text-properties fo:background-color="#80FFFF"/>
    </style:style>
    <style:style style:name="T3753" style:parent-style-name="Domyślnaczcionkaakapitu" style:family="text">
      <style:text-properties fo:background-color="#80FFFF"/>
    </style:style>
    <style:style style:name="P3754" style:parent-style-name="Normalny" style:family="paragraph">
      <style:paragraph-properties fo:text-align="justify" fo:line-height="150%"/>
    </style:style>
    <style:style style:name="T3755" style:parent-style-name="Domyślnaczcionkaakapitu" style:family="text">
      <style:text-properties style:text-underline-type="single" style:text-underline-style="solid" style:text-underline-width="auto" style:text-underline-mode="continuous"/>
    </style:style>
    <style:style style:name="T3756" style:parent-style-name="Domyślnaczcionkaakapitu" style:family="text">
      <style:text-properties fo:background-color="#80FFFF" style:text-underline-type="single" style:text-underline-style="solid" style:text-underline-width="auto" style:text-underline-mode="continuous"/>
    </style:style>
    <style:style style:name="T3757" style:parent-style-name="Domyślnaczcionkaakapitu" style:family="text">
      <style:text-properties style:text-underline-type="single" style:text-underline-style="solid" style:text-underline-width="auto" style:text-underline-mode="continuous"/>
    </style:style>
    <style:style style:name="T3758" style:parent-style-name="Domyślnaczcionkaakapitu" style:family="text">
      <style:text-properties fo:background-color="#80FFFF" style:text-underline-type="single" style:text-underline-style="solid" style:text-underline-width="auto" style:text-underline-mode="continuous"/>
    </style:style>
    <style:style style:name="T3759" style:parent-style-name="Domyślnaczcionkaakapitu" style:family="text">
      <style:text-properties style:text-underline-type="single" style:text-underline-style="solid" style:text-underline-width="auto" style:text-underline-mode="continuous"/>
    </style:style>
    <style:style style:name="P3760" style:parent-style-name="Normalny" style:family="paragraph">
      <style:paragraph-properties fo:text-align="justify" fo:line-height="150%" fo:text-indent="0.25in"/>
    </style:style>
    <style:style style:name="T3761" style:parent-style-name="Domyślnaczcionkaakapitu" style:family="text">
      <style:text-properties fo:background-color="#80FFFF"/>
    </style:style>
    <style:style style:name="T3762" style:parent-style-name="Domyślnaczcionkaakapitu" style:family="text">
      <style:text-properties fo:background-color="#80FFFF"/>
    </style:style>
    <style:style style:name="P3763" style:parent-style-name="Normalny" style:family="paragraph">
      <style:paragraph-properties fo:text-align="justify" fo:line-height="150%" fo:text-indent="0.25in">
        <style:tab-stops>
          <style:tab-stop style:type="left" style:position="2.1819in"/>
          <style:tab-stop style:type="left" style:position="3.8631in"/>
        </style:tab-stops>
      </style:paragraph-properties>
    </style:style>
    <style:style style:name="P3764" style:parent-style-name="Normalny" style:family="paragraph">
      <style:paragraph-properties fo:text-align="justify" fo:line-height="150%" fo:text-indent="0.25in">
        <style:tab-stops>
          <style:tab-stop style:type="left" style:position="2.1819in"/>
          <style:tab-stop style:type="left" style:position="3.8631in"/>
        </style:tab-stops>
      </style:paragraph-properties>
    </style:style>
    <style:style style:name="T3765" style:parent-style-name="Domyślnaczcionkaakapitu" style:family="text">
      <style:text-properties fo:background-color="#80FFFF"/>
    </style:style>
    <style:style style:name="P3766" style:parent-style-name="Normalny" style:family="paragraph">
      <style:paragraph-properties fo:text-align="justify" fo:line-height="150%" fo:text-indent="0.25in">
        <style:tab-stops>
          <style:tab-stop style:type="left" style:position="2.1819in"/>
          <style:tab-stop style:type="left" style:position="3.8631in"/>
        </style:tab-stops>
      </style:paragraph-properties>
    </style:style>
    <style:style style:name="T3767" style:parent-style-name="Domyślnaczcionkaakapitu" style:family="text">
      <style:text-properties fo:background-color="#80FFFF"/>
    </style:style>
    <style:style style:name="P3768" style:parent-style-name="Normalny" style:family="paragraph">
      <style:paragraph-properties fo:text-align="justify" fo:line-height="150%" fo:text-indent="0.25in">
        <style:tab-stops>
          <style:tab-stop style:type="left" style:position="2.1819in"/>
          <style:tab-stop style:type="left" style:position="3.8631in"/>
        </style:tab-stops>
      </style:paragraph-properties>
    </style:style>
    <style:style style:name="T3769" style:parent-style-name="Domyślnaczcionkaakapitu" style:family="text">
      <style:text-properties fo:background-color="#80FFFF"/>
    </style:style>
    <style:style style:name="T3770" style:parent-style-name="Domyślnaczcionkaakapitu" style:family="text">
      <style:text-properties fo:background-color="#80FFFF"/>
    </style:style>
    <style:style style:name="T3771" style:parent-style-name="Domyślnaczcionkaakapitu" style:family="text">
      <style:text-properties fo:background-color="#80FFFF"/>
    </style:style>
    <style:style style:name="P3772" style:parent-style-name="Normalny" style:family="paragraph">
      <style:paragraph-properties fo:text-align="justify" fo:line-height="150%" fo:text-indent="0.25in">
        <style:tab-stops>
          <style:tab-stop style:type="left" style:position="2.1819in"/>
          <style:tab-stop style:type="left" style:position="3.8631in"/>
        </style:tab-stops>
      </style:paragraph-properties>
    </style:style>
    <style:style style:name="T3773" style:parent-style-name="Domyślnaczcionkaakapitu" style:family="text">
      <style:text-properties fo:background-color="#80FFFF"/>
    </style:style>
    <style:style style:name="T3774" style:parent-style-name="Domyślnaczcionkaakapitu" style:family="text">
      <style:text-properties fo:background-color="#80FFFF"/>
    </style:style>
    <style:style style:name="T3775" style:parent-style-name="Domyślnaczcionkaakapitu" style:family="text">
      <style:text-properties fo:background-color="#80FFFF"/>
    </style:style>
    <style:style style:name="T3776" style:parent-style-name="Domyślnaczcionkaakapitu" style:family="text">
      <style:text-properties fo:background-color="#80FFFF"/>
    </style:style>
    <style:style style:name="P3777" style:parent-style-name="Normalny" style:family="paragraph">
      <style:paragraph-properties fo:text-align="justify" fo:line-height="150%" fo:text-indent="0.25in">
        <style:tab-stops>
          <style:tab-stop style:type="left" style:position="2.1819in"/>
          <style:tab-stop style:type="left" style:position="3.8631in"/>
        </style:tab-stops>
      </style:paragraph-properties>
    </style:style>
    <style:style style:name="T3778" style:parent-style-name="Domyślnaczcionkaakapitu" style:family="text">
      <style:text-properties fo:background-color="#80FFFF"/>
    </style:style>
    <style:style style:name="T3779" style:parent-style-name="Domyślnaczcionkaakapitu" style:family="text">
      <style:text-properties fo:background-color="#80FFFF"/>
    </style:style>
    <style:style style:name="T3780" style:parent-style-name="Domyślnaczcionkaakapitu" style:family="text">
      <style:text-properties fo:background-color="#80FFFF"/>
    </style:style>
    <style:style style:name="T3781" style:parent-style-name="Domyślnaczcionkaakapitu" style:family="text">
      <style:text-properties fo:background-color="#80FFFF"/>
    </style:style>
    <style:style style:name="T3782" style:parent-style-name="Domyślnaczcionkaakapitu" style:family="text">
      <style:text-properties fo:background-color="#80FFFF"/>
    </style:style>
    <style:style style:name="T3783" style:parent-style-name="Domyślnaczcionkaakapitu" style:family="text">
      <style:text-properties fo:background-color="#80FFFF"/>
    </style:style>
    <style:style style:name="P3784" style:parent-style-name="Normalny" style:family="paragraph">
      <style:paragraph-properties fo:text-align="justify" fo:line-height="150%">
        <style:tab-stops>
          <style:tab-stop style:type="left" style:position="2.1819in"/>
          <style:tab-stop style:type="left" style:position="3.8631in"/>
        </style:tab-stops>
      </style:paragraph-properties>
    </style:style>
    <style:style style:name="T3785" style:parent-style-name="Domyślnaczcionkaakapitu" style:family="text">
      <style:text-properties fo:background-color="#80FFFF"/>
    </style:style>
    <style:style style:name="P3786" style:parent-style-name="Normalny" style:family="paragraph">
      <style:paragraph-properties fo:text-align="justify" fo:line-height="150%"/>
    </style:style>
    <style:style style:name="T3787" style:parent-style-name="Domyślnaczcionkaakapitu" style:family="text">
      <style:text-properties style:text-underline-type="single" style:text-underline-style="solid" style:text-underline-width="auto" style:text-underline-mode="continuous"/>
    </style:style>
    <style:style style:name="P3788" style:parent-style-name="Normalny" style:family="paragraph">
      <style:paragraph-properties fo:text-align="justify" fo:line-height="150%" fo:text-indent="0.25in"/>
    </style:style>
    <style:style style:name="P3789" style:parent-style-name="Normalny" style:family="paragraph">
      <style:paragraph-properties fo:text-align="justify" fo:line-height="150%"/>
    </style:style>
    <style:style style:name="T3790" style:parent-style-name="Domyślnaczcionkaakapitu" style:family="text">
      <style:text-properties fo:background-color="#80FFFF"/>
    </style:style>
    <style:style style:name="P3791" style:parent-style-name="Normalny" style:family="paragraph">
      <style:paragraph-properties fo:text-align="justify" fo:line-height="150%"/>
    </style:style>
    <style:style style:name="T3792" style:parent-style-name="Domyślnaczcionkaakapitu" style:family="text">
      <style:text-properties style:text-underline-type="single" style:text-underline-style="solid" style:text-underline-width="auto" style:text-underline-mode="continuous"/>
    </style:style>
    <style:style style:name="P3793" style:parent-style-name="Normalny" style:family="paragraph">
      <style:paragraph-properties fo:text-align="justify" fo:line-height="150%" fo:text-indent="0.25in"/>
    </style:style>
    <style:style style:name="T3794" style:parent-style-name="Domyślnaczcionkaakapitu" style:family="text">
      <style:text-properties fo:background-color="#80FFFF"/>
    </style:style>
    <style:style style:name="T3795" style:parent-style-name="Domyślnaczcionkaakapitu" style:family="text">
      <style:text-properties fo:background-color="#80FFFF"/>
    </style:style>
    <style:style style:name="T3796" style:parent-style-name="Domyślnaczcionkaakapitu" style:family="text">
      <style:text-properties fo:background-color="#80FFFF"/>
    </style:style>
    <style:style style:name="T3797" style:parent-style-name="Domyślnaczcionkaakapitu" style:family="text">
      <style:text-properties fo:background-color="#80FFFF"/>
    </style:style>
    <style:style style:name="T3798" style:parent-style-name="Domyślnaczcionkaakapitu" style:family="text">
      <style:text-properties fo:background-color="#80FFFF"/>
    </style:style>
    <style:style style:name="P3799" style:parent-style-name="Normalny" style:family="paragraph">
      <style:paragraph-properties fo:text-align="justify" fo:line-height="150%" fo:text-indent="0.25in"/>
    </style:style>
    <style:style style:name="P3800" style:parent-style-name="Normalny" style:family="paragraph">
      <style:paragraph-properties fo:text-align="justify" fo:line-height="150%"/>
    </style:style>
    <style:style style:name="T3801" style:parent-style-name="Domyślnaczcionkaakapitu" style:family="text">
      <style:text-properties style:text-underline-type="single" style:text-underline-style="solid" style:text-underline-width="auto" style:text-underline-mode="continuous"/>
    </style:style>
    <style:style style:name="P3802" style:parent-style-name="Normalny" style:family="paragraph">
      <style:paragraph-properties fo:text-align="justify" fo:line-height="150%" fo:text-indent="0.25in"/>
    </style:style>
    <style:style style:name="T3803" style:parent-style-name="Domyślnaczcionkaakapitu" style:family="text">
      <style:text-properties fo:background-color="#80FFFF"/>
    </style:style>
    <style:style style:name="T3804" style:parent-style-name="Domyślnaczcionkaakapitu" style:family="text">
      <style:text-properties fo:background-color="#80FFFF"/>
    </style:style>
    <style:style style:name="T3805" style:parent-style-name="Domyślnaczcionkaakapitu" style:family="text">
      <style:text-properties fo:background-color="#80FFFF"/>
    </style:style>
    <style:style style:name="P3806" style:parent-style-name="Normalny" style:family="paragraph">
      <style:paragraph-properties fo:text-align="justify" fo:line-height="150%"/>
    </style:style>
    <style:style style:name="T3807" style:parent-style-name="Domyślnaczcionkaakapitu" style:family="text">
      <style:text-properties style:text-underline-type="single" style:text-underline-style="solid" style:text-underline-width="auto" style:text-underline-mode="continuous"/>
    </style:style>
    <style:style style:name="T3808" style:parent-style-name="Domyślnaczcionkaakapitu" style:family="text">
      <style:text-properties fo:background-color="#80FFFF" style:text-underline-type="single" style:text-underline-style="solid" style:text-underline-width="auto" style:text-underline-mode="continuous"/>
    </style:style>
    <style:style style:name="T3809" style:parent-style-name="Domyślnaczcionkaakapitu" style:family="text">
      <style:text-properties style:text-underline-type="single" style:text-underline-style="solid" style:text-underline-width="auto" style:text-underline-mode="continuous"/>
    </style:style>
    <style:style style:name="T3810" style:parent-style-name="Domyślnaczcionkaakapitu" style:family="text">
      <style:text-properties fo:background-color="#80FFFF" style:text-underline-type="single" style:text-underline-style="solid" style:text-underline-width="auto" style:text-underline-mode="continuous"/>
    </style:style>
    <style:style style:name="T3811" style:parent-style-name="Domyślnaczcionkaakapitu" style:family="text">
      <style:text-properties style:text-underline-type="single" style:text-underline-style="solid" style:text-underline-width="auto" style:text-underline-mode="continuous"/>
    </style:style>
    <style:style style:name="P3812" style:parent-style-name="Normalny" style:family="paragraph">
      <style:paragraph-properties fo:text-align="justify" fo:line-height="150%" fo:text-indent="0.25in"/>
    </style:style>
    <style:style style:name="P3813" style:parent-style-name="Normalny" style:family="paragraph">
      <style:paragraph-properties fo:text-align="justify" fo:line-height="150%"/>
    </style:style>
    <style:style style:name="T3814" style:parent-style-name="Domyślnaczcionkaakapitu" style:family="text">
      <style:text-properties style:text-underline-type="single" style:text-underline-style="solid" style:text-underline-width="auto" style:text-underline-mode="continuous"/>
    </style:style>
    <style:style style:name="P3815" style:parent-style-name="Normalny" style:family="paragraph">
      <style:paragraph-properties fo:text-align="justify" fo:line-height="150%" fo:text-indent="0.25in"/>
    </style:style>
    <style:style style:name="T3816" style:parent-style-name="Domyślnaczcionkaakapitu" style:family="text">
      <style:text-properties fo:background-color="#80FFFF"/>
    </style:style>
    <style:style style:name="P3817" style:parent-style-name="Normalny" style:family="paragraph">
      <style:paragraph-properties fo:text-align="justify" fo:line-height="150%"/>
    </style:style>
    <style:style style:name="T3818" style:parent-style-name="Domyślnaczcionkaakapitu" style:family="text">
      <style:text-properties style:text-underline-type="single" style:text-underline-style="solid" style:text-underline-width="auto" style:text-underline-mode="continuous"/>
    </style:style>
    <style:style style:name="P3819" style:parent-style-name="Normalny" style:family="paragraph">
      <style:paragraph-properties fo:text-align="justify" fo:line-height="150%" fo:text-indent="0.25in"/>
    </style:style>
    <style:style style:name="T3820" style:parent-style-name="Domyślnaczcionkaakapitu" style:family="text">
      <style:text-properties fo:background-color="#80FFFF"/>
    </style:style>
    <style:style style:name="T3821" style:parent-style-name="Domyślnaczcionkaakapitu" style:family="text">
      <style:text-properties fo:background-color="#80FFFF"/>
    </style:style>
    <style:style style:name="T3822" style:parent-style-name="Domyślnaczcionkaakapitu" style:family="text">
      <style:text-properties fo:background-color="#80FFFF"/>
    </style:style>
    <style:style style:name="P3823" style:parent-style-name="Normalny" style:family="paragraph">
      <style:paragraph-properties fo:text-align="justify" fo:line-height="150%"/>
    </style:style>
    <style:style style:name="T3824" style:parent-style-name="Domyślnaczcionkaakapitu" style:family="text">
      <style:text-properties style:text-underline-type="single" style:text-underline-style="solid" style:text-underline-width="auto" style:text-underline-mode="continuous"/>
    </style:style>
    <style:style style:name="P3825" style:parent-style-name="Normalny" style:family="paragraph">
      <style:paragraph-properties fo:text-align="justify" fo:line-height="150%" fo:text-indent="0.25in"/>
    </style:style>
    <style:style style:name="T3826" style:parent-style-name="Domyślnaczcionkaakapitu" style:family="text">
      <style:text-properties fo:background-color="#80FFFF"/>
    </style:style>
    <style:style style:name="P3827" style:parent-style-name="Normalny" style:family="paragraph">
      <style:paragraph-properties fo:text-align="justify" fo:line-height="150%"/>
    </style:style>
    <style:style style:name="T3828" style:parent-style-name="Domyślnaczcionkaakapitu" style:family="text">
      <style:text-properties style:text-underline-type="single" style:text-underline-style="solid" style:text-underline-width="auto" style:text-underline-mode="continuous"/>
    </style:style>
    <style:style style:name="P3829" style:parent-style-name="Normalny" style:family="paragraph">
      <style:paragraph-properties fo:text-align="justify" fo:line-height="150%" fo:text-indent="0.25in"/>
    </style:style>
    <style:style style:name="P3830" style:parent-style-name="Normalny" style:family="paragraph">
      <style:paragraph-properties fo:text-align="justify" fo:line-height="150%"/>
    </style:style>
    <style:style style:name="T3831" style:parent-style-name="Domyślnaczcionkaakapitu" style:family="text">
      <style:text-properties style:text-underline-type="single" style:text-underline-style="solid" style:text-underline-width="auto" style:text-underline-mode="continuous"/>
    </style:style>
    <style:style style:name="P3832" style:parent-style-name="Normalny" style:family="paragraph">
      <style:paragraph-properties fo:text-align="justify" fo:line-height="150%" fo:text-indent="0.25in"/>
    </style:style>
    <style:style style:name="T3833" style:parent-style-name="Domyślnaczcionkaakapitu" style:family="text">
      <style:text-properties fo:background-color="#80FFFF"/>
    </style:style>
    <style:style style:name="T3834" style:parent-style-name="Domyślnaczcionkaakapitu" style:family="text">
      <style:text-properties fo:background-color="#80FFFF"/>
    </style:style>
    <style:style style:name="T3835" style:parent-style-name="Domyślnaczcionkaakapitu" style:family="text">
      <style:text-properties fo:background-color="#80FFFF"/>
    </style:style>
    <style:style style:name="P3836" style:parent-style-name="Normalny" style:family="paragraph">
      <style:paragraph-properties fo:text-align="justify" fo:line-height="150%">
        <style:tab-stops>
          <style:tab-stop style:type="left" style:leader-style="solid" style:leader-text="_" style:position="2.7833in"/>
        </style:tab-stops>
      </style:paragraph-properties>
    </style:style>
    <style:style style:name="T3837" style:parent-style-name="Domyślnaczcionkaakapitu" style:family="text">
      <style:text-properties style:text-underline-type="single" style:text-underline-style="solid" style:text-underline-width="auto" style:text-underline-mode="continuous"/>
    </style:style>
    <style:style style:name="P3838" style:parent-style-name="Normalny" style:family="paragraph">
      <style:paragraph-properties fo:text-align="justify" fo:line-height="150%" fo:text-indent="0.2479in">
        <style:tab-stops>
          <style:tab-stop style:type="left" style:leader-style="solid" style:leader-text="_" style:position="2.7833in"/>
        </style:tab-stops>
      </style:paragraph-properties>
    </style:style>
    <style:style style:name="T3839" style:parent-style-name="Domyślnaczcionkaakapitu" style:family="text">
      <style:text-properties fo:background-color="#80FFFF"/>
    </style:style>
    <style:style style:name="T3840" style:parent-style-name="Domyślnaczcionkaakapitu" style:family="text">
      <style:text-properties fo:background-color="#80FFFF"/>
    </style:style>
    <style:style style:name="T3841" style:parent-style-name="Domyślnaczcionkaakapitu" style:family="text">
      <style:text-properties fo:background-color="#80FFFF"/>
    </style:style>
    <style:style style:name="T3842" style:parent-style-name="Domyślnaczcionkaakapitu" style:family="text">
      <style:text-properties fo:background-color="#80FFFF"/>
    </style:style>
    <style:style style:name="T3843" style:parent-style-name="Domyślnaczcionkaakapitu" style:family="text">
      <style:text-properties fo:background-color="#80FFFF"/>
    </style:style>
    <style:style style:name="T3844" style:parent-style-name="Domyślnaczcionkaakapitu" style:family="text">
      <style:text-properties fo:background-color="#80FFFF"/>
    </style:style>
    <style:style style:name="T3845" style:parent-style-name="Domyślnaczcionkaakapitu" style:family="text">
      <style:text-properties fo:background-color="#80FFFF"/>
    </style:style>
    <style:style style:name="T3846" style:parent-style-name="Domyślnaczcionkaakapitu" style:family="text">
      <style:text-properties fo:background-color="#80FFFF"/>
    </style:style>
    <style:style style:name="T3847" style:parent-style-name="Domyślnaczcionkaakapitu" style:family="text">
      <style:text-properties fo:background-color="#80FFFF"/>
    </style:style>
    <style:style style:name="T3848" style:parent-style-name="Domyślnaczcionkaakapitu" style:family="text">
      <style:text-properties fo:background-color="#80FFFF"/>
    </style:style>
    <style:style style:name="T3849" style:parent-style-name="Domyślnaczcionkaakapitu" style:family="text">
      <style:text-properties fo:background-color="#80FFFF"/>
    </style:style>
    <style:style style:name="P3850" style:parent-style-name="Normalny" style:family="paragraph">
      <style:paragraph-properties fo:text-align="justify" fo:line-height="150%"/>
    </style:style>
    <style:style style:name="P3851" style:parent-style-name="Normalny" style:family="paragraph">
      <style:paragraph-properties fo:text-align="justify" fo:line-height="150%"/>
    </style:style>
    <style:style style:name="T3852" style:parent-style-name="Domyślnaczcionkaakapitu" style:family="text">
      <style:text-properties style:text-underline-type="single" style:text-underline-style="solid" style:text-underline-width="auto" style:text-underline-mode="continuous"/>
    </style:style>
    <style:style style:name="P3853" style:parent-style-name="Normalny" style:family="paragraph">
      <style:paragraph-properties fo:text-align="justify" fo:line-height="150%" fo:text-indent="0.25in">
        <style:tab-stops>
          <style:tab-stop style:type="left" style:leader-style="solid" style:leader-text="_" style:position="1.2097in"/>
          <style:tab-stop style:type="left" style:leader-style="solid" style:leader-text="_" style:position="2.6736in"/>
        </style:tab-stops>
      </style:paragraph-properties>
    </style:style>
    <style:style style:name="P3854" style:parent-style-name="Normalny" style:family="paragraph">
      <style:paragraph-properties fo:text-align="justify" fo:line-height="150%">
        <style:tab-stops>
          <style:tab-stop style:type="left" style:leader-style="solid" style:leader-text="_" style:position="1.2097in"/>
          <style:tab-stop style:type="left" style:leader-style="solid" style:leader-text="_" style:position="2.6736in"/>
        </style:tab-stops>
      </style:paragraph-properties>
    </style:style>
    <style:style style:name="T3855" style:parent-style-name="Domyślnaczcionkaakapitu" style:family="text">
      <style:text-properties fo:background-color="#80FFFF"/>
    </style:style>
    <style:style style:name="P3856" style:parent-style-name="Normalny" style:family="paragraph">
      <style:paragraph-properties fo:text-align="justify" fo:line-height="150%"/>
    </style:style>
    <style:style style:name="T3857" style:parent-style-name="Domyślnaczcionkaakapitu" style:family="text">
      <style:text-properties style:text-underline-type="single" style:text-underline-style="solid" style:text-underline-width="auto" style:text-underline-mode="continuous"/>
    </style:style>
    <style:style style:name="P3858" style:parent-style-name="Normalny" style:family="paragraph">
      <style:paragraph-properties fo:text-align="justify" fo:line-height="150%" fo:text-indent="0.25in"/>
    </style:style>
    <style:style style:name="T3859" style:parent-style-name="Domyślnaczcionkaakapitu" style:family="text">
      <style:text-properties fo:background-color="#80FFFF"/>
    </style:style>
    <style:style style:name="T3860" style:parent-style-name="Domyślnaczcionkaakapitu" style:family="text">
      <style:text-properties fo:background-color="#80FFFF"/>
    </style:style>
    <style:style style:name="T3861" style:parent-style-name="Domyślnaczcionkaakapitu" style:family="text">
      <style:text-properties fo:background-color="#80FFFF"/>
    </style:style>
    <style:style style:name="T3862" style:parent-style-name="Domyślnaczcionkaakapitu" style:family="text">
      <style:text-properties fo:background-color="#80FFFF"/>
    </style:style>
    <style:style style:name="T3863" style:parent-style-name="Domyślnaczcionkaakapitu" style:family="text">
      <style:text-properties fo:background-color="#80FFFF"/>
    </style:style>
    <style:style style:name="T3864" style:parent-style-name="Domyślnaczcionkaakapitu" style:family="text">
      <style:text-properties fo:background-color="#80FFFF"/>
    </style:style>
    <style:style style:name="T3865" style:parent-style-name="Domyślnaczcionkaakapitu" style:family="text">
      <style:text-properties fo:background-color="#80FFFF"/>
    </style:style>
    <style:style style:name="P3866" style:parent-style-name="Normalny" style:family="paragraph">
      <style:paragraph-properties fo:text-align="justify" fo:line-height="150%"/>
    </style:style>
    <style:style style:name="T3867" style:parent-style-name="Domyślnaczcionkaakapitu" style:family="text">
      <style:text-properties style:text-underline-type="single" style:text-underline-style="solid" style:text-underline-width="auto" style:text-underline-mode="continuous"/>
    </style:style>
    <style:style style:name="P3868" style:parent-style-name="Normalny" style:family="paragraph">
      <style:paragraph-properties fo:text-align="justify" fo:line-height="150%" fo:text-indent="0.25in"/>
    </style:style>
    <style:style style:name="T3869" style:parent-style-name="Domyślnaczcionkaakapitu" style:family="text">
      <style:text-properties fo:background-color="#80FFFF"/>
    </style:style>
    <style:style style:name="T3870" style:parent-style-name="Domyślnaczcionkaakapitu" style:family="text">
      <style:text-properties fo:background-color="#80FFFF"/>
    </style:style>
    <style:style style:name="T3871" style:parent-style-name="Domyślnaczcionkaakapitu" style:family="text">
      <style:text-properties fo:background-color="#80FFFF"/>
    </style:style>
    <style:style style:name="T3872" style:parent-style-name="Domyślnaczcionkaakapitu" style:family="text">
      <style:text-properties fo:background-color="#80FFFF"/>
    </style:style>
    <style:style style:name="P3873" style:parent-style-name="Normalny" style:family="paragraph">
      <style:paragraph-properties fo:text-align="justify" fo:line-height="150%"/>
    </style:style>
    <style:style style:name="P3874" style:parent-style-name="Normalny" style:family="paragraph">
      <style:paragraph-properties fo:text-align="justify" fo:line-height="150%"/>
    </style:style>
    <style:style style:name="T3875" style:parent-style-name="Domyślnaczcionkaakapitu" style:family="text">
      <style:text-properties style:text-underline-type="single" style:text-underline-style="solid" style:text-underline-width="auto" style:text-underline-mode="continuous"/>
    </style:style>
    <style:style style:name="T3876" style:parent-style-name="Domyślnaczcionkaakapitu" style:family="text">
      <style:text-properties fo:background-color="#80FFFF" style:text-underline-type="single" style:text-underline-style="solid" style:text-underline-width="auto" style:text-underline-mode="continuous"/>
    </style:style>
    <style:style style:name="T3877" style:parent-style-name="Domyślnaczcionkaakapitu" style:family="text">
      <style:text-properties style:text-underline-type="single" style:text-underline-style="solid" style:text-underline-width="auto" style:text-underline-mode="continuous"/>
    </style:style>
    <style:style style:name="T3878" style:parent-style-name="Domyślnaczcionkaakapitu" style:family="text">
      <style:text-properties fo:background-color="#80FFFF" style:text-underline-type="single" style:text-underline-style="solid" style:text-underline-width="auto" style:text-underline-mode="continuous"/>
    </style:style>
    <style:style style:name="T3879" style:parent-style-name="Domyślnaczcionkaakapitu" style:family="text">
      <style:text-properties style:text-underline-type="single" style:text-underline-style="solid" style:text-underline-width="auto" style:text-underline-mode="continuous"/>
    </style:style>
    <style:style style:name="T3880" style:parent-style-name="Domyślnaczcionkaakapitu" style:family="text">
      <style:text-properties fo:background-color="#80FFFF"/>
    </style:style>
    <style:style style:name="P3881" style:parent-style-name="Normalny" style:family="paragraph">
      <style:paragraph-properties fo:text-align="justify" fo:line-height="150%" fo:text-indent="0.25in"/>
    </style:style>
    <style:style style:name="T3882" style:parent-style-name="Domyślnaczcionkaakapitu" style:family="text">
      <style:text-properties fo:background-color="#80FFFF"/>
    </style:style>
    <style:style style:name="P3883" style:parent-style-name="Normalny" style:family="paragraph">
      <style:paragraph-properties fo:text-align="justify" fo:line-height="150%" fo:text-indent="0.25in"/>
    </style:style>
    <style:style style:name="T3884" style:parent-style-name="Domyślnaczcionkaakapitu" style:family="text">
      <style:text-properties fo:background-color="#80FFFF"/>
    </style:style>
    <style:style style:name="T3885" style:parent-style-name="Domyślnaczcionkaakapitu" style:family="text">
      <style:text-properties fo:background-color="#80FFFF"/>
    </style:style>
    <style:style style:name="T3886" style:parent-style-name="Domyślnaczcionkaakapitu" style:family="text">
      <style:text-properties fo:background-color="#80FFFF"/>
    </style:style>
    <style:style style:name="T3887" style:parent-style-name="Domyślnaczcionkaakapitu" style:family="text">
      <style:text-properties fo:background-color="#80FFFF"/>
    </style:style>
    <style:style style:name="T3888" style:parent-style-name="Domyślnaczcionkaakapitu" style:family="text">
      <style:text-properties fo:background-color="#80FFFF"/>
    </style:style>
    <style:style style:name="T3889" style:parent-style-name="Domyślnaczcionkaakapitu" style:family="text">
      <style:text-properties fo:background-color="#80FFFF"/>
    </style:style>
    <style:style style:name="P3890" style:parent-style-name="Normalny" style:family="paragraph">
      <style:paragraph-properties fo:text-align="justify" fo:line-height="150%" fo:text-indent="0.25in"/>
    </style:style>
    <style:style style:name="T3891" style:parent-style-name="Domyślnaczcionkaakapitu" style:family="text">
      <style:text-properties fo:background-color="#80FFFF"/>
    </style:style>
    <style:style style:name="T3892" style:parent-style-name="Domyślnaczcionkaakapitu" style:family="text">
      <style:text-properties fo:background-color="#80FFFF"/>
    </style:style>
    <style:style style:name="T3893" style:parent-style-name="Domyślnaczcionkaakapitu" style:family="text">
      <style:text-properties fo:background-color="#80FFFF"/>
    </style:style>
    <style:style style:name="T3894" style:parent-style-name="Domyślnaczcionkaakapitu" style:family="text">
      <style:text-properties fo:background-color="#80FFFF"/>
    </style:style>
    <style:style style:name="T3895" style:parent-style-name="Domyślnaczcionkaakapitu" style:family="text">
      <style:text-properties fo:background-color="#80FFFF"/>
    </style:style>
    <style:style style:name="P3896" style:parent-style-name="Normalny" style:family="paragraph">
      <style:paragraph-properties fo:text-align="justify" fo:line-height="150%" fo:text-indent="0.25in"/>
    </style:style>
    <style:style style:name="T3897" style:parent-style-name="Domyślnaczcionkaakapitu" style:family="text">
      <style:text-properties fo:background-color="#80FFFF"/>
    </style:style>
    <style:style style:name="T3898" style:parent-style-name="Domyślnaczcionkaakapitu" style:family="text">
      <style:text-properties fo:background-color="#80FFFF"/>
    </style:style>
    <style:style style:name="P3899" style:parent-style-name="Normalny" style:family="paragraph">
      <style:paragraph-properties fo:text-align="justify" fo:line-height="150%">
        <style:tab-stops>
          <style:tab-stop style:type="left" style:position="2.8826in"/>
        </style:tab-stops>
      </style:paragraph-properties>
    </style:style>
    <style:style style:name="T3900" style:parent-style-name="Domyślnaczcionkaakapitu" style:family="text">
      <style:text-properties style:text-underline-type="single" style:text-underline-style="solid" style:text-underline-width="auto" style:text-underline-mode="continuous"/>
    </style:style>
    <style:style style:name="P3901" style:parent-style-name="Normalny" style:family="paragraph">
      <style:paragraph-properties fo:text-align="justify" fo:line-height="150%" fo:text-indent="0.2479in">
        <style:tab-stops>
          <style:tab-stop style:type="left" style:position="2.8826in"/>
        </style:tab-stops>
      </style:paragraph-properties>
    </style:style>
    <style:style style:name="T3902" style:parent-style-name="Domyślnaczcionkaakapitu" style:family="text">
      <style:text-properties fo:background-color="#80FFFF"/>
    </style:style>
    <style:style style:name="T3903" style:parent-style-name="Domyślnaczcionkaakapitu" style:family="text">
      <style:text-properties fo:background-color="#80FFFF"/>
    </style:style>
    <style:style style:name="T3904" style:parent-style-name="Domyślnaczcionkaakapitu" style:family="text">
      <style:text-properties fo:background-color="#80FFFF"/>
    </style:style>
    <style:style style:name="T3905" style:parent-style-name="Domyślnaczcionkaakapitu" style:family="text">
      <style:text-properties fo:background-color="#80FFFF"/>
    </style:style>
    <style:style style:name="P3906" style:parent-style-name="Normalny" style:family="paragraph">
      <style:paragraph-properties fo:text-align="justify" fo:line-height="150%"/>
    </style:style>
    <style:style style:name="T3907" style:parent-style-name="Domyślnaczcionkaakapitu" style:family="text">
      <style:text-properties style:text-underline-type="single" style:text-underline-style="solid" style:text-underline-width="auto" style:text-underline-mode="continuous"/>
    </style:style>
    <style:style style:name="P3908" style:parent-style-name="Normalny" style:family="paragraph">
      <style:paragraph-properties fo:text-align="justify" fo:line-height="150%" fo:text-indent="0.25in"/>
    </style:style>
    <style:style style:name="T3909" style:parent-style-name="Domyślnaczcionkaakapitu" style:family="text">
      <style:text-properties fo:background-color="#80FFFF"/>
    </style:style>
    <style:style style:name="T3910" style:parent-style-name="Domyślnaczcionkaakapitu" style:family="text">
      <style:text-properties fo:background-color="#80FFFF"/>
    </style:style>
    <style:style style:name="T3911" style:parent-style-name="Domyślnaczcionkaakapitu" style:family="text">
      <style:text-properties fo:background-color="#80FFFF"/>
    </style:style>
    <style:style style:name="T3912" style:parent-style-name="Domyślnaczcionkaakapitu" style:family="text">
      <style:text-properties fo:background-color="#80FFFF"/>
    </style:style>
    <style:style style:name="T3913" style:parent-style-name="Domyślnaczcionkaakapitu" style:family="text">
      <style:text-properties fo:background-color="#80FFFF"/>
    </style:style>
    <style:style style:name="T3914" style:parent-style-name="Domyślnaczcionkaakapitu" style:family="text">
      <style:text-properties fo:background-color="#80FFFF"/>
    </style:style>
    <style:style style:name="T3915" style:parent-style-name="Domyślnaczcionkaakapitu" style:family="text">
      <style:text-properties fo:background-color="#80FFFF"/>
    </style:style>
    <style:style style:name="P3916" style:parent-style-name="Normalny" style:family="paragraph">
      <style:paragraph-properties fo:text-align="justify" fo:line-height="150%"/>
    </style:style>
    <style:style style:name="T3917" style:parent-style-name="Domyślnaczcionkaakapitu" style:family="text">
      <style:text-properties style:text-underline-type="single" style:text-underline-style="solid" style:text-underline-width="auto" style:text-underline-mode="continuous"/>
    </style:style>
    <style:style style:name="P3918" style:parent-style-name="Normalny" style:family="paragraph">
      <style:paragraph-properties fo:text-align="justify" fo:line-height="150%" fo:text-indent="0.25in"/>
    </style:style>
    <style:style style:name="T3919" style:parent-style-name="Domyślnaczcionkaakapitu" style:family="text">
      <style:text-properties fo:background-color="#80FFFF"/>
    </style:style>
    <style:style style:name="P3920" style:parent-style-name="Normalny" style:family="paragraph">
      <style:paragraph-properties fo:text-align="justify" fo:line-height="150%"/>
    </style:style>
    <style:style style:name="T3921" style:parent-style-name="Domyślnaczcionkaakapitu" style:family="text">
      <style:text-properties style:text-underline-type="single" style:text-underline-style="solid" style:text-underline-width="auto" style:text-underline-mode="continuous"/>
    </style:style>
    <style:style style:name="T3922" style:parent-style-name="Domyślnaczcionkaakapitu" style:family="text">
      <style:text-properties style:text-underline-type="single" style:text-underline-style="solid" style:text-underline-width="auto" style:text-underline-mode="continuous"/>
    </style:style>
    <style:style style:name="T3923" style:parent-style-name="Domyślnaczcionkaakapitu" style:family="text">
      <style:text-properties style:text-underline-type="single" style:text-underline-style="solid" style:text-underline-width="auto" style:text-underline-mode="continuous"/>
    </style:style>
    <style:style style:name="P3924" style:parent-style-name="Normalny" style:family="paragraph">
      <style:paragraph-properties fo:text-align="justify" fo:line-height="150%" fo:text-indent="0.25in"/>
    </style:style>
    <style:style style:name="T3925" style:parent-style-name="Domyślnaczcionkaakapitu" style:family="text">
      <style:text-properties fo:background-color="#80FFFF"/>
    </style:style>
    <style:style style:name="T3926" style:parent-style-name="Domyślnaczcionkaakapitu" style:family="text">
      <style:text-properties fo:background-color="#80FFFF"/>
    </style:style>
    <style:style style:name="T3927" style:parent-style-name="Domyślnaczcionkaakapitu" style:family="text">
      <style:text-properties fo:background-color="#80FFFF"/>
    </style:style>
    <style:style style:name="T3928" style:parent-style-name="Domyślnaczcionkaakapitu" style:family="text">
      <style:text-properties fo:background-color="#80FFFF"/>
    </style:style>
    <style:style style:name="T3929" style:parent-style-name="Domyślnaczcionkaakapitu" style:family="text">
      <style:text-properties fo:background-color="#80FFFF"/>
    </style:style>
    <style:style style:name="T3930" style:parent-style-name="Domyślnaczcionkaakapitu" style:family="text">
      <style:text-properties fo:background-color="#80FFFF"/>
    </style:style>
    <style:style style:name="P3931" style:parent-style-name="Normalny" style:family="paragraph">
      <style:paragraph-properties fo:text-align="justify" fo:line-height="150%" fo:text-indent="0.25in"/>
    </style:style>
    <style:style style:name="T3932" style:parent-style-name="Domyślnaczcionkaakapitu" style:family="text">
      <style:text-properties fo:background-color="#80FFFF"/>
    </style:style>
    <style:style style:name="T3933" style:parent-style-name="Domyślnaczcionkaakapitu" style:family="text">
      <style:text-properties fo:background-color="#80FFFF"/>
    </style:style>
    <style:style style:name="T3934" style:parent-style-name="Domyślnaczcionkaakapitu" style:family="text">
      <style:text-properties fo:background-color="#80FFFF"/>
    </style:style>
    <style:style style:name="T3935" style:parent-style-name="Domyślnaczcionkaakapitu" style:family="text">
      <style:text-properties fo:background-color="#80FFFF"/>
    </style:style>
    <style:style style:name="T3936" style:parent-style-name="Domyślnaczcionkaakapitu" style:family="text">
      <style:text-properties fo:background-color="#80FFFF"/>
    </style:style>
    <style:style style:name="T3937" style:parent-style-name="Domyślnaczcionkaakapitu" style:family="text">
      <style:text-properties fo:background-color="#80FFFF"/>
    </style:style>
    <style:style style:name="T3938" style:parent-style-name="Domyślnaczcionkaakapitu" style:family="text">
      <style:text-properties fo:background-color="#80FFFF"/>
    </style:style>
    <style:style style:name="T3939" style:parent-style-name="Domyślnaczcionkaakapitu" style:family="text">
      <style:text-properties fo:background-color="#80FFFF"/>
    </style:style>
    <style:style style:name="T3940" style:parent-style-name="Domyślnaczcionkaakapitu" style:family="text">
      <style:text-properties fo:background-color="#80FFFF"/>
    </style:style>
    <style:style style:name="T3941" style:parent-style-name="Domyślnaczcionkaakapitu" style:family="text">
      <style:text-properties fo:background-color="#80FFFF"/>
    </style:style>
    <style:style style:name="P3942" style:parent-style-name="Normalny" style:family="paragraph">
      <style:paragraph-properties fo:text-align="justify" fo:line-height="150%"/>
    </style:style>
    <style:style style:name="T3943" style:parent-style-name="Domyślnaczcionkaakapitu" style:family="text">
      <style:text-properties style:text-underline-type="single" style:text-underline-style="solid" style:text-underline-width="auto" style:text-underline-mode="continuous"/>
    </style:style>
    <style:style style:name="T3944" style:parent-style-name="Domyślnaczcionkaakapitu" style:family="text">
      <style:text-properties fo:background-color="#80FFFF" style:text-underline-type="single" style:text-underline-style="solid" style:text-underline-width="auto" style:text-underline-mode="continuous"/>
    </style:style>
    <style:style style:name="T3945" style:parent-style-name="Domyślnaczcionkaakapitu" style:family="text">
      <style:text-properties style:text-underline-type="single" style:text-underline-style="solid" style:text-underline-width="auto" style:text-underline-mode="continuous"/>
    </style:style>
    <style:style style:name="P3946" style:parent-style-name="Normalny" style:family="paragraph">
      <style:paragraph-properties fo:text-align="justify" fo:line-height="150%" fo:text-indent="0.25in"/>
    </style:style>
    <style:style style:name="T3947" style:parent-style-name="Domyślnaczcionkaakapitu" style:family="text">
      <style:text-properties fo:background-color="#80FFFF"/>
    </style:style>
    <style:style style:name="T3948" style:parent-style-name="Domyślnaczcionkaakapitu" style:family="text">
      <style:text-properties fo:background-color="#80FFFF"/>
    </style:style>
    <style:style style:name="T3949" style:parent-style-name="Domyślnaczcionkaakapitu" style:family="text">
      <style:text-properties fo:background-color="#80FFFF"/>
    </style:style>
    <style:style style:name="T3950" style:parent-style-name="Domyślnaczcionkaakapitu" style:family="text">
      <style:text-properties fo:background-color="#80FFFF"/>
    </style:style>
    <style:style style:name="T3951" style:parent-style-name="Domyślnaczcionkaakapitu" style:family="text">
      <style:text-properties fo:background-color="#80FFFF"/>
    </style:style>
    <style:style style:name="T3952" style:parent-style-name="Domyślnaczcionkaakapitu" style:family="text">
      <style:text-properties fo:background-color="#80FFFF"/>
    </style:style>
    <style:style style:name="T3953" style:parent-style-name="Domyślnaczcionkaakapitu" style:family="text">
      <style:text-properties fo:background-color="#80FFFF"/>
    </style:style>
    <style:style style:name="T3954" style:parent-style-name="Domyślnaczcionkaakapitu" style:family="text">
      <style:text-properties fo:background-color="#80FFFF"/>
    </style:style>
    <style:style style:name="T3955" style:parent-style-name="Domyślnaczcionkaakapitu" style:family="text">
      <style:text-properties fo:background-color="#80FFFF"/>
    </style:style>
    <style:style style:name="T3956" style:parent-style-name="Domyślnaczcionkaakapitu" style:family="text">
      <style:text-properties fo:background-color="#80FFFF"/>
    </style:style>
    <style:style style:name="T3957" style:parent-style-name="Domyślnaczcionkaakapitu" style:family="text">
      <style:text-properties fo:background-color="#80FFFF"/>
    </style:style>
    <style:style style:name="P3958" style:parent-style-name="Normalny" style:family="paragraph">
      <style:paragraph-properties fo:text-align="justify" fo:line-height="150%" fo:text-indent="0.25in"/>
    </style:style>
    <style:style style:name="T3959" style:parent-style-name="Domyślnaczcionkaakapitu" style:family="text">
      <style:text-properties fo:background-color="#80FFFF"/>
    </style:style>
    <style:style style:name="P3960" style:parent-style-name="Normalny" style:family="paragraph">
      <style:paragraph-properties fo:text-align="justify" fo:line-height="150%"/>
    </style:style>
    <style:style style:name="T3961" style:parent-style-name="Domyślnaczcionkaakapitu" style:family="text">
      <style:text-properties style:text-underline-type="single" style:text-underline-style="solid" style:text-underline-width="auto" style:text-underline-mode="continuous"/>
    </style:style>
    <style:style style:name="P3962" style:parent-style-name="Normalny" style:family="paragraph">
      <style:paragraph-properties fo:text-align="justify" fo:line-height="150%" fo:text-indent="0.25in"/>
    </style:style>
    <style:style style:name="T3963" style:parent-style-name="Domyślnaczcionkaakapitu" style:family="text">
      <style:text-properties fo:background-color="#80FFFF"/>
    </style:style>
    <style:style style:name="P3964" style:parent-style-name="Normalny" style:family="paragraph">
      <style:paragraph-properties fo:text-align="justify" fo:line-height="150%"/>
    </style:style>
    <style:style style:name="T3965" style:parent-style-name="Domyślnaczcionkaakapitu" style:family="text">
      <style:text-properties style:text-underline-type="single" style:text-underline-style="solid" style:text-underline-width="auto" style:text-underline-mode="continuous"/>
    </style:style>
    <style:style style:name="P3966" style:parent-style-name="Normalny" style:family="paragraph">
      <style:paragraph-properties fo:text-align="justify" fo:line-height="150%" fo:text-indent="0.25in"/>
    </style:style>
    <style:style style:name="T3967" style:parent-style-name="Domyślnaczcionkaakapitu" style:family="text">
      <style:text-properties fo:background-color="#80FFFF"/>
    </style:style>
    <style:style style:name="T3968" style:parent-style-name="Domyślnaczcionkaakapitu" style:family="text">
      <style:text-properties fo:background-color="#80FFFF"/>
    </style:style>
    <style:style style:name="P3969" style:parent-style-name="Normalny" style:family="paragraph">
      <style:paragraph-properties fo:text-align="justify" fo:line-height="150%">
        <style:tab-stops>
          <style:tab-stop style:type="left" style:position="2.8833in"/>
        </style:tab-stops>
      </style:paragraph-properties>
    </style:style>
    <style:style style:name="T3970" style:parent-style-name="Domyślnaczcionkaakapitu" style:family="text">
      <style:text-properties style:text-underline-type="single" style:text-underline-style="solid" style:text-underline-width="auto" style:text-underline-mode="continuous"/>
    </style:style>
    <style:style style:name="T3971" style:parent-style-name="Domyślnaczcionkaakapitu" style:family="text">
      <style:text-properties fo:background-color="#80FFFF" style:text-underline-type="single" style:text-underline-style="solid" style:text-underline-width="auto" style:text-underline-mode="continuous"/>
    </style:style>
    <style:style style:name="T3972" style:parent-style-name="Domyślnaczcionkaakapitu" style:family="text">
      <style:text-properties style:text-underline-type="single" style:text-underline-style="solid" style:text-underline-width="auto" style:text-underline-mode="continuous"/>
    </style:style>
    <style:style style:name="T3973" style:parent-style-name="Domyślnaczcionkaakapitu" style:family="text">
      <style:text-properties fo:background-color="#80FFFF" style:text-underline-type="single" style:text-underline-style="solid" style:text-underline-width="auto" style:text-underline-mode="continuous"/>
    </style:style>
    <style:style style:name="T3974" style:parent-style-name="Domyślnaczcionkaakapitu" style:family="text">
      <style:text-properties style:text-underline-type="single" style:text-underline-style="solid" style:text-underline-width="auto" style:text-underline-mode="continuous"/>
    </style:style>
    <style:style style:name="P3975" style:parent-style-name="Normalny" style:family="paragraph">
      <style:paragraph-properties fo:text-align="justify" fo:line-height="150%" fo:text-indent="0.25in"/>
    </style:style>
    <style:style style:name="P3976" style:parent-style-name="Normalny" style:family="paragraph">
      <style:paragraph-properties fo:text-align="justify" fo:line-height="150%">
        <style:tab-stops>
          <style:tab-stop style:type="left" style:position="2.8833in"/>
        </style:tab-stops>
      </style:paragraph-properties>
    </style:style>
    <style:style style:name="P3977" style:parent-style-name="Normalny" style:family="paragraph">
      <style:paragraph-properties fo:text-align="justify" fo:line-height="150%">
        <style:tab-stops>
          <style:tab-stop style:type="left" style:position="2.8833in"/>
        </style:tab-stops>
      </style:paragraph-properties>
    </style:style>
    <style:style style:name="T3978" style:parent-style-name="Domyślnaczcionkaakapitu" style:family="text">
      <style:text-properties style:text-underline-type="single" style:text-underline-style="solid" style:text-underline-width="auto" style:text-underline-mode="continuous"/>
    </style:style>
    <style:style style:name="P3979" style:parent-style-name="Normalny" style:family="paragraph">
      <style:paragraph-properties fo:text-align="justify" fo:line-height="150%" fo:text-indent="0.2479in">
        <style:tab-stops>
          <style:tab-stop style:type="left" style:position="2.8833in"/>
        </style:tab-stops>
      </style:paragraph-properties>
    </style:style>
    <style:style style:name="T3980" style:parent-style-name="Domyślnaczcionkaakapitu" style:family="text">
      <style:text-properties fo:background-color="#80FFFF"/>
    </style:style>
    <style:style style:name="T3981" style:parent-style-name="Domyślnaczcionkaakapitu" style:family="text">
      <style:text-properties fo:background-color="#80FFFF"/>
    </style:style>
    <style:style style:name="P3982" style:parent-style-name="Normalny" style:family="paragraph">
      <style:paragraph-properties fo:text-align="justify" fo:line-height="150%">
        <style:tab-stops>
          <style:tab-stop style:type="left" style:position="2.8833in"/>
        </style:tab-stops>
      </style:paragraph-properties>
    </style:style>
    <style:style style:name="T3983" style:parent-style-name="Domyślnaczcionkaakapitu" style:family="text">
      <style:text-properties style:text-underline-type="single" style:text-underline-style="solid" style:text-underline-width="auto" style:text-underline-mode="continuous"/>
    </style:style>
    <style:style style:name="P3984" style:parent-style-name="Normalny" style:family="paragraph">
      <style:paragraph-properties fo:text-align="justify" fo:line-height="150%" fo:text-indent="0.25in"/>
    </style:style>
    <style:style style:name="T3985" style:parent-style-name="Domyślnaczcionkaakapitu" style:family="text">
      <style:text-properties fo:background-color="#80FFFF"/>
    </style:style>
    <style:style style:name="T3986" style:parent-style-name="Domyślnaczcionkaakapitu" style:family="text">
      <style:text-properties fo:background-color="#80FFFF"/>
    </style:style>
    <style:style style:name="T3987" style:parent-style-name="Domyślnaczcionkaakapitu" style:family="text">
      <style:text-properties fo:background-color="#80FFFF"/>
    </style:style>
    <style:style style:name="T3988" style:parent-style-name="Domyślnaczcionkaakapitu" style:family="text">
      <style:text-properties fo:background-color="#80FFFF"/>
    </style:style>
    <style:style style:name="T3989" style:parent-style-name="Domyślnaczcionkaakapitu" style:family="text">
      <style:text-properties fo:background-color="#80FFFF"/>
    </style:style>
    <style:style style:name="T3990" style:parent-style-name="Domyślnaczcionkaakapitu" style:family="text">
      <style:text-properties fo:background-color="#80FFFF"/>
    </style:style>
    <style:style style:name="T3991" style:parent-style-name="Domyślnaczcionkaakapitu" style:family="text">
      <style:text-properties fo:background-color="#80FFFF"/>
    </style:style>
    <style:style style:name="T3992" style:parent-style-name="Domyślnaczcionkaakapitu" style:family="text">
      <style:text-properties fo:background-color="#80FFFF"/>
    </style:style>
    <style:style style:name="P3993" style:parent-style-name="Normalny" style:family="paragraph">
      <style:paragraph-properties fo:text-align="justify" fo:line-height="150%"/>
    </style:style>
    <style:style style:name="T3994" style:parent-style-name="Domyślnaczcionkaakapitu" style:family="text">
      <style:text-properties style:text-underline-type="single" style:text-underline-style="solid" style:text-underline-width="auto" style:text-underline-mode="continuous"/>
    </style:style>
    <style:style style:name="P3995" style:parent-style-name="Normalny" style:family="paragraph">
      <style:paragraph-properties fo:text-align="justify" fo:line-height="150%" fo:text-indent="0.25in"/>
    </style:style>
    <style:style style:name="T3996" style:parent-style-name="Domyślnaczcionkaakapitu" style:family="text">
      <style:text-properties fo:background-color="#80FFFF"/>
    </style:style>
    <style:style style:name="T3997" style:parent-style-name="Domyślnaczcionkaakapitu" style:family="text">
      <style:text-properties fo:background-color="#80FFFF"/>
    </style:style>
    <style:style style:name="P3998" style:parent-style-name="Normalny" style:family="paragraph">
      <style:paragraph-properties fo:text-align="justify" fo:line-height="150%"/>
    </style:style>
    <style:style style:name="T3999" style:parent-style-name="Domyślnaczcionkaakapitu" style:family="text">
      <style:text-properties style:text-underline-type="single" style:text-underline-style="solid" style:text-underline-width="auto" style:text-underline-mode="continuous"/>
    </style:style>
    <style:style style:name="T4000" style:parent-style-name="Domyślnaczcionkaakapitu" style:family="text">
      <style:text-properties fo:background-color="#80FFFF" style:text-underline-type="single" style:text-underline-style="solid" style:text-underline-width="auto" style:text-underline-mode="continuous"/>
    </style:style>
    <style:style style:name="T4001" style:parent-style-name="Domyślnaczcionkaakapitu" style:family="text">
      <style:text-properties style:text-underline-type="single" style:text-underline-style="solid" style:text-underline-width="auto" style:text-underline-mode="continuous"/>
    </style:style>
    <style:style style:name="T4002" style:parent-style-name="Domyślnaczcionkaakapitu" style:family="text">
      <style:text-properties fo:background-color="#80FFFF"/>
    </style:style>
    <style:style style:name="P4003" style:parent-style-name="Normalny" style:family="paragraph">
      <style:paragraph-properties fo:text-align="justify" fo:line-height="150%" fo:text-indent="0.25in"/>
    </style:style>
    <style:style style:name="P4004" style:parent-style-name="Normalny" style:family="paragraph">
      <style:paragraph-properties fo:text-align="justify" fo:line-height="150%" fo:text-indent="0.25in"/>
    </style:style>
    <style:style style:name="T4005" style:parent-style-name="Domyślnaczcionkaakapitu" style:family="text">
      <style:text-properties fo:background-color="#80FFFF"/>
    </style:style>
    <style:style style:name="T4006" style:parent-style-name="Domyślnaczcionkaakapitu" style:family="text">
      <style:text-properties fo:background-color="#80FFFF"/>
    </style:style>
    <style:style style:name="P4007" style:parent-style-name="Normalny" style:family="paragraph">
      <style:paragraph-properties fo:text-align="justify" fo:line-height="150%"/>
    </style:style>
    <style:style style:name="P4008" style:parent-style-name="Normalny" style:family="paragraph">
      <style:paragraph-properties fo:text-align="justify" fo:line-height="150%"/>
    </style:style>
    <style:style style:name="T4009" style:parent-style-name="Domyślnaczcionkaakapitu" style:family="text">
      <style:text-properties style:text-underline-type="single" style:text-underline-style="solid" style:text-underline-width="auto" style:text-underline-mode="continuous"/>
    </style:style>
    <style:style style:name="P4010" style:parent-style-name="Normalny" style:family="paragraph">
      <style:paragraph-properties fo:text-align="justify" fo:line-height="150%" fo:text-indent="0.25in"/>
    </style:style>
    <style:style style:name="P4011" style:parent-style-name="Normalny" style:family="paragraph">
      <style:paragraph-properties fo:text-align="justify" fo:line-height="150%"/>
    </style:style>
    <style:style style:name="T4012" style:parent-style-name="Domyślnaczcionkaakapitu" style:family="text">
      <style:text-properties style:text-underline-type="single" style:text-underline-style="solid" style:text-underline-width="auto" style:text-underline-mode="continuous"/>
    </style:style>
    <style:style style:name="T4013" style:parent-style-name="Domyślnaczcionkaakapitu" style:family="text">
      <style:text-properties fo:background-color="#80FFFF" style:text-underline-type="single" style:text-underline-style="solid" style:text-underline-width="auto" style:text-underline-mode="continuous"/>
    </style:style>
    <style:style style:name="T4014" style:parent-style-name="Domyślnaczcionkaakapitu" style:family="text">
      <style:text-properties style:text-underline-type="single" style:text-underline-style="solid" style:text-underline-width="auto" style:text-underline-mode="continuous"/>
    </style:style>
    <style:style style:name="P4015" style:parent-style-name="Normalny" style:family="paragraph">
      <style:paragraph-properties fo:text-align="justify" fo:line-height="150%" fo:text-indent="0.25in"/>
    </style:style>
    <style:style style:name="P4016" style:parent-style-name="Normalny" style:family="paragraph">
      <style:paragraph-properties fo:text-align="justify" fo:line-height="150%"/>
    </style:style>
    <style:style style:name="T4017" style:parent-style-name="Domyślnaczcionkaakapitu" style:family="text">
      <style:text-properties style:text-underline-type="single" style:text-underline-style="solid" style:text-underline-width="auto" style:text-underline-mode="continuous"/>
    </style:style>
    <style:style style:name="T4018" style:parent-style-name="Domyślnaczcionkaakapitu" style:family="text">
      <style:text-properties fo:background-color="#80FFFF" style:text-underline-type="single" style:text-underline-style="solid" style:text-underline-width="auto" style:text-underline-mode="continuous"/>
    </style:style>
    <style:style style:name="T4019" style:parent-style-name="Domyślnaczcionkaakapitu" style:family="text">
      <style:text-properties style:text-underline-type="single" style:text-underline-style="solid" style:text-underline-width="auto" style:text-underline-mode="continuous"/>
    </style:style>
    <style:style style:name="T4020" style:parent-style-name="Domyślnaczcionkaakapitu" style:family="text">
      <style:text-properties fo:background-color="#80FFFF" style:text-underline-type="single" style:text-underline-style="solid" style:text-underline-width="auto" style:text-underline-mode="continuous"/>
    </style:style>
    <style:style style:name="T4021" style:parent-style-name="Domyślnaczcionkaakapitu" style:family="text">
      <style:text-properties style:text-underline-type="single" style:text-underline-style="solid" style:text-underline-width="auto" style:text-underline-mode="continuous"/>
    </style:style>
    <style:style style:name="P4022" style:parent-style-name="Normalny" style:family="paragraph">
      <style:paragraph-properties fo:text-align="justify" fo:line-height="150%" fo:text-indent="0.25in"/>
    </style:style>
    <style:style style:name="P4023" style:parent-style-name="Normalny" style:family="paragraph">
      <style:paragraph-properties fo:text-align="justify" fo:line-height="150%"/>
    </style:style>
    <style:style style:name="T4024" style:parent-style-name="Domyślnaczcionkaakapitu" style:family="text">
      <style:text-properties style:text-underline-type="single" style:text-underline-style="solid" style:text-underline-width="auto" style:text-underline-mode="continuous"/>
    </style:style>
    <style:style style:name="P4025" style:parent-style-name="Normalny" style:family="paragraph">
      <style:paragraph-properties fo:text-align="justify" fo:line-height="150%" fo:text-indent="0.25in"/>
    </style:style>
    <style:style style:name="T4026" style:parent-style-name="Domyślnaczcionkaakapitu" style:family="text">
      <style:text-properties fo:background-color="#80FFFF"/>
    </style:style>
    <style:style style:name="P4027" style:parent-style-name="Normalny" style:family="paragraph">
      <style:paragraph-properties fo:text-align="justify" fo:line-height="150%"/>
    </style:style>
    <style:style style:name="T4028" style:parent-style-name="Domyślnaczcionkaakapitu" style:family="text">
      <style:text-properties style:text-underline-type="single" style:text-underline-style="solid" style:text-underline-width="auto" style:text-underline-mode="continuous"/>
    </style:style>
    <style:style style:name="T4029" style:parent-style-name="Domyślnaczcionkaakapitu" style:family="text">
      <style:text-properties fo:background-color="#80FFFF" style:text-underline-type="single" style:text-underline-style="solid" style:text-underline-width="auto" style:text-underline-mode="continuous"/>
    </style:style>
    <style:style style:name="T4030" style:parent-style-name="Domyślnaczcionkaakapitu" style:family="text">
      <style:text-properties style:text-underline-type="single" style:text-underline-style="solid" style:text-underline-width="auto" style:text-underline-mode="continuous"/>
    </style:style>
    <style:style style:name="P4031" style:parent-style-name="Normalny" style:family="paragraph">
      <style:paragraph-properties fo:text-align="justify" fo:line-height="150%" fo:text-indent="0.25in"/>
    </style:style>
    <style:style style:name="T4032" style:parent-style-name="Domyślnaczcionkaakapitu" style:family="text">
      <style:text-properties fo:background-color="#80FFFF"/>
    </style:style>
    <style:style style:name="T4033" style:parent-style-name="Domyślnaczcionkaakapitu" style:family="text">
      <style:text-properties fo:background-color="#80FFFF"/>
    </style:style>
    <style:style style:name="T4034" style:parent-style-name="Domyślnaczcionkaakapitu" style:family="text">
      <style:text-properties fo:background-color="#80FFFF"/>
    </style:style>
    <style:style style:name="T4035" style:parent-style-name="Domyślnaczcionkaakapitu" style:family="text">
      <style:text-properties fo:background-color="#80FFFF"/>
    </style:style>
    <style:style style:name="T4036" style:parent-style-name="Domyślnaczcionkaakapitu" style:family="text">
      <style:text-properties fo:background-color="#80FFFF"/>
    </style:style>
    <style:style style:name="T4037" style:parent-style-name="Domyślnaczcionkaakapitu" style:family="text">
      <style:text-properties fo:background-color="#80FFFF"/>
    </style:style>
    <style:style style:name="T4038" style:parent-style-name="Domyślnaczcionkaakapitu" style:family="text">
      <style:text-properties fo:background-color="#80FFFF"/>
    </style:style>
    <style:style style:name="T4039" style:parent-style-name="Domyślnaczcionkaakapitu" style:family="text">
      <style:text-properties fo:background-color="#80FFFF"/>
    </style:style>
    <style:style style:name="T4040" style:parent-style-name="Domyślnaczcionkaakapitu" style:family="text">
      <style:text-properties fo:background-color="#80FFFF"/>
    </style:style>
    <style:style style:name="T4041" style:parent-style-name="Domyślnaczcionkaakapitu" style:family="text">
      <style:text-properties fo:background-color="#80FFFF"/>
    </style:style>
    <style:style style:name="T4042" style:parent-style-name="Domyślnaczcionkaakapitu" style:family="text">
      <style:text-properties fo:background-color="#80FFFF"/>
    </style:style>
    <style:style style:name="T4043" style:parent-style-name="Domyślnaczcionkaakapitu" style:family="text">
      <style:text-properties fo:background-color="#80FFFF"/>
    </style:style>
    <style:style style:name="T4044" style:parent-style-name="Domyślnaczcionkaakapitu" style:family="text">
      <style:text-properties fo:background-color="#80FFFF"/>
    </style:style>
    <style:style style:name="P4045" style:parent-style-name="Normalny" style:family="paragraph">
      <style:paragraph-properties fo:text-align="justify" fo:line-height="150%" fo:text-indent="0.25in"/>
    </style:style>
    <style:style style:name="T4046" style:parent-style-name="Domyślnaczcionkaakapitu" style:family="text">
      <style:text-properties fo:background-color="#80FFFF"/>
    </style:style>
    <style:style style:name="T4047" style:parent-style-name="Domyślnaczcionkaakapitu" style:family="text">
      <style:text-properties fo:background-color="#80FFFF"/>
    </style:style>
    <style:style style:name="T4048" style:parent-style-name="Domyślnaczcionkaakapitu" style:family="text">
      <style:text-properties fo:background-color="#80FFFF"/>
    </style:style>
    <style:style style:name="P4049" style:parent-style-name="Normalny" style:family="paragraph">
      <style:paragraph-properties fo:text-align="justify" fo:line-height="150%"/>
    </style:style>
    <style:style style:name="T4050" style:parent-style-name="Domyślnaczcionkaakapitu" style:family="text">
      <style:text-properties style:text-underline-type="single" style:text-underline-style="solid" style:text-underline-width="auto" style:text-underline-mode="continuous"/>
    </style:style>
    <style:style style:name="P4051" style:parent-style-name="Normalny" style:family="paragraph">
      <style:paragraph-properties fo:text-align="justify" fo:line-height="150%" fo:text-indent="0.25in"/>
    </style:style>
    <style:style style:name="P4052" style:parent-style-name="Normalny" style:family="paragraph">
      <style:paragraph-properties fo:text-align="justify" fo:line-height="150%"/>
    </style:style>
    <style:style style:name="T4053" style:parent-style-name="Domyślnaczcionkaakapitu" style:family="text">
      <style:text-properties style:text-underline-type="single" style:text-underline-style="solid" style:text-underline-width="auto" style:text-underline-mode="continuous"/>
    </style:style>
    <style:style style:name="T4054" style:parent-style-name="Domyślnaczcionkaakapitu" style:family="text">
      <style:text-properties fo:background-color="#80FFFF" style:text-underline-type="single" style:text-underline-style="solid" style:text-underline-width="auto" style:text-underline-mode="continuous"/>
    </style:style>
    <style:style style:name="T4055" style:parent-style-name="Domyślnaczcionkaakapitu" style:family="text">
      <style:text-properties style:text-underline-type="single" style:text-underline-style="solid" style:text-underline-width="auto" style:text-underline-mode="continuous"/>
    </style:style>
    <style:style style:name="T4056" style:parent-style-name="Domyślnaczcionkaakapitu" style:family="text">
      <style:text-properties fo:background-color="#80FFFF" style:text-underline-type="single" style:text-underline-style="solid" style:text-underline-width="auto" style:text-underline-mode="continuous"/>
    </style:style>
    <style:style style:name="T4057" style:parent-style-name="Domyślnaczcionkaakapitu" style:family="text">
      <style:text-properties style:text-underline-type="single" style:text-underline-style="solid" style:text-underline-width="auto" style:text-underline-mode="continuous"/>
    </style:style>
    <style:style style:name="P4058" style:parent-style-name="Normalny" style:family="paragraph">
      <style:paragraph-properties fo:text-align="justify" fo:line-height="150%" fo:text-indent="0.25in"/>
    </style:style>
    <style:style style:name="P4059" style:parent-style-name="Normalny" style:family="paragraph">
      <style:paragraph-properties fo:text-align="justify" fo:line-height="150%"/>
    </style:style>
    <style:style style:name="T4060" style:parent-style-name="Domyślnaczcionkaakapitu" style:family="text">
      <style:text-properties style:text-underline-type="single" style:text-underline-style="solid" style:text-underline-width="auto" style:text-underline-mode="continuous"/>
    </style:style>
    <style:style style:name="T4061" style:parent-style-name="Domyślnaczcionkaakapitu" style:family="text">
      <style:text-properties fo:background-color="#80FFFF" style:text-underline-type="single" style:text-underline-style="solid" style:text-underline-width="auto" style:text-underline-mode="continuous"/>
    </style:style>
    <style:style style:name="T4062" style:parent-style-name="Domyślnaczcionkaakapitu" style:family="text">
      <style:text-properties style:text-underline-type="single" style:text-underline-style="solid" style:text-underline-width="auto" style:text-underline-mode="continuous"/>
    </style:style>
    <style:style style:name="P4063" style:parent-style-name="Normalny" style:family="paragraph">
      <style:paragraph-properties fo:text-align="justify" fo:line-height="150%" fo:text-indent="0.25in"/>
    </style:style>
    <style:style style:name="T4064" style:parent-style-name="Domyślnaczcionkaakapitu" style:family="text">
      <style:text-properties fo:background-color="#80FFFF"/>
    </style:style>
    <style:style style:name="T4065" style:parent-style-name="Domyślnaczcionkaakapitu" style:family="text">
      <style:text-properties fo:background-color="#80FFFF"/>
    </style:style>
    <style:style style:name="T4066" style:parent-style-name="Domyślnaczcionkaakapitu" style:family="text">
      <style:text-properties fo:background-color="#80FFFF"/>
    </style:style>
    <style:style style:name="P4067" style:parent-style-name="Normalny" style:family="paragraph">
      <style:paragraph-properties fo:text-align="justify" fo:line-height="150%"/>
    </style:style>
    <style:style style:name="T4068" style:parent-style-name="Domyślnaczcionkaakapitu" style:family="text">
      <style:text-properties style:text-underline-type="single" style:text-underline-style="solid" style:text-underline-width="auto" style:text-underline-mode="continuous"/>
    </style:style>
    <style:style style:name="P4069" style:parent-style-name="Normalny" style:family="paragraph">
      <style:paragraph-properties fo:text-align="justify" fo:line-height="150%" fo:text-indent="0.25in"/>
    </style:style>
    <style:style style:name="T4070" style:parent-style-name="Domyślnaczcionkaakapitu" style:family="text">
      <style:text-properties fo:background-color="#80FFFF"/>
    </style:style>
    <style:style style:name="T4071" style:parent-style-name="Domyślnaczcionkaakapitu" style:family="text">
      <style:text-properties fo:background-color="#80FFFF"/>
    </style:style>
    <style:style style:name="T4072" style:parent-style-name="Domyślnaczcionkaakapitu" style:family="text">
      <style:text-properties style:text-underline-type="single" style:text-underline-style="solid" style:text-underline-width="auto" style:text-underline-mode="continuous"/>
    </style:style>
    <style:style style:name="P4073" style:parent-style-name="Normalny" style:family="paragraph">
      <style:paragraph-properties fo:text-align="justify" fo:line-height="150%" fo:text-indent="0.25in"/>
    </style:style>
    <style:style style:name="T4074" style:parent-style-name="Domyślnaczcionkaakapitu" style:family="text">
      <style:text-properties fo:background-color="#80FFFF"/>
    </style:style>
    <style:style style:name="T4075" style:parent-style-name="Domyślnaczcionkaakapitu" style:family="text">
      <style:text-properties fo:background-color="#80FFFF"/>
    </style:style>
    <style:style style:name="T4076" style:parent-style-name="Domyślnaczcionkaakapitu" style:family="text">
      <style:text-properties fo:background-color="#80FFFF"/>
    </style:style>
    <style:style style:name="T4077" style:parent-style-name="Domyślnaczcionkaakapitu" style:family="text">
      <style:text-properties fo:background-color="#80FFFF"/>
    </style:style>
    <style:style style:name="P4078" style:parent-style-name="Normalny" style:family="paragraph">
      <style:paragraph-properties fo:text-align="justify" fo:line-height="150%"/>
    </style:style>
    <style:style style:name="T4079" style:parent-style-name="Domyślnaczcionkaakapitu" style:family="text">
      <style:text-properties style:text-underline-type="single" style:text-underline-style="solid" style:text-underline-width="auto" style:text-underline-mode="continuous"/>
    </style:style>
    <style:style style:name="P4080" style:parent-style-name="Normalny" style:family="paragraph">
      <style:paragraph-properties fo:text-align="justify" fo:line-height="150%" fo:text-indent="0.25in"/>
    </style:style>
    <style:style style:name="P4081" style:parent-style-name="Normalny" style:family="paragraph">
      <style:paragraph-properties fo:text-align="justify" fo:line-height="150%"/>
    </style:style>
    <style:style style:name="T4082" style:parent-style-name="Domyślnaczcionkaakapitu" style:family="text">
      <style:text-properties style:text-underline-type="single" style:text-underline-style="solid" style:text-underline-width="auto" style:text-underline-mode="continuous"/>
    </style:style>
    <style:style style:name="T4083" style:parent-style-name="Domyślnaczcionkaakapitu" style:family="text">
      <style:text-properties fo:background-color="#80FFFF" style:text-underline-type="single" style:text-underline-style="solid" style:text-underline-width="auto" style:text-underline-mode="continuous"/>
    </style:style>
    <style:style style:name="T4084" style:parent-style-name="Domyślnaczcionkaakapitu" style:family="text">
      <style:text-properties style:text-underline-type="single" style:text-underline-style="solid" style:text-underline-width="auto" style:text-underline-mode="continuous"/>
    </style:style>
    <style:style style:name="T4085" style:parent-style-name="Domyślnaczcionkaakapitu" style:family="text">
      <style:text-properties fo:background-color="#80FFFF" style:text-underline-type="single" style:text-underline-style="solid" style:text-underline-width="auto" style:text-underline-mode="continuous"/>
    </style:style>
    <style:style style:name="T4086" style:parent-style-name="Domyślnaczcionkaakapitu" style:family="text">
      <style:text-properties style:text-underline-type="single" style:text-underline-style="solid" style:text-underline-width="auto" style:text-underline-mode="continuous"/>
    </style:style>
    <style:style style:name="P4087" style:parent-style-name="Normalny" style:family="paragraph">
      <style:paragraph-properties fo:text-align="justify" fo:line-height="150%" fo:text-indent="0.2479in"/>
    </style:style>
    <style:style style:name="T4088" style:parent-style-name="Domyślnaczcionkaakapitu" style:family="text">
      <style:text-properties fo:background-color="#80FFFF"/>
    </style:style>
    <style:style style:name="P4089" style:parent-style-name="Normalny" style:family="paragraph">
      <style:paragraph-properties fo:text-align="justify" fo:line-height="150%"/>
    </style:style>
    <style:style style:name="T4090" style:parent-style-name="Domyślnaczcionkaakapitu" style:family="text">
      <style:text-properties style:text-underline-type="single" style:text-underline-style="solid" style:text-underline-width="auto" style:text-underline-mode="continuous"/>
    </style:style>
    <style:style style:name="P4091" style:parent-style-name="Normalny" style:family="paragraph">
      <style:paragraph-properties fo:text-align="justify" fo:line-height="150%" fo:text-indent="0.25in"/>
    </style:style>
    <style:style style:name="T4092" style:parent-style-name="Domyślnaczcionkaakapitu" style:family="text">
      <style:text-properties fo:background-color="#80FFFF"/>
    </style:style>
    <style:style style:name="T4093" style:parent-style-name="Domyślnaczcionkaakapitu" style:family="text">
      <style:text-properties fo:background-color="#80FFFF"/>
    </style:style>
    <style:style style:name="P4094" style:parent-style-name="Normalny" style:family="paragraph">
      <style:paragraph-properties fo:text-align="justify" fo:line-height="150%"/>
    </style:style>
    <style:style style:name="T4095" style:parent-style-name="Domyślnaczcionkaakapitu" style:family="text">
      <style:text-properties style:text-underline-type="single" style:text-underline-style="solid" style:text-underline-width="auto" style:text-underline-mode="continuous"/>
    </style:style>
    <style:style style:name="P4096" style:parent-style-name="Normalny" style:family="paragraph">
      <style:paragraph-properties fo:text-align="justify" fo:line-height="150%" fo:text-indent="0.25in"/>
    </style:style>
    <style:style style:name="T4097" style:parent-style-name="Domyślnaczcionkaakapitu" style:family="text">
      <style:text-properties fo:background-color="#80FFFF"/>
    </style:style>
    <style:style style:name="T4098" style:parent-style-name="Domyślnaczcionkaakapitu" style:family="text">
      <style:text-properties fo:background-color="#80FFFF"/>
    </style:style>
    <style:style style:name="T4099" style:parent-style-name="Domyślnaczcionkaakapitu" style:family="text">
      <style:text-properties fo:background-color="#80FFFF"/>
    </style:style>
    <style:style style:name="T4100" style:parent-style-name="Domyślnaczcionkaakapitu" style:family="text">
      <style:text-properties fo:background-color="#80FFFF"/>
    </style:style>
    <style:style style:name="T4101" style:parent-style-name="Domyślnaczcionkaakapitu" style:family="text">
      <style:text-properties fo:background-color="#80FFFF"/>
    </style:style>
    <style:style style:name="P4102" style:parent-style-name="Normalny" style:family="paragraph">
      <style:paragraph-properties fo:text-align="justify" fo:line-height="150%"/>
    </style:style>
    <style:style style:name="T4103" style:parent-style-name="Domyślnaczcionkaakapitu" style:family="text">
      <style:text-properties style:text-underline-type="single" style:text-underline-style="solid" style:text-underline-width="auto" style:text-underline-mode="continuous"/>
    </style:style>
    <style:style style:name="P4104" style:parent-style-name="Normalny" style:family="paragraph">
      <style:paragraph-properties fo:text-align="justify" fo:line-height="150%" fo:text-indent="0.25in"/>
    </style:style>
    <style:style style:name="T4105" style:parent-style-name="Domyślnaczcionkaakapitu" style:family="text">
      <style:text-properties fo:background-color="#80FFFF"/>
    </style:style>
    <style:style style:name="T4106" style:parent-style-name="Domyślnaczcionkaakapitu" style:family="text">
      <style:text-properties fo:background-color="#80FFFF"/>
    </style:style>
    <style:style style:name="P4107" style:parent-style-name="Normalny" style:family="paragraph">
      <style:paragraph-properties fo:text-align="justify" fo:line-height="150%"/>
    </style:style>
    <style:style style:name="T4108" style:parent-style-name="Domyślnaczcionkaakapitu" style:family="text">
      <style:text-properties style:text-underline-type="single" style:text-underline-style="solid" style:text-underline-width="auto" style:text-underline-mode="continuous"/>
    </style:style>
    <style:style style:name="P4109" style:parent-style-name="Normalny" style:family="paragraph">
      <style:paragraph-properties fo:text-align="justify" fo:line-height="150%" fo:text-indent="0.25in"/>
    </style:style>
    <style:style style:name="T4110" style:parent-style-name="Domyślnaczcionkaakapitu" style:family="text">
      <style:text-properties fo:background-color="#80FFFF"/>
    </style:style>
    <style:style style:name="T4111" style:parent-style-name="Domyślnaczcionkaakapitu" style:family="text">
      <style:text-properties fo:background-color="#80FFFF"/>
    </style:style>
    <style:style style:name="T4112" style:parent-style-name="Domyślnaczcionkaakapitu" style:family="text">
      <style:text-properties fo:background-color="#80FFFF"/>
    </style:style>
    <style:style style:name="P4113" style:parent-style-name="Normalny" style:family="paragraph">
      <style:paragraph-properties fo:text-align="justify" fo:line-height="150%"/>
    </style:style>
    <style:style style:name="T4114" style:parent-style-name="Domyślnaczcionkaakapitu" style:family="text">
      <style:text-properties style:text-underline-type="single" style:text-underline-style="solid" style:text-underline-width="auto" style:text-underline-mode="continuous"/>
    </style:style>
    <style:style style:name="T4115" style:parent-style-name="Domyślnaczcionkaakapitu" style:family="text">
      <style:text-properties fo:background-color="#80FFFF" style:text-underline-type="single" style:text-underline-style="solid" style:text-underline-width="auto" style:text-underline-mode="continuous"/>
    </style:style>
    <style:style style:name="T4116" style:parent-style-name="Domyślnaczcionkaakapitu" style:family="text">
      <style:text-properties style:text-underline-type="single" style:text-underline-style="solid" style:text-underline-width="auto" style:text-underline-mode="continuous"/>
    </style:style>
    <style:style style:name="P4117" style:parent-style-name="Normalny" style:family="paragraph">
      <style:paragraph-properties fo:text-align="justify" fo:line-height="150%" fo:text-indent="0.25in"/>
    </style:style>
    <style:style style:name="T4118" style:parent-style-name="Domyślnaczcionkaakapitu" style:family="text">
      <style:text-properties fo:background-color="#80FFFF"/>
    </style:style>
    <style:style style:name="T4119" style:parent-style-name="Domyślnaczcionkaakapitu" style:family="text">
      <style:text-properties fo:background-color="#80FFFF"/>
    </style:style>
    <style:style style:name="T4120" style:parent-style-name="Domyślnaczcionkaakapitu" style:family="text">
      <style:text-properties fo:background-color="#80FFFF"/>
    </style:style>
    <style:style style:name="T4121" style:parent-style-name="Domyślnaczcionkaakapitu" style:family="text">
      <style:text-properties fo:background-color="#80FFFF"/>
    </style:style>
    <style:style style:name="T4122" style:parent-style-name="Domyślnaczcionkaakapitu" style:family="text">
      <style:text-properties fo:background-color="#80FFFF"/>
    </style:style>
    <style:style style:name="T4123" style:parent-style-name="Domyślnaczcionkaakapitu" style:family="text">
      <style:text-properties fo:background-color="#80FFFF"/>
    </style:style>
    <style:style style:name="T4124" style:parent-style-name="Domyślnaczcionkaakapitu" style:family="text">
      <style:text-properties fo:background-color="#80FFFF"/>
    </style:style>
    <style:style style:name="T4125" style:parent-style-name="Domyślnaczcionkaakapitu" style:family="text">
      <style:text-properties fo:background-color="#80FFFF"/>
    </style:style>
    <style:style style:name="T4126" style:parent-style-name="Domyślnaczcionkaakapitu" style:family="text">
      <style:text-properties fo:background-color="#80FFFF"/>
    </style:style>
    <style:style style:name="P4127" style:parent-style-name="Normalny" style:family="paragraph">
      <style:paragraph-properties fo:text-align="justify" fo:line-height="150%" fo:text-indent="0.25in"/>
    </style:style>
    <style:style style:name="T4128" style:parent-style-name="Domyślnaczcionkaakapitu" style:family="text">
      <style:text-properties fo:background-color="#80FFFF"/>
    </style:style>
    <style:style style:name="T4129" style:parent-style-name="Domyślnaczcionkaakapitu" style:family="text">
      <style:text-properties fo:background-color="#80FFFF"/>
    </style:style>
    <style:style style:name="P4130" style:parent-style-name="Normalny" style:family="paragraph">
      <style:paragraph-properties fo:text-align="justify" fo:line-height="150%"/>
    </style:style>
    <style:style style:name="P4131" style:parent-style-name="Normalny" style:family="paragraph">
      <style:paragraph-properties fo:text-align="justify" fo:line-height="150%"/>
    </style:style>
    <style:style style:name="T4132" style:parent-style-name="Domyślnaczcionkaakapitu" style:family="text">
      <style:text-properties style:text-underline-type="single" style:text-underline-style="solid" style:text-underline-width="auto" style:text-underline-mode="continuous"/>
    </style:style>
    <style:style style:name="P4133" style:parent-style-name="Normalny" style:family="paragraph">
      <style:paragraph-properties fo:text-align="justify" fo:line-height="150%" fo:text-indent="0.25in"/>
    </style:style>
    <style:style style:name="T4134" style:parent-style-name="Domyślnaczcionkaakapitu" style:family="text">
      <style:text-properties fo:background-color="#80FFFF"/>
    </style:style>
    <style:style style:name="T4135" style:parent-style-name="Domyślnaczcionkaakapitu" style:family="text">
      <style:text-properties fo:background-color="#80FFFF"/>
    </style:style>
    <style:style style:name="T4136" style:parent-style-name="Domyślnaczcionkaakapitu" style:family="text">
      <style:text-properties fo:background-color="#80FFFF"/>
    </style:style>
    <style:style style:name="T4137" style:parent-style-name="Domyślnaczcionkaakapitu" style:family="text">
      <style:text-properties fo:background-color="#80FFFF"/>
    </style:style>
    <style:style style:name="T4138" style:parent-style-name="Domyślnaczcionkaakapitu" style:family="text">
      <style:text-properties fo:background-color="#80FFFF"/>
    </style:style>
    <style:style style:name="P4139" style:parent-style-name="Normalny" style:family="paragraph">
      <style:paragraph-properties fo:text-align="justify" fo:line-height="150%"/>
    </style:style>
    <style:style style:name="T4140" style:parent-style-name="Domyślnaczcionkaakapitu" style:family="text">
      <style:text-properties style:text-underline-type="single" style:text-underline-style="solid" style:text-underline-width="auto" style:text-underline-mode="continuous"/>
    </style:style>
    <style:style style:name="P4141" style:parent-style-name="Normalny" style:family="paragraph">
      <style:paragraph-properties fo:text-align="justify" fo:line-height="150%" fo:text-indent="0.25in"/>
    </style:style>
    <style:style style:name="P4142" style:parent-style-name="Normalny" style:family="paragraph">
      <style:paragraph-properties fo:text-align="justify" fo:line-height="150%"/>
    </style:style>
    <style:style style:name="T4143" style:parent-style-name="Domyślnaczcionkaakapitu" style:family="text">
      <style:text-properties style:text-underline-type="single" style:text-underline-style="solid" style:text-underline-width="auto" style:text-underline-mode="continuous"/>
    </style:style>
    <style:style style:name="P4144" style:parent-style-name="Normalny" style:family="paragraph">
      <style:paragraph-properties fo:text-align="justify" fo:line-height="150%" fo:text-indent="0.25in"/>
    </style:style>
    <style:style style:name="T4145" style:parent-style-name="Domyślnaczcionkaakapitu" style:family="text">
      <style:text-properties fo:background-color="#80FFFF"/>
    </style:style>
    <style:style style:name="P4146" style:parent-style-name="Normalny" style:family="paragraph">
      <style:paragraph-properties fo:text-align="justify" fo:line-height="150%"/>
    </style:style>
    <style:style style:name="T4147" style:parent-style-name="Domyślnaczcionkaakapitu" style:family="text">
      <style:text-properties style:text-underline-type="single" style:text-underline-style="solid" style:text-underline-width="auto" style:text-underline-mode="continuous"/>
    </style:style>
    <style:style style:name="P4148" style:parent-style-name="Normalny" style:family="paragraph">
      <style:paragraph-properties fo:text-align="justify" fo:line-height="150%" fo:text-indent="0.25in"/>
    </style:style>
    <style:style style:name="T4149" style:parent-style-name="Domyślnaczcionkaakapitu" style:family="text">
      <style:text-properties fo:background-color="#80FFFF"/>
    </style:style>
    <style:style style:name="T4150" style:parent-style-name="Domyślnaczcionkaakapitu" style:family="text">
      <style:text-properties fo:background-color="#80FFFF"/>
    </style:style>
    <style:style style:name="P4151" style:parent-style-name="Normalny" style:family="paragraph">
      <style:paragraph-properties fo:text-align="justify" fo:line-height="150%"/>
    </style:style>
    <style:style style:name="T4152" style:parent-style-name="Domyślnaczcionkaakapitu" style:family="text">
      <style:text-properties fo:background-color="#80FFFF"/>
    </style:style>
    <style:style style:name="P4153" style:parent-style-name="Normalny" style:family="paragraph">
      <style:paragraph-properties fo:text-align="justify" fo:line-height="150%"/>
    </style:style>
    <style:style style:name="T4154" style:parent-style-name="Domyślnaczcionkaakapitu" style:family="text">
      <style:text-properties style:text-underline-type="single" style:text-underline-style="solid" style:text-underline-width="auto" style:text-underline-mode="continuous"/>
    </style:style>
    <style:style style:name="P4155" style:parent-style-name="Normalny" style:family="paragraph">
      <style:paragraph-properties fo:text-align="justify" fo:line-height="150%" fo:text-indent="0.25in"/>
    </style:style>
    <style:style style:name="T4156" style:parent-style-name="Domyślnaczcionkaakapitu" style:family="text">
      <style:text-properties fo:background-color="#80FFFF"/>
    </style:style>
    <style:style style:name="T4157" style:parent-style-name="Domyślnaczcionkaakapitu" style:family="text">
      <style:text-properties fo:background-color="#80FFFF"/>
    </style:style>
    <style:style style:name="T4158" style:parent-style-name="Domyślnaczcionkaakapitu" style:family="text">
      <style:text-properties fo:background-color="#80FFFF"/>
    </style:style>
    <style:style style:name="T4159" style:parent-style-name="Domyślnaczcionkaakapitu" style:family="text">
      <style:text-properties fo:background-color="#80FFFF"/>
    </style:style>
    <style:style style:name="P4160" style:parent-style-name="Normalny" style:family="paragraph">
      <style:paragraph-properties fo:text-align="justify" fo:line-height="150%"/>
    </style:style>
    <style:style style:name="T4161" style:parent-style-name="Domyślnaczcionkaakapitu" style:family="text">
      <style:text-properties fo:background-color="#80FFFF"/>
    </style:style>
    <style:style style:name="T4162" style:parent-style-name="Domyślnaczcionkaakapitu" style:family="text">
      <style:text-properties fo:background-color="#80FFFF"/>
    </style:style>
    <style:style style:name="T4163" style:parent-style-name="Domyślnaczcionkaakapitu" style:family="text">
      <style:text-properties fo:background-color="#80FFFF"/>
    </style:style>
    <style:style style:name="P4164" style:parent-style-name="Normalny" style:family="paragraph">
      <style:paragraph-properties fo:text-align="justify" fo:line-height="150%"/>
    </style:style>
    <style:style style:name="T4165" style:parent-style-name="Domyślnaczcionkaakapitu" style:family="text">
      <style:text-properties style:text-underline-type="single" style:text-underline-style="solid" style:text-underline-width="auto" style:text-underline-mode="continuous"/>
    </style:style>
    <style:style style:name="T4166" style:parent-style-name="Domyślnaczcionkaakapitu" style:family="text">
      <style:text-properties fo:background-color="#80FFFF" style:text-underline-type="single" style:text-underline-style="solid" style:text-underline-width="auto" style:text-underline-mode="continuous"/>
    </style:style>
    <style:style style:name="T4167" style:parent-style-name="Domyślnaczcionkaakapitu" style:family="text">
      <style:text-properties style:text-underline-type="single" style:text-underline-style="solid" style:text-underline-width="auto" style:text-underline-mode="continuous"/>
    </style:style>
    <style:style style:name="T4168" style:parent-style-name="Domyślnaczcionkaakapitu" style:family="text">
      <style:text-properties fo:background-color="#80FFFF" style:text-underline-type="single" style:text-underline-style="solid" style:text-underline-width="auto" style:text-underline-mode="continuous"/>
    </style:style>
    <style:style style:name="T4169" style:parent-style-name="Domyślnaczcionkaakapitu" style:family="text">
      <style:text-properties style:text-underline-type="single" style:text-underline-style="solid" style:text-underline-width="auto" style:text-underline-mode="continuous"/>
    </style:style>
    <style:style style:name="P4170" style:parent-style-name="Normalny" style:family="paragraph">
      <style:paragraph-properties fo:text-align="justify" fo:line-height="150%" fo:text-indent="0.25in"/>
    </style:style>
    <style:style style:name="T4171" style:parent-style-name="Domyślnaczcionkaakapitu" style:family="text">
      <style:text-properties fo:background-color="#80FFFF"/>
    </style:style>
    <style:style style:name="T4172" style:parent-style-name="Domyślnaczcionkaakapitu" style:family="text">
      <style:text-properties fo:background-color="#80FFFF"/>
    </style:style>
    <style:style style:name="T4173" style:parent-style-name="Domyślnaczcionkaakapitu" style:family="text">
      <style:text-properties fo:background-color="#80FFFF"/>
    </style:style>
    <style:style style:name="P4174" style:parent-style-name="Normalny" style:family="paragraph">
      <style:paragraph-properties fo:text-align="justify" fo:line-height="150%"/>
    </style:style>
    <style:style style:name="T4175" style:parent-style-name="Domyślnaczcionkaakapitu" style:family="text">
      <style:text-properties style:text-underline-type="single" style:text-underline-style="solid" style:text-underline-width="auto" style:text-underline-mode="continuous"/>
    </style:style>
    <style:style style:name="P4176" style:parent-style-name="Normalny" style:family="paragraph">
      <style:paragraph-properties fo:text-align="justify" fo:line-height="150%" fo:text-indent="0.25in"/>
    </style:style>
    <style:style style:name="T4177" style:parent-style-name="Domyślnaczcionkaakapitu" style:family="text">
      <style:text-properties fo:background-color="#80FFFF"/>
    </style:style>
    <style:style style:name="T4178" style:parent-style-name="Domyślnaczcionkaakapitu" style:family="text">
      <style:text-properties fo:background-color="#80FFFF"/>
    </style:style>
    <style:style style:name="T4179" style:parent-style-name="Domyślnaczcionkaakapitu" style:family="text">
      <style:text-properties fo:background-color="#80FFFF"/>
    </style:style>
    <style:style style:name="P4180" style:parent-style-name="Normalny" style:family="paragraph">
      <style:paragraph-properties fo:text-align="justify" fo:line-height="150%"/>
    </style:style>
    <style:style style:name="T4181" style:parent-style-name="Domyślnaczcionkaakapitu" style:family="text">
      <style:text-properties style:text-underline-type="single" style:text-underline-style="solid" style:text-underline-width="auto" style:text-underline-mode="continuous"/>
    </style:style>
    <style:style style:name="T4182" style:parent-style-name="Domyślnaczcionkaakapitu" style:family="text">
      <style:text-properties fo:background-color="#80FFFF"/>
    </style:style>
    <style:style style:name="P4183" style:parent-style-name="Normalny" style:family="paragraph">
      <style:paragraph-properties fo:text-align="justify" fo:line-height="150%" fo:text-indent="0.25in"/>
    </style:style>
    <style:style style:name="P4184" style:parent-style-name="Normalny" style:family="paragraph">
      <style:paragraph-properties fo:text-align="justify" fo:line-height="150%"/>
    </style:style>
    <style:style style:name="T4185" style:parent-style-name="Domyślnaczcionkaakapitu" style:family="text">
      <style:text-properties style:text-underline-type="single" style:text-underline-style="solid" style:text-underline-width="auto" style:text-underline-mode="continuous"/>
    </style:style>
    <style:style style:name="P4186" style:parent-style-name="Normalny" style:family="paragraph">
      <style:paragraph-properties fo:text-align="justify" fo:line-height="150%" fo:text-indent="0.25in"/>
    </style:style>
    <style:style style:name="T4187" style:parent-style-name="Domyślnaczcionkaakapitu" style:family="text">
      <style:text-properties fo:background-color="#80FFFF"/>
    </style:style>
    <style:style style:name="P4188" style:parent-style-name="Normalny" style:family="paragraph">
      <style:paragraph-properties fo:text-align="justify" fo:line-height="150%">
        <style:tab-stops>
          <style:tab-stop style:type="left" style:position="2.7229in"/>
        </style:tab-stops>
      </style:paragraph-properties>
    </style:style>
    <style:style style:name="T4189" style:parent-style-name="Domyślnaczcionkaakapitu" style:family="text">
      <style:text-properties style:text-underline-type="single" style:text-underline-style="solid" style:text-underline-width="auto" style:text-underline-mode="continuous"/>
    </style:style>
    <style:style style:name="T4190" style:parent-style-name="Domyślnaczcionkaakapitu" style:family="text">
      <style:text-properties fo:background-color="#80FFFF" style:text-underline-type="single" style:text-underline-style="solid" style:text-underline-width="auto" style:text-underline-mode="continuous"/>
    </style:style>
    <style:style style:name="T4191" style:parent-style-name="Domyślnaczcionkaakapitu" style:family="text">
      <style:text-properties style:text-underline-type="single" style:text-underline-style="solid" style:text-underline-width="auto" style:text-underline-mode="continuous"/>
    </style:style>
    <style:style style:name="P4192" style:parent-style-name="Normalny" style:family="paragraph">
      <style:paragraph-properties fo:text-align="justify" fo:line-height="150%" fo:text-indent="0.25in">
        <style:tab-stops>
          <style:tab-stop style:type="left" style:position="1.8618in"/>
        </style:tab-stops>
      </style:paragraph-properties>
    </style:style>
    <style:style style:name="P4193" style:parent-style-name="Normalny" style:family="paragraph">
      <style:paragraph-properties fo:text-align="justify" fo:line-height="150%"/>
    </style:style>
    <style:style style:name="T4194" style:parent-style-name="Domyślnaczcionkaakapitu" style:family="text">
      <style:text-properties style:text-underline-type="single" style:text-underline-style="solid" style:text-underline-width="auto" style:text-underline-mode="continuous"/>
    </style:style>
    <style:style style:name="P4195" style:parent-style-name="Normalny" style:family="paragraph">
      <style:paragraph-properties fo:text-align="justify" fo:line-height="150%" fo:text-indent="0.25in"/>
    </style:style>
    <style:style style:name="T4196" style:parent-style-name="Domyślnaczcionkaakapitu" style:family="text">
      <style:text-properties fo:background-color="#80FFFF"/>
    </style:style>
    <style:style style:name="T4197" style:parent-style-name="Domyślnaczcionkaakapitu" style:family="text">
      <style:text-properties fo:background-color="#80FFFF"/>
    </style:style>
    <style:style style:name="T4198" style:parent-style-name="Domyślnaczcionkaakapitu" style:family="text">
      <style:text-properties fo:background-color="#80FFFF"/>
    </style:style>
    <style:style style:name="P4199" style:parent-style-name="Normalny" style:family="paragraph">
      <style:paragraph-properties fo:text-align="justify" fo:line-height="150%"/>
    </style:style>
    <style:style style:name="T4200" style:parent-style-name="Domyślnaczcionkaakapitu" style:family="text">
      <style:text-properties style:text-underline-type="single" style:text-underline-style="solid" style:text-underline-width="auto" style:text-underline-mode="continuous"/>
    </style:style>
    <style:style style:name="T4201" style:parent-style-name="Domyślnaczcionkaakapitu" style:family="text">
      <style:text-properties fo:background-color="#80FFFF" style:text-underline-type="single" style:text-underline-style="solid" style:text-underline-width="auto" style:text-underline-mode="continuous"/>
    </style:style>
    <style:style style:name="T4202" style:parent-style-name="Domyślnaczcionkaakapitu" style:family="text">
      <style:text-properties style:text-underline-type="single" style:text-underline-style="solid" style:text-underline-width="auto" style:text-underline-mode="continuous"/>
    </style:style>
    <style:style style:name="P4203" style:parent-style-name="Normalny" style:family="paragraph">
      <style:paragraph-properties fo:text-align="justify" fo:line-height="150%" fo:text-indent="0.25in"/>
    </style:style>
    <style:style style:name="P4204" style:parent-style-name="Normalny" style:family="paragraph">
      <style:paragraph-properties fo:text-align="justify" fo:line-height="150%"/>
    </style:style>
    <style:style style:name="T4205" style:parent-style-name="Domyślnaczcionkaakapitu" style:family="text">
      <style:text-properties style:text-underline-type="single" style:text-underline-style="solid" style:text-underline-width="auto" style:text-underline-mode="continuous"/>
    </style:style>
    <style:style style:name="T4206" style:parent-style-name="Domyślnaczcionkaakapitu" style:family="text">
      <style:text-properties style:text-underline-type="single" style:text-underline-style="solid" style:text-underline-width="auto" style:text-underline-mode="continuous"/>
    </style:style>
    <style:style style:name="T4207" style:parent-style-name="Domyślnaczcionkaakapitu" style:family="text">
      <style:text-properties style:text-underline-type="single" style:text-underline-style="solid" style:text-underline-width="auto" style:text-underline-mode="continuous"/>
    </style:style>
    <style:style style:name="T4208" style:parent-style-name="Domyślnaczcionkaakapitu" style:family="text">
      <style:text-properties style:text-underline-type="single" style:text-underline-style="solid" style:text-underline-width="auto" style:text-underline-mode="continuous"/>
    </style:style>
    <style:style style:name="T4209" style:parent-style-name="Domyślnaczcionkaakapitu" style:family="text">
      <style:text-properties style:text-underline-type="single" style:text-underline-style="solid" style:text-underline-width="auto" style:text-underline-mode="continuous"/>
    </style:style>
    <style:style style:name="P4210" style:parent-style-name="Normalny" style:family="paragraph">
      <style:paragraph-properties fo:text-align="justify" fo:line-height="150%" fo:text-indent="0.25in"/>
    </style:style>
    <style:style style:name="T4211" style:parent-style-name="Domyślnaczcionkaakapitu" style:family="text">
      <style:text-properties fo:background-color="#80FFFF"/>
    </style:style>
    <style:style style:name="T4212" style:parent-style-name="Domyślnaczcionkaakapitu" style:family="text">
      <style:text-properties fo:background-color="#80FFFF"/>
    </style:style>
    <style:style style:name="T4213" style:parent-style-name="Domyślnaczcionkaakapitu" style:family="text">
      <style:text-properties fo:background-color="#80FFFF"/>
    </style:style>
    <style:style style:name="T4214" style:parent-style-name="Domyślnaczcionkaakapitu" style:family="text">
      <style:text-properties fo:background-color="#80FFFF"/>
    </style:style>
    <style:style style:name="T4215" style:parent-style-name="Domyślnaczcionkaakapitu" style:family="text">
      <style:text-properties fo:background-color="#80FFFF"/>
    </style:style>
    <style:style style:name="T4216" style:parent-style-name="Domyślnaczcionkaakapitu" style:family="text">
      <style:text-properties fo:background-color="#80FFFF"/>
    </style:style>
    <style:style style:name="P4217" style:parent-style-name="Normalny" style:family="paragraph">
      <style:paragraph-properties fo:text-align="justify" fo:line-height="150%" fo:text-indent="0.25in"/>
    </style:style>
    <style:style style:name="T4218" style:parent-style-name="Domyślnaczcionkaakapitu" style:family="text">
      <style:text-properties fo:background-color="#80FFFF"/>
    </style:style>
    <style:style style:name="T4219" style:parent-style-name="Domyślnaczcionkaakapitu" style:family="text">
      <style:text-properties fo:background-color="#80FFFF"/>
    </style:style>
    <style:style style:name="T4220" style:parent-style-name="Domyślnaczcionkaakapitu" style:family="text">
      <style:text-properties fo:background-color="#80FFFF"/>
    </style:style>
    <style:style style:name="T4221" style:parent-style-name="Domyślnaczcionkaakapitu" style:family="text">
      <style:text-properties fo:background-color="#80FFFF"/>
    </style:style>
    <style:style style:name="T4222" style:parent-style-name="Domyślnaczcionkaakapitu" style:family="text">
      <style:text-properties fo:background-color="#80FFFF"/>
    </style:style>
    <style:style style:name="T4223" style:parent-style-name="Domyślnaczcionkaakapitu" style:family="text">
      <style:text-properties fo:background-color="#80FFFF"/>
    </style:style>
    <style:style style:name="T4224" style:parent-style-name="Domyślnaczcionkaakapitu" style:family="text">
      <style:text-properties fo:background-color="#80FFFF"/>
    </style:style>
    <style:style style:name="T4225" style:parent-style-name="Domyślnaczcionkaakapitu" style:family="text">
      <style:text-properties fo:background-color="#80FFFF"/>
    </style:style>
    <style:style style:name="T4226" style:parent-style-name="Domyślnaczcionkaakapitu" style:family="text">
      <style:text-properties fo:background-color="#80FFFF"/>
    </style:style>
    <style:style style:name="T4227" style:parent-style-name="Domyślnaczcionkaakapitu" style:family="text">
      <style:text-properties fo:background-color="#80FFFF"/>
    </style:style>
    <style:style style:name="T4228" style:parent-style-name="Domyślnaczcionkaakapitu" style:family="text">
      <style:text-properties fo:background-color="#80FFFF"/>
    </style:style>
    <style:style style:name="T4229" style:parent-style-name="Domyślnaczcionkaakapitu" style:family="text">
      <style:text-properties fo:background-color="#80FFFF"/>
    </style:style>
    <style:style style:name="P4230" style:parent-style-name="Normalny" style:family="paragraph">
      <style:paragraph-properties fo:text-align="justify" fo:line-height="150%"/>
    </style:style>
    <style:style style:name="T4231" style:parent-style-name="Domyślnaczcionkaakapitu" style:family="text">
      <style:text-properties style:text-underline-type="single" style:text-underline-style="solid" style:text-underline-width="auto" style:text-underline-mode="continuous"/>
    </style:style>
    <style:style style:name="T4232" style:parent-style-name="Domyślnaczcionkaakapitu" style:family="text">
      <style:text-properties fo:background-color="#80FFFF" style:text-underline-type="single" style:text-underline-style="solid" style:text-underline-width="auto" style:text-underline-mode="continuous"/>
    </style:style>
    <style:style style:name="T4233" style:parent-style-name="Domyślnaczcionkaakapitu" style:family="text">
      <style:text-properties style:text-underline-type="single" style:text-underline-style="solid" style:text-underline-width="auto" style:text-underline-mode="continuous"/>
    </style:style>
    <style:style style:name="P4234" style:parent-style-name="Normalny" style:family="paragraph">
      <style:paragraph-properties fo:text-align="justify" fo:line-height="150%" fo:text-indent="0.25in"/>
    </style:style>
    <style:style style:name="T4235" style:parent-style-name="Domyślnaczcionkaakapitu" style:family="text">
      <style:text-properties fo:background-color="#80FFFF"/>
    </style:style>
    <style:style style:name="T4236" style:parent-style-name="Domyślnaczcionkaakapitu" style:family="text">
      <style:text-properties fo:background-color="#80FFFF"/>
    </style:style>
    <style:style style:name="T4237" style:parent-style-name="Domyślnaczcionkaakapitu" style:family="text">
      <style:text-properties fo:background-color="#80FFFF"/>
    </style:style>
    <style:style style:name="T4238" style:parent-style-name="Domyślnaczcionkaakapitu" style:family="text">
      <style:text-properties fo:background-color="#80FFFF"/>
    </style:style>
    <style:style style:name="T4239" style:parent-style-name="Domyślnaczcionkaakapitu" style:family="text">
      <style:text-properties fo:background-color="#80FFFF"/>
    </style:style>
    <style:style style:name="T4240" style:parent-style-name="Domyślnaczcionkaakapitu" style:family="text">
      <style:text-properties fo:background-color="#80FFFF"/>
    </style:style>
    <style:style style:name="T4241" style:parent-style-name="Domyślnaczcionkaakapitu" style:family="text">
      <style:text-properties fo:background-color="#80FFFF"/>
    </style:style>
    <style:style style:name="T4242" style:parent-style-name="Domyślnaczcionkaakapitu" style:family="text">
      <style:text-properties fo:background-color="#80FFFF"/>
    </style:style>
    <style:style style:name="T4243" style:parent-style-name="Domyślnaczcionkaakapitu" style:family="text">
      <style:text-properties fo:background-color="#80FFFF"/>
    </style:style>
    <style:style style:name="T4244" style:parent-style-name="Domyślnaczcionkaakapitu" style:family="text">
      <style:text-properties fo:background-color="#80FFFF"/>
    </style:style>
    <style:style style:name="T4245" style:parent-style-name="Domyślnaczcionkaakapitu" style:family="text">
      <style:text-properties fo:background-color="#80FFFF"/>
    </style:style>
    <style:style style:name="T4246" style:parent-style-name="Domyślnaczcionkaakapitu" style:family="text">
      <style:text-properties fo:background-color="#80FFFF"/>
    </style:style>
    <style:style style:name="P4247" style:parent-style-name="Normalny" style:family="paragraph">
      <style:paragraph-properties fo:text-align="justify" fo:line-height="150%" fo:text-indent="0.25in"/>
    </style:style>
    <style:style style:name="T4248" style:parent-style-name="Domyślnaczcionkaakapitu" style:family="text">
      <style:text-properties fo:background-color="#80FFFF"/>
    </style:style>
    <style:style style:name="T4249" style:parent-style-name="Domyślnaczcionkaakapitu" style:family="text">
      <style:text-properties fo:background-color="#80FFFF"/>
    </style:style>
    <style:style style:name="T4250" style:parent-style-name="Domyślnaczcionkaakapitu" style:family="text">
      <style:text-properties fo:background-color="#80FFFF"/>
    </style:style>
    <style:style style:name="T4251" style:parent-style-name="Domyślnaczcionkaakapitu" style:family="text">
      <style:text-properties fo:background-color="#80FFFF"/>
    </style:style>
    <style:style style:name="T4252" style:parent-style-name="Domyślnaczcionkaakapitu" style:family="text">
      <style:text-properties fo:background-color="#80FFFF"/>
    </style:style>
    <style:style style:name="T4253" style:parent-style-name="Domyślnaczcionkaakapitu" style:family="text">
      <style:text-properties fo:background-color="#80FFFF"/>
    </style:style>
    <style:style style:name="T4254" style:parent-style-name="Domyślnaczcionkaakapitu" style:family="text">
      <style:text-properties fo:background-color="#80FFFF"/>
    </style:style>
    <style:style style:name="T4255" style:parent-style-name="Domyślnaczcionkaakapitu" style:family="text">
      <style:text-properties fo:background-color="#80FFFF"/>
    </style:style>
    <style:style style:name="T4256" style:parent-style-name="Domyślnaczcionkaakapitu" style:family="text">
      <style:text-properties fo:background-color="#80FFFF"/>
    </style:style>
    <style:style style:name="T4257" style:parent-style-name="Domyślnaczcionkaakapitu" style:family="text">
      <style:text-properties fo:background-color="#80FFFF"/>
    </style:style>
    <style:style style:name="T4258" style:parent-style-name="Domyślnaczcionkaakapitu" style:family="text">
      <style:text-properties fo:background-color="#80FFFF"/>
    </style:style>
    <style:style style:name="T4259" style:parent-style-name="Domyślnaczcionkaakapitu" style:family="text">
      <style:text-properties fo:background-color="#80FFFF"/>
    </style:style>
    <style:style style:name="T4260" style:parent-style-name="Domyślnaczcionkaakapitu" style:family="text">
      <style:text-properties fo:background-color="#80FFFF"/>
    </style:style>
    <style:style style:name="P4261" style:parent-style-name="Normalny" style:family="paragraph">
      <style:paragraph-properties fo:text-align="justify" fo:line-height="150%"/>
    </style:style>
    <style:style style:name="T4262" style:parent-style-name="Domyślnaczcionkaakapitu" style:family="text">
      <style:text-properties style:text-underline-type="single" style:text-underline-style="solid" style:text-underline-width="auto" style:text-underline-mode="continuous"/>
    </style:style>
    <style:style style:name="T4263" style:parent-style-name="Domyślnaczcionkaakapitu" style:family="text">
      <style:text-properties fo:background-color="#80FFFF" style:text-underline-type="single" style:text-underline-style="solid" style:text-underline-width="auto" style:text-underline-mode="continuous"/>
    </style:style>
    <style:style style:name="T4264" style:parent-style-name="Domyślnaczcionkaakapitu" style:family="text">
      <style:text-properties style:text-underline-type="single" style:text-underline-style="solid" style:text-underline-width="auto" style:text-underline-mode="continuous"/>
    </style:style>
    <style:style style:name="T4265" style:parent-style-name="Domyślnaczcionkaakapitu" style:family="text">
      <style:text-properties fo:background-color="#80FFFF" style:text-underline-type="single" style:text-underline-style="solid" style:text-underline-width="auto" style:text-underline-mode="continuous"/>
    </style:style>
    <style:style style:name="T4266" style:parent-style-name="Domyślnaczcionkaakapitu" style:family="text">
      <style:text-properties style:text-underline-type="single" style:text-underline-style="solid" style:text-underline-width="auto" style:text-underline-mode="continuous"/>
    </style:style>
    <style:style style:name="T4267" style:parent-style-name="Domyślnaczcionkaakapitu" style:family="text">
      <style:text-properties fo:background-color="#80FFFF" style:text-underline-type="single" style:text-underline-style="solid" style:text-underline-width="auto" style:text-underline-mode="continuous"/>
    </style:style>
    <style:style style:name="T4268" style:parent-style-name="Domyślnaczcionkaakapitu" style:family="text">
      <style:text-properties fo:background-color="#80FFFF"/>
    </style:style>
    <style:style style:name="P4269" style:parent-style-name="Normalny" style:family="paragraph">
      <style:paragraph-properties fo:text-align="justify" fo:line-height="150%" fo:text-indent="0.2479in"/>
    </style:style>
    <style:style style:name="T4270" style:parent-style-name="Domyślnaczcionkaakapitu" style:family="text">
      <style:text-properties fo:background-color="#80FFFF"/>
    </style:style>
    <style:style style:name="T4271" style:parent-style-name="Domyślnaczcionkaakapitu" style:family="text">
      <style:text-properties fo:background-color="#80FFFF"/>
    </style:style>
    <style:style style:name="P4272" style:parent-style-name="Normalny" style:family="paragraph">
      <style:paragraph-properties fo:text-align="justify" fo:line-height="150%"/>
    </style:style>
    <style:style style:name="T4273" style:parent-style-name="Domyślnaczcionkaakapitu" style:family="text">
      <style:text-properties style:text-underline-type="single" style:text-underline-style="solid" style:text-underline-width="auto" style:text-underline-mode="continuous"/>
    </style:style>
    <style:style style:name="T4274" style:parent-style-name="Domyślnaczcionkaakapitu" style:family="text">
      <style:text-properties fo:background-color="#80FFFF" style:text-underline-type="single" style:text-underline-style="solid" style:text-underline-width="auto" style:text-underline-mode="continuous"/>
    </style:style>
    <style:style style:name="T4275" style:parent-style-name="Domyślnaczcionkaakapitu" style:family="text">
      <style:text-properties style:text-underline-type="single" style:text-underline-style="solid" style:text-underline-width="auto" style:text-underline-mode="continuous"/>
    </style:style>
    <style:style style:name="T4276" style:parent-style-name="Domyślnaczcionkaakapitu" style:family="text">
      <style:text-properties fo:background-color="#80FFFF" style:text-underline-type="single" style:text-underline-style="solid" style:text-underline-width="auto" style:text-underline-mode="continuous"/>
    </style:style>
    <style:style style:name="T4277" style:parent-style-name="Domyślnaczcionkaakapitu" style:family="text">
      <style:text-properties style:text-underline-type="single" style:text-underline-style="solid" style:text-underline-width="auto" style:text-underline-mode="continuous"/>
    </style:style>
    <style:style style:name="P4278" style:parent-style-name="Normalny" style:family="paragraph">
      <style:paragraph-properties fo:text-align="justify" fo:line-height="150%" fo:text-indent="0.25in"/>
    </style:style>
    <style:style style:name="T4279" style:parent-style-name="Domyślnaczcionkaakapitu" style:family="text">
      <style:text-properties fo:background-color="#80FFFF"/>
    </style:style>
    <style:style style:name="T4280" style:parent-style-name="Domyślnaczcionkaakapitu" style:family="text">
      <style:text-properties fo:background-color="#80FFFF"/>
    </style:style>
    <style:style style:name="T4281" style:parent-style-name="Domyślnaczcionkaakapitu" style:family="text">
      <style:text-properties fo:background-color="#80FFFF"/>
    </style:style>
    <style:style style:name="T4282" style:parent-style-name="Domyślnaczcionkaakapitu" style:family="text">
      <style:text-properties fo:background-color="#80FFFF"/>
    </style:style>
    <style:style style:name="T4283" style:parent-style-name="Domyślnaczcionkaakapitu" style:family="text">
      <style:text-properties fo:background-color="#80FFFF"/>
    </style:style>
    <style:style style:name="T4284" style:parent-style-name="Domyślnaczcionkaakapitu" style:family="text">
      <style:text-properties fo:background-color="#80FFFF"/>
    </style:style>
    <style:style style:name="T4285" style:parent-style-name="Domyślnaczcionkaakapitu" style:family="text">
      <style:text-properties fo:background-color="#80FFFF"/>
    </style:style>
    <style:style style:name="P4286" style:parent-style-name="Normalny" style:family="paragraph">
      <style:paragraph-properties fo:text-align="justify" fo:line-height="150%"/>
    </style:style>
    <style:style style:name="T4287" style:parent-style-name="Domyślnaczcionkaakapitu" style:family="text">
      <style:text-properties style:text-underline-type="single" style:text-underline-style="solid" style:text-underline-width="auto" style:text-underline-mode="continuous"/>
    </style:style>
    <style:style style:name="P4288" style:parent-style-name="Normalny" style:family="paragraph">
      <style:paragraph-properties fo:text-align="justify" fo:line-height="150%" fo:text-indent="0.25in"/>
    </style:style>
    <style:style style:name="T4289" style:parent-style-name="Domyślnaczcionkaakapitu" style:family="text">
      <style:text-properties fo:background-color="#80FFFF"/>
    </style:style>
    <style:style style:name="P4290" style:parent-style-name="Normalny" style:family="paragraph">
      <style:paragraph-properties fo:text-align="justify" fo:line-height="150%"/>
    </style:style>
    <style:style style:name="T4291" style:parent-style-name="Domyślnaczcionkaakapitu" style:family="text">
      <style:text-properties style:text-underline-type="single" style:text-underline-style="solid" style:text-underline-width="auto" style:text-underline-mode="continuous"/>
    </style:style>
    <style:style style:name="T4292" style:parent-style-name="Domyślnaczcionkaakapitu" style:family="text">
      <style:text-properties fo:background-color="#80FFFF" style:text-underline-type="single" style:text-underline-style="solid" style:text-underline-width="auto" style:text-underline-mode="continuous"/>
    </style:style>
    <style:style style:name="T4293" style:parent-style-name="Domyślnaczcionkaakapitu" style:family="text">
      <style:text-properties style:text-underline-type="single" style:text-underline-style="solid" style:text-underline-width="auto" style:text-underline-mode="continuous"/>
    </style:style>
    <style:style style:name="P4294" style:parent-style-name="Normalny" style:family="paragraph">
      <style:paragraph-properties fo:text-align="justify" fo:line-height="150%" fo:text-indent="0.25in"/>
    </style:style>
    <style:style style:name="T4295" style:parent-style-name="Domyślnaczcionkaakapitu" style:family="text">
      <style:text-properties fo:background-color="#80FFFF"/>
    </style:style>
    <style:style style:name="P4296" style:parent-style-name="Normalny" style:family="paragraph">
      <style:paragraph-properties fo:text-align="justify" fo:line-height="150%"/>
    </style:style>
    <style:style style:name="T4297" style:parent-style-name="Domyślnaczcionkaakapitu" style:family="text">
      <style:text-properties style:text-underline-type="single" style:text-underline-style="solid" style:text-underline-width="auto" style:text-underline-mode="continuous"/>
    </style:style>
    <style:style style:name="P4298" style:parent-style-name="Normalny" style:family="paragraph">
      <style:paragraph-properties fo:text-align="justify" fo:line-height="150%" fo:text-indent="0.25in"/>
    </style:style>
    <style:style style:name="T4299" style:parent-style-name="Domyślnaczcionkaakapitu" style:family="text">
      <style:text-properties fo:background-color="#80FFFF"/>
    </style:style>
    <style:style style:name="P4300" style:parent-style-name="Normalny" style:family="paragraph">
      <style:paragraph-properties fo:text-align="justify" fo:line-height="150%"/>
    </style:style>
    <style:style style:name="T4301" style:parent-style-name="Domyślnaczcionkaakapitu" style:family="text">
      <style:text-properties style:text-underline-type="single" style:text-underline-style="solid" style:text-underline-width="auto" style:text-underline-mode="continuous"/>
    </style:style>
    <style:style style:name="T4302" style:parent-style-name="Domyślnaczcionkaakapitu" style:family="text">
      <style:text-properties fo:background-color="#80FFFF" style:text-underline-type="single" style:text-underline-style="solid" style:text-underline-width="auto" style:text-underline-mode="continuous"/>
    </style:style>
    <style:style style:name="T4303" style:parent-style-name="Domyślnaczcionkaakapitu" style:family="text">
      <style:text-properties style:text-underline-type="single" style:text-underline-style="solid" style:text-underline-width="auto" style:text-underline-mode="continuous"/>
    </style:style>
    <style:style style:name="T4304" style:parent-style-name="Domyślnaczcionkaakapitu" style:family="text">
      <style:text-properties fo:background-color="#80FFFF" style:text-underline-type="single" style:text-underline-style="solid" style:text-underline-width="auto" style:text-underline-mode="continuous"/>
    </style:style>
    <style:style style:name="T4305" style:parent-style-name="Domyślnaczcionkaakapitu" style:family="text">
      <style:text-properties style:text-underline-type="single" style:text-underline-style="solid" style:text-underline-width="auto" style:text-underline-mode="continuous"/>
    </style:style>
    <style:style style:name="P4306" style:parent-style-name="Normalny" style:family="paragraph">
      <style:paragraph-properties fo:text-align="justify" fo:line-height="150%" fo:text-indent="0.25in"/>
    </style:style>
    <style:style style:name="T4307" style:parent-style-name="Domyślnaczcionkaakapitu" style:family="text">
      <style:text-properties fo:background-color="#80FFFF"/>
    </style:style>
    <style:style style:name="P4308" style:parent-style-name="Normalny" style:family="paragraph">
      <style:paragraph-properties fo:text-align="justify" fo:line-height="150%"/>
    </style:style>
    <style:style style:name="T4309" style:parent-style-name="Domyślnaczcionkaakapitu" style:family="text">
      <style:text-properties fo:background-color="#80FFFF"/>
    </style:style>
    <style:style style:name="P4310" style:parent-style-name="Normalny" style:family="paragraph">
      <style:paragraph-properties fo:text-align="justify" fo:line-height="150%"/>
    </style:style>
    <style:style style:name="T4311" style:parent-style-name="Domyślnaczcionkaakapitu" style:family="text">
      <style:text-properties style:text-underline-type="single" style:text-underline-style="solid" style:text-underline-width="auto" style:text-underline-mode="continuous"/>
    </style:style>
    <style:style style:name="T4312" style:parent-style-name="Domyślnaczcionkaakapitu" style:family="text">
      <style:text-properties fo:background-color="#80FFFF" style:text-underline-type="single" style:text-underline-style="solid" style:text-underline-width="auto" style:text-underline-mode="continuous"/>
    </style:style>
    <style:style style:name="T4313" style:parent-style-name="Domyślnaczcionkaakapitu" style:family="text">
      <style:text-properties style:text-underline-type="single" style:text-underline-style="solid" style:text-underline-width="auto" style:text-underline-mode="continuous"/>
    </style:style>
    <style:style style:name="T4314" style:parent-style-name="Domyślnaczcionkaakapitu" style:family="text">
      <style:text-properties fo:background-color="#80FFFF" style:text-underline-type="single" style:text-underline-style="solid" style:text-underline-width="auto" style:text-underline-mode="continuous"/>
    </style:style>
    <style:style style:name="T4315" style:parent-style-name="Domyślnaczcionkaakapitu" style:family="text">
      <style:text-properties style:text-underline-type="single" style:text-underline-style="solid" style:text-underline-width="auto" style:text-underline-mode="continuous"/>
    </style:style>
    <style:style style:name="P4316" style:parent-style-name="Normalny" style:family="paragraph">
      <style:paragraph-properties fo:text-align="justify" fo:line-height="150%" fo:text-indent="0.25in"/>
    </style:style>
    <style:style style:name="T4317" style:parent-style-name="Domyślnaczcionkaakapitu" style:family="text">
      <style:text-properties fo:background-color="#80FFFF"/>
    </style:style>
    <style:style style:name="T4318" style:parent-style-name="Domyślnaczcionkaakapitu" style:family="text">
      <style:text-properties fo:background-color="#80FFFF"/>
    </style:style>
    <style:style style:name="T4319" style:parent-style-name="Domyślnaczcionkaakapitu" style:family="text">
      <style:text-properties fo:background-color="#80FFFF"/>
    </style:style>
    <style:style style:name="T4320" style:parent-style-name="Domyślnaczcionkaakapitu" style:family="text">
      <style:text-properties fo:background-color="#80FFFF"/>
    </style:style>
    <style:style style:name="T4321" style:parent-style-name="Domyślnaczcionkaakapitu" style:family="text">
      <style:text-properties fo:background-color="#80FFFF"/>
    </style:style>
    <style:style style:name="T4322" style:parent-style-name="Domyślnaczcionkaakapitu" style:family="text">
      <style:text-properties fo:background-color="#80FFFF"/>
    </style:style>
    <style:style style:name="T4323" style:parent-style-name="Domyślnaczcionkaakapitu" style:family="text">
      <style:text-properties fo:background-color="#80FFFF"/>
    </style:style>
    <style:style style:name="T4324" style:parent-style-name="Domyślnaczcionkaakapitu" style:family="text">
      <style:text-properties fo:background-color="#80FFFF"/>
    </style:style>
    <style:style style:name="T4325" style:parent-style-name="Domyślnaczcionkaakapitu" style:family="text">
      <style:text-properties fo:background-color="#80FFFF"/>
    </style:style>
    <style:style style:name="T4326" style:parent-style-name="Domyślnaczcionkaakapitu" style:family="text">
      <style:text-properties fo:background-color="#80FFFF"/>
    </style:style>
    <style:style style:name="P4327" style:parent-style-name="Normalny" style:family="paragraph">
      <style:paragraph-properties fo:text-align="justify" fo:line-height="150%"/>
    </style:style>
    <style:style style:name="T4328" style:parent-style-name="Domyślnaczcionkaakapitu" style:family="text">
      <style:text-properties style:text-underline-type="single" style:text-underline-style="solid" style:text-underline-width="auto" style:text-underline-mode="continuous"/>
    </style:style>
    <style:style style:name="P4329" style:parent-style-name="Normalny" style:family="paragraph">
      <style:paragraph-properties fo:text-align="justify" fo:line-height="150%" fo:text-indent="0.25in"/>
    </style:style>
    <style:style style:name="T4330" style:parent-style-name="Domyślnaczcionkaakapitu" style:family="text">
      <style:text-properties fo:background-color="#80FFFF"/>
    </style:style>
    <style:style style:name="P4331" style:parent-style-name="Normalny" style:family="paragraph">
      <style:paragraph-properties fo:text-align="justify" fo:line-height="150%" fo:text-indent="0.25in"/>
    </style:style>
    <style:style style:name="P4332" style:parent-style-name="Normalny" style:family="paragraph">
      <style:paragraph-properties fo:text-align="justify" fo:line-height="150%"/>
    </style:style>
    <style:style style:name="P4333" style:parent-style-name="Normalny" style:family="paragraph">
      <style:paragraph-properties fo:text-align="justify" fo:line-height="150%" fo:margin-left="0.25in" fo:text-indent="-0.25in">
        <style:tab-stops/>
      </style:paragraph-properties>
    </style:style>
    <style:style style:name="T4334" style:parent-style-name="Domyślnaczcionkaakapitu" style:family="text">
      <style:text-properties style:text-underline-type="single" style:text-underline-style="solid" style:text-underline-width="auto" style:text-underline-mode="continuous"/>
    </style:style>
    <style:style style:name="P4335" style:parent-style-name="Normalny" style:family="paragraph">
      <style:paragraph-properties fo:text-align="justify" fo:line-height="150%" fo:text-indent="0.25in"/>
    </style:style>
    <style:style style:name="P4336" style:parent-style-name="Normalny" style:family="paragraph">
      <style:paragraph-properties fo:text-align="justify" fo:line-height="150%"/>
    </style:style>
    <style:style style:name="T4337" style:parent-style-name="Domyślnaczcionkaakapitu" style:family="text">
      <style:text-properties style:text-underline-type="single" style:text-underline-style="solid" style:text-underline-width="auto" style:text-underline-mode="continuous"/>
    </style:style>
    <style:style style:name="P4338" style:parent-style-name="Normalny" style:family="paragraph">
      <style:paragraph-properties fo:text-align="justify" fo:line-height="150%" fo:text-indent="0.25in"/>
    </style:style>
    <style:style style:name="T4339" style:parent-style-name="Domyślnaczcionkaakapitu" style:family="text">
      <style:text-properties fo:background-color="#80FFFF"/>
    </style:style>
    <style:style style:name="T4340" style:parent-style-name="Domyślnaczcionkaakapitu" style:family="text">
      <style:text-properties fo:background-color="#80FFFF"/>
    </style:style>
    <style:style style:name="P4341" style:parent-style-name="Normalny" style:family="paragraph">
      <style:paragraph-properties fo:text-align="justify" fo:line-height="150%"/>
    </style:style>
    <style:style style:name="T4342" style:parent-style-name="Domyślnaczcionkaakapitu" style:family="text">
      <style:text-properties style:text-underline-type="single" style:text-underline-style="solid" style:text-underline-width="auto" style:text-underline-mode="continuous"/>
    </style:style>
    <style:style style:name="T4343" style:parent-style-name="Domyślnaczcionkaakapitu" style:family="text">
      <style:text-properties fo:background-color="#80FFFF" style:text-underline-type="single" style:text-underline-style="solid" style:text-underline-width="auto" style:text-underline-mode="continuous"/>
    </style:style>
    <style:style style:name="T4344" style:parent-style-name="Domyślnaczcionkaakapitu" style:family="text">
      <style:text-properties style:text-underline-type="single" style:text-underline-style="solid" style:text-underline-width="auto" style:text-underline-mode="continuous"/>
    </style:style>
    <style:style style:name="P4345" style:parent-style-name="Normalny" style:family="paragraph">
      <style:paragraph-properties fo:text-align="justify" fo:line-height="150%" fo:text-indent="0.25in"/>
    </style:style>
    <style:style style:name="T4346" style:parent-style-name="Domyślnaczcionkaakapitu" style:family="text">
      <style:text-properties fo:background-color="#80FFFF"/>
    </style:style>
    <style:style style:name="P4347" style:parent-style-name="Normalny" style:family="paragraph">
      <style:paragraph-properties fo:text-align="justify" fo:line-height="150%"/>
    </style:style>
    <style:style style:name="T4348" style:parent-style-name="Domyślnaczcionkaakapitu" style:family="text">
      <style:text-properties style:text-underline-type="single" style:text-underline-style="solid" style:text-underline-width="auto" style:text-underline-mode="continuous"/>
    </style:style>
    <style:style style:name="P4349" style:parent-style-name="Normalny" style:family="paragraph">
      <style:paragraph-properties fo:text-align="justify" fo:line-height="150%" fo:text-indent="0.2479in">
        <style:tab-stops>
          <style:tab-stop style:type="left" style:leader-style="solid" style:leader-text="_" style:position="2.55in"/>
        </style:tab-stops>
      </style:paragraph-properties>
    </style:style>
    <style:style style:name="T4350" style:parent-style-name="Domyślnaczcionkaakapitu" style:family="text">
      <style:text-properties fo:background-color="#80FFFF"/>
    </style:style>
    <style:style style:name="P4351" style:parent-style-name="Normalny" style:family="paragraph">
      <style:paragraph-properties fo:text-align="justify" fo:line-height="150%"/>
    </style:style>
    <style:style style:name="T4352" style:parent-style-name="Domyślnaczcionkaakapitu" style:family="text">
      <style:text-properties style:text-underline-type="single" style:text-underline-style="solid" style:text-underline-width="auto" style:text-underline-mode="continuous"/>
    </style:style>
    <style:style style:name="P4353" style:parent-style-name="Normalny" style:family="paragraph">
      <style:paragraph-properties fo:text-align="justify" fo:line-height="150%" fo:text-indent="0.2479in"/>
    </style:style>
    <style:style style:name="T4354" style:parent-style-name="Domyślnaczcionkaakapitu" style:family="text">
      <style:text-properties fo:background-color="#80FFFF"/>
    </style:style>
    <style:style style:name="P4355" style:parent-style-name="Normalny" style:family="paragraph">
      <style:paragraph-properties fo:text-align="justify" fo:line-height="150%"/>
    </style:style>
    <style:style style:name="T4356" style:parent-style-name="Domyślnaczcionkaakapitu" style:family="text">
      <style:text-properties style:text-underline-type="single" style:text-underline-style="solid" style:text-underline-width="auto" style:text-underline-mode="continuous"/>
    </style:style>
    <style:style style:name="T4357" style:parent-style-name="Domyślnaczcionkaakapitu" style:family="text">
      <style:text-properties fo:background-color="#80FFFF" style:text-underline-type="single" style:text-underline-style="solid" style:text-underline-width="auto" style:text-underline-mode="continuous"/>
    </style:style>
    <style:style style:name="T4358" style:parent-style-name="Domyślnaczcionkaakapitu" style:family="text">
      <style:text-properties style:text-underline-type="single" style:text-underline-style="solid" style:text-underline-width="auto" style:text-underline-mode="continuous"/>
    </style:style>
    <style:style style:name="T4359" style:parent-style-name="Domyślnaczcionkaakapitu" style:family="text">
      <style:text-properties fo:background-color="#80FFFF" style:text-underline-type="single" style:text-underline-style="solid" style:text-underline-width="auto" style:text-underline-mode="continuous"/>
    </style:style>
    <style:style style:name="T4360" style:parent-style-name="Domyślnaczcionkaakapitu" style:family="text">
      <style:text-properties style:text-underline-type="single" style:text-underline-style="solid" style:text-underline-width="auto" style:text-underline-mode="continuous"/>
    </style:style>
    <style:style style:name="T4361" style:parent-style-name="Domyślnaczcionkaakapitu" style:family="text">
      <style:text-properties fo:background-color="#80FFFF"/>
    </style:style>
    <style:style style:name="P4362" style:parent-style-name="Normalny" style:family="paragraph">
      <style:paragraph-properties fo:text-align="justify" fo:line-height="150%" fo:text-indent="0.2479in"/>
    </style:style>
    <style:style style:name="P4363" style:parent-style-name="Normalny" style:family="paragraph">
      <style:paragraph-properties fo:text-align="justify" fo:line-height="150%"/>
    </style:style>
    <style:style style:name="T4364" style:parent-style-name="Domyślnaczcionkaakapitu" style:family="text">
      <style:text-properties style:text-underline-type="single" style:text-underline-style="solid" style:text-underline-width="auto" style:text-underline-mode="continuous"/>
    </style:style>
    <style:style style:name="P4365" style:parent-style-name="Normalny" style:family="paragraph">
      <style:paragraph-properties fo:text-align="justify" fo:line-height="150%" fo:text-indent="0.25in"/>
    </style:style>
    <style:style style:name="T4366" style:parent-style-name="Domyślnaczcionkaakapitu" style:family="text">
      <style:text-properties fo:background-color="#80FFFF"/>
    </style:style>
    <style:style style:name="T4367" style:parent-style-name="Domyślnaczcionkaakapitu" style:family="text">
      <style:text-properties fo:background-color="#80FFFF"/>
    </style:style>
    <style:style style:name="T4368" style:parent-style-name="Domyślnaczcionkaakapitu" style:family="text">
      <style:text-properties fo:background-color="#80FFFF"/>
    </style:style>
    <style:style style:name="P4369" style:parent-style-name="Normalny" style:family="paragraph">
      <style:paragraph-properties fo:text-align="justify" fo:line-height="150%"/>
    </style:style>
    <style:style style:name="T4370" style:parent-style-name="Domyślnaczcionkaakapitu" style:family="text">
      <style:text-properties style:text-underline-type="single" style:text-underline-style="solid" style:text-underline-width="auto" style:text-underline-mode="continuous"/>
    </style:style>
    <style:style style:name="T4371" style:parent-style-name="Domyślnaczcionkaakapitu" style:family="text">
      <style:text-properties fo:background-color="#80FFFF" style:text-underline-type="single" style:text-underline-style="solid" style:text-underline-width="auto" style:text-underline-mode="continuous"/>
    </style:style>
    <style:style style:name="T4372" style:parent-style-name="Domyślnaczcionkaakapitu" style:family="text">
      <style:text-properties style:text-underline-type="single" style:text-underline-style="solid" style:text-underline-width="auto" style:text-underline-mode="continuous"/>
    </style:style>
    <style:style style:name="P4373" style:parent-style-name="Normalny" style:family="paragraph">
      <style:paragraph-properties fo:text-align="justify" fo:line-height="150%" fo:text-indent="0.25in"/>
    </style:style>
    <style:style style:name="T4374" style:parent-style-name="Domyślnaczcionkaakapitu" style:family="text">
      <style:text-properties fo:background-color="#80FFFF"/>
    </style:style>
    <style:style style:name="T4375" style:parent-style-name="Domyślnaczcionkaakapitu" style:family="text">
      <style:text-properties fo:background-color="#80FFFF"/>
    </style:style>
    <style:style style:name="T4376" style:parent-style-name="Domyślnaczcionkaakapitu" style:family="text">
      <style:text-properties fo:background-color="#80FFFF"/>
    </style:style>
    <style:style style:name="T4377" style:parent-style-name="Domyślnaczcionkaakapitu" style:family="text">
      <style:text-properties fo:background-color="#80FFFF"/>
    </style:style>
    <style:style style:name="T4378" style:parent-style-name="Domyślnaczcionkaakapitu" style:family="text">
      <style:text-properties fo:background-color="#80FFFF"/>
    </style:style>
    <style:style style:name="P4379" style:parent-style-name="Normalny" style:family="paragraph">
      <style:paragraph-properties fo:text-align="justify" fo:line-height="150%" fo:text-indent="0.25in"/>
    </style:style>
    <style:style style:name="T4380" style:parent-style-name="Domyślnaczcionkaakapitu" style:family="text">
      <style:text-properties fo:background-color="#80FFFF"/>
    </style:style>
    <style:style style:name="P4381" style:parent-style-name="Normalny" style:family="paragraph">
      <style:paragraph-properties fo:text-align="justify" fo:line-height="150%" fo:text-indent="0.25in"/>
    </style:style>
    <style:style style:name="P4382" style:parent-style-name="Normalny" style:family="paragraph">
      <style:paragraph-properties fo:text-align="justify" fo:line-height="150%">
        <style:tab-stops>
          <style:tab-stop style:type="left" style:position="2.8305in"/>
        </style:tab-stops>
      </style:paragraph-properties>
    </style:style>
    <style:style style:name="T4383" style:parent-style-name="Domyślnaczcionkaakapitu" style:family="text">
      <style:text-properties style:text-underline-type="single" style:text-underline-style="solid" style:text-underline-width="auto" style:text-underline-mode="continuous"/>
    </style:style>
    <style:style style:name="T4384" style:parent-style-name="Domyślnaczcionkaakapitu" style:family="text">
      <style:text-properties fo:background-color="#80FFFF" style:text-underline-type="single" style:text-underline-style="solid" style:text-underline-width="auto" style:text-underline-mode="continuous"/>
    </style:style>
    <style:style style:name="T4385" style:parent-style-name="Domyślnaczcionkaakapitu" style:family="text">
      <style:text-properties style:text-underline-type="single" style:text-underline-style="solid" style:text-underline-width="auto" style:text-underline-mode="continuous"/>
    </style:style>
    <style:style style:name="P4386" style:parent-style-name="Normalny" style:family="paragraph">
      <style:paragraph-properties fo:text-align="justify" fo:line-height="150%" fo:text-indent="0.2479in">
        <style:tab-stops>
          <style:tab-stop style:type="left" style:position="2.8305in"/>
        </style:tab-stops>
      </style:paragraph-properties>
    </style:style>
    <style:style style:name="T4387" style:parent-style-name="Domyślnaczcionkaakapitu" style:family="text">
      <style:text-properties fo:background-color="#80FFFF"/>
    </style:style>
    <style:style style:name="T4388" style:parent-style-name="Domyślnaczcionkaakapitu" style:family="text">
      <style:text-properties fo:background-color="#80FFFF"/>
    </style:style>
    <style:style style:name="T4389" style:parent-style-name="Domyślnaczcionkaakapitu" style:family="text">
      <style:text-properties fo:background-color="#80FFFF"/>
    </style:style>
    <style:style style:name="P4390" style:parent-style-name="Normalny" style:family="paragraph">
      <style:paragraph-properties fo:text-align="justify" fo:line-height="150%" fo:text-indent="0.2479in"/>
    </style:style>
    <style:style style:name="T4391" style:parent-style-name="Domyślnaczcionkaakapitu" style:family="text">
      <style:text-properties fo:background-color="#80FFFF"/>
    </style:style>
    <style:style style:name="P4392" style:parent-style-name="Normalny" style:family="paragraph">
      <style:paragraph-properties fo:text-align="justify" fo:line-height="150%"/>
    </style:style>
    <style:style style:name="T4393" style:parent-style-name="Domyślnaczcionkaakapitu" style:family="text">
      <style:text-properties style:text-underline-type="single" style:text-underline-style="solid" style:text-underline-width="auto" style:text-underline-mode="continuous"/>
    </style:style>
    <style:style style:name="P4394" style:parent-style-name="Normalny" style:family="paragraph">
      <style:paragraph-properties fo:text-align="justify" fo:line-height="150%" fo:text-indent="0.2479in"/>
    </style:style>
    <style:style style:name="T4395" style:parent-style-name="Domyślnaczcionkaakapitu" style:family="text">
      <style:text-properties fo:background-color="#80FFFF"/>
    </style:style>
    <style:style style:name="P4396" style:parent-style-name="Normalny" style:family="paragraph">
      <style:paragraph-properties fo:text-align="justify" fo:line-height="150%"/>
    </style:style>
    <style:style style:name="T4397" style:parent-style-name="Domyślnaczcionkaakapitu" style:family="text">
      <style:text-properties style:text-underline-type="single" style:text-underline-style="solid" style:text-underline-width="auto" style:text-underline-mode="continuous"/>
    </style:style>
    <style:style style:name="P4398" style:parent-style-name="Normalny" style:family="paragraph">
      <style:paragraph-properties fo:text-align="justify" fo:line-height="150%" fo:text-indent="0.2479in"/>
    </style:style>
    <style:style style:name="T4399" style:parent-style-name="Domyślnaczcionkaakapitu" style:family="text">
      <style:text-properties fo:background-color="#80FFFF"/>
    </style:style>
    <style:style style:name="P4400" style:parent-style-name="Normalny" style:family="paragraph">
      <style:paragraph-properties fo:text-align="justify" fo:line-height="150%"/>
    </style:style>
    <style:style style:name="T4401" style:parent-style-name="Domyślnaczcionkaakapitu" style:family="text">
      <style:text-properties style:text-underline-type="single" style:text-underline-style="solid" style:text-underline-width="auto" style:text-underline-mode="continuous"/>
    </style:style>
    <style:style style:name="T4402" style:parent-style-name="Domyślnaczcionkaakapitu" style:family="text">
      <style:text-properties fo:background-color="#80FFFF" style:text-underline-type="single" style:text-underline-style="solid" style:text-underline-width="auto" style:text-underline-mode="continuous"/>
    </style:style>
    <style:style style:name="T4403" style:parent-style-name="Domyślnaczcionkaakapitu" style:family="text">
      <style:text-properties style:text-underline-type="single" style:text-underline-style="solid" style:text-underline-width="auto" style:text-underline-mode="continuous"/>
    </style:style>
    <style:style style:name="P4404" style:parent-style-name="Normalny" style:family="paragraph">
      <style:paragraph-properties fo:text-align="justify" fo:line-height="150%" fo:text-indent="0.2479in"/>
    </style:style>
    <style:style style:name="P4405" style:parent-style-name="Normalny" style:family="paragraph">
      <style:paragraph-properties fo:text-align="justify" fo:line-height="150%"/>
    </style:style>
    <style:style style:name="T4406" style:parent-style-name="Domyślnaczcionkaakapitu" style:family="text">
      <style:text-properties style:text-underline-type="single" style:text-underline-style="solid" style:text-underline-width="auto" style:text-underline-mode="continuous"/>
    </style:style>
    <style:style style:name="P4407" style:parent-style-name="Normalny" style:family="paragraph">
      <style:paragraph-properties fo:text-align="justify" fo:line-height="150%" fo:text-indent="0.25in"/>
    </style:style>
    <style:style style:name="T4408" style:parent-style-name="Domyślnaczcionkaakapitu" style:family="text">
      <style:text-properties fo:background-color="#80FFFF"/>
    </style:style>
    <style:style style:name="T4409" style:parent-style-name="Domyślnaczcionkaakapitu" style:family="text">
      <style:text-properties fo:background-color="#80FFFF"/>
    </style:style>
    <style:style style:name="T4410" style:parent-style-name="Domyślnaczcionkaakapitu" style:family="text">
      <style:text-properties fo:background-color="#80FFFF"/>
    </style:style>
    <style:style style:name="P4411" style:parent-style-name="Normalny" style:family="paragraph">
      <style:paragraph-properties fo:text-align="justify" fo:line-height="150%"/>
    </style:style>
    <style:style style:name="T4412" style:parent-style-name="Domyślnaczcionkaakapitu" style:family="text">
      <style:text-properties style:text-underline-type="single" style:text-underline-style="solid" style:text-underline-width="auto" style:text-underline-mode="continuous"/>
    </style:style>
    <style:style style:name="P4413" style:parent-style-name="Normalny" style:family="paragraph">
      <style:paragraph-properties fo:text-align="justify" fo:line-height="150%" fo:text-indent="0.25in"/>
    </style:style>
    <style:style style:name="T4414" style:parent-style-name="Domyślnaczcionkaakapitu" style:family="text">
      <style:text-properties fo:background-color="#80FFFF"/>
    </style:style>
    <style:style style:name="T4415" style:parent-style-name="Domyślnaczcionkaakapitu" style:family="text">
      <style:text-properties fo:background-color="#80FFFF"/>
    </style:style>
    <style:style style:name="T4416" style:parent-style-name="Domyślnaczcionkaakapitu" style:family="text">
      <style:text-properties fo:background-color="#80FFFF"/>
    </style:style>
    <style:style style:name="T4417" style:parent-style-name="Domyślnaczcionkaakapitu" style:family="text">
      <style:text-properties fo:background-color="#80FFFF"/>
    </style:style>
    <style:style style:name="T4418" style:parent-style-name="Domyślnaczcionkaakapitu" style:family="text">
      <style:text-properties fo:background-color="#80FFFF"/>
    </style:style>
    <style:style style:name="T4419" style:parent-style-name="Domyślnaczcionkaakapitu" style:family="text">
      <style:text-properties fo:background-color="#80FFFF"/>
    </style:style>
    <style:style style:name="T4420" style:parent-style-name="Domyślnaczcionkaakapitu" style:family="text">
      <style:text-properties fo:background-color="#80FFFF"/>
    </style:style>
    <style:style style:name="P4421" style:parent-style-name="Normalny" style:family="paragraph">
      <style:paragraph-properties fo:text-align="justify" fo:line-height="150%"/>
    </style:style>
    <style:style style:name="T4422" style:parent-style-name="Domyślnaczcionkaakapitu" style:family="text">
      <style:text-properties style:text-underline-type="single" style:text-underline-style="solid" style:text-underline-width="auto" style:text-underline-mode="continuous"/>
    </style:style>
    <style:style style:name="T4423" style:parent-style-name="Domyślnaczcionkaakapitu" style:family="text">
      <style:text-properties fo:background-color="#80FFFF" style:text-underline-type="single" style:text-underline-style="solid" style:text-underline-width="auto" style:text-underline-mode="continuous"/>
    </style:style>
    <style:style style:name="T4424" style:parent-style-name="Domyślnaczcionkaakapitu" style:family="text">
      <style:text-properties style:text-underline-type="single" style:text-underline-style="solid" style:text-underline-width="auto" style:text-underline-mode="continuous"/>
    </style:style>
    <style:style style:name="P4425" style:parent-style-name="Normalny" style:family="paragraph">
      <style:paragraph-properties fo:text-align="justify" fo:line-height="150%" fo:text-indent="0.25in"/>
    </style:style>
    <style:style style:name="T4426" style:parent-style-name="Domyślnaczcionkaakapitu" style:family="text">
      <style:text-properties fo:background-color="#80FFFF"/>
    </style:style>
    <style:style style:name="T4427" style:parent-style-name="Domyślnaczcionkaakapitu" style:family="text">
      <style:text-properties fo:background-color="#80FFFF"/>
    </style:style>
    <style:style style:name="P4428" style:parent-style-name="Normalny" style:family="paragraph">
      <style:paragraph-properties fo:text-align="justify" fo:line-height="150%"/>
    </style:style>
    <style:style style:name="T4429" style:parent-style-name="Domyślnaczcionkaakapitu" style:family="text">
      <style:text-properties style:text-underline-type="single" style:text-underline-style="solid" style:text-underline-width="auto" style:text-underline-mode="continuous"/>
    </style:style>
    <style:style style:name="T4430" style:parent-style-name="Domyślnaczcionkaakapitu" style:family="text">
      <style:text-properties fo:background-color="#80FFFF" style:text-underline-type="single" style:text-underline-style="solid" style:text-underline-width="auto" style:text-underline-mode="continuous"/>
    </style:style>
    <style:style style:name="T4431" style:parent-style-name="Domyślnaczcionkaakapitu" style:family="text">
      <style:text-properties style:text-underline-type="single" style:text-underline-style="solid" style:text-underline-width="auto" style:text-underline-mode="continuous"/>
    </style:style>
    <style:style style:name="P4432" style:parent-style-name="Normalny" style:family="paragraph">
      <style:paragraph-properties fo:text-align="justify" fo:line-height="150%" fo:text-indent="0.25in"/>
    </style:style>
    <style:style style:name="T4433" style:parent-style-name="Domyślnaczcionkaakapitu" style:family="text">
      <style:text-properties fo:background-color="#80FFFF"/>
    </style:style>
    <style:style style:name="T4434" style:parent-style-name="Domyślnaczcionkaakapitu" style:family="text">
      <style:text-properties fo:background-color="#80FFFF"/>
    </style:style>
    <style:style style:name="T4435" style:parent-style-name="Domyślnaczcionkaakapitu" style:family="text">
      <style:text-properties fo:background-color="#80FFFF"/>
    </style:style>
    <style:style style:name="T4436" style:parent-style-name="Domyślnaczcionkaakapitu" style:family="text">
      <style:text-properties fo:background-color="#80FFFF"/>
    </style:style>
    <style:style style:name="T4437" style:parent-style-name="Domyślnaczcionkaakapitu" style:family="text">
      <style:text-properties fo:background-color="#80FFFF"/>
    </style:style>
    <style:style style:name="P4438" style:parent-style-name="Normalny" style:family="paragraph">
      <style:paragraph-properties fo:text-align="justify" fo:line-height="150%"/>
    </style:style>
    <style:style style:name="P4439" style:parent-style-name="Normalny" style:family="paragraph">
      <style:paragraph-properties fo:text-align="justify" fo:line-height="150%" fo:margin-left="0.25in" fo:text-indent="-0.25in">
        <style:tab-stops/>
      </style:paragraph-properties>
    </style:style>
    <style:style style:name="T4440" style:parent-style-name="Domyślnaczcionkaakapitu" style:family="text">
      <style:text-properties style:text-underline-type="single" style:text-underline-style="solid" style:text-underline-width="auto" style:text-underline-mode="continuous"/>
    </style:style>
    <style:style style:name="P4441" style:parent-style-name="Normalny" style:family="paragraph">
      <style:paragraph-properties fo:text-align="justify" fo:line-height="150%" fo:text-indent="0.2479in">
        <style:tab-stops>
          <style:tab-stop style:type="left" style:position="2.7763in"/>
        </style:tab-stops>
      </style:paragraph-properties>
    </style:style>
    <style:style style:name="P4442" style:parent-style-name="Normalny" style:family="paragraph">
      <style:paragraph-properties fo:text-align="justify" fo:line-height="150%">
        <style:tab-stops>
          <style:tab-stop style:type="left" style:position="2.7763in"/>
        </style:tab-stops>
      </style:paragraph-properties>
    </style:style>
    <style:style style:name="T4443" style:parent-style-name="Domyślnaczcionkaakapitu" style:family="text">
      <style:text-properties style:text-underline-type="single" style:text-underline-style="solid" style:text-underline-width="auto" style:text-underline-mode="continuous"/>
    </style:style>
    <style:style style:name="T4444" style:parent-style-name="Domyślnaczcionkaakapitu" style:family="text">
      <style:text-properties fo:background-color="#80FFFF" style:text-underline-type="single" style:text-underline-style="solid" style:text-underline-width="auto" style:text-underline-mode="continuous"/>
    </style:style>
    <style:style style:name="T4445" style:parent-style-name="Domyślnaczcionkaakapitu" style:family="text">
      <style:text-properties style:text-underline-type="single" style:text-underline-style="solid" style:text-underline-width="auto" style:text-underline-mode="continuous"/>
    </style:style>
    <style:style style:name="P4446" style:parent-style-name="Normalny" style:family="paragraph">
      <style:paragraph-properties fo:text-align="justify" fo:line-height="150%" fo:text-indent="0.2479in">
        <style:tab-stops>
          <style:tab-stop style:type="left" style:position="2.7763in"/>
        </style:tab-stops>
      </style:paragraph-properties>
    </style:style>
    <style:style style:name="T4447" style:parent-style-name="Domyślnaczcionkaakapitu" style:family="text">
      <style:text-properties fo:background-color="#80FFFF"/>
    </style:style>
    <style:style style:name="T4448" style:parent-style-name="Domyślnaczcionkaakapitu" style:family="text">
      <style:text-properties fo:background-color="#80FFFF"/>
    </style:style>
    <style:style style:name="T4449" style:parent-style-name="Domyślnaczcionkaakapitu" style:family="text">
      <style:text-properties fo:background-color="#80FFFF"/>
    </style:style>
    <style:style style:name="T4450" style:parent-style-name="Domyślnaczcionkaakapitu" style:family="text">
      <style:text-properties fo:background-color="#80FFFF"/>
    </style:style>
    <style:style style:name="P4451" style:parent-style-name="Normalny" style:family="paragraph">
      <style:paragraph-properties fo:text-align="justify" fo:line-height="150%">
        <style:tab-stops>
          <style:tab-stop style:type="left" style:position="2.7763in"/>
        </style:tab-stops>
      </style:paragraph-properties>
    </style:style>
    <style:style style:name="T4452" style:parent-style-name="Domyślnaczcionkaakapitu" style:family="text">
      <style:text-properties fo:background-color="#80FFFF"/>
    </style:style>
    <style:style style:name="T4453" style:parent-style-name="Domyślnaczcionkaakapitu" style:family="text">
      <style:text-properties fo:background-color="#80FFFF"/>
    </style:style>
    <style:style style:name="P4454" style:parent-style-name="Normalny" style:family="paragraph">
      <style:paragraph-properties fo:text-align="justify" fo:line-height="150%">
        <style:tab-stops>
          <style:tab-stop style:type="left" style:position="2.7763in"/>
        </style:tab-stops>
      </style:paragraph-properties>
    </style:style>
    <style:style style:name="T4455" style:parent-style-name="Domyślnaczcionkaakapitu" style:family="text">
      <style:text-properties style:text-underline-type="single" style:text-underline-style="solid" style:text-underline-width="auto" style:text-underline-mode="continuous"/>
    </style:style>
    <style:style style:name="P4456" style:parent-style-name="Normalny" style:family="paragraph">
      <style:paragraph-properties fo:text-align="justify" fo:line-height="150%" fo:text-indent="0.25in">
        <style:tab-stops>
          <style:tab-stop style:type="left" style:position="2.7763in"/>
        </style:tab-stops>
      </style:paragraph-properties>
    </style:style>
    <style:style style:name="T4457" style:parent-style-name="Domyślnaczcionkaakapitu" style:family="text">
      <style:text-properties fo:background-color="#80FFFF"/>
    </style:style>
    <style:style style:name="T4458" style:parent-style-name="Domyślnaczcionkaakapitu" style:family="text">
      <style:text-properties fo:background-color="#80FFFF"/>
    </style:style>
    <style:style style:name="T4459" style:parent-style-name="Domyślnaczcionkaakapitu" style:family="text">
      <style:text-properties fo:background-color="#80FFFF"/>
    </style:style>
    <style:style style:name="T4460" style:parent-style-name="Domyślnaczcionkaakapitu" style:family="text">
      <style:text-properties fo:background-color="#80FFFF"/>
    </style:style>
    <style:style style:name="T4461" style:parent-style-name="Domyślnaczcionkaakapitu" style:family="text">
      <style:text-properties fo:background-color="#80FFFF"/>
    </style:style>
    <style:style style:name="T4462" style:parent-style-name="Domyślnaczcionkaakapitu" style:family="text">
      <style:text-properties fo:background-color="#80FFFF"/>
    </style:style>
    <style:style style:name="T4463" style:parent-style-name="Domyślnaczcionkaakapitu" style:family="text">
      <style:text-properties fo:background-color="#80FFFF"/>
    </style:style>
    <style:style style:name="T4464" style:parent-style-name="Domyślnaczcionkaakapitu" style:family="text">
      <style:text-properties fo:background-color="#80FFFF"/>
    </style:style>
    <style:style style:name="P4465" style:parent-style-name="Normalny" style:family="paragraph">
      <style:paragraph-properties fo:text-align="justify" fo:line-height="150%">
        <style:tab-stops>
          <style:tab-stop style:type="left" style:position="2.7763in"/>
        </style:tab-stops>
      </style:paragraph-properties>
    </style:style>
    <style:style style:name="T4466" style:parent-style-name="Domyślnaczcionkaakapitu" style:family="text">
      <style:text-properties style:text-underline-type="single" style:text-underline-style="solid" style:text-underline-width="auto" style:text-underline-mode="continuous"/>
    </style:style>
    <style:style style:name="T4467" style:parent-style-name="Domyślnaczcionkaakapitu" style:family="text">
      <style:text-properties fo:background-color="#80FFFF" style:text-underline-type="single" style:text-underline-style="solid" style:text-underline-width="auto" style:text-underline-mode="continuous"/>
    </style:style>
    <style:style style:name="T4468" style:parent-style-name="Domyślnaczcionkaakapitu" style:family="text">
      <style:text-properties style:text-underline-type="single" style:text-underline-style="solid" style:text-underline-width="auto" style:text-underline-mode="continuous"/>
    </style:style>
    <style:style style:name="T4469" style:parent-style-name="Domyślnaczcionkaakapitu" style:family="text">
      <style:text-properties fo:background-color="#80FFFF" style:text-underline-type="single" style:text-underline-style="solid" style:text-underline-width="auto" style:text-underline-mode="continuous"/>
    </style:style>
    <style:style style:name="T4470" style:parent-style-name="Domyślnaczcionkaakapitu" style:family="text">
      <style:text-properties style:text-underline-type="single" style:text-underline-style="solid" style:text-underline-width="auto" style:text-underline-mode="continuous"/>
    </style:style>
    <style:style style:name="P4471" style:parent-style-name="Normalny" style:family="paragraph">
      <style:paragraph-properties fo:text-align="justify" fo:line-height="150%" fo:text-indent="0.25in">
        <style:tab-stops>
          <style:tab-stop style:type="left" style:position="2.7763in"/>
        </style:tab-stops>
      </style:paragraph-properties>
    </style:style>
    <style:style style:name="P4472" style:parent-style-name="Normalny" style:family="paragraph">
      <style:paragraph-properties fo:text-align="justify" fo:line-height="150%">
        <style:tab-stops>
          <style:tab-stop style:type="left" style:position="2.7763in"/>
        </style:tab-stops>
      </style:paragraph-properties>
    </style:style>
    <style:style style:name="T4473" style:parent-style-name="Domyślnaczcionkaakapitu" style:family="text">
      <style:text-properties style:text-underline-type="single" style:text-underline-style="solid" style:text-underline-width="auto" style:text-underline-mode="continuous"/>
    </style:style>
    <style:style style:name="P4474" style:parent-style-name="Normalny" style:family="paragraph">
      <style:paragraph-properties fo:text-align="justify" fo:line-height="150%" fo:text-indent="0.25in">
        <style:tab-stops>
          <style:tab-stop style:type="left" style:position="2.7763in"/>
        </style:tab-stops>
      </style:paragraph-properties>
    </style:style>
    <style:style style:name="T4475" style:parent-style-name="Domyślnaczcionkaakapitu" style:family="text">
      <style:text-properties fo:background-color="#80FFFF"/>
    </style:style>
    <style:style style:name="T4476" style:parent-style-name="Domyślnaczcionkaakapitu" style:family="text">
      <style:text-properties fo:background-color="#80FFFF"/>
    </style:style>
    <style:style style:name="T4477" style:parent-style-name="Domyślnaczcionkaakapitu" style:family="text">
      <style:text-properties fo:background-color="#80FFFF"/>
    </style:style>
    <style:style style:name="T4478" style:parent-style-name="Domyślnaczcionkaakapitu" style:family="text">
      <style:text-properties fo:background-color="#80FFFF"/>
    </style:style>
    <style:style style:name="T4479" style:parent-style-name="Domyślnaczcionkaakapitu" style:family="text">
      <style:text-properties fo:background-color="#80FFFF"/>
    </style:style>
    <style:style style:name="T4480" style:parent-style-name="Domyślnaczcionkaakapitu" style:family="text">
      <style:text-properties fo:background-color="#80FFFF"/>
    </style:style>
    <style:style style:name="P4481" style:parent-style-name="Normalny" style:family="paragraph">
      <style:paragraph-properties fo:text-align="justify" fo:line-height="150%">
        <style:tab-stops>
          <style:tab-stop style:type="left" style:position="2.7763in"/>
        </style:tab-stops>
      </style:paragraph-properties>
    </style:style>
    <style:style style:name="T4482" style:parent-style-name="Domyślnaczcionkaakapitu" style:family="text">
      <style:text-properties style:text-underline-type="single" style:text-underline-style="solid" style:text-underline-width="auto" style:text-underline-mode="continuous"/>
    </style:style>
    <style:style style:name="T4483" style:parent-style-name="Domyślnaczcionkaakapitu" style:family="text">
      <style:text-properties fo:background-color="#80FFFF" style:text-underline-type="single" style:text-underline-style="solid" style:text-underline-width="auto" style:text-underline-mode="continuous"/>
    </style:style>
    <style:style style:name="T4484" style:parent-style-name="Domyślnaczcionkaakapitu" style:family="text">
      <style:text-properties style:text-underline-type="single" style:text-underline-style="solid" style:text-underline-width="auto" style:text-underline-mode="continuous"/>
    </style:style>
    <style:style style:name="T4485" style:parent-style-name="Domyślnaczcionkaakapitu" style:family="text">
      <style:text-properties fo:background-color="#80FFFF" style:text-underline-type="single" style:text-underline-style="solid" style:text-underline-width="auto" style:text-underline-mode="continuous"/>
    </style:style>
    <style:style style:name="T4486" style:parent-style-name="Domyślnaczcionkaakapitu" style:family="text">
      <style:text-properties style:text-underline-type="single" style:text-underline-style="solid" style:text-underline-width="auto" style:text-underline-mode="continuous"/>
    </style:style>
    <style:style style:name="T4487" style:parent-style-name="Domyślnaczcionkaakapitu" style:family="text">
      <style:text-properties fo:background-color="#80FFFF" style:text-underline-type="single" style:text-underline-style="solid" style:text-underline-width="auto" style:text-underline-mode="continuous"/>
    </style:style>
    <style:style style:name="P4488" style:parent-style-name="Normalny" style:family="paragraph">
      <style:paragraph-properties fo:text-align="justify" fo:line-height="150%" fo:text-indent="0.25in">
        <style:tab-stops>
          <style:tab-stop style:type="left" style:position="2.7763in"/>
        </style:tab-stops>
      </style:paragraph-properties>
    </style:style>
    <style:style style:name="T4489" style:parent-style-name="Domyślnaczcionkaakapitu" style:family="text">
      <style:text-properties fo:background-color="#80FFFF"/>
    </style:style>
    <style:style style:name="T4490" style:parent-style-name="Domyślnaczcionkaakapitu" style:family="text">
      <style:text-properties fo:background-color="#80FFFF"/>
    </style:style>
    <style:style style:name="T4491" style:parent-style-name="Domyślnaczcionkaakapitu" style:family="text">
      <style:text-properties fo:background-color="#80FFFF"/>
    </style:style>
    <style:style style:name="P4492" style:parent-style-name="Normalny" style:family="paragraph">
      <style:paragraph-properties fo:text-align="justify" fo:line-height="150%">
        <style:tab-stops>
          <style:tab-stop style:type="left" style:position="2.5847in"/>
        </style:tab-stops>
      </style:paragraph-properties>
    </style:style>
    <style:style style:name="T4493" style:parent-style-name="Domyślnaczcionkaakapitu" style:family="text">
      <style:text-properties style:text-underline-type="single" style:text-underline-style="solid" style:text-underline-width="auto" style:text-underline-mode="continuous"/>
    </style:style>
    <style:style style:name="T4494" style:parent-style-name="Domyślnaczcionkaakapitu" style:family="text">
      <style:text-properties fo:background-color="#80FFFF" style:text-underline-type="single" style:text-underline-style="solid" style:text-underline-width="auto" style:text-underline-mode="continuous"/>
    </style:style>
    <style:style style:name="T4495" style:parent-style-name="Domyślnaczcionkaakapitu" style:family="text">
      <style:text-properties style:text-underline-type="single" style:text-underline-style="solid" style:text-underline-width="auto" style:text-underline-mode="continuous"/>
    </style:style>
    <style:style style:name="T4496" style:parent-style-name="Domyślnaczcionkaakapitu" style:family="text">
      <style:text-properties fo:background-color="#80FFFF" style:text-underline-type="single" style:text-underline-style="solid" style:text-underline-width="auto" style:text-underline-mode="continuous"/>
    </style:style>
    <style:style style:name="T4497" style:parent-style-name="Domyślnaczcionkaakapitu" style:family="text">
      <style:text-properties style:text-underline-type="single" style:text-underline-style="solid" style:text-underline-width="auto" style:text-underline-mode="continuous"/>
    </style:style>
    <style:style style:name="P4498" style:parent-style-name="Normalny" style:family="paragraph">
      <style:paragraph-properties fo:text-align="justify" fo:line-height="150%" fo:text-indent="0.25in">
        <style:tab-stops>
          <style:tab-stop style:type="left" style:position="2.5847in"/>
        </style:tab-stops>
      </style:paragraph-properties>
    </style:style>
    <style:style style:name="T4499" style:parent-style-name="Domyślnaczcionkaakapitu" style:family="text">
      <style:text-properties fo:background-color="#80FFFF"/>
    </style:style>
    <style:style style:name="T4500" style:parent-style-name="Domyślnaczcionkaakapitu" style:family="text">
      <style:text-properties fo:background-color="#80FFFF"/>
    </style:style>
    <style:style style:name="T4501" style:parent-style-name="Domyślnaczcionkaakapitu" style:family="text">
      <style:text-properties fo:background-color="#80FFFF"/>
    </style:style>
    <style:style style:name="P4502" style:parent-style-name="Normalny" style:family="paragraph">
      <style:paragraph-properties fo:text-align="justify" fo:line-height="150%">
        <style:tab-stops>
          <style:tab-stop style:type="left" style:position="2.5847in"/>
        </style:tab-stops>
      </style:paragraph-properties>
    </style:style>
    <style:style style:name="T4503" style:parent-style-name="Domyślnaczcionkaakapitu" style:family="text">
      <style:text-properties style:text-underline-type="single" style:text-underline-style="solid" style:text-underline-width="auto" style:text-underline-mode="continuous"/>
    </style:style>
    <style:style style:name="T4504" style:parent-style-name="Domyślnaczcionkaakapitu" style:family="text">
      <style:text-properties fo:background-color="#80FFFF" style:text-underline-type="single" style:text-underline-style="solid" style:text-underline-width="auto" style:text-underline-mode="continuous"/>
    </style:style>
    <style:style style:name="T4505" style:parent-style-name="Domyślnaczcionkaakapitu" style:family="text">
      <style:text-properties style:text-underline-type="single" style:text-underline-style="solid" style:text-underline-width="auto" style:text-underline-mode="continuous"/>
    </style:style>
    <style:style style:name="T4506" style:parent-style-name="Domyślnaczcionkaakapitu" style:family="text">
      <style:text-properties fo:background-color="#80FFFF" style:text-underline-type="single" style:text-underline-style="solid" style:text-underline-width="auto" style:text-underline-mode="continuous"/>
    </style:style>
    <style:style style:name="T4507" style:parent-style-name="Domyślnaczcionkaakapitu" style:family="text">
      <style:text-properties style:text-underline-type="single" style:text-underline-style="solid" style:text-underline-width="auto" style:text-underline-mode="continuous"/>
    </style:style>
    <style:style style:name="T4508" style:parent-style-name="Domyślnaczcionkaakapitu" style:family="text">
      <style:text-properties fo:background-color="#80FFFF" style:text-underline-type="single" style:text-underline-style="solid" style:text-underline-width="auto" style:text-underline-mode="continuous"/>
    </style:style>
    <style:style style:name="P4509" style:parent-style-name="Normalny" style:family="paragraph">
      <style:paragraph-properties fo:text-align="justify" fo:line-height="150%" fo:text-indent="0.25in">
        <style:tab-stops>
          <style:tab-stop style:type="left" style:position="2.5847in"/>
        </style:tab-stops>
      </style:paragraph-properties>
    </style:style>
    <style:style style:name="P4510" style:parent-style-name="Normalny" style:family="paragraph">
      <style:paragraph-properties fo:text-align="justify" fo:line-height="150%"/>
    </style:style>
    <style:style style:name="T4511" style:parent-style-name="Domyślnaczcionkaakapitu" style:family="text">
      <style:text-properties style:text-underline-type="single" style:text-underline-style="solid" style:text-underline-width="auto" style:text-underline-mode="continuous"/>
    </style:style>
    <style:style style:name="T4512" style:parent-style-name="Domyślnaczcionkaakapitu" style:family="text">
      <style:text-properties fo:background-color="#80FFFF" style:text-underline-type="single" style:text-underline-style="solid" style:text-underline-width="auto" style:text-underline-mode="continuous"/>
    </style:style>
    <style:style style:name="T4513" style:parent-style-name="Domyślnaczcionkaakapitu" style:family="text">
      <style:text-properties style:text-underline-type="single" style:text-underline-style="solid" style:text-underline-width="auto" style:text-underline-mode="continuous"/>
    </style:style>
    <style:style style:name="P4514" style:parent-style-name="Normalny" style:family="paragraph">
      <style:paragraph-properties fo:text-align="justify" fo:line-height="150%" fo:text-indent="0.25in"/>
    </style:style>
    <style:style style:name="T4515" style:parent-style-name="Domyślnaczcionkaakapitu" style:family="text">
      <style:text-properties fo:background-color="#80FFFF"/>
    </style:style>
    <style:style style:name="T4516" style:parent-style-name="Domyślnaczcionkaakapitu" style:family="text">
      <style:text-properties fo:background-color="#80FFFF"/>
    </style:style>
    <style:style style:name="T4517" style:parent-style-name="Domyślnaczcionkaakapitu" style:family="text">
      <style:text-properties fo:background-color="#80FFFF"/>
    </style:style>
    <style:style style:name="T4518" style:parent-style-name="Domyślnaczcionkaakapitu" style:family="text">
      <style:text-properties fo:background-color="#80FFFF"/>
    </style:style>
    <style:style style:name="T4519" style:parent-style-name="Domyślnaczcionkaakapitu" style:family="text">
      <style:text-properties fo:background-color="#80FFFF"/>
    </style:style>
    <style:style style:name="T4520" style:parent-style-name="Domyślnaczcionkaakapitu" style:family="text">
      <style:text-properties fo:background-color="#80FFFF"/>
    </style:style>
    <style:style style:name="T4521" style:parent-style-name="Domyślnaczcionkaakapitu" style:family="text">
      <style:text-properties fo:background-color="#80FFFF"/>
    </style:style>
    <style:style style:name="T4522" style:parent-style-name="Domyślnaczcionkaakapitu" style:family="text">
      <style:text-properties fo:background-color="#80FFFF"/>
    </style:style>
    <style:style style:name="P4523" style:parent-style-name="Normalny" style:family="paragraph">
      <style:paragraph-properties fo:text-align="justify" fo:line-height="150%" fo:text-indent="0.2479in"/>
    </style:style>
    <style:style style:name="T4524" style:parent-style-name="Domyślnaczcionkaakapitu" style:family="text">
      <style:text-properties fo:background-color="#80FFFF"/>
    </style:style>
    <style:style style:name="T4525" style:parent-style-name="Domyślnaczcionkaakapitu" style:family="text">
      <style:text-properties fo:background-color="#80FFFF"/>
    </style:style>
    <style:style style:name="T4526" style:parent-style-name="Domyślnaczcionkaakapitu" style:family="text">
      <style:text-properties fo:background-color="#80FFFF"/>
    </style:style>
    <style:style style:name="P4527" style:parent-style-name="Normalny" style:family="paragraph">
      <style:paragraph-properties fo:text-align="justify" fo:line-height="150%"/>
    </style:style>
    <style:style style:name="T4528" style:parent-style-name="Domyślnaczcionkaakapitu" style:family="text">
      <style:text-properties style:text-underline-type="single" style:text-underline-style="solid" style:text-underline-width="auto" style:text-underline-mode="continuous"/>
    </style:style>
    <style:style style:name="T4529" style:parent-style-name="Domyślnaczcionkaakapitu" style:family="text">
      <style:text-properties fo:background-color="#80FFFF" style:text-underline-type="single" style:text-underline-style="solid" style:text-underline-width="auto" style:text-underline-mode="continuous"/>
    </style:style>
    <style:style style:name="T4530" style:parent-style-name="Domyślnaczcionkaakapitu" style:family="text">
      <style:text-properties style:text-underline-type="single" style:text-underline-style="solid" style:text-underline-width="auto" style:text-underline-mode="continuous"/>
    </style:style>
    <style:style style:name="P4531" style:parent-style-name="Normalny" style:family="paragraph">
      <style:paragraph-properties fo:text-align="justify" fo:line-height="150%" fo:text-indent="0.25in"/>
    </style:style>
    <style:style style:name="T4532" style:parent-style-name="Domyślnaczcionkaakapitu" style:family="text">
      <style:text-properties fo:background-color="#80FFFF"/>
    </style:style>
    <style:style style:name="T4533" style:parent-style-name="Domyślnaczcionkaakapitu" style:family="text">
      <style:text-properties fo:background-color="#80FFFF"/>
    </style:style>
    <style:style style:name="T4534" style:parent-style-name="Domyślnaczcionkaakapitu" style:family="text">
      <style:text-properties fo:background-color="#80FFFF"/>
    </style:style>
    <style:style style:name="T4535" style:parent-style-name="Domyślnaczcionkaakapitu" style:family="text">
      <style:text-properties fo:background-color="#80FFFF"/>
    </style:style>
    <style:style style:name="P4536" style:parent-style-name="Normalny" style:family="paragraph">
      <style:paragraph-properties fo:text-align="justify" fo:line-height="150%" fo:text-indent="0.25in"/>
    </style:style>
    <style:style style:name="T4537" style:parent-style-name="Domyślnaczcionkaakapitu" style:family="text">
      <style:text-properties fo:background-color="#80FFFF"/>
    </style:style>
    <style:style style:name="T4538" style:parent-style-name="Domyślnaczcionkaakapitu" style:family="text">
      <style:text-properties fo:background-color="#80FFFF"/>
    </style:style>
    <style:style style:name="T4539" style:parent-style-name="Domyślnaczcionkaakapitu" style:family="text">
      <style:text-properties fo:background-color="#80FFFF"/>
    </style:style>
    <style:style style:name="T4540" style:parent-style-name="Domyślnaczcionkaakapitu" style:family="text">
      <style:text-properties fo:background-color="#80FFFF"/>
    </style:style>
    <style:style style:name="T4541" style:parent-style-name="Domyślnaczcionkaakapitu" style:family="text">
      <style:text-properties fo:background-color="#80FFFF"/>
    </style:style>
    <style:style style:name="T4542" style:parent-style-name="Domyślnaczcionkaakapitu" style:family="text">
      <style:text-properties fo:background-color="#80FFFF"/>
    </style:style>
    <style:style style:name="P4543" style:parent-style-name="Normalny" style:family="paragraph">
      <style:paragraph-properties fo:text-align="justify" fo:line-height="150%"/>
    </style:style>
    <style:style style:name="T4544" style:parent-style-name="Domyślnaczcionkaakapitu" style:family="text">
      <style:text-properties style:text-underline-type="single" style:text-underline-style="solid" style:text-underline-width="auto" style:text-underline-mode="continuous"/>
    </style:style>
    <style:style style:name="T4545" style:parent-style-name="Domyślnaczcionkaakapitu" style:family="text">
      <style:text-properties fo:background-color="#80FFFF" style:text-underline-type="single" style:text-underline-style="solid" style:text-underline-width="auto" style:text-underline-mode="continuous"/>
    </style:style>
    <style:style style:name="T4546" style:parent-style-name="Domyślnaczcionkaakapitu" style:family="text">
      <style:text-properties style:text-underline-type="single" style:text-underline-style="solid" style:text-underline-width="auto" style:text-underline-mode="continuous"/>
    </style:style>
    <style:style style:name="T4547" style:parent-style-name="Domyślnaczcionkaakapitu" style:family="text">
      <style:text-properties fo:background-color="#80FFFF" style:text-underline-type="single" style:text-underline-style="solid" style:text-underline-width="auto" style:text-underline-mode="continuous"/>
    </style:style>
    <style:style style:name="T4548" style:parent-style-name="Domyślnaczcionkaakapitu" style:family="text">
      <style:text-properties style:text-underline-type="single" style:text-underline-style="solid" style:text-underline-width="auto" style:text-underline-mode="continuous"/>
    </style:style>
    <style:style style:name="T4549" style:parent-style-name="Domyślnaczcionkaakapitu" style:family="text">
      <style:text-properties fo:background-color="#80FFFF" style:text-underline-type="single" style:text-underline-style="solid" style:text-underline-width="auto" style:text-underline-mode="continuous"/>
    </style:style>
    <style:style style:name="T4550" style:parent-style-name="Domyślnaczcionkaakapitu" style:family="text">
      <style:text-properties style:text-underline-type="single" style:text-underline-style="solid" style:text-underline-width="auto" style:text-underline-mode="continuous"/>
    </style:style>
    <style:style style:name="P4551" style:parent-style-name="Normalny" style:family="paragraph">
      <style:paragraph-properties fo:text-align="justify" fo:line-height="150%" fo:text-indent="0.2479in"/>
    </style:style>
    <style:style style:name="T4552" style:parent-style-name="Domyślnaczcionkaakapitu" style:family="text">
      <style:text-properties fo:background-color="#80FFFF"/>
    </style:style>
    <style:style style:name="T4553" style:parent-style-name="Domyślnaczcionkaakapitu" style:family="text">
      <style:text-properties fo:background-color="#80FFFF"/>
    </style:style>
    <style:style style:name="T4554" style:parent-style-name="Domyślnaczcionkaakapitu" style:family="text">
      <style:text-properties fo:background-color="#80FFFF"/>
    </style:style>
    <style:style style:name="T4555" style:parent-style-name="Domyślnaczcionkaakapitu" style:family="text">
      <style:text-properties fo:background-color="#80FFFF"/>
    </style:style>
    <style:style style:name="P4556" style:parent-style-name="Normalny" style:family="paragraph">
      <style:paragraph-properties fo:text-align="justify" fo:line-height="150%" fo:text-indent="0.25in"/>
    </style:style>
    <style:style style:name="T4557" style:parent-style-name="Domyślnaczcionkaakapitu" style:family="text">
      <style:text-properties fo:background-color="#80FFFF"/>
    </style:style>
    <style:style style:name="T4558" style:parent-style-name="Domyślnaczcionkaakapitu" style:family="text">
      <style:text-properties fo:background-color="#80FFFF"/>
    </style:style>
    <style:style style:name="T4559" style:parent-style-name="Domyślnaczcionkaakapitu" style:family="text">
      <style:text-properties fo:background-color="#80FFFF"/>
    </style:style>
    <style:style style:name="T4560" style:parent-style-name="Domyślnaczcionkaakapitu" style:family="text">
      <style:text-properties fo:background-color="#80FFFF"/>
    </style:style>
    <style:style style:name="T4561" style:parent-style-name="Domyślnaczcionkaakapitu" style:family="text">
      <style:text-properties fo:background-color="#80FFFF"/>
    </style:style>
    <style:style style:name="T4562" style:parent-style-name="Domyślnaczcionkaakapitu" style:family="text">
      <style:text-properties fo:background-color="#80FFFF"/>
    </style:style>
    <style:style style:name="P4563" style:parent-style-name="Normalny" style:family="paragraph">
      <style:paragraph-properties fo:text-align="justify" fo:line-height="150%"/>
    </style:style>
    <style:style style:name="T4564" style:parent-style-name="Domyślnaczcionkaakapitu" style:family="text">
      <style:text-properties style:text-underline-type="single" style:text-underline-style="solid" style:text-underline-width="auto" style:text-underline-mode="continuous"/>
    </style:style>
    <style:style style:name="P4565" style:parent-style-name="Normalny" style:family="paragraph">
      <style:paragraph-properties fo:text-align="justify" fo:line-height="150%" fo:text-indent="0.25in"/>
    </style:style>
    <style:style style:name="T4566" style:parent-style-name="Domyślnaczcionkaakapitu" style:family="text">
      <style:text-properties fo:background-color="#80FFFF"/>
    </style:style>
    <style:style style:name="P4567" style:parent-style-name="Normalny" style:family="paragraph">
      <style:paragraph-properties fo:text-align="justify" fo:line-height="150%"/>
    </style:style>
    <style:style style:name="T4568" style:parent-style-name="Domyślnaczcionkaakapitu" style:family="text">
      <style:text-properties style:text-underline-type="single" style:text-underline-style="solid" style:text-underline-width="auto" style:text-underline-mode="continuous"/>
    </style:style>
    <style:style style:name="T4569" style:parent-style-name="Domyślnaczcionkaakapitu" style:family="text">
      <style:text-properties fo:background-color="#80FFFF" style:text-underline-type="single" style:text-underline-style="solid" style:text-underline-width="auto" style:text-underline-mode="continuous"/>
    </style:style>
    <style:style style:name="T4570" style:parent-style-name="Domyślnaczcionkaakapitu" style:family="text">
      <style:text-properties style:text-underline-type="single" style:text-underline-style="solid" style:text-underline-width="auto" style:text-underline-mode="continuous"/>
    </style:style>
    <style:style style:name="T4571" style:parent-style-name="Domyślnaczcionkaakapitu" style:family="text">
      <style:text-properties fo:background-color="#80FFFF" style:text-underline-type="single" style:text-underline-style="solid" style:text-underline-width="auto" style:text-underline-mode="continuous"/>
    </style:style>
    <style:style style:name="T4572" style:parent-style-name="Domyślnaczcionkaakapitu" style:family="text">
      <style:text-properties style:text-underline-type="single" style:text-underline-style="solid" style:text-underline-width="auto" style:text-underline-mode="continuous"/>
    </style:style>
    <style:style style:name="T4573" style:parent-style-name="Domyślnaczcionkaakapitu" style:family="text">
      <style:text-properties fo:background-color="#80FFFF" style:text-underline-type="single" style:text-underline-style="solid" style:text-underline-width="auto" style:text-underline-mode="continuous"/>
    </style:style>
    <style:style style:name="T4574" style:parent-style-name="Domyślnaczcionkaakapitu" style:family="text">
      <style:text-properties style:text-underline-type="single" style:text-underline-style="solid" style:text-underline-width="auto" style:text-underline-mode="continuous"/>
    </style:style>
    <style:style style:name="T4575" style:parent-style-name="Domyślnaczcionkaakapitu" style:family="text">
      <style:text-properties fo:background-color="#80FFFF" style:text-underline-type="single" style:text-underline-style="solid" style:text-underline-width="auto" style:text-underline-mode="continuous"/>
    </style:style>
    <style:style style:name="P4576" style:parent-style-name="Normalny" style:family="paragraph">
      <style:paragraph-properties fo:text-align="justify" fo:line-height="150%" fo:text-indent="0.25in"/>
    </style:style>
    <style:style style:name="T4577" style:parent-style-name="Domyślnaczcionkaakapitu" style:family="text">
      <style:text-properties fo:background-color="#80FFFF"/>
    </style:style>
    <style:style style:name="T4578" style:parent-style-name="Domyślnaczcionkaakapitu" style:family="text">
      <style:text-properties fo:background-color="#80FFFF"/>
    </style:style>
    <style:style style:name="T4579" style:parent-style-name="Domyślnaczcionkaakapitu" style:family="text">
      <style:text-properties fo:background-color="#80FFFF"/>
    </style:style>
    <style:style style:name="P4580" style:parent-style-name="Normalny" style:family="paragraph">
      <style:paragraph-properties fo:text-align="justify" fo:line-height="150%" fo:text-indent="0.25in"/>
    </style:style>
    <style:style style:name="T4581" style:parent-style-name="Domyślnaczcionkaakapitu" style:family="text">
      <style:text-properties fo:background-color="#80FFFF"/>
    </style:style>
    <style:style style:name="P4582" style:parent-style-name="Normalny" style:family="paragraph">
      <style:paragraph-properties fo:text-align="justify" fo:line-height="150%" fo:text-indent="0.25in"/>
    </style:style>
    <style:style style:name="T4583" style:parent-style-name="Domyślnaczcionkaakapitu" style:family="text">
      <style:text-properties fo:background-color="#80FFFF"/>
    </style:style>
    <style:style style:name="T4584" style:parent-style-name="Domyślnaczcionkaakapitu" style:family="text">
      <style:text-properties fo:background-color="#80FFFF"/>
    </style:style>
    <style:style style:name="P4585" style:parent-style-name="Normalny" style:family="paragraph">
      <style:paragraph-properties fo:text-align="justify" fo:line-height="150%"/>
    </style:style>
    <style:style style:name="T4586" style:parent-style-name="Domyślnaczcionkaakapitu" style:family="text">
      <style:text-properties style:text-underline-type="single" style:text-underline-style="solid" style:text-underline-width="auto" style:text-underline-mode="continuous"/>
    </style:style>
    <style:style style:name="T4587" style:parent-style-name="Domyślnaczcionkaakapitu" style:family="text">
      <style:text-properties fo:background-color="#80FFFF" style:text-underline-type="single" style:text-underline-style="solid" style:text-underline-width="auto" style:text-underline-mode="continuous"/>
    </style:style>
    <style:style style:name="T4588" style:parent-style-name="Domyślnaczcionkaakapitu" style:family="text">
      <style:text-properties style:text-underline-type="single" style:text-underline-style="solid" style:text-underline-width="auto" style:text-underline-mode="continuous"/>
    </style:style>
    <style:style style:name="P4589" style:parent-style-name="Normalny" style:family="paragraph">
      <style:paragraph-properties fo:text-align="justify" fo:line-height="150%" fo:text-indent="0.25in"/>
    </style:style>
    <style:style style:name="T4590" style:parent-style-name="Domyślnaczcionkaakapitu" style:family="text">
      <style:text-properties fo:background-color="#80FFFF"/>
    </style:style>
    <style:style style:name="T4591" style:parent-style-name="Domyślnaczcionkaakapitu" style:family="text">
      <style:text-properties fo:background-color="#80FFFF"/>
    </style:style>
    <style:style style:name="T4592" style:parent-style-name="Domyślnaczcionkaakapitu" style:family="text">
      <style:text-properties fo:background-color="#80FFFF"/>
    </style:style>
    <style:style style:name="T4593" style:parent-style-name="Domyślnaczcionkaakapitu" style:family="text">
      <style:text-properties fo:background-color="#80FFFF"/>
    </style:style>
    <style:style style:name="T4594" style:parent-style-name="Domyślnaczcionkaakapitu" style:family="text">
      <style:text-properties fo:background-color="#80FFFF"/>
    </style:style>
    <style:style style:name="T4595" style:parent-style-name="Domyślnaczcionkaakapitu" style:family="text">
      <style:text-properties fo:background-color="#80FFFF"/>
    </style:style>
    <style:style style:name="T4596" style:parent-style-name="Domyślnaczcionkaakapitu" style:family="text">
      <style:text-properties fo:background-color="#80FFFF"/>
    </style:style>
    <style:style style:name="T4597" style:parent-style-name="Domyślnaczcionkaakapitu" style:family="text">
      <style:text-properties fo:background-color="#80FFFF"/>
    </style:style>
    <style:style style:name="P4598" style:parent-style-name="Normalny" style:family="paragraph">
      <style:paragraph-properties fo:text-align="justify" fo:line-height="150%" fo:text-indent="0.25in"/>
    </style:style>
    <style:style style:name="T4599" style:parent-style-name="Domyślnaczcionkaakapitu" style:family="text">
      <style:text-properties fo:background-color="#80FFFF"/>
    </style:style>
    <style:style style:name="P4600" style:parent-style-name="Normalny" style:family="paragraph">
      <style:paragraph-properties fo:text-align="justify" fo:line-height="150%"/>
    </style:style>
    <style:style style:name="T4601" style:parent-style-name="Domyślnaczcionkaakapitu" style:family="text">
      <style:text-properties style:text-underline-type="single" style:text-underline-style="solid" style:text-underline-width="auto" style:text-underline-mode="continuous"/>
    </style:style>
    <style:style style:name="P4602" style:parent-style-name="Normalny" style:family="paragraph">
      <style:paragraph-properties fo:text-align="justify" fo:line-height="150%" fo:text-indent="0.25in"/>
    </style:style>
    <style:style style:name="T4603" style:parent-style-name="Domyślnaczcionkaakapitu" style:family="text">
      <style:text-properties fo:background-color="#80FFFF"/>
    </style:style>
    <style:style style:name="T4604" style:parent-style-name="Domyślnaczcionkaakapitu" style:family="text">
      <style:text-properties fo:background-color="#80FFFF"/>
    </style:style>
    <style:style style:name="P4605" style:parent-style-name="Normalny" style:family="paragraph">
      <style:paragraph-properties fo:text-align="justify" fo:line-height="150%"/>
    </style:style>
    <style:style style:name="T4606" style:parent-style-name="Domyślnaczcionkaakapitu" style:family="text">
      <style:text-properties style:text-underline-type="single" style:text-underline-style="solid" style:text-underline-width="auto" style:text-underline-mode="continuous"/>
    </style:style>
    <style:style style:name="T4607" style:parent-style-name="Domyślnaczcionkaakapitu" style:family="text">
      <style:text-properties fo:background-color="#80FFFF" style:text-underline-type="single" style:text-underline-style="solid" style:text-underline-width="auto" style:text-underline-mode="continuous"/>
    </style:style>
    <style:style style:name="T4608" style:parent-style-name="Domyślnaczcionkaakapitu" style:family="text">
      <style:text-properties style:text-underline-type="single" style:text-underline-style="solid" style:text-underline-width="auto" style:text-underline-mode="continuous"/>
    </style:style>
    <style:style style:name="P4609" style:parent-style-name="Normalny" style:family="paragraph">
      <style:paragraph-properties fo:text-align="justify" fo:line-height="150%" fo:text-indent="0.2479in"/>
    </style:style>
    <style:style style:name="T4610" style:parent-style-name="Domyślnaczcionkaakapitu" style:family="text">
      <style:text-properties fo:background-color="#80FFFF"/>
    </style:style>
    <style:style style:name="P4611" style:parent-style-name="Normalny" style:family="paragraph">
      <style:paragraph-properties fo:text-align="justify" fo:line-height="150%"/>
    </style:style>
    <style:style style:name="T4612" style:parent-style-name="Domyślnaczcionkaakapitu" style:family="text">
      <style:text-properties style:text-underline-type="single" style:text-underline-style="solid" style:text-underline-width="auto" style:text-underline-mode="continuous"/>
    </style:style>
    <style:style style:name="P4613" style:parent-style-name="Normalny" style:family="paragraph">
      <style:paragraph-properties fo:text-align="justify" fo:line-height="150%" fo:text-indent="0.2479in"/>
    </style:style>
    <style:style style:name="T4614" style:parent-style-name="Domyślnaczcionkaakapitu" style:family="text">
      <style:text-properties fo:background-color="#80FFFF"/>
    </style:style>
    <style:style style:name="P4615" style:parent-style-name="Normalny" style:family="paragraph">
      <style:paragraph-properties fo:text-align="justify" fo:line-height="150%"/>
    </style:style>
    <style:style style:name="T4616" style:parent-style-name="Domyślnaczcionkaakapitu" style:family="text">
      <style:text-properties style:text-underline-type="single" style:text-underline-style="solid" style:text-underline-width="auto" style:text-underline-mode="continuous"/>
    </style:style>
    <style:style style:name="P4617" style:parent-style-name="Normalny" style:family="paragraph">
      <style:paragraph-properties fo:text-align="justify" fo:line-height="150%" fo:text-indent="0.25in"/>
    </style:style>
    <style:style style:name="T4618" style:parent-style-name="Domyślnaczcionkaakapitu" style:family="text">
      <style:text-properties fo:background-color="#80FFFF"/>
    </style:style>
    <style:style style:name="P4619" style:parent-style-name="Normalny" style:family="paragraph">
      <style:paragraph-properties fo:text-align="justify" fo:line-height="150%"/>
    </style:style>
    <style:style style:name="T4620" style:parent-style-name="Domyślnaczcionkaakapitu" style:family="text">
      <style:text-properties style:text-underline-type="single" style:text-underline-style="solid" style:text-underline-width="auto" style:text-underline-mode="continuous"/>
    </style:style>
    <style:style style:name="P4621" style:parent-style-name="Normalny" style:family="paragraph">
      <style:paragraph-properties fo:text-align="justify" fo:line-height="150%" fo:text-indent="0.25in"/>
    </style:style>
    <style:style style:name="T4622" style:parent-style-name="Domyślnaczcionkaakapitu" style:family="text">
      <style:text-properties fo:background-color="#80FFFF"/>
    </style:style>
    <style:style style:name="T4623" style:parent-style-name="Domyślnaczcionkaakapitu" style:family="text">
      <style:text-properties fo:background-color="#80FFFF"/>
    </style:style>
    <style:style style:name="T4624" style:parent-style-name="Domyślnaczcionkaakapitu" style:family="text">
      <style:text-properties fo:background-color="#80FFFF"/>
    </style:style>
    <style:style style:name="T4625" style:parent-style-name="Domyślnaczcionkaakapitu" style:family="text">
      <style:text-properties fo:background-color="#80FFFF"/>
    </style:style>
    <style:style style:name="T4626" style:parent-style-name="Domyślnaczcionkaakapitu" style:family="text">
      <style:text-properties fo:background-color="#80FFFF"/>
    </style:style>
    <style:style style:name="T4627" style:parent-style-name="Domyślnaczcionkaakapitu" style:family="text">
      <style:text-properties fo:background-color="#80FFFF"/>
    </style:style>
    <style:style style:name="T4628" style:parent-style-name="Domyślnaczcionkaakapitu" style:family="text">
      <style:text-properties fo:background-color="#80FFFF"/>
    </style:style>
    <style:style style:name="T4629" style:parent-style-name="Domyślnaczcionkaakapitu" style:family="text">
      <style:text-properties fo:background-color="#80FFFF"/>
    </style:style>
    <style:style style:name="T4630" style:parent-style-name="Domyślnaczcionkaakapitu" style:family="text">
      <style:text-properties fo:background-color="#80FFFF"/>
    </style:style>
    <style:style style:name="T4631" style:parent-style-name="Domyślnaczcionkaakapitu" style:family="text">
      <style:text-properties fo:background-color="#80FFFF"/>
    </style:style>
    <style:style style:name="T4632" style:parent-style-name="Domyślnaczcionkaakapitu" style:family="text">
      <style:text-properties fo:background-color="#80FFFF"/>
    </style:style>
    <style:style style:name="T4633" style:parent-style-name="Domyślnaczcionkaakapitu" style:family="text">
      <style:text-properties fo:background-color="#80FFFF"/>
    </style:style>
    <style:style style:name="T4634" style:parent-style-name="Domyślnaczcionkaakapitu" style:family="text">
      <style:text-properties fo:background-color="#80FFFF"/>
    </style:style>
    <style:style style:name="T4635" style:parent-style-name="Domyślnaczcionkaakapitu" style:family="text">
      <style:text-properties fo:background-color="#80FFFF"/>
    </style:style>
    <style:style style:name="P4636" style:parent-style-name="Normalny" style:family="paragraph">
      <style:paragraph-properties fo:text-align="justify" fo:line-height="150%"/>
    </style:style>
    <style:style style:name="T4637" style:parent-style-name="Domyślnaczcionkaakapitu" style:family="text">
      <style:text-properties style:text-underline-type="single" style:text-underline-style="solid" style:text-underline-width="auto" style:text-underline-mode="continuous"/>
    </style:style>
    <style:style style:name="T4638" style:parent-style-name="Domyślnaczcionkaakapitu" style:family="text">
      <style:text-properties fo:background-color="#80FFFF" style:text-underline-type="single" style:text-underline-style="solid" style:text-underline-width="auto" style:text-underline-mode="continuous"/>
    </style:style>
    <style:style style:name="T4639" style:parent-style-name="Domyślnaczcionkaakapitu" style:family="text">
      <style:text-properties style:text-underline-type="single" style:text-underline-style="solid" style:text-underline-width="auto" style:text-underline-mode="continuous"/>
    </style:style>
    <style:style style:name="P4640" style:parent-style-name="Normalny" style:family="paragraph">
      <style:paragraph-properties fo:text-align="justify" fo:line-height="150%" fo:text-indent="0.25in"/>
    </style:style>
    <style:style style:name="T4641" style:parent-style-name="Domyślnaczcionkaakapitu" style:family="text">
      <style:text-properties fo:background-color="#80FFFF"/>
    </style:style>
    <style:style style:name="T4642" style:parent-style-name="Domyślnaczcionkaakapitu" style:family="text">
      <style:text-properties fo:background-color="#80FFFF"/>
    </style:style>
    <style:style style:name="P4643" style:parent-style-name="Normalny" style:family="paragraph">
      <style:paragraph-properties fo:text-align="justify" fo:line-height="150%" fo:text-indent="0.25in"/>
    </style:style>
    <style:style style:name="T4644" style:parent-style-name="Domyślnaczcionkaakapitu" style:family="text">
      <style:text-properties fo:background-color="#80FFFF"/>
    </style:style>
    <style:style style:name="T4645" style:parent-style-name="Domyślnaczcionkaakapitu" style:family="text">
      <style:text-properties fo:background-color="#80FFFF"/>
    </style:style>
    <style:style style:name="T4646" style:parent-style-name="Domyślnaczcionkaakapitu" style:family="text">
      <style:text-properties fo:background-color="#80FFFF"/>
    </style:style>
    <style:style style:name="T4647" style:parent-style-name="Domyślnaczcionkaakapitu" style:family="text">
      <style:text-properties fo:background-color="#80FFFF"/>
    </style:style>
    <style:style style:name="P4648" style:parent-style-name="Normalny" style:family="paragraph">
      <style:paragraph-properties fo:text-align="justify" fo:line-height="150%" fo:text-indent="0.25in"/>
    </style:style>
    <style:style style:name="T4649" style:parent-style-name="Domyślnaczcionkaakapitu" style:family="text">
      <style:text-properties fo:background-color="#80FFFF"/>
    </style:style>
    <style:style style:name="P4650" style:parent-style-name="Normalny" style:family="paragraph">
      <style:paragraph-properties fo:text-align="justify" fo:line-height="150%" fo:text-indent="0.25in"/>
    </style:style>
    <style:style style:name="T4651" style:parent-style-name="Domyślnaczcionkaakapitu" style:family="text">
      <style:text-properties fo:background-color="#80FFFF"/>
    </style:style>
    <style:style style:name="T4652" style:parent-style-name="Domyślnaczcionkaakapitu" style:family="text">
      <style:text-properties fo:background-color="#80FFFF"/>
    </style:style>
    <style:style style:name="P4653" style:parent-style-name="Normalny" style:family="paragraph">
      <style:paragraph-properties fo:text-align="justify" fo:line-height="150%"/>
    </style:style>
    <style:style style:name="P4654" style:parent-style-name="Normalny" style:family="paragraph">
      <style:paragraph-properties fo:text-align="justify" fo:line-height="150%"/>
    </style:style>
    <style:style style:name="T4655" style:parent-style-name="Domyślnaczcionkaakapitu" style:family="text">
      <style:text-properties style:text-underline-type="single" style:text-underline-style="solid" style:text-underline-width="auto" style:text-underline-mode="continuous"/>
    </style:style>
    <style:style style:name="T4656" style:parent-style-name="Domyślnaczcionkaakapitu" style:family="text">
      <style:text-properties fo:background-color="#80FFFF" style:text-underline-type="single" style:text-underline-style="solid" style:text-underline-width="auto" style:text-underline-mode="continuous"/>
    </style:style>
    <style:style style:name="T4657" style:parent-style-name="Domyślnaczcionkaakapitu" style:family="text">
      <style:text-properties style:text-underline-type="single" style:text-underline-style="solid" style:text-underline-width="auto" style:text-underline-mode="continuous"/>
    </style:style>
    <style:style style:name="T4658" style:parent-style-name="Domyślnaczcionkaakapitu" style:family="text">
      <style:text-properties fo:background-color="#80FFFF" style:text-underline-type="single" style:text-underline-style="solid" style:text-underline-width="auto" style:text-underline-mode="continuous"/>
    </style:style>
    <style:style style:name="T4659" style:parent-style-name="Domyślnaczcionkaakapitu" style:family="text">
      <style:text-properties style:text-underline-type="single" style:text-underline-style="solid" style:text-underline-width="auto" style:text-underline-mode="continuous"/>
    </style:style>
    <style:style style:name="P4660" style:parent-style-name="Normalny" style:family="paragraph">
      <style:paragraph-properties fo:text-align="justify" fo:line-height="150%" fo:text-indent="0.25in"/>
    </style:style>
    <style:style style:name="P4661" style:parent-style-name="Normalny" style:family="paragraph">
      <style:paragraph-properties fo:text-align="justify" fo:line-height="150%"/>
    </style:style>
    <style:style style:name="P4662" style:parent-style-name="Normalny" style:family="paragraph">
      <style:paragraph-properties fo:text-align="justify" fo:line-height="150%"/>
    </style:style>
    <style:style style:name="T4663" style:parent-style-name="Domyślnaczcionkaakapitu" style:family="text">
      <style:text-properties style:text-underline-type="single" style:text-underline-style="solid" style:text-underline-width="auto" style:text-underline-mode="continuous"/>
    </style:style>
    <style:style style:name="T4664" style:parent-style-name="Domyślnaczcionkaakapitu" style:family="text">
      <style:text-properties fo:background-color="#80FFFF" style:text-underline-type="single" style:text-underline-style="solid" style:text-underline-width="auto" style:text-underline-mode="continuous"/>
    </style:style>
    <style:style style:name="T4665" style:parent-style-name="Domyślnaczcionkaakapitu" style:family="text">
      <style:text-properties style:text-underline-type="single" style:text-underline-style="solid" style:text-underline-width="auto" style:text-underline-mode="continuous"/>
    </style:style>
    <style:style style:name="T4666" style:parent-style-name="Domyślnaczcionkaakapitu" style:family="text">
      <style:text-properties fo:background-color="#80FFFF" style:text-underline-type="single" style:text-underline-style="solid" style:text-underline-width="auto" style:text-underline-mode="continuous"/>
    </style:style>
    <style:style style:name="T4667" style:parent-style-name="Domyślnaczcionkaakapitu" style:family="text">
      <style:text-properties style:text-underline-type="single" style:text-underline-style="solid" style:text-underline-width="auto" style:text-underline-mode="continuous"/>
    </style:style>
    <style:style style:name="P4668" style:parent-style-name="Normalny" style:family="paragraph">
      <style:paragraph-properties fo:text-align="justify" fo:line-height="150%" fo:text-indent="0.25in"/>
    </style:style>
    <style:style style:name="T4669" style:parent-style-name="Domyślnaczcionkaakapitu" style:family="text">
      <style:text-properties fo:background-color="#80FFFF"/>
    </style:style>
    <style:style style:name="P4670" style:parent-style-name="Normalny" style:family="paragraph">
      <style:paragraph-properties fo:text-align="justify" fo:line-height="150%" fo:text-indent="0.25in"/>
    </style:style>
    <style:style style:name="P4671" style:parent-style-name="Normalny" style:family="paragraph">
      <style:paragraph-properties fo:text-align="justify" fo:line-height="150%"/>
    </style:style>
    <style:style style:name="T4672" style:parent-style-name="Domyślnaczcionkaakapitu" style:family="text">
      <style:text-properties style:text-underline-type="single" style:text-underline-style="solid" style:text-underline-width="auto" style:text-underline-mode="continuous"/>
    </style:style>
    <style:style style:name="P4673" style:parent-style-name="Normalny" style:family="paragraph">
      <style:paragraph-properties fo:text-align="justify" fo:line-height="150%" fo:text-indent="0.2479in"/>
    </style:style>
    <style:style style:name="T4674" style:parent-style-name="Domyślnaczcionkaakapitu" style:family="text">
      <style:text-properties fo:background-color="#80FFFF"/>
    </style:style>
    <style:style style:name="T4675" style:parent-style-name="Domyślnaczcionkaakapitu" style:family="text">
      <style:text-properties fo:background-color="#80FFFF"/>
    </style:style>
    <style:style style:name="T4676" style:parent-style-name="Domyślnaczcionkaakapitu" style:family="text">
      <style:text-properties fo:background-color="#80FFFF"/>
    </style:style>
    <style:style style:name="P4677" style:parent-style-name="Normalny" style:family="paragraph">
      <style:paragraph-properties fo:text-align="justify" fo:line-height="150%"/>
    </style:style>
    <style:style style:name="T4678" style:parent-style-name="Domyślnaczcionkaakapitu" style:family="text">
      <style:text-properties style:text-underline-type="single" style:text-underline-style="solid" style:text-underline-width="auto" style:text-underline-mode="continuous"/>
    </style:style>
    <style:style style:name="P4679" style:parent-style-name="Normalny" style:family="paragraph">
      <style:paragraph-properties fo:text-align="justify" fo:line-height="150%" fo:text-indent="0.2479in"/>
    </style:style>
    <style:style style:name="P4680" style:parent-style-name="Normalny" style:family="paragraph">
      <style:paragraph-properties fo:text-align="justify" fo:line-height="150%"/>
    </style:style>
    <style:style style:name="T4681" style:parent-style-name="Domyślnaczcionkaakapitu" style:family="text">
      <style:text-properties style:text-underline-type="single" style:text-underline-style="solid" style:text-underline-width="auto" style:text-underline-mode="continuous"/>
    </style:style>
    <style:style style:name="T4682" style:parent-style-name="Domyślnaczcionkaakapitu" style:family="text">
      <style:text-properties fo:background-color="#80FFFF" style:text-underline-type="single" style:text-underline-style="solid" style:text-underline-width="auto" style:text-underline-mode="continuous"/>
    </style:style>
    <style:style style:name="T4683" style:parent-style-name="Domyślnaczcionkaakapitu" style:family="text">
      <style:text-properties style:text-underline-type="single" style:text-underline-style="solid" style:text-underline-width="auto" style:text-underline-mode="continuous"/>
    </style:style>
    <style:style style:name="P4684" style:parent-style-name="Normalny" style:family="paragraph">
      <style:paragraph-properties fo:text-align="justify" fo:line-height="150%" fo:text-indent="0.2479in"/>
    </style:style>
    <style:style style:name="P4685" style:parent-style-name="Normalny" style:family="paragraph">
      <style:paragraph-properties fo:text-align="justify" fo:line-height="150%"/>
    </style:style>
    <style:style style:name="P4686" style:parent-style-name="Normalny" style:family="paragraph">
      <style:paragraph-properties fo:text-align="justify" fo:line-height="150%"/>
    </style:style>
    <style:style style:name="T4687" style:parent-style-name="Domyślnaczcionkaakapitu" style:family="text">
      <style:text-properties style:text-underline-type="single" style:text-underline-style="solid" style:text-underline-width="auto" style:text-underline-mode="continuous"/>
    </style:style>
    <style:style style:name="P4688" style:parent-style-name="Normalny" style:family="paragraph">
      <style:paragraph-properties fo:text-align="justify" fo:line-height="150%" fo:text-indent="0.2479in"/>
    </style:style>
    <style:style style:name="P4689" style:parent-style-name="Normalny" style:family="paragraph">
      <style:paragraph-properties fo:text-align="justify" fo:line-height="150%"/>
    </style:style>
    <style:style style:name="T4690" style:parent-style-name="Domyślnaczcionkaakapitu" style:family="text">
      <style:text-properties style:text-underline-type="single" style:text-underline-style="solid" style:text-underline-width="auto" style:text-underline-mode="continuous"/>
    </style:style>
    <style:style style:name="T4691" style:parent-style-name="Domyślnaczcionkaakapitu" style:family="text">
      <style:text-properties fo:background-color="#80FFFF" style:text-underline-type="single" style:text-underline-style="solid" style:text-underline-width="auto" style:text-underline-mode="continuous"/>
    </style:style>
    <style:style style:name="T4692" style:parent-style-name="Domyślnaczcionkaakapitu" style:family="text">
      <style:text-properties style:text-underline-type="single" style:text-underline-style="solid" style:text-underline-width="auto" style:text-underline-mode="continuous"/>
    </style:style>
    <style:style style:name="P4693" style:parent-style-name="Normalny" style:family="paragraph">
      <style:paragraph-properties fo:text-align="justify" fo:line-height="150%" fo:text-indent="0.25in"/>
    </style:style>
    <style:style style:name="T4694" style:parent-style-name="Domyślnaczcionkaakapitu" style:family="text">
      <style:text-properties fo:background-color="#80FFFF"/>
    </style:style>
    <style:style style:name="T4695" style:parent-style-name="Domyślnaczcionkaakapitu" style:family="text">
      <style:text-properties fo:background-color="#80FFFF"/>
    </style:style>
    <style:style style:name="T4696" style:parent-style-name="Domyślnaczcionkaakapitu" style:family="text">
      <style:text-properties fo:background-color="#80FFFF"/>
    </style:style>
    <style:style style:name="P4697" style:parent-style-name="Normalny" style:family="paragraph">
      <style:paragraph-properties fo:text-align="justify" fo:line-height="150%"/>
    </style:style>
    <style:style style:name="T4698" style:parent-style-name="Domyślnaczcionkaakapitu" style:family="text">
      <style:text-properties style:text-underline-type="single" style:text-underline-style="solid" style:text-underline-width="auto" style:text-underline-mode="continuous"/>
    </style:style>
    <style:style style:name="T4699" style:parent-style-name="Domyślnaczcionkaakapitu" style:family="text">
      <style:text-properties fo:background-color="#80FFFF" style:text-underline-type="single" style:text-underline-style="solid" style:text-underline-width="auto" style:text-underline-mode="continuous"/>
    </style:style>
    <style:style style:name="T4700" style:parent-style-name="Domyślnaczcionkaakapitu" style:family="text">
      <style:text-properties style:text-underline-type="single" style:text-underline-style="solid" style:text-underline-width="auto" style:text-underline-mode="continuous"/>
    </style:style>
    <style:style style:name="T4701" style:parent-style-name="Domyślnaczcionkaakapitu" style:family="text">
      <style:text-properties fo:background-color="#80FFFF" style:text-underline-type="single" style:text-underline-style="solid" style:text-underline-width="auto" style:text-underline-mode="continuous"/>
    </style:style>
    <style:style style:name="T4702" style:parent-style-name="Domyślnaczcionkaakapitu" style:family="text">
      <style:text-properties style:text-underline-type="single" style:text-underline-style="solid" style:text-underline-width="auto" style:text-underline-mode="continuous"/>
    </style:style>
    <style:style style:name="P4703" style:parent-style-name="Normalny" style:family="paragraph">
      <style:paragraph-properties fo:text-align="justify" fo:line-height="150%" fo:text-indent="0.2479in"/>
    </style:style>
    <style:style style:name="T4704" style:parent-style-name="Domyślnaczcionkaakapitu" style:family="text">
      <style:text-properties fo:background-color="#80FFFF"/>
    </style:style>
    <style:style style:name="T4705" style:parent-style-name="Domyślnaczcionkaakapitu" style:family="text">
      <style:text-properties fo:background-color="#80FFFF"/>
    </style:style>
    <style:style style:name="T4706" style:parent-style-name="Domyślnaczcionkaakapitu" style:family="text">
      <style:text-properties fo:background-color="#80FFFF"/>
    </style:style>
    <style:style style:name="P4707" style:parent-style-name="Normalny" style:family="paragraph">
      <style:paragraph-properties fo:text-align="justify" fo:line-height="150%"/>
    </style:style>
    <style:style style:name="T4708" style:parent-style-name="Domyślnaczcionkaakapitu" style:family="text">
      <style:text-properties style:text-underline-type="single" style:text-underline-style="solid" style:text-underline-width="auto" style:text-underline-mode="continuous"/>
    </style:style>
    <style:style style:name="T4709" style:parent-style-name="Domyślnaczcionkaakapitu" style:family="text">
      <style:text-properties fo:background-color="#80FFFF" style:text-underline-type="single" style:text-underline-style="solid" style:text-underline-width="auto" style:text-underline-mode="continuous"/>
    </style:style>
    <style:style style:name="T4710" style:parent-style-name="Domyślnaczcionkaakapitu" style:family="text">
      <style:text-properties style:text-underline-type="single" style:text-underline-style="solid" style:text-underline-width="auto" style:text-underline-mode="continuous"/>
    </style:style>
    <style:style style:name="P4711" style:parent-style-name="Normalny" style:family="paragraph">
      <style:paragraph-properties fo:text-align="justify" fo:line-height="150%" fo:text-indent="0.25in"/>
    </style:style>
    <style:style style:name="T4712" style:parent-style-name="Domyślnaczcionkaakapitu" style:family="text">
      <style:text-properties fo:background-color="#80FFFF"/>
    </style:style>
    <style:style style:name="T4713" style:parent-style-name="Domyślnaczcionkaakapitu" style:family="text">
      <style:text-properties fo:background-color="#80FFFF"/>
    </style:style>
    <style:style style:name="T4714" style:parent-style-name="Domyślnaczcionkaakapitu" style:family="text">
      <style:text-properties fo:background-color="#80FFFF"/>
    </style:style>
    <style:style style:name="T4715" style:parent-style-name="Domyślnaczcionkaakapitu" style:family="text">
      <style:text-properties fo:background-color="#80FFFF"/>
    </style:style>
    <style:style style:name="P4716" style:parent-style-name="Normalny" style:family="paragraph">
      <style:paragraph-properties fo:text-align="justify" fo:line-height="150%" fo:text-indent="0.25in"/>
    </style:style>
    <style:style style:name="T4717" style:parent-style-name="Domyślnaczcionkaakapitu" style:family="text">
      <style:text-properties fo:background-color="#80FFFF"/>
    </style:style>
    <style:style style:name="T4718" style:parent-style-name="Domyślnaczcionkaakapitu" style:family="text">
      <style:text-properties fo:background-color="#80FFFF"/>
    </style:style>
    <style:style style:name="P4719" style:parent-style-name="Normalny" style:family="paragraph">
      <style:paragraph-properties fo:text-align="justify" fo:line-height="150%" fo:text-indent="0.25in"/>
    </style:style>
    <style:style style:name="P4720" style:parent-style-name="Normalny" style:family="paragraph">
      <style:paragraph-properties fo:text-align="justify" fo:line-height="150%"/>
    </style:style>
    <style:style style:name="T4721" style:parent-style-name="Domyślnaczcionkaakapitu" style:family="text">
      <style:text-properties style:text-underline-type="single" style:text-underline-style="solid" style:text-underline-width="auto" style:text-underline-mode="continuous"/>
    </style:style>
    <style:style style:name="T4722" style:parent-style-name="Domyślnaczcionkaakapitu" style:family="text">
      <style:text-properties fo:background-color="#80FFFF" style:text-underline-type="single" style:text-underline-style="solid" style:text-underline-width="auto" style:text-underline-mode="continuous"/>
    </style:style>
    <style:style style:name="T4723" style:parent-style-name="Domyślnaczcionkaakapitu" style:family="text">
      <style:text-properties style:text-underline-type="single" style:text-underline-style="solid" style:text-underline-width="auto" style:text-underline-mode="continuous"/>
    </style:style>
    <style:style style:name="P4724" style:parent-style-name="Normalny" style:family="paragraph">
      <style:paragraph-properties fo:text-align="justify" fo:line-height="150%" fo:text-indent="0.25in"/>
    </style:style>
    <style:style style:name="P4725" style:parent-style-name="Normalny" style:family="paragraph">
      <style:paragraph-properties fo:text-align="justify" fo:line-height="150%"/>
    </style:style>
    <style:style style:name="T4726" style:parent-style-name="Domyślnaczcionkaakapitu" style:family="text">
      <style:text-properties style:text-underline-type="single" style:text-underline-style="solid" style:text-underline-width="auto" style:text-underline-mode="continuous"/>
    </style:style>
    <style:style style:name="T4727" style:parent-style-name="Domyślnaczcionkaakapitu" style:family="text">
      <style:text-properties fo:background-color="#80FFFF" style:text-underline-type="single" style:text-underline-style="solid" style:text-underline-width="auto" style:text-underline-mode="continuous"/>
    </style:style>
    <style:style style:name="T4728" style:parent-style-name="Domyślnaczcionkaakapitu" style:family="text">
      <style:text-properties style:text-underline-type="single" style:text-underline-style="solid" style:text-underline-width="auto" style:text-underline-mode="continuous"/>
    </style:style>
    <style:style style:name="P4729" style:parent-style-name="Normalny" style:family="paragraph">
      <style:paragraph-properties fo:text-align="justify" fo:line-height="150%" fo:text-indent="0.25in"/>
    </style:style>
    <style:style style:name="T4730" style:parent-style-name="Domyślnaczcionkaakapitu" style:family="text">
      <style:text-properties fo:background-color="#80FFFF"/>
    </style:style>
    <style:style style:name="T4731" style:parent-style-name="Domyślnaczcionkaakapitu" style:family="text">
      <style:text-properties fo:background-color="#80FFFF"/>
    </style:style>
    <style:style style:name="T4732" style:parent-style-name="Domyślnaczcionkaakapitu" style:family="text">
      <style:text-properties fo:background-color="#80FFFF"/>
    </style:style>
    <style:style style:name="P4733" style:parent-style-name="Normalny" style:family="paragraph">
      <style:paragraph-properties fo:text-align="justify" fo:line-height="150%"/>
    </style:style>
    <style:style style:name="T4734" style:parent-style-name="Domyślnaczcionkaakapitu" style:family="text">
      <style:text-properties style:text-underline-type="single" style:text-underline-style="solid" style:text-underline-width="auto" style:text-underline-mode="continuous"/>
    </style:style>
    <style:style style:name="T4735" style:parent-style-name="Domyślnaczcionkaakapitu" style:family="text">
      <style:text-properties fo:background-color="#80FFFF" style:text-underline-type="single" style:text-underline-style="solid" style:text-underline-width="auto" style:text-underline-mode="continuous"/>
    </style:style>
    <style:style style:name="T4736" style:parent-style-name="Domyślnaczcionkaakapitu" style:family="text">
      <style:text-properties style:text-underline-type="single" style:text-underline-style="solid" style:text-underline-width="auto" style:text-underline-mode="continuous"/>
    </style:style>
    <style:style style:name="T4737" style:parent-style-name="Domyślnaczcionkaakapitu" style:family="text">
      <style:text-properties fo:background-color="#80FFFF" style:text-underline-type="single" style:text-underline-style="solid" style:text-underline-width="auto" style:text-underline-mode="continuous"/>
    </style:style>
    <style:style style:name="T4738" style:parent-style-name="Domyślnaczcionkaakapitu" style:family="text">
      <style:text-properties style:text-underline-type="single" style:text-underline-style="solid" style:text-underline-width="auto" style:text-underline-mode="continuous"/>
    </style:style>
    <style:style style:name="P4739" style:parent-style-name="Normalny" style:family="paragraph">
      <style:paragraph-properties fo:text-align="justify" fo:line-height="150%" fo:text-indent="0.25in"/>
    </style:style>
    <style:style style:name="P4740" style:parent-style-name="Normalny" style:family="paragraph">
      <style:paragraph-properties fo:text-align="justify" fo:line-height="150%"/>
    </style:style>
    <style:style style:name="T4741" style:parent-style-name="Domyślnaczcionkaakapitu" style:family="text">
      <style:text-properties style:text-underline-type="single" style:text-underline-style="solid" style:text-underline-width="auto" style:text-underline-mode="continuous"/>
    </style:style>
    <style:style style:name="T4742" style:parent-style-name="Domyślnaczcionkaakapitu" style:family="text">
      <style:text-properties fo:background-color="#80FFFF" style:text-underline-type="single" style:text-underline-style="solid" style:text-underline-width="auto" style:text-underline-mode="continuous"/>
    </style:style>
    <style:style style:name="T4743" style:parent-style-name="Domyślnaczcionkaakapitu" style:family="text">
      <style:text-properties style:text-underline-type="single" style:text-underline-style="solid" style:text-underline-width="auto" style:text-underline-mode="continuous"/>
    </style:style>
    <style:style style:name="P4744" style:parent-style-name="Normalny" style:family="paragraph">
      <style:paragraph-properties fo:text-align="justify" fo:line-height="150%" fo:text-indent="0.25in"/>
    </style:style>
    <style:style style:name="T4745" style:parent-style-name="Domyślnaczcionkaakapitu" style:family="text">
      <style:text-properties fo:background-color="#80FFFF"/>
    </style:style>
    <style:style style:name="P4746" style:parent-style-name="Normalny" style:family="paragraph">
      <style:paragraph-properties fo:text-align="justify" fo:line-height="150%"/>
    </style:style>
    <style:style style:name="T4747" style:parent-style-name="Domyślnaczcionkaakapitu" style:family="text">
      <style:text-properties fo:background-color="#80FFFF"/>
    </style:style>
    <style:style style:name="P4748" style:parent-style-name="Normalny" style:family="paragraph">
      <style:paragraph-properties fo:text-align="justify" fo:line-height="150%"/>
    </style:style>
    <style:style style:name="T4749" style:parent-style-name="Domyślnaczcionkaakapitu" style:family="text">
      <style:text-properties style:text-underline-type="single" style:text-underline-style="solid" style:text-underline-width="auto" style:text-underline-mode="continuous"/>
    </style:style>
    <style:style style:name="T4750" style:parent-style-name="Domyślnaczcionkaakapitu" style:family="text">
      <style:text-properties fo:background-color="#80FFFF" style:text-underline-type="single" style:text-underline-style="solid" style:text-underline-width="auto" style:text-underline-mode="continuous"/>
    </style:style>
    <style:style style:name="T4751" style:parent-style-name="Domyślnaczcionkaakapitu" style:family="text">
      <style:text-properties style:text-underline-type="single" style:text-underline-style="solid" style:text-underline-width="auto" style:text-underline-mode="continuous"/>
    </style:style>
    <style:style style:name="P4752" style:parent-style-name="Normalny" style:family="paragraph">
      <style:paragraph-properties fo:text-align="justify" fo:line-height="150%" fo:text-indent="0.25in"/>
    </style:style>
    <style:style style:name="T4753" style:parent-style-name="Domyślnaczcionkaakapitu" style:family="text">
      <style:text-properties fo:background-color="#80FFFF"/>
    </style:style>
    <style:style style:name="P4754" style:parent-style-name="Normalny" style:family="paragraph">
      <style:paragraph-properties fo:text-align="justify" fo:line-height="150%">
        <style:tab-stops>
          <style:tab-stop style:type="left" style:position="2.9916in"/>
        </style:tab-stops>
      </style:paragraph-properties>
    </style:style>
    <style:style style:name="T4755" style:parent-style-name="Domyślnaczcionkaakapitu" style:family="text">
      <style:text-properties style:text-underline-type="single" style:text-underline-style="solid" style:text-underline-width="auto" style:text-underline-mode="continuous"/>
    </style:style>
    <style:style style:name="T4756" style:parent-style-name="Domyślnaczcionkaakapitu" style:family="text">
      <style:text-properties fo:background-color="#80FFFF" style:text-underline-type="single" style:text-underline-style="solid" style:text-underline-width="auto" style:text-underline-mode="continuous"/>
    </style:style>
    <style:style style:name="T4757" style:parent-style-name="Domyślnaczcionkaakapitu" style:family="text">
      <style:text-properties style:text-underline-type="single" style:text-underline-style="solid" style:text-underline-width="auto" style:text-underline-mode="continuous"/>
    </style:style>
    <style:style style:name="P4758" style:parent-style-name="Normalny" style:family="paragraph">
      <style:paragraph-properties fo:text-align="justify" fo:line-height="150%" fo:text-indent="0.25in">
        <style:tab-stops>
          <style:tab-stop style:type="left" style:position="2.9916in"/>
        </style:tab-stops>
      </style:paragraph-properties>
    </style:style>
    <style:style style:name="T4759" style:parent-style-name="Domyślnaczcionkaakapitu" style:family="text">
      <style:text-properties fo:background-color="#80FFFF"/>
    </style:style>
    <style:style style:name="T4760" style:parent-style-name="Domyślnaczcionkaakapitu" style:family="text">
      <style:text-properties fo:background-color="#80FFFF"/>
    </style:style>
    <style:style style:name="T4761" style:parent-style-name="Domyślnaczcionkaakapitu" style:family="text">
      <style:text-properties fo:background-color="#80FFFF"/>
    </style:style>
    <style:style style:name="T4762" style:parent-style-name="Domyślnaczcionkaakapitu" style:family="text">
      <style:text-properties fo:background-color="#80FFFF"/>
    </style:style>
    <style:style style:name="P4763" style:parent-style-name="Normalny" style:family="paragraph">
      <style:paragraph-properties fo:text-align="justify" fo:line-height="150%">
        <style:tab-stops>
          <style:tab-stop style:type="left" style:position="2.9916in"/>
        </style:tab-stops>
      </style:paragraph-properties>
    </style:style>
    <style:style style:name="T4764" style:parent-style-name="Domyślnaczcionkaakapitu" style:family="text">
      <style:text-properties style:text-underline-type="single" style:text-underline-style="solid" style:text-underline-width="auto" style:text-underline-mode="continuous"/>
    </style:style>
    <style:style style:name="P4765" style:parent-style-name="Normalny" style:family="paragraph">
      <style:paragraph-properties fo:text-align="justify" fo:line-height="150%" fo:text-indent="0.25in">
        <style:tab-stops>
          <style:tab-stop style:type="left" style:position="2.9916in"/>
        </style:tab-stops>
      </style:paragraph-properties>
    </style:style>
    <style:style style:name="T4766" style:parent-style-name="Domyślnaczcionkaakapitu" style:family="text">
      <style:text-properties fo:background-color="#80FFFF"/>
    </style:style>
    <style:style style:name="T4767" style:parent-style-name="Domyślnaczcionkaakapitu" style:family="text">
      <style:text-properties fo:background-color="#80FFFF"/>
    </style:style>
    <style:style style:name="T4768" style:parent-style-name="Domyślnaczcionkaakapitu" style:family="text">
      <style:text-properties fo:background-color="#80FFFF"/>
    </style:style>
    <style:style style:name="P4769" style:parent-style-name="Normalny" style:family="paragraph">
      <style:paragraph-properties fo:text-align="justify" fo:line-height="150%"/>
    </style:style>
    <style:style style:name="T4770" style:parent-style-name="Domyślnaczcionkaakapitu" style:family="text">
      <style:text-properties fo:background-color="#80FFFF"/>
    </style:style>
    <style:style style:name="P4771" style:parent-style-name="Normalny" style:family="paragraph">
      <style:paragraph-properties fo:text-align="justify" fo:line-height="150%"/>
    </style:style>
    <style:style style:name="T4772" style:parent-style-name="Domyślnaczcionkaakapitu" style:family="text">
      <style:text-properties style:text-underline-type="single" style:text-underline-style="solid" style:text-underline-width="auto" style:text-underline-mode="continuous"/>
    </style:style>
    <style:style style:name="P4773" style:parent-style-name="Normalny" style:family="paragraph">
      <style:paragraph-properties fo:text-align="justify" fo:line-height="150%" fo:text-indent="0.2479in"/>
    </style:style>
    <style:style style:name="T4774" style:parent-style-name="Domyślnaczcionkaakapitu" style:family="text">
      <style:text-properties fo:background-color="#80FFFF"/>
    </style:style>
    <style:style style:name="T4775" style:parent-style-name="Domyślnaczcionkaakapitu" style:family="text">
      <style:text-properties fo:background-color="#80FFFF"/>
    </style:style>
    <style:style style:name="T4776" style:parent-style-name="Domyślnaczcionkaakapitu" style:family="text">
      <style:text-properties fo:background-color="#80FFFF"/>
    </style:style>
    <style:style style:name="T4777" style:parent-style-name="Domyślnaczcionkaakapitu" style:family="text">
      <style:text-properties fo:background-color="#80FFFF"/>
    </style:style>
    <style:style style:name="T4778" style:parent-style-name="Domyślnaczcionkaakapitu" style:family="text">
      <style:text-properties fo:background-color="#80FFFF"/>
    </style:style>
    <style:style style:name="P4779" style:parent-style-name="Normalny" style:family="paragraph">
      <style:paragraph-properties fo:text-align="justify" fo:line-height="150%" fo:text-indent="0.25in"/>
    </style:style>
    <style:style style:name="T4780" style:parent-style-name="Domyślnaczcionkaakapitu" style:family="text">
      <style:text-properties fo:background-color="#80FFFF"/>
    </style:style>
    <style:style style:name="T4781" style:parent-style-name="Domyślnaczcionkaakapitu" style:family="text">
      <style:text-properties fo:background-color="#80FFFF"/>
    </style:style>
    <style:style style:name="P4782" style:parent-style-name="Normalny" style:family="paragraph">
      <style:paragraph-properties fo:text-align="justify" fo:line-height="150%" fo:text-indent="0.25in"/>
    </style:style>
    <style:style style:name="P4783" style:parent-style-name="Normalny" style:family="paragraph">
      <style:paragraph-properties fo:text-align="justify" fo:line-height="150%"/>
    </style:style>
    <style:style style:name="T4784" style:parent-style-name="Domyślnaczcionkaakapitu" style:family="text">
      <style:text-properties style:text-underline-type="single" style:text-underline-style="solid" style:text-underline-width="auto" style:text-underline-mode="continuous"/>
    </style:style>
    <style:style style:name="P4785" style:parent-style-name="Normalny" style:family="paragraph">
      <style:paragraph-properties fo:text-align="justify" fo:line-height="150%" fo:text-indent="0.25in"/>
    </style:style>
    <style:style style:name="T4786" style:parent-style-name="Domyślnaczcionkaakapitu" style:family="text">
      <style:text-properties fo:background-color="#80FFFF"/>
    </style:style>
    <style:style style:name="T4787" style:parent-style-name="Domyślnaczcionkaakapitu" style:family="text">
      <style:text-properties fo:background-color="#80FFFF"/>
    </style:style>
    <style:style style:name="T4788" style:parent-style-name="Domyślnaczcionkaakapitu" style:family="text">
      <style:text-properties fo:background-color="#80FFFF"/>
    </style:style>
    <style:style style:name="P4789" style:parent-style-name="Normalny" style:family="paragraph">
      <style:paragraph-properties fo:text-align="justify" fo:line-height="150%"/>
    </style:style>
    <style:style style:name="T4790" style:parent-style-name="Domyślnaczcionkaakapitu" style:family="text">
      <style:text-properties style:text-underline-type="single" style:text-underline-style="solid" style:text-underline-width="auto" style:text-underline-mode="continuous"/>
    </style:style>
    <style:style style:name="P4791" style:parent-style-name="Normalny" style:family="paragraph">
      <style:paragraph-properties fo:text-align="justify" fo:line-height="150%" fo:text-indent="0.25in"/>
    </style:style>
    <style:style style:name="T4792" style:parent-style-name="Domyślnaczcionkaakapitu" style:family="text">
      <style:text-properties fo:background-color="#80FFFF"/>
    </style:style>
    <style:style style:name="T4793" style:parent-style-name="Domyślnaczcionkaakapitu" style:family="text">
      <style:text-properties fo:background-color="#80FFFF"/>
    </style:style>
    <style:style style:name="P4794" style:parent-style-name="Normalny" style:family="paragraph">
      <style:paragraph-properties fo:text-align="justify" fo:line-height="150%" fo:text-indent="0.25in"/>
    </style:style>
    <style:style style:name="T4795" style:parent-style-name="Domyślnaczcionkaakapitu" style:family="text">
      <style:text-properties fo:background-color="#80FFFF"/>
    </style:style>
    <style:style style:name="T4796" style:parent-style-name="Domyślnaczcionkaakapitu" style:family="text">
      <style:text-properties fo:background-color="#80FFFF"/>
    </style:style>
    <style:style style:name="T4797" style:parent-style-name="Domyślnaczcionkaakapitu" style:family="text">
      <style:text-properties fo:background-color="#80FFFF"/>
    </style:style>
    <style:style style:name="T4798" style:parent-style-name="Domyślnaczcionkaakapitu" style:family="text">
      <style:text-properties fo:background-color="#80FFFF"/>
    </style:style>
    <style:style style:name="P4799" style:parent-style-name="Normalny" style:family="paragraph">
      <style:paragraph-properties fo:text-align="justify" fo:line-height="150%" fo:text-indent="0.25in"/>
    </style:style>
    <style:style style:name="T4800" style:parent-style-name="Domyślnaczcionkaakapitu" style:family="text">
      <style:text-properties fo:background-color="#80FFFF"/>
    </style:style>
    <style:style style:name="P4801" style:parent-style-name="Normalny" style:family="paragraph">
      <style:paragraph-properties fo:text-align="justify" fo:line-height="150%" fo:text-indent="0.25in"/>
    </style:style>
    <style:style style:name="P4802" style:parent-style-name="Normalny" style:family="paragraph">
      <style:paragraph-properties fo:text-align="justify" fo:line-height="150%" fo:text-indent="0.25in"/>
    </style:style>
    <style:style style:name="T4803" style:parent-style-name="Domyślnaczcionkaakapitu" style:family="text">
      <style:text-properties fo:background-color="#80FFFF"/>
    </style:style>
    <style:style style:name="T4804" style:parent-style-name="Domyślnaczcionkaakapitu" style:family="text">
      <style:text-properties fo:background-color="#80FFFF"/>
    </style:style>
    <style:style style:name="T4805" style:parent-style-name="Domyślnaczcionkaakapitu" style:family="text">
      <style:text-properties fo:background-color="#80FFFF"/>
    </style:style>
    <style:style style:name="T4806" style:parent-style-name="Domyślnaczcionkaakapitu" style:family="text">
      <style:text-properties fo:background-color="#80FFFF"/>
    </style:style>
    <style:style style:name="T4807" style:parent-style-name="Domyślnaczcionkaakapitu" style:family="text">
      <style:text-properties fo:background-color="#80FFFF"/>
    </style:style>
    <style:style style:name="T4808" style:parent-style-name="Domyślnaczcionkaakapitu" style:family="text">
      <style:text-properties fo:background-color="#80FFFF"/>
    </style:style>
    <style:style style:name="T4809" style:parent-style-name="Domyślnaczcionkaakapitu" style:family="text">
      <style:text-properties fo:background-color="#80FFFF"/>
    </style:style>
    <style:style style:name="P4810" style:parent-style-name="Normalny" style:family="paragraph">
      <style:paragraph-properties fo:text-align="justify" fo:line-height="150%" fo:text-indent="0.25in"/>
    </style:style>
    <style:style style:name="P4811" style:parent-style-name="Normalny" style:family="paragraph">
      <style:paragraph-properties fo:text-align="justify" fo:line-height="150%"/>
    </style:style>
    <style:style style:name="T4812" style:parent-style-name="Domyślnaczcionkaakapitu" style:family="text">
      <style:text-properties style:text-underline-type="single" style:text-underline-style="solid" style:text-underline-width="auto" style:text-underline-mode="continuous"/>
    </style:style>
    <style:style style:name="P4813" style:parent-style-name="Normalny" style:family="paragraph">
      <style:paragraph-properties fo:text-align="justify" fo:line-height="150%" fo:text-indent="0.25in"/>
    </style:style>
    <style:style style:name="T4814" style:parent-style-name="Domyślnaczcionkaakapitu" style:family="text">
      <style:text-properties fo:background-color="#80FFFF"/>
    </style:style>
    <style:style style:name="P4815" style:parent-style-name="Normalny" style:family="paragraph">
      <style:paragraph-properties fo:text-align="justify" fo:line-height="150%" fo:text-indent="0.25in"/>
    </style:style>
    <style:style style:name="T4816" style:parent-style-name="Domyślnaczcionkaakapitu" style:family="text">
      <style:text-properties fo:background-color="#80FFFF"/>
    </style:style>
    <style:style style:name="T4817" style:parent-style-name="Domyślnaczcionkaakapitu" style:family="text">
      <style:text-properties fo:background-color="#80FFFF"/>
    </style:style>
    <style:style style:name="T4818" style:parent-style-name="Domyślnaczcionkaakapitu" style:family="text">
      <style:text-properties fo:background-color="#80FFFF"/>
    </style:style>
    <style:style style:name="T4819" style:parent-style-name="Domyślnaczcionkaakapitu" style:family="text">
      <style:text-properties fo:background-color="#80FFFF"/>
    </style:style>
    <style:style style:name="T4820" style:parent-style-name="Domyślnaczcionkaakapitu" style:family="text">
      <style:text-properties fo:background-color="#80FFFF"/>
    </style:style>
    <style:style style:name="T4821" style:parent-style-name="Domyślnaczcionkaakapitu" style:family="text">
      <style:text-properties fo:background-color="#80FFFF"/>
    </style:style>
    <style:style style:name="P4822" style:parent-style-name="Normalny" style:family="paragraph">
      <style:paragraph-properties fo:text-align="justify" fo:line-height="150%"/>
    </style:style>
    <style:style style:name="T4823" style:parent-style-name="Domyślnaczcionkaakapitu" style:family="text">
      <style:text-properties style:text-underline-type="single" style:text-underline-style="solid" style:text-underline-width="auto" style:text-underline-mode="continuous"/>
    </style:style>
    <style:style style:name="P4824" style:parent-style-name="Normalny" style:family="paragraph">
      <style:paragraph-properties fo:text-align="justify" fo:line-height="150%" fo:text-indent="0.25in"/>
    </style:style>
    <style:style style:name="T4825" style:parent-style-name="Domyślnaczcionkaakapitu" style:family="text">
      <style:text-properties fo:background-color="#80FFFF"/>
    </style:style>
    <style:style style:name="T4826" style:parent-style-name="Domyślnaczcionkaakapitu" style:family="text">
      <style:text-properties fo:background-color="#80FFFF"/>
    </style:style>
    <style:style style:name="T4827" style:parent-style-name="Domyślnaczcionkaakapitu" style:family="text">
      <style:text-properties fo:background-color="#80FFFF"/>
    </style:style>
    <style:style style:name="T4828" style:parent-style-name="Domyślnaczcionkaakapitu" style:family="text">
      <style:text-properties fo:background-color="#80FFFF"/>
    </style:style>
    <style:style style:name="T4829" style:parent-style-name="Domyślnaczcionkaakapitu" style:family="text">
      <style:text-properties fo:background-color="#80FFFF"/>
    </style:style>
    <style:style style:name="P4830" style:parent-style-name="Normalny" style:family="paragraph">
      <style:paragraph-properties fo:text-align="justify" fo:line-height="150%" fo:text-indent="0.25in"/>
    </style:style>
    <style:style style:name="T4831" style:parent-style-name="Domyślnaczcionkaakapitu" style:family="text">
      <style:text-properties fo:background-color="#80FFFF"/>
    </style:style>
    <style:style style:name="T4832" style:parent-style-name="Domyślnaczcionkaakapitu" style:family="text">
      <style:text-properties fo:background-color="#80FFFF"/>
    </style:style>
    <style:style style:name="T4833" style:parent-style-name="Domyślnaczcionkaakapitu" style:family="text">
      <style:text-properties fo:background-color="#80FFFF"/>
    </style:style>
    <style:style style:name="T4834" style:parent-style-name="Domyślnaczcionkaakapitu" style:family="text">
      <style:text-properties fo:background-color="#80FFFF"/>
    </style:style>
    <style:style style:name="T4835" style:parent-style-name="Domyślnaczcionkaakapitu" style:family="text">
      <style:text-properties fo:background-color="#80FFFF"/>
    </style:style>
    <style:style style:name="T4836" style:parent-style-name="Domyślnaczcionkaakapitu" style:family="text">
      <style:text-properties fo:background-color="#80FFFF"/>
    </style:style>
    <style:style style:name="T4837" style:parent-style-name="Domyślnaczcionkaakapitu" style:family="text">
      <style:text-properties fo:background-color="#80FFFF"/>
    </style:style>
    <style:style style:name="T4838" style:parent-style-name="Domyślnaczcionkaakapitu" style:family="text">
      <style:text-properties fo:background-color="#80FFFF"/>
    </style:style>
    <style:style style:name="P4839" style:parent-style-name="Normalny" style:family="paragraph">
      <style:paragraph-properties fo:text-align="justify" fo:line-height="150%" fo:text-indent="0.25in"/>
    </style:style>
    <style:style style:name="P4840" style:parent-style-name="Normalny" style:family="paragraph">
      <style:paragraph-properties fo:text-align="justify" fo:line-height="150%"/>
    </style:style>
    <style:style style:name="T4841" style:parent-style-name="Domyślnaczcionkaakapitu" style:family="text">
      <style:text-properties style:text-underline-type="single" style:text-underline-style="solid" style:text-underline-width="auto" style:text-underline-mode="continuous"/>
    </style:style>
    <style:style style:name="P4842" style:parent-style-name="Normalny" style:family="paragraph">
      <style:paragraph-properties fo:text-align="justify" fo:line-height="150%" fo:text-indent="0.25in"/>
      <style:text-properties fo:background-color="#80FFFF"/>
    </style:style>
    <style:style style:name="P4843" style:parent-style-name="Normalny" style:family="paragraph">
      <style:paragraph-properties fo:text-align="justify" fo:line-height="150%" fo:text-indent="0.25in"/>
    </style:style>
    <style:style style:name="T4844" style:parent-style-name="Domyślnaczcionkaakapitu" style:family="text">
      <style:text-properties fo:background-color="#80FFFF"/>
    </style:style>
    <style:style style:name="T4845" style:parent-style-name="Domyślnaczcionkaakapitu" style:family="text">
      <style:text-properties fo:background-color="#80FFFF"/>
    </style:style>
    <style:style style:name="T4846" style:parent-style-name="Domyślnaczcionkaakapitu" style:family="text">
      <style:text-properties fo:background-color="#80FFFF"/>
    </style:style>
    <style:style style:name="T4847" style:parent-style-name="Domyślnaczcionkaakapitu" style:family="text">
      <style:text-properties fo:background-color="#80FFFF"/>
    </style:style>
    <style:style style:name="P4848" style:parent-style-name="Normalny" style:family="paragraph">
      <style:paragraph-properties fo:text-align="justify" fo:line-height="150%"/>
    </style:style>
    <style:style style:name="P4849" style:parent-style-name="Normalny" style:family="paragraph">
      <style:paragraph-properties fo:text-align="justify" fo:line-height="150%"/>
    </style:style>
    <style:style style:name="T4850" style:parent-style-name="Domyślnaczcionkaakapitu" style:family="text">
      <style:text-properties style:text-underline-type="single" style:text-underline-style="solid" style:text-underline-width="auto" style:text-underline-mode="continuous"/>
    </style:style>
    <style:style style:name="P4851" style:parent-style-name="Normalny" style:family="paragraph">
      <style:paragraph-properties fo:text-align="justify" fo:line-height="150%" fo:text-indent="0.2479in"/>
    </style:style>
    <style:style style:name="T4852" style:parent-style-name="Domyślnaczcionkaakapitu" style:family="text">
      <style:text-properties fo:background-color="#80FFFF"/>
    </style:style>
    <style:style style:name="P4853" style:parent-style-name="Normalny" style:family="paragraph">
      <style:paragraph-properties fo:text-align="justify" fo:line-height="150%" fo:text-indent="0.25in"/>
    </style:style>
    <style:style style:name="T4854" style:parent-style-name="Domyślnaczcionkaakapitu" style:family="text">
      <style:text-properties fo:background-color="#80FFFF"/>
    </style:style>
    <style:style style:name="T4855" style:parent-style-name="Domyślnaczcionkaakapitu" style:family="text">
      <style:text-properties fo:background-color="#80FFFF"/>
    </style:style>
    <style:style style:name="T4856" style:parent-style-name="Domyślnaczcionkaakapitu" style:family="text">
      <style:text-properties fo:background-color="#80FFFF"/>
    </style:style>
    <style:style style:name="T4857" style:parent-style-name="Domyślnaczcionkaakapitu" style:family="text">
      <style:text-properties fo:background-color="#80FFFF"/>
    </style:style>
    <style:style style:name="P4858" style:parent-style-name="Normalny" style:family="paragraph">
      <style:paragraph-properties fo:text-align="justify" fo:line-height="150%"/>
    </style:style>
    <style:style style:name="T4859" style:parent-style-name="Domyślnaczcionkaakapitu" style:family="text">
      <style:text-properties style:text-underline-type="single" style:text-underline-style="solid" style:text-underline-width="auto" style:text-underline-mode="continuous"/>
    </style:style>
    <style:style style:name="P4860" style:parent-style-name="Normalny" style:family="paragraph">
      <style:paragraph-properties fo:text-align="justify" fo:line-height="150%" fo:text-indent="0.2479in"/>
    </style:style>
    <style:style style:name="T4861" style:parent-style-name="Domyślnaczcionkaakapitu" style:family="text">
      <style:text-properties fo:background-color="#80FFFF"/>
    </style:style>
    <style:style style:name="T4862" style:parent-style-name="Domyślnaczcionkaakapitu" style:family="text">
      <style:text-properties fo:background-color="#80FFFF"/>
    </style:style>
    <style:style style:name="P4863" style:parent-style-name="Normalny" style:family="paragraph">
      <style:paragraph-properties fo:text-align="justify" fo:line-height="150%"/>
    </style:style>
    <style:style style:name="T4864" style:parent-style-name="Domyślnaczcionkaakapitu" style:family="text">
      <style:text-properties style:text-underline-type="single" style:text-underline-style="solid" style:text-underline-width="auto" style:text-underline-mode="continuous"/>
    </style:style>
    <style:style style:name="P4865" style:parent-style-name="Normalny" style:family="paragraph">
      <style:paragraph-properties fo:text-align="justify" fo:line-height="150%" fo:text-indent="0.25in"/>
    </style:style>
    <style:style style:name="T4866" style:parent-style-name="Domyślnaczcionkaakapitu" style:family="text">
      <style:text-properties fo:background-color="#80FFFF"/>
    </style:style>
    <style:style style:name="T4867" style:parent-style-name="Domyślnaczcionkaakapitu" style:family="text">
      <style:text-properties fo:background-color="#80FFFF"/>
    </style:style>
    <style:style style:name="T4868" style:parent-style-name="Domyślnaczcionkaakapitu" style:family="text">
      <style:text-properties fo:background-color="#80FFFF"/>
    </style:style>
    <style:style style:name="T4869" style:parent-style-name="Domyślnaczcionkaakapitu" style:family="text">
      <style:text-properties fo:background-color="#80FFFF"/>
    </style:style>
    <style:style style:name="P4870" style:parent-style-name="Normalny" style:family="paragraph">
      <style:paragraph-properties fo:text-align="justify" fo:line-height="150%" fo:text-indent="0.25in"/>
    </style:style>
    <style:style style:name="T4871" style:parent-style-name="Domyślnaczcionkaakapitu" style:family="text">
      <style:text-properties fo:background-color="#80FFFF"/>
    </style:style>
    <style:style style:name="P4872" style:parent-style-name="Normalny" style:family="paragraph">
      <style:paragraph-properties fo:text-align="justify" fo:line-height="150%" fo:text-indent="0.25in"/>
    </style:style>
    <style:style style:name="T4873" style:parent-style-name="Domyślnaczcionkaakapitu" style:family="text">
      <style:text-properties fo:background-color="#80FFFF"/>
    </style:style>
    <style:style style:name="P4874" style:parent-style-name="Normalny" style:family="paragraph">
      <style:paragraph-properties fo:text-align="justify" fo:line-height="150%" fo:text-indent="0.25in"/>
    </style:style>
    <style:style style:name="T4875" style:parent-style-name="Domyślnaczcionkaakapitu" style:family="text">
      <style:text-properties fo:background-color="#80FFFF"/>
    </style:style>
    <style:style style:name="P4876" style:parent-style-name="Normalny" style:family="paragraph">
      <style:paragraph-properties fo:text-align="justify" fo:line-height="150%"/>
    </style:style>
    <style:style style:name="T4877" style:parent-style-name="Domyślnaczcionkaakapitu" style:family="text">
      <style:text-properties fo:background-color="#80FFFF"/>
    </style:style>
    <style:style style:name="P4878" style:parent-style-name="Normalny" style:family="paragraph">
      <style:paragraph-properties fo:text-align="justify" fo:line-height="150%"/>
    </style:style>
    <style:style style:name="T4879" style:parent-style-name="Domyślnaczcionkaakapitu" style:family="text">
      <style:text-properties style:text-underline-type="single" style:text-underline-style="solid" style:text-underline-width="auto" style:text-underline-mode="continuous"/>
    </style:style>
    <style:style style:name="P4880" style:parent-style-name="Normalny" style:family="paragraph">
      <style:paragraph-properties fo:text-align="justify" fo:line-height="150%" fo:text-indent="0.25in"/>
    </style:style>
    <style:style style:name="T4881" style:parent-style-name="Domyślnaczcionkaakapitu" style:family="text">
      <style:text-properties fo:background-color="#80FFFF"/>
    </style:style>
    <style:style style:name="P4882" style:parent-style-name="Normalny" style:family="paragraph">
      <style:paragraph-properties fo:text-align="justify" fo:line-height="150%"/>
    </style:style>
    <style:style style:name="T4883" style:parent-style-name="Domyślnaczcionkaakapitu" style:family="text">
      <style:text-properties style:text-underline-type="single" style:text-underline-style="solid" style:text-underline-width="auto" style:text-underline-mode="continuous"/>
    </style:style>
    <style:style style:name="T4884" style:parent-style-name="Domyślnaczcionkaakapitu" style:family="text">
      <style:text-properties fo:background-color="#80FFFF" style:text-underline-type="single" style:text-underline-style="solid" style:text-underline-width="auto" style:text-underline-mode="continuous"/>
    </style:style>
    <style:style style:name="T4885" style:parent-style-name="Domyślnaczcionkaakapitu" style:family="text">
      <style:text-properties style:text-underline-type="single" style:text-underline-style="solid" style:text-underline-width="auto" style:text-underline-mode="continuous"/>
    </style:style>
    <style:style style:name="P4886" style:parent-style-name="Normalny" style:family="paragraph">
      <style:paragraph-properties fo:text-align="justify" fo:line-height="150%" fo:text-indent="0.25in"/>
    </style:style>
    <style:style style:name="T4887" style:parent-style-name="Domyślnaczcionkaakapitu" style:family="text">
      <style:text-properties fo:background-color="#80FFFF"/>
    </style:style>
    <style:style style:name="T4888" style:parent-style-name="Domyślnaczcionkaakapitu" style:family="text">
      <style:text-properties fo:background-color="#80FFFF"/>
    </style:style>
    <style:style style:name="P4889" style:parent-style-name="Normalny" style:family="paragraph">
      <style:paragraph-properties fo:text-align="justify" fo:line-height="150%" fo:text-indent="0.25in"/>
    </style:style>
    <style:style style:name="P4890" style:parent-style-name="Normalny" style:family="paragraph">
      <style:paragraph-properties fo:text-align="justify" fo:line-height="150%"/>
    </style:style>
    <style:style style:name="T4891" style:parent-style-name="Domyślnaczcionkaakapitu" style:family="text">
      <style:text-properties style:text-underline-type="single" style:text-underline-style="solid" style:text-underline-width="auto" style:text-underline-mode="continuous"/>
    </style:style>
    <style:style style:name="P4892" style:parent-style-name="Normalny" style:family="paragraph">
      <style:paragraph-properties fo:text-align="justify" fo:line-height="150%" fo:text-indent="0.25in"/>
    </style:style>
    <style:style style:name="T4893" style:parent-style-name="Domyślnaczcionkaakapitu" style:family="text">
      <style:text-properties fo:background-color="#80FFFF"/>
    </style:style>
    <style:style style:name="T4894" style:parent-style-name="Domyślnaczcionkaakapitu" style:family="text">
      <style:text-properties fo:background-color="#80FFFF"/>
    </style:style>
    <style:style style:name="T4895" style:parent-style-name="Domyślnaczcionkaakapitu" style:family="text">
      <style:text-properties fo:background-color="#80FFFF"/>
    </style:style>
    <style:style style:name="T4896" style:parent-style-name="Domyślnaczcionkaakapitu" style:family="text">
      <style:text-properties fo:background-color="#80FFFF"/>
    </style:style>
    <style:style style:name="P4897" style:parent-style-name="Normalny" style:family="paragraph">
      <style:paragraph-properties fo:text-align="justify" fo:line-height="150%" fo:text-indent="0.25in"/>
    </style:style>
    <style:style style:name="T4898" style:parent-style-name="Domyślnaczcionkaakapitu" style:family="text">
      <style:text-properties fo:background-color="#80FFFF"/>
    </style:style>
    <style:style style:name="T4899" style:parent-style-name="Domyślnaczcionkaakapitu" style:family="text">
      <style:text-properties fo:background-color="#80FFFF"/>
    </style:style>
    <style:style style:name="T4900" style:parent-style-name="Domyślnaczcionkaakapitu" style:family="text">
      <style:text-properties fo:background-color="#80FFFF"/>
    </style:style>
    <style:style style:name="T4901" style:parent-style-name="Domyślnaczcionkaakapitu" style:family="text">
      <style:text-properties fo:background-color="#80FFFF"/>
    </style:style>
    <style:style style:name="P4902" style:parent-style-name="Normalny" style:family="paragraph">
      <style:paragraph-properties fo:text-align="justify" fo:line-height="150%" fo:text-indent="0.25in"/>
    </style:style>
    <style:style style:name="P4903" style:parent-style-name="Normalny" style:family="paragraph">
      <style:paragraph-properties fo:text-align="justify" fo:line-height="150%" fo:text-indent="0.25in"/>
    </style:style>
    <style:style style:name="T4904" style:parent-style-name="Domyślnaczcionkaakapitu" style:family="text">
      <style:text-properties fo:background-color="#80FFFF"/>
    </style:style>
    <style:style style:name="T4905" style:parent-style-name="Domyślnaczcionkaakapitu" style:family="text">
      <style:text-properties fo:background-color="#80FFFF"/>
    </style:style>
    <style:style style:name="T4906" style:parent-style-name="Domyślnaczcionkaakapitu" style:family="text">
      <style:text-properties fo:background-color="#80FFFF"/>
    </style:style>
    <style:style style:name="P4907" style:parent-style-name="Normalny" style:family="paragraph">
      <style:paragraph-properties fo:text-align="justify" fo:line-height="150%" fo:text-indent="0.25in"/>
    </style:style>
    <style:style style:name="T4908" style:parent-style-name="Domyślnaczcionkaakapitu" style:family="text">
      <style:text-properties fo:background-color="#80FFFF"/>
    </style:style>
    <style:style style:name="T4909" style:parent-style-name="Domyślnaczcionkaakapitu" style:family="text">
      <style:text-properties fo:background-color="#80FFFF"/>
    </style:style>
    <style:style style:name="T4910" style:parent-style-name="Domyślnaczcionkaakapitu" style:family="text">
      <style:text-properties fo:background-color="#80FFFF"/>
    </style:style>
    <style:style style:name="T4911" style:parent-style-name="Domyślnaczcionkaakapitu" style:family="text">
      <style:text-properties fo:background-color="#80FFFF"/>
    </style:style>
    <style:style style:name="T4912" style:parent-style-name="Domyślnaczcionkaakapitu" style:family="text">
      <style:text-properties fo:background-color="#80FFFF"/>
    </style:style>
    <style:style style:name="T4913" style:parent-style-name="Domyślnaczcionkaakapitu" style:family="text">
      <style:text-properties fo:background-color="#80FFFF"/>
    </style:style>
    <style:style style:name="P4914" style:parent-style-name="Normalny" style:family="paragraph">
      <style:paragraph-properties fo:text-align="justify" fo:line-height="150%" fo:text-indent="0.25in"/>
    </style:style>
    <style:style style:name="T4915" style:parent-style-name="Domyślnaczcionkaakapitu" style:family="text">
      <style:text-properties fo:background-color="#80FFFF"/>
    </style:style>
    <style:style style:name="P4916" style:parent-style-name="Normalny" style:family="paragraph">
      <style:paragraph-properties fo:text-align="justify" fo:line-height="150%" fo:text-indent="0.25in"/>
    </style:style>
    <style:style style:name="T4917" style:parent-style-name="Domyślnaczcionkaakapitu" style:family="text">
      <style:text-properties fo:background-color="#80FFFF"/>
    </style:style>
    <style:style style:name="T4918" style:parent-style-name="Domyślnaczcionkaakapitu" style:family="text">
      <style:text-properties fo:background-color="#80FFFF"/>
    </style:style>
    <style:style style:name="T4919" style:parent-style-name="Domyślnaczcionkaakapitu" style:family="text">
      <style:text-properties fo:background-color="#80FFFF"/>
    </style:style>
    <style:style style:name="P4920" style:parent-style-name="Normalny" style:family="paragraph">
      <style:paragraph-properties fo:text-align="justify" fo:line-height="150%" fo:text-indent="0.25in"/>
    </style:style>
    <style:style style:name="T4921" style:parent-style-name="Domyślnaczcionkaakapitu" style:family="text">
      <style:text-properties fo:background-color="#80FFFF"/>
    </style:style>
    <style:style style:name="T4922" style:parent-style-name="Domyślnaczcionkaakapitu" style:family="text">
      <style:text-properties fo:background-color="#80FFFF"/>
    </style:style>
    <style:style style:name="P4923" style:parent-style-name="Normalny" style:family="paragraph">
      <style:paragraph-properties fo:text-align="justify" fo:line-height="150%" fo:text-indent="0.25in"/>
    </style:style>
    <style:style style:name="P4924" style:parent-style-name="Normalny" style:family="paragraph">
      <style:paragraph-properties fo:text-align="justify" fo:line-height="150%" fo:text-indent="0.25in"/>
    </style:style>
    <style:style style:name="T4925" style:parent-style-name="Domyślnaczcionkaakapitu" style:family="text">
      <style:text-properties fo:background-color="#80FFFF"/>
    </style:style>
    <style:style style:name="T4926" style:parent-style-name="Domyślnaczcionkaakapitu" style:family="text">
      <style:text-properties fo:background-color="#80FFFF"/>
    </style:style>
    <style:style style:name="T4927" style:parent-style-name="Domyślnaczcionkaakapitu" style:family="text">
      <style:text-properties fo:background-color="#80FFFF"/>
    </style:style>
    <style:style style:name="T4928" style:parent-style-name="Domyślnaczcionkaakapitu" style:family="text">
      <style:text-properties fo:background-color="#80FFFF"/>
    </style:style>
    <style:style style:name="T4929" style:parent-style-name="Domyślnaczcionkaakapitu" style:family="text">
      <style:text-properties fo:background-color="#80FFFF"/>
    </style:style>
    <style:style style:name="T4930" style:parent-style-name="Domyślnaczcionkaakapitu" style:family="text">
      <style:text-properties fo:background-color="#80FFFF"/>
    </style:style>
    <style:style style:name="T4931" style:parent-style-name="Domyślnaczcionkaakapitu" style:family="text">
      <style:text-properties fo:background-color="#80FFFF"/>
    </style:style>
    <style:style style:name="P4932" style:parent-style-name="Normalny" style:family="paragraph">
      <style:paragraph-properties fo:text-align="justify" fo:line-height="150%" fo:text-indent="0.25in"/>
    </style:style>
    <style:style style:name="T4933" style:parent-style-name="Domyślnaczcionkaakapitu" style:family="text">
      <style:text-properties fo:background-color="#80FFFF"/>
    </style:style>
    <style:style style:name="T4934" style:parent-style-name="Domyślnaczcionkaakapitu" style:family="text">
      <style:text-properties fo:background-color="#80FFFF"/>
    </style:style>
    <style:style style:name="T4935" style:parent-style-name="Domyślnaczcionkaakapitu" style:family="text">
      <style:text-properties fo:background-color="#80FFFF"/>
    </style:style>
    <style:style style:name="T4936" style:parent-style-name="Domyślnaczcionkaakapitu" style:family="text">
      <style:text-properties fo:background-color="#80FFFF"/>
    </style:style>
    <style:style style:name="T4937" style:parent-style-name="Domyślnaczcionkaakapitu" style:family="text">
      <style:text-properties fo:background-color="#80FFFF"/>
    </style:style>
    <style:style style:name="T4938" style:parent-style-name="Domyślnaczcionkaakapitu" style:family="text">
      <style:text-properties fo:background-color="#80FFFF"/>
    </style:style>
    <style:style style:name="T4939" style:parent-style-name="Domyślnaczcionkaakapitu" style:family="text">
      <style:text-properties fo:background-color="#80FFFF"/>
    </style:style>
    <style:style style:name="T4940" style:parent-style-name="Domyślnaczcionkaakapitu" style:family="text">
      <style:text-properties fo:background-color="#80FFFF"/>
    </style:style>
    <style:style style:name="T4941" style:parent-style-name="Domyślnaczcionkaakapitu" style:family="text">
      <style:text-properties fo:background-color="#80FFFF"/>
    </style:style>
    <style:style style:name="P4942" style:parent-style-name="Normalny" style:family="paragraph">
      <style:paragraph-properties fo:text-align="justify" fo:line-height="150%" fo:text-indent="0.25in"/>
    </style:style>
    <style:style style:name="T4943" style:parent-style-name="Domyślnaczcionkaakapitu" style:family="text">
      <style:text-properties fo:background-color="#80FFFF"/>
    </style:style>
    <style:style style:name="T4944" style:parent-style-name="Domyślnaczcionkaakapitu" style:family="text">
      <style:text-properties fo:background-color="#80FFFF"/>
    </style:style>
    <style:style style:name="P4945" style:parent-style-name="Normalny" style:family="paragraph">
      <style:paragraph-properties fo:text-align="justify" fo:line-height="150%" fo:text-indent="0.25in"/>
    </style:style>
    <style:style style:name="T4946" style:parent-style-name="Domyślnaczcionkaakapitu" style:family="text">
      <style:text-properties fo:background-color="#80FFFF"/>
    </style:style>
    <style:style style:name="P4947" style:parent-style-name="Normalny" style:family="paragraph">
      <style:paragraph-properties fo:text-align="justify" fo:line-height="150%" fo:text-indent="0.25in"/>
    </style:style>
    <style:style style:name="T4948" style:parent-style-name="Domyślnaczcionkaakapitu" style:family="text">
      <style:text-properties fo:background-color="#80FFFF"/>
    </style:style>
    <style:style style:name="T4949" style:parent-style-name="Domyślnaczcionkaakapitu" style:family="text">
      <style:text-properties fo:background-color="#80FFFF"/>
    </style:style>
    <style:style style:name="T4950" style:parent-style-name="Domyślnaczcionkaakapitu" style:family="text">
      <style:text-properties fo:background-color="#80FFFF"/>
    </style:style>
    <style:style style:name="T4951" style:parent-style-name="Domyślnaczcionkaakapitu" style:family="text">
      <style:text-properties fo:background-color="#80FFFF"/>
    </style:style>
    <style:style style:name="T4952" style:parent-style-name="Domyślnaczcionkaakapitu" style:family="text">
      <style:text-properties fo:background-color="#80FFFF"/>
    </style:style>
    <style:style style:name="P4953" style:parent-style-name="Normalny" style:family="paragraph">
      <style:paragraph-properties fo:text-align="justify" fo:line-height="150%" fo:text-indent="0.25in"/>
    </style:style>
    <style:style style:name="T4954" style:parent-style-name="Domyślnaczcionkaakapitu" style:family="text">
      <style:text-properties fo:background-color="#80FFFF"/>
    </style:style>
    <style:style style:name="P4955" style:parent-style-name="Normalny" style:family="paragraph">
      <style:paragraph-properties fo:text-align="justify" fo:line-height="150%" fo:text-indent="0.25in"/>
    </style:style>
    <style:style style:name="T4956" style:parent-style-name="Domyślnaczcionkaakapitu" style:family="text">
      <style:text-properties fo:background-color="#80FFFF"/>
    </style:style>
    <style:style style:name="T4957" style:parent-style-name="Domyślnaczcionkaakapitu" style:family="text">
      <style:text-properties fo:background-color="#80FFFF"/>
    </style:style>
    <style:style style:name="T4958" style:parent-style-name="Domyślnaczcionkaakapitu" style:family="text">
      <style:text-properties fo:background-color="#80FFFF"/>
    </style:style>
    <style:style style:name="T4959" style:parent-style-name="Domyślnaczcionkaakapitu" style:family="text">
      <style:text-properties fo:background-color="#80FFFF"/>
    </style:style>
    <style:style style:name="T4960" style:parent-style-name="Domyślnaczcionkaakapitu" style:family="text">
      <style:text-properties fo:background-color="#80FFFF"/>
    </style:style>
    <style:style style:name="T4961" style:parent-style-name="Domyślnaczcionkaakapitu" style:family="text">
      <style:text-properties fo:background-color="#80FFFF"/>
    </style:style>
    <style:style style:name="T4962" style:parent-style-name="Domyślnaczcionkaakapitu" style:family="text">
      <style:text-properties fo:background-color="#80FFFF"/>
    </style:style>
    <style:style style:name="T4963" style:parent-style-name="Domyślnaczcionkaakapitu" style:family="text">
      <style:text-properties fo:background-color="#80FFFF"/>
    </style:style>
    <style:style style:name="T4964" style:parent-style-name="Domyślnaczcionkaakapitu" style:family="text">
      <style:text-properties fo:background-color="#80FFFF"/>
    </style:style>
    <style:style style:name="T4965" style:parent-style-name="Domyślnaczcionkaakapitu" style:family="text">
      <style:text-properties fo:background-color="#80FFFF"/>
    </style:style>
    <style:style style:name="T4966" style:parent-style-name="Domyślnaczcionkaakapitu" style:family="text">
      <style:text-properties fo:background-color="#80FFFF"/>
    </style:style>
    <style:style style:name="T4967" style:parent-style-name="Domyślnaczcionkaakapitu" style:family="text">
      <style:text-properties fo:background-color="#80FFFF"/>
    </style:style>
    <style:style style:name="T4968" style:parent-style-name="Domyślnaczcionkaakapitu" style:family="text">
      <style:text-properties fo:background-color="#80FFFF"/>
    </style:style>
    <style:style style:name="T4969" style:parent-style-name="Domyślnaczcionkaakapitu" style:family="text">
      <style:text-properties fo:background-color="#80FFFF"/>
    </style:style>
    <style:style style:name="T4970" style:parent-style-name="Domyślnaczcionkaakapitu" style:family="text">
      <style:text-properties fo:background-color="#80FFFF"/>
    </style:style>
    <style:style style:name="T4971" style:parent-style-name="Domyślnaczcionkaakapitu" style:family="text">
      <style:text-properties fo:background-color="#80FFFF"/>
    </style:style>
    <style:style style:name="T4972" style:parent-style-name="Domyślnaczcionkaakapitu" style:family="text">
      <style:text-properties fo:background-color="#80FFFF"/>
    </style:style>
    <style:style style:name="T4973" style:parent-style-name="Domyślnaczcionkaakapitu" style:family="text">
      <style:text-properties fo:background-color="#80FFFF"/>
    </style:style>
    <style:style style:name="P4974" style:parent-style-name="Normalny" style:family="paragraph">
      <style:paragraph-properties fo:text-align="justify" fo:line-height="150%" fo:text-indent="0.25in"/>
    </style:style>
    <style:style style:name="T4975" style:parent-style-name="Domyślnaczcionkaakapitu" style:family="text">
      <style:text-properties fo:background-color="#80FFFF"/>
    </style:style>
    <style:style style:name="T4976" style:parent-style-name="Domyślnaczcionkaakapitu" style:family="text">
      <style:text-properties fo:background-color="#80FFFF"/>
    </style:style>
    <style:style style:name="T4977" style:parent-style-name="Domyślnaczcionkaakapitu" style:family="text">
      <style:text-properties fo:background-color="#80FFFF"/>
    </style:style>
    <style:style style:name="T4978" style:parent-style-name="Domyślnaczcionkaakapitu" style:family="text">
      <style:text-properties fo:background-color="#80FFFF"/>
    </style:style>
    <style:style style:name="T4979" style:parent-style-name="Domyślnaczcionkaakapitu" style:family="text">
      <style:text-properties fo:background-color="#80FFFF"/>
    </style:style>
    <style:style style:name="T4980" style:parent-style-name="Domyślnaczcionkaakapitu" style:family="text">
      <style:text-properties fo:background-color="#80FFFF"/>
    </style:style>
    <style:style style:name="P4981" style:parent-style-name="Normalny" style:family="paragraph">
      <style:paragraph-properties fo:text-align="justify" fo:line-height="150%" fo:text-indent="0.25in"/>
    </style:style>
    <style:style style:name="T4982" style:parent-style-name="Domyślnaczcionkaakapitu" style:family="text">
      <style:text-properties fo:background-color="#80FFFF"/>
    </style:style>
    <style:style style:name="T4983" style:parent-style-name="Domyślnaczcionkaakapitu" style:family="text">
      <style:text-properties fo:background-color="#80FFFF"/>
    </style:style>
    <style:style style:name="T4984" style:parent-style-name="Domyślnaczcionkaakapitu" style:family="text">
      <style:text-properties fo:background-color="#80FFFF"/>
    </style:style>
    <style:style style:name="T4985" style:parent-style-name="Domyślnaczcionkaakapitu" style:family="text">
      <style:text-properties fo:background-color="#80FFFF"/>
    </style:style>
    <style:style style:name="T4986" style:parent-style-name="Domyślnaczcionkaakapitu" style:family="text">
      <style:text-properties fo:background-color="#80FFFF"/>
    </style:style>
    <style:style style:name="T4987" style:parent-style-name="Domyślnaczcionkaakapitu" style:family="text">
      <style:text-properties fo:background-color="#80FFFF"/>
    </style:style>
    <style:style style:name="T4988" style:parent-style-name="Domyślnaczcionkaakapitu" style:family="text">
      <style:text-properties fo:background-color="#80FFFF"/>
    </style:style>
    <style:style style:name="T4989" style:parent-style-name="Domyślnaczcionkaakapitu" style:family="text">
      <style:text-properties fo:background-color="#80FFFF"/>
    </style:style>
    <style:style style:name="P4990" style:parent-style-name="Normalny" style:family="paragraph">
      <style:paragraph-properties fo:text-align="justify" fo:line-height="150%" fo:text-indent="0.25in"/>
    </style:style>
    <style:style style:name="T4991" style:parent-style-name="Domyślnaczcionkaakapitu" style:family="text">
      <style:text-properties fo:background-color="#80FFFF"/>
    </style:style>
    <style:style style:name="P4992" style:parent-style-name="Normalny" style:family="paragraph">
      <style:paragraph-properties fo:text-align="justify" fo:line-height="150%" fo:text-indent="0.25in"/>
    </style:style>
    <style:style style:name="P4993" style:parent-style-name="Normalny" style:family="paragraph">
      <style:paragraph-properties fo:text-align="justify" fo:line-height="150%"/>
    </style:style>
    <style:style style:name="T4994" style:parent-style-name="Domyślnaczcionkaakapitu" style:family="text">
      <style:text-properties style:text-underline-type="single" style:text-underline-style="solid" style:text-underline-width="auto" style:text-underline-mode="continuous"/>
    </style:style>
    <style:style style:name="T4995" style:parent-style-name="Domyślnaczcionkaakapitu" style:family="text">
      <style:text-properties fo:background-color="#80FFFF" style:text-underline-type="single" style:text-underline-style="solid" style:text-underline-width="auto" style:text-underline-mode="continuous"/>
    </style:style>
    <style:style style:name="P4996" style:parent-style-name="Normalny" style:family="paragraph">
      <style:paragraph-properties fo:text-align="justify" fo:line-height="150%" fo:text-indent="0.25in"/>
    </style:style>
    <style:style style:name="P4997" style:parent-style-name="Normalny" style:family="paragraph">
      <style:paragraph-properties fo:text-align="justify" fo:line-height="150%"/>
    </style:style>
    <style:style style:name="T4998" style:parent-style-name="Domyślnaczcionkaakapitu" style:family="text">
      <style:text-properties style:text-underline-type="single" style:text-underline-style="solid" style:text-underline-width="auto" style:text-underline-mode="continuous"/>
    </style:style>
    <style:style style:name="P4999" style:parent-style-name="Normalny" style:family="paragraph">
      <style:paragraph-properties fo:text-align="justify" fo:line-height="150%" fo:text-indent="0.25in"/>
    </style:style>
    <style:style style:name="T5000" style:parent-style-name="Domyślnaczcionkaakapitu" style:family="text">
      <style:text-properties fo:background-color="#80FFFF"/>
    </style:style>
    <style:style style:name="T5001" style:parent-style-name="Domyślnaczcionkaakapitu" style:family="text">
      <style:text-properties fo:background-color="#80FFFF"/>
    </style:style>
    <style:style style:name="T5002" style:parent-style-name="Domyślnaczcionkaakapitu" style:family="text">
      <style:text-properties fo:background-color="#80FFFF"/>
    </style:style>
    <style:style style:name="T5003" style:parent-style-name="Domyślnaczcionkaakapitu" style:family="text">
      <style:text-properties fo:background-color="#80FFFF"/>
    </style:style>
    <style:style style:name="T5004" style:parent-style-name="Domyślnaczcionkaakapitu" style:family="text">
      <style:text-properties fo:background-color="#80FFFF"/>
    </style:style>
    <style:style style:name="T5005" style:parent-style-name="Domyślnaczcionkaakapitu" style:family="text">
      <style:text-properties fo:background-color="#80FFFF"/>
    </style:style>
    <style:style style:name="T5006" style:parent-style-name="Domyślnaczcionkaakapitu" style:family="text">
      <style:text-properties fo:background-color="#80FFFF"/>
    </style:style>
    <style:style style:name="P5007" style:parent-style-name="Normalny" style:family="paragraph">
      <style:paragraph-properties fo:text-align="justify" fo:line-height="150%" fo:text-indent="0.25in"/>
    </style:style>
    <style:style style:name="T5008" style:parent-style-name="Domyślnaczcionkaakapitu" style:family="text">
      <style:text-properties fo:background-color="#80FFFF"/>
    </style:style>
    <style:style style:name="T5009" style:parent-style-name="Domyślnaczcionkaakapitu" style:family="text">
      <style:text-properties fo:background-color="#80FFFF"/>
    </style:style>
    <style:style style:name="T5010" style:parent-style-name="Domyślnaczcionkaakapitu" style:family="text">
      <style:text-properties fo:background-color="#80FFFF"/>
    </style:style>
    <style:style style:name="T5011" style:parent-style-name="Domyślnaczcionkaakapitu" style:family="text">
      <style:text-properties fo:background-color="#80FFFF"/>
    </style:style>
    <style:style style:name="T5012" style:parent-style-name="Domyślnaczcionkaakapitu" style:family="text">
      <style:text-properties fo:background-color="#80FFFF"/>
    </style:style>
    <style:style style:name="T5013" style:parent-style-name="Domyślnaczcionkaakapitu" style:family="text">
      <style:text-properties fo:background-color="#80FFFF"/>
    </style:style>
    <style:style style:name="T5014" style:parent-style-name="Domyślnaczcionkaakapitu" style:family="text">
      <style:text-properties fo:background-color="#80FFFF"/>
    </style:style>
    <style:style style:name="T5015" style:parent-style-name="Domyślnaczcionkaakapitu" style:family="text">
      <style:text-properties fo:background-color="#80FFFF"/>
    </style:style>
    <style:style style:name="P5016" style:parent-style-name="Normalny" style:family="paragraph">
      <style:paragraph-properties fo:text-align="justify" fo:line-height="150%" fo:text-indent="0.25in"/>
    </style:style>
    <style:style style:name="T5017" style:parent-style-name="Domyślnaczcionkaakapitu" style:family="text">
      <style:text-properties fo:background-color="#80FFFF"/>
    </style:style>
    <style:style style:name="T5018" style:parent-style-name="Domyślnaczcionkaakapitu" style:family="text">
      <style:text-properties fo:background-color="#80FFFF"/>
    </style:style>
    <style:style style:name="P5019" style:parent-style-name="Normalny" style:family="paragraph">
      <style:paragraph-properties fo:text-align="justify" fo:line-height="150%" fo:text-indent="0.25in"/>
    </style:style>
    <style:style style:name="T5020" style:parent-style-name="Domyślnaczcionkaakapitu" style:family="text">
      <style:text-properties fo:background-color="#80FFFF"/>
    </style:style>
    <style:style style:name="T5021" style:parent-style-name="Domyślnaczcionkaakapitu" style:family="text">
      <style:text-properties fo:background-color="#80FFFF"/>
    </style:style>
    <style:style style:name="T5022" style:parent-style-name="Domyślnaczcionkaakapitu" style:family="text">
      <style:text-properties fo:background-color="#80FFFF"/>
    </style:style>
    <style:style style:name="T5023" style:parent-style-name="Domyślnaczcionkaakapitu" style:family="text">
      <style:text-properties fo:background-color="#80FFFF"/>
    </style:style>
    <style:style style:name="T5024" style:parent-style-name="Domyślnaczcionkaakapitu" style:family="text">
      <style:text-properties fo:background-color="#80FFFF"/>
    </style:style>
    <style:style style:name="T5025" style:parent-style-name="Domyślnaczcionkaakapitu" style:family="text">
      <style:text-properties fo:background-color="#80FFFF"/>
    </style:style>
    <style:style style:name="T5026" style:parent-style-name="Domyślnaczcionkaakapitu" style:family="text">
      <style:text-properties fo:background-color="#80FFFF"/>
    </style:style>
    <style:style style:name="T5027" style:parent-style-name="Domyślnaczcionkaakapitu" style:family="text">
      <style:text-properties fo:background-color="#80FFFF"/>
    </style:style>
    <style:style style:name="T5028" style:parent-style-name="Domyślnaczcionkaakapitu" style:family="text">
      <style:text-properties fo:background-color="#80FFFF"/>
    </style:style>
    <style:style style:name="T5029" style:parent-style-name="Domyślnaczcionkaakapitu" style:family="text">
      <style:text-properties fo:background-color="#80FFFF"/>
    </style:style>
    <style:style style:name="T5030" style:parent-style-name="Domyślnaczcionkaakapitu" style:family="text">
      <style:text-properties fo:background-color="#80FFFF"/>
    </style:style>
    <style:style style:name="T5031" style:parent-style-name="Domyślnaczcionkaakapitu" style:family="text">
      <style:text-properties fo:background-color="#80FFFF"/>
    </style:style>
    <style:style style:name="P5032" style:parent-style-name="Normalny" style:family="paragraph">
      <style:paragraph-properties fo:text-align="justify" fo:line-height="150%" fo:text-indent="0.25in"/>
    </style:style>
    <style:style style:name="T5033" style:parent-style-name="Domyślnaczcionkaakapitu" style:family="text">
      <style:text-properties fo:background-color="#80FFFF"/>
    </style:style>
    <style:style style:name="T5034" style:parent-style-name="Domyślnaczcionkaakapitu" style:family="text">
      <style:text-properties fo:background-color="#80FFFF"/>
    </style:style>
    <style:style style:name="T5035" style:parent-style-name="Domyślnaczcionkaakapitu" style:family="text">
      <style:text-properties fo:background-color="#80FFFF"/>
    </style:style>
    <style:style style:name="T5036" style:parent-style-name="Domyślnaczcionkaakapitu" style:family="text">
      <style:text-properties fo:background-color="#80FFFF"/>
    </style:style>
    <style:style style:name="T5037" style:parent-style-name="Domyślnaczcionkaakapitu" style:family="text">
      <style:text-properties fo:background-color="#80FFFF"/>
    </style:style>
    <style:style style:name="T5038" style:parent-style-name="Domyślnaczcionkaakapitu" style:family="text">
      <style:text-properties fo:background-color="#80FFFF"/>
    </style:style>
    <style:style style:name="T5039" style:parent-style-name="Domyślnaczcionkaakapitu" style:family="text">
      <style:text-properties fo:background-color="#80FFFF"/>
    </style:style>
    <style:style style:name="T5040" style:parent-style-name="Domyślnaczcionkaakapitu" style:family="text">
      <style:text-properties fo:background-color="#80FFFF"/>
    </style:style>
    <style:style style:name="T5041" style:parent-style-name="Domyślnaczcionkaakapitu" style:family="text">
      <style:text-properties fo:background-color="#80FFFF"/>
    </style:style>
    <style:style style:name="P5042" style:parent-style-name="Normalny" style:family="paragraph">
      <style:paragraph-properties fo:text-align="justify" fo:line-height="150%" fo:text-indent="0.25in"/>
    </style:style>
    <style:style style:name="T5043" style:parent-style-name="Domyślnaczcionkaakapitu" style:family="text">
      <style:text-properties fo:background-color="#80FFFF"/>
    </style:style>
    <style:style style:name="T5044" style:parent-style-name="Domyślnaczcionkaakapitu" style:family="text">
      <style:text-properties fo:background-color="#80FFFF"/>
    </style:style>
    <style:style style:name="P5045" style:parent-style-name="Normalny" style:family="paragraph">
      <style:paragraph-properties fo:text-align="justify" fo:line-height="150%" fo:text-indent="0.25in"/>
    </style:style>
    <style:style style:name="T5046" style:parent-style-name="Domyślnaczcionkaakapitu" style:family="text">
      <style:text-properties fo:background-color="#80FFFF"/>
    </style:style>
    <style:style style:name="T5047" style:parent-style-name="Domyślnaczcionkaakapitu" style:family="text">
      <style:text-properties fo:background-color="#80FFFF"/>
    </style:style>
    <style:style style:name="T5048" style:parent-style-name="Domyślnaczcionkaakapitu" style:family="text">
      <style:text-properties fo:background-color="#80FFFF"/>
    </style:style>
    <style:style style:name="T5049" style:parent-style-name="Domyślnaczcionkaakapitu" style:family="text">
      <style:text-properties fo:background-color="#80FFFF"/>
    </style:style>
    <style:style style:name="P5050" style:parent-style-name="Normalny" style:family="paragraph">
      <style:paragraph-properties fo:text-align="justify" fo:line-height="150%" fo:text-indent="0.25in"/>
    </style:style>
    <style:style style:name="T5051" style:parent-style-name="Domyślnaczcionkaakapitu" style:family="text">
      <style:text-properties fo:background-color="#80FFFF"/>
    </style:style>
    <style:style style:name="T5052" style:parent-style-name="Domyślnaczcionkaakapitu" style:family="text">
      <style:text-properties fo:background-color="#80FFFF"/>
    </style:style>
    <style:style style:name="T5053" style:parent-style-name="Domyślnaczcionkaakapitu" style:family="text">
      <style:text-properties fo:background-color="#80FFFF"/>
    </style:style>
    <style:style style:name="T5054" style:parent-style-name="Domyślnaczcionkaakapitu" style:family="text">
      <style:text-properties fo:background-color="#80FFFF"/>
    </style:style>
    <style:style style:name="T5055" style:parent-style-name="Domyślnaczcionkaakapitu" style:family="text">
      <style:text-properties fo:background-color="#80FFFF"/>
    </style:style>
    <style:style style:name="T5056" style:parent-style-name="Domyślnaczcionkaakapitu" style:family="text">
      <style:text-properties fo:background-color="#80FFFF"/>
    </style:style>
    <style:style style:name="T5057" style:parent-style-name="Domyślnaczcionkaakapitu" style:family="text">
      <style:text-properties fo:background-color="#80FFFF"/>
    </style:style>
    <style:style style:name="T5058" style:parent-style-name="Domyślnaczcionkaakapitu" style:family="text">
      <style:text-properties fo:background-color="#80FFFF"/>
    </style:style>
    <style:style style:name="T5059" style:parent-style-name="Domyślnaczcionkaakapitu" style:family="text">
      <style:text-properties fo:background-color="#80FFFF"/>
    </style:style>
    <style:style style:name="T5060" style:parent-style-name="Domyślnaczcionkaakapitu" style:family="text">
      <style:text-properties fo:background-color="#80FFFF"/>
    </style:style>
    <style:style style:name="T5061" style:parent-style-name="Domyślnaczcionkaakapitu" style:family="text">
      <style:text-properties fo:background-color="#80FFFF"/>
    </style:style>
    <style:style style:name="T5062" style:parent-style-name="Domyślnaczcionkaakapitu" style:family="text">
      <style:text-properties fo:background-color="#80FFFF"/>
    </style:style>
    <style:style style:name="T5063" style:parent-style-name="Domyślnaczcionkaakapitu" style:family="text">
      <style:text-properties fo:background-color="#80FFFF"/>
    </style:style>
    <style:style style:name="P5064" style:parent-style-name="Normalny" style:family="paragraph">
      <style:paragraph-properties fo:text-align="justify" fo:line-height="150%" fo:text-indent="0.25in"/>
    </style:style>
    <style:style style:name="T5065" style:parent-style-name="Domyślnaczcionkaakapitu" style:family="text">
      <style:text-properties fo:background-color="#80FFFF"/>
    </style:style>
    <style:style style:name="T5066" style:parent-style-name="Domyślnaczcionkaakapitu" style:family="text">
      <style:text-properties fo:background-color="#80FFFF"/>
    </style:style>
    <style:style style:name="T5067" style:parent-style-name="Domyślnaczcionkaakapitu" style:family="text">
      <style:text-properties fo:background-color="#80FFFF"/>
    </style:style>
    <style:style style:name="T5068" style:parent-style-name="Domyślnaczcionkaakapitu" style:family="text">
      <style:text-properties fo:background-color="#80FFFF"/>
    </style:style>
    <style:style style:name="T5069" style:parent-style-name="Domyślnaczcionkaakapitu" style:family="text">
      <style:text-properties fo:background-color="#80FFFF"/>
    </style:style>
    <style:style style:name="T5070" style:parent-style-name="Domyślnaczcionkaakapitu" style:family="text">
      <style:text-properties fo:background-color="#80FFFF"/>
    </style:style>
    <style:style style:name="T5071" style:parent-style-name="Domyślnaczcionkaakapitu" style:family="text">
      <style:text-properties fo:background-color="#80FFFF"/>
    </style:style>
    <style:style style:name="T5072" style:parent-style-name="Domyślnaczcionkaakapitu" style:family="text">
      <style:text-properties fo:background-color="#80FFFF"/>
    </style:style>
    <style:style style:name="P5073" style:parent-style-name="Normalny" style:family="paragraph">
      <style:paragraph-properties fo:text-align="justify" fo:line-height="150%" fo:text-indent="0.25in"/>
    </style:style>
    <style:style style:name="P5074" style:parent-style-name="Normalny" style:family="paragraph">
      <style:paragraph-properties fo:text-align="justify" fo:line-height="150%"/>
    </style:style>
    <style:style style:name="T5075" style:parent-style-name="Domyślnaczcionkaakapitu" style:family="text">
      <style:text-properties style:text-underline-type="single" style:text-underline-style="solid" style:text-underline-width="auto" style:text-underline-mode="continuous"/>
    </style:style>
    <style:style style:name="P5076" style:parent-style-name="Normalny" style:family="paragraph">
      <style:paragraph-properties fo:text-align="justify" fo:line-height="150%" fo:text-indent="0.25in"/>
    </style:style>
    <style:style style:name="P5077" style:parent-style-name="Normalny" style:family="paragraph">
      <style:paragraph-properties fo:text-align="justify" fo:line-height="150%"/>
    </style:style>
    <style:style style:name="T5078" style:parent-style-name="Domyślnaczcionkaakapitu" style:family="text">
      <style:text-properties style:text-underline-type="single" style:text-underline-style="solid" style:text-underline-width="auto" style:text-underline-mode="continuous"/>
    </style:style>
    <style:style style:name="P5079" style:parent-style-name="Normalny" style:family="paragraph">
      <style:paragraph-properties fo:text-align="justify" fo:line-height="150%" fo:text-indent="0.25in"/>
    </style:style>
    <style:style style:name="T5080" style:parent-style-name="Domyślnaczcionkaakapitu" style:family="text">
      <style:text-properties fo:background-color="#80FFFF"/>
    </style:style>
    <style:style style:name="T5081" style:parent-style-name="Domyślnaczcionkaakapitu" style:family="text">
      <style:text-properties fo:background-color="#80FFFF"/>
    </style:style>
    <style:style style:name="T5082" style:parent-style-name="Domyślnaczcionkaakapitu" style:family="text">
      <style:text-properties fo:background-color="#80FFFF"/>
    </style:style>
    <style:style style:name="T5083" style:parent-style-name="Domyślnaczcionkaakapitu" style:family="text">
      <style:text-properties fo:background-color="#80FFFF"/>
    </style:style>
    <style:style style:name="T5084" style:parent-style-name="Domyślnaczcionkaakapitu" style:family="text">
      <style:text-properties fo:background-color="#80FFFF"/>
    </style:style>
    <style:style style:name="T5085" style:parent-style-name="Domyślnaczcionkaakapitu" style:family="text">
      <style:text-properties fo:background-color="#80FFFF"/>
    </style:style>
    <style:style style:name="T5086" style:parent-style-name="Domyślnaczcionkaakapitu" style:family="text">
      <style:text-properties fo:background-color="#80FFFF"/>
    </style:style>
    <style:style style:name="T5087" style:parent-style-name="Domyślnaczcionkaakapitu" style:family="text">
      <style:text-properties fo:background-color="#80FFFF"/>
    </style:style>
    <style:style style:name="T5088" style:parent-style-name="Domyślnaczcionkaakapitu" style:family="text">
      <style:text-properties fo:background-color="#80FFFF"/>
    </style:style>
    <style:style style:name="T5089" style:parent-style-name="Domyślnaczcionkaakapitu" style:family="text">
      <style:text-properties fo:background-color="#80FFFF"/>
    </style:style>
    <style:style style:name="T5090" style:parent-style-name="Domyślnaczcionkaakapitu" style:family="text">
      <style:text-properties fo:background-color="#80FFFF"/>
    </style:style>
    <style:style style:name="P5091" style:parent-style-name="Normalny" style:family="paragraph">
      <style:paragraph-properties fo:text-align="justify" fo:line-height="150%" fo:text-indent="0.25in"/>
    </style:style>
    <style:style style:name="T5092" style:parent-style-name="Domyślnaczcionkaakapitu" style:family="text">
      <style:text-properties fo:background-color="#80FFFF"/>
    </style:style>
    <style:style style:name="T5093" style:parent-style-name="Domyślnaczcionkaakapitu" style:family="text">
      <style:text-properties fo:background-color="#80FFFF"/>
    </style:style>
    <style:style style:name="T5094" style:parent-style-name="Domyślnaczcionkaakapitu" style:family="text">
      <style:text-properties fo:background-color="#80FFFF"/>
    </style:style>
    <style:style style:name="T5095" style:parent-style-name="Domyślnaczcionkaakapitu" style:family="text">
      <style:text-properties fo:background-color="#80FFFF"/>
    </style:style>
    <style:style style:name="T5096" style:parent-style-name="Domyślnaczcionkaakapitu" style:family="text">
      <style:text-properties fo:background-color="#80FFFF"/>
    </style:style>
    <style:style style:name="T5097" style:parent-style-name="Domyślnaczcionkaakapitu" style:family="text">
      <style:text-properties fo:background-color="#80FFFF"/>
    </style:style>
    <style:style style:name="T5098" style:parent-style-name="Domyślnaczcionkaakapitu" style:family="text">
      <style:text-properties fo:background-color="#80FFFF"/>
    </style:style>
    <style:style style:name="T5099" style:parent-style-name="Domyślnaczcionkaakapitu" style:family="text">
      <style:text-properties fo:background-color="#80FFFF"/>
    </style:style>
    <style:style style:name="T5100" style:parent-style-name="Domyślnaczcionkaakapitu" style:family="text">
      <style:text-properties fo:background-color="#80FFFF"/>
    </style:style>
    <style:style style:name="T5101" style:parent-style-name="Domyślnaczcionkaakapitu" style:family="text">
      <style:text-properties fo:background-color="#80FFFF"/>
    </style:style>
    <style:style style:name="T5102" style:parent-style-name="Domyślnaczcionkaakapitu" style:family="text">
      <style:text-properties fo:background-color="#80FFFF"/>
    </style:style>
    <style:style style:name="P5103" style:parent-style-name="Normalny" style:family="paragraph">
      <style:paragraph-properties fo:text-align="justify" fo:line-height="150%" fo:text-indent="0.25in"/>
    </style:style>
    <style:style style:name="T5104" style:parent-style-name="Domyślnaczcionkaakapitu" style:family="text">
      <style:text-properties fo:background-color="#80FFFF"/>
    </style:style>
    <style:style style:name="T5105" style:parent-style-name="Domyślnaczcionkaakapitu" style:family="text">
      <style:text-properties fo:background-color="#80FFFF"/>
    </style:style>
    <style:style style:name="T5106" style:parent-style-name="Domyślnaczcionkaakapitu" style:family="text">
      <style:text-properties fo:background-color="#80FFFF"/>
    </style:style>
    <style:style style:name="T5107" style:parent-style-name="Domyślnaczcionkaakapitu" style:family="text">
      <style:text-properties fo:background-color="#80FFFF"/>
    </style:style>
    <style:style style:name="T5108" style:parent-style-name="Domyślnaczcionkaakapitu" style:family="text">
      <style:text-properties fo:background-color="#80FFFF"/>
    </style:style>
    <style:style style:name="T5109" style:parent-style-name="Domyślnaczcionkaakapitu" style:family="text">
      <style:text-properties fo:background-color="#80FFFF"/>
    </style:style>
    <style:style style:name="T5110" style:parent-style-name="Domyślnaczcionkaakapitu" style:family="text">
      <style:text-properties fo:background-color="#80FFFF"/>
    </style:style>
    <style:style style:name="T5111" style:parent-style-name="Domyślnaczcionkaakapitu" style:family="text">
      <style:text-properties fo:background-color="#80FFFF"/>
    </style:style>
    <style:style style:name="T5112" style:parent-style-name="Domyślnaczcionkaakapitu" style:family="text">
      <style:text-properties fo:background-color="#80FFFF"/>
    </style:style>
    <style:style style:name="T5113" style:parent-style-name="Domyślnaczcionkaakapitu" style:family="text">
      <style:text-properties fo:background-color="#80FFFF"/>
    </style:style>
    <style:style style:name="T5114" style:parent-style-name="Domyślnaczcionkaakapitu" style:family="text">
      <style:text-properties fo:background-color="#80FFFF"/>
    </style:style>
    <style:style style:name="T5115" style:parent-style-name="Domyślnaczcionkaakapitu" style:family="text">
      <style:text-properties fo:background-color="#80FFFF"/>
    </style:style>
    <style:style style:name="T5116" style:parent-style-name="Domyślnaczcionkaakapitu" style:family="text">
      <style:text-properties fo:background-color="#80FFFF"/>
    </style:style>
    <style:style style:name="P5117" style:parent-style-name="Normalny" style:family="paragraph">
      <style:paragraph-properties fo:text-align="justify" fo:line-height="150%" fo:text-indent="0.25in"/>
    </style:style>
    <style:style style:name="T5118" style:parent-style-name="Domyślnaczcionkaakapitu" style:family="text">
      <style:text-properties fo:background-color="#80FFFF"/>
    </style:style>
    <style:style style:name="T5119" style:parent-style-name="Domyślnaczcionkaakapitu" style:family="text">
      <style:text-properties fo:background-color="#80FFFF"/>
    </style:style>
    <style:style style:name="T5120" style:parent-style-name="Domyślnaczcionkaakapitu" style:family="text">
      <style:text-properties fo:background-color="#80FFFF"/>
    </style:style>
    <style:style style:name="P5121" style:parent-style-name="Normalny" style:family="paragraph">
      <style:paragraph-properties fo:text-align="justify" fo:line-height="150%" fo:text-indent="0.25in"/>
    </style:style>
    <style:style style:name="T5122" style:parent-style-name="Domyślnaczcionkaakapitu" style:family="text">
      <style:text-properties fo:background-color="#80FFFF"/>
    </style:style>
    <style:style style:name="T5123" style:parent-style-name="Domyślnaczcionkaakapitu" style:family="text">
      <style:text-properties fo:background-color="#80FFFF"/>
    </style:style>
    <style:style style:name="T5124" style:parent-style-name="Domyślnaczcionkaakapitu" style:family="text">
      <style:text-properties fo:background-color="#80FFFF"/>
    </style:style>
    <style:style style:name="T5125" style:parent-style-name="Domyślnaczcionkaakapitu" style:family="text">
      <style:text-properties fo:background-color="#80FFFF"/>
    </style:style>
    <style:style style:name="P5126" style:parent-style-name="Normalny" style:family="paragraph">
      <style:paragraph-properties fo:text-align="justify" fo:line-height="150%" fo:text-indent="0.25in"/>
    </style:style>
    <style:style style:name="T5127" style:parent-style-name="Domyślnaczcionkaakapitu" style:family="text">
      <style:text-properties fo:background-color="#80FFFF"/>
    </style:style>
    <style:style style:name="T5128" style:parent-style-name="Domyślnaczcionkaakapitu" style:family="text">
      <style:text-properties fo:background-color="#80FFFF"/>
    </style:style>
    <style:style style:name="T5129" style:parent-style-name="Domyślnaczcionkaakapitu" style:family="text">
      <style:text-properties fo:background-color="#80FFFF"/>
    </style:style>
    <style:style style:name="T5130" style:parent-style-name="Domyślnaczcionkaakapitu" style:family="text">
      <style:text-properties fo:background-color="#80FFFF"/>
    </style:style>
    <style:style style:name="P5131" style:parent-style-name="Normalny" style:family="paragraph">
      <style:paragraph-properties fo:text-align="justify" fo:line-height="150%" fo:text-indent="0.25in"/>
    </style:style>
    <style:style style:name="T5132" style:parent-style-name="Domyślnaczcionkaakapitu" style:family="text">
      <style:text-properties fo:background-color="#80FFFF"/>
    </style:style>
    <style:style style:name="T5133" style:parent-style-name="Domyślnaczcionkaakapitu" style:family="text">
      <style:text-properties fo:background-color="#80FFFF"/>
    </style:style>
    <style:style style:name="T5134" style:parent-style-name="Domyślnaczcionkaakapitu" style:family="text">
      <style:text-properties fo:background-color="#80FFFF"/>
    </style:style>
    <style:style style:name="T5135" style:parent-style-name="Domyślnaczcionkaakapitu" style:family="text">
      <style:text-properties fo:background-color="#80FFFF"/>
    </style:style>
    <style:style style:name="T5136" style:parent-style-name="Domyślnaczcionkaakapitu" style:family="text">
      <style:text-properties fo:background-color="#80FFFF"/>
    </style:style>
    <style:style style:name="P5137" style:parent-style-name="Normalny" style:family="paragraph">
      <style:paragraph-properties fo:text-align="justify" fo:line-height="150%" fo:text-indent="0.25in"/>
    </style:style>
    <style:style style:name="T5138" style:parent-style-name="Domyślnaczcionkaakapitu" style:family="text">
      <style:text-properties fo:background-color="#80FFFF"/>
    </style:style>
    <style:style style:name="T5139" style:parent-style-name="Domyślnaczcionkaakapitu" style:family="text">
      <style:text-properties fo:background-color="#80FFFF"/>
    </style:style>
    <style:style style:name="T5140" style:parent-style-name="Domyślnaczcionkaakapitu" style:family="text">
      <style:text-properties fo:background-color="#80FFFF"/>
    </style:style>
    <style:style style:name="T5141" style:parent-style-name="Domyślnaczcionkaakapitu" style:family="text">
      <style:text-properties fo:background-color="#80FFFF"/>
    </style:style>
    <style:style style:name="P5142" style:parent-style-name="Normalny" style:family="paragraph">
      <style:paragraph-properties fo:text-align="justify" fo:line-height="150%" fo:text-indent="0.25in"/>
    </style:style>
    <style:style style:name="P5143" style:parent-style-name="Normalny" style:family="paragraph">
      <style:paragraph-properties fo:text-align="justify" fo:line-height="150%"/>
    </style:style>
    <style:style style:name="T5144" style:parent-style-name="Domyślnaczcionkaakapitu" style:family="text">
      <style:text-properties style:text-underline-type="single" style:text-underline-style="solid" style:text-underline-width="auto" style:text-underline-mode="continuous"/>
    </style:style>
    <style:style style:name="P5145" style:parent-style-name="Normalny" style:family="paragraph">
      <style:paragraph-properties fo:text-align="justify" fo:line-height="150%" fo:text-indent="0.25in"/>
    </style:style>
    <style:style style:name="T5146" style:parent-style-name="Domyślnaczcionkaakapitu" style:family="text">
      <style:text-properties fo:background-color="#80FFFF"/>
    </style:style>
    <style:style style:name="T5147" style:parent-style-name="Domyślnaczcionkaakapitu" style:family="text">
      <style:text-properties fo:background-color="#80FFFF"/>
    </style:style>
    <style:style style:name="P5148" style:parent-style-name="Normalny" style:family="paragraph">
      <style:paragraph-properties fo:text-align="justify" fo:line-height="150%"/>
    </style:style>
    <style:style style:name="T5149" style:parent-style-name="Domyślnaczcionkaakapitu" style:family="text">
      <style:text-properties style:text-underline-type="single" style:text-underline-style="solid" style:text-underline-width="auto" style:text-underline-mode="continuous"/>
    </style:style>
    <style:style style:name="P5150" style:parent-style-name="Normalny" style:family="paragraph">
      <style:paragraph-properties fo:text-align="justify" fo:line-height="150%" fo:text-indent="0.25in"/>
    </style:style>
    <style:style style:name="T5151" style:parent-style-name="Domyślnaczcionkaakapitu" style:family="text">
      <style:text-properties fo:background-color="#80FFFF"/>
    </style:style>
    <style:style style:name="T5152" style:parent-style-name="Domyślnaczcionkaakapitu" style:family="text">
      <style:text-properties fo:background-color="#80FFFF"/>
    </style:style>
    <style:style style:name="T5153" style:parent-style-name="Domyślnaczcionkaakapitu" style:family="text">
      <style:text-properties fo:background-color="#80FFFF"/>
    </style:style>
    <style:style style:name="T5154" style:parent-style-name="Domyślnaczcionkaakapitu" style:family="text">
      <style:text-properties fo:background-color="#80FFFF"/>
    </style:style>
    <style:style style:name="T5155" style:parent-style-name="Domyślnaczcionkaakapitu" style:family="text">
      <style:text-properties fo:background-color="#80FFFF"/>
    </style:style>
    <style:style style:name="T5156" style:parent-style-name="Domyślnaczcionkaakapitu" style:family="text">
      <style:text-properties fo:background-color="#80FFFF"/>
    </style:style>
    <style:style style:name="T5157" style:parent-style-name="Domyślnaczcionkaakapitu" style:family="text">
      <style:text-properties fo:background-color="#80FFFF"/>
    </style:style>
    <style:style style:name="P5158" style:parent-style-name="Normalny" style:family="paragraph">
      <style:paragraph-properties fo:text-align="justify" fo:line-height="150%" fo:text-indent="0.25in"/>
    </style:style>
    <style:style style:name="T5159" style:parent-style-name="Domyślnaczcionkaakapitu" style:family="text">
      <style:text-properties fo:background-color="#80FFFF"/>
    </style:style>
    <style:style style:name="T5160" style:parent-style-name="Domyślnaczcionkaakapitu" style:family="text">
      <style:text-properties fo:background-color="#80FFFF"/>
    </style:style>
    <style:style style:name="T5161" style:parent-style-name="Domyślnaczcionkaakapitu" style:family="text">
      <style:text-properties fo:background-color="#80FFFF"/>
    </style:style>
    <style:style style:name="T5162" style:parent-style-name="Domyślnaczcionkaakapitu" style:family="text">
      <style:text-properties fo:background-color="#80FFFF"/>
    </style:style>
    <style:style style:name="T5163" style:parent-style-name="Domyślnaczcionkaakapitu" style:family="text">
      <style:text-properties fo:background-color="#80FFFF"/>
    </style:style>
    <style:style style:name="T5164" style:parent-style-name="Domyślnaczcionkaakapitu" style:family="text">
      <style:text-properties fo:background-color="#80FFFF"/>
    </style:style>
    <style:style style:name="P5165" style:parent-style-name="Normalny" style:family="paragraph">
      <style:paragraph-properties fo:text-align="justify" fo:line-height="150%" fo:text-indent="0.25in"/>
    </style:style>
    <style:style style:name="T5166" style:parent-style-name="Domyślnaczcionkaakapitu" style:family="text">
      <style:text-properties fo:background-color="#80FFFF"/>
    </style:style>
    <style:style style:name="T5167" style:parent-style-name="Domyślnaczcionkaakapitu" style:family="text">
      <style:text-properties fo:background-color="#80FFFF"/>
    </style:style>
    <style:style style:name="T5168" style:parent-style-name="Domyślnaczcionkaakapitu" style:family="text">
      <style:text-properties fo:background-color="#80FFFF"/>
    </style:style>
    <style:style style:name="T5169" style:parent-style-name="Domyślnaczcionkaakapitu" style:family="text">
      <style:text-properties fo:background-color="#80FFFF"/>
    </style:style>
    <style:style style:name="T5170" style:parent-style-name="Domyślnaczcionkaakapitu" style:family="text">
      <style:text-properties fo:background-color="#80FFFF"/>
    </style:style>
    <style:style style:name="T5171" style:parent-style-name="Domyślnaczcionkaakapitu" style:family="text">
      <style:text-properties fo:background-color="#80FFFF"/>
    </style:style>
    <style:style style:name="T5172" style:parent-style-name="Domyślnaczcionkaakapitu" style:family="text">
      <style:text-properties fo:background-color="#80FFFF"/>
    </style:style>
    <style:style style:name="P5173" style:parent-style-name="Normalny" style:family="paragraph">
      <style:paragraph-properties fo:text-align="justify" fo:line-height="150%" fo:text-indent="0.25in"/>
    </style:style>
    <style:style style:name="T5174" style:parent-style-name="Domyślnaczcionkaakapitu" style:family="text">
      <style:text-properties fo:background-color="#80FFFF"/>
    </style:style>
    <style:style style:name="T5175" style:parent-style-name="Domyślnaczcionkaakapitu" style:family="text">
      <style:text-properties fo:background-color="#80FFFF"/>
    </style:style>
    <style:style style:name="T5176" style:parent-style-name="Domyślnaczcionkaakapitu" style:family="text">
      <style:text-properties fo:background-color="#80FFFF"/>
    </style:style>
    <style:style style:name="T5177" style:parent-style-name="Domyślnaczcionkaakapitu" style:family="text">
      <style:text-properties fo:background-color="#80FFFF"/>
    </style:style>
    <style:style style:name="T5178" style:parent-style-name="Domyślnaczcionkaakapitu" style:family="text">
      <style:text-properties fo:background-color="#80FFFF"/>
    </style:style>
    <style:style style:name="T5179" style:parent-style-name="Domyślnaczcionkaakapitu" style:family="text">
      <style:text-properties fo:background-color="#80FFFF"/>
    </style:style>
    <style:style style:name="T5180" style:parent-style-name="Domyślnaczcionkaakapitu" style:family="text">
      <style:text-properties fo:background-color="#80FFFF"/>
    </style:style>
    <style:style style:name="P5181" style:parent-style-name="Normalny" style:family="paragraph">
      <style:paragraph-properties fo:text-align="justify" fo:line-height="150%" fo:text-indent="0.25in"/>
    </style:style>
    <style:style style:name="T5182" style:parent-style-name="Domyślnaczcionkaakapitu" style:family="text">
      <style:text-properties fo:background-color="#80FFFF"/>
    </style:style>
    <style:style style:name="T5183" style:parent-style-name="Domyślnaczcionkaakapitu" style:family="text">
      <style:text-properties fo:background-color="#80FFFF"/>
    </style:style>
    <style:style style:name="T5184" style:parent-style-name="Domyślnaczcionkaakapitu" style:family="text">
      <style:text-properties fo:background-color="#80FFFF"/>
    </style:style>
    <style:style style:name="T5185" style:parent-style-name="Domyślnaczcionkaakapitu" style:family="text">
      <style:text-properties fo:background-color="#80FFFF"/>
    </style:style>
    <style:style style:name="T5186" style:parent-style-name="Domyślnaczcionkaakapitu" style:family="text">
      <style:text-properties fo:background-color="#80FFFF"/>
    </style:style>
    <style:style style:name="T5187" style:parent-style-name="Domyślnaczcionkaakapitu" style:family="text">
      <style:text-properties fo:background-color="#80FFFF"/>
    </style:style>
    <style:style style:name="P5188" style:parent-style-name="Normalny" style:family="paragraph">
      <style:paragraph-properties fo:text-align="justify" fo:line-height="150%" fo:text-indent="0.25in"/>
    </style:style>
    <style:style style:name="T5189" style:parent-style-name="Domyślnaczcionkaakapitu" style:family="text">
      <style:text-properties fo:background-color="#80FFFF"/>
    </style:style>
    <style:style style:name="T5190" style:parent-style-name="Domyślnaczcionkaakapitu" style:family="text">
      <style:text-properties fo:background-color="#80FFFF"/>
    </style:style>
    <style:style style:name="T5191" style:parent-style-name="Domyślnaczcionkaakapitu" style:family="text">
      <style:text-properties fo:background-color="#80FFFF"/>
    </style:style>
    <style:style style:name="T5192" style:parent-style-name="Domyślnaczcionkaakapitu" style:family="text">
      <style:text-properties fo:background-color="#80FFFF"/>
    </style:style>
    <style:style style:name="T5193" style:parent-style-name="Domyślnaczcionkaakapitu" style:family="text">
      <style:text-properties fo:background-color="#80FFFF"/>
    </style:style>
    <style:style style:name="T5194" style:parent-style-name="Domyślnaczcionkaakapitu" style:family="text">
      <style:text-properties fo:background-color="#80FFFF"/>
    </style:style>
    <style:style style:name="T5195" style:parent-style-name="Domyślnaczcionkaakapitu" style:family="text">
      <style:text-properties fo:background-color="#80FFFF"/>
    </style:style>
    <style:style style:name="T5196" style:parent-style-name="Domyślnaczcionkaakapitu" style:family="text">
      <style:text-properties fo:background-color="#80FFFF"/>
    </style:style>
    <style:style style:name="T5197" style:parent-style-name="Domyślnaczcionkaakapitu" style:family="text">
      <style:text-properties fo:background-color="#80FFFF"/>
    </style:style>
    <style:style style:name="P5198" style:parent-style-name="Normalny" style:family="paragraph">
      <style:paragraph-properties fo:text-align="justify" fo:line-height="150%" fo:text-indent="0.25in"/>
    </style:style>
    <style:style style:name="T5199" style:parent-style-name="Domyślnaczcionkaakapitu" style:family="text">
      <style:text-properties fo:background-color="#80FFFF"/>
    </style:style>
    <style:style style:name="T5200" style:parent-style-name="Domyślnaczcionkaakapitu" style:family="text">
      <style:text-properties fo:background-color="#80FFFF"/>
    </style:style>
    <style:style style:name="T5201" style:parent-style-name="Domyślnaczcionkaakapitu" style:family="text">
      <style:text-properties fo:background-color="#80FFFF"/>
    </style:style>
    <style:style style:name="T5202" style:parent-style-name="Domyślnaczcionkaakapitu" style:family="text">
      <style:text-properties fo:background-color="#80FFFF"/>
    </style:style>
    <style:style style:name="P5203" style:parent-style-name="Normalny" style:family="paragraph">
      <style:paragraph-properties fo:text-align="justify" fo:line-height="150%" fo:text-indent="0.25in"/>
    </style:style>
    <style:style style:name="T5204" style:parent-style-name="Domyślnaczcionkaakapitu" style:family="text">
      <style:text-properties fo:background-color="#80FFFF"/>
    </style:style>
    <style:style style:name="T5205" style:parent-style-name="Domyślnaczcionkaakapitu" style:family="text">
      <style:text-properties fo:background-color="#80FFFF"/>
    </style:style>
    <style:style style:name="T5206" style:parent-style-name="Domyślnaczcionkaakapitu" style:family="text">
      <style:text-properties fo:background-color="#80FFFF"/>
    </style:style>
    <style:style style:name="T5207" style:parent-style-name="Domyślnaczcionkaakapitu" style:family="text">
      <style:text-properties fo:background-color="#80FFFF"/>
    </style:style>
    <style:style style:name="T5208" style:parent-style-name="Domyślnaczcionkaakapitu" style:family="text">
      <style:text-properties fo:background-color="#80FFFF"/>
    </style:style>
    <style:style style:name="T5209" style:parent-style-name="Domyślnaczcionkaakapitu" style:family="text">
      <style:text-properties fo:background-color="#80FFFF"/>
    </style:style>
    <style:style style:name="T5210" style:parent-style-name="Domyślnaczcionkaakapitu" style:family="text">
      <style:text-properties fo:background-color="#80FFFF"/>
    </style:style>
    <style:style style:name="P5211" style:parent-style-name="Normalny" style:family="paragraph">
      <style:paragraph-properties fo:text-align="justify" fo:line-height="150%" fo:text-indent="0.25in"/>
    </style:style>
    <style:style style:name="P5212" style:parent-style-name="Normalny" style:family="paragraph">
      <style:paragraph-properties fo:text-align="justify" fo:line-height="150%"/>
    </style:style>
    <style:style style:name="T5213" style:parent-style-name="Domyślnaczcionkaakapitu" style:family="text">
      <style:text-properties style:text-underline-type="single" style:text-underline-style="solid" style:text-underline-width="auto" style:text-underline-mode="continuous"/>
    </style:style>
    <style:style style:name="T5214" style:parent-style-name="Domyślnaczcionkaakapitu" style:family="text">
      <style:text-properties fo:background-color="#80FFFF" style:text-underline-type="single" style:text-underline-style="solid" style:text-underline-width="auto" style:text-underline-mode="continuous"/>
    </style:style>
    <style:style style:name="T5215" style:parent-style-name="Domyślnaczcionkaakapitu" style:family="text">
      <style:text-properties style:text-underline-type="single" style:text-underline-style="solid" style:text-underline-width="auto" style:text-underline-mode="continuous"/>
    </style:style>
    <style:style style:name="T5216" style:parent-style-name="Domyślnaczcionkaakapitu" style:family="text">
      <style:text-properties fo:background-color="#80FFFF" style:text-underline-type="single" style:text-underline-style="solid" style:text-underline-width="auto" style:text-underline-mode="continuous"/>
    </style:style>
    <style:style style:name="T5217" style:parent-style-name="Domyślnaczcionkaakapitu" style:family="text">
      <style:text-properties style:text-underline-type="single" style:text-underline-style="solid" style:text-underline-width="auto" style:text-underline-mode="continuous"/>
    </style:style>
    <style:style style:name="P5218" style:parent-style-name="Normalny" style:family="paragraph">
      <style:paragraph-properties fo:text-align="justify" fo:line-height="150%" fo:text-indent="0.25in"/>
    </style:style>
    <style:style style:name="P5219" style:parent-style-name="Normalny" style:family="paragraph">
      <style:paragraph-properties fo:text-align="justify" fo:line-height="150%"/>
    </style:style>
    <style:style style:name="T5220" style:parent-style-name="Domyślnaczcionkaakapitu" style:family="text">
      <style:text-properties style:text-underline-type="single" style:text-underline-style="solid" style:text-underline-width="auto" style:text-underline-mode="continuous"/>
    </style:style>
    <style:style style:name="P5221" style:parent-style-name="Normalny" style:family="paragraph">
      <style:paragraph-properties fo:text-align="justify" fo:line-height="150%" fo:text-indent="0.25in"/>
    </style:style>
    <style:style style:name="T5222" style:parent-style-name="Domyślnaczcionkaakapitu" style:family="text">
      <style:text-properties fo:background-color="#80FFFF"/>
    </style:style>
    <style:style style:name="T5223" style:parent-style-name="Domyślnaczcionkaakapitu" style:family="text">
      <style:text-properties fo:background-color="#80FFFF"/>
    </style:style>
    <style:style style:name="T5224" style:parent-style-name="Domyślnaczcionkaakapitu" style:family="text">
      <style:text-properties fo:background-color="#80FFFF"/>
    </style:style>
    <style:style style:name="T5225" style:parent-style-name="Domyślnaczcionkaakapitu" style:family="text">
      <style:text-properties fo:background-color="#80FFFF"/>
    </style:style>
    <style:style style:name="T5226" style:parent-style-name="Domyślnaczcionkaakapitu" style:family="text">
      <style:text-properties fo:background-color="#80FFFF"/>
    </style:style>
    <style:style style:name="T5227" style:parent-style-name="Domyślnaczcionkaakapitu" style:family="text">
      <style:text-properties fo:background-color="#80FFFF"/>
    </style:style>
    <style:style style:name="T5228" style:parent-style-name="Domyślnaczcionkaakapitu" style:family="text">
      <style:text-properties fo:background-color="#80FFFF"/>
    </style:style>
    <style:style style:name="T5229" style:parent-style-name="Domyślnaczcionkaakapitu" style:family="text">
      <style:text-properties fo:background-color="#80FFFF"/>
    </style:style>
    <style:style style:name="P5230" style:parent-style-name="Normalny" style:family="paragraph">
      <style:paragraph-properties fo:text-align="justify" fo:line-height="150%" fo:text-indent="0.25in"/>
    </style:style>
    <style:style style:name="T5231" style:parent-style-name="Domyślnaczcionkaakapitu" style:family="text">
      <style:text-properties fo:background-color="#80FFFF"/>
    </style:style>
    <style:style style:name="T5232" style:parent-style-name="Domyślnaczcionkaakapitu" style:family="text">
      <style:text-properties fo:background-color="#80FFFF"/>
    </style:style>
    <style:style style:name="P5233" style:parent-style-name="Normalny" style:family="paragraph">
      <style:paragraph-properties fo:text-align="justify" fo:line-height="150%" fo:text-indent="0.25in"/>
    </style:style>
    <style:style style:name="T5234" style:parent-style-name="Domyślnaczcionkaakapitu" style:family="text">
      <style:text-properties fo:background-color="#80FFFF"/>
    </style:style>
    <style:style style:name="T5235" style:parent-style-name="Domyślnaczcionkaakapitu" style:family="text">
      <style:text-properties fo:background-color="#80FFFF"/>
    </style:style>
    <style:style style:name="T5236" style:parent-style-name="Domyślnaczcionkaakapitu" style:family="text">
      <style:text-properties fo:background-color="#80FFFF"/>
    </style:style>
    <style:style style:name="T5237" style:parent-style-name="Domyślnaczcionkaakapitu" style:family="text">
      <style:text-properties fo:background-color="#80FFFF"/>
    </style:style>
    <style:style style:name="T5238" style:parent-style-name="Domyślnaczcionkaakapitu" style:family="text">
      <style:text-properties fo:background-color="#80FFFF"/>
    </style:style>
    <style:style style:name="T5239" style:parent-style-name="Domyślnaczcionkaakapitu" style:family="text">
      <style:text-properties fo:background-color="#80FFFF"/>
    </style:style>
    <style:style style:name="T5240" style:parent-style-name="Domyślnaczcionkaakapitu" style:family="text">
      <style:text-properties fo:background-color="#80FFFF"/>
    </style:style>
    <style:style style:name="P5241" style:parent-style-name="Normalny" style:family="paragraph">
      <style:paragraph-properties fo:text-align="justify" fo:line-height="150%"/>
    </style:style>
    <style:style style:name="P5242" style:parent-style-name="Normalny" style:family="paragraph">
      <style:paragraph-properties fo:text-align="justify" fo:line-height="150%"/>
    </style:style>
    <style:style style:name="T5243" style:parent-style-name="Domyślnaczcionkaakapitu" style:family="text">
      <style:text-properties style:text-underline-type="single" style:text-underline-style="solid" style:text-underline-width="auto" style:text-underline-mode="continuous"/>
    </style:style>
    <style:style style:name="P5244" style:parent-style-name="Normalny" style:family="paragraph">
      <style:paragraph-properties fo:text-align="justify" fo:line-height="150%" fo:text-indent="0.25in"/>
    </style:style>
    <style:style style:name="T5245" style:parent-style-name="Domyślnaczcionkaakapitu" style:family="text">
      <style:text-properties fo:background-color="#80FFFF"/>
    </style:style>
    <style:style style:name="P5246" style:parent-style-name="Normalny" style:family="paragraph">
      <style:paragraph-properties fo:text-align="justify" fo:line-height="150%"/>
    </style:style>
    <style:style style:name="P5247" style:parent-style-name="Normalny" style:family="paragraph">
      <style:paragraph-properties fo:text-align="justify" fo:line-height="150%"/>
    </style:style>
    <style:style style:name="T5248" style:parent-style-name="Domyślnaczcionkaakapitu" style:family="text">
      <style:text-properties style:text-underline-type="single" style:text-underline-style="solid" style:text-underline-width="auto" style:text-underline-mode="continuous"/>
    </style:style>
    <style:style style:name="T5249" style:parent-style-name="Domyślnaczcionkaakapitu" style:family="text">
      <style:text-properties fo:background-color="#80FFFF"/>
    </style:style>
    <style:style style:name="P5250" style:parent-style-name="Normalny" style:family="paragraph">
      <style:paragraph-properties fo:text-align="justify" fo:line-height="150%" fo:text-indent="0.25in"/>
    </style:style>
    <style:style style:name="T5251" style:parent-style-name="Domyślnaczcionkaakapitu" style:family="text">
      <style:text-properties fo:background-color="#80FFFF"/>
    </style:style>
    <style:style style:name="T5252" style:parent-style-name="Domyślnaczcionkaakapitu" style:family="text">
      <style:text-properties fo:background-color="#80FFFF"/>
    </style:style>
    <style:style style:name="T5253" style:parent-style-name="Domyślnaczcionkaakapitu" style:family="text">
      <style:text-properties fo:background-color="#80FFFF"/>
    </style:style>
    <style:style style:name="T5254" style:parent-style-name="Domyślnaczcionkaakapitu" style:family="text">
      <style:text-properties fo:background-color="#80FFFF"/>
    </style:style>
    <style:style style:name="P5255" style:parent-style-name="Normalny" style:family="paragraph">
      <style:paragraph-properties fo:text-align="justify" fo:line-height="150%"/>
    </style:style>
    <style:style style:name="P5256" style:parent-style-name="Normalny" style:family="paragraph">
      <style:paragraph-properties fo:text-align="justify" fo:line-height="150%"/>
    </style:style>
    <style:style style:name="T5257" style:parent-style-name="Domyślnaczcionkaakapitu" style:family="text">
      <style:text-properties style:text-underline-type="single" style:text-underline-style="solid" style:text-underline-width="auto" style:text-underline-mode="continuous"/>
    </style:style>
    <style:style style:name="P5258" style:parent-style-name="Normalny" style:family="paragraph">
      <style:paragraph-properties fo:text-align="justify" fo:line-height="150%" fo:text-indent="0.25in"/>
    </style:style>
    <style:style style:name="T5259" style:parent-style-name="Domyślnaczcionkaakapitu" style:family="text">
      <style:text-properties fo:background-color="#80FFFF"/>
    </style:style>
    <style:style style:name="T5260" style:parent-style-name="Domyślnaczcionkaakapitu" style:family="text">
      <style:text-properties fo:background-color="#80FFFF"/>
    </style:style>
    <style:style style:name="T5261" style:parent-style-name="Domyślnaczcionkaakapitu" style:family="text">
      <style:text-properties fo:background-color="#80FFFF"/>
    </style:style>
    <style:style style:name="T5262" style:parent-style-name="Domyślnaczcionkaakapitu" style:family="text">
      <style:text-properties fo:background-color="#80FFFF"/>
    </style:style>
    <style:style style:name="T5263" style:parent-style-name="Domyślnaczcionkaakapitu" style:family="text">
      <style:text-properties fo:background-color="#80FFFF"/>
    </style:style>
    <style:style style:name="T5264" style:parent-style-name="Domyślnaczcionkaakapitu" style:family="text">
      <style:text-properties fo:background-color="#80FFFF"/>
    </style:style>
    <style:style style:name="T5265" style:parent-style-name="Domyślnaczcionkaakapitu" style:family="text">
      <style:text-properties fo:background-color="#80FFFF"/>
    </style:style>
    <style:style style:name="T5266" style:parent-style-name="Domyślnaczcionkaakapitu" style:family="text">
      <style:text-properties fo:background-color="#80FFFF"/>
    </style:style>
    <style:style style:name="T5267" style:parent-style-name="Domyślnaczcionkaakapitu" style:family="text">
      <style:text-properties fo:background-color="#80FFFF"/>
    </style:style>
    <style:style style:name="T5268" style:parent-style-name="Domyślnaczcionkaakapitu" style:family="text">
      <style:text-properties fo:background-color="#80FFFF"/>
    </style:style>
    <style:style style:name="T5269" style:parent-style-name="Domyślnaczcionkaakapitu" style:family="text">
      <style:text-properties fo:background-color="#80FFFF"/>
    </style:style>
    <style:style style:name="T5270" style:parent-style-name="Domyślnaczcionkaakapitu" style:family="text">
      <style:text-properties fo:background-color="#80FFFF"/>
    </style:style>
    <style:style style:name="P5271" style:parent-style-name="Normalny" style:family="paragraph">
      <style:paragraph-properties fo:text-align="justify" fo:line-height="150%" fo:text-indent="0.25in"/>
    </style:style>
    <style:style style:name="T5272" style:parent-style-name="Domyślnaczcionkaakapitu" style:family="text">
      <style:text-properties fo:background-color="#80FFFF"/>
    </style:style>
    <style:style style:name="P5273" style:parent-style-name="Normalny" style:family="paragraph">
      <style:paragraph-properties fo:text-align="justify" fo:line-height="150%" fo:text-indent="0.25in"/>
    </style:style>
    <style:style style:name="P5274" style:parent-style-name="Normalny" style:family="paragraph">
      <style:paragraph-properties fo:text-align="justify" fo:line-height="150%" fo:text-indent="0.25in"/>
    </style:style>
    <style:style style:name="T5275" style:parent-style-name="Domyślnaczcionkaakapitu" style:family="text">
      <style:text-properties fo:background-color="#80FFFF"/>
    </style:style>
    <style:style style:name="T5276" style:parent-style-name="Domyślnaczcionkaakapitu" style:family="text">
      <style:text-properties fo:background-color="#80FFFF"/>
    </style:style>
    <style:style style:name="T5277" style:parent-style-name="Domyślnaczcionkaakapitu" style:family="text">
      <style:text-properties fo:background-color="#80FFFF"/>
    </style:style>
    <style:style style:name="T5278" style:parent-style-name="Domyślnaczcionkaakapitu" style:family="text">
      <style:text-properties fo:background-color="#80FFFF"/>
    </style:style>
    <style:style style:name="T5279" style:parent-style-name="Domyślnaczcionkaakapitu" style:family="text">
      <style:text-properties fo:background-color="#80FFFF"/>
    </style:style>
    <style:style style:name="T5280" style:parent-style-name="Domyślnaczcionkaakapitu" style:family="text">
      <style:text-properties fo:background-color="#80FFFF"/>
    </style:style>
    <style:style style:name="T5281" style:parent-style-name="Domyślnaczcionkaakapitu" style:family="text">
      <style:text-properties fo:background-color="#80FFFF"/>
    </style:style>
    <style:style style:name="T5282" style:parent-style-name="Domyślnaczcionkaakapitu" style:family="text">
      <style:text-properties fo:background-color="#80FFFF"/>
    </style:style>
    <style:style style:name="P5283" style:parent-style-name="Normalny" style:family="paragraph">
      <style:paragraph-properties fo:text-align="justify" fo:line-height="150%" fo:text-indent="0.25in"/>
    </style:style>
    <style:style style:name="T5284" style:parent-style-name="Domyślnaczcionkaakapitu" style:family="text">
      <style:text-properties fo:background-color="#80FFFF"/>
    </style:style>
    <style:style style:name="T5285" style:parent-style-name="Domyślnaczcionkaakapitu" style:family="text">
      <style:text-properties fo:background-color="#80FFFF"/>
    </style:style>
    <style:style style:name="T5286" style:parent-style-name="Domyślnaczcionkaakapitu" style:family="text">
      <style:text-properties fo:background-color="#80FFFF"/>
    </style:style>
    <style:style style:name="T5287" style:parent-style-name="Domyślnaczcionkaakapitu" style:family="text">
      <style:text-properties fo:background-color="#80FFFF"/>
    </style:style>
    <style:style style:name="T5288" style:parent-style-name="Domyślnaczcionkaakapitu" style:family="text">
      <style:text-properties fo:background-color="#80FFFF"/>
    </style:style>
    <style:style style:name="P5289" style:parent-style-name="Normalny" style:family="paragraph">
      <style:paragraph-properties fo:text-align="justify" fo:line-height="150%" fo:text-indent="0.25in"/>
    </style:style>
    <style:style style:name="T5290" style:parent-style-name="Domyślnaczcionkaakapitu" style:family="text">
      <style:text-properties fo:background-color="#80FFFF"/>
    </style:style>
    <style:style style:name="T5291" style:parent-style-name="Domyślnaczcionkaakapitu" style:family="text">
      <style:text-properties fo:background-color="#80FFFF"/>
    </style:style>
    <style:style style:name="T5292" style:parent-style-name="Domyślnaczcionkaakapitu" style:family="text">
      <style:text-properties fo:background-color="#80FFFF"/>
    </style:style>
    <style:style style:name="T5293" style:parent-style-name="Domyślnaczcionkaakapitu" style:family="text">
      <style:text-properties fo:background-color="#80FFFF"/>
    </style:style>
    <style:style style:name="T5294" style:parent-style-name="Domyślnaczcionkaakapitu" style:family="text">
      <style:text-properties fo:background-color="#80FFFF"/>
    </style:style>
    <style:style style:name="T5295" style:parent-style-name="Domyślnaczcionkaakapitu" style:family="text">
      <style:text-properties fo:background-color="#80FFFF"/>
    </style:style>
    <style:style style:name="T5296" style:parent-style-name="Domyślnaczcionkaakapitu" style:family="text">
      <style:text-properties fo:background-color="#80FFFF"/>
    </style:style>
    <style:style style:name="T5297" style:parent-style-name="Domyślnaczcionkaakapitu" style:family="text">
      <style:text-properties fo:background-color="#80FFFF"/>
    </style:style>
    <style:style style:name="P5298" style:parent-style-name="Normalny" style:family="paragraph">
      <style:paragraph-properties fo:text-align="justify" fo:line-height="150%" fo:text-indent="0.25in"/>
    </style:style>
    <style:style style:name="T5299" style:parent-style-name="Domyślnaczcionkaakapitu" style:family="text">
      <style:text-properties fo:background-color="#80FFFF"/>
    </style:style>
    <style:style style:name="T5300" style:parent-style-name="Domyślnaczcionkaakapitu" style:family="text">
      <style:text-properties fo:background-color="#80FFFF"/>
    </style:style>
    <style:style style:name="P5301" style:parent-style-name="Normalny" style:family="paragraph">
      <style:paragraph-properties fo:text-align="justify" fo:line-height="150%" fo:text-indent="0.25in"/>
    </style:style>
    <style:style style:name="T5302" style:parent-style-name="Domyślnaczcionkaakapitu" style:family="text">
      <style:text-properties fo:background-color="#80FFFF"/>
    </style:style>
    <style:style style:name="T5303" style:parent-style-name="Domyślnaczcionkaakapitu" style:family="text">
      <style:text-properties fo:background-color="#80FFFF"/>
    </style:style>
    <style:style style:name="P5304" style:parent-style-name="Normalny" style:family="paragraph">
      <style:paragraph-properties fo:text-align="justify" fo:line-height="150%"/>
    </style:style>
    <style:style style:name="T5305" style:parent-style-name="Domyślnaczcionkaakapitu" style:family="text">
      <style:text-properties fo:background-color="#80FFFF"/>
    </style:style>
    <style:style style:name="T5306" style:parent-style-name="Domyślnaczcionkaakapitu" style:family="text">
      <style:text-properties fo:background-color="#80FFFF"/>
    </style:style>
    <style:style style:name="T5307" style:parent-style-name="Domyślnaczcionkaakapitu" style:family="text">
      <style:text-properties fo:background-color="#80FFFF"/>
    </style:style>
    <style:style style:name="T5308" style:parent-style-name="Domyślnaczcionkaakapitu" style:family="text">
      <style:text-properties fo:background-color="#80FFFF"/>
    </style:style>
    <style:style style:name="T5309" style:parent-style-name="Domyślnaczcionkaakapitu" style:family="text">
      <style:text-properties fo:background-color="#80FFFF"/>
    </style:style>
    <style:style style:name="P5310" style:parent-style-name="Normalny" style:family="paragraph">
      <style:paragraph-properties fo:text-align="justify" fo:line-height="150%" fo:text-indent="0.25in"/>
    </style:style>
    <style:style style:name="T5311" style:parent-style-name="Domyślnaczcionkaakapitu" style:family="text">
      <style:text-properties fo:background-color="#80FFFF"/>
    </style:style>
    <style:style style:name="T5312" style:parent-style-name="Domyślnaczcionkaakapitu" style:family="text">
      <style:text-properties fo:background-color="#80FFFF"/>
    </style:style>
    <style:style style:name="T5313" style:parent-style-name="Domyślnaczcionkaakapitu" style:family="text">
      <style:text-properties fo:background-color="#80FFFF"/>
    </style:style>
    <style:style style:name="T5314" style:parent-style-name="Domyślnaczcionkaakapitu" style:family="text">
      <style:text-properties fo:background-color="#80FFFF"/>
    </style:style>
    <style:style style:name="T5315" style:parent-style-name="Domyślnaczcionkaakapitu" style:family="text">
      <style:text-properties fo:background-color="#80FFFF"/>
    </style:style>
    <style:style style:name="T5316" style:parent-style-name="Domyślnaczcionkaakapitu" style:family="text">
      <style:text-properties fo:background-color="#80FFFF"/>
    </style:style>
    <style:style style:name="T5317" style:parent-style-name="Domyślnaczcionkaakapitu" style:family="text">
      <style:text-properties fo:background-color="#80FFFF"/>
    </style:style>
    <style:style style:name="T5318" style:parent-style-name="Domyślnaczcionkaakapitu" style:family="text">
      <style:text-properties fo:background-color="#80FFFF"/>
    </style:style>
    <style:style style:name="T5319" style:parent-style-name="Domyślnaczcionkaakapitu" style:family="text">
      <style:text-properties fo:background-color="#80FFFF"/>
    </style:style>
    <style:style style:name="T5320" style:parent-style-name="Domyślnaczcionkaakapitu" style:family="text">
      <style:text-properties fo:background-color="#80FFFF"/>
    </style:style>
    <style:style style:name="T5321" style:parent-style-name="Domyślnaczcionkaakapitu" style:family="text">
      <style:text-properties fo:background-color="#80FFFF"/>
    </style:style>
    <style:style style:name="P5322" style:parent-style-name="Normalny" style:family="paragraph">
      <style:paragraph-properties fo:text-align="justify" fo:line-height="150%" fo:text-indent="0.25in"/>
    </style:style>
    <style:style style:name="T5323" style:parent-style-name="Domyślnaczcionkaakapitu" style:family="text">
      <style:text-properties fo:background-color="#80FFFF"/>
    </style:style>
    <style:style style:name="P5324" style:parent-style-name="Normalny" style:family="paragraph">
      <style:paragraph-properties fo:text-align="justify" fo:line-height="150%" fo:text-indent="0.25in"/>
    </style:style>
    <style:style style:name="T5325" style:parent-style-name="Domyślnaczcionkaakapitu" style:family="text">
      <style:text-properties fo:background-color="#80FFFF"/>
    </style:style>
    <style:style style:name="P5326" style:parent-style-name="Normalny" style:family="paragraph">
      <style:paragraph-properties fo:text-align="justify" fo:line-height="150%" fo:text-indent="0.25in"/>
    </style:style>
    <style:style style:name="T5327" style:parent-style-name="Domyślnaczcionkaakapitu" style:family="text">
      <style:text-properties fo:background-color="#80FFFF"/>
    </style:style>
    <style:style style:name="T5328" style:parent-style-name="Domyślnaczcionkaakapitu" style:family="text">
      <style:text-properties fo:background-color="#80FFFF"/>
    </style:style>
    <style:style style:name="T5329" style:parent-style-name="Domyślnaczcionkaakapitu" style:family="text">
      <style:text-properties fo:background-color="#80FFFF"/>
    </style:style>
    <style:style style:name="P5330" style:parent-style-name="Normalny" style:family="paragraph">
      <style:paragraph-properties fo:text-align="justify" fo:line-height="150%" fo:text-indent="0.25in"/>
    </style:style>
    <style:style style:name="T5331" style:parent-style-name="Domyślnaczcionkaakapitu" style:family="text">
      <style:text-properties fo:background-color="#80FFFF"/>
    </style:style>
    <style:style style:name="T5332" style:parent-style-name="Domyślnaczcionkaakapitu" style:family="text">
      <style:text-properties fo:background-color="#80FFFF"/>
    </style:style>
    <style:style style:name="P5333" style:parent-style-name="Normalny" style:family="paragraph">
      <style:paragraph-properties fo:text-align="justify" fo:line-height="150%" fo:text-indent="0.25in"/>
    </style:style>
    <style:style style:name="T5334" style:parent-style-name="Domyślnaczcionkaakapitu" style:family="text">
      <style:text-properties fo:background-color="#80FFFF"/>
    </style:style>
    <style:style style:name="T5335" style:parent-style-name="Domyślnaczcionkaakapitu" style:family="text">
      <style:text-properties fo:background-color="#80FFFF"/>
    </style:style>
    <style:style style:name="T5336" style:parent-style-name="Domyślnaczcionkaakapitu" style:family="text">
      <style:text-properties fo:background-color="#80FFFF"/>
    </style:style>
    <style:style style:name="T5337" style:parent-style-name="Domyślnaczcionkaakapitu" style:family="text">
      <style:text-properties fo:background-color="#80FFFF"/>
    </style:style>
    <style:style style:name="P5338" style:parent-style-name="Normalny" style:family="paragraph">
      <style:paragraph-properties fo:text-align="justify" fo:line-height="150%" fo:text-indent="0.25in"/>
    </style:style>
    <style:style style:name="P5339" style:parent-style-name="Normalny" style:family="paragraph">
      <style:paragraph-properties fo:text-align="justify" fo:line-height="150%"/>
    </style:style>
    <style:style style:name="T5340" style:parent-style-name="Domyślnaczcionkaakapitu" style:family="text">
      <style:text-properties style:text-underline-type="single" style:text-underline-style="solid" style:text-underline-width="auto" style:text-underline-mode="continuous"/>
    </style:style>
    <style:style style:name="T5341" style:parent-style-name="Domyślnaczcionkaakapitu" style:family="text">
      <style:text-properties fo:background-color="#80FFFF" style:text-underline-type="single" style:text-underline-style="solid" style:text-underline-width="auto" style:text-underline-mode="continuous"/>
    </style:style>
    <style:style style:name="T5342" style:parent-style-name="Domyślnaczcionkaakapitu" style:family="text">
      <style:text-properties style:text-underline-type="single" style:text-underline-style="solid" style:text-underline-width="auto" style:text-underline-mode="continuous"/>
    </style:style>
    <style:style style:name="P5343" style:parent-style-name="Normalny" style:family="paragraph">
      <style:paragraph-properties fo:text-align="justify" fo:line-height="150%" fo:text-indent="0.25in"/>
    </style:style>
    <style:style style:name="P5344" style:parent-style-name="Normalny" style:family="paragraph">
      <style:paragraph-properties fo:text-align="justify" fo:line-height="150%"/>
    </style:style>
    <style:style style:name="T5345" style:parent-style-name="Domyślnaczcionkaakapitu" style:family="text">
      <style:text-properties style:text-underline-type="single" style:text-underline-style="solid" style:text-underline-width="auto" style:text-underline-mode="continuous"/>
    </style:style>
    <style:style style:name="P5346" style:parent-style-name="Normalny" style:family="paragraph">
      <style:paragraph-properties fo:text-align="justify" fo:line-height="150%" fo:text-indent="0.25in"/>
    </style:style>
    <style:style style:name="T5347" style:parent-style-name="Domyślnaczcionkaakapitu" style:family="text">
      <style:text-properties fo:background-color="#80FFFF"/>
    </style:style>
    <style:style style:name="P5348" style:parent-style-name="Normalny" style:family="paragraph">
      <style:paragraph-properties fo:text-align="justify" fo:line-height="150%" fo:text-indent="0.25in"/>
    </style:style>
    <style:style style:name="T5349" style:parent-style-name="Domyślnaczcionkaakapitu" style:family="text">
      <style:text-properties fo:background-color="#80FFFF"/>
    </style:style>
    <style:style style:name="T5350" style:parent-style-name="Domyślnaczcionkaakapitu" style:family="text">
      <style:text-properties fo:background-color="#80FFFF"/>
    </style:style>
    <style:style style:name="T5351" style:parent-style-name="Domyślnaczcionkaakapitu" style:family="text">
      <style:text-properties fo:background-color="#80FFFF"/>
    </style:style>
    <style:style style:name="T5352" style:parent-style-name="Domyślnaczcionkaakapitu" style:family="text">
      <style:text-properties fo:background-color="#80FFFF"/>
    </style:style>
    <style:style style:name="T5353" style:parent-style-name="Domyślnaczcionkaakapitu" style:family="text">
      <style:text-properties fo:background-color="#80FFFF"/>
    </style:style>
    <style:style style:name="T5354" style:parent-style-name="Domyślnaczcionkaakapitu" style:family="text">
      <style:text-properties fo:background-color="#80FFFF"/>
    </style:style>
    <style:style style:name="T5355" style:parent-style-name="Domyślnaczcionkaakapitu" style:family="text">
      <style:text-properties fo:background-color="#80FFFF"/>
    </style:style>
    <style:style style:name="T5356" style:parent-style-name="Domyślnaczcionkaakapitu" style:family="text">
      <style:text-properties fo:background-color="#80FFFF"/>
    </style:style>
    <style:style style:name="P5357" style:parent-style-name="Normalny" style:family="paragraph">
      <style:paragraph-properties fo:text-align="justify" fo:line-height="150%" fo:text-indent="0.25in"/>
    </style:style>
    <style:style style:name="T5358" style:parent-style-name="Domyślnaczcionkaakapitu" style:family="text">
      <style:text-properties fo:background-color="#80FFFF"/>
    </style:style>
    <style:style style:name="T5359" style:parent-style-name="Domyślnaczcionkaakapitu" style:family="text">
      <style:text-properties fo:background-color="#80FFFF"/>
    </style:style>
    <style:style style:name="T5360" style:parent-style-name="Domyślnaczcionkaakapitu" style:family="text">
      <style:text-properties fo:background-color="#80FFFF"/>
    </style:style>
    <style:style style:name="T5361" style:parent-style-name="Domyślnaczcionkaakapitu" style:family="text">
      <style:text-properties fo:background-color="#80FFFF"/>
    </style:style>
    <style:style style:name="T5362" style:parent-style-name="Domyślnaczcionkaakapitu" style:family="text">
      <style:text-properties fo:background-color="#80FFFF"/>
    </style:style>
    <style:style style:name="P5363" style:parent-style-name="Normalny" style:family="paragraph">
      <style:paragraph-properties fo:text-align="justify" fo:line-height="150%" fo:text-indent="0.25in"/>
    </style:style>
    <style:style style:name="T5364" style:parent-style-name="Domyślnaczcionkaakapitu" style:family="text">
      <style:text-properties fo:background-color="#80FFFF"/>
    </style:style>
    <style:style style:name="T5365" style:parent-style-name="Domyślnaczcionkaakapitu" style:family="text">
      <style:text-properties fo:background-color="#80FFFF"/>
    </style:style>
    <style:style style:name="T5366" style:parent-style-name="Domyślnaczcionkaakapitu" style:family="text">
      <style:text-properties fo:background-color="#80FFFF"/>
    </style:style>
    <style:style style:name="P5367" style:parent-style-name="Normalny" style:family="paragraph">
      <style:paragraph-properties fo:text-align="justify" fo:line-height="150%" fo:text-indent="0.25in"/>
    </style:style>
    <style:style style:name="P5368" style:parent-style-name="Normalny" style:family="paragraph">
      <style:paragraph-properties fo:text-align="justify" fo:line-height="150%" fo:text-indent="0.25in"/>
    </style:style>
    <style:style style:name="T5369" style:parent-style-name="Domyślnaczcionkaakapitu" style:family="text">
      <style:text-properties fo:background-color="#80FFFF"/>
    </style:style>
    <style:style style:name="T5370" style:parent-style-name="Domyślnaczcionkaakapitu" style:family="text">
      <style:text-properties fo:background-color="#80FFFF"/>
    </style:style>
    <style:style style:name="T5371" style:parent-style-name="Domyślnaczcionkaakapitu" style:family="text">
      <style:text-properties fo:background-color="#80FFFF"/>
    </style:style>
    <style:style style:name="T5372" style:parent-style-name="Domyślnaczcionkaakapitu" style:family="text">
      <style:text-properties fo:background-color="#80FFFF"/>
    </style:style>
    <style:style style:name="T5373" style:parent-style-name="Domyślnaczcionkaakapitu" style:family="text">
      <style:text-properties fo:background-color="#80FFFF"/>
    </style:style>
    <style:style style:name="T5374" style:parent-style-name="Domyślnaczcionkaakapitu" style:family="text">
      <style:text-properties fo:background-color="#80FFFF"/>
    </style:style>
    <style:style style:name="T5375" style:parent-style-name="Domyślnaczcionkaakapitu" style:family="text">
      <style:text-properties fo:background-color="#80FFFF"/>
    </style:style>
    <style:style style:name="P5376" style:parent-style-name="Normalny" style:family="paragraph">
      <style:paragraph-properties fo:text-align="justify" fo:line-height="150%" fo:text-indent="0.25in"/>
    </style:style>
    <style:style style:name="T5377" style:parent-style-name="Domyślnaczcionkaakapitu" style:family="text">
      <style:text-properties fo:background-color="#80FFFF"/>
    </style:style>
    <style:style style:name="T5378" style:parent-style-name="Domyślnaczcionkaakapitu" style:family="text">
      <style:text-properties fo:background-color="#80FFFF"/>
    </style:style>
    <style:style style:name="T5379" style:parent-style-name="Domyślnaczcionkaakapitu" style:family="text">
      <style:text-properties fo:background-color="#80FFFF"/>
    </style:style>
    <style:style style:name="T5380" style:parent-style-name="Domyślnaczcionkaakapitu" style:family="text">
      <style:text-properties fo:background-color="#80FFFF"/>
    </style:style>
    <style:style style:name="P5381" style:parent-style-name="Normalny" style:family="paragraph">
      <style:paragraph-properties fo:text-align="justify" fo:line-height="150%" fo:text-indent="0.25in"/>
    </style:style>
    <style:style style:name="T5382" style:parent-style-name="Domyślnaczcionkaakapitu" style:family="text">
      <style:text-properties fo:background-color="#80FFFF"/>
    </style:style>
    <style:style style:name="T5383" style:parent-style-name="Domyślnaczcionkaakapitu" style:family="text">
      <style:text-properties fo:background-color="#80FFFF"/>
    </style:style>
    <style:style style:name="T5384" style:parent-style-name="Domyślnaczcionkaakapitu" style:family="text">
      <style:text-properties fo:background-color="#80FFFF"/>
    </style:style>
    <style:style style:name="T5385" style:parent-style-name="Domyślnaczcionkaakapitu" style:family="text">
      <style:text-properties fo:background-color="#80FFFF"/>
    </style:style>
    <style:style style:name="T5386" style:parent-style-name="Domyślnaczcionkaakapitu" style:family="text">
      <style:text-properties fo:background-color="#80FFFF"/>
    </style:style>
    <style:style style:name="T5387" style:parent-style-name="Domyślnaczcionkaakapitu" style:family="text">
      <style:text-properties fo:background-color="#80FFFF"/>
    </style:style>
    <style:style style:name="T5388" style:parent-style-name="Domyślnaczcionkaakapitu" style:family="text">
      <style:text-properties fo:background-color="#80FFFF"/>
    </style:style>
    <style:style style:name="P5389" style:parent-style-name="Normalny" style:family="paragraph">
      <style:paragraph-properties fo:text-align="justify" fo:line-height="150%" fo:text-indent="0.25in"/>
    </style:style>
    <style:style style:name="T5390" style:parent-style-name="Domyślnaczcionkaakapitu" style:family="text">
      <style:text-properties fo:background-color="#80FFFF"/>
    </style:style>
    <style:style style:name="T5391" style:parent-style-name="Domyślnaczcionkaakapitu" style:family="text">
      <style:text-properties fo:background-color="#80FFFF"/>
    </style:style>
    <style:style style:name="T5392" style:parent-style-name="Domyślnaczcionkaakapitu" style:family="text">
      <style:text-properties fo:background-color="#80FFFF"/>
    </style:style>
    <style:style style:name="T5393" style:parent-style-name="Domyślnaczcionkaakapitu" style:family="text">
      <style:text-properties fo:background-color="#80FFFF"/>
    </style:style>
    <style:style style:name="T5394" style:parent-style-name="Domyślnaczcionkaakapitu" style:family="text">
      <style:text-properties fo:background-color="#80FFFF"/>
    </style:style>
    <style:style style:name="P5395" style:parent-style-name="Normalny" style:family="paragraph">
      <style:paragraph-properties fo:text-align="justify" fo:line-height="150%" fo:text-indent="0.25in"/>
    </style:style>
    <style:style style:name="T5396" style:parent-style-name="Domyślnaczcionkaakapitu" style:family="text">
      <style:text-properties fo:background-color="#80FFFF"/>
    </style:style>
    <style:style style:name="P5397" style:parent-style-name="Normalny" style:family="paragraph">
      <style:paragraph-properties fo:text-align="justify" fo:line-height="150%"/>
    </style:style>
    <style:style style:name="T5398" style:parent-style-name="Domyślnaczcionkaakapitu" style:family="text">
      <style:text-properties style:text-underline-type="single" style:text-underline-style="solid" style:text-underline-width="auto" style:text-underline-mode="continuous"/>
    </style:style>
    <style:style style:name="P5399" style:parent-style-name="Normalny" style:family="paragraph">
      <style:paragraph-properties fo:text-align="justify" fo:line-height="150%" fo:text-indent="0.25in"/>
    </style:style>
    <style:style style:name="P5400" style:parent-style-name="Normalny" style:family="paragraph">
      <style:paragraph-properties fo:text-align="justify" fo:line-height="150%"/>
    </style:style>
    <style:style style:name="T5401" style:parent-style-name="Domyślnaczcionkaakapitu" style:family="text">
      <style:text-properties style:text-underline-type="single" style:text-underline-style="solid" style:text-underline-width="auto" style:text-underline-mode="continuous"/>
    </style:style>
    <style:style style:name="P5402" style:parent-style-name="Normalny" style:family="paragraph">
      <style:paragraph-properties fo:text-align="justify" fo:line-height="150%" fo:text-indent="0.25in"/>
    </style:style>
    <style:style style:name="T5403" style:parent-style-name="Domyślnaczcionkaakapitu" style:family="text">
      <style:text-properties fo:background-color="#80FFFF"/>
    </style:style>
    <style:style style:name="T5404" style:parent-style-name="Domyślnaczcionkaakapitu" style:family="text">
      <style:text-properties fo:background-color="#80FFFF"/>
    </style:style>
    <style:style style:name="T5405" style:parent-style-name="Domyślnaczcionkaakapitu" style:family="text">
      <style:text-properties fo:background-color="#80FFFF"/>
    </style:style>
    <style:style style:name="T5406" style:parent-style-name="Domyślnaczcionkaakapitu" style:family="text">
      <style:text-properties fo:background-color="#80FFFF"/>
    </style:style>
    <style:style style:name="T5407" style:parent-style-name="Domyślnaczcionkaakapitu" style:family="text">
      <style:text-properties fo:background-color="#80FFFF"/>
    </style:style>
    <style:style style:name="T5408" style:parent-style-name="Domyślnaczcionkaakapitu" style:family="text">
      <style:text-properties fo:background-color="#80FFFF"/>
    </style:style>
    <style:style style:name="T5409" style:parent-style-name="Domyślnaczcionkaakapitu" style:family="text">
      <style:text-properties fo:background-color="#80FFFF"/>
    </style:style>
    <style:style style:name="T5410" style:parent-style-name="Domyślnaczcionkaakapitu" style:family="text">
      <style:text-properties fo:background-color="#80FFFF"/>
    </style:style>
    <style:style style:name="P5411" style:parent-style-name="Normalny" style:family="paragraph">
      <style:paragraph-properties fo:text-align="justify" fo:line-height="150%" fo:text-indent="0.25in"/>
    </style:style>
    <style:style style:name="T5412" style:parent-style-name="Domyślnaczcionkaakapitu" style:family="text">
      <style:text-properties fo:background-color="#80FFFF"/>
    </style:style>
    <style:style style:name="P5413" style:parent-style-name="Normalny" style:family="paragraph">
      <style:paragraph-properties fo:text-align="justify" fo:line-height="150%" fo:text-indent="0.25in"/>
    </style:style>
    <style:style style:name="T5414" style:parent-style-name="Domyślnaczcionkaakapitu" style:family="text">
      <style:text-properties fo:background-color="#80FFFF"/>
    </style:style>
    <style:style style:name="T5415" style:parent-style-name="Domyślnaczcionkaakapitu" style:family="text">
      <style:text-properties fo:background-color="#80FFFF"/>
    </style:style>
    <style:style style:name="P5416" style:parent-style-name="Normalny" style:family="paragraph">
      <style:paragraph-properties fo:text-align="justify" fo:line-height="150%" fo:text-indent="0.25in"/>
    </style:style>
    <style:style style:name="T5417" style:parent-style-name="Domyślnaczcionkaakapitu" style:family="text">
      <style:text-properties fo:background-color="#80FFFF"/>
    </style:style>
    <style:style style:name="T5418" style:parent-style-name="Domyślnaczcionkaakapitu" style:family="text">
      <style:text-properties fo:background-color="#80FFFF"/>
    </style:style>
    <style:style style:name="T5419" style:parent-style-name="Domyślnaczcionkaakapitu" style:family="text">
      <style:text-properties fo:background-color="#80FFFF"/>
    </style:style>
    <style:style style:name="T5420" style:parent-style-name="Domyślnaczcionkaakapitu" style:family="text">
      <style:text-properties fo:background-color="#80FFFF"/>
    </style:style>
    <style:style style:name="T5421" style:parent-style-name="Domyślnaczcionkaakapitu" style:family="text">
      <style:text-properties fo:background-color="#80FFFF"/>
    </style:style>
    <style:style style:name="P5422" style:parent-style-name="Normalny" style:family="paragraph">
      <style:paragraph-properties fo:text-align="justify" fo:line-height="150%" fo:text-indent="0.25in"/>
    </style:style>
    <style:style style:name="P5423" style:parent-style-name="Normalny" style:family="paragraph">
      <style:paragraph-properties fo:text-align="justify" fo:line-height="150%" fo:text-indent="0.25in"/>
    </style:style>
    <style:style style:name="T5424" style:parent-style-name="Domyślnaczcionkaakapitu" style:family="text">
      <style:text-properties fo:background-color="#80FFFF"/>
    </style:style>
    <style:style style:name="T5425" style:parent-style-name="Domyślnaczcionkaakapitu" style:family="text">
      <style:text-properties fo:background-color="#80FFFF"/>
    </style:style>
    <style:style style:name="T5426" style:parent-style-name="Domyślnaczcionkaakapitu" style:family="text">
      <style:text-properties fo:background-color="#80FFFF"/>
    </style:style>
    <style:style style:name="T5427" style:parent-style-name="Domyślnaczcionkaakapitu" style:family="text">
      <style:text-properties fo:background-color="#80FFFF"/>
    </style:style>
    <style:style style:name="T5428" style:parent-style-name="Domyślnaczcionkaakapitu" style:family="text">
      <style:text-properties fo:background-color="#80FFFF"/>
    </style:style>
    <style:style style:name="P5429" style:parent-style-name="Normalny" style:family="paragraph">
      <style:paragraph-properties fo:text-align="justify" fo:line-height="150%" fo:text-indent="0.25in"/>
    </style:style>
    <style:style style:name="T5430" style:parent-style-name="Domyślnaczcionkaakapitu" style:family="text">
      <style:text-properties fo:background-color="#80FFFF"/>
    </style:style>
    <style:style style:name="T5431" style:parent-style-name="Domyślnaczcionkaakapitu" style:family="text">
      <style:text-properties fo:background-color="#80FFFF"/>
    </style:style>
    <style:style style:name="P5432" style:parent-style-name="Normalny" style:family="paragraph">
      <style:paragraph-properties fo:text-align="justify" fo:line-height="150%" fo:text-indent="0.25in"/>
    </style:style>
    <style:style style:name="T5433" style:parent-style-name="Domyślnaczcionkaakapitu" style:family="text">
      <style:text-properties fo:background-color="#80FFFF"/>
    </style:style>
    <style:style style:name="T5434" style:parent-style-name="Domyślnaczcionkaakapitu" style:family="text">
      <style:text-properties fo:background-color="#80FFFF"/>
    </style:style>
    <style:style style:name="T5435" style:parent-style-name="Domyślnaczcionkaakapitu" style:family="text">
      <style:text-properties fo:background-color="#80FFFF"/>
    </style:style>
    <style:style style:name="T5436" style:parent-style-name="Domyślnaczcionkaakapitu" style:family="text">
      <style:text-properties fo:background-color="#80FFFF"/>
    </style:style>
    <style:style style:name="P5437" style:parent-style-name="Normalny" style:family="paragraph">
      <style:paragraph-properties fo:text-align="justify" fo:line-height="150%" fo:text-indent="0.25in"/>
    </style:style>
    <style:style style:name="T5438" style:parent-style-name="Domyślnaczcionkaakapitu" style:family="text">
      <style:text-properties fo:background-color="#80FFFF"/>
    </style:style>
    <style:style style:name="T5439" style:parent-style-name="Domyślnaczcionkaakapitu" style:family="text">
      <style:text-properties fo:background-color="#80FFFF"/>
    </style:style>
    <style:style style:name="T5440" style:parent-style-name="Domyślnaczcionkaakapitu" style:family="text">
      <style:text-properties fo:background-color="#80FFFF"/>
    </style:style>
    <style:style style:name="T5441" style:parent-style-name="Domyślnaczcionkaakapitu" style:family="text">
      <style:text-properties fo:background-color="#80FFFF"/>
    </style:style>
    <style:style style:name="T5442" style:parent-style-name="Domyślnaczcionkaakapitu" style:family="text">
      <style:text-properties fo:background-color="#80FFFF"/>
    </style:style>
    <style:style style:name="T5443" style:parent-style-name="Domyślnaczcionkaakapitu" style:family="text">
      <style:text-properties fo:background-color="#80FFFF"/>
    </style:style>
    <style:style style:name="T5444" style:parent-style-name="Domyślnaczcionkaakapitu" style:family="text">
      <style:text-properties fo:background-color="#80FFFF"/>
    </style:style>
    <style:style style:name="T5445" style:parent-style-name="Domyślnaczcionkaakapitu" style:family="text">
      <style:text-properties fo:background-color="#80FFFF"/>
    </style:style>
    <style:style style:name="T5446" style:parent-style-name="Domyślnaczcionkaakapitu" style:family="text">
      <style:text-properties fo:background-color="#80FFFF"/>
    </style:style>
    <style:style style:name="T5447" style:parent-style-name="Domyślnaczcionkaakapitu" style:family="text">
      <style:text-properties fo:background-color="#80FFFF"/>
    </style:style>
    <style:style style:name="P5448" style:parent-style-name="Normalny" style:family="paragraph">
      <style:paragraph-properties fo:text-align="justify" fo:line-height="150%" fo:text-indent="0.25in"/>
    </style:style>
    <style:style style:name="T5449" style:parent-style-name="Domyślnaczcionkaakapitu" style:family="text">
      <style:text-properties fo:background-color="#80FFFF"/>
    </style:style>
    <style:style style:name="T5450" style:parent-style-name="Domyślnaczcionkaakapitu" style:family="text">
      <style:text-properties fo:background-color="#80FFFF"/>
    </style:style>
    <style:style style:name="T5451" style:parent-style-name="Domyślnaczcionkaakapitu" style:family="text">
      <style:text-properties fo:background-color="#80FFFF"/>
    </style:style>
    <style:style style:name="T5452" style:parent-style-name="Domyślnaczcionkaakapitu" style:family="text">
      <style:text-properties fo:background-color="#80FFFF"/>
    </style:style>
    <style:style style:name="T5453" style:parent-style-name="Domyślnaczcionkaakapitu" style:family="text">
      <style:text-properties fo:background-color="#80FFFF"/>
    </style:style>
    <style:style style:name="T5454" style:parent-style-name="Domyślnaczcionkaakapitu" style:family="text">
      <style:text-properties fo:background-color="#80FFFF"/>
    </style:style>
    <style:style style:name="T5455" style:parent-style-name="Domyślnaczcionkaakapitu" style:family="text">
      <style:text-properties fo:background-color="#80FFFF"/>
    </style:style>
    <style:style style:name="T5456" style:parent-style-name="Domyślnaczcionkaakapitu" style:family="text">
      <style:text-properties fo:background-color="#80FFFF"/>
    </style:style>
    <style:style style:name="T5457" style:parent-style-name="Domyślnaczcionkaakapitu" style:family="text">
      <style:text-properties fo:background-color="#80FFFF"/>
    </style:style>
    <style:style style:name="T5458" style:parent-style-name="Domyślnaczcionkaakapitu" style:family="text">
      <style:text-properties fo:background-color="#80FFFF"/>
    </style:style>
    <style:style style:name="T5459" style:parent-style-name="Domyślnaczcionkaakapitu" style:family="text">
      <style:text-properties fo:background-color="#80FFFF"/>
    </style:style>
    <style:style style:name="T5460" style:parent-style-name="Domyślnaczcionkaakapitu" style:family="text">
      <style:text-properties fo:background-color="#80FFFF"/>
    </style:style>
    <style:style style:name="T5461" style:parent-style-name="Domyślnaczcionkaakapitu" style:family="text">
      <style:text-properties fo:background-color="#80FFFF"/>
    </style:style>
    <style:style style:name="T5462" style:parent-style-name="Domyślnaczcionkaakapitu" style:family="text">
      <style:text-properties fo:background-color="#80FFFF"/>
    </style:style>
    <style:style style:name="T5463" style:parent-style-name="Domyślnaczcionkaakapitu" style:family="text">
      <style:text-properties fo:background-color="#80FFFF"/>
    </style:style>
    <style:style style:name="T5464" style:parent-style-name="Domyślnaczcionkaakapitu" style:family="text">
      <style:text-properties fo:background-color="#80FFFF"/>
    </style:style>
    <style:style style:name="T5465" style:parent-style-name="Domyślnaczcionkaakapitu" style:family="text">
      <style:text-properties fo:background-color="#80FFFF"/>
    </style:style>
    <style:style style:name="T5466" style:parent-style-name="Domyślnaczcionkaakapitu" style:family="text">
      <style:text-properties fo:background-color="#80FFFF"/>
    </style:style>
    <style:style style:name="T5467" style:parent-style-name="Domyślnaczcionkaakapitu" style:family="text">
      <style:text-properties fo:background-color="#80FFFF"/>
    </style:style>
    <style:style style:name="T5468" style:parent-style-name="Domyślnaczcionkaakapitu" style:family="text">
      <style:text-properties fo:background-color="#80FFFF"/>
    </style:style>
    <style:style style:name="T5469" style:parent-style-name="Domyślnaczcionkaakapitu" style:family="text">
      <style:text-properties fo:background-color="#80FFFF"/>
    </style:style>
    <style:style style:name="T5470" style:parent-style-name="Domyślnaczcionkaakapitu" style:family="text">
      <style:text-properties fo:background-color="#80FFFF"/>
    </style:style>
    <style:style style:name="T5471" style:parent-style-name="Domyślnaczcionkaakapitu" style:family="text">
      <style:text-properties fo:background-color="#80FFFF"/>
    </style:style>
    <style:style style:name="T5472" style:parent-style-name="Domyślnaczcionkaakapitu" style:family="text">
      <style:text-properties fo:background-color="#80FFFF"/>
    </style:style>
    <style:style style:name="T5473" style:parent-style-name="Domyślnaczcionkaakapitu" style:family="text">
      <style:text-properties fo:background-color="#80FFFF"/>
    </style:style>
    <style:style style:name="T5474" style:parent-style-name="Domyślnaczcionkaakapitu" style:family="text">
      <style:text-properties fo:background-color="#80FFFF"/>
    </style:style>
    <style:style style:name="T5475" style:parent-style-name="Domyślnaczcionkaakapitu" style:family="text">
      <style:text-properties fo:background-color="#80FFFF"/>
    </style:style>
    <style:style style:name="T5476" style:parent-style-name="Domyślnaczcionkaakapitu" style:family="text">
      <style:text-properties fo:background-color="#80FFFF"/>
    </style:style>
    <style:style style:name="T5477" style:parent-style-name="Domyślnaczcionkaakapitu" style:family="text">
      <style:text-properties fo:background-color="#80FFFF"/>
    </style:style>
    <style:style style:name="T5478" style:parent-style-name="Domyślnaczcionkaakapitu" style:family="text">
      <style:text-properties fo:background-color="#80FFFF"/>
    </style:style>
    <style:style style:name="T5479" style:parent-style-name="Domyślnaczcionkaakapitu" style:family="text">
      <style:text-properties fo:background-color="#80FFFF"/>
    </style:style>
    <style:style style:name="T5480" style:parent-style-name="Domyślnaczcionkaakapitu" style:family="text">
      <style:text-properties fo:background-color="#80FFFF"/>
    </style:style>
    <style:style style:name="P5481" style:parent-style-name="Normalny" style:family="paragraph">
      <style:paragraph-properties fo:text-align="justify" fo:line-height="150%" fo:text-indent="0.25in"/>
    </style:style>
    <style:style style:name="T5482" style:parent-style-name="Domyślnaczcionkaakapitu" style:family="text">
      <style:text-properties fo:background-color="#80FFFF"/>
    </style:style>
    <style:style style:name="P5483" style:parent-style-name="Normalny" style:family="paragraph">
      <style:paragraph-properties fo:text-align="justify" fo:line-height="150%" fo:text-indent="0.25in"/>
    </style:style>
    <style:style style:name="T5484" style:parent-style-name="Domyślnaczcionkaakapitu" style:family="text">
      <style:text-properties fo:background-color="#80FFFF"/>
    </style:style>
    <style:style style:name="T5485" style:parent-style-name="Domyślnaczcionkaakapitu" style:family="text">
      <style:text-properties fo:background-color="#80FFFF"/>
    </style:style>
    <style:style style:name="T5486" style:parent-style-name="Domyślnaczcionkaakapitu" style:family="text">
      <style:text-properties fo:background-color="#80FFFF"/>
    </style:style>
    <style:style style:name="P5487" style:parent-style-name="Normalny" style:family="paragraph">
      <style:paragraph-properties fo:text-align="justify" fo:line-height="150%" fo:text-indent="0.25in"/>
    </style:style>
    <style:style style:name="T5488" style:parent-style-name="Domyślnaczcionkaakapitu" style:family="text">
      <style:text-properties fo:background-color="#80FFFF"/>
    </style:style>
    <style:style style:name="T5489" style:parent-style-name="Domyślnaczcionkaakapitu" style:family="text">
      <style:text-properties fo:background-color="#80FFFF"/>
    </style:style>
    <style:style style:name="T5490" style:parent-style-name="Domyślnaczcionkaakapitu" style:family="text">
      <style:text-properties fo:background-color="#80FFFF"/>
    </style:style>
    <style:style style:name="T5491" style:parent-style-name="Domyślnaczcionkaakapitu" style:family="text">
      <style:text-properties fo:background-color="#80FFFF"/>
    </style:style>
    <style:style style:name="P5492" style:parent-style-name="Normalny" style:family="paragraph">
      <style:paragraph-properties fo:text-align="justify" fo:line-height="150%" fo:text-indent="0.25in"/>
    </style:style>
    <style:style style:name="T5493" style:parent-style-name="Domyślnaczcionkaakapitu" style:family="text">
      <style:text-properties fo:background-color="#80FFFF"/>
    </style:style>
    <style:style style:name="P5494" style:parent-style-name="Normalny" style:family="paragraph">
      <style:paragraph-properties fo:text-align="justify" fo:line-height="150%" fo:text-indent="0.25in"/>
    </style:style>
    <style:style style:name="P5495" style:parent-style-name="Normalny" style:family="paragraph">
      <style:paragraph-properties fo:text-align="justify" fo:line-height="150%" fo:text-indent="0.25in"/>
    </style:style>
    <style:style style:name="T5496" style:parent-style-name="Domyślnaczcionkaakapitu" style:family="text">
      <style:text-properties fo:background-color="#80FFFF"/>
    </style:style>
    <style:style style:name="T5497" style:parent-style-name="Domyślnaczcionkaakapitu" style:family="text">
      <style:text-properties fo:background-color="#80FFFF"/>
    </style:style>
    <style:style style:name="T5498" style:parent-style-name="Domyślnaczcionkaakapitu" style:family="text">
      <style:text-properties fo:background-color="#80FFFF"/>
    </style:style>
    <style:style style:name="P5499" style:parent-style-name="Normalny" style:family="paragraph">
      <style:paragraph-properties fo:text-align="justify" fo:line-height="150%" fo:text-indent="0.25in"/>
    </style:style>
    <style:style style:name="T5500" style:parent-style-name="Domyślnaczcionkaakapitu" style:family="text">
      <style:text-properties fo:background-color="#80FFFF"/>
    </style:style>
    <style:style style:name="T5501" style:parent-style-name="Domyślnaczcionkaakapitu" style:family="text">
      <style:text-properties fo:background-color="#80FFFF"/>
    </style:style>
    <style:style style:name="T5502" style:parent-style-name="Domyślnaczcionkaakapitu" style:family="text">
      <style:text-properties fo:background-color="#80FFFF"/>
    </style:style>
    <style:style style:name="T5503" style:parent-style-name="Domyślnaczcionkaakapitu" style:family="text">
      <style:text-properties fo:background-color="#80FFFF"/>
    </style:style>
    <style:style style:name="T5504" style:parent-style-name="Domyślnaczcionkaakapitu" style:family="text">
      <style:text-properties fo:background-color="#80FFFF"/>
    </style:style>
    <style:style style:name="T5505" style:parent-style-name="Domyślnaczcionkaakapitu" style:family="text">
      <style:text-properties fo:background-color="#80FFFF"/>
    </style:style>
    <style:style style:name="T5506" style:parent-style-name="Domyślnaczcionkaakapitu" style:family="text">
      <style:text-properties fo:background-color="#80FFFF"/>
    </style:style>
    <style:style style:name="T5507" style:parent-style-name="Domyślnaczcionkaakapitu" style:family="text">
      <style:text-properties fo:background-color="#80FFFF"/>
    </style:style>
    <style:style style:name="P5508" style:parent-style-name="Normalny" style:family="paragraph">
      <style:paragraph-properties fo:text-align="justify" fo:line-height="150%" fo:text-indent="0.25in"/>
    </style:style>
    <style:style style:name="T5509" style:parent-style-name="Domyślnaczcionkaakapitu" style:family="text">
      <style:text-properties fo:background-color="#80FFFF"/>
    </style:style>
    <style:style style:name="T5510" style:parent-style-name="Domyślnaczcionkaakapitu" style:family="text">
      <style:text-properties fo:background-color="#80FFFF"/>
    </style:style>
    <style:style style:name="T5511" style:parent-style-name="Domyślnaczcionkaakapitu" style:family="text">
      <style:text-properties fo:background-color="#80FFFF"/>
    </style:style>
    <style:style style:name="T5512" style:parent-style-name="Domyślnaczcionkaakapitu" style:family="text">
      <style:text-properties fo:background-color="#80FFFF"/>
    </style:style>
    <style:style style:name="T5513" style:parent-style-name="Domyślnaczcionkaakapitu" style:family="text">
      <style:text-properties fo:background-color="#80FFFF"/>
    </style:style>
    <style:style style:name="T5514" style:parent-style-name="Domyślnaczcionkaakapitu" style:family="text">
      <style:text-properties fo:background-color="#80FFFF"/>
    </style:style>
    <style:style style:name="P5515" style:parent-style-name="Normalny" style:family="paragraph">
      <style:paragraph-properties fo:text-align="justify" fo:line-height="150%" fo:text-indent="0.25in"/>
    </style:style>
    <style:style style:name="T5516" style:parent-style-name="Domyślnaczcionkaakapitu" style:family="text">
      <style:text-properties fo:background-color="#80FFFF"/>
    </style:style>
    <style:style style:name="T5517" style:parent-style-name="Domyślnaczcionkaakapitu" style:family="text">
      <style:text-properties fo:background-color="#80FFFF"/>
    </style:style>
    <style:style style:name="T5518" style:parent-style-name="Domyślnaczcionkaakapitu" style:family="text">
      <style:text-properties fo:background-color="#80FFFF"/>
    </style:style>
    <style:style style:name="T5519" style:parent-style-name="Domyślnaczcionkaakapitu" style:family="text">
      <style:text-properties fo:background-color="#80FFFF"/>
    </style:style>
    <style:style style:name="T5520" style:parent-style-name="Domyślnaczcionkaakapitu" style:family="text">
      <style:text-properties fo:background-color="#80FFFF"/>
    </style:style>
    <style:style style:name="T5521" style:parent-style-name="Domyślnaczcionkaakapitu" style:family="text">
      <style:text-properties fo:background-color="#80FFFF"/>
    </style:style>
    <style:style style:name="T5522" style:parent-style-name="Domyślnaczcionkaakapitu" style:family="text">
      <style:text-properties fo:background-color="#80FFFF"/>
    </style:style>
    <style:style style:name="T5523" style:parent-style-name="Domyślnaczcionkaakapitu" style:family="text">
      <style:text-properties fo:background-color="#80FFFF"/>
    </style:style>
    <style:style style:name="T5524" style:parent-style-name="Domyślnaczcionkaakapitu" style:family="text">
      <style:text-properties fo:background-color="#80FFFF"/>
    </style:style>
    <style:style style:name="T5525" style:parent-style-name="Domyślnaczcionkaakapitu" style:family="text">
      <style:text-properties fo:background-color="#80FFFF"/>
    </style:style>
    <style:style style:name="T5526" style:parent-style-name="Domyślnaczcionkaakapitu" style:family="text">
      <style:text-properties fo:background-color="#80FFFF"/>
    </style:style>
    <style:style style:name="T5527" style:parent-style-name="Domyślnaczcionkaakapitu" style:family="text">
      <style:text-properties fo:background-color="#80FFFF"/>
    </style:style>
    <style:style style:name="T5528" style:parent-style-name="Domyślnaczcionkaakapitu" style:family="text">
      <style:text-properties fo:background-color="#80FFFF"/>
    </style:style>
    <style:style style:name="P5529" style:parent-style-name="Normalny" style:family="paragraph">
      <style:paragraph-properties fo:text-align="justify" fo:line-height="150%" fo:text-indent="0.25in"/>
    </style:style>
    <style:style style:name="P5530" style:parent-style-name="Normalny" style:family="paragraph">
      <style:paragraph-properties fo:text-align="justify" fo:line-height="150%"/>
    </style:style>
    <style:style style:name="T5531" style:parent-style-name="Domyślnaczcionkaakapitu" style:family="text">
      <style:text-properties style:text-underline-type="single" style:text-underline-style="solid" style:text-underline-width="auto" style:text-underline-mode="continuous"/>
    </style:style>
    <style:style style:name="T5532" style:parent-style-name="Domyślnaczcionkaakapitu" style:family="text">
      <style:text-properties fo:background-color="#80FFFF" style:text-underline-type="single" style:text-underline-style="solid" style:text-underline-width="auto" style:text-underline-mode="continuous"/>
    </style:style>
    <style:style style:name="T5533" style:parent-style-name="Domyślnaczcionkaakapitu" style:family="text">
      <style:text-properties style:text-underline-type="single" style:text-underline-style="solid" style:text-underline-width="auto" style:text-underline-mode="continuous"/>
    </style:style>
    <style:style style:name="P5534" style:parent-style-name="Normalny" style:family="paragraph">
      <style:paragraph-properties fo:text-align="justify" fo:line-height="150%" fo:text-indent="0.2479in"/>
    </style:style>
    <style:style style:name="T5535" style:parent-style-name="Domyślnaczcionkaakapitu" style:family="text">
      <style:text-properties fo:background-color="#80FFFF"/>
    </style:style>
    <style:style style:name="P5536" style:parent-style-name="Normalny" style:family="paragraph">
      <style:paragraph-properties fo:text-align="justify" fo:line-height="150%" fo:text-indent="0.2479in"/>
    </style:style>
    <style:style style:name="T5537" style:parent-style-name="Domyślnaczcionkaakapitu" style:family="text">
      <style:text-properties fo:background-color="#80FFFF"/>
    </style:style>
    <style:style style:name="T5538" style:parent-style-name="Domyślnaczcionkaakapitu" style:family="text">
      <style:text-properties fo:background-color="#80FFFF"/>
    </style:style>
    <style:style style:name="T5539" style:parent-style-name="Domyślnaczcionkaakapitu" style:family="text">
      <style:text-properties fo:background-color="#80FFFF"/>
    </style:style>
    <style:style style:name="T5540" style:parent-style-name="Domyślnaczcionkaakapitu" style:family="text">
      <style:text-properties fo:background-color="#80FFFF"/>
    </style:style>
    <style:style style:name="T5541" style:parent-style-name="Domyślnaczcionkaakapitu" style:family="text">
      <style:text-properties fo:background-color="#80FFFF"/>
    </style:style>
    <style:style style:name="T5542" style:parent-style-name="Domyślnaczcionkaakapitu" style:family="text">
      <style:text-properties fo:background-color="#80FFFF"/>
    </style:style>
    <style:style style:name="T5543" style:parent-style-name="Domyślnaczcionkaakapitu" style:family="text">
      <style:text-properties fo:background-color="#80FFFF"/>
    </style:style>
    <style:style style:name="T5544" style:parent-style-name="Domyślnaczcionkaakapitu" style:family="text">
      <style:text-properties fo:background-color="#80FFFF"/>
    </style:style>
    <style:style style:name="T5545" style:parent-style-name="Domyślnaczcionkaakapitu" style:family="text">
      <style:text-properties fo:background-color="#80FFFF"/>
    </style:style>
    <style:style style:name="T5546" style:parent-style-name="Domyślnaczcionkaakapitu" style:family="text">
      <style:text-properties fo:background-color="#80FFFF"/>
    </style:style>
    <style:style style:name="P5547" style:parent-style-name="Normalny" style:family="paragraph">
      <style:paragraph-properties fo:text-align="justify" fo:line-height="150%" fo:text-indent="0.2479in"/>
    </style:style>
    <style:style style:name="P5548" style:parent-style-name="Normalny" style:family="paragraph">
      <style:paragraph-properties fo:text-align="justify" fo:line-height="150%" fo:text-indent="0.25in"/>
    </style:style>
    <style:style style:name="P5549" style:parent-style-name="Normalny" style:family="paragraph">
      <style:paragraph-properties fo:text-align="justify" fo:line-height="150%" fo:text-indent="0.25in"/>
    </style:style>
    <style:style style:name="T5550" style:parent-style-name="Domyślnaczcionkaakapitu" style:family="text">
      <style:text-properties fo:background-color="#80FFFF"/>
    </style:style>
    <style:style style:name="T5551" style:parent-style-name="Domyślnaczcionkaakapitu" style:family="text">
      <style:text-properties fo:background-color="#80FFFF"/>
    </style:style>
    <style:style style:name="T5552" style:parent-style-name="Domyślnaczcionkaakapitu" style:family="text">
      <style:text-properties fo:background-color="#80FFFF"/>
    </style:style>
    <style:style style:name="T5553" style:parent-style-name="Domyślnaczcionkaakapitu" style:family="text">
      <style:text-properties fo:background-color="#80FFFF"/>
    </style:style>
    <style:style style:name="T5554" style:parent-style-name="Domyślnaczcionkaakapitu" style:family="text">
      <style:text-properties fo:background-color="#80FFFF"/>
    </style:style>
    <style:style style:name="T5555" style:parent-style-name="Domyślnaczcionkaakapitu" style:family="text">
      <style:text-properties fo:background-color="#80FFFF"/>
    </style:style>
    <style:style style:name="T5556" style:parent-style-name="Domyślnaczcionkaakapitu" style:family="text">
      <style:text-properties fo:background-color="#80FFFF"/>
    </style:style>
    <style:style style:name="T5557" style:parent-style-name="Domyślnaczcionkaakapitu" style:family="text">
      <style:text-properties fo:background-color="#80FFFF"/>
    </style:style>
    <style:style style:name="T5558" style:parent-style-name="Domyślnaczcionkaakapitu" style:family="text">
      <style:text-properties fo:background-color="#80FFFF"/>
    </style:style>
    <style:style style:name="P5559" style:parent-style-name="Normalny" style:family="paragraph">
      <style:paragraph-properties fo:text-align="justify" fo:line-height="150%" fo:text-indent="0.25in"/>
    </style:style>
    <style:style style:name="T5560" style:parent-style-name="Domyślnaczcionkaakapitu" style:family="text">
      <style:text-properties fo:background-color="#80FFFF"/>
    </style:style>
    <style:style style:name="P5561" style:parent-style-name="Normalny" style:family="paragraph">
      <style:paragraph-properties fo:text-align="justify" fo:line-height="150%" fo:text-indent="0.25in"/>
    </style:style>
    <style:style style:name="P5562" style:parent-style-name="Normalny" style:family="paragraph">
      <style:paragraph-properties fo:text-align="justify" fo:line-height="150%"/>
    </style:style>
    <style:style style:name="P5563" style:parent-style-name="Normalny" style:family="paragraph">
      <style:paragraph-properties fo:text-align="justify" fo:line-height="150%"/>
    </style:style>
    <style:style style:name="T5564" style:parent-style-name="Domyślnaczcionkaakapitu" style:family="text">
      <style:text-properties fo:background-color="#80FFFF" style:text-underline-type="single" style:text-underline-style="solid" style:text-underline-width="auto" style:text-underline-mode="continuous"/>
    </style:style>
    <style:style style:name="T5565" style:parent-style-name="Domyślnaczcionkaakapitu" style:family="text">
      <style:text-properties style:text-underline-type="single" style:text-underline-style="solid" style:text-underline-width="auto" style:text-underline-mode="continuous"/>
    </style:style>
    <style:style style:name="T5566" style:parent-style-name="Domyślnaczcionkaakapitu" style:family="text">
      <style:text-properties fo:background-color="#80FFFF" style:text-underline-type="single" style:text-underline-style="solid" style:text-underline-width="auto" style:text-underline-mode="continuous"/>
    </style:style>
    <style:style style:name="T5567" style:parent-style-name="Domyślnaczcionkaakapitu" style:family="text">
      <style:text-properties style:text-underline-type="single" style:text-underline-style="solid" style:text-underline-width="auto" style:text-underline-mode="continuous"/>
    </style:style>
    <style:style style:name="T5568" style:parent-style-name="Domyślnaczcionkaakapitu" style:family="text">
      <style:text-properties fo:background-color="#80FFFF" style:text-underline-type="single" style:text-underline-style="solid" style:text-underline-width="auto" style:text-underline-mode="continuous"/>
    </style:style>
    <style:style style:name="T5569" style:parent-style-name="Domyślnaczcionkaakapitu" style:family="text">
      <style:text-properties fo:background-color="#80FFFF"/>
    </style:style>
    <style:style style:name="P5570" style:parent-style-name="Normalny" style:family="paragraph">
      <style:paragraph-properties fo:text-align="justify" fo:line-height="150%" fo:text-indent="0.2479in"/>
    </style:style>
    <style:style style:name="T5571" style:parent-style-name="Domyślnaczcionkaakapitu" style:family="text">
      <style:text-properties fo:background-color="#80FFFF"/>
    </style:style>
    <style:style style:name="T5572" style:parent-style-name="Domyślnaczcionkaakapitu" style:family="text">
      <style:text-properties fo:background-color="#80FFFF"/>
    </style:style>
    <style:style style:name="P5573" style:parent-style-name="Normalny" style:family="paragraph">
      <style:paragraph-properties fo:text-align="justify" fo:line-height="150%"/>
    </style:style>
    <style:style style:name="T5574" style:parent-style-name="Domyślnaczcionkaakapitu" style:family="text">
      <style:text-properties style:text-underline-type="single" style:text-underline-style="solid" style:text-underline-width="auto" style:text-underline-mode="continuous"/>
    </style:style>
    <style:style style:name="P5575" style:parent-style-name="Normalny" style:family="paragraph">
      <style:paragraph-properties fo:text-align="justify" fo:line-height="150%" fo:text-indent="0.25in"/>
    </style:style>
    <style:style style:name="T5576" style:parent-style-name="Domyślnaczcionkaakapitu" style:family="text">
      <style:text-properties fo:background-color="#80FFFF"/>
    </style:style>
    <style:style style:name="T5577" style:parent-style-name="Domyślnaczcionkaakapitu" style:family="text">
      <style:text-properties fo:background-color="#80FFFF"/>
    </style:style>
    <style:style style:name="T5578" style:parent-style-name="Domyślnaczcionkaakapitu" style:family="text">
      <style:text-properties fo:background-color="#80FFFF"/>
    </style:style>
    <style:style style:name="P5579" style:parent-style-name="Normalny" style:family="paragraph">
      <style:paragraph-properties fo:text-align="justify" fo:line-height="150%" fo:text-indent="0.25in"/>
    </style:style>
    <style:style style:name="T5580" style:parent-style-name="Domyślnaczcionkaakapitu" style:family="text">
      <style:text-properties fo:background-color="#80FFFF"/>
    </style:style>
    <style:style style:name="P5581" style:parent-style-name="Normalny" style:family="paragraph">
      <style:paragraph-properties fo:text-align="justify" fo:line-height="150%" fo:text-indent="0.25in"/>
    </style:style>
    <style:style style:name="T5582" style:parent-style-name="Domyślnaczcionkaakapitu" style:family="text">
      <style:text-properties fo:background-color="#80FFFF"/>
    </style:style>
    <style:style style:name="T5583" style:parent-style-name="Domyślnaczcionkaakapitu" style:family="text">
      <style:text-properties fo:background-color="#80FFFF"/>
    </style:style>
    <style:style style:name="T5584" style:parent-style-name="Domyślnaczcionkaakapitu" style:family="text">
      <style:text-properties fo:background-color="#80FFFF"/>
    </style:style>
    <style:style style:name="T5585" style:parent-style-name="Domyślnaczcionkaakapitu" style:family="text">
      <style:text-properties fo:background-color="#80FFFF"/>
    </style:style>
    <style:style style:name="T5586" style:parent-style-name="Domyślnaczcionkaakapitu" style:family="text">
      <style:text-properties fo:background-color="#80FFFF"/>
    </style:style>
    <style:style style:name="T5587" style:parent-style-name="Domyślnaczcionkaakapitu" style:family="text">
      <style:text-properties fo:background-color="#80FFFF"/>
    </style:style>
    <style:style style:name="T5588" style:parent-style-name="Domyślnaczcionkaakapitu" style:family="text">
      <style:text-properties fo:background-color="#80FFFF"/>
    </style:style>
    <style:style style:name="T5589" style:parent-style-name="Domyślnaczcionkaakapitu" style:family="text">
      <style:text-properties fo:background-color="#80FFFF"/>
    </style:style>
    <style:style style:name="T5590" style:parent-style-name="Domyślnaczcionkaakapitu" style:family="text">
      <style:text-properties fo:background-color="#80FFFF"/>
    </style:style>
    <style:style style:name="P5591" style:parent-style-name="Normalny" style:family="paragraph">
      <style:paragraph-properties fo:text-align="justify" fo:line-height="150%" fo:text-indent="0.25in"/>
    </style:style>
    <style:style style:name="T5592" style:parent-style-name="Domyślnaczcionkaakapitu" style:family="text">
      <style:text-properties fo:background-color="#80FFFF"/>
    </style:style>
    <style:style style:name="T5593" style:parent-style-name="Domyślnaczcionkaakapitu" style:family="text">
      <style:text-properties fo:background-color="#80FFFF"/>
    </style:style>
    <style:style style:name="P5594" style:parent-style-name="Normalny" style:family="paragraph">
      <style:paragraph-properties fo:text-align="justify" fo:line-height="150%" fo:text-indent="0.25in"/>
    </style:style>
    <style:style style:name="T5595" style:parent-style-name="Domyślnaczcionkaakapitu" style:family="text">
      <style:text-properties fo:background-color="#80FFFF"/>
    </style:style>
    <style:style style:name="T5596" style:parent-style-name="Domyślnaczcionkaakapitu" style:family="text">
      <style:text-properties fo:background-color="#80FFFF"/>
    </style:style>
    <style:style style:name="T5597" style:parent-style-name="Domyślnaczcionkaakapitu" style:family="text">
      <style:text-properties fo:background-color="#80FFFF"/>
    </style:style>
    <style:style style:name="P5598" style:parent-style-name="Normalny" style:family="paragraph">
      <style:paragraph-properties fo:text-align="justify" fo:line-height="150%" fo:text-indent="0.25in"/>
    </style:style>
    <style:style style:name="T5599" style:parent-style-name="Domyślnaczcionkaakapitu" style:family="text">
      <style:text-properties fo:background-color="#80FFFF"/>
    </style:style>
    <style:style style:name="T5600" style:parent-style-name="Domyślnaczcionkaakapitu" style:family="text">
      <style:text-properties fo:background-color="#80FFFF"/>
    </style:style>
    <style:style style:name="T5601" style:parent-style-name="Domyślnaczcionkaakapitu" style:family="text">
      <style:text-properties fo:background-color="#80FFFF"/>
    </style:style>
    <style:style style:name="T5602" style:parent-style-name="Domyślnaczcionkaakapitu" style:family="text">
      <style:text-properties fo:background-color="#80FFFF"/>
    </style:style>
    <style:style style:name="T5603" style:parent-style-name="Domyślnaczcionkaakapitu" style:family="text">
      <style:text-properties fo:background-color="#80FFFF"/>
    </style:style>
    <style:style style:name="P5604" style:parent-style-name="Normalny" style:family="paragraph">
      <style:paragraph-properties fo:text-align="justify" fo:line-height="150%" fo:text-indent="0.25in"/>
    </style:style>
    <style:style style:name="T5605" style:parent-style-name="Domyślnaczcionkaakapitu" style:family="text">
      <style:text-properties fo:background-color="#80FFFF"/>
    </style:style>
    <style:style style:name="T5606" style:parent-style-name="Domyślnaczcionkaakapitu" style:family="text">
      <style:text-properties fo:background-color="#80FFFF"/>
    </style:style>
    <style:style style:name="T5607" style:parent-style-name="Domyślnaczcionkaakapitu" style:family="text">
      <style:text-properties fo:background-color="#80FFFF"/>
    </style:style>
    <style:style style:name="P5608" style:parent-style-name="Normalny" style:family="paragraph">
      <style:paragraph-properties fo:text-align="justify" fo:line-height="150%" fo:text-indent="0.25in"/>
    </style:style>
    <style:style style:name="T5609" style:parent-style-name="Domyślnaczcionkaakapitu" style:family="text">
      <style:text-properties fo:background-color="#80FFFF"/>
    </style:style>
    <style:style style:name="P5610" style:parent-style-name="Normalny" style:family="paragraph">
      <style:paragraph-properties fo:text-align="justify" fo:line-height="150%" fo:text-indent="0.25in"/>
    </style:style>
    <style:style style:name="T5611" style:parent-style-name="Domyślnaczcionkaakapitu" style:family="text">
      <style:text-properties fo:background-color="#80FFFF"/>
    </style:style>
    <style:style style:name="T5612" style:parent-style-name="Domyślnaczcionkaakapitu" style:family="text">
      <style:text-properties fo:background-color="#80FFFF"/>
    </style:style>
    <style:style style:name="T5613" style:parent-style-name="Domyślnaczcionkaakapitu" style:family="text">
      <style:text-properties fo:background-color="#80FFFF"/>
    </style:style>
    <style:style style:name="T5614" style:parent-style-name="Domyślnaczcionkaakapitu" style:family="text">
      <style:text-properties fo:background-color="#80FFFF"/>
    </style:style>
    <style:style style:name="T5615" style:parent-style-name="Domyślnaczcionkaakapitu" style:family="text">
      <style:text-properties fo:background-color="#80FFFF"/>
    </style:style>
    <style:style style:name="T5616" style:parent-style-name="Domyślnaczcionkaakapitu" style:family="text">
      <style:text-properties fo:background-color="#80FFFF"/>
    </style:style>
    <style:style style:name="T5617" style:parent-style-name="Domyślnaczcionkaakapitu" style:family="text">
      <style:text-properties fo:background-color="#80FFFF"/>
    </style:style>
    <style:style style:name="T5618" style:parent-style-name="Domyślnaczcionkaakapitu" style:family="text">
      <style:text-properties fo:background-color="#80FFFF"/>
    </style:style>
    <style:style style:name="T5619" style:parent-style-name="Domyślnaczcionkaakapitu" style:family="text">
      <style:text-properties fo:background-color="#80FFFF"/>
    </style:style>
    <style:style style:name="T5620" style:parent-style-name="Domyślnaczcionkaakapitu" style:family="text">
      <style:text-properties fo:background-color="#80FFFF"/>
    </style:style>
    <style:style style:name="T5621" style:parent-style-name="Domyślnaczcionkaakapitu" style:family="text">
      <style:text-properties fo:background-color="#80FFFF"/>
    </style:style>
    <style:style style:name="P5622" style:parent-style-name="Normalny" style:family="paragraph">
      <style:paragraph-properties fo:text-align="justify" fo:line-height="150%" fo:text-indent="0.25in"/>
    </style:style>
    <style:style style:name="T5623" style:parent-style-name="Domyślnaczcionkaakapitu" style:family="text">
      <style:text-properties fo:background-color="#80FFFF"/>
    </style:style>
    <style:style style:name="T5624" style:parent-style-name="Domyślnaczcionkaakapitu" style:family="text">
      <style:text-properties fo:background-color="#80FFFF"/>
    </style:style>
    <style:style style:name="T5625" style:parent-style-name="Domyślnaczcionkaakapitu" style:family="text">
      <style:text-properties fo:background-color="#80FFFF"/>
    </style:style>
    <style:style style:name="T5626" style:parent-style-name="Domyślnaczcionkaakapitu" style:family="text">
      <style:text-properties fo:background-color="#80FFFF"/>
    </style:style>
    <style:style style:name="T5627" style:parent-style-name="Domyślnaczcionkaakapitu" style:family="text">
      <style:text-properties fo:background-color="#80FFFF"/>
    </style:style>
    <style:style style:name="T5628" style:parent-style-name="Domyślnaczcionkaakapitu" style:family="text">
      <style:text-properties fo:background-color="#80FFFF"/>
    </style:style>
    <style:style style:name="T5629" style:parent-style-name="Domyślnaczcionkaakapitu" style:family="text">
      <style:text-properties fo:background-color="#80FFFF"/>
    </style:style>
    <style:style style:name="T5630" style:parent-style-name="Domyślnaczcionkaakapitu" style:family="text">
      <style:text-properties fo:background-color="#80FFFF"/>
    </style:style>
    <style:style style:name="P5631" style:parent-style-name="Normalny" style:family="paragraph">
      <style:paragraph-properties fo:text-align="justify" fo:line-height="150%"/>
    </style:style>
    <style:style style:name="T5632" style:parent-style-name="Domyślnaczcionkaakapitu" style:family="text">
      <style:text-properties fo:background-color="#80FFFF"/>
    </style:style>
    <style:style style:name="T5633" style:parent-style-name="Domyślnaczcionkaakapitu" style:family="text">
      <style:text-properties fo:background-color="#80FFFF"/>
    </style:style>
    <style:style style:name="P5634" style:parent-style-name="Normalny" style:family="paragraph">
      <style:paragraph-properties fo:text-align="justify" fo:line-height="150%"/>
    </style:style>
    <style:style style:name="T5635" style:parent-style-name="Domyślnaczcionkaakapitu" style:family="text">
      <style:text-properties style:text-underline-type="single" style:text-underline-style="solid" style:text-underline-width="auto" style:text-underline-mode="continuous"/>
    </style:style>
    <style:style style:name="P5636" style:parent-style-name="Normalny" style:family="paragraph">
      <style:paragraph-properties fo:text-align="justify" fo:line-height="150%" fo:text-indent="0.25in"/>
    </style:style>
    <style:style style:name="T5637" style:parent-style-name="Domyślnaczcionkaakapitu" style:family="text">
      <style:text-properties fo:background-color="#80FFFF"/>
    </style:style>
    <style:style style:name="T5638" style:parent-style-name="Domyślnaczcionkaakapitu" style:family="text">
      <style:text-properties fo:background-color="#80FFFF"/>
    </style:style>
    <style:style style:name="T5639" style:parent-style-name="Domyślnaczcionkaakapitu" style:family="text">
      <style:text-properties fo:background-color="#80FFFF"/>
    </style:style>
    <style:style style:name="T5640" style:parent-style-name="Domyślnaczcionkaakapitu" style:family="text">
      <style:text-properties fo:background-color="#80FFFF"/>
    </style:style>
    <style:style style:name="T5641" style:parent-style-name="Domyślnaczcionkaakapitu" style:family="text">
      <style:text-properties fo:background-color="#80FFFF"/>
    </style:style>
    <style:style style:name="T5642" style:parent-style-name="Domyślnaczcionkaakapitu" style:family="text">
      <style:text-properties fo:background-color="#80FFFF"/>
    </style:style>
    <style:style style:name="T5643" style:parent-style-name="Domyślnaczcionkaakapitu" style:family="text">
      <style:text-properties fo:background-color="#80FFFF"/>
    </style:style>
    <style:style style:name="P5644" style:parent-style-name="Normalny" style:family="paragraph">
      <style:paragraph-properties fo:text-align="justify" fo:line-height="150%" fo:text-indent="0.25in"/>
    </style:style>
    <style:style style:name="T5645" style:parent-style-name="Domyślnaczcionkaakapitu" style:family="text">
      <style:text-properties fo:background-color="#80FFFF"/>
    </style:style>
    <style:style style:name="P5646" style:parent-style-name="Normalny" style:family="paragraph">
      <style:paragraph-properties fo:text-align="justify" fo:line-height="150%" fo:text-indent="0.25in"/>
    </style:style>
    <style:style style:name="T5647" style:parent-style-name="Domyślnaczcionkaakapitu" style:family="text">
      <style:text-properties fo:background-color="#80FFFF"/>
    </style:style>
    <style:style style:name="T5648" style:parent-style-name="Domyślnaczcionkaakapitu" style:family="text">
      <style:text-properties fo:background-color="#80FFFF"/>
    </style:style>
    <style:style style:name="T5649" style:parent-style-name="Domyślnaczcionkaakapitu" style:family="text">
      <style:text-properties fo:background-color="#80FFFF"/>
    </style:style>
    <style:style style:name="T5650" style:parent-style-name="Domyślnaczcionkaakapitu" style:family="text">
      <style:text-properties fo:background-color="#80FFFF"/>
    </style:style>
    <style:style style:name="P5651" style:parent-style-name="Normalny" style:family="paragraph">
      <style:paragraph-properties fo:text-align="justify" fo:line-height="150%" fo:text-indent="0.25in"/>
    </style:style>
    <style:style style:name="T5652" style:parent-style-name="Domyślnaczcionkaakapitu" style:family="text">
      <style:text-properties fo:background-color="#80FFFF"/>
    </style:style>
    <style:style style:name="T5653" style:parent-style-name="Domyślnaczcionkaakapitu" style:family="text">
      <style:text-properties fo:background-color="#80FFFF"/>
    </style:style>
    <style:style style:name="T5654" style:parent-style-name="Domyślnaczcionkaakapitu" style:family="text">
      <style:text-properties fo:background-color="#80FFFF"/>
    </style:style>
    <style:style style:name="T5655" style:parent-style-name="Domyślnaczcionkaakapitu" style:family="text">
      <style:text-properties fo:background-color="#80FFFF"/>
    </style:style>
    <style:style style:name="T5656" style:parent-style-name="Domyślnaczcionkaakapitu" style:family="text">
      <style:text-properties fo:background-color="#80FFFF"/>
    </style:style>
    <style:style style:name="T5657" style:parent-style-name="Domyślnaczcionkaakapitu" style:family="text">
      <style:text-properties fo:background-color="#80FFFF"/>
    </style:style>
    <style:style style:name="P5658" style:parent-style-name="Normalny" style:family="paragraph">
      <style:paragraph-properties fo:text-align="justify" fo:line-height="150%" fo:text-indent="0.25in"/>
    </style:style>
    <style:style style:name="T5659" style:parent-style-name="Domyślnaczcionkaakapitu" style:family="text">
      <style:text-properties fo:background-color="#80FFFF"/>
    </style:style>
    <style:style style:name="T5660" style:parent-style-name="Domyślnaczcionkaakapitu" style:family="text">
      <style:text-properties fo:background-color="#80FFFF"/>
    </style:style>
    <style:style style:name="T5661" style:parent-style-name="Domyślnaczcionkaakapitu" style:family="text">
      <style:text-properties fo:background-color="#80FFFF"/>
    </style:style>
    <style:style style:name="P5662" style:parent-style-name="Normalny" style:family="paragraph">
      <style:paragraph-properties fo:text-align="justify" fo:line-height="150%" fo:text-indent="0.25in"/>
    </style:style>
    <style:style style:name="T5663" style:parent-style-name="Domyślnaczcionkaakapitu" style:family="text">
      <style:text-properties fo:background-color="#80FFFF"/>
    </style:style>
    <style:style style:name="T5664" style:parent-style-name="Domyślnaczcionkaakapitu" style:family="text">
      <style:text-properties fo:background-color="#80FFFF"/>
    </style:style>
    <style:style style:name="T5665" style:parent-style-name="Domyślnaczcionkaakapitu" style:family="text">
      <style:text-properties fo:background-color="#80FFFF"/>
    </style:style>
    <style:style style:name="P5666" style:parent-style-name="Normalny" style:family="paragraph">
      <style:paragraph-properties fo:text-align="justify" fo:line-height="150%" fo:text-indent="0.25in"/>
    </style:style>
    <style:style style:name="T5667" style:parent-style-name="Domyślnaczcionkaakapitu" style:family="text">
      <style:text-properties fo:background-color="#80FFFF"/>
    </style:style>
    <style:style style:name="T5668" style:parent-style-name="Domyślnaczcionkaakapitu" style:family="text">
      <style:text-properties fo:background-color="#80FFFF"/>
    </style:style>
    <style:style style:name="T5669" style:parent-style-name="Domyślnaczcionkaakapitu" style:family="text">
      <style:text-properties fo:background-color="#80FFFF"/>
    </style:style>
    <style:style style:name="T5670" style:parent-style-name="Domyślnaczcionkaakapitu" style:family="text">
      <style:text-properties fo:background-color="#80FFFF"/>
    </style:style>
    <style:style style:name="T5671" style:parent-style-name="Domyślnaczcionkaakapitu" style:family="text">
      <style:text-properties fo:background-color="#80FFFF"/>
    </style:style>
    <style:style style:name="T5672" style:parent-style-name="Domyślnaczcionkaakapitu" style:family="text">
      <style:text-properties fo:background-color="#80FFFF"/>
    </style:style>
    <style:style style:name="T5673" style:parent-style-name="Domyślnaczcionkaakapitu" style:family="text">
      <style:text-properties fo:background-color="#80FFFF"/>
    </style:style>
    <style:style style:name="T5674" style:parent-style-name="Domyślnaczcionkaakapitu" style:family="text">
      <style:text-properties fo:background-color="#80FFFF"/>
    </style:style>
    <style:style style:name="P5675" style:parent-style-name="Normalny" style:family="paragraph">
      <style:paragraph-properties fo:text-align="justify" fo:line-height="150%" fo:text-indent="0.25in"/>
    </style:style>
    <style:style style:name="P5676" style:parent-style-name="Normalny" style:family="paragraph">
      <style:paragraph-properties fo:text-align="justify" fo:line-height="150%" fo:text-indent="0.25in"/>
    </style:style>
    <style:style style:name="P5677" style:parent-style-name="Normalny" style:family="paragraph">
      <style:paragraph-properties fo:text-align="justify" fo:line-height="150%"/>
    </style:style>
    <style:style style:name="T5678" style:parent-style-name="Domyślnaczcionkaakapitu" style:family="text">
      <style:text-properties style:text-underline-type="single" style:text-underline-style="solid" style:text-underline-width="auto" style:text-underline-mode="continuous"/>
    </style:style>
    <style:style style:name="P5679" style:parent-style-name="Normalny" style:family="paragraph">
      <style:paragraph-properties fo:text-align="justify" fo:line-height="150%" fo:text-indent="0.25in"/>
    </style:style>
    <style:style style:name="P5680" style:parent-style-name="Normalny" style:family="paragraph">
      <style:paragraph-properties fo:text-align="justify" fo:line-height="150%" fo:text-indent="0.25in"/>
    </style:style>
    <style:style style:name="P5681" style:parent-style-name="Normalny" style:family="paragraph">
      <style:paragraph-properties fo:text-align="justify" fo:line-height="150%"/>
    </style:style>
    <style:style style:name="T5682" style:parent-style-name="Domyślnaczcionkaakapitu" style:family="text">
      <style:text-properties style:text-underline-type="single" style:text-underline-style="solid" style:text-underline-width="auto" style:text-underline-mode="continuous"/>
    </style:style>
    <style:style style:name="P5683" style:parent-style-name="Normalny" style:family="paragraph">
      <style:paragraph-properties fo:text-align="justify" fo:line-height="150%" fo:text-indent="0.25in"/>
    </style:style>
    <style:style style:name="T5684" style:parent-style-name="Domyślnaczcionkaakapitu" style:family="text">
      <style:text-properties fo:background-color="#80FFFF"/>
    </style:style>
    <style:style style:name="T5685" style:parent-style-name="Domyślnaczcionkaakapitu" style:family="text">
      <style:text-properties fo:background-color="#80FFFF"/>
    </style:style>
    <style:style style:name="T5686" style:parent-style-name="Domyślnaczcionkaakapitu" style:family="text">
      <style:text-properties fo:background-color="#80FFFF"/>
    </style:style>
    <style:style style:name="T5687" style:parent-style-name="Domyślnaczcionkaakapitu" style:family="text">
      <style:text-properties fo:background-color="#80FFFF"/>
    </style:style>
    <style:style style:name="T5688" style:parent-style-name="Domyślnaczcionkaakapitu" style:family="text">
      <style:text-properties fo:background-color="#80FFFF"/>
    </style:style>
    <style:style style:name="T5689" style:parent-style-name="Domyślnaczcionkaakapitu" style:family="text">
      <style:text-properties fo:background-color="#80FFFF"/>
    </style:style>
    <style:style style:name="T5690" style:parent-style-name="Domyślnaczcionkaakapitu" style:family="text">
      <style:text-properties fo:background-color="#80FFFF"/>
    </style:style>
    <style:style style:name="T5691" style:parent-style-name="Domyślnaczcionkaakapitu" style:family="text">
      <style:text-properties fo:background-color="#80FFFF"/>
    </style:style>
    <style:style style:name="T5692" style:parent-style-name="Domyślnaczcionkaakapitu" style:family="text">
      <style:text-properties fo:background-color="#80FFFF"/>
    </style:style>
    <style:style style:name="P5693" style:parent-style-name="Normalny" style:family="paragraph">
      <style:paragraph-properties fo:text-align="justify" fo:line-height="150%" fo:text-indent="0.25in"/>
    </style:style>
    <style:style style:name="T5694" style:parent-style-name="Domyślnaczcionkaakapitu" style:family="text">
      <style:text-properties fo:background-color="#80FFFF"/>
    </style:style>
    <style:style style:name="T5695" style:parent-style-name="Domyślnaczcionkaakapitu" style:family="text">
      <style:text-properties fo:background-color="#80FFFF"/>
    </style:style>
    <style:style style:name="T5696" style:parent-style-name="Domyślnaczcionkaakapitu" style:family="text">
      <style:text-properties fo:background-color="#80FFFF"/>
    </style:style>
    <style:style style:name="T5697" style:parent-style-name="Domyślnaczcionkaakapitu" style:family="text">
      <style:text-properties fo:background-color="#80FFFF"/>
    </style:style>
    <style:style style:name="T5698" style:parent-style-name="Domyślnaczcionkaakapitu" style:family="text">
      <style:text-properties fo:background-color="#80FFFF"/>
    </style:style>
    <style:style style:name="T5699" style:parent-style-name="Domyślnaczcionkaakapitu" style:family="text">
      <style:text-properties fo:background-color="#80FFFF"/>
    </style:style>
    <style:style style:name="T5700" style:parent-style-name="Domyślnaczcionkaakapitu" style:family="text">
      <style:text-properties fo:background-color="#80FFFF"/>
    </style:style>
    <style:style style:name="T5701" style:parent-style-name="Domyślnaczcionkaakapitu" style:family="text">
      <style:text-properties fo:background-color="#80FFFF"/>
    </style:style>
    <style:style style:name="T5702" style:parent-style-name="Domyślnaczcionkaakapitu" style:family="text">
      <style:text-properties fo:background-color="#80FFFF"/>
    </style:style>
    <style:style style:name="T5703" style:parent-style-name="Domyślnaczcionkaakapitu" style:family="text">
      <style:text-properties fo:background-color="#80FFFF"/>
    </style:style>
    <style:style style:name="T5704" style:parent-style-name="Domyślnaczcionkaakapitu" style:family="text">
      <style:text-properties fo:background-color="#80FFFF"/>
    </style:style>
    <style:style style:name="T5705" style:parent-style-name="Domyślnaczcionkaakapitu" style:family="text">
      <style:text-properties fo:background-color="#80FFFF"/>
    </style:style>
    <style:style style:name="T5706" style:parent-style-name="Domyślnaczcionkaakapitu" style:family="text">
      <style:text-properties fo:background-color="#80FFFF"/>
    </style:style>
    <style:style style:name="T5707" style:parent-style-name="Domyślnaczcionkaakapitu" style:family="text">
      <style:text-properties fo:background-color="#80FFFF"/>
    </style:style>
    <style:style style:name="T5708" style:parent-style-name="Domyślnaczcionkaakapitu" style:family="text">
      <style:text-properties fo:background-color="#80FFFF"/>
    </style:style>
    <style:style style:name="T5709" style:parent-style-name="Domyślnaczcionkaakapitu" style:family="text">
      <style:text-properties fo:background-color="#80FFFF"/>
    </style:style>
    <style:style style:name="T5710" style:parent-style-name="Domyślnaczcionkaakapitu" style:family="text">
      <style:text-properties fo:background-color="#80FFFF"/>
    </style:style>
    <style:style style:name="T5711" style:parent-style-name="Domyślnaczcionkaakapitu" style:family="text">
      <style:text-properties fo:background-color="#80FFFF"/>
    </style:style>
    <style:style style:name="T5712" style:parent-style-name="Domyślnaczcionkaakapitu" style:family="text">
      <style:text-properties fo:background-color="#80FFFF"/>
    </style:style>
    <style:style style:name="T5713" style:parent-style-name="Domyślnaczcionkaakapitu" style:family="text">
      <style:text-properties fo:background-color="#80FFFF"/>
    </style:style>
    <style:style style:name="P5714" style:parent-style-name="Normalny" style:family="paragraph">
      <style:paragraph-properties fo:text-align="justify" fo:line-height="150%" fo:text-indent="0.25in"/>
    </style:style>
    <style:style style:name="T5715" style:parent-style-name="Domyślnaczcionkaakapitu" style:family="text">
      <style:text-properties fo:background-color="#80FFFF"/>
    </style:style>
    <style:style style:name="P5716" style:parent-style-name="Normalny" style:family="paragraph">
      <style:paragraph-properties fo:text-align="justify" fo:line-height="150%" fo:text-indent="0.25in"/>
    </style:style>
    <style:style style:name="T5717" style:parent-style-name="Domyślnaczcionkaakapitu" style:family="text">
      <style:text-properties fo:background-color="#80FFFF"/>
    </style:style>
    <style:style style:name="T5718" style:parent-style-name="Domyślnaczcionkaakapitu" style:family="text">
      <style:text-properties fo:background-color="#80FFFF"/>
    </style:style>
    <style:style style:name="T5719" style:parent-style-name="Domyślnaczcionkaakapitu" style:family="text">
      <style:text-properties fo:background-color="#80FFFF"/>
    </style:style>
    <style:style style:name="T5720" style:parent-style-name="Domyślnaczcionkaakapitu" style:family="text">
      <style:text-properties fo:background-color="#80FFFF"/>
    </style:style>
    <style:style style:name="T5721" style:parent-style-name="Domyślnaczcionkaakapitu" style:family="text">
      <style:text-properties fo:background-color="#80FFFF"/>
    </style:style>
    <style:style style:name="T5722" style:parent-style-name="Domyślnaczcionkaakapitu" style:family="text">
      <style:text-properties fo:background-color="#80FFFF"/>
    </style:style>
    <style:style style:name="T5723" style:parent-style-name="Domyślnaczcionkaakapitu" style:family="text">
      <style:text-properties fo:background-color="#80FFFF"/>
    </style:style>
    <style:style style:name="T5724" style:parent-style-name="Domyślnaczcionkaakapitu" style:family="text">
      <style:text-properties fo:background-color="#80FFFF"/>
    </style:style>
    <style:style style:name="P5725" style:parent-style-name="Normalny" style:family="paragraph">
      <style:paragraph-properties fo:text-align="justify" fo:line-height="150%" fo:text-indent="0.25in"/>
    </style:style>
    <style:style style:name="T5726" style:parent-style-name="Domyślnaczcionkaakapitu" style:family="text">
      <style:text-properties fo:background-color="#80FFFF"/>
    </style:style>
    <style:style style:name="T5727" style:parent-style-name="Domyślnaczcionkaakapitu" style:family="text">
      <style:text-properties fo:background-color="#80FFFF"/>
    </style:style>
    <style:style style:name="T5728" style:parent-style-name="Domyślnaczcionkaakapitu" style:family="text">
      <style:text-properties fo:background-color="#80FFFF"/>
    </style:style>
    <style:style style:name="T5729" style:parent-style-name="Domyślnaczcionkaakapitu" style:family="text">
      <style:text-properties fo:background-color="#80FFFF"/>
    </style:style>
    <style:style style:name="T5730" style:parent-style-name="Domyślnaczcionkaakapitu" style:family="text">
      <style:text-properties fo:background-color="#80FFFF"/>
    </style:style>
    <style:style style:name="T5731" style:parent-style-name="Domyślnaczcionkaakapitu" style:family="text">
      <style:text-properties fo:background-color="#80FFFF"/>
    </style:style>
    <style:style style:name="P5732" style:parent-style-name="Normalny" style:family="paragraph">
      <style:paragraph-properties fo:text-align="justify" fo:line-height="150%" fo:text-indent="0.25in"/>
    </style:style>
    <style:style style:name="T5733" style:parent-style-name="Domyślnaczcionkaakapitu" style:family="text">
      <style:text-properties fo:background-color="#80FFFF"/>
    </style:style>
    <style:style style:name="T5734" style:parent-style-name="Domyślnaczcionkaakapitu" style:family="text">
      <style:text-properties fo:background-color="#80FFFF"/>
    </style:style>
    <style:style style:name="T5735" style:parent-style-name="Domyślnaczcionkaakapitu" style:family="text">
      <style:text-properties fo:background-color="#80FFFF"/>
    </style:style>
    <style:style style:name="T5736" style:parent-style-name="Domyślnaczcionkaakapitu" style:family="text">
      <style:text-properties fo:background-color="#80FFFF"/>
    </style:style>
    <style:style style:name="T5737" style:parent-style-name="Domyślnaczcionkaakapitu" style:family="text">
      <style:text-properties fo:background-color="#80FFFF"/>
    </style:style>
    <style:style style:name="T5738" style:parent-style-name="Domyślnaczcionkaakapitu" style:family="text">
      <style:text-properties fo:background-color="#80FFFF"/>
    </style:style>
    <style:style style:name="T5739" style:parent-style-name="Domyślnaczcionkaakapitu" style:family="text">
      <style:text-properties fo:background-color="#80FFFF"/>
    </style:style>
    <style:style style:name="T5740" style:parent-style-name="Domyślnaczcionkaakapitu" style:family="text">
      <style:text-properties fo:background-color="#80FFFF"/>
    </style:style>
    <style:style style:name="P5741" style:parent-style-name="Normalny" style:family="paragraph">
      <style:paragraph-properties fo:text-align="justify" fo:line-height="150%" fo:text-indent="0.25in"/>
    </style:style>
    <style:style style:name="P5742" style:parent-style-name="Normalny" style:family="paragraph">
      <style:paragraph-properties fo:text-align="justify" fo:line-height="150%"/>
    </style:style>
    <style:style style:name="T5743" style:parent-style-name="Domyślnaczcionkaakapitu" style:family="text">
      <style:text-properties fo:background-color="#80FFFF" style:text-underline-type="single" style:text-underline-style="solid" style:text-underline-width="auto" style:text-underline-mode="continuous"/>
    </style:style>
    <style:style style:name="T5744" style:parent-style-name="Domyślnaczcionkaakapitu" style:family="text">
      <style:text-properties style:text-underline-type="single" style:text-underline-style="solid" style:text-underline-width="auto" style:text-underline-mode="continuous"/>
    </style:style>
    <style:style style:name="T5745" style:parent-style-name="Domyślnaczcionkaakapitu" style:family="text">
      <style:text-properties fo:background-color="#80FFFF" style:text-underline-type="single" style:text-underline-style="solid" style:text-underline-width="auto" style:text-underline-mode="continuous"/>
    </style:style>
    <style:style style:name="T5746" style:parent-style-name="Domyślnaczcionkaakapitu" style:family="text">
      <style:text-properties style:text-underline-type="single" style:text-underline-style="solid" style:text-underline-width="auto" style:text-underline-mode="continuous"/>
    </style:style>
    <style:style style:name="P5747" style:parent-style-name="Normalny" style:family="paragraph">
      <style:paragraph-properties fo:text-align="justify" fo:line-height="150%" fo:text-indent="0.25in"/>
    </style:style>
    <style:style style:name="P5748" style:parent-style-name="Normalny" style:family="paragraph">
      <style:paragraph-properties fo:text-align="justify" fo:line-height="150%"/>
    </style:style>
    <style:style style:name="T5749" style:parent-style-name="Domyślnaczcionkaakapitu" style:family="text">
      <style:text-properties style:text-underline-type="single" style:text-underline-style="solid" style:text-underline-width="auto" style:text-underline-mode="continuous"/>
    </style:style>
    <style:style style:name="T5750" style:parent-style-name="Domyślnaczcionkaakapitu" style:family="text">
      <style:text-properties fo:background-color="#80FFFF" style:text-underline-type="single" style:text-underline-style="solid" style:text-underline-width="auto" style:text-underline-mode="continuous"/>
    </style:style>
    <style:style style:name="T5751" style:parent-style-name="Domyślnaczcionkaakapitu" style:family="text">
      <style:text-properties style:text-underline-type="single" style:text-underline-style="solid" style:text-underline-width="auto" style:text-underline-mode="continuous"/>
    </style:style>
    <style:style style:name="P5752" style:parent-style-name="Normalny" style:family="paragraph">
      <style:paragraph-properties fo:text-align="justify" fo:line-height="150%" fo:text-indent="0.25in"/>
    </style:style>
    <style:style style:name="T5753" style:parent-style-name="Domyślnaczcionkaakapitu" style:family="text">
      <style:text-properties fo:background-color="#80FFFF"/>
    </style:style>
    <style:style style:name="T5754" style:parent-style-name="Domyślnaczcionkaakapitu" style:family="text">
      <style:text-properties fo:background-color="#80FFFF"/>
    </style:style>
    <style:style style:name="T5755" style:parent-style-name="Domyślnaczcionkaakapitu" style:family="text">
      <style:text-properties fo:background-color="#80FFFF"/>
    </style:style>
    <style:style style:name="T5756" style:parent-style-name="Domyślnaczcionkaakapitu" style:family="text">
      <style:text-properties fo:background-color="#80FFFF"/>
    </style:style>
    <style:style style:name="T5757" style:parent-style-name="Domyślnaczcionkaakapitu" style:family="text">
      <style:text-properties fo:background-color="#80FFFF"/>
    </style:style>
    <style:style style:name="T5758" style:parent-style-name="Domyślnaczcionkaakapitu" style:family="text">
      <style:text-properties fo:background-color="#80FFFF"/>
    </style:style>
    <style:style style:name="T5759" style:parent-style-name="Domyślnaczcionkaakapitu" style:family="text">
      <style:text-properties fo:background-color="#80FFFF"/>
    </style:style>
    <style:style style:name="T5760" style:parent-style-name="Domyślnaczcionkaakapitu" style:family="text">
      <style:text-properties fo:background-color="#80FFFF"/>
    </style:style>
    <style:style style:name="T5761" style:parent-style-name="Domyślnaczcionkaakapitu" style:family="text">
      <style:text-properties fo:background-color="#80FFFF"/>
    </style:style>
    <style:style style:name="P5762" style:parent-style-name="Normalny" style:family="paragraph">
      <style:paragraph-properties fo:text-align="justify" fo:line-height="150%" fo:text-indent="0.25in"/>
    </style:style>
    <style:style style:name="P5763" style:parent-style-name="Normalny" style:family="paragraph">
      <style:paragraph-properties fo:text-align="justify" fo:line-height="150%">
        <style:tab-stops>
          <style:tab-stop style:type="left" style:position="2.8756in"/>
        </style:tab-stops>
      </style:paragraph-properties>
    </style:style>
    <style:style style:name="T5764" style:parent-style-name="Domyślnaczcionkaakapitu" style:family="text">
      <style:text-properties style:text-underline-type="single" style:text-underline-style="solid" style:text-underline-width="auto" style:text-underline-mode="continuous"/>
    </style:style>
    <style:style style:name="P5765" style:parent-style-name="Normalny" style:family="paragraph">
      <style:paragraph-properties fo:text-align="justify" fo:line-height="150%" fo:text-indent="0.2479in">
        <style:tab-stops>
          <style:tab-stop style:type="left" style:position="2.8756in"/>
        </style:tab-stops>
      </style:paragraph-properties>
    </style:style>
    <style:style style:name="T5766" style:parent-style-name="Domyślnaczcionkaakapitu" style:family="text">
      <style:text-properties fo:background-color="#80FFFF"/>
    </style:style>
    <style:style style:name="P5767" style:parent-style-name="Normalny" style:family="paragraph">
      <style:paragraph-properties fo:text-align="justify" fo:line-height="150%" fo:text-indent="0.2479in">
        <style:tab-stops>
          <style:tab-stop style:type="left" style:position="2.8756in"/>
        </style:tab-stops>
      </style:paragraph-properties>
    </style:style>
    <style:style style:name="P5768" style:parent-style-name="Normalny" style:family="paragraph">
      <style:paragraph-properties fo:text-align="justify" fo:line-height="150%" fo:text-indent="0.2479in">
        <style:tab-stops>
          <style:tab-stop style:type="left" style:position="2.8756in"/>
        </style:tab-stops>
      </style:paragraph-properties>
    </style:style>
    <style:style style:name="T5769" style:parent-style-name="Domyślnaczcionkaakapitu" style:family="text">
      <style:text-properties fo:background-color="#80FFFF"/>
    </style:style>
    <style:style style:name="T5770" style:parent-style-name="Domyślnaczcionkaakapitu" style:family="text">
      <style:text-properties fo:background-color="#80FFFF"/>
    </style:style>
    <style:style style:name="P5771" style:parent-style-name="Normalny" style:family="paragraph">
      <style:paragraph-properties fo:text-align="justify" fo:line-height="150%">
        <style:tab-stops>
          <style:tab-stop style:type="left" style:position="2.8756in"/>
        </style:tab-stops>
      </style:paragraph-properties>
    </style:style>
    <style:style style:name="T5772" style:parent-style-name="Domyślnaczcionkaakapitu" style:family="text">
      <style:text-properties fo:background-color="#80FFFF"/>
    </style:style>
    <style:style style:name="P5773" style:parent-style-name="Normalny" style:family="paragraph">
      <style:paragraph-properties fo:text-align="justify" fo:line-height="150%"/>
    </style:style>
    <style:style style:name="T5774" style:parent-style-name="Domyślnaczcionkaakapitu" style:family="text">
      <style:text-properties style:text-underline-type="single" style:text-underline-style="solid" style:text-underline-width="auto" style:text-underline-mode="continuous"/>
    </style:style>
    <style:style style:name="P5775" style:parent-style-name="Normalny" style:family="paragraph">
      <style:paragraph-properties fo:text-align="justify" fo:line-height="150%" fo:text-indent="0.25in"/>
    </style:style>
    <style:style style:name="T5776" style:parent-style-name="Domyślnaczcionkaakapitu" style:family="text">
      <style:text-properties fo:background-color="#80FFFF"/>
    </style:style>
    <style:style style:name="T5777" style:parent-style-name="Domyślnaczcionkaakapitu" style:family="text">
      <style:text-properties fo:background-color="#80FFFF"/>
    </style:style>
    <style:style style:name="P5778" style:parent-style-name="Normalny" style:family="paragraph">
      <style:paragraph-properties fo:text-align="justify" fo:line-height="150%"/>
    </style:style>
    <style:style style:name="T5779" style:parent-style-name="Domyślnaczcionkaakapitu" style:family="text">
      <style:text-properties fo:background-color="#80FFFF"/>
    </style:style>
    <style:style style:name="P5780" style:parent-style-name="Normalny" style:family="paragraph">
      <style:paragraph-properties fo:text-align="justify" fo:line-height="150%"/>
    </style:style>
    <style:style style:name="T5781" style:parent-style-name="Domyślnaczcionkaakapitu" style:family="text">
      <style:text-properties style:text-underline-type="single" style:text-underline-style="solid" style:text-underline-width="auto" style:text-underline-mode="continuous"/>
    </style:style>
    <style:style style:name="P5782" style:parent-style-name="Normalny" style:family="paragraph">
      <style:paragraph-properties fo:text-align="justify" fo:line-height="150%" fo:text-indent="0.25in"/>
    </style:style>
    <style:style style:name="T5783" style:parent-style-name="Domyślnaczcionkaakapitu" style:family="text">
      <style:text-properties fo:background-color="#80FFFF"/>
    </style:style>
    <style:style style:name="T5784" style:parent-style-name="Domyślnaczcionkaakapitu" style:family="text">
      <style:text-properties fo:background-color="#80FFFF"/>
    </style:style>
    <style:style style:name="T5785" style:parent-style-name="Domyślnaczcionkaakapitu" style:family="text">
      <style:text-properties fo:background-color="#80FFFF"/>
    </style:style>
    <style:style style:name="P5786" style:parent-style-name="Normalny" style:family="paragraph">
      <style:paragraph-properties fo:text-align="justify" fo:line-height="150%"/>
    </style:style>
    <style:style style:name="P5787" style:parent-style-name="Normalny" style:family="paragraph">
      <style:paragraph-properties fo:text-align="justify" fo:line-height="150%"/>
    </style:style>
    <style:style style:name="T5788" style:parent-style-name="Domyślnaczcionkaakapitu" style:family="text">
      <style:text-properties fo:background-color="#80FFFF"/>
    </style:style>
    <style:style style:name="P5789" style:parent-style-name="Normalny" style:family="paragraph">
      <style:paragraph-properties fo:text-align="justify" fo:line-height="150%"/>
    </style:style>
    <style:style style:name="T5790" style:parent-style-name="Domyślnaczcionkaakapitu" style:family="text">
      <style:text-properties fo:background-color="#80FFFF"/>
    </style:style>
    <style:style style:name="T5791" style:parent-style-name="Domyślnaczcionkaakapitu" style:family="text">
      <style:text-properties fo:background-color="#80FFFF"/>
    </style:style>
    <style:style style:name="P5792" style:parent-style-name="Normalny" style:family="paragraph">
      <style:paragraph-properties fo:text-align="justify" fo:line-height="150%"/>
    </style:style>
    <style:style style:name="T5793" style:parent-style-name="Domyślnaczcionkaakapitu" style:family="text">
      <style:text-properties style:text-underline-type="single" style:text-underline-style="solid" style:text-underline-width="auto" style:text-underline-mode="continuous"/>
    </style:style>
    <style:style style:name="T5794" style:parent-style-name="Domyślnaczcionkaakapitu" style:family="text">
      <style:text-properties fo:background-color="#80FFFF" style:text-underline-type="single" style:text-underline-style="solid" style:text-underline-width="auto" style:text-underline-mode="continuous"/>
    </style:style>
    <style:style style:name="T5795" style:parent-style-name="Domyślnaczcionkaakapitu" style:family="text">
      <style:text-properties style:text-underline-type="single" style:text-underline-style="solid" style:text-underline-width="auto" style:text-underline-mode="continuous"/>
    </style:style>
    <style:style style:name="T5796" style:parent-style-name="Domyślnaczcionkaakapitu" style:family="text">
      <style:text-properties fo:background-color="#80FFFF" style:text-underline-type="single" style:text-underline-style="solid" style:text-underline-width="auto" style:text-underline-mode="continuous"/>
    </style:style>
    <style:style style:name="T5797" style:parent-style-name="Domyślnaczcionkaakapitu" style:family="text">
      <style:text-properties style:text-underline-type="single" style:text-underline-style="solid" style:text-underline-width="auto" style:text-underline-mode="continuous"/>
    </style:style>
    <style:style style:name="T5798" style:parent-style-name="Domyślnaczcionkaakapitu" style:family="text">
      <style:text-properties fo:background-color="#80FFFF" style:text-underline-type="single" style:text-underline-style="solid" style:text-underline-width="auto" style:text-underline-mode="continuous"/>
    </style:style>
    <style:style style:name="T5799" style:parent-style-name="Domyślnaczcionkaakapitu" style:family="text">
      <style:text-properties fo:background-color="#80FFFF"/>
    </style:style>
    <style:style style:name="P5800" style:parent-style-name="Normalny" style:family="paragraph">
      <style:paragraph-properties fo:text-align="justify" fo:line-height="150%" fo:text-indent="0.25in"/>
    </style:style>
    <style:style style:name="T5801" style:parent-style-name="Domyślnaczcionkaakapitu" style:family="text">
      <style:text-properties fo:background-color="#80FFFF"/>
    </style:style>
    <style:style style:name="T5802" style:parent-style-name="Domyślnaczcionkaakapitu" style:family="text">
      <style:text-properties fo:background-color="#80FFFF"/>
    </style:style>
    <style:style style:name="P5803" style:parent-style-name="Normalny" style:family="paragraph">
      <style:paragraph-properties fo:text-align="justify" fo:line-height="150%" fo:text-indent="0.25in"/>
    </style:style>
    <style:style style:name="T5804" style:parent-style-name="Domyślnaczcionkaakapitu" style:family="text">
      <style:text-properties fo:background-color="#80FFFF"/>
    </style:style>
    <style:style style:name="T5805" style:parent-style-name="Domyślnaczcionkaakapitu" style:family="text">
      <style:text-properties fo:background-color="#80FFFF"/>
    </style:style>
    <style:style style:name="T5806" style:parent-style-name="Domyślnaczcionkaakapitu" style:family="text">
      <style:text-properties fo:background-color="#80FFFF"/>
    </style:style>
    <style:style style:name="T5807" style:parent-style-name="Domyślnaczcionkaakapitu" style:family="text">
      <style:text-properties fo:background-color="#80FFFF"/>
    </style:style>
    <style:style style:name="T5808" style:parent-style-name="Domyślnaczcionkaakapitu" style:family="text">
      <style:text-properties fo:background-color="#80FFFF"/>
    </style:style>
    <style:style style:name="T5809" style:parent-style-name="Domyślnaczcionkaakapitu" style:family="text">
      <style:text-properties fo:background-color="#80FFFF"/>
    </style:style>
    <style:style style:name="T5810" style:parent-style-name="Domyślnaczcionkaakapitu" style:family="text">
      <style:text-properties fo:background-color="#80FFFF"/>
    </style:style>
    <style:style style:name="T5811" style:parent-style-name="Domyślnaczcionkaakapitu" style:family="text">
      <style:text-properties fo:background-color="#80FFFF"/>
    </style:style>
    <style:style style:name="T5812" style:parent-style-name="Domyślnaczcionkaakapitu" style:family="text">
      <style:text-properties fo:background-color="#80FFFF"/>
    </style:style>
    <style:style style:name="T5813" style:parent-style-name="Domyślnaczcionkaakapitu" style:family="text">
      <style:text-properties fo:background-color="#80FFFF"/>
    </style:style>
    <style:style style:name="T5814" style:parent-style-name="Domyślnaczcionkaakapitu" style:family="text">
      <style:text-properties fo:background-color="#80FFFF"/>
    </style:style>
    <style:style style:name="P5815" style:parent-style-name="Normalny" style:family="paragraph">
      <style:paragraph-properties fo:text-align="justify" fo:line-height="150%"/>
    </style:style>
    <style:style style:name="T5816" style:parent-style-name="Domyślnaczcionkaakapitu" style:family="text">
      <style:text-properties fo:background-color="#80FFFF"/>
    </style:style>
    <style:style style:name="P5817" style:parent-style-name="Normalny" style:family="paragraph">
      <style:paragraph-properties fo:text-align="justify" fo:line-height="150%"/>
    </style:style>
    <style:style style:name="T5818" style:parent-style-name="Domyślnaczcionkaakapitu" style:family="text">
      <style:text-properties style:text-underline-type="single" style:text-underline-style="solid" style:text-underline-width="auto" style:text-underline-mode="continuous"/>
    </style:style>
    <style:style style:name="T5819" style:parent-style-name="Domyślnaczcionkaakapitu" style:family="text">
      <style:text-properties fo:background-color="#80FFFF" style:text-underline-type="single" style:text-underline-style="solid" style:text-underline-width="auto" style:text-underline-mode="continuous"/>
    </style:style>
    <style:style style:name="T5820" style:parent-style-name="Domyślnaczcionkaakapitu" style:family="text">
      <style:text-properties style:text-underline-type="single" style:text-underline-style="solid" style:text-underline-width="auto" style:text-underline-mode="continuous"/>
    </style:style>
    <style:style style:name="P5821" style:parent-style-name="Normalny" style:family="paragraph">
      <style:paragraph-properties fo:text-align="justify" fo:line-height="150%" fo:text-indent="0.25in"/>
    </style:style>
    <style:style style:name="T5822" style:parent-style-name="Domyślnaczcionkaakapitu" style:family="text">
      <style:text-properties fo:background-color="#80FFFF"/>
    </style:style>
    <style:style style:name="T5823" style:parent-style-name="Domyślnaczcionkaakapitu" style:family="text">
      <style:text-properties fo:background-color="#80FFFF"/>
    </style:style>
    <style:style style:name="P5824" style:parent-style-name="Normalny" style:family="paragraph">
      <style:paragraph-properties fo:text-align="justify" fo:line-height="150%"/>
    </style:style>
    <style:style style:name="T5825" style:parent-style-name="Domyślnaczcionkaakapitu" style:family="text">
      <style:text-properties style:text-underline-type="single" style:text-underline-style="solid" style:text-underline-width="auto" style:text-underline-mode="continuous"/>
    </style:style>
    <style:style style:name="P5826" style:parent-style-name="Normalny" style:family="paragraph">
      <style:paragraph-properties fo:text-align="justify" fo:line-height="150%" fo:text-indent="0.2479in"/>
    </style:style>
    <style:style style:name="T5827" style:parent-style-name="Domyślnaczcionkaakapitu" style:family="text">
      <style:text-properties fo:background-color="#80FFFF"/>
    </style:style>
    <style:style style:name="T5828" style:parent-style-name="Domyślnaczcionkaakapitu" style:family="text">
      <style:text-properties fo:background-color="#80FFFF"/>
    </style:style>
    <style:style style:name="P5829" style:parent-style-name="Normalny" style:family="paragraph">
      <style:paragraph-properties fo:text-align="justify" fo:line-height="150%" fo:text-indent="0.25in"/>
    </style:style>
    <style:style style:name="T5830" style:parent-style-name="Domyślnaczcionkaakapitu" style:family="text">
      <style:text-properties fo:background-color="#80FFFF"/>
    </style:style>
    <style:style style:name="T5831" style:parent-style-name="Domyślnaczcionkaakapitu" style:family="text">
      <style:text-properties fo:background-color="#80FFFF"/>
    </style:style>
    <style:style style:name="T5832" style:parent-style-name="Domyślnaczcionkaakapitu" style:family="text">
      <style:text-properties fo:background-color="#80FFFF"/>
    </style:style>
    <style:style style:name="T5833" style:parent-style-name="Domyślnaczcionkaakapitu" style:family="text">
      <style:text-properties fo:background-color="#80FFFF"/>
    </style:style>
    <style:style style:name="T5834" style:parent-style-name="Domyślnaczcionkaakapitu" style:family="text">
      <style:text-properties fo:background-color="#80FFFF"/>
    </style:style>
    <style:style style:name="T5835" style:parent-style-name="Domyślnaczcionkaakapitu" style:family="text">
      <style:text-properties fo:background-color="#80FFFF"/>
    </style:style>
    <style:style style:name="T5836" style:parent-style-name="Domyślnaczcionkaakapitu" style:family="text">
      <style:text-properties fo:background-color="#80FFFF"/>
    </style:style>
    <style:style style:name="T5837" style:parent-style-name="Domyślnaczcionkaakapitu" style:family="text">
      <style:text-properties fo:background-color="#80FFFF"/>
    </style:style>
    <style:style style:name="P5838" style:parent-style-name="Normalny" style:family="paragraph">
      <style:paragraph-properties fo:text-align="justify" fo:line-height="150%"/>
    </style:style>
    <style:style style:name="T5839" style:parent-style-name="Domyślnaczcionkaakapitu" style:family="text">
      <style:text-properties style:text-underline-type="single" style:text-underline-style="solid" style:text-underline-width="auto" style:text-underline-mode="continuous"/>
    </style:style>
    <style:style style:name="P5840" style:parent-style-name="Normalny" style:family="paragraph">
      <style:paragraph-properties fo:text-align="justify" fo:line-height="150%" fo:text-indent="0.25in"/>
    </style:style>
    <style:style style:name="T5841" style:parent-style-name="Domyślnaczcionkaakapitu" style:family="text">
      <style:text-properties fo:background-color="#80FFFF"/>
    </style:style>
    <style:style style:name="P5842" style:parent-style-name="Normalny" style:family="paragraph">
      <style:paragraph-properties fo:text-align="justify" fo:line-height="150%"/>
    </style:style>
    <style:style style:name="T5843" style:parent-style-name="Domyślnaczcionkaakapitu" style:family="text">
      <style:text-properties style:text-underline-type="single" style:text-underline-style="solid" style:text-underline-width="auto" style:text-underline-mode="continuous"/>
    </style:style>
    <style:style style:name="P5844" style:parent-style-name="Normalny" style:family="paragraph">
      <style:paragraph-properties fo:text-align="justify" fo:line-height="150%" fo:text-indent="0.25in"/>
    </style:style>
    <style:style style:name="T5845" style:parent-style-name="Domyślnaczcionkaakapitu" style:family="text">
      <style:text-properties fo:background-color="#80FFFF"/>
    </style:style>
    <style:style style:name="T5846" style:parent-style-name="Domyślnaczcionkaakapitu" style:family="text">
      <style:text-properties fo:background-color="#80FFFF"/>
    </style:style>
    <style:style style:name="T5847" style:parent-style-name="Domyślnaczcionkaakapitu" style:family="text">
      <style:text-properties fo:background-color="#80FFFF"/>
    </style:style>
    <style:style style:name="T5848" style:parent-style-name="Domyślnaczcionkaakapitu" style:family="text">
      <style:text-properties fo:background-color="#80FFFF"/>
    </style:style>
    <style:style style:name="T5849" style:parent-style-name="Domyślnaczcionkaakapitu" style:family="text">
      <style:text-properties fo:background-color="#80FFFF"/>
    </style:style>
    <style:style style:name="T5850" style:parent-style-name="Domyślnaczcionkaakapitu" style:family="text">
      <style:text-properties fo:background-color="#80FFFF"/>
    </style:style>
    <style:style style:name="P5851" style:parent-style-name="Normalny" style:family="paragraph">
      <style:paragraph-properties fo:text-align="justify" fo:line-height="150%"/>
    </style:style>
    <style:style style:name="T5852" style:parent-style-name="Domyślnaczcionkaakapitu" style:family="text">
      <style:text-properties style:text-underline-type="single" style:text-underline-style="solid" style:text-underline-width="auto" style:text-underline-mode="continuous"/>
    </style:style>
    <style:style style:name="P5853" style:parent-style-name="Normalny" style:family="paragraph">
      <style:paragraph-properties fo:text-align="justify" fo:line-height="150%" fo:text-indent="0.25in"/>
    </style:style>
    <style:style style:name="T5854" style:parent-style-name="Domyślnaczcionkaakapitu" style:family="text">
      <style:text-properties fo:background-color="#80FFFF"/>
    </style:style>
    <style:style style:name="T5855" style:parent-style-name="Domyślnaczcionkaakapitu" style:family="text">
      <style:text-properties fo:background-color="#80FFFF"/>
    </style:style>
    <style:style style:name="P5856" style:parent-style-name="Normalny" style:family="paragraph">
      <style:paragraph-properties fo:text-align="justify" fo:line-height="150%"/>
    </style:style>
    <style:style style:name="T5857" style:parent-style-name="Domyślnaczcionkaakapitu" style:family="text">
      <style:text-properties fo:background-color="#80FFFF"/>
    </style:style>
    <style:style style:name="P5858" style:parent-style-name="Normalny" style:family="paragraph">
      <style:paragraph-properties fo:text-align="justify" fo:line-height="150%"/>
    </style:style>
    <style:style style:name="T5859" style:parent-style-name="Domyślnaczcionkaakapitu" style:family="text">
      <style:text-properties style:text-underline-type="single" style:text-underline-style="solid" style:text-underline-width="auto" style:text-underline-mode="continuous"/>
    </style:style>
    <style:style style:name="P5860" style:parent-style-name="Normalny" style:family="paragraph">
      <style:paragraph-properties fo:text-align="justify" fo:line-height="150%" fo:text-indent="0.25in"/>
    </style:style>
    <style:style style:name="T5861" style:parent-style-name="Domyślnaczcionkaakapitu" style:family="text">
      <style:text-properties fo:background-color="#80FFFF"/>
    </style:style>
    <style:style style:name="P5862" style:parent-style-name="Normalny" style:family="paragraph">
      <style:paragraph-properties fo:text-align="justify" fo:line-height="150%"/>
    </style:style>
    <style:style style:name="P5863" style:parent-style-name="Normalny" style:family="paragraph">
      <style:paragraph-properties fo:text-align="justify" fo:line-height="150%">
        <style:tab-stops>
          <style:tab-stop style:type="left" style:leader-style="solid" style:leader-text="_" style:position="2.8458in"/>
        </style:tab-stops>
      </style:paragraph-properties>
    </style:style>
    <style:style style:name="T5864" style:parent-style-name="Domyślnaczcionkaakapitu" style:family="text">
      <style:text-properties style:text-underline-type="single" style:text-underline-style="solid" style:text-underline-width="auto" style:text-underline-mode="continuous"/>
    </style:style>
    <style:style style:name="P5865" style:parent-style-name="Normalny" style:family="paragraph">
      <style:paragraph-properties fo:text-align="justify" fo:line-height="150%" fo:text-indent="0.25in"/>
    </style:style>
    <style:style style:name="P5866" style:parent-style-name="Normalny" style:family="paragraph">
      <style:paragraph-properties fo:text-align="justify" fo:line-height="150%">
        <style:tab-stops>
          <style:tab-stop style:type="left" style:leader-style="solid" style:leader-text="_" style:position="2.8458in"/>
        </style:tab-stops>
      </style:paragraph-properties>
    </style:style>
    <style:style style:name="T5867" style:parent-style-name="Domyślnaczcionkaakapitu" style:family="text">
      <style:text-properties style:text-underline-type="single" style:text-underline-style="solid" style:text-underline-width="auto" style:text-underline-mode="continuous"/>
    </style:style>
    <style:style style:name="P5868" style:parent-style-name="Normalny" style:family="paragraph">
      <style:paragraph-properties fo:text-align="justify" fo:line-height="150%" fo:text-indent="0.25in"/>
    </style:style>
    <style:style style:name="T5869" style:parent-style-name="Domyślnaczcionkaakapitu" style:family="text">
      <style:text-properties fo:background-color="#80FFFF"/>
    </style:style>
    <style:style style:name="P5870" style:parent-style-name="Normalny" style:family="paragraph">
      <style:paragraph-properties fo:text-align="justify" fo:line-height="150%"/>
    </style:style>
    <style:style style:name="T5871" style:parent-style-name="Domyślnaczcionkaakapitu" style:family="text">
      <style:text-properties style:text-underline-type="single" style:text-underline-style="solid" style:text-underline-width="auto" style:text-underline-mode="continuous"/>
    </style:style>
    <style:style style:name="P5872" style:parent-style-name="Normalny" style:family="paragraph">
      <style:paragraph-properties fo:text-align="justify" fo:line-height="150%" fo:text-indent="0.25in"/>
    </style:style>
    <style:style style:name="T5873" style:parent-style-name="Domyślnaczcionkaakapitu" style:family="text">
      <style:text-properties fo:background-color="#80FFFF"/>
    </style:style>
    <style:style style:name="T5874" style:parent-style-name="Domyślnaczcionkaakapitu" style:family="text">
      <style:text-properties fo:background-color="#80FFFF"/>
    </style:style>
    <style:style style:name="T5875" style:parent-style-name="Domyślnaczcionkaakapitu" style:family="text">
      <style:text-properties fo:background-color="#80FFFF"/>
    </style:style>
    <style:style style:name="P5876" style:parent-style-name="Normalny" style:family="paragraph">
      <style:paragraph-properties fo:text-align="justify" fo:line-height="150%" fo:text-indent="0.25in"/>
    </style:style>
    <style:style style:name="T5877" style:parent-style-name="Domyślnaczcionkaakapitu" style:family="text">
      <style:text-properties fo:background-color="#80FFFF"/>
    </style:style>
    <style:style style:name="T5878" style:parent-style-name="Domyślnaczcionkaakapitu" style:family="text">
      <style:text-properties fo:background-color="#80FFFF"/>
    </style:style>
    <style:style style:name="T5879" style:parent-style-name="Domyślnaczcionkaakapitu" style:family="text">
      <style:text-properties fo:background-color="#80FFFF"/>
    </style:style>
    <style:style style:name="T5880" style:parent-style-name="Domyślnaczcionkaakapitu" style:family="text">
      <style:text-properties fo:background-color="#80FFFF"/>
    </style:style>
    <style:style style:name="T5881" style:parent-style-name="Domyślnaczcionkaakapitu" style:family="text">
      <style:text-properties fo:background-color="#80FFFF"/>
    </style:style>
    <style:style style:name="T5882" style:parent-style-name="Domyślnaczcionkaakapitu" style:family="text">
      <style:text-properties fo:background-color="#80FFFF"/>
    </style:style>
    <style:style style:name="T5883" style:parent-style-name="Domyślnaczcionkaakapitu" style:family="text">
      <style:text-properties fo:background-color="#80FFFF"/>
    </style:style>
    <style:style style:name="T5884" style:parent-style-name="Domyślnaczcionkaakapitu" style:family="text">
      <style:text-properties fo:background-color="#80FFFF"/>
    </style:style>
    <style:style style:name="T5885" style:parent-style-name="Domyślnaczcionkaakapitu" style:family="text">
      <style:text-properties fo:background-color="#80FFFF"/>
    </style:style>
    <style:style style:name="T5886" style:parent-style-name="Domyślnaczcionkaakapitu" style:family="text">
      <style:text-properties fo:background-color="#80FFFF"/>
    </style:style>
    <style:style style:name="T5887" style:parent-style-name="Domyślnaczcionkaakapitu" style:family="text">
      <style:text-properties fo:background-color="#80FFFF"/>
    </style:style>
    <style:style style:name="T5888" style:parent-style-name="Domyślnaczcionkaakapitu" style:family="text">
      <style:text-properties fo:background-color="#80FFFF"/>
    </style:style>
    <style:style style:name="P5889" style:parent-style-name="Normalny" style:family="paragraph">
      <style:paragraph-properties fo:text-align="justify" fo:line-height="150%" fo:text-indent="0.25in"/>
    </style:style>
    <style:style style:name="T5890" style:parent-style-name="Domyślnaczcionkaakapitu" style:family="text">
      <style:text-properties fo:background-color="#80FFFF"/>
    </style:style>
    <style:style style:name="T5891" style:parent-style-name="Domyślnaczcionkaakapitu" style:family="text">
      <style:text-properties fo:background-color="#80FFFF"/>
    </style:style>
    <style:style style:name="P5892" style:parent-style-name="Normalny" style:family="paragraph">
      <style:paragraph-properties fo:text-align="justify" fo:line-height="150%"/>
    </style:style>
    <style:style style:name="T5893" style:parent-style-name="Domyślnaczcionkaakapitu" style:family="text">
      <style:text-properties style:text-underline-type="single" style:text-underline-style="solid" style:text-underline-width="auto" style:text-underline-mode="continuous"/>
    </style:style>
    <style:style style:name="P5894" style:parent-style-name="Normalny" style:family="paragraph">
      <style:paragraph-properties fo:text-align="justify" fo:line-height="150%" fo:text-indent="0.25in"/>
    </style:style>
    <style:style style:name="P5895" style:parent-style-name="Normalny" style:family="paragraph">
      <style:paragraph-properties fo:text-align="justify" fo:line-height="150%"/>
    </style:style>
    <style:style style:name="T5896" style:parent-style-name="Domyślnaczcionkaakapitu" style:family="text">
      <style:text-properties style:text-underline-type="single" style:text-underline-style="solid" style:text-underline-width="auto" style:text-underline-mode="continuous"/>
    </style:style>
    <style:style style:name="P5897" style:parent-style-name="Normalny" style:family="paragraph">
      <style:paragraph-properties fo:text-align="justify" fo:line-height="150%" fo:text-indent="0.25in"/>
    </style:style>
    <style:style style:name="P5898" style:parent-style-name="Normalny" style:family="paragraph">
      <style:paragraph-properties fo:text-align="justify" fo:line-height="150%"/>
    </style:style>
    <style:style style:name="T5899" style:parent-style-name="Domyślnaczcionkaakapitu" style:family="text">
      <style:text-properties style:text-underline-type="single" style:text-underline-style="solid" style:text-underline-width="auto" style:text-underline-mode="continuous"/>
    </style:style>
    <style:style style:name="P5900" style:parent-style-name="Normalny" style:family="paragraph">
      <style:paragraph-properties fo:text-align="justify" fo:line-height="150%" fo:text-indent="0.25in"/>
    </style:style>
    <style:style style:name="T5901" style:parent-style-name="Domyślnaczcionkaakapitu" style:family="text">
      <style:text-properties fo:background-color="#80FFFF"/>
    </style:style>
    <style:style style:name="T5902" style:parent-style-name="Domyślnaczcionkaakapitu" style:family="text">
      <style:text-properties fo:background-color="#80FFFF"/>
    </style:style>
    <style:style style:name="T5903" style:parent-style-name="Domyślnaczcionkaakapitu" style:family="text">
      <style:text-properties fo:background-color="#80FFFF"/>
    </style:style>
    <style:style style:name="P5904" style:parent-style-name="Normalny" style:family="paragraph">
      <style:paragraph-properties fo:text-align="justify" fo:line-height="150%" fo:text-indent="0.25in"/>
    </style:style>
    <style:style style:name="T5905" style:parent-style-name="Domyślnaczcionkaakapitu" style:family="text">
      <style:text-properties fo:background-color="#80FFFF"/>
    </style:style>
    <style:style style:name="T5906" style:parent-style-name="Domyślnaczcionkaakapitu" style:family="text">
      <style:text-properties fo:background-color="#80FFFF"/>
    </style:style>
    <style:style style:name="T5907" style:parent-style-name="Domyślnaczcionkaakapitu" style:family="text">
      <style:text-properties fo:background-color="#80FFFF"/>
    </style:style>
    <style:style style:name="T5908" style:parent-style-name="Domyślnaczcionkaakapitu" style:family="text">
      <style:text-properties fo:background-color="#80FFFF"/>
    </style:style>
    <style:style style:name="P5909" style:parent-style-name="Normalny" style:family="paragraph">
      <style:paragraph-properties fo:text-align="justify" fo:line-height="150%" fo:text-indent="0.25in"/>
    </style:style>
    <style:style style:name="T5910" style:parent-style-name="Domyślnaczcionkaakapitu" style:family="text">
      <style:text-properties fo:background-color="#80FFFF"/>
    </style:style>
    <style:style style:name="T5911" style:parent-style-name="Domyślnaczcionkaakapitu" style:family="text">
      <style:text-properties fo:background-color="#80FFFF"/>
    </style:style>
    <style:style style:name="P5912" style:parent-style-name="Normalny" style:family="paragraph">
      <style:paragraph-properties fo:text-align="justify" fo:line-height="150%" fo:text-indent="0.25in"/>
    </style:style>
    <style:style style:name="T5913" style:parent-style-name="Domyślnaczcionkaakapitu" style:family="text">
      <style:text-properties fo:background-color="#80FFFF"/>
    </style:style>
    <style:style style:name="T5914" style:parent-style-name="Domyślnaczcionkaakapitu" style:family="text">
      <style:text-properties fo:background-color="#80FFFF"/>
    </style:style>
    <style:style style:name="T5915" style:parent-style-name="Domyślnaczcionkaakapitu" style:family="text">
      <style:text-properties fo:background-color="#80FFFF"/>
    </style:style>
    <style:style style:name="T5916" style:parent-style-name="Domyślnaczcionkaakapitu" style:family="text">
      <style:text-properties fo:background-color="#80FFFF"/>
    </style:style>
    <style:style style:name="T5917" style:parent-style-name="Domyślnaczcionkaakapitu" style:family="text">
      <style:text-properties fo:background-color="#80FFFF"/>
    </style:style>
    <style:style style:name="T5918" style:parent-style-name="Domyślnaczcionkaakapitu" style:family="text">
      <style:text-properties fo:background-color="#80FFFF"/>
    </style:style>
    <style:style style:name="T5919" style:parent-style-name="Domyślnaczcionkaakapitu" style:family="text">
      <style:text-properties fo:background-color="#80FFFF"/>
    </style:style>
    <style:style style:name="P5920" style:parent-style-name="Normalny" style:family="paragraph">
      <style:paragraph-properties fo:text-align="justify" fo:line-height="150%" fo:text-indent="0.25in"/>
    </style:style>
    <style:style style:name="T5921" style:parent-style-name="Domyślnaczcionkaakapitu" style:family="text">
      <style:text-properties fo:background-color="#80FFFF"/>
    </style:style>
    <style:style style:name="T5922" style:parent-style-name="Domyślnaczcionkaakapitu" style:family="text">
      <style:text-properties fo:background-color="#80FFFF"/>
    </style:style>
    <style:style style:name="T5923" style:parent-style-name="Domyślnaczcionkaakapitu" style:family="text">
      <style:text-properties fo:background-color="#80FFFF"/>
    </style:style>
    <style:style style:name="T5924" style:parent-style-name="Domyślnaczcionkaakapitu" style:family="text">
      <style:text-properties fo:background-color="#80FFFF"/>
    </style:style>
    <style:style style:name="T5925" style:parent-style-name="Domyślnaczcionkaakapitu" style:family="text">
      <style:text-properties fo:background-color="#80FFFF"/>
    </style:style>
    <style:style style:name="T5926" style:parent-style-name="Domyślnaczcionkaakapitu" style:family="text">
      <style:text-properties fo:background-color="#80FFFF"/>
    </style:style>
    <style:style style:name="P5927" style:parent-style-name="Normalny" style:family="paragraph">
      <style:paragraph-properties fo:text-align="justify" fo:line-height="150%" fo:text-indent="0.25in"/>
    </style:style>
    <style:style style:name="T5928" style:parent-style-name="Domyślnaczcionkaakapitu" style:family="text">
      <style:text-properties fo:background-color="#80FFFF"/>
    </style:style>
    <style:style style:name="P5929" style:parent-style-name="Normalny" style:family="paragraph">
      <style:paragraph-properties fo:text-align="justify" fo:line-height="150%" fo:text-indent="0.25in"/>
    </style:style>
    <style:style style:name="T5930" style:parent-style-name="Domyślnaczcionkaakapitu" style:family="text">
      <style:text-properties fo:background-color="#80FFFF"/>
    </style:style>
    <style:style style:name="T5931" style:parent-style-name="Domyślnaczcionkaakapitu" style:family="text">
      <style:text-properties fo:background-color="#80FFFF"/>
    </style:style>
    <style:style style:name="T5932" style:parent-style-name="Domyślnaczcionkaakapitu" style:family="text">
      <style:text-properties fo:background-color="#80FFFF"/>
    </style:style>
    <style:style style:name="T5933" style:parent-style-name="Domyślnaczcionkaakapitu" style:family="text">
      <style:text-properties fo:background-color="#80FFFF"/>
    </style:style>
    <style:style style:name="T5934" style:parent-style-name="Domyślnaczcionkaakapitu" style:family="text">
      <style:text-properties fo:background-color="#80FFFF"/>
    </style:style>
    <style:style style:name="T5935" style:parent-style-name="Domyślnaczcionkaakapitu" style:family="text">
      <style:text-properties fo:background-color="#80FFFF"/>
    </style:style>
    <style:style style:name="T5936" style:parent-style-name="Domyślnaczcionkaakapitu" style:family="text">
      <style:text-properties fo:background-color="#80FFFF"/>
    </style:style>
    <style:style style:name="T5937" style:parent-style-name="Domyślnaczcionkaakapitu" style:family="text">
      <style:text-properties fo:background-color="#80FFFF"/>
    </style:style>
    <style:style style:name="T5938" style:parent-style-name="Domyślnaczcionkaakapitu" style:family="text">
      <style:text-properties fo:background-color="#80FFFF"/>
    </style:style>
    <style:style style:name="T5939" style:parent-style-name="Domyślnaczcionkaakapitu" style:family="text">
      <style:text-properties fo:background-color="#80FFFF"/>
    </style:style>
    <style:style style:name="P5940" style:parent-style-name="Normalny" style:family="paragraph">
      <style:paragraph-properties fo:text-align="justify" fo:line-height="150%" fo:text-indent="0.25in"/>
    </style:style>
    <style:style style:name="T5941" style:parent-style-name="Domyślnaczcionkaakapitu" style:family="text">
      <style:text-properties fo:background-color="#80FFFF"/>
    </style:style>
    <style:style style:name="T5942" style:parent-style-name="Domyślnaczcionkaakapitu" style:family="text">
      <style:text-properties fo:background-color="#80FFFF"/>
    </style:style>
    <style:style style:name="T5943" style:parent-style-name="Domyślnaczcionkaakapitu" style:family="text">
      <style:text-properties fo:background-color="#80FFFF"/>
    </style:style>
    <style:style style:name="T5944" style:parent-style-name="Domyślnaczcionkaakapitu" style:family="text">
      <style:text-properties fo:background-color="#80FFFF"/>
    </style:style>
    <style:style style:name="T5945" style:parent-style-name="Domyślnaczcionkaakapitu" style:family="text">
      <style:text-properties fo:background-color="#80FFFF"/>
    </style:style>
    <style:style style:name="T5946" style:parent-style-name="Domyślnaczcionkaakapitu" style:family="text">
      <style:text-properties fo:background-color="#80FFFF"/>
    </style:style>
    <style:style style:name="T5947" style:parent-style-name="Domyślnaczcionkaakapitu" style:family="text">
      <style:text-properties fo:background-color="#80FFFF"/>
    </style:style>
    <style:style style:name="T5948" style:parent-style-name="Domyślnaczcionkaakapitu" style:family="text">
      <style:text-properties fo:background-color="#80FFFF"/>
    </style:style>
    <style:style style:name="T5949" style:parent-style-name="Domyślnaczcionkaakapitu" style:family="text">
      <style:text-properties fo:background-color="#80FFFF"/>
    </style:style>
    <style:style style:name="T5950" style:parent-style-name="Domyślnaczcionkaakapitu" style:family="text">
      <style:text-properties fo:background-color="#80FFFF"/>
    </style:style>
    <style:style style:name="T5951" style:parent-style-name="Domyślnaczcionkaakapitu" style:family="text">
      <style:text-properties fo:background-color="#80FFFF"/>
    </style:style>
    <style:style style:name="T5952" style:parent-style-name="Domyślnaczcionkaakapitu" style:family="text">
      <style:text-properties fo:background-color="#80FFFF"/>
    </style:style>
    <style:style style:name="T5953" style:parent-style-name="Domyślnaczcionkaakapitu" style:family="text">
      <style:text-properties fo:background-color="#80FFFF"/>
    </style:style>
    <style:style style:name="T5954" style:parent-style-name="Domyślnaczcionkaakapitu" style:family="text">
      <style:text-properties fo:background-color="#80FFFF"/>
    </style:style>
    <style:style style:name="T5955" style:parent-style-name="Domyślnaczcionkaakapitu" style:family="text">
      <style:text-properties fo:background-color="#80FFFF"/>
    </style:style>
    <style:style style:name="P5956" style:parent-style-name="Normalny" style:family="paragraph">
      <style:paragraph-properties fo:text-align="justify" fo:line-height="150%" fo:text-indent="0.25in"/>
    </style:style>
    <style:style style:name="T5957" style:parent-style-name="Domyślnaczcionkaakapitu" style:family="text">
      <style:text-properties fo:background-color="#80FFFF"/>
    </style:style>
    <style:style style:name="T5958" style:parent-style-name="Domyślnaczcionkaakapitu" style:family="text">
      <style:text-properties fo:background-color="#80FFFF"/>
    </style:style>
    <style:style style:name="P5959" style:parent-style-name="Normalny" style:family="paragraph">
      <style:paragraph-properties fo:text-align="justify" fo:line-height="150%" fo:text-indent="0.25in"/>
    </style:style>
    <style:style style:name="T5960" style:parent-style-name="Domyślnaczcionkaakapitu" style:family="text">
      <style:text-properties fo:background-color="#80FFFF"/>
    </style:style>
    <style:style style:name="T5961" style:parent-style-name="Domyślnaczcionkaakapitu" style:family="text">
      <style:text-properties fo:background-color="#80FFFF"/>
    </style:style>
    <style:style style:name="P5962" style:parent-style-name="Normalny" style:family="paragraph">
      <style:paragraph-properties fo:text-align="justify" fo:line-height="150%" fo:text-indent="0.25in"/>
    </style:style>
    <style:style style:name="P5963" style:parent-style-name="Normalny" style:family="paragraph">
      <style:paragraph-properties fo:text-align="justify" fo:line-height="150%"/>
    </style:style>
    <style:style style:name="T5964" style:parent-style-name="Domyślnaczcionkaakapitu" style:family="text">
      <style:text-properties style:text-underline-type="single" style:text-underline-style="solid" style:text-underline-width="auto" style:text-underline-mode="continuous"/>
    </style:style>
    <style:style style:name="T5965" style:parent-style-name="Domyślnaczcionkaakapitu" style:family="text">
      <style:text-properties fo:background-color="#80FFFF" style:text-underline-type="single" style:text-underline-style="solid" style:text-underline-width="auto" style:text-underline-mode="continuous"/>
    </style:style>
    <style:style style:name="T5966" style:parent-style-name="Domyślnaczcionkaakapitu" style:family="text">
      <style:text-properties style:text-underline-type="single" style:text-underline-style="solid" style:text-underline-width="auto" style:text-underline-mode="continuous"/>
    </style:style>
    <style:style style:name="P5967" style:parent-style-name="Normalny" style:family="paragraph">
      <style:paragraph-properties fo:text-align="justify" fo:line-height="150%" fo:text-indent="0.25in"/>
    </style:style>
    <style:style style:name="T5968" style:parent-style-name="Domyślnaczcionkaakapitu" style:family="text">
      <style:text-properties fo:background-color="#80FFFF"/>
    </style:style>
    <style:style style:name="T5969" style:parent-style-name="Domyślnaczcionkaakapitu" style:family="text">
      <style:text-properties fo:background-color="#80FFFF"/>
    </style:style>
    <style:style style:name="P5970" style:parent-style-name="Normalny" style:family="paragraph">
      <style:paragraph-properties fo:text-align="justify" fo:line-height="150%"/>
    </style:style>
    <style:style style:name="P5971" style:parent-style-name="Normalny" style:family="paragraph">
      <style:paragraph-properties fo:text-align="justify" fo:line-height="150%"/>
    </style:style>
    <style:style style:name="T5972" style:parent-style-name="Domyślnaczcionkaakapitu" style:family="text">
      <style:text-properties style:text-underline-type="single" style:text-underline-style="solid" style:text-underline-width="auto" style:text-underline-mode="continuous"/>
    </style:style>
    <style:style style:name="T5973" style:parent-style-name="Domyślnaczcionkaakapitu" style:family="text">
      <style:text-properties fo:background-color="#80FFFF" style:text-underline-type="single" style:text-underline-style="solid" style:text-underline-width="auto" style:text-underline-mode="continuous"/>
    </style:style>
    <style:style style:name="T5974" style:parent-style-name="Domyślnaczcionkaakapitu" style:family="text">
      <style:text-properties style:text-underline-type="single" style:text-underline-style="solid" style:text-underline-width="auto" style:text-underline-mode="continuous"/>
    </style:style>
    <style:style style:name="P5975" style:parent-style-name="Normalny" style:family="paragraph">
      <style:paragraph-properties fo:text-align="justify" fo:line-height="150%" fo:text-indent="0.2479in">
        <style:tab-stops>
          <style:tab-stop style:type="left" style:position="1.7284in"/>
        </style:tab-stops>
      </style:paragraph-properties>
    </style:style>
    <style:style style:name="T5976" style:parent-style-name="Domyślnaczcionkaakapitu" style:family="text">
      <style:text-properties fo:background-color="#80FFFF"/>
    </style:style>
    <style:style style:name="T5977" style:parent-style-name="Domyślnaczcionkaakapitu" style:family="text">
      <style:text-properties fo:background-color="#80FFFF"/>
    </style:style>
    <style:style style:name="T5978" style:parent-style-name="Domyślnaczcionkaakapitu" style:family="text">
      <style:text-properties fo:background-color="#80FFFF"/>
    </style:style>
    <style:style style:name="P5979" style:parent-style-name="Normalny" style:family="paragraph">
      <style:paragraph-properties fo:text-align="justify" fo:line-height="150%" fo:text-indent="0.2479in"/>
    </style:style>
    <style:style style:name="T5980" style:parent-style-name="Domyślnaczcionkaakapitu" style:family="text">
      <style:text-properties fo:background-color="#80FFFF"/>
    </style:style>
    <style:style style:name="T5981" style:parent-style-name="Domyślnaczcionkaakapitu" style:family="text">
      <style:text-properties fo:background-color="#80FFFF"/>
    </style:style>
    <style:style style:name="T5982" style:parent-style-name="Domyślnaczcionkaakapitu" style:family="text">
      <style:text-properties fo:background-color="#80FFFF"/>
    </style:style>
    <style:style style:name="T5983" style:parent-style-name="Domyślnaczcionkaakapitu" style:family="text">
      <style:text-properties fo:background-color="#80FFFF"/>
    </style:style>
    <style:style style:name="T5984" style:parent-style-name="Domyślnaczcionkaakapitu" style:family="text">
      <style:text-properties fo:background-color="#80FFFF"/>
    </style:style>
    <style:style style:name="T5985" style:parent-style-name="Domyślnaczcionkaakapitu" style:family="text">
      <style:text-properties fo:background-color="#80FFFF"/>
    </style:style>
    <style:style style:name="T5986" style:parent-style-name="Domyślnaczcionkaakapitu" style:family="text">
      <style:text-properties fo:background-color="#80FFFF"/>
    </style:style>
    <style:style style:name="T5987" style:parent-style-name="Domyślnaczcionkaakapitu" style:family="text">
      <style:text-properties fo:background-color="#80FFFF"/>
    </style:style>
    <style:style style:name="T5988" style:parent-style-name="Domyślnaczcionkaakapitu" style:family="text">
      <style:text-properties fo:background-color="#80FFFF"/>
    </style:style>
    <style:style style:name="T5989" style:parent-style-name="Domyślnaczcionkaakapitu" style:family="text">
      <style:text-properties fo:background-color="#80FFFF"/>
    </style:style>
    <style:style style:name="T5990" style:parent-style-name="Domyślnaczcionkaakapitu" style:family="text">
      <style:text-properties fo:background-color="#80FFFF"/>
    </style:style>
    <style:style style:name="T5991" style:parent-style-name="Domyślnaczcionkaakapitu" style:family="text">
      <style:text-properties fo:background-color="#80FFFF"/>
    </style:style>
    <style:style style:name="T5992" style:parent-style-name="Domyślnaczcionkaakapitu" style:family="text">
      <style:text-properties fo:background-color="#80FFFF"/>
    </style:style>
    <style:style style:name="T5993" style:parent-style-name="Domyślnaczcionkaakapitu" style:family="text">
      <style:text-properties fo:background-color="#80FFFF"/>
    </style:style>
    <style:style style:name="T5994" style:parent-style-name="Domyślnaczcionkaakapitu" style:family="text">
      <style:text-properties fo:background-color="#80FFFF"/>
    </style:style>
    <style:style style:name="T5995" style:parent-style-name="Domyślnaczcionkaakapitu" style:family="text">
      <style:text-properties fo:background-color="#80FFFF"/>
    </style:style>
    <style:style style:name="T5996" style:parent-style-name="Domyślnaczcionkaakapitu" style:family="text">
      <style:text-properties fo:background-color="#80FFFF"/>
    </style:style>
    <style:style style:name="T5997" style:parent-style-name="Domyślnaczcionkaakapitu" style:family="text">
      <style:text-properties fo:background-color="#80FFFF"/>
    </style:style>
    <style:style style:name="T5998" style:parent-style-name="Domyślnaczcionkaakapitu" style:family="text">
      <style:text-properties fo:background-color="#80FFFF"/>
    </style:style>
    <style:style style:name="T5999" style:parent-style-name="Domyślnaczcionkaakapitu" style:family="text">
      <style:text-properties fo:background-color="#80FFFF"/>
    </style:style>
    <style:style style:name="P6000" style:parent-style-name="Normalny" style:family="paragraph">
      <style:paragraph-properties fo:text-align="justify" fo:line-height="150%" fo:text-indent="0.25in"/>
    </style:style>
    <style:style style:name="T6001" style:parent-style-name="Domyślnaczcionkaakapitu" style:family="text">
      <style:text-properties fo:background-color="#80FFFF"/>
    </style:style>
    <style:style style:name="T6002" style:parent-style-name="Domyślnaczcionkaakapitu" style:family="text">
      <style:text-properties fo:background-color="#80FFFF"/>
    </style:style>
    <style:style style:name="T6003" style:parent-style-name="Domyślnaczcionkaakapitu" style:family="text">
      <style:text-properties fo:background-color="#80FFFF"/>
    </style:style>
    <style:style style:name="T6004" style:parent-style-name="Domyślnaczcionkaakapitu" style:family="text">
      <style:text-properties fo:background-color="#80FFFF"/>
    </style:style>
    <style:style style:name="T6005" style:parent-style-name="Domyślnaczcionkaakapitu" style:family="text">
      <style:text-properties fo:background-color="#80FFFF"/>
    </style:style>
    <style:style style:name="T6006" style:parent-style-name="Domyślnaczcionkaakapitu" style:family="text">
      <style:text-properties fo:background-color="#80FFFF"/>
    </style:style>
    <style:style style:name="P6007" style:parent-style-name="Normalny" style:family="paragraph">
      <style:paragraph-properties fo:text-align="justify" fo:line-height="150%" fo:text-indent="0.25in"/>
    </style:style>
    <style:style style:name="T6008" style:parent-style-name="Domyślnaczcionkaakapitu" style:family="text">
      <style:text-properties fo:background-color="#80FFFF"/>
    </style:style>
    <style:style style:name="T6009" style:parent-style-name="Domyślnaczcionkaakapitu" style:family="text">
      <style:text-properties fo:background-color="#80FFFF"/>
    </style:style>
    <style:style style:name="T6010" style:parent-style-name="Domyślnaczcionkaakapitu" style:family="text">
      <style:text-properties fo:background-color="#80FFFF"/>
    </style:style>
    <style:style style:name="T6011" style:parent-style-name="Domyślnaczcionkaakapitu" style:family="text">
      <style:text-properties fo:background-color="#80FFFF"/>
    </style:style>
    <style:style style:name="P6012" style:parent-style-name="Normalny" style:family="paragraph">
      <style:paragraph-properties fo:text-align="justify" fo:line-height="150%" fo:text-indent="0.25in"/>
    </style:style>
    <style:style style:name="T6013" style:parent-style-name="Domyślnaczcionkaakapitu" style:family="text">
      <style:text-properties fo:background-color="#80FFFF"/>
    </style:style>
    <style:style style:name="T6014" style:parent-style-name="Domyślnaczcionkaakapitu" style:family="text">
      <style:text-properties fo:background-color="#80FFFF"/>
    </style:style>
    <style:style style:name="P6015" style:parent-style-name="Normalny" style:family="paragraph">
      <style:paragraph-properties fo:text-align="justify" fo:line-height="150%" fo:text-indent="0.25in"/>
    </style:style>
    <style:style style:name="T6016" style:parent-style-name="Domyślnaczcionkaakapitu" style:family="text">
      <style:text-properties fo:background-color="#80FFFF"/>
    </style:style>
    <style:style style:name="P6017" style:parent-style-name="Normalny" style:family="paragraph">
      <style:paragraph-properties fo:text-align="justify" fo:line-height="150%"/>
    </style:style>
    <style:style style:name="T6018" style:parent-style-name="Domyślnaczcionkaakapitu" style:family="text">
      <style:text-properties style:text-underline-type="single" style:text-underline-style="solid" style:text-underline-width="auto" style:text-underline-mode="continuous"/>
    </style:style>
    <style:style style:name="T6019" style:parent-style-name="Domyślnaczcionkaakapitu" style:family="text">
      <style:text-properties fo:background-color="#80FFFF" style:text-underline-type="single" style:text-underline-style="solid" style:text-underline-width="auto" style:text-underline-mode="continuous"/>
    </style:style>
    <style:style style:name="T6020" style:parent-style-name="Domyślnaczcionkaakapitu" style:family="text">
      <style:text-properties style:text-underline-type="single" style:text-underline-style="solid" style:text-underline-width="auto" style:text-underline-mode="continuous"/>
    </style:style>
    <style:style style:name="P6021" style:parent-style-name="Normalny" style:family="paragraph">
      <style:paragraph-properties fo:text-align="justify" fo:line-height="150%" fo:text-indent="0.25in"/>
    </style:style>
    <style:style style:name="P6022" style:parent-style-name="Normalny" style:family="paragraph">
      <style:paragraph-properties fo:text-align="justify" fo:line-height="150%"/>
    </style:style>
    <style:style style:name="T6023" style:parent-style-name="Domyślnaczcionkaakapitu" style:family="text">
      <style:text-properties style:text-underline-type="single" style:text-underline-style="solid" style:text-underline-width="auto" style:text-underline-mode="continuous"/>
    </style:style>
    <style:style style:name="T6024" style:parent-style-name="Domyślnaczcionkaakapitu" style:family="text">
      <style:text-properties fo:background-color="#80FFFF" style:text-underline-type="single" style:text-underline-style="solid" style:text-underline-width="auto" style:text-underline-mode="continuous"/>
    </style:style>
    <style:style style:name="T6025" style:parent-style-name="Domyślnaczcionkaakapitu" style:family="text">
      <style:text-properties fo:background-color="#80FFFF"/>
    </style:style>
    <style:style style:name="P6026" style:parent-style-name="Normalny" style:family="paragraph">
      <style:paragraph-properties fo:text-align="justify" fo:line-height="150%" fo:text-indent="0.25in"/>
    </style:style>
    <style:style style:name="P6027" style:parent-style-name="Normalny" style:family="paragraph">
      <style:paragraph-properties fo:text-align="justify" fo:line-height="150%"/>
    </style:style>
    <style:style style:name="T6028" style:parent-style-name="Domyślnaczcionkaakapitu" style:family="text">
      <style:text-properties style:text-underline-type="single" style:text-underline-style="solid" style:text-underline-width="auto" style:text-underline-mode="continuous"/>
    </style:style>
    <style:style style:name="P6029" style:parent-style-name="Normalny" style:family="paragraph">
      <style:paragraph-properties fo:text-align="justify" fo:line-height="150%" fo:text-indent="0.25in"/>
    </style:style>
    <style:style style:name="T6030" style:parent-style-name="Domyślnaczcionkaakapitu" style:family="text">
      <style:text-properties fo:background-color="#80FFFF"/>
    </style:style>
    <style:style style:name="T6031" style:parent-style-name="Domyślnaczcionkaakapitu" style:family="text">
      <style:text-properties fo:background-color="#80FFFF"/>
    </style:style>
    <style:style style:name="T6032" style:parent-style-name="Domyślnaczcionkaakapitu" style:family="text">
      <style:text-properties fo:background-color="#80FFFF"/>
    </style:style>
    <style:style style:name="T6033" style:parent-style-name="Domyślnaczcionkaakapitu" style:family="text">
      <style:text-properties fo:background-color="#80FFFF"/>
    </style:style>
    <style:style style:name="T6034" style:parent-style-name="Domyślnaczcionkaakapitu" style:family="text">
      <style:text-properties fo:background-color="#80FFFF"/>
    </style:style>
    <style:style style:name="P6035" style:parent-style-name="Normalny" style:family="paragraph">
      <style:paragraph-properties fo:text-align="justify" fo:line-height="150%"/>
    </style:style>
    <style:style style:name="T6036" style:parent-style-name="Domyślnaczcionkaakapitu" style:family="text">
      <style:text-properties style:text-underline-type="single" style:text-underline-style="solid" style:text-underline-width="auto" style:text-underline-mode="continuous"/>
    </style:style>
    <style:style style:name="T6037" style:parent-style-name="Domyślnaczcionkaakapitu" style:family="text">
      <style:text-properties fo:background-color="#80FFFF" style:text-underline-type="single" style:text-underline-style="solid" style:text-underline-width="auto" style:text-underline-mode="continuous"/>
    </style:style>
    <style:style style:name="T6038" style:parent-style-name="Domyślnaczcionkaakapitu" style:family="text">
      <style:text-properties style:text-underline-type="single" style:text-underline-style="solid" style:text-underline-width="auto" style:text-underline-mode="continuous"/>
    </style:style>
    <style:style style:name="P6039" style:parent-style-name="Normalny" style:family="paragraph">
      <style:paragraph-properties fo:text-align="justify" fo:line-height="150%" fo:text-indent="0.25in"/>
    </style:style>
    <style:style style:name="T6040" style:parent-style-name="Domyślnaczcionkaakapitu" style:family="text">
      <style:text-properties fo:background-color="#80FFFF"/>
    </style:style>
    <style:style style:name="T6041" style:parent-style-name="Domyślnaczcionkaakapitu" style:family="text">
      <style:text-properties fo:background-color="#80FFFF"/>
    </style:style>
    <style:style style:name="T6042" style:parent-style-name="Domyślnaczcionkaakapitu" style:family="text">
      <style:text-properties fo:background-color="#80FFFF"/>
    </style:style>
    <style:style style:name="T6043" style:parent-style-name="Domyślnaczcionkaakapitu" style:family="text">
      <style:text-properties fo:background-color="#80FFFF"/>
    </style:style>
    <style:style style:name="T6044" style:parent-style-name="Domyślnaczcionkaakapitu" style:family="text">
      <style:text-properties fo:background-color="#80FFFF"/>
    </style:style>
    <style:style style:name="T6045" style:parent-style-name="Domyślnaczcionkaakapitu" style:family="text">
      <style:text-properties fo:background-color="#80FFFF"/>
    </style:style>
    <style:style style:name="T6046" style:parent-style-name="Domyślnaczcionkaakapitu" style:family="text">
      <style:text-properties fo:background-color="#80FFFF"/>
    </style:style>
    <style:style style:name="T6047" style:parent-style-name="Domyślnaczcionkaakapitu" style:family="text">
      <style:text-properties fo:background-color="#80FFFF"/>
    </style:style>
    <style:style style:name="P6048" style:parent-style-name="Normalny" style:family="paragraph">
      <style:paragraph-properties fo:text-align="justify" fo:line-height="150%" fo:text-indent="0.25in"/>
    </style:style>
    <style:style style:name="T6049" style:parent-style-name="Domyślnaczcionkaakapitu" style:family="text">
      <style:text-properties fo:background-color="#80FFFF"/>
    </style:style>
    <style:style style:name="T6050" style:parent-style-name="Domyślnaczcionkaakapitu" style:family="text">
      <style:text-properties fo:background-color="#80FFFF"/>
    </style:style>
    <style:style style:name="T6051" style:parent-style-name="Domyślnaczcionkaakapitu" style:family="text">
      <style:text-properties fo:background-color="#80FFFF"/>
    </style:style>
    <style:style style:name="P6052" style:parent-style-name="Normalny" style:family="paragraph">
      <style:paragraph-properties fo:text-align="justify" fo:line-height="150%"/>
    </style:style>
    <style:style style:name="T6053" style:parent-style-name="Domyślnaczcionkaakapitu" style:family="text">
      <style:text-properties fo:background-color="#80FFFF"/>
    </style:style>
    <style:style style:name="T6054" style:parent-style-name="Domyślnaczcionkaakapitu" style:family="text">
      <style:text-properties fo:background-color="#80FFFF"/>
    </style:style>
    <style:style style:name="T6055" style:parent-style-name="Domyślnaczcionkaakapitu" style:family="text">
      <style:text-properties fo:background-color="#80FFFF"/>
    </style:style>
    <style:style style:name="T6056" style:parent-style-name="Domyślnaczcionkaakapitu" style:family="text">
      <style:text-properties fo:background-color="#80FFFF"/>
    </style:style>
    <style:style style:name="P6057" style:parent-style-name="Normalny" style:family="paragraph">
      <style:paragraph-properties fo:text-align="justify" fo:line-height="150%"/>
    </style:style>
    <style:style style:name="P6058" style:parent-style-name="Normalny" style:family="paragraph">
      <style:paragraph-properties fo:text-align="justify" fo:line-height="150%"/>
    </style:style>
    <style:style style:name="T6059" style:parent-style-name="Domyślnaczcionkaakapitu" style:family="text">
      <style:text-properties fo:background-color="#80FFFF"/>
    </style:style>
    <style:style style:name="T6060" style:parent-style-name="Domyślnaczcionkaakapitu" style:family="text">
      <style:text-properties fo:background-color="#80FFFF"/>
    </style:style>
    <style:style style:name="P6061" style:parent-style-name="Normalny" style:family="paragraph">
      <style:paragraph-properties fo:text-align="justify" fo:line-height="150%"/>
    </style:style>
    <style:style style:name="T6062" style:parent-style-name="Domyślnaczcionkaakapitu" style:family="text">
      <style:text-properties fo:background-color="#80FFFF"/>
    </style:style>
    <style:style style:name="P6063" style:parent-style-name="Normalny" style:family="paragraph">
      <style:paragraph-properties fo:text-align="justify" fo:line-height="150%"/>
    </style:style>
    <style:style style:name="T6064" style:parent-style-name="Domyślnaczcionkaakapitu" style:family="text">
      <style:text-properties style:text-underline-type="single" style:text-underline-style="solid" style:text-underline-width="auto" style:text-underline-mode="continuous"/>
    </style:style>
    <style:style style:name="T6065" style:parent-style-name="Domyślnaczcionkaakapitu" style:family="text">
      <style:text-properties fo:background-color="#80FFFF" style:text-underline-type="single" style:text-underline-style="solid" style:text-underline-width="auto" style:text-underline-mode="continuous"/>
    </style:style>
    <style:style style:name="T6066" style:parent-style-name="Domyślnaczcionkaakapitu" style:family="text">
      <style:text-properties style:text-underline-type="single" style:text-underline-style="solid" style:text-underline-width="auto" style:text-underline-mode="continuous"/>
    </style:style>
    <style:style style:name="P6067" style:parent-style-name="Normalny" style:family="paragraph">
      <style:paragraph-properties fo:text-align="justify" fo:line-height="150%" fo:text-indent="0.25in"/>
    </style:style>
    <style:style style:name="P6068" style:parent-style-name="Normalny" style:family="paragraph">
      <style:paragraph-properties fo:text-align="justify" fo:line-height="150%"/>
    </style:style>
    <style:style style:name="T6069" style:parent-style-name="Domyślnaczcionkaakapitu" style:family="text">
      <style:text-properties style:text-underline-type="single" style:text-underline-style="solid" style:text-underline-width="auto" style:text-underline-mode="continuous"/>
    </style:style>
    <style:style style:name="T6070" style:parent-style-name="Domyślnaczcionkaakapitu" style:family="text">
      <style:text-properties fo:background-color="#80FFFF" style:text-underline-type="single" style:text-underline-style="solid" style:text-underline-width="auto" style:text-underline-mode="continuous"/>
    </style:style>
    <style:style style:name="T6071" style:parent-style-name="Domyślnaczcionkaakapitu" style:family="text">
      <style:text-properties style:text-underline-type="single" style:text-underline-style="solid" style:text-underline-width="auto" style:text-underline-mode="continuous"/>
    </style:style>
    <style:style style:name="T6072" style:parent-style-name="Domyślnaczcionkaakapitu" style:family="text">
      <style:text-properties fo:background-color="#80FFFF" style:text-underline-type="single" style:text-underline-style="solid" style:text-underline-width="auto" style:text-underline-mode="continuous"/>
    </style:style>
    <style:style style:name="T6073" style:parent-style-name="Domyślnaczcionkaakapitu" style:family="text">
      <style:text-properties style:text-underline-type="single" style:text-underline-style="solid" style:text-underline-width="auto" style:text-underline-mode="continuous"/>
    </style:style>
    <style:style style:name="T6074" style:parent-style-name="Domyślnaczcionkaakapitu" style:family="text">
      <style:text-properties fo:background-color="#80FFFF" style:text-underline-type="single" style:text-underline-style="solid" style:text-underline-width="auto" style:text-underline-mode="continuous"/>
    </style:style>
    <style:style style:name="T6075" style:parent-style-name="Domyślnaczcionkaakapitu" style:family="text">
      <style:text-properties fo:background-color="#80FFFF"/>
    </style:style>
    <style:style style:name="P6076" style:parent-style-name="Normalny" style:family="paragraph">
      <style:paragraph-properties fo:text-align="justify" fo:line-height="150%" fo:text-indent="0.25in"/>
    </style:style>
    <style:style style:name="T6077" style:parent-style-name="Domyślnaczcionkaakapitu" style:family="text">
      <style:text-properties fo:background-color="#80FFFF"/>
    </style:style>
    <style:style style:name="T6078" style:parent-style-name="Domyślnaczcionkaakapitu" style:family="text">
      <style:text-properties fo:background-color="#80FFFF"/>
    </style:style>
    <style:style style:name="P6079" style:parent-style-name="Normalny" style:family="paragraph">
      <style:paragraph-properties fo:text-align="justify" fo:line-height="150%"/>
    </style:style>
    <style:style style:name="T6080" style:parent-style-name="Domyślnaczcionkaakapitu" style:family="text">
      <style:text-properties style:text-underline-type="single" style:text-underline-style="solid" style:text-underline-width="auto" style:text-underline-mode="continuous"/>
    </style:style>
    <style:style style:name="T6081" style:parent-style-name="Domyślnaczcionkaakapitu" style:family="text">
      <style:text-properties fo:background-color="#80FFFF" style:text-underline-type="single" style:text-underline-style="solid" style:text-underline-width="auto" style:text-underline-mode="continuous"/>
    </style:style>
    <style:style style:name="T6082" style:parent-style-name="Domyślnaczcionkaakapitu" style:family="text">
      <style:text-properties style:text-underline-type="single" style:text-underline-style="solid" style:text-underline-width="auto" style:text-underline-mode="continuous"/>
    </style:style>
    <style:style style:name="P6083" style:parent-style-name="Normalny" style:family="paragraph">
      <style:paragraph-properties fo:text-align="justify" fo:line-height="150%" fo:text-indent="0.25in"/>
    </style:style>
    <style:style style:name="T6084" style:parent-style-name="Domyślnaczcionkaakapitu" style:family="text">
      <style:text-properties fo:background-color="#80FFFF"/>
    </style:style>
    <style:style style:name="P6085" style:parent-style-name="Normalny" style:family="paragraph">
      <style:paragraph-properties fo:text-align="justify" fo:line-height="150%"/>
    </style:style>
    <style:style style:name="T6086" style:parent-style-name="Domyślnaczcionkaakapitu" style:family="text">
      <style:text-properties style:text-underline-type="single" style:text-underline-style="solid" style:text-underline-width="auto" style:text-underline-mode="continuous"/>
    </style:style>
    <style:style style:name="P6087" style:parent-style-name="Normalny" style:family="paragraph">
      <style:paragraph-properties fo:text-align="justify" fo:line-height="150%" fo:text-indent="0.25in"/>
    </style:style>
    <style:style style:name="T6088" style:parent-style-name="Domyślnaczcionkaakapitu" style:family="text">
      <style:text-properties fo:background-color="#80FFFF"/>
    </style:style>
    <style:style style:name="T6089" style:parent-style-name="Domyślnaczcionkaakapitu" style:family="text">
      <style:text-properties fo:background-color="#80FFFF"/>
    </style:style>
    <style:style style:name="P6090" style:parent-style-name="Normalny" style:family="paragraph">
      <style:paragraph-properties fo:text-align="justify" fo:line-height="150%"/>
    </style:style>
    <style:style style:name="T6091" style:parent-style-name="Domyślnaczcionkaakapitu" style:family="text">
      <style:text-properties style:text-underline-type="single" style:text-underline-style="solid" style:text-underline-width="auto" style:text-underline-mode="continuous"/>
    </style:style>
    <style:style style:name="T6092" style:parent-style-name="Domyślnaczcionkaakapitu" style:family="text">
      <style:text-properties fo:background-color="#80FFFF" style:text-underline-type="single" style:text-underline-style="solid" style:text-underline-width="auto" style:text-underline-mode="continuous"/>
    </style:style>
    <style:style style:name="T6093" style:parent-style-name="Domyślnaczcionkaakapitu" style:family="text">
      <style:text-properties style:text-underline-type="single" style:text-underline-style="solid" style:text-underline-width="auto" style:text-underline-mode="continuous"/>
    </style:style>
    <style:style style:name="T6094" style:parent-style-name="Domyślnaczcionkaakapitu" style:family="text">
      <style:text-properties fo:background-color="#80FFFF" style:text-underline-type="single" style:text-underline-style="solid" style:text-underline-width="auto" style:text-underline-mode="continuous"/>
    </style:style>
    <style:style style:name="T6095" style:parent-style-name="Domyślnaczcionkaakapitu" style:family="text">
      <style:text-properties style:text-underline-type="single" style:text-underline-style="solid" style:text-underline-width="auto" style:text-underline-mode="continuous"/>
    </style:style>
    <style:style style:name="P6096" style:parent-style-name="Normalny" style:family="paragraph">
      <style:paragraph-properties fo:text-align="justify" fo:line-height="150%" fo:text-indent="0.25in"/>
    </style:style>
    <style:style style:name="T6097" style:parent-style-name="Domyślnaczcionkaakapitu" style:family="text">
      <style:text-properties fo:background-color="#80FFFF"/>
    </style:style>
    <style:style style:name="T6098" style:parent-style-name="Domyślnaczcionkaakapitu" style:family="text">
      <style:text-properties fo:background-color="#80FFFF"/>
    </style:style>
    <style:style style:name="T6099" style:parent-style-name="Domyślnaczcionkaakapitu" style:family="text">
      <style:text-properties fo:background-color="#80FFFF"/>
    </style:style>
    <style:style style:name="P6100" style:parent-style-name="Normalny" style:family="paragraph">
      <style:paragraph-properties fo:text-align="justify" fo:line-height="150%"/>
    </style:style>
    <style:style style:name="T6101" style:parent-style-name="Domyślnaczcionkaakapitu" style:family="text">
      <style:text-properties fo:background-color="#80FFFF" style:text-underline-type="single" style:text-underline-style="solid" style:text-underline-width="auto" style:text-underline-mode="continuous"/>
    </style:style>
    <style:style style:name="T6102" style:parent-style-name="Domyślnaczcionkaakapitu" style:family="text">
      <style:text-properties style:text-underline-type="single" style:text-underline-style="solid" style:text-underline-width="auto" style:text-underline-mode="continuous"/>
    </style:style>
    <style:style style:name="T6103" style:parent-style-name="Domyślnaczcionkaakapitu" style:family="text">
      <style:text-properties fo:background-color="#80FFFF" style:text-underline-type="single" style:text-underline-style="solid" style:text-underline-width="auto" style:text-underline-mode="continuous"/>
    </style:style>
    <style:style style:name="T6104" style:parent-style-name="Domyślnaczcionkaakapitu" style:family="text">
      <style:text-properties style:text-underline-type="single" style:text-underline-style="solid" style:text-underline-width="auto" style:text-underline-mode="continuous"/>
    </style:style>
    <style:style style:name="P6105" style:parent-style-name="Normalny" style:family="paragraph">
      <style:paragraph-properties fo:text-align="justify" fo:line-height="150%" fo:text-indent="0.25in"/>
    </style:style>
    <style:style style:name="T6106" style:parent-style-name="Domyślnaczcionkaakapitu" style:family="text">
      <style:text-properties fo:background-color="#80FFFF"/>
    </style:style>
    <style:style style:name="T6107" style:parent-style-name="Domyślnaczcionkaakapitu" style:family="text">
      <style:text-properties fo:background-color="#80FFFF"/>
    </style:style>
    <style:style style:name="T6108" style:parent-style-name="Domyślnaczcionkaakapitu" style:family="text">
      <style:text-properties fo:background-color="#80FFFF"/>
    </style:style>
    <style:style style:name="T6109" style:parent-style-name="Domyślnaczcionkaakapitu" style:family="text">
      <style:text-properties fo:background-color="#80FFFF"/>
    </style:style>
    <style:style style:name="T6110" style:parent-style-name="Domyślnaczcionkaakapitu" style:family="text">
      <style:text-properties fo:background-color="#80FFFF"/>
    </style:style>
    <style:style style:name="T6111" style:parent-style-name="Domyślnaczcionkaakapitu" style:family="text">
      <style:text-properties fo:background-color="#80FFFF"/>
    </style:style>
    <style:style style:name="P6112" style:parent-style-name="Normalny" style:family="paragraph">
      <style:paragraph-properties fo:text-align="justify" fo:line-height="150%" fo:text-indent="0.25in"/>
    </style:style>
    <style:style style:name="T6113" style:parent-style-name="Domyślnaczcionkaakapitu" style:family="text">
      <style:text-properties fo:background-color="#80FFFF"/>
    </style:style>
    <style:style style:name="P6114" style:parent-style-name="Normalny" style:family="paragraph">
      <style:paragraph-properties fo:text-align="justify" fo:line-height="150%"/>
    </style:style>
    <style:style style:name="T6115" style:parent-style-name="Domyślnaczcionkaakapitu" style:family="text">
      <style:text-properties style:text-underline-type="single" style:text-underline-style="solid" style:text-underline-width="auto" style:text-underline-mode="continuous"/>
    </style:style>
    <style:style style:name="T6116" style:parent-style-name="Domyślnaczcionkaakapitu" style:family="text">
      <style:text-properties fo:background-color="#80FFFF" style:text-underline-type="single" style:text-underline-style="solid" style:text-underline-width="auto" style:text-underline-mode="continuous"/>
    </style:style>
    <style:style style:name="T6117" style:parent-style-name="Domyślnaczcionkaakapitu" style:family="text">
      <style:text-properties style:text-underline-type="single" style:text-underline-style="solid" style:text-underline-width="auto" style:text-underline-mode="continuous"/>
    </style:style>
    <style:style style:name="T6118" style:parent-style-name="Domyślnaczcionkaakapitu" style:family="text">
      <style:text-properties fo:background-color="#80FFFF" style:text-underline-type="single" style:text-underline-style="solid" style:text-underline-width="auto" style:text-underline-mode="continuous"/>
    </style:style>
    <style:style style:name="T6119" style:parent-style-name="Domyślnaczcionkaakapitu" style:family="text">
      <style:text-properties style:text-underline-type="single" style:text-underline-style="solid" style:text-underline-width="auto" style:text-underline-mode="continuous"/>
    </style:style>
    <style:style style:name="P6120" style:parent-style-name="Normalny" style:family="paragraph">
      <style:paragraph-properties fo:text-align="justify" fo:line-height="150%" fo:text-indent="0.25in"/>
    </style:style>
    <style:style style:name="T6121" style:parent-style-name="Domyślnaczcionkaakapitu" style:family="text">
      <style:text-properties fo:background-color="#80FFFF"/>
    </style:style>
    <style:style style:name="T6122" style:parent-style-name="Domyślnaczcionkaakapitu" style:family="text">
      <style:text-properties fo:background-color="#80FFFF"/>
    </style:style>
    <style:style style:name="T6123" style:parent-style-name="Domyślnaczcionkaakapitu" style:family="text">
      <style:text-properties fo:background-color="#80FFFF"/>
    </style:style>
    <style:style style:name="T6124" style:parent-style-name="Domyślnaczcionkaakapitu" style:family="text">
      <style:text-properties fo:background-color="#80FFFF"/>
    </style:style>
    <style:style style:name="P6125" style:parent-style-name="Normalny" style:family="paragraph">
      <style:paragraph-properties fo:text-align="justify" fo:line-height="150%" fo:text-indent="0.25in"/>
    </style:style>
    <style:style style:name="T6126" style:parent-style-name="Domyślnaczcionkaakapitu" style:family="text">
      <style:text-properties fo:background-color="#80FFFF"/>
    </style:style>
    <style:style style:name="T6127" style:parent-style-name="Domyślnaczcionkaakapitu" style:family="text">
      <style:text-properties fo:background-color="#80FFFF"/>
    </style:style>
    <style:style style:name="T6128" style:parent-style-name="Domyślnaczcionkaakapitu" style:family="text">
      <style:text-properties fo:background-color="#80FFFF"/>
    </style:style>
    <style:style style:name="T6129" style:parent-style-name="Domyślnaczcionkaakapitu" style:family="text">
      <style:text-properties fo:background-color="#80FFFF"/>
    </style:style>
    <style:style style:name="T6130" style:parent-style-name="Domyślnaczcionkaakapitu" style:family="text">
      <style:text-properties fo:background-color="#80FFFF"/>
    </style:style>
    <style:style style:name="T6131" style:parent-style-name="Domyślnaczcionkaakapitu" style:family="text">
      <style:text-properties fo:background-color="#80FFFF"/>
    </style:style>
    <style:style style:name="T6132" style:parent-style-name="Domyślnaczcionkaakapitu" style:family="text">
      <style:text-properties fo:background-color="#80FFFF"/>
    </style:style>
    <style:style style:name="T6133" style:parent-style-name="Domyślnaczcionkaakapitu" style:family="text">
      <style:text-properties fo:background-color="#80FFFF"/>
    </style:style>
    <style:style style:name="P6134" style:parent-style-name="Normalny" style:family="paragraph">
      <style:paragraph-properties fo:text-align="justify" fo:line-height="150%" fo:text-indent="0.25in"/>
    </style:style>
    <style:style style:name="T6135" style:parent-style-name="Domyślnaczcionkaakapitu" style:family="text">
      <style:text-properties fo:background-color="#80FFFF"/>
    </style:style>
    <style:style style:name="T6136" style:parent-style-name="Domyślnaczcionkaakapitu" style:family="text">
      <style:text-properties fo:background-color="#80FFFF"/>
    </style:style>
    <style:style style:name="P6137" style:parent-style-name="Normalny" style:family="paragraph">
      <style:paragraph-properties fo:text-align="justify" fo:line-height="150%" fo:text-indent="0.25in"/>
    </style:style>
    <style:style style:name="T6138" style:parent-style-name="Domyślnaczcionkaakapitu" style:family="text">
      <style:text-properties fo:background-color="#80FFFF"/>
    </style:style>
    <style:style style:name="P6139" style:parent-style-name="Normalny" style:family="paragraph">
      <style:paragraph-properties fo:text-align="justify" fo:line-height="150%"/>
    </style:style>
    <style:style style:name="T6140" style:parent-style-name="Domyślnaczcionkaakapitu" style:family="text">
      <style:text-properties style:text-underline-type="single" style:text-underline-style="solid" style:text-underline-width="auto" style:text-underline-mode="continuous"/>
    </style:style>
    <style:style style:name="T6141" style:parent-style-name="Domyślnaczcionkaakapitu" style:family="text">
      <style:text-properties fo:background-color="#80FFFF" style:text-underline-type="single" style:text-underline-style="solid" style:text-underline-width="auto" style:text-underline-mode="continuous"/>
    </style:style>
    <style:style style:name="T6142" style:parent-style-name="Domyślnaczcionkaakapitu" style:family="text">
      <style:text-properties style:text-underline-type="single" style:text-underline-style="solid" style:text-underline-width="auto" style:text-underline-mode="continuous"/>
    </style:style>
    <style:style style:name="P6143" style:parent-style-name="Normalny" style:family="paragraph">
      <style:paragraph-properties fo:text-align="justify" fo:line-height="150%" fo:text-indent="0.25in"/>
    </style:style>
    <style:style style:name="P6144" style:parent-style-name="Normalny" style:family="paragraph">
      <style:paragraph-properties fo:text-align="justify" fo:line-height="150%"/>
    </style:style>
    <style:style style:name="T6145" style:parent-style-name="Domyślnaczcionkaakapitu" style:family="text">
      <style:text-properties style:text-underline-type="single" style:text-underline-style="solid" style:text-underline-width="auto" style:text-underline-mode="continuous"/>
    </style:style>
    <style:style style:name="P6146" style:parent-style-name="Normalny" style:family="paragraph">
      <style:paragraph-properties fo:text-align="justify" fo:line-height="150%" fo:text-indent="0.25in"/>
    </style:style>
    <style:style style:name="P6147" style:parent-style-name="Normalny" style:family="paragraph">
      <style:paragraph-properties fo:text-align="justify" fo:line-height="150%"/>
    </style:style>
    <style:style style:name="T6148" style:parent-style-name="Domyślnaczcionkaakapitu" style:family="text">
      <style:text-properties style:text-underline-type="single" style:text-underline-style="solid" style:text-underline-width="auto" style:text-underline-mode="continuous"/>
    </style:style>
    <style:style style:name="T6149" style:parent-style-name="Domyślnaczcionkaakapitu" style:family="text">
      <style:text-properties fo:background-color="#80FFFF" style:text-underline-type="single" style:text-underline-style="solid" style:text-underline-width="auto" style:text-underline-mode="continuous"/>
    </style:style>
    <style:style style:name="T6150" style:parent-style-name="Domyślnaczcionkaakapitu" style:family="text">
      <style:text-properties style:text-underline-type="single" style:text-underline-style="solid" style:text-underline-width="auto" style:text-underline-mode="continuous"/>
    </style:style>
    <style:style style:name="P6151" style:parent-style-name="Normalny" style:family="paragraph">
      <style:paragraph-properties fo:text-align="justify" fo:line-height="150%" fo:text-indent="0.25in"/>
    </style:style>
    <style:style style:name="T6152" style:parent-style-name="Domyślnaczcionkaakapitu" style:family="text">
      <style:text-properties fo:background-color="#80FFFF"/>
    </style:style>
    <style:style style:name="T6153" style:parent-style-name="Domyślnaczcionkaakapitu" style:family="text">
      <style:text-properties fo:background-color="#80FFFF"/>
    </style:style>
    <style:style style:name="P6154" style:parent-style-name="Normalny" style:family="paragraph">
      <style:paragraph-properties fo:text-align="justify" fo:line-height="150%"/>
    </style:style>
    <style:style style:name="T6155" style:parent-style-name="Domyślnaczcionkaakapitu" style:family="text">
      <style:text-properties style:text-underline-type="single" style:text-underline-style="solid" style:text-underline-width="auto" style:text-underline-mode="continuous"/>
    </style:style>
    <style:style style:name="P6156" style:parent-style-name="Normalny" style:family="paragraph">
      <style:paragraph-properties fo:text-align="justify" fo:line-height="150%" fo:text-indent="0.25in"/>
    </style:style>
    <style:style style:name="T6157" style:parent-style-name="Domyślnaczcionkaakapitu" style:family="text">
      <style:text-properties fo:background-color="#80FFFF"/>
    </style:style>
    <style:style style:name="T6158" style:parent-style-name="Domyślnaczcionkaakapitu" style:family="text">
      <style:text-properties fo:background-color="#80FFFF"/>
    </style:style>
    <style:style style:name="T6159" style:parent-style-name="Domyślnaczcionkaakapitu" style:family="text">
      <style:text-properties fo:background-color="#80FFFF"/>
    </style:style>
    <style:style style:name="T6160" style:parent-style-name="Domyślnaczcionkaakapitu" style:family="text">
      <style:text-properties fo:background-color="#80FFFF"/>
    </style:style>
    <style:style style:name="T6161" style:parent-style-name="Domyślnaczcionkaakapitu" style:family="text">
      <style:text-properties fo:background-color="#80FFFF"/>
    </style:style>
    <style:style style:name="P6162" style:parent-style-name="Normalny" style:family="paragraph">
      <style:paragraph-properties fo:text-align="justify" fo:line-height="150%"/>
    </style:style>
    <style:style style:name="T6163" style:parent-style-name="Domyślnaczcionkaakapitu" style:family="text">
      <style:text-properties style:text-underline-type="single" style:text-underline-style="solid" style:text-underline-width="auto" style:text-underline-mode="continuous"/>
    </style:style>
    <style:style style:name="T6164" style:parent-style-name="Domyślnaczcionkaakapitu" style:family="text">
      <style:text-properties fo:background-color="#80FFFF" style:text-underline-type="single" style:text-underline-style="solid" style:text-underline-width="auto" style:text-underline-mode="continuous"/>
    </style:style>
    <style:style style:name="T6165" style:parent-style-name="Domyślnaczcionkaakapitu" style:family="text">
      <style:text-properties style:text-underline-type="single" style:text-underline-style="solid" style:text-underline-width="auto" style:text-underline-mode="continuous"/>
    </style:style>
    <style:style style:name="P6166" style:parent-style-name="Normalny" style:family="paragraph">
      <style:paragraph-properties fo:text-align="justify" fo:line-height="150%" fo:text-indent="0.25in"/>
    </style:style>
    <style:style style:name="P6167" style:parent-style-name="Normalny" style:family="paragraph">
      <style:paragraph-properties fo:text-align="justify" fo:line-height="150%"/>
    </style:style>
    <style:style style:name="T6168" style:parent-style-name="Domyślnaczcionkaakapitu" style:family="text">
      <style:text-properties style:text-underline-type="single" style:text-underline-style="solid" style:text-underline-width="auto" style:text-underline-mode="continuous"/>
    </style:style>
    <style:style style:name="P6169" style:parent-style-name="Normalny" style:family="paragraph">
      <style:paragraph-properties fo:text-align="justify" fo:line-height="150%" fo:text-indent="0.25in"/>
    </style:style>
    <style:style style:name="T6170" style:parent-style-name="Domyślnaczcionkaakapitu" style:family="text">
      <style:text-properties fo:background-color="#80FFFF"/>
    </style:style>
    <style:style style:name="T6171" style:parent-style-name="Domyślnaczcionkaakapitu" style:family="text">
      <style:text-properties fo:background-color="#80FFFF"/>
    </style:style>
    <style:style style:name="T6172" style:parent-style-name="Domyślnaczcionkaakapitu" style:family="text">
      <style:text-properties fo:background-color="#80FFFF"/>
    </style:style>
    <style:style style:name="T6173" style:parent-style-name="Domyślnaczcionkaakapitu" style:family="text">
      <style:text-properties fo:background-color="#80FFFF"/>
    </style:style>
    <style:style style:name="T6174" style:parent-style-name="Domyślnaczcionkaakapitu" style:family="text">
      <style:text-properties fo:background-color="#80FFFF"/>
    </style:style>
    <style:style style:name="P6175" style:parent-style-name="Normalny" style:family="paragraph">
      <style:paragraph-properties fo:text-align="justify" fo:line-height="150%" fo:text-indent="0.25in"/>
    </style:style>
    <style:style style:name="T6176" style:parent-style-name="Domyślnaczcionkaakapitu" style:family="text">
      <style:text-properties fo:background-color="#80FFFF"/>
    </style:style>
    <style:style style:name="T6177" style:parent-style-name="Domyślnaczcionkaakapitu" style:family="text">
      <style:text-properties fo:background-color="#80FFFF"/>
    </style:style>
    <style:style style:name="T6178" style:parent-style-name="Domyślnaczcionkaakapitu" style:family="text">
      <style:text-properties fo:background-color="#80FFFF"/>
    </style:style>
    <style:style style:name="T6179" style:parent-style-name="Domyślnaczcionkaakapitu" style:family="text">
      <style:text-properties fo:background-color="#80FFFF"/>
    </style:style>
    <style:style style:name="T6180" style:parent-style-name="Domyślnaczcionkaakapitu" style:family="text">
      <style:text-properties fo:background-color="#80FFFF"/>
    </style:style>
    <style:style style:name="P6181" style:parent-style-name="Normalny" style:family="paragraph">
      <style:paragraph-properties fo:text-align="justify" fo:line-height="150%"/>
    </style:style>
    <style:style style:name="T6182" style:parent-style-name="Domyślnaczcionkaakapitu" style:family="text">
      <style:text-properties style:text-underline-type="single" style:text-underline-style="solid" style:text-underline-width="auto" style:text-underline-mode="continuous"/>
    </style:style>
    <style:style style:name="T6183" style:parent-style-name="Domyślnaczcionkaakapitu" style:family="text">
      <style:text-properties fo:background-color="#80FFFF" style:text-underline-type="single" style:text-underline-style="solid" style:text-underline-width="auto" style:text-underline-mode="continuous"/>
    </style:style>
    <style:style style:name="T6184" style:parent-style-name="Domyślnaczcionkaakapitu" style:family="text">
      <style:text-properties style:text-underline-type="single" style:text-underline-style="solid" style:text-underline-width="auto" style:text-underline-mode="continuous"/>
    </style:style>
    <style:style style:name="P6185" style:parent-style-name="Normalny" style:family="paragraph">
      <style:paragraph-properties fo:text-align="justify" fo:line-height="150%" fo:text-indent="0.2479in"/>
    </style:style>
    <style:style style:name="T6186" style:parent-style-name="Domyślnaczcionkaakapitu" style:family="text">
      <style:text-properties fo:background-color="#80FFFF"/>
    </style:style>
    <style:style style:name="T6187" style:parent-style-name="Domyślnaczcionkaakapitu" style:family="text">
      <style:text-properties fo:background-color="#80FFFF"/>
    </style:style>
    <style:style style:name="T6188" style:parent-style-name="Domyślnaczcionkaakapitu" style:family="text">
      <style:text-properties fo:background-color="#80FFFF"/>
    </style:style>
    <style:style style:name="T6189" style:parent-style-name="Domyślnaczcionkaakapitu" style:family="text">
      <style:text-properties fo:background-color="#80FFFF"/>
    </style:style>
    <style:style style:name="T6190" style:parent-style-name="Domyślnaczcionkaakapitu" style:family="text">
      <style:text-properties fo:background-color="#80FFFF"/>
    </style:style>
    <style:style style:name="T6191" style:parent-style-name="Domyślnaczcionkaakapitu" style:family="text">
      <style:text-properties fo:background-color="#80FFFF"/>
    </style:style>
    <style:style style:name="T6192" style:parent-style-name="Domyślnaczcionkaakapitu" style:family="text">
      <style:text-properties fo:background-color="#80FFFF"/>
    </style:style>
    <style:style style:name="T6193" style:parent-style-name="Domyślnaczcionkaakapitu" style:family="text">
      <style:text-properties fo:background-color="#80FFFF"/>
    </style:style>
    <style:style style:name="T6194" style:parent-style-name="Domyślnaczcionkaakapitu" style:family="text">
      <style:text-properties fo:background-color="#80FFFF"/>
    </style:style>
    <style:style style:name="P6195" style:parent-style-name="Normalny" style:family="paragraph">
      <style:paragraph-properties fo:text-align="justify" fo:line-height="150%" fo:text-indent="0.25in"/>
    </style:style>
    <style:style style:name="T6196" style:parent-style-name="Domyślnaczcionkaakapitu" style:family="text">
      <style:text-properties fo:background-color="#80FFFF"/>
    </style:style>
    <style:style style:name="T6197" style:parent-style-name="Domyślnaczcionkaakapitu" style:family="text">
      <style:text-properties fo:background-color="#80FFFF"/>
    </style:style>
    <style:style style:name="T6198" style:parent-style-name="Domyślnaczcionkaakapitu" style:family="text">
      <style:text-properties fo:background-color="#80FFFF"/>
    </style:style>
    <style:style style:name="T6199" style:parent-style-name="Domyślnaczcionkaakapitu" style:family="text">
      <style:text-properties fo:background-color="#80FFFF"/>
    </style:style>
    <style:style style:name="P6200" style:parent-style-name="Normalny" style:family="paragraph">
      <style:paragraph-properties fo:text-align="justify" fo:line-height="150%" fo:text-indent="0.25in"/>
    </style:style>
    <style:style style:name="P6201" style:parent-style-name="Normalny" style:family="paragraph">
      <style:paragraph-properties fo:text-align="justify" fo:line-height="150%" fo:text-indent="0.25in"/>
    </style:style>
    <style:style style:name="P6202" style:parent-style-name="Normalny" style:family="paragraph">
      <style:paragraph-properties fo:text-align="justify" fo:line-height="150%"/>
    </style:style>
    <style:style style:name="T6203" style:parent-style-name="Domyślnaczcionkaakapitu" style:family="text">
      <style:text-properties style:text-underline-type="single" style:text-underline-style="solid" style:text-underline-width="auto" style:text-underline-mode="continuous"/>
    </style:style>
    <style:style style:name="P6204" style:parent-style-name="Normalny" style:family="paragraph">
      <style:paragraph-properties fo:text-align="justify" fo:line-height="150%" fo:text-indent="0.25in"/>
    </style:style>
    <style:style style:name="T6205" style:parent-style-name="Domyślnaczcionkaakapitu" style:family="text">
      <style:text-properties fo:background-color="#80FFFF"/>
    </style:style>
    <style:style style:name="P6206" style:parent-style-name="Normalny" style:family="paragraph">
      <style:paragraph-properties fo:text-align="justify" fo:line-height="150%"/>
    </style:style>
    <style:style style:name="T6207" style:parent-style-name="Domyślnaczcionkaakapitu" style:family="text">
      <style:text-properties style:text-underline-type="single" style:text-underline-style="solid" style:text-underline-width="auto" style:text-underline-mode="continuous"/>
    </style:style>
    <style:style style:name="P6208" style:parent-style-name="Normalny" style:family="paragraph">
      <style:paragraph-properties fo:text-align="justify" fo:line-height="150%" fo:text-indent="0.25in"/>
    </style:style>
    <style:style style:name="P6209" style:parent-style-name="Normalny" style:family="paragraph">
      <style:paragraph-properties fo:text-align="justify" fo:line-height="150%"/>
    </style:style>
    <style:style style:name="T6210" style:parent-style-name="Domyślnaczcionkaakapitu" style:family="text">
      <style:text-properties style:text-underline-type="single" style:text-underline-style="solid" style:text-underline-width="auto" style:text-underline-mode="continuous"/>
    </style:style>
    <style:style style:name="P6211" style:parent-style-name="Normalny" style:family="paragraph">
      <style:paragraph-properties fo:text-align="justify" fo:line-height="150%" fo:text-indent="0.25in"/>
    </style:style>
    <style:style style:name="T6212" style:parent-style-name="Domyślnaczcionkaakapitu" style:family="text">
      <style:text-properties fo:background-color="#80FFFF"/>
    </style:style>
    <style:style style:name="T6213" style:parent-style-name="Domyślnaczcionkaakapitu" style:family="text">
      <style:text-properties fo:background-color="#80FFFF"/>
    </style:style>
    <style:style style:name="T6214" style:parent-style-name="Domyślnaczcionkaakapitu" style:family="text">
      <style:text-properties fo:background-color="#80FFFF"/>
    </style:style>
    <style:style style:name="T6215" style:parent-style-name="Domyślnaczcionkaakapitu" style:family="text">
      <style:text-properties fo:background-color="#80FFFF"/>
    </style:style>
    <style:style style:name="T6216" style:parent-style-name="Domyślnaczcionkaakapitu" style:family="text">
      <style:text-properties fo:background-color="#80FFFF"/>
    </style:style>
    <style:style style:name="T6217" style:parent-style-name="Domyślnaczcionkaakapitu" style:family="text">
      <style:text-properties fo:background-color="#80FFFF"/>
    </style:style>
    <style:style style:name="T6218" style:parent-style-name="Domyślnaczcionkaakapitu" style:family="text">
      <style:text-properties fo:background-color="#80FFFF"/>
    </style:style>
    <style:style style:name="T6219" style:parent-style-name="Domyślnaczcionkaakapitu" style:family="text">
      <style:text-properties fo:background-color="#80FFFF"/>
    </style:style>
    <style:style style:name="T6220" style:parent-style-name="Domyślnaczcionkaakapitu" style:family="text">
      <style:text-properties fo:background-color="#80FFFF"/>
    </style:style>
    <style:style style:name="T6221" style:parent-style-name="Domyślnaczcionkaakapitu" style:family="text">
      <style:text-properties fo:background-color="#80FFFF"/>
    </style:style>
    <style:style style:name="P6222" style:parent-style-name="Normalny" style:family="paragraph">
      <style:paragraph-properties fo:text-align="justify" fo:line-height="150%"/>
    </style:style>
    <style:style style:name="T6223" style:parent-style-name="Domyślnaczcionkaakapitu" style:family="text">
      <style:text-properties style:text-underline-type="single" style:text-underline-style="solid" style:text-underline-width="auto" style:text-underline-mode="continuous"/>
    </style:style>
    <style:style style:name="P6224" style:parent-style-name="Normalny" style:family="paragraph">
      <style:paragraph-properties fo:text-align="justify" fo:line-height="150%" fo:text-indent="0.25in"/>
    </style:style>
    <style:style style:name="P6225" style:parent-style-name="Normalny" style:family="paragraph">
      <style:paragraph-properties fo:text-align="justify" fo:line-height="150%"/>
    </style:style>
    <style:style style:name="T6226" style:parent-style-name="Domyślnaczcionkaakapitu" style:family="text">
      <style:text-properties style:text-underline-type="single" style:text-underline-style="solid" style:text-underline-width="auto" style:text-underline-mode="continuous"/>
    </style:style>
    <style:style style:name="P6227" style:parent-style-name="Normalny" style:family="paragraph">
      <style:paragraph-properties fo:text-align="justify" fo:line-height="150%" fo:text-indent="0.25in"/>
    </style:style>
    <style:style style:name="T6228" style:parent-style-name="Domyślnaczcionkaakapitu" style:family="text">
      <style:text-properties fo:background-color="#80FFFF"/>
    </style:style>
    <style:style style:name="T6229" style:parent-style-name="Domyślnaczcionkaakapitu" style:family="text">
      <style:text-properties fo:background-color="#80FFFF"/>
    </style:style>
    <style:style style:name="T6230" style:parent-style-name="Domyślnaczcionkaakapitu" style:family="text">
      <style:text-properties fo:background-color="#80FFFF"/>
    </style:style>
    <style:style style:name="T6231" style:parent-style-name="Domyślnaczcionkaakapitu" style:family="text">
      <style:text-properties fo:background-color="#80FFFF"/>
    </style:style>
    <style:style style:name="P6232" style:parent-style-name="Normalny" style:family="paragraph">
      <style:paragraph-properties fo:text-align="justify" fo:line-height="150%"/>
    </style:style>
    <style:style style:name="T6233" style:parent-style-name="Domyślnaczcionkaakapitu" style:family="text">
      <style:text-properties style:text-underline-type="single" style:text-underline-style="solid" style:text-underline-width="auto" style:text-underline-mode="continuous"/>
    </style:style>
    <style:style style:name="T6234" style:parent-style-name="Domyślnaczcionkaakapitu" style:family="text">
      <style:text-properties fo:background-color="#80FFFF" style:text-underline-type="single" style:text-underline-style="solid" style:text-underline-width="auto" style:text-underline-mode="continuous"/>
    </style:style>
    <style:style style:name="T6235" style:parent-style-name="Domyślnaczcionkaakapitu" style:family="text">
      <style:text-properties style:text-underline-type="single" style:text-underline-style="solid" style:text-underline-width="auto" style:text-underline-mode="continuous"/>
    </style:style>
    <style:style style:name="P6236" style:parent-style-name="Normalny" style:family="paragraph">
      <style:paragraph-properties fo:text-align="justify" fo:line-height="150%" fo:text-indent="0.25in"/>
    </style:style>
    <style:style style:name="P6237" style:parent-style-name="Normalny" style:family="paragraph">
      <style:paragraph-properties fo:text-align="justify" fo:line-height="150%"/>
    </style:style>
    <style:style style:name="T6238" style:parent-style-name="Domyślnaczcionkaakapitu" style:family="text">
      <style:text-properties style:text-underline-type="single" style:text-underline-style="solid" style:text-underline-width="auto" style:text-underline-mode="continuous"/>
    </style:style>
    <style:style style:name="P6239" style:parent-style-name="Normalny" style:family="paragraph">
      <style:paragraph-properties fo:text-align="justify" fo:line-height="150%" fo:text-indent="0.25in"/>
    </style:style>
    <style:style style:name="T6240" style:parent-style-name="Domyślnaczcionkaakapitu" style:family="text">
      <style:text-properties fo:background-color="#80FFFF"/>
    </style:style>
    <style:style style:name="P6241" style:parent-style-name="Normalny" style:family="paragraph">
      <style:paragraph-properties fo:text-align="justify" fo:line-height="150%" fo:text-indent="0.25in"/>
    </style:style>
    <style:style style:name="T6242" style:parent-style-name="Domyślnaczcionkaakapitu" style:family="text">
      <style:text-properties fo:background-color="#80FFFF"/>
    </style:style>
    <style:style style:name="T6243" style:parent-style-name="Domyślnaczcionkaakapitu" style:family="text">
      <style:text-properties fo:background-color="#80FFFF"/>
    </style:style>
    <style:style style:name="P6244" style:parent-style-name="Normalny" style:family="paragraph">
      <style:paragraph-properties fo:text-align="justify" fo:line-height="150%" fo:text-indent="0.25in"/>
    </style:style>
    <style:style style:name="T6245" style:parent-style-name="Domyślnaczcionkaakapitu" style:family="text">
      <style:text-properties fo:background-color="#80FFFF"/>
    </style:style>
    <style:style style:name="P6246" style:parent-style-name="Normalny" style:family="paragraph">
      <style:paragraph-properties fo:text-align="justify" fo:line-height="150%" fo:text-indent="0.25in"/>
    </style:style>
    <style:style style:name="T6247" style:parent-style-name="Domyślnaczcionkaakapitu" style:family="text">
      <style:text-properties fo:background-color="#80FFFF"/>
    </style:style>
    <style:style style:name="T6248" style:parent-style-name="Domyślnaczcionkaakapitu" style:family="text">
      <style:text-properties fo:background-color="#80FFFF"/>
    </style:style>
    <style:style style:name="T6249" style:parent-style-name="Domyślnaczcionkaakapitu" style:family="text">
      <style:text-properties fo:background-color="#80FFFF"/>
    </style:style>
    <style:style style:name="T6250" style:parent-style-name="Domyślnaczcionkaakapitu" style:family="text">
      <style:text-properties fo:background-color="#80FFFF"/>
    </style:style>
    <style:style style:name="T6251" style:parent-style-name="Domyślnaczcionkaakapitu" style:family="text">
      <style:text-properties fo:background-color="#80FFFF"/>
    </style:style>
    <style:style style:name="T6252" style:parent-style-name="Domyślnaczcionkaakapitu" style:family="text">
      <style:text-properties fo:background-color="#80FFFF"/>
    </style:style>
    <style:style style:name="T6253" style:parent-style-name="Domyślnaczcionkaakapitu" style:family="text">
      <style:text-properties fo:background-color="#80FFFF"/>
    </style:style>
    <style:style style:name="T6254" style:parent-style-name="Domyślnaczcionkaakapitu" style:family="text">
      <style:text-properties fo:background-color="#80FFFF"/>
    </style:style>
    <style:style style:name="P6255" style:parent-style-name="Normalny" style:family="paragraph">
      <style:paragraph-properties fo:text-align="justify" fo:line-height="150%" fo:text-indent="0.25in"/>
    </style:style>
    <style:style style:name="T6256" style:parent-style-name="Domyślnaczcionkaakapitu" style:family="text">
      <style:text-properties fo:background-color="#80FFFF"/>
    </style:style>
    <style:style style:name="T6257" style:parent-style-name="Domyślnaczcionkaakapitu" style:family="text">
      <style:text-properties fo:background-color="#80FFFF"/>
    </style:style>
    <style:style style:name="T6258" style:parent-style-name="Domyślnaczcionkaakapitu" style:family="text">
      <style:text-properties fo:background-color="#80FFFF"/>
    </style:style>
    <style:style style:name="T6259" style:parent-style-name="Domyślnaczcionkaakapitu" style:family="text">
      <style:text-properties fo:background-color="#80FFFF"/>
    </style:style>
    <style:style style:name="T6260" style:parent-style-name="Domyślnaczcionkaakapitu" style:family="text">
      <style:text-properties fo:background-color="#80FFFF"/>
    </style:style>
    <style:style style:name="T6261" style:parent-style-name="Domyślnaczcionkaakapitu" style:family="text">
      <style:text-properties fo:background-color="#80FFFF"/>
    </style:style>
    <style:style style:name="T6262" style:parent-style-name="Domyślnaczcionkaakapitu" style:family="text">
      <style:text-properties fo:background-color="#80FFFF"/>
    </style:style>
    <style:style style:name="T6263" style:parent-style-name="Domyślnaczcionkaakapitu" style:family="text">
      <style:text-properties fo:background-color="#80FFFF"/>
    </style:style>
    <style:style style:name="T6264" style:parent-style-name="Domyślnaczcionkaakapitu" style:family="text">
      <style:text-properties fo:background-color="#80FFFF"/>
    </style:style>
    <style:style style:name="T6265" style:parent-style-name="Domyślnaczcionkaakapitu" style:family="text">
      <style:text-properties fo:background-color="#80FFFF"/>
    </style:style>
    <style:style style:name="T6266" style:parent-style-name="Domyślnaczcionkaakapitu" style:family="text">
      <style:text-properties fo:background-color="#80FFFF"/>
    </style:style>
    <style:style style:name="P6267" style:parent-style-name="Normalny" style:family="paragraph">
      <style:paragraph-properties fo:text-align="justify" fo:line-height="150%" fo:text-indent="0.25in"/>
    </style:style>
    <style:style style:name="T6268" style:parent-style-name="Domyślnaczcionkaakapitu" style:family="text">
      <style:text-properties fo:background-color="#80FFFF"/>
    </style:style>
    <style:style style:name="T6269" style:parent-style-name="Domyślnaczcionkaakapitu" style:family="text">
      <style:text-properties fo:background-color="#80FFFF"/>
    </style:style>
    <style:style style:name="T6270" style:parent-style-name="Domyślnaczcionkaakapitu" style:family="text">
      <style:text-properties fo:background-color="#80FFFF"/>
    </style:style>
    <style:style style:name="P6271" style:parent-style-name="Normalny" style:family="paragraph">
      <style:paragraph-properties fo:text-align="justify" fo:line-height="150%" fo:text-indent="0.25in"/>
    </style:style>
    <style:style style:name="P6272" style:parent-style-name="Normalny" style:family="paragraph">
      <style:paragraph-properties fo:text-align="justify" fo:line-height="150%"/>
    </style:style>
    <style:style style:name="T6273" style:parent-style-name="Domyślnaczcionkaakapitu" style:family="text">
      <style:text-properties style:text-underline-type="single" style:text-underline-style="solid" style:text-underline-width="auto" style:text-underline-mode="continuous"/>
    </style:style>
    <style:style style:name="P6274" style:parent-style-name="Normalny" style:family="paragraph">
      <style:paragraph-properties fo:text-align="justify" fo:line-height="150%" fo:text-indent="0.25in"/>
    </style:style>
    <style:style style:name="T6275" style:parent-style-name="Domyślnaczcionkaakapitu" style:family="text">
      <style:text-properties fo:background-color="#80FFFF"/>
    </style:style>
    <style:style style:name="T6276" style:parent-style-name="Domyślnaczcionkaakapitu" style:family="text">
      <style:text-properties fo:background-color="#80FFFF"/>
    </style:style>
    <style:style style:name="T6277" style:parent-style-name="Domyślnaczcionkaakapitu" style:family="text">
      <style:text-properties fo:background-color="#80FFFF"/>
    </style:style>
    <style:style style:name="T6278" style:parent-style-name="Domyślnaczcionkaakapitu" style:family="text">
      <style:text-properties fo:background-color="#80FFFF"/>
    </style:style>
    <style:style style:name="T6279" style:parent-style-name="Domyślnaczcionkaakapitu" style:family="text">
      <style:text-properties fo:background-color="#80FFFF"/>
    </style:style>
    <style:style style:name="P6280" style:parent-style-name="Normalny" style:family="paragraph">
      <style:paragraph-properties fo:text-align="justify" fo:line-height="150%" fo:text-indent="0.25in"/>
    </style:style>
    <style:style style:name="T6281" style:parent-style-name="Domyślnaczcionkaakapitu" style:family="text">
      <style:text-properties fo:background-color="#80FFFF"/>
    </style:style>
    <style:style style:name="P6282" style:parent-style-name="Normalny" style:family="paragraph">
      <style:paragraph-properties fo:text-align="justify" fo:line-height="150%"/>
    </style:style>
    <style:style style:name="T6283" style:parent-style-name="Domyślnaczcionkaakapitu" style:family="text">
      <style:text-properties style:text-underline-type="single" style:text-underline-style="solid" style:text-underline-width="auto" style:text-underline-mode="continuous"/>
    </style:style>
    <style:style style:name="T6284" style:parent-style-name="Domyślnaczcionkaakapitu" style:family="text">
      <style:text-properties fo:background-color="#80FFFF" style:text-underline-type="single" style:text-underline-style="solid" style:text-underline-width="auto" style:text-underline-mode="continuous"/>
    </style:style>
    <style:style style:name="T6285" style:parent-style-name="Domyślnaczcionkaakapitu" style:family="text">
      <style:text-properties style:text-underline-type="single" style:text-underline-style="solid" style:text-underline-width="auto" style:text-underline-mode="continuous"/>
    </style:style>
    <style:style style:name="P6286" style:parent-style-name="Normalny" style:family="paragraph">
      <style:paragraph-properties fo:text-align="justify" fo:line-height="150%" fo:text-indent="0.25in"/>
    </style:style>
    <style:style style:name="T6287" style:parent-style-name="Domyślnaczcionkaakapitu" style:family="text">
      <style:text-properties fo:background-color="#80FFFF"/>
    </style:style>
    <style:style style:name="T6288" style:parent-style-name="Domyślnaczcionkaakapitu" style:family="text">
      <style:text-properties fo:background-color="#80FFFF"/>
    </style:style>
    <style:style style:name="T6289" style:parent-style-name="Domyślnaczcionkaakapitu" style:family="text">
      <style:text-properties style:text-underline-type="single" style:text-underline-style="solid" style:text-underline-width="auto" style:text-underline-mode="continuous"/>
    </style:style>
    <style:style style:name="P6290" style:parent-style-name="Normalny" style:family="paragraph">
      <style:paragraph-properties fo:text-align="justify" fo:line-height="150%" fo:text-indent="0.25in"/>
    </style:style>
    <style:style style:name="P6291" style:parent-style-name="Normalny" style:family="paragraph">
      <style:paragraph-properties fo:text-align="justify" fo:line-height="150%"/>
    </style:style>
    <style:style style:name="T6292" style:parent-style-name="Domyślnaczcionkaakapitu" style:family="text">
      <style:text-properties style:text-underline-type="single" style:text-underline-style="solid" style:text-underline-width="auto" style:text-underline-mode="continuous"/>
    </style:style>
    <style:style style:name="P6293" style:parent-style-name="Normalny" style:family="paragraph">
      <style:paragraph-properties fo:text-align="justify" fo:line-height="150%" fo:text-indent="0.25in"/>
    </style:style>
    <style:style style:name="T6294" style:parent-style-name="Domyślnaczcionkaakapitu" style:family="text">
      <style:text-properties fo:background-color="#80FFFF"/>
    </style:style>
    <style:style style:name="P6295" style:parent-style-name="Normalny" style:family="paragraph">
      <style:paragraph-properties fo:text-align="justify" fo:line-height="150%"/>
    </style:style>
    <style:style style:name="T6296" style:parent-style-name="Domyślnaczcionkaakapitu" style:family="text">
      <style:text-properties style:text-underline-type="single" style:text-underline-style="solid" style:text-underline-width="auto" style:text-underline-mode="continuous"/>
    </style:style>
    <style:style style:name="P6297" style:parent-style-name="Normalny" style:family="paragraph">
      <style:paragraph-properties fo:text-align="justify" fo:line-height="150%" fo:text-indent="0.2479in"/>
    </style:style>
    <style:style style:name="T6298" style:parent-style-name="Domyślnaczcionkaakapitu" style:family="text">
      <style:text-properties fo:background-color="#80FFFF"/>
    </style:style>
    <style:style style:name="P6299" style:parent-style-name="Normalny" style:family="paragraph">
      <style:paragraph-properties fo:text-align="justify" fo:line-height="150%"/>
    </style:style>
    <style:style style:name="T6300" style:parent-style-name="Domyślnaczcionkaakapitu" style:family="text">
      <style:text-properties style:text-underline-type="single" style:text-underline-style="solid" style:text-underline-width="auto" style:text-underline-mode="continuous"/>
    </style:style>
    <style:style style:name="P6301" style:parent-style-name="Normalny" style:family="paragraph">
      <style:paragraph-properties fo:text-align="justify" fo:line-height="150%" fo:text-indent="0.25in"/>
    </style:style>
    <style:style style:name="T6302" style:parent-style-name="Domyślnaczcionkaakapitu" style:family="text">
      <style:text-properties fo:background-color="#80FFFF"/>
    </style:style>
    <style:style style:name="T6303" style:parent-style-name="Domyślnaczcionkaakapitu" style:family="text">
      <style:text-properties fo:background-color="#80FFFF"/>
    </style:style>
    <style:style style:name="P6304" style:parent-style-name="Normalny" style:family="paragraph">
      <style:paragraph-properties fo:text-align="justify" fo:line-height="150%" fo:text-indent="0.25in"/>
    </style:style>
    <style:style style:name="T6305" style:parent-style-name="Domyślnaczcionkaakapitu" style:family="text">
      <style:text-properties fo:background-color="#80FFFF"/>
    </style:style>
    <style:style style:name="T6306" style:parent-style-name="Domyślnaczcionkaakapitu" style:family="text">
      <style:text-properties fo:background-color="#80FFFF"/>
    </style:style>
    <style:style style:name="T6307" style:parent-style-name="Domyślnaczcionkaakapitu" style:family="text">
      <style:text-properties fo:background-color="#80FFFF"/>
    </style:style>
    <style:style style:name="P6308" style:parent-style-name="Normalny" style:family="paragraph">
      <style:paragraph-properties fo:text-align="justify" fo:line-height="150%" fo:text-indent="0.25in"/>
    </style:style>
    <style:style style:name="T6309" style:parent-style-name="Domyślnaczcionkaakapitu" style:family="text">
      <style:text-properties fo:background-color="#80FFFF"/>
    </style:style>
    <style:style style:name="P6310" style:parent-style-name="Normalny" style:family="paragraph">
      <style:paragraph-properties fo:text-align="justify" fo:line-height="150%" fo:text-indent="0.25in"/>
    </style:style>
    <style:style style:name="T6311" style:parent-style-name="Domyślnaczcionkaakapitu" style:family="text">
      <style:text-properties fo:background-color="#80FFFF"/>
    </style:style>
    <style:style style:name="T6312" style:parent-style-name="Domyślnaczcionkaakapitu" style:family="text">
      <style:text-properties fo:background-color="#80FFFF"/>
    </style:style>
    <style:style style:name="T6313" style:parent-style-name="Domyślnaczcionkaakapitu" style:family="text">
      <style:text-properties fo:background-color="#80FFFF"/>
    </style:style>
    <style:style style:name="P6314" style:parent-style-name="Normalny" style:family="paragraph">
      <style:paragraph-properties fo:text-align="justify" fo:line-height="150%" fo:text-indent="0.25in"/>
    </style:style>
    <style:style style:name="T6315" style:parent-style-name="Domyślnaczcionkaakapitu" style:family="text">
      <style:text-properties fo:background-color="#80FFFF"/>
    </style:style>
    <style:style style:name="T6316" style:parent-style-name="Domyślnaczcionkaakapitu" style:family="text">
      <style:text-properties fo:background-color="#80FFFF"/>
    </style:style>
    <style:style style:name="T6317" style:parent-style-name="Domyślnaczcionkaakapitu" style:family="text">
      <style:text-properties fo:background-color="#80FFFF"/>
    </style:style>
    <style:style style:name="T6318" style:parent-style-name="Domyślnaczcionkaakapitu" style:family="text">
      <style:text-properties fo:background-color="#80FFFF"/>
    </style:style>
    <style:style style:name="P6319" style:parent-style-name="Normalny" style:family="paragraph">
      <style:paragraph-properties fo:text-align="justify" fo:line-height="150%" fo:text-indent="0.25in"/>
    </style:style>
    <style:style style:name="P6320" style:parent-style-name="Normalny" style:family="paragraph">
      <style:paragraph-properties fo:text-align="justify" fo:line-height="150%">
        <style:tab-stops>
          <style:tab-stop style:type="left" style:position="3.2152in"/>
        </style:tab-stops>
      </style:paragraph-properties>
    </style:style>
    <style:style style:name="T6321" style:parent-style-name="Domyślnaczcionkaakapitu" style:family="text">
      <style:text-properties fo:background-color="#80FFFF" style:text-underline-type="single" style:text-underline-style="solid" style:text-underline-width="auto" style:text-underline-mode="continuous"/>
    </style:style>
    <style:style style:name="T6322" style:parent-style-name="Domyślnaczcionkaakapitu" style:family="text">
      <style:text-properties style:text-underline-type="single" style:text-underline-style="solid" style:text-underline-width="auto" style:text-underline-mode="continuous"/>
    </style:style>
    <style:style style:name="T6323" style:parent-style-name="Domyślnaczcionkaakapitu" style:family="text">
      <style:text-properties fo:background-color="#80FFFF" style:text-underline-type="single" style:text-underline-style="solid" style:text-underline-width="auto" style:text-underline-mode="continuous"/>
    </style:style>
    <style:style style:name="T6324" style:parent-style-name="Domyślnaczcionkaakapitu" style:family="text">
      <style:text-properties style:text-underline-type="single" style:text-underline-style="solid" style:text-underline-width="auto" style:text-underline-mode="continuous"/>
    </style:style>
    <style:style style:name="T6325" style:parent-style-name="Domyślnaczcionkaakapitu" style:family="text">
      <style:text-properties fo:background-color="#80FFFF" style:text-underline-type="single" style:text-underline-style="solid" style:text-underline-width="auto" style:text-underline-mode="continuous"/>
    </style:style>
    <style:style style:name="T6326" style:parent-style-name="Domyślnaczcionkaakapitu" style:family="text">
      <style:text-properties style:text-underline-type="single" style:text-underline-style="solid" style:text-underline-width="auto" style:text-underline-mode="continuous"/>
    </style:style>
    <style:style style:name="P6327" style:parent-style-name="Normalny" style:family="paragraph">
      <style:paragraph-properties fo:text-align="justify" fo:line-height="150%" fo:text-indent="0.2479in">
        <style:tab-stops>
          <style:tab-stop style:type="left" style:position="3.2152in"/>
        </style:tab-stops>
      </style:paragraph-properties>
    </style:style>
    <style:style style:name="T6328" style:parent-style-name="Domyślnaczcionkaakapitu" style:family="text">
      <style:text-properties fo:background-color="#80FFFF"/>
    </style:style>
    <style:style style:name="P6329" style:parent-style-name="Normalny" style:family="paragraph">
      <style:paragraph-properties fo:text-align="justify" fo:line-height="150%">
        <style:tab-stops>
          <style:tab-stop style:type="left" style:position="3.2152in"/>
        </style:tab-stops>
      </style:paragraph-properties>
    </style:style>
    <style:style style:name="T6330" style:parent-style-name="Domyślnaczcionkaakapitu" style:family="text">
      <style:text-properties style:text-underline-type="single" style:text-underline-style="solid" style:text-underline-width="auto" style:text-underline-mode="continuous"/>
    </style:style>
    <style:style style:name="P6331" style:parent-style-name="Normalny" style:family="paragraph">
      <style:paragraph-properties fo:text-align="justify" fo:line-height="150%" fo:text-indent="0.2479in">
        <style:tab-stops>
          <style:tab-stop style:type="left" style:position="3.2152in"/>
        </style:tab-stops>
      </style:paragraph-properties>
    </style:style>
    <style:style style:name="T6332" style:parent-style-name="Domyślnaczcionkaakapitu" style:family="text">
      <style:text-properties fo:background-color="#80FFFF"/>
    </style:style>
    <style:style style:name="P6333" style:parent-style-name="Normalny" style:family="paragraph">
      <style:paragraph-properties fo:text-align="justify" fo:line-height="150%" fo:text-indent="0.25in"/>
    </style:style>
    <style:style style:name="T6334" style:parent-style-name="Domyślnaczcionkaakapitu" style:family="text">
      <style:text-properties fo:background-color="#80FFFF"/>
    </style:style>
    <style:style style:name="T6335" style:parent-style-name="Domyślnaczcionkaakapitu" style:family="text">
      <style:text-properties fo:background-color="#80FFFF"/>
    </style:style>
    <style:style style:name="T6336" style:parent-style-name="Domyślnaczcionkaakapitu" style:family="text">
      <style:text-properties fo:background-color="#80FFFF"/>
    </style:style>
    <style:style style:name="T6337" style:parent-style-name="Domyślnaczcionkaakapitu" style:family="text">
      <style:text-properties fo:background-color="#80FFFF"/>
    </style:style>
    <style:style style:name="T6338" style:parent-style-name="Domyślnaczcionkaakapitu" style:family="text">
      <style:text-properties fo:background-color="#80FFFF"/>
    </style:style>
    <style:style style:name="P6339" style:parent-style-name="Normalny" style:family="paragraph">
      <style:paragraph-properties fo:text-align="justify" fo:line-height="150%" fo:text-indent="0.25in"/>
    </style:style>
    <style:style style:name="P6340" style:parent-style-name="Normalny" style:family="paragraph">
      <style:paragraph-properties fo:text-align="justify" fo:line-height="150%"/>
    </style:style>
    <style:style style:name="T6341" style:parent-style-name="Domyślnaczcionkaakapitu" style:family="text">
      <style:text-properties style:text-underline-type="single" style:text-underline-style="solid" style:text-underline-width="auto" style:text-underline-mode="continuous"/>
    </style:style>
    <style:style style:name="P6342" style:parent-style-name="Normalny" style:family="paragraph">
      <style:paragraph-properties fo:text-align="justify" fo:line-height="150%" fo:text-indent="0.25in"/>
    </style:style>
    <style:style style:name="T6343" style:parent-style-name="Domyślnaczcionkaakapitu" style:family="text">
      <style:text-properties fo:background-color="#80FFFF"/>
    </style:style>
    <style:style style:name="P6344" style:parent-style-name="Normalny" style:family="paragraph">
      <style:paragraph-properties fo:text-align="justify" fo:line-height="150%"/>
    </style:style>
    <style:style style:name="T6345" style:parent-style-name="Domyślnaczcionkaakapitu" style:family="text">
      <style:text-properties style:text-underline-type="single" style:text-underline-style="solid" style:text-underline-width="auto" style:text-underline-mode="continuous"/>
    </style:style>
    <style:style style:name="P6346" style:parent-style-name="Normalny" style:family="paragraph">
      <style:paragraph-properties fo:text-align="justify" fo:line-height="150%" fo:text-indent="0.25in"/>
    </style:style>
    <style:style style:name="T6347" style:parent-style-name="Domyślnaczcionkaakapitu" style:family="text">
      <style:text-properties fo:background-color="#80FFFF"/>
    </style:style>
    <style:style style:name="T6348" style:parent-style-name="Domyślnaczcionkaakapitu" style:family="text">
      <style:text-properties fo:background-color="#80FFFF"/>
    </style:style>
    <style:style style:name="P6349" style:parent-style-name="Normalny" style:family="paragraph">
      <style:paragraph-properties fo:text-align="justify" fo:line-height="150%"/>
    </style:style>
    <style:style style:name="T6350" style:parent-style-name="Domyślnaczcionkaakapitu" style:family="text">
      <style:text-properties style:text-underline-type="single" style:text-underline-style="solid" style:text-underline-width="auto" style:text-underline-mode="continuous"/>
    </style:style>
    <style:style style:name="P6351" style:parent-style-name="Normalny" style:family="paragraph">
      <style:paragraph-properties fo:text-align="justify" fo:line-height="150%" fo:text-indent="0.25in"/>
    </style:style>
    <style:style style:name="P6352" style:parent-style-name="Normalny" style:family="paragraph">
      <style:paragraph-properties fo:text-align="justify" fo:line-height="150%"/>
    </style:style>
    <style:style style:name="T6353" style:parent-style-name="Domyślnaczcionkaakapitu" style:family="text">
      <style:text-properties style:text-underline-type="single" style:text-underline-style="solid" style:text-underline-width="auto" style:text-underline-mode="continuous"/>
    </style:style>
    <style:style style:name="P6354" style:parent-style-name="Normalny" style:family="paragraph">
      <style:paragraph-properties fo:text-align="justify" fo:line-height="150%" fo:text-indent="0.25in"/>
    </style:style>
    <style:style style:name="P6355" style:parent-style-name="Normalny" style:family="paragraph">
      <style:paragraph-properties fo:text-align="justify" fo:line-height="150%" fo:text-indent="0.25in"/>
    </style:style>
    <style:style style:name="T6356" style:parent-style-name="Domyślnaczcionkaakapitu" style:family="text">
      <style:text-properties fo:background-color="#80FFFF"/>
    </style:style>
    <style:style style:name="P6357" style:parent-style-name="Normalny" style:family="paragraph">
      <style:paragraph-properties fo:text-align="justify" fo:line-height="150%" fo:text-indent="0.25in"/>
    </style:style>
    <style:style style:name="T6358" style:parent-style-name="Domyślnaczcionkaakapitu" style:family="text">
      <style:text-properties fo:background-color="#80FFFF"/>
    </style:style>
    <style:style style:name="T6359" style:parent-style-name="Domyślnaczcionkaakapitu" style:family="text">
      <style:text-properties fo:background-color="#80FFFF"/>
    </style:style>
    <style:style style:name="T6360" style:parent-style-name="Domyślnaczcionkaakapitu" style:family="text">
      <style:text-properties fo:background-color="#80FFFF"/>
    </style:style>
    <style:style style:name="P6361" style:parent-style-name="Normalny" style:family="paragraph">
      <style:paragraph-properties fo:text-align="justify" fo:line-height="150%" fo:text-indent="0.25in"/>
    </style:style>
    <style:style style:name="P6362" style:parent-style-name="Normalny" style:family="paragraph">
      <style:paragraph-properties fo:text-align="justify" fo:line-height="150%" fo:text-indent="0.25in"/>
    </style:style>
    <style:style style:name="T6363" style:parent-style-name="Domyślnaczcionkaakapitu" style:family="text">
      <style:text-properties fo:background-color="#80FFFF"/>
    </style:style>
    <style:style style:name="T6364" style:parent-style-name="Domyślnaczcionkaakapitu" style:family="text">
      <style:text-properties fo:background-color="#80FFFF"/>
    </style:style>
    <style:style style:name="T6365" style:parent-style-name="Domyślnaczcionkaakapitu" style:family="text">
      <style:text-properties fo:background-color="#80FFFF"/>
    </style:style>
    <style:style style:name="T6366" style:parent-style-name="Domyślnaczcionkaakapitu" style:family="text">
      <style:text-properties fo:background-color="#80FFFF"/>
    </style:style>
    <style:style style:name="T6367" style:parent-style-name="Domyślnaczcionkaakapitu" style:family="text">
      <style:text-properties fo:background-color="#80FFFF"/>
    </style:style>
    <style:style style:name="T6368" style:parent-style-name="Domyślnaczcionkaakapitu" style:family="text">
      <style:text-properties fo:background-color="#80FFFF"/>
    </style:style>
    <style:style style:name="T6369" style:parent-style-name="Domyślnaczcionkaakapitu" style:family="text">
      <style:text-properties fo:background-color="#80FFFF"/>
    </style:style>
    <style:style style:name="T6370" style:parent-style-name="Domyślnaczcionkaakapitu" style:family="text">
      <style:text-properties fo:background-color="#80FFFF"/>
    </style:style>
    <style:style style:name="T6371" style:parent-style-name="Domyślnaczcionkaakapitu" style:family="text">
      <style:text-properties fo:background-color="#80FFFF"/>
    </style:style>
    <style:style style:name="T6372" style:parent-style-name="Domyślnaczcionkaakapitu" style:family="text">
      <style:text-properties fo:background-color="#80FFFF"/>
    </style:style>
    <style:style style:name="T6373" style:parent-style-name="Domyślnaczcionkaakapitu" style:family="text">
      <style:text-properties fo:background-color="#80FFFF"/>
    </style:style>
    <style:style style:name="T6374" style:parent-style-name="Domyślnaczcionkaakapitu" style:family="text">
      <style:text-properties fo:background-color="#80FFFF"/>
    </style:style>
    <style:style style:name="P6375" style:parent-style-name="Normalny" style:family="paragraph">
      <style:paragraph-properties fo:text-align="justify" fo:line-height="150%" fo:text-indent="0.25in"/>
    </style:style>
    <style:style style:name="T6376" style:parent-style-name="Domyślnaczcionkaakapitu" style:family="text">
      <style:text-properties fo:background-color="#80FFFF"/>
    </style:style>
    <style:style style:name="T6377" style:parent-style-name="Domyślnaczcionkaakapitu" style:family="text">
      <style:text-properties fo:background-color="#80FFFF"/>
    </style:style>
    <style:style style:name="P6378" style:parent-style-name="Normalny" style:family="paragraph">
      <style:paragraph-properties fo:text-align="justify" fo:line-height="150%" fo:text-indent="0.25in"/>
    </style:style>
    <style:style style:name="T6379" style:parent-style-name="Domyślnaczcionkaakapitu" style:family="text">
      <style:text-properties fo:background-color="#80FFFF"/>
    </style:style>
    <style:style style:name="P6380" style:parent-style-name="Normalny" style:family="paragraph">
      <style:paragraph-properties fo:text-align="justify" fo:line-height="150%" fo:text-indent="0.25in"/>
    </style:style>
    <style:style style:name="P6381" style:parent-style-name="Normalny" style:family="paragraph">
      <style:paragraph-properties fo:text-align="justify" fo:line-height="150%"/>
    </style:style>
    <style:style style:name="T6382" style:parent-style-name="Domyślnaczcionkaakapitu" style:family="text">
      <style:text-properties style:text-underline-type="single" style:text-underline-style="solid" style:text-underline-width="auto" style:text-underline-mode="continuous"/>
    </style:style>
    <style:style style:name="P6383" style:parent-style-name="Normalny" style:family="paragraph">
      <style:paragraph-properties fo:text-align="justify" fo:line-height="150%" fo:text-indent="0.25in"/>
    </style:style>
    <style:style style:name="T6384" style:parent-style-name="Domyślnaczcionkaakapitu" style:family="text">
      <style:text-properties fo:background-color="#80FFFF"/>
    </style:style>
    <style:style style:name="T6385" style:parent-style-name="Domyślnaczcionkaakapitu" style:family="text">
      <style:text-properties fo:background-color="#80FFFF"/>
    </style:style>
    <style:style style:name="T6386" style:parent-style-name="Domyślnaczcionkaakapitu" style:family="text">
      <style:text-properties fo:background-color="#80FFFF"/>
    </style:style>
    <style:style style:name="T6387" style:parent-style-name="Domyślnaczcionkaakapitu" style:family="text">
      <style:text-properties fo:background-color="#80FFFF"/>
    </style:style>
    <style:style style:name="P6388" style:parent-style-name="Normalny" style:family="paragraph">
      <style:paragraph-properties fo:text-align="justify" fo:line-height="150%"/>
    </style:style>
    <style:style style:name="T6389" style:parent-style-name="Domyślnaczcionkaakapitu" style:family="text">
      <style:text-properties style:text-underline-type="single" style:text-underline-style="solid" style:text-underline-width="auto" style:text-underline-mode="continuous"/>
    </style:style>
    <style:style style:name="P6390" style:parent-style-name="Normalny" style:family="paragraph">
      <style:paragraph-properties fo:text-align="justify" fo:line-height="150%" fo:text-indent="0.25in"/>
    </style:style>
    <style:style style:name="T6391" style:parent-style-name="Domyślnaczcionkaakapitu" style:family="text">
      <style:text-properties fo:background-color="#80FFFF"/>
    </style:style>
    <style:style style:name="P6392" style:parent-style-name="Normalny" style:family="paragraph">
      <style:paragraph-properties fo:text-align="justify" fo:line-height="150%" fo:text-indent="0.25in"/>
    </style:style>
    <style:style style:name="T6393" style:parent-style-name="Domyślnaczcionkaakapitu" style:family="text">
      <style:text-properties fo:background-color="#80FFFF"/>
    </style:style>
    <style:style style:name="P6394" style:parent-style-name="Normalny" style:family="paragraph">
      <style:paragraph-properties fo:text-align="justify" fo:line-height="150%" fo:text-indent="0.25in"/>
    </style:style>
    <style:style style:name="T6395" style:parent-style-name="Domyślnaczcionkaakapitu" style:family="text">
      <style:text-properties fo:background-color="#80FFFF"/>
    </style:style>
    <style:style style:name="T6396" style:parent-style-name="Domyślnaczcionkaakapitu" style:family="text">
      <style:text-properties fo:background-color="#80FFFF"/>
    </style:style>
    <style:style style:name="T6397" style:parent-style-name="Domyślnaczcionkaakapitu" style:family="text">
      <style:text-properties fo:background-color="#80FFFF"/>
    </style:style>
    <style:style style:name="T6398" style:parent-style-name="Domyślnaczcionkaakapitu" style:family="text">
      <style:text-properties fo:background-color="#80FFFF"/>
    </style:style>
    <style:style style:name="T6399" style:parent-style-name="Domyślnaczcionkaakapitu" style:family="text">
      <style:text-properties fo:background-color="#80FFFF"/>
    </style:style>
    <style:style style:name="P6400" style:parent-style-name="Normalny" style:family="paragraph">
      <style:paragraph-properties fo:text-align="justify" fo:line-height="150%" fo:text-indent="0.25in"/>
    </style:style>
    <style:style style:name="T6401" style:parent-style-name="Domyślnaczcionkaakapitu" style:family="text">
      <style:text-properties fo:background-color="#80FFFF"/>
    </style:style>
    <style:style style:name="T6402" style:parent-style-name="Domyślnaczcionkaakapitu" style:family="text">
      <style:text-properties fo:background-color="#80FFFF"/>
    </style:style>
    <style:style style:name="T6403" style:parent-style-name="Domyślnaczcionkaakapitu" style:family="text">
      <style:text-properties fo:background-color="#80FFFF"/>
    </style:style>
    <style:style style:name="P6404" style:parent-style-name="Normalny" style:family="paragraph">
      <style:paragraph-properties fo:text-align="justify" fo:line-height="150%" fo:text-indent="0.25in"/>
    </style:style>
    <style:style style:name="T6405" style:parent-style-name="Domyślnaczcionkaakapitu" style:family="text">
      <style:text-properties fo:background-color="#80FFFF"/>
    </style:style>
    <style:style style:name="T6406" style:parent-style-name="Domyślnaczcionkaakapitu" style:family="text">
      <style:text-properties fo:background-color="#80FFFF"/>
    </style:style>
    <style:style style:name="P6407" style:parent-style-name="Normalny" style:family="paragraph">
      <style:paragraph-properties fo:text-align="justify" fo:line-height="150%"/>
    </style:style>
    <style:style style:name="T6408" style:parent-style-name="Domyślnaczcionkaakapitu" style:family="text">
      <style:text-properties style:text-underline-type="single" style:text-underline-style="solid" style:text-underline-width="auto" style:text-underline-mode="continuous"/>
    </style:style>
    <style:style style:name="P6409" style:parent-style-name="Normalny" style:family="paragraph">
      <style:paragraph-properties fo:text-align="justify" fo:line-height="150%" fo:text-indent="0.25in"/>
    </style:style>
    <style:style style:name="P6410" style:parent-style-name="Normalny" style:family="paragraph">
      <style:paragraph-properties fo:text-align="justify" fo:line-height="150%"/>
    </style:style>
    <style:style style:name="T6411" style:parent-style-name="Domyślnaczcionkaakapitu" style:family="text">
      <style:text-properties style:text-underline-type="single" style:text-underline-style="solid" style:text-underline-width="auto" style:text-underline-mode="continuous"/>
    </style:style>
    <style:style style:name="P6412" style:parent-style-name="Normalny" style:family="paragraph">
      <style:paragraph-properties fo:text-align="justify" fo:line-height="150%" fo:text-indent="0.25in"/>
    </style:style>
    <style:style style:name="T6413" style:parent-style-name="Domyślnaczcionkaakapitu" style:family="text">
      <style:text-properties fo:background-color="#80FFFF"/>
    </style:style>
    <style:style style:name="T6414" style:parent-style-name="Domyślnaczcionkaakapitu" style:family="text">
      <style:text-properties fo:background-color="#80FFFF"/>
    </style:style>
    <style:style style:name="P6415" style:parent-style-name="Normalny" style:family="paragraph">
      <style:paragraph-properties fo:text-align="justify" fo:line-height="150%"/>
    </style:style>
    <style:style style:name="T6416" style:parent-style-name="Domyślnaczcionkaakapitu" style:family="text">
      <style:text-properties style:text-underline-type="single" style:text-underline-style="solid" style:text-underline-width="auto" style:text-underline-mode="continuous"/>
    </style:style>
    <style:style style:name="T6417" style:parent-style-name="Domyślnaczcionkaakapitu" style:family="text">
      <style:text-properties fo:background-color="#80FFFF" style:text-underline-type="single" style:text-underline-style="solid" style:text-underline-width="auto" style:text-underline-mode="continuous"/>
    </style:style>
    <style:style style:name="T6418" style:parent-style-name="Domyślnaczcionkaakapitu" style:family="text">
      <style:text-properties style:text-underline-type="single" style:text-underline-style="solid" style:text-underline-width="auto" style:text-underline-mode="continuous"/>
    </style:style>
    <style:style style:name="P6419" style:parent-style-name="Normalny" style:family="paragraph">
      <style:paragraph-properties fo:text-align="justify" fo:line-height="150%" fo:text-indent="0.25in"/>
    </style:style>
    <style:style style:name="P6420" style:parent-style-name="Normalny" style:family="paragraph">
      <style:paragraph-properties fo:text-align="justify" fo:line-height="150%"/>
    </style:style>
    <style:style style:name="T6421" style:parent-style-name="Domyślnaczcionkaakapitu" style:family="text">
      <style:text-properties style:text-underline-type="single" style:text-underline-style="solid" style:text-underline-width="auto" style:text-underline-mode="continuous"/>
    </style:style>
    <style:style style:name="P6422" style:parent-style-name="Normalny" style:family="paragraph">
      <style:paragraph-properties fo:text-align="justify" fo:line-height="150%" fo:text-indent="0.25in"/>
    </style:style>
    <style:style style:name="T6423" style:parent-style-name="Domyślnaczcionkaakapitu" style:family="text">
      <style:text-properties fo:background-color="#80FFFF"/>
    </style:style>
    <style:style style:name="P6424" style:parent-style-name="Normalny" style:family="paragraph">
      <style:paragraph-properties fo:text-align="justify" fo:line-height="150%"/>
    </style:style>
    <style:style style:name="T6425" style:parent-style-name="Domyślnaczcionkaakapitu" style:family="text">
      <style:text-properties style:text-underline-type="single" style:text-underline-style="solid" style:text-underline-width="auto" style:text-underline-mode="continuous"/>
    </style:style>
    <style:style style:name="T6426" style:parent-style-name="Domyślnaczcionkaakapitu" style:family="text">
      <style:text-properties fo:background-color="#80FFFF" style:text-underline-type="single" style:text-underline-style="solid" style:text-underline-width="auto" style:text-underline-mode="continuous"/>
    </style:style>
    <style:style style:name="T6427" style:parent-style-name="Domyślnaczcionkaakapitu" style:family="text">
      <style:text-properties style:text-underline-type="single" style:text-underline-style="solid" style:text-underline-width="auto" style:text-underline-mode="continuous"/>
    </style:style>
    <style:style style:name="P6428" style:parent-style-name="Normalny" style:family="paragraph">
      <style:paragraph-properties fo:text-align="justify" fo:line-height="150%" fo:text-indent="0.25in"/>
    </style:style>
    <style:style style:name="T6429" style:parent-style-name="Domyślnaczcionkaakapitu" style:family="text">
      <style:text-properties fo:background-color="#80FFFF"/>
    </style:style>
    <style:style style:name="T6430" style:parent-style-name="Domyślnaczcionkaakapitu" style:family="text">
      <style:text-properties fo:background-color="#80FFFF"/>
    </style:style>
    <style:style style:name="T6431" style:parent-style-name="Domyślnaczcionkaakapitu" style:family="text">
      <style:text-properties fo:background-color="#80FFFF"/>
    </style:style>
    <style:style style:name="T6432" style:parent-style-name="Domyślnaczcionkaakapitu" style:family="text">
      <style:text-properties fo:background-color="#80FFFF"/>
    </style:style>
    <style:style style:name="T6433" style:parent-style-name="Domyślnaczcionkaakapitu" style:family="text">
      <style:text-properties fo:background-color="#80FFFF"/>
    </style:style>
    <style:style style:name="T6434" style:parent-style-name="Domyślnaczcionkaakapitu" style:family="text">
      <style:text-properties fo:background-color="#80FFFF"/>
    </style:style>
    <style:style style:name="P6435" style:parent-style-name="Normalny" style:family="paragraph">
      <style:paragraph-properties fo:text-align="justify" fo:line-height="150%"/>
    </style:style>
    <style:style style:name="T6436" style:parent-style-name="Domyślnaczcionkaakapitu" style:family="text">
      <style:text-properties style:text-underline-type="single" style:text-underline-style="solid" style:text-underline-width="auto" style:text-underline-mode="continuous"/>
    </style:style>
    <style:style style:name="P6437" style:parent-style-name="Normalny" style:family="paragraph">
      <style:paragraph-properties fo:text-align="justify" fo:line-height="150%" fo:text-indent="0.25in"/>
    </style:style>
    <style:style style:name="T6438" style:parent-style-name="Domyślnaczcionkaakapitu" style:family="text">
      <style:text-properties fo:background-color="#80FFFF"/>
    </style:style>
    <style:style style:name="T6439" style:parent-style-name="Domyślnaczcionkaakapitu" style:family="text">
      <style:text-properties fo:background-color="#80FFFF"/>
    </style:style>
    <style:style style:name="T6440" style:parent-style-name="Domyślnaczcionkaakapitu" style:family="text">
      <style:text-properties fo:background-color="#80FFFF"/>
    </style:style>
    <style:style style:name="T6441" style:parent-style-name="Domyślnaczcionkaakapitu" style:family="text">
      <style:text-properties fo:background-color="#80FFFF"/>
    </style:style>
    <style:style style:name="T6442" style:parent-style-name="Domyślnaczcionkaakapitu" style:family="text">
      <style:text-properties fo:background-color="#80FFFF"/>
    </style:style>
    <style:style style:name="T6443" style:parent-style-name="Domyślnaczcionkaakapitu" style:family="text">
      <style:text-properties fo:background-color="#80FFFF"/>
    </style:style>
    <style:style style:name="P6444" style:parent-style-name="Normalny" style:family="paragraph">
      <style:paragraph-properties fo:text-align="justify" fo:line-height="150%" fo:text-indent="0.25in"/>
    </style:style>
    <style:style style:name="T6445" style:parent-style-name="Domyślnaczcionkaakapitu" style:family="text">
      <style:text-properties fo:background-color="#80FFFF"/>
    </style:style>
    <style:style style:name="T6446" style:parent-style-name="Domyślnaczcionkaakapitu" style:family="text">
      <style:text-properties fo:background-color="#80FFFF"/>
    </style:style>
    <style:style style:name="P6447" style:parent-style-name="Normalny" style:family="paragraph">
      <style:paragraph-properties fo:text-align="justify" fo:line-height="150%" fo:text-indent="0.25in"/>
    </style:style>
    <style:style style:name="T6448" style:parent-style-name="Domyślnaczcionkaakapitu" style:family="text">
      <style:text-properties fo:background-color="#80FFFF"/>
    </style:style>
    <style:style style:name="T6449" style:parent-style-name="Domyślnaczcionkaakapitu" style:family="text">
      <style:text-properties fo:background-color="#80FFFF"/>
    </style:style>
    <style:style style:name="T6450" style:parent-style-name="Domyślnaczcionkaakapitu" style:family="text">
      <style:text-properties fo:background-color="#80FFFF"/>
    </style:style>
    <style:style style:name="P6451" style:parent-style-name="Normalny" style:family="paragraph">
      <style:paragraph-properties fo:text-align="justify" fo:line-height="150%"/>
    </style:style>
    <style:style style:name="T6452" style:parent-style-name="Domyślnaczcionkaakapitu" style:family="text">
      <style:text-properties fo:background-color="#80FFFF" style:text-underline-type="single" style:text-underline-style="solid" style:text-underline-width="auto" style:text-underline-mode="continuous"/>
    </style:style>
    <style:style style:name="T6453" style:parent-style-name="Domyślnaczcionkaakapitu" style:family="text">
      <style:text-properties style:text-underline-type="single" style:text-underline-style="solid" style:text-underline-width="auto" style:text-underline-mode="continuous"/>
    </style:style>
    <style:style style:name="T6454" style:parent-style-name="Domyślnaczcionkaakapitu" style:family="text">
      <style:text-properties fo:background-color="#80FFFF" style:text-underline-type="single" style:text-underline-style="solid" style:text-underline-width="auto" style:text-underline-mode="continuous"/>
    </style:style>
    <style:style style:name="T6455" style:parent-style-name="Domyślnaczcionkaakapitu" style:family="text">
      <style:text-properties style:text-underline-type="single" style:text-underline-style="solid" style:text-underline-width="auto" style:text-underline-mode="continuous"/>
    </style:style>
    <style:style style:name="T6456" style:parent-style-name="Domyślnaczcionkaakapitu" style:family="text">
      <style:text-properties fo:background-color="#80FFFF" style:text-underline-type="single" style:text-underline-style="solid" style:text-underline-width="auto" style:text-underline-mode="continuous"/>
    </style:style>
    <style:style style:name="T6457" style:parent-style-name="Domyślnaczcionkaakapitu" style:family="text">
      <style:text-properties style:text-underline-type="single" style:text-underline-style="solid" style:text-underline-width="auto" style:text-underline-mode="continuous"/>
    </style:style>
    <style:style style:name="P6458" style:parent-style-name="Normalny" style:family="paragraph">
      <style:paragraph-properties fo:text-align="justify" fo:line-height="150%" fo:text-indent="0.25in"/>
    </style:style>
    <style:style style:name="T6459" style:parent-style-name="Domyślnaczcionkaakapitu" style:family="text">
      <style:text-properties fo:background-color="#80FFFF"/>
    </style:style>
    <style:style style:name="T6460" style:parent-style-name="Domyślnaczcionkaakapitu" style:family="text">
      <style:text-properties fo:background-color="#80FFFF"/>
    </style:style>
    <style:style style:name="P6461" style:parent-style-name="Normalny" style:family="paragraph">
      <style:paragraph-properties fo:text-align="justify" fo:line-height="150%"/>
    </style:style>
    <style:style style:name="T6462" style:parent-style-name="Domyślnaczcionkaakapitu" style:family="text">
      <style:text-properties style:text-underline-type="single" style:text-underline-style="solid" style:text-underline-width="auto" style:text-underline-mode="continuous"/>
    </style:style>
    <style:style style:name="T6463" style:parent-style-name="Domyślnaczcionkaakapitu" style:family="text">
      <style:text-properties fo:background-color="#80FFFF" style:text-underline-type="single" style:text-underline-style="solid" style:text-underline-width="auto" style:text-underline-mode="continuous"/>
    </style:style>
    <style:style style:name="T6464" style:parent-style-name="Domyślnaczcionkaakapitu" style:family="text">
      <style:text-properties style:text-underline-type="single" style:text-underline-style="solid" style:text-underline-width="auto" style:text-underline-mode="continuous"/>
    </style:style>
    <style:style style:name="P6465" style:parent-style-name="Normalny" style:family="paragraph">
      <style:paragraph-properties fo:text-align="justify" fo:line-height="150%" fo:text-indent="0.25in"/>
    </style:style>
    <style:style style:name="T6466" style:parent-style-name="Domyślnaczcionkaakapitu" style:family="text">
      <style:text-properties fo:background-color="#80FFFF"/>
    </style:style>
    <style:style style:name="T6467" style:parent-style-name="Domyślnaczcionkaakapitu" style:family="text">
      <style:text-properties fo:background-color="#80FFFF"/>
    </style:style>
    <style:style style:name="P6468" style:parent-style-name="Normalny" style:family="paragraph">
      <style:paragraph-properties fo:text-align="justify" fo:line-height="150%"/>
    </style:style>
    <style:style style:name="T6469" style:parent-style-name="Domyślnaczcionkaakapitu" style:family="text">
      <style:text-properties style:text-underline-type="single" style:text-underline-style="solid" style:text-underline-width="auto" style:text-underline-mode="continuous"/>
    </style:style>
    <style:style style:name="T6470" style:parent-style-name="Domyślnaczcionkaakapitu" style:family="text">
      <style:text-properties fo:background-color="#80FFFF" style:text-underline-type="single" style:text-underline-style="solid" style:text-underline-width="auto" style:text-underline-mode="continuous"/>
    </style:style>
    <style:style style:name="T6471" style:parent-style-name="Domyślnaczcionkaakapitu" style:family="text">
      <style:text-properties style:text-underline-type="single" style:text-underline-style="solid" style:text-underline-width="auto" style:text-underline-mode="continuous"/>
    </style:style>
    <style:style style:name="P6472" style:parent-style-name="Normalny" style:family="paragraph">
      <style:paragraph-properties fo:text-align="justify" fo:line-height="150%" fo:text-indent="0.25in"/>
    </style:style>
    <style:style style:name="T6473" style:parent-style-name="Domyślnaczcionkaakapitu" style:family="text">
      <style:text-properties fo:background-color="#80FFFF"/>
    </style:style>
    <style:style style:name="T6474" style:parent-style-name="Domyślnaczcionkaakapitu" style:family="text">
      <style:text-properties fo:background-color="#80FFFF"/>
    </style:style>
    <style:style style:name="T6475" style:parent-style-name="Domyślnaczcionkaakapitu" style:family="text">
      <style:text-properties fo:background-color="#80FFFF"/>
    </style:style>
    <style:style style:name="T6476" style:parent-style-name="Domyślnaczcionkaakapitu" style:family="text">
      <style:text-properties fo:background-color="#80FFFF"/>
    </style:style>
    <style:style style:name="T6477" style:parent-style-name="Domyślnaczcionkaakapitu" style:family="text">
      <style:text-properties fo:background-color="#80FFFF"/>
    </style:style>
    <style:style style:name="T6478" style:parent-style-name="Domyślnaczcionkaakapitu" style:family="text">
      <style:text-properties fo:background-color="#80FFFF"/>
    </style:style>
    <style:style style:name="P6479" style:parent-style-name="Normalny" style:family="paragraph">
      <style:paragraph-properties fo:text-align="justify" fo:line-height="150%" fo:text-indent="0.25in"/>
    </style:style>
    <style:style style:name="P6480" style:parent-style-name="Normalny" style:family="paragraph">
      <style:paragraph-properties fo:text-align="justify" fo:line-height="150%" fo:text-indent="0.25in"/>
    </style:style>
    <style:style style:name="T6481" style:parent-style-name="Domyślnaczcionkaakapitu" style:family="text">
      <style:text-properties fo:background-color="#80FFFF"/>
    </style:style>
    <style:style style:name="T6482" style:parent-style-name="Domyślnaczcionkaakapitu" style:family="text">
      <style:text-properties fo:background-color="#80FFFF"/>
    </style:style>
    <style:style style:name="T6483" style:parent-style-name="Domyślnaczcionkaakapitu" style:family="text">
      <style:text-properties fo:background-color="#80FFFF"/>
    </style:style>
    <style:style style:name="T6484" style:parent-style-name="Domyślnaczcionkaakapitu" style:family="text">
      <style:text-properties fo:background-color="#80FFFF"/>
    </style:style>
    <style:style style:name="P6485" style:parent-style-name="Normalny" style:family="paragraph">
      <style:paragraph-properties fo:text-align="justify" fo:line-height="150%" fo:text-indent="0.25in"/>
    </style:style>
    <style:style style:name="T6486" style:parent-style-name="Domyślnaczcionkaakapitu" style:family="text">
      <style:text-properties fo:background-color="#80FFFF"/>
    </style:style>
    <style:style style:name="T6487" style:parent-style-name="Domyślnaczcionkaakapitu" style:family="text">
      <style:text-properties fo:background-color="#80FFFF"/>
    </style:style>
    <style:style style:name="T6488" style:parent-style-name="Domyślnaczcionkaakapitu" style:family="text">
      <style:text-properties fo:background-color="#80FFFF"/>
    </style:style>
    <style:style style:name="P6489" style:parent-style-name="Normalny" style:family="paragraph">
      <style:paragraph-properties fo:text-align="justify" fo:line-height="150%" fo:text-indent="0.25in"/>
    </style:style>
    <style:style style:name="T6490" style:parent-style-name="Domyślnaczcionkaakapitu" style:family="text">
      <style:text-properties fo:background-color="#80FFFF"/>
    </style:style>
    <style:style style:name="T6491" style:parent-style-name="Domyślnaczcionkaakapitu" style:family="text">
      <style:text-properties fo:background-color="#80FFFF"/>
    </style:style>
    <style:style style:name="T6492" style:parent-style-name="Domyślnaczcionkaakapitu" style:family="text">
      <style:text-properties fo:background-color="#80FFFF"/>
    </style:style>
    <style:style style:name="P6493" style:parent-style-name="Normalny" style:family="paragraph">
      <style:paragraph-properties fo:text-align="justify" fo:line-height="150%"/>
    </style:style>
    <style:style style:name="T6494" style:parent-style-name="Domyślnaczcionkaakapitu" style:family="text">
      <style:text-properties style:text-underline-type="single" style:text-underline-style="solid" style:text-underline-width="auto" style:text-underline-mode="continuous"/>
    </style:style>
    <style:style style:name="T6495" style:parent-style-name="Domyślnaczcionkaakapitu" style:family="text">
      <style:text-properties fo:background-color="#80FFFF" style:text-underline-type="single" style:text-underline-style="solid" style:text-underline-width="auto" style:text-underline-mode="continuous"/>
    </style:style>
    <style:style style:name="T6496" style:parent-style-name="Domyślnaczcionkaakapitu" style:family="text">
      <style:text-properties style:text-underline-type="single" style:text-underline-style="solid" style:text-underline-width="auto" style:text-underline-mode="continuous"/>
    </style:style>
    <style:style style:name="T6497" style:parent-style-name="Domyślnaczcionkaakapitu" style:family="text">
      <style:text-properties fo:background-color="#80FFFF" style:text-underline-type="single" style:text-underline-style="solid" style:text-underline-width="auto" style:text-underline-mode="continuous"/>
    </style:style>
    <style:style style:name="T6498" style:parent-style-name="Domyślnaczcionkaakapitu" style:family="text">
      <style:text-properties style:text-underline-type="single" style:text-underline-style="solid" style:text-underline-width="auto" style:text-underline-mode="continuous"/>
    </style:style>
    <style:style style:name="P6499" style:parent-style-name="Normalny" style:family="paragraph">
      <style:paragraph-properties fo:text-align="justify" fo:line-height="150%" fo:text-indent="0.25in"/>
    </style:style>
    <style:style style:name="T6500" style:parent-style-name="Domyślnaczcionkaakapitu" style:family="text">
      <style:text-properties fo:background-color="#80FFFF"/>
    </style:style>
    <style:style style:name="T6501" style:parent-style-name="Domyślnaczcionkaakapitu" style:family="text">
      <style:text-properties fo:background-color="#80FFFF"/>
    </style:style>
    <style:style style:name="P6502" style:parent-style-name="Normalny" style:family="paragraph">
      <style:paragraph-properties fo:text-align="justify" fo:line-height="150%"/>
    </style:style>
    <style:style style:name="T6503" style:parent-style-name="Domyślnaczcionkaakapitu" style:family="text">
      <style:text-properties style:text-underline-type="single" style:text-underline-style="solid" style:text-underline-width="auto" style:text-underline-mode="continuous"/>
    </style:style>
    <style:style style:name="T6504" style:parent-style-name="Domyślnaczcionkaakapitu" style:family="text">
      <style:text-properties fo:background-color="#80FFFF" style:text-underline-type="single" style:text-underline-style="solid" style:text-underline-width="auto" style:text-underline-mode="continuous"/>
    </style:style>
    <style:style style:name="T6505" style:parent-style-name="Domyślnaczcionkaakapitu" style:family="text">
      <style:text-properties style:text-underline-type="single" style:text-underline-style="solid" style:text-underline-width="auto" style:text-underline-mode="continuous"/>
    </style:style>
    <style:style style:name="P6506" style:parent-style-name="Normalny" style:family="paragraph">
      <style:paragraph-properties fo:text-align="justify" fo:line-height="150%" fo:text-indent="0.25in"/>
    </style:style>
    <style:style style:name="T6507" style:parent-style-name="Domyślnaczcionkaakapitu" style:family="text">
      <style:text-properties fo:background-color="#80FFFF"/>
    </style:style>
    <style:style style:name="T6508" style:parent-style-name="Domyślnaczcionkaakapitu" style:family="text">
      <style:text-properties fo:background-color="#80FFFF"/>
    </style:style>
    <style:style style:name="P6509" style:parent-style-name="Normalny" style:family="paragraph">
      <style:paragraph-properties fo:text-align="justify" fo:line-height="150%"/>
    </style:style>
    <style:style style:name="T6510" style:parent-style-name="Domyślnaczcionkaakapitu" style:family="text">
      <style:text-properties style:text-underline-type="single" style:text-underline-style="solid" style:text-underline-width="auto" style:text-underline-mode="continuous"/>
    </style:style>
    <style:style style:name="T6511" style:parent-style-name="Domyślnaczcionkaakapitu" style:family="text">
      <style:text-properties fo:background-color="#80FFFF" style:text-underline-type="single" style:text-underline-style="solid" style:text-underline-width="auto" style:text-underline-mode="continuous"/>
    </style:style>
    <style:style style:name="P6512" style:parent-style-name="Normalny" style:family="paragraph">
      <style:paragraph-properties fo:text-align="justify" fo:line-height="150%" fo:text-indent="0.2479in"/>
    </style:style>
    <style:style style:name="T6513" style:parent-style-name="Domyślnaczcionkaakapitu" style:family="text">
      <style:text-properties fo:background-color="#80FFFF"/>
    </style:style>
    <style:style style:name="T6514" style:parent-style-name="Domyślnaczcionkaakapitu" style:family="text">
      <style:text-properties fo:background-color="#80FFFF"/>
    </style:style>
    <style:style style:name="P6515" style:parent-style-name="Normalny" style:family="paragraph">
      <style:paragraph-properties fo:text-align="justify" fo:line-height="150%"/>
    </style:style>
    <style:style style:name="T6516" style:parent-style-name="Domyślnaczcionkaakapitu" style:family="text">
      <style:text-properties style:text-underline-type="single" style:text-underline-style="solid" style:text-underline-width="auto" style:text-underline-mode="continuous"/>
    </style:style>
    <style:style style:name="P6517" style:parent-style-name="Normalny" style:family="paragraph">
      <style:paragraph-properties fo:text-align="justify" fo:line-height="150%" fo:text-indent="0.25in"/>
    </style:style>
    <style:style style:name="T6518" style:parent-style-name="Domyślnaczcionkaakapitu" style:family="text">
      <style:text-properties fo:background-color="#80FFFF"/>
    </style:style>
    <style:style style:name="P6519" style:parent-style-name="Normalny" style:family="paragraph">
      <style:paragraph-properties fo:text-align="justify" fo:line-height="150%">
        <style:tab-stops>
          <style:tab-stop style:type="left" style:position="3.0819in"/>
        </style:tab-stops>
      </style:paragraph-properties>
    </style:style>
    <style:style style:name="T6520" style:parent-style-name="Domyślnaczcionkaakapitu" style:family="text">
      <style:text-properties style:text-underline-type="single" style:text-underline-style="solid" style:text-underline-width="auto" style:text-underline-mode="continuous"/>
    </style:style>
    <style:style style:name="T6521" style:parent-style-name="Domyślnaczcionkaakapitu" style:family="text">
      <style:text-properties fo:background-color="#80FFFF" style:text-underline-type="single" style:text-underline-style="solid" style:text-underline-width="auto" style:text-underline-mode="continuous"/>
    </style:style>
    <style:style style:name="T6522" style:parent-style-name="Domyślnaczcionkaakapitu" style:family="text">
      <style:text-properties style:text-underline-type="single" style:text-underline-style="solid" style:text-underline-width="auto" style:text-underline-mode="continuous"/>
    </style:style>
    <style:style style:name="P6523" style:parent-style-name="Normalny" style:family="paragraph">
      <style:paragraph-properties fo:text-align="justify" fo:line-height="150%" fo:text-indent="0.25in">
        <style:tab-stops>
          <style:tab-stop style:type="left" style:position="3.0819in"/>
        </style:tab-stops>
      </style:paragraph-properties>
    </style:style>
    <style:style style:name="P6524" style:parent-style-name="Normalny" style:family="paragraph">
      <style:paragraph-properties fo:text-align="justify" fo:line-height="150%">
        <style:tab-stops>
          <style:tab-stop style:type="left" style:position="3.0819in"/>
        </style:tab-stops>
      </style:paragraph-properties>
    </style:style>
    <style:style style:name="T6525" style:parent-style-name="Domyślnaczcionkaakapitu" style:family="text">
      <style:text-properties style:text-underline-type="single" style:text-underline-style="solid" style:text-underline-width="auto" style:text-underline-mode="continuous"/>
    </style:style>
    <style:style style:name="P6526" style:parent-style-name="Normalny" style:family="paragraph">
      <style:paragraph-properties fo:text-align="justify" fo:line-height="150%" fo:text-indent="0.25in">
        <style:tab-stops>
          <style:tab-stop style:type="left" style:position="3.0819in"/>
        </style:tab-stops>
      </style:paragraph-properties>
    </style:style>
    <style:style style:name="T6527" style:parent-style-name="Domyślnaczcionkaakapitu" style:family="text">
      <style:text-properties fo:background-color="#80FFFF"/>
    </style:style>
    <style:style style:name="P6528" style:parent-style-name="Normalny" style:family="paragraph">
      <style:paragraph-properties fo:text-align="justify" fo:line-height="150%">
        <style:tab-stops>
          <style:tab-stop style:type="left" style:position="3.0819in"/>
        </style:tab-stops>
      </style:paragraph-properties>
    </style:style>
    <style:style style:name="T6529" style:parent-style-name="Domyślnaczcionkaakapitu" style:family="text">
      <style:text-properties style:text-underline-type="single" style:text-underline-style="solid" style:text-underline-width="auto" style:text-underline-mode="continuous"/>
    </style:style>
    <style:style style:name="P6530" style:parent-style-name="Normalny" style:family="paragraph">
      <style:paragraph-properties fo:text-align="justify" fo:line-height="150%" fo:text-indent="0.25in">
        <style:tab-stops>
          <style:tab-stop style:type="left" style:position="3.0819in"/>
        </style:tab-stops>
      </style:paragraph-properties>
    </style:style>
    <style:style style:name="T6531" style:parent-style-name="Domyślnaczcionkaakapitu" style:family="text">
      <style:text-properties fo:background-color="#80FFFF"/>
    </style:style>
    <style:style style:name="T6532" style:parent-style-name="Domyślnaczcionkaakapitu" style:family="text">
      <style:text-properties fo:background-color="#80FFFF"/>
    </style:style>
    <style:style style:name="P6533" style:parent-style-name="Normalny" style:family="paragraph">
      <style:paragraph-properties fo:text-align="justify" fo:line-height="150%">
        <style:tab-stops>
          <style:tab-stop style:type="left" style:position="3.0819in"/>
        </style:tab-stops>
      </style:paragraph-properties>
    </style:style>
    <style:style style:name="T6534" style:parent-style-name="Domyślnaczcionkaakapitu" style:family="text">
      <style:text-properties style:text-underline-type="single" style:text-underline-style="solid" style:text-underline-width="auto" style:text-underline-mode="continuous"/>
    </style:style>
    <style:style style:name="P6535" style:parent-style-name="Normalny" style:family="paragraph">
      <style:paragraph-properties fo:text-align="justify" fo:line-height="150%" fo:text-indent="0.25in">
        <style:tab-stops>
          <style:tab-stop style:type="left" style:position="3.0819in"/>
        </style:tab-stops>
      </style:paragraph-properties>
    </style:style>
    <style:style style:name="T6536" style:parent-style-name="Domyślnaczcionkaakapitu" style:family="text">
      <style:text-properties fo:background-color="#80FFFF"/>
    </style:style>
    <style:style style:name="P6537" style:parent-style-name="Normalny" style:family="paragraph">
      <style:paragraph-properties fo:text-align="justify" fo:line-height="150%"/>
    </style:style>
    <style:style style:name="T6538" style:parent-style-name="Domyślnaczcionkaakapitu" style:family="text">
      <style:text-properties style:text-underline-type="single" style:text-underline-style="solid" style:text-underline-width="auto" style:text-underline-mode="continuous"/>
    </style:style>
    <style:style style:name="T6539" style:parent-style-name="Domyślnaczcionkaakapitu" style:family="text">
      <style:text-properties fo:background-color="#80FFFF" style:text-underline-type="single" style:text-underline-style="solid" style:text-underline-width="auto" style:text-underline-mode="continuous"/>
    </style:style>
    <style:style style:name="T6540" style:parent-style-name="Domyślnaczcionkaakapitu" style:family="text">
      <style:text-properties style:text-underline-type="single" style:text-underline-style="solid" style:text-underline-width="auto" style:text-underline-mode="continuous"/>
    </style:style>
    <style:style style:name="P6541" style:parent-style-name="Normalny" style:family="paragraph">
      <style:paragraph-properties fo:text-align="justify" fo:line-height="150%" fo:text-indent="0.25in"/>
    </style:style>
    <style:style style:name="P6542" style:parent-style-name="Normalny" style:family="paragraph">
      <style:paragraph-properties fo:text-align="justify" fo:line-height="150%"/>
    </style:style>
    <style:style style:name="T6543" style:parent-style-name="Domyślnaczcionkaakapitu" style:family="text">
      <style:text-properties style:text-underline-type="single" style:text-underline-style="solid" style:text-underline-width="auto" style:text-underline-mode="continuous"/>
    </style:style>
    <style:style style:name="P6544" style:parent-style-name="Normalny" style:family="paragraph">
      <style:paragraph-properties fo:text-align="justify" fo:line-height="150%" fo:text-indent="0.25in"/>
    </style:style>
    <style:style style:name="T6545" style:parent-style-name="Domyślnaczcionkaakapitu" style:family="text">
      <style:text-properties fo:background-color="#80FFFF"/>
    </style:style>
    <style:style style:name="P6546" style:parent-style-name="Normalny" style:family="paragraph">
      <style:paragraph-properties fo:text-align="justify" fo:line-height="150%"/>
    </style:style>
    <style:style style:name="T6547" style:parent-style-name="Domyślnaczcionkaakapitu" style:family="text">
      <style:text-properties style:text-underline-type="single" style:text-underline-style="solid" style:text-underline-width="auto" style:text-underline-mode="continuous"/>
    </style:style>
    <style:style style:name="P6548" style:parent-style-name="Normalny" style:family="paragraph">
      <style:paragraph-properties fo:text-align="justify" fo:line-height="150%" fo:text-indent="0.25in"/>
    </style:style>
    <style:style style:name="T6549" style:parent-style-name="Domyślnaczcionkaakapitu" style:family="text">
      <style:text-properties fo:background-color="#80FFFF"/>
    </style:style>
    <style:style style:name="P6550" style:parent-style-name="Normalny" style:family="paragraph">
      <style:paragraph-properties fo:text-align="justify" fo:line-height="150%"/>
    </style:style>
    <style:style style:name="T6551" style:parent-style-name="Domyślnaczcionkaakapitu" style:family="text">
      <style:text-properties fo:background-color="#80FFFF"/>
    </style:style>
    <style:style style:name="P6552" style:parent-style-name="Normalny" style:family="paragraph">
      <style:paragraph-properties fo:text-align="justify" fo:line-height="150%"/>
    </style:style>
    <style:style style:name="T6553" style:parent-style-name="Domyślnaczcionkaakapitu" style:family="text">
      <style:text-properties style:text-underline-type="single" style:text-underline-style="solid" style:text-underline-width="auto" style:text-underline-mode="continuous"/>
    </style:style>
    <style:style style:name="P6554" style:parent-style-name="Normalny" style:family="paragraph">
      <style:paragraph-properties fo:text-align="justify" fo:line-height="150%" fo:text-indent="0.25in"/>
    </style:style>
    <style:style style:name="T6555" style:parent-style-name="Domyślnaczcionkaakapitu" style:family="text">
      <style:text-properties fo:background-color="#80FFFF"/>
    </style:style>
    <style:style style:name="P6556" style:parent-style-name="Normalny" style:family="paragraph">
      <style:paragraph-properties fo:text-align="justify" fo:line-height="150%" fo:text-indent="0.25in"/>
    </style:style>
    <style:style style:name="P6557" style:parent-style-name="Normalny" style:family="paragraph">
      <style:paragraph-properties fo:text-align="justify" fo:line-height="150%"/>
    </style:style>
    <style:style style:name="T6558" style:parent-style-name="Domyślnaczcionkaakapitu" style:family="text">
      <style:text-properties style:text-underline-type="single" style:text-underline-style="solid" style:text-underline-width="auto" style:text-underline-mode="continuous"/>
    </style:style>
    <style:style style:name="P6559" style:parent-style-name="Normalny" style:family="paragraph">
      <style:paragraph-properties fo:text-align="justify" fo:line-height="150%" fo:text-indent="0.25in"/>
    </style:style>
    <style:style style:name="T6560" style:parent-style-name="Domyślnaczcionkaakapitu" style:family="text">
      <style:text-properties fo:background-color="#80FFFF"/>
    </style:style>
    <style:style style:name="T6561" style:parent-style-name="Domyślnaczcionkaakapitu" style:family="text">
      <style:text-properties fo:background-color="#80FFFF"/>
    </style:style>
    <style:style style:name="T6562" style:parent-style-name="Domyślnaczcionkaakapitu" style:family="text">
      <style:text-properties fo:background-color="#80FFFF"/>
    </style:style>
    <style:style style:name="P6563" style:parent-style-name="Normalny" style:family="paragraph">
      <style:paragraph-properties fo:text-align="justify" fo:line-height="150%"/>
    </style:style>
    <style:style style:name="T6564" style:parent-style-name="Domyślnaczcionkaakapitu" style:family="text">
      <style:text-properties style:text-underline-type="single" style:text-underline-style="solid" style:text-underline-width="auto" style:text-underline-mode="continuous"/>
    </style:style>
    <style:style style:name="P6565" style:parent-style-name="Normalny" style:family="paragraph">
      <style:paragraph-properties fo:text-align="justify" fo:line-height="150%" fo:text-indent="0.25in"/>
    </style:style>
    <style:style style:name="T6566" style:parent-style-name="Domyślnaczcionkaakapitu" style:family="text">
      <style:text-properties fo:background-color="#80FFFF"/>
    </style:style>
    <style:style style:name="T6567" style:parent-style-name="Domyślnaczcionkaakapitu" style:family="text">
      <style:text-properties fo:background-color="#80FFFF"/>
    </style:style>
    <style:style style:name="T6568" style:parent-style-name="Domyślnaczcionkaakapitu" style:family="text">
      <style:text-properties fo:background-color="#80FFFF"/>
    </style:style>
    <style:style style:name="T6569" style:parent-style-name="Domyślnaczcionkaakapitu" style:family="text">
      <style:text-properties fo:background-color="#80FFFF"/>
    </style:style>
    <style:style style:name="P6570" style:parent-style-name="Normalny" style:family="paragraph">
      <style:paragraph-properties fo:text-align="justify" fo:line-height="150%" fo:text-indent="0.25in"/>
    </style:style>
    <style:style style:name="T6571" style:parent-style-name="Domyślnaczcionkaakapitu" style:family="text">
      <style:text-properties fo:background-color="#80FFFF"/>
    </style:style>
    <style:style style:name="P6572" style:parent-style-name="Normalny" style:family="paragraph">
      <style:paragraph-properties fo:text-align="justify" fo:line-height="150%" fo:text-indent="0.25in"/>
    </style:style>
    <style:style style:name="T6573" style:parent-style-name="Domyślnaczcionkaakapitu" style:family="text">
      <style:text-properties fo:background-color="#80FFFF"/>
    </style:style>
    <style:style style:name="P6574" style:parent-style-name="Normalny" style:family="paragraph">
      <style:paragraph-properties fo:text-align="justify" fo:line-height="150%" fo:text-indent="0.25in"/>
    </style:style>
    <style:style style:name="T6575" style:parent-style-name="Domyślnaczcionkaakapitu" style:family="text">
      <style:text-properties fo:background-color="#80FFFF"/>
    </style:style>
    <style:style style:name="T6576" style:parent-style-name="Domyślnaczcionkaakapitu" style:family="text">
      <style:text-properties fo:background-color="#80FFFF"/>
    </style:style>
    <style:style style:name="T6577" style:parent-style-name="Domyślnaczcionkaakapitu" style:family="text">
      <style:text-properties fo:background-color="#80FFFF"/>
    </style:style>
    <style:style style:name="T6578" style:parent-style-name="Domyślnaczcionkaakapitu" style:family="text">
      <style:text-properties fo:background-color="#80FFFF"/>
    </style:style>
    <style:style style:name="T6579" style:parent-style-name="Domyślnaczcionkaakapitu" style:family="text">
      <style:text-properties fo:background-color="#80FFFF"/>
    </style:style>
    <style:style style:name="T6580" style:parent-style-name="Domyślnaczcionkaakapitu" style:family="text">
      <style:text-properties fo:background-color="#80FFFF"/>
    </style:style>
    <style:style style:name="T6581" style:parent-style-name="Domyślnaczcionkaakapitu" style:family="text">
      <style:text-properties fo:background-color="#80FFFF"/>
    </style:style>
    <style:style style:name="P6582" style:parent-style-name="Normalny" style:family="paragraph">
      <style:paragraph-properties fo:text-align="justify" fo:line-height="150%"/>
    </style:style>
    <style:style style:name="P6583" style:parent-style-name="Normalny" style:family="paragraph">
      <style:paragraph-properties fo:text-align="justify" fo:line-height="150%"/>
    </style:style>
    <style:style style:name="T6584" style:parent-style-name="Domyślnaczcionkaakapitu" style:family="text">
      <style:text-properties style:text-underline-type="single" style:text-underline-style="solid" style:text-underline-width="auto" style:text-underline-mode="continuous"/>
    </style:style>
    <style:style style:name="T6585" style:parent-style-name="Domyślnaczcionkaakapitu" style:family="text">
      <style:text-properties fo:background-color="#80FFFF" style:text-underline-type="single" style:text-underline-style="solid" style:text-underline-width="auto" style:text-underline-mode="continuous"/>
    </style:style>
    <style:style style:name="T6586" style:parent-style-name="Domyślnaczcionkaakapitu" style:family="text">
      <style:text-properties style:text-underline-type="single" style:text-underline-style="solid" style:text-underline-width="auto" style:text-underline-mode="continuous"/>
    </style:style>
    <style:style style:name="T6587" style:parent-style-name="Domyślnaczcionkaakapitu" style:family="text">
      <style:text-properties fo:background-color="#80FFFF"/>
    </style:style>
    <style:style style:name="P6588" style:parent-style-name="Normalny" style:family="paragraph">
      <style:paragraph-properties fo:text-align="justify" fo:line-height="150%" fo:text-indent="0.25in"/>
    </style:style>
    <style:style style:name="T6589" style:parent-style-name="Domyślnaczcionkaakapitu" style:family="text">
      <style:text-properties fo:background-color="#80FFFF"/>
    </style:style>
    <style:style style:name="T6590" style:parent-style-name="Domyślnaczcionkaakapitu" style:family="text">
      <style:text-properties fo:background-color="#80FFFF"/>
    </style:style>
    <style:style style:name="P6591" style:parent-style-name="Normalny" style:family="paragraph">
      <style:paragraph-properties fo:text-align="justify" fo:line-height="150%"/>
    </style:style>
    <style:style style:name="T6592" style:parent-style-name="Domyślnaczcionkaakapitu" style:family="text">
      <style:text-properties style:text-underline-type="single" style:text-underline-style="solid" style:text-underline-width="auto" style:text-underline-mode="continuous"/>
    </style:style>
    <style:style style:name="P6593" style:parent-style-name="Normalny" style:family="paragraph">
      <style:paragraph-properties fo:text-align="justify" fo:line-height="150%" fo:text-indent="0.25in"/>
    </style:style>
    <style:style style:name="T6594" style:parent-style-name="Domyślnaczcionkaakapitu" style:family="text">
      <style:text-properties fo:background-color="#80FFFF"/>
    </style:style>
    <style:style style:name="T6595" style:parent-style-name="Domyślnaczcionkaakapitu" style:family="text">
      <style:text-properties fo:background-color="#80FFFF"/>
    </style:style>
    <style:style style:name="T6596" style:parent-style-name="Domyślnaczcionkaakapitu" style:family="text">
      <style:text-properties fo:background-color="#80FFFF"/>
    </style:style>
    <style:style style:name="T6597" style:parent-style-name="Domyślnaczcionkaakapitu" style:family="text">
      <style:text-properties fo:background-color="#80FFFF"/>
    </style:style>
    <style:style style:name="P6598" style:parent-style-name="Normalny" style:family="paragraph">
      <style:paragraph-properties fo:text-align="justify" fo:line-height="150%"/>
    </style:style>
    <style:style style:name="T6599" style:parent-style-name="Domyślnaczcionkaakapitu" style:family="text">
      <style:text-properties style:text-underline-type="single" style:text-underline-style="solid" style:text-underline-width="auto" style:text-underline-mode="continuous"/>
    </style:style>
    <style:style style:name="P6600" style:parent-style-name="Normalny" style:family="paragraph">
      <style:paragraph-properties fo:text-align="justify" fo:line-height="150%" fo:text-indent="0.25in"/>
    </style:style>
    <style:style style:name="P6601" style:parent-style-name="Normalny" style:family="paragraph">
      <style:paragraph-properties fo:text-align="justify" fo:line-height="150%"/>
    </style:style>
    <style:style style:name="T6602" style:parent-style-name="Domyślnaczcionkaakapitu" style:family="text">
      <style:text-properties style:text-underline-type="single" style:text-underline-style="solid" style:text-underline-width="auto" style:text-underline-mode="continuous"/>
    </style:style>
    <style:style style:name="P6603" style:parent-style-name="Normalny" style:family="paragraph">
      <style:paragraph-properties fo:text-align="justify" fo:line-height="150%" fo:text-indent="0.25in"/>
    </style:style>
    <style:style style:name="T6604" style:parent-style-name="Domyślnaczcionkaakapitu" style:family="text">
      <style:text-properties fo:background-color="#80FFFF"/>
    </style:style>
    <style:style style:name="P6605" style:parent-style-name="Normalny" style:family="paragraph">
      <style:paragraph-properties fo:text-align="justify" fo:line-height="150%"/>
    </style:style>
    <style:style style:name="T6606" style:parent-style-name="Domyślnaczcionkaakapitu" style:family="text">
      <style:text-properties fo:background-color="#80FFFF" style:text-underline-type="single" style:text-underline-style="solid" style:text-underline-width="auto" style:text-underline-mode="continuous"/>
    </style:style>
    <style:style style:name="T6607" style:parent-style-name="Domyślnaczcionkaakapitu" style:family="text">
      <style:text-properties style:text-underline-type="single" style:text-underline-style="solid" style:text-underline-width="auto" style:text-underline-mode="continuous"/>
    </style:style>
    <style:style style:name="T6608" style:parent-style-name="Domyślnaczcionkaakapitu" style:family="text">
      <style:text-properties fo:background-color="#80FFFF" style:text-underline-type="single" style:text-underline-style="solid" style:text-underline-width="auto" style:text-underline-mode="continuous"/>
    </style:style>
    <style:style style:name="T6609" style:parent-style-name="Domyślnaczcionkaakapitu" style:family="text">
      <style:text-properties style:text-underline-type="single" style:text-underline-style="solid" style:text-underline-width="auto" style:text-underline-mode="continuous"/>
    </style:style>
    <style:style style:name="P6610" style:parent-style-name="Normalny" style:family="paragraph">
      <style:paragraph-properties fo:text-align="justify" fo:line-height="150%" fo:text-indent="0.25in"/>
    </style:style>
    <style:style style:name="T6611" style:parent-style-name="Domyślnaczcionkaakapitu" style:family="text">
      <style:text-properties fo:background-color="#80FFFF"/>
    </style:style>
    <style:style style:name="T6612" style:parent-style-name="Domyślnaczcionkaakapitu" style:family="text">
      <style:text-properties fo:background-color="#80FFFF"/>
    </style:style>
    <style:style style:name="P6613" style:parent-style-name="Normalny" style:family="paragraph">
      <style:paragraph-properties fo:text-align="justify" fo:line-height="150%"/>
    </style:style>
    <style:style style:name="T6614" style:parent-style-name="Domyślnaczcionkaakapitu" style:family="text">
      <style:text-properties fo:background-color="#80FFFF"/>
    </style:style>
    <style:style style:name="P6615" style:parent-style-name="Normalny" style:family="paragraph">
      <style:paragraph-properties fo:text-align="justify" fo:line-height="150%"/>
    </style:style>
    <style:style style:name="T6616" style:parent-style-name="Domyślnaczcionkaakapitu" style:family="text">
      <style:text-properties style:text-underline-type="single" style:text-underline-style="solid" style:text-underline-width="auto" style:text-underline-mode="continuous"/>
    </style:style>
    <style:style style:name="T6617" style:parent-style-name="Domyślnaczcionkaakapitu" style:family="text">
      <style:text-properties fo:background-color="#80FFFF" style:text-underline-type="single" style:text-underline-style="solid" style:text-underline-width="auto" style:text-underline-mode="continuous"/>
    </style:style>
    <style:style style:name="T6618" style:parent-style-name="Domyślnaczcionkaakapitu" style:family="text">
      <style:text-properties style:text-underline-type="single" style:text-underline-style="solid" style:text-underline-width="auto" style:text-underline-mode="continuous"/>
    </style:style>
    <style:style style:name="P6619" style:parent-style-name="Normalny" style:family="paragraph">
      <style:paragraph-properties fo:text-align="justify" fo:line-height="150%" fo:text-indent="0.25in"/>
    </style:style>
    <style:style style:name="P6620" style:parent-style-name="Normalny" style:family="paragraph">
      <style:paragraph-properties fo:text-align="justify" fo:line-height="150%"/>
    </style:style>
    <style:style style:name="T6621" style:parent-style-name="Domyślnaczcionkaakapitu" style:family="text">
      <style:text-properties style:text-underline-type="single" style:text-underline-style="solid" style:text-underline-width="auto" style:text-underline-mode="continuous"/>
    </style:style>
    <style:style style:name="P6622" style:parent-style-name="Normalny" style:family="paragraph">
      <style:paragraph-properties fo:text-align="justify" fo:line-height="150%" fo:text-indent="0.2479in"/>
    </style:style>
    <style:style style:name="T6623" style:parent-style-name="Domyślnaczcionkaakapitu" style:family="text">
      <style:text-properties fo:background-color="#80FFFF"/>
    </style:style>
    <style:style style:name="T6624" style:parent-style-name="Domyślnaczcionkaakapitu" style:family="text">
      <style:text-properties fo:background-color="#80FFFF"/>
    </style:style>
    <style:style style:name="T6625" style:parent-style-name="Domyślnaczcionkaakapitu" style:family="text">
      <style:text-properties fo:background-color="#80FFFF"/>
    </style:style>
    <style:style style:name="T6626" style:parent-style-name="Domyślnaczcionkaakapitu" style:family="text">
      <style:text-properties fo:background-color="#80FFFF"/>
    </style:style>
    <style:style style:name="P6627" style:parent-style-name="Normalny" style:family="paragraph">
      <style:paragraph-properties fo:text-align="justify" fo:line-height="150%"/>
    </style:style>
    <style:style style:name="T6628" style:parent-style-name="Domyślnaczcionkaakapitu" style:family="text">
      <style:text-properties style:text-underline-type="single" style:text-underline-style="solid" style:text-underline-width="auto" style:text-underline-mode="continuous"/>
    </style:style>
    <style:style style:name="P6629" style:parent-style-name="Normalny" style:family="paragraph">
      <style:paragraph-properties fo:text-align="justify" fo:line-height="150%" fo:text-indent="0.25in"/>
    </style:style>
    <style:style style:name="T6630" style:parent-style-name="Domyślnaczcionkaakapitu" style:family="text">
      <style:text-properties fo:background-color="#80FFFF"/>
    </style:style>
    <style:style style:name="T6631" style:parent-style-name="Domyślnaczcionkaakapitu" style:family="text">
      <style:text-properties fo:background-color="#80FFFF"/>
    </style:style>
    <style:style style:name="P6632" style:parent-style-name="Normalny" style:family="paragraph">
      <style:paragraph-properties fo:text-align="justify" fo:line-height="150%"/>
    </style:style>
    <style:style style:name="T6633" style:parent-style-name="Domyślnaczcionkaakapitu" style:family="text">
      <style:text-properties fo:background-color="#80FFFF"/>
    </style:style>
    <style:style style:name="P6634" style:parent-style-name="Normalny" style:family="paragraph">
      <style:paragraph-properties fo:text-align="justify" fo:line-height="150%"/>
    </style:style>
    <style:style style:name="T6635" style:parent-style-name="Domyślnaczcionkaakapitu" style:family="text">
      <style:text-properties style:text-underline-type="single" style:text-underline-style="solid" style:text-underline-width="auto" style:text-underline-mode="continuous"/>
    </style:style>
    <style:style style:name="P6636" style:parent-style-name="Normalny" style:family="paragraph">
      <style:paragraph-properties fo:text-align="justify" fo:line-height="150%" fo:text-indent="0.25in"/>
    </style:style>
    <style:style style:name="P6637" style:parent-style-name="Normalny" style:family="paragraph">
      <style:paragraph-properties fo:text-align="justify" fo:line-height="150%"/>
    </style:style>
    <style:style style:name="T6638" style:parent-style-name="Domyślnaczcionkaakapitu" style:family="text">
      <style:text-properties style:text-underline-type="single" style:text-underline-style="solid" style:text-underline-width="auto" style:text-underline-mode="continuous"/>
    </style:style>
    <style:style style:name="P6639" style:parent-style-name="Normalny" style:family="paragraph">
      <style:paragraph-properties fo:text-align="justify" fo:line-height="150%" fo:text-indent="0.25in"/>
    </style:style>
    <style:style style:name="T6640" style:parent-style-name="Domyślnaczcionkaakapitu" style:family="text">
      <style:text-properties fo:background-color="#80FFFF"/>
    </style:style>
    <style:style style:name="T6641" style:parent-style-name="Domyślnaczcionkaakapitu" style:family="text">
      <style:text-properties fo:background-color="#80FFFF"/>
    </style:style>
    <style:style style:name="T6642" style:parent-style-name="Domyślnaczcionkaakapitu" style:family="text">
      <style:text-properties fo:background-color="#80FFFF"/>
    </style:style>
    <style:style style:name="P6643" style:parent-style-name="Normalny" style:family="paragraph">
      <style:paragraph-properties fo:text-align="justify" fo:line-height="150%"/>
    </style:style>
    <style:style style:name="P6644" style:parent-style-name="Normalny" style:family="paragraph">
      <style:paragraph-properties fo:text-align="justify" fo:line-height="150%"/>
    </style:style>
    <style:style style:name="T6645" style:parent-style-name="Domyślnaczcionkaakapitu" style:family="text">
      <style:text-properties style:text-underline-type="single" style:text-underline-style="solid" style:text-underline-width="auto" style:text-underline-mode="continuous"/>
    </style:style>
    <style:style style:name="P6646" style:parent-style-name="Normalny" style:family="paragraph">
      <style:paragraph-properties fo:text-align="justify" fo:line-height="150%" fo:text-indent="0.25in"/>
    </style:style>
    <style:style style:name="T6647" style:parent-style-name="Domyślnaczcionkaakapitu" style:family="text">
      <style:text-properties fo:background-color="#80FFFF"/>
    </style:style>
    <style:style style:name="T6648" style:parent-style-name="Domyślnaczcionkaakapitu" style:family="text">
      <style:text-properties fo:background-color="#80FFFF"/>
    </style:style>
    <style:style style:name="P6649" style:parent-style-name="Normalny" style:family="paragraph">
      <style:paragraph-properties fo:text-align="justify" fo:line-height="150%" fo:text-indent="0.25in"/>
    </style:style>
    <style:style style:name="T6650" style:parent-style-name="Domyślnaczcionkaakapitu" style:family="text">
      <style:text-properties fo:background-color="#80FFFF"/>
    </style:style>
    <style:style style:name="T6651" style:parent-style-name="Domyślnaczcionkaakapitu" style:family="text">
      <style:text-properties fo:background-color="#80FFFF"/>
    </style:style>
    <style:style style:name="T6652" style:parent-style-name="Domyślnaczcionkaakapitu" style:family="text">
      <style:text-properties fo:background-color="#80FFFF"/>
    </style:style>
    <style:style style:name="P6653" style:parent-style-name="Normalny" style:family="paragraph">
      <style:paragraph-properties fo:text-align="justify" fo:line-height="150%"/>
    </style:style>
    <style:style style:name="T6654" style:parent-style-name="Domyślnaczcionkaakapitu" style:family="text">
      <style:text-properties fo:background-color="#80FFFF"/>
    </style:style>
    <style:style style:name="P6655" style:parent-style-name="Normalny" style:family="paragraph">
      <style:paragraph-properties fo:text-align="justify" fo:line-height="150%"/>
    </style:style>
    <style:style style:name="T6656" style:parent-style-name="Domyślnaczcionkaakapitu" style:family="text">
      <style:text-properties style:text-underline-type="single" style:text-underline-style="solid" style:text-underline-width="auto" style:text-underline-mode="continuous"/>
    </style:style>
    <style:style style:name="P6657" style:parent-style-name="Normalny" style:family="paragraph">
      <style:paragraph-properties fo:text-align="justify" fo:line-height="150%" fo:text-indent="0.25in"/>
    </style:style>
    <style:style style:name="T6658" style:parent-style-name="Domyślnaczcionkaakapitu" style:family="text">
      <style:text-properties fo:background-color="#80FFFF"/>
    </style:style>
    <style:style style:name="P6659" style:parent-style-name="Normalny" style:family="paragraph">
      <style:paragraph-properties fo:text-align="justify" fo:line-height="150%"/>
    </style:style>
    <style:style style:name="T6660" style:parent-style-name="Domyślnaczcionkaakapitu" style:family="text">
      <style:text-properties fo:background-color="#80FFFF"/>
    </style:style>
    <style:style style:name="T6661" style:parent-style-name="Domyślnaczcionkaakapitu" style:family="text">
      <style:text-properties fo:background-color="#80FFFF"/>
    </style:style>
    <style:style style:name="P6662" style:parent-style-name="Normalny" style:family="paragraph">
      <style:paragraph-properties fo:text-align="justify" fo:line-height="150%"/>
    </style:style>
    <style:style style:name="T6663" style:parent-style-name="Domyślnaczcionkaakapitu" style:family="text">
      <style:text-properties style:text-underline-type="single" style:text-underline-style="solid" style:text-underline-width="auto" style:text-underline-mode="continuous"/>
    </style:style>
    <style:style style:name="P6664" style:parent-style-name="Normalny" style:family="paragraph">
      <style:paragraph-properties fo:text-align="justify" fo:line-height="150%" fo:text-indent="0.25in"/>
    </style:style>
    <style:style style:name="T6665" style:parent-style-name="Domyślnaczcionkaakapitu" style:family="text">
      <style:text-properties fo:background-color="#80FFFF"/>
    </style:style>
    <style:style style:name="P6666" style:parent-style-name="Normalny" style:family="paragraph">
      <style:paragraph-properties fo:text-align="justify" fo:line-height="150%" fo:text-indent="0.25in"/>
    </style:style>
    <style:style style:name="T6667" style:parent-style-name="Domyślnaczcionkaakapitu" style:family="text">
      <style:text-properties fo:background-color="#80FFFF"/>
    </style:style>
    <style:style style:name="T6668" style:parent-style-name="Domyślnaczcionkaakapitu" style:family="text">
      <style:text-properties fo:background-color="#80FFFF"/>
    </style:style>
    <style:style style:name="T6669" style:parent-style-name="Domyślnaczcionkaakapitu" style:family="text">
      <style:text-properties fo:background-color="#80FFFF"/>
    </style:style>
    <style:style style:name="T6670" style:parent-style-name="Domyślnaczcionkaakapitu" style:family="text">
      <style:text-properties fo:background-color="#80FFFF"/>
    </style:style>
    <style:style style:name="T6671" style:parent-style-name="Domyślnaczcionkaakapitu" style:family="text">
      <style:text-properties fo:background-color="#80FFFF"/>
    </style:style>
    <style:style style:name="P6672" style:parent-style-name="Normalny" style:family="paragraph">
      <style:paragraph-properties fo:text-align="justify" fo:line-height="150%" fo:text-indent="0.25in"/>
    </style:style>
    <style:style style:name="T6673" style:parent-style-name="Domyślnaczcionkaakapitu" style:family="text">
      <style:text-properties fo:background-color="#80FFFF"/>
    </style:style>
    <style:style style:name="T6674" style:parent-style-name="Domyślnaczcionkaakapitu" style:family="text">
      <style:text-properties fo:background-color="#80FFFF"/>
    </style:style>
    <style:style style:name="T6675" style:parent-style-name="Domyślnaczcionkaakapitu" style:family="text">
      <style:text-properties fo:background-color="#80FFFF"/>
    </style:style>
    <style:style style:name="T6676" style:parent-style-name="Domyślnaczcionkaakapitu" style:family="text">
      <style:text-properties fo:background-color="#80FFFF"/>
    </style:style>
    <style:style style:name="T6677" style:parent-style-name="Domyślnaczcionkaakapitu" style:family="text">
      <style:text-properties fo:background-color="#80FFFF"/>
    </style:style>
    <style:style style:name="P6678" style:parent-style-name="Normalny" style:family="paragraph">
      <style:paragraph-properties fo:text-align="justify" fo:line-height="150%" fo:text-indent="0.25in"/>
    </style:style>
    <style:style style:name="T6679" style:parent-style-name="Domyślnaczcionkaakapitu" style:family="text">
      <style:text-properties fo:background-color="#80FFFF"/>
    </style:style>
    <style:style style:name="T6680" style:parent-style-name="Domyślnaczcionkaakapitu" style:family="text">
      <style:text-properties fo:background-color="#80FFFF"/>
    </style:style>
    <style:style style:name="T6681" style:parent-style-name="Domyślnaczcionkaakapitu" style:family="text">
      <style:text-properties fo:background-color="#80FFFF"/>
    </style:style>
    <style:style style:name="T6682" style:parent-style-name="Domyślnaczcionkaakapitu" style:family="text">
      <style:text-properties fo:background-color="#80FFFF"/>
    </style:style>
    <style:style style:name="T6683" style:parent-style-name="Domyślnaczcionkaakapitu" style:family="text">
      <style:text-properties fo:background-color="#80FFFF"/>
    </style:style>
    <style:style style:name="T6684" style:parent-style-name="Domyślnaczcionkaakapitu" style:family="text">
      <style:text-properties fo:background-color="#80FFFF"/>
    </style:style>
    <style:style style:name="T6685" style:parent-style-name="Domyślnaczcionkaakapitu" style:family="text">
      <style:text-properties fo:background-color="#80FFFF"/>
    </style:style>
    <style:style style:name="T6686" style:parent-style-name="Domyślnaczcionkaakapitu" style:family="text">
      <style:text-properties fo:background-color="#80FFFF"/>
    </style:style>
    <style:style style:name="T6687" style:parent-style-name="Domyślnaczcionkaakapitu" style:family="text">
      <style:text-properties fo:background-color="#80FFFF"/>
    </style:style>
    <style:style style:name="T6688" style:parent-style-name="Domyślnaczcionkaakapitu" style:family="text">
      <style:text-properties fo:background-color="#80FFFF"/>
    </style:style>
    <style:style style:name="T6689" style:parent-style-name="Domyślnaczcionkaakapitu" style:family="text">
      <style:text-properties fo:background-color="#80FFFF"/>
    </style:style>
    <style:style style:name="T6690" style:parent-style-name="Domyślnaczcionkaakapitu" style:family="text">
      <style:text-properties fo:background-color="#80FFFF"/>
    </style:style>
    <style:style style:name="T6691" style:parent-style-name="Domyślnaczcionkaakapitu" style:family="text">
      <style:text-properties fo:background-color="#80FFFF"/>
    </style:style>
    <style:style style:name="T6692" style:parent-style-name="Domyślnaczcionkaakapitu" style:family="text">
      <style:text-properties fo:background-color="#80FFFF"/>
    </style:style>
    <style:style style:name="P6693" style:parent-style-name="Normalny" style:family="paragraph">
      <style:paragraph-properties fo:text-align="justify" fo:line-height="150%" fo:text-indent="0.25in"/>
    </style:style>
    <style:style style:name="P6694" style:parent-style-name="Normalny" style:family="paragraph">
      <style:paragraph-properties fo:text-align="justify" fo:line-height="150%"/>
    </style:style>
    <style:style style:name="T6695" style:parent-style-name="Domyślnaczcionkaakapitu" style:family="text">
      <style:text-properties style:text-underline-type="single" style:text-underline-style="solid" style:text-underline-width="auto" style:text-underline-mode="continuous"/>
    </style:style>
    <style:style style:name="P6696" style:parent-style-name="Normalny" style:family="paragraph">
      <style:paragraph-properties fo:text-align="justify" fo:line-height="150%" fo:text-indent="0.25in"/>
    </style:style>
    <style:style style:name="P6697" style:parent-style-name="Normalny" style:family="paragraph">
      <style:paragraph-properties fo:text-align="justify" fo:line-height="150%"/>
    </style:style>
    <style:style style:name="T6698" style:parent-style-name="Domyślnaczcionkaakapitu" style:family="text">
      <style:text-properties style:text-underline-type="single" style:text-underline-style="solid" style:text-underline-width="auto" style:text-underline-mode="continuous"/>
    </style:style>
    <style:style style:name="P6699" style:parent-style-name="Normalny" style:family="paragraph">
      <style:paragraph-properties fo:text-align="justify" fo:line-height="150%" fo:text-indent="0.25in"/>
    </style:style>
    <style:style style:name="T6700" style:parent-style-name="Domyślnaczcionkaakapitu" style:family="text">
      <style:text-properties fo:background-color="#80FFFF"/>
    </style:style>
    <style:style style:name="T6701" style:parent-style-name="Domyślnaczcionkaakapitu" style:family="text">
      <style:text-properties fo:background-color="#80FFFF"/>
    </style:style>
    <style:style style:name="P6702" style:parent-style-name="Normalny" style:family="paragraph">
      <style:paragraph-properties fo:text-align="justify" fo:line-height="150%"/>
    </style:style>
    <style:style style:name="T6703" style:parent-style-name="Domyślnaczcionkaakapitu" style:family="text">
      <style:text-properties fo:background-color="#80FFFF" style:text-underline-type="single" style:text-underline-style="solid" style:text-underline-width="auto" style:text-underline-mode="continuous"/>
    </style:style>
    <style:style style:name="T6704" style:parent-style-name="Domyślnaczcionkaakapitu" style:family="text">
      <style:text-properties style:text-underline-type="single" style:text-underline-style="solid" style:text-underline-width="auto" style:text-underline-mode="continuous"/>
    </style:style>
    <style:style style:name="T6705" style:parent-style-name="Domyślnaczcionkaakapitu" style:family="text">
      <style:text-properties fo:background-color="#80FFFF" style:text-underline-type="single" style:text-underline-style="solid" style:text-underline-width="auto" style:text-underline-mode="continuous"/>
    </style:style>
    <style:style style:name="T6706" style:parent-style-name="Domyślnaczcionkaakapitu" style:family="text">
      <style:text-properties style:text-underline-type="single" style:text-underline-style="solid" style:text-underline-width="auto" style:text-underline-mode="continuous"/>
    </style:style>
    <style:style style:name="T6707" style:parent-style-name="Domyślnaczcionkaakapitu" style:family="text">
      <style:text-properties fo:background-color="#80FFFF" style:text-underline-type="single" style:text-underline-style="solid" style:text-underline-width="auto" style:text-underline-mode="continuous"/>
    </style:style>
    <style:style style:name="T6708" style:parent-style-name="Domyślnaczcionkaakapitu" style:family="text">
      <style:text-properties style:text-underline-type="single" style:text-underline-style="solid" style:text-underline-width="auto" style:text-underline-mode="continuous"/>
    </style:style>
    <style:style style:name="P6709" style:parent-style-name="Normalny" style:family="paragraph">
      <style:paragraph-properties fo:text-align="justify" fo:line-height="150%" fo:text-indent="0.25in"/>
    </style:style>
    <style:style style:name="T6710" style:parent-style-name="Domyślnaczcionkaakapitu" style:family="text">
      <style:text-properties fo:background-color="#80FFFF"/>
    </style:style>
    <style:style style:name="P6711" style:parent-style-name="Normalny" style:family="paragraph">
      <style:paragraph-properties fo:text-align="justify" fo:line-height="150%"/>
    </style:style>
    <style:style style:name="T6712" style:parent-style-name="Domyślnaczcionkaakapitu" style:family="text">
      <style:text-properties style:text-underline-type="single" style:text-underline-style="solid" style:text-underline-width="auto" style:text-underline-mode="continuous"/>
    </style:style>
    <style:style style:name="P6713" style:parent-style-name="Normalny" style:family="paragraph">
      <style:paragraph-properties fo:text-align="justify" fo:line-height="150%" fo:text-indent="0.25in"/>
    </style:style>
    <style:style style:name="T6714" style:parent-style-name="Domyślnaczcionkaakapitu" style:family="text">
      <style:text-properties fo:background-color="#80FFFF"/>
    </style:style>
    <style:style style:name="P6715" style:parent-style-name="Normalny" style:family="paragraph">
      <style:paragraph-properties fo:text-align="justify" fo:line-height="150%" fo:text-indent="0.25in"/>
    </style:style>
    <style:style style:name="T6716" style:parent-style-name="Domyślnaczcionkaakapitu" style:family="text">
      <style:text-properties fo:background-color="#80FFFF"/>
    </style:style>
    <style:style style:name="T6717" style:parent-style-name="Domyślnaczcionkaakapitu" style:family="text">
      <style:text-properties fo:background-color="#80FFFF"/>
    </style:style>
    <style:style style:name="P6718" style:parent-style-name="Normalny" style:family="paragraph">
      <style:paragraph-properties fo:text-align="justify" fo:line-height="150%" fo:text-indent="0.25in"/>
    </style:style>
    <style:style style:name="T6719" style:parent-style-name="Domyślnaczcionkaakapitu" style:family="text">
      <style:text-properties fo:background-color="#80FFFF"/>
    </style:style>
    <style:style style:name="P6720" style:parent-style-name="Normalny" style:family="paragraph">
      <style:paragraph-properties fo:text-align="justify" fo:line-height="150%" fo:text-indent="0.25in"/>
    </style:style>
    <style:style style:name="T6721" style:parent-style-name="Domyślnaczcionkaakapitu" style:family="text">
      <style:text-properties fo:background-color="#80FFFF"/>
    </style:style>
    <style:style style:name="T6722" style:parent-style-name="Domyślnaczcionkaakapitu" style:family="text">
      <style:text-properties fo:background-color="#80FFFF"/>
    </style:style>
    <style:style style:name="T6723" style:parent-style-name="Domyślnaczcionkaakapitu" style:family="text">
      <style:text-properties fo:background-color="#80FFFF"/>
    </style:style>
    <style:style style:name="T6724" style:parent-style-name="Domyślnaczcionkaakapitu" style:family="text">
      <style:text-properties fo:background-color="#80FFFF"/>
    </style:style>
    <style:style style:name="T6725" style:parent-style-name="Domyślnaczcionkaakapitu" style:family="text">
      <style:text-properties fo:background-color="#80FFFF"/>
    </style:style>
    <style:style style:name="T6726" style:parent-style-name="Domyślnaczcionkaakapitu" style:family="text">
      <style:text-properties fo:background-color="#80FFFF"/>
    </style:style>
    <style:style style:name="T6727" style:parent-style-name="Domyślnaczcionkaakapitu" style:family="text">
      <style:text-properties fo:background-color="#80FFFF"/>
    </style:style>
    <style:style style:name="T6728" style:parent-style-name="Domyślnaczcionkaakapitu" style:family="text">
      <style:text-properties fo:background-color="#80FFFF"/>
    </style:style>
    <style:style style:name="T6729" style:parent-style-name="Domyślnaczcionkaakapitu" style:family="text">
      <style:text-properties fo:background-color="#80FFFF"/>
    </style:style>
    <style:style style:name="T6730" style:parent-style-name="Domyślnaczcionkaakapitu" style:family="text">
      <style:text-properties fo:background-color="#80FFFF"/>
    </style:style>
    <style:style style:name="T6731" style:parent-style-name="Domyślnaczcionkaakapitu" style:family="text">
      <style:text-properties fo:background-color="#80FFFF"/>
    </style:style>
    <style:style style:name="T6732" style:parent-style-name="Domyślnaczcionkaakapitu" style:family="text">
      <style:text-properties fo:background-color="#80FFFF"/>
    </style:style>
    <style:style style:name="T6733" style:parent-style-name="Domyślnaczcionkaakapitu" style:family="text">
      <style:text-properties fo:background-color="#80FFFF"/>
    </style:style>
    <style:style style:name="T6734" style:parent-style-name="Domyślnaczcionkaakapitu" style:family="text">
      <style:text-properties fo:background-color="#80FFFF"/>
    </style:style>
    <style:style style:name="T6735" style:parent-style-name="Domyślnaczcionkaakapitu" style:family="text">
      <style:text-properties fo:background-color="#80FFFF"/>
    </style:style>
    <style:style style:name="P6736" style:parent-style-name="Normalny" style:family="paragraph">
      <style:paragraph-properties fo:text-align="justify" fo:line-height="150%"/>
    </style:style>
    <style:style style:name="T6737" style:parent-style-name="Domyślnaczcionkaakapitu" style:family="text">
      <style:text-properties style:text-underline-type="single" style:text-underline-style="solid" style:text-underline-width="auto" style:text-underline-mode="continuous"/>
    </style:style>
    <style:style style:name="T6738" style:parent-style-name="Domyślnaczcionkaakapitu" style:family="text">
      <style:text-properties fo:background-color="#80FFFF" style:text-underline-type="single" style:text-underline-style="solid" style:text-underline-width="auto" style:text-underline-mode="continuous"/>
    </style:style>
    <style:style style:name="T6739" style:parent-style-name="Domyślnaczcionkaakapitu" style:family="text">
      <style:text-properties style:text-underline-type="single" style:text-underline-style="solid" style:text-underline-width="auto" style:text-underline-mode="continuous"/>
    </style:style>
    <style:style style:name="P6740" style:parent-style-name="Normalny" style:family="paragraph">
      <style:paragraph-properties fo:text-align="justify" fo:line-height="150%" fo:text-indent="0.25in"/>
    </style:style>
    <style:style style:name="T6741" style:parent-style-name="Domyślnaczcionkaakapitu" style:family="text">
      <style:text-properties fo:background-color="#80FFFF"/>
    </style:style>
    <style:style style:name="P6742" style:parent-style-name="Normalny" style:family="paragraph">
      <style:paragraph-properties fo:text-align="justify" fo:line-height="150%" fo:text-indent="0.25in"/>
    </style:style>
    <style:style style:name="T6743" style:parent-style-name="Domyślnaczcionkaakapitu" style:family="text">
      <style:text-properties fo:background-color="#80FFFF"/>
    </style:style>
    <style:style style:name="T6744" style:parent-style-name="Domyślnaczcionkaakapitu" style:family="text">
      <style:text-properties fo:background-color="#80FFFF"/>
    </style:style>
    <style:style style:name="T6745" style:parent-style-name="Domyślnaczcionkaakapitu" style:family="text">
      <style:text-properties fo:background-color="#80FFFF"/>
    </style:style>
    <style:style style:name="T6746" style:parent-style-name="Domyślnaczcionkaakapitu" style:family="text">
      <style:text-properties fo:background-color="#80FFFF"/>
    </style:style>
    <style:style style:name="T6747" style:parent-style-name="Domyślnaczcionkaakapitu" style:family="text">
      <style:text-properties fo:background-color="#80FFFF"/>
    </style:style>
    <style:style style:name="P6748" style:parent-style-name="Normalny" style:family="paragraph">
      <style:paragraph-properties fo:text-align="justify" fo:line-height="150%" fo:text-indent="0.25in"/>
    </style:style>
    <style:style style:name="T6749" style:parent-style-name="Domyślnaczcionkaakapitu" style:family="text">
      <style:text-properties fo:background-color="#80FFFF"/>
    </style:style>
    <style:style style:name="T6750" style:parent-style-name="Domyślnaczcionkaakapitu" style:family="text">
      <style:text-properties fo:background-color="#80FFFF"/>
    </style:style>
    <style:style style:name="T6751" style:parent-style-name="Domyślnaczcionkaakapitu" style:family="text">
      <style:text-properties fo:background-color="#80FFFF"/>
    </style:style>
    <style:style style:name="T6752" style:parent-style-name="Domyślnaczcionkaakapitu" style:family="text">
      <style:text-properties fo:background-color="#80FFFF"/>
    </style:style>
    <style:style style:name="T6753" style:parent-style-name="Domyślnaczcionkaakapitu" style:family="text">
      <style:text-properties fo:background-color="#80FFFF"/>
    </style:style>
    <style:style style:name="T6754" style:parent-style-name="Domyślnaczcionkaakapitu" style:family="text">
      <style:text-properties fo:background-color="#80FFFF"/>
    </style:style>
    <style:style style:name="P6755" style:parent-style-name="Normalny" style:family="paragraph">
      <style:paragraph-properties fo:text-align="justify" fo:line-height="150%"/>
    </style:style>
    <style:style style:name="T6756" style:parent-style-name="Domyślnaczcionkaakapitu" style:family="text">
      <style:text-properties fo:background-color="#80FFFF"/>
    </style:style>
    <style:style style:name="P6757" style:parent-style-name="Normalny" style:family="paragraph">
      <style:paragraph-properties fo:text-align="justify" fo:line-height="150%"/>
    </style:style>
    <style:style style:name="T6758" style:parent-style-name="Domyślnaczcionkaakapitu" style:family="text">
      <style:text-properties style:text-underline-type="single" style:text-underline-style="solid" style:text-underline-width="auto" style:text-underline-mode="continuous"/>
    </style:style>
    <style:style style:name="P6759" style:parent-style-name="Normalny" style:family="paragraph">
      <style:paragraph-properties fo:text-align="justify" fo:line-height="150%" fo:text-indent="0.2479in"/>
    </style:style>
    <style:style style:name="T6760" style:parent-style-name="Domyślnaczcionkaakapitu" style:family="text">
      <style:text-properties fo:background-color="#80FFFF"/>
    </style:style>
    <style:style style:name="P6761" style:parent-style-name="Normalny" style:family="paragraph">
      <style:paragraph-properties fo:text-align="justify" fo:line-height="150%"/>
    </style:style>
    <style:style style:name="T6762" style:parent-style-name="Domyślnaczcionkaakapitu" style:family="text">
      <style:text-properties fo:background-color="#80FFFF"/>
    </style:style>
    <style:style style:name="P6763" style:parent-style-name="Normalny" style:family="paragraph">
      <style:paragraph-properties fo:text-align="justify" fo:line-height="150%"/>
    </style:style>
    <style:style style:name="T6764" style:parent-style-name="Domyślnaczcionkaakapitu" style:family="text">
      <style:text-properties style:text-underline-type="single" style:text-underline-style="solid" style:text-underline-width="auto" style:text-underline-mode="continuous"/>
    </style:style>
    <style:style style:name="T6765" style:parent-style-name="Domyślnaczcionkaakapitu" style:family="text">
      <style:text-properties fo:background-color="#80FFFF" style:text-underline-type="single" style:text-underline-style="solid" style:text-underline-width="auto" style:text-underline-mode="continuous"/>
    </style:style>
    <style:style style:name="T6766" style:parent-style-name="Domyślnaczcionkaakapitu" style:family="text">
      <style:text-properties style:text-underline-type="single" style:text-underline-style="solid" style:text-underline-width="auto" style:text-underline-mode="continuous"/>
    </style:style>
    <style:style style:name="P6767" style:parent-style-name="Normalny" style:family="paragraph">
      <style:paragraph-properties fo:text-align="justify" fo:line-height="150%" fo:text-indent="0.2479in"/>
    </style:style>
    <style:style style:name="T6768" style:parent-style-name="Domyślnaczcionkaakapitu" style:family="text">
      <style:text-properties fo:background-color="#80FFFF"/>
    </style:style>
    <style:style style:name="P6769" style:parent-style-name="Normalny" style:family="paragraph">
      <style:paragraph-properties fo:text-align="justify" fo:line-height="150%"/>
    </style:style>
    <style:style style:name="T6770" style:parent-style-name="Domyślnaczcionkaakapitu" style:family="text">
      <style:text-properties fo:background-color="#80FFFF"/>
    </style:style>
    <style:style style:name="P6771" style:parent-style-name="Normalny" style:family="paragraph">
      <style:paragraph-properties fo:text-align="justify" fo:line-height="150%"/>
    </style:style>
    <style:style style:name="T6772" style:parent-style-name="Domyślnaczcionkaakapitu" style:family="text">
      <style:text-properties style:text-underline-type="single" style:text-underline-style="solid" style:text-underline-width="auto" style:text-underline-mode="continuous"/>
    </style:style>
    <style:style style:name="T6773" style:parent-style-name="Domyślnaczcionkaakapitu" style:family="text">
      <style:text-properties fo:background-color="#80FFFF" style:text-underline-type="single" style:text-underline-style="solid" style:text-underline-width="auto" style:text-underline-mode="continuous"/>
    </style:style>
    <style:style style:name="T6774" style:parent-style-name="Domyślnaczcionkaakapitu" style:family="text">
      <style:text-properties style:text-underline-type="single" style:text-underline-style="solid" style:text-underline-width="auto" style:text-underline-mode="continuous"/>
    </style:style>
    <style:style style:name="P6775" style:parent-style-name="Normalny" style:family="paragraph">
      <style:paragraph-properties fo:text-align="justify" fo:line-height="150%" fo:text-indent="0.2479in"/>
    </style:style>
    <style:style style:name="P6776" style:parent-style-name="Normalny" style:family="paragraph">
      <style:paragraph-properties fo:text-align="justify" fo:line-height="150%"/>
    </style:style>
    <style:style style:name="P6777" style:parent-style-name="Normalny" style:family="paragraph">
      <style:paragraph-properties fo:text-align="justify" fo:line-height="150%"/>
    </style:style>
    <style:style style:name="T6778" style:parent-style-name="Domyślnaczcionkaakapitu" style:family="text">
      <style:text-properties style:text-underline-type="single" style:text-underline-style="solid" style:text-underline-width="auto" style:text-underline-mode="continuous"/>
    </style:style>
    <style:style style:name="T6779" style:parent-style-name="Domyślnaczcionkaakapitu" style:family="text">
      <style:text-properties fo:background-color="#80FFFF" style:text-underline-type="single" style:text-underline-style="solid" style:text-underline-width="auto" style:text-underline-mode="continuous"/>
    </style:style>
    <style:style style:name="T6780" style:parent-style-name="Domyślnaczcionkaakapitu" style:family="text">
      <style:text-properties style:text-underline-type="single" style:text-underline-style="solid" style:text-underline-width="auto" style:text-underline-mode="continuous"/>
    </style:style>
    <style:style style:name="P6781" style:parent-style-name="Normalny" style:family="paragraph">
      <style:paragraph-properties fo:text-align="justify" fo:line-height="150%" fo:text-indent="0.25in"/>
    </style:style>
    <style:style style:name="T6782" style:parent-style-name="Domyślnaczcionkaakapitu" style:family="text">
      <style:text-properties fo:background-color="#80FFFF"/>
    </style:style>
    <style:style style:name="T6783" style:parent-style-name="Domyślnaczcionkaakapitu" style:family="text">
      <style:text-properties fo:background-color="#80FFFF"/>
    </style:style>
    <style:style style:name="P6784" style:parent-style-name="Normalny" style:family="paragraph">
      <style:paragraph-properties fo:text-align="justify" fo:line-height="150%"/>
    </style:style>
    <style:style style:name="T6785" style:parent-style-name="Domyślnaczcionkaakapitu" style:family="text">
      <style:text-properties fo:background-color="#80FFFF"/>
    </style:style>
    <style:style style:name="T6786" style:parent-style-name="Domyślnaczcionkaakapitu" style:family="text">
      <style:text-properties fo:background-color="#80FFFF"/>
    </style:style>
    <style:style style:name="T6787" style:parent-style-name="Domyślnaczcionkaakapitu" style:family="text">
      <style:text-properties fo:background-color="#80FFFF"/>
    </style:style>
    <style:style style:name="P6788" style:parent-style-name="Normalny" style:family="paragraph">
      <style:paragraph-properties fo:text-align="justify" fo:line-height="150%"/>
    </style:style>
    <style:style style:name="T6789" style:parent-style-name="Domyślnaczcionkaakapitu" style:family="text">
      <style:text-properties style:text-underline-type="single" style:text-underline-style="solid" style:text-underline-width="auto" style:text-underline-mode="continuous"/>
    </style:style>
    <style:style style:name="P6790" style:parent-style-name="Normalny" style:family="paragraph">
      <style:paragraph-properties fo:text-align="justify" fo:line-height="150%" fo:text-indent="0.25in"/>
    </style:style>
    <style:style style:name="T6791" style:parent-style-name="Domyślnaczcionkaakapitu" style:family="text">
      <style:text-properties fo:background-color="#80FFFF"/>
    </style:style>
    <style:style style:name="T6792" style:parent-style-name="Domyślnaczcionkaakapitu" style:family="text">
      <style:text-properties fo:background-color="#80FFFF"/>
    </style:style>
    <style:style style:name="T6793" style:parent-style-name="Domyślnaczcionkaakapitu" style:family="text">
      <style:text-properties fo:background-color="#80FFFF"/>
    </style:style>
    <style:style style:name="T6794" style:parent-style-name="Domyślnaczcionkaakapitu" style:family="text">
      <style:text-properties fo:background-color="#80FFFF"/>
    </style:style>
    <style:style style:name="T6795" style:parent-style-name="Domyślnaczcionkaakapitu" style:family="text">
      <style:text-properties fo:background-color="#80FFFF"/>
    </style:style>
    <style:style style:name="T6796" style:parent-style-name="Domyślnaczcionkaakapitu" style:family="text">
      <style:text-properties fo:background-color="#80FFFF"/>
    </style:style>
    <style:style style:name="T6797" style:parent-style-name="Domyślnaczcionkaakapitu" style:family="text">
      <style:text-properties fo:background-color="#80FFFF"/>
    </style:style>
    <style:style style:name="P6798" style:parent-style-name="Normalny" style:family="paragraph">
      <style:paragraph-properties fo:text-align="justify" fo:line-height="150%" fo:text-indent="0.25in">
        <style:tab-stops>
          <style:tab-stop style:type="right" style:leader-style="dotted" style:leader-text="." style:position="5.7465in"/>
          <style:tab-stop style:type="left" style:position="5.8583in"/>
        </style:tab-stops>
      </style:paragraph-properties>
    </style:style>
    <style:style style:name="T6799" style:parent-style-name="Domyślnaczcionkaakapitu" style:family="text">
      <style:text-properties fo:background-color="#80FFFF"/>
    </style:style>
    <style:style style:name="T6800" style:parent-style-name="Domyślnaczcionkaakapitu" style:family="text">
      <style:text-properties fo:background-color="#80FFFF"/>
    </style:style>
    <style:style style:name="T6801" style:parent-style-name="Domyślnaczcionkaakapitu" style:family="text">
      <style:text-properties fo:background-color="#80FFFF"/>
    </style:style>
    <style:style style:name="T6802" style:parent-style-name="Domyślnaczcionkaakapitu" style:family="text">
      <style:text-properties fo:background-color="#80FFFF"/>
    </style:style>
    <style:style style:name="P6803" style:parent-style-name="Normalny" style:family="paragraph">
      <style:paragraph-properties fo:text-align="justify" fo:line-height="150%" fo:text-indent="0.25in"/>
    </style:style>
    <style:style style:name="T6804" style:parent-style-name="Domyślnaczcionkaakapitu" style:family="text">
      <style:text-properties fo:background-color="#80FFFF"/>
    </style:style>
    <style:style style:name="T6805" style:parent-style-name="Domyślnaczcionkaakapitu" style:family="text">
      <style:text-properties fo:background-color="#80FFFF"/>
    </style:style>
    <style:style style:name="T6806" style:parent-style-name="Domyślnaczcionkaakapitu" style:family="text">
      <style:text-properties fo:background-color="#80FFFF"/>
    </style:style>
    <style:style style:name="T6807" style:parent-style-name="Domyślnaczcionkaakapitu" style:family="text">
      <style:text-properties fo:background-color="#80FFFF"/>
    </style:style>
    <style:style style:name="T6808" style:parent-style-name="Domyślnaczcionkaakapitu" style:family="text">
      <style:text-properties fo:background-color="#80FFFF"/>
    </style:style>
    <style:style style:name="P6809" style:parent-style-name="Normalny" style:family="paragraph">
      <style:paragraph-properties fo:text-align="justify" fo:line-height="150%"/>
    </style:style>
    <style:style style:name="T6810" style:parent-style-name="Domyślnaczcionkaakapitu" style:family="text">
      <style:text-properties fo:background-color="#80FFFF"/>
    </style:style>
    <style:style style:name="P6811" style:parent-style-name="Normalny" style:family="paragraph">
      <style:paragraph-properties fo:text-align="justify" fo:line-height="150%"/>
    </style:style>
    <style:style style:name="T6812" style:parent-style-name="Domyślnaczcionkaakapitu" style:family="text">
      <style:text-properties style:text-underline-type="single" style:text-underline-style="solid" style:text-underline-width="auto" style:text-underline-mode="continuous"/>
    </style:style>
    <style:style style:name="T6813" style:parent-style-name="Domyślnaczcionkaakapitu" style:family="text">
      <style:text-properties fo:background-color="#80FFFF" style:text-underline-type="single" style:text-underline-style="solid" style:text-underline-width="auto" style:text-underline-mode="continuous"/>
    </style:style>
    <style:style style:name="T6814" style:parent-style-name="Domyślnaczcionkaakapitu" style:family="text">
      <style:text-properties style:text-underline-type="single" style:text-underline-style="solid" style:text-underline-width="auto" style:text-underline-mode="continuous"/>
    </style:style>
    <style:style style:name="P6815" style:parent-style-name="Normalny" style:family="paragraph">
      <style:paragraph-properties fo:text-align="justify" fo:line-height="150%" fo:text-indent="0.2479in"/>
    </style:style>
    <style:style style:name="T6816" style:parent-style-name="Domyślnaczcionkaakapitu" style:family="text">
      <style:text-properties fo:background-color="#80FFFF"/>
    </style:style>
    <style:style style:name="T6817" style:parent-style-name="Domyślnaczcionkaakapitu" style:family="text">
      <style:text-properties fo:background-color="#80FFFF"/>
    </style:style>
    <style:style style:name="P6818" style:parent-style-name="Normalny" style:family="paragraph">
      <style:paragraph-properties fo:text-align="justify" fo:line-height="150%"/>
    </style:style>
    <style:style style:name="T6819" style:parent-style-name="Domyślnaczcionkaakapitu" style:family="text">
      <style:text-properties style:text-underline-type="single" style:text-underline-style="solid" style:text-underline-width="auto" style:text-underline-mode="continuous"/>
    </style:style>
    <style:style style:name="P6820" style:parent-style-name="Normalny" style:family="paragraph">
      <style:paragraph-properties fo:text-align="justify" fo:line-height="150%" fo:text-indent="0.25in"/>
    </style:style>
    <style:style style:name="T6821" style:parent-style-name="Domyślnaczcionkaakapitu" style:family="text">
      <style:text-properties fo:background-color="#80FFFF"/>
    </style:style>
    <style:style style:name="T6822" style:parent-style-name="Domyślnaczcionkaakapitu" style:family="text">
      <style:text-properties fo:background-color="#80FFFF"/>
    </style:style>
    <style:style style:name="T6823" style:parent-style-name="Domyślnaczcionkaakapitu" style:family="text">
      <style:text-properties fo:background-color="#80FFFF"/>
    </style:style>
    <style:style style:name="P6824" style:parent-style-name="Normalny" style:family="paragraph">
      <style:paragraph-properties fo:text-align="justify" fo:line-height="150%"/>
    </style:style>
    <style:style style:name="T6825" style:parent-style-name="Domyślnaczcionkaakapitu" style:family="text">
      <style:text-properties style:text-underline-type="single" style:text-underline-style="solid" style:text-underline-width="auto" style:text-underline-mode="continuous"/>
    </style:style>
    <style:style style:name="T6826" style:parent-style-name="Domyślnaczcionkaakapitu" style:family="text">
      <style:text-properties fo:background-color="#80FFFF" style:text-underline-type="single" style:text-underline-style="solid" style:text-underline-width="auto" style:text-underline-mode="continuous"/>
    </style:style>
    <style:style style:name="T6827" style:parent-style-name="Domyślnaczcionkaakapitu" style:family="text">
      <style:text-properties style:text-underline-type="single" style:text-underline-style="solid" style:text-underline-width="auto" style:text-underline-mode="continuous"/>
    </style:style>
    <style:style style:name="P6828" style:parent-style-name="Normalny" style:family="paragraph">
      <style:paragraph-properties fo:text-align="justify" fo:line-height="150%" fo:text-indent="0.25in"/>
    </style:style>
    <style:style style:name="T6829" style:parent-style-name="Domyślnaczcionkaakapitu" style:family="text">
      <style:text-properties fo:background-color="#80FFFF"/>
    </style:style>
    <style:style style:name="T6830" style:parent-style-name="Domyślnaczcionkaakapitu" style:family="text">
      <style:text-properties fo:background-color="#80FFFF"/>
    </style:style>
    <style:style style:name="P6831" style:parent-style-name="Normalny" style:family="paragraph">
      <style:paragraph-properties fo:text-align="justify" fo:line-height="150%" fo:text-indent="0.25in"/>
    </style:style>
    <style:style style:name="T6832" style:parent-style-name="Domyślnaczcionkaakapitu" style:family="text">
      <style:text-properties fo:background-color="#80FFFF"/>
    </style:style>
    <style:style style:name="T6833" style:parent-style-name="Domyślnaczcionkaakapitu" style:family="text">
      <style:text-properties fo:background-color="#80FFFF"/>
    </style:style>
    <style:style style:name="T6834" style:parent-style-name="Domyślnaczcionkaakapitu" style:family="text">
      <style:text-properties fo:background-color="#80FFFF"/>
    </style:style>
    <style:style style:name="T6835" style:parent-style-name="Domyślnaczcionkaakapitu" style:family="text">
      <style:text-properties fo:background-color="#80FFFF"/>
    </style:style>
    <style:style style:name="P6836" style:parent-style-name="Normalny" style:family="paragraph">
      <style:paragraph-properties fo:text-align="justify" fo:line-height="150%" fo:text-indent="0.25in"/>
    </style:style>
    <style:style style:name="T6837" style:parent-style-name="Domyślnaczcionkaakapitu" style:family="text">
      <style:text-properties fo:background-color="#80FFFF"/>
    </style:style>
    <style:style style:name="T6838" style:parent-style-name="Domyślnaczcionkaakapitu" style:family="text">
      <style:text-properties fo:background-color="#80FFFF"/>
    </style:style>
    <style:style style:name="T6839" style:parent-style-name="Domyślnaczcionkaakapitu" style:family="text">
      <style:text-properties fo:background-color="#80FFFF"/>
    </style:style>
    <style:style style:name="T6840" style:parent-style-name="Domyślnaczcionkaakapitu" style:family="text">
      <style:text-properties fo:background-color="#80FFFF"/>
    </style:style>
    <style:style style:name="T6841" style:parent-style-name="Domyślnaczcionkaakapitu" style:family="text">
      <style:text-properties fo:background-color="#80FFFF"/>
    </style:style>
    <style:style style:name="T6842" style:parent-style-name="Domyślnaczcionkaakapitu" style:family="text">
      <style:text-properties fo:background-color="#80FFFF"/>
    </style:style>
    <style:style style:name="T6843" style:parent-style-name="Domyślnaczcionkaakapitu" style:family="text">
      <style:text-properties fo:background-color="#80FFFF"/>
    </style:style>
    <style:style style:name="T6844" style:parent-style-name="Domyślnaczcionkaakapitu" style:family="text">
      <style:text-properties fo:background-color="#80FFFF"/>
    </style:style>
    <style:style style:name="T6845" style:parent-style-name="Domyślnaczcionkaakapitu" style:family="text">
      <style:text-properties fo:background-color="#80FFFF"/>
    </style:style>
    <style:style style:name="P6846" style:parent-style-name="Normalny" style:family="paragraph">
      <style:paragraph-properties fo:text-align="justify" fo:line-height="150%" fo:text-indent="0.25in"/>
    </style:style>
    <style:style style:name="T6847" style:parent-style-name="Domyślnaczcionkaakapitu" style:family="text">
      <style:text-properties fo:background-color="#80FFFF"/>
    </style:style>
    <style:style style:name="T6848" style:parent-style-name="Domyślnaczcionkaakapitu" style:family="text">
      <style:text-properties fo:background-color="#80FFFF"/>
    </style:style>
    <style:style style:name="T6849" style:parent-style-name="Domyślnaczcionkaakapitu" style:family="text">
      <style:text-properties fo:background-color="#80FFFF"/>
    </style:style>
    <style:style style:name="P6850" style:parent-style-name="Normalny" style:family="paragraph">
      <style:paragraph-properties fo:text-align="justify" fo:line-height="150%" fo:text-indent="0.25in"/>
    </style:style>
    <style:style style:name="T6851" style:parent-style-name="Domyślnaczcionkaakapitu" style:family="text">
      <style:text-properties fo:background-color="#80FFFF"/>
    </style:style>
    <style:style style:name="T6852" style:parent-style-name="Domyślnaczcionkaakapitu" style:family="text">
      <style:text-properties fo:background-color="#80FFFF"/>
    </style:style>
    <style:style style:name="T6853" style:parent-style-name="Domyślnaczcionkaakapitu" style:family="text">
      <style:text-properties fo:background-color="#80FFFF"/>
    </style:style>
    <style:style style:name="T6854" style:parent-style-name="Domyślnaczcionkaakapitu" style:family="text">
      <style:text-properties fo:background-color="#80FFFF"/>
    </style:style>
    <style:style style:name="P6855" style:parent-style-name="Normalny" style:family="paragraph">
      <style:paragraph-properties fo:text-align="justify" fo:line-height="150%"/>
    </style:style>
    <style:style style:name="T6856" style:parent-style-name="Domyślnaczcionkaakapitu" style:family="text">
      <style:text-properties style:text-underline-type="single" style:text-underline-style="solid" style:text-underline-width="auto" style:text-underline-mode="continuous"/>
    </style:style>
    <style:style style:name="P6857" style:parent-style-name="Normalny" style:family="paragraph">
      <style:paragraph-properties fo:text-align="justify" fo:line-height="150%" fo:text-indent="0.2479in"/>
    </style:style>
    <style:style style:name="T6858" style:parent-style-name="Domyślnaczcionkaakapitu" style:family="text">
      <style:text-properties fo:background-color="#80FFFF"/>
    </style:style>
    <style:style style:name="P6859" style:parent-style-name="Normalny" style:family="paragraph">
      <style:paragraph-properties fo:text-align="justify" fo:line-height="150%"/>
    </style:style>
    <style:style style:name="T6860" style:parent-style-name="Domyślnaczcionkaakapitu" style:family="text">
      <style:text-properties style:text-underline-type="single" style:text-underline-style="solid" style:text-underline-width="auto" style:text-underline-mode="continuous"/>
    </style:style>
    <style:style style:name="P6861" style:parent-style-name="Normalny" style:family="paragraph">
      <style:paragraph-properties fo:text-align="justify" fo:line-height="150%" fo:text-indent="0.25in"/>
    </style:style>
    <style:style style:name="T6862" style:parent-style-name="Domyślnaczcionkaakapitu" style:family="text">
      <style:text-properties fo:background-color="#80FFFF"/>
    </style:style>
    <style:style style:name="P6863" style:parent-style-name="Normalny" style:family="paragraph">
      <style:paragraph-properties fo:text-align="justify" fo:line-height="150%" fo:text-indent="0.25in"/>
    </style:style>
    <style:style style:name="T6864" style:parent-style-name="Domyślnaczcionkaakapitu" style:family="text">
      <style:text-properties fo:background-color="#80FFFF"/>
    </style:style>
    <style:style style:name="P6865" style:parent-style-name="Normalny" style:family="paragraph">
      <style:paragraph-properties fo:text-align="justify" fo:line-height="150%" fo:text-indent="0.25in"/>
    </style:style>
    <style:style style:name="T6866" style:parent-style-name="Domyślnaczcionkaakapitu" style:family="text">
      <style:text-properties fo:background-color="#80FFFF"/>
    </style:style>
    <style:style style:name="T6867" style:parent-style-name="Domyślnaczcionkaakapitu" style:family="text">
      <style:text-properties fo:background-color="#80FFFF"/>
    </style:style>
    <style:style style:name="T6868" style:parent-style-name="Domyślnaczcionkaakapitu" style:family="text">
      <style:text-properties fo:background-color="#80FFFF"/>
    </style:style>
    <style:style style:name="T6869" style:parent-style-name="Domyślnaczcionkaakapitu" style:family="text">
      <style:text-properties fo:background-color="#80FFFF"/>
    </style:style>
    <style:style style:name="P6870" style:parent-style-name="Normalny" style:family="paragraph">
      <style:paragraph-properties fo:text-align="justify" fo:line-height="150%" fo:text-indent="0.25in"/>
    </style:style>
    <style:style style:name="T6871" style:parent-style-name="Domyślnaczcionkaakapitu" style:family="text">
      <style:text-properties fo:background-color="#80FFFF"/>
    </style:style>
    <style:style style:name="T6872" style:parent-style-name="Domyślnaczcionkaakapitu" style:family="text">
      <style:text-properties fo:background-color="#80FFFF"/>
    </style:style>
    <style:style style:name="T6873" style:parent-style-name="Domyślnaczcionkaakapitu" style:family="text">
      <style:text-properties fo:background-color="#80FFFF"/>
    </style:style>
    <style:style style:name="T6874" style:parent-style-name="Domyślnaczcionkaakapitu" style:family="text">
      <style:text-properties fo:background-color="#80FFFF"/>
    </style:style>
    <style:style style:name="T6875" style:parent-style-name="Domyślnaczcionkaakapitu" style:family="text">
      <style:text-properties fo:background-color="#80FFFF"/>
    </style:style>
    <style:style style:name="T6876" style:parent-style-name="Domyślnaczcionkaakapitu" style:family="text">
      <style:text-properties fo:background-color="#80FFFF"/>
    </style:style>
    <style:style style:name="T6877" style:parent-style-name="Domyślnaczcionkaakapitu" style:family="text">
      <style:text-properties fo:background-color="#80FFFF"/>
    </style:style>
    <style:style style:name="T6878" style:parent-style-name="Domyślnaczcionkaakapitu" style:family="text">
      <style:text-properties fo:background-color="#80FFFF"/>
    </style:style>
    <style:style style:name="T6879" style:parent-style-name="Domyślnaczcionkaakapitu" style:family="text">
      <style:text-properties fo:background-color="#80FFFF"/>
    </style:style>
    <style:style style:name="T6880" style:parent-style-name="Domyślnaczcionkaakapitu" style:family="text">
      <style:text-properties fo:background-color="#80FFFF"/>
    </style:style>
    <style:style style:name="T6881" style:parent-style-name="Domyślnaczcionkaakapitu" style:family="text">
      <style:text-properties fo:background-color="#80FFFF"/>
    </style:style>
    <style:style style:name="P6882" style:parent-style-name="Normalny" style:family="paragraph">
      <style:paragraph-properties fo:text-align="justify" fo:line-height="150%" fo:text-indent="0.25in"/>
    </style:style>
    <style:style style:name="T6883" style:parent-style-name="Domyślnaczcionkaakapitu" style:family="text">
      <style:text-properties fo:background-color="#80FFFF"/>
    </style:style>
    <style:style style:name="P6884" style:parent-style-name="Normalny" style:family="paragraph">
      <style:paragraph-properties fo:text-align="justify" fo:line-height="150%"/>
    </style:style>
    <style:style style:name="T6885" style:parent-style-name="Domyślnaczcionkaakapitu" style:family="text">
      <style:text-properties style:text-underline-type="single" style:text-underline-style="solid" style:text-underline-width="auto" style:text-underline-mode="continuous"/>
    </style:style>
    <style:style style:name="T6886" style:parent-style-name="Domyślnaczcionkaakapitu" style:family="text">
      <style:text-properties fo:background-color="#80FFFF" style:text-underline-type="single" style:text-underline-style="solid" style:text-underline-width="auto" style:text-underline-mode="continuous"/>
    </style:style>
    <style:style style:name="T6887" style:parent-style-name="Domyślnaczcionkaakapitu" style:family="text">
      <style:text-properties style:text-underline-type="single" style:text-underline-style="solid" style:text-underline-width="auto" style:text-underline-mode="continuous"/>
    </style:style>
    <style:style style:name="P6888" style:parent-style-name="Normalny" style:family="paragraph">
      <style:paragraph-properties fo:text-align="justify" fo:line-height="150%" fo:text-indent="0.25in"/>
    </style:style>
    <style:style style:name="T6889" style:parent-style-name="Domyślnaczcionkaakapitu" style:family="text">
      <style:text-properties fo:background-color="#80FFFF"/>
    </style:style>
    <style:style style:name="P6890" style:parent-style-name="Normalny" style:family="paragraph">
      <style:paragraph-properties fo:text-align="justify" fo:line-height="150%"/>
    </style:style>
    <style:style style:name="T6891" style:parent-style-name="Domyślnaczcionkaakapitu" style:family="text">
      <style:text-properties style:text-underline-type="single" style:text-underline-style="solid" style:text-underline-width="auto" style:text-underline-mode="continuous"/>
    </style:style>
    <style:style style:name="P6892" style:parent-style-name="Normalny" style:family="paragraph">
      <style:paragraph-properties fo:text-align="justify" fo:line-height="150%" fo:text-indent="0.25in"/>
    </style:style>
    <style:style style:name="T6893" style:parent-style-name="Domyślnaczcionkaakapitu" style:family="text">
      <style:text-properties fo:background-color="#80FFFF"/>
    </style:style>
    <style:style style:name="T6894" style:parent-style-name="Domyślnaczcionkaakapitu" style:family="text">
      <style:text-properties fo:background-color="#80FFFF"/>
    </style:style>
    <style:style style:name="T6895" style:parent-style-name="Domyślnaczcionkaakapitu" style:family="text">
      <style:text-properties fo:background-color="#80FFFF"/>
    </style:style>
    <style:style style:name="T6896" style:parent-style-name="Domyślnaczcionkaakapitu" style:family="text">
      <style:text-properties fo:background-color="#80FFFF"/>
    </style:style>
    <style:style style:name="T6897" style:parent-style-name="Domyślnaczcionkaakapitu" style:family="text">
      <style:text-properties fo:background-color="#80FFFF"/>
    </style:style>
    <style:style style:name="T6898" style:parent-style-name="Domyślnaczcionkaakapitu" style:family="text">
      <style:text-properties fo:background-color="#80FFFF"/>
    </style:style>
    <style:style style:name="T6899" style:parent-style-name="Domyślnaczcionkaakapitu" style:family="text">
      <style:text-properties fo:background-color="#80FFFF"/>
    </style:style>
    <style:style style:name="T6900" style:parent-style-name="Domyślnaczcionkaakapitu" style:family="text">
      <style:text-properties fo:background-color="#80FFFF"/>
    </style:style>
    <style:style style:name="T6901" style:parent-style-name="Domyślnaczcionkaakapitu" style:family="text">
      <style:text-properties fo:background-color="#80FFFF"/>
    </style:style>
    <style:style style:name="P6902" style:parent-style-name="Normalny" style:family="paragraph">
      <style:paragraph-properties fo:text-align="justify" fo:line-height="150%" fo:text-indent="0.25in"/>
    </style:style>
    <style:style style:name="T6903" style:parent-style-name="Domyślnaczcionkaakapitu" style:family="text">
      <style:text-properties fo:background-color="#80FFFF"/>
    </style:style>
    <style:style style:name="T6904" style:parent-style-name="Domyślnaczcionkaakapitu" style:family="text">
      <style:text-properties fo:background-color="#80FFFF"/>
    </style:style>
    <style:style style:name="T6905" style:parent-style-name="Domyślnaczcionkaakapitu" style:family="text">
      <style:text-properties fo:background-color="#80FFFF"/>
    </style:style>
    <style:style style:name="T6906" style:parent-style-name="Domyślnaczcionkaakapitu" style:family="text">
      <style:text-properties fo:background-color="#80FFFF"/>
    </style:style>
    <style:style style:name="T6907" style:parent-style-name="Domyślnaczcionkaakapitu" style:family="text">
      <style:text-properties fo:background-color="#80FFFF"/>
    </style:style>
    <style:style style:name="T6908" style:parent-style-name="Domyślnaczcionkaakapitu" style:family="text">
      <style:text-properties fo:background-color="#80FFFF"/>
    </style:style>
    <style:style style:name="P6909" style:parent-style-name="Normalny" style:family="paragraph">
      <style:paragraph-properties fo:text-align="justify" fo:line-height="150%" fo:text-indent="0.25in"/>
    </style:style>
    <style:style style:name="T6910" style:parent-style-name="Domyślnaczcionkaakapitu" style:family="text">
      <style:text-properties fo:background-color="#80FFFF"/>
    </style:style>
    <style:style style:name="T6911" style:parent-style-name="Domyślnaczcionkaakapitu" style:family="text">
      <style:text-properties fo:background-color="#80FFFF"/>
    </style:style>
    <style:style style:name="T6912" style:parent-style-name="Domyślnaczcionkaakapitu" style:family="text">
      <style:text-properties fo:background-color="#80FFFF"/>
    </style:style>
    <style:style style:name="T6913" style:parent-style-name="Domyślnaczcionkaakapitu" style:family="text">
      <style:text-properties fo:background-color="#80FFFF"/>
    </style:style>
    <style:style style:name="P6914" style:parent-style-name="Normalny" style:family="paragraph">
      <style:paragraph-properties fo:text-align="justify" fo:line-height="150%"/>
    </style:style>
    <style:style style:name="T6915" style:parent-style-name="Domyślnaczcionkaakapitu" style:family="text">
      <style:text-properties style:text-underline-type="single" style:text-underline-style="solid" style:text-underline-width="auto" style:text-underline-mode="continuous"/>
    </style:style>
    <style:style style:name="P6916" style:parent-style-name="Normalny" style:family="paragraph">
      <style:paragraph-properties fo:text-align="justify" fo:line-height="150%" fo:text-indent="0.25in"/>
    </style:style>
    <style:style style:name="P6917" style:parent-style-name="Normalny" style:family="paragraph">
      <style:paragraph-properties fo:text-align="justify" fo:line-height="150%"/>
    </style:style>
    <style:style style:name="T6918" style:parent-style-name="Domyślnaczcionkaakapitu" style:family="text">
      <style:text-properties style:text-underline-type="single" style:text-underline-style="solid" style:text-underline-width="auto" style:text-underline-mode="continuous"/>
    </style:style>
    <style:style style:name="P6919" style:parent-style-name="Normalny" style:family="paragraph">
      <style:paragraph-properties fo:text-align="justify" fo:line-height="150%" fo:text-indent="0.25in"/>
    </style:style>
    <style:style style:name="T6920" style:parent-style-name="Domyślnaczcionkaakapitu" style:family="text">
      <style:text-properties fo:background-color="#80FFFF"/>
    </style:style>
    <style:style style:name="T6921" style:parent-style-name="Domyślnaczcionkaakapitu" style:family="text">
      <style:text-properties fo:background-color="#80FFFF"/>
    </style:style>
    <style:style style:name="T6922" style:parent-style-name="Domyślnaczcionkaakapitu" style:family="text">
      <style:text-properties fo:background-color="#80FFFF"/>
    </style:style>
    <style:style style:name="P6923" style:parent-style-name="Normalny" style:family="paragraph">
      <style:paragraph-properties fo:text-align="justify" fo:line-height="150%"/>
    </style:style>
    <style:style style:name="T6924" style:parent-style-name="Domyślnaczcionkaakapitu" style:family="text">
      <style:text-properties style:text-underline-type="single" style:text-underline-style="solid" style:text-underline-width="auto" style:text-underline-mode="continuous"/>
    </style:style>
    <style:style style:name="P6925" style:parent-style-name="Normalny" style:family="paragraph">
      <style:paragraph-properties fo:text-align="justify" fo:line-height="150%" fo:text-indent="0.25in"/>
    </style:style>
    <style:style style:name="T6926" style:parent-style-name="Domyślnaczcionkaakapitu" style:family="text">
      <style:text-properties fo:background-color="#80FFFF"/>
    </style:style>
    <style:style style:name="T6927" style:parent-style-name="Domyślnaczcionkaakapitu" style:family="text">
      <style:text-properties fo:background-color="#80FFFF"/>
    </style:style>
    <style:style style:name="T6928" style:parent-style-name="Domyślnaczcionkaakapitu" style:family="text">
      <style:text-properties fo:background-color="#80FFFF"/>
    </style:style>
    <style:style style:name="T6929" style:parent-style-name="Domyślnaczcionkaakapitu" style:family="text">
      <style:text-properties fo:background-color="#80FFFF"/>
    </style:style>
    <style:style style:name="P6930" style:parent-style-name="Normalny" style:family="paragraph">
      <style:paragraph-properties fo:text-align="justify" fo:line-height="150%"/>
    </style:style>
    <style:style style:name="T6931" style:parent-style-name="Domyślnaczcionkaakapitu" style:family="text">
      <style:text-properties style:text-underline-type="single" style:text-underline-style="solid" style:text-underline-width="auto" style:text-underline-mode="continuous"/>
    </style:style>
    <style:style style:name="P6932" style:parent-style-name="Normalny" style:family="paragraph">
      <style:paragraph-properties fo:text-align="justify" fo:line-height="150%" fo:text-indent="0.25in"/>
    </style:style>
    <style:style style:name="T6933" style:parent-style-name="Domyślnaczcionkaakapitu" style:family="text">
      <style:text-properties fo:background-color="#80FFFF"/>
    </style:style>
    <style:style style:name="T6934" style:parent-style-name="Domyślnaczcionkaakapitu" style:family="text">
      <style:text-properties fo:background-color="#80FFFF"/>
    </style:style>
    <style:style style:name="P6935" style:parent-style-name="Normalny" style:family="paragraph">
      <style:paragraph-properties fo:text-align="justify" fo:line-height="150%"/>
    </style:style>
    <style:style style:name="T6936" style:parent-style-name="Domyślnaczcionkaakapitu" style:family="text">
      <style:text-properties style:text-underline-type="single" style:text-underline-style="solid" style:text-underline-width="auto" style:text-underline-mode="continuous"/>
    </style:style>
    <style:style style:name="P6937" style:parent-style-name="Normalny" style:family="paragraph">
      <style:paragraph-properties fo:text-align="justify" fo:line-height="150%" fo:text-indent="0.25in"/>
    </style:style>
    <style:style style:name="P6938" style:parent-style-name="Normalny" style:family="paragraph">
      <style:paragraph-properties fo:text-align="justify" fo:line-height="150%"/>
    </style:style>
    <style:style style:name="T6939" style:parent-style-name="Domyślnaczcionkaakapitu" style:family="text">
      <style:text-properties style:text-underline-type="single" style:text-underline-style="solid" style:text-underline-width="auto" style:text-underline-mode="continuous"/>
    </style:style>
    <style:style style:name="T6940" style:parent-style-name="Domyślnaczcionkaakapitu" style:family="text">
      <style:text-properties fo:background-color="#80FFFF"/>
    </style:style>
    <style:style style:name="P6941" style:parent-style-name="Normalny" style:family="paragraph">
      <style:paragraph-properties fo:text-align="justify" fo:line-height="150%" fo:text-indent="0.25in"/>
    </style:style>
    <style:style style:name="P6942" style:parent-style-name="Normalny" style:family="paragraph">
      <style:paragraph-properties fo:text-align="justify" fo:line-height="150%"/>
    </style:style>
    <style:style style:name="T6943" style:parent-style-name="Domyślnaczcionkaakapitu" style:family="text">
      <style:text-properties style:text-underline-type="single" style:text-underline-style="solid" style:text-underline-width="auto" style:text-underline-mode="continuous"/>
    </style:style>
    <style:style style:name="T6944" style:parent-style-name="Domyślnaczcionkaakapitu" style:family="text">
      <style:text-properties fo:background-color="#80FFFF" style:text-underline-type="single" style:text-underline-style="solid" style:text-underline-width="auto" style:text-underline-mode="continuous"/>
    </style:style>
    <style:style style:name="T6945" style:parent-style-name="Domyślnaczcionkaakapitu" style:family="text">
      <style:text-properties fo:background-color="#80FFFF"/>
    </style:style>
    <style:style style:name="P6946" style:parent-style-name="Normalny" style:family="paragraph">
      <style:paragraph-properties fo:text-align="justify" fo:line-height="150%" fo:text-indent="0.25in"/>
    </style:style>
    <style:style style:name="T6947" style:parent-style-name="Domyślnaczcionkaakapitu" style:family="text">
      <style:text-properties fo:background-color="#80FFFF"/>
    </style:style>
    <style:style style:name="T6948" style:parent-style-name="Domyślnaczcionkaakapitu" style:family="text">
      <style:text-properties fo:background-color="#80FFFF"/>
    </style:style>
    <style:style style:name="T6949" style:parent-style-name="Domyślnaczcionkaakapitu" style:family="text">
      <style:text-properties fo:background-color="#80FFFF"/>
    </style:style>
    <style:style style:name="T6950" style:parent-style-name="Domyślnaczcionkaakapitu" style:family="text">
      <style:text-properties fo:background-color="#80FFFF"/>
    </style:style>
    <style:style style:name="T6951" style:parent-style-name="Domyślnaczcionkaakapitu" style:family="text">
      <style:text-properties fo:background-color="#80FFFF"/>
    </style:style>
    <style:style style:name="T6952" style:parent-style-name="Domyślnaczcionkaakapitu" style:family="text">
      <style:text-properties fo:background-color="#80FFFF"/>
    </style:style>
    <style:style style:name="T6953" style:parent-style-name="Domyślnaczcionkaakapitu" style:family="text">
      <style:text-properties fo:background-color="#80FFFF"/>
    </style:style>
    <style:style style:name="T6954" style:parent-style-name="Domyślnaczcionkaakapitu" style:family="text">
      <style:text-properties fo:background-color="#80FFFF"/>
    </style:style>
    <style:style style:name="T6955" style:parent-style-name="Domyślnaczcionkaakapitu" style:family="text">
      <style:text-properties fo:background-color="#80FFFF"/>
    </style:style>
    <style:style style:name="P6956" style:parent-style-name="Normalny" style:family="paragraph">
      <style:paragraph-properties fo:text-align="justify" fo:line-height="150%" fo:text-indent="0.25in"/>
    </style:style>
    <style:style style:name="T6957" style:parent-style-name="Domyślnaczcionkaakapitu" style:family="text">
      <style:text-properties fo:background-color="#80FFFF"/>
    </style:style>
    <style:style style:name="P6958" style:parent-style-name="Normalny" style:family="paragraph">
      <style:paragraph-properties fo:text-align="justify" fo:line-height="150%"/>
    </style:style>
    <style:style style:name="T6959" style:parent-style-name="Domyślnaczcionkaakapitu" style:family="text">
      <style:text-properties style:text-underline-type="single" style:text-underline-style="solid" style:text-underline-width="auto" style:text-underline-mode="continuous"/>
    </style:style>
    <style:style style:name="P6960" style:parent-style-name="Normalny" style:family="paragraph">
      <style:paragraph-properties fo:text-align="justify" fo:line-height="150%" fo:text-indent="0.25in"/>
    </style:style>
    <style:style style:name="T6961" style:parent-style-name="Domyślnaczcionkaakapitu" style:family="text">
      <style:text-properties fo:background-color="#80FFFF"/>
    </style:style>
    <style:style style:name="T6962" style:parent-style-name="Domyślnaczcionkaakapitu" style:family="text">
      <style:text-properties fo:background-color="#80FFFF"/>
    </style:style>
    <style:style style:name="T6963" style:parent-style-name="Domyślnaczcionkaakapitu" style:family="text">
      <style:text-properties fo:background-color="#80FFFF"/>
    </style:style>
    <style:style style:name="T6964" style:parent-style-name="Domyślnaczcionkaakapitu" style:family="text">
      <style:text-properties fo:background-color="#80FFFF"/>
    </style:style>
    <style:style style:name="P6965" style:parent-style-name="Normalny" style:family="paragraph">
      <style:paragraph-properties fo:text-align="justify" fo:line-height="150%" fo:text-indent="0.25in"/>
    </style:style>
    <style:style style:name="T6966" style:parent-style-name="Domyślnaczcionkaakapitu" style:family="text">
      <style:text-properties fo:background-color="#80FFFF"/>
    </style:style>
    <style:style style:name="T6967" style:parent-style-name="Domyślnaczcionkaakapitu" style:family="text">
      <style:text-properties fo:background-color="#80FFFF"/>
    </style:style>
    <style:style style:name="T6968" style:parent-style-name="Domyślnaczcionkaakapitu" style:family="text">
      <style:text-properties fo:background-color="#80FFFF"/>
    </style:style>
    <style:style style:name="P6969" style:parent-style-name="Normalny" style:family="paragraph">
      <style:paragraph-properties fo:text-align="justify" fo:line-height="150%"/>
    </style:style>
    <style:style style:name="T6970" style:parent-style-name="Domyślnaczcionkaakapitu" style:family="text">
      <style:text-properties style:text-underline-type="single" style:text-underline-style="solid" style:text-underline-width="auto" style:text-underline-mode="continuous"/>
    </style:style>
    <style:style style:name="P6971" style:parent-style-name="Normalny" style:family="paragraph">
      <style:paragraph-properties fo:text-align="justify" fo:line-height="150%" fo:text-indent="0.2479in"/>
    </style:style>
    <style:style style:name="T6972" style:parent-style-name="Domyślnaczcionkaakapitu" style:family="text">
      <style:text-properties fo:background-color="#80FFFF"/>
    </style:style>
    <style:style style:name="P6973" style:parent-style-name="Normalny" style:family="paragraph">
      <style:paragraph-properties fo:text-align="justify" fo:line-height="150%"/>
    </style:style>
    <style:style style:name="T6974" style:parent-style-name="Domyślnaczcionkaakapitu" style:family="text">
      <style:text-properties style:text-underline-type="single" style:text-underline-style="solid" style:text-underline-width="auto" style:text-underline-mode="continuous"/>
    </style:style>
    <style:style style:name="P6975" style:parent-style-name="Normalny" style:family="paragraph">
      <style:paragraph-properties fo:text-align="justify" fo:line-height="150%" fo:text-indent="0.25in"/>
    </style:style>
    <style:style style:name="T6976" style:parent-style-name="Domyślnaczcionkaakapitu" style:family="text">
      <style:text-properties fo:background-color="#80FFFF"/>
    </style:style>
    <style:style style:name="T6977" style:parent-style-name="Domyślnaczcionkaakapitu" style:family="text">
      <style:text-properties fo:background-color="#80FFFF"/>
    </style:style>
    <style:style style:name="T6978" style:parent-style-name="Domyślnaczcionkaakapitu" style:family="text">
      <style:text-properties fo:background-color="#80FFFF"/>
    </style:style>
    <style:style style:name="T6979" style:parent-style-name="Domyślnaczcionkaakapitu" style:family="text">
      <style:text-properties fo:background-color="#80FFFF"/>
    </style:style>
    <style:style style:name="T6980" style:parent-style-name="Domyślnaczcionkaakapitu" style:family="text">
      <style:text-properties fo:background-color="#80FFFF"/>
    </style:style>
    <style:style style:name="P6981" style:parent-style-name="Normalny" style:family="paragraph">
      <style:paragraph-properties fo:text-align="justify" fo:line-height="150%" fo:text-indent="0.25in"/>
    </style:style>
    <style:style style:name="P6982" style:parent-style-name="Normalny" style:family="paragraph">
      <style:paragraph-properties fo:text-align="justify" fo:line-height="150%"/>
    </style:style>
    <style:style style:name="T6983" style:parent-style-name="Domyślnaczcionkaakapitu" style:family="text">
      <style:text-properties style:text-underline-type="single" style:text-underline-style="solid" style:text-underline-width="auto" style:text-underline-mode="continuous"/>
    </style:style>
    <style:style style:name="P6984" style:parent-style-name="Normalny" style:family="paragraph">
      <style:paragraph-properties fo:text-align="justify" fo:line-height="150%" fo:text-indent="0.2479in"/>
    </style:style>
    <style:style style:name="T6985" style:parent-style-name="Domyślnaczcionkaakapitu" style:family="text">
      <style:text-properties fo:background-color="#80FFFF"/>
    </style:style>
    <style:style style:name="T6986" style:parent-style-name="Domyślnaczcionkaakapitu" style:family="text">
      <style:text-properties fo:background-color="#80FFFF"/>
    </style:style>
    <style:style style:name="P6987" style:parent-style-name="Normalny" style:family="paragraph">
      <style:paragraph-properties fo:text-align="justify" fo:line-height="150%"/>
    </style:style>
    <style:style style:name="T6988" style:parent-style-name="Domyślnaczcionkaakapitu" style:family="text">
      <style:text-properties style:text-underline-type="single" style:text-underline-style="solid" style:text-underline-width="auto" style:text-underline-mode="continuous"/>
    </style:style>
    <style:style style:name="T6989" style:parent-style-name="Domyślnaczcionkaakapitu" style:family="text">
      <style:text-properties fo:background-color="#80FFFF" style:text-underline-type="single" style:text-underline-style="solid" style:text-underline-width="auto" style:text-underline-mode="continuous"/>
    </style:style>
    <style:style style:name="T6990" style:parent-style-name="Domyślnaczcionkaakapitu" style:family="text">
      <style:text-properties style:text-underline-type="single" style:text-underline-style="solid" style:text-underline-width="auto" style:text-underline-mode="continuous"/>
    </style:style>
    <style:style style:name="P6991" style:parent-style-name="Normalny" style:family="paragraph">
      <style:paragraph-properties fo:text-align="justify" fo:line-height="150%" fo:text-indent="0.25in"/>
    </style:style>
    <style:style style:name="T6992" style:parent-style-name="Domyślnaczcionkaakapitu" style:family="text">
      <style:text-properties fo:background-color="#80FFFF"/>
    </style:style>
    <style:style style:name="P6993" style:parent-style-name="Normalny" style:family="paragraph">
      <style:paragraph-properties fo:text-align="justify" fo:line-height="150%"/>
    </style:style>
    <style:style style:name="T6994" style:parent-style-name="Domyślnaczcionkaakapitu" style:family="text">
      <style:text-properties fo:background-color="#80FFFF"/>
    </style:style>
    <style:style style:name="P6995" style:parent-style-name="Normalny" style:family="paragraph">
      <style:paragraph-properties fo:text-align="justify" fo:line-height="150%"/>
    </style:style>
    <style:style style:name="T6996" style:parent-style-name="Domyślnaczcionkaakapitu" style:family="text">
      <style:text-properties fo:background-color="#80FFFF" style:text-underline-type="single" style:text-underline-style="solid" style:text-underline-width="auto" style:text-underline-mode="continuous"/>
    </style:style>
    <style:style style:name="T6997" style:parent-style-name="Domyślnaczcionkaakapitu" style:family="text">
      <style:text-properties style:text-underline-type="single" style:text-underline-style="solid" style:text-underline-width="auto" style:text-underline-mode="continuous"/>
    </style:style>
    <style:style style:name="P6998" style:parent-style-name="Normalny" style:family="paragraph">
      <style:paragraph-properties fo:text-align="justify" fo:line-height="150%" fo:text-indent="0.25in"/>
    </style:style>
    <style:style style:name="T6999" style:parent-style-name="Domyślnaczcionkaakapitu" style:family="text">
      <style:text-properties fo:background-color="#80FFFF"/>
    </style:style>
    <style:style style:name="T7000" style:parent-style-name="Domyślnaczcionkaakapitu" style:family="text">
      <style:text-properties fo:background-color="#80FFFF"/>
    </style:style>
    <style:style style:name="T7001" style:parent-style-name="Domyślnaczcionkaakapitu" style:family="text">
      <style:text-properties fo:background-color="#80FFFF"/>
    </style:style>
    <style:style style:name="T7002" style:parent-style-name="Domyślnaczcionkaakapitu" style:family="text">
      <style:text-properties fo:background-color="#80FFFF"/>
    </style:style>
    <style:style style:name="P7003" style:parent-style-name="Normalny" style:family="paragraph">
      <style:paragraph-properties fo:text-align="justify" fo:line-height="150%"/>
    </style:style>
    <style:style style:name="T7004" style:parent-style-name="Domyślnaczcionkaakapitu" style:family="text">
      <style:text-properties fo:background-color="#80FFFF"/>
    </style:style>
    <style:style style:name="P7005" style:parent-style-name="Normalny" style:family="paragraph">
      <style:paragraph-properties fo:text-align="justify" fo:line-height="150%"/>
    </style:style>
    <style:style style:name="T7006" style:parent-style-name="Domyślnaczcionkaakapitu" style:family="text">
      <style:text-properties style:text-underline-type="single" style:text-underline-style="solid" style:text-underline-width="auto" style:text-underline-mode="continuous"/>
    </style:style>
    <style:style style:name="P7007" style:parent-style-name="Normalny" style:family="paragraph">
      <style:paragraph-properties fo:text-align="justify" fo:line-height="150%" fo:text-indent="0.25in"/>
    </style:style>
    <style:style style:name="T7008" style:parent-style-name="Domyślnaczcionkaakapitu" style:family="text">
      <style:text-properties fo:background-color="#80FFFF"/>
    </style:style>
    <style:style style:name="T7009" style:parent-style-name="Domyślnaczcionkaakapitu" style:family="text">
      <style:text-properties fo:background-color="#80FFFF"/>
    </style:style>
    <style:style style:name="T7010" style:parent-style-name="Domyślnaczcionkaakapitu" style:family="text">
      <style:text-properties fo:background-color="#80FFFF"/>
    </style:style>
    <style:style style:name="T7011" style:parent-style-name="Domyślnaczcionkaakapitu" style:family="text">
      <style:text-properties fo:background-color="#80FFFF"/>
    </style:style>
    <style:style style:name="P7012" style:parent-style-name="Normalny" style:family="paragraph">
      <style:paragraph-properties fo:text-align="justify" fo:line-height="150%"/>
    </style:style>
    <style:style style:name="T7013" style:parent-style-name="Domyślnaczcionkaakapitu" style:family="text">
      <style:text-properties style:text-underline-type="single" style:text-underline-style="solid" style:text-underline-width="auto" style:text-underline-mode="continuous"/>
    </style:style>
    <style:style style:name="P7014" style:parent-style-name="Normalny" style:family="paragraph">
      <style:paragraph-properties fo:text-align="justify" fo:line-height="150%" fo:text-indent="0.25in"/>
    </style:style>
    <style:style style:name="T7015" style:parent-style-name="Domyślnaczcionkaakapitu" style:family="text">
      <style:text-properties fo:background-color="#80FFFF"/>
    </style:style>
    <style:style style:name="P7016" style:parent-style-name="Normalny" style:family="paragraph">
      <style:paragraph-properties fo:text-align="justify" fo:line-height="150%"/>
    </style:style>
    <style:style style:name="P7017" style:parent-style-name="Normalny" style:family="paragraph">
      <style:paragraph-properties fo:text-align="justify" fo:line-height="150%"/>
    </style:style>
    <style:style style:name="T7018" style:parent-style-name="Domyślnaczcionkaakapitu" style:family="text">
      <style:text-properties style:text-underline-type="single" style:text-underline-style="solid" style:text-underline-width="auto" style:text-underline-mode="continuous"/>
    </style:style>
    <style:style style:name="P7019" style:parent-style-name="Normalny" style:family="paragraph">
      <style:paragraph-properties fo:text-align="justify" fo:line-height="150%" fo:text-indent="0.25in"/>
    </style:style>
    <style:style style:name="P7020" style:parent-style-name="Normalny" style:family="paragraph">
      <style:paragraph-properties fo:text-align="justify" fo:line-height="150%"/>
    </style:style>
    <style:style style:name="T7021" style:parent-style-name="Domyślnaczcionkaakapitu" style:family="text">
      <style:text-properties style:text-underline-type="single" style:text-underline-style="solid" style:text-underline-width="auto" style:text-underline-mode="continuous"/>
    </style:style>
    <style:style style:name="P7022" style:parent-style-name="Normalny" style:family="paragraph">
      <style:paragraph-properties fo:text-align="justify" fo:line-height="150%" fo:text-indent="0.25in"/>
    </style:style>
    <style:style style:name="T7023" style:parent-style-name="Domyślnaczcionkaakapitu" style:family="text">
      <style:text-properties fo:background-color="#80FFFF"/>
    </style:style>
    <style:style style:name="T7024" style:parent-style-name="Domyślnaczcionkaakapitu" style:family="text">
      <style:text-properties fo:background-color="#80FFFF"/>
    </style:style>
    <style:style style:name="P7025" style:parent-style-name="Normalny" style:family="paragraph">
      <style:paragraph-properties fo:text-align="justify" fo:line-height="150%" fo:text-indent="0.25in"/>
    </style:style>
    <style:style style:name="P7026" style:parent-style-name="Normalny" style:family="paragraph">
      <style:paragraph-properties fo:text-align="justify" fo:line-height="150%"/>
    </style:style>
    <style:style style:name="T7027" style:parent-style-name="Domyślnaczcionkaakapitu" style:family="text">
      <style:text-properties style:text-underline-type="single" style:text-underline-style="solid" style:text-underline-width="auto" style:text-underline-mode="continuous"/>
    </style:style>
    <style:style style:name="T7028" style:parent-style-name="Domyślnaczcionkaakapitu" style:family="text">
      <style:text-properties fo:background-color="#80FFFF" style:text-underline-type="single" style:text-underline-style="solid" style:text-underline-width="auto" style:text-underline-mode="continuous"/>
    </style:style>
    <style:style style:name="T7029" style:parent-style-name="Domyślnaczcionkaakapitu" style:family="text">
      <style:text-properties fo:background-color="#80FFFF" style:text-underline-type="single" style:text-underline-style="solid" style:text-underline-width="auto" style:text-underline-mode="continuous"/>
    </style:style>
    <style:style style:name="T7030" style:parent-style-name="Domyślnaczcionkaakapitu" style:family="text">
      <style:text-properties fo:background-color="#80FFFF" style:text-underline-type="single" style:text-underline-style="solid" style:text-underline-width="auto" style:text-underline-mode="continuous"/>
    </style:style>
    <style:style style:name="T7031" style:parent-style-name="Domyślnaczcionkaakapitu" style:family="text">
      <style:text-properties style:text-underline-type="single" style:text-underline-style="solid" style:text-underline-width="auto" style:text-underline-mode="continuous"/>
    </style:style>
    <style:style style:name="T7032" style:parent-style-name="Domyślnaczcionkaakapitu" style:family="text">
      <style:text-properties fo:background-color="#80FFFF" style:text-underline-type="single" style:text-underline-style="solid" style:text-underline-width="auto" style:text-underline-mode="continuous"/>
    </style:style>
    <style:style style:name="T7033" style:parent-style-name="Domyślnaczcionkaakapitu" style:family="text">
      <style:text-properties style:text-underline-type="single" style:text-underline-style="solid" style:text-underline-width="auto" style:text-underline-mode="continuous"/>
    </style:style>
    <style:style style:name="P7034" style:parent-style-name="Normalny" style:family="paragraph">
      <style:paragraph-properties fo:text-align="justify" fo:line-height="150%" fo:text-indent="0.25in"/>
    </style:style>
    <style:style style:name="T7035" style:parent-style-name="Domyślnaczcionkaakapitu" style:family="text">
      <style:text-properties fo:background-color="#80FFFF"/>
    </style:style>
    <style:style style:name="T7036" style:parent-style-name="Domyślnaczcionkaakapitu" style:family="text">
      <style:text-properties fo:background-color="#80FFFF"/>
    </style:style>
    <style:style style:name="P7037" style:parent-style-name="Normalny" style:family="paragraph">
      <style:paragraph-properties fo:text-align="justify" fo:line-height="150%" fo:text-indent="0.25in"/>
    </style:style>
    <style:style style:name="T7038" style:parent-style-name="Domyślnaczcionkaakapitu" style:family="text">
      <style:text-properties fo:background-color="#80FFFF"/>
    </style:style>
    <style:style style:name="T7039" style:parent-style-name="Domyślnaczcionkaakapitu" style:family="text">
      <style:text-properties fo:background-color="#80FFFF"/>
    </style:style>
    <style:style style:name="P7040" style:parent-style-name="Normalny" style:family="paragraph">
      <style:paragraph-properties fo:text-align="justify" fo:line-height="150%" fo:text-indent="0.25in"/>
    </style:style>
    <style:style style:name="T7041" style:parent-style-name="Domyślnaczcionkaakapitu" style:family="text">
      <style:text-properties fo:background-color="#80FFFF"/>
    </style:style>
    <style:style style:name="T7042" style:parent-style-name="Domyślnaczcionkaakapitu" style:family="text">
      <style:text-properties fo:background-color="#80FFFF"/>
    </style:style>
    <style:style style:name="T7043" style:parent-style-name="Domyślnaczcionkaakapitu" style:family="text">
      <style:text-properties fo:background-color="#80FFFF"/>
    </style:style>
    <style:style style:name="T7044" style:parent-style-name="Domyślnaczcionkaakapitu" style:family="text">
      <style:text-properties fo:background-color="#80FFFF"/>
    </style:style>
    <style:style style:name="T7045" style:parent-style-name="Domyślnaczcionkaakapitu" style:family="text">
      <style:text-properties fo:background-color="#80FFFF"/>
    </style:style>
    <style:style style:name="T7046" style:parent-style-name="Domyślnaczcionkaakapitu" style:family="text">
      <style:text-properties fo:background-color="#80FFFF"/>
    </style:style>
    <style:style style:name="T7047" style:parent-style-name="Domyślnaczcionkaakapitu" style:family="text">
      <style:text-properties fo:background-color="#80FFFF"/>
    </style:style>
    <style:style style:name="P7048" style:parent-style-name="Normalny" style:family="paragraph">
      <style:paragraph-properties fo:text-align="justify" fo:line-height="150%"/>
    </style:style>
    <style:style style:name="T7049" style:parent-style-name="Domyślnaczcionkaakapitu" style:family="text">
      <style:text-properties fo:background-color="#80FFFF"/>
    </style:style>
    <style:style style:name="P7050" style:parent-style-name="Normalny" style:family="paragraph">
      <style:paragraph-properties fo:text-align="justify" fo:line-height="150%"/>
    </style:style>
    <style:style style:name="T7051" style:parent-style-name="Domyślnaczcionkaakapitu" style:family="text">
      <style:text-properties fo:background-color="#80FFFF" style:text-underline-type="single" style:text-underline-style="solid" style:text-underline-width="auto" style:text-underline-mode="continuous"/>
    </style:style>
    <style:style style:name="T7052" style:parent-style-name="Domyślnaczcionkaakapitu" style:family="text">
      <style:text-properties style:text-underline-type="single" style:text-underline-style="solid" style:text-underline-width="auto" style:text-underline-mode="continuous"/>
    </style:style>
    <style:style style:name="T7053" style:parent-style-name="Domyślnaczcionkaakapitu" style:family="text">
      <style:text-properties fo:background-color="#80FFFF" style:text-underline-type="single" style:text-underline-style="solid" style:text-underline-width="auto" style:text-underline-mode="continuous"/>
    </style:style>
    <style:style style:name="T7054" style:parent-style-name="Domyślnaczcionkaakapitu" style:family="text">
      <style:text-properties style:text-underline-type="single" style:text-underline-style="solid" style:text-underline-width="auto" style:text-underline-mode="continuous"/>
    </style:style>
    <style:style style:name="T7055" style:parent-style-name="Domyślnaczcionkaakapitu" style:family="text">
      <style:text-properties fo:background-color="#80FFFF" style:text-underline-type="single" style:text-underline-style="solid" style:text-underline-width="auto" style:text-underline-mode="continuous"/>
    </style:style>
    <style:style style:name="T7056" style:parent-style-name="Domyślnaczcionkaakapitu" style:family="text">
      <style:text-properties fo:background-color="#80FFFF"/>
    </style:style>
    <style:style style:name="P7057" style:parent-style-name="Normalny" style:family="paragraph">
      <style:paragraph-properties fo:text-align="justify" fo:line-height="150%" fo:text-indent="0.25in"/>
    </style:style>
    <style:style style:name="P7058" style:parent-style-name="Normalny" style:family="paragraph">
      <style:paragraph-properties fo:text-align="justify" fo:line-height="150%"/>
    </style:style>
    <style:style style:name="T7059" style:parent-style-name="Domyślnaczcionkaakapitu" style:family="text">
      <style:text-properties style:text-underline-type="single" style:text-underline-style="solid" style:text-underline-width="auto" style:text-underline-mode="continuous"/>
    </style:style>
    <style:style style:name="P7060" style:parent-style-name="Normalny" style:family="paragraph">
      <style:paragraph-properties fo:text-align="justify" fo:line-height="150%" fo:text-indent="0.25in"/>
    </style:style>
    <style:style style:name="T7061" style:parent-style-name="Domyślnaczcionkaakapitu" style:family="text">
      <style:text-properties fo:background-color="#80FFFF"/>
    </style:style>
    <style:style style:name="T7062" style:parent-style-name="Domyślnaczcionkaakapitu" style:family="text">
      <style:text-properties fo:background-color="#80FFFF"/>
    </style:style>
    <style:style style:name="P7063" style:parent-style-name="Normalny" style:family="paragraph">
      <style:paragraph-properties fo:text-align="justify" fo:line-height="150%"/>
    </style:style>
    <style:style style:name="T7064" style:parent-style-name="Domyślnaczcionkaakapitu" style:family="text">
      <style:text-properties style:text-underline-type="single" style:text-underline-style="solid" style:text-underline-width="auto" style:text-underline-mode="continuous"/>
    </style:style>
    <style:style style:name="P7065" style:parent-style-name="Normalny" style:family="paragraph">
      <style:paragraph-properties fo:text-align="justify" fo:line-height="150%" fo:text-indent="0.25in"/>
    </style:style>
    <style:style style:name="T7066" style:parent-style-name="Domyślnaczcionkaakapitu" style:family="text">
      <style:text-properties fo:background-color="#80FFFF"/>
    </style:style>
    <style:style style:name="P7067" style:parent-style-name="Normalny" style:family="paragraph">
      <style:paragraph-properties fo:text-align="justify" fo:line-height="150%" fo:text-indent="0.25in"/>
    </style:style>
    <style:style style:name="T7068" style:parent-style-name="Domyślnaczcionkaakapitu" style:family="text">
      <style:text-properties fo:background-color="#80FFFF"/>
    </style:style>
    <style:style style:name="T7069" style:parent-style-name="Domyślnaczcionkaakapitu" style:family="text">
      <style:text-properties fo:background-color="#80FFFF"/>
    </style:style>
    <style:style style:name="T7070" style:parent-style-name="Domyślnaczcionkaakapitu" style:family="text">
      <style:text-properties fo:background-color="#80FFFF"/>
    </style:style>
    <style:style style:name="T7071" style:parent-style-name="Domyślnaczcionkaakapitu" style:family="text">
      <style:text-properties fo:background-color="#80FFFF"/>
    </style:style>
    <style:style style:name="T7072" style:parent-style-name="Domyślnaczcionkaakapitu" style:family="text">
      <style:text-properties fo:background-color="#80FFFF"/>
    </style:style>
    <style:style style:name="T7073" style:parent-style-name="Domyślnaczcionkaakapitu" style:family="text">
      <style:text-properties fo:background-color="#80FFFF"/>
    </style:style>
    <style:style style:name="T7074" style:parent-style-name="Domyślnaczcionkaakapitu" style:family="text">
      <style:text-properties fo:background-color="#80FFFF"/>
    </style:style>
    <style:style style:name="P7075" style:parent-style-name="Normalny" style:family="paragraph">
      <style:paragraph-properties fo:text-align="justify" fo:line-height="150%" fo:text-indent="0.25in"/>
    </style:style>
    <style:style style:name="T7076" style:parent-style-name="Domyślnaczcionkaakapitu" style:family="text">
      <style:text-properties style:text-underline-type="single" style:text-underline-style="solid" style:text-underline-width="auto" style:text-underline-mode="continuous"/>
    </style:style>
    <style:style style:name="P7077" style:parent-style-name="Normalny" style:family="paragraph">
      <style:paragraph-properties fo:text-align="justify" fo:line-height="150%" fo:text-indent="0.25in"/>
    </style:style>
    <style:style style:name="T7078" style:parent-style-name="Domyślnaczcionkaakapitu" style:family="text">
      <style:text-properties fo:background-color="#80FFFF"/>
    </style:style>
    <style:style style:name="T7079" style:parent-style-name="Domyślnaczcionkaakapitu" style:family="text">
      <style:text-properties fo:background-color="#80FFFF"/>
    </style:style>
    <style:style style:name="T7080" style:parent-style-name="Domyślnaczcionkaakapitu" style:family="text">
      <style:text-properties fo:background-color="#80FFFF"/>
    </style:style>
    <style:style style:name="T7081" style:parent-style-name="Domyślnaczcionkaakapitu" style:family="text">
      <style:text-properties fo:background-color="#80FFFF"/>
    </style:style>
    <style:style style:name="T7082" style:parent-style-name="Domyślnaczcionkaakapitu" style:family="text">
      <style:text-properties fo:background-color="#80FFFF"/>
    </style:style>
    <style:style style:name="T7083" style:parent-style-name="Domyślnaczcionkaakapitu" style:family="text">
      <style:text-properties fo:background-color="#80FFFF"/>
    </style:style>
    <style:style style:name="P7084" style:parent-style-name="Normalny" style:family="paragraph">
      <style:paragraph-properties fo:text-align="justify" fo:line-height="150%"/>
    </style:style>
    <style:style style:name="P7085" style:parent-style-name="Normalny" style:family="paragraph">
      <style:paragraph-properties fo:text-align="justify" fo:line-height="150%"/>
    </style:style>
    <style:style style:name="T7086" style:parent-style-name="Domyślnaczcionkaakapitu" style:family="text">
      <style:text-properties style:text-underline-type="single" style:text-underline-style="solid" style:text-underline-width="auto" style:text-underline-mode="continuous"/>
    </style:style>
    <style:style style:name="P7087" style:parent-style-name="Normalny" style:family="paragraph">
      <style:paragraph-properties fo:text-align="justify" fo:line-height="150%" fo:text-indent="0.25in"/>
    </style:style>
    <style:style style:name="P7088" style:parent-style-name="Normalny" style:family="paragraph">
      <style:paragraph-properties fo:text-align="justify" fo:line-height="150%"/>
    </style:style>
    <style:style style:name="T7089" style:parent-style-name="Domyślnaczcionkaakapitu" style:family="text">
      <style:text-properties style:text-underline-type="single" style:text-underline-style="solid" style:text-underline-width="auto" style:text-underline-mode="continuous"/>
    </style:style>
    <style:style style:name="P7090" style:parent-style-name="Normalny" style:family="paragraph">
      <style:paragraph-properties fo:text-align="justify" fo:line-height="150%" fo:text-indent="0.25in"/>
    </style:style>
    <style:style style:name="P7091" style:parent-style-name="Normalny" style:family="paragraph">
      <style:paragraph-properties fo:text-align="justify" fo:line-height="150%"/>
    </style:style>
    <style:style style:name="T7092" style:parent-style-name="Domyślnaczcionkaakapitu" style:family="text">
      <style:text-properties style:text-underline-type="single" style:text-underline-style="solid" style:text-underline-width="auto" style:text-underline-mode="continuous"/>
    </style:style>
    <style:style style:name="P7093" style:parent-style-name="Normalny" style:family="paragraph">
      <style:paragraph-properties fo:text-align="justify" fo:line-height="150%" fo:text-indent="0.25in"/>
    </style:style>
    <style:style style:name="T7094" style:parent-style-name="Domyślnaczcionkaakapitu" style:family="text">
      <style:text-properties fo:background-color="#80FFFF"/>
    </style:style>
    <style:style style:name="T7095" style:parent-style-name="Domyślnaczcionkaakapitu" style:family="text">
      <style:text-properties fo:background-color="#80FFFF"/>
    </style:style>
    <style:style style:name="T7096" style:parent-style-name="Domyślnaczcionkaakapitu" style:family="text">
      <style:text-properties fo:background-color="#80FFFF"/>
    </style:style>
    <style:style style:name="T7097" style:parent-style-name="Domyślnaczcionkaakapitu" style:family="text">
      <style:text-properties fo:background-color="#80FFFF"/>
    </style:style>
    <style:style style:name="T7098" style:parent-style-name="Domyślnaczcionkaakapitu" style:family="text">
      <style:text-properties fo:background-color="#80FFFF"/>
    </style:style>
    <style:style style:name="T7099" style:parent-style-name="Domyślnaczcionkaakapitu" style:family="text">
      <style:text-properties fo:background-color="#80FFFF"/>
    </style:style>
    <style:style style:name="T7100" style:parent-style-name="Domyślnaczcionkaakapitu" style:family="text">
      <style:text-properties fo:background-color="#80FFFF"/>
    </style:style>
    <style:style style:name="T7101" style:parent-style-name="Domyślnaczcionkaakapitu" style:family="text">
      <style:text-properties fo:background-color="#80FFFF"/>
    </style:style>
    <style:style style:name="T7102" style:parent-style-name="Domyślnaczcionkaakapitu" style:family="text">
      <style:text-properties fo:background-color="#80FFFF"/>
    </style:style>
    <style:style style:name="T7103" style:parent-style-name="Domyślnaczcionkaakapitu" style:family="text">
      <style:text-properties fo:background-color="#80FFFF"/>
    </style:style>
    <style:style style:name="T7104" style:parent-style-name="Domyślnaczcionkaakapitu" style:family="text">
      <style:text-properties fo:background-color="#80FFFF"/>
    </style:style>
    <style:style style:name="T7105" style:parent-style-name="Domyślnaczcionkaakapitu" style:family="text">
      <style:text-properties fo:background-color="#80FFFF"/>
    </style:style>
    <style:style style:name="P7106" style:parent-style-name="Normalny" style:family="paragraph">
      <style:paragraph-properties fo:text-align="justify" fo:line-height="150%"/>
    </style:style>
    <style:style style:name="T7107" style:parent-style-name="Domyślnaczcionkaakapitu" style:family="text">
      <style:text-properties style:text-underline-type="single" style:text-underline-style="solid" style:text-underline-width="auto" style:text-underline-mode="continuous"/>
    </style:style>
    <style:style style:name="P7108" style:parent-style-name="Normalny" style:family="paragraph">
      <style:paragraph-properties fo:text-align="justify" fo:line-height="150%" fo:text-indent="0.25in"/>
    </style:style>
    <style:style style:name="T7109" style:parent-style-name="Domyślnaczcionkaakapitu" style:family="text">
      <style:text-properties fo:background-color="#80FFFF"/>
    </style:style>
    <style:style style:name="P7110" style:parent-style-name="Normalny" style:family="paragraph">
      <style:paragraph-properties fo:text-align="justify" fo:line-height="150%"/>
    </style:style>
    <style:style style:name="T7111" style:parent-style-name="Domyślnaczcionkaakapitu" style:family="text">
      <style:text-properties style:text-underline-type="single" style:text-underline-style="solid" style:text-underline-width="auto" style:text-underline-mode="continuous"/>
    </style:style>
    <style:style style:name="P7112" style:parent-style-name="Normalny" style:family="paragraph">
      <style:paragraph-properties fo:text-align="justify" fo:line-height="150%" fo:text-indent="0.25in"/>
    </style:style>
    <style:style style:name="T7113" style:parent-style-name="Domyślnaczcionkaakapitu" style:family="text">
      <style:text-properties fo:background-color="#80FFFF"/>
    </style:style>
    <style:style style:name="T7114" style:parent-style-name="Domyślnaczcionkaakapitu" style:family="text">
      <style:text-properties fo:background-color="#80FFFF"/>
    </style:style>
    <style:style style:name="T7115" style:parent-style-name="Domyślnaczcionkaakapitu" style:family="text">
      <style:text-properties fo:background-color="#80FFFF"/>
    </style:style>
    <style:style style:name="T7116" style:parent-style-name="Domyślnaczcionkaakapitu" style:family="text">
      <style:text-properties fo:background-color="#80FFFF"/>
    </style:style>
    <style:style style:name="T7117" style:parent-style-name="Domyślnaczcionkaakapitu" style:family="text">
      <style:text-properties fo:background-color="#80FFFF"/>
    </style:style>
    <style:style style:name="T7118" style:parent-style-name="Domyślnaczcionkaakapitu" style:family="text">
      <style:text-properties fo:background-color="#80FFFF"/>
    </style:style>
    <style:style style:name="T7119" style:parent-style-name="Domyślnaczcionkaakapitu" style:family="text">
      <style:text-properties fo:background-color="#80FFFF"/>
    </style:style>
    <style:style style:name="T7120" style:parent-style-name="Domyślnaczcionkaakapitu" style:family="text">
      <style:text-properties fo:background-color="#80FFFF"/>
    </style:style>
    <style:style style:name="T7121" style:parent-style-name="Domyślnaczcionkaakapitu" style:family="text">
      <style:text-properties fo:background-color="#80FFFF"/>
    </style:style>
    <style:style style:name="T7122" style:parent-style-name="Domyślnaczcionkaakapitu" style:family="text">
      <style:text-properties fo:background-color="#80FFFF"/>
    </style:style>
    <style:style style:name="T7123" style:parent-style-name="Domyślnaczcionkaakapitu" style:family="text">
      <style:text-properties fo:background-color="#80FFFF"/>
    </style:style>
    <style:style style:name="T7124" style:parent-style-name="Domyślnaczcionkaakapitu" style:family="text">
      <style:text-properties fo:background-color="#80FFFF"/>
    </style:style>
    <style:style style:name="T7125" style:parent-style-name="Domyślnaczcionkaakapitu" style:family="text">
      <style:text-properties fo:background-color="#80FFFF"/>
    </style:style>
    <style:style style:name="T7126" style:parent-style-name="Domyślnaczcionkaakapitu" style:family="text">
      <style:text-properties fo:background-color="#80FFFF"/>
    </style:style>
    <style:style style:name="P7127" style:parent-style-name="Normalny" style:family="paragraph">
      <style:paragraph-properties fo:text-align="justify" fo:line-height="150%" fo:text-indent="0.25in"/>
    </style:style>
    <style:style style:name="T7128" style:parent-style-name="Domyślnaczcionkaakapitu" style:family="text">
      <style:text-properties fo:background-color="#80FFFF"/>
    </style:style>
    <style:style style:name="T7129" style:parent-style-name="Domyślnaczcionkaakapitu" style:family="text">
      <style:text-properties fo:background-color="#80FFFF"/>
    </style:style>
    <style:style style:name="T7130" style:parent-style-name="Domyślnaczcionkaakapitu" style:family="text">
      <style:text-properties fo:background-color="#80FFFF"/>
    </style:style>
    <style:style style:name="T7131" style:parent-style-name="Domyślnaczcionkaakapitu" style:family="text">
      <style:text-properties fo:background-color="#80FFFF"/>
    </style:style>
    <style:style style:name="T7132" style:parent-style-name="Domyślnaczcionkaakapitu" style:family="text">
      <style:text-properties fo:background-color="#80FFFF"/>
    </style:style>
    <style:style style:name="P7133" style:parent-style-name="Normalny" style:family="paragraph">
      <style:paragraph-properties fo:text-align="justify" fo:line-height="150%" fo:text-indent="0.25in"/>
    </style:style>
    <style:style style:name="T7134" style:parent-style-name="Domyślnaczcionkaakapitu" style:family="text">
      <style:text-properties fo:background-color="#80FFFF"/>
    </style:style>
    <style:style style:name="P7135" style:parent-style-name="Normalny" style:family="paragraph">
      <style:paragraph-properties fo:text-align="justify" fo:line-height="150%" fo:text-indent="0.25in"/>
    </style:style>
    <style:style style:name="T7136" style:parent-style-name="Domyślnaczcionkaakapitu" style:family="text">
      <style:text-properties fo:background-color="#80FFFF"/>
    </style:style>
    <style:style style:name="T7137" style:parent-style-name="Domyślnaczcionkaakapitu" style:family="text">
      <style:text-properties fo:background-color="#80FFFF"/>
    </style:style>
    <style:style style:name="T7138" style:parent-style-name="Domyślnaczcionkaakapitu" style:family="text">
      <style:text-properties fo:background-color="#80FFFF"/>
    </style:style>
    <style:style style:name="P7139" style:parent-style-name="Normalny" style:family="paragraph">
      <style:paragraph-properties fo:text-align="justify" fo:line-height="150%"/>
    </style:style>
    <style:style style:name="T7140" style:parent-style-name="Domyślnaczcionkaakapitu" style:family="text">
      <style:text-properties style:text-underline-type="single" style:text-underline-style="solid" style:text-underline-width="auto" style:text-underline-mode="continuous"/>
    </style:style>
    <style:style style:name="T7141" style:parent-style-name="Domyślnaczcionkaakapitu" style:family="text">
      <style:text-properties fo:background-color="#80FFFF" style:text-underline-type="single" style:text-underline-style="solid" style:text-underline-width="auto" style:text-underline-mode="continuous"/>
    </style:style>
    <style:style style:name="P7142" style:parent-style-name="Normalny" style:family="paragraph">
      <style:paragraph-properties fo:text-align="justify" fo:line-height="150%" fo:text-indent="0.25in"/>
    </style:style>
    <style:style style:name="T7143" style:parent-style-name="Domyślnaczcionkaakapitu" style:family="text">
      <style:text-properties fo:background-color="#80FFFF"/>
    </style:style>
    <style:style style:name="P7144" style:parent-style-name="Normalny" style:family="paragraph">
      <style:paragraph-properties fo:text-align="justify" fo:line-height="150%"/>
    </style:style>
    <style:style style:name="T7145" style:parent-style-name="Domyślnaczcionkaakapitu" style:family="text">
      <style:text-properties style:text-underline-type="single" style:text-underline-style="solid" style:text-underline-width="auto" style:text-underline-mode="continuous"/>
    </style:style>
    <style:style style:name="T7146" style:parent-style-name="Domyślnaczcionkaakapitu" style:family="text">
      <style:text-properties fo:background-color="#80FFFF" style:text-underline-type="single" style:text-underline-style="solid" style:text-underline-width="auto" style:text-underline-mode="continuous"/>
    </style:style>
    <style:style style:name="T7147" style:parent-style-name="Domyślnaczcionkaakapitu" style:family="text">
      <style:text-properties style:text-underline-type="single" style:text-underline-style="solid" style:text-underline-width="auto" style:text-underline-mode="continuous"/>
    </style:style>
    <style:style style:name="T7148" style:parent-style-name="Domyślnaczcionkaakapitu" style:family="text">
      <style:text-properties fo:background-color="#80FFFF" style:text-underline-type="single" style:text-underline-style="solid" style:text-underline-width="auto" style:text-underline-mode="continuous"/>
    </style:style>
    <style:style style:name="P7149" style:parent-style-name="Normalny" style:family="paragraph">
      <style:paragraph-properties fo:text-align="justify" fo:line-height="150%" fo:text-indent="0.25in"/>
    </style:style>
    <style:style style:name="T7150" style:parent-style-name="Domyślnaczcionkaakapitu" style:family="text">
      <style:text-properties fo:background-color="#80FFFF"/>
    </style:style>
    <style:style style:name="T7151" style:parent-style-name="Domyślnaczcionkaakapitu" style:family="text">
      <style:text-properties fo:background-color="#80FFFF"/>
    </style:style>
    <style:style style:name="T7152" style:parent-style-name="Domyślnaczcionkaakapitu" style:family="text">
      <style:text-properties fo:background-color="#80FFFF"/>
    </style:style>
    <style:style style:name="P7153" style:parent-style-name="Normalny" style:family="paragraph">
      <style:paragraph-properties fo:text-align="justify" fo:line-height="150%"/>
    </style:style>
    <style:style style:name="T7154" style:parent-style-name="Domyślnaczcionkaakapitu" style:family="text">
      <style:text-properties style:text-underline-type="single" style:text-underline-style="solid" style:text-underline-width="auto" style:text-underline-mode="continuous"/>
    </style:style>
    <style:style style:name="T7155" style:parent-style-name="Domyślnaczcionkaakapitu" style:family="text">
      <style:text-properties fo:background-color="#80FFFF" style:text-underline-type="single" style:text-underline-style="solid" style:text-underline-width="auto" style:text-underline-mode="continuous"/>
    </style:style>
    <style:style style:name="T7156" style:parent-style-name="Domyślnaczcionkaakapitu" style:family="text">
      <style:text-properties style:text-underline-type="single" style:text-underline-style="solid" style:text-underline-width="auto" style:text-underline-mode="continuous"/>
    </style:style>
    <style:style style:name="P7157" style:parent-style-name="Normalny" style:family="paragraph">
      <style:paragraph-properties fo:text-align="justify" fo:line-height="150%" fo:text-indent="0.25in"/>
    </style:style>
    <style:style style:name="P7158" style:parent-style-name="Normalny" style:family="paragraph">
      <style:paragraph-properties fo:text-align="justify" fo:line-height="150%"/>
    </style:style>
    <style:style style:name="T7159" style:parent-style-name="Domyślnaczcionkaakapitu" style:family="text">
      <style:text-properties style:text-underline-type="single" style:text-underline-style="solid" style:text-underline-width="auto" style:text-underline-mode="continuous"/>
    </style:style>
    <style:style style:name="P7160" style:parent-style-name="Normalny" style:family="paragraph">
      <style:paragraph-properties fo:text-align="justify" fo:line-height="150%" fo:text-indent="0.25in"/>
    </style:style>
    <style:style style:name="T7161" style:parent-style-name="Domyślnaczcionkaakapitu" style:family="text">
      <style:text-properties fo:background-color="#80FFFF"/>
    </style:style>
    <style:style style:name="T7162" style:parent-style-name="Domyślnaczcionkaakapitu" style:family="text">
      <style:text-properties fo:background-color="#80FFFF"/>
    </style:style>
    <style:style style:name="P7163" style:parent-style-name="Normalny" style:family="paragraph">
      <style:paragraph-properties fo:text-align="justify" fo:line-height="150%"/>
    </style:style>
    <style:style style:name="T7164" style:parent-style-name="Domyślnaczcionkaakapitu" style:family="text">
      <style:text-properties style:text-underline-type="single" style:text-underline-style="solid" style:text-underline-width="auto" style:text-underline-mode="continuous"/>
    </style:style>
    <style:style style:name="P7165" style:parent-style-name="Normalny" style:family="paragraph">
      <style:paragraph-properties fo:text-align="justify" fo:line-height="150%" fo:text-indent="0.25in"/>
    </style:style>
    <style:style style:name="P7166" style:parent-style-name="Normalny" style:family="paragraph">
      <style:paragraph-properties fo:text-align="justify" fo:line-height="150%"/>
    </style:style>
    <style:style style:name="T7167" style:parent-style-name="Domyślnaczcionkaakapitu" style:family="text">
      <style:text-properties style:text-underline-type="single" style:text-underline-style="solid" style:text-underline-width="auto" style:text-underline-mode="continuous"/>
    </style:style>
    <style:style style:name="T7168" style:parent-style-name="Domyślnaczcionkaakapitu" style:family="text">
      <style:text-properties fo:background-color="#80FFFF" style:text-underline-type="single" style:text-underline-style="solid" style:text-underline-width="auto" style:text-underline-mode="continuous"/>
    </style:style>
    <style:style style:name="T7169" style:parent-style-name="Domyślnaczcionkaakapitu" style:family="text">
      <style:text-properties style:text-underline-type="single" style:text-underline-style="solid" style:text-underline-width="auto" style:text-underline-mode="continuous"/>
    </style:style>
    <style:style style:name="P7170" style:parent-style-name="Normalny" style:family="paragraph">
      <style:paragraph-properties fo:text-align="justify" fo:line-height="150%" fo:text-indent="0.25in"/>
    </style:style>
    <style:style style:name="T7171" style:parent-style-name="Domyślnaczcionkaakapitu" style:family="text">
      <style:text-properties fo:background-color="#80FFFF"/>
    </style:style>
    <style:style style:name="P7172" style:parent-style-name="Normalny" style:family="paragraph">
      <style:paragraph-properties fo:text-align="justify" fo:line-height="150%"/>
    </style:style>
    <style:style style:name="T7173" style:parent-style-name="Domyślnaczcionkaakapitu" style:family="text">
      <style:text-properties fo:background-color="#80FFFF"/>
    </style:style>
    <style:style style:name="P7174" style:parent-style-name="Normalny" style:family="paragraph">
      <style:paragraph-properties fo:text-align="justify" fo:line-height="150%"/>
    </style:style>
    <style:style style:name="T7175" style:parent-style-name="Domyślnaczcionkaakapitu" style:family="text">
      <style:text-properties style:text-underline-type="single" style:text-underline-style="solid" style:text-underline-width="auto" style:text-underline-mode="continuous"/>
    </style:style>
    <style:style style:name="T7176" style:parent-style-name="Domyślnaczcionkaakapitu" style:family="text">
      <style:text-properties fo:background-color="#80FFFF" style:text-underline-type="single" style:text-underline-style="solid" style:text-underline-width="auto" style:text-underline-mode="continuous"/>
    </style:style>
    <style:style style:name="T7177" style:parent-style-name="Domyślnaczcionkaakapitu" style:family="text">
      <style:text-properties style:text-underline-type="single" style:text-underline-style="solid" style:text-underline-width="auto" style:text-underline-mode="continuous"/>
    </style:style>
    <style:style style:name="P7178" style:parent-style-name="Normalny" style:family="paragraph">
      <style:paragraph-properties fo:text-align="justify" fo:line-height="150%" fo:text-indent="0.25in"/>
    </style:style>
    <style:style style:name="T7179" style:parent-style-name="Domyślnaczcionkaakapitu" style:family="text">
      <style:text-properties fo:background-color="#80FFFF"/>
    </style:style>
    <style:style style:name="T7180" style:parent-style-name="Domyślnaczcionkaakapitu" style:family="text">
      <style:text-properties fo:background-color="#80FFFF"/>
    </style:style>
    <style:style style:name="P7181" style:parent-style-name="Normalny" style:family="paragraph">
      <style:paragraph-properties fo:text-align="justify" fo:line-height="150%" fo:text-indent="0.25in"/>
    </style:style>
    <style:style style:name="T7182" style:parent-style-name="Domyślnaczcionkaakapitu" style:family="text">
      <style:text-properties fo:background-color="#80FFFF"/>
    </style:style>
    <style:style style:name="T7183" style:parent-style-name="Domyślnaczcionkaakapitu" style:family="text">
      <style:text-properties fo:background-color="#80FFFF"/>
    </style:style>
    <style:style style:name="T7184" style:parent-style-name="Domyślnaczcionkaakapitu" style:family="text">
      <style:text-properties fo:background-color="#80FFFF"/>
    </style:style>
    <style:style style:name="P7185" style:parent-style-name="Normalny" style:family="paragraph">
      <style:paragraph-properties fo:text-align="justify" fo:line-height="150%" fo:text-indent="0.25in"/>
    </style:style>
    <style:style style:name="T7186" style:parent-style-name="Domyślnaczcionkaakapitu" style:family="text">
      <style:text-properties fo:background-color="#80FFFF"/>
    </style:style>
    <style:style style:name="P7187" style:parent-style-name="Normalny" style:family="paragraph">
      <style:paragraph-properties fo:text-align="justify" fo:line-height="150%" fo:text-indent="0.25in"/>
    </style:style>
    <style:style style:name="T7188" style:parent-style-name="Domyślnaczcionkaakapitu" style:family="text">
      <style:text-properties fo:background-color="#80FFFF"/>
    </style:style>
    <style:style style:name="T7189" style:parent-style-name="Domyślnaczcionkaakapitu" style:family="text">
      <style:text-properties fo:background-color="#80FFFF"/>
    </style:style>
    <style:style style:name="P7190" style:parent-style-name="Normalny" style:family="paragraph">
      <style:paragraph-properties fo:text-align="justify" fo:line-height="150%" fo:text-indent="0.25in"/>
    </style:style>
    <style:style style:name="T7191" style:parent-style-name="Domyślnaczcionkaakapitu" style:family="text">
      <style:text-properties fo:background-color="#80FFFF"/>
    </style:style>
    <style:style style:name="T7192" style:parent-style-name="Domyślnaczcionkaakapitu" style:family="text">
      <style:text-properties fo:background-color="#80FFFF"/>
    </style:style>
    <style:style style:name="T7193" style:parent-style-name="Domyślnaczcionkaakapitu" style:family="text">
      <style:text-properties fo:background-color="#80FFFF"/>
    </style:style>
    <style:style style:name="T7194" style:parent-style-name="Domyślnaczcionkaakapitu" style:family="text">
      <style:text-properties fo:background-color="#80FFFF"/>
    </style:style>
    <style:style style:name="T7195" style:parent-style-name="Domyślnaczcionkaakapitu" style:family="text">
      <style:text-properties fo:background-color="#80FFFF"/>
    </style:style>
    <style:style style:name="T7196" style:parent-style-name="Domyślnaczcionkaakapitu" style:family="text">
      <style:text-properties fo:background-color="#80FFFF"/>
    </style:style>
    <style:style style:name="T7197" style:parent-style-name="Domyślnaczcionkaakapitu" style:family="text">
      <style:text-properties fo:background-color="#80FFFF"/>
    </style:style>
    <style:style style:name="T7198" style:parent-style-name="Domyślnaczcionkaakapitu" style:family="text">
      <style:text-properties fo:background-color="#80FFFF"/>
    </style:style>
    <style:style style:name="P7199" style:parent-style-name="Normalny" style:family="paragraph">
      <style:paragraph-properties fo:text-align="justify" fo:line-height="150%" fo:text-indent="0.25in"/>
    </style:style>
    <style:style style:name="T7200" style:parent-style-name="Domyślnaczcionkaakapitu" style:family="text">
      <style:text-properties fo:background-color="#80FFFF"/>
    </style:style>
    <style:style style:name="T7201" style:parent-style-name="Domyślnaczcionkaakapitu" style:family="text">
      <style:text-properties fo:background-color="#80FFFF"/>
    </style:style>
    <style:style style:name="T7202" style:parent-style-name="Domyślnaczcionkaakapitu" style:family="text">
      <style:text-properties fo:background-color="#80FFFF"/>
    </style:style>
    <style:style style:name="T7203" style:parent-style-name="Domyślnaczcionkaakapitu" style:family="text">
      <style:text-properties fo:background-color="#80FFFF"/>
    </style:style>
    <style:style style:name="T7204" style:parent-style-name="Domyślnaczcionkaakapitu" style:family="text">
      <style:text-properties fo:background-color="#80FFFF"/>
    </style:style>
    <style:style style:name="T7205" style:parent-style-name="Domyślnaczcionkaakapitu" style:family="text">
      <style:text-properties fo:background-color="#80FFFF"/>
    </style:style>
    <style:style style:name="T7206" style:parent-style-name="Domyślnaczcionkaakapitu" style:family="text">
      <style:text-properties fo:background-color="#80FFFF"/>
    </style:style>
    <style:style style:name="P7207" style:parent-style-name="Normalny" style:family="paragraph">
      <style:paragraph-properties fo:text-align="justify" fo:line-height="150%" fo:text-indent="0.25in"/>
    </style:style>
    <style:style style:name="T7208" style:parent-style-name="Domyślnaczcionkaakapitu" style:family="text">
      <style:text-properties fo:background-color="#80FFFF"/>
    </style:style>
    <style:style style:name="T7209" style:parent-style-name="Domyślnaczcionkaakapitu" style:family="text">
      <style:text-properties fo:background-color="#80FFFF"/>
    </style:style>
    <style:style style:name="T7210" style:parent-style-name="Domyślnaczcionkaakapitu" style:family="text">
      <style:text-properties fo:background-color="#80FFFF"/>
    </style:style>
    <style:style style:name="T7211" style:parent-style-name="Domyślnaczcionkaakapitu" style:family="text">
      <style:text-properties fo:background-color="#80FFFF"/>
    </style:style>
    <style:style style:name="T7212" style:parent-style-name="Domyślnaczcionkaakapitu" style:family="text">
      <style:text-properties fo:background-color="#80FFFF"/>
    </style:style>
    <style:style style:name="T7213" style:parent-style-name="Domyślnaczcionkaakapitu" style:family="text">
      <style:text-properties fo:background-color="#80FFFF"/>
    </style:style>
    <style:style style:name="T7214" style:parent-style-name="Domyślnaczcionkaakapitu" style:family="text">
      <style:text-properties fo:background-color="#80FFFF"/>
    </style:style>
    <style:style style:name="P7215" style:parent-style-name="Normalny" style:family="paragraph">
      <style:paragraph-properties fo:text-align="justify" fo:line-height="150%" fo:text-indent="0.25in"/>
    </style:style>
    <style:style style:name="P7216" style:parent-style-name="Normalny" style:family="paragraph">
      <style:paragraph-properties fo:text-align="justify" fo:line-height="150%"/>
    </style:style>
    <style:style style:name="T7217" style:parent-style-name="Domyślnaczcionkaakapitu" style:family="text">
      <style:text-properties style:text-underline-type="single" style:text-underline-style="solid" style:text-underline-width="auto" style:text-underline-mode="continuous"/>
    </style:style>
    <style:style style:name="P7218" style:parent-style-name="Normalny" style:family="paragraph">
      <style:paragraph-properties fo:text-align="justify" fo:line-height="150%" fo:text-indent="0.25in"/>
    </style:style>
    <style:style style:name="T7219" style:parent-style-name="Domyślnaczcionkaakapitu" style:family="text">
      <style:text-properties fo:background-color="#80FFFF"/>
    </style:style>
    <style:style style:name="T7220" style:parent-style-name="Domyślnaczcionkaakapitu" style:family="text">
      <style:text-properties fo:background-color="#80FFFF"/>
    </style:style>
    <style:style style:name="T7221" style:parent-style-name="Domyślnaczcionkaakapitu" style:family="text">
      <style:text-properties fo:background-color="#80FFFF"/>
    </style:style>
    <style:style style:name="P7222" style:parent-style-name="Normalny" style:family="paragraph">
      <style:paragraph-properties fo:text-align="justify" fo:line-height="150%"/>
    </style:style>
    <style:style style:name="T7223" style:parent-style-name="Domyślnaczcionkaakapitu" style:family="text">
      <style:text-properties style:text-underline-type="single" style:text-underline-style="solid" style:text-underline-width="auto" style:text-underline-mode="continuous"/>
    </style:style>
    <style:style style:name="T7224" style:parent-style-name="Domyślnaczcionkaakapitu" style:family="text">
      <style:text-properties fo:background-color="#80FFFF" style:text-underline-type="single" style:text-underline-style="solid" style:text-underline-width="auto" style:text-underline-mode="continuous"/>
    </style:style>
    <style:style style:name="T7225" style:parent-style-name="Domyślnaczcionkaakapitu" style:family="text">
      <style:text-properties style:text-underline-type="single" style:text-underline-style="solid" style:text-underline-width="auto" style:text-underline-mode="continuous"/>
    </style:style>
    <style:style style:name="P7226" style:parent-style-name="Normalny" style:family="paragraph">
      <style:paragraph-properties fo:text-align="justify" fo:line-height="150%" fo:text-indent="0.25in"/>
    </style:style>
    <style:style style:name="P7227" style:parent-style-name="Normalny" style:family="paragraph">
      <style:paragraph-properties fo:text-align="justify" fo:line-height="150%"/>
    </style:style>
    <style:style style:name="T7228" style:parent-style-name="Domyślnaczcionkaakapitu" style:family="text">
      <style:text-properties style:text-underline-type="single" style:text-underline-style="solid" style:text-underline-width="auto" style:text-underline-mode="continuous"/>
    </style:style>
    <style:style style:name="P7229" style:parent-style-name="Normalny" style:family="paragraph">
      <style:paragraph-properties fo:text-align="justify" fo:line-height="150%" fo:text-indent="0.2479in"/>
    </style:style>
    <style:style style:name="T7230" style:parent-style-name="Domyślnaczcionkaakapitu" style:family="text">
      <style:text-properties fo:background-color="#80FFFF"/>
    </style:style>
    <style:style style:name="T7231" style:parent-style-name="Domyślnaczcionkaakapitu" style:family="text">
      <style:text-properties fo:background-color="#80FFFF"/>
    </style:style>
    <style:style style:name="T7232" style:parent-style-name="Domyślnaczcionkaakapitu" style:family="text">
      <style:text-properties fo:background-color="#80FFFF"/>
    </style:style>
    <style:style style:name="T7233" style:parent-style-name="Domyślnaczcionkaakapitu" style:family="text">
      <style:text-properties fo:background-color="#80FFFF"/>
    </style:style>
    <style:style style:name="T7234" style:parent-style-name="Domyślnaczcionkaakapitu" style:family="text">
      <style:text-properties fo:background-color="#80FFFF"/>
    </style:style>
    <style:style style:name="T7235" style:parent-style-name="Domyślnaczcionkaakapitu" style:family="text">
      <style:text-properties fo:background-color="#80FFFF"/>
    </style:style>
    <style:style style:name="T7236" style:parent-style-name="Domyślnaczcionkaakapitu" style:family="text">
      <style:text-properties fo:background-color="#80FFFF"/>
    </style:style>
    <style:style style:name="P7237" style:parent-style-name="Normalny" style:family="paragraph">
      <style:paragraph-properties fo:text-align="justify" fo:line-height="150%"/>
    </style:style>
    <style:style style:name="T7238" style:parent-style-name="Domyślnaczcionkaakapitu" style:family="text">
      <style:text-properties style:text-underline-type="single" style:text-underline-style="solid" style:text-underline-width="auto" style:text-underline-mode="continuous"/>
    </style:style>
    <style:style style:name="T7239" style:parent-style-name="Domyślnaczcionkaakapitu" style:family="text">
      <style:text-properties fo:background-color="#80FFFF" style:text-underline-type="single" style:text-underline-style="solid" style:text-underline-width="auto" style:text-underline-mode="continuous"/>
    </style:style>
    <style:style style:name="T7240" style:parent-style-name="Domyślnaczcionkaakapitu" style:family="text">
      <style:text-properties style:text-underline-type="single" style:text-underline-style="solid" style:text-underline-width="auto" style:text-underline-mode="continuous"/>
    </style:style>
    <style:style style:name="T7241" style:parent-style-name="Domyślnaczcionkaakapitu" style:family="text">
      <style:text-properties fo:background-color="#80FFFF" style:text-underline-type="single" style:text-underline-style="solid" style:text-underline-width="auto" style:text-underline-mode="continuous"/>
    </style:style>
    <style:style style:name="T7242" style:parent-style-name="Domyślnaczcionkaakapitu" style:family="text">
      <style:text-properties style:text-underline-type="single" style:text-underline-style="solid" style:text-underline-width="auto" style:text-underline-mode="continuous"/>
    </style:style>
    <style:style style:name="P7243" style:parent-style-name="Normalny" style:family="paragraph">
      <style:paragraph-properties fo:text-align="justify" fo:line-height="150%" fo:text-indent="0.2479in"/>
    </style:style>
    <style:style style:name="T7244" style:parent-style-name="Domyślnaczcionkaakapitu" style:family="text">
      <style:text-properties fo:background-color="#80FFFF"/>
    </style:style>
    <style:style style:name="T7245" style:parent-style-name="Domyślnaczcionkaakapitu" style:family="text">
      <style:text-properties fo:background-color="#80FFFF"/>
    </style:style>
    <style:style style:name="T7246" style:parent-style-name="Domyślnaczcionkaakapitu" style:family="text">
      <style:text-properties fo:background-color="#80FFFF"/>
    </style:style>
    <style:style style:name="T7247" style:parent-style-name="Domyślnaczcionkaakapitu" style:family="text">
      <style:text-properties fo:background-color="#80FFFF"/>
    </style:style>
    <style:style style:name="T7248" style:parent-style-name="Domyślnaczcionkaakapitu" style:family="text">
      <style:text-properties fo:background-color="#80FFFF"/>
    </style:style>
    <style:style style:name="T7249" style:parent-style-name="Domyślnaczcionkaakapitu" style:family="text">
      <style:text-properties fo:background-color="#80FFFF"/>
    </style:style>
    <style:style style:name="T7250" style:parent-style-name="Domyślnaczcionkaakapitu" style:family="text">
      <style:text-properties fo:background-color="#80FFFF"/>
    </style:style>
    <style:style style:name="T7251" style:parent-style-name="Domyślnaczcionkaakapitu" style:family="text">
      <style:text-properties fo:background-color="#80FFFF"/>
    </style:style>
    <style:style style:name="T7252" style:parent-style-name="Domyślnaczcionkaakapitu" style:family="text">
      <style:text-properties fo:background-color="#80FFFF"/>
    </style:style>
    <style:style style:name="T7253" style:parent-style-name="Domyślnaczcionkaakapitu" style:family="text">
      <style:text-properties fo:background-color="#80FFFF"/>
    </style:style>
    <style:style style:name="P7254" style:parent-style-name="Normalny" style:family="paragraph">
      <style:paragraph-properties fo:text-align="justify" fo:line-height="150%"/>
    </style:style>
    <style:style style:name="T7255" style:parent-style-name="Domyślnaczcionkaakapitu" style:family="text">
      <style:text-properties fo:background-color="#80FFFF"/>
    </style:style>
    <style:style style:name="T7256" style:parent-style-name="Domyślnaczcionkaakapitu" style:family="text">
      <style:text-properties fo:background-color="#80FFFF"/>
    </style:style>
    <style:style style:name="P7257" style:parent-style-name="Normalny" style:family="paragraph">
      <style:paragraph-properties fo:text-align="justify" fo:line-height="150%"/>
    </style:style>
    <style:style style:name="T7258" style:parent-style-name="Domyślnaczcionkaakapitu" style:family="text">
      <style:text-properties style:text-underline-type="single" style:text-underline-style="solid" style:text-underline-width="auto" style:text-underline-mode="continuous"/>
    </style:style>
    <style:style style:name="T7259" style:parent-style-name="Domyślnaczcionkaakapitu" style:family="text">
      <style:text-properties fo:background-color="#80FFFF" style:text-underline-type="single" style:text-underline-style="solid" style:text-underline-width="auto" style:text-underline-mode="continuous"/>
    </style:style>
    <style:style style:name="T7260" style:parent-style-name="Domyślnaczcionkaakapitu" style:family="text">
      <style:text-properties style:text-underline-type="single" style:text-underline-style="solid" style:text-underline-width="auto" style:text-underline-mode="continuous"/>
    </style:style>
    <style:style style:name="P7261" style:parent-style-name="Normalny" style:family="paragraph">
      <style:paragraph-properties fo:text-align="justify" fo:line-height="150%" fo:text-indent="0.25in"/>
    </style:style>
    <style:style style:name="T7262" style:parent-style-name="Domyślnaczcionkaakapitu" style:family="text">
      <style:text-properties fo:background-color="#80FFFF"/>
    </style:style>
    <style:style style:name="T7263" style:parent-style-name="Domyślnaczcionkaakapitu" style:family="text">
      <style:text-properties fo:background-color="#80FFFF"/>
    </style:style>
    <style:style style:name="P7264" style:parent-style-name="Normalny" style:family="paragraph">
      <style:paragraph-properties fo:text-align="justify" fo:line-height="150%"/>
    </style:style>
    <style:style style:name="T7265" style:parent-style-name="Domyślnaczcionkaakapitu" style:family="text">
      <style:text-properties style:text-underline-type="single" style:text-underline-style="solid" style:text-underline-width="auto" style:text-underline-mode="continuous"/>
    </style:style>
    <style:style style:name="P7266" style:parent-style-name="Normalny" style:family="paragraph">
      <style:paragraph-properties fo:text-align="justify" fo:line-height="150%" fo:text-indent="0.25in"/>
    </style:style>
    <style:style style:name="T7267" style:parent-style-name="Domyślnaczcionkaakapitu" style:family="text">
      <style:text-properties fo:background-color="#80FFFF"/>
    </style:style>
    <style:style style:name="P7268" style:parent-style-name="Normalny" style:family="paragraph">
      <style:paragraph-properties fo:text-align="justify" fo:line-height="150%" fo:text-indent="0.25in"/>
    </style:style>
    <style:style style:name="T7269" style:parent-style-name="Domyślnaczcionkaakapitu" style:family="text">
      <style:text-properties fo:background-color="#80FFFF"/>
    </style:style>
    <style:style style:name="T7270" style:parent-style-name="Domyślnaczcionkaakapitu" style:family="text">
      <style:text-properties fo:background-color="#80FFFF"/>
    </style:style>
    <style:style style:name="P7271" style:parent-style-name="Normalny" style:family="paragraph">
      <style:paragraph-properties fo:text-align="justify" fo:line-height="150%"/>
    </style:style>
    <style:style style:name="T7272" style:parent-style-name="Domyślnaczcionkaakapitu" style:family="text">
      <style:text-properties fo:background-color="#80FFFF"/>
    </style:style>
    <style:style style:name="T7273" style:parent-style-name="Domyślnaczcionkaakapitu" style:family="text">
      <style:text-properties fo:background-color="#80FFFF"/>
    </style:style>
    <style:style style:name="T7274" style:parent-style-name="Domyślnaczcionkaakapitu" style:family="text">
      <style:text-properties fo:background-color="#80FFFF"/>
    </style:style>
    <style:style style:name="T7275" style:parent-style-name="Domyślnaczcionkaakapitu" style:family="text">
      <style:text-properties fo:background-color="#80FFFF"/>
    </style:style>
    <style:style style:name="T7276" style:parent-style-name="Domyślnaczcionkaakapitu" style:family="text">
      <style:text-properties fo:background-color="#80FFFF"/>
    </style:style>
    <style:style style:name="T7277" style:parent-style-name="Domyślnaczcionkaakapitu" style:family="text">
      <style:text-properties fo:background-color="#80FFFF"/>
    </style:style>
    <style:style style:name="T7278" style:parent-style-name="Domyślnaczcionkaakapitu" style:family="text">
      <style:text-properties fo:background-color="#80FFFF"/>
    </style:style>
    <style:style style:name="P7279" style:parent-style-name="Normalny" style:family="paragraph">
      <style:paragraph-properties fo:text-align="justify" fo:line-height="150%" fo:text-indent="0.25in"/>
    </style:style>
    <style:style style:name="T7280" style:parent-style-name="Domyślnaczcionkaakapitu" style:family="text">
      <style:text-properties fo:background-color="#80FFFF"/>
    </style:style>
    <style:style style:name="T7281" style:parent-style-name="Domyślnaczcionkaakapitu" style:family="text">
      <style:text-properties fo:background-color="#80FFFF"/>
    </style:style>
    <style:style style:name="T7282" style:parent-style-name="Domyślnaczcionkaakapitu" style:family="text">
      <style:text-properties fo:background-color="#80FFFF"/>
    </style:style>
    <style:style style:name="T7283" style:parent-style-name="Domyślnaczcionkaakapitu" style:family="text">
      <style:text-properties fo:background-color="#80FFFF"/>
    </style:style>
    <style:style style:name="P7284" style:parent-style-name="Normalny" style:family="paragraph">
      <style:paragraph-properties fo:text-align="justify" fo:line-height="150%" fo:text-indent="0.25in"/>
    </style:style>
    <style:style style:name="T7285" style:parent-style-name="Domyślnaczcionkaakapitu" style:family="text">
      <style:text-properties fo:background-color="#80FFFF"/>
    </style:style>
    <style:style style:name="T7286" style:parent-style-name="Domyślnaczcionkaakapitu" style:family="text">
      <style:text-properties fo:background-color="#80FFFF"/>
    </style:style>
    <style:style style:name="T7287" style:parent-style-name="Domyślnaczcionkaakapitu" style:family="text">
      <style:text-properties fo:background-color="#80FFFF"/>
    </style:style>
    <style:style style:name="T7288" style:parent-style-name="Domyślnaczcionkaakapitu" style:family="text">
      <style:text-properties fo:background-color="#80FFFF"/>
    </style:style>
    <style:style style:name="P7289" style:parent-style-name="Normalny" style:family="paragraph">
      <style:paragraph-properties fo:text-align="justify" fo:line-height="150%" fo:text-indent="0.25in"/>
    </style:style>
    <style:style style:name="T7290" style:parent-style-name="Domyślnaczcionkaakapitu" style:family="text">
      <style:text-properties fo:background-color="#80FFFF"/>
    </style:style>
    <style:style style:name="T7291" style:parent-style-name="Domyślnaczcionkaakapitu" style:family="text">
      <style:text-properties fo:background-color="#80FFFF"/>
    </style:style>
    <style:style style:name="T7292" style:parent-style-name="Domyślnaczcionkaakapitu" style:family="text">
      <style:text-properties fo:background-color="#80FFFF"/>
    </style:style>
    <style:style style:name="T7293" style:parent-style-name="Domyślnaczcionkaakapitu" style:family="text">
      <style:text-properties fo:background-color="#80FFFF"/>
    </style:style>
    <style:style style:name="T7294" style:parent-style-name="Domyślnaczcionkaakapitu" style:family="text">
      <style:text-properties fo:background-color="#80FFFF"/>
    </style:style>
    <style:style style:name="T7295" style:parent-style-name="Domyślnaczcionkaakapitu" style:family="text">
      <style:text-properties fo:background-color="#80FFFF"/>
    </style:style>
    <style:style style:name="T7296" style:parent-style-name="Domyślnaczcionkaakapitu" style:family="text">
      <style:text-properties fo:background-color="#80FFFF"/>
    </style:style>
    <style:style style:name="P7297" style:parent-style-name="Normalny" style:family="paragraph">
      <style:paragraph-properties fo:text-align="justify" fo:line-height="150%" fo:text-indent="0.25in"/>
    </style:style>
    <style:style style:name="T7298" style:parent-style-name="Domyślnaczcionkaakapitu" style:family="text">
      <style:text-properties fo:background-color="#80FFFF"/>
    </style:style>
    <style:style style:name="P7299" style:parent-style-name="Normalny" style:family="paragraph">
      <style:paragraph-properties fo:text-align="justify" fo:line-height="150%" fo:text-indent="0.25in"/>
    </style:style>
    <style:style style:name="T7300" style:parent-style-name="Domyślnaczcionkaakapitu" style:family="text">
      <style:text-properties fo:background-color="#80FFFF"/>
    </style:style>
    <style:style style:name="P7301" style:parent-style-name="Normalny" style:family="paragraph">
      <style:paragraph-properties fo:text-align="justify" fo:line-height="150%"/>
    </style:style>
    <style:style style:name="T7302" style:parent-style-name="Domyślnaczcionkaakapitu" style:family="text">
      <style:text-properties style:text-underline-type="single" style:text-underline-style="solid" style:text-underline-width="auto" style:text-underline-mode="continuous"/>
    </style:style>
    <style:style style:name="P7303" style:parent-style-name="Normalny" style:family="paragraph">
      <style:paragraph-properties fo:text-align="justify" fo:line-height="150%" fo:text-indent="0.25in"/>
    </style:style>
    <style:style style:name="P7304" style:parent-style-name="Normalny" style:family="paragraph">
      <style:paragraph-properties fo:text-align="justify" fo:line-height="150%"/>
    </style:style>
    <style:style style:name="T7305" style:parent-style-name="Domyślnaczcionkaakapitu" style:family="text">
      <style:text-properties style:text-underline-type="single" style:text-underline-style="solid" style:text-underline-width="auto" style:text-underline-mode="continuous"/>
    </style:style>
    <style:style style:name="T7306" style:parent-style-name="Domyślnaczcionkaakapitu" style:family="text">
      <style:text-properties fo:background-color="#80FFFF" style:text-underline-type="single" style:text-underline-style="solid" style:text-underline-width="auto" style:text-underline-mode="continuous"/>
    </style:style>
    <style:style style:name="T7307" style:parent-style-name="Domyślnaczcionkaakapitu" style:family="text">
      <style:text-properties style:text-underline-type="single" style:text-underline-style="solid" style:text-underline-width="auto" style:text-underline-mode="continuous"/>
    </style:style>
    <style:style style:name="P7308" style:parent-style-name="Normalny" style:family="paragraph">
      <style:paragraph-properties fo:text-align="justify" fo:line-height="150%" fo:text-indent="0.25in"/>
    </style:style>
    <style:style style:name="T7309" style:parent-style-name="Domyślnaczcionkaakapitu" style:family="text">
      <style:text-properties fo:background-color="#80FFFF"/>
    </style:style>
    <style:style style:name="T7310" style:parent-style-name="Domyślnaczcionkaakapitu" style:family="text">
      <style:text-properties fo:background-color="#80FFFF"/>
    </style:style>
    <style:style style:name="T7311" style:parent-style-name="Domyślnaczcionkaakapitu" style:family="text">
      <style:text-properties fo:background-color="#80FFFF"/>
    </style:style>
    <style:style style:name="P7312" style:parent-style-name="Normalny" style:family="paragraph">
      <style:paragraph-properties fo:text-align="justify" fo:line-height="150%"/>
    </style:style>
    <style:style style:name="T7313" style:parent-style-name="Domyślnaczcionkaakapitu" style:family="text">
      <style:text-properties fo:background-color="#80FFFF"/>
    </style:style>
    <style:style style:name="P7314" style:parent-style-name="Normalny" style:family="paragraph">
      <style:paragraph-properties fo:text-align="justify" fo:line-height="150%"/>
    </style:style>
    <style:style style:name="T7315" style:parent-style-name="Domyślnaczcionkaakapitu" style:family="text">
      <style:text-properties style:text-underline-type="single" style:text-underline-style="solid" style:text-underline-width="auto" style:text-underline-mode="continuous"/>
    </style:style>
    <style:style style:name="P7316" style:parent-style-name="Normalny" style:family="paragraph">
      <style:paragraph-properties fo:text-align="justify" fo:line-height="150%" fo:text-indent="0.25in"/>
    </style:style>
    <style:style style:name="T7317" style:parent-style-name="Domyślnaczcionkaakapitu" style:family="text">
      <style:text-properties fo:background-color="#80FFFF"/>
    </style:style>
    <style:style style:name="T7318" style:parent-style-name="Domyślnaczcionkaakapitu" style:family="text">
      <style:text-properties fo:background-color="#80FFFF"/>
    </style:style>
    <style:style style:name="T7319" style:parent-style-name="Domyślnaczcionkaakapitu" style:family="text">
      <style:text-properties fo:background-color="#80FFFF"/>
    </style:style>
    <style:style style:name="P7320" style:parent-style-name="Normalny" style:family="paragraph">
      <style:paragraph-properties fo:text-align="justify" fo:line-height="150%"/>
    </style:style>
    <style:style style:name="T7321" style:parent-style-name="Domyślnaczcionkaakapitu" style:family="text">
      <style:text-properties style:text-underline-type="single" style:text-underline-style="solid" style:text-underline-width="auto" style:text-underline-mode="continuous"/>
    </style:style>
    <style:style style:name="P7322" style:parent-style-name="Normalny" style:family="paragraph">
      <style:paragraph-properties fo:text-align="justify" fo:line-height="150%" fo:text-indent="0.25in"/>
    </style:style>
    <style:style style:name="P7323" style:parent-style-name="Normalny" style:family="paragraph">
      <style:paragraph-properties fo:text-align="justify" fo:line-height="150%"/>
    </style:style>
    <style:style style:name="T7324" style:parent-style-name="Domyślnaczcionkaakapitu" style:family="text">
      <style:text-properties style:text-underline-type="single" style:text-underline-style="solid" style:text-underline-width="auto" style:text-underline-mode="continuous"/>
    </style:style>
    <style:style style:name="P7325" style:parent-style-name="Normalny" style:family="paragraph">
      <style:paragraph-properties fo:text-align="justify" fo:line-height="150%" fo:text-indent="0.25in"/>
    </style:style>
    <style:style style:name="T7326" style:parent-style-name="Domyślnaczcionkaakapitu" style:family="text">
      <style:text-properties fo:background-color="#80FFFF"/>
    </style:style>
    <style:style style:name="T7327" style:parent-style-name="Domyślnaczcionkaakapitu" style:family="text">
      <style:text-properties fo:background-color="#80FFFF"/>
    </style:style>
    <style:style style:name="P7328" style:parent-style-name="Normalny" style:family="paragraph">
      <style:paragraph-properties fo:text-align="justify" fo:line-height="150%" fo:margin-left="0.25in" fo:text-indent="-0.25in">
        <style:tab-stops/>
      </style:paragraph-properties>
    </style:style>
    <style:style style:name="P7329" style:parent-style-name="Normalny" style:family="paragraph">
      <style:paragraph-properties fo:text-align="justify" fo:line-height="150%" fo:margin-left="0.25in" fo:text-indent="-0.25in">
        <style:tab-stops/>
      </style:paragraph-properties>
    </style:style>
    <style:style style:name="T7330" style:parent-style-name="Domyślnaczcionkaakapitu" style:family="text">
      <style:text-properties style:text-underline-type="single" style:text-underline-style="solid" style:text-underline-width="auto" style:text-underline-mode="continuous"/>
    </style:style>
    <style:style style:name="T7331" style:parent-style-name="Domyślnaczcionkaakapitu" style:family="text">
      <style:text-properties fo:background-color="#80FFFF" style:text-underline-type="single" style:text-underline-style="solid" style:text-underline-width="auto" style:text-underline-mode="continuous"/>
    </style:style>
    <style:style style:name="T7332" style:parent-style-name="Domyślnaczcionkaakapitu" style:family="text">
      <style:text-properties style:text-underline-type="single" style:text-underline-style="solid" style:text-underline-width="auto" style:text-underline-mode="continuous"/>
    </style:style>
    <style:style style:name="T7333" style:parent-style-name="Domyślnaczcionkaakapitu" style:family="text">
      <style:text-properties fo:background-color="#80FFFF" style:text-underline-type="single" style:text-underline-style="solid" style:text-underline-width="auto" style:text-underline-mode="continuous"/>
    </style:style>
    <style:style style:name="T7334" style:parent-style-name="Domyślnaczcionkaakapitu" style:family="text">
      <style:text-properties style:text-underline-type="single" style:text-underline-style="solid" style:text-underline-width="auto" style:text-underline-mode="continuous"/>
    </style:style>
    <style:style style:name="T7335" style:parent-style-name="Domyślnaczcionkaakapitu" style:family="text">
      <style:text-properties fo:background-color="#80FFFF" style:text-underline-type="single" style:text-underline-style="solid" style:text-underline-width="auto" style:text-underline-mode="continuous"/>
    </style:style>
    <style:style style:name="T7336" style:parent-style-name="Domyślnaczcionkaakapitu" style:family="text">
      <style:text-properties fo:background-color="#80FFFF"/>
    </style:style>
    <style:style style:name="P7337" style:parent-style-name="Normalny" style:family="paragraph">
      <style:paragraph-properties fo:text-align="justify" fo:line-height="150%" fo:text-indent="0.25in"/>
    </style:style>
    <style:style style:name="P7338" style:parent-style-name="Normalny" style:family="paragraph">
      <style:paragraph-properties fo:text-align="justify" fo:line-height="150%" fo:margin-left="0.25in" fo:text-indent="-0.25in">
        <style:tab-stops/>
      </style:paragraph-properties>
    </style:style>
    <style:style style:name="T7339" style:parent-style-name="Domyślnaczcionkaakapitu" style:family="text">
      <style:text-properties style:text-underline-type="single" style:text-underline-style="solid" style:text-underline-width="auto" style:text-underline-mode="continuous"/>
    </style:style>
    <style:style style:name="P7340" style:parent-style-name="Normalny" style:family="paragraph">
      <style:paragraph-properties fo:text-align="justify" fo:line-height="150%" fo:text-indent="0.25in"/>
    </style:style>
    <style:style style:name="T7341" style:parent-style-name="Domyślnaczcionkaakapitu" style:family="text">
      <style:text-properties fo:background-color="#80FFFF"/>
    </style:style>
    <style:style style:name="P7342" style:parent-style-name="Normalny" style:family="paragraph">
      <style:paragraph-properties fo:text-align="justify" fo:line-height="150%"/>
    </style:style>
    <style:style style:name="T7343" style:parent-style-name="Domyślnaczcionkaakapitu" style:family="text">
      <style:text-properties style:text-underline-type="single" style:text-underline-style="solid" style:text-underline-width="auto" style:text-underline-mode="continuous"/>
    </style:style>
    <style:style style:name="P7344" style:parent-style-name="Normalny" style:family="paragraph">
      <style:paragraph-properties fo:text-align="justify" fo:line-height="150%" fo:text-indent="0.25in"/>
    </style:style>
    <style:style style:name="T7345" style:parent-style-name="Domyślnaczcionkaakapitu" style:family="text">
      <style:text-properties fo:background-color="#80FFFF"/>
    </style:style>
    <style:style style:name="T7346" style:parent-style-name="Domyślnaczcionkaakapitu" style:family="text">
      <style:text-properties fo:background-color="#80FFFF"/>
    </style:style>
    <style:style style:name="T7347" style:parent-style-name="Domyślnaczcionkaakapitu" style:family="text">
      <style:text-properties fo:background-color="#80FFFF"/>
    </style:style>
    <style:style style:name="T7348" style:parent-style-name="Domyślnaczcionkaakapitu" style:family="text">
      <style:text-properties fo:background-color="#80FFFF"/>
    </style:style>
    <style:style style:name="T7349" style:parent-style-name="Domyślnaczcionkaakapitu" style:family="text">
      <style:text-properties fo:background-color="#80FFFF"/>
    </style:style>
    <style:style style:name="T7350" style:parent-style-name="Domyślnaczcionkaakapitu" style:family="text">
      <style:text-properties fo:background-color="#80FFFF"/>
    </style:style>
    <style:style style:name="T7351" style:parent-style-name="Domyślnaczcionkaakapitu" style:family="text">
      <style:text-properties fo:background-color="#80FFFF"/>
    </style:style>
    <style:style style:name="T7352" style:parent-style-name="Domyślnaczcionkaakapitu" style:family="text">
      <style:text-properties fo:background-color="#80FFFF"/>
    </style:style>
    <style:style style:name="T7353" style:parent-style-name="Domyślnaczcionkaakapitu" style:family="text">
      <style:text-properties fo:background-color="#80FFFF"/>
    </style:style>
    <style:style style:name="T7354" style:parent-style-name="Domyślnaczcionkaakapitu" style:family="text">
      <style:text-properties fo:background-color="#80FFFF"/>
    </style:style>
    <style:style style:name="T7355" style:parent-style-name="Domyślnaczcionkaakapitu" style:family="text">
      <style:text-properties fo:background-color="#80FFFF"/>
    </style:style>
    <style:style style:name="T7356" style:parent-style-name="Domyślnaczcionkaakapitu" style:family="text">
      <style:text-properties fo:background-color="#80FFFF"/>
    </style:style>
    <style:style style:name="T7357" style:parent-style-name="Domyślnaczcionkaakapitu" style:family="text">
      <style:text-properties fo:background-color="#80FFFF"/>
    </style:style>
    <style:style style:name="T7358" style:parent-style-name="Domyślnaczcionkaakapitu" style:family="text">
      <style:text-properties fo:background-color="#80FFFF"/>
    </style:style>
    <style:style style:name="P7359" style:parent-style-name="Normalny" style:family="paragraph">
      <style:paragraph-properties fo:text-align="justify" fo:line-height="150%" fo:text-indent="0.25in">
        <style:tab-stops>
          <style:tab-stop style:type="left" style:leader-style="dotted" style:leader-text="." style:position="4.4701in"/>
        </style:tab-stops>
      </style:paragraph-properties>
    </style:style>
    <style:style style:name="T7360" style:parent-style-name="Domyślnaczcionkaakapitu" style:family="text">
      <style:text-properties fo:background-color="#80FFFF"/>
    </style:style>
    <style:style style:name="T7361" style:parent-style-name="Domyślnaczcionkaakapitu" style:family="text">
      <style:text-properties fo:background-color="#80FFFF"/>
    </style:style>
    <style:style style:name="T7362" style:parent-style-name="Domyślnaczcionkaakapitu" style:family="text">
      <style:text-properties fo:background-color="#80FFFF"/>
    </style:style>
    <style:style style:name="T7363" style:parent-style-name="Domyślnaczcionkaakapitu" style:family="text">
      <style:text-properties fo:background-color="#80FFFF"/>
    </style:style>
    <style:style style:name="T7364" style:parent-style-name="Domyślnaczcionkaakapitu" style:family="text">
      <style:text-properties fo:background-color="#80FFFF"/>
    </style:style>
    <style:style style:name="P7365" style:parent-style-name="Normalny" style:family="paragraph">
      <style:paragraph-properties fo:text-align="justify" fo:line-height="150%" fo:text-indent="0.25in"/>
    </style:style>
    <style:style style:name="T7366" style:parent-style-name="Domyślnaczcionkaakapitu" style:family="text">
      <style:text-properties fo:background-color="#80FFFF"/>
    </style:style>
    <style:style style:name="T7367" style:parent-style-name="Domyślnaczcionkaakapitu" style:family="text">
      <style:text-properties fo:background-color="#80FFFF"/>
    </style:style>
    <style:style style:name="P7368" style:parent-style-name="Normalny" style:family="paragraph">
      <style:paragraph-properties fo:text-align="justify" fo:line-height="150%" fo:text-indent="0.25in"/>
    </style:style>
    <style:style style:name="T7369" style:parent-style-name="Domyślnaczcionkaakapitu" style:family="text">
      <style:text-properties fo:background-color="#80FFFF"/>
    </style:style>
    <style:style style:name="P7370" style:parent-style-name="Normalny" style:family="paragraph">
      <style:paragraph-properties fo:text-align="justify" fo:line-height="150%"/>
    </style:style>
    <style:style style:name="T7371" style:parent-style-name="Domyślnaczcionkaakapitu" style:family="text">
      <style:text-properties style:text-underline-type="single" style:text-underline-style="solid" style:text-underline-width="auto" style:text-underline-mode="continuous"/>
    </style:style>
    <style:style style:name="T7372" style:parent-style-name="Domyślnaczcionkaakapitu" style:family="text">
      <style:text-properties fo:background-color="#80FFFF"/>
    </style:style>
    <style:style style:name="P7373" style:parent-style-name="Normalny" style:family="paragraph">
      <style:paragraph-properties fo:text-align="justify" fo:line-height="150%" fo:text-indent="0.25in"/>
    </style:style>
    <style:style style:name="T7374" style:parent-style-name="Domyślnaczcionkaakapitu" style:family="text">
      <style:text-properties fo:background-color="#80FFFF"/>
    </style:style>
    <style:style style:name="T7375" style:parent-style-name="Domyślnaczcionkaakapitu" style:family="text">
      <style:text-properties fo:background-color="#80FFFF"/>
    </style:style>
    <style:style style:name="P7376" style:parent-style-name="Normalny" style:family="paragraph">
      <style:paragraph-properties fo:text-align="justify" fo:line-height="150%" fo:text-indent="0.25in"/>
    </style:style>
    <style:style style:name="T7377" style:parent-style-name="Domyślnaczcionkaakapitu" style:family="text">
      <style:text-properties fo:background-color="#80FFFF"/>
    </style:style>
    <style:style style:name="T7378" style:parent-style-name="Domyślnaczcionkaakapitu" style:family="text">
      <style:text-properties fo:background-color="#80FFFF"/>
    </style:style>
    <style:style style:name="T7379" style:parent-style-name="Domyślnaczcionkaakapitu" style:family="text">
      <style:text-properties fo:background-color="#80FFFF"/>
    </style:style>
    <style:style style:name="T7380" style:parent-style-name="Domyślnaczcionkaakapitu" style:family="text">
      <style:text-properties fo:background-color="#80FFFF"/>
    </style:style>
    <style:style style:name="P7381" style:parent-style-name="Normalny" style:family="paragraph">
      <style:paragraph-properties fo:text-align="justify" fo:line-height="150%" fo:text-indent="0.25in"/>
    </style:style>
    <style:style style:name="T7382" style:parent-style-name="Domyślnaczcionkaakapitu" style:family="text">
      <style:text-properties fo:background-color="#80FFFF"/>
    </style:style>
    <style:style style:name="P7383" style:parent-style-name="Normalny" style:family="paragraph">
      <style:paragraph-properties fo:text-align="justify" fo:line-height="150%"/>
    </style:style>
    <style:style style:name="T7384" style:parent-style-name="Domyślnaczcionkaakapitu" style:family="text">
      <style:text-properties style:text-underline-type="single" style:text-underline-style="solid" style:text-underline-width="auto" style:text-underline-mode="continuous"/>
    </style:style>
    <style:style style:name="T7385" style:parent-style-name="Domyślnaczcionkaakapitu" style:family="text">
      <style:text-properties fo:background-color="#80FFFF" style:text-underline-type="single" style:text-underline-style="solid" style:text-underline-width="auto" style:text-underline-mode="continuous"/>
    </style:style>
    <style:style style:name="T7386" style:parent-style-name="Domyślnaczcionkaakapitu" style:family="text">
      <style:text-properties style:text-underline-type="single" style:text-underline-style="solid" style:text-underline-width="auto" style:text-underline-mode="continuous"/>
    </style:style>
    <style:style style:name="P7387" style:parent-style-name="Normalny" style:family="paragraph">
      <style:paragraph-properties fo:text-align="justify" fo:line-height="150%" fo:text-indent="0.25in"/>
    </style:style>
    <style:style style:name="P7388" style:parent-style-name="Normalny" style:family="paragraph">
      <style:paragraph-properties fo:text-align="justify" fo:line-height="150%" fo:text-indent="0.25in"/>
    </style:style>
    <style:style style:name="T7389" style:parent-style-name="Domyślnaczcionkaakapitu" style:family="text">
      <style:text-properties fo:background-color="#80FFFF"/>
    </style:style>
    <style:style style:name="T7390" style:parent-style-name="Domyślnaczcionkaakapitu" style:family="text">
      <style:text-properties fo:background-color="#80FFFF"/>
    </style:style>
    <style:style style:name="P7391" style:parent-style-name="Normalny" style:family="paragraph">
      <style:paragraph-properties fo:text-align="justify" fo:line-height="150%" fo:text-indent="0.25in"/>
    </style:style>
    <style:style style:name="T7392" style:parent-style-name="Domyślnaczcionkaakapitu" style:family="text">
      <style:text-properties fo:background-color="#80FFFF"/>
    </style:style>
    <style:style style:name="T7393" style:parent-style-name="Domyślnaczcionkaakapitu" style:family="text">
      <style:text-properties fo:background-color="#80FFFF"/>
    </style:style>
    <style:style style:name="P7394" style:parent-style-name="Normalny" style:family="paragraph">
      <style:paragraph-properties fo:text-align="justify" fo:line-height="150%" fo:text-indent="0.25in"/>
    </style:style>
    <style:style style:name="T7395" style:parent-style-name="Domyślnaczcionkaakapitu" style:family="text">
      <style:text-properties fo:background-color="#80FFFF"/>
    </style:style>
    <style:style style:name="T7396" style:parent-style-name="Domyślnaczcionkaakapitu" style:family="text">
      <style:text-properties fo:background-color="#80FFFF"/>
    </style:style>
    <style:style style:name="T7397" style:parent-style-name="Domyślnaczcionkaakapitu" style:family="text">
      <style:text-properties fo:background-color="#80FFFF"/>
    </style:style>
    <style:style style:name="P7398" style:parent-style-name="Normalny" style:family="paragraph">
      <style:paragraph-properties fo:text-align="justify" fo:line-height="150%" fo:text-indent="0.25in"/>
    </style:style>
    <style:style style:name="T7399" style:parent-style-name="Domyślnaczcionkaakapitu" style:family="text">
      <style:text-properties fo:background-color="#80FFFF"/>
    </style:style>
    <style:style style:name="T7400" style:parent-style-name="Domyślnaczcionkaakapitu" style:family="text">
      <style:text-properties fo:background-color="#80FFFF"/>
    </style:style>
    <style:style style:name="T7401" style:parent-style-name="Domyślnaczcionkaakapitu" style:family="text">
      <style:text-properties fo:background-color="#80FFFF"/>
    </style:style>
    <style:style style:name="T7402" style:parent-style-name="Domyślnaczcionkaakapitu" style:family="text">
      <style:text-properties fo:background-color="#80FFFF"/>
    </style:style>
    <style:style style:name="T7403" style:parent-style-name="Domyślnaczcionkaakapitu" style:family="text">
      <style:text-properties fo:background-color="#80FFFF"/>
    </style:style>
    <style:style style:name="T7404" style:parent-style-name="Domyślnaczcionkaakapitu" style:family="text">
      <style:text-properties fo:background-color="#80FFFF"/>
    </style:style>
    <style:style style:name="T7405" style:parent-style-name="Domyślnaczcionkaakapitu" style:family="text">
      <style:text-properties fo:background-color="#80FFFF"/>
    </style:style>
    <style:style style:name="P7406" style:parent-style-name="Normalny" style:family="paragraph">
      <style:paragraph-properties fo:text-align="justify" fo:line-height="150%" fo:text-indent="0.25in"/>
    </style:style>
    <style:style style:name="T7407" style:parent-style-name="Domyślnaczcionkaakapitu" style:family="text">
      <style:text-properties fo:background-color="#80FFFF"/>
    </style:style>
    <style:style style:name="T7408" style:parent-style-name="Domyślnaczcionkaakapitu" style:family="text">
      <style:text-properties fo:background-color="#80FFFF"/>
    </style:style>
    <style:style style:name="T7409" style:parent-style-name="Domyślnaczcionkaakapitu" style:family="text">
      <style:text-properties fo:background-color="#80FFFF"/>
    </style:style>
    <style:style style:name="T7410" style:parent-style-name="Domyślnaczcionkaakapitu" style:family="text">
      <style:text-properties fo:background-color="#80FFFF"/>
    </style:style>
    <style:style style:name="T7411" style:parent-style-name="Domyślnaczcionkaakapitu" style:family="text">
      <style:text-properties fo:background-color="#80FFFF"/>
    </style:style>
    <style:style style:name="P7412" style:parent-style-name="Normalny" style:family="paragraph">
      <style:paragraph-properties fo:text-align="justify" fo:line-height="150%" fo:text-indent="0.25in"/>
    </style:style>
    <style:style style:name="T7413" style:parent-style-name="Domyślnaczcionkaakapitu" style:family="text">
      <style:text-properties fo:background-color="#80FFFF"/>
    </style:style>
    <style:style style:name="T7414" style:parent-style-name="Domyślnaczcionkaakapitu" style:family="text">
      <style:text-properties fo:background-color="#80FFFF"/>
    </style:style>
    <style:style style:name="T7415" style:parent-style-name="Domyślnaczcionkaakapitu" style:family="text">
      <style:text-properties fo:background-color="#80FFFF"/>
    </style:style>
    <style:style style:name="T7416" style:parent-style-name="Domyślnaczcionkaakapitu" style:family="text">
      <style:text-properties fo:background-color="#80FFFF"/>
    </style:style>
    <style:style style:name="T7417" style:parent-style-name="Domyślnaczcionkaakapitu" style:family="text">
      <style:text-properties fo:background-color="#80FFFF"/>
    </style:style>
    <style:style style:name="T7418" style:parent-style-name="Domyślnaczcionkaakapitu" style:family="text">
      <style:text-properties fo:background-color="#80FFFF"/>
    </style:style>
    <style:style style:name="P7419" style:parent-style-name="Normalny" style:family="paragraph">
      <style:paragraph-properties fo:text-align="justify" fo:line-height="150%"/>
    </style:style>
    <style:style style:name="T7420" style:parent-style-name="Domyślnaczcionkaakapitu" style:family="text">
      <style:text-properties fo:background-color="#80FFFF"/>
    </style:style>
    <style:style style:name="P7421" style:parent-style-name="Normalny" style:family="paragraph">
      <style:paragraph-properties fo:text-align="justify" fo:line-height="150%"/>
    </style:style>
    <style:style style:name="T7422" style:parent-style-name="Domyślnaczcionkaakapitu" style:family="text">
      <style:text-properties style:text-underline-type="single" style:text-underline-style="solid" style:text-underline-width="auto" style:text-underline-mode="continuous"/>
    </style:style>
    <style:style style:name="P7423" style:parent-style-name="Normalny" style:family="paragraph">
      <style:paragraph-properties fo:text-align="justify" fo:line-height="150%" fo:text-indent="0.25in"/>
    </style:style>
    <style:style style:name="P7424" style:parent-style-name="Normalny" style:family="paragraph">
      <style:paragraph-properties fo:text-align="justify" fo:line-height="150%"/>
    </style:style>
    <style:style style:name="P7425" style:parent-style-name="Normalny" style:family="paragraph">
      <style:paragraph-properties fo:text-align="justify" fo:line-height="150%"/>
    </style:style>
    <style:style style:name="T7426" style:parent-style-name="Domyślnaczcionkaakapitu" style:family="text">
      <style:text-properties style:text-underline-type="single" style:text-underline-style="solid" style:text-underline-width="auto" style:text-underline-mode="continuous"/>
    </style:style>
    <style:style style:name="T7427" style:parent-style-name="Domyślnaczcionkaakapitu" style:family="text">
      <style:text-properties fo:background-color="#80FFFF" style:text-underline-type="single" style:text-underline-style="solid" style:text-underline-width="auto" style:text-underline-mode="continuous"/>
    </style:style>
    <style:style style:name="T7428" style:parent-style-name="Domyślnaczcionkaakapitu" style:family="text">
      <style:text-properties style:text-underline-type="single" style:text-underline-style="solid" style:text-underline-width="auto" style:text-underline-mode="continuous"/>
    </style:style>
    <style:style style:name="P7429" style:parent-style-name="Normalny" style:family="paragraph">
      <style:paragraph-properties fo:text-align="justify" fo:line-height="150%" fo:text-indent="0.25in"/>
    </style:style>
    <style:style style:name="T7430" style:parent-style-name="Domyślnaczcionkaakapitu" style:family="text">
      <style:text-properties fo:background-color="#80FFFF"/>
    </style:style>
    <style:style style:name="T7431" style:parent-style-name="Domyślnaczcionkaakapitu" style:family="text">
      <style:text-properties fo:background-color="#80FFFF"/>
    </style:style>
    <style:style style:name="P7432" style:parent-style-name="Normalny" style:family="paragraph">
      <style:paragraph-properties fo:text-align="justify" fo:line-height="150%" fo:text-indent="0.25in"/>
    </style:style>
    <style:style style:name="T7433" style:parent-style-name="Domyślnaczcionkaakapitu" style:family="text">
      <style:text-properties fo:background-color="#80FFFF"/>
    </style:style>
    <style:style style:name="P7434" style:parent-style-name="Normalny" style:family="paragraph">
      <style:paragraph-properties fo:text-align="justify" fo:line-height="150%" fo:text-indent="0.25in"/>
    </style:style>
    <style:style style:name="T7435" style:parent-style-name="Domyślnaczcionkaakapitu" style:family="text">
      <style:text-properties fo:background-color="#80FFFF"/>
    </style:style>
    <style:style style:name="T7436" style:parent-style-name="Domyślnaczcionkaakapitu" style:family="text">
      <style:text-properties fo:background-color="#80FFFF"/>
    </style:style>
    <style:style style:name="T7437" style:parent-style-name="Domyślnaczcionkaakapitu" style:family="text">
      <style:text-properties fo:background-color="#80FFFF"/>
    </style:style>
    <style:style style:name="P7438" style:parent-style-name="Normalny" style:family="paragraph">
      <style:paragraph-properties fo:text-align="justify" fo:line-height="150%"/>
    </style:style>
    <style:style style:name="T7439" style:parent-style-name="Domyślnaczcionkaakapitu" style:family="text">
      <style:text-properties style:text-underline-type="single" style:text-underline-style="solid" style:text-underline-width="auto" style:text-underline-mode="continuous"/>
    </style:style>
    <style:style style:name="P7440" style:parent-style-name="Normalny" style:family="paragraph">
      <style:paragraph-properties fo:text-align="justify" fo:line-height="150%" fo:text-indent="0.25in"/>
    </style:style>
    <style:style style:name="T7441" style:parent-style-name="Domyślnaczcionkaakapitu" style:family="text">
      <style:text-properties fo:background-color="#80FFFF"/>
    </style:style>
    <style:style style:name="P7442" style:parent-style-name="Normalny" style:family="paragraph">
      <style:paragraph-properties fo:text-align="justify" fo:line-height="150%"/>
    </style:style>
    <style:style style:name="T7443" style:parent-style-name="Domyślnaczcionkaakapitu" style:family="text">
      <style:text-properties style:text-underline-type="single" style:text-underline-style="solid" style:text-underline-width="auto" style:text-underline-mode="continuous"/>
    </style:style>
    <style:style style:name="P7444" style:parent-style-name="Normalny" style:family="paragraph">
      <style:paragraph-properties fo:text-align="justify" fo:line-height="150%" fo:text-indent="0.25in"/>
    </style:style>
    <style:style style:name="T7445" style:parent-style-name="Domyślnaczcionkaakapitu" style:family="text">
      <style:text-properties fo:background-color="#80FFFF"/>
    </style:style>
    <style:style style:name="T7446" style:parent-style-name="Domyślnaczcionkaakapitu" style:family="text">
      <style:text-properties fo:background-color="#80FFFF"/>
    </style:style>
    <style:style style:name="P7447" style:parent-style-name="Normalny" style:family="paragraph">
      <style:paragraph-properties fo:text-align="justify" fo:line-height="150%"/>
    </style:style>
    <style:style style:name="T7448" style:parent-style-name="Domyślnaczcionkaakapitu" style:family="text">
      <style:text-properties style:text-underline-type="single" style:text-underline-style="solid" style:text-underline-width="auto" style:text-underline-mode="continuous"/>
    </style:style>
    <style:style style:name="P7449" style:parent-style-name="Normalny" style:family="paragraph">
      <style:paragraph-properties fo:text-align="justify" fo:line-height="150%" fo:text-indent="0.25in"/>
    </style:style>
    <style:style style:name="T7450" style:parent-style-name="Domyślnaczcionkaakapitu" style:family="text">
      <style:text-properties fo:background-color="#80FFFF"/>
    </style:style>
    <style:style style:name="P7451" style:parent-style-name="Normalny" style:family="paragraph">
      <style:paragraph-properties fo:text-align="justify" fo:line-height="150%"/>
    </style:style>
    <style:style style:name="T7452" style:parent-style-name="Domyślnaczcionkaakapitu" style:family="text">
      <style:text-properties style:text-underline-type="single" style:text-underline-style="solid" style:text-underline-width="auto" style:text-underline-mode="continuous"/>
    </style:style>
    <style:style style:name="P7453" style:parent-style-name="Normalny" style:family="paragraph">
      <style:paragraph-properties fo:text-align="justify" fo:line-height="150%" fo:text-indent="0.25in"/>
    </style:style>
    <style:style style:name="T7454" style:parent-style-name="Domyślnaczcionkaakapitu" style:family="text">
      <style:text-properties fo:background-color="#80FFFF"/>
    </style:style>
    <style:style style:name="P7455" style:parent-style-name="Normalny" style:family="paragraph">
      <style:paragraph-properties fo:text-align="justify" fo:line-height="150%"/>
    </style:style>
    <style:style style:name="T7456" style:parent-style-name="Domyślnaczcionkaakapitu" style:family="text">
      <style:text-properties style:text-underline-type="single" style:text-underline-style="solid" style:text-underline-width="auto" style:text-underline-mode="continuous"/>
    </style:style>
    <style:style style:name="P7457" style:parent-style-name="Normalny" style:family="paragraph">
      <style:paragraph-properties fo:text-align="justify" fo:line-height="150%" fo:text-indent="0.25in"/>
    </style:style>
    <style:style style:name="P7458" style:parent-style-name="Normalny" style:family="paragraph">
      <style:paragraph-properties fo:text-align="justify" fo:line-height="150%"/>
    </style:style>
    <style:style style:name="P7459" style:parent-style-name="Normalny" style:family="paragraph">
      <style:paragraph-properties fo:text-align="justify" fo:line-height="150%"/>
    </style:style>
    <style:style style:name="T7460" style:parent-style-name="Domyślnaczcionkaakapitu" style:family="text">
      <style:text-properties fo:background-color="#80FFFF"/>
    </style:style>
    <style:style style:name="P7461" style:parent-style-name="Normalny" style:family="paragraph">
      <style:paragraph-properties fo:text-align="justify" fo:line-height="150%"/>
    </style:style>
    <style:style style:name="T7462" style:parent-style-name="Domyślnaczcionkaakapitu" style:family="text">
      <style:text-properties style:text-underline-type="single" style:text-underline-style="solid" style:text-underline-width="auto" style:text-underline-mode="continuous"/>
    </style:style>
    <style:style style:name="T7463" style:parent-style-name="Domyślnaczcionkaakapitu" style:family="text">
      <style:text-properties fo:background-color="#80FFFF" style:text-underline-type="single" style:text-underline-style="solid" style:text-underline-width="auto" style:text-underline-mode="continuous"/>
    </style:style>
    <style:style style:name="P7464" style:parent-style-name="Normalny" style:family="paragraph">
      <style:paragraph-properties fo:text-align="justify" fo:line-height="150%" fo:text-indent="0.25in"/>
    </style:style>
    <style:style style:name="P7465" style:parent-style-name="Normalny" style:family="paragraph">
      <style:paragraph-properties fo:text-align="justify" fo:line-height="150%"/>
    </style:style>
    <style:style style:name="T7466" style:parent-style-name="Domyślnaczcionkaakapitu" style:family="text">
      <style:text-properties style:text-underline-type="single" style:text-underline-style="solid" style:text-underline-width="auto" style:text-underline-mode="continuous"/>
    </style:style>
    <style:style style:name="P7467" style:parent-style-name="Normalny" style:family="paragraph">
      <style:paragraph-properties fo:text-align="justify" fo:line-height="150%" fo:text-indent="0.25in"/>
    </style:style>
    <style:style style:name="T7468" style:parent-style-name="Domyślnaczcionkaakapitu" style:family="text">
      <style:text-properties fo:background-color="#80FFFF"/>
    </style:style>
    <style:style style:name="T7469" style:parent-style-name="Domyślnaczcionkaakapitu" style:family="text">
      <style:text-properties fo:background-color="#80FFFF"/>
    </style:style>
    <style:style style:name="T7470" style:parent-style-name="Domyślnaczcionkaakapitu" style:family="text">
      <style:text-properties fo:background-color="#80FFFF"/>
    </style:style>
    <style:style style:name="P7471" style:parent-style-name="Normalny" style:family="paragraph">
      <style:paragraph-properties fo:text-align="justify" fo:line-height="150%"/>
    </style:style>
    <style:style style:name="P7472" style:parent-style-name="Normalny" style:family="paragraph">
      <style:paragraph-properties fo:text-align="justify" fo:line-height="150%"/>
    </style:style>
    <style:style style:name="T7473" style:parent-style-name="Domyślnaczcionkaakapitu" style:family="text">
      <style:text-properties style:text-underline-type="single" style:text-underline-style="solid" style:text-underline-width="auto" style:text-underline-mode="continuous"/>
    </style:style>
    <style:style style:name="P7474" style:parent-style-name="Normalny" style:family="paragraph">
      <style:paragraph-properties fo:text-align="justify" fo:line-height="150%" fo:text-indent="0.25in"/>
    </style:style>
    <style:style style:name="T7475" style:parent-style-name="Domyślnaczcionkaakapitu" style:family="text">
      <style:text-properties fo:background-color="#80FFFF"/>
    </style:style>
    <style:style style:name="T7476" style:parent-style-name="Domyślnaczcionkaakapitu" style:family="text">
      <style:text-properties fo:background-color="#80FFFF"/>
    </style:style>
    <style:style style:name="T7477" style:parent-style-name="Domyślnaczcionkaakapitu" style:family="text">
      <style:text-properties fo:background-color="#80FFFF"/>
    </style:style>
    <style:style style:name="P7478" style:parent-style-name="Normalny" style:family="paragraph">
      <style:paragraph-properties fo:text-align="justify" fo:line-height="150%"/>
    </style:style>
    <style:style style:name="T7479" style:parent-style-name="Domyślnaczcionkaakapitu" style:family="text">
      <style:text-properties fo:background-color="#80FFFF"/>
    </style:style>
    <style:style style:name="P7480" style:parent-style-name="Normalny" style:family="paragraph">
      <style:paragraph-properties fo:text-align="justify" fo:line-height="150%"/>
    </style:style>
    <style:style style:name="T7481" style:parent-style-name="Domyślnaczcionkaakapitu" style:family="text">
      <style:text-properties style:text-underline-type="single" style:text-underline-style="solid" style:text-underline-width="auto" style:text-underline-mode="continuous"/>
    </style:style>
    <style:style style:name="P7482" style:parent-style-name="Normalny" style:family="paragraph">
      <style:paragraph-properties fo:text-align="justify" fo:line-height="150%" fo:text-indent="0.25in"/>
    </style:style>
    <style:style style:name="T7483" style:parent-style-name="Domyślnaczcionkaakapitu" style:family="text">
      <style:text-properties fo:background-color="#80FFFF"/>
    </style:style>
    <style:style style:name="T7484" style:parent-style-name="Domyślnaczcionkaakapitu" style:family="text">
      <style:text-properties fo:background-color="#80FFFF"/>
    </style:style>
    <style:style style:name="P7485" style:parent-style-name="Normalny" style:family="paragraph">
      <style:paragraph-properties fo:text-align="justify" fo:line-height="150%" fo:text-indent="0.25in"/>
    </style:style>
    <style:style style:name="T7486" style:parent-style-name="Domyślnaczcionkaakapitu" style:family="text">
      <style:text-properties fo:background-color="#80FFFF"/>
    </style:style>
    <style:style style:name="T7487" style:parent-style-name="Domyślnaczcionkaakapitu" style:family="text">
      <style:text-properties fo:background-color="#80FFFF"/>
    </style:style>
    <style:style style:name="T7488" style:parent-style-name="Domyślnaczcionkaakapitu" style:family="text">
      <style:text-properties fo:background-color="#80FFFF"/>
    </style:style>
    <style:style style:name="P7489" style:parent-style-name="Normalny" style:family="paragraph">
      <style:paragraph-properties fo:text-align="justify" fo:line-height="150%" fo:text-indent="0.25in"/>
    </style:style>
    <style:style style:name="P7490" style:parent-style-name="Normalny" style:family="paragraph">
      <style:paragraph-properties fo:text-align="justify" fo:line-height="150%"/>
    </style:style>
    <style:style style:name="T7491" style:parent-style-name="Domyślnaczcionkaakapitu" style:family="text">
      <style:text-properties style:text-underline-type="single" style:text-underline-style="solid" style:text-underline-width="auto" style:text-underline-mode="continuous"/>
    </style:style>
    <style:style style:name="P7492" style:parent-style-name="Normalny" style:family="paragraph">
      <style:paragraph-properties fo:text-align="justify" fo:line-height="150%" fo:text-indent="0.25in"/>
    </style:style>
    <style:style style:name="T7493" style:parent-style-name="Domyślnaczcionkaakapitu" style:family="text">
      <style:text-properties fo:background-color="#80FFFF"/>
    </style:style>
    <style:style style:name="P7494" style:parent-style-name="Normalny" style:family="paragraph">
      <style:paragraph-properties fo:text-align="justify" fo:line-height="150%"/>
    </style:style>
    <style:style style:name="T7495" style:parent-style-name="Domyślnaczcionkaakapitu" style:family="text">
      <style:text-properties style:text-underline-type="single" style:text-underline-style="solid" style:text-underline-width="auto" style:text-underline-mode="continuous"/>
    </style:style>
    <style:style style:name="T7496" style:parent-style-name="Domyślnaczcionkaakapitu" style:family="text">
      <style:text-properties fo:background-color="#80FFFF" style:text-underline-type="single" style:text-underline-style="solid" style:text-underline-width="auto" style:text-underline-mode="continuous"/>
    </style:style>
    <style:style style:name="T7497" style:parent-style-name="Domyślnaczcionkaakapitu" style:family="text">
      <style:text-properties style:text-underline-type="single" style:text-underline-style="solid" style:text-underline-width="auto" style:text-underline-mode="continuous"/>
    </style:style>
    <style:style style:name="P7498" style:parent-style-name="Normalny" style:family="paragraph">
      <style:paragraph-properties fo:text-align="justify" fo:line-height="150%" fo:text-indent="0.2479in"/>
    </style:style>
    <style:style style:name="T7499" style:parent-style-name="Domyślnaczcionkaakapitu" style:family="text">
      <style:text-properties fo:background-color="#80FFFF"/>
    </style:style>
    <style:style style:name="T7500" style:parent-style-name="Domyślnaczcionkaakapitu" style:family="text">
      <style:text-properties fo:background-color="#80FFFF"/>
    </style:style>
    <style:style style:name="T7501" style:parent-style-name="Domyślnaczcionkaakapitu" style:family="text">
      <style:text-properties fo:background-color="#80FFFF"/>
    </style:style>
    <style:style style:name="P7502" style:parent-style-name="Normalny" style:family="paragraph">
      <style:paragraph-properties fo:text-align="justify" fo:line-height="150%"/>
    </style:style>
    <style:style style:name="T7503" style:parent-style-name="Domyślnaczcionkaakapitu" style:family="text">
      <style:text-properties style:text-underline-type="single" style:text-underline-style="solid" style:text-underline-width="auto" style:text-underline-mode="continuous"/>
    </style:style>
    <style:style style:name="P7504" style:parent-style-name="Normalny" style:family="paragraph">
      <style:paragraph-properties fo:text-align="justify" fo:line-height="150%" fo:text-indent="0.25in"/>
    </style:style>
    <style:style style:name="T7505" style:parent-style-name="Domyślnaczcionkaakapitu" style:family="text">
      <style:text-properties fo:background-color="#80FFFF"/>
    </style:style>
    <style:style style:name="P7506" style:parent-style-name="Normalny" style:family="paragraph">
      <style:paragraph-properties fo:text-align="justify" fo:line-height="150%"/>
    </style:style>
    <style:style style:name="T7507" style:parent-style-name="Domyślnaczcionkaakapitu" style:family="text">
      <style:text-properties style:text-underline-type="single" style:text-underline-style="solid" style:text-underline-width="auto" style:text-underline-mode="continuous"/>
    </style:style>
    <style:style style:name="T7508" style:parent-style-name="Domyślnaczcionkaakapitu" style:family="text">
      <style:text-properties fo:background-color="#80FFFF" style:text-underline-type="single" style:text-underline-style="solid" style:text-underline-width="auto" style:text-underline-mode="continuous"/>
    </style:style>
    <style:style style:name="T7509" style:parent-style-name="Domyślnaczcionkaakapitu" style:family="text">
      <style:text-properties style:text-underline-type="single" style:text-underline-style="solid" style:text-underline-width="auto" style:text-underline-mode="continuous"/>
    </style:style>
    <style:style style:name="P7510" style:parent-style-name="Normalny" style:family="paragraph">
      <style:paragraph-properties fo:text-align="justify" fo:line-height="150%" fo:text-indent="0.25in"/>
    </style:style>
    <style:style style:name="T7511" style:parent-style-name="Domyślnaczcionkaakapitu" style:family="text">
      <style:text-properties fo:background-color="#80FFFF"/>
    </style:style>
    <style:style style:name="P7512" style:parent-style-name="Normalny" style:family="paragraph">
      <style:paragraph-properties fo:text-align="justify" fo:line-height="150%"/>
    </style:style>
    <style:style style:name="T7513" style:parent-style-name="Domyślnaczcionkaakapitu" style:family="text">
      <style:text-properties style:text-underline-type="single" style:text-underline-style="solid" style:text-underline-width="auto" style:text-underline-mode="continuous"/>
    </style:style>
    <style:style style:name="P7514" style:parent-style-name="Normalny" style:family="paragraph">
      <style:paragraph-properties fo:text-align="justify" fo:line-height="150%" fo:text-indent="0.25in"/>
    </style:style>
    <style:style style:name="T7515" style:parent-style-name="Domyślnaczcionkaakapitu" style:family="text">
      <style:text-properties fo:background-color="#80FFFF"/>
    </style:style>
    <style:style style:name="P7516" style:parent-style-name="Normalny" style:family="paragraph">
      <style:paragraph-properties fo:text-align="justify" fo:line-height="150%"/>
    </style:style>
    <style:style style:name="T7517" style:parent-style-name="Domyślnaczcionkaakapitu" style:family="text">
      <style:text-properties style:text-underline-type="single" style:text-underline-style="solid" style:text-underline-width="auto" style:text-underline-mode="continuous"/>
    </style:style>
    <style:style style:name="P7518" style:parent-style-name="Normalny" style:family="paragraph">
      <style:paragraph-properties fo:text-align="justify" fo:line-height="150%" fo:text-indent="0.25in"/>
    </style:style>
    <style:style style:name="T7519" style:parent-style-name="Domyślnaczcionkaakapitu" style:family="text">
      <style:text-properties fo:background-color="#80FFFF"/>
    </style:style>
    <style:style style:name="T7520" style:parent-style-name="Domyślnaczcionkaakapitu" style:family="text">
      <style:text-properties fo:background-color="#80FFFF"/>
    </style:style>
    <style:style style:name="T7521" style:parent-style-name="Domyślnaczcionkaakapitu" style:family="text">
      <style:text-properties fo:background-color="#80FFFF"/>
    </style:style>
    <style:style style:name="T7522" style:parent-style-name="Domyślnaczcionkaakapitu" style:family="text">
      <style:text-properties fo:background-color="#80FFFF"/>
    </style:style>
    <style:style style:name="T7523" style:parent-style-name="Domyślnaczcionkaakapitu" style:family="text">
      <style:text-properties fo:background-color="#80FFFF"/>
    </style:style>
    <style:style style:name="P7524" style:parent-style-name="Normalny" style:family="paragraph">
      <style:paragraph-properties fo:text-align="justify" fo:line-height="150%"/>
    </style:style>
    <style:style style:name="T7525" style:parent-style-name="Domyślnaczcionkaakapitu" style:family="text">
      <style:text-properties style:text-underline-type="single" style:text-underline-style="solid" style:text-underline-width="auto" style:text-underline-mode="continuous"/>
    </style:style>
    <style:style style:name="P7526" style:parent-style-name="Normalny" style:family="paragraph">
      <style:paragraph-properties fo:text-align="justify" fo:line-height="150%" fo:text-indent="0.2479in"/>
    </style:style>
    <style:style style:name="T7527" style:parent-style-name="Domyślnaczcionkaakapitu" style:family="text">
      <style:text-properties fo:background-color="#80FFFF"/>
    </style:style>
    <style:style style:name="T7528" style:parent-style-name="Domyślnaczcionkaakapitu" style:family="text">
      <style:text-properties fo:background-color="#80FFFF"/>
    </style:style>
    <style:style style:name="P7529" style:parent-style-name="Normalny" style:family="paragraph">
      <style:paragraph-properties fo:text-align="justify" fo:line-height="150%"/>
    </style:style>
    <style:style style:name="T7530" style:parent-style-name="Domyślnaczcionkaakapitu" style:family="text">
      <style:text-properties style:text-underline-type="single" style:text-underline-style="solid" style:text-underline-width="auto" style:text-underline-mode="continuous"/>
    </style:style>
    <style:style style:name="P7531" style:parent-style-name="Normalny" style:family="paragraph">
      <style:paragraph-properties fo:text-align="justify" fo:line-height="150%" fo:text-indent="0.2479in"/>
    </style:style>
    <style:style style:name="T7532" style:parent-style-name="Domyślnaczcionkaakapitu" style:family="text">
      <style:text-properties fo:background-color="#80FFFF"/>
    </style:style>
    <style:style style:name="P7533" style:parent-style-name="Normalny" style:family="paragraph">
      <style:paragraph-properties fo:text-align="justify" fo:line-height="150%" fo:text-indent="0.2479in"/>
    </style:style>
    <style:style style:name="T7534" style:parent-style-name="Domyślnaczcionkaakapitu" style:family="text">
      <style:text-properties fo:background-color="#80FFFF"/>
    </style:style>
    <style:style style:name="T7535" style:parent-style-name="Domyślnaczcionkaakapitu" style:family="text">
      <style:text-properties fo:background-color="#80FFFF"/>
    </style:style>
    <style:style style:name="P7536" style:parent-style-name="Normalny" style:family="paragraph">
      <style:paragraph-properties fo:text-align="justify" fo:line-height="150%"/>
    </style:style>
    <style:style style:name="T7537" style:parent-style-name="Domyślnaczcionkaakapitu" style:family="text">
      <style:text-properties style:text-underline-type="single" style:text-underline-style="solid" style:text-underline-width="auto" style:text-underline-mode="continuous"/>
    </style:style>
    <style:style style:name="T7538" style:parent-style-name="Domyślnaczcionkaakapitu" style:family="text">
      <style:text-properties fo:background-color="#80FFFF" style:text-underline-type="single" style:text-underline-style="solid" style:text-underline-width="auto" style:text-underline-mode="continuous"/>
    </style:style>
    <style:style style:name="T7539" style:parent-style-name="Domyślnaczcionkaakapitu" style:family="text">
      <style:text-properties style:text-underline-type="single" style:text-underline-style="solid" style:text-underline-width="auto" style:text-underline-mode="continuous"/>
    </style:style>
    <style:style style:name="T7540" style:parent-style-name="Domyślnaczcionkaakapitu" style:family="text">
      <style:text-properties fo:background-color="#80FFFF" style:text-underline-type="single" style:text-underline-style="solid" style:text-underline-width="auto" style:text-underline-mode="continuous"/>
    </style:style>
    <style:style style:name="T7541" style:parent-style-name="Domyślnaczcionkaakapitu" style:family="text">
      <style:text-properties style:text-underline-type="single" style:text-underline-style="solid" style:text-underline-width="auto" style:text-underline-mode="continuous"/>
    </style:style>
    <style:style style:name="P7542" style:parent-style-name="Normalny" style:family="paragraph">
      <style:paragraph-properties fo:text-align="justify" fo:line-height="150%" fo:text-indent="0.2479in"/>
    </style:style>
    <style:style style:name="T7543" style:parent-style-name="Domyślnaczcionkaakapitu" style:family="text">
      <style:text-properties fo:background-color="#80FFFF"/>
    </style:style>
    <style:style style:name="T7544" style:parent-style-name="Domyślnaczcionkaakapitu" style:family="text">
      <style:text-properties fo:background-color="#80FFFF"/>
    </style:style>
    <style:style style:name="P7545" style:parent-style-name="Normalny" style:family="paragraph">
      <style:paragraph-properties fo:text-align="justify" fo:line-height="150%"/>
    </style:style>
    <style:style style:name="T7546" style:parent-style-name="Domyślnaczcionkaakapitu" style:family="text">
      <style:text-properties style:text-underline-type="single" style:text-underline-style="solid" style:text-underline-width="auto" style:text-underline-mode="continuous"/>
    </style:style>
    <style:style style:name="T7547" style:parent-style-name="Domyślnaczcionkaakapitu" style:family="text">
      <style:text-properties fo:background-color="#80FFFF" style:text-underline-type="single" style:text-underline-style="solid" style:text-underline-width="auto" style:text-underline-mode="continuous"/>
    </style:style>
    <style:style style:name="T7548" style:parent-style-name="Domyślnaczcionkaakapitu" style:family="text">
      <style:text-properties style:text-underline-type="single" style:text-underline-style="solid" style:text-underline-width="auto" style:text-underline-mode="continuous"/>
    </style:style>
    <style:style style:name="T7549" style:parent-style-name="Domyślnaczcionkaakapitu" style:family="text">
      <style:text-properties fo:background-color="#80FFFF" style:text-underline-type="single" style:text-underline-style="solid" style:text-underline-width="auto" style:text-underline-mode="continuous"/>
    </style:style>
    <style:style style:name="T7550" style:parent-style-name="Domyślnaczcionkaakapitu" style:family="text">
      <style:text-properties style:text-underline-type="single" style:text-underline-style="solid" style:text-underline-width="auto" style:text-underline-mode="continuous"/>
    </style:style>
    <style:style style:name="P7551" style:parent-style-name="Normalny" style:family="paragraph">
      <style:paragraph-properties fo:text-align="justify" fo:line-height="150%" fo:text-indent="0.2479in"/>
    </style:style>
    <style:style style:name="T7552" style:parent-style-name="Domyślnaczcionkaakapitu" style:family="text">
      <style:text-properties fo:background-color="#80FFFF"/>
    </style:style>
    <style:style style:name="T7553" style:parent-style-name="Domyślnaczcionkaakapitu" style:family="text">
      <style:text-properties fo:background-color="#80FFFF"/>
    </style:style>
    <style:style style:name="P7554" style:parent-style-name="Normalny" style:family="paragraph">
      <style:paragraph-properties fo:text-align="justify" fo:line-height="150%"/>
    </style:style>
    <style:style style:name="T7555" style:parent-style-name="Domyślnaczcionkaakapitu" style:family="text">
      <style:text-properties fo:background-color="#80FFFF"/>
    </style:style>
    <style:style style:name="P7556" style:parent-style-name="Normalny" style:family="paragraph">
      <style:paragraph-properties fo:text-align="justify" fo:line-height="150%"/>
    </style:style>
    <style:style style:name="T7557" style:parent-style-name="Domyślnaczcionkaakapitu" style:family="text">
      <style:text-properties style:text-underline-type="single" style:text-underline-style="solid" style:text-underline-width="auto" style:text-underline-mode="continuous"/>
    </style:style>
    <style:style style:name="P7558" style:parent-style-name="Normalny" style:family="paragraph">
      <style:paragraph-properties fo:text-align="justify" fo:line-height="150%" fo:text-indent="0.2479in"/>
    </style:style>
    <style:style style:name="T7559" style:parent-style-name="Domyślnaczcionkaakapitu" style:family="text">
      <style:text-properties fo:background-color="#80FFFF"/>
    </style:style>
    <style:style style:name="T7560" style:parent-style-name="Domyślnaczcionkaakapitu" style:family="text">
      <style:text-properties fo:background-color="#80FFFF"/>
    </style:style>
    <style:style style:name="T7561" style:parent-style-name="Domyślnaczcionkaakapitu" style:family="text">
      <style:text-properties fo:background-color="#80FFFF"/>
    </style:style>
  </office:automatic-styles>
  <office:body>
    <office:text text:use-soft-page-breaks="true">
      <text:p text:style-name="P1">KORPUS= Obrady Okrągłego Stołu</text:p>
      <text:p text:style-name="P2">ZESPÓŁ= Zespół do<text:s/>spraw Gospodarki i Polityki Społecznej</text:p>
      <text:p text:style-name="P3">TYTUŁ= STENOGRAM z dziewiątego posiedzenia Zespołu do<text:s/>spraw Gospodarki i Polityki Społecznej</text:p>
      <text:p text:style-name="P4">DATA= 22 marca 1989 r.</text:p>
      <text:p text:style-name="P5">SYGNATURA= 9540/2</text:p>
      <text:p text:style-name="P6">INW=<text:s/>46023</text:p>
      <text:p text:style-name="P7">TEKST=</text:p>
      <text:p text:style-name="P8">Stenogram<text:s/><text:span text:style-name="T9">z</text:span><text:s/>posiedzenia<text:s/>Podzespołu do spraw<text:s/>Gospodarki i<text:s/>Polityki<text:s/>Społecznej z dnia 22 marca 1989 r<text:span text:style-name="T10">.</text:span></text:p>
      <text:p text:style-name="P11"><text:span text:style-name="T12">Przewodni</text:span><text:span text:style-name="T13">cz</text:span><text:span text:style-name="T14">ący</text:span>:</text:p>
      <text:p text:style-name="P15">Otwieram obrady zespołu<text:span text:style-name="T16">.</text:span><text:s/>Proponuję następujący porządek obrad<text:span text:style-name="T17">.</text:span></text:p>
      <text:p text:style-name="P18"><text:span text:style-name="T19">W</text:span><text:s/>punkcie pierwszym wnoszę o rozpatrzenie rezultatów pracy podzespołu do spraw górnictwa<text:span text:style-name="T20">.</text:span></text:p>
      <text:p text:style-name="P21">Następnie kontynuowa<text:span text:style-name="T22">li</text:span>byśmy prace nad dokumentem<text:s/>„Nowy ład ekonomiczny<text:span text:style-name="T23">”</text:span><text:span text:style-name="T24">.</text:span><text:s/>Po zakończeniu redakcji dokumentu wrócilibyśmy do tych kwestii, które w tej chwili nie zostały jeszcze uzgodnione<text:span text:style-name="T25">.</text:span><text:s/>I do ostatecznego kształtu całości<text:span text:style-name="T26">.</text:span><text:s/>Tak, żeby wykluczyć ewentualne nieporozumienia, ni<text:span text:style-name="T27">ejed</text:span>noznaczności<text:span text:style-name="T28">.</text:span><text:s/><text:span text:style-name="T29">W</text:span><text:s/>szczególności jeżeli chodzi o problemy związane z tą grupą zagadnień, które uważamy, że ciągle są nieuzgodnione, a bardzo ważne, nie uważamy, a one są w istocie<text:span text:style-name="T30">.</text:span><text:s/>Odnosi się to do kwestii po pierwsze indeksacji. I musimy wrócić do kwestii urynkowienia gospodarki żywnościow<text:span text:style-name="T31">ej.</text:span><text:s/><text:span text:style-name="T32">W</text:span><text:s/>zależności od tego, jak określimy stan dojrzałości do przekazania, do rozpatrzenia w takiej kolejności do rzeczy podejdziemy<text:span text:style-name="T33">.</text:span></text:p>
      <text:p text:style-name="P34">Czy są uwagi do proponowan<text:span text:style-name="T35">eg</text:span>o porządku? Nie widzę<text:span text:style-name="T36">.</text:span></text:p>
      <text:p text:style-name="P37">Przystępujemy zatem do punktu pierwszego. Sprawozdanie o wynikach pracy podzespołu do spraw górnictwa, w jakiej kolejności sprawy będą prezentowane<text:span text:style-name="T38">.</text:span><text:s/>Rozumiem, że najpierw pan min<text:span text:style-name="T39">.</text:span><text:s/>Gustek, tak? Proszę bardzo<text:span text:style-name="T40">.</text:span></text:p>
      <text:p text:style-name="P41"><text:span text:style-name="T42">Min. Gustek</text:span>:</text:p>
      <text:p text:style-name="P43"><text:span text:style-name="T44">W</text:span><text:s/>pracach podzespołu, jak już miałem przyjemność tutaj mów<text:span text:style-name="T45">i</text:span>ć przy tym stole brała udzia<text:span text:style-name="T46">ł</text:span><text:s/>strona koalicyjno<text:span text:style-name="T47">-r</text:span>ządowa, strona OPZZ<text:s/><text:span text:style-name="T48">i</text:span><text:s/>strona so<text:span text:style-name="T49">l</text:span>idarnościowo<text:span text:style-name="T50">-</text:span>opozycyjna<text:span text:style-name="T51">.</text:span></text:p>
      <text:p text:style-name="P52">Podzespół odbył dziewięć posiedzeń<text:span text:style-name="T53">.</text:span><text:s/>Ustalono w czasie pierwszych prezentacji stanowisk następującą tematykę do rozmów<text:span text:style-name="T54">.</text:span><text:s/>Represje postrajkowe, czas pracy górników, system ekonomic<text:span text:style-name="T55">z</text:span>no-finansowy<text:s/>w górnictwie, struktury organizacyjne w górnictwie, b<text:span text:style-name="T56">ez</text:span>pi<text:span text:style-name="T57">ec</text:span>zeń<text:span text:style-name="T58">st</text:span>wo i higiena pracy, odszkodowania za wypadki przy pracy i choroby zawodowe, renty i emerytury, górnicza służba zdrowia, ochrona środowiska, system płac w górnictwie, samorządy pracownicze<text:span text:style-name="T59">.</text:span></text:p>
      <text:p text:style-name="P60">Sprawy uzgodnione. Uzgodniono stanowiska, podpisano porozumienia w następujących sprawach<text:span text:style-name="T61">.</text:span></text:p>
      <text:p text:style-name="P62">1.<text:tab/>Bezpieczeństwo i higiena pracy - podpisano protokół uzgodnień.</text:p>
      <text:p text:style-name="P63">2.<text:tab/>Odszkodowania za wypadki przy pracy i choroby zawodowe - podpisano protokół<text:s/>porozumienia.</text:p>
      <text:p text:style-name="P64"><text:span text:style-name="T65">3</text:span>.<text:tab/>Renty i emerytury - podpisano protokół porozumienia<text:span text:style-name="T66">.</text:span></text:p>
      <text:p text:style-name="P67">4<text:span text:style-name="T68">.</text:span><text:tab/>Górnicza służba zdrowia - podpisano protokół porozumieni<text:span text:style-name="T69">a</text:span>.</text:p>
      <text:p text:style-name="P70">5.<text:tab/>Ochrona środowiska - podpisano protokół porozumienia<text:span text:style-name="T71">.</text:span></text:p>
      <text:p text:style-name="P72">Dodatkowo podpisano porozumienie w sprawie problemów górnictwa, surowców chemicznych, siarki i surowców skalnych.</text:p>
      <text:p text:style-name="P73">Sprawy częściowo uzgodnion<text:span text:style-name="T74">e</text:span>. Represje postrajkowe - podpisano protokół rozbieżności. Strony<text:s/><text:soft-page-break/>zapr<text:span text:style-name="T75">ez</text:span>entowały następujące stanowisk<text:span text:style-name="T76">a</text:span>.</text:p>
      <text:p text:style-name="P77">Strona koalicyjno-rządowa - sprawy związane ze strajkami z sierpnia<text:s/>‘88 zostały załatwione wszystkie pozytywnie. Problemy pracownicze wynikające z rozwiązania stosunku pracy dotyczące okresu od 13 grudnia 81 do momentu rozpoczęc<text:span text:style-name="T78">i</text:span>a strajków w sierpniu<text:s/>‘88 oraz sprawy d<text:span text:style-name="T79">ot</text:span>yczące zwolnień z odbywania służby wojskowej przekazano do rozpatrzenia przez zespół zajmujący się sprawami gospodarki i polityki społeczn<text:span text:style-name="T80">ej.</text:span></text:p>
      <text:p text:style-name="P81">Strona solidarnośc<text:span text:style-name="T82">i</text:span>owo-opozycyjna postawiła sprawę przywrócić do pracy wszystkich górników i pracowników kopalń, którzy zostali zwolnieni po 13 grudnia<text:s/>‘81 za działalność mającą na celu ochronę interesów pracowniczych względnie za udział w strajku, jego organ<text:span text:style-name="T83">iz</text:span>owanie lub pomoc niesioną dla<text:s/><text:span text:style-name="T84">st</text:span>rajkujących i abyśmy wystąpili do<text:s/>Ministra<text:s/>Obrony<text:s/>Narodowej o zwolnienie z zasadniczej służ<text:span text:style-name="T85">b</text:span>y wojskowej tych pracowników, którzy w związku z akcjami pr<text:span text:style-name="T86">otest</text:span>acy<text:span text:style-name="T87">jn</text:span>ymi, strajkami w sierpniu<text:s/>‘88 zostali powołani do czynnej służby wojskowej<text:span text:style-name="T88">.</text:span><text:s/>O<text:span text:style-name="T89">PZ</text:span>Z poparła spraw<text:span text:style-name="T90">ę.</text:span><text:s/>Wystosowano pismo do<text:s/>Ministra<text:s/>Przemysłu w sprawie rozważenia w trybie wyjątkowym moż<text:span text:style-name="T91">li</text:span>woś<text:span text:style-name="T92">ci</text:span><text:s/>dokonania wypłat górnikom upoważnionym do uzyskania należności z tytułu tzw<text:span text:style-name="T93">.</text:span><text:s/>czternastej pensji, którzy przekroczyli wymiar 6 dniówek nieobecności w pracy tzw. dniówek usprawi<text:span text:style-name="T94">edli</text:span>wionych. Sprawy są załatwione wszystkie pozytywni<text:span text:style-name="T95">e</text:span>.</text:p>
      <text:p text:style-name="P96">Pismo do<text:s/>Ministra<text:s/>Przemysłu z prośbą o przedstawienie<text:s/>Ministrowi<text:s/>Obrony<text:s/>Narodowej sprawy zwolnienia z zasadniczej służby wojskowej tych pracowników, którzy w związku z akcjami pr<text:span text:style-name="T97">otest</text:span>acyjnymi i strajkami w sierpniu<text:s/>‘88 powołani zostali do czynnej służby wojskowej.</text:p>
      <text:p text:style-name="P98">Ponieważ pan minister na jednym z posiedzeń ustosunkował s<text:span text:style-name="T99">i</text:span>ę do tego, zajął stanowisko, że rozważy<text:span text:style-name="T100">.</text:span><text:s/>Takie pismo wszystkie trzy strony podpisały do min<text:span text:style-name="T101">.</text:span><text:s/>Wilczka<text:span text:style-name="T102">.</text:span></text:p>
      <text:p text:style-name="P103">Do bloku spraw<text:s/><text:span text:style-name="T104">-</text:span><text:s/>czas pracy, system ekonomiczno-finansowy, struktury organ<text:span text:style-name="T105">iz</text:span>acyjne, system płac, samorządy pracownicze w górnictwie podpisano w tej sprawie trzy dokum<text:span text:style-name="T106">en</text:span>ty<text:span text:style-name="T107">.</text:span></text:p>
      <text:p text:style-name="P108">Protokół porozumienia w sprawie górnictwa skalnego i surowców chemi<text:span text:style-name="T109">cz</text:span>nych, protokół porozumienia w sprawie odkrywkowych kopalń węgla brunatnego, protokół zawiera jedynie rozbieżności stron w zakresie struktury organizacyjn<text:span text:style-name="T110">ej</text:span>.</text:p>
      <text:p text:style-name="P111">Protokół porozumień i rozbieżności w sprawie czasu pracy, systemu ekonomiczno-finansowego, płac zarządzania i samorządów w górnictwie. Strony przyjęły wspólne stanowisko m.in. w sprawach 5-dniowego tygodnia pracy w górnictwie, sposobu planowania wydobycia, a więc planowanie wydobycia na 5 dni w tygodniu i ogólnych zasad systemu płac w górnictwie<text:span text:style-name="T112">.</text:span><text:s/>Strony przedstawiły również swoje stanowisko w sprawach wynagradzania za pracę w soboty, kierunków restrukturyzacji gospodarki w zakresie przemysłów prz<text:span text:style-name="T113">et</text:span>wórczych, systemu zarządzania, struktury organ<text:span text:style-name="T114">iz</text:span>acyjn<text:span text:style-name="T115">ej,</text:span><text:s/>systemu ekonomiczno-finansowego i samorządów pracowni<text:span text:style-name="T116">cz</text:span>ych. Całą dokumentację z podpisami trzech współprzewodniczących będę miał przyjemność złożyć panom współprzewodni<text:span text:style-name="T117">cz</text:span>ącym<text:span text:style-name="T118">.</text:span></text:p>
      <text:p text:style-name="P119">Dziękuję bardzo<text:span text:style-name="T120">.</text:span></text:p>
      <text:p text:style-name="P121"><text:span text:style-name="T122">Przewodnicząc</text:span><text:span text:style-name="T123">y</text:span>:</text:p>
      <text:p text:style-name="P124">Dziękuję bardzo<text:span text:style-name="T125">.</text:span></text:p>
      <text:p text:style-name="P126">Kto na<text:span text:style-name="T127">st</text:span>ępny, pan Moric proszę bardzo<text:span text:style-name="T128">.</text:span></text:p>
      <text:p text:style-name="P129"><text:span text:style-name="T130">Ob.</text:span><text:span text:style-name="T131"><text:s/>Mor</text:span><text:span text:style-name="T132">i</text:span><text:span text:style-name="T133">c /OPZZ/</text:span>:</text:p>
      <text:p text:style-name="P134">Pan min<text:span text:style-name="T135">.</text:span><text:s/>Gustek ściśle zrela<text:span text:style-name="T136">cj</text:span>onował wyniki naszych obrad<text:span text:style-name="T137">.</text:span></text:p>
      <text:soft-page-break/>
      <text:p text:style-name="P138">Chcę powiedzieć, że nie chcę referować tych tutaj prz<text:span text:style-name="T139">edst</text:span>awionych problemów<text:span text:style-name="T140">.</text:span><text:s/>Natomiast prawdą jest, że mamy na tą porę trzy tematy, właściwie cztery rozbieżne.</text:p>
      <text:p text:style-name="P141">Stanowiska poszczególnych stron znajdują się w dokumentach. Ja rozumiem, że zespół gospodarczy akceptuje czy zaakceptuje porozumienia to znaczy zaakceptuje te porozumienia, w których byliśmy zgodni, któreśmy podpisali<text:span text:style-name="T142">.</text:span></text:p>
      <text:p text:style-name="P143">Natomiast nie udało nam się znaleźć rozstrzygnięć w kwestiach tak podstawowych, jak sprawa czasu pracy, systemu zarządzania i systemu ekonomiczno-finansowego, w tym też są pewne rozbieżności w zakresie systemów płacowych, jakie poszczególne strony proponują wprowadzić.</text:p>
      <text:p text:style-name="P144"><text:span text:style-name="T145">Z</text:span><text:s/>tym, że chcę powiedzieć, że co do samych celów jesteśmy zgodni<text:span text:style-name="T146">.</text:span><text:s/>To znaczy uznajemy, że sprawy dobrowolności pracy właściwie wszyscy uznajemy, że jest to sprawa na zasadzie dobrowolności<text:s/><text:span text:style-name="T147">i</text:span><text:s/>zgadzamy się wszyscy, że powinno mieć to odzwierciedlenie w zakresie planowania wydobycia surowców.</text:p>
      <text:p text:style-name="P148">Natomiast w zakresie systemów ekonomicznych tzn. co do celów jesteśmy zgodni, że ma to być sprawa urynkowienia wprowadzenia górnictwa do ogólnych systemów ekonomicznych obowiązujących w naszym kraju<text:span text:style-name="T149">.</text:span><text:s/>Natomiast zdajemy sobie wszyscy sprawę, że skutków tego i stąd rodzą się pewne wątpliwości, w jaki sposób ma się to odbyć<text:span text:style-name="T150">.</text:span><text:s/>Stąd chociażby ta sporna kwestia dotycząca ewentualnie zamykania zakładów, likwidowania niektórych zakładów wydobywczych<text:span text:style-name="T151">.</text:span></text:p>
      <text:p text:style-name="P152">Je<text:span text:style-name="T153">steś</text:span>my też zgodni co do tego, że system zarządzania w górnictwie jest systemem, który w tej chwili jest ni<text:span text:style-name="T154">ed</text:span>oskonałym, jest on systemem, który powinien ulec zmianie<text:span text:style-name="T155">.</text:span><text:s/>I tutaj mamy rozbieżności tylko co do tego, że on ma być w zmniejszonej ilości stopniu zarządzania<text:span text:style-name="T156">.</text:span><text:s/>My jesteśmy rozbieżni, jak on ma wyglądać, samego kształtu czy do terminów, w którym należy osiągnąć pewne rozwiązania.</text:p>
      <text:p text:style-name="P157">Jeżeli chodzi o sprawy systemów płacowych również s<text:span text:style-name="T158">i</text:span>ę tutaj różnimy.<text:s/><text:span text:style-name="T159">M</text:span>o<text:span text:style-name="T160">że</text:span><text:s/>inaczej uważamy, że należy - wszyscy uważamy - wzmocnić wynagrodzenie w zakresie poniedziałek- piątek. Natomiast dzielimy się... różni się co do skali tych zmian. Jak i tutaj nie jesteśmy zgodni, przynajmniej dwie strony związkowe są zgodne, że należy odejść od uchwały 199 w zakresie płacowym, zmodyfikować ją. Choc<text:span text:style-name="T161">i</text:span>aż tą modyfikację też różnie widzimy, ale generalnie zmodyfikować. Natomiast strona rządowa chce utrzymać zapisy dotychczasowe uchwały nr 2, a więc systemu płacy za pracę w sobotę.</text:p>
      <text:p text:style-name="P162">Ja chcę powiedzieć, że środowisko nasze górnicze dosyć żywo to dyskutuje. Poglądy nie są jednolite, bo nie można powiedzieć, że poglądy są jednolite, natomiast rozwiązania tutaj, które będą podejmowane<text:s/>niewątpliwie<text:s/>mają wpływ na całą gospodarkę.</text:p>
      <text:p text:style-name="P163">Referowałem tutaj stanowiska strony OPZZ, referowałem dwa dni temu, więc nie będę powtarzał<text:span text:style-name="T164">.</text:span><text:s/>Państwo je znają, jeżeli będą jakieś pytania to uzupełnię swoją wypowiedź<text:span text:style-name="T165">.</text:span></text:p>
      <text:p text:style-name="P166">Dziękuję<text:span text:style-name="T167">.</text:span></text:p>
      <text:p text:style-name="P168"><text:span text:style-name="T169">Przewodn</text:span><text:span text:style-name="T170">ic</text:span><text:span text:style-name="T171">zący</text:span>:</text:p>
      <text:p text:style-name="P172">Dziękuję, proszę pan Pietrzyk.</text:p>
      <text:p text:style-name="P173"><text:span text:style-name="T174">Ob. Pietrzyk /</text:span><text:span text:style-name="T175">”</text:span><text:span text:style-name="T176">Solidarność/</text:span><text:span text:style-name="T177">:</text:span></text:p>
      <text:p text:style-name="P178">Poprzednio m<text:span text:style-name="T179">i</text:span>n. Gu<text:span text:style-name="T180">st</text:span>ek dość szczegółowo nakreślił to co zostało w podzespole<text:s/>podpisane<text:s/><text:span text:style-name="T181">i</text:span><text:s/><text:span text:style-name="T182">w</text:span><text:s/>czym jesteśmy rozbieżni<text:span text:style-name="T183">.</text:span><text:s/>No niestety jest to bardzo niepokojące, bo jesteśmy rozbieżni<text:s/><text:span text:style-name="T184">w</text:span><text:s/>zasadniczych problemach.</text:p>
      <text:p text:style-name="P185"><text:span text:style-name="T186">W</text:span><text:s/>problemach, które bardzo nękają i przeszkadzają górnikom niestety obecnie pracować<text:span text:style-name="T187">,</text:span><text:s/>jest to czas<text:s/><text:soft-page-break/>pracy, gdzie strona rządowa w pracach podzespołu w swoich propozycjach poszła bardzo mocno w kierunku przymusu<text:s/><text:span text:style-name="T188">ek</text:span>onomi<text:span text:style-name="T189">cz</text:span>nego, jeszcze go nasilenia<text:span text:style-name="T190">.</text:span><text:s/>Strona OPZZ i strona<text:s/>„Solidarności<text:span text:style-name="T191">”</text:span><text:span text:style-name="T192"><text:s/></text:span>akurat w czasie pracy miała bardzo zbieżne stanowisko. Jeżeli chodzi o struktury pośrednie strona rządowa stoi mocno na stanowisku zachowywania struktur i metod zarządzania w górnictwie, strona<text:s/><text:span text:style-name="T193">O</text:span>PZZ idzie w kierunku samodzielności kopalń i resortu wydobywczego<text:span text:style-name="T194">.</text:span><text:s/>Strona<text:s/>„Sol<text:span text:style-name="T195">id</text:span>arności”<text:s/>nasza j<text:span text:style-name="T196">e</text:span>dnoznacznie zobligowana postulatami z sierpnia<text:s/>‘88 i częstymi konsulta<text:span text:style-name="T197">cj</text:span>ami w kopalniach śląskich w kierunku likwidacji struktur pośrednich. Samodzi<text:span text:style-name="T198">el</text:span>ności kopalń, wypracowania systemu finansowo-ekonomi<text:span text:style-name="T199">cz</text:span>n<text:span text:style-name="T200">eg</text:span>o kopalń, powołania samorządów, które niest<text:span text:style-name="T201">et</text:span>y<text:s/>musiałyby<text:s/>być prawdziwym gospodarzem w kopalniach.<text:s/><text:span text:style-name="T202">O</text:span>czywiście likwidacji statusu przedsiębiorstw użyteczności publicznej. To jeżeli chodzi o czas pracy, system ekonomiczno-finansowy zarządzania i samorządu w górnictwie. To co niestety od szeregu lat jest bardzo niedobrze rozwiązywane. Tak bym to nakreślił między innymi. Dlatego, że niest<text:span text:style-name="T203">et</text:span>y ale w kopalniach górnicy chcą być g<text:span text:style-name="T204">os</text:span>podarzami. Chcąc czuć praktycznie rzecz biorąc właści<text:span text:style-name="T205">ci</text:span>elami wspólnie kopalń.</text:p>
      <text:p text:style-name="P206">Jeżeli chodzi o to co zbieżne w tym wszystkim to dobrowolność pracy w soboty. Dobrowolność.<text:s/><text:span text:style-name="T207">Z</text:span><text:s/>tym, że nasza strona idzie jednoznacznie<text:s/><text:span text:style-name="T208">w</text:span><text:s/>kierunku podstawy wynagradzania od poniedziałku do piątku, a sobota 100 proc. Jest to bardzo ważne, bardzo istotne,<text:s/>jako że<text:s/>czas pracy w górnictwie od 13 grudnia<text:s/>‘81 r. stoi praktycznie na głowie i płacy tak sa<text:span text:style-name="T209">m</text:span>o.</text:p>
      <text:p text:style-name="P210">Staraliśmy się włożyć maksimum wysiłku, żeby w podzespole dojść w tej kwestii do zgodności, do zawarcia porozumienia. Nie udało nam się. Pomimo tego, tu przy tym stole, strona<text:s/>„Solidarności<text:span text:style-name="T211">”</text:span><text:s/>wnosi, jako że uważamy, że te problemy stół wyższego rzędu mógłby w jakimś sensie rozwiązać. Oczywiście kwestia struktur bardzo istotna, bardzo drażliwa szczególnie dla górników. Kopalnie poprzez struktury pośrednie typu przedsiębiorstwa, Wspólnotę nie mają swojej samodzielności. Bardzo prostymi słowami bym to określił są zniewolone. Zniewolone są po prostu<text:span text:style-name="T212">.</text:span><text:s/>Nie czują się górnicy g<text:span text:style-name="T213">os</text:span>podarzami. I nasza<text:s/><text:span text:style-name="T214">st</text:span>rona wnosi<text:s/><text:span text:style-name="T215">jed</text:span>noznaczn<text:span text:style-name="T216">ie</text:span><text:s/>o<text:s/><text:span text:style-name="T217">lik</text:span>widację co najmniej prz<text:span text:style-name="T218">ed</text:span>siębior<text:span text:style-name="T219">st</text:span>w. Na tym bym skończył<text:span text:style-name="T220">.</text:span></text:p>
      <text:p text:style-name="P221">Dziękuję.</text:p>
      <text:p text:style-name="P222"><text:span text:style-name="T223">Przewodni</text:span><text:span text:style-name="T224">cz</text:span><text:span text:style-name="T225">ący</text:span>:</text:p>
      <text:p text:style-name="P226">Dziękuję bardzo.</text:p>
      <text:p text:style-name="P227">Proszę bardzo jakie są pytania? Proszę bardzo min.<text:s/>Długosz.</text:p>
      <text:p text:style-name="P228"><text:span text:style-name="T229">Min. Długosz</text:span>:</text:p>
      <text:p text:style-name="P230">Ja<text:s/>chciałem powtórzy<text:span text:style-name="T231">ć</text:span><text:s/>pytanie, które zadałem w poni<text:span text:style-name="T232">ed</text:span>ziałek, a mianowicie jakie są szacunki poziomu wydobycia węgla na najbliższe 3 lata? Panowie wtedy mówili, że dokonacie jeszcze przeliczeń w stosunku do tych wielkości, jakie były przyjęte w CPR, skorygowane na rok bieżący<text:s/><text:span text:style-name="T233">i</text:span><text:s/>we wstępnych założeniach na 1990.</text:p>
      <text:p text:style-name="P234"><text:span text:style-name="T235">Przewodniczący</text:span>:</text:p>
      <text:p text:style-name="P236">Dziękuję bardzo<text:span text:style-name="T237">.</text:span></text:p>
      <text:p text:style-name="P238">Czy są inne pytania? Pr<text:span text:style-name="T239">of</text:span>. Mujżel<text:span text:style-name="T240">.</text:span></text:p>
      <text:p text:style-name="P241"><text:span text:style-name="T242">Prof. Mujżel</text:span>:</text:p>
      <text:p text:style-name="P243">Więc<text:s/><text:span text:style-name="T244">w</text:span><text:s/>trzech podstawowych kwestiach uzgodnień nie uzyskano. To jest naturalnie zasadnicza rzecz.<text:s/><text:span text:style-name="T245">I</text:span><text:s/>czy można uzyskać informację od panów czy podzespół doszedł do jakichś konkluzji. Jak ma wygląda<text:span text:style-name="T246">ć</text:span><text:s/>dalej bieg spraw w tych trzech ni<text:span text:style-name="T247">eu</text:span>zgodnionych kwestiach? Czy macie panowie koncepcję dalszych prac<text:s/><text:soft-page-break/>czy dalszych negocjacji itd<text:span text:style-name="T248">.</text:span>?</text:p>
      <text:p text:style-name="P249">Dziękuj<text:span text:style-name="T250">ę</text:span>.</text:p>
      <text:p text:style-name="P251"><text:span text:style-name="T252">Przewodniczący</text:span>:</text:p>
      <text:p text:style-name="P253">Idąc śladem min<text:span text:style-name="T254">.</text:span><text:s/>Długosza czy my mamy jakąś wizję skutków ekonomicznych jeśli chodzi o realizację tych założonych tutaj zmian, całościową wizję dla gospodarki narodowej? To<text:s/>jest trzecie pytanie.</text:p>
      <text:p text:style-name="P255">Cz<text:span text:style-name="T256">y</text:span><text:s/>są<text:s/><text:span text:style-name="T257">j</text:span>eszcze jakieś inne pytania. Proszę bardzo doc. Kołodko.</text:p>
      <text:p text:style-name="P258"><text:span text:style-name="T259">Doc</text:span><text:span text:style-name="T260">.</text:span><text:span text:style-name="T261"><text:s/>Kołodko</text:span>:</text:p>
      <text:p text:style-name="P262">Ja bym chciał zadać pytanie do<text:s/>państwa<text:s/>OPZZ i<text:s/>„Solidarności”. Przy tych koncepcjach, w których jesteście zwolennikami w odniesieniu do ukszta<text:span text:style-name="T263">łt</text:span>owania czasu pracy górników i płac<text:span text:style-name="T264">.</text:span><text:s/>Jak według waszych szacunków zmieniłoby się wydobycie i płace?</text:p>
      <text:p text:style-name="P265">Dziękuję<text:span text:style-name="T266">.</text:span></text:p>
      <text:p text:style-name="P267"><text:span text:style-name="T268">Przewodnicząc</text:span><text:span text:style-name="T269">y</text:span><text:span text:style-name="T270">:</text:span></text:p>
      <text:p text:style-name="P271">Proszę bardzo dyr<text:span text:style-name="T272">.</text:span><text:s/>Kołodzi<text:span text:style-name="T273">ej</text:span>czak.</text:p>
      <text:p text:style-name="P274"><text:span text:style-name="T275">Dyr. Kołodzi</text:span><text:span text:style-name="T276">ej</text:span><text:span text:style-name="T277">czak</text:span>:</text:p>
      <text:p text:style-name="P278">Ja mam pytanie dotyczące kwestii organizacyjnych tzn. tego pośredniego szczebla. A mianowicie czy przy... panowie dyskutowali wobec tego jeśli nie Wspólnota, to czy jest potrzebny jakiś pośredni organ wspólny dla kopalń, czy jakieś inne możliwości byłyby także rozpatrywane?</text:p>
      <text:p text:style-name="P279">Dziękuję<text:span text:style-name="T280">.</text:span></text:p>
      <text:p text:style-name="P281"><text:span text:style-name="T282">Przewodn</text:span><text:span text:style-name="T283">ic</text:span><text:span text:style-name="T284">zący</text:span>:</text:p>
      <text:p text:style-name="P285">Proszę bardzo min. Wróblewski.</text:p>
      <text:p text:style-name="P286"><text:span text:style-name="T287">Min. Wróblewski</text:span>:</text:p>
      <text:p text:style-name="P288">Mamy dzisiaj system, że właściwie cena rozliczeniowa jest ceną transakcyjną<text:span text:style-name="T289">.</text:span><text:s/>Czy panowie robili rachunek, jak zmienimy te systemy płacowe itd. czy jeszcze<text:s/><text:span text:style-name="T290">s</text:span>ię te kopalnie zmieszczą w cenie transakcyjn<text:span text:style-name="T291">ej</text:span>?</text:p>
      <text:p text:style-name="P292"><text:span text:style-name="T293">Przewodniczący</text:span>:</text:p>
      <text:p text:style-name="P294">Dziękuję<text:span text:style-name="T295">.</text:span></text:p>
      <text:p text:style-name="P296">Czy jeszcze ktoś pragnie zadać pytanie? Tak, proszę dr Święcicki.</text:p>
      <text:p text:style-name="P297"><text:span text:style-name="T298">Dr Święcicki</text:span>:</text:p>
      <text:p text:style-name="P299">Ja mam właściwie trochę pytanie, troszkę wypowiedź<text:span text:style-name="T300">.</text:span></text:p>
      <text:p text:style-name="P301">Mianowicie strona solidarnościowo-opozycyjna wystąpiła z postulatem indeksacji powszechnej dochodów w zależności od wzrostu cen motywując to m<text:span text:style-name="T302">.</text:span>in<text:span text:style-name="T303">.</text:span><text:s/>tym, żeby grupy najsilniejsze nie wywalczały sobie podwyżek płac i żeby nie odbywało się to w sposób chaotyczny. Dlatego, że w chaosie najsilniejsi wygrywają<text:span text:style-name="T304">.</text:span></text:p>
      <text:p text:style-name="P305">Tym czasem na stoliku górniczym dowiadujemy się, że ci najsilniejsi zażądali jeszcze więcej płac za mniej węgla. Więcej płacić mniej węgla<text:span text:style-name="T306">.</text:span><text:s/>Otóż ja mam porównania zagraniczne, z których wynika, że nawet w pięć dni nasi górnicy mają stosunkowo wyższe płace w stosunku do średniej w przemyśle niż w jakimkolwiek innym kraju praktycznie. Tu można jeszcze znaleźć Kanadę i Związek Radziecki w pobliżu tych granic<text:span text:style-name="T307">.</text:span><text:s/>Natomiast wszędzie indziej płace górników w porównywalnym czasie płace do reszty przemysłu są większe o 50, o 30, o 20 proc., ale nie o 70, jak to już jest u nas i nie dwa razy więcej czy<text:s/><text:soft-page-break/>jeszcze więcej, jak się tego żąda<text:span text:style-name="T308">.</text:span></text:p>
      <text:p text:style-name="P309">Ja mam pytanie, jak się mają te propozycje stolika górniczego do tych zapewnień strony solidarnościowo-opozycyjnej, że w indeksacji c<text:span text:style-name="T310">h</text:span>odzi o to, żeby opanować te nadmierne żądania płacowe i ten chaos inflacyjny, jaki z tego wynika?</text:p>
      <text:p text:style-name="P311">Dziękuję bardzo.</text:p>
      <text:p text:style-name="P312"><text:span text:style-name="T313">Przewodniczący</text:span>:</text:p>
      <text:p text:style-name="P314">Tak. Tutaj a propos indeksacji jest uwaga<text:span text:style-name="T315">.</text:span><text:s/>Chciałbym znać stanowisko, my pracujemy w zespole indeksacyjnym, który przygotowuje uniwersalne zasady indeksacji wynagrodzeń w zależności od wzrostu cen<text:span text:style-name="T316">.</text:span><text:s/>My nie przewidujemy tam jakichkolwiek wyjątków w odniesieniu do jakichkolwiek... jaki<text:span text:style-name="T317">ej</text:span>kolwiek grupy przemysłów, dziedziny etc<text:span text:style-name="T318">.</text:span><text:s/>I chciałbym to zakomunikować, żeby ewentualnie w dalszym ciągu dyskusji albo zostało to przyjęte do wiadomości i zaakceptowane, w każdym razie nie chciałbym, żebyśmy milcząco przeszli nad tym co potem może być traktowane jako nieporozumi<text:span text:style-name="T319">en</text:span>ie. Dlatego, że przyjmuje się tam współczynnik korekty 0,8. Generalnie to zostało uzgodnione. I byłoby oczywiście nieporozumieniem gdybyśmy w odniesieniu do górnictwa stosowali współczynnik korekty 1.<text:s/><text:span text:style-name="T320">A</text:span><text:s/>więc indeksacja jeżeli wejdzie w rachubę to może być indeksacją wyłącznie na ogólnych zasadach<text:span text:style-name="T321">.</text:span></text:p>
      <text:p text:style-name="P322">Czy jeszcze pytania jakieś są? Proszę bardzo<text:span text:style-name="T323">.</text:span></text:p>
      <text:p text:style-name="P324"><text:span text:style-name="T325">Ob. <text:s text:c="20"/></text:span>:</text:p>
      <text:p text:style-name="P326">Ja mam jeszcze takie jedno dodatkowe pytanie. Mianowicie ja nie rozumiem tego<text:s/><text:span text:style-name="T327">sf</text:span>ormułowania przymus ekonomiczny za pracę w soboty<text:span text:style-name="T328">.</text:span><text:s/>Otóż bardzo wiele grup pracują<text:span text:style-name="T329">c</text:span>ych sądzę chciałoby dostawać trzy razy tyle za soboty co za normalny dzień i to również tych grup, które mają niskie płace, czy średnie, czy tylko niewiele wyższe za te 5 dni pracy niż w innych dniach.</text:p>
      <text:p text:style-name="P330">Natomiast nie rozumiem dlaczego dobrowolna pracę w<text:s/>sobotę trzykrotnie płatna ma być płatna tylko dwukrotnie czy jeszcze mniej? Czy chodzi o to, żeby po prostu mniej tego węgla wydobywać? Przecież nikt górników nie zmusza, żeby pracowali w ten sobotni dz<text:span text:style-name="T331">i</text:span>eń<text:span text:style-name="T332">.</text:span></text:p>
      <text:p text:style-name="P333">Natom<text:span text:style-name="T334">iast</text:span><text:s/>obawiam się zmniejszenie tej różnicy<text:s/>mi<text:span text:style-name="T335">ędzy</text:span><text:s/>sobotą a pozostałymi dniami doprowadzi rzeczywiście do tego, że znacznie mniej osób będzie w soboty pracować<text:span text:style-name="T336">.<text:s/></text:span>Czyli kraj będzie miał jeszcze mniej węgla. Ja nie bardzo wiem dlaczego dobrowolna umowa jest sprzeczna z zasadami jakimiś g<text:span text:style-name="T337">os</text:span>p<text:span text:style-name="T338">od</text:span>ar<text:span text:style-name="T339">cz</text:span>ymi, ludzkimi, humanistycznymi tylko to jest dobrowolna umowa, którą jak mówię wiele innych grup by chciało również mie<text:span text:style-name="T340">ć</text:span>, jeszcze z tymi innymi przywi<text:span text:style-name="T341">lej</text:span>ami, które się z tym wiążą, sklepowymi czy jakimiś innymi<text:span text:style-name="T342">.</text:span></text:p>
      <text:p text:style-name="P343"><text:span text:style-name="T344">Przewodniczący</text:span>:</text:p>
      <text:p text:style-name="P345">Proszę bardzo pan prof. Stelmachowski.</text:p>
      <text:p text:style-name="P346"><text:span text:style-name="T347">Prof.<text:s/></text:span><text:span text:style-name="T348">Stel</text:span><text:span text:style-name="T349">machowski</text:span>:</text:p>
      <text:p text:style-name="P350">Ja chciałem powiedzieć, że rzeczywiście nie jestem upoważniony do wszystkich odpowiedzi.<text:s/><text:span text:style-name="T351">M</text:span>y<text:span text:style-name="T352">śl</text:span>ę jednak, że niektóre rzeczy powinniśmy sobie wyjaśnić. Muszę przyznać, że ostatnia wypowiedź pana dr. Święcickiego nieco mnie zbulw<text:span text:style-name="T353">er</text:span>sowała<text:span text:style-name="T354">.</text:span><text:s/>Bo czyż mamy zajmować pozycje pierwszej naiwnej z operetki? Wydaje ml się, że nie tak te sprawy winniśmy stawiać. Nigdzie też na świecie, a pan tak chętnie się powoływał na światowe przykłady, nie ma sytuacji gdzie w soboty p<text:span text:style-name="T355">ł</text:span>acono 300 proc. W ten właśnie sposób dobrowolność zmienia si<text:span text:style-name="T356">ę</text:span><text:s/>w absolutny przymus ekonomiczny. Dlatego, że jeżeli mamy w ten sposób mieć<text:s/><text:soft-page-break/>rozłożone wynagrodzenie, że przez 3 dni w tygodniu płac muszę pracować tyle, żeby uzyskać w jednym dniu w sobotę. Jest to sytuacja w n<text:span text:style-name="T357">a</text:span>jw<text:span text:style-name="T358">yższ</text:span>y<text:span text:style-name="T359">m</text:span><text:s/>stopniu nienormalna. I dlatego chodzi o to, żeby doprowadzić do sytuacji normalnej. Przy czym nie s<text:span text:style-name="T360">ą</text:span>dzę<text:span text:style-name="T361">,</text:span><text:s/>żeby miało to jakikolwiek większy wpływ na zmniejszenie lub zwiększenie wydobycia. Jest to po prostu próba przechodzenia na system mniej lub więcej uregulowany wedle jakichś przyzwoitych zasad<text:span text:style-name="T362">.</text:span><text:s/>Bo sytuacja wygląda w ten sposób, że wbrew temu co pan mówił, akurat gdy chodzi o wynagrodzenie za tak zwane<text:s/>„czarne dni”<text:s/>same przez się biorąc pod uwagę rodzaj pracy i warunki byłyby jawnie niewystarczające. Dopiero sobota nadbija to do granic jakiej takiej opłacalności, bo wiadomo, że nadmiaru ludzi w górnictwie nie pracuje.</text:p>
      <text:p text:style-name="P363">Chodzi tu po prostu o zwykłą r<text:span text:style-name="T364">acj</text:span>onaliza<text:span text:style-name="T365">cj</text:span>ę,<text:s/>przeciwko której powstały wielkie opory.</text:p>
      <text:p text:style-name="P366">Co się tyczy zagadnienia struktur<text:span text:style-name="T367">.</text:span><text:s/>Można rozważyć dwa zagadnienia,<text:s/>wariant bardziej radykalny i wariant mniej radykalny.</text:p>
      <text:p text:style-name="P368">Wariant bardziej radykalny był prz<text:span text:style-name="T369">edst</text:span>awiany i on uderzał w całą obecną strukturę<text:span text:style-name="T370">.</text:span><text:s/>Wariant mniej radykalny, który był dyskutowany,<text:s/>przewidywał to co jest dla górników najistotni<text:span text:style-name="T371">ej</text:span>sze, to jest likwidacje szczebla pośredniego, jakim są obecnie przedsiębiorstwa eksploatacji węgla, a więc dawny spadkobierca<text:s/><text:span text:style-name="T372">Gwarectw</text:span><text:s/>i jeszcze dawniejszy spadkobierca zjednoczeń przy zachowaniu wspólnoty jako szczególnej jednostki sterującej gospodarką węglową. I szczerze mówiąc nie byliśmy w stanie zrozumieć do końca dlaczego właśnie to ogniwo jest aż tak ważne, że nawet przy zachowaniu wspólnoty jest nie do pomyślenia kierowanie górnictwem węglowym<text:span text:style-name="T373">.</text:span><text:s/>A chodziło o sprawę niezmiernie prostą.</text:p>
      <text:p text:style-name="P374">Mianowicie<text:s/><text:span text:style-name="T375">o</text:span><text:s/>to<text:span text:style-name="T376">,</text:span><text:s/>żeby usamodzie<text:span text:style-name="T377">l</text:span>n<text:span text:style-name="T378">i</text:span>ć kopalnie w tym zwłaszcza samorząd robotniczy<text:span text:style-name="T379">.</text:span><text:s/>Samorząd robotniczy w ubezwłasnowolnion<text:span text:style-name="T380">ej</text:span><text:s/>kopalni nie ma żadnego znaczenia. I chodziło o te właśnie elementy społeczne. Naturalnie gdy chodzi o dalsze jakieś reformy systemu one są możliwe, ale nie można ich odkładać na lata. Chodzi o to, żeby przynajmniej usamodzi<text:span text:style-name="T381">el</text:span>nienie kopalń mogło nastąpić już.</text:p>
      <text:p text:style-name="P382">Co się tyczy pytania, które zadano, to przecież strona tylko rządowa wie czy i ile kopalń będzie w stanie utrzymać samodzi<text:span text:style-name="T383">el</text:span>ność finansową przy przyjęciu za podstawę systemu cen transakcyjnych na drugi obszar płatniczy, dla roz<text:span text:style-name="T384">li</text:span>czeń.</text:p>
      <text:p text:style-name="P385">Wydaje się, że ogromna większość się powinna zmieścić<text:span text:style-name="T386">.</text:span><text:s/><text:span text:style-name="T387">A</text:span><text:s/>może i niektóre nie. Ale to tak troch<text:span text:style-name="T388">ę</text:span>, jak w tym dowcipie z Radia Erewań, jak będzie z pieniędzmi w komunizmie? Odpowiadano, jak wiadomo, że wydaje nam się, że u jednych będą pieniądze, a u drugich nie. Myślę, że i tak z tymi kopalniami będzie.</text:p>
      <text:p text:style-name="P389"><text:span text:style-name="T390">Przewodniczący</text:span>:</text:p>
      <text:p text:style-name="P391">N<text:span text:style-name="T392">a</text:span>l<text:span text:style-name="T393">e</text:span>ży<text:s/>też panie profesorze baczyć, żeby w wyniku naszej twórczości nie okazało się, że będą wyłącznie pieniądze...</text:p>
      <text:p text:style-name="P394">/Głos z sali: a tak, tak<text:span text:style-name="T395">...</text:span>/.</text:p>
      <text:p text:style-name="P396"><text:span text:style-name="T397">Pr</text:span><text:span text:style-name="T398">o</text:span><text:span text:style-name="T399">f.<text:s/></text:span><text:span text:style-name="T400">Stel</text:span><text:span text:style-name="T401">machowski</text:span>:</text:p>
      <text:p text:style-name="P402">Obawiam się, że jeżeli dalej będziemy utrzymywali obecny system to i do tego dojdziemy.</text:p>
      <text:p text:style-name="P403">Dziękuję<text:span text:style-name="T404">.</text:span></text:p>
      <text:p text:style-name="P405"><text:span text:style-name="T406">Pr</text:span><text:span text:style-name="T407">zew</text:span><text:span text:style-name="T408">od</text:span><text:span text:style-name="T409">n</text:span><text:span text:style-name="T410">icz</text:span><text:span text:style-name="T411">ąc</text:span><text:span text:style-name="T412">y</text:span><text:span text:style-name="T413">:</text:span></text:p>
      <text:p text:style-name="P414">Po pierwsze zadane zostały pytania i chciałbym, żebyśmy przed dyskusją uzyskali odpowiedzi<text:s/>na te pytania, które zostały postawione. Ale na marginesie wypowiedzi bardzo interesując<text:span text:style-name="T415">ej</text:span><text:s/>prof.<text:s/><text:span text:style-name="T416">St</text:span>elmachowskiego nie mogę się powstrzymać przed małą refleksją<text:span text:style-name="T417">.</text:span></text:p>
      <text:soft-page-break/>
      <text:p text:style-name="P418">Mianowicie na pewno jest znacznie więcej powodów dla których ludzie podejmują pracę. Ale trzy dają się jakby w tej chwili wyodrębnić. Niektórzy pracują z poczucia misji, czują nieprzepartą ochotę, żeby tworzyć. Oczywiście to nie jest zjawisko powszechne.</text:p>
      <text:p text:style-name="P419"><text:span text:style-name="T420">J</text:span>est przymus admini<text:span text:style-name="T421">st</text:span>rac<text:span text:style-name="T422">yj</text:span>ny<text:span text:style-name="T423">.</text:span><text:s/>Może być taka sytuacja i bywają takie sytuacje.<text:s/><text:span text:style-name="T424">J</text:span>est wreszcie motywacja ekonomiczna. Jeżeli my powiadamy w ten sposób, że opieramy naszą reformę na przymusie ekonomiczny<text:span text:style-name="T425">m</text:span>, działaniach racjonalnych i efektywnych, bo eliminujemy mechanizmy admin<text:span text:style-name="T426">ist</text:span>racyjne to mnie si<text:span text:style-name="T427">ę</text:span><text:s/>wydaje, że musimy wyciągnąć z tego wszelkie konsekwencje.</text:p>
      <text:p text:style-name="P428">W odniesieniu do tych kwestii zdaje się, że mylimy dwie sprawy etykę, moralność można powiedzieć ze sprawami ekonomii, które nie bardzo idą z sobą w parze. Mianowicie gdybyśmy powiedzieli w ten sposób, że jest problem motywacji ekonomiczn<text:span text:style-name="T429">ej</text:span>. Oczywiście problem motywacji ekonomicznej może opierać się czy dokonywać się na zasadzie bezwzględnego przymusu ekonomicznego, takiego, który zmusza ludzi do czasem nawet zdrożnych czynów tylko dlatego, żeby się utrzymać przy życiu. I jest wyższy poziom tej motywacji ekonomiczn<text:span text:style-name="T430">ej,<text:s/></text:span>chęć zaspokojenia potrzeb wyższego rzędu.</text:p>
      <text:p text:style-name="P431">Otóż ja bym proponował, żebyśmy nie - można powiedzieć - próbowali się tutaj indoktrynować w ten sposób, że przymus ekonomiczny, motywacja ekonomiczna jako czynnik promocji działania człowieka jest czymś złym<text:span text:style-name="T432">.</text:span><text:s/>Bo jeżeli tak to my właściwie cały fundament naszej konstrukcji ekonomicznej podcinamy i podważamy. Dlatego, że w sensie fundamenta<text:span text:style-name="T433">ln</text:span>ym nie ma innych czynników pobudzających ludzi do działania.</text:p>
      <text:p text:style-name="P434">Odrzucamy nakaz admini<text:span text:style-name="T435">st</text:span>racyjny zdecydowanie, nie wolno, no ale tak jak na całym świecie jest motywacja ekonomic<text:span text:style-name="T436">zn</text:span>a jako powód<text:span text:style-name="T437">.</text:span></text:p>
      <text:p text:style-name="P438"><text:span text:style-name="T439">J</text:span>a proponuję, żebyśmy uzyskali - ja tytułem można powiedzieć refleksu na ma<text:span text:style-name="T440">rg</text:span>inesie o przymusie ekonomicznym, ja bym proponował panie przewodniczący, żebyśmy wrócili do odpowiedzi na pytania, jeżeli pan pozwoli proszę bardzo pan prof. Trz<text:span text:style-name="T441">ec</text:span>iakowski.</text:p>
      <text:p text:style-name="P442"><text:span text:style-name="T443">Prof. Trzeciakowski</text:span>:</text:p>
      <text:p text:style-name="P444">Krótka refleksja do refleksji<text:span text:style-name="T445">,</text:span><text:s/>można powiedzieć, może być system<text:s/>„kup pan cegłę”,<text:s/><text:span text:style-name="T446">a</text:span>le to nie jest system ekonomiczny, to nie jest ekonomiczny przymus. To już wchodzimy na Targówek w nocy i to w początku lat 50-tych<text:span text:style-name="T447">.</text:span></text:p>
      <text:p text:style-name="P448"><text:span text:style-name="T449">Przewodni</text:span><text:span text:style-name="T450">cz</text:span><text:span text:style-name="T451">ący</text:span>:</text:p>
      <text:p text:style-name="P452">Czy pan dr Stankiewicz chce odpowiadać na pytania? To może teraz pójdziemy w odwrotnej kolejności, ponieważ pan Pietrzyk mówił ostatni, a dr Stankiewicz będzie mówił pierwszy.</text:p>
      <text:p text:style-name="P453"><text:span text:style-name="T454">Dr<text:s/></text:span><text:span text:style-name="T455">St</text:span><text:span text:style-name="T456">ankiewicz</text:span>:</text:p>
      <text:p text:style-name="P457">Dziękuję<text:s/>bardzo. Więc ja po kolei.</text:p>
      <text:p text:style-name="P458"><text:span text:style-name="T459">N</text:span>ajpierw na pytanie pana Kołodk<text:span text:style-name="T460">i.</text:span><text:s/>Chodzi o wysokość płac i o wydobycie<text:span text:style-name="T461">.</text:span></text:p>
      <text:p text:style-name="P462">Jeszcze raz chcę wyjaśnić, że<text:s/>„Solidarność”<text:s/>górnicza w tych sprawach zasadniczych była<text:s/><text:span text:style-name="T463">st</text:span>osunkowo bardzo<text:s/><text:span text:style-name="T464">el</text:span>astyczna, że przede wszystkim jeśli chodzi o płace to chodziło o proporcje płac między sobotą<text:s/>a dniami pozostałymi zwanymi<text:s/>„<text:span text:style-name="T465">cz</text:span>arnymi<text:span text:style-name="T466">”</text:span>.</text:p>
      <text:p text:style-name="P467">N<text:span text:style-name="T468">i</text:span>e upieraliśmy si<text:span text:style-name="T469">ę</text:span><text:s/>w sprawie wysokości płac. Nie targowaliśmy si<text:span text:style-name="T470">ę</text:span><text:s/>o więcej pieniędzy. Proszę<text:s/>państwa,<text:s/>myśmy zgłaszali najróżni<text:span text:style-name="T471">ej</text:span>sze propozycje. Myśmy właściwie odbijali się cały czas od ściany, od bardzo twardej ściany, która nadal tą ścianą pozostała. Dlatego, że strona górniczo-rządowa od początku<text:s/><text:soft-page-break/>forsowała takie swoje stanowisko, że niczego nie rozstrzyga<text:span text:style-name="T472">,</text:span><text:s/>za niczym się nie opowiada jednoznacznie, tylko pozostawia wszystko otwarte, jako propozycje, które trzeba będzie rozważyć i ki<text:span text:style-name="T473">ed</text:span>yś wybrać, która z ni<text:span text:style-name="T474">ch</text:span><text:s/>j<text:span text:style-name="T475">est<text:s/></text:span>słuszna i podawała różne terminy wszystkie dość odległe co do tego, kiedy należy rozstrzygnąć, która z propozycji je<text:span text:style-name="T476">st</text:span><text:s/>słuszna. J<text:span text:style-name="T477">ed</text:span>noznacznie wypowi<text:span text:style-name="T478">ed</text:span>ziała się strona rządowa jedynie w sprawie ogólnej zasady, że pięć dni pracy to jest dobra rzecz, ale takiej ogólnej deklaracji, a nie że należy to wprowadzać w życie oraz w sprawie CPR-u i w sprawie dobrow<text:span text:style-name="T479">ol</text:span>ności. Wszystko inne zostało zawieszone w próżni i myśmy próbowali, myśmy robili najróżni<text:span text:style-name="T480">ej</text:span>sze ustępstwa<text:span text:style-name="T481">.<text:s/></text:span>Przecież myśmy z początku - ja może dodam, że ja jestem doradcą górników i w tym stole górniczym cały czas z nimi uczestniczyłem, górników<text:s/>„Solidarności”<text:span text:style-name="T482">.</text:span><text:s/>Myśmy cały czas próbowali najr<text:span text:style-name="T483">óż</text:span>ni<text:span text:style-name="T484">ejs</text:span>zymi met<text:span text:style-name="T485">od</text:span>ami ściągnąć stronę rządową na stronę na<text:s/><text:span text:style-name="T486">st</text:span>ronę konkr<text:span text:style-name="T487">et</text:span>ów, żeby się w czymk<text:span text:style-name="T488">ol</text:span>w<text:span text:style-name="T489">ie</text:span>k poza tymi trzema sprawami zdeklarowała i powiedziała, że jesteśmy za tym lub za tamtym<text:span text:style-name="T490">.</text:span><text:s/>Myśmy np<text:span text:style-name="T491">.</text:span><text:s/>zrezygnowali z upierania się przy likwidacji Wspólnoty Węglowej w przeciągu 3 miesięcy. I w końcu napisaliśmy, że zgadzamy się, że należy jedynie rozpatrzeć do odpowiedniego terminu. Nawet i na to żeśmy si<text:span text:style-name="T492">ę</text:span><text:s/>zgadzali.<text:s/><text:span text:style-name="T493">P</text:span>rz<text:span text:style-name="T494">eds</text:span>tawialiśmy najró<text:span text:style-name="T495">w</text:span>ni<text:span text:style-name="T496">ej</text:span>sze propozycje<text:span text:style-name="T497">.</text:span><text:s/>W ko<text:span text:style-name="T498">ń</text:span>cu jedną z nich rozpisaliśmy, jedną z nich zapisaliśmy<text:s/><text:span text:style-name="T499">w</text:span><text:s/>protokole<text:s/>końcowym, ale to nie znaczy, że zapisaliśmy tą, przy której żeśmy si<text:span text:style-name="T500">ę</text:span><text:s/>upierali. Propozycji była cała masa<text:span text:style-name="T501">.</text:span><text:s/>Po to, żeby jakoś zmiękczyć tą ścianę, od której żeśmy się odbijali. Tą ścianę, która była właściwie... która polegała na zawieszaniu w próżni tego wszystkiego.</text:p>
      <text:p text:style-name="P502">A więc jeszcze raz podkreślam nie chodziło nam o pieniądze. I można by było jeszcze śmiało dyskutować gdyby w ogóle dyskusja była możliwa, nad najróżni<text:span text:style-name="T503">ej</text:span>szymi wariantami. Bo bardzo elastycznie do tego podchodzimy. Chodziło nam przede wszystkim o propor<text:span text:style-name="T504">cj</text:span>e, o ten przymus ekonomiczny. Wśród ekonomistów to powinno być oczywiste. Chodzi o to, że jest to przymus do pracy w soboty zamiast do pracy w poniedziałek, wtorek, środa, czwartek i w piątek. Że jest... bo ja rozumiem, że motywacja finansowa jest dla każdego człowieka przymusem jakimś, ale jest tutaj ta niesłychana dysproporcja przymusu do pracy w dni<text:s/><text:span text:style-name="T505">„</text:span>czarne”<text:s/>i w tą sobotę, która ma konsekwencje ekonomiczne.<text:s/><text:span text:style-name="T506">T</text:span>o nie tylko moralne, ale i ekonomiczne, bo wyczerpanie górnika, bo znane przecież zjawiska, o których w prasie tyle i tyle się pisze, że przerzucanie tej pracy na soboty, najróżni<text:span text:style-name="T507">ej</text:span>sze, nieuczciwe<text:s/><text:span text:style-name="T508">pr</text:span>aktyki z tym związane, że kiepsko się pracuje w dni<text:s/>„czarne”<text:s/>po to, żeby w soboty więcej zarobić, odłożyć sobie tą pracę itd. No przecież chyba n<text:span text:style-name="T509">i</text:span>e trzeba tego wyjaśniać, że ta dysproporcja przynosi negatywne skutki ekonomiczne. I że trzeba się nad tą dysproporcją poważnie za<text:span text:style-name="T510">st</text:span>anow<text:span text:style-name="T511">ić.</text:span><text:s/>Je<text:span text:style-name="T512">śli<text:s/></text:span>chodzi o indeksację. T<text:span text:style-name="T513">e</text:span>ż tutaj zespół solidarności górn<text:span text:style-name="T514">i</text:span>czej nie upierał si<text:span text:style-name="T515">ę.</text:span><text:s/>Po prostu chciał się podporządkować ty<text:span text:style-name="T516">m</text:span><text:s/>rozwiązaniom<text:s/><text:span text:style-name="T517">in</text:span>deksacy<text:span text:style-name="T518">jn</text:span>ym, które tutaj w zespole gospodarczym zostaną wyn<text:span text:style-name="T519">eg</text:span>o<text:span text:style-name="T520">cjow</text:span>ane.<text:s/><text:span text:style-name="T521">I</text:span><text:s/>zapisy w naszych górniczych protokółach od strony<text:s/>„Solidarności”<text:s/>są bardzo ogólnie sformułowane, może niezręcznie, bo wśród górników nie było specjalistów od indeksacji. Nie jest to z<text:span text:style-name="T522">e</text:span><text:s/>strony górników jakiś przedmiot sporu i tutaj też znów nie o pieniądze się górnicy biją.</text:p>
      <text:p text:style-name="P523">Także proszę nie zarzucać<text:s/><text:span text:style-name="T524">„</text:span>Solidarności”, że ona coś chce, i z nią się nie można dogadać. Ja mogę tu przedstawić w każdej z tych spraw co najmniej 5 najróżniejszych nasz stanowisk, z którymi startowaliśmy, które raz podawaliśmy, wyc<text:span text:style-name="T525">of</text:span>ywaliśmy i które nie przyniosły żadnego zmiękczenia strony przeciwnej.</text:p>
      <text:p text:style-name="P526">Ja jeszcze raz podkreślę na ostatnim spotkaniu w ostatniej chwili, już mieliśmy podpisywać jeszcze pytałem stronę rządową górniczą o te najprostsze sprawy, już takie banalne jakie się wydaje i o jakie<text:s/><text:soft-page-break/>apelował pan prof. Baka, to znaczy o termin rozpatrzenia tych spraw, czy nie dałoby się go skrócić, czy nie dałoby się jakoś zmienić tej tezy, że najpierw ma być rozstrzygni<text:span text:style-name="T527">ęt</text:span>y system finansowy, a potem struktury organ<text:span text:style-name="T528">iz</text:span>acyjne i uzyskałem odpowiedź jednoznaczną, że niestety strona górniczo-rządowa nie może odpowiedzieć pozytywnie w żaden sposób na apel prof. Baki<text:span text:style-name="T529">.</text:span></text:p>
      <text:p text:style-name="P530">Dziękuję bardzo<text:span text:style-name="T531">.</text:span></text:p>
      <text:p text:style-name="P532"><text:span text:style-name="T533">Przewodniczący</text:span>:</text:p>
      <text:p text:style-name="P534">Proszę, pan Mor<text:span text:style-name="T535">i</text:span>c.</text:p>
      <text:p text:style-name="P536"><text:span text:style-name="T537">Pr</text:span><text:span text:style-name="T538">of</text:span><text:span text:style-name="T539">. Mor</text:span><text:span text:style-name="T540">i</text:span><text:span text:style-name="T541">c</text:span>:</text:p>
      <text:p text:style-name="P542">Prosz<text:span text:style-name="T543">ę</text:span><text:s/>państwa,<text:s/><text:span text:style-name="T544">m</text:span>ni<text:span text:style-name="T545">e</text:span><text:s/>s<text:span text:style-name="T546">i</text:span>ę wydaje, że d<text:span text:style-name="T547">l</text:span>a zrozumienia pewnych elementów, jakie się dzia<text:span text:style-name="T548">ł</text:span>y w zespole górniczym trzeba by troszeczkę przejść do historii.</text:p>
      <text:p text:style-name="P549">Proszę<text:s/>państwa,<text:s/>górnictwo od roku 82 zawsze pracowało na szczególnych ur<text:span text:style-name="T550">eg</text:span>ulowaniach w zakresie systemu ekonomicznego, w zakresie czasu pracy, wszystko było zawsze dla górnictwa coś wyjątkowego.</text:p>
      <text:p text:style-name="P551">Oczywiście dla załóg najbardziej istotne wyjątkowe rozwiązania dotyczą spraw czasu pracy, gdzie od roku 82 do 85 w ramach wychodzenia z kryzysu wprowadzono czas pracy w górnictwie wyższy niż w pozostałych dziedzinach gospodarki narodowej tłumacząc to koniecznością<text:s/><text:span text:style-name="T552">-</text:span><text:s/>3-letniegp wyjścia z zapaści gospodarczej początku lat 80-<text:span text:style-name="T553">t</text:span>ych<text:span text:style-name="T554">.</text:span><text:s/>Wtedy obiecywano nam górnikom, że wiecie to będzie na 3 lata, później będzie oprac<text:span text:style-name="T555">o</text:span>wany odpowiedni program rządowy w zakresie rozwoju mocy produkc<text:span text:style-name="T556">yj</text:span>nych i wtedy nie potrzeba będzie pracować na wydłużonym czasie pracy, wrócimy do normalności i górnictwo będzie taką samą dziedziną gospodarki narodowej, jak wszystkie, to samo obiecywano w zakresie systemów ekonomi<text:span text:style-name="T557">cz</text:span>nych.</text:p>
      <text:p text:style-name="P558">No niestety minęło 3 lata, weszliśmy w pięciolatkę<text:s/>aktualną<text:s/>i sytuacja się n<text:span text:style-name="T559">i</text:span>e zmieniła<text:span text:style-name="T560">.</text:span><text:s/>To znaczy potrzeby gospodarki na węgiel dalej były duże, program<text:s/><text:span text:style-name="T561">oszczęd</text:span>no<text:span text:style-name="T562">śc</text:span>iowy nie wychodził, a więc następne specjalne uregulowania decyzj<text:span text:style-name="T563">ą<text:s/></text:span>Sejmu z 85 r. i uchwałą rządu z 86 czas pracy dalej wydłużony, system ekonomiczny dalej na zasadzie dotacji, naw<text:span text:style-name="T564">et</text:span><text:s/>w pewnych momentach odchodzenie od tego dojścia do urynkowienia, to powodowało, że górnictwo cały czas je<text:span text:style-name="T565">st</text:span><text:s/>traktowane<text:s/><text:span text:style-name="T566">w</text:span><text:s/>inny sposób,<text:s/><text:span text:style-name="T567">w</text:span><text:s/>innych kategoriach. I trzeba powiedzieć, że to chyba dominowało w z<text:span text:style-name="T568">es</text:span>połach<text:span text:style-name="T569">...</text:span><text:s/>w rozmowach naszego zespołu, że w zasadzie my dążymy generalnie jako związki zawodowe i tu jesteśmy zgodni ze stroną<text:s/>„Solidarności”, żeby zaczynać w górnictwie wyszukiwać tych elementów normalnych działania, jak cała gospodarka.</text:p>
      <text:p text:style-name="P570">To na wstępie.</text:p>
      <text:p text:style-name="P571">Teraz chcę się ustosunkować do pytań, które padały i uważam, że powinienem<text:s/><text:span text:style-name="T572">od</text:span>powi<text:span text:style-name="T573">ed</text:span>zieć<text:span text:style-name="T574">.</text:span></text:p>
      <text:p text:style-name="P575">Pan Kołodko - czy zdajemy sobie sprawę, że sprawa dobrowolności pracy w soboty wpłynie na wydobycie? Tak. Wpłynie. Mamy tą świadomość<text:span text:style-name="T576">.</text:span><text:s/>Mamy tą świadomość dl<text:span text:style-name="T577">ateg</text:span>o, strona którą reprezentuję nasza związkowa, dopuszcza na okres przejściowy to jest do roku końca<text:s/>‘90 prace w soboty, mimo że deklaracja ogólna i w świ<text:span text:style-name="T578">et</text:span>le przepisów prawa obowiązuje w górnictwie 5-dniowy tydzień pracy, to jednak zgadzamy się na prace idąc naprzeciw gospodarce narodowej, żeby nie było skokowo. Zdajemy sobie sprawę, że to jest niemożliwe, żeby odbywała się ta praca na zasadach dobrow<text:span text:style-name="T579">ol</text:span>noś<text:span text:style-name="T580">ci</text:span><text:s/>do<text:s/>‘90 r. A<text:span text:style-name="T581">b</text:span>y ten okres wykorzystać na przyg<text:span text:style-name="T582">ot</text:span>owanie systemu ekonomicznego dla górni<text:span text:style-name="T583">ct</text:span>wa odpowi<text:span text:style-name="T584">ed</text:span>nio<text:span text:style-name="T585">.</text:span><text:s/>I tu się to na pewno odbije<text:span text:style-name="T586">.</text:span><text:s/>Natomiast poszczególne rozwiązania, jakie powodują różne wielkości spadku tego wydobycia. To jest prawda.</text:p>
      <text:soft-page-break/>
      <text:p text:style-name="P587">Padło pytanie czy jest potrzebny organ pośredni w górnictwie? Biorąc pod uwagę gdyby była sytuacja naszym zdaniem, był system ekonomiczny pełnego urynkowienia górnictwa organ pośredni w zakresie rozwiązań ekonomi<text:span text:style-name="T588">cz</text:span>nych byłby zbędny<text:span text:style-name="T589">.</text:span><text:s/>Tym niemniej pozostają pewne elementy w zakresie techniki górniczej. Jak sprawa wpływu i koordynacji eksploata<text:span text:style-name="T590">cji<text:s/></text:span>poszczególnych kopalń, które w górnośląskim okręgu i w wałbrzyskim są blisko siebie i jakaś koordynacja musi być, ktoś tu musi spełniać w zakresie spraw ochrony powierzchni, ochrony środowiska z tym związanej, ktoś to musi robić. Oczywiście ten organ nie musiałby np. nawet w przedsiębiorstwie wielozakładowym, jeszcze można znaleź<text:span text:style-name="T591">ć</text:span><text:s/>każde inne rozwiązanie naw<text:span text:style-name="T592">et</text:span><text:s/>cho<text:span text:style-name="T593">ci</text:span>a<text:span text:style-name="T594">ż</text:span>by w sprawach urzędów górniczych, oczywiście to jest kwestia innego usytuowania urzędów górniczych innej obsady kadrowej.</text:p>
      <text:p text:style-name="P595">Natomiast do czasu, jak nie ma usamodzielnienia w sensie ekonomicznym górnictwa to jest też potrzebne i dokonywanie pewnej renty wyrównawcz<text:span text:style-name="T596">ej</text:span><text:s/>między kopalniami.</text:p>
      <text:p text:style-name="P597"><text:span text:style-name="T598">Zakła</text:span>dy górnicze,<text:s/>proszę<text:s/>państwa,<text:s/>to są takie organizmy gospodarcze, na których wyniki ekonomiczne ma wpływ złoże. Po prostu geologia tego złoża. I tutaj efektem, jakim jest węgiel, ten efekt nie zawsze jest powiązany z wielkością pracy włożonej w jego pozyskanie. Polega to na tym, że w trudnych złożach trzeba więcej pracy włożyć trudniejszej, którą trudno, żeby nie opłacić.<text:s/><text:span text:style-name="T599">W</text:span><text:s/>dobrych złożach trzeba mniej pracy, a się uzyskuje większy efekt<text:span text:style-name="T600">.</text:span></text:p>
      <text:p text:style-name="P601"><text:span text:style-name="T602">W</text:span><text:s/>związku z tym przy braku urynkowienia przy dotacjach, potrzeba też pewnego rachunku wyrównawczego między tymi kopalniani i to musi ktoś robić.</text:p>
      <text:p text:style-name="P603">Dlatego nasze stanowisko było j<text:span text:style-name="T604">ed</text:span>noznaczne, docelowo przy urynkowieniu gospodarki górniczej ogniw pośrednich nie potrzeba. Ale, jak tego nie mamy to na ten okres jest potrzebne<text:span text:style-name="T605">.</text:span></text:p>
      <text:p text:style-name="P606"><text:span text:style-name="T607">J</text:span><text:span text:style-name="T608">eżel</text:span>i chodzi tutaj o sprawy tutaj związane zarzut padł, że płace w górnictwie rosną<text:span text:style-name="T609">.</text:span><text:s/>Prosz<text:span text:style-name="T610">ę</text:span><text:s/>państwa,<text:s/>ja się z tym nie zgadzam.<text:s/><text:span text:style-name="T611">W</text:span><text:s/>górnictwie od roku<text:s/>‘82 płace, przyrosty wynagrodzeń z wyjątkiem roku<text:s/>‘85 zawsze przyrosty wynagrodzeń w górnictwie<text:s/><text:span text:style-name="T612">był</text:span>y niższe od przyrostu średnich wynagrodzeń w kraju z roku na rok. I nie jest to prawdą, że u nas jako proporcje płacowe szły na korzyść górnictwa<text:span text:style-name="T613">.</text:span><text:s/>Jest to niepra<text:span text:style-name="T614">wd</text:span>a.</text:p>
      <text:p text:style-name="P615">Jeż<text:span text:style-name="T616">el</text:span>i chodzi o sprawy przymusu, pracy w soboty. Prawdą jest to, i to też legło w czasie obrad naszych, że to do końca ub. r. istniał w górnictwie przymus administracyjny pracy w soboty, to jest prawda i to<text:s/><text:span text:style-name="T617">j</text:span>eszcze niekiedy wśród naszych kolegów<text:s/>„Solidarności”<text:s/>też to jest zakodowane, że ten przymus jest. Administracyjnego już nie ma. Udało się<text:s/><text:span text:style-name="T618">g</text:span>o znieść z dniem 1 stycznia tego roku. Natomiast faktem jest, że jest pewien, że rośnie przymus ekonomiczny za prace w sobotę. Ja mówię rośnie. Wiadomo każdy pracuje z przymusu ekonomicznego z reguły, nie licząc oczywiście ideali<text:span text:style-name="T619">st</text:span>ów.</text:p>
      <text:p text:style-name="P620">Chcę powiedzieć, że system płacy jaki jest w górnictwie obowiązujący łącznie z tym 3-krotnym opłacaniem soboty od stawki osobistego zaszeregowania, w sytuacji kiedy zmieniamy system płacy, zmieniamy stopniowo, bo to robimy przez lata na zasadzie zwiększenia wynagrodzenia, umocnienia pozycji stawki w wynagrodzeniu, w płacy to rzutuje niekorzystnie na płace w soboty.<text:s/><text:span text:style-name="T621">W</text:span><text:s/>tym sensie, że bardzo mocno umacnia płace za sobotę. I gdyby się utrzymywało dalej ten system płacowy, który jest doszłoby do przegięcia kompletnego już, kiedy<text:s/>system płacowy ten, który jest dawał płace górnika za soboty w granicach 25 proc. jego<text:s/><text:span text:style-name="T622">wy</text:span>nagrodzenia w roku<text:s/>‘81,<text:s/>‘82, w te<text:span text:style-name="T623">j</text:span><text:s/>chwili ten udział już wzrasta do poziomu 40 do 50 proc<text:span text:style-name="T624">.<text:s/></text:span>Utrzymując dalej ten system płacowy by nastąpiło przegięcie i więcej płacy byłoby, pochodziłoby... udziału pracy górnika byłoby za dni wolne, a więc za soboty, niedziele niż za czarnych pięć<text:s/><text:soft-page-break/>dni. Dlatego ten system musi ulec zmianie, ponieważ on dalej jest już nie do utrzymania.<text:s/><text:span text:style-name="T625">O</text:span>n był dobry może w roku 82, 83, ale od roku 85 on się zaczął degenerować.</text:p>
      <text:p text:style-name="P626">I dlatego tutaj podnosimy, że te płace za soboty za mocno znaczą w płacy ogólnej górnika i dlatego chcemy dokonać zmiany tego systemu.</text:p>
      <text:p text:style-name="P627">To są oczywiście takie główne tutaj odpowiedzi na pytania<text:s/>państwa.</text:p>
      <text:p text:style-name="P628">Dziękuję bardzo.</text:p>
      <text:p text:style-name="P629"><text:span text:style-name="T630">Przewodni</text:span><text:span text:style-name="T631">cz</text:span><text:span text:style-name="T632">ący</text:span>:</text:p>
      <text:p text:style-name="P633">Jeszcze odpowiedzi, proszę bardzo min. Gustek.</text:p>
      <text:p text:style-name="P634"><text:span text:style-name="T635">Mi</text:span><text:span text:style-name="T636">n. Gustek</text:span>:</text:p>
      <text:p text:style-name="P637">Ja chciałbym odpowiedzieć na jedno tutaj z tych zasadniczych pytań, a później bym prosił, żeby pan dyr. Puszczewicz.</text:p>
      <text:p text:style-name="P638">Padło pytanie czy doszliśmy do jakiejś konkluzji w sprawach podstawowych?</text:p>
      <text:p text:style-name="P639">Strona koalicyjno-rządowa nie upiera się w zdecydowany sposób, że wszystko to co jest w górni<text:span text:style-name="T640">ct</text:span>wie w tych podstawowych sprawach to jest ideał. Myśmy w zeszłym roku zainspirowali, poprosiliśmy najwybitni<text:span text:style-name="T641">ej</text:span>szych ekonomistów powołaliśmy taki zespół, który by opracował założenia finansowo-ekonomiczn<text:span text:style-name="T642">e</text:span>, że system finansowo-ekonomiczny do tego dostosować, struktury<text:s/><text:span text:style-name="T643">i</text:span><text:s/>cały szereg innych spraw i wcale nie wykluczamy w tych naszych rozważaniach zupełnego usamodzielnienia kopalń czy grupy kopalń<text:span text:style-name="T644">.</text:span><text:s/>Bo i takie... ale niczego tutaj nie przesądzamy.</text:p>
      <text:p text:style-name="P645">Takie stanowisko pr<text:span text:style-name="T646">ez</text:span>entowa<text:span text:style-name="T647">li</text:span>śmy i pr<text:span text:style-name="T648">ez</text:span>entujemy, mało tego poprosiliśmy do tego z<text:span text:style-name="T649">es</text:span>połu, żeby w tym zespole brali udział specjaliści ze strony opozycyjnej, solidarnościow<text:span text:style-name="T650">ej</text:span>, OPZZ<text:span text:style-name="T651">.</text:span><text:s/>Ponieważ z tą grupą osób, którą do tej pory pracowaliśmy postawiono nam termin, że to wcześniej, nie p<text:span text:style-name="T652">ot</text:span>rafią tego zrobić, jak do<text:s/>‘91 r. Myśmy po rozmowie tutaj z panem prof<text:span text:style-name="T653">.</text:span><text:s/>Baką, po jego apelu maksymalnie ten termin skrócili do<text:s/>‘90 r. i myśl<text:span text:style-name="T654">ę</text:span>, że w tym czasie się to uda zrobić. I wtedy nam wyjdą, i system ekonomiczny, i struktury z tego wynikające. My wcale nie twierdzimy, że taka jest nasza konkluzja. Oczywiście to cośmy prezentowali to nadal prezentujemy i tośmy zapisali w tych dokumentach.</text:p>
      <text:p text:style-name="P655">Górnictwo to je<text:span text:style-name="T656">st</text:span><text:s/>taka gałąź gospodarki, gdzie nie lubi tych wstrząsów, bo to się wszystko źle odbija na tym górnictwie, na produkcji, na bezpieczeństwie w szczególności.</text:p>
      <text:p text:style-name="P657">Ostatnia reorganiza<text:span text:style-name="T658">cj</text:span>a została wprowadzona trzy miesiące temu, w grudniu<text:s/>‘88 r. podpisał premier, podpisał pan min<text:span text:style-name="T659">.</text:span><text:s/>Wilczek. Wcale też nie twierdzimy, że ona jest idealna i najlepsza.<text:s/><text:span text:style-name="T660">J</text:span>eszcze się dobrze nie zorganizowaliśmy, będziemy<text:s/><text:span text:style-name="T661">s</text:span>ię reorganizować dlatego tylko<text:s/><text:span text:style-name="T662">i</text:span><text:s/>nie mając żadnej argumenta<text:span text:style-name="T663">cj</text:span>i, że to będzie lepiej<text:span text:style-name="T664">.</text:span><text:s/>Ja nie widzę tony węgla z tego więcej. Ani tanich<text:span text:style-name="T665">.</text:span><text:s/>Jednym słowem nie p<text:span text:style-name="T666">r</text:span>ze<text:span text:style-name="T667">są</text:span>dzam tej sprawy, bo się zwracamy naprawdę do najwyb<text:span text:style-name="T668">it</text:span>ni<text:span text:style-name="T669">e</text:span>jszych ludzi, żeby powiedzieli w tej nowej sytuacji,<text:s/><text:span text:style-name="T670">w</text:span><text:s/>reformie g<text:span text:style-name="T671">os</text:span>podar<text:span text:style-name="T672">czej,</text:span><text:s/>jak ma wyglądać górni<text:span text:style-name="T673">ct</text:span>wo. I nie tylko węglowe, bo to dotyczy również i innych.<text:s/><text:span text:style-name="T674">I</text:span><text:s/>taka jest nasza konkluzja i takie są perspektyw<text:span text:style-name="T675">y</text:span>. I to byśmy chcieli, żeby zaakceptować, ż<text:span text:style-name="T676">eb</text:span>yśmy mogli tym zespołem wypracować te wszystkie podstawowe zagadnienia, które tutaj są omawiane<text:span text:style-name="T677">.</text:span></text:p>
      <text:p text:style-name="P678">Chciałbym się... nie chciałbym tutaj wygłaszać jakichś przemówień, ale ustosunkować się przynajmniej w dwóch zdaniach do wypowi<text:span text:style-name="T679">ed</text:span>zi pana<text:s/><text:span text:style-name="T680">St</text:span>ank<text:span text:style-name="T681">iew</text:span>i<text:span text:style-name="T682">cz</text:span>a.</text:p>
      <text:p text:style-name="P683">Oczywiście chcę być maksymalnie grzeczny, ale tak demagogicznego stwierdzenia to ja nie mogę przyjąć, bo muszę się troszkę szanować. Nie może to być porozumieniem, że się przychodzi, stawia się<text:s/><text:soft-page-break/>swój program i jeżeli to zaakceptujecie to jest porozumienie, jeżeli nie zaakceptujecie to<text:span text:style-name="T684"><text:s/></text:span>nie ma porozumienia.</text:p>
      <text:p text:style-name="P685">Ja chcę powiedzieć, że od naszej pierwszej pr<text:span text:style-name="T686">e</text:span>zentacji po uzgodnieniu z ludźmi odpowi<text:span text:style-name="T687">ed</text:span>zialnymi za to co się w kraju w tej chwili dzieje poszliśmy na to, cz<text:span text:style-name="T688">e</text:span>go pierwotnie nie było, że przechodzimy na planowanie w ciągu<text:s/><text:span text:style-name="T689">5</text:span><text:s/>dni. Jest to bardzo duża sprawa.<text:s/><text:span text:style-name="T690">I</text:span><text:s/>nie wo<text:span text:style-name="T691">j</text:span>no nam zarzucać, żeśmy tutaj ścianą w tej sprawie. Poszliśmy na to czego pierwotnie nie było, że nie będziemy pracować, górnicy nie<text:s/><text:span text:style-name="T692">b</text:span>ę<text:span text:style-name="T693">dą<text:s/></text:span>pracować, wydobywać w nocy<text:span text:style-name="T694">,</text:span><text:s/>z soboty na niedziele.<text:s/><text:span text:style-name="T695">J</text:span>est to bardzo duża sprawa.</text:p>
      <text:p text:style-name="P696">Skróciliśmy ten termin opracowania tego zespołu. Bardzo duża sprawa. Mógłbym tutaj wyliczać dzie<text:span text:style-name="T697">s</text:span>i<text:span text:style-name="T698">ą</text:span>tki innych spraw, w<text:s/><text:span text:style-name="T699">t</text:span>ych wszystkich innych sprawach, w których podpisaliśmy porozumienie.<text:s/><text:span text:style-name="T700">I</text:span><text:s/>stawianie w tak zacnym gronie, gremium<text:s/><text:span text:style-name="T701">że</text:span><text:s/>była to jednostronna rozmowa<text:s/><text:span text:style-name="T702">i</text:span><text:s/>jest przynajmniej dla nas bardzo takie krzywdzące.<text:s/><text:span text:style-name="T703">J</text:span>a naprawdę, osobista moja r<text:span text:style-name="T704">ef</text:span>lek<text:span text:style-name="T705">sj</text:span>a, ja przyszedłem do tego s<text:span text:style-name="T706">t</text:span>ołu z pełną odpowiedzialnością, że chcemy rozwiązać nabrzmiałe sprawy w górnictwie od lat i górnictwa. Ale też bez nagłego uszczerbku dla gospodarki narodowej. To nami kierowało i tym się kierowałem cały czas, będ<text:span text:style-name="T707">ę<text:s/></text:span>się kierował.</text:p>
      <text:p text:style-name="P708">Dziękuję bardzo.</text:p>
      <text:p text:style-name="P709"><text:span text:style-name="T710">Przewodniczący</text:span>:</text:p>
      <text:p text:style-name="P711">Dzi<text:span text:style-name="T712">ę</text:span>kuj<text:span text:style-name="T713">ę</text:span><text:s/>bardzo<text:span text:style-name="T714">.</text:span><text:s/>Proszę bardzo je<text:span text:style-name="T715">s</text:span>zcze trwają odpowiedzi na pytania<text:span text:style-name="T716">.</text:span></text:p>
      <text:p text:style-name="P717"><text:span text:style-name="T718">Ob. <text:s text:c="20"/></text:span>:</text:p>
      <text:p text:style-name="P719">Jeże<text:span text:style-name="T720">li</text:span><text:s/>można ja chciałbym odpowiedzieć na wszystkie pytania i do kilku spraw się u<text:span text:style-name="T721">stos</text:span>unkowa<text:span text:style-name="T722">ć</text:span>.</text:p>
      <text:p text:style-name="P723">Wydaje się najsłuszniejszym podejście, iż dyskutując o górnictwie, a zatem o określonej podaży węgla kamiennego i to nas cechowało.<text:s/><text:span text:style-name="T724">M</text:span>y<text:span text:style-name="T725">ś</text:span>leli<text:span text:style-name="T726">ś</text:span>my o tym, by bilans paliwowo- energetyczny kraju był jak najbardziej zrównoważon<text:span text:style-name="T727">y</text:span>, bowiem jako specjaliści ucz<text:span text:style-name="T728">est</text:span>niczący w części, w tworzeniu tego bilansu pa<text:span text:style-name="T729">li</text:span>wowo-energ<text:span text:style-name="T730">et</text:span>yczn<text:span text:style-name="T731">eg</text:span>o wiemy, iż weszliśmy w określony kryzys energetyczny jeże<text:span text:style-name="T732">li</text:span><text:s/>chodzi o podaż energii w kraju<text:span text:style-name="T733">.</text:span><text:s/>Dokonane zostały określone rachunki stymulacyjne za tym nieobojętnym j<text:span text:style-name="T734">e</text:span>st dla nas, dla każdego obywatela czy energii będzie na tym samym poziomie, mniej czy więcej.</text:p>
      <text:p text:style-name="P735"><text:span text:style-name="T736">I</text:span><text:s/>to musi determinować w okresie przejściowym sprawę stawiania przez nas, stronę<text:s/>koa<text:span text:style-name="T737">li</text:span>cyjno-rządową<text:s/>bowiem bez określonej podaży energii nie przeprowadzimy żadnej r<text:span text:style-name="T738">est</text:span>ru<text:span text:style-name="T739">kt</text:span>uryzacji i większość z tych zamierzeń nam się nie powiedzie. Tym bardziej jeżeli mówimy o podstawowym nośniku na bazie, które<text:span text:style-name="T740">g</text:span>o uzyskujemy energię<text:s/><text:span text:style-name="T741">w</text:span><text:s/>w<text:span text:style-name="T742">ę</text:span>glu kamiennym czy w w<text:span text:style-name="T743">ę</text:span>glu brunatnym. Zakładając, iż z określonych przyczyn przez ostatnie lata górnictwo węgla kamiennego i brunatnego nie mogło być w miarę doinw<text:span text:style-name="T744">est</text:span>owane ze względu, na brak możliwości środków i z natury rzeczy technologiczn<text:span text:style-name="T745">ej</text:span><text:s/>i technicznej inwestycyjnej już na dzisiaj mniej będzie, ma mniejszą możliwość wytwarzania w jednostce czasu tego podstawowego pr<text:span text:style-name="T746">o</text:span>d<text:span text:style-name="T747">uk</text:span>tu. I to j<text:span text:style-name="T748">e</text:span>st podstawowa sprawa, która nam wszystkim powinna przyświecać dyskutując o tych podstawowych dla gospodarki narodowej sprawach. Odpowiadając na pytania. Jak wiemy w bardzo napiętym bilansie paliwowo-energ<text:span text:style-name="T749">et</text:span>ycznym w planie na rok<text:s/>‘89 założono wydobycie 191 mln ton węgla. Zakładając, iż z dniem 1 czerwca plan skorygujemy tylko na dni<text:s/><text:span text:style-name="T750">„</text:span>czarne”<text:s/>to znaczy poniedziałek-piątek<text:span text:style-name="T751">.</text:span><text:s/>Ponieważ w soboty do dnia 1 czerwca zakładamy, iż wydobędziemy 13 mln 13 tys<text:span text:style-name="T752">.</text:span>, zminusować trzeba będzie 17 mln 877 tys. 920 ton, zatem plan skorygowany na<text:s/>‘89 r. byłby 173 mln 122 tys.<text:s/>080 ton.</text:p>
      <text:p text:style-name="P753">Zakładając, iż nie będziemy wydobywali to cośmy zapisali na trzeciej zmianie, należy jeszcze<text:s/><text:soft-page-break/>zmniejszyć ten plan o 4 mln 306 tys<text:span text:style-name="T754">.</text:span><text:s/>Zatem skorygowany plan od 1 czerwca<text:s/>‘89 r. na rok<text:s/>‘89 wynosiłby 168 mln 815 tys<text:span text:style-name="T755">.</text:span><text:s/>160 ton. Zgodnie z naszą propozycją pozostawałoby od 1 czerwca na umowy i to jest równi<text:span text:style-name="T756">eż</text:span><text:s/>novum, które strona koalicyjno-rządowa zaproponowała na umowy<text:s/>Ministra<text:s/>Przemysłu poprzez Wspólnotę Węgla Kamiennego z poszczególnymi załogami należałoby wydobyć 22 mln 184 tys<text:span text:style-name="T757">.</text:span><text:s/>840 ton, by zrealizować założenia zakładanego bilansu pal<text:span text:style-name="T758">iw</text:span>owo-<text:span text:style-name="T759">en</text:span>e<text:span text:style-name="T760">r</text:span>ge<text:span text:style-name="T761">t</text:span>y<text:span text:style-name="T762">cz</text:span>n<text:span text:style-name="T763">eg</text:span>o na rok<text:s/>‘89, a zatem tej minimalnej możliwej podaży węgla w tym roku.</text:p>
      <text:p text:style-name="P764">Oczywiście umowa<text:s/>Ministra<text:s/>Przemysłu z załogami byłaby na zasadach,<text:s/><text:span text:style-name="T765">j</text:span>ako p<text:span text:style-name="T766">odst</text:span>awę przyjmowałoby się obecnie obow<text:span text:style-name="T767">ią</text:span>zującą uchwałę 199. Dokonując identycznego rozumowania jeżeli chodzi o 1990 r<text:span text:style-name="T768">.</text:span><text:s/>bowiem<text:s/><text:span text:style-name="T769">w</text:span><text:s/>planie zakładano 189 mln 900 tys. wydobycia, nie uwzgl<text:span text:style-name="T770">ęd</text:span>niając w planie sobót, plan ten wynosiłby bez sobót na rok<text:s/>‘90 158 mln 61 tys. ton.</text:p>
      <text:p text:style-name="P771"><text:span text:style-name="T772">Z</text:span>atem znowu w<text:s/>‘90 r<text:span text:style-name="T773">.</text:span><text:s/>zgodnie z zapisem dobrowolności pracy na umowę z<text:s/>Ministrem<text:s/>Przemysłu z załogami trzeba by wydobyć 31 mln 839 tys. ton.</text:p>
      <text:p text:style-name="P774">Dokonaliśmy także rachunków, co by było po roku<text:s/>‘90, jak to by si<text:span text:style-name="T775">ę</text:span><text:s/>odkładało na bilansie paliwowo-energ<text:span text:style-name="T776">et</text:span>ycznym i gospodarce narodowej.<text:s/><text:span text:style-name="T777">W</text:span><text:s/>‘91 r. bez sobót istnieje możliwość wydobycia 156 mln 900 tys. ton.<text:s/><text:span text:style-name="T778">W</text:span><text:s/>‘92 r. - 157 mln 800 tys<text:span text:style-name="T779">.</text:span><text:s/>ton, w<text:s/>‘93 - 154 mln 700 tys., w<text:s/>‘94<text:s/><text:span text:style-name="T780">-</text:span><text:s/>150 mln 200 tys. w<text:s/>‘95 - 146 mln 600 tys. ton.<text:s/><text:span text:style-name="T781">W</text:span><text:s/>tym rachunku nie uwzględnialiśmy przewidywanych w planie i zatwierdzonych przez rząd budowy zakładów przeróbczych, które to poprawią jakość, ale i automatycznie uzyskamy określoną i<text:span text:style-name="T782">l</text:span>o<text:span text:style-name="T783">ś</text:span>ć mniej wydobycia.</text:p>
      <text:p text:style-name="P784">Zatem jak te cyfry pokazują, jeżeli chodzi o wydobycie, wygląda to z punktu widzenia obecnego bilansu paliwowo- energ<text:span text:style-name="T785">et</text:span>ycznego kraju w naszym przekonaniu katastroficznie. I praktycznie patrząc realistycznie jest to nie do przyjęcia jeżeli chodzi o gospodarkę narodową. Takie są realia<text:span text:style-name="T786">.</text:span></text:p>
      <text:p text:style-name="P787">Zatem gospodarka narodowa, rząd i Sejm, tak jak do tej pory podejmował określone decyzje i zwracając się z prośbą do górników o podejmowanie pracy w soboty, przy dodatkowym wydobyciu będzie w naszym przekonaniu zmuszony to dalej robić, chyba że prz<text:span text:style-name="T788">yj</text:span>miemy wariant, który proponował minister Wilczek, związany z ograniczeniem wydobycia węgla, dokonania r<text:span text:style-name="T789">es</text:span>trukturyzacji, a zatem i zamknięcia określonych koksowni, stalowni, karbidowni<text:s/>itd., itd.<text:s/><text:span text:style-name="T790">A</text:span><text:s/>zatem wszystkich tych półproduktów, surowców będziemy mieli w kraju w gospodarce również mniej<text:span text:style-name="T791">,</text:span><text:s/>zatem także odłoży się to swoim piętnem na gospodarce.</text:p>
      <text:p text:style-name="P792">Mówiąc o sprawie przymusu ekonomiczn<text:span text:style-name="T793">eg</text:span>o w soboty ja rozumiem, że bardzo teoretyczne sformułowania co to jest przymus ekonomiczny, ale gdybyśmy tak mówili to byśmy stwierdzili, że żaden z pracowników po normalnej pracy w żadnym zakładzie pracy nie powinien podejmowa<text:span text:style-name="T794">ć</text:span><text:s/>pracy dodatkowej, bo ona jest także przymusem ekonomicznym. W<text:span text:style-name="T795">s</text:span>zędzie, gdzie ją podejmuje. Na prywatnych inwe<text:span text:style-name="T796">st</text:span>y<text:span text:style-name="T797">cj</text:span>ach, półprywatnych itd., itd. A wiemy, że ją podejmuje. To po pierwsze.</text:p>
      <text:p text:style-name="P798">Po wtóre każdy jest przymus ekonomiczny, czy płacimy 2,5 dniówki za sobotę czy płacimy 2 dniówki za sobotę, czy będziemy płacili pięć dni<text:span text:style-name="T799">ó</text:span>wek za sobotę. A przy tych dwóch dniówkach za sobotę jeżeli płacimy od wyższej podstawy z poniedziałku i piątku. Zatem przymus ekonomiczny jest w każdej sytuacji, bo idąc tym teoretycznym rozumowaniom nie byłoby go wówczas tylko, gdybyśmy w ogóle tego n<text:span text:style-name="T800">i</text:span>e proponowali.</text:p>
      <text:p text:style-name="P801"><text:span text:style-name="T802">J</text:span>eż<text:span text:style-name="T803">el</text:span>i jakikolwiek system proponujemy, to zawsze teoretyzując możemy powiedzieć, że jest to przymus ekonomiczny. Doko<text:span text:style-name="T804">n</text:span>a<text:span text:style-name="T805">liś</text:span>m<text:span text:style-name="T806">y</text:span><text:s/>również przeliczeń wariantów płacowych, które były proponowane i zapisane jako stanowiska stron na okres przejściowy do końca<text:s/>‘90 r. bowiem zakładamy, ż<text:span text:style-name="T807">e</text:span><text:s/>wszystkie proponowane<text:s/><text:soft-page-break/>i dyskutowane zmiany powinny być uwzględnione przez zespół specjalistów pod egidą Rady Głównej Polskiego Towarzystwa Ekonomiczn<text:span text:style-name="T808">eg</text:span>o i w tym terminie, o którym mówił min<text:span text:style-name="T809">.</text:span><text:s/>Gu<text:span text:style-name="T810">st</text:span>ek, jak porozumi<text:span text:style-name="T811">el</text:span>iśmy się z fachowcami jest to możliwe do zrobienia. Tym n<text:span text:style-name="T812">i</text:span>emniej na okres przejściowy.</text:p>
      <text:p text:style-name="P813">Wariant rządowy, który proponowałby dodatkową pracę dobrowolną w soboty wprowadzać od 1 czerwca<text:s/>‘89 r. kosztowałby gospodarkę narodową dodatkowo 134 mld 900<text:s/><text:span text:style-name="T814">mln</text:span><text:s/>zł bez narzutów, z narzutami 207 mld 700 mln z<text:span text:style-name="T815">ł.</text:span><text:s/>Oczywiście to by zakładało, że płace obecne w górnictwie w pon<text:span text:style-name="T816">ied</text:span>ziałek-piątek wzrost płacy zasadniczej wynosiłby niecałe 25 proc. Natomiast jeżeli chodzi o wariant strony opozycyjno-solidarnościowej zakładający i tu chciałbym wyjaśnić podwyższenie o 50 proc. obecnych płac zasadniczych w poniedziałek-piątek przy płaceniu za soboty 100 proc. to jest dwukrotnie, one różnią się płacenie za soboty w wartościowym przeliczeniu tylko 10 proc. funduszu płac.</text:p>
      <text:p text:style-name="P817">Fundusz płac według wariantu strony s<text:span text:style-name="T818">olid</text:span>arno<text:span text:style-name="T819">śc</text:span>iowo-opozycyjnej, gdyby miał być wprowadzany od 1 kwi<text:span text:style-name="T820">et</text:span>nia wzrastałby bez narzutów o 249 mld 900 mln złotych, z narzutami 384 mld 800 mln złotych.</text:p>
      <text:p text:style-name="P821">Jeżeli chodzi o proponowany wariant Federacji Związków Zawodowych Górników, która to proponuje łącznie z wprowadzeniem nowego systemu wynagradzania jest to określony<text:s/><text:span text:style-name="T822">el</text:span>ement tego systemu kosztowałby nas od dnia 1 kwietnia, gospodarkę narodową 102 mld 500 mln zł bez narzutów, z narzutami 157 mln 800 mln zł.</text:p>
      <text:p text:style-name="P823">Tak wyglądają, że tak powiem relacje finansowe na okres przejściowy do<text:s/>‘90 r<text:span text:style-name="T824">.</text:span><text:s/>wstępnie...</text:p>
      <text:p text:style-name="P825">/Głos z sali: rządowy wariant?/.</text:p>
      <text:p text:style-name="P826"><text:span text:style-name="T827">Ob. <text:s text:c="20"/></text:span>:</text:p>
      <text:p text:style-name="P828">Rządowy wariant 134 mld. 900 mln zł.</text:p>
      <text:p text:style-name="P829"><text:span text:style-name="T830">/</text:span>Głos z sali: z narzutami?/.</text:p>
      <text:p text:style-name="P831"><text:span text:style-name="T832">Ob. <text:s text:c="20"/></text:span>:</text:p>
      <text:p text:style-name="P833">Bez narzutów<text:span text:style-name="T834">.</text:span><text:s/><text:span text:style-name="T835">Z</text:span><text:s/>narzutami 207<text:s/><text:span text:style-name="T836">m</text:span>ld 700 mln złotych<text:span text:style-name="T837">.</text:span><text:s/>Tak, jak podawałem to jest na okres przejściowy rozwiązanie do końca<text:s/>‘90 r. zakładające. Bo chciałbym si<text:span text:style-name="T838">ę</text:span><text:s/>do tego u<text:span text:style-name="T839">stos</text:span>unkować...</text:p>
      <text:p text:style-name="P840"><text:span text:style-name="T841">Ob. <text:s text:c="20"/></text:span>:</text:p>
      <text:p text:style-name="P842">Ale to jest w skali roku, przepraszam, w skali... te różn<text:span text:style-name="T843">ic</text:span>e te 240, 102, 134...</text:p>
      <text:p text:style-name="P844"><text:span text:style-name="T845">Ob. <text:s text:c="20"/></text:span>:</text:p>
      <text:p text:style-name="P846"><text:span text:style-name="T847">T</text:span>o są do końca<text:s/>‘89 r. tylko. Nie mam przeliczonych tylko ze względu na skalę całego roku<text:s/>‘90<text:span text:style-name="T848">.</text:span><text:s/>To są tylko te miliardy, którymi operuję na ten bilans, na ten rok<text:s/>‘89.</text:p>
      <text:p text:style-name="P849"><text:span text:style-name="T850">Ob. <text:s text:c="20"/></text:span>:</text:p>
      <text:p text:style-name="P851"><text:span text:style-name="T852">Z</text:span>naczy wprowadzenie nowych zasad od 1 kwi<text:span text:style-name="T853">et</text:span>nia, a skutki całoroczne.</text:p>
      <text:p text:style-name="P854"><text:span text:style-name="T855">Ob. <text:s text:c="20"/></text:span>:</text:p>
      <text:p text:style-name="P856">Tak<text:s/><text:span text:style-name="T857">jest...</text:span></text:p>
      <text:p text:style-name="P858"><text:span text:style-name="T859">/</text:span>Głos z sali: nie słychać/.</text:p>
      <text:p text:style-name="P860"><text:span text:style-name="T861">Ob. <text:s text:c="20"/></text:span>:</text:p>
      <text:p text:style-name="P862">Na to chciałem odpowi<text:span text:style-name="T863">ed</text:span>zieć, te wszystkie warianty są liczone zakładając, że w planie mamy wydobycie tylko za 5 dni, natomiast wydobycie na zasadach pełnej dobrowolności w soboty, tak jak dotychczas wynosi 98 proc. by zrealizować tegoroczne zadania w w<text:span text:style-name="T864">ys</text:span>okości 191 mln ton<text:span text:style-name="T865">.</text:span><text:s/>Natomiast u<text:span text:style-name="T866">st</text:span>osunkow<text:span text:style-name="T867">uj</text:span>ąc się pan prof.<text:s/><text:span text:style-name="T868">St</text:span>elmachowski mówił, że przy takim bądź innym płaceniu nie będzie to miało wpływu na poziom<text:s/><text:soft-page-break/>wydobycia.<text:s/><text:span text:style-name="T869">P</text:span>an<text:s/><text:span text:style-name="T870">M</text:span>oric mówił, że będzie miało. A przykład mieliśmy drastyczny w 81 r. bowiem wiemy, gdzieśmy poszli na pełną swobodę i spadliśmy z wydobyciem o 30 mln ton. A kwestia ile będziemy płacili<text:s/>na tą umowę<text:s/><text:span text:style-name="T871">z</text:span><text:s/>Ministrem<text:s/>Przemysłu również będzie miało skutki na wydobycie, bowiem mo<text:span text:style-name="T872">g</text:span>ę powiedzieć, że w tej chwili już w tym roku w miesiącu lutym i marcu my mamy średnie wydobycie dobowe ok. od 27 do 42 tys. na dobę w soboty. Także nie jest to takie obojętne, jakie wynagrodzenie byśmy proponowali górnikom w soboty, ja chciałbym podkreślić jest to sprawa bilansu, j<text:span text:style-name="T873">es</text:span>t to sprawa całej gospodarki narodowej.</text:p>
      <text:p text:style-name="P874">J<text:span text:style-name="T875">eżeli</text:span><text:s/>chodzi o użyte sformułowanie, iż na dzisiaj są zniewolone kopalnie, bowiem nie czują się gospodarzami, chciałbym stanowczo temu zaprot<text:span text:style-name="T876">est</text:span>ować. Bowiem nie ma takiej sytuacji, nie wytwarzajmy takiego obrazu. Kopalnie dzisiaj maj<text:span text:style-name="T877">ą</text:span><text:s/>określony stopień samodzielności i nic nie stoi na prz<text:span text:style-name="T878">e</text:span>szkodzie by go jeszcze zwiększyć, bowiem z dniem<text:s/><text:span text:style-name="T879">1</text:span><text:s/>stycznia br. praktycznie wszystkie uprawnienia proponujemy przekazać załogom kopalni, by w ramach kopalni zakładu wydobywczego decydowały o wszystkich sprawach dotyczących tego zakładu wydobyw<text:span text:style-name="T880">cz</text:span>ego<text:span text:style-name="T881">.</text:span></text:p>
      <text:p text:style-name="P882">Natomiast nie możemy przyjąć argumentacji i wyraźnie się temu prz<text:span text:style-name="T883">ec</text:span>iw<text:span text:style-name="T884">st</text:span>awiamy patrząc na górnictwo<text:s/><text:span text:style-name="T885">ś</text:span>wiatowe, a dotyczące rozwiązań organizacyjnych w zakresie górnictwa węgla kamiennego. Na całym świecie węgiel kamienny i przedsiębiorstwa, zakłady wydobywcze, kopalnie są zorgan<text:span text:style-name="T886">iz</text:span>owane w grupy kopalń bowiem jest to od lat sprawdzona struktura i system, który gwarantuje najwyższą efektywność i ekonomiczną, techniczną, technologiczną. Pozwalając<text:span text:style-name="T887">ą</text:span><text:s/>koordynować mniej wi<text:span text:style-name="T888">ę</text:span>cej na tym samym złożu, określonym jednostkom wydobywczym, technologicznym, które tworzą określoną całość<text:span text:style-name="T889">.</text:span><text:s/>Jeżeli do tego dołożymy, że nasze warunki górniczo-geologiczne zatem złoże w górnośląskim okręgu przemysłowym<text:s/><text:span text:style-name="T890">i</text:span><text:s/><text:span text:style-name="T891">w</text:span><text:s/>Wałbrzychu, złoże..<text:span text:style-name="T892">.</text:span><text:s/>na ty<text:span text:style-name="T893">m</text:span><text:s/>złożu kszta<text:span text:style-name="T894">łt</text:span>owane są miasta i przychodzi eksploatowa<text:span text:style-name="T895">ć</text:span><text:s/>i wydobywać ten węgiel w warunkach bardzo wysokiej urbanizacji, za tym koordynacja w technice i w technologii pomiędzy kopalniami jest tak olbrzymia by zminimalizować skutki, o czym żeśmy mówili na powierzchni w ochronie środowiska<text:span text:style-name="T896">.</text:span><text:s/><text:span text:style-name="T897">I</text:span><text:s/>nie wyobrażamy sobie tego, by kopalnia jako jednostka dzisiaj potrafiła to realizować. Kto zna się ciut, ciut na górnictwie ten rozumie, że każda kopalnia prowadzi eksploatację na kilku poziomach. Poziomy zachodzą na siebie<text:s/>mi<text:span text:style-name="T898">ędzy</text:span><text:s/>kopalniami. Ktoś winien to koordynować. Zatem bardzo lekką ręką mówienie o tym, że należałoby struktury organizacyjne przekreślić... byłbym za tym, gdyby to spowodowało, iż koszty wydobycia się zmniejszą, byłbym za tym, żeby to spowodowało, iż potrafię z określonego punktu sterować wszystkimi tymi zazębiającymi się sprawami technicznymi, byłbym za tym gdybym dostał jeden kilogram węgla bardziej jakościowego.</text:p>
      <text:p text:style-name="P899">Niest<text:span text:style-name="T900">et</text:span>y te propozycje likwidacji nie dają twierdzącej odpowiedzi na żadne z tych pytań.</text:p>
      <text:p text:style-name="P901">Nasze górnictwo węgla kamiennego dokładnie na dzisiaj zorgan<text:span text:style-name="T902">iz</text:span>owane, tak jak górnictwo angielskie, zresztą nie tylko angielskie, RFN-owskie, każdy przykład światowy dobitnie dowodzi, jak te górnictwa są zorgan<text:span text:style-name="T903">iz</text:span>owane. Nie r<text:span text:style-name="T904">o</text:span>zumiemy za tym, iż struktura, która na dzisiaj oczywiście z olbrzymimi kłopotami, przy olbrzymich trudnościach przez ostatnie lata w tak napiętej sytuacji społeczno-pol<text:span text:style-name="T905">it</text:span>yczn<text:span text:style-name="T906">ej<text:s/></text:span>potrafiła realizować te zadania, które przed nią zostały postawione budzi tak wiele wątpliwości. Tym bardziej chciałbym podkreślić,<text:s/><text:span text:style-name="T907">ż</text:span>e jesteśmy za najwyższym stopniem samodzielności kopalń, że jesteśmy za tym, by<text:s/><text:span text:style-name="T908">w</text:span><text:s/>zakładach wydobywczych, w naszych jednostkach wydobywczych załogi były autentycznym, pełnym gospodarzem tego zakładu wydobywczego<text:span text:style-name="T909">,<text:s/></text:span>jednostki wydobywczej i to stwierdzenie nie odpowiada temu,<text:s/><text:soft-page-break/>a wynika z olbrzymiego doświadczenia<text:s/><text:span text:style-name="T910">i</text:span><text:s/>przy analizowaniu przez nas wszystkich materiałów dotyczących rozwiązań i ekonomicznych, i technicznych, i organ<text:span text:style-name="T911">iz</text:span>acyjnych górni<text:span text:style-name="T912">c</text:span>tw światowych.<text:s/><text:span text:style-name="T913">A</text:span><text:s/>zatem z głębokiego naszego przemyślenia<text:span text:style-name="T914">.</text:span></text:p>
      <text:p text:style-name="P915">Oczywiście jeżeli chodzi o restrukturyza<text:span text:style-name="T916">cj</text:span>ę, do której się już odnosiłem uważamy, że jeżeli będziemy mieli zmni<text:span text:style-name="T917">ej</text:span>sz<text:span text:style-name="T918">yć</text:span><text:s/>wydobycia zatem mu<text:span text:style-name="T919">sim</text:span>y iść po linii najmniejszego zła. A to najmniejsze zło oznacza, żeby wykorzystać majątek jaki mamy zainwe<text:span text:style-name="T920">st</text:span>owany w naszych kopalniach. Zatem jest propozycja pracy niektórych kopalń w układzie 6-dniowym przy pracy górników przez dni. Bowiem to w naszym przekonaniu zminimaliz<text:span text:style-name="T921">uj</text:span>e określone skutki wydobycia węgla.<text:s/><text:span text:style-name="T922">W</text:span>ówczas w stosunku do możliwości wynikających z założeń techniczno-ekonomicznych to wydobycie byłoby mniejsze od 20 mln ton rocznie<text:span text:style-name="T923">.</text:span><text:s/>Gdyby to rozwiązanie przyjmować nie mówiąc o bardzo wysokich kosztach, które odbijałyby się na tym zmniejszonym wydobyciu<text:span text:style-name="T924">.</text:span></text:p>
      <text:p text:style-name="P925">Dziękuję bardzo. Myślę<text:span text:style-name="T926">,</text:span><text:s/><text:span text:style-name="T927">że</text:span><text:s/>na wszystkie pytania odpowiedzia<text:span text:style-name="T928">łe</text:span>m<text:span text:style-name="T929">.</text:span></text:p>
      <text:p text:style-name="P930"><text:span text:style-name="T931">Przewodnicząc</text:span><text:span text:style-name="T932">y</text:span><text:span text:style-name="T933">:</text:span></text:p>
      <text:p text:style-name="P934">Zanim rozpoczniemy dyskusję dwa słowa. Mianowi<text:span text:style-name="T935">ci</text:span>e uważa<text:span text:style-name="T936">m</text:span>, że powinniśmy przyjąć w tej dyskusji założenie takie, że nasz zespół może sformułować tylko pewne rekomendacje w odniesieniu do ewentualnie określonych problemów spraw<text:span text:style-name="T937">.</text:span><text:s/>Ponieważ<text:s/><text:span text:style-name="T938">my</text:span><text:s/>nie mo<text:span text:style-name="T939">ż</text:span>emy wkroczyć<text:s/><text:span text:style-name="T940">w</text:span><text:s/>prz<text:span text:style-name="T941">es</text:span>ądzenia i w ustalenia szczeg<text:span text:style-name="T942">ó</text:span>ł<text:span text:style-name="T943">o</text:span>wo<text:span text:style-name="T944">,</text:span><text:s/>jakie wystąpiły n<text:span text:style-name="T945">a<text:s/></text:span>poziomie rozmów między najbardz<text:span text:style-name="T946">i</text:span>ej<text:s/><text:span text:style-name="T947">z</text:span>a<text:span text:style-name="T948">inte</text:span>re<text:span text:style-name="T949">s</text:span>o<text:span text:style-name="T950">w</text:span>any<text:span text:style-name="T951">m</text:span>i i naj<text:span text:style-name="T952">ba</text:span>r<text:span text:style-name="T953">d</text:span>ziej komp<text:span text:style-name="T954">etent</text:span>n<text:span text:style-name="T955">ym</text:span>i<text:span text:style-name="T956">.</text:span><text:s/>My nie mamy po prostu an<text:span text:style-name="T957">i</text:span><text:s/>takich uprawnień, ani tak<text:span text:style-name="T958">i</text:span>ej wiedzy<text:span text:style-name="T959">,</text:span><text:s/>natom<text:span text:style-name="T960">i</text:span>ast możemy wyrazić opinie<text:s/><text:span text:style-name="T961">i</text:span><text:s/>rekomenda<text:span text:style-name="T962">cj</text:span>e.<text:s/><text:span text:style-name="T963">T</text:span>o jest jedna sprawa.</text:p>
      <text:p text:style-name="P964">Teraz druga sprawa. Ja<text:s/><text:span text:style-name="T965">b</text:span>ym proponował, żebyśmy przy dalszej dyskusji przyjęli następujące założenie, że wszystkim przyświecają dwa cele.<text:s/><text:span text:style-name="T966">C</text:span>el pierwszy to jest rozwiązanie problemów w kraju i cel dr<text:span text:style-name="T967">u</text:span>gi to jest sytuacja górników. Sytuacja górników płacowa, socjalna, zdrow<text:span text:style-name="T968">o</text:span>tna, wszystkie cele górników.</text:p>
      <text:p text:style-name="P969"><text:span text:style-name="T970">I</text:span><text:s/>jedna i druga strona musi być w polu widzenia - jeden<text:s/><text:span text:style-name="T971">i</text:span><text:s/>drugi cel. Jest zupełnie zrozumiałe ze względu na u<text:span text:style-name="T972">syt</text:span>uowani<text:span text:style-name="T973">e</text:span>, inne jest postrzeganie te<text:span text:style-name="T974">g</text:span>o celu w przypadku organów admin<text:span text:style-name="T975">is</text:span>tra<text:span text:style-name="T976">cj</text:span>i, a inne w przypadku związków zawodowych. Tym niemniej nie możemy przyjmować, że nie obchodzi nas w przypadku<text:s/><text:span text:style-name="T977">or</text:span>ganów admin<text:span text:style-name="T978">ist</text:span>ra<text:span text:style-name="T979">cj</text:span>i sytuacja górników,<text:span text:style-name="T980"><text:s/></text:span>a w przypadku związków zawodowych nie obchodzą nas sprawy bilansu energ<text:span text:style-name="T981">et</text:span>ycznego kraju, sprawy makrospo<text:span text:style-name="T982">łe</text:span>czno-ekonomiczne.<text:s/><text:span text:style-name="T983">I</text:span><text:s/>zaraz chciałbym...</text:p>
      <text:p text:style-name="P984">Zwłaszcza uważam<text:s/><text:span text:style-name="T985">m</text:span>usimy bra<text:span text:style-name="T986">ć</text:span><text:s/>pod uwagę to, że<text:s/><text:span text:style-name="T987">m</text:span>i<text:span text:style-name="T988">n</text:span>. Gu<text:span text:style-name="T989">st</text:span>ek nie ma przecież żadnego innego interesu, tu nie ma żadnej sprzeczności wynikającej z interesu własnego min. Gu<text:span text:style-name="T990">st</text:span>ka, ż<text:span text:style-name="T991">e.</text:span>.. to jest sprzeczność naturalna, jaka występuje między różnymi celami<text:span text:style-name="T992">,</text:span><text:s/>w gospodarce narodowej, nieantagonistyczna<text:s/>i na gruncie dyskusji mu<text:span text:style-name="T993">si</text:span>my zmierzać do j<text:span text:style-name="T994">e</text:span>j rozwiązania, do param<text:span text:style-name="T995">et</text:span>rów jej rozwiązywania.</text:p>
      <text:p text:style-name="P996"><text:span text:style-name="T997">N</text:span>atomia<text:span text:style-name="T998">st</text:span><text:s/>wychodzenie z założenia, że czyjś interes leży<text:s/><text:span text:style-name="T999">w</text:span><text:s/>tym, żeby si<text:span text:style-name="T1000">ę</text:span><text:s/>upierać,<text:s/><text:span text:style-name="T1001">j</text:span>e<text:span text:style-name="T1002">s</text:span>t bardzo z<text:span text:style-name="T1003">ł</text:span>ym doradcą przy wypowi<text:span text:style-name="T1004">ed</text:span>ziach.<text:s/><text:span text:style-name="T1005">I</text:span><text:s/>bym proponował, żeby przyjąć założenie takie, że i strona solidarnościowa, i<text:s/><text:span text:style-name="T1006">O</text:span>PZZ-ka, i rządowa są motywowane właśnie takim pod<text:span text:style-name="T1007">ej</text:span>ściem, ta<text:span text:style-name="T1008">kim</text:span><text:s/>celem.</text:p>
      <text:p text:style-name="P1009">Proponowałbym, żeby nasza dyskusja zmierzała w kierunki<text:s/><text:span text:style-name="T1010">fo</text:span>rmułowania kon<text:span text:style-name="T1011">st</text:span>ruk<text:span text:style-name="T1012">t</text:span>ywnych, pozytywnych rekom<text:span text:style-name="T1013">en</text:span>da<text:span text:style-name="T1014">cj</text:span>i.</text:p>
      <text:p text:style-name="P1015">Proszę bardzo pan prof<text:span text:style-name="T1016">.</text:span><text:s/>Trzeciakowski.</text:p>
      <text:p text:style-name="P1017"><text:span text:style-name="T1018">Prof. Trz</text:span><text:span text:style-name="T1019">ec</text:span><text:span text:style-name="T1020">iakowski</text:span>:</text:p>
      <text:soft-page-break/>
      <text:p text:style-name="P1021">Chciałem si<text:span text:style-name="T1022">ę</text:span><text:s/>ustosunkować do wypowiedzi pana współprzewodniczącego.<text:s/><text:span text:style-name="T1023">W</text:span><text:s/>pełni szanuj<text:span text:style-name="T1024">e</text:span><text:s/>poglądy pana min.<text:s/><text:span text:style-name="T1025">G</text:span>ustka i przedstawicieli strony rządowej. Niemniej j<text:span text:style-name="T1026">ed</text:span>nak w swoim wystąpieniu panowie byli łaskawi opowiedzieć się jednoznacznie za pewną wizją,<text:s/><text:span text:style-name="T1027">c</text:span>o jest wskazanym rozwiązaniem systemowym dla górnictwa.</text:p>
      <text:p text:style-name="P1028"><text:span text:style-name="T1029">J</text:span>eże<text:span text:style-name="T1030">l</text:span>i mamy mie<text:span text:style-name="T1031">ć</text:span><text:s/>swobodę wyboru to musimy mieć również koncepcje inną, opartą o inną wizję organizacji górnictwa i z tyc<text:span text:style-name="T1032">h</text:span><text:s/>dwóch wariantów wybrać ten wariant,<text:s/><text:span text:style-name="T1033">kt</text:span>óry nam wyda się właściwym wariantem.</text:p>
      <text:p text:style-name="P1034"><text:span text:style-name="T1035">W</text:span><text:s/>związku z tym chciałbym zasugerować, żeby niezależnie od tego zespołu, który został powołany przez panów z PTE, żeby powołać jakiś inny zespół, złożony z ludzi, którym nie będzie narzucona koncepcja docelowa w rozumie<text:span text:style-name="T1036">ni</text:span>u tej wizji, którą nam zapr<text:span text:style-name="T1037">ez</text:span>entowali prz<text:span text:style-name="T1038">edst</text:span>awi<text:span text:style-name="T1039">ciel</text:span>e ze strony rządowej, tylko żeby to była jakaś konkurenc<text:span text:style-name="T1040">yj</text:span>na wersja i drugi postulat to, żeby to zostało zrobione w terminie znacznie szybszym<text:span text:style-name="T1041">.</text:span><text:s/>Trudno mi przyjąć założenie, że koncepcja ma być wypracowywana szczególnie ta koncepcja idąca po linii tradycyjnych rozwiązań przez okres roku. To musi by<text:span text:style-name="T1042">ć</text:span><text:s/>sprawa, która trafi na na<text:span text:style-name="T1043">s</text:span>z zespół gdzie<text:span text:style-name="T1044">ś</text:span><text:s/>na jesieni t<text:span text:style-name="T1045">e</text:span>go roku, na zespół, który będzie mia<text:span text:style-name="T1046">ł</text:span><text:s/>s<text:span text:style-name="T1047">ię</text:span><text:s/>u<text:span text:style-name="T1048">st</text:span>osunkować do tego tak,<text:s/><text:span text:style-name="T1049">że</text:span>by mogły być zostać podjęte na tej bazie decyzje organizacyjne, restrukturyzacyjne z początkiem roku<text:s/>‘90, najdalej gdzieś w połowie roku<text:s/>‘9<text:span text:style-name="T1050">0</text:span>, ale moim zdaniem powinna to być r<text:span text:style-name="T1051">est</text:span>rukturyza<text:span text:style-name="T1052">cj</text:span>a, która mogłaby być wprowadzana w życie poczynając od 1 stycznia<text:s/>‘9<text:span text:style-name="T1053">0</text:span><text:s/>r<text:span text:style-name="T1054">.</text:span></text:p>
      <text:p text:style-name="P1055">Dziękuj<text:span text:style-name="T1056">ę</text:span>.</text:p>
      <text:p text:style-name="P1057"><text:span text:style-name="T1058">/</text:span>Głos z sali:<text:s/>Czy mogę w sprawie formalnej?/.</text:p>
      <text:p text:style-name="P1059"><text:span text:style-name="T1060">Przewodni</text:span><text:span text:style-name="T1061">cz</text:span><text:span text:style-name="T1062">ący</text:span>:</text:p>
      <text:p text:style-name="P1063"><text:span text:style-name="T1064">P</text:span>roszę bardzo<text:span text:style-name="T1065">.</text:span></text:p>
      <text:p text:style-name="P1066"><text:span text:style-name="T1067">Ob. <text:s text:c="20"/></text:span>:</text:p>
      <text:p text:style-name="P1068">Chciałbym wyjaśnić, że powołany przez nas zespół w Polskim Towarzy<text:span text:style-name="T1069">st</text:span>wie Ekonomicznym, on nie zakłada panie profesorze tradycyjnej koncepcji. Jeże<text:span text:style-name="T1070">l</text:span>i chodzi o wypracowanie koncepcji, to my zakładamy, że ona będzie gotowa najpóźniej we wrześniu br. natomia<text:span text:style-name="T1071">st</text:span><text:s/>mówiąc o tym czerwiec<text:s/>‘90 r<text:span text:style-name="T1072">.</text:span><text:s/>mieliśmy na my<text:span text:style-name="T1073">ś</text:span>li<text:span text:style-name="T1074">,</text:span><text:s/>iż na bazie tej koncepcji prz<text:span text:style-name="T1075">ed</text:span>ysk<text:span text:style-name="T1076">ut</text:span>owan<text:span text:style-name="T1077">ej</text:span><text:s/>z załogami i samorządami zostaną już opracowane konkretne rozw<text:span text:style-name="T1078">ią</text:span>zania projektowe i wdrażane<text:span text:style-name="T1079">.</text:span><text:s/><text:span text:style-name="T1080">T</text:span>a<text:span text:style-name="T1081">kże</text:span><text:s/>tu jesteśmy zgodni.</text:p>
      <text:p text:style-name="P1082">Mało tego zaprosiliśmy przedstawicieli wszystkich stron uczestniczących w podzespole ds. górnictwa do uczestni<text:span text:style-name="T1083">cz</text:span>enia w tym z<text:span text:style-name="T1084">es</text:span>pole.</text:p>
      <text:p text:style-name="P1085">Ja jestem zgodny, jeżeli będzie zdanie współprzew<text:span text:style-name="T1086">od</text:span>n<text:span text:style-name="T1087">ic</text:span>ząc<text:span text:style-name="T1088">y</text:span>ch takie by powołać jeszcze jeden niezależny zespół natychmiast to zrobimy i powołamy.<text:s/><text:span text:style-name="T1089">Ni</text:span>e stoi nic na przeszkodzie.<text:s/><text:span text:style-name="T1090">I</text:span>m więcej dyskus<text:span text:style-name="T1091">ji</text:span><text:s/>wokół tego - tym lepiej i uważamy, że będ<text:span text:style-name="T1092">ą</text:span><text:s/>lepsze rozwiązania. Ma<text:span text:style-name="T1093">ł</text:span>o teg<text:span text:style-name="T1094">o</text:span><text:s/>prof. Mujżel dz<text:span text:style-name="T1095">i</text:span>siaj mówił, ja chciałem się tylko formalnie u<text:span text:style-name="T1096">st</text:span>osunkować,<text:s/>jak my widzimy rozwiązanie tych spraw<text:span text:style-name="T1097">.</text:span><text:s/>My uważamy, że te dokumenty, które zostały wypracowane na podzespole do spraw górnictwa<text:s/>„okrągłego stołu”<text:s/>i ten zespół, który my ma<text:span text:style-name="T1098">m</text:span>y i ten inny powinien wziąć, wnikliwie prześledzić - są tam stanowiska stron i na tej bazie wypracować określone rozwiązania d<text:span text:style-name="T1099">ot</text:span>yczące systemu ekonomicznego - finansowania, zarządzania,<text:s/><text:span text:style-name="T1100">st</text:span>ruktur, czasu pracy, samorządności w zakładach wydobywczych i w kopalniach, i od początku prezentujemy takie, a nie inne stanowisko. Bardzo otwarte w tym względzie.</text:p>
      <text:p text:style-name="P1101">Dziękuję.</text:p>
      <text:soft-page-break/>
      <text:p text:style-name="P1102">/Głos z sali: to nie jest sprawa formalna, al<text:span text:style-name="T1103">e</text:span><text:s/>ja od bardzo dawna proszę o<text:s/><text:span text:style-name="T1104">gł</text:span>o<text:span text:style-name="T1105">s</text:span>/.</text:p>
      <text:p text:style-name="P1106"><text:span text:style-name="T1107">Prz</text:span><text:span text:style-name="T1108">ew</text:span><text:span text:style-name="T1109">odni</text:span><text:span text:style-name="T1110">cz</text:span><text:span text:style-name="T1111">ący</text:span>:</text:p>
      <text:p text:style-name="P1112">Chwileczkę panie profesorze, ja widzę i właśnie pan jest pierwszy w dyskusji...</text:p>
      <text:p text:style-name="P1113"><text:span text:style-name="T1114">Ob. <text:s text:c="20"/></text:span>:</text:p>
      <text:p text:style-name="P1115">Tak, jest i chciałby<text:s/><text:span text:style-name="T1116">o</text:span><text:s/>się dorwać do głosu. Słyszę cały czas propagandę zamiast...</text:p>
      <text:p text:style-name="P1117"><text:span text:style-name="T1118">Przewodniczący</text:span>:</text:p>
      <text:p text:style-name="P1119">Zaraz, chwileczkę, to były odpowiedzi na pytania, to było rzeczywiście ad vocem<text:span text:style-name="T1120">.</text:span></text:p>
      <text:p text:style-name="P1121">Natomiast pierwszym w dyskusji jest pan prof. Beksiak. Mimo że kilka innych zgłoszeń było.</text:p>
      <text:p text:style-name="P1122"><text:span text:style-name="T1123">Prof. Beksiak</text:span>:</text:p>
      <text:p text:style-name="P1124">Dziękuję bardzo. Ja rozumiem, że prof. Baka jako profesor nie lubi profesorskiego gadania, ja też nie lubię, ale tym niemniej muszę wziąć pewne sprawy p<text:span text:style-name="T1125">od</text:span>staw<text:span text:style-name="T1126">ow</text:span>e<text:span text:style-name="T1127">.</text:span></text:p>
      <text:p text:style-name="P1128">Pierwsza sprawa pan<text:s/><text:span text:style-name="T1129">P</text:span>uszczewski, jeśli nie pomyliłem nazwiska...</text:p>
      <text:p text:style-name="P1130"><text:span text:style-name="T1131">/</text:span>Głos z sali: Puszczewicz/.</text:p>
      <text:p text:style-name="P1132"><text:span text:style-name="T1133">Prof. Beksiak</text:span>:</text:p>
      <text:p text:style-name="P1134">Pomyliłem nazwisko, przepraszam bardzo. Mówił o tych osiągnięciach naszego górnictwa. Ja nie mam tutaj danych<text:span text:style-name="T1135">.</text:span><text:s/>Ja bym proponował, żeby tę sprawę rozpatrywać wówczas, kiedy będziemy mieli dane dotyczące tego. Jak wygląda wydobycie węgla na górnika, moim zdaniem. Jak ja znam w Polsce, ono jest wysokie, i jak wygląda wydobycie węgla na pracownika wspólnoty węgla.<text:s/><text:span text:style-name="T1136">I</text:span><text:s/>ono moim zdaniem<text:s/><text:span text:style-name="T1137">j</text:span>est bardzo niskie. Chętnie bym zobaczył te dwie liczby i wtedy możemy sobie o tym mówi<text:span text:style-name="T1138">ć</text:span>. To jest drobiazg<text:span text:style-name="T1139">.</text:span></text:p>
      <text:p text:style-name="P1140">Natomiast sprawa podstawowa, bardzo mnie zmartwiło to, co powiedział pan Święcicki na temat płacy za dobrowolny szósty dzień pracy.</text:p>
      <text:p text:style-name="P1141">Chciałbym się odwołać do pewnej tezy znanej w ekonomii - moim zdaniem - udowodnion<text:span text:style-name="T1142">e</text:span>j, ż<text:span text:style-name="T1143">e</text:span><text:s/>obniżając albo utrzymując niską płacę można wydusić z pracowników dużą podaż pracy, albo rewolucję, ale jeżeli trzyma się pracowników za twarz to wtedy nie<text:s/><text:span text:style-name="T1144">m</text:span>a rewolucji, tylko oni są zmuszeni do pracowania w dodatkowych godzinach. I to nie d<text:span text:style-name="T1145">ot</text:span>yczy tylko górnictwa. Dlaczego mamy tak karykatura<text:span text:style-name="T1146">ln</text:span>ie nieprawdopodobnie wysoką aktywność zawodową kobiet w tym kr<text:span text:style-name="T1147">aj</text:span>u. Z tego powodu, że płace mężczyzn są bardzo niskie. I ponieważ mąż nie może zarobić na rodzinę to żona, która mogłaby<text:s/><text:span text:style-name="T1148">s</text:span>ię zajmować dziećmi i ch<text:span text:style-name="T1149">c</text:span>iałaby się zajmować<text:span text:style-name="T1150">,</text:span><text:s/>to musi iść do pracy. I to samo jest tutaj w górnictwie. Tak<text:s/><text:span text:style-name="T1151">ż</text:span>e bardzo proszę nie uprawiać tego typu demagogii, że jest swoboda zarabiania w szóstym dniu pracy<text:span text:style-name="T1152">.</text:span><text:s/>Oczywiście jest swoboda, ale polegająca na tym, że za mało się płaci za 5 dni. I wobec tego jakie wybory albo muszę pracować w szóstym dniu<text:s/>albo muszę kombinować, albo<text:s/><text:span text:style-name="T1153">m</text:span>usze<text:s/><text:span text:style-name="T1154">m</text:span>ie<text:span text:style-name="T1155">ć</text:span><text:s/>znajomości<text:s/><text:span text:style-name="T1156">i</text:span><text:s/>dodatkowy przydział itd<text:span text:style-name="T1157">.</text:span><text:s/>Więc bardzo proszę, żeby wziąć to pod uwagę<text:span text:style-name="T1158"><text:s/>i</text:span><text:s/>nie wmawiać nam, że w szóstym dniu jest pełna swoboda pracy<text:span text:style-name="T1159">.</text:span></text:p>
      <text:p text:style-name="P1160">Dziękuję bardzo<text:span text:style-name="T1161">.</text:span></text:p>
      <text:p text:style-name="P1162"><text:span text:style-name="T1163">Przewodni</text:span><text:span text:style-name="T1164">cz</text:span><text:span text:style-name="T1165">ący:</text:span></text:p>
      <text:p text:style-name="P1166">Żeby przybliżyć sprawę, to ja a propos czyli ad vocem. Mianowicie ile według was<text:span text:style-name="T1167">z</text:span>ych szacunków wynosić będzie płaca przy założeniach, które są w tej chwili proponowane przy tym przerzuceniu 50 proc. na czarne dni, ile będzie wynosić płaca przy założeniu pracy wyłącznie w<text:s/><text:span text:style-name="T1168">„</text:span>czarne dni”<text:s/>w górnictwie, średnia płaca? Zwracam się do dyrektora, bo jest to bardzo ważne, jeżeli na przykład.<text:span text:style-name="T1169">..</text:span><text:s/>no jaka jest to wielkość.<text:s/><text:soft-page-break/>Obliczy<text:span text:style-name="T1170">li</text:span>ście to?</text:p>
      <text:p text:style-name="P1171"><text:span text:style-name="T1172">Dyr. <text:s text:c="19"/></text:span>:</text:p>
      <text:p text:style-name="P1173">Zarobki w<text:s/>„czarnym dniu”<text:s/>od poniedziałku do piątku wzrastają o 20 proc<text:span text:style-name="T1174">.</text:span></text:p>
      <text:p text:style-name="P1175"><text:span text:style-name="T1176">Przewodn</text:span><text:span text:style-name="T1177">ic</text:span><text:span text:style-name="T1178">zący</text:span>:</text:p>
      <text:p text:style-name="P1179">Ile kwota, średniego wynagrodzenia?</text:p>
      <text:p text:style-name="P1180"><text:span text:style-name="T1181">Dyr. <text:s text:c="19"/></text:span>:</text:p>
      <text:p text:style-name="P1182"><text:span text:style-name="T1183">W</text:span><text:s/>bezwzględnych wielkościach ja nie potrafię odpowiedzieć<text:span text:style-name="T1184">.</text:span><text:s/>Nie ma takich danych.</text:p>
      <text:p text:style-name="P1185"><text:span text:style-name="T1186">Przewodn</text:span><text:span text:style-name="T1187">icz</text:span><text:span text:style-name="T1188">ący</text:span>:</text:p>
      <text:p text:style-name="P1189">T<text:span text:style-name="T1190">o</text:span><text:s/>może byście przeprowad<text:span text:style-name="T1191">zi</text:span>li taki rachunek szybko...</text:p>
      <text:p text:style-name="P1192"><text:span text:style-name="T1193">/</text:span>Głos z sali: nie słychać/.</text:p>
      <text:p text:style-name="P1194"><text:span text:style-name="T1195">/</text:span>Głos z sali: nie wstydliwa, tylko musieli<text:span text:style-name="T1196">byśm</text:span>y mieć jedną noc na to, żeby to przeliczyć/.</text:p>
      <text:p text:style-name="P1197"><text:span text:style-name="T1198">Przewodni</text:span><text:span text:style-name="T1199">cz</text:span><text:span text:style-name="T1200">ący</text:span>:</text:p>
      <text:p text:style-name="P1201">Jest to ważna informacja. Już koniec z ad vocem, porządkujmy dyskusję, powściągnąć ciekawość, powściągnąć reakcje, za<text:span text:style-name="T1202">pis</text:span>ywać się do dyskusji.</text:p>
      <text:p text:style-name="P1203">Zaczynamy od dr Bugaja<text:span text:style-name="T1204">.</text:span><text:s/>Ponawiam swój apel aby szuka<text:span text:style-name="T1205">ć</text:span><text:s/>rozwiązań kon<text:span text:style-name="T1206">st</text:span>ruktywnych natomiast nie robi<text:span text:style-name="T1207">ć</text:span><text:s/>wycieczek typu harcownikowego. Dlatego, że my możemy się tak zagłębić w te kopalnie, że my dzisiejszy dzień<text:s/><text:span text:style-name="T1208">st</text:span>rawimy, jutrzejszy dzień strawimy,<text:s/><text:span text:style-name="T1209">ś</text:span>więta strawimy i trzeciego nie będzie się m<text:span text:style-name="T1210">ógł</text:span><text:s/>odbyć<text:s/><text:span text:style-name="T1211">„</text:span>okrągły<text:s/><text:span text:style-name="T1212">st</text:span>ół”.</text:p>
      <text:p text:style-name="P1213"><text:span text:style-name="T1214">Dr<text:s/></text:span><text:span text:style-name="T1215">Bu</text:span><text:span text:style-name="T1216">ga</text:span><text:span text:style-name="T1217">j</text:span><text:span text:style-name="T1218">:</text:span></text:p>
      <text:p text:style-name="P1219">Ja chciałbym wyjś<text:span text:style-name="T1220">ć</text:span><text:s/>naprzeciw propozycji pana przewodniczącego. Miałem trzy uwagi, które przed konstruktywną częścią chciałem zrobić, a zrobię tylko dwie rezygnując z jednej. Ale z dwóch nie mogę.</text:p>
      <text:p text:style-name="P1221">Otóż pierwsza dotyczy tego co mówi<text:span text:style-name="T1222">ł</text:span><text:s/>pan przewodniczący mianowicie, ż<text:span text:style-name="T1223">eb</text:span>yśmy tu przyjęli oto takie założenie, że nikt tutaj nie ma innych interesów, jak dobro górnictwa i Polski. Otóż panie profesorze wiemy doskonale z dociekań so<text:span text:style-name="T1224">cj</text:span>ologicznych i ekonom<text:span text:style-name="T1225">icz</text:span>n<text:span text:style-name="T1226">yc</text:span>h, że istnieją niewątpliwie interesy biurokratycznych struktur, a jeżeli chodzi o struktury górnicze to o tym wie<text:span text:style-name="T1227">m</text:span>y szczególnie wiele, chociaż są one dość mocno ukrywane. Są to interesy zarówno materialne, jak i interesy związane z władzą. I myślę sobie, że mamy prawo i obowiązek także z władzą prosz<text:span text:style-name="T1228">ę</text:span><text:s/>panów, mamy prawo i obowiązek przyjąć tutaj niczym nie kwestionując rzecz jasna osobistych intencji panów, którzy siedzą za tym stołem że reprezentują tu pewną biurokratyczną instytucję, ze wszystkimi konsekw<text:span text:style-name="T1229">encj</text:span>ami tego faktu<text:span text:style-name="T1230">.</text:span></text:p>
      <text:p text:style-name="P1231">Trudno mi się było oprzeć wrażeniu słuchając przemówienia panów ze strony rządowej, że mottem do wszystkich tych przemówień można by było uczynić takie zawołanie - nie wyobrażamy sobie.<text:s/><text:span text:style-name="T1232">J</text:span>est rz<text:span text:style-name="T1233">ec</text:span>zą ogromnie chara<text:span text:style-name="T1234">kter</text:span>y<text:span text:style-name="T1235">st</text:span>yczną,<text:s/><text:span text:style-name="T1236">ż</text:span>e panowie nie zatrzymaliście<text:s/><text:span text:style-name="T1237">s</text:span>ię ani przez moment właściwie na jedynej propozycji, jak mi się wydaje, która mogłaby sprawy czasu, pracy, opłaty pracy górniczej ruszyć z tego miejsca, w którym się w tej chwili znajdują to znaczy nad propozycją min. Wilczka, dotyczącą redukcji wydobycia węgla<text:span text:style-name="T1238">.</text:span><text:s/>Ta propozycja jak gdyby panów w ogóle n<text:span text:style-name="T1239">i</text:span>e<text:s/>zaabsorbowała. Ale wydaje mi s<text:span text:style-name="T1240">i</text:span>ę, ż<text:span text:style-name="T1241">e</text:span><text:s/>ona jest propozycją zupełnie podstawową.</text:p>
      <text:p text:style-name="P1242">Wydaje mi się, że jeżeli mamy mówić na serio o zmianach w kompleksie pa<text:span text:style-name="T1243">li</text:span>wowo-<text:span text:style-name="T1244">en</text:span>erg<text:span text:style-name="T1245">et</text:span>y<text:span text:style-name="T1246">cz</text:span>nym to musimy właśnie przyjąć założenie odwrotne niż przyjął pan pr<text:span text:style-name="T1247">of</text:span>.<text:s/><text:span text:style-name="T1248">B</text:span>aka, mianowicie, że te zmiany w jakimś sensie muszą być narzucone z zewnątrz.<text:s/><text:span text:style-name="T1249">C</text:span>o nie znaczy, że przez nas. Ale z zewnątrz właśnie. To właśnie<text:s/><text:soft-page-break/>trzeba przyjąć, że nie jest to sektor, który jest zdolny z pewnością do samor<text:span text:style-name="T1250">ef</text:span>ormy. I pokazał to przez bardzo wiele lat, że nie jest zdolny do samor<text:span text:style-name="T1251">ef</text:span>ormy. To jest moja pierwsza uwaga ni<text:span text:style-name="T1252">ekonstruktyw</text:span>na.</text:p>
      <text:p text:style-name="P1253"><text:span text:style-name="T1254">Przewodnicząc</text:span><text:span text:style-name="T1255">y</text:span><text:span text:style-name="T1256">:</text:span></text:p>
      <text:p text:style-name="P1257"><text:span text:style-name="T1258">W</text:span>yjątkowo n<text:span text:style-name="T1259">ie</text:span>kon<text:span text:style-name="T1260">strukt</text:span>ywna.<text:span text:style-name="T1261">..</text:span></text:p>
      <text:p text:style-name="P1262"><text:span text:style-name="T1263">Dr Bugaj</text:span><text:span text:style-name="T1264">:</text:span></text:p>
      <text:p text:style-name="P1265">Wyjątkowo niekon<text:span text:style-name="T1266">st</text:span>ru<text:span text:style-name="T1267">kt</text:span>ywna według oceny pana przewodniczącego...</text:p>
      <text:p text:style-name="P1268"><text:span text:style-name="T1269">Przewodniczący</text:span>:</text:p>
      <text:p text:style-name="P1270">Ja panu powiem dlaczego, dlatego że założenie, że jakaś strona jest niezdolna do czegoś - to jest wyłączenie tej strony de facto. To jest podejście abso<text:span text:style-name="T1271">lu</text:span>tn<text:span text:style-name="T1272">i</text:span>e nie nego<text:span text:style-name="T1273">cj</text:span>acyjne i nie<text:s/>koncyliacyjn<text:span text:style-name="T1274">e.</text:span><text:s/>Jeżeli mi ktoś powie, że ja jestem niezdolny do jakiegoś ruchu, który powinien być wykonany przy tym stole ponieważ taka jest moją natura, to jedyne co ja powinienem zrobić to odejść i nie hamować postępów tego stołu<text:span text:style-name="T1275">.</text:span><text:s/>Także niech pan się zastanowi<text:s/>nad tym co pan mówi.</text:p>
      <text:p text:style-name="P1276"><text:span text:style-name="T1277">Dr Buga</text:span><text:span text:style-name="T1278">j</text:span>:</text:p>
      <text:p text:style-name="P1279">Za<text:span text:style-name="T1280">st</text:span>anowiłem<text:s/><text:span text:style-name="T1281">s</text:span>ię całkiem starannie i podtrzymuję to co powi<text:span text:style-name="T1282">ed</text:span>ziałem, wydaje mi się,<text:s/><text:span text:style-name="T1283">ż</text:span>e oczywiście mówimy tutaj o zmianach, w których nie można wykluczyć udziału, ocen adm<text:span text:style-name="T1284">in</text:span>i<text:span text:style-name="T1285">st</text:span>ra<text:span text:style-name="T1286">cji</text:span><text:s/>górniczej itd<text:span text:style-name="T1287">.</text:span><text:s/>Natomiast nie można przyjąć rzeczywiście założenia, że zgoda tych struktur na te zmiany daje szanse ich przeprowadzenia. Wydaje się, że właśnie nie daje szansy ich przeprowadzenia<text:span text:style-name="T1288">.</text:span></text:p>
      <text:p text:style-name="P1289">I druga<text:s/><text:span text:style-name="T1290">u</text:span>waga niezbyt konstruktywna. Mianowicie pan min<text:span text:style-name="T1291">.</text:span><text:s/>Gustek powiedział, że w ramach wielkich ustępstw zostaną przyspieszone prace studialne o jeden rok. Otóż chciałem zwrócić uwagę, że ten stan jak gdyby, o którym dzisiaj dyskutujemy był przecież jednoznacznie zaanonsowany w roku 8<text:span text:style-name="T1292">0</text:span>. Minęło od tego czasu tych lat, stosunkowo sporo. Jak to jest, są tysiące ludzi zatrudnionych w tzw. zapleczu badawczo-r<text:span text:style-name="T1293">oz</text:span>w<text:span text:style-name="T1294">ojow</text:span>ym górnictwa tysiące ludzi dosłownie, lepiej płatnych niż w innych sektorach np. nauki, dużo lepiej płatnych i dzisiaj panowie mówicie, że w ramach wielkiego ustępstwa<text:s/>będą skrócone prace studialne o jeden rok z 2,5 do 1,5 roku. To samo dotyczy i innych spraw.<text:s/><text:span text:style-name="T1295">C</text:span>hodzi mi o propozycje ministra Wilczka. Jak to jest, jeżeli jest tak ogromny materiał i nie ma żadnych prac studialnych, który by przewidywały jakiś wariant zakładający zmniejszenie wydobycia węgła w gospodarce przy tych koni<text:span text:style-name="T1296">ecz</text:span>no<text:span text:style-name="T1297">śc</text:span>iach, jakie się tutaj rysują? Ja tego niezupełnie rozumiem. I tu chciałbym prz<text:span text:style-name="T1298">ej</text:span>ść do sprawy jak gdyby kon<text:span text:style-name="T1299">struktyw</text:span>n<text:span text:style-name="T1300">ej.</text:span><text:s/>Chodzi mi o ten pkt 5 w części A zapisu dotyczącego nowego ładu ekonomiczn<text:span text:style-name="T1301">eg</text:span>o.</text:p>
      <text:p text:style-name="P1302"><text:span text:style-name="T1303">D</text:span>laczego twierdzę, że tutaj może jest jakaś szansa kon<text:span text:style-name="T1304">st</text:span>ru<text:span text:style-name="T1305">kt</text:span>ywn<text:span text:style-name="T1306">eg</text:span>o wysiłku? Ano dlatego, że w t<text:span text:style-name="T1307">e</text:span>j grupie roboczej my żeśmy ten zapis w zasadzie mer<text:span text:style-name="T1308">yt</text:span>orycznie uzgodnili chociaż strona rządowa zastrzegła, że wymagał on będzie ratyfikacji. Jak zrozumiałem ratyfikacji przez odpowiednie mini<text:span text:style-name="T1309">st</text:span>erstwo. Takiej ratyfikacji, jak rozumiem biorąc pod uwagę materiał tutaj ze zbi<text:span text:style-name="T1310">eż</text:span>nościami, który został dostarczony, takiej ratyfikacji nie ma. Tym niemniej jednak wydaje mi się, że ponieważ osiągnęliśmy tam merytoryczną zbieżność poglądów, to powinniśmy do tego punktu wrócić i jeżeli ta merytoryczna zbieżność poglądów także na obradach plenarnych się zarysuje to tak, jak pan prof<text:span text:style-name="T1311">.</text:span><text:s/>Baka proponował powinna to być rekomendacja dotycząca strony górniczej, by może jeszcze raz przemyślała i zrewidowała swój pogląd.</text:p>
      <text:p text:style-name="P1312">Chciałbym przeczytać ten punkt 5, on dotyczy spraw samorządu i stru<text:span text:style-name="T1313">kt</text:span>ur organ<text:span text:style-name="T1314">iz</text:span>acyjnych rzecz jasna.<text:s/>„Kopalnie węgla kamiennego będą przekształcone poczynając od 1 stycznia<text:s/>‘90 r. w samodzielne prz<text:span text:style-name="T1315">ed</text:span>siębior<text:span text:style-name="T1316">st</text:span>wa działające na zasadach ogólnych i nie będą zaliczone do kategorii przedsiębiorstw<text:s/><text:soft-page-break/>uż<text:span text:style-name="T1317">yt</text:span>eczności publicznej<text:span text:style-name="T1318">.</text:span><text:s/>Syste<text:span text:style-name="T1319">m</text:span><text:s/>ekonomiczno-<text:span text:style-name="T1320">fi</text:span>nansowy będzie dostosowany do potrzeb górnictwa i konieczności zapewnienia niezbędnego minimum wydobycia węgla w najbliższych<text:s/><text:span text:style-name="T1321">la</text:span>tach”<text:span text:style-name="T1322">.</text:span></text:p>
      <text:p text:style-name="P1323">Dwa słowa uzasadnienia, które wydaje mi się na tle dyskusji, którą ta<text:span text:style-name="T1324">m</text:span><text:s/>prowadz<text:span text:style-name="T1325">il</text:span>iśmy, są uzasadnieniem chyba nas wszystkich, a nie tylko mo<text:span text:style-name="T1326">i</text:span>m osobistym<text:span text:style-name="T1327">.</text:span><text:s/>Je<text:span text:style-name="T1328">st</text:span><text:s/>to podstawowa sprawa czy prz<text:span text:style-name="T1329">ed</text:span>sięb<text:span text:style-name="T1330">io</text:span>r<text:span text:style-name="T1331">st</text:span>wa górnicze mogą mieć status przedsiębiorstw użyteczności publicznej<text:span text:style-name="T1332">?</text:span><text:s/>Kierowaliśmy s<text:span text:style-name="T1333">i</text:span>ę tam przede wszystkim poglądem, i<text:span text:style-name="T1334">ż</text:span><text:s/>nie można przyjąć,<text:s/><text:span text:style-name="T1335">ż</text:span>e prz<text:span text:style-name="T1336">ed</text:span>siębior<text:span text:style-name="T1337">st</text:span>wo górnicze, kopalnia nie maksyma<text:span text:style-name="T1338">liz</text:span>uje nadwyżki ekonomiczn<text:span text:style-name="T1339">ej,</text:span><text:s/>że jeżeli zatem przyjąć, że maksymal<text:span text:style-name="T1340">iz</text:span>uje to nie ma podstaw by prz<text:span text:style-name="T1341">ed</text:span>siębiorstwo kopalniane traktować jako przedsiębiorstwo użyteczności publicznej.<text:s/><text:span text:style-name="T1342">J</text:span>est to sprawa oczywiście o ogromnym znaczeniu ekonomicznym bardzo<text:s/><text:span text:style-name="T1343">roz</text:span>ległym.</text:p>
      <text:p text:style-name="P1344">Drugi element uzasadnienia jest tu, jak państwo widzicie tak jak gdyby furtka zakładająca, ż<text:span text:style-name="T1345">e</text:span><text:s/>uregulowania ekonomiczno-<text:span text:style-name="T1346">fi</text:span>nansowe będą szanowały tzw<text:span text:style-name="T1347">.</text:span><text:s/>specyfikę prze<text:span text:style-name="T1348">m</text:span>ysłu górniczego, przynajmniej w jakimś okresie prz<text:span text:style-name="T1349">ej</text:span>ściowym i będą brały pod uwagę ochronę niezbędnego poziomu wydobycia.<text:s/><text:span text:style-name="T1350">A</text:span><text:s/>zarazem byłoby to otwarcie drogi do samorządności pracowniczej w kopalniach co jak rozumiem jest wspólnym zadeklarowaniem i celem wszystkich uc<text:span text:style-name="T1351">ze</text:span>stników tych obrad.</text:p>
      <text:p text:style-name="P1352">Dziękuj<text:span text:style-name="T1353">ę.</text:span></text:p>
      <text:p text:style-name="P1354"><text:span text:style-name="T1355">Przewodniczący</text:span>:</text:p>
      <text:p text:style-name="P1356">Dziękuję bardzo. Proszę bardzo pani<text:s/><text:span text:style-name="T1357">St</text:span>aniszewska, przepraszam pan Witkowski.</text:p>
      <text:p text:style-name="P1358"><text:span text:style-name="T1359">Ob. Witkowski</text:span>:</text:p>
      <text:p text:style-name="P1360">Obradujemy dwie godziny i w zasadzie.<text:span text:style-name="T1361">..</text:span><text:s/>główny temat w zasadzie przymus ekonomiczn<text:span text:style-name="T1362">y</text:span>. I przepraszam, al<text:span text:style-name="T1363">e</text:span><text:s/>w zasadzie ja dopiero dzisiaj się dowiedziałem, że ten przymus ekonomiczny to i załoga ogólnie, i zebranie del<text:span text:style-name="T1364">eg</text:span>atów stosowała przez kilka lat.</text:p>
      <text:p text:style-name="P1365">Do tej pory wydawało<text:s/><text:span text:style-name="T1366">m</text:span>i<text:s/><text:span text:style-name="T1367">s</text:span>ię, że przez uchwały zebrania delegatów przy podziale zysku jeżeli zostawialiśmy część pieniędzy na dodatkowe wynagrodzenia za godziny nadliczbowe czy wolne soboty, żeby ciągnąć robotę, żeby zakład dobrze stał to mnie się wydawało, i wszystkim, że my po pro<text:span text:style-name="T1368">s</text:span>tu<text:s/><text:span text:style-name="T1369">db</text:span>amy o dobro zakładu. Jak si<text:span text:style-name="T1370">ę</text:span><text:s/>teraz dowiedziałem, że jesteśmy takimi samymi wyzys<text:span text:style-name="T1371">ki</text:span>waczami, jak rząd i stosujemy przymus ekonomiczny.</text:p>
      <text:p text:style-name="P1372">Przecież w wielu zakładach<text:s/><text:span text:style-name="T1373">st</text:span>osowało si<text:span text:style-name="T1374">ę</text:span><text:s/>formę, dziwię się, że tutaj nie zabierają głos prz<text:span text:style-name="T1375">edst</text:span>awici<text:span text:style-name="T1376">el</text:span>e zakładów i strony opozycyjne, które są, że celowo w zysku zostawia się pieniądze, żeby w pewnym momencie takich czy innych trudności zmobilizować po prostu ludzi do pracy. Bo to czy zarabiamy mało czy dużo, to wszyscy wiemy, że mało, ale jeżeli będziemy zarabiać jeszcze więcej to i tak część ludzi będzie pracować., Sz<text:span text:style-name="T1377">k</text:span>oda, że dziś nie jest sobota, bo moglibyśmy się przejechać do któregokolwiek z warszawskich zakładów<text:span text:style-name="T1378"><text:s/></text:span>pracy i zobaczyć ile ludzi pracuje. Czy pod przymusem ekonomicznym, czy nie pod przymusem ekonomicznym? I w tej chwili robienie problemu czy to jest przymus, czy nie przymus uważam, że to jest panowie profesorowie w jakimś układzie nie mających bezpośredniego kontaktu z zakładami pracy, z życiem, jakie w tych zakładach jest stosują takie po prostu teorie.</text:p>
      <text:p text:style-name="P1379">J<text:span text:style-name="T1380">ed</text:span>na rzecz mnie jeszcze troszkę oburzyła w wystąpieniu dr<text:s/><text:span text:style-name="T1381">St</text:span>ankiewicza. Panie doktorze,<text:s/><text:span text:style-name="T1382">j</text:span>ak można mówić, że załogi cały tydzień nie pracują tylko szykują sobie robotę na sobotę<text:span text:style-name="T1383">.</text:span><text:s/>Zapisałem sobie dokładnie pana zdanie. To jest obrażanie po prostu ludzi pracujących w zakładach pracy albo pan w zakładzie pracy nie był i na przyszłość proszę przy tym stole takich sformułowań nie używać, bo to obraża tych ludzi, którzy<text:s/><text:soft-page-break/>pracują<text:span text:style-name="T1384">.</text:span></text:p>
      <text:p text:style-name="P1385">Nie chciałbym w tej chwili wracać do tematu. Mówię kopalń nie znam, struktury ich, za samorządami jestem<text:s/>w kopalniach bo to jest sprawa bezsporna, jaka for<text:span text:style-name="T1386">m</text:span>a to górnicy najlepiej będą wiedzieli, jak zorganizować. Ale po prostu ni<text:span text:style-name="T1387">e</text:span><text:s/>róbmy przy ty<text:span text:style-name="T1388">m</text:span><text:s/>stole porozumienia problemów, których w wielu wypadkach n<text:span text:style-name="T1389">i</text:span>e ma<text:span text:style-name="T1390">.</text:span></text:p>
      <text:p text:style-name="P1391">Sprawa pracy dodatkowej. Nie możemy otwarcie przy tym stole powiedzieć, że istnieje drugi obieg gospodarczy, ż<text:span text:style-name="T1392">e</text:span><text:s/>ludzie nie pracują w zakładzie, wychodzą i dorabiają w innych warunkach, ni<text:span text:style-name="T1393">e</text:span><text:s/>wiemy czy nie chcemy tego wiedzieć.<text:s/><text:span text:style-name="T1394">I</text:span><text:s/>co jest lepsze w tym wypadku? Czy ludzie żeby pracowa<text:span text:style-name="T1395">li<text:s/></text:span>w zakładzie pracy czy to, żeby dorabiali po prostu w nieoficjalnym obiegu innych ludzi<text:span text:style-name="T1396">.</text:span></text:p>
      <text:p text:style-name="P1397">Skupmy się na tematach i w punktach do porozumienia, bo w tej chw<text:span text:style-name="T1398">il</text:span>i naprawdę w wielu wypadkach w środowiskach pracy panuje trochę i znudzenie, czego wynikiem są ostatnie wyniki badania opinii publicznej i rozmowy z lud<text:span text:style-name="T1399">ź</text:span>mi b<text:span text:style-name="T1400">ez</text:span>pośrednio w zakładach pracy<text:span text:style-name="T1401">.</text:span><text:s/><text:span text:style-name="T1402">Ż</text:span>e ludzie widzą, że u nas jest w tej chwili gadanie, gadanie, a brakuje nam konkretnych efektów. Przepraszam, może troszeczkę jestem zdenerwowany, ale mówię dwie godziny przeleciało w zasadzie jesteśmy w miejscu<text:span text:style-name="T1403">.</text:span></text:p>
      <text:p text:style-name="P1404">Dziękuję bardzo.</text:p>
      <text:p text:style-name="P1405"><text:span text:style-name="T1406">Przewodniczący</text:span>:</text:p>
      <text:p text:style-name="P1407"><text:span text:style-name="T1408">D</text:span>ziękuję<text:span text:style-name="T1409">.</text:span><text:s/>Proszę pani Staniszewska.</text:p>
      <text:p text:style-name="P1410"><text:span text:style-name="T1411">Ob.<text:s/></text:span><text:span text:style-name="T1412">St</text:span><text:span text:style-name="T1413">aniszewska</text:span>:</text:p>
      <text:p text:style-name="P1414">Parę uwag do tego przymusu ekonomicznego. Jeżeli<text:s/><text:span text:style-name="T1415">3</text:span>-<text:span text:style-name="T1416">k</text:span>r<text:span text:style-name="T1417">otni</text:span>e się płaci za sobotę bądź niedzielę, trzykrotną płacę dni podstawowych to jest to przymus ekonomiczny. Ja chciałam zwrócić uwagę na efekty tego przymusu ekonomicz<text:span text:style-name="T1418">n</text:span>ego<text:span text:style-name="T1419">.</text:span></text:p>
      <text:p text:style-name="P1420">Otóż nikt nie powie nam tutaj wszystkim, że<text:s/>praca<text:s/><text:span text:style-name="T1421">w</text:span><text:s/>kopalni jest pracą z m<text:span text:style-name="T1422">i</text:span>łości czy t<text:span text:style-name="T1423">e</text:span>ż jest pracą, która prowadzi do twórczej realizacji człowieka, to może być w uczelni, w instytucie, nawet w<text:s/>ministerstwie, może być nawet w rolnictwie, ale nie może być w górnictwie.<text:s/><text:span text:style-name="T1424">W</text:span><text:s/>górnictwie jest to praca, która daje pewne efekty materialne, ale polega i dla człowieka jest wyłącznie degradacją jego organizmu.<text:s/><text:span text:style-name="T1425">I<text:s/></text:span>psychiki i organizmu. I zatem za degradacje bardzo mi przykro, ale trzeba tym ludziom zapłacić. I teraz nie możliwe jest, żeby za degradację w ciągu pięciu dn<text:span text:style-name="T1426">i</text:span><text:s/>tygodnia płacić 3 razy mniej niż w za degradację w szóstym dniu. To jest i niemoralne, ale jest to po prostu szkodliwe. Górnik wymęczony przez 5 dni podejmuje z przymusu ekonomicznego pracę w szó<text:span text:style-name="T1427">st</text:span>ym dniu i co powoduje takie coś. Górnik j<text:span text:style-name="T1428">es</text:span>t mniej wyd<text:span text:style-name="T1429">aj</text:span>ny, bo jest przemęczony, zwi<text:span text:style-name="T1430">ę</text:span>ksza się wypadkowość, w końcu nie gdzie indziej ale w tym resorcie istnieje jednostka zupełnie paradoksalna mianowicie<text:s/>„tonotrupy”<text:span text:style-name="T1431">.</text:span><text:s/>T<text:span text:style-name="T1432">ego</text:span><text:s/>nie ma ani w hutach, tego nie ma w rolnictwie, a<text:s/>„tonotrupy”<text:s/>są w górnictwie. I wskaźnik tychże<text:s/>„ton<text:span text:style-name="T1433">ot</text:span>rupów”<text:s/>rośnie w miarę, jak rośnie praca, zatrudnienie w soboty w i w niedziele. Bardzo mi przykro.</text:p>
      <text:p text:style-name="P1434">I t<text:span text:style-name="T1435">er</text:span>az jeżeli porównujemy już mi<text:span text:style-name="T1436">ęd</text:span>zynar<text:span text:style-name="T1437">od</text:span>owo, to warto byłoby również porównać tenże wskaźnik, warunki pracy w kopalniach polskich i warunki pracy w kopalniach np. angielskich, poza tym ja nie wiem, nie jestem ekonomistą, ale tak mi s<text:span text:style-name="T1438">i</text:span>ę obiło o uszy, proszę mnie sprostować. Wydaje mi się,<text:s/><text:span text:style-name="T1439">że<text:s/></text:span>na<text:s/><text:span text:style-name="T1440">z</text:span>achodzie dniówka pracy górnika wynosi, zapłata za pracę za dniówkę pracy górnika wynosi 50 proc. ceny tony węgla<text:span text:style-name="T1441">.</text:span></text:p>
      <text:p text:style-name="P1442"><text:span text:style-name="T1443">T</text:span>akie miałam do tej pory informacje. Ale nie jestem fachowcem, może mam błędne<text:s/>informacje.</text:p>
      <text:p text:style-name="P1444">Struktura płac<text:s/><text:span text:style-name="T1445">w</text:span><text:s/>ogóle<text:s/><text:span text:style-name="T1446">w</text:span><text:s/>naszym kraju<text:span text:style-name="T1447">.</text:span>.. że płaca ogólna jest niska to jest inna rzecz. Al<text:span text:style-name="T1448">e</text:span><text:s/>górnik na<text:s/><text:soft-page-break/>Zachodzie zarabia za dzień pracy<text:s/><text:span text:style-name="T1449">w</text:span><text:s/>„czarny dzień”<text:s/><text:span text:style-name="T1450">w</text:span><text:s/>każdy dzień minimum 50 proc. tony węgla, ceny tony węgla<text:span text:style-name="T1451">.</text:span></text:p>
      <text:p text:style-name="P1452"><text:span text:style-name="T1453">Przewodni</text:span><text:span text:style-name="T1454">cz</text:span><text:span text:style-name="T1455">ący</text:span>:</text:p>
      <text:p text:style-name="P1456">Ponawiam swój apel, formułować proszę rekomendacje<text:span text:style-name="T1457">.</text:span><text:s/>Natomiast część tzw. oceniającą, wartościującą -<text:s/><text:span text:style-name="T1458">prosz</text:span>ę się powstrzymać.<text:s/><text:span text:style-name="T1459">D</text:span>o wszystkich apeluję. Ponieważ materia jest tak bogata i tak specyficzna, że ja sądzę, że akurat ten element nie musi być przedmiotem tutaj wypowi<text:span text:style-name="T1460">ed</text:span>zi.</text:p>
      <text:p text:style-name="P1461"><text:span text:style-name="T1462">J</text:span>eż<text:span text:style-name="T1463">eli</text:span><text:s/>my chcemy nasz mandat wykonać to koncentrujmy się na wnioskach, które nam podzespół przedstawił.<text:s/><text:span text:style-name="T1464">I<text:s/></text:span>co rekomendujemy, co proponujemy rekomendować jako zespół. Natomiast jeszcze raz podkreślam, dygresje, oceny, stany na<text:span text:style-name="T1465">s</text:span>z<text:span text:style-name="T1466">e</text:span><text:s/>emocjonalne w stosunku do takich czy innych spraw zostawmy, po prostu na inną okazję.</text:p>
      <text:p text:style-name="P1467"><text:span text:style-name="T1468">/</text:span>Głos z sali: czy można jedno zdanie?/.</text:p>
      <text:p text:style-name="P1469"><text:span text:style-name="T1470">Przewodniczący</text:span>:</text:p>
      <text:p text:style-name="P1471">Nie, nie ma żadnego jednego zdania, w kolejności.</text:p>
      <text:p text:style-name="P1472">Teraz do<text:span text:style-name="T1473">c.</text:span><text:s/>Kołodko, potem prof. Rosner.</text:p>
      <text:p text:style-name="P1474"><text:span text:style-name="T1475">Doc. Kołodko</text:span>:</text:p>
      <text:p text:style-name="P1476">Dziękuję bardzo panie przewodniczący. Uzyskałem odpowiedź na swoje poprzednie pytania, aczkolwiek od osób, do które je skierowałem. Ale skoro tutaj znowu powiało wielkim światem, bo się państwo na świat powołujecie. Ja się nie znam ani na operetkach, ani na górnictwie, natomiast znam się co nieco na ekonomii. I z tego co pan dr Stankiewicz odpowiedział jednak nie wynika to co pan próbował powiedzieć. Dlatego, że pan powiedział, że górnikom nie chodzi o pieniądze. Cały czas obawiałem<text:s/><text:span text:style-name="T1477">si</text:span><text:span text:style-name="T1478">ę</text:span><text:s/><text:span text:style-name="T1479">w</text:span><text:s/>odniesien<text:span text:style-name="T1480">i</text:span>u do tego i innych stolików branżowych, że<text:s/><text:span text:style-name="T1481">b</text:span>ędzie próba narzucenia interesów partykularnych poszczególnych grup zawodowych jako interesu ogólnospołecznego. I pewne elementy nie tylko, praktycznie każdej ze strony tutaj wida<text:span text:style-name="T1482">ć</text:span>. Przecież je<text:span text:style-name="T1483">ś</text:span>li jest postulat to są sprzeczne informacje panow<text:span text:style-name="T1484">ie,<text:s/></text:span>może co do faktów się porozummy. Pan Stankiewicz mówi, że górnicy nie chcą więcej pieniędzy. Dyrektor z mini<text:span text:style-name="T1485">st</text:span>er<text:span text:style-name="T1486">st</text:span>wa, mówi mi, że wasz postulat sprowadza się do tego, żeby podnieś<text:span text:style-name="T1487">ć</text:span><text:s/>płace od poniedziałku do piątku o 50 proc<text:span text:style-name="T1488">...</text:span></text:p>
      <text:p text:style-name="P1489"><text:span text:style-name="T1490">/</text:span>Głos z sali<text:span text:style-name="T1491">:</text:span><text:s/>nie słychać/.</text:p>
      <text:p text:style-name="P1492"><text:span text:style-name="T1493">D</text:span><text:span text:style-name="T1494">o</text:span><text:span text:style-name="T1495">c. Kołodk</text:span><text:span text:style-name="T1496">o</text:span><text:span text:style-name="T1497">:</text:span></text:p>
      <text:p text:style-name="P1498">Chwileczk<text:span text:style-name="T1499">ą</text:span><text:s/>na razie mówimy o tych pięciu dniach<text:span text:style-name="T1500">.</text:span><text:s/>Jeśli teraz ma spaść wydobycie, bo tego<text:s/><text:span text:style-name="T1501">rozumi</text:span>em ani OPZZ, ani Solidarność nie zanegowała wręcz pan Mor<text:span text:style-name="T1502">ic</text:span><text:s/>to poświadczył przy czym ministerstwo, jak rozumiem wyliczyło to w warunkach roku 89, to propozycja z ekonomicznego punktu widzenia sprowadza się do tego. Podnieście płace za obniżenie wydajności produkcji.</text:p>
      <text:p text:style-name="P1503">Otóż to jest zupełne kuriozum. Jeśli tutaj pan prof. Beksiak tak się gromko powołuje na zasady ekonomiczności to ja bym chciał również znać pańskie stanowisko panie profesorze odnośnie do postulatu zasadniczego podniesienia płac z<text:span text:style-name="T1504">a</text:span><text:s/>istotne obniżenie wydajności pracy i produkcji ze wszystkimi skutkami tego dla pogorszenia bilansu<text:s/><text:span text:style-name="T1505">en</text:span>erg<text:span text:style-name="T1506">et</text:span>ycznego. Przy czym my musimy tu jeszcze widzieć trzeci bilans, bilans finansowy.</text:p>
      <text:p text:style-name="P1507">Przedwczoraj podjęliśmy propozycje de<text:span text:style-name="T1508">c</text:span>yzji, że do roku<text:s/>‘90-te<text:span text:style-name="T1509">g</text:span>o ma być zrównoważony budżet państwa. Czy ta propozycja strony tzw. solidarnościowo-opozycyjn<text:span text:style-name="T1510">ej</text:span><text:s/>jest<text:s/>koherentna, jest kompatybilna z<text:s/><text:soft-page-break/>propozycją np. zrównoważenia budżetu państwa. Czy państwo w ogóle próbujecie my<text:span text:style-name="T1511">ś</text:span>leć w tym kierunku i zadawać sobie takie pytania. Bo zgadzam się z panem dr Bugajem, że nie jest do końca prawdą, że tutaj jesteśmy uwikłani w różne interesy. Swoje interesy ma biurokracja, a swoje interesy polityczne ma również opozycja, swoje interesy polityczne, a nie tylko ekonomiczne ma również lobby górnicze i podziały w całej idą tutaj tak, ja jak podziały przy tym stole.</text:p>
      <text:p text:style-name="P1512">Trzeba zmierzać do zmniejszenia wydobycia. Tylko my podejdźmy do tego w ten sposób, że spadek wydobycia jest skutkiem spadku zużycia, a nie odwrotnie. My tutaj chcemy wymusić sytuację, że spadek zużycia jest skutkiem spadku wydobycia i to rozumowanie do końca nie jest doprowadzone. W<text:span text:style-name="T1513">i</text:span>ęc ja się pytam czy autorzy tych postulatów biorą na siebie odpowi<text:span text:style-name="T1514">ed</text:span>zialność i ogłoszą to dzisiaj czy kiedykolwiek w najbliższych dniach opinii publicznej, że biorą za to odpowi<text:span text:style-name="T1515">ed</text:span>zialnoś<text:span text:style-name="T1516">ć</text:span>, skoro proponują wymuszenie pewnych działań, a więc jeśli już to trzeba żądać od władzy, od rządu, od polityki gospodarczej, żeby przedłożyła wiarygodny program ograniczania energochłonności gospodarki i na tym tle stopniowo do tego dostosowywać spadek wydobycia m.in. ograniczając prace w wolne soboty, przepraszam w soboty dlatego, że chyba panuje tutaj zupełna zgodność, że my nie chcemy, żeby górnicy pana pracowali w sobotę. Pytanie nie jest czy, tylko pytanie jest jak tego dokonać<text:span text:style-name="T1517">.</text:span><text:s/>I to co - moim zdaniem - zespół górniczy skoro nie może wejść do consensusu powinien uczynić i zapr<text:span text:style-name="T1518">ez</text:span>entować... zaproponować<text:s/>„okrągłemu stołowi”<text:s/>to jest zarysowanie ścieżki dojścia i tak rozumiem i popieram<text:s/><text:span text:style-name="T1519">w</text:span><text:s/>tym duchu<text:span text:style-name="T1520"><text:s/>wyp</text:span>o<text:span text:style-name="T1521">wie</text:span>dź pana prof<text:span text:style-name="T1522">.</text:span><text:s/>Mujżela.<text:s/><text:span text:style-name="T1523">W</text:span><text:s/>rzeczy samej ekonomicznie postawione pytanie. Nie demagogicznie, nie propagandowo panie prof. Beksiak brzmi tak - jak dzielić efekty wzrostu wydajności pracy na A - wzrost płac realnych w górnictwie, B - skracanie czasu pracy i wychodzenie z tej nieszczęsnej pracy w sobotę<text:span text:style-name="T1524">.</text:span><text:s/>Takie pytanie przynajmniej stawiają ekonomiści? Otóż odpowiadam, że w najbliższym okresie<text:s/><text:span text:style-name="T1525">z</text:span><text:s/>różnych względów nie można liczyć na wzrost wydajności pracy w górnictwie.<text:s/><text:span text:style-name="T1526">N</text:span>atomiast rozumiem tendencje, które tam występują.</text:p>
      <text:p text:style-name="P1527">Natomiast miejmy nadzieje, że można liczyć na wzrost<text:span text:style-name="T1528"><text:s/></text:span>wydajności pracy w ujęciu ogólnospołecznym, i że z tego wzrostu wydajności pracy ze względu na istotne znaczenie górni<text:span text:style-name="T1529">ct</text:span>wa w strukturze polskiej gospodarki korzyści będzie miało również górnictwo w takiej postaci, że się będzie skracał czas pracy<text:span text:style-name="T1530">.</text:span><text:s/>Ale takiego wynalazku, żeby płace realne rosły, a produkcja i wydajność spadała, to byłoby kolejne kuriozum wniesione przy naszym<text:s/>„okrągłym stole<text:span text:style-name="T1531">”</text:span><text:span text:style-name="T1532">.</text:span><text:s/>Moim zdaniem pytanie polega na tym, jak dzielić te efekty wzrostu wydajności pracy jeśli one będą? Jak nakreślić tą ścieżkę i jak wychodzić<text:span text:style-name="T1533">...</text:span><text:s/>jak dochodzić do pięciodniowego tygodnia pracy, ale nie na zasadzie takiej, że dwa efekty pozytywne za żaden negatywny. Wołamy wszyscy o zasadę coś za coś, dlaczego ona nie ma obowiązywać w przypadku tych propozycji, które tutaj państwo prz<text:span text:style-name="T1534">ed</text:span>kładacie, stosujmy tą zasadę konsekwentnie do końca<text:span text:style-name="T1535">.</text:span></text:p>
      <text:p text:style-name="P1536">Dziękuję<text:span text:style-name="T1537">.</text:span></text:p>
      <text:p text:style-name="P1538"><text:span text:style-name="T1539">Przewodniczący</text:span>:</text:p>
      <text:p text:style-name="P1540">Prof<text:span text:style-name="T1541">.</text:span><text:s/>Rosner proszę<text:span text:style-name="T1542">.</text:span></text:p>
      <text:p text:style-name="P1543"><text:span text:style-name="T1544">Jan<text:s/></text:span><text:span text:style-name="T1545">R</text:span><text:span text:style-name="T1546">osner</text:span>:</text:p>
      <text:p text:style-name="P1547">Proszę<text:s/>państwa,<text:s/>ja słuchałem uważnie wyjaśnień przed<text:span text:style-name="T1548">st</text:span>awicieli wspólnoty górniczej i muszę powiedzieć, że się nie zgadzam z rozumowaniem, z tym obliczeniem, które zostało nam przedstawione z bardzo prostego powodu. Kiedy skracano czas pracy w skali światowej powiedzmy europejskiej po roku<text:s/><text:soft-page-break/>1955 były bardzo podobne dyskusje we wszystkich tych krajach Zachodniej Europy<text:span text:style-name="T1549">,</text:span><text:s/>które toczymy w tej chwili tutaj<text:span text:style-name="T1550">.</text:span></text:p>
      <text:p text:style-name="P1551">Chodzi o to, że ekonomiści związani z przemysłem czy z pracodawcami kap<text:span text:style-name="T1552">it</text:span>a<text:span text:style-name="T1553">list</text:span>y<text:span text:style-name="T1554">cz</text:span>nymi, a częściowo i z rządami dowodzili, że będzie katastrofa gospodarcza<text:span text:style-name="T1555">.</text:span><text:s/>Okazało s<text:span text:style-name="T1556">i</text:span>ę, że katastrofy gospodarczej n<text:span text:style-name="T1557">i</text:span>e było i wtedy zostało ustalone pewne prawo ekonomiczne czy ekonomiczno-społeczne, o którym<text:s/>Szanowni<text:s/>Panowie zupełnie zapominają<text:span text:style-name="T1558">.</text:span><text:s/>Prawo, które nazwano optimum czasu pracy. N<text:span text:style-name="T1559">i</text:span>e można wydłużać czasu pracy w sposób dowolny i liczyć na to, że będzie przyrastała wydajność pracy i produkcja propor<text:span text:style-name="T1560">cj</text:span>onalnie do przedłużania godzin pracy. I odwrotnie.<text:s/><text:span text:style-name="T1561">J</text:span>e<text:span text:style-name="T1562">śl</text:span>i skracamy czas pracy to obserwuje się wyraźny wzrost wydajności w tym krótszym czasie pracy<text:span text:style-name="T1563">.</text:span></text:p>
      <text:p text:style-name="P1564">Tutaj wywołało straszne oburzenie twierdzenie, że górnicy pracują źle w poniedziałek czy wtorek, żeby lepiej pracować w soboty. Proszę pana to są fakty, ja nie jestem górnikiem, ale to są przecież publikacje na ten temat<text:s/><text:span text:style-name="T1565">i</text:span><text:s/>wypowiedzi, są powszechnie znane, że nie źle pracują tylko, że pracują gorzej, oszczędzają swoje siły<text:span text:style-name="T1566">.</text:span><text:s/>Wobec tego, jak praca sobotnia odpadnie to można z góry założyć, że będzie wzrost wydajności pracy w poniedziałek czy wtorek w tych pierwszych dniach po 2-dniowym odpoczynku i dlatego te obliczenie<text:span text:style-name="T1567">,</text:span><text:s/>które panowie podają o spadku<text:s/><text:span text:style-name="T1568">-</text:span><text:s/>nie niech pan n<text:span text:style-name="T1569">i</text:span>e kiwa głową, bo to są wasze rozumowania, czysto ab<text:span text:style-name="T1570">st</text:span>rakcyjne, a jak mówi doświadczenie,<text:s/><text:span text:style-name="T1571">ż</text:span>e jest tak, że przy krótszym tygodniu pracy rośnie godzinowa czy dniowa wydajnoś<text:span text:style-name="T1572">ć</text:span><text:s/>pracy w pozostałych dniach tygodnia<text:span text:style-name="T1573">.</text:span><text:s/><text:span text:style-name="T1574">I</text:span><text:s/>dlatego ja bym proponował, żebyśmy jeżeli będzie powołany zgodnie z propozycją, która była tutaj złożona, drugi niezależny zespół badawczy i to nie przez panów<text:s/>- Szanowni<text:s/>Panowie, tylko to musi być powołane przez<text:s/><text:span text:style-name="T1575">-</text:span><text:s/>pan powiedział my powołamy - nie panowie powołają. To powołają związki zawodowe, przedstawiciele ludzi, do których robotnicy mają zaufanie... spowodował, ż<text:span text:style-name="T1576">e</text:span>byśmy skorygowali to rozumowanie czysto mechaniczne, czysto statystyczne, gdzie się wylicza co do jednej tony węgla, jaki to będzie spadek, ż<text:span text:style-name="T1577">eb</text:span>yście uwzględnili czynnik ludzki w tym jest. Jak reagują ludzie na to, że będ<text:span text:style-name="T1578">ą</text:span><text:s/>mogli pracować krócej, pracować wobec tego wydajniej. To jest jedna uwaga, która dotyczy tego sposobu rozumowania, który m<text:span text:style-name="T1579">i</text:span><text:s/>absolutnie nie trafia do przekonania.</text:p>
      <text:p text:style-name="P1580">A druga uwaga jest taka.<text:s/><text:span text:style-name="T1581">Mn</text:span>ie się wydaje, że jest ni<text:span text:style-name="T1582">ed</text:span>obrze, jeżeli się - tu usłucham sugestii pana przewodniczącego, żeby kochać prop<text:span text:style-name="T1583">o</text:span>nuje kon<text:span text:style-name="T1584">st</text:span>ruktywne. Mnie się wydaje proszę panów, że musimy wyjść z tego zaklętego okręgu, że górnictwo jest światem zamkniętym w sobie.</text:p>
      <text:p text:style-name="P1585">Zgodnie z propozycją i sugestią pana min. W<text:span text:style-name="T1586">i</text:span>lczka, i ponownie s<text:span text:style-name="T1587">i</text:span>ę powołuję również podobnie, jak kol. Bugaj na te sugestie, które były bardzo interesujące, te propozycje, które były bardzo interesujące, które panowie ignorują, jak rozumiem. Mianowicie, żeby rozpatrzyć redukcję, spadek<text:s/>wydobycia węgla, który dla mnie<text:s/><text:span text:style-name="T1588">j</text:span>est sprawą prawdopodobnie koniecznością<text:span text:style-name="T1589">.</text:span><text:s/>Jak si<text:span text:style-name="T1590">ę</text:span><text:s/>logicznie zastosuje prace od poniedziałku do piątku, ale żeby to rozpatrzyć łącznie z restrukturyzacją gospodarki.<text:s/><text:span text:style-name="T1591">I</text:span><text:s/>nie można tego problemu rozwiązywać bez jednoczesnych zaleceń dotyczących przebudowy struktury gospodarki<text:span text:style-name="T1592">.</text:span><text:s/>Redukcji tych działów gospodarki, produkcji w tych działach gospodarki, które są najbardziej<text:s/><text:span text:style-name="T1593">en</text:span>ergochłonne. I to jest sprawa, która powinna być w naszych zaleceniach zawarta<text:span text:style-name="T1594">.</text:span><text:s/>To iunc<text:span text:style-name="T1595">ti</text:span>m wy<text:span text:style-name="T1596">st</text:span>ąpiło i wtedy mamy konstruktywne propozycje gdzie można wyjść poza ten krąg zamkniętego świata górniczego. Natomiast wyjść na realne rozumowanie ekonomiczne uwzględniające potrzeby gosp<text:span text:style-name="T1597">od</text:span>arki krajowej<text:span text:style-name="T1598">.</text:span></text:p>
      <text:p text:style-name="P1599">Dziękuję bardzo<text:span text:style-name="T1600">.</text:span></text:p>
      <text:soft-page-break/>
      <text:p text:style-name="P1601"><text:span text:style-name="T1602">Przewodni</text:span><text:span text:style-name="T1603">cz</text:span><text:span text:style-name="T1604">ący</text:span>:</text:p>
      <text:p text:style-name="P1605">Dziękuję bardzo<text:span text:style-name="T1606">.</text:span><text:s/>Proszę bardzo<text:s/><text:span text:style-name="T1607">m</text:span>i<text:span text:style-name="T1608">n</text:span>. Wróblewski.</text:p>
      <text:p text:style-name="P1609"><text:span text:style-name="T1610">Min</text:span><text:span text:style-name="T1611">.</text:span><text:span text:style-name="T1612"><text:s/>Wróblewsk</text:span><text:span text:style-name="T1613">i</text:span>:</text:p>
      <text:p text:style-name="P1614">Ja chciałbym wyjaśni<text:span text:style-name="T1615">en</text:span>ia do kon<text:span text:style-name="T1616">st</text:span>ruktywn<text:span text:style-name="T1617">ej<text:s/></text:span>propozycji<text:span text:style-name="T1618">.</text:span><text:s/>Chciałbym przyjąć pewne założenia, o których musimy pamiętać<text:span text:style-name="T1619">.</text:span><text:s/>Ponieważ zapisujemy jeszcze inne rzeczy. Po pierwsze w tym roku przyjęliśmy zasadę dotowania węgla do poziomu ceny transakcy<text:span text:style-name="T1620">jnej.</text:span><text:s/>Dotacja wynosi bilion złotych<text:span text:style-name="T1621">.</text:span><text:s/>Ona może trochę się zmieniać w zależności, jaka będzie cena transakcyjna<text:span text:style-name="T1622">.</text:span><text:s/>J<text:span text:style-name="T1623">ed</text:span>nocz<text:span text:style-name="T1624">eś</text:span>n<text:span text:style-name="T1625">ie</text:span><text:s/>wiemy już, że w tym roku koszty wydobycia węgla osiągną tą cenę transakcyjną. Czyli jeżeli byśmy przyjęli jakąkolwiek koncepcję w tym roku zwiększenia płac w górnictwie ponad to co się dzieje będzie wynikało także z ogólnej indeksacji to trzeba zwiększyć dotacje do węgla przy utrzymaniu bieżących c<text:span text:style-name="T1626">e</text:span>n<text:span text:style-name="T1627">.</text:span></text:p>
      <text:p text:style-name="P1628">Jeż<text:span text:style-name="T1629">eli</text:span><text:s/>n<text:span text:style-name="T1630">i</text:span>e to trzeba podwyższyć ceny. Przy czym chciałbym zwrócić uwagę na c<text:span text:style-name="T1631">el</text:span><text:s/>tych zapisów dalszych, że m<text:span text:style-name="T1632">am</text:span>y równoważyć budżet, że mniej więcej do dzisiejszego poziomu cen transakcyjnych, żeby osiągną<text:span text:style-name="T1633">ć</text:span><text:s/>ceny transakcyjne ceny w<text:span text:style-name="T1634">ę</text:span>g<text:span text:style-name="T1635">la</text:span><text:s/>podnieś<text:span text:style-name="T1636">ć</text:span><text:s/>ok. 60 proc. Nie jest to teraz kwestia mojego swobodnego rachunku, ale wieloletniej statystyki przełożenie na całą gospodarkę jest zawsze ok. 0,5, 0,6 to znaczy z jednego procenta wzrostu cen węgla, i to jest póki co, taka jest realność, a nie chęć<text:s/>Ministra<text:s/>Finansów uzyskuje s<text:span text:style-name="T1637">i</text:span>ę pół procent wzrostu wskaźnika cen. Czyli my mówimy w tym momencie o ok<text:span text:style-name="T1638">.</text:span><text:s/>30 proc. wzrostu cen w całej gospodarce ponadto co jest, co się dzieje w tej chwili.<text:s/><text:span text:style-name="T1639">T</text:span>rzeba o tym pamiętać.</text:p>
      <text:p text:style-name="P1640">Kolejna sprawa. Tym bardziej jeżeli byśmy się zdecydowali w tej chwili na ograniczenie wydobycia w wolne soboty<text:span text:style-name="T1641">.</text:span><text:s/>Ja nie wiem, ja też nie jestem górnikiem, ale ze względu, że to zawsze kosztuje olbrzymie p<text:span text:style-name="T1642">i</text:span>en<text:span text:style-name="T1643">i</text:span>ądze, budżet to trzeba się po prostu bliżej w tym orientować. To nawiązując do pana prof<text:span text:style-name="T1644">.</text:span><text:s/>Rosnera oprócz tego, że może wypoczęty górnik więcej urobi, to jest pytanie czy się więcej wywiezie, stąd tam są liczne kategorie urobku, wydobycia, produkcji, bo o ile ja wiem to co panowie liczą to zdolnością wywozową tego węgla<text:span text:style-name="T1645">.</text:span><text:s/>I to jest kolejny problem. I teraz my możemy uzyskać w górnictwie w niekrótkim okresie wzrost wydajności, ale za olbrzymią cenę kapitałochłonności. Zapisaliśmy też, że w kompleksie paliwowo-energ<text:span text:style-name="T1646">et</text:span>ycznym zmniejszymy inwestycje.</text:p>
      <text:p text:style-name="P1647">Proszę panów skąd wziąć na to pieniądze?<text:s/><text:span text:style-name="T1648">W</text:span><text:s/>związku z tym ja się tu prz<text:span text:style-name="T1649">yc</text:span>hylam do tego co pan mówi, pan<text:s/><text:span text:style-name="T1650">B</text:span>ugaj,<text:s/>ale<text:s/><text:span text:style-name="T1651">w</text:span><text:s/>części sw<text:span text:style-name="T1652">e</text:span>j kon<text:span text:style-name="T1653">st</text:span>ruktywn<text:span text:style-name="T1654">ej</text:span><text:s/>z tym<text:span text:style-name="T1655">,</text:span><text:s/>że z takim podejściem że na dzień dzisiejszy n<text:span text:style-name="T1656">i</text:span>e ma warunków i możliwości istotnego ograniczenia wydobycia w soboty bez konsekwencji dla gos<text:span text:style-name="T1657">po</text:span>dar<text:span text:style-name="T1658">ki</text:span>. To znaczy trzeba poni<text:span text:style-name="T1659">e</text:span>ś<text:span text:style-name="T1660">ć</text:span><text:s/>wtedy olbrzymią cenę, natomiast trzeba szybko podjąć prace zgodnie z tą koncepcją, którą panowie nazywacie min<text:span text:style-name="T1661">.</text:span><text:s/>Wilczka, ale z całą świadomością, że to oznacza likwidację wielu dużych działów gospodarki u nas<text:span text:style-name="T1662">.</text:span><text:s/>Czyli też trzeba się zdecydować na określoną cenę społeczną<text:span text:style-name="T1663">.</text:span><text:s/>Bo my nie możemy zapisać, że zmniejszymy wydobycie o 30 mln cen czy uwzględniając, że zgodzimy się na doinwestowanie górnictwa, a więc zaprzeczymy sobie temu zmniejszeniu i zmniejszymy wydobycie 15 mln ton tylko, a w gospodarce to nie odbije się żadnym dodatkowym kosztem<text:span text:style-name="T1664">.</text:span><text:s/><text:span text:style-name="T1665">A</text:span><text:s/>więc chciałbym tu wyra<text:span text:style-name="T1666">ź</text:span>nie powiedzieć, że jeżeli zapisujemy, że zmniejszamy wydobycie<text:span text:style-name="T1667">.</text:span><text:s/>Wydaje mi się, że faktycznie ten problem tej pracy w soboty, to jest problem, który trzeba rozwiązać to to musi ponieść koszt cała gospodarka i całe społeczeństwo<text:span text:style-name="T1668">.</text:span><text:s/>Przy czym chciałbym przyjąć jeszcze jedną rzecz, o której mówimy<text:span text:style-name="T1669">.</text:span><text:s/>Przy indeksacji mówimy o bardzo wysokim stopniu indeksowania wzrostu cen<text:span text:style-name="T1670">.</text:span></text:p>
      <text:p text:style-name="P1671"><text:span text:style-name="T1672">W</text:span><text:s/>związku z tym dodatkowe koszty związane z górnictwem w bardzo powolnym stopniu mogą być<text:s/><text:soft-page-break/>przejmowane na swoje barki przez resztę społeczeństwa i gospodarki<text:span text:style-name="T1673">.</text:span><text:s/>A zatem będzie jeszcze wyższa tendencja do<text:s/><text:span text:style-name="T1674">w</text:span>zrostu cen, żeby budżet to odrobił... jeżeli nie ma, że tak powiem, zgłaszać się do Narodowego Banku Polskiego po druk dodatkowych pieniędzy<text:span text:style-name="T1675">.</text:span></text:p>
      <text:p text:style-name="P1676">I proponowałbym, ż<text:span text:style-name="T1677">e</text:span>by<text:span text:style-name="T1678">ś</text:span>my w takich relacjach to rozważali 300 mld dodatkowych płac to jest 300 mld w tym<text:s/>dodatkowej dotacji, na to budż<text:span text:style-name="T1679">et</text:span><text:s/>nie<text:s/><text:span text:style-name="T1680">m</text:span>a, czyli to trzeba podwyższyć ceny ze wszystkimi skutkami dla gospodarki.<text:s/><text:span text:style-name="T1681">I</text:span><text:s/>tylko w takich kategoriach możemy zapisywać, że na to się godzimy. A nie, że tu zapiszemy, że nie ma problemu, trzeba górnikom zapłacić, ja się zgadzam, to jest sprawa do dyskusji, a później zapiszemy gdzie indziej, że nie wolno zwiększyć dotacji, czy nie wolno zwiększyć strumienia pieniędzy<text:span text:style-name="T1682">.</text:span></text:p>
      <text:p text:style-name="P1683">Dziękuj<text:span text:style-name="T1684">ę</text:span>.</text:p>
      <text:p text:style-name="P1685"><text:span text:style-name="T1686">Przewodni</text:span><text:span text:style-name="T1687">c</text:span><text:span text:style-name="T1688">zący</text:span>:</text:p>
      <text:p text:style-name="P1689">Proszę bardzo, proszę się prz<text:span text:style-name="T1690">ed</text:span>stawić..<text:span text:style-name="T1691">.</text:span></text:p>
      <text:p text:style-name="P1692"><text:span text:style-name="T1693">Grzegorz Stawski</text:span>:</text:p>
      <text:p text:style-name="P1694">Ja my<text:span text:style-name="T1695">ś</text:span>lę, że powinniśmy tutaj powiedzieć sobie o pewnej historii tego naszego górniczego stołu. Stało się tak, że w sierpniu<text:s/>‘88 r., gdzie nar<text:span text:style-name="T1696">a</text:span>dziła s<text:span text:style-name="T1697">i</text:span>ę koncepcja<text:s/><text:span text:style-name="T1698">„</text:span>okrągłego stołu”<text:s/>górnicy po strajku sierpniowym odstąpili od negocjacji swoich postulatów. To był moment przełomowy, gdzie praktycznie w systemie, w sposobie rozmów pomiędzy państwem a społeczeństwem nastąpiły pewne przewartościowania. Górnicy poszli na parlamentarny sposób załatwiania swoich sporów i swoich spraw<text:span text:style-name="T1699">.</text:span><text:s/>A, że tak jest to ja państwu przedstawię teraz kilka dowodów<text:span text:style-name="T1700">.</text:span></text:p>
      <text:p text:style-name="P1701">Po pierwsze strona<text:s/><text:span text:style-name="T1702">„</text:span>So<text:span text:style-name="T1703">li</text:span>darności”<text:s/>przychodząc na obrady tzw. zespołu górniczego wyszła jako pierwsza z terminem okresu prz<text:span text:style-name="T1704">ej</text:span>ściowego<text:span text:style-name="T1705">.</text:span><text:s/>Strona<text:s/>„Solidarności”<text:s/>przedstawiając swoje koncepcje, prz<text:span text:style-name="T1706">ed</text:span>stawiając swoje poglądy w tych szczególnie podstawowych sprawach powi<text:span text:style-name="T1707">ed</text:span>ziała, że ze względu<text:s/>na to, że sytuacja kraju jest bardzo trudna, że ze względu na to, że pewnych rzeczy nie da s<text:span text:style-name="T1708">i</text:span>ę zrobić z dnia na dzień jednocześnie podkreśliła, że okres od<text:s/>‘82 r. od stanu wojennego do<text:s/>‘88 r. został zmarnowany<text:span text:style-name="T1709">.</text:span><text:s/>Strona<text:s/><text:span text:style-name="T1710">„</text:span>Solidarności”<text:s/>założyła, że na te wszy<text:span text:style-name="T1711">st</text:span>kie zmiany, na przewartościowania w systemie zarządzania górnictwa, na wypracowanie nowego systemu ekonomiczno-finansowego potrzebny jest pewien okres czasu<text:span text:style-name="T1712">.</text:span><text:s/>Odstąpiliśmy właśnie poprzez tą naszą elastyczność rozumiejąc, że wiele tematów nie jest możliwych do zrealizowania z dnia na dzień<text:span text:style-name="T1713">.</text:span><text:s/>Odstąpiliśmy od likwidacji Wspólnoty Węgla, od eliminowania wszystkich struktur pośrednich w górnictwie. Jednocześnie w czasie obrad ja zadałem pytanie prz<text:span text:style-name="T1714">edst</text:span>awici<text:span text:style-name="T1715">el</text:span>om Wspólnoty Węgla czy są w stanie podołać obowiązkom, jakie w tej chwili mają na sobie przedsiębiorstwa eksploatacji węgla.</text:p>
      <text:p text:style-name="P1716">Według naszej oceny te przedsiębior<text:span text:style-name="T1717">st</text:span>wa eksploatacji węgla, jest ich pięć, one praktycznie powielają funkcje, powielają działalność kopalń<text:span text:style-name="T1718">.</text:span><text:s/>Tam są praktycznie te same komórki, które funkcjonują na kopalniach. Czyli w tej ch<text:span text:style-name="T1719">wi</text:span>li te tzw. prz<text:span text:style-name="T1720">ez</text:span><text:s/>nas<text:s/>„PEWEX-y<text:span text:style-name="T1721">”</text:span><text:s/>one są niczym innym, jak tylko transmit<text:span text:style-name="T1722">e</text:span>rem sprawozdawczości i ewentualnie uśredniają wydobycie w skali całego przedsiębiorstwa eksploatacji węgla. To była by pierwsza sprawa.</text:p>
      <text:p text:style-name="P1723">Cały czas mówi się o specyficznych warunkach górnictwa o specyfice górnictwa, wszyscyśmy się do tego<text:s/><text:span text:style-name="T1724">pr</text:span>zyzwyczaili. Wszyscy przeszliśmy nad tym terminem do porządku dziennego. Górnicy występują o zmianę tego statusu. Tzn. żeby ten zawód był jednym z zawodów w Polsce, żeby to nie była enklawa,<text:s/><text:span text:style-name="T1725">ż</text:span>eby<text:s/><text:soft-page-break/>system zarządzania, żeby w ogóle system<text:span text:style-name="T1726">.</text:span>.. żeby poj<text:span text:style-name="T1727">ę</text:span>cie górnictwa było pojęciem takim, jak o każdym innym zawodzie. To znaczy, żeby to było w jakiś sposób dowartośc<text:span text:style-name="T1728">io</text:span>wane poprzez odpowiednie regulacje płacowe, bo zdajemy sobie sprawę, że nie można porównać pracy piekarza czy pracy nawet hutnika do pracy górnika<text:span text:style-name="T1729">.</text:span><text:s/>Żeby te relacje uzdrowić<text:span text:style-name="T1730">.</text:span><text:s/>Żeby doprowadzić, że jest to jeden z zawodów, ale nie zawód, który jest enklawą i żeby za pojęciem enklawy nie chroniła się admini<text:span text:style-name="T1731">st</text:span>ra<text:span text:style-name="T1732">cj</text:span>a, nie chroniły się jakieś tam specyficzne układy, to jest po prostu paradoks.</text:p>
      <text:p text:style-name="P1733">Wyszyliśmy z naszymi propozycjami bardzo ostro. Chcemy reformy gospodarczej w górnictwie. Chcemy doprowadzić, żeby w przyszłości, właśnie po tym okresie przejściowym górnictwo stało się normalną, taką samą, jak każda inna dziedzina życia, normalną gałęzią przemysłu polskiego<text:span text:style-name="T1734">.</text:span></text:p>
      <text:p text:style-name="P1735">Tutaj kolejną sprawą, zresztą wywołującą oburzenie panów ze strony rządowej, tego tzw. przymusu ekonomicznego i ewentualnie kombin<text:span text:style-name="T1736">at</text:span>or<text:span text:style-name="T1737">st</text:span>wa<text:span text:style-name="T1738">.</text:span><text:s/><text:span text:style-name="T1739">J</text:span><text:span text:style-name="T1740">a</text:span><text:s/>jestem praktykiem. Może w stosunku do sobót tego kombinators<text:span text:style-name="T1741">t</text:span>wa aż tak bardzo nie ma, żeby wyłudzać te pieniądze, żeby wyłudzać pieniądze od państwa poprzez fikcyjne zatrudnienie poprzez fikcyjne wykonywanie robót<text:span text:style-name="T1742">.</text:span><text:s/>To jest prawda panowie, to jest prawda.</text:p>
      <text:p text:style-name="P1743">Robi się np. takie numery w niedzielę, przepraszam za to określenie, w przeciągu tygodnia wykonuje się wiele prac, które potem idą w tzw. roboty niedzielne. Ludzie przychodzą do pracy w niedziele, kolejny element, ludzie ci pracują w niedzielę, zjeżdżają na dół wykonują zupełnie inne prace, bo te prace..., bo wykonanie tych prac zmusza ten 6-dniowy tydzień pracy, a założone prace zostały już dawno zrobione. Bywa też tak, że zatrudnia się martwe dusze poprzez to, że trzeba naciągać zarobki<text:span text:style-name="T1744">.</text:span><text:s/>Prosz<text:span text:style-name="T1745">ę</text:span><text:s/>państwa,<text:s/>doszło do takich historii, mówi się o wielkich przywilejach<text:s/><text:span text:style-name="T1746">w</text:span><text:s/>górnictwie, o tym, że górnicy mają książeczki<text:s/><text:span text:style-name="T1747">„</text:span>G<text:span text:style-name="T1748">”</text:span><text:span text:style-name="T1749">.<text:s/></text:span>Jest w tej chwili tak, że większoś<text:span text:style-name="T1750">ć</text:span><text:s/>ludzi pracujących na dole, tych zwykłych robotników, pieniądze z książeczek<text:s/><text:span text:style-name="T1751">„</text:span><text:span text:style-name="T1752">G</text:span><text:span text:style-name="T1753">”</text:span><text:s/>w większej mierze ponad 50-procentach wypłacają, biorą na bieżące potrzeby. Biorą po prostu na życie. I to co pan Święcicki powiedział, że nie rozumie tego przymusu ekonomicznego, ja chciałbym, żeby w górnictwie zapanował taki ład, że praca od poniedziałku do piątku powoduje taki układ w budżecie domowy, żeby górnik mógł godnie wyżyć, żeby nie musiał kombinować, żeby nie musiał się mart<text:span text:style-name="T1754">w</text:span>ić o dodatkowe zatrudnienie, o dodatkowe dorabianie. I tak to stawiamy tu w naszych dokumentach. Godny zarobek za pięć dni pracy<text:span text:style-name="T1755">.</text:span><text:s/>To w końcu myśmy, to jest nasza propozycja, wyszliśmy z tym, że w związku z trudną sytuacją kraju zgadzamy się na prace w wolne soboty na zasadach pełnej dobrowolności<text:span text:style-name="T1756">.</text:span></text:p>
      <text:p text:style-name="P1757">Ja tutaj bardzo się cieszę, że tu kol. Moric przedstawił właśnie w taki sposób, dla nas bardzo przejrzyste stanowisko odnośnie właśnie tych praw. Ale niestety ten nasz nacisk na dobrowolność pracy w soboty bierze się nie z deklaracji woli tylko z pewnych dokumentów<text:span text:style-name="T1758">.</text:span><text:s/>Jest tutaj - ja mam przed sobą dokument, podpisany przez kol. Morica z<text:s/>Ministrem<text:s/>Przemysłu z min. W<text:span text:style-name="T1759">i</text:span>lczkiem<text:span text:style-name="T1760">.</text:span><text:s/>Ja postaram<text:s/><text:span text:style-name="T1761">si</text:span>ę przeczytać państwu pkt 3 tego właśnie porozumienia<text:s/>„Realizacja dobrowolności pracy górników w soboty i inne dni ustawowo wolne od pracy odbywające się na podstawie w/w wymienionego Rozporządzenia Rady M<text:span text:style-name="T1762">i</text:span>nistrów winna przebiegać z uwzględnieniem zasady, że kierownik zakładu wprowadzający podwyższony wymiar czasu pracy zastosuje zró<text:span text:style-name="T1763">ż</text:span>nicowane elastyczne rozwiązania organ<text:span text:style-name="T1764">iz</text:span>ac<text:span text:style-name="T1765">yj</text:span>ne, uwzględniające indywidualne wnioski pracowników, a także wnioski składane przez organizacje związkowe, sprawy zwolnienia pracowników od obowiązku świadczenia pracy w podwyższonym wymiarze czasu uzasadnione sytuacją osobistą, rodzinną i losową. Sposób zatrudnienia pracowników ustala dyrektor zakładu w uzgodnieniu z zakładową organizacją związkową. Jest to dokument z 5 stycznia<text:s/>‘89 r<text:span text:style-name="T1766">.</text:span></text:p>
      <text:soft-page-break/>
      <text:p text:style-name="P1767">Widzimy, że jednak podjęcie tego tematu dobrowolności pracy w soboty było konieczne<text:span text:style-name="T1768">.</text:span><text:s/>Bo ten zapis w ogóle nie gwarantował dobrowolności pracy w soboty<text:span text:style-name="T1769">.</text:span><text:s/>Były tutaj szczególne uwarunkowania w tym dokumencie zapisane, które dawałyby pracownikowi prawo do uzyskania tak zwanej wolnej soboty.</text:p>
      <text:p text:style-name="P1770"><text:span text:style-name="T1771">J</text:span>eszcze sprawa zarobków. Tutaj pan<text:s/>minister do spraw<text:s/>finansów mówi, że żądamy podwyżki cen przy<text:s/><text:span text:style-name="T1772">jed</text:span>no<text:span text:style-name="T1773">czes</text:span>nym spadku wydobycia, czyli spadku wydajności. Ja się w zupełności z tym nie zgadzam.</text:p>
      <text:p text:style-name="P1774">Ponieważ wszystkie trzy strony domówiły się, że praca w soboty ma by<text:span text:style-name="T1775">ć</text:span><text:s/>pracą ponad plan<text:span text:style-name="T1776">.</text:span><text:s/><text:span text:style-name="T1777">A</text:span><text:s/>my chcemy podwyżki płac za dni<text:s/>„czarne”. Czyli zakładamy, że w te dni poprzez te wszystkie zmiany organizacyjne nastąpi zwiększenie wydajności.<text:s/><text:span text:style-name="T1778">Je</text:span>dnocześnie poszliśmy w kierunku podwyżki płac, znaczy się ukierunkowali nas w kierunku podwyżek płac właściwie.<text:span text:style-name="T1779">..</text:span><text:s/>ukierunkowała nas strona rządowa, to strona rządowa jako pierwsza zaproponowała podwyżkę płac<text:span text:style-name="T1780">.</text:span><text:s/>My<text:span text:style-name="T1781">ś</text:span>my praktycznie w tym<text:span text:style-name="T1782">..</text:span>.<text:span text:style-name="T1783"><text:s/></text:span>tej samej części pieniążków, które zaproponowała strona rządowa zaproponowali inny podział. Strona rządowa zaproponowała taki podział, który dalej stanowiłby preferencje pracy w soboty. A przy podwyższeniu stawek, zresztą to co tutaj mów<text:span text:style-name="T1784">ił</text:span><text:s/>n<text:span text:style-name="T1785">i</text:span>e w<text:span text:style-name="T1786">i</text:span>em, chyba kol. Stankiewicz, przy zwiększeniu stawek, przy zachowaniu 300-procentowego dodatku.<text:span text:style-name="T1787">..</text:span><text:s/>300 proc. zarobku za pracę w sobotę, nastąpiłoby przegięcie tego wszystkiego i okazałoby się,<text:s/><text:span text:style-name="T1788">ż</text:span>e za 4 czy za 5 dni, bo zakładamy, że jeszcze pracują górnicy przeważnie jedną niedzielę, okazałoby się, że za 5 dni<text:s/>zarabialiby<text:s/>więcej niż za dni<text:s/>„czarne”. My proponujemy praktycznie, i tu jest kwestia tylko domówienia, bo może są tutaj rozbieżności w skali procentowego<text:span text:style-name="T1789">.</text:span>.. w skali procentowej podwyżki. Praktycznie nasza strona proponuje te podwyżki płac w górnictwie w zakresie zaproponowanym przez Wspólnotę Węgla, tylko z odpowiednim przemieszczeniem środków z dni<text:s/>„czerwonych”<text:s/>na dni<text:s/>„czarne”. To była sprawa płac<text:span text:style-name="T1790">.</text:span></text:p>
      <text:p text:style-name="P1791"><text:span text:style-name="T1792">T</text:span>eraz jeszcze jest kwestia samorządów pracowniczych. Nie, jeszcze jest jedna sprawa propozycji rządowej za<text:s/>niewydobywanie<text:s/>czy zakazu wydobycia na zmianie trzeciej w soboty. Jeżeli my proponujemy dobrowolność pracy w sobotę, uznajemy ten okres przejściowy, to takie sformułowanie bez odpowiedniego zapisu, bo państwo nie wszyscy są zorientowani, że za przepracowanie wszystkich<text:s/><text:span text:style-name="T1793">s</text:span>obót górnicy mają prawo do jednego dnia wolnego płatnego. W momencie kiedy np<text:span text:style-name="T1794">.</text:span><text:s/>pracownik rozpoczynałby miesiąc od zmiany trzeciej to tych zmian trzecich miałby w miesiącu dwie.<text:s/><text:span text:style-name="T1795">C</text:span>zyli już to się kłóci z zasadą d<text:span text:style-name="T1796">ob</text:span>row<text:span text:style-name="T1797">ol</text:span>no<text:span text:style-name="T1798">ści</text:span><text:s/>pracy w sobotę. Jeżeli zakładamy, że na ten okres przejściowy ona jest konieczna, więc pracownika pozbawiałoby się możliwości dodatkowego zarobienia pieniędzy oczywiście w tym układzie przy zmniejszonym nacisku na dobrowolność.</text:p>
      <text:p text:style-name="P1799">W<text:span text:style-name="T1800">ię</text:span>c oprócz tego, że to podważałoby zasadę dobrowolności, to jednocz<text:span text:style-name="T1801">eś</text:span>nie ten pracownik traciłby jeden dzień wolny<text:span text:style-name="T1802">.</text:span><text:s/>Ten j<text:span text:style-name="T1803">e</text:span>den dzień wolny, który by się mu należał za pracę w soboty. Więc to jest przez nas nie do przyjęcia, przez naszą stronę. Uważamy, że ta zasada dobrowolności, którą wszystkie trzy strony zadeklarowały powinna być utrzymana na okres przejściowy, a potem dopiero będziemy dyskutowali, po tym okresie prz<text:span text:style-name="T1804">ej</text:span>ściowym, jak należy te sprawy rozgrywać<text:span text:style-name="T1805">.</text:span></text:p>
      <text:p text:style-name="P1806">Sprawa samorządów. Nasze stanowisko odnośnie samorządów jest oparte na stanowisku załóg. Zaproponowano załogom górniczym wprowadzenie samorządów o ograniczonej możliwości działania, nie w pełni kompetencji przyznanych samorządom i to jest w naszym stanowisku zawartym w tym<text:s/>protokole<text:s/>porozumień i rozbieżności. Jest to oparte o wiele protestów, które docierają do kol. Pietrzyka, są to protesty na piśmie załogi nie chcą takich samorządów, załogi chcą samodzielności kopalń<text:span text:style-name="T1807">.</text:span><text:s/>Czyli praktycznie<text:s/><text:soft-page-break/>wszystkie te problemy związane ze strukturami, związane z samorządami one wszystkie s<text:span text:style-name="T1808">i</text:span>ę<text:span text:style-name="T1809"><text:s/></text:span>wiążą ze zniesieniem statusu przedsiębiorstw użyteczności publicznej, z usamodzielnieniem kopalń, ze stworzeniem zakładów wchodzących w skład przedsiębiorstw wielozakładowych,<text:span text:style-name="T1810"><text:s/>z</text:span><text:s/>prz<text:span text:style-name="T1811">ed</text:span>siębior<text:span text:style-name="T1812">st</text:span>w<text:span text:style-name="T1813">.</text:span></text:p>
      <text:p text:style-name="P1814">Teraz jeszcze taka jedna uwaga na zakończenie, pam<text:span text:style-name="T1815">i</text:span>ętają państwo program w telewizji<text:s/><text:span text:style-name="T1816">o</text:span><text:s/>kopalni<text:s/><text:span text:style-name="T1817">„</text:span>Manifest Lipcowy”, gdzie telewizja autobus jadący na drodze... i przyjechali z górnikami, i prowadzili z nimi wywiady na tzw. dobrowolności pracy w soboty.</text:p>
      <text:p text:style-name="P1818">Więc tym programie było nagranych wiele innych szczegółów odnośnie organizacji pracy np. bo były robione ujęcia np. w dyspozytorni i tego w programie telewizyjnym nie było.<text:s/><text:span text:style-name="T1819">G</text:span>odz<text:span text:style-name="T1820">.</text:span><text:s/>7<text:span text:style-name="T1821">.</text:span>45 żaden kombajn nie pracował. Żaden kombajn n<text:span text:style-name="T1822">i</text:span>e pracował<text:span text:style-name="T1823">.</text:span><text:s/>O godz. 6.00 rano następuje, znaczy s<text:span text:style-name="T1824">i</text:span>ę rozpoczyna zjazd załogi na dół. 7<text:span text:style-name="T1825">.</text:span>45 an<text:span text:style-name="T1826">i</text:span><text:s/>jeden kombajn nie pracuje<text:span text:style-name="T1827">.<text:s/></text:span>Dziennikarz zapytał dyspozytora co się dzieje? Więc dyspozytor mu odpowiedział dlaczego są takie przyczyny, bo na tej ścianie jest taka awaria, tam jest budowa, jest to rzeczywiście sprawa techniczna<text:span text:style-name="T1828">.</text:span><text:s/>Ale w większości tych przypadków były to awarie, one wynikają z braku czasu na remonty<text:span text:style-name="T1829">.</text:span></text:p>
      <text:p text:style-name="P1830">Jeżeli na trzeciej zmianie w niedzielę robi się tak<text:span text:style-name="T1831">i<text:s/></text:span>wybieg, próba ściany pod obciążeniem. Na czym to polega<text:span text:style-name="T1832">. W</text:span><text:s/>niedzielę na trzeciej zmianie się fedr<text:span text:style-name="T1833">uj</text:span>e. Zmienił się tylko szyld. Pracujemy, niby jest to zmiana konserwacyjna, rozruszamy pod pełnym obciążeniem. Szukamy furtek nie dążąc w takim kierunku, żeby rozwiązania, których górnictwo wymaga nie podejmuje się tych rozwiązań, nie podejmuje się tych dyskusji, a szuka się furtek wyjścia, łatania dziur. Jest to po prostu leczenie znachors<text:span text:style-name="T1834">k</text:span>ie<text:span text:style-name="T1835">.</text:span><text:s/>Potrzebna jest rewolucja,<text:s/>„Solidarność”<text:s/>stoi na takim stanowisku, że bez tej rewolucji w górnictwie będzie tak, jak zmarnujemy kolejne lata, minie nam tzw. okres przejściowy i prawdopodobnie spotkamy się może w innym składzie, przy tym stole znowu, będziemy próbowali to górnictwo leczyć.</text:p>
      <text:p text:style-name="P1836">Dziękuję<text:span text:style-name="T1837">.</text:span></text:p>
      <text:p text:style-name="P1838"><text:span text:style-name="T1839">Przew</text:span><text:span text:style-name="T1840">od</text:span><text:span text:style-name="T1841">n</text:span><text:span text:style-name="T1842">ic</text:span><text:span text:style-name="T1843">zący</text:span>:</text:p>
      <text:p text:style-name="P1844"><text:span text:style-name="T1845">D</text:span><text:span text:style-name="T1846">zięk</text:span>u<text:span text:style-name="T1847">ję.</text:span></text:p>
      <text:p text:style-name="P1848">Ja mam prośbę następującą. Przed obiadem<text:s/><text:span text:style-name="T1849">m</text:span>usimy skończyć sprawę, dlatego,<text:s/><text:span text:style-name="T1850">ż</text:span>e my inacz<text:span text:style-name="T1851">e</text:span>j nie zmieścimy i prochu nie wymyślimy, natomiast muśliny znaleźć taką formułę zakończenia, która będzie adekwatna do naszych kompetencji tutaj<text:s/><text:span text:style-name="T1852">i</text:span><text:s/>do naszej intencji<text:span text:style-name="T1853">.</text:span><text:s/>I dlatego jeżeli ktoś<text:s/><text:span text:style-name="T1854">w</text:span><text:s/>tej sprawie chce s<text:span text:style-name="T1855">i</text:span>ę wypowiadać to proszę.<text:s/><text:span text:style-name="T1856">W</text:span><text:s/>sprawach innych bardzo proszę o powściągnięcie się od wypowi<text:span text:style-name="T1857">ed</text:span>zi.</text:p>
      <text:p text:style-name="P1858"><text:span text:style-name="T1859"><text:s text:c="25"/></text:span>:</text:p>
      <text:p text:style-name="P1860">Panie Przewodniczący, Szanowni Państwo!<text:s/>Ja nie będę nowych wątków wprowadzał, ale niektóre wypowiedzi zmuszają do tego, żeby bardzo krótko do nich się odnieść.</text:p>
      <text:p text:style-name="P1861">Pierwsza wypowiedź pani<text:s/><text:span text:style-name="T1862">St</text:span>aniszewski<text:span text:style-name="T1863">ej.</text:span><text:s/>No ona urąga wszelkiej przyzwoitości. Dlatego, zresztą na zespole również padały<text:s/><text:span text:style-name="T1864">sf</text:span>ormułowania o tym, że górnictwo zapełnia cmentarze, pani Staniszewska użyła sformułowania<text:s/>„tonotrupy”.<text:span text:style-name="T1865"><text:s/></text:span>Akurat rok ubiegły był rokiem o najmniejszej wypadkowości śmiertelnej w górnictwie. Zginęło, chylę czoła przed nimi, 80-parę osób.</text:p>
      <text:p text:style-name="P1866"><text:span text:style-name="T1867">/</text:span>Głos z sali: nie słychać/.</text:p>
      <text:p text:style-name="P1868"><text:span text:style-name="T1869"><text:s text:c="26"/></text:span>:</text:p>
      <text:p text:style-name="P1870">86 osób, najniższy wskaźnik w historii powojennego górnictwa. Także gwoli po prostu temu, co powiedziała pani Staniszewska, że rosną te wskaźniki one po prostu wprawiają w przerażenie. Jest po<text:s/><text:soft-page-break/>prostu nieprawdą<text:span text:style-name="T1871">.<text:s/></text:span>I dyskusja, która polega na przeinaczaniu faktów, czy podawaniu półprawdy, nieprawdy nie prowadzi do niczego<text:span text:style-name="T1872">.</text:span><text:s/>Takich sformułowali padało tutaj znacznie więcej. Do tego co powiedział pan prof. Rosner. Właściwie odpowiedział na pytanie w dużym stopniu pan min<text:span text:style-name="T1873">.</text:span><text:s/>Wróblewski. Myśmy układ niepra<text:span text:style-name="T1874">co</text:span>wan<text:span text:style-name="T1875">i</text:span>a w soboty, panie profesorze mieli<text:span text:style-name="T1876">ś</text:span>my w 81 r<text:span text:style-name="T1877">.</text:span><text:span text:style-name="T1878"><text:s/></text:span>i ta wydajność pięć dni pracy nie spowodowała zniwelowania niepracowania w soboty.</text:p>
      <text:p text:style-name="P1879">Także są założenia t<text:span text:style-name="T1880">ec</text:span>hniczno-<text:span text:style-name="T1881">ek</text:span>onomi<text:span text:style-name="T1882">cz</text:span>nego, pan wybaczy panie profesorze, kopalnia nie jest fabryką pończoch, gdzie dostawi się cztery linie produkcyjne, bąd<text:span text:style-name="T1883">ź</text:span><text:s/>rozlu<text:span text:style-name="T1884">ź</text:span>ni pracowników i pracownicy tych pończoch zrobią cztery razy tyle, w cztery dni w tygodniu. Tylko ma założenia techniczno-ekonomiczne, można tego węgla wywieźć tyle ile można. Więcej nie.</text:p>
      <text:p text:style-name="P1885"><text:span text:style-name="T1886">W</text:span><text:s/>tej chwili polskie górnictwo pracuje na pograniczu możliwości techniczno-ekonomiczn<text:span text:style-name="T1887">ej.</text:span><text:s/><text:span text:style-name="T1888">A</text:span><text:s/>powiedzmy sobie szczerze, że te możliwości są przekroczone o 10 tys. ton na dobę<text:span text:style-name="T1889">.</text:span><text:s/>Krótko mówiąc cudów nie ma<text:span text:style-name="T1890">.</text:span></text:p>
      <text:p text:style-name="P1891">Kolejna sprawa, która j<text:span text:style-name="T1892">e</text:span>st niezwykle irytująca.<text:s/><text:span text:style-name="T1893">O</text:span>tóż wkłada nam s<text:span text:style-name="T1894">i</text:span>ę w usta pewne rzeczy, których nie mówimy. Choćby sprawa związana z propozycją min. Wilczka. Nie mówiliśmy ona jest zapisana tutaj. My jako strona koalicyjno-rządowa proponujemy wdrażanie tej<text:s/>idei, któr<text:span text:style-name="T1895">ą</text:span><text:s/>min. Wilczek zaproponował. Także nieprawdą jest, że ta propozycja jest ignorowana<text:span text:style-name="T1896">.</text:span><text:s/>Odnoszę wrażenie, że są próby, że tak powiem skłócenia stanowisk. Pan dr<text:s/><text:span text:style-name="T1897">Stankiewicz<text:s/></text:span>powiedział wcześniej, że myśmy wcześniej nie odpowiedzieli na jego apel... na jego zawołanie o realizację apelu prof. Baki i teraz<text:s/><text:span text:style-name="T1898">s</text:span>ię mówi raptem, że ignorujemy propozycje min. W<text:span text:style-name="T1899">i</text:span>lczka<text:span text:style-name="T1900">.</text:span><text:s/>Takie sobie so<text:span text:style-name="T1901">cj</text:span>otechniczne zagrania.</text:p>
      <text:p text:style-name="P1902">/Głos z sal<text:span text:style-name="T1903">i</text:span>: nie słychać/.</text:p>
      <text:p text:style-name="P1904"><text:span text:style-name="T1905"><text:s text:c="26"/></text:span>:</text:p>
      <text:p text:style-name="P1906">Ja nie przeszkadzałem panu, panie<text:s/>doktorze, także bardzo proszę, żeby pan mi nie prz<text:span text:style-name="T1907">esz</text:span>kadzał<text:span text:style-name="T1908">.</text:span></text:p>
      <text:p text:style-name="P1909">Teraz do tego co powiedział pan Grzegorz Stawski<text:span text:style-name="T1910">.<text:s/></text:span>Nieprawdą jest, że strona rządowa tak do końca i w zupełności wniosła sprawę płac<text:span text:style-name="T1911">.</text:span></text:p>
      <text:p text:style-name="P1912">Pan Grzegorz Stawski powiedział wcześniej, że postulaty, które były w<text:s/>‘88 r<text:span text:style-name="T1913">.</text:span><text:s/>w Jastrzębiu w sierpniu zostały przeniesione na stół<text:span text:style-name="T1914">.</text:span><text:s/>Tam jednym z postulatów zasadniczych była wyra<text:span text:style-name="T1915">ź</text:span>na znaczna podwyżka płac. Taka jest prawda<text:span text:style-name="T1916">.</text:span></text:p>
      <text:p text:style-name="P1917">Druga sprawa, do której warto nawiązać w świetle wypowiedzi pana Grzegorza Stawskiego, że i próbujemy postulaty rozstrzygać w sposób parlam<text:span text:style-name="T1918">en</text:span>tarny<text:span text:style-name="T1919">.</text:span><text:s/>Dzisiaj w kopalni<text:s/><text:span text:style-name="T1920">„</text:span>Piast”<text:s/>o godz. 7.00 rozpoczął si<text:span text:style-name="T1921">ę</text:span><text:s/>stra<text:span text:style-name="T1922">j</text:span>k, w którym uczestniczy 1 500 osób. Strajk, w którym żądania są związane z podwyżką płac. Nie wiem czy jest to sposób parlam<text:span text:style-name="T1923">en</text:span>tarny, ten strajk jest faktem.<text:s/><text:span text:style-name="T1924">O</text:span>n prawdopodobnie w dalszym ciągu trwa.</text:p>
      <text:p text:style-name="P1925">Co ze strukturą, bo jest to jeden z bardziej znaczących tematów i jeden z tematów spornych. Panie dr Bugaj oczywiście, że interesy, a interes firmy nader wszystko, każdy pracownik powinien sobie generować w swojej pracy. Czy jest to interes zgodny z interesem gospodarki narodowej,<text:s/><text:span text:style-name="T1926">cz</text:span>y niezgodny to j<text:span text:style-name="T1927">est</text:span><text:s/>inna sprawa<text:span text:style-name="T1928">.</text:span></text:p>
      <text:p text:style-name="P1929">Natomiast<text:s/><text:span text:style-name="T1930">j</text:span>a uważam, że jest to komplement jeśli ktoś mi powie, że ja w interesie firmy pracuję, działam, czy wykonuję jakiekolwiek czynności, bo za to mi płacą.</text:p>
      <text:p text:style-name="P1931">Poza tym jestem przekonany do tej pracy<text:span text:style-name="T1932">.</text:span><text:s/>Poza tym jeżeli się formułuje zarzut, że są to nieczyste interesy, godzące itd. to ja bym prosił o fakty. Bo to są po prostu poważne zarzuty. Jeżeli takie fakty padły<text:s/><text:soft-page-break/>w stosunku do mojej osoby<text:s/>czy do<text:s/><text:span text:style-name="T1933">m</text:span>oi<text:span text:style-name="T1934">c</text:span>h kolegów sformułuje, proszę bardzo. Wtedy zmienia to postać rzeczy. Natomiast wracając do samych struktur.</text:p>
      <text:p text:style-name="P1935">Struktura polskiego górnictwa z wyjątkiem roku 81, gdzie ona się praktycznie rozpadła, jakie skutki tego były to wszyscy wie<text:span text:style-name="T1936">m</text:span>y, nie trzeba do tego, że tak powiem wracać i specjalnie wertować, bo cały czas są w pamięci jest taka, jaki jest system ekonomiczno-finansowy obowiązujący to g<text:span text:style-name="T1937">ór</text:span>ni<text:span text:style-name="T1938">ct</text:span>wo<text:span text:style-name="T1939">.</text:span></text:p>
      <text:p text:style-name="P1940">J<text:span text:style-name="T1941">eżel</text:span>i ja powiedziałem wcześniej, że na dobę przekraczamy założenia techniczne o 10 tys. ton to trzeba wymusić to wydobycie, powiedzmy sobie to szczerze. Po co się bawić w opowiadanie sobie pięknych słów i opowiadanie, że tak powiem różnych historii, to wydobycie musi po pro<text:span text:style-name="T1942">st</text:span>u takie być, ta<text:span text:style-name="T1943">k</text:span><text:s/>postawiono zadanie. Obligatoryjne zadanie, nakazowe zadanie. My jako członkowie kierownictwa te<text:span text:style-name="T1944">j<text:s/></text:span>firmy stawiamy zdecydowanie i od dawna pogląd taki, że trzeba od tego systemu odejść. I te prace, które zostały podjęte wśród osób, które siedzą tu na sali jest pan prof.<text:s/><text:span text:style-name="T1945">M</text:span>ujżel, który uczestniczył w tych pracach również, przedstawił swój pogląd, który szanujemy, zmierzają do tego, żeby ten system zmienić proszę<text:s/>państwa<text:s/>i związać z n<text:span text:style-name="T1946">i</text:span>m strukturę w taki sposób, żeby ona nie zburzyła tego<text:s/><text:span text:style-name="T1947">ws</text:span>zystk<text:span text:style-name="T1948">i</text:span>ego co jest, chyba że przyjmiemy koncepcję totalnego chaosu i będziemy czekali 6 lat, aż wyłoni się z tego jakaś nowa jakość. Nie wiem czy po prostu kraj na to stać, ż<text:span text:style-name="T1949">eb</text:span>yśmy czekali naw<text:span text:style-name="T1950">et</text:span><text:s/>pół roku.</text:p>
      <text:p text:style-name="P1951">Dziękuję bardzo.</text:p>
      <text:p text:style-name="P1952"><text:span text:style-name="T1953">Przewodni</text:span><text:span text:style-name="T1954">cz</text:span><text:span text:style-name="T1955">ący</text:span>:</text:p>
      <text:p text:style-name="P1956">Dziękuję bardzo<text:span text:style-name="T1957">.</text:span><text:s/>Pro<text:span text:style-name="T1958">s</text:span>zę bardzo pan Miłkowski<text:span text:style-name="T1959">.</text:span>..</text:p>
      <text:p text:style-name="P1960">/Głos z sali: czy można w kwestii formalnej?/.</text:p>
      <text:p text:style-name="P1961"><text:span text:style-name="T1962">Przewodniczący</text:span>:</text:p>
      <text:p text:style-name="P1963">Proszę bardzo<text:span text:style-name="T1964">.</text:span></text:p>
      <text:p text:style-name="P1965"><text:span text:style-name="T1966"><text:s text:c="26"/></text:span>:</text:p>
      <text:p text:style-name="P1967">Ja chciałem się ustosunkować tylko<text:span text:style-name="T1968"><text:s/></text:span>bardzo króciutko do strajku na kopalni<text:s/><text:span text:style-name="T1969">„</text:span>Piast<text:span text:style-name="T1970">”</text:span><text:span text:style-name="T1971">.</text:span><text:s/>Jest to też jak gdyby poparcie tego co mówiłem do tej pory<text:span text:style-name="T1972">.</text:span></text:p>
      <text:p text:style-name="P1973">Na kopalni<text:s/>„Piast”<text:s/>akurat praktycznie<text:s/>„Solidarność”<text:s/>praktycznie nie funkcjonuje<text:span text:style-name="T1974">.</text:span><text:s/>A więc nie możemy brać odpowi<text:span text:style-name="T1975">ed</text:span>zialności za niezdyscyplinowanie tej kopalni. To co powiedziałem o formach parlamentarnych przyjętych przez<text:s/>„Solidarność”<text:s/>akurat w tym przypadku potwierdza się.</text:p>
      <text:p text:style-name="P1976">Dziękuję<text:span text:style-name="T1977">.</text:span></text:p>
      <text:p text:style-name="P1978"><text:span text:style-name="T1979">Przewodniczący</text:span>:</text:p>
      <text:p text:style-name="P1980">Proszę bardzo pan Miłkowski<text:span text:style-name="T1981">.</text:span></text:p>
      <text:p text:style-name="P1982"><text:span text:style-name="T1983">Andrzej Miłkowski</text:span>:</text:p>
      <text:p text:style-name="P1984">Ja mam pytanie<text:s/><text:span text:style-name="T1985">cz</text:span>y było i znane jest, czy było jakieś pismo czy stanowisko ekspertów Banku Światowego odnośnie górnictwa i struktur organ<text:span text:style-name="T1986">iz</text:span>acyjnych w górnictwie. To jest moje pytanie, a jeżeli tak to jaka była treś<text:span text:style-name="T1987">ć</text:span><text:s/>tego pisma i tych opinii? I co z tego wynikać powinno dla nas jako dla gospodarki?<text:s/><text:span text:style-name="T1988">T</text:span>o jest raz.</text:p>
      <text:p text:style-name="P1989">Drugie, króciutko tylko odnośnie struktur organizacyjnych i prezentacji tutaj poglądów. Oczywiście nikt z nas nie jest górnikiem ani nikt z nas nie jest np. specjalistą od spraw gospodarki morskiej<text:span text:style-name="T1990">.</text:span><text:s/>Niemniej jednak<text:s/>ja j<text:span text:style-name="T1991">uż<text:s/></text:span>wysłuchałem na przestrzeni ostatnich lat wielu wypowiedzi w obronie branżowych struktur<text:span text:style-name="T1992">.</text:span><text:s/>Naprawdę nie raniej płomiennych i przekonywujących<text:span text:style-name="T1993">.</text:span><text:s/>Ja myślę, że chyba najbardziej<text:s/>prz<text:span text:style-name="T1994">ek</text:span>onywujące co do potrzeby<text:s/><text:soft-page-break/>wprowadzenia zmian to są żądania samych górników. Przecież trudno przyją<text:span text:style-name="T1995">ć</text:span>, że kilka czy kilkanaście tysięcy górników żądających zmian to są ludzie nieodpowi<text:span text:style-name="T1996">ed</text:span>zialni czy to są wręcz głupcy<text:span text:style-name="T1997">.</text:span><text:s/>Są tak samo wśród nich fachowy i wydaje si<text:span text:style-name="T1998">ę,</text:span><text:s/>że chyba sprawa do tego już dorosła i trzeba to koniecznie zmienić<text:span text:style-name="T1999">.</text:span></text:p>
      <text:p text:style-name="P2000">Poza tym, z doświadczenia chciałbym powiedzieć na przestrzeni ostatnich 5 czy 6 lat, że tam gdzie istniały autentyczne samorządy pracownicze tam naprawdę sytuacja społeczna w zakładzie pracy i spokój był inny, jak gdzie indziej.</text:p>
      <text:p text:style-name="P2001"><text:span text:style-name="T2002">W</text:span><text:s/>związku z tym<text:s/><text:span text:style-name="T2003">myś</text:span><text:span text:style-name="T2004">l</text:span><text:span text:style-name="T2005">ę</text:span>,<text:s/><text:span text:style-name="T2006">że</text:span><text:s/>stół nasz, jako stół gospodarki i polityki społecznej, w swoich propozycjach do porozumienia<text:s/>„okrągłego stołu”<text:s/>powinien te rzeczy zawrzeć.</text:p>
      <text:p text:style-name="P2007"><text:span text:style-name="T2008">D</text:span>ziękuję<text:span text:style-name="T2009">.</text:span></text:p>
      <text:p text:style-name="P2010"><text:span text:style-name="T2011">Przewodniczący</text:span>:</text:p>
      <text:p text:style-name="P2012">Tak je<text:span text:style-name="T2013">st</text:span>,<text:s/><text:span text:style-name="T2014">d</text:span>ziękuję<text:span text:style-name="T2015">.</text:span></text:p>
      <text:p text:style-name="P2016">Proszę bardzo pan Moric.</text:p>
      <text:p text:style-name="P2017"><text:span text:style-name="T2018">Rajmund Mo</text:span><text:span text:style-name="T2019">r</text:span><text:span text:style-name="T2020">ic /</text:span><text:span text:style-name="T2021">O</text:span><text:span text:style-name="T2022">PZZ/</text:span>:</text:p>
      <text:p text:style-name="P2023">Proszę<text:s/>państwa, dlaczego nie mogliśmy się porozumieć przy stoliku górniczym? Ja państwu powiem, taki jest mój pogląd, naszej strony związkowej. Z bardzo prostej przyczyny<text:span text:style-name="T2024">.</text:span><text:s/>Ponieważ rozwiązania, które mają zapaść wobec górnictwa są rozwiązaniami, które ważą na całą naszą gospodarkę<text:span text:style-name="T2025">.</text:span><text:s/>My sobie tak nie mówmy, że to jest górnictwo i koniec<text:span text:style-name="T2026">.</text:span><text:s/>Nieprawda. Wszystkie tutaj propozycje zdajemy sobie z tego sprawę mają bardzo wielkie znaczenie dla całej naszej gospodarki<text:span text:style-name="T2027">.</text:span></text:p>
      <text:p text:style-name="P2028">Na dobrą sprawę d<text:span text:style-name="T2029">ot</text:span>knęliśmy chyba wierzchołka góry lodowej i nie ważne czy to było pierwsze zgłaszanie propozycji czy nie, bo nie istotne jest<text:span text:style-name="T2030">.</text:span><text:s/>Bo tu były równoległe wystąpienia. Natomiast powiedzmy sobie uczciwie, że... a to j<text:span text:style-name="T2031">es</text:span>zcze nic padło tu na tej sali, muszę wam to powiedzieć z całą odpowiedzialnością jako szef Federacji Związków Zawodowych Górników, który w sprawach górnictwa i kraju naszego, ekonomii gospodarki jest zaangażowany, że nas czeka kryzys energetyczny i to nieuchronnie. I to jest tylko kwestia czasu. Tym bardziej muszę powi<text:span text:style-name="T2032">ed</text:span>zieć, że nie z przyganą, ale z pewnym ni<text:span text:style-name="T2033">ez</text:span>rozumieniem<text:span text:style-name="T2034">.</text:span><text:s/>Bo jeżeli mamy tą świadomość to ja nie rozumiem d<text:span text:style-name="T2035">ot</text:span>ychczasow<text:span text:style-name="T2036">ej</text:span><text:s/>polityki rządu, która zmniejszała środki na kompleks pa<text:span text:style-name="T2037">li</text:span>wowo-<text:span text:style-name="T2038">en</text:span>erg<text:span text:style-name="T2039">et</text:span>y<text:span text:style-name="T2040">cz</text:span>ny, jak i stanowisko<text:s/>państwa<text:s/>zespołu<text:span text:style-name="T2041">.</text:span><text:s/>Mam informacje, że również zajęliście taką pozycję<text:span text:style-name="T2042">.</text:span><text:s/>Oczywiście można to robić, ale trzeba mieć świadomość, jakie to ma za sobą skutki<text:span text:style-name="T2043">.</text:span><text:s/>I to ma być wybór świadomy, a nie przypadkowy<text:span text:style-name="T2044">.</text:span></text:p>
      <text:p text:style-name="P2045">Oczywiście to obniżanie środków, które jest już cały czas prowadzone od paru ładnych lat powoduje to, że są napięcia w kopalniach. To co powiedział pan Stawski, wydłużanie czasu pracy, wydłużanie możliwości technologicznych pracy w ścianach, większa awaryjnoś<text:span text:style-name="T2046">ć</text:span>. Nie będę o wszystkim mówił - to jest efekt<text:span text:style-name="T2047">.</text:span><text:s/>To jest efekt tego, że jest potrzebny węgiel przy nied<text:span text:style-name="T2048">oin</text:span>w<text:span text:style-name="T2049">est</text:span>owan<text:span text:style-name="T2050">iu</text:span>.</text:p>
      <text:p text:style-name="P2051">I tutaj pan Kołodko powiedział takie sformułowani<text:span text:style-name="T2052">e.<text:s/></text:span>Ja się z wy<text:span text:style-name="T2053">st</text:span>ąpieniem pana Kołodki zgadzam, ale tu chciałem jednak zwrócić uwagę. To tak nie jest.</text:p>
      <text:p text:style-name="P2054">Pan Kołodko powiedział w ten sposób, że właściwie to spadek wydobycia powinien być określany osiąganymi oszczędnościami w zużyciu. I tak robiliśmy cały czas właśnie od roku 82 do 89. Tylko, że nam nie wychodziły te oszczędności.<text:s/><text:span text:style-name="T2055">I</text:span><text:s/>w związku z tym musi<text:span text:style-name="T2056">e</text:span>liśmy eksploatować nadmiarem ludzi pracy w zakładach, w kopalniach i maszyn, i urządzenia<text:span text:style-name="T2057">.</text:span><text:s/><text:span text:style-name="T2058">I</text:span><text:s/>w tej chwili prawdą jest, że nasze propozycje związkowe idą<text:s/><text:span text:style-name="T2059">w</text:span><text:s/>drugą<text:s/><text:span text:style-name="T2060">st</text:span>ronę. Przy tych uwarunkowan<text:span text:style-name="T2061">ia</text:span>ch przy wprowadzeniu normalnych spraw czasu pracy,<text:s/><text:soft-page-break/>reżimów technologicznych, tyle jest węgla i więcej go nie będzie. I tutaj gospodarka do tego musi się przystosować. Jest odwrócone pojęcie<text:span text:style-name="T2062">.</text:span><text:s/>Ponieważ tamte założenia nam nie wychodziły.</text:p>
      <text:p text:style-name="P2063"><text:span text:style-name="T2064">P</text:span>ad<text:span text:style-name="T2065">ł</text:span><text:s/>tu zarzut jakobyśmy się nie u<text:span text:style-name="T2066">st</text:span>osunkowali<text:s/>- to<text:s/>było chyba od pana dr Bugaja, jeżeli się nie mylę - co do propozycji min. Wilczka. Proszę<text:s/>państwa,<text:s/>powiedzmy sobie uczciwie... może inaczej my jako<text:s/>Związki<text:s/>Zawodowe<text:s/>Federacja<text:s/>Górników, mówię i w imieniu górników, bo mamy ponad pół miliona członków związku, żeby była jasność<text:span text:style-name="T2067">.</text:span><text:s/>Uważamy to rozwiązanie za niezbyt szczęśliwe. Je<text:span text:style-name="T2068">s</text:span>t dużo elementów, które mówią, że ten rodzaj nie przyniesie spodziewanych efektów.<text:s/><text:span text:style-name="T2069">Bo</text:span><text:s/>co proponujemy. Proponujemy znowu inne uregulowania dla górnictwa,<text:s/><text:span text:style-name="T2070">i</text:span>nne dla reszty kraju. Kopalnie 6 dni, górnicy 5 dni. A czy pozostałe zakłady też tak produkują? Ja się pyta<text:span text:style-name="T2071">m</text:span>. Tak samo<text:s/><text:span text:style-name="T2072">m</text:span>amy brak wiele innych towarów w naszym kraju. Można by też potencjał ekonomiczny gospodarczy wykorzystać przez wprowadzenie 6 dni pracy innych zakładów bardzo efektywnych, bardzo nowo<text:span text:style-name="T2073">czes</text:span>nych, także pr<text:span text:style-name="T2074">od</text:span>ukujących.</text:p>
      <text:p text:style-name="P2075">Znowu chcemy zrobić enklawę załóg górniczych, że wszyscy wypoczywają z rodzinami w soboty i w niedziele, a górnicy<text:span text:style-name="T2076"><text:s/></text:span>w soboty obowiązkowo do pracy, bo ten system nakazuje obowiązek pracy górnika. A oczywiście dzień wolny w innym dniu<text:s/>tygodnia<text:span text:style-name="T2077">.</text:span><text:s/>Gdy 60 proc. załóg górniczych na żony pracujące.<text:s/><text:span text:style-name="T2078">I</text:span><text:s/>znowu nie ma tych więzi rodzinnych<text:span text:style-name="T2079">.</text:span><text:s/>Dlaczego na to górników skazujemy? Tak lekką rączką?</text:p>
      <text:p text:style-name="P2080">Ja muszę powiedzieć,<text:s/><text:span text:style-name="T2081">ż</text:span>e to znowu będzie źródłem konfliktogennym z punktu widzenia społecznego w przyszłości. O<text:span text:style-name="T2082">czy</text:span>wiście nie podniesie to zwiększenia, nie zwiększy to wydobycia naszym zdaniem, to są inne sprawy. Ekonomice to też nie pozwoli, bo wcale to tak nie jest, że jak zaczniemy eksploatowa<text:span text:style-name="T2083">ć</text:span><text:s/>z tych kopalń bardziej efektywnych to ceny s<text:span text:style-name="T2084">i</text:span>ę obniżą na węgiel. Nieprawda. Pozostałe trzeba likwidować co kosztuje albo utrzymywać. To też kosztuje.<text:s/><text:span text:style-name="T2085">I</text:span><text:s/>trzeba tu zrobić rachunek ciągniony czy to da efekt.<text:s/><text:span text:style-name="T2086">A</text:span><text:s/>jeżeli powiedzmy nasze państwo stać na zamknięcie pewnych kopalń to sobie powiedzmy, że stać na to, żeby wszystkie kopalnie pracowały w 5 dni i koniec, i górnicy mieli wolną sobotę - wszyscy.</text:p>
      <text:p text:style-name="P2087">Kończąc to moje wy<text:span text:style-name="T2088">st</text:span>ąpienie chcę się ustosunkować do jednej rzeczy. Oczywiście koledzy tutaj zarzucili, że porozumienie między min. Wilczkiem a Federacją, które ja podpisałem to nie jest żadna dobrowolność. Oczywiście koledzy zawsze negują to cośmy zrobili, to jest efekt konkurencji już. To już jest przykład pluralizmu, jak to będzie działało. Natomiast prawdą jest, że sami to chyba przyznają, że ci górnicy pytani właśnie czy mają dobrowolność nie patrzą na zapisy<text:span text:style-name="T2089">.</text:span><text:s/><text:span text:style-name="T2090">Cz</text:span>y jest taki zapis czy prawny, czy nie prawny. Stwierdzili, praktycznie jest w tej chw<text:span text:style-name="T2091">i</text:span>li dobrowolność. A stało się to w wyniku tego podpisanego porozumienia, bo to możliwe. A co do oceny prawnej tego to każdy<text:s/>oceni inaczej<text:span text:style-name="T2092">.</text:span><text:s/>Ale ponieważ pan przewodniczący Baka apelował o kon<text:span text:style-name="T2093">st</text:span>ruktywne wnioski<text:span text:style-name="T2094">.</text:span></text:p>
      <text:p text:style-name="P2095">Prosz<text:span text:style-name="T2096">ę</text:span><text:s/>państwa,<text:s/>wszystkie te bóle, wszystkie te pr<text:span text:style-name="T2097">et</text:span>en<text:span text:style-name="T2098">sje</text:span>, urazy, można rozwiązać jednym pociągnięciem. Co zależy w jaki sposób od państwa<text:span text:style-name="T2099">.</text:span><text:s/>To jest aby określi<text:span text:style-name="T2100">ć</text:span>, jakie ma mie<text:span text:style-name="T2101">js</text:span>ce zająć górni<text:span text:style-name="T2102">ct</text:span>wo w gospodarce narodow<text:span text:style-name="T2103">ej</text:span>? Zdecydować czy będziemy samowy<text:span text:style-name="T2104">st</text:span>ar<text:span text:style-name="T2105">cz</text:span>alni w surowce, czy będziemy importować. C<text:span text:style-name="T2106">z</text:span>y<text:s/><text:span text:style-name="T2107">i</text:span>dziemy w górnictwie na reformę gospodarczą w pewnym jej zamiarze, w tym przejdziemy na urynkowienie górni<text:span text:style-name="T2108">ct</text:span>wa<text:span text:style-name="T2109">.</text:span><text:s/>Jeż<text:span text:style-name="T2110">el</text:span>i na te pytania zapadną tutaj decyzje kierunkowe na tym zespole<text:s/>państwa, przypuszczam, że wszystkie pozostałe elementy górnicy sobie doskonale rozwiążą.</text:p>
      <text:p text:style-name="P2111">Dziękuję bardzo<text:span text:style-name="T2112">.</text:span></text:p>
      <text:p text:style-name="P2113"><text:span text:style-name="T2114">Przewodniczący</text:span>:</text:p>
      <text:p text:style-name="P2115">Tak jest. Proszę bardzo pan min<text:span text:style-name="T2116">.<text:s/></text:span>Długo<text:span text:style-name="T2117">sz</text:span>.<text:span text:style-name="T2118">..</text:span></text:p>
      <text:soft-page-break/>
      <text:p text:style-name="P2119"><text:span text:style-name="T2120"><text:s text:c="26"/></text:span>:</text:p>
      <text:p text:style-name="P2121">Ja niestety muszę zacząć od uwagi krytycznej. N<text:span text:style-name="T2122">i</text:span>e mogę przyjąć do wiadomości oświadczenia rzuconego mimochodem przez pana Stawskiego, że przez 8 lat od 13 grudnia nic nie zrobiono<text:span text:style-name="T2123">.</text:span><text:s/>Ja uważam, że to, ż<text:span text:style-name="T2124">e</text:span><text:s/>był 13 grudnia to również i dlatego możemy tutaj siedzieć i tak spokojnie, i kontrowersyjnie rozmawiać ja<text:span text:style-name="T2125">k</text:span><text:s/>rozmawiamy. Ale teraz przechodzę<text:s/><text:span text:style-name="T2126">d</text:span>o rzeczy<text:span text:style-name="T2127">.</text:span></text:p>
      <text:p text:style-name="P2128">Ja chciałem tylko przedstawić co to jest brak 22 względnie 30 mln ton węgla. Chciałem jednocześnie wyjaśnić, ż<text:span text:style-name="T2129">e</text:span><text:s/>koncepcja, bo nie jest to jeszcze formalna propozycja min<text:span text:style-name="T2130">.</text:span><text:s/>Wilczka, jest w tej chwili rozpatrywana weryfikowana od strony obliczeń skutków, jakie dla gospodarki narodowej może wywołać gwałtowne obniżenie węgla<text:span text:style-name="T2131">.</text:span><text:s/><text:span text:style-name="T2132">D</text:span>la mnie problem<text:s/>węgla jest w podwójnych aspektach<text:span text:style-name="T2133">.</text:span><text:s/>Jest to problem - zgadzam się - szacunku dla pracy górników, ale jest to również problem Polski jako całości. My tych dwóch płaszczyzn w naszym rozumowaniu absolutnie nie możemy pominąć mimo tego, że dr Bugaj nas tu oskarża o jakąś taką tępotę biurokratyczną. 22 mln tony węgla to jest według dzisiejszych cen ok<text:span text:style-name="T2134">.<text:s/></text:span>miliarda dolarów, a 31 mln jest ok<text:span text:style-name="T2135">.</text:span><text:s/>1,5 mld dolarów, które w ciągu dwóch lat przy nie wiem jakich<text:s/><text:span text:style-name="T2136">wy</text:span>siłkach restrukturyzacyjnych n<text:span text:style-name="T2137">i</text:span>e udałoby s<text:span text:style-name="T2138">i</text:span>ę nam w żaden sposób zastąpić.</text:p>
      <text:p text:style-name="P2139">Sprawa wygląda w pewnym uproszczeniu w ten sposób, że albo byśmy musieli zmniejszyć eksport dolarowy, który w tej chwili, w tym roku wynosi gdzieś w granicach 15 mln ton albo byśmy musieli zmniejszyć eksport do krajów pierwszego obszaru płatniczego, który by natychmiast spowodował obcięcia importu stamtąd takich podstawowych surowców, jak ze Związku Radzieckiego ropa naftowa czy gaz, z Węgier aluminium i produkty naftowe, z Rumunii różne surowce hu<text:span text:style-name="T2140">t</text:span>nicze itd. itd., dla których to surowców w tych rozmiarach nie ma możliwości wygospodarowania w ciągu najbliższych dwóch lat takich możliwości ekstra eksportowych zwłaszcza, że nie ma w tej chwili w naszej gospodarce większego manewru między rynkiem wewnętrznym, gdzie konsumpcja ma wzrastać o 2 proc<text:span text:style-name="T2141">.</text:span>, jak żeśmy w innym punkcie naszego dokumentu uzgodnili a dynamicznym przyrostem eksportu<text:span text:style-name="T2142">.</text:span></text:p>
      <text:p text:style-name="P2143">Miliard dolarów to jest ponad 2-letnie zaopatrzenie z importu z państw kap<text:span text:style-name="T2144">it</text:span>a<text:span text:style-name="T2145">list</text:span>ycznych naszej służby zdrowia,<text:s/><text:span text:style-name="T2146">ż</text:span>eby pokazać ten układ. Natomiast za 11 mln ton węgla, który idzie do Związku Radzieckiego otrzymujemy ok. 13 mln ton<text:s/>ropy, prawie 3,5 mln ton produktów naftowych i poważne ilości liczone w granicach 7 mld m sześ<text:span text:style-name="T2147">ć</text:span>. gazu<text:span text:style-name="T2148">.</text:span><text:s/>A więc ja uważam, że z tego punktu widzenia biorąc pod uwagę znaczenie węgla dla naszej gospodarki drastyczne w najbliższych 2 latach i możne je nieco lżej, chociaż też to będzie bardzo istotny problem rozpatrywać w kontekście przyszłego okresu planistycznego co znaczy lat 91-95 uważam, że nie należy się tutaj kusić o takie jakieś zamazywanie rozbieżności, jakie zostały zapisane tylko po męsku powiedzieć sobie jest sprawa tak istotna dla gospodarki narodowej, że w pewnych punktach nie można po prostu dzisiaj znaleźć rozwiązania.</text:p>
      <text:p text:style-name="P2149">Natomiast dla mnie nacz<text:span text:style-name="T2150">el</text:span>nym problemem nie jest rozwiązywanie tutaj natychmia<text:span text:style-name="T2151">st</text:span>owe wszystkich kłopotów. Dla mnie podstawowym problemem jest czy zostaniemy z produkcją gdzieś w granicach tak jak było zakładane w planie o co został oparty cały plan przy jego nawet bardzo<text:s/>indykatywnym<text:s/>charakterze, a nie obligatoryjny, jak to miało miejsce uprzednio roku bieżącego i wst<text:span text:style-name="T2152">ę</text:span>pne założenia roku<text:s/>‘90. Bez 20 czy 30 mln ton węgla rozkłada się cały szereg dalszych branż surowcowych, nie mówiąc już o przemyśle prz<text:span text:style-name="T2153">et</text:span>wórczym.</text:p>
      <text:p text:style-name="P2154">Dlatego ja miałbym apel do panów przewodniczących, by nie starać się znaleźć tutaj za wszelką cenę<text:s/><text:soft-page-break/>jakiegoś zakl<text:span text:style-name="T2155">ajst</text:span>rowan<text:span text:style-name="T2156">eg</text:span>o rozwiązania tylko po męsku postawić<text:span text:style-name="T2157">.</text:span><text:s/><text:span text:style-name="T2158">J</text:span>est określony problem i niech już władze, które stanowią najwyższy czynnik<text:s/><text:span text:style-name="T2159">„</text:span>okrągłego stołu”<text:s/>zastanowią się co z tym fantem zrobić.</text:p>
      <text:p text:style-name="P2160">Dz<text:span text:style-name="T2161">i</text:span>ękuję<text:span text:style-name="T2162">.</text:span></text:p>
      <text:p text:style-name="P2163"><text:span text:style-name="T2164">Przewodnicz</text:span><text:span text:style-name="T2165">ą</text:span><text:span text:style-name="T2166">cy</text:span>:</text:p>
      <text:p text:style-name="P2167">Proszę bardzo.</text:p>
      <text:p text:style-name="P2168"><text:span text:style-name="T2169">Tomasz Stankiewicz</text:span>:</text:p>
      <text:p text:style-name="P2170">Spróbuję pomyśleć o jakiejś kon<text:span text:style-name="T2171">struktyw</text:span>n<text:span text:style-name="T2172">ej</text:span><text:s/>propozycji nie za wszelką<text:span text:style-name="T2173"><text:s/></text:span>cenę właśnie, odkładając przez chwilę na bok ten protokół porozumień i rozbieżności<text:s/><text:span text:style-name="T2174">„</text:span><text:span text:style-name="T2175">Solid</text:span>arnoś<text:span text:style-name="T2176">ci</text:span><text:span text:style-name="T2177">”</text:span><text:span text:style-name="T2178">,</text:span><text:s/>takie przynajmni<text:span text:style-name="T2179">ej</text:span><text:s/>minimum minimorum, jak to się mów<text:span text:style-name="T2180">i</text:span><text:s/>czasem<text:span text:style-name="T2181">.</text:span><text:s/>Przecież spójrzmy na to górnictwo.<text:s/><text:span text:style-name="T2182">O</text:span>no jest w systemie nakazowo-rozdziel<text:span text:style-name="T2183">cz</text:span>ym, ma struktury pośrednie, ma zakłady czyli kopalnie, ma przedsiębiorstwa eksploatacji węgla, które trochę pełnią funkcję zjednoczeń obowiązkowych, trochę, a nawet czasami więcej. Ma Wspólnotę Węglową, która trochę pełni funkcje centralnych zarządów, troch<text:span text:style-name="T2184">ę</text:span><text:s/>jakby ministerstwa.<text:s/><text:span text:style-name="T2185">J</text:span>est jeszcze Ministerstwo Przemysłu zreformowane zresztą<text:span text:style-name="T2186">.</text:span><text:s/>Więc jest to niezwykle skomplikowana<text:s/><text:span text:style-name="T2187">st</text:span>ruktura w tym systemie.<text:s/><text:span text:style-name="T2188">J</text:span>a rozumiem, że my się boimy o wydobycie węgla, o konsekwencje, jakiegokolwiek ruchu w tej dziedzinie. Ale mnie się wydaje, że nawet nie zmieniając tego systemu nakazowo-rozdzielczego<text:s/>można byłoby go usprawni<text:span text:style-name="T2189">ć</text:span>. Znosząc przynajmniej..<text:span text:style-name="T2190">.</text:span><text:s/>upraszczając strukturę organ<text:span text:style-name="T2191">iz</text:span>acyjną, że ona jest gołym okiem nazbyt widoczna..<text:span text:style-name="T2192">.</text:span><text:s/>że to jest gołym okiem widoczne, że to jest nazbyt rozbudowana, nazbyt jak to się mówi biurokratyczna, nieładnie to brzmi,<text:s/><text:span text:style-name="T2193">ż</text:span>e przecież kopalnie produkują jednorodny produkt. Tu nie trzeba aż tak skomplikowanych struktur, żeby w nakazowym systemie zarządzać tymi kopalniami<text:span text:style-name="T2194">.</text:span><text:s/>To nie jest jakaś zróżnic<text:span text:style-name="T2195">o</text:span>wana produkcja i w moim przekonaniu gdyby jedno ogniwo usunąć w tej skomplikowan<text:span text:style-name="T2196">ej<text:s/></text:span>drabinie to ten system nakazowo-rozdzi<text:span text:style-name="T2197">elcz</text:span>y by na tym nie stracił i nie musiałoby to wcale wpłynąć na wydobyciu. Mówię<text:span text:style-name="T2198"><text:s/></text:span>tu znów o tym minimum w t<text:span text:style-name="T2199">ej</text:span><text:s/>chw<text:span text:style-name="T2200">il</text:span>i zupełnie odkładając na bok dotychczasowe dyskusje, które minimum oczywiście przedsiębiorstwa eksploatacji węgla, one były w postulatach górniczych nawet stawiane jako coś co trzeba koniecznie znieść<text:span text:style-name="T2201">.</text:span><text:s/>To są te byłe Gwarectwa, to znaczy, że tam wida<text:span text:style-name="T2202">ć</text:span><text:s/>jest to gołym okiem to marn<text:span text:style-name="T2203">ot</text:span>raw<text:span text:style-name="T2204">st</text:span>wo i ten przerost biurokratyczny. To bym postulował jako minimum, jako decyzję kierunkową<text:span text:style-name="T2205">.</text:span></text:p>
      <text:p text:style-name="P2206">Dziękuję bardzo.</text:p>
      <text:p text:style-name="P2207"><text:span text:style-name="T2208">Przewodniczący</text:span>:</text:p>
      <text:p text:style-name="P2209">Pr<text:span text:style-name="T2210">osz</text:span>ę bardzo pan Pi<text:span text:style-name="T2211">et</text:span>rzyk<text:span text:style-name="T2212">.</text:span></text:p>
      <text:p text:style-name="P2213"><text:span text:style-name="T2214">Pietrzyk /</text:span><text:span text:style-name="T2215">„</text:span><text:span text:style-name="T2216">Solidarność</text:span><text:span text:style-name="T2217">”</text:span><text:span text:style-name="T2218">/</text:span><text:span text:style-name="T2219">:</text:span></text:p>
      <text:p text:style-name="P2220"><text:span text:style-name="T2221">J</text:span>a chciałem tu zwrócić uwagę na zjawisko, które ma miejsce w tej chwili w kopalniach<text:span text:style-name="T2222">.</text:span><text:s/><text:span text:style-name="T2223">J</text:span>est to zjawisko, ja bym to nazwał, tego, że górnicy zaczynają już samodzielnie walczyć o swój czas pracy<text:span text:style-name="T2224">.</text:span></text:p>
      <text:p text:style-name="P2225">11 marca czternaście kopalń podjęło absencję pracy w sobotę<text:span text:style-name="T2226">.</text:span><text:s/>I ta absencja była dość mocno skuteczna. I to mnie właśnie niepokoi, że to sami górnicy zaczynają robić. I dobrze byłoby tu znaleźć jakieś wspólne stanowisko, które by saty<text:span text:style-name="T2227">sf</text:span>ak<text:span text:style-name="T2228">cjo</text:span>nowa<text:span text:style-name="T2229">ło</text:span><text:s/>tych górników i które by w jakiś sposób uregulowało to, bo dojdzie do takiego momentu, że w sobotę wszystkie kopalnie staną i nie będzie wydobycia<text:span text:style-name="T2230">.</text:span></text:p>
      <text:p text:style-name="P2231">Moje zdanie jest jednoznaczne to jest ten kierunek, który ja nazywam znaleźć właściwego gospodarza<text:span text:style-name="T2232">.</text:span><text:s/>Właściwego gospodarza<text:span text:style-name="T2233">.</text:span><text:s/>To jest znieść prz<text:span text:style-name="T2234">ed</text:span>siębiorstwa użyteczności publicznej, usamodzielnić kopalnie i powołać samorządy<text:span text:style-name="T2235">.</text:span><text:s/>Ja jestem pewny, że przy dobrym gospodarzu górnicy potrafią nawet się wyrzec, ale<text:s/><text:soft-page-break/>jednego na ten okres 2-letni tą dobrowolność na pewno damy radę utrzymać w kopalniach i jest pewne, że zacznie to wracać na właściwe tory<text:span text:style-name="T2236">.</text:span><text:s/>Tylko żeby tych dwóch kolejnych lat nie przespać. Żeby wypracować takie konkretne zasady i dopracować możliwość konsultacji i akceptacji górników. Żeby nie robić już nic bez nich<text:span text:style-name="T2237">.</text:span><text:span text:style-name="T2238"><text:s/></text:span>Bo górnik pomimo tego co idzie po Polsce, co si<text:span text:style-name="T2239">ę</text:span><text:s/>mówi w Polsce jest jednak człowiekiem.<text:s/><text:span text:style-name="T2240">W</text:span><text:s/>tej chwili jest zniewolonym, ale jak go wyzwolimy to brzmi może demagogicznie, ale niestety tak jest<text:span text:style-name="T2241">.</text:span><text:s/>Jak go wyzwolimy to zrozumie, że kraj jest jeden i potrzeby gospodarki też potrafi zrozumie<text:span text:style-name="T2242">ć.</text:span><text:s/>Już ni<text:span text:style-name="T2243">ejed</text:span>nokr<text:span text:style-name="T2244">ot</text:span>nie tak bywało.</text:p>
      <text:p text:style-name="P2245">Dz<text:span text:style-name="T2246">i</text:span>ękuję<text:span text:style-name="T2247">.</text:span></text:p>
      <text:p text:style-name="P2248"><text:span text:style-name="T2249">Pr</text:span><text:span text:style-name="T2250">zew</text:span><text:span text:style-name="T2251">od</text:span><text:span text:style-name="T2252">ni</text:span><text:span text:style-name="T2253">cz</text:span><text:span text:style-name="T2254">ący</text:span>:</text:p>
      <text:p text:style-name="P2255">Dziękuję<text:span text:style-name="T2256">..</text:span>. /Niewciśnięty<text:s/>mikrofon/.</text:p>
      <text:p text:style-name="P2257"><text:span text:style-name="T2258"><text:s text:c="26"/></text:span>:</text:p>
      <text:p text:style-name="P2259">Chciałem uzupełnić wypowiedź kolegi.<text:s/><text:span text:style-name="T2260">W</text:span><text:s/>tej chwili,<text:s/>proszę<text:s/>państwa,<text:s/>nie ma czym przyciągnąć ludzi do górnictwa. Powiedzmy sobie szczerze<text:span text:style-name="T2261">.</text:span><text:s/>To co się w tej chwili w górnictwie się dzieje, ten układ - mało atrakcyjna praca, ciężka praca, stosunkowo mało rekomp<text:span text:style-name="T2262">en</text:span>sowana w stosunku do wydatku<text:s/><text:span text:style-name="T2263">ener</text:span>g<text:span text:style-name="T2264">et</text:span>y<text:span text:style-name="T2265">cz</text:span>n<text:span text:style-name="T2266">eg</text:span>o człowieka czy wkładu jego pracy, nie ma mieszkań w górnictwie. Naw<text:span text:style-name="T2267">et</text:span><text:s/>te osławione sklepy<text:s/><text:span text:style-name="T2268">„</text:span>G<text:span text:style-name="T2269">”</text:span>, które w tej chwili są zaopatrywane tak, że pożal się Boże. M<text:span text:style-name="T2270">u</text:span>sim<text:span text:style-name="T2271">y</text:span><text:s/>i to wziąć pod uwagę. Co zrobić w górni<text:span text:style-name="T2272">ct</text:span>wie, jak je unowocześnić, do jakiego układu w tym zawodzie doprowadzić, żeby ten zawód ponownie stał się atrakcyjny<text:span text:style-name="T2273">.</text:span><text:s/>Ja dam przykład j<text:span text:style-name="T2274">e</text:span>d<text:span text:style-name="T2275">nej</text:span><text:s/>z kopalń ja<text:span text:style-name="T2276">st</text:span>rzębskich, gdzie na 9,5 tys. załogi jest złożonych 3 tys. podań o zwolnienie i to pracowników bezpośrednio produkcyjnych. I ten aspekt należy wziąć pod uwagę<text:span text:style-name="T2277">.</text:span><text:s/>Jako poparcie tezy, że w górnictwie są problemy, które wymagają bardzo szybkich, bardzo radykalnych rozwiązań<text:span text:style-name="T2278">.</text:span></text:p>
      <text:p text:style-name="P2279">Dziękuję.</text:p>
      <text:p text:style-name="P2280"><text:span text:style-name="T2281">Przewodniczący</text:span>:</text:p>
      <text:p text:style-name="P2282">Bardzo dziękuję. Ja my<text:span text:style-name="T2283">ś</text:span>lę, że będziemy kończyć<text:span text:style-name="T2284">.</text:span></text:p>
      <text:p text:style-name="P2285">/Głos z sali: ja chciałem zabrać głos/.</text:p>
      <text:p text:style-name="P2286"><text:span text:style-name="T2287">Przewodnicząc</text:span><text:span text:style-name="T2288">y</text:span><text:span text:style-name="T2289">:</text:span></text:p>
      <text:p text:style-name="P2290">Ja myślałem, że pan profesor zr<text:span text:style-name="T2291">ez</text:span>ygnował? Proszę bardzo<text:span text:style-name="T2292">.</text:span></text:p>
      <text:p text:style-name="P2293"><text:span text:style-name="T2294"><text:s text:c="26"/></text:span>:</text:p>
      <text:p text:style-name="P2295">Ja chciałem s<text:span text:style-name="T2296">i</text:span>ę wypowiedzieć możliwie, jak najkrócej w dwóch sprawach. Systemu ekonomicznego, organ<text:span text:style-name="T2297">iz</text:span>acyjnego górnictwa i płac<text:span text:style-name="T2298">.</text:span></text:p>
      <text:p text:style-name="P2299">Otóż wydaje mi się, że w tej pierwszej kwestii przysłuchując się dyskusji i temu co zostało napisane, można chyba uczynić tego rodzaju założenie, że istnieje zgoda tutaj, aby system ekonomiczno-organ<text:span text:style-name="T2300">iz</text:span>acyjny górnictwa pozostawał zgodny z logiką i zasadami nowego ładu ekonomicznego, który z grubsza już żeśmy zarysowali. I zgodzili się na ten z grubsza<text:span text:style-name="T2301">..</text:span>. na te jego główne zasady.</text:p>
      <text:p text:style-name="P2302">Inacz<text:span text:style-name="T2303">ej</text:span><text:s/>mówiąc powinien on być zgodny z zasadami gospodarki rynkowej. Bo nowy ład ekonomiczny jest niczym innym, jak właśnie koncepcją zbudowania w Polsce możliwie konsekwentn<text:span text:style-name="T2304">ej</text:span><text:s/>gospodarki rynkowej.</text:p>
      <text:p text:style-name="P2305"><text:span text:style-name="T2306">W</text:span><text:s/>związku z tym sądzę, i tu chciałbym poprzeć bardzo mocno to co mówił kol<text:span text:style-name="T2307">.</text:span><text:s/>Bugaj, aby punktem wyjścia uczynić punkt 5 uzgodnionego tekstu dotyczącego zarysu<text:span text:style-name="T2308">..</text:span>. w sprawie zarysu nowego ładu<text:s/><text:soft-page-break/><text:span text:style-name="T2309">ek</text:span>onomi<text:span text:style-name="T2310">cz</text:span>n<text:span text:style-name="T2311">eg</text:span>o.<text:s/><text:span text:style-name="T2312">J</text:span>eszcze raz wobec tego przypomnę, jak ten punkt brzmi<text:span text:style-name="T2313">.</text:span><text:s/>Ten punkt został wynegocjowany w grupie roboczej pomiędzy nami i to jest taki punkt - kopalnie węgla kamiennego będą przekształcone poczynając od 1 stycznia<text:s/>‘90 r.<text:s/><text:span text:style-name="T2314">w</text:span><text:s/>samodzielne przedsiębior<text:span text:style-name="T2315">st</text:span>wa działające na zasadach ogólnych i nie będą zaliczane do kategorii przedsiębiorstw użyteczności publicznej. System ekonomiczno-finansowy będzie dostosowany do potrzeb g<text:span text:style-name="T2316">ó</text:span>rnictwa<text:s/>i<text:s/>konieczności zapewnienia ni<text:span text:style-name="T2317">ez</text:span>b<text:span text:style-name="T2318">ęd</text:span>nego minimum wydobycia węgla w najbliższych latach<text:span text:style-name="T2319">.</text:span></text:p>
      <text:p text:style-name="P2320">Ja byłbym bardzo szczęśliwy naturalnie, gdyby można było to ogromnie lakoniczne sformułowanie zwłaszcza tam gdzie jest mowa o dalszych bardziej konkretnych rozwiązaniach systemu ekonomicznego, organ<text:span text:style-name="T2321">iz</text:span>acyjnego, by można to było skonkr<text:span text:style-name="T2322">etyz</text:span>ować. Skonkr<text:span text:style-name="T2323">etyz</text:span>ować zarysowując cel ku, któremu ten system ekonomiczny górnictwa miałby zmierzać, ścieżki, czas, to byłoby niezmiernie ważne<text:span text:style-name="T2324">.</text:span><text:s/>Ja sądzę, że w takiej konkr<text:span text:style-name="T2325">et</text:span>yza<text:span text:style-name="T2326">cj</text:span>i musiałaby się znaleźć sprawa stosunku krytycznego do ogniw pośrednich. Musiałaby się znaleźć teza o tym, iż samodzielne przedsiębiorstwa kopalnie będą miały otwarte możliwości przekształceń organizac<text:span text:style-name="T2327">yj</text:span>nych, a zatem fuzji, integracji, tworzenia rozmaitego rodzaju organizacji o ile będą uważały to ekonomicznie za konieczne. Sądz<text:span text:style-name="T2328">ę</text:span>, że w tym by się musiała także znaleźć teza o potrzebie powołania instytucji państwowej pieczy czy państwowej gospodarki złożami naturalnymi. Być może jako składnika funduszu własności ogólnonarodow<text:span text:style-name="T2329">ej,</text:span><text:s/>majątku og<text:span text:style-name="T2330">ól</text:span>nonarodow<text:span text:style-name="T2331">eg</text:span>o, może odr<text:span text:style-name="T2332">ę</text:span>bnych.</text:p>
      <text:p text:style-name="P2333">Ja sądzę również, że w tym mu<text:span text:style-name="T2334">si</text:span>ałaby się w sferze ekonomicznej znaleźć teza o cenie węgla zapewniając<text:span text:style-name="T2335">ej</text:span><text:s/>równowagę czyl<text:span text:style-name="T2336">i</text:span><text:s/>po prostu zrównoważeniu rynku krajowego węgla, jak też systemu rent w stosunkach pomiędzy Skarbem Państwa a kopalniami.</text:p>
      <text:p text:style-name="P2337">Ja byłbym bardzo rad, gdyby to wszystko można by było dzisiaj zapisać<text:span text:style-name="T2338">.</text:span><text:s/>Sądzę, odnoszę wrażenie, że chyba jeszcze do tego nied<text:span text:style-name="T2339">oj</text:span>rzali, aby t<text:span text:style-name="T2340">o</text:span><text:s/>zapisać. Być może, że te punkty wywołałyby opór, wywołałyby obiekcje z różnych<text:s/>stron. Wobec togo<text:s/><text:span text:style-name="T2341">j</text:span>eż<text:span text:style-name="T2342">e</text:span>li nie możemy dojść do zgody co do dalszych konkretów tego systemu ekonomiczn<text:span text:style-name="T2343">eg</text:span>o<text:s/><text:span text:style-name="T2344">w</text:span><text:s/>górnictwie to pozostańmy przy<text:s/><text:span text:style-name="T2345">sf</text:span>ormuł<text:span text:style-name="T2346">ow</text:span>an<text:span text:style-name="T2347">iu</text:span><text:s/>pkt. 5, ewentualnie z dopisaniem terminu, w którym ten zarys bardziej konkretny systemu ekonomicznego mogły powstać, mógłby być uzgodniony i przedstawiony załogom, przedstawiony opinii publicznej. To pierwsza sprawa.</text:p>
      <text:p text:style-name="P2348">Druga sprawa jeżeli chodzi o płace. Otóż znowu wydaje mi się, że mimo bardzo wielu kontrower<text:span text:style-name="T2349">sj</text:span>i, które tutaj w dyskusji zaznaczyły s<text:span text:style-name="T2350">i</text:span>ę istnieje spora doza zgodności<text:span text:style-name="T2351">.</text:span><text:s/>Mam wrażenie w podejściu do t<text:span text:style-name="T2352">e</text:span>go zagadnienia.</text:p>
      <text:p text:style-name="P2353">Ja myślę, że ta spora doza zgodności wyraża się w tym, ż<text:span text:style-name="T2354">e</text:span><text:s/>chyba jesteśmy nieomal wszyscy, prawie wszyscy być może, a może w ogóle wszyscy przekonani o tym, iż należy problem płac w górnictwie traktować w sposób<text:s/><text:span text:style-name="T2355">ma</text:span>ksymalnie normalny. Tak, jak po prostu płace każdej innej gałęzi gospodarki narodowej.</text:p>
      <text:p text:style-name="P2356">Jeż<text:span text:style-name="T2357">el</text:span>i tak miałoby być to ja sądzę, iż wówczas elementarnym wnioskiem, logicznym wnioskiem, który by z takiego założenia wypływał byłby ten wniosek aby wynagrodzenie górników za 5 normalnych dn<text:span text:style-name="T2358">i</text:span><text:s/>pracy,<text:s/><text:span text:style-name="T2359">t</text:span>ych<text:s/>„czarnych dni”<text:s/>tygodniowych zapewniały wynagrodzenie, zapewniały zarobek we właściwej relacji do istniejących zarobków w innych gałęziach gospodarki narodowej. Jaka to musiałaby być relacja? To jest spr<text:span text:style-name="T2360">a</text:span>wa oczywiście do uzgodnienia, to jest sprawa do przebadania przeszłości, przebadania statystyk i być może także wzi<text:span text:style-name="T2361">ę</text:span>cia pod uwagę relacji występujących poza naszym krajem<text:span text:style-name="T2362">.</text:span><text:s/>To jest pierwsza rzecz<text:span text:style-name="T2363">.</text:span></text:p>
      <text:p text:style-name="P2364">Ja sądzę również, że na ogólnych wówczas normalnych zasadach musiałaby by<text:span text:style-name="T2365">ć</text:span><text:s/>rozwiązana sprawa<text:s/><text:soft-page-break/>pracy w soboty, tak jak we wszystkich innych gałęziach gospodarki narodowej<text:span text:style-name="T2366">.</text:span><text:s/><text:span text:style-name="T2367">T</text:span>o znaczy pracy całkowicie dobrowolnej i opłacanej zgodnie z zasadami kodeksu pracy.</text:p>
      <text:p text:style-name="P2368"><text:span text:style-name="T2369">I</text:span><text:s/>m<text:span text:style-name="T2370">y</text:span>ś<text:span text:style-name="T2371">lę</text:span>, że gdybyśmy mogli tego rodzaju rzeczy zapisać. Jeżeli istniałaby co do tego naturalnie tutaj<text:span text:style-name="T2372">.</text:span>..<text:span text:style-name="T2373"><text:s/></text:span>naturalnie istniał consensus co do tego w tym naszym gronie<text:span text:style-name="T2374">.</text:span><text:s/>To to byłaby rzecz dość istotna. Może wydaje się, że to jest banalne bardzo, ale jednocześnie bardzo istotne, dlatego, ż<text:span text:style-name="T2375">e<text:s/></text:span>usuwałoby mnóstwo zadrażnień, konfliktów w dyskusji<text:span text:style-name="T2376">,</text:span><text:s/>kontrowersji w dyskusji stwarzało jak gdyby perspektywy konkretnych rozwiązań w tej dziedzinie<text:span text:style-name="T2377">,</text:span><text:s/>Jeże<text:span text:style-name="T2378">l</text:span>i można by było tego rodzaju zapisy opatrzyć terminami do kiedy konkr<text:span text:style-name="T2379">et</text:span>yza<text:span text:style-name="T2380">cj</text:span>a tych zapisów zostałaby uczyniona, zrobiona i wdrożona w życie to byłoby to także chyba w tym zapisie bardzo istotne.</text:p>
      <text:p text:style-name="P2381">Dziękuję<text:span text:style-name="T2382">.</text:span></text:p>
      <text:p text:style-name="P2383"><text:span text:style-name="T2384">Przewodniczący</text:span>:</text:p>
      <text:p text:style-name="P2385">Proszę bardzo min. Wróblewski.</text:p>
      <text:p text:style-name="P2386"><text:span text:style-name="T2387">Min. Wróblewsk</text:span><text:span text:style-name="T2388">i</text:span>:</text:p>
      <text:p text:style-name="P2389"><text:span text:style-name="T2390">J</text:span>a w dwóch sprawach panie profesorze. Pierw<text:span text:style-name="T2391">sz</text:span>a sprawa to płace za soboty. Ja bym chciał zwrócić uwagę, że problem 3-krotnośc<text:span text:style-name="T2392">i</text:span><text:s/>płacy za sobotę w<text:s/><text:span text:style-name="T2393">st</text:span>osunku do normalnego dnia wyst<text:span text:style-name="T2394">ę</text:span>puje generalnie w całym przemyśle.<text:s/>To<text:s/>nie jest specyficzna, to nie jest szczególna cena w górnictwie. To jest problem tylko ilości wolnych sobót.</text:p>
      <text:p text:style-name="P2395">Generalnie zakłady na o<text:span text:style-name="T2396">g</text:span>ó<text:span text:style-name="T2397">ł</text:span><text:s/>płacą jeżeli potrzebują<text:span text:style-name="T2398"><text:s/></text:span>pracy w wolną sobotę ok. 3-krotnośoi normalnej dniówki.<text:s/><text:span text:style-name="T2399">Wi</text:span>ęc m<text:span text:style-name="T2400">usim</text:span>y to brać pod uwag<text:span text:style-name="T2401">ę</text:span>, bo jest to w końcu kwestia ceny<text:span text:style-name="T2402">.</text:span><text:s/>Taka Jest cena wolnego czasu sobotniego<text:span text:style-name="T2403">.</text:span><text:s/>Trzeba brać pod uwagę, że takie będą oczekiwania<text:span text:style-name="T2404">.</text:span><text:s/>Natomia<text:span text:style-name="T2405">st</text:span><text:s/>ja mam j<text:span text:style-name="T2406">ed</text:span>ną prośbę, może to jest moje uczulenie zawodowe. Otóż w tym, o czym mówił pan profesor na początku jest zapis, żeby te kopalnie były normalnymi<text:s/><text:span text:style-name="T2407">pr</text:span>z<text:span text:style-name="T2408">ed</text:span>siębiorstwami, nor<text:span text:style-name="T2409">m</text:span>alnie działający.<text:s/><text:span text:style-name="T2410">W</text:span><text:s/>drugim zdaniu ciągle zapisujemy, że stworzymy im specyficzny system ekonomiczny. Ja bym chciał sobie wyjaśnić, bo ja wiem, że to kosztuje budżet, każda specyfika<text:span text:style-name="T2411">.</text:span><text:s/>To jest byłyby ceny w miliardach.</text:p>
      <text:p text:style-name="P2412">Jeżeli przechodzimy na normalny, to ja rozumiem, że przechodzimy wtedy na cenę, która jest ceną równowagi czyli ceną praktycznie najdroższej kopalni, z której węgiel znajdzie jesz<text:span text:style-name="T2413">c</text:span>ze swoje nabycie, to wprowadzamy wszystkie podatki, a więc ta cena będzie odpowiednio wysoka, my zapominamy i tego nie liczy się w rachunku chyba tylko kiedyś próbował liczyć prof. Bojarski, że ze względu na użyteczność<text:span text:style-name="T2414"><text:s/></text:span><text:span text:style-name="T2415">pu</text:span>bliczną te kopalnie nie płacą podatku gruntowego od nieruchomości, to są rzędy idące w kilkaset miliardów złotych itd. Czyli to nie jest tylko kwestia sposobu zarządzania<text:span text:style-name="T2416">.</text:span><text:s/>To jest całej otoczki finansowej. I wtedy trzeba s<text:span text:style-name="T2417">i</text:span>ę liczyć w ogóle ze skutkami albo dla całej gospodarki i kto pokryje ten wzrost, albo z budżetem z całymi tym<text:span text:style-name="T2418">i</text:span><text:s/>skutkami. Chcia<text:span text:style-name="T2419">łb</text:span>ym bardzo na to zwrócić uwag<text:span text:style-name="T2420">ę</text:span>, że jak normalność to nie mówmy wtedy o specyficznym systemie dla samodzielnego przedsiębiorstwa pt.<text:s/><text:span text:style-name="T2421">„</text:span>Kopalnia”.</text:p>
      <text:p text:style-name="P2422">Dziękuję.</text:p>
      <text:p text:style-name="P2423"><text:span text:style-name="T2424">Przewodni</text:span><text:span text:style-name="T2425">cz</text:span><text:span text:style-name="T2426">ący</text:span>:</text:p>
      <text:p text:style-name="P2427">Dziękuję, pr<text:span text:style-name="T2428">of.</text:span><text:s/>Mujżel proszę.</text:p>
      <text:p text:style-name="P2429"><text:span text:style-name="T2430">Jan Mujż</text:span><text:span text:style-name="T2431">el</text:span><text:span text:style-name="T2432">:</text:span></text:p>
      <text:p text:style-name="P2433">Panie<text:s/>ministrze normalne, ale jednak z uwzględnieniem tego, że górnictwo posiada bardzo specyficzny jednak środek produkcji. Mianowicie złoża. I ta normalność rzecz jasna musi bra<text:span text:style-name="T2434">ć</text:span><text:s/>pod uwagę ten fakt i to<text:s/><text:soft-page-break/>nie jest<text:s/><text:span text:style-name="T2435">od</text:span>chylenie od normalności, tylko po prostu jeden z elementów normalności. Bo w takich warunkach takiej normalności czy podobnej normalności z tym naturalnym czynnikiem bardzo ważącym stykają si<text:span text:style-name="T2436">ę</text:span><text:s/>i inne gałęzie gospodarki narodowej chociażby rolnictwo czy inne gałęzie gospodarki narodowej, porty itd.</text:p>
      <text:p text:style-name="P2437">Otóż myślę, że z tego wypływają dla tego systemu ekonomiczno-finansowego, także organ<text:span text:style-name="T2438">iz</text:span>acyjn<text:span text:style-name="T2439">eg</text:span>o, mnie się wydaje... dwie zasadnicze konsekwen<text:span text:style-name="T2440">cj</text:span>e.<text:s/><text:span text:style-name="T2441">J</text:span>edną z nich są renty.<text:s/><text:span text:style-name="T2442">J</text:span>est system rent dodatnich i ujemnych. Jeżeli z punktu widzenia ogólnogospodarczego jest celowe, aby kopalnie pracujące eksploatujące złoża bardzo mało relatywnie, znacznie mniej wydajne, aby pracowały, bo ten węgiel jest niesłychanie ważny. Istnieją powody ku temu aby nie opierać cen na krańcowych kosztach. To trzeba oczywiście stosować wtedy ujemne renty. To znaczy...</text:p>
      <text:p text:style-name="P2443"><text:span text:style-name="T2444">Przewodnicząc</text:span><text:span text:style-name="T2445">y</text:span><text:span text:style-name="T2446">:</text:span></text:p>
      <text:p text:style-name="P2447"><text:span text:style-name="T2448">Nie</text:span><text:s/>wchodźmy w meritum sprawy, panie pro<text:span text:style-name="T2449">fes</text:span>o<text:span text:style-name="T2450">rze...</text:span></text:p>
      <text:p text:style-name="P2451"><text:span text:style-name="T2452">Jan Mujż</text:span><text:span text:style-name="T2453">el</text:span><text:span text:style-name="T2454">:</text:span></text:p>
      <text:p text:style-name="P2455">Nie wchodźmy wobec tego w meritum, to to byłoby<text:s/><text:span text:style-name="T2456">t</text:span>o co chciałbym tutaj zauważyć. Aha, przepraszam do tej organizac<text:span text:style-name="T2457">yj</text:span>n<text:span text:style-name="T2458">ej</text:span><text:s/>strony to może tylko jeszcze taka rzecz.</text:p>
      <text:p text:style-name="P2459">Organizacyjnie, jak sądzę<text:s/><text:span text:style-name="T2460">w</text:span>ynika z tego taki wniosek, z tej normalności czy z tej specyfiki,<text:s/><text:span text:style-name="T2461">że</text:span><text:s/>jest niewątpliwie potrzebne pewne organizacyjne rozwiązanie zapewniające państwową opiekę i gospodarkę złożami naturalnym, przede wszystkim złożami węgla i organizac<text:span text:style-name="T2462">yj</text:span>na jakaś odpowiedź na te potrzeby musi się naturalnie znaleźć<text:span text:style-name="T2463">.</text:span><text:s/>Nie sądz<text:span text:style-name="T2464">ę</text:span><text:s/>aby to musiały być jakiekolwiek struktury pośrednie<text:span text:style-name="T2465">.</text:span></text:p>
      <text:p text:style-name="P2466">Dziękuję.</text:p>
      <text:p text:style-name="P2467"><text:span text:style-name="T2468">Przewodnicząc</text:span><text:span text:style-name="T2469">y</text:span><text:span text:style-name="T2470">:</text:span></text:p>
      <text:p text:style-name="P2471">Dziękuję<text:span text:style-name="T2472">.</text:span><text:s/>Czy jeszcze ktoś gwałtownie pragnie zabrać głos? Czy to jest absolutnie konieczne?</text:p>
      <text:p text:style-name="P2473"><text:span text:style-name="T2474">/</text:span>Głos z sali: tak/.</text:p>
      <text:p text:style-name="P2475"><text:span text:style-name="T2476">Pr</text:span><text:span text:style-name="T2477">zewodni</text:span><text:span text:style-name="T2478">cz</text:span><text:span text:style-name="T2479">ący:</text:span></text:p>
      <text:p text:style-name="P2480">Proszę.</text:p>
      <text:p text:style-name="P2481"><text:span text:style-name="T2482"><text:s text:c="26"/></text:span>:</text:p>
      <text:p text:style-name="P2483">Ja chciałem zgłosić pewne propozycje, jakie na tle tej dyskusji ml się nasuwają, mianowicie ja bym poparł tą propozycję prof<text:span text:style-name="T2484">.</text:span><text:s/>Trzeciakowskiego, żeby umożliwić powołanie takiego alternatywnego zespołu jeśliby ten zespół przy PTE nie budził dostatecznego zaufania, który by w możliwie, w jak najszybszym czasie opracował model funkcjonowania górnictwa węglowego na zasadach maksymalnie zbliżonych do zasad ogólnych, to znaczy ze skończeniem z nim, z tym systemem nakazowo-rozdzi<text:span text:style-name="T2485">el</text:span>czym, z urynkowieniem, z odejściem od statusu prz<text:span text:style-name="T2486">ed</text:span>siębior<text:span text:style-name="T2487">st</text:span>w użyteczności publicznej, ale też i z uwzgl<text:span text:style-name="T2488">ęd</text:span>nieniem jakichś rozwiązań prz<text:span text:style-name="T2489">ej</text:span>ściowych, które by umożliwiały zapewnienie tego minimum wydobycia w tym okresie kilku najbliższych<text:s/><text:span text:style-name="T2490">l</text:span>at, żeby taki zespół jak najszybciej te prace podjął i zintensyfikował nawe<text:span text:style-name="T2491">t</text:span><text:s/>do jesieni tego roku, żeby przygotował jakieś propozycje w tej sprawie<text:span text:style-name="T2492">.</text:span></text:p>
      <text:p text:style-name="P2493">Druga sprawa bieżąca płacowa<text:span text:style-name="T2494">.</text:span><text:s/>Otóż ja bym apelował do kolegów górników, żeby jednak stonowali swoje propozycje, bo i na tle innych gałęzi gospodarki tylko za te 5 dni, tu<text:span text:style-name="T2495"><text:s/></text:span>jest wyjaśnienie dla pana prof. Beksiaka,<text:s/><text:span text:style-name="T2496">t</text:span>ylko za te 5 dni relacja górnictwa u nas jest znacznie lepsza w płacach do reszty gospodarki niż w innych kr<text:span text:style-name="T2497">aj</text:span>ach<text:span text:style-name="T2498">.</text:span><text:s/>Także ja bym proponował najwyżej przyją<text:span text:style-name="T2499">ć</text:span><text:s/>taki zapis, że relacja za te 5 dni robocze do płac przeciętnych w przemyśle będzie co najmniej taka sama albo<text:s/>nie gorsza<text:s/>niż nie wiem w roku<text:s/>‘88, czy<text:s/><text:soft-page-break/>‘87, jakiś korzystny rok dla górnictwa tutaj wybra<text:span text:style-name="T2500">ć</text:span><text:s/>i zagwarantować górnikom, że tej relacja za te 5 dni nie pogorszy się. A nie wychodzić z nowymi podwyżkami, że 50 proc. więcej czy coś takiego.</text:p>
      <text:p text:style-name="P2501">I trzecia sprawa, która wydaje mi się ważna do naszego całego dokumentu i wniosek mianowicie, że musimy w tym dokumencie gdzieś zasadniczo wzmocnić tezy o konieczności oszczędności paliw i energii. Ona tam się gdzieś znajduje, ale ona jest tam ukryta w ramach oszczędności inwestycyjnych czy coś takiego<text:span text:style-name="T2502">.</text:span><text:s/>Otóż taką tezę o konieczności wręcz narodowego programu oszczędności paliw i en<text:span text:style-name="T2503">e</text:span>rgii ja uważam za konieczną, żeby uniknąć kryzysu energ<text:span text:style-name="T2504">et</text:span>yczn<text:span text:style-name="T2505">eg</text:span>o i tych konsekwencji w zakresie schodzenia z w<text:span text:style-name="T2506">yd</text:span>obyciem węgla, które tak czy owak nas czekają<text:span text:style-name="T2507">.</text:span></text:p>
      <text:p text:style-name="P2508">Dziękuję bardzo<text:span text:style-name="T2509">.</text:span></text:p>
      <text:p text:style-name="P2510"><text:span text:style-name="T2511">Prz</text:span><text:span text:style-name="T2512">ewod</text:span><text:span text:style-name="T2513">n</text:span><text:span text:style-name="T2514">icz</text:span><text:span text:style-name="T2515">ący</text:span>:</text:p>
      <text:p text:style-name="P2516"><text:span text:style-name="T2517">D</text:span>ziękuję.</text:p>
      <text:p text:style-name="P2518">Ja my<text:span text:style-name="T2519">ś</text:span>lę,<text:s/><text:span text:style-name="T2520">ż</text:span>e możemy koń<text:span text:style-name="T2521">c</text:span>zyć. Materia jest bardzo trudna i jak gdyby dwojaka. Mianowicie są kwestie w odniesieniu do których możemy tylko<text:s/>wyrazić pewną swoją opinię, a<text:s/><text:span text:style-name="T2522">stat</text:span>usowo-ustawowy obowiązek uzgodnienia ciąży na związkach zawodowych w rządzie i my oczywiście nie możemy tutaj żadnych wiążących zaleceń prz<text:span text:style-name="T2523">yj</text:span>mować. Natomiast są kwestie w stosunku do których nasze rekomenda<text:span text:style-name="T2524">cj</text:span>e mogą być mocniejsze<text:span text:style-name="T2525">.</text:span></text:p>
      <text:p text:style-name="P2526"><text:span text:style-name="T2527">J</text:span>a proponuję, oczywiście nie redaguję w tej chwili, tylko pewne myśli prezentuję, aby potem, byśmy w zespole redakcyjnym doredagowali takie stanowisko zespołu naszego, na tle dyskusji, która się tutaj odbyła<text:span text:style-name="T2528">.</text:span></text:p>
      <text:p text:style-name="P2529">Sądzę, że dobrze by było gdyby w tym stanowisku załatwione były następujące elementy. A więc po pierwsze, że<text:s/>Zespół do<text:s/>Gospodarki i<text:s/>Polityki<text:s/>Społecznej rozpatrzył sprawozdanie z pracy podzespołu do spraw górnictwa, zapoznano się ze stanem uzgodnień, a także z wykazanymi rozbi<text:span text:style-name="T2530">eż</text:span>nościami<text:span text:style-name="T2531">,</text:span><text:s/>wy<text:span text:style-name="T2532">st</text:span>ępującymi mi<text:span text:style-name="T2533">ę</text:span>dzy stronami w odniesieniu do różnych spraw.</text:p>
      <text:p text:style-name="P2534">Punkt drugi, że z uznaniem wita się przybliżenie stanowisk w tak fundamentaln<text:span text:style-name="T2535">ej</text:span><text:s/>sprawie, jak przyjęcie zasady 5-dniowego dnia pracy... przepraszam 5-dn<text:span text:style-name="T2536">io</text:span>w<text:span text:style-name="T2537">eg</text:span>o tygodnia pracy. Zasadę autentycznej - podkreślam - autentycznej dobrowolności szóstego dnia, zasada autentycznej dobrowolności pracy w soboty.<text:s/><text:span text:style-name="T2538">I</text:span><text:s/>inne dni ustawowo wolne od pracy. Dalej z uznaniem zespół odnosi się do tej koncepcji jakby okresu prz<text:span text:style-name="T2539">ej</text:span>ściowego,<text:s/><text:span text:style-name="T2540">w</text:span><text:s/>którym właściwie wszystkie strony wychodzą na czas przezwyciężenia kryzysu. Kolejny element mianowicie, że zespół zwraca się o dalsze przybliżanie stanowisk o znalezienie właściwego rozwiązania konkretnych ustaleń dotyczących sposobu wynagradzania i organizowania czasu pracy tak,<text:s/>aby w maksymalnym stopniu chronione były interesy górników i<text:s/>z drugiej strony, żeby zapewnione było<text:s/>niezb<text:span text:style-name="T2541">ę</text:span>dne minimum wydobycia węgla, czy niezbędne ilości wydobycia węgla w gospodarce narodowej oraz odpowiednie relacje w stosunku, chodzi mi tu o tą ekonomikę,<text:s/>o którym mówił w tej chw<text:span text:style-name="T2542">il</text:span>i dr Święcicki<text:span text:style-name="T2543">.</text:span><text:span text:style-name="T2544"><text:s/></text:span>Chodzi mi po prostu o uwzględnienie tego wpływu na bilans gospodarczy. I to byłoby tak,<text:s/>jakby tu<text:s/>apelować<text:s/>trochę,<text:s/>to<text:s/>częś<text:span text:style-name="T2545">ć<text:s/></text:span>kwitująca i zwracająca<text:s/>się do stron<text:span text:style-name="T2546">.</text:span><text:s/>Bo my możemy chyba tylko to zrobić w tym punkcie<text:span text:style-name="T2547">.</text:span></text:p>
      <text:p text:style-name="P2548">Natomiast sądzę - aha i tutaj przyjmujemy do wiadomości oczywiście czy też przyjmujemy, i<text:span text:style-name="T2549">ż</text:span><text:s/>zasady indeksacji, kt<text:span text:style-name="T2550">ó</text:span>re obowiązywać będą również w innych dziedzinach stosowane będą w odniesieniu do górnictwa, to znaczy uniwersalne zasady indeksacji w związku ze wzrostem cen<text:span text:style-name="T2551">.</text:span><text:s/>To były by te elementy<text:span text:style-name="T2552">.</text:span></text:p>
      <text:soft-page-break/>
      <text:p text:style-name="P2553">Natomiast jeśli chodzi o te problemy dotyczące właśnie t<text:span text:style-name="T2554">e</text:span>go gospodarza, systemu ekonomicznego, struktur organizacyjnych to ja s<text:span text:style-name="T2555">ą</text:span>dzę, że tutaj możemy sformułować bardziej wiążącą rekomenda<text:span text:style-name="T2556">cj</text:span>ę, że zespół uznaje za niezbędne dokonanie głębokich przeobrażeń systemowych w dziedzinie górnictwa w celu dostosowania tej właśnie gałęzi gospodarki do zasad nowego ładu ekonomicznego, uniwersalnych itd<text:span text:style-name="T2557">.</text:span></text:p>
      <text:p text:style-name="P2558">Teraz kolejne zdanie byłoby następujące, mianowicie że w celu przyg<text:span text:style-name="T2559">ot</text:span>owania odpowiednich propozycji, rozwiązań adekwatnych do przyjętych zasad oraz cech t<text:span text:style-name="T2560">ec</text:span>hni<text:span text:style-name="T2561">cz</text:span>no-organizacyjnych górnictwa, czy cech technicznych górnictwa, chodzi o te sprawy, o których mówił prof. Mujżel<text:span text:style-name="T2562">.</text:span><text:s/><text:span text:style-name="T2563">J</text:span>est tam wiele tych cech odróżniających górnictwo przede wszystkim w związku z gospodarką złożem, ale także i innymi problemami związanymi z bezpieczeństwem pracy itd. Myślę,<text:s/><text:span text:style-name="T2564">ż</text:span>e można by wystąpić z taką dyspozycją czy z taką rekomenda<text:span text:style-name="T2565">cj</text:span>ą wiążącą, że w czasie do 30 września, czy 31 września 1989 r.</text:p>
      <text:p text:style-name="P2566">/Głos z sali: nie słychać/.</text:p>
      <text:p text:style-name="P2567"><text:span text:style-name="T2568">Przewodniczący</text:span>:</text:p>
      <text:p text:style-name="P2569">Dobrze lepiej 30 września roku<text:s/>‘89 zostaną opracowane zasady ekonomiczno-finansowe oraz projekty zasad ekonomiczno-finansowych oraz odpowiednich rozwiązań organ<text:span text:style-name="T2570">iz</text:span>acyjnych wychodzących z założenia oparcia górnictwa na bazie samodzielności, samorządności i samofinansowaniu, i następnie, że zagwarantowany będzie udział wszystkich stron w pracach<text:span text:style-name="T2571"><text:s/>i</text:span><text:s/>nad tym<text:span text:style-name="T2572">i</text:span><text:s/>zasadami, że rekomenduje się powołanie zespołu, który przyg<text:span text:style-name="T2573">ot</text:span>owałby alternatywną koncepcję z mo<text:span text:style-name="T2574">ż</text:span>l<text:span text:style-name="T2575">i</text:span>wym uwzględnieniem doświadczeń innych krajów, a nawet zaproszeniem ekspertów z innych krajów. Możemy się zwrócić chociażby do Banku Światowego, który może nam coś takiego szybko pomóc zorgan<text:span text:style-name="T2576">iz</text:span>ować. A więc chodziłoby o to, ż<text:span text:style-name="T2577">eb</text:span>yśmy na koniec września mieli przygotowaną koncepcję i jedną, i drugą, i być może, że one się zbiegną, te koncepcje, bo to jest przenikanie s<text:span text:style-name="T2578">i</text:span>ę idei, przenikanie się wyników<text:span text:style-name="T2579"><text:s/></text:span>prac zespołów.</text:p>
      <text:p text:style-name="P2580">Natomiast istota sprawy polega po prostu na tym, żeby to przyspi<text:span text:style-name="T2581">es</text:span>zyć, i żeby rozpocząć wprowadzanie<text:s/><text:span text:style-name="T2582">w</text:span><text:s/>tę całą zasadniczą przebudowę systemu ekonomiczno-finansowego oraz organizacje zarządzania w takim stopniu dynamicznym, jak to jest możliwe od 1 stycznia 1990 r<text:span text:style-name="T2583">.</text:span></text:p>
      <text:p text:style-name="P2584"><text:span text:style-name="T2585">O</text:span>czywiście dlaczego powiedziałem na tyle na ile jest to możliwe, musi być ścieżka realizacyjna, ponieważ są potworne wielkie uwikłania od strony ekonomiczn<text:span text:style-name="T2586">ej,</text:span><text:s/>a jaki sposób ten cały proces urynkowienia będzie postępował<text:span text:style-name="T2587">.</text:span></text:p>
      <text:p text:style-name="P2588">Otóż myślę,<text:s/><text:span text:style-name="T2589">ż</text:span>e w ten sposób zachowujemy te wszystkie idee, jakie tutaj zostały sformułowane, a jednocześnie n<text:span text:style-name="T2590">i</text:span>e narażamy się na to,<text:s/><text:span text:style-name="T2591">ż</text:span>e wyskakujemy - przepraszam - z jakąś już w tej chwili merytoryczną dyrektywą nie opartą, nie osadzoną w kontekście<text:s/><text:span text:style-name="T2592">i</text:span><text:s/>na dostatecznym materiale, na dostatecznej dokumenta<text:span text:style-name="T2593">cj</text:span>i.</text:p>
      <text:p text:style-name="P2594"><text:span text:style-name="T2595">I</text:span><text:s/>trzecia kwe<text:span text:style-name="T2596">st</text:span>ia, która w moim przekonaniu powinna by by<text:span text:style-name="T2597">ć</text:span><text:s/>ujęta tutaj jest to bardzo ważna sprawa. To jest prawa odniesienia si<text:span text:style-name="T2598">ę</text:span><text:s/>do tej koncepcji restrukturyzacyjnej, że zespół podziela pogląd, iż dla rozwiązywania w ogóle problemów górnictwa, efektywności pracy itd. itd. niezbędne jest dokonanie głębokiej re<text:span text:style-name="T2599">st</text:span>rukturyza<text:span text:style-name="T2600">cj</text:span>i. Ja sądzę, ż<text:span text:style-name="T2601">e</text:span><text:s/>te zapisy, które tutaj są zawarte, a zwłaszcza zapisy dotyczące także osłony ludzi, bo to musi być powiązane z osłoną ludzi mogą być dobrą podstawą do określania. Jest oczywiście tu idea 6 dni kopalnie, 5 dn<text:span text:style-name="T2602">i</text:span><text:s/>górnicy. To jest clou sprawy przecież<text:s/><text:span text:style-name="T2603">c</text:span>l<text:span text:style-name="T2604">ou</text:span><text:s/>sprawy polega na tym, że chce się zrekompensować zasadnicze ubytki poprzez to, że s<text:span text:style-name="T2605">i</text:span>ę będzie intensyfikowało wydobycie w najbardziej efektywnych kopalniach. To jest coś za coś<text:span text:style-name="T2606">.</text:span><text:s/>Ja uważam, że z taką rekomenda<text:span text:style-name="T2607">cją</text:span><text:s/>powinniśmy<text:s/><text:soft-page-break/>wyjść. Takie są elementy proponowanego zapisu na tle dzisiejszej dyskusji.</text:p>
      <text:p text:style-name="P2608">Jeżeli pa<text:span text:style-name="T2609">ń</text:span>stwo chcie<text:span text:style-name="T2610">l</text:span>ibyście uwagi zgłosić w tej chwili, to proszę bardzo. Proszę pan Stawski<text:span text:style-name="T2611">.</text:span></text:p>
      <text:p text:style-name="P2612"><text:span text:style-name="T2613">Grzegorz Stawski</text:span>:</text:p>
      <text:p text:style-name="P2614">Panie profesorze ja my<text:span text:style-name="T2615">ś</text:span>lę, ż<text:span text:style-name="T2616">e</text:span><text:s/>do tego co pan zaproponował należałoby jeszcze też taką uwagę<text:s/><text:span text:style-name="T2617">kier</text:span>unkującą pracę wnieść o - zgodnie zresztą z naszą sugestią - maksymalnym uproszczeniu struktur zarządzania w górnictwie.<text:s/>Bo te<text:span text:style-name="T2618">g</text:span>o pan nie powiedział<text:span text:style-name="T2619">.</text:span></text:p>
      <text:p text:style-name="P2620"><text:span text:style-name="T2621">Przewodnicząc</text:span><text:span text:style-name="T2622">y</text:span><text:span text:style-name="T2623">:</text:span></text:p>
      <text:p text:style-name="P2624"><text:span text:style-name="T2625">J</text:span><text:span text:style-name="T2626">a</text:span><text:s/><text:span text:style-name="T2627">r</text:span>o<text:span text:style-name="T2628">z</text:span>umiem,<text:s/><text:span text:style-name="T2629">ż</text:span>e adekwatne struktury są maksymalnie proste w tym sensie, że sprawne<text:span text:style-name="T2630">.</text:span><text:s/>Oczywiście jeżeli jest to można powiedzieć<text:s/><text:span text:style-name="T2631">„</text:span>bolszoj jasnosti”<text:s/>potrzebne to oczywiście powinno się to znaleźć w zapisie.</text:p>
      <text:p text:style-name="P2632">Pan dr Bugaj, potem prof.<text:s/><text:span text:style-name="T2633">Stel</text:span>machowski.</text:p>
      <text:p text:style-name="P2634"><text:span text:style-name="T2635">Ry</text:span><text:span text:style-name="T2636">sz</text:span><text:span text:style-name="T2637">ard Bugaj</text:span>:</text:p>
      <text:p text:style-name="P2638">Mnie muszę powiedzieć to podsumowanie pana profesora się bardzo podoba tylko proponowałbym, żebyśmy mogli chyba tu uzgodnić, zrobić jeszcze jeden mały krok mianowicie po tym... chodzi mi o ten fragment dotyczący spraw struktury organizacyjn<text:span text:style-name="T2639">ej,</text:span><text:s/>syste<text:span text:style-name="T2640">m</text:span>u ekonomiczno-finansowego. Ja bym proponował, żeby to zapisać w ten sposób, że ta grupa powinna wypracować taki model, który umożliwi wprowadzenie od<text:s/>‘90 r<text:span text:style-name="T2641">.</text:span><text:s/>kopalń jako samodzielnych przedsiębiorstw z pewnymi uprawni<text:span text:style-name="T2642">en</text:span>iami s<text:span text:style-name="T2643">a</text:span>morządowymi. Żebyśmy taką wyraźną sugestię tutaj zawarli w przeciwnym razie to podsumowanie właściwie jest.<text:span text:style-name="T2644">..</text:span></text:p>
      <text:p text:style-name="P2645"><text:span text:style-name="T2646">Przewodni</text:span><text:span text:style-name="T2647">cz</text:span><text:span text:style-name="T2648">ący</text:span>:</text:p>
      <text:p text:style-name="P2649">Panie profesorze ja nawet dalej poszedłem, bo ja powi<text:span text:style-name="T2650">ed</text:span>ziałem, że to ma być oparcie na zasadzie samorządności, samofinansowania i samodzielności...</text:p>
      <text:p text:style-name="P2651"><text:span text:style-name="T2652">/</text:span>Głos z sali: nie słychać/.</text:p>
      <text:p text:style-name="P2653"><text:span text:style-name="T2654">Przewodniczący</text:span>:</text:p>
      <text:p text:style-name="P2655">Tak. Oczywiście ja powiedziałem cały czas, bo to mówił i prof.<text:s/><text:span text:style-name="T2656">M</text:span>ujżel z uwzględnieniem właściwości technicznych górnictwa, ale to jest do uwzględnienia po prostu dlaczego np. we wszy<text:span text:style-name="T2657">st</text:span>kich państwach występują jednak takie formy organ<text:span text:style-name="T2658">iz</text:span>acyjne wyższego rzędu czy to w Wielkiej Brytanii czy we Francji czy wszędzie indziej. Uważam, że nie ma tutaj przecież nikogo kto by chciał się...</text:p>
      <text:p text:style-name="P2659"><text:span text:style-name="T2660">/</text:span>Głos<text:s/><text:span text:style-name="T2661">z</text:span><text:s/>sali: nie słychać/.</text:p>
      <text:p text:style-name="P2662"><text:span text:style-name="T2663">Prz</text:span><text:span text:style-name="T2664">e</text:span><text:span text:style-name="T2665">w</text:span><text:span text:style-name="T2666">od</text:span><text:span text:style-name="T2667">n</text:span><text:span text:style-name="T2668">ic</text:span><text:span text:style-name="T2669">ząc</text:span><text:span text:style-name="T2670">y</text:span>:</text:p>
      <text:p text:style-name="P2671">To jest moje przekonanie. Kto by miał inne intencje, jak doprowadzić do tego sprawnego syst<text:span text:style-name="T2672">em</text:span>u<text:span text:style-name="T2673">.</text:span></text:p>
      <text:p text:style-name="P2674">Czy jeszcze coś do podsumowania? Proszę bardzo.</text:p>
      <text:p text:style-name="P2675"><text:span text:style-name="T2676"><text:s text:c="17"/></text:span><text:span text:style-name="T2677">/</text:span><text:span text:style-name="T2678">OPZZ</text:span>/:</text:p>
      <text:p text:style-name="P2679">Istotą działalności związkowej jest troska o człowieka. Pan przewodniczący tutaj zaproponował przyj<text:span text:style-name="T2680">ę</text:span>cie formuły 6 dni pracy kopalń, 5 dni pracy górników. Proponowałbym, żeby do tego załączyć taką uwag<text:span text:style-name="T2681">ę</text:span>, po zaakc<text:span text:style-name="T2682">epto</text:span>waniu tego rozwiązania przez załogi górnicze. Oczywiście mielibyśmy czas do końca roku to rozeznanie zrobić...</text:p>
      <text:p text:style-name="P2683"><text:span text:style-name="T2684">Przew</text:span><text:span text:style-name="T2685">od</text:span><text:span text:style-name="T2686">ni</text:span><text:span text:style-name="T2687">cz</text:span><text:span text:style-name="T2688">ący</text:span>:</text:p>
      <text:p text:style-name="P2689">To nie ulega wątpliwo<text:span text:style-name="T2690">śc</text:span>i.<text:span text:style-name="T2691">..</text:span></text:p>
      <text:p text:style-name="P2692"><text:span text:style-name="T2693"><text:s text:c="17"/></text:span><text:span text:style-name="T2694">/</text:span><text:span text:style-name="T2695">OPZZ</text:span>/:</text:p>
      <text:soft-page-break/>
      <text:p text:style-name="P2696">My tutaj ki<text:span text:style-name="T2697">er</text:span>unk<text:span text:style-name="T2698">uj</text:span>emy tylko sprawę. Natomiast my nie formułujemy przecież warunków. A jak się wzbogacą te warunki to jest już dalsza sprawa. Nie próbujmy robić z tego po prostu materiału materiałem czy też rekom<text:span text:style-name="T2699">en</text:span>dac<text:span text:style-name="T2700">ja</text:span>mi, które szczegółowo próbują wychwytywać pewne rzeczy. Ja nie wyobrażam sobie, jak by to miało jeszcze dokładnie funk<text:span text:style-name="T2701">cj</text:span>onować. Wiem natomiast, że rytm, kierunek jest jedynie słuszn<text:span text:style-name="T2702">y</text:span>.</text:p>
      <text:p text:style-name="P2703"><text:span text:style-name="T2704">Przewodniczący</text:span>:</text:p>
      <text:p text:style-name="P2705">Prosz<text:span text:style-name="T2706">ę</text:span><text:s/>prof.<text:s/><text:span text:style-name="T2707">Stel</text:span>machowski.</text:p>
      <text:p text:style-name="P2708"><text:span text:style-name="T2709">Andrzej<text:s/></text:span><text:span text:style-name="T2710">Stel</text:span><text:span text:style-name="T2711">machowski</text:span>:</text:p>
      <text:p text:style-name="P2712">Chciałbym tutaj o pewnym niepokoju powi<text:span text:style-name="T2713">e</text:span>dzieć, a który wzbudziło w<text:span text:style-name="T2714">e</text:span><text:s/>mnie sformułowanie pana profesora praca w soboty i w inne dni wolne od pracy<text:span text:style-name="T2715">.</text:span><text:s/>O co chodzi?</text:p>
      <text:p text:style-name="P2716">Już ostatnio słyszałem, zdarzały się wypadki również pracy w niedziele. U<text:span text:style-name="T2717">w</text:span>ażam, ż<text:span text:style-name="T2718">e</text:span><text:s/>to należy absolutnie wyłączyć. Tak, żeby ta sprawa była jasna.</text:p>
      <text:p text:style-name="P2719"><text:span text:style-name="T2720">Przewodniczący</text:span>:</text:p>
      <text:p text:style-name="P2721">Dla mnie nie ulega wątpliwości że pan profesor ma racje jeżeli może by<text:span text:style-name="T2722">ć</text:span><text:s/>to w ten sposób rozumiane, że i<text:s/><text:span text:style-name="T2723">w</text:span><text:s/>niedzielę to...</text:p>
      <text:p text:style-name="P2724"><text:span text:style-name="T2725"><text:s text:c="27"/></text:span>:</text:p>
      <text:p text:style-name="P2726">Nie, może to być tak rozumiane panie<text:s/><text:span text:style-name="T2727">pr</text:span>zewodniczący. Bo w niedzielę kopalnie j<text:span text:style-name="T2728">e</text:span>st takim organizmem, że może nie być prowadzone wydobycie.<text:s/><text:span text:style-name="T2729">I</text:span><text:s/>tak ja rozumiem prof.<text:s/><text:span text:style-name="T2730">Stel</text:span>machowskiego. Natomiast wszystkie służby utrzymania, wentylacyjne niestety muszą pracować.</text:p>
      <text:p text:style-name="P2731"><text:span text:style-name="T2732">Przewodniczący</text:span>:</text:p>
      <text:p text:style-name="P2733">Dziękuję za wyjaśnienie. Czy jesz<text:span text:style-name="T2734">cz</text:span>e kto<text:span text:style-name="T2735">ś</text:span><text:s/>ma uwagi do tej sprawy?</text:p>
      <text:p text:style-name="P2736">To ja poproszę teraz, ażeby w czasie przerwy nastąpiło zredagowanie tego zapisu i ja myślę, że to jest chyba ta kanwa, na której żeśmy się... na której możemy się wszyscy spotkać, i która jest jakąś sumą tej dyskusji, którą przeprowadziliśmy.</text:p>
      <text:p text:style-name="P2737">Czy pan podziela moje opinie panie przewodniczący?</text:p>
      <text:p text:style-name="P2738"><text:span text:style-name="T2739"><text:s text:c="27"/></text:span>:</text:p>
      <text:p text:style-name="P2740">Zasadniczo, tylko n<text:span text:style-name="T2741">iea</text:span>d<text:span text:style-name="T2742">ek</text:span>w<text:span text:style-name="T2743">atn</text:span>o<text:span text:style-name="T2744">ść<text:s/></text:span>jest w stosunku do tego co było tutaj mówione na zespole, było to stwierdzenie na temat dobrowolności sobót. Bo tu były różne poglądy...</text:p>
      <text:p text:style-name="P2745"><text:span text:style-name="T2746"><text:s text:c="27"/></text:span>:</text:p>
      <text:p text:style-name="P2747">Ja powiedziałem autentycznej dobrowolności, autentyczną nawet dodałem.</text:p>
      <text:p text:style-name="P2748"><text:span text:style-name="T2749"><text:s text:c="27"/></text:span>:</text:p>
      <text:p text:style-name="P2750">Jeżeli tu nie ma zastrzeżeń to w takim razie godzę się z tą różnicą.</text:p>
      <text:p text:style-name="P2751"><text:span text:style-name="T2752">Przewodniczący</text:span>:</text:p>
      <text:p text:style-name="P2753">Dziękuj<text:span text:style-name="T2754">ę</text:span><text:s/>bardz<text:span text:style-name="T2755">o</text:span>.<text:s/><text:span text:style-name="T2756">M</text:span>uszę powiedzieć,<text:s/><text:span text:style-name="T2757">że</text:span><text:s/>głodem wzięliśmy się wzajemnie. Zapraszam na obiad. Ogła<text:span text:style-name="T2758">sz</text:span>am godzinną prz<text:span text:style-name="T2759">er</text:span>wę.</text:p>
      <text:p text:style-name="P2760"><text:span text:style-name="T2761">/</text:span>Przerwa obiadowa/.</text:p>
      <text:p text:style-name="P2762"/>
      <text:p text:style-name="P2763"><text:span text:style-name="T2764">/Wz</text:span>nowi<text:span text:style-name="T2765">en</text:span>ie obrad po przerwie obiadowej/.</text:p>
      <text:p text:style-name="P2766"><text:span text:style-name="T2767"><text:s text:c="27"/></text:span>:</text:p>
      <text:p text:style-name="P2768">Punkt d/ zaczyna si<text:span text:style-name="T2769">ę</text:span><text:s/>sformułowaniem, co do którego nie ma rozbieżności.<text:s/><text:span text:style-name="T2770">„</text:span><text:span text:style-name="T2771">W</text:span><text:s/>celu zagwarantowania<text:s/><text:soft-page-break/>właściwych mechani<text:span text:style-name="T2772">z</text:span>mó<text:span text:style-name="T2773">w</text:span><text:s/>selekcji kadr kierowniczych w przedsiębiorstwach przestrzegane będą następujące zasady<text:span text:style-name="T2774">”</text:span>.</text:p>
      <text:p text:style-name="P2775">I teraz pkt I - i tu już zaczynają się rozbieżności. Ja przeczytam najpierw, jak to brzmi<text:s/><text:span text:style-name="T2776">„</text:span>Wy<text:span text:style-name="T2777">el</text:span>iminowana zostanie praktyka opiniowania nomenklatura, rekomenda<text:span text:style-name="T2778">cj</text:span>a, akceptacja, pracowników zajmujących kierownicze stanowiska w przedsiębior<text:span text:style-name="T2779">st</text:span>wach lub ubiegających się o ich zajęcie przez organizacje polityczne i społeczne. Opinie takie nie mogą mieć mocy prawn<text:span text:style-name="T2780">ej</text:span>.<text:s/><text:span text:style-name="T2781">W</text:span>sz<text:span text:style-name="T2782">el</text:span>kie decyzje kadrowe w przedsiębiorstwach powinny b<text:span text:style-name="T2783">y</text:span>ć wyłącznie pod<text:span text:style-name="T2784">ej</text:span>mowane przez organy u<text:span text:style-name="T2785">st</text:span>awowo określone.<text:s/><text:span text:style-name="T2786">W</text:span><text:s/>szczególności dyrektor przedsiębior<text:span text:style-name="T2787">st</text:span>wa powinien mie<text:span text:style-name="T2788">ć</text:span><text:s/>zapewnioną rzeczywistą swobodę w doborze kadr kierowniczych przy uwzględnieniu ustawowych uprawnień rad pracowniczych. To jest sformułowanie solidarnościowe.</text:p>
      <text:p text:style-name="P2789">Natomiast<text:s/><text:span text:style-name="T2790">sf</text:span>ormułowanie rozbieżności przez stronę rządowo-koalicyjną jest następujące. Nie czytam preambuły bo ona jest taka sama. Identyczna.</text:p>
      <text:p text:style-name="P2791"><text:span text:style-name="T2792">„</text:span>Wszelkie decyzje kadrowe w przedsiębiorstwach powinny być wyłącznie podejmowan<text:span text:style-name="T2793">e</text:span><text:s/>przez organy ustawowo określone”.<text:s/><text:span text:style-name="T2794">W</text:span><text:s/>szczególności dyrektor przedsiębiorstwa powinien mie<text:span text:style-name="T2795">ć<text:s/></text:span>zapewnioną rzeczywistą swobodę w doborze kadr kierown<text:span text:style-name="T2796">ic</text:span>zych przy uwzględnieniu ustawowego udziału rad pracowniczych w powołaniu zastępców dyrektorów i głównych księgowych. Żadne formy opiniowania, rekom<text:span text:style-name="T2797">en</text:span>dowan<text:span text:style-name="T2798">ia</text:span><text:s/><text:span text:style-name="T2799">it</text:span>p. przez organ<text:span text:style-name="T2800">iz</text:span>a<text:span text:style-name="T2801">cj</text:span>e polityczne i społeczne nie mogą ograniczyć tej swobody i n<text:span text:style-name="T2802">ie<text:s/></text:span>mają mocy prawnej. To j<text:span text:style-name="T2803">e</text:span>st sformułowanie, które mówi o czymś zupełnie innym.<text:s/><text:span text:style-name="T2804">O</text:span><text:s/>swobodzie działania dyrektora wewnątrz przedsiębiorstwa, a nie o powoływaniu dyrektora przedsiębior<text:span text:style-name="T2805">st</text:span>wa<text:span text:style-name="T2806">.</text:span></text:p>
      <text:p text:style-name="P2807">Z naszej strony sprawa zasadnicza jest, że nom<text:span text:style-name="T2808">en</text:span>klatura, rekomendacje i akceptacje przy powoływaniu dyrektora przedsiębiorstwa nie mają mocy prawnej<text:span text:style-name="T2809">.</text:span></text:p>
      <text:p text:style-name="P2810">Otwieram dyskusję na ten temat. Kto chciałby zabrać gło<text:span text:style-name="T2811">s</text:span>?</text:p>
      <text:p text:style-name="P2812"><text:span text:style-name="T2813">Marcin Święcicki</text:span>:</text:p>
      <text:p text:style-name="P2814"><text:span text:style-name="T2815">Tu</text:span><text:s/>jest jakaś niejasność dla mnie, mianowicie myśmy dyskutowali ten problem w prz<text:span text:style-name="T2816">ed</text:span>siębiorstwie i chodzi o to, jak rozumiem, stronie solidarnościowo-opozycyjnej, żeby wyeliminować opinie, rekomendacje i akceptacje na wszelkie stanowiska wewnątrz prz<text:span text:style-name="T2817">ed</text:span>siębiorstwa z dyrektorem włącznie oczywiście<text:span text:style-name="T2818">.</text:span></text:p>
      <text:p text:style-name="P2819"><text:span text:style-name="T2820">Przewodniczący</text:span>:</text:p>
      <text:p text:style-name="P2821">Is<text:span text:style-name="T2822">tot</text:span>a sprawy sprowadza się do tego, że w gospodarce rynkowej dyrektor musi słuchać sygnałów rynku, a nie poleceń służbowych czy politycznych.</text:p>
      <text:p text:style-name="P2823">/Głos z sali: czy można?/.</text:p>
      <text:p text:style-name="P2824"><text:span text:style-name="T2825">Przewodniczący</text:span>:</text:p>
      <text:p text:style-name="P2826">Pr<text:span text:style-name="T2827">osz</text:span>ę ba<text:span text:style-name="T2828">rd</text:span>z<text:span text:style-name="T2829">o.</text:span></text:p>
      <text:p text:style-name="P2830"><text:span text:style-name="T2831"><text:s text:c="27"/></text:span>:</text:p>
      <text:p text:style-name="P2832">Ja nie rozumiem na czym polegają różnice? Różnice polegają na tym, że państwo chcecie, żeby zabronić w ogóle opiniowania.<text:span text:style-name="T2833">..</text:span></text:p>
      <text:p text:style-name="P2834"><text:span text:style-name="T2835">M</text:span><text:span text:style-name="T2836">arcin Święcicki</text:span>:</text:p>
      <text:p text:style-name="P2837">Na mocy prawnej, że rekomendacje opiniowania nie mają mocy prawnej...</text:p>
      <text:p text:style-name="P2838"><text:span text:style-name="T2839">/</text:span>Głos z sali: ale mieć mogą/.</text:p>
      <text:p text:style-name="P2840"><text:span text:style-name="T2841">Prz</text:span><text:span text:style-name="T2842">ew</text:span><text:span text:style-name="T2843">odnicząc</text:span><text:span text:style-name="T2844">y</text:span>:</text:p>
      <text:soft-page-break/>
      <text:p text:style-name="P2845">Oczywiśc<text:span text:style-name="T2846">ie</text:span><text:s/>trudno nam po pro<text:span text:style-name="T2847">st</text:span>u tak, jak to<text:s/>Zespół ds<text:span text:style-name="T2848">.</text:span><text:s/>Zdrowia już nam przedstawiał i we wszystkich zespołach ta sprawa tak samo stoi, organizacje społeczne, polityczne opiniują. Mogą opiniować, mogą nie opiniować. To bardzo różnie bywa.<text:s/><text:span text:style-name="T2849">I</text:span><text:s/>naszą sprawą jest, żeby do tej praktyki wziąć s<text:span text:style-name="T2850">i</text:span>ę od strony można powiedzieć tej, którą można egzekwować<text:span text:style-name="T2851">.</text:span></text:p>
      <text:p text:style-name="P2852"><text:span text:style-name="T2853">J</text:span>eżel<text:span text:style-name="T2854">i</text:span><text:s/>jest zapisane, wszelkie decyzje kadrowe w przedsiębiorstwach powinny być wyłącznie podejmowane przez organy ustawowo określone. Jasne zdanie.<text:s/><text:span text:style-name="T2855">W</text:span><text:s/>szczególności dyrektor prz<text:span text:style-name="T2856">ed</text:span>siębiorstwa powinien mieć zapewnioną rzeczywistą swobodę w doborze kadry kierownicz<text:span text:style-name="T2857">ej.</text:span>.<text:span text:style-name="T2858">.</text:span><text:s/>/prof. Baka/.</text:p>
      <text:p text:style-name="P2859"><text:span text:style-name="T2860">Marcin Święcicki</text:span>:</text:p>
      <text:p text:style-name="P2861">Tu zgoda, ale chodzi o nominacje dyrektora.</text:p>
      <text:p text:style-name="P2862"><text:span text:style-name="T2863">Wł</text:span><text:span text:style-name="T2864">. Baka</text:span>:</text:p>
      <text:p text:style-name="P2865">Zaraz, zaraz, dalej.<text:span text:style-name="T2866">..</text:span></text:p>
      <text:p text:style-name="P2867"><text:span text:style-name="T2868">Marcin Święcicki</text:span>:</text:p>
      <text:p text:style-name="P2869">Dob<text:span text:style-name="T2870">rz</text:span>e, ale żadne formy opiniowania, rekom<text:span text:style-name="T2871">en</text:span>dowania przez organizacje polityczne i społeczne w zakresie powoływania dyrektora nie mają mocy prawnej.</text:p>
      <text:p text:style-name="P2872">/Głos z sali: proponuję przesunąć to zdanie jako drugie/.</text:p>
      <text:p text:style-name="P2873"><text:span text:style-name="T2874">Przewodnicząc</text:span><text:span text:style-name="T2875">y</text:span>:</text:p>
      <text:p text:style-name="P2876">Proszę bardzo pan Bugaj<text:span text:style-name="T2877">.</text:span></text:p>
      <text:p text:style-name="P2878"><text:span text:style-name="T2879">Ryszard Bugaj</text:span>:</text:p>
      <text:p text:style-name="P2880">My oczywiście spędziliśmy bardzo dużo czasu nad dyskusją tej rozbieżności.<text:s/><text:span text:style-name="T2881">W</text:span><text:s/>żadnym razie nie jest przypadkowa. Można powiedzieć, że zapis, który proponuje strona rządowa jest opisem obecnej sytuacji. Jest to jednocześnie sytuacja, w której jak wiadomo rekomendacje, akceptacje etc. odgrywają ogromną rolę. I to jest jak gdyby pierwsza sprawa. My nie chcemy przyjąć zapisów, które po prostu opisują tą sytuację i ud<text:span text:style-name="T2882">aj</text:span>ą, że pewnego zjawiska nie ma, że ono n<text:span text:style-name="T2883">i</text:span>e istnieje tylko dlatego, że jest ono pozaprawne, bo ono jest pozaprawne<text:span text:style-name="T2884">.</text:span><text:s/>Ale odgrywa ogromną rolę prakty<text:span text:style-name="T2885">cz</text:span>ną.</text:p>
      <text:p text:style-name="P2886">I druga przyczyna tej sprzecznośc<text:span text:style-name="T2887">i</text:span>, rzeczywiście my chcemy tutaj uzyskać takie<text:s/><text:span text:style-name="T2888">s</text:span>twierdzenia, chcemy uzyskać takie stwierdzenia, które byłyby konsekwentne z tezą, jak mi się wydawało całkowicie wspólną nam wszy<text:span text:style-name="T2889">st</text:span>kim to znaczy o całkowitej depolityzacji przedsiębiorstwa. Został w poprzedniej wersji przez stronę rządową wysunięty taki projekt, który jak gdyby dawał wszystkim prawo tego opiniowania, także powstającym strukturom<text:s/><text:span text:style-name="T2890">„</text:span><text:span text:style-name="T2891">Solid</text:span>arno<text:span text:style-name="T2892">ś</text:span>c<text:span text:style-name="T2893">i</text:span><text:span text:style-name="T2894">”</text:span><text:s/>i nasze stanowisko w tej sprawie jest takie, że byłoby to<text:s/><text:span text:style-name="T2895">d</text:span>la przedsiębiorstwa bardzo groźne, że mogłaby się zacząć polityczna konkurencja o obsadę stanowisk dyrektorskich podczas, gdy ta konkurencja powinna mieć charakter wyłącznie zawodowy i wyłącznie fachowy, a nie powinny tu być wprowadzane żadne kryteria polityczne i ta różnica wcale nie jest różnicą w tych dwóch zapisach redakcyjną tylko, jest istotną różnicą merytoryczną.</text:p>
      <text:p text:style-name="P2896">Przed<text:span text:style-name="T2897">st</text:span>awici<text:span text:style-name="T2898">el</text:span>e strony koalicyjno-rządow<text:span text:style-name="T2899">ej</text:span><text:s/>m<text:span text:style-name="T2900">ó</text:span>wią, że ten nasz zapis jest w pewnym sensie n<text:span text:style-name="T2901">ie</text:span>egzekw<text:span text:style-name="T2902">ow</text:span>a<text:span text:style-name="T2903">ln</text:span>y dlatego, że nie umiemy zapobiec poufnym opiniom, jest to w jakimś stopniu prawda, rzeczywiście jest to w jakimś stopniu prawda. Tym niemniej przyjęcie tego zapisu jako pewnej intencji, jak sądzimy będzie istotne.<text:s/><text:span text:style-name="T2904">W</text:span><text:s/>tym sensie, że będzie publi<text:span text:style-name="T2905">c</text:span>znym<text:s/><text:span text:style-name="T2906">st</text:span>wi<text:span text:style-name="T2907">er</text:span>dze<text:span text:style-name="T2908">ni</text:span>em strony rządowej<text:span text:style-name="T2909">.</text:span><text:s/>Strony koalicyjno- rządowej, że chce z pewnej praktyki zrezygnować, z praktyki, którą ocenialiśmy jako pra<text:span text:style-name="T2910">kt</text:span>ykę<text:s/><text:soft-page-break/><text:span text:style-name="T2911">b</text:span>ardzo szkodliwą i że będzie to także podstawa, powiedziałem wszędzie tam, gdzie będzie można dostrzec, że mamy do czynienia właśnie z polityczną protekcją przy ocenie kadr kierowniczych, będzie to podstawa do prz<text:span text:style-name="T2912">ec</text:span>iwdziałania<text:s/><text:span text:style-name="T2913">t</text:span>e<text:span text:style-name="T2914">g</text:span>o typu zjawiskom. I dlatego, my podtrzymujemy tą formułę, która tutaj jest zapisana.</text:p>
      <text:p text:style-name="P2915"><text:span text:style-name="T2916">Przewodni</text:span><text:span text:style-name="T2917">cz</text:span><text:span text:style-name="T2918">ący:</text:span></text:p>
      <text:p text:style-name="P2919">Dz<text:span text:style-name="T2920">i</text:span>ękuj<text:span text:style-name="T2921">ę</text:span>, kto chciałby jeszcze<text:s/>głos<text:s/><text:span text:style-name="T2922">w</text:span><text:s/>tej sprawie?</text:p>
      <text:p text:style-name="P2923"><text:span text:style-name="T2924">/</text:span>Głos<text:s/><text:span text:style-name="T2925">z</text:span><text:s/>sali: ja, jeśli można<text:span text:style-name="T2926">?</text:span>/.</text:p>
      <text:p text:style-name="P2927"><text:span text:style-name="T2928">Przewodniczący</text:span>:</text:p>
      <text:p text:style-name="P2929">Proszę bardzo<text:span text:style-name="T2930">.</text:span></text:p>
      <text:p text:style-name="P2931"><text:span text:style-name="T2932">Henryk Witkowski</text:span>:</text:p>
      <text:p text:style-name="P2933">Ja rozumiem, że pan prof. Trzeciakowski tu do tego punktu i zwrócił uwagę i ma zastrzeżenie, że tu są wymieniani wszyscy pracownicy przedsiębiorstwa, a nie ma dyrektora przedsiębiorstwa chyba tak? I żeby tu był jeszcze dodatkowy zapis z tym, że dyrektora załóżmy, że w eliminacjach dotyczących... itd., dyrektora oraz pracowników zajmujących... coś w tym sensie.</text:p>
      <text:p text:style-name="P2934">Dalej jest punkt mówiący o dyrektorze wyłanianym w drodze konkursu, ale tu rz<text:span text:style-name="T2935">ec</text:span>zywiście w tym punkcie nie ma wymienionego, w pkt.<text:s/><text:span text:style-name="T2936">1</text:span>. No dalej mówi się, że będzie<text:s/><text:span text:style-name="T2937">w<text:s/></text:span>drodze konkursów, gdzie 50 proc. członków itd., komisje i samorząd. Nie wiem czy tego w zasadzie nie można by umieści<text:span text:style-name="T2938">ć</text:span><text:s/>w pkt. 1.</text:p>
      <text:p text:style-name="P2939">Dziękuję bardzo.</text:p>
      <text:p text:style-name="P2940"><text:span text:style-name="T2941">Przewodnicząc</text:span><text:span text:style-name="T2942">y</text:span><text:span text:style-name="T2943">:</text:span></text:p>
      <text:p text:style-name="P2944">R<text:span text:style-name="T2945">oz</text:span>umi<text:span text:style-name="T2946">em</text:span>, że jest jedna sprawa, która jest już jak rozumiem uzgodniona ze stroną rządową, że ten zapis o depol<text:span text:style-name="T2947">it</text:span>yza<text:span text:style-name="T2948">cj</text:span>i dotyczy również dyrektora prz<text:span text:style-name="T2949">ed</text:span>siębiorstwa.</text:p>
      <text:p text:style-name="P2950">Natomiast jest sprawa druga, co do której mamy różne stanowiska. Stoimy na gruncie pełnej depol<text:span text:style-name="T2951">it</text:span>yza<text:span text:style-name="T2952">cj</text:span>i, a panowie stoją na gruncie możliwości, interwencji i opiniowania, rekomendowania przez organizacje społeczno-pol<text:span text:style-name="T2953">it</text:span>yczne na terenie przedsiębiorstwa.</text:p>
      <text:p text:style-name="P2954">Zastanówmy<text:s/><text:span text:style-name="T2955">si</text:span>ę jeszcze czy tutaj ta argumentacja wysunięta przez pana Bugaja nie przemawia do przekonania, że to<text:s/><text:span text:style-name="T2956">s</text:span>ię zrobi sej<text:span text:style-name="T2957">m</text:span>ik w przedsiębiorstwie,<text:s/><text:span text:style-name="T2958">a</text:span><text:s/>nie dobór według kryteriów fachowośc<text:span text:style-name="T2959">i.</text:span>.<text:span text:style-name="T2960">.</text:span></text:p>
      <text:p text:style-name="P2961"><text:span text:style-name="T2962">Prof. Wł. Baka</text:span>:</text:p>
      <text:p text:style-name="P2963">Ja chcę tylko elementy przedstawić do naszego stanowiska. Mianowicie pkt 1 gdybyśmy mieli po prostu doprecyzowywać, że dyrektor przedsiębiorstwa jest powoływany w oparciu o wyłącznie, o kryteria merytoryczn<text:span text:style-name="T2964">e</text:span>, kwalifikacyjne itd<text:span text:style-name="T2965">.</text:span><text:s/>przez organ us<text:span text:style-name="T2966">t</text:span>awowo do t<text:span text:style-name="T2967">e</text:span>go upoważniony. Jest to pierwsze zdanie<text:span text:style-name="T2968">.</text:span><text:s/>Czy do tego zdania są jakieś uwagi? Nie ma<text:span text:style-name="T2969">.</text:span></text:p>
      <text:p text:style-name="P2970">Dwa. Powołanie dyrektora następuje w drodze konkursu. Tak? To jest drugie je<text:span text:style-name="T2971">ś</text:span>li chodzi o zdanie<text:span text:style-name="T2972">.</text:span></text:p>
      <text:p text:style-name="P2973">Trzecie istotne zdanie - wszelkie opinie organizacji społecznych i politycznych nie mają w sprawach kadrowych mocy wiążących, czy mocy prawnej czy jak pan profesor sobie ży<text:span text:style-name="T2974">cz</text:span>y<text:span text:style-name="T2975">.</text:span></text:p>
      <text:p text:style-name="P2976">Natomiast nie możemy przyjąć takiego stwi<text:span text:style-name="T2977">er</text:span>dzenia, że wyeliminuje się opiniowanie ponieważ uważamy, tak zresztą jak i w zespole zdrowia, kiedy to dyskutowano, że nie potrafimy wyegzekwować tego przepisu<text:span text:style-name="T2978">.</text:span></text:p>
      <text:p text:style-name="P2979">Natomiast<text:s/>w kontroli post rozpoczynamy<text:s/>pewien proces i zapis, w którym s<text:span text:style-name="T2980">ię</text:span><text:s/>stwierdza, że są te opinie ze strony organizacji społ<text:span text:style-name="T2981">ec</text:span>zno-pol<text:span text:style-name="T2982">it</text:span>ycznych, społecznych i politycznych n<text:span text:style-name="T2983">i</text:span>e ma mocy włażącej<text:span text:style-name="T2984">.</text:span><text:s/>Ma<text:s/><text:soft-page-break/>progra<text:span text:style-name="T2985">m</text:span>owe istotne znaczenie<text:span text:style-name="T2986">.</text:span></text:p>
      <text:p text:style-name="P2987">I to są trzy elementy, które określają nasze stanowisko w sprawie powoływania dyrektorów przedsiębiorstwa.</text:p>
      <text:p text:style-name="P2988"><text:span text:style-name="T2989">Przewodniczący</text:span>:</text:p>
      <text:p text:style-name="P2990"><text:span text:style-name="T2991">Cz</text:span>y<text:s/><text:span text:style-name="T2992">w</text:span><text:s/>tej sprawie ktoś chciałby zabrać głos?</text:p>
      <text:p text:style-name="P2993">Proszę pan dr Janowski<text:span text:style-name="T2994">.</text:span></text:p>
      <text:p text:style-name="P2995"><text:span text:style-name="T2996">Gabriel Janowski</text:span>:</text:p>
      <text:p text:style-name="P2997">Praktycznie tutaj ten zapis, który mówi, że w prz<text:span text:style-name="T2998">ed</text:span>siębiorstwach on wyczerpuje niejako tę wątpliwość, którą mam, ale chciałbym ją podkreślić. Mianowicie ta praktyka rekomendowania mówiąc najogólniej ma bardzo złe również skutki czy<text:s/><text:span text:style-name="T2999">m</text:span>iała w przedsiębiorstwach czy z natury samorządnych<text:span text:style-name="T3000">.</text:span><text:s/>Statutowo samorządnych, ale praktycznie ubezwłasnowolnionych i państwowych<text:span text:style-name="T3001">.</text:span><text:s/>Chciałbym, żeby to również w zapi<text:span text:style-name="T3002">sie</text:span><text:s/>uwzględnić, że to nie dotyczy tylko tych klasycznych przedsiębiorstw pa<text:span text:style-name="T3003">ńs</text:span>twowyc<text:span text:style-name="T3004">h</text:span>, ale również pewnych przedsiębior<text:span text:style-name="T3005">st</text:span>w typu samorządowego, które były jednak również poddawane rozmaitym naciskom z zewnątrz, w doborze prezesów, dyrektorów i nawet rady nadzorczej itd. Stosując rozmaite formy nacisku łącznie z przekupstwem i szantażem<text:span text:style-name="T3006">.</text:span><text:s/>Szczegól<text:span text:style-name="T3007">n</text:span>ie w GS-ach czy tego typu spółdzielniach...</text:p>
      <text:p text:style-name="P3008"><text:span text:style-name="T3009">Przewodniczący</text:span>:</text:p>
      <text:p text:style-name="P3010">Z<text:span text:style-name="T3011">a</text:span>raz, zaraz ja rozumiem, że my mówimy o wszelkich przedsiębiorstwach<text:span text:style-name="T3012">...</text:span></text:p>
      <text:p text:style-name="P3013"><text:span text:style-name="T3014">Gabriel Janowski</text:span>:</text:p>
      <text:p text:style-name="P3015"><text:span text:style-name="T3016">J</text:span><text:span text:style-name="T3017">a</text:span><text:s/>rozumiem, ale przy rozszerzonej interpr<text:span text:style-name="T3018">et</text:span>a<text:span text:style-name="T3019">cj</text:span>i to ja też rozumiem, ale niemniej chciałem podkreśli<text:span text:style-name="T3020">ć</text:span>,<text:s/><text:span text:style-name="T3021">ż</text:span>e w prz<text:span text:style-name="T3022">ed</text:span>siębiorstwach, które może wypadają z tych definicji, bo są z istoty samorządne, spółdzielcze i ktoś później będzie miał niejako wątpliwości. Tak, bo są to również przedsiębiorstwa, ale o specjalnym charakterze spółdzi<text:span text:style-name="T3023">elcz</text:span>ym<text:span text:style-name="T3024">.</text:span></text:p>
      <text:p text:style-name="P3025"><text:span text:style-name="T3026">P</text:span><text:span text:style-name="T3027">rzew</text:span><text:span text:style-name="T3028">odnicząc</text:span><text:span text:style-name="T3029">y</text:span><text:span text:style-name="T3030">:</text:span></text:p>
      <text:p text:style-name="P3031">Pan Wieczorek prosił o głos.</text:p>
      <text:p text:style-name="P3032"><text:span text:style-name="T3033">Andrzej Wieczorek</text:span>:</text:p>
      <text:p text:style-name="P3034">Ja do pana przewodniczącego prof. Baki. Przecież stan praktyczny, faktyczny, jaki jest obecnie to jest tak<text:span text:style-name="T3035">i</text:span>, jaki właśnie pan profesor podał. Tzn<text:span text:style-name="T3036">.<text:s/></text:span>organizacje partyjne mogą opiniować, przecież tak to jest.<text:s/><text:span text:style-name="T3037">A</text:span><text:s/><text:span text:style-name="T3038">w</text:span><text:s/>dalszym ciągu ta pozostałość, która właśnie zostaje powoduje,<text:s/><text:span text:style-name="T3039">ż</text:span>e nom<text:span text:style-name="T3040">e</text:span>nk<text:span text:style-name="T3041">l</text:span>a<text:span text:style-name="T3042">t</text:span>ura funkcjonuje w przedsiębior<text:span text:style-name="T3043">st</text:span>wach, praktyka taka jest.<text:s/><text:span text:style-name="T3044">I</text:span><text:s/>to funkcjonuje, mało tego, że n<text:span text:style-name="T3045">i</text:span>e jest ograniczona<text:span text:style-name="T3046">.</text:span><text:s/>Ona się nie ogranicza, a wręcz rozszerza<text:span text:style-name="T3047">.</text:span><text:s/>Ja przy naszym stoliku podawałem kilka przykładów praktycznych<text:s/><text:span text:style-name="T3048">i</text:span><text:s/>dlatego my w tym zapisie proponujemy, żeby po prostu zdecydowanie się od tego odciąć<text:span text:style-name="T3049">.</text:span><text:s/>Bo po prostu z tym sobie nie damy rady<text:span text:style-name="T3050">.</text:span></text:p>
      <text:p text:style-name="P3051"><text:span text:style-name="T3052">Przewodn</text:span><text:span text:style-name="T3053">ic</text:span><text:span text:style-name="T3054">zący /pro</text:span><text:span text:style-name="T3055">f.</text:span><text:span text:style-name="T3056"><text:s/>Wł</text:span><text:span text:style-name="T3057">.</text:span><text:span text:style-name="T3058"><text:s/>Baka/</text:span>:</text:p>
      <text:p text:style-name="P3059">Uważam, że punkty dotyczące powoływania dyrektora, te trzy punkty, któr<text:span text:style-name="T3060">e</text:span><text:s/><text:span text:style-name="T3061">j</text:span>asno sprecyzowałem, pierwsza zasada, że wyłącznie przez organ do tego ustawowo powołany i wyłącznie w oparciu o kryteria m<text:span text:style-name="T3062">erytor</text:span>y<text:span text:style-name="T3063">cz</text:span>no-<text:span text:style-name="T3064">z</text:span>aw<text:span text:style-name="T3065">odow</text:span>e, że kandydata na dyrektora wyłania si<text:span text:style-name="T3066">ę<text:s/></text:span>w trybie konkursu<text:span text:style-name="T3067">.</text:span><text:s/><text:span text:style-name="T3068">I</text:span><text:s/>trzecie, że opinie organizacji społe<text:span text:style-name="T3069">cz</text:span>no-pol<text:span text:style-name="T3070">it</text:span>ycznych odnośnie osoby kandydata nie mają mocy prawnej czy mocy wiążącej<text:span text:style-name="T3071">.</text:span></text:p>
      <text:p text:style-name="P3072">To jest absolutnie<text:s/>consensusowa<text:s/>propozycja, jeśli państwu ta propozycja nie odpowiada to zostańmy przy swoich zdaniach<text:span text:style-name="T3073">.</text:span></text:p>
      <text:soft-page-break/>
      <text:p text:style-name="P3074"><text:span text:style-name="T3075">Przewodniczący</text:span>:</text:p>
      <text:p text:style-name="P3076">Proszę pan Bugaj.</text:p>
      <text:p text:style-name="P3077"><text:span text:style-name="T3078">Ryszard Bugaj</text:span>:</text:p>
      <text:p text:style-name="P3079">Rzeczywiście to chyba jest z naszego punktu widzenia sprawa takiej tożsamości w tej sprawie, ona jest dość fundam<text:span text:style-name="T3080">en</text:span>ta<text:span text:style-name="T3081">ln</text:span>a<text:span text:style-name="T3082">.</text:span><text:s/>Ja tylko chciałem zwrócić uwagę na króciutką historię debaty nad tą sprawą.</text:p>
      <text:p text:style-name="P3083">Otóż, jak państwo pamiętacie myśmy zaczęli od naszego oświadczenia, że należy wyeliminować nomenklaturę, usłyszeliśmy tutaj na sali, że w istocie rzeczy nomenklatury nie ma<text:span text:style-name="T3084">.</text:span><text:s/>Posypało się wtedy masa przykładów pokazująca, jak<text:s/>wiele jest tej nomenklatury. Wtedy<text:s/><text:span text:style-name="T3085">żeśmy</text:span><text:s/>usłyszeli stanowisko, że to co się dzieje, jeżeli się dzieje w praktyce to nie jest zgodne z intencjami powiedzmy partii, środowisk władzy. To myśmy wtedy zapisali najpierw w początkowej wersji, że potraktujmy te praktyki jako nielegalne.<text:s/><text:span text:style-name="T3086">W</text:span><text:s/>ramach kompromisu słowo nielegalne jako dość ostre usunęliśmy. Ale przyjmujemy tutaj stanowisko wy<text:span text:style-name="T3087">el</text:span>iminowani<text:span text:style-name="T3088">e</text:span>. Bo jeżeli n<text:span text:style-name="T3089">i</text:span>e będzie w tej sprawie żadnej powi<text:span text:style-name="T3090">ed</text:span>ziałbym wyraźnej deklaracji to po prostu ta praktyka może s<text:span text:style-name="T3091">i</text:span>ę spokojnie utrzymywać tak, jak to było dotychczas, jest samorząd, ma określone uprawnienia, my żeśmy co prawda odrobinę wzmocnili te kompetencje samorządu w powoływaniu kadr, a nie ma tu zasadniczego... zasadniczej jakiejś zmiany. Ten tryb jest niezmieniony. Opiniowa<text:span text:style-name="T3092">n</text:span>ie będzie trwało nadal, opinie partyjne to nie są opinie jakiejś tam partii, my<text:s/><text:span text:style-name="T3093">ocz</text:span>ywiście tego n<text:span text:style-name="T3094">i</text:span>e wybijamy, żeby nie zaostrzać tego konfliktu, nie są to opinie jak<text:span text:style-name="T3095">i</text:span>e<text:span text:style-name="T3096">j</text:span>ś parti<text:span text:style-name="T3097">i<text:s/></text:span>tylko jedynej partii rządzącej, która na mocy i tego porozumienia, i<text:s/>konstytucji, i czego nie trzeba zajmuje<text:s/><text:span text:style-name="T3098">si</text:span>ę w systemie politycznym absolutnie dominującą pozycją. I jest jasne, że utrzymanie tej praktyki oznacza, że członkowie partii mają w sposób oczywisty przewagę nad wszystkimi innymi kandydatami na stanowiska kierownicze. I dlatego jest to dla nas sprawa tak pryncypialna jeżeli ten zapis tu nie jest możliwy, to ja rzeczywiście n<text:span text:style-name="T3099">i</text:span>e wiem, jak pan przewodniczący z naszej strony, ale osobiście byłbym zdania<text:span text:style-name="T3100">,</text:span><text:s/>żeby wtedy zap<text:span text:style-name="T3101">is</text:span>a<text:span text:style-name="T3102">ć</text:span><text:s/>to jako kwestie rozbieżne<text:span text:style-name="T3103">.</text:span></text:p>
      <text:p text:style-name="P3104"><text:span text:style-name="T3105">Pr</text:span><text:span text:style-name="T3106">of</text:span><text:span text:style-name="T3107">.<text:s/></text:span><text:span text:style-name="T3108">W</text:span><text:span text:style-name="T3109">ł. Ba</text:span><text:span text:style-name="T3110">k</text:span><text:span text:style-name="T3111">a</text:span><text:span text:style-name="T3112">:</text:span></text:p>
      <text:p text:style-name="P3113">Chcę tylko uzupełnić, ż<text:span text:style-name="T3114">e</text:span><text:s/>jeżeli chodzi o deklarację, o której mówiliśmy na początku, to element<text:s/>zasadniczy deklaracji zawarty jest we wszystkich trzech punktach<text:span text:style-name="T3115">.</text:span><text:s/>A trzeci punkt jest szczególn<text:span text:style-name="T3116">i</text:span>e ważny<text:span text:style-name="T3117">.</text:span><text:s/>Natomiast n<text:span text:style-name="T3118">i</text:span>e można przyjmować zobowiązań, których nie jest się w stanie dotrzymać<text:span text:style-name="T3119">.</text:span><text:s/>Tak zwane opiniowanie na kandydatów na dyrektora występuje wszędzie.<text:s/><text:span text:style-name="T3120">T</text:span><text:span text:style-name="T3121">o</text:span><text:s/>jest i słuchawka telefoniczna to jest i rozmowa, to jest wreszcie pismo<text:span text:style-name="T3122">.</text:span><text:s/>A więc można umówić s<text:span text:style-name="T3123">i</text:span>ę co do tego, że s<text:span text:style-name="T3124">i</text:span>ę przekreśli coś czego się nie da przekreślić to to jest po prostu narażanie się na to,<text:s/><text:span text:style-name="T3125">ż</text:span>e s<text:span text:style-name="T3126">i</text:span>ę będzie niew<text:span text:style-name="T3127">ia</text:span>rygodnym ponieważ po 2-3 miesiącach kiedy będziemy analizować przebieg realizacji panowie będziecie mogli wykaza<text:span text:style-name="T3128">ć</text:span><text:s/>sporo przypadków, kiedy to nie będzie możliwe do wprowadzenia w życie. Natomiast zasada mocna, zasada intencji zawiera się w tych trzech mocnych punktach. I dlatego też ponieważ my mamy bardzo mocno przemyślane to stanowisko, uważamy, że to jest maksymalny consensus, na jaki możemy sobie pozwolić jako ludzie odpowiedzialni, jako ludzie, którzy biorą odpowi<text:span text:style-name="T3129">ed</text:span>zialność za słowa padłe przy tym stoliku<text:span text:style-name="T3130">.</text:span></text:p>
      <text:p text:style-name="P3131">Dlatego też jeżeli państwo nie widzicie możliwości uzgodnienia tej formuły to po prostu będzie rozbieżność<text:span text:style-name="T3132">.</text:span></text:p>
      <text:p text:style-name="P3133"><text:span text:style-name="T3134">Przewodn</text:span><text:span text:style-name="T3135">ic</text:span><text:span text:style-name="T3136">zący</text:span>:</text:p>
      <text:p text:style-name="P3137"><text:span text:style-name="T3138">P</text:span>ani<text:s/><text:span text:style-name="T3139">St</text:span>aniszewska.</text:p>
      <text:p text:style-name="P3140"><text:span text:style-name="T3141">Grażyna<text:s/></text:span><text:span text:style-name="T3142">St</text:span><text:span text:style-name="T3143">aniszewska</text:span>:</text:p>
      <text:soft-page-break/>
      <text:p text:style-name="P3144"><text:span text:style-name="T3145">J</text:span>a chcę podać jeszcze jeden przykład z tym związany. Bo myślę, że można by było jakiś consensus tutaj osiągnąć gdybyście s<text:span text:style-name="T3146">i</text:span>ę państwo zdecydowali na wy<text:span text:style-name="T3147">el</text:span>iminowanie akceptacji politycznej. Akceptacji politycznej to jest jedna ta najskrajni<text:span text:style-name="T3148">ej</text:span>sza forma ingerencji kom<text:span text:style-name="T3149">it</text:span>etu partyjnego w przedsiębior<text:span text:style-name="T3150">st</text:span>wo, która nam właśnie tyle szkody wyrządza<text:span text:style-name="T3151">.</text:span><text:s/>Ja tu mam przed sobą lokalną gazetę partyjną<text:s/><text:span text:style-name="T3152">z</text:span><text:s/>Bielska-Biał<text:span text:style-name="T3153">e</text:span>j. Otóż komitet partyjny wojewódzki w Bi<text:span text:style-name="T3154">els</text:span>ku-Bia<text:span text:style-name="T3155">łej</text:span><text:s/>należy do tych r<text:span text:style-name="T3156">ef</text:span>ormatorskich.<text:s/><text:span text:style-name="T3157">J</text:span>e<text:span text:style-name="T3158">s</text:span>t na bieżącym telefonie z panem Gdulą, który tutaj odgrywa kierowniczą rolę przy organizacji<text:s/>„okrągłego stoł<text:span text:style-name="T3159">u</text:span>”, należy do tych najbardziej r<text:span text:style-name="T3160">ef</text:span>ormatorskich<text:span text:style-name="T3161">.</text:span></text:p>
      <text:p text:style-name="P3162">Otóż po miesiącu istnienia<text:s/>„okrągłego stołu”, po miesiącu, odkąd stawiamy problem nomenklatury plenum KW wydało taką decyzję mianowicie.<text:s/><text:span text:style-name="T3163">J</text:span>a przeczytam:</text:p>
      <text:p text:style-name="P3164">„Zgodnie z decyzją ostatniego plenum<text:s/><text:span text:style-name="T3165">KW</text:span>, egzekutywa zatwierdziła wykaz stanowisk w województwie podlegających akceptacji politycznej<text:span text:style-name="T3166">.</text:span><text:s/><text:span text:style-name="T3167">W</text:span><text:s/>stosunku do poprzedniego obowiązującego został on umniejszony z 6 tys<text:span text:style-name="T3168">.</text:span><text:s/>do 1 tys<text:span text:style-name="T3169">.</text:span><text:s/>i obejmuje tylko kluczowe stanowiska w systemie pa<text:span text:style-name="T3170">ń</text:span>stwa”. Po czym jest takie wyjaśnienie „polityka kadrowa partii realizowana jest w koalicyjnym współdziałaniu z ZSL, SD<text:s/><text:span text:style-name="T3171">i</text:span><text:s/>we współpracy z PR<text:span text:style-name="T3172">O</text:span>N”. To oddziaływanie organizacji partyjnych i komitetów odbywa się poprzez system opiniowania partyjnego, rekomendowanie kandydatów na stanowiska ki<text:span text:style-name="T3173">er</text:span>ownicze i pol<text:span text:style-name="T3174">it</text:span>yczną akceptację kandydatów na ściśle określone kluczowe stanowiska w systemie państwa.</text:p>
      <text:p text:style-name="P3175">Otóż ta polityczna akc<text:span text:style-name="T3176">ept</text:span>a<text:span text:style-name="T3177">cj</text:span>a została umniejszona z 6 tys<text:span text:style-name="T3178">.</text:span><text:s/>do 1 tys. Wiadomo, że ta decyzja jest wiążąca dla całego w<text:span text:style-name="T3179">oj</text:span>ewódzkiego przemysłu, dla całej gospodarki. Co to<text:s/><text:span text:style-name="T3180">oz</text:span>nac<text:span text:style-name="T3181">z</text:span>a?</text:p>
      <text:p text:style-name="P3182">Obok mamy tutaj takie dane statystyczne, że w przemyśle wojewódzkim jest zatrudnionych 121 tys. osób. Proszę<text:span text:style-name="T3183"><text:s/></text:span>sobie wyobrazić, na 121 tys. osób do tej pory systemem akceptacji politycznej, nie opiniowania, ale akceptacji pol<text:span text:style-name="T3184">i</text:span>tycznej było objętych 6 tys. osób czyli co 20 pracownik.</text:p>
      <text:p text:style-name="P3185">Rozumiem, że do sfery ni<text:span text:style-name="T3186">ep</text:span>rodukcyjn<text:span text:style-name="T3187">ej</text:span><text:s/>możemy doliczyć jeszcze 20 tys. na województwo czyl<text:span text:style-name="T3188">i</text:span><text:s/>będzie co 21 pracownik był do tej pory, a od dzisiaj od dwóch tygodni ma to być co<text:s/><text:span text:style-name="T3189">1</text:span>31. Czyli w ten sposób rozumiem, że odpuszczono majstrów, a dalej w kręgu akceptacji politycznej, a nie opi<text:span text:style-name="T3190">nio</text:span>wania leżą po prostu wszystkie pozostałe szczeble kierownicze w przedsiębior<text:span text:style-name="T3191">st</text:span>wach<text:span text:style-name="T3192">.</text:span></text:p>
      <text:p text:style-name="P3193"><text:span text:style-name="T3194">I</text:span><text:s/>to jest najnowsza decyzja - reformatorskiego, jak powiedziałam nie betonowego - organizacji wojewódzkiej PZPR. Wiadomo, że ona tutaj będzie miała moc wiążącą. A nie tej deklara<text:span text:style-name="T3195">cj</text:span>i...</text:p>
      <text:p text:style-name="P3196"><text:span text:style-name="T3197">Pro</text:span><text:span text:style-name="T3198">f</text:span><text:span text:style-name="T3199">. Wł</text:span><text:span text:style-name="T3200">.</text:span><text:span text:style-name="T3201"><text:s/>Baka</text:span>:</text:p>
      <text:p text:style-name="P3202">Ja nie chcę aby<text:s/><text:span text:style-name="T3203">si</text:span>ę wypowiadać w ogóle w sprawie polityki kadrowej w stosunku do instytucji, adminis<text:span text:style-name="T3204">t</text:span>racji i wszystkich innych<text:span text:style-name="T3205">.</text:span><text:s/>M<text:span text:style-name="T3206">ó</text:span>wimy o gospodarce, a w tej chwili mówimy wyłącznie o prz<text:span text:style-name="T3207">ed</text:span>siębiorstwach, i proponowałbym, żebyśmy ograniczyli do tego rozważania<text:span text:style-name="T3208">.</text:span></text:p>
      <text:p text:style-name="P3209">Otóż stan obecny jest następujący<text:span text:style-name="T3210">.</text:span><text:s/>I ten stan, który sądz<text:span text:style-name="T3211">ę</text:span>, powinien być punktem wyjścia, odnośnie pryncypiów polityki kadrowej.<text:s/><text:span text:style-name="T3212">Że</text:span><text:s/>akceptacja polityczna odnosi się tylko do przedsiębiorstw o tzw. podstawowym znaczeniu, których liczbę mamy ograniczyć ta<text:span text:style-name="T3213">m</text:span><text:s/>o połowę. Czyli w tej chwili jest ich 306 powi<text:span text:style-name="T3214">ed</text:span>zi<text:span text:style-name="T3215">el</text:span>iśmy, że o połowę powinniśmy ograniczyć tą liczbę.</text:p>
      <text:p text:style-name="P3216">Natomiast przedsiębior<text:span text:style-name="T3217">st</text:span>w i zakładów w Polsce jest ok. 40 tys<text:span text:style-name="T3218">.</text:span><text:s/>Samodzielnych przedsiębiorstw jest ok. 6,5 tys<text:span text:style-name="T3219">.</text:span><text:s/>W stosunku do tych przedsiębiorstw nie stosuje się akceptacji politycznej. Nie stosuje si<text:span text:style-name="T3220">ę</text:span><text:s/>akceptacji politycznej<text:span text:style-name="T3221">.<text:s/></text:span>Ja by<text:span text:style-name="T3222">m</text:span><text:s/>n<text:span text:style-name="T3223">i</text:span>c chciał być Sherlockiem Holmesem i na podstawie notatki prasowej dociekać, jaka tam jest sytuacja, ja po prostu formułuję, jak to się ma w odniesieniu do przedsiębiorstw<text:span text:style-name="T3224">.</text:span></text:p>
      <text:soft-page-break/>
      <text:p text:style-name="P3225"><text:span text:style-name="T3226">Przewodniczący:</text:span></text:p>
      <text:p text:style-name="P3227"><text:span text:style-name="T3228">N</text:span>o cóż, myślę,<text:s/><text:span text:style-name="T3229">ż</text:span>e<text:s/><text:span text:style-name="T3230">m</text:span>usimy zastosować wczorajszą procedurę<text:span text:style-name="T3231">.</text:span>.<text:span text:style-name="T3232">.</text:span><text:s/>proszę bardzo.</text:p>
      <text:p text:style-name="P3233"><text:span text:style-name="T3234">Jan Kołodzi</text:span><text:span text:style-name="T3235">ej</text:span><text:span text:style-name="T3236">czak</text:span>:</text:p>
      <text:p text:style-name="P3237">Ja w dwóch sprawach. Po pierwsze wydaje<text:s/><text:span text:style-name="T3238">si</text:span>ę, że to co tu pani<text:s/><text:span text:style-name="T3239">G</text:span>rażyna, ma zawsze dobre informacje, takie szczególne, ale pomijam ten fakt mianowicie. Znaczy nie mogę pominąć faktu, który pani przeczytała. Natomiast faktem jest nie ma co tutaj ukrywać, iż moda na te<text:span text:style-name="T3240">g</text:span>o typu działania albo przeginanie tych swoich ważności, a więc w formie wypowiadania się rekomendacji itd. w Polsce była i nie ma co tutaj tego ukrywać.<text:s/><text:span text:style-name="T3241">I</text:span><text:s/>nasza strona tutaj w sposób zdecydowany to stwierdza<text:span text:style-name="T3242">.</text:span></text:p>
      <text:p text:style-name="P3243">Chcę jednakże powiedzieć, że w praktyce tutaj pani mówiła o majstrach itd.<text:span text:style-name="T3244">,</text:span><text:s/>w chwili obecnej tam w każdym razie, a mam nadzieję, ż<text:span text:style-name="T3245">e</text:span><text:s/>tak będzie, gdzie działają normalnie samorządy, gdzie dyrektor spełnia rolę taką jaką powinien spełniać. A będzie wybierany przez konkurs, tak jak to powinno być.</text:p>
      <text:p text:style-name="P3246"><text:span text:style-name="T3247">W</text:span><text:s/>takim przypadku nie może być mowy o jakiejkolwiek akceptacji, na jakiekolwiek stanowiska, o których tutaj była mowa.</text:p>
      <text:p text:style-name="P3248">Natomiast zgadzam się tutaj z panami, że istnieje chęć, ale z drugiej strony musicie panowie wiedzieć także,<text:s/>że przecież jako dyrektorowi przedsiębiorstwa i to na świecie jest, ja rozumiem tutaj uraz na t<text:span text:style-name="T3249">y</text:span>m tle. Ale ten uraz przeciwko chęci akceptowania możemy przecież uzyskać w jaki<text:span text:style-name="T3250">ej</text:span>ś generalnych<text:s/><text:span text:style-name="T3251">st</text:span>wi<text:span text:style-name="T3252">er</text:span>dzeniach, a które przecież tutaj w tych punktach, jednoznacznie mówimy, a chcę powiedzieć, że samorządy pracownicze działające dobrze, a te przecież wzmacniamy w tej chwili, a także i światłych dyrektorów, ja nie chcę mówić, że ja jestem taki światły, te trzy punkty, które tutaj prof. Bak<text:span text:style-name="T3253">a</text:span><text:s/>przedstawił one w sposób jednoznaczny, a wiem w praktyce o każde słowo, o każdą sprawę jest w zakładzie, jak jest napisane to tak musi być.<text:s/><text:span text:style-name="T3254">I</text:span><text:s/>nawet sprawa interpr<text:span text:style-name="T3255">et</text:span>a<text:span text:style-name="T3256">cj</text:span>i jest bardzo trudna. A jest to jasno powiedziane.<text:s/><text:span text:style-name="T3257">Ni</text:span>e mają żadn<text:span text:style-name="T3258">ej</text:span><text:s/>mocy.<text:s/><text:span text:style-name="T3259">A</text:span><text:s/><text:span text:style-name="T3260">z</text:span><text:s/>drugiej strony panowie, kto nie bierze rzeczywiście jakiejś op<text:span text:style-name="T3261">i</text:span>nii. Przecież, jak ja kogoś przyjmuję to naprawdę wierzcie mi, nie dzwonię do komitetu partyjnego tylko dzwonię do kolegi i mimo wszystko pytam, kto to jest ten facet, który się tu do mnie dobija? I to jest naturalne, że ja się pytam<text:span text:style-name="T3262">.</text:span><text:s/>Może to nie jest eleganckie, może to jest i nieprawda, ale tak naprawdę robię i ja myślę, że tu wszyscy, którzy kierują tak to robią. Nie przyjmuje się tego. A więc nie można z góry powiedzieć sprawie, że my n<text:span text:style-name="T3263">i</text:span>e b<text:span text:style-name="T3264">ę</text:span>dziemy brali jakiejś opin<text:span text:style-name="T3265">ii</text:span>. Natomiast ona nie ma mocy prawnej<text:span text:style-name="T3266">.</text:span><text:s/>Moim zdaniem jest to bardzo ważne<text:span text:style-name="T3267">.</text:span><text:s/>Panowie chyba doceniają tutaj to stwierdzenie. Naprawdę jest to bardzo ważne. I wydaje mi s<text:span text:style-name="T3268">i</text:span>ę, że intencja nasza jest tym bardziej taka, żeby nie było tego typu artykułów czy stwierdze<text:span text:style-name="T3269">ń</text:span>, które tutaj pani, pani Grażyna przeczytała. Bo intencja całego tego stołu j<text:span text:style-name="T3270">e</text:span>st właśnie taka i tej grupy<text:span text:style-name="T3271">.</text:span><text:s/>Popieram więc to, co powiedział pan prof.<text:s/><text:span text:style-name="T3272">B</text:span>aka, że te trzy punkty<text:s/>z naszej strony wydają s<text:span text:style-name="T3273">ię</text:span><text:s/>zdecydowa<text:span text:style-name="T3274">n</text:span>ie to jednoznacznie załatwiać, ty<text:span text:style-name="T3275">m</text:span><text:s/>bardziej,<text:s/><text:span text:style-name="T3276">ż</text:span>e praktyka to potwierdza, a poza tym naprawdę dajcie na<text:span text:style-name="T3277">m</text:span><text:s/>trochę porządzić<text:s/><text:span text:style-name="T3278">w</text:span><text:s/>tych zakładach i bez tych rekomendacji, naprawdę<text:span text:style-name="T3279">.</text:span><text:s/>Nie bójcie się.</text:p>
      <text:p text:style-name="P3280"><text:span text:style-name="T3281">Przewodni</text:span><text:span text:style-name="T3282">cz</text:span><text:span text:style-name="T3283">ący</text:span>:</text:p>
      <text:p text:style-name="P3284">Dr Święcicki ma głos...</text:p>
      <text:p text:style-name="P3285"><text:span text:style-name="T3286">Marcin Święcicki</text:span>:</text:p>
      <text:p text:style-name="P3287">Ja jeszcze chciałem dać takie uzupełnienie,<text:s/><text:span text:style-name="T3288">ż</text:span>e oprócz te<text:span text:style-name="T3289">g</text:span>o punktu pierwszego, gdzie się proponuje te zmiany, które tutaj pr<text:span text:style-name="T3290">of</text:span>. Baka zreferował, są jeszcze dwa inne punkty, które wyrażają tu pewne intencje strony rządowej, mianowicie pkt 4, gdzie się mówi, że dyrektor może organizowa<text:span text:style-name="T3291">ć</text:span><text:s/>konkursy na wszystkie<text:s/><text:soft-page-break/>stanowiska kierownicze w prz<text:span text:style-name="T3292">ed</text:span>siębiorstwie i wreszcie pkt 6, który stanowi pewną próbę odcięcia się od d<text:span text:style-name="T3293">ot</text:span>ychczasowych nieformalnych wszystkich praktyk<text:s/>szeroko rozpowszechnionych<text:s/>mówiąc jednoznacznie, że podjęte zostaną wszelkie niezbędne działania, aby faktyczne procedury doboru kadr kierowniczych odpowiadały stanowi prawnemu.<text:s/><text:span text:style-name="T3294">A</text:span><text:s/>więc innymi słowy jest tendencja na to, żeby temu dyrektorowi zapewnić rzeczywiście niezależność od tych opinii, maksymalną, żeby on się mógł radzić się rozmaitych innych osób czy organizacji, chociaż tegośmy nie zapisali, że inne tu opinie nie mają mocy włażącej, że b<text:span text:style-name="T3295">ę</text:span>dzie się dążyć do tego, żeby to było faktycznie przes<text:span text:style-name="T3296">tr</text:span>z<text:span text:style-name="T3297">eg</text:span>ane.</text:p>
      <text:p text:style-name="P3298"><text:span text:style-name="T3299">N</text:span>atomiast tak jak rozumiem stanowisko strony rządowej jest takie, że zakazanie partii opiniowania czy rekomendowania osób na rozmaite stanowiska na tym etapie naszych r<text:span text:style-name="T3300">efo</text:span>rm po prostu nie wchodziłoby w grę<text:span text:style-name="T3301">.</text:span><text:s/><text:span text:style-name="T3302">W</text:span><text:s/>takim razie musi<text:span text:style-name="T3303">elib</text:span>y<text:span text:style-name="T3304">śm</text:span>y tu dopisać rozbi<text:span text:style-name="T3305">eż</text:span>ność.</text:p>
      <text:p text:style-name="P3306">J<text:span text:style-name="T3307">e</text:span>szcze j<text:span text:style-name="T3308">e</text:span>dna s<text:span text:style-name="T3309">p</text:span>r<text:span text:style-name="T3310">aw</text:span>a<text:span text:style-name="T3311">,</text:span><text:s/>ostatnia - akceptacji. Mianowicie ten spadek z tych 6 tys. do 1 tys. to na pewno nie są same przedsiębiorstwa<text:span text:style-name="T3312">,</text:span><text:s/>tylko jest bardzo wiole innych rzeczy i sfer, i ta akceptacja jeżeli chodzi o prz<text:span text:style-name="T3313">ed</text:span>siębiorstwa, z tego co ja wiem,<text:s/><text:span text:style-name="T3314">n</text:span>ie ma niestety kol<text:span text:style-name="T3315">.</text:span><text:s/>Nestorowicza ona nie może na szczeblu Komitetu W<text:span text:style-name="T3316">oj</text:span>ewódzkiego i w ogóle organizacji zewnętrznych wobec prz<text:span text:style-name="T3317">ed</text:span>siębiorstwa, n<text:span text:style-name="T3318">i</text:span>e może dotyczy<text:span text:style-name="T3319">ć</text:span><text:s/>nikogo innego, jak<text:s/><text:span text:style-name="T3320">t</text:span>ylko dyrektora przedsiębiorstwa, bez żadnych majstrów czy kierowników wydziału<text:span text:style-name="T3321">.</text:span><text:s/>Może to było w tych 6 tys<text:span text:style-name="T3322">.</text:span>,<text:span text:style-name="T3323"><text:s/></text:span>ale w tym tysiącu ja rozumiem, że - może ja mam złe informacje - jak ja rozumiem te informacje, które ja mam<text:span text:style-name="T3324">..</text:span>.</text:p>
      <text:p text:style-name="P3325">/Głos z sali: nie słychać/.</text:p>
      <text:p text:style-name="P3326"><text:span text:style-name="T3327">Marcin Święcicki</text:span>:</text:p>
      <text:p text:style-name="P3328">A więc to jest sprawa do wyjaśnienia na ile komitety wojewódzkie akceptują niższe stanowiska w prz<text:span text:style-name="T3329">ed</text:span>siębiorstwie poza dyrektorem.<text:span text:style-name="T3330">.</text:span>.</text:p>
      <text:p text:style-name="P3331">/Głos z sali: nie słychać/.</text:p>
      <text:p text:style-name="P3332"><text:span text:style-name="T3333">Przewodn</text:span><text:span text:style-name="T3334">ic</text:span><text:span text:style-name="T3335">z</text:span><text:span text:style-name="T3336">ą</text:span><text:span text:style-name="T3337">cy</text:span>:</text:p>
      <text:p text:style-name="P3338">Pan Mo<text:span text:style-name="T3339">r</text:span>ic proszę bardzo<text:span text:style-name="T3340">.</text:span></text:p>
      <text:p text:style-name="P3341"><text:span text:style-name="T3342">Rajmund Moric</text:span>:</text:p>
      <text:p text:style-name="P3343">Chciałbym wyjaśnić, ponieważ padło sformułowanie, że w górnictwie są akceptowani wszyscy sztygarzy, w górnictwie na 640 tys. jeżeli jest tysiąc tylko to to jest wszystko ani sztygarzy, ani nadsztygarzy, ani główni inżynierowie, ani naczelni inżynierowie nie uzyskują takiej akceptacji, ale to gwoli wyjaśnienia.</text:p>
      <text:p text:style-name="P3344">Dla mnie te cyfry są także nie zrozumiałe.</text:p>
      <text:p text:style-name="P3345">Dziękuję bardzo.</text:p>
      <text:p text:style-name="P3346">/Głos z sali: czy można?/.</text:p>
      <text:p text:style-name="P3347"><text:span text:style-name="T3348">Przewodniczący</text:span>:</text:p>
      <text:p text:style-name="P3349">Proszę bardzo.<text:s/>Min. Długosz.</text:p>
      <text:p text:style-name="P3350"><text:span text:style-name="T3351">Min. Stanisław Długosz</text:span>:</text:p>
      <text:p text:style-name="P3352">Ja chciałem p<text:span text:style-name="T3353">oin</text:span>formować, jak to jest z opiniowaniem we Włoszech. Mnie chodzi o to, że tam<text:s/>opinie są bardzo szczegółowe nawet zbierane na piśmie<text:s/><text:span text:style-name="T3354">i</text:span><text:s/>udostępniane każdemu do prz<text:span text:style-name="T3355">ec</text:span>zytania albo tele<text:span text:style-name="T3356">fo</text:span>nicznie. Także ja s<text:span text:style-name="T3357">i</text:span>ę nie dziwię, że w każdym przypadku, każdy stara się pozyskać opinie o kimś, kto ma z nim współpracować<text:span text:style-name="T3358">.</text:span><text:s/>To jest normalne, życiowe i tu nie ma nic ni<text:span text:style-name="T3359">el</text:span>egalnego<text:span text:style-name="T3360">.</text:span><text:s/>Jest to po prostu pragmatyczne działanie.</text:p>
      <text:soft-page-break/>
      <text:p text:style-name="P3361"><text:span text:style-name="T3362">P</text:span><text:span text:style-name="T3363">rzewod</text:span><text:span text:style-name="T3364">n</text:span><text:span text:style-name="T3365">ic</text:span><text:span text:style-name="T3366">zą</text:span><text:span text:style-name="T3367">cy</text:span>:</text:p>
      <text:p text:style-name="P3368">Dziękuję<text:span text:style-name="T3369">.</text:span><text:s/>Ja niestety tutaj muszę postawić sprawę w ten sposób. Sprawa nomenklatury jest dla nas sprawą bardzo istotną<text:span text:style-name="T3370">.</text:span><text:s/>Co do której my musimy uzyskać akceptację K<text:span text:style-name="T3371">KW</text:span><text:s/>i ja bym proponował wobec tego zdjąć tę sprawę<text:span text:style-name="T3372">,</text:span><text:s/>jako sprawę do uzgodnienia i jeżeli opinia KKW będzie pozytywna... Rozumiem, że tą propozycję pana profesora możemy zaproponować jako maksimum tego do czego strona rządowa jest gotowa pójść<text:span text:style-name="T3373">.</text:span><text:s/>Przedstawimy na KK<text:span text:style-name="T3374">W</text:span><text:s/>i przekażemy odpowiedź KK<text:span text:style-name="T3375">W</text:span>.</text:p>
      <text:p text:style-name="P3376">Czy z tego rodzaju stanowiskiem strona solidarnościowa zgadza się tutaj do moich partnerów, czy się zgadza?<text:s/><text:span text:style-name="T3377">D</text:span>obrze. To rozumiem, że punkt pierwszy przenieśliśmy jako na razie rozbieżność<text:span text:style-name="T3378">.</text:span></text:p>
      <text:p text:style-name="P3379">Punkt<text:s/><text:span text:style-name="T3380">2.</text:span><text:s/>Wyłanianie dyrektorów<text:s/><text:span text:style-name="T3381">przedsiębiorstw</text:span><text:s/>następować będzie wyłącznie na drodze konkursów. W komisji konkursowej prz<text:span text:style-name="T3382">edst</text:span>awici<text:span text:style-name="T3383">el</text:span>e samorządu pracowniczego stanowić będą nie mniej niż 50 proc. członków komisji. W prz<text:span text:style-name="T3384">ed</text:span>siębiorstwach dyrektora powołuje samorząd, w FMN przysługuje prawo zgłoszenia umotywowanego sprzeciwu. Analogiczne prawo przysługuje samorządowi w przedsiębiorstwach, w których dyrektora powołuje F<text:span text:style-name="T3385">M</text:span>N<text:span text:style-name="T3386">.</text:span><text:s/>Ewentualne spory rozstrzyga sąd<text:span text:style-name="T3387">.</text:span></text:p>
      <text:p text:style-name="P3388">Kontrpropozy<text:span text:style-name="T3389">cj</text:span>a strony rządowej jest - wyłanianie dyrektorów przedsiębiorstw będzie następować wyłącznie w drodze konkursu. Rada pracownicza ma prawo delegować do komisji konkursowej swoich prz<text:span text:style-name="T3390">edst</text:span>awici<text:span text:style-name="T3391">el</text:span>i w liczbie 50 proc.<text:span text:style-name="T3392"><text:s/></text:span>członków komisji<text:span text:style-name="T3393">.</text:span><text:s/><text:span text:style-name="T3394">W</text:span><text:s/>prz<text:span text:style-name="T3395">e</text:span>dsiębior<text:span text:style-name="T3396">s</text:span>twach, w których dyrektora powołuje samorząd FMN przysługuje prawo umotywowanego sprzeciwu<text:span text:style-name="T3397">.</text:span><text:s/>Analogiczne prawo przysługuje samorządowi w przedsiębiorstwach, w których dyrektora powołuje FMN. Ewentualne spory rozstrzyga sąd<text:span text:style-name="T3398">.</text:span></text:p>
      <text:p text:style-name="P3399">Kto chciałbym w sprawach komentarza zabrać głos<text:span text:style-name="T3400">.</text:span>..</text:p>
      <text:p text:style-name="P3401">/Głos z sali: a tu jest sprzeczność?/.</text:p>
      <text:p text:style-name="P3402"><text:span text:style-name="T3403">Przewodniczący</text:span>:</text:p>
      <text:p text:style-name="P3404">Tu chodzi o te 50 proc<text:span text:style-name="T3405">.</text:span><text:s/>Czy samorząd ma większość czy samorząd ma pół.<text:span text:style-name="T3406">..</text:span></text:p>
      <text:p text:style-name="P3407"><text:span text:style-name="T3408"><text:s text:c="27"/></text:span>:</text:p>
      <text:p text:style-name="P3409">Tu jest jedna, jedyna rozbieżność, a mianowicie, że w sformułowaniu solidarnościowo-opozycyjn<text:span text:style-name="T3410">ej<text:s/></text:span>jest, że samorząd deleguje nie mniej, jak 50, a w stanowisku strony rządowej, powiedziane jest, że ma prawo delegować 50 proc<text:span text:style-name="T3411">.</text:span><text:s/>A może mniej, no 40, czy 45 na 11 osób na przykład. Czy 5 na 10.</text:p>
      <text:p text:style-name="P3412">/Głos z sali: a w<text:s/>„Solidarności”<text:s/>jest, że może więcej. Taka jest różnica/.</text:p>
      <text:p text:style-name="P3413"><text:span text:style-name="T3414">Przewodniczący</text:span>:</text:p>
      <text:p text:style-name="P3415">Kto decyzje, głos decydujący?</text:p>
      <text:p text:style-name="P3416">Czy na ten temat ktoś chciałby zabrać głos?</text:p>
      <text:p text:style-name="P3417"><text:span text:style-name="T3418">Andrzej W</text:span><text:span text:style-name="T3419">i</text:span><text:span text:style-name="T3420">eczorek</text:span>:</text:p>
      <text:p text:style-name="P3421">Tutaj jest techniczna sprawa. Tutaj mówimy już o funduszu majątku narodowego. Może organ ustawowo uprawniony mówmy...</text:p>
      <text:p text:style-name="P3422"><text:span text:style-name="T3423">Przewodniczący</text:span>:</text:p>
      <text:p text:style-name="P3424">To oczywiś<text:span text:style-name="T3425">c</text:span>ie jeżeli uzgodnimy ta<text:span text:style-name="T3426">m...</text:span></text:p>
      <text:p text:style-name="P3427"><text:span text:style-name="T3428">Andrzej W</text:span><text:span text:style-name="T3429">i</text:span><text:span text:style-name="T3430">eczorek</text:span>:</text:p>
      <text:p text:style-name="P3431">Jeżel<text:span text:style-name="T3432">i</text:span><text:s/>napiszemy fundusz maj<text:span text:style-name="T3433">ąt</text:span>ku narodowego to może to trwać i trwać, i to nie będzie<text:s/><text:span text:style-name="T3434">fu</text:span>nk<text:span text:style-name="T3435">cjo</text:span>nowa<text:span text:style-name="T3436">ło,</text:span><text:s/>jak mówią Czesi, że nie będzie fun<text:span text:style-name="T3437">go</text:span>wa<text:span text:style-name="T3438">ł</text:span>o..<text:span text:style-name="T3439">.</text:span></text:p>
      <text:p text:style-name="P3440"><text:span text:style-name="T3441">/</text:span>Głos z sali: nie słychać/.</text:p>
      <text:soft-page-break/>
      <text:p text:style-name="P3442"><text:span text:style-name="T3443">Przewodniczący</text:span>:</text:p>
      <text:p text:style-name="P3444">Tu jest nowa propozycja, ale ona nie jest jeszcze zastosowana.<text:span text:style-name="T3445">..</text:span><text:s/>Tutaj na ten temat się nie rozejdziemy<text:span text:style-name="T3446">.</text:span><text:s/>Chodzi o te 50 proc. Czy ktoś<text:span text:style-name="T3447">.</text:span>.. pan Wieczorek<text:span text:style-name="T3448">.</text:span></text:p>
      <text:p text:style-name="P3449"><text:span text:style-name="T3450">Andrzej Wi</text:span><text:span text:style-name="T3451">e</text:span><text:span text:style-name="T3452">czorek</text:span>:</text:p>
      <text:p text:style-name="P3453">Ja chciałbym tylko wyjaśnić, że ten zapis jest dość zdecydowanym ustępstwem z naszej strony. Myśmy zaczynali od 100 proc. celem powołania przez samorząd<text:span text:style-name="T3454">.</text:span></text:p>
      <text:p text:style-name="P3455">Chciałbym tutaj zwrócić uwagę na zmieniającą się sytuację<text:span text:style-name="T3456">.</text:span><text:s/>Organizacji uprawnionych do<text:span text:style-name="T3457">.</text:span>.. wchodzących w skład<text:span text:style-name="T3458"><text:s/></text:span>komisji, przedsiębiorstw jest coraz więcej. Jeżeli tutaj mówimy o pewnej zasadzie<text:s/><text:span text:style-name="T3459">od</text:span>po<text:span text:style-name="T3460">lit</text:span>y<text:span text:style-name="T3461">cz</text:span>n<text:span text:style-name="T3462">ie</text:span>nia tych zakładów, z tym się zgadzamy<text:span text:style-name="T3463">.</text:span><text:s/>To po prostu nie róbmy z forum komisji konkursow<text:span text:style-name="T3464">ej</text:span><text:s/>politycznych przetargów<text:span text:style-name="T3465">.</text:span><text:s/>I dlatego myślę, jeżeli tutaj zapisujemy o komisji konkursowej, że dyrektor ma prawo powołać skład komisji, jeżeli będzie robił konkursy na inne stanowiska. Tak samo organ powołujący dyrektora i ogłaszający konkurs mógłby mieć prawo powołania składu komisji konkursowej<text:span text:style-name="T3466">.</text:span><text:s/>Tu żeśmy się zgodzili na 50 proc<text:span text:style-name="T3467">.</text:span><text:s/>składu komisji niemniej członków organu samorządowego, który ma prawo powołać dyrektora<text:span text:style-name="T3468">.</text:span><text:s/>Jest to dość isto<text:span text:style-name="T3469">t</text:span>na sprawa dla przebiegu komisji konkursow<text:span text:style-name="T3470">ej.</text:span><text:s/>I operatywności tego konkursu. Z praktyki - a ju<text:span text:style-name="T3471">ż</text:span><text:s/>brałem w trzech konkursach udział w naszym zakładzie<text:s/>- wiem<text:s/>jedno, że półtora miesiąca jest sprawa, która dotyczy regulaminu pracy komisji konkursowej<text:span text:style-name="T3472">.</text:span><text:s/>I są liczne sprawy sporne właśnie tylko m.in. z przyczyn nie merytorycznych, a z przyczyn właśnie pozamerytorycznych.</text:p>
      <text:p text:style-name="P3473"><text:span text:style-name="T3474">Przewodniczący:</text:span></text:p>
      <text:p text:style-name="P3475"><text:span text:style-name="T3476">J</text:span>e<text:span text:style-name="T3477">żeli</text:span><text:s/>b<text:span text:style-name="T3478">yś</text:span>my odeszli od tego sformułowania powyże<text:span text:style-name="T3479">j</text:span>... nie mniej niż 50 proc. to wtedy w ogóle ten punkt pierwszy przestaje mie<text:span text:style-name="T3480">ć</text:span><text:s/>sens, bo praktycznie gestia jest... w gestii tego kto ma większość w konkursie...</text:p>
      <text:p text:style-name="P3481"><text:span text:style-name="T3482">/</text:span>Głos z sali: czy mogę słowo?/.</text:p>
      <text:p text:style-name="P3483"><text:span text:style-name="T3484">Przewodniczący:</text:span></text:p>
      <text:p text:style-name="P3485">P<text:span text:style-name="T3486">ro</text:span>szę bardzo.</text:p>
      <text:p text:style-name="P3487"><text:span text:style-name="T3488"><text:s text:c="27"/></text:span>:</text:p>
      <text:p text:style-name="P3489">Bo to jest jak gdyby konsekwencja także jakichś takich bardzo generalnych przesądzeń, jeżeli tutaj<text:s/><text:span text:style-name="T3490">ż</text:span>e<text:span text:style-name="T3491">śmy</text:span><text:s/><text:span text:style-name="T3492">s</text:span>ię zgodzili z tym, że modelujemy samorząd pracowniczy<text:s/><text:span text:style-name="T3493">i</text:span><text:s/>prz<text:span text:style-name="T3494">ed</text:span>siębior<text:span text:style-name="T3495">st</text:span>wo samorządowe jako przedsiębiorstwo, które dzierży istotną wiązkę jak gdyby uprawnie<text:span text:style-name="T3496">ń</text:span><text:s/>własnościowych to musi by<text:span text:style-name="T3497">ć<text:s/></text:span>tego pewna konsekwencja w jakichś rozstrzygn<text:span text:style-name="T3498">i</text:span>ęciach. Tu<text:span text:style-name="T3499">t</text:span>aj niektórzy np. koledzy działacze samorządowi podnosili, myśmy z tego zr<text:span text:style-name="T3500">ez</text:span>ygnowali, że na przykład prawo sprzeciwu w stosunku do pewnych de<text:span text:style-name="T3501">c</text:span>yzji samorządu pracowniczego w tej sytuacji jest bezzasadne. Bo samorząd powinien po prostu ponieść konsekwencje tych decyzji w razie czego, ale tośmy zostawili.</text:p>
      <text:p text:style-name="P3502">/Głos z sali: nie ponosi/.</text:p>
      <text:p text:style-name="P3503"><text:span text:style-name="T3504"><text:s text:c="27"/></text:span>:</text:p>
      <text:p text:style-name="P3505">Co znaczy nie ponosi? Ponosi jeżeli określone tego są rezultaty dla przedsiębiorstwa, to ponosi dochodami pracowników<text:span text:style-name="T3506">.</text:span></text:p>
      <text:p text:style-name="P3507">/Głos z sali: nie słycha<text:span text:style-name="T3508">ć</text:span>/.</text:p>
      <text:p text:style-name="P3509"><text:span text:style-name="T3510"><text:s text:c="27"/></text:span>:</text:p>
      <text:p text:style-name="P3511">Nie panie dyrektorze. Jeżeli samorząd ukształtujemy tak, że on będzie odpowiadał tylko przed Bogiem i historią, to będzie niedobrze. Ale rozumiem, że konstruujemy system, gdzie samorząd, a w szczególności<text:s/><text:soft-page-break/>załoga, która go wyłoniła, bo on reprezentuje tą załogę, ponosi określone konsekwencje tych decyzji. I stąd jest... chci<text:span text:style-name="T3512">e</text:span>liśmy chociaż jakoś w ograniczonym stopniu zaznaczyć te przedsiębiorcze kompetencje samorządu pra<text:span text:style-name="T3513">c</text:span>owniczego.<text:s/><text:span text:style-name="T3514">O</text:span>ne tu znajdują wyraz w tym, że samorząd nie może być w komisji konkursowej zm<text:span text:style-name="T3515">aj</text:span>or<text:span text:style-name="T3516">yz</text:span>owany. Musi mieć chociażby minimaln<text:span text:style-name="T3517">y</text:span><text:s/>większość.</text:p>
      <text:p text:style-name="P3518"><text:span text:style-name="T3519">Przewodn</text:span><text:span text:style-name="T3520">icz</text:span><text:span text:style-name="T3521">ący</text:span>:</text:p>
      <text:p text:style-name="P3522">J<text:span text:style-name="T3523">a</text:span><text:s/>muszę powiedzieć, że to jest ub<text:span text:style-name="T3524">ez</text:span>własnowolnienie samorządu wasza propozycja..<text:span text:style-name="T3525">.</text:span><text:s/>/prof.<text:s/><text:span text:style-name="T3526">B</text:span>aka/.</text:p>
      <text:p text:style-name="P3527"><text:span text:style-name="T3528"><text:s text:c="27"/></text:span>:</text:p>
      <text:p text:style-name="P3529">Dlaczego?</text:p>
      <text:p text:style-name="P3530"><text:span text:style-name="T3531">Przewodniczący</text:span>:</text:p>
      <text:p text:style-name="P3532"><text:span text:style-name="T3533">N</text:span>o<text:s/><text:span text:style-name="T3534">n</text:span>p<text:span text:style-name="T3535">.</text:span><text:s/>dlatego, że samorząd może powierzyć zorgan<text:span text:style-name="T3536">iz</text:span>owanie konkursu instytutowi zarządzania powiedzmy jakiemuś. Czynnikowi kwa<text:span text:style-name="T3537">li</text:span>fikującemu od strony m<text:span text:style-name="T3538">er</text:span>yt<text:span text:style-name="T3539">or</text:span>yczn<text:span text:style-name="T3540">ej.</text:span><text:s/>Ponieważ w samorządzie ludzie nie muszą mieć właściwości cechy kandydatów i nie chcą mieć t<text:span text:style-name="T3541">eg</text:span>o kłopotu.</text:p>
      <text:p text:style-name="P3542">I w ten sposób jeżeli wy blokujecie, że nie mniej niż 50 proc. to znaczy, że z góry ustawowo określacie, że on musi s<text:span text:style-name="T3543">i</text:span>ę w to angażować,<text:s/>mimo że nawet gdyby nie<text:s/>chciał<text:span text:style-name="T3544">. M</text:span>n<text:span text:style-name="T3545">i</text:span>e się wydaje, że to jest ubieranie samorządu. Przecież w komisjach konkursowych równie ważkie jest albo może nawet bardziej ważki ten czynnik kompetencji, który ma doprowadzić do tego, ażeby ten człowiek wykazał się różnymi walorami. Tutaj naprawdę nie ma żadnych ukrytych tendencji. Tylko idzie o rzecz następują<text:span text:style-name="T3546">c</text:span>ą, żeby nie prz<text:span text:style-name="T3547">ed</text:span>obrzyć<text:span text:style-name="T3548">.</text:span><text:s/>/prof<text:span text:style-name="T3549">.</text:span><text:s/>Wł<text:span text:style-name="T3550">.</text:span><text:s/>Baka/.</text:p>
      <text:p text:style-name="P3551"><text:span text:style-name="T3552">Przewodn</text:span><text:span text:style-name="T3553">icz</text:span><text:span text:style-name="T3554">ący</text:span>:</text:p>
      <text:p text:style-name="P3555">Nie mniej niż 50 proc. rozumiem, że może by<text:span text:style-name="T3556">ć</text:span><text:s/>przyjęte panie profesorze, tak?</text:p>
      <text:p text:style-name="P3557"><text:span text:style-name="T3558">Władysław Ba</text:span><text:span text:style-name="T3559">k</text:span><text:span text:style-name="T3560">a</text:span>:</text:p>
      <text:p text:style-name="P3561">Ja muszę powi<text:span text:style-name="T3562">ed</text:span>zieć, że pod tym nie chciałbym się podpisać, to jest jednak ograniczenie samorządu. Rozumiem, że... proszę pan Miłkowski.</text:p>
      <text:p text:style-name="P3563"><text:span text:style-name="T3564">Andrzej Miłkowski</text:span>:</text:p>
      <text:p text:style-name="P3565">Chciałem zwrócić uwagę na pewną matematyczną rzecz<text:span text:style-name="T3566">.</text:span><text:s/>Bo tu się mówi o 50 proc. co w przypadku 9 czy 11 osób w owej komisji konkursowej? Tu jest już problem. Bo przy zapisie nie mniej n<text:span text:style-name="T3567">i</text:span>ż 50 proc. to zawsze s<text:span text:style-name="T3568">i</text:span>ę to wyrówna tym<text:s/>dwóm<text:s/>trzecim członkiem rady. A przy sztywnej interpr<text:span text:style-name="T3569">et</text:span>a<text:span text:style-name="T3570">cj</text:span>i 9 osób w skład komisji.<text:span text:style-name="T3571">..</text:span></text:p>
      <text:p text:style-name="P3572"><text:span text:style-name="T3573">Przewodni</text:span><text:span text:style-name="T3574">cz</text:span><text:span text:style-name="T3575">ąc</text:span><text:span text:style-name="T3576">y</text:span>:</text:p>
      <text:p text:style-name="P3577">Mam<text:s/>koncyliacyjną<text:s/>propozycję. W komisji konkursowej prz<text:span text:style-name="T3578">ed</text:span>stawici<text:span text:style-name="T3579">el</text:span>e samorządu pracowniczego stanowić będą nie mniej niż 50 proc. komisji,<text:s/>chyba<text:s/><text:span text:style-name="T3580">ż</text:span>e organy samorządu postawią inaczej. Proszę bardzo. Mnie tylko o to chodziło, żeby nie ubezwłasnowolnić tego samorządu. Musicie da<text:span text:style-name="T3581">ć</text:span><text:s/>tylko.<text:span text:style-name="T3582">.</text:span>.</text:p>
      <text:p text:style-name="P3583">/Głos z sali: nie słycha<text:span text:style-name="T3584">ć</text:span>/.</text:p>
      <text:p text:style-name="P3585"><text:span text:style-name="T3586"><text:s text:c="27"/></text:span>:</text:p>
      <text:p text:style-name="P3587">Ja powiem panu panie profesorze, że ja mam powód do tego, żeby w ten sposób postępować i ta troska to nie jest werbalizm, żeby pan wiedział<text:span text:style-name="T3588">.</text:span></text:p>
      <text:p text:style-name="P3589"><text:span text:style-name="T3590">Przewodni</text:span><text:span text:style-name="T3591">cz</text:span><text:span text:style-name="T3592">ący</text:span>:</text:p>
      <text:p text:style-name="P3593">Dla porządku ze strony koalicyjno-rządowej rozumiem, że pan dr Święcicki notuje te poprawki, a ze strony naszej pan dr Bugaj, tak?</text:p>
      <text:soft-page-break/>
      <text:p text:style-name="P3594"><text:span text:style-name="T3595"><text:s text:c="27"/></text:span>:</text:p>
      <text:p text:style-name="P3596">Ja notuję, tylko z tym, że to jest poprawka do poprawki mianowicie, żeby było 50 proc. plus je<text:span text:style-name="T3597">d</text:span>en<text:span text:style-name="T3598">.</text:span><text:s/>Chodzi o to, żeby nie była ta komisja kilkuosobowa, no na litość boską<text:span text:style-name="T3599">.</text:span></text:p>
      <text:p text:style-name="P3600"><text:span text:style-name="T3601">Przewodniczący</text:span>:</text:p>
      <text:p text:style-name="P3602">Punkt drugi o dziwo przyjęty. Punkt trzeci kandydatowi na stanowisko dyrektora przedsiębiorstwa służy prawo sprzeciwu wobec ustaleń komisji konkursowej w przypadkach gdy w postępowaniu przed tą komisją<text:s/>naruszone zostały obowiązujące przepisy prawa. O zasadności sprzeciwu rozstrzyga organ uprawniony do przeprowadzenia konkursu<text:span text:style-name="T3603">.</text:span></text:p>
      <text:p text:style-name="P3604">Pkt 3 Kandydatowi na stanowisko dyrektora przedsiębiorstwa służy prawo sprzeciwu wobec ustaleń komisji mandatowej w przypadku.<text:span text:style-name="T3605">..</text:span></text:p>
      <text:p text:style-name="P3606">/Głos z sali: nie słycha<text:span text:style-name="T3607">ć</text:span>/.</text:p>
      <text:p text:style-name="P3608"><text:span text:style-name="T3609">Przewodni</text:span><text:span text:style-name="T3610">cz</text:span><text:span text:style-name="T3611">ący</text:span>:</text:p>
      <text:p text:style-name="P3612">To po co...</text:p>
      <text:p text:style-name="P3613">/Głos z sal<text:span text:style-name="T3614">i</text:span>: siłą przyzwyczajenia/.</text:p>
      <text:p text:style-name="P3615"><text:span text:style-name="T3616">P</text:span><text:span text:style-name="T3617">rzew</text:span><text:span text:style-name="T3618">odnicząc</text:span><text:span text:style-name="T3619">y</text:span>:</text:p>
      <text:p text:style-name="P3620">Dobrze<text:span text:style-name="T3621">.</text:span><text:s/>Pkt 4 nie ma rozbi<text:span text:style-name="T3622">eż</text:span>ności, przyjęte<text:span text:style-name="T3623">.</text:span><text:s/>Ale rozumiem, że mogłoby nie być rozbieżności w podkomisji, ale komisja ma prawo zakw<text:span text:style-name="T3624">est</text:span>ionować.<text:s/><text:span text:style-name="T3625">W</text:span>ięc muszę zapytać czy nie ma sprzeciwu<text:span text:style-name="T3626">.</text:span></text:p>
      <text:p text:style-name="P3627">Pkt 5<text:span text:style-name="T3628">.</text:span><text:s/>Opinia o możliwości dostępu kandydata na stanowisko kierownicze w przedsiębiorstwie do dokumentów tajnych może być sporządzona przez organy spraw wewnętrznych po złożeniu umotywowanego wniosku przez<text:s/><text:span text:style-name="T3629">f</text:span>undusz majątku narodowego<text:span text:style-name="T3630">.</text:span><text:s/>Znow<text:span text:style-name="T3631">u</text:span>ż<text:s/>z tą poprawką, że<text:span text:style-name="T3632">.</text:span>.<text:span text:style-name="T3633">.</text:span><text:s/>opinia ta mus<text:span text:style-name="T3634">i<text:s/></text:span>być jawna<text:span text:style-name="T3635">,</text:span><text:s/>a kandydatowi przysługuje prawo domagania się jej zmiany w postępowaniu sądowym je<text:span text:style-name="T3636">ś</text:span>li uzna ją za krzywdzącą.</text:p>
      <text:p text:style-name="P3637"><text:span text:style-name="T3638">W</text:span><text:s/>wersji rządowej:<text:s/>„Dokonać...</text:p>
      <text:p text:style-name="P3639">/Głos z sali<text:span text:style-name="T3640">:</text:span><text:s/>jeszcze pewna zmiana/.</text:p>
      <text:p text:style-name="P3641">Proszę bardzo niech pan przeczyta.</text:p>
      <text:p text:style-name="P3642"><text:span text:style-name="T3643"><text:s text:c="27"/></text:span>:</text:p>
      <text:p text:style-name="P3644">Jeśli chodzi o ten pkt 5 to aktualna propozycja wersji rządowej może jeszcze n<text:span text:style-name="T3645">i</text:span>e najlepiej zredagowana brzmi tak:<text:s/>„Ministerstwo<text:s/>Spraw<text:s/>Wewnętrznych mając na uwadze maksymalne zmniejszenie ilości osób podlegających<text:s/>uzgodnieniu z organami resortu spraw wewnętrznych ponownie wystąpi do ministrów,<text:s/>ki<text:span text:style-name="T3646">er</text:span>owników urzędów centralnych i wojewodów o dokonanie weryfikacji stanowisk, na których rzeczywiście występują wiadomości stanowiące tajemnicę państwo<text:span text:style-name="T3647">wą</text:span>.</text:p>
      <text:p text:style-name="P3648"><text:span text:style-name="T3649">W</text:span><text:s/>przypadku negatywnego stanowiska wyrażonego prz<text:span text:style-name="T3650">ez<text:s/></text:span>organ resortu spraw wewnętrznych organowi, który wystąpił z wnioskiem o opinie w sprawie dostępu kandydata na stanowisko kierownicze do wiadomości stanowiących tajemnicę państwową przysługiwa<text:span text:style-name="T3651">ć</text:span><text:s/>będzie prawo do odwołania do<text:s/>Ministra<text:s/>Spraw<text:s/>Wewnętrzn<text:span text:style-name="T3652">yc</text:span>h<text:span text:style-name="T3653">.</text:span></text:p>
      <text:p text:style-name="P3654">Jest pewna deklaracja mini<text:span text:style-name="T3655">st</text:span>erstwa, że ona wystąpi o ograniczenie radykalne tych stanowisk, które wymagają dostępu do tajemnicy państwowej i że w przypadku negatywnej opinii organowi, który o takie opinie wystąpił będzie przysługiwać prawo odwołania do<text:s/>Ministra<text:s/>Spraw<text:s/>Wewnętrznych<text:span text:style-name="T3656">.</text:span></text:p>
      <text:p text:style-name="P3657"><text:span text:style-name="T3658">Przewodniczący</text:span>:</text:p>
      <text:soft-page-break/>
      <text:p text:style-name="P3659">Kto z<text:s/>państwa<text:s/>chciałbym zabrać głos w tej sprawie?</text:p>
      <text:p text:style-name="P3660"><text:span text:style-name="T3661"><text:s text:c="27"/></text:span>:</text:p>
      <text:p text:style-name="P3662">Jeżeli można najpierw tytułem wyjaśnień naszego stanowiska króciutko<text:span text:style-name="T3663">.</text:span><text:s/>Otóż punktem wyjścia naszego stanowiska jest takie przeświadczenie, że żaden obywatel nie może być jak gdyby z założenia podejrzanym, że nie może mieć dost<text:span text:style-name="T3664">ę</text:span>pu do tajemnicy państwowej<text:span text:style-name="T3665">.</text:span><text:s/>Nie może być z założenia przyjęte, że obywatel zdradzi, nie dotrzyma itd<text:span text:style-name="T3666">.</text:span><text:s/>Musi być jak<text:span text:style-name="T3667">i</text:span>ś powód. Wcześni<text:span text:style-name="T3668">ej</text:span>szy jakiś powód, który b<text:span text:style-name="T3669">y</text:span><text:s/>tę pod<text:span text:style-name="T3670">ej</text:span>rzliwość uzasadniał. I dlatego mówimy tutaj o konieczności umotywowanego wniosku, o sporządzenie takiej opinii.</text:p>
      <text:p text:style-name="P3671">I druga sprawa wydaje się, że prawo do zajęcia<text:s/>stanowiska kierowniczego jest kwestią elementarnych praw obywatela i w żaden sposób ta sprawa nie może uzależniona być od decyzji admin<text:span text:style-name="T3672">ist</text:span>racyjn<text:span text:style-name="T3673">ej</text:span><text:s/>ministra. Jeżeli przed sądem można dochodzić takiej sprawy, jak np<text:span text:style-name="T3674">.</text:span><text:s/>zmiany opinii o pracy - jest cała procedura, to trudno wyobrazić sobie, żeby procedury sądowe nie dopuszczać w tym przypadku. Ja muszę powiedzieć że jak spojrzą np. na siebie, w każdym momencie minister gdyby chciał zostać dyrektorem może napisać, że się nie nadaje i umotywować czym np., na przykład tym, że rozmawiałem z zagranicznymi dziennikarzami, nie d<text:span text:style-name="T3675">aj</text:span>ę rękojmi w zwi<text:span text:style-name="T3676">ą</text:span>zku z<text:s/><text:span text:style-name="T3677">t</text:span>ym, że nie powiem czegoś<text:span text:style-name="T3678">.</text:span><text:s/>To jest ten zapis, który tu jest proponowany przez stronę rządową, tym bardziej, że jest praktyka, która pokazuje na nadużycie t<text:span text:style-name="T3679">ej...</text:span><text:s/>tych procedur i jest w moim przeświadczeniu zupełnie nie do przyjęcia. Może szkoda żeśmy tej sprawy nie zasygna<text:span text:style-name="T3680">li</text:span>zowa<text:span text:style-name="T3681">li</text:span><text:s/>tej grupie prawnej, no ale tak się już stało<text:span text:style-name="T3682">.</text:span></text:p>
      <text:p text:style-name="P3683"><text:span text:style-name="T3684">Przewodniczący</text:span><text:span text:style-name="T3685">:</text:span></text:p>
      <text:p text:style-name="P3686">Ja proszę o to, aby t<text:span text:style-name="T3687">ę</text:span><text:s/>sprawę przenieść do Magdalenki<text:span text:style-name="T3688">.</text:span><text:s/>Ponieważ to nie jest sprawa typowo gospodarcza, to jest sprawa w ogóle<text:span text:style-name="T3689">.</text:span><text:s/>Ona ma swoją specyfikę. Na całym świecie takie kwestie występują i są różnie rozwiązywane<text:span text:style-name="T3690">.</text:span><text:s/>I tutaj ja nie cz<text:span text:style-name="T3691">uj</text:span>ę się absolutnie kompetentny i cały nasz zespół w moim przekonaniu jest n<text:span text:style-name="T3692">iek</text:span>omp<text:span text:style-name="T3693">etent</text:span>ny do rozpatrywania tego typu problemów. I dlatego też ja proponuję wyłączyć z naszego dokumentu tę sprawę. Natomiast przedstawić kwestie do rozpatrzenia właściwej kompetentnej instancji<text:span text:style-name="T3694">...</text:span><text:s/>/prof<text:span text:style-name="T3695">.</text:span><text:s/>Baka/.</text:p>
      <text:p text:style-name="P3696"><text:span text:style-name="T3697">Przewodniczący</text:span>:</text:p>
      <text:p text:style-name="P3698">Wniosek pana współprzewodniczącego przyjmuję<text:span text:style-name="T3699">.</text:span><text:s/>Chciałem zapewnić moich partnerów, że czuję się kompetentny w tej sprawie, jako że na zasadzie takiej decyzji, <text:s/>że mój syn ożenił się<text:s/><text:span text:style-name="T3700">K</text:span>anadyjką, zostałem pozbawiony stanowiska w instytucie, więc będę mógł w kompetentny sposób przekonać się<text:span text:style-name="T3701">.</text:span></text:p>
      <text:p text:style-name="P3702"><text:span text:style-name="T3703">Prof. W</text:span><text:span text:style-name="T3704">ł</text:span><text:span text:style-name="T3705">. Baka</text:span>:</text:p>
      <text:p text:style-name="P3706">No właśnie. Zgodnie z ów<text:span text:style-name="T3707">czes</text:span>nymi przepisami<text:span text:style-name="T3708">.</text:span><text:s/>Tzn. myśl<text:span text:style-name="T3709">ę</text:span>, że to było gdzieś w latach 70-<text:span text:style-name="T3710">t</text:span>ych..<text:span text:style-name="T3711">.</text:span></text:p>
      <text:p text:style-name="P3712"><text:span text:style-name="T3713">Przewodniczący:</text:span></text:p>
      <text:p text:style-name="P3714">1978 r.<text:s/><text:span text:style-name="T3715">...</text:span></text:p>
      <text:p text:style-name="P3716"><text:span text:style-name="T3717">Prof. Wł. Baka</text:span>:</text:p>
      <text:p text:style-name="P3718">Na tyle na ile ja się orientuję, to te przepisy już zostały zmienione, także nast<text:span text:style-name="T3719">ę</text:span>pne związki małżeńskie już by panu nie groziły<text:span text:style-name="T3720">.</text:span>.<text:span text:style-name="T3721">.</text:span></text:p>
      <text:p text:style-name="P3722"><text:span text:style-name="T3723"><text:s text:c="27"/></text:span>:</text:p>
      <text:p text:style-name="P3724">Cała rzecz, że te przepisy są znane tym, którzy je stosują.<text:s/><text:span text:style-name="T3725">A</text:span><text:s/>drugiej stronie nie...</text:p>
      <text:p text:style-name="P3726"><text:span text:style-name="T3727">Wł. Baka:</text:span></text:p>
      <text:soft-page-break/>
      <text:p text:style-name="P3728">Ale rozumiem, że pan podzi<text:span text:style-name="T3729">el</text:span>a..<text:span text:style-name="T3730">.</text:span></text:p>
      <text:p text:style-name="P3731"><text:span text:style-name="T3732">Przewodni</text:span><text:span text:style-name="T3733">cz</text:span><text:span text:style-name="T3734">ący</text:span>:</text:p>
      <text:p text:style-name="P3735">Podzielam i zobowiązuję się zref<text:span text:style-name="T3736">er</text:span>ować.<text:span text:style-name="T3737">.</text:span>.</text:p>
      <text:p text:style-name="P3738"><text:span text:style-name="T3739">/</text:span>Głos z sali: czy mogę jedno zdanie?/.</text:p>
      <text:p text:style-name="P3740"><text:span text:style-name="T3741">Przewodniczący</text:span>:</text:p>
      <text:p text:style-name="P3742">Pro<text:span text:style-name="T3743">sz</text:span>ę bardzo.</text:p>
      <text:p text:style-name="P3744"><text:span text:style-name="T3745"><text:s text:c="27"/></text:span>:</text:p>
      <text:p text:style-name="P3746">Pan profesor czuje się kompetentny, ja może też z uwagi na to, że akurat produkuję urządzenia, które są specjalnego charakteru w t<text:span text:style-name="T3747">el</text:span>ekomunika<text:span text:style-name="T3748">cj</text:span>i, stwierdzam, że sprawa oczywiście, w tym kontekście, o którym mówił pan dr Bugaj i panowie, czy pan profesor to nie ulega wątpliwości, że tak może być<text:span text:style-name="T3749">.</text:span></text:p>
      <text:p text:style-name="P3750">Natomiast w sprawach produkcji urządzeń specjalnego znaczenia, gdzie nie tylko<text:s/><text:span text:style-name="T3751">w</text:span>chodzi ich wprowadzanie do sieci, nie chodzi tu o podsłuchy, nie, nie... Ale o kwestie związane z pewnymi patentami, więc ta sprawa jest rzeczywiście dosy<text:span text:style-name="T3752">ć</text:span><text:s/>złożona. Rzeczywiście bardzo to jest skomplikowane, i myślę, że dobrze jest odłożenie tego może i do opinii<text:s/>nawet i prawników<text:span text:style-name="T3753">.</text:span></text:p>
      <text:p text:style-name="P3754"><text:span text:style-name="T3755">Prz</text:span><text:span text:style-name="T3756">ewod</text:span><text:span text:style-name="T3757">n</text:span><text:span text:style-name="T3758">icz</text:span><text:span text:style-name="T3759">ący</text:span>:</text:p>
      <text:p text:style-name="P3760">Zapewniam pana dyrektora, nie będ<text:span text:style-name="T3761">ę</text:span><text:s/>petentem w sprawie posady u pana dyrektora..<text:span text:style-name="T3762">.</text:span></text:p>
      <text:p text:style-name="P3763">Dziękuję pkt 5 załatwiliśmy.</text:p>
      <text:p text:style-name="P3764">Pkt 6 podjęte zostaną wszelkie.<text:span text:style-name="T3765">..</text:span><text:s/>Nie ma rozbieżności. Tak?</text:p>
      <text:p text:style-name="P3766">Czyli mamy pkt 1 i pkt 6. A pkt 5 do Magdalenki<text:span text:style-name="T3767">.</text:span></text:p>
      <text:p text:style-name="P3768">Przepraszam nieuzgodniony mamy pkt 1 i pkt 5<text:span text:style-name="T3769">.</text:span><text:s/>Z tym, że punkt 1 wędruje do<text:s/><text:span text:style-name="T3770">KKW</text:span>, a pkt<text:s/><text:span text:style-name="T3771">5</text:span><text:s/>do Magdalenki.</text:p>
      <text:p text:style-name="P3772">Teraz,<text:s/>proszę<text:s/>państwa,<text:s/>jeste<text:span text:style-name="T3773">ś</text:span>my winni wobec, zobowiązani w stosunku do naszych wcz<text:span text:style-name="T3774">or</text:span>a<text:span text:style-name="T3775">js</text:span>z<text:span text:style-name="T3776">yc</text:span>h ustaleń podjęcie decyzji punktów, które zostały przeniesione na środę.</text:p>
      <text:p text:style-name="P3777"><text:span text:style-name="T3778">M</text:span><text:span text:style-name="T3779">a</text:span><text:span text:style-name="T3780">my</text:span><text:s/>pkt<text:span text:style-name="T3781"><text:s/></text:span>5<text:span text:style-name="T3782">.</text:span><text:s/>I w tym pkt. 5 było kilka.<text:span text:style-name="T3783">..</text:span></text:p>
      <text:p text:style-name="P3784"><text:span text:style-name="T3785">/</text:span>Głos z sali: nie słychać/.</text:p>
      <text:p text:style-name="P3786"><text:span text:style-name="T3787">Przewodniczący</text:span>:</text:p>
      <text:p text:style-name="P3788">Nie, nie w pkt. 5, rzymskim<text:s/>„Nowy ład ekonomiczny”<text:s/>mamy jeszcze sprawy, które przeniesione zostały na środę.</text:p>
      <text:p text:style-name="P3789"><text:span text:style-name="T3790">/</text:span>Głos z sali: nie słychać/.</text:p>
      <text:p text:style-name="P3791"><text:span text:style-name="T3792">Przewodniczący</text:span>:</text:p>
      <text:p text:style-name="P3793">W<text:span text:style-name="T3794">i</text:span>ęc był pkt 3<text:s/>„Likwidacji listy prz<text:span text:style-name="T3795">ed</text:span>siębior<text:span text:style-name="T3796">st</text:span>w o szczególnym znaczeniu gospodar<text:span text:style-name="T3797">cz</text:span>ym, w których dyrektorów powołuje organ założycielski”. Była kontrowersja likwidacji czy ograniczeniu do połowy<text:span text:style-name="T3798">?</text:span><text:s/>I po przespaniu się mieliśmy zająć stanowisko. Może koledzy zreferują do czego doszli?</text:p>
      <text:p text:style-name="P3799">Jest jakiś consensus w tej sprawie.</text:p>
      <text:p text:style-name="P3800"><text:span text:style-name="T3801"><text:s text:c="27"/></text:span>:</text:p>
      <text:p text:style-name="P3802">Była jedna sugestia z naszej strony, jak rozumiem przyjęta, ale chyba niezrealizowana przynajmniej do tego momentu. Mianowicie jasnego wyodrębnienia kryteriów w kategorii tych prz<text:span text:style-name="T3803">ed</text:span>siębiorstw. Ale do chwili obecnej żeśmy nie otrzymali żadnej propozycji, zarysowania<text:s/>tej kategorii prz<text:span text:style-name="T3804">ed</text:span>siębior<text:span text:style-name="T3805">st</text:span>w, żeby to nie było, że są to duże przedsiębiorstwa. Tylko, żeby były jakieś ekstra powody...</text:p>
      <text:soft-page-break/>
      <text:p text:style-name="P3806"><text:span text:style-name="T3807">Prz</text:span><text:span text:style-name="T3808">ew</text:span><text:span text:style-name="T3809">odni</text:span><text:span text:style-name="T3810">cz</text:span><text:span text:style-name="T3811">ący:</text:span></text:p>
      <text:p text:style-name="P3812">No powiedzmy blondyni i bruneci...</text:p>
      <text:p text:style-name="P3813"><text:span text:style-name="T3814"><text:s text:c="27"/></text:span>:</text:p>
      <text:p text:style-name="P3815">No więc to też chyba nie byłoby dobre kryterium<text:span text:style-name="T3816">...</text:span></text:p>
      <text:p text:style-name="P3817"><text:span text:style-name="T3818"><text:s text:c="27"/></text:span>:</text:p>
      <text:p text:style-name="P3819">To co pan prof<text:span text:style-name="T3820">.</text:span><text:s/>Baka na poprzednim posiedzeniu powiedział, wydało mi się... w każdym razie jest zachęcającym szlakiem rozważania tej sprawy. Bo rzeczywiście takie przedsiębiorstwo, jak Mennica Państwowa na pewno byśmy się nie upierali, żeby go wyłączyć. Jeżeli jakąś taką kategorię, tego typu przedsiębior<text:span text:style-name="T3821">st</text:span>w lub podobnych umielibyśmy wyodrębnić to na pewno byśmy tutaj mogli znaleźć łatwe rozwiązanie. Tylko na razie zdaje się nie ma pomysłów w tej sprawie<text:span text:style-name="T3822">.</text:span></text:p>
      <text:p text:style-name="P3823"><text:span text:style-name="T3824">Przewodniczący:</text:span></text:p>
      <text:p text:style-name="P3825"><text:span text:style-name="T3826">Cz</text:span>y ktoś ma jakieś pomysły w tym zakresie?</text:p>
      <text:p text:style-name="P3827"><text:span text:style-name="T3828"><text:s text:c="27"/></text:span>:</text:p>
      <text:p text:style-name="P3829">My mamy, żeby w ogóle<text:s/>zlikwidować.</text:p>
      <text:p text:style-name="P3830"><text:span text:style-name="T3831">Przewodniczący:</text:span></text:p>
      <text:p text:style-name="P3832">N<text:span text:style-name="T3833">o</text:span><text:s/>tak, ale to przyczynowe pomysły są... To są propozycje d<text:span text:style-name="T3834">est</text:span>rukcyjn<text:span text:style-name="T3835">e...</text:span></text:p>
      <text:p text:style-name="P3836"><text:span text:style-name="T3837"><text:s text:c="27"/></text:span>:</text:p>
      <text:p text:style-name="P3838">Zdaje się, że tam p<text:span text:style-name="T3839">a</text:span>d<text:span text:style-name="T3840">ł</text:span>a propozycja, bo za<text:span text:style-name="T3841">st</text:span>anaw<text:span text:style-name="T3842">iali</text:span>śmy się wtedy nad formułą, jak to zdefiniowa<text:span text:style-name="T3843">ć</text:span><text:s/>i w końcu ta formuła jest rzeczywiście, żeby to ściśle wypunktować jest dosyć trudna panie doktorze. Naprawdę trudna, bo można by podnieś<text:span text:style-name="T3844">ć</text:span><text:s/>to co ja mówiłem np., że w wielu krajach o innym systemie na pewno rząd ma wpływ na obsadzanie wielu wielkich prz<text:span text:style-name="T3845">ed</text:span>siębior<text:span text:style-name="T3846">st</text:span>w, wielkich w całym słowa tego znaczeniu, a<text:s/><text:span text:style-name="T3847">w</text:span>ię<text:span text:style-name="T3848">c</text:span><text:s/>z wielkimi kapitałami, z możliwości przerzutu tych kapitałów, a więc sądzę, ale to jest bardzo<text:s/>ogólne stwierdzenie. Natomiast najprostsze byłoby po prostu stwierdzenie, do któregośmy poprzednio dochodzili, a mianowicie z tych 300 - ile jest tam tych przedsiębiorstw?..<text:span text:style-name="T3849">.</text:span></text:p>
      <text:p text:style-name="P3850">/Głos z sali: 370/.</text:p>
      <text:p text:style-name="P3851"><text:span text:style-name="T3852"><text:s text:c="27"/></text:span>:</text:p>
      <text:p text:style-name="P3853">370...</text:p>
      <text:p text:style-name="P3854"><text:span text:style-name="T3855">/</text:span>Głos z sali: 306/.</text:p>
      <text:p text:style-name="P3856"><text:span text:style-name="T3857"><text:s text:c="27"/></text:span>:</text:p>
      <text:p text:style-name="P3858">306, przepraszam żeby to ograniczyć i był przed<text:span text:style-name="T3859">st</text:span>awici<text:span text:style-name="T3860">el</text:span><text:s/>resortu, co prawda nie wszystkie przedsiębior<text:span text:style-name="T3861">st</text:span>wa s<text:span text:style-name="T3862">ą</text:span><text:s/>w resorcie min. Wilczka i on proponował że zmniejszą do połowy. Co najmniej o połowę<text:span text:style-name="T3863">.</text:span><text:s/>Może byśmy w tym kierunku poszli nie precyzując dokładnie, bo uważam, że będą trudności sprecyzowania tego. Kryteriów, jakie to prz<text:span text:style-name="T3864">ed</text:span>siębiorstwo moż<text:span text:style-name="T3865">e..</text:span>.</text:p>
      <text:p text:style-name="P3866"><text:span text:style-name="T3867">Przewodniczący</text:span>:</text:p>
      <text:p text:style-name="P3868">Rozumiem, że propozycja sprowadza si<text:span text:style-name="T3869">ę</text:span><text:s/>do tego, żeby poczekać aż pan min<text:span text:style-name="T3870">.</text:span><text:s/>Wilczek sprecyzuje tą listę, zaproponuje i wtedy my ją jako imienną listę za<text:span text:style-name="T3871"><text:s/></text:span>akceptujemy.<text:span text:style-name="T3872">..</text:span></text:p>
      <text:p text:style-name="P3873">/Głos z sali: imienną to nie/.</text:p>
      <text:p text:style-name="P3874"><text:span text:style-name="T3875">Prof</text:span><text:span text:style-name="T3876">.</text:span><text:span text:style-name="T3877"><text:s/></text:span><text:span text:style-name="T3878">W</text:span><text:span text:style-name="T3879">ł. Baka</text:span><text:span text:style-name="T3880">:</text:span></text:p>
      <text:p text:style-name="P3881">Nie wygląda mi na to, żeby to było możliwe<text:span text:style-name="T3882">.</text:span><text:s/>Ponieważ panowie profesorowie zwłaszcza, którzy<text:s/><text:soft-page-break/>zajmowali się tymi problemami przemysłu, organizacji gospodarczych wiedzą, jak bardzo jest trudno przedstawić takie jednoznaczne kryteria. Ja uważam, że nie możemy próbować rozwiązać w jednym kroku to do czego dochodzi się w jakimś procesie.</text:p>
      <text:p text:style-name="P3883">Uważam, że jest aktem bardzo d<text:span text:style-name="T3884">a</text:span>leko wychodzącym na przód takie blokowe przyjęcie decyzji, że o połowę nastąpi zredukow<text:span text:style-name="T3885">an</text:span>ie.<text:s/><text:span text:style-name="T3886">O</text:span>czywiście może to być więcej niż o połowę. W ślad za przyjmowanymi kryteriami. Za<text:s/><text:span text:style-name="T3887">iden</text:span>tyfikowanymi kr<text:span text:style-name="T3888">yter</text:span>iami<text:span text:style-name="T3889">.</text:span></text:p>
      <text:p text:style-name="P3890">I sądzę,<text:s/><text:span text:style-name="T3891">ż</text:span>e na bardziej ofensywny zapis w tej chwili w odniesieniu do tej sprawy t<text:span text:style-name="T3892">r</text:span>u<text:span text:style-name="T3893">d</text:span>no się zgodzić<text:span text:style-name="T3894">.</text:span><text:s/>I bardzo bym prosił o uwzględnienie tej okoliczności, że nie jesteśmy teoretycznie koncepcyjnie przygotowani, żeby przedstawić tzw<text:span text:style-name="T3895">.</text:span><text:s/>skończone kryteria wyodrębniające i na tej podstawie formułujące listę, którą przy<text:s/>„okrągłym stole”<text:s/>akceptujemy.</text:p>
      <text:p text:style-name="P3896">Ja uważam, że przyj<text:span text:style-name="T3897">ę</text:span>cie jako [nieczytelne] można powiedzieć intencji zasadniczej takiego rodzaju zapisów jest wielkim aktem naszego<text:s/>„okrągłego stołu<text:span text:style-name="T3898">”</text:span>.</text:p>
      <text:p text:style-name="P3899"><text:span text:style-name="T3900">Przewodniczący</text:span>:</text:p>
      <text:p text:style-name="P3901">Panie profesorze doceniam w pełni te motywacje i te intencje, tylko<text:s/><text:span text:style-name="T3902">ch</text:span>odzi o to, że pan powiedział, że będą trudności z dojściem do sprecyzowania tej listy.<text:s/><text:span text:style-name="T3903">J</text:span>eżeli te trudnośc<text:span text:style-name="T3904">i</text:span><text:s/>są dzisiaj, to one będą również i za miesiąc i za pięć miesięcy.<text:span text:style-name="T3905">..</text:span></text:p>
      <text:p text:style-name="P3906"><text:span text:style-name="T3907">Prof. Wł. Baka</text:span>:</text:p>
      <text:p text:style-name="P3908">Czas jest po to, żeby problemy i trudności prz<text:span text:style-name="T3909">ez</text:span>wy<text:span text:style-name="T3910">ci</text:span>ężać, i problemy rozwiązywać. Natomiast na pewno ani dzisiaj ani jutro nawet min. Wilczek nie jest w stanie sformułować takiej listy, która byłaby li<text:span text:style-name="T3911">st</text:span>ą przekonującą, o prz<text:span text:style-name="T3912">ej</text:span>rzy<text:span text:style-name="T3913">st</text:span>ych j<text:span text:style-name="T3914">ed</text:span>nozna<text:span text:style-name="T3915">cz</text:span>nych kryteriach.</text:p>
      <text:p text:style-name="P3916"><text:span text:style-name="T3917">Przewodniczący</text:span>:</text:p>
      <text:p text:style-name="P3918">Pan prof. Mujż<text:span text:style-name="T3919">el.</text:span></text:p>
      <text:p text:style-name="P3920"><text:span text:style-name="T3921">Pr</text:span><text:span text:style-name="T3922">o</text:span><text:span text:style-name="T3923">f. Jan Mujżel</text:span>:</text:p>
      <text:p text:style-name="P3924">Ja chciałem przypomnieć, że prz<text:span text:style-name="T3925">ed</text:span>siębiorstwa, w których dyrektora powołuje rada pracownicza, państwo oczywiście ma za<text:span text:style-name="T3926">p</text:span>ewniony wpływ na obsadzenie stanowiska dyrektorskiego zgodnie z ustawą, czyli nie jest tak, że w tych przypadkach pa<text:span text:style-name="T3927">ń</text:span>stwo jest wyłączone od bardzo,<text:s/>bardzo dużego wpływu na obsadzenie tego stanowiska, a druga rzecz jest na<text:span text:style-name="T3928">st</text:span>ępu<text:span text:style-name="T3929">ją</text:span>ca<text:span text:style-name="T3930">.</text:span></text:p>
      <text:p text:style-name="P3931">Ja<text:s/><text:span text:style-name="T3932">si</text:span>ę zastanawiam czy nie można byłoby poszukać rozwiązania tej sprawy przez wzięcie pod uwag<text:span text:style-name="T3933">ę</text:span><text:s/>podmiotowego podporządkowania danego prz<text:span text:style-name="T3934">ed</text:span>siębiorstwa określonym in<text:span text:style-name="T3935">s</text:span>tytucjom pań<text:span text:style-name="T3936">s</text:span>twowym, określonym centralnym organom państwowym np. wymieniając w naszym porozumieniu Ministerstwo Obrony Narodowej, Ministerstwo Spraw Wewnętrznych, ewentualnie Ministerstwo<text:s/><text:span text:style-name="T3937">F</text:span>inans<text:span text:style-name="T3938">ó</text:span>w, nie wiem czy to jest wszystko, ale może właśnie to byłyby te rzeczy, o które specjalnie chodzi stronie rządowo-opozycyjnej<text:span text:style-name="T3939">.</text:span><text:s/>Pan pr<text:span text:style-name="T3940">of.</text:span><text:s/>Baka podawał przykład przekonywujący, przykład Zakładu Mennicy Państwowej, papierów wartościowych<text:span text:style-name="T3941">.</text:span></text:p>
      <text:p text:style-name="P3942"><text:span text:style-name="T3943">Prof.<text:s/></text:span><text:span text:style-name="T3944">Wł</text:span><text:span text:style-name="T3945">. Baka</text:span>:</text:p>
      <text:p text:style-name="P3946">Ja myślę, że jeżeli czas nam pozwoli to będziemy mogli przedstawi<text:span text:style-name="T3947">ć</text:span><text:s/>jeszcze bardziej przekonywującą listę, za kilka za kilkanaście dni, nie wiem ile tych prz<text:span text:style-name="T3948">ed</text:span>siębiorstw będzie na tej liście<text:span text:style-name="T3949">.</text:span><text:s/>Dlatego też, że nie jesteśmy zdolni w tej chwili do naprawdę miarodajnego odpowiedzialnego sformułowania tego punktu w konkretnym wymiarze poprzez wskazanie nazw<text:span text:style-name="T3950">.</text:span><text:s/>Dlatego proponuję zadowolić się<text:s/><text:span text:style-name="T3951">w</text:span><text:s/>tej fazie intencją.<text:s/><text:soft-page-break/>Intencją wyrażoną bardzo konkr<text:span text:style-name="T3952">et</text:span>nie<text:span text:style-name="T3953">.</text:span><text:s/>Bo schodzi się do liczby prz<text:span text:style-name="T3954">ed</text:span>siębiorstw o p<text:span text:style-name="T3955">od</text:span>s<text:span text:style-name="T3956">t</text:span>a<text:span text:style-name="T3957">w</text:span>owym znaczeniu wynoszącą 150, 153.</text:p>
      <text:p text:style-name="P3958">I ja bym proponował to przyjąć jako podstawę wspólnego zapisu, a jeżeli nie to zostawmy rozbieżność<text:span text:style-name="T3959">.</text:span></text:p>
      <text:p text:style-name="P3960"><text:span text:style-name="T3961">Przewodniczący</text:span>:</text:p>
      <text:p text:style-name="P3962">Pan Buga<text:span text:style-name="T3963">j</text:span>.</text:p>
      <text:p text:style-name="P3964"><text:span text:style-name="T3965">Ryszard Bugaj</text:span>:</text:p>
      <text:p text:style-name="P3966">Myślę, że w tej sprawie w przeciwieństwie do tej dotyczącej nomenklatury rzeczywiś<text:span text:style-name="T3967">c</text:span>ie kompromis jest chyba możliwy z tym, że nasz problem polega tu jak gdyby na tym, że wypada nam się poradzić w tej sprawie naszych kolegów, bo nie bardzo to cośmy deklarowali, że będziemy do tego dążyć zostało spełnione. W<text:span text:style-name="T3968">i</text:span>ęc może panie profesorze byśmy przyjęli - także to wymaga naszego porozumienia się tak, jak w tamtej sprawie i wtedy ewentualnie szukania tu kompromisu konkretnego.</text:p>
      <text:p text:style-name="P3969"><text:span text:style-name="T3970">Przew</text:span><text:span text:style-name="T3971">od</text:span><text:span text:style-name="T3972">ni</text:span><text:span text:style-name="T3973">cz</text:span><text:span text:style-name="T3974">ący</text:span>:</text:p>
      <text:p text:style-name="P3975">Czyli do KKW...</text:p>
      <text:p text:style-name="P3976">/Czy można?/.</text:p>
      <text:p text:style-name="P3977"><text:span text:style-name="T3978">Przewodniczący</text:span>:</text:p>
      <text:p text:style-name="P3979">Pro<text:span text:style-name="T3980">s</text:span>zę bardzo<text:span text:style-name="T3981">.</text:span></text:p>
      <text:p text:style-name="P3982"><text:span text:style-name="T3983"><text:s text:c="27"/></text:span>:</text:p>
      <text:p text:style-name="P3984">Przypominam panie doktorze, że pan dyskutując, jak pan pamięta, pan mnie chwycił wtedy za niezręcznie powiedziane słowo, kiedy powiedziałem to może być kilkanaście<text:span text:style-name="T3985">.</text:span><text:s/>Pan powiedział, że wobec tego średnia pomiędzy tym co powiedział pan prz<text:span text:style-name="T3986">edst</text:span>awi<text:span text:style-name="T3987">ciel</text:span><text:s/>mini<text:span text:style-name="T3988">st</text:span>erstwa i moja to będzie 60 czy ileś tam tych prz<text:span text:style-name="T3989">ed</text:span>siębiorstw. A więc już wtedy pan<text:s/><text:span text:style-name="T3990">s</text:span>ię nie radził kolegów, i widział pan, że jest to możliwe. Wobec tego nie widzę powodów, żeby pan teraz s<text:span text:style-name="T3991">ię<text:s/></text:span>radził zwiększając tutaj i przyjmując tutaj tą propozycję. Wydaje się, że to jest dobra propozycja. Do połowy, co najmniej do połowy z przedstawieniem kryteriów i z tendencją do zmni<text:span text:style-name="T3992">ej</text:span>szania. Czegoż jeszcze pan chce?</text:p>
      <text:p text:style-name="P3993"><text:span text:style-name="T3994">Ryszard Bugaj</text:span>:</text:p>
      <text:p text:style-name="P3995">Niech pan pozwoli mnie, że tak powiem, opanować się<text:span text:style-name="T3996">.</text:span><text:s/>Ja się zagalopowałem, w tej chwili widzę, że zrobiłem źle, to jeżeli panu chodzi o samokrytykę, to ją składam<text:span text:style-name="T3997">.</text:span></text:p>
      <text:p text:style-name="P3998"><text:span text:style-name="T3999">Przewod</text:span><text:span text:style-name="T4000">n</text:span><text:span text:style-name="T4001">iczący</text:span><text:span text:style-name="T4002">:</text:span></text:p>
      <text:p text:style-name="P4003">To co? Rozumiem, że przechodzimy do pkt. 5.</text:p>
      <text:p text:style-name="P4004">Czwarty jest... piąty był zakreślony<text:s/><text:span text:style-name="T4005">„</text:span>Kopalnie węgla kamiennego.<text:span text:style-name="T4006">..</text:span></text:p>
      <text:p text:style-name="P4007">/Głos z sali: Ja mam propozycje w tej sprawie/.</text:p>
      <text:p text:style-name="P4008"><text:span text:style-name="T4009">Prof. Baka</text:span>:</text:p>
      <text:p text:style-name="P4010">Tamten punkt nie wchodzi tutaj, to wchodzi do osobnego zapisu...</text:p>
      <text:p text:style-name="P4011"><text:span text:style-name="T4012">Przewodni</text:span><text:span text:style-name="T4013">cz</text:span><text:span text:style-name="T4014">ący</text:span>:</text:p>
      <text:p text:style-name="P4015">Czyli to wykreślamy z tego tekstu tak, w ogóle...</text:p>
      <text:p text:style-name="P4016"><text:span text:style-name="T4017">Prof</text:span><text:span text:style-name="T4018">.</text:span><text:span text:style-name="T4019"><text:s/>W</text:span><text:span text:style-name="T4020">ł</text:span><text:span text:style-name="T4021">. Baka</text:span>:</text:p>
      <text:p text:style-name="P4022">Tak...</text:p>
      <text:p text:style-name="P4023"><text:span text:style-name="T4024"><text:s text:c="27"/></text:span>:</text:p>
      <text:p text:style-name="P4025">Czy on<text:span text:style-name="T4026">i</text:span><text:s/>wpiszą tam osobno? Czy to będzie u nas panie profesorze.</text:p>
      <text:soft-page-break/>
      <text:p text:style-name="P4027"><text:span text:style-name="T4028">Prof. W</text:span><text:span text:style-name="T4029">ł</text:span><text:span text:style-name="T4030">. Baka</text:span>:</text:p>
      <text:p text:style-name="P4031"><text:span text:style-name="T4032">J</text:span><text:span text:style-name="T4033">a</text:span><text:s/>ma<text:span text:style-name="T4034">m</text:span><text:s/>propozycję taką ponieważ wypowi<text:span text:style-name="T4035">ed</text:span>zieliśmy się w ciemno w odniesieniu do kilku sprawozdań tzn<text:span text:style-name="T4036">.</text:span><text:s/>np. wypowi<text:span text:style-name="T4037">ed</text:span>zi<text:span text:style-name="T4038">el</text:span>iśmy się do niektórych sprawozdań, które rozpatrywaliśmy<text:span text:style-name="T4039">.</text:span><text:s/>To znaczy w niektórych przypadkach wypowi<text:span text:style-name="T4040">ed</text:span>zieliśmy się w ten sposób, że przyjęliśmy do wiadomości, że z satysfakcją konstatujemy brak rozbieżności. Słowem musimy przecież w naszym dokumencie odnotowa<text:span text:style-name="T4041">ć</text:span><text:s/>to, że nasza praca polegała także na rozpatrywaniu sprawozdań z pracy innych zespołów. I właśnie w tej części, gdzie będ<text:span text:style-name="T4042">ą</text:span><text:s/>zawarte, te konstatacje dotyczące pracy innych zespołów zawrzemy nasze stanowisko w odniesieniu do górnictwa węglowego. Tak to sobie wyobrażam. Bo pr<text:span text:style-name="T4043">z</text:span>ecież do tego będzie dołączony integralny tekst czyli dorobek pracy zespołu do spraw górnictwa, którego nie mamy prawa przecież ani redagować, ani ciąć, ani kw<text:span text:style-name="T4044">est</text:span>ionować.</text:p>
      <text:p text:style-name="P4045">Natomiast tutaj musi być odpowiednio sformułowany zapis, że<text:s/>Zespół do spraw<text:s/>Gospodarki i<text:s/>Polityki<text:s/>Społecznej na swych p<text:span text:style-name="T4046">os</text:span>i<text:span text:style-name="T4047">ed</text:span>z<text:span text:style-name="T4048">en</text:span>iach rozpatrzył sprawozdania z pracy zespołów takich i takich zespołów. I wypowiedział się w sposób następujący. Czy zajął w stosunku do tych sprawozdań następujące stanowisko. I pkt. 1, 2, 3, 4...</text:p>
      <text:p text:style-name="P4049"><text:span text:style-name="T4050">Przewodniczący</text:span>:</text:p>
      <text:p text:style-name="P4051">I to w górnictwie...</text:p>
      <text:p text:style-name="P4052"><text:span text:style-name="T4053">Pr</text:span><text:span text:style-name="T4054">o</text:span><text:span text:style-name="T4055">f.<text:s/></text:span><text:span text:style-name="T4056">Wł.</text:span><text:span text:style-name="T4057"><text:s/>Baka:</text:span></text:p>
      <text:p text:style-name="P4058">Tak jest panie profesorze.</text:p>
      <text:p text:style-name="P4059"><text:span text:style-name="T4060">Przewodni</text:span><text:span text:style-name="T4061">cz</text:span><text:span text:style-name="T4062">ący:</text:span></text:p>
      <text:p text:style-name="P4063">To zostało uzgodnione. Tylko dla przypomnienia pana Miłkowskiego zapytuję czy ten pkt 11 został przekazany do pana Mazowi<text:span text:style-name="T4064">ec</text:span>ki<text:span text:style-name="T4065">eg</text:span>o? Posz<text:span text:style-name="T4066">w</text:span>o to już. W porządku, dobrze.</text:p>
      <text:p text:style-name="P4067"><text:span text:style-name="T4068">Andrzej Miłkowski</text:span>:</text:p>
      <text:p text:style-name="P4069"><text:span text:style-name="T4070">J</text:span>a nie przekazywałem, więc nie wiem? Taka była sugestia na ostatnim naszym posiedzeniu.<text:span text:style-name="T4071">..<text:s/></text:span><text:span text:style-name="T4072">Przewodniczący</text:span>:</text:p>
      <text:p text:style-name="P4073">Nie taka była sug<text:span text:style-name="T4074">es</text:span>tia, tylko chodziło żeby sformułowanie odpowiednie przekazać panu Mazowieckiemu i zapewnić, żeby to było przedmiotem obrad jego zespołu. Ażeby to zostało uwzględnione w tej abolicyjnej formule, którą przygotowuje s<text:span text:style-name="T4075">i</text:span>ę na zakończenie<text:s/>„okrągłego stołu<text:span text:style-name="T4076">”</text:span><text:span text:style-name="T4077">.</text:span></text:p>
      <text:p text:style-name="P4078"><text:span text:style-name="T4079">Andrzej Miłkowski</text:span>:</text:p>
      <text:p text:style-name="P4080">To znaczy ja mam przekazać?</text:p>
      <text:p text:style-name="P4081"><text:span text:style-name="T4082">Prz</text:span><text:span text:style-name="T4083">ewod</text:span><text:span text:style-name="T4084">n</text:span><text:span text:style-name="T4085">i</text:span><text:span text:style-name="T4086">czący</text:span>:</text:p>
      <text:p text:style-name="P4087">Pr<text:span text:style-name="T4088">ośba</text:span><text:s/>by była...</text:p>
      <text:p text:style-name="P4089"><text:span text:style-name="T4090">Andrzej Miłkowski</text:span>:</text:p>
      <text:p text:style-name="P4091">Dob<text:span text:style-name="T4092">r</text:span>ze, oczywiście. Wezmę od dr.<text:span text:style-name="T4093"><text:s/></text:span>Święcickiego ten tekst i przekażę w tej wersji, w której...</text:p>
      <text:p text:style-name="P4094"><text:span text:style-name="T4095">Prof. Wł. Baka</text:span>:</text:p>
      <text:p text:style-name="P4096">Jeżeli to ma być wspólne stanowisko zespołów przekazane, a to ma być wspólne stanowisko z<text:span text:style-name="T4097">es</text:span>połów chcielibyśmy, żeby było wspólne to proszę o zamianę słowa<text:s/>„repre<text:span text:style-name="T4098">sj</text:span>onowani”<text:s/><text:span text:style-name="T4099">d</text:span>ziałacze na słowa<text:s/>„szykanowani”<text:s/>działacze. Jednak jest tutaj dość istotna różnica. Ponieważ ja nie znam przypadków repr<text:span text:style-name="T4100">esj</text:span>onowania, natomiast szykany owszem były i to trzeba po prostu.<text:span text:style-name="T4101">.</text:span>.</text:p>
      <text:p text:style-name="P4102"><text:span text:style-name="T4103">Przewodniczący</text:span>:</text:p>
      <text:soft-page-break/>
      <text:p text:style-name="P4104">Przyznam s<text:span text:style-name="T4105">i</text:span>ę szczerze, że nie ba<text:span text:style-name="T4106">r</text:span>dzo rozumiem, ale...</text:p>
      <text:p text:style-name="P4107"><text:span text:style-name="T4108"><text:s text:c="27"/></text:span>:</text:p>
      <text:p text:style-name="P4109">Mnie<text:s/><text:span text:style-name="T4110">i</text:span><text:s/>obecnemu tu Wieczorkowi chodzi przede wszystkim o sprawę,<text:s/>nieupieranie<text:s/>się o jakieś<text:s/><text:span text:style-name="T4111">w</text:span><text:s/>tym wypadku, bo chodzi bardziej o załatwienie sprawy. Szykanowanie może być różne, jeżeli przy tym okaże się, że były i represje to będzie po prostu uzupełnienie<text:span text:style-name="T4112">.</text:span></text:p>
      <text:p text:style-name="P4113"><text:span text:style-name="T4114">Przewodni</text:span><text:span text:style-name="T4115">cz</text:span><text:span text:style-name="T4116">ący</text:span>:</text:p>
      <text:p text:style-name="P4117">Teraz mamy jeszcze pkt 2, na str.<text:span text:style-name="T4118"><text:s/></text:span>10<text:s/>„<text:span text:style-name="T4119">Z</text:span>likw<text:span text:style-name="T4120">idow</text:span>anie instytucji organów założyci<text:span text:style-name="T4121">el</text:span>skich i powołanie w ich miejsce odpowi<text:span text:style-name="T4122">ed</text:span>niego organu repr<text:span text:style-name="T4123">ez</text:span>entującego Skarb Państwa posiadającego uprawnienia do dysponowania majątkie<text:span text:style-name="T4124">m<text:s/></text:span>państwowym w tym jego sprz<text:span text:style-name="T4125">ed</text:span>aży na określonych zasadach. Fundusz majątku narodowego będzie<text:s/><text:span text:style-name="T4126">i</text:span>nstytucją pozarządową, a jego kierownictwo powoływać będzie Sejm czy parlament”.</text:p>
      <text:p text:style-name="P4127">Czy strona rządowa ma<text:s/><text:span text:style-name="T4128">sf</text:span>ormułowanie g<text:span text:style-name="T4129">ot</text:span>owe?</text:p>
      <text:p text:style-name="P4130">/Głos z sali: nie słychać/.</text:p>
      <text:p text:style-name="P4131"><text:span text:style-name="T4132"><text:s text:c="27"/></text:span>:</text:p>
      <text:p text:style-name="P4133">Dotyczy to tylko jednego sformułowania, że strona opozycyjno-so<text:span text:style-name="T4134">li</text:span>darnościowa proponowała, żeby to była instytucja pozarządowa. Natomiast strona koalicyjno-rządowa proponuje, żeby przesądzenie usytuowania funduszu powinno nastąpić po dok<text:span text:style-name="T4135">ła</text:span>dn<text:span text:style-name="T4136">iejsz</text:span>ym ustalen<text:span text:style-name="T4137">iu</text:span><text:s/>jego funkcji i zasad działania<text:span text:style-name="T4138">.</text:span></text:p>
      <text:p text:style-name="P4139"><text:span text:style-name="T4140">Przewodniczący</text:span>:</text:p>
      <text:p text:style-name="P4141">Rozumiem z tonu pana...</text:p>
      <text:p text:style-name="P4142"><text:span text:style-name="T4143"><text:s text:c="27"/></text:span>:</text:p>
      <text:p text:style-name="P4144">Tu jest tylko rozbieżność w tej sprawie, że strona opozycyjno-solidarnościowa proponuje, żeby to instytucja pozarządowa. Natomiast strona rządowa proponuje, że przesądzenie usytuowania funduszu powinno nastąpić po dokładni<text:span text:style-name="T4145">ej</text:span>szym ustaleniu jego funkcji i zasad działania.</text:p>
      <text:p text:style-name="P4146"><text:span text:style-name="T4147"><text:s text:c="27"/></text:span>:</text:p>
      <text:p text:style-name="P4148"><text:span text:style-name="T4149">I</text:span><text:s/>była jeszcze sprawa zlikwidowania, którą mieliśmy o ile sobie przypominam rozstrzygnąć w ten sposób, że będzie to likwidowanie z podaniem terminu do<text:span text:style-name="T4150"><text:s/></text:span>końca 1990 r.</text:p>
      <text:p text:style-name="P4151"><text:span text:style-name="T4152">/</text:span>Głos z sali: nie słychać/.</text:p>
      <text:p text:style-name="P4153"><text:span text:style-name="T4154"><text:s text:c="27"/></text:span>:</text:p>
      <text:p text:style-name="P4155">Tak, tak to zostało wczoraj roz<text:span text:style-name="T4156">s</text:span>trzygn<text:span text:style-name="T4157">ię</text:span>te. Natomiast jest jeszcze jedna sprawa panie profesorze, która nie wiem gdzie się powinna znaleź<text:span text:style-name="T4158">ć</text:span>, ale chciałbym zapytać zanim przejdziemy do innych spraw<text:span text:style-name="T4159">.</text:span></text:p>
      <text:p text:style-name="P4160">Mianowicie to jest kwestia dostępności statystyki i tajności, poufności<text:s/><text:span text:style-name="T4161">stat</text:span>ystyki etc<text:span text:style-name="T4162">.</text:span><text:s/>Czy ona się powinna znaleźć w nowym ładzie, czy gdzie indziej, ale jest to sprawa bardzo ważna<text:span text:style-name="T4163">.</text:span></text:p>
      <text:p text:style-name="P4164"><text:span text:style-name="T4165">Prz</text:span><text:span text:style-name="T4166">ewod</text:span><text:span text:style-name="T4167">n</text:span><text:span text:style-name="T4168">icz</text:span><text:span text:style-name="T4169">ący</text:span>:</text:p>
      <text:p text:style-name="P4170">Ja bym prosił o jakiś tekst sformu<text:span text:style-name="T4171">ło</text:span>wan<text:span text:style-name="T4172">ia</text:span>.<text:span text:style-name="T4173">..</text:span></text:p>
      <text:p text:style-name="P4174"><text:span text:style-name="T4175"><text:s text:c="27"/></text:span>:</text:p>
      <text:p text:style-name="P4176">Tekst to my mamy, natomiast to była kwestia - nie zmieściła się właś<text:span text:style-name="T4177">c</text:span>iwie w żadnej z grup dyskutujących tą sprawę.<text:s/><text:span text:style-name="T4178">W</text:span><text:s/>związku<text:s/><text:span text:style-name="T4179">z</text:span><text:s/>tym...</text:p>
      <text:p text:style-name="P4180"><text:span text:style-name="T4181">Przewodniczący</text:span><text:span text:style-name="T4182">:</text:span></text:p>
      <text:p text:style-name="P4183">Wsadzić ją można do piątego...</text:p>
      <text:p text:style-name="P4184"><text:span text:style-name="T4185"><text:s text:c="27"/></text:span>:</text:p>
      <text:soft-page-break/>
      <text:p text:style-name="P4186">Myślę, że tak..<text:span text:style-name="T4187">.</text:span></text:p>
      <text:p text:style-name="P4188"><text:span text:style-name="T4189">Przewodni</text:span><text:span text:style-name="T4190">cz</text:span><text:span text:style-name="T4191">ący:</text:span></text:p>
      <text:p text:style-name="P4192">Jeżeli nie ma merytorycznych rozbieżności stanowisk, to...</text:p>
      <text:p text:style-name="P4193"><text:span text:style-name="T4194"><text:s text:c="27"/></text:span>:</text:p>
      <text:p text:style-name="P4195">Trudno powiedzieć panie profesorze, bo ten tek<text:span text:style-name="T4196">st</text:span><text:s/>nie był, jak powiadam w żadnej z grup roboczych dyskutowany. Może ja kol.<text:s/>Hagem<text:span text:style-name="T4197">eje</text:span>ra<text:s/>poproszę o prz<text:span text:style-name="T4198">ed</text:span>stawienie tego ponieważ on tym się zajmował od początku.</text:p>
      <text:p text:style-name="P4199"><text:span text:style-name="T4200">Przewodn</text:span><text:span text:style-name="T4201">ic</text:span><text:span text:style-name="T4202">zący:</text:span></text:p>
      <text:p text:style-name="P4203">Proszę bardzo.</text:p>
      <text:p text:style-name="P4204"><text:span text:style-name="T4205">Krzysztof Hag</text:span><text:span text:style-name="T4206">e</text:span><text:span text:style-name="T4207">m</text:span><text:span text:style-name="T4208">e</text:span><text:span text:style-name="T4209">jer:</text:span></text:p>
      <text:p text:style-name="P4210">Jest propozycja zapisu takiego punktu w sprawie systemu staty<text:span text:style-name="T4211">st</text:span>ycznego i społecznej kontroli nad systemem<text:s/><text:span text:style-name="T4212">st</text:span>aty<text:span text:style-name="T4213">st</text:span>ycznym, który, jak<text:s/><text:span text:style-name="T4214">s</text:span>ię wydaje, powinien znaleźć się właśnie w tej części dotyczącej<text:s/>„<text:span text:style-name="T4215">Ł</text:span>ad<text:span text:style-name="T4216">u</text:span><text:s/>ekonomicznego”.<text:s/>Propozycja jest następująca:</text:p>
      <text:p text:style-name="P4217">Dla zapewnienia społecznej kontroli nad systemem statystyki państwowej GUS zostanie podporządkowany Sejmowi<text:span text:style-name="T4218">.<text:s/></text:span>Zmienione zostaną d<text:span text:style-name="T4219">ot</text:span>ychczasowe przepisy o tajemnicy państwow<text:span text:style-name="T4220">ej</text:span><text:s/>i służbowej, w sposób gwarantujący pełną jawność informacji<text:s/><text:span text:style-name="T4221">st</text:span>aty<text:span text:style-name="T4222">st</text:span>y<text:span text:style-name="T4223">cz</text:span>n<text:span text:style-name="T4224">ej.</text:span><text:s/>Już obecnie nastąpiło udostępnienie pełnych danych o handlu zagranicznym, zweryfikowanie publikowanych informacji o budżecie państwa. Jego strukturze poprzez uwzględni<text:span text:style-name="T4225">en</text:span>ie dochodów i wydatków wynikających z istnienia szeregu tzw. funduszy pozabudż<text:span text:style-name="T4226">et</text:span>owych, uzupełnienie danych o budżecie, dochodzie narodowym, inwesty<text:span text:style-name="T4227">c</text:span>jach, zatrudnieniu i płacach, a pomijane dotychczas informacje zwłaszcz<text:span text:style-name="T4228">a<text:s/></text:span>te dotyczące resortu obrony narodowej i spraw wewn<text:span text:style-name="T4229">ęt</text:span>rznych”.</text:p>
      <text:p text:style-name="P4230"><text:span text:style-name="T4231">Prof.<text:s/></text:span><text:span text:style-name="T4232">Wł</text:span><text:span text:style-name="T4233">. Baka:</text:span></text:p>
      <text:p text:style-name="P4234"><text:span text:style-name="T4235">J</text:span><text:span text:style-name="T4236">a</text:span><text:s/>miałbym propozycję następującą<text:span text:style-name="T4237">.</text:span><text:s/><text:span text:style-name="T4238">Żeb</text:span>yśmy - ponieważ i tak będziemy się musieli spotkać i tak - mogli na te<text:span text:style-name="T4239">...</text:span><text:s/>podzielam pogląd ponieważ rozpatrywali<text:span text:style-name="T4240">ś</text:span>my problematykę statystyki, mówiliśmy tutaj o tym. Poza ty<text:span text:style-name="T4241">m<text:s/></text:span>były pewne wskazania, które wspólnie poczyniliśmy, biorąc pod uwagę te okoliczności uważam, że powinno się to znaleźć w tekście tych naszych uzgodnień. Natomiast jeżeli chodzi o samo<text:s/><text:span text:style-name="T4242">sf</text:span>ormu<text:span text:style-name="T4243">ło</text:span>wanie tego tekstu, to bardzo proszę o przekazanie nam tego teks<text:span text:style-name="T4244">t</text:span>u, tego sformułowania i ewentualnie jutro kilka chwil poświęcimy tej<text:s/><text:span text:style-name="T4245">sp</text:span>rawie<text:span text:style-name="T4246">.</text:span></text:p>
      <text:p text:style-name="P4247">Jeszcze jest jedna tutaj sprawa mianowicie jeżeli chodzi o tę komisję sejmową. Ja wczoraj konsu<text:span text:style-name="T4248">lt</text:span>owałem ten tekst z tymi, którzy byli w Magdalence, ta Magdalenka przewija się tutaj, a także... i zwrócono uwagę na następujące okoliczności<text:span text:style-name="T4249">.</text:span><text:span text:style-name="T4250"><text:s/></text:span>Mianowicie, że w tej chwili ten tekst, który pisze, zostanie powołana sejmowa komisja z udziałem ekspertów strony, która zbada najważni<text:span text:style-name="T4251">ej</text:span>sze decyzje o likwidacji i podjęte.<text:span text:style-name="T4252">..</text:span><text:s/>aha i raport będzie... Słowem ten tekst tak, jak to w tej chwili jest, że to brzmi zbyt w stosunku do Sejmu niepolitycznie.<text:s/><text:span text:style-name="T4253">I</text:span><text:s/>jest propozycja, żeby go zastąpić. I to jest zgodne z duchem Magdalenki, w następujący sposób<text:span text:style-name="T4254">.</text:span><text:s/>Zespół zwraca się do<text:s/>Prezydium Sejmu o zlecenie komisji nadzwycz<text:span text:style-name="T4255">aj</text:span>n<text:span text:style-name="T4256">ej</text:span><text:s/>do spraw reformy gospodarczej o zbadanie przy udziale ekspertów strony opozycyjno-solidarnościow<text:span text:style-name="T4257">ej</text:span><text:s/>decyzji o likwidacji przedsiębiorstw w odniesieniu do tych przypadków, gdzie decyzje te czy takie budzą protesty bądź za<text:span text:style-name="T4258">st</text:span>rz<text:span text:style-name="T4259">eż</text:span>enia. Można powiedzieć, że to samo tylko trochę bardziej elegancko<text:span text:style-name="T4260">.</text:span></text:p>
      <text:p text:style-name="P4261"><text:span text:style-name="T4262">P</text:span><text:span text:style-name="T4263">rzewod</text:span><text:span text:style-name="T4264">n</text:span><text:span text:style-name="T4265">icz</text:span><text:span text:style-name="T4266">ąc</text:span><text:span text:style-name="T4267">y</text:span><text:span text:style-name="T4268">:</text:span></text:p>
      <text:soft-page-break/>
      <text:p text:style-name="P4269">Może jeszcze raz pan profesor byłby łaskaw prz<text:span text:style-name="T4270">ecz</text:span>ytać<text:span text:style-name="T4271">...</text:span></text:p>
      <text:p text:style-name="P4272"><text:span text:style-name="T4273">Pr</text:span><text:span text:style-name="T4274">of</text:span><text:span text:style-name="T4275">. W</text:span><text:span text:style-name="T4276">ł.</text:span><text:span text:style-name="T4277"><text:s/>Baka</text:span>:</text:p>
      <text:p text:style-name="P4278"><text:span text:style-name="T4279">„</text:span>Zespół - czyli my - zwraca się do<text:s/>Prezydium Sejmu o zlecenie komisji nadzwyczajn<text:span text:style-name="T4280">ej</text:span><text:s/>ds<text:span text:style-name="T4281">.</text:span><text:s/>reformy gospodarczej o zbadanie przy udziale ekspertów strony opozycyjno-solidarnościow<text:span text:style-name="T4282">ej</text:span><text:s/>decyzji o likwidacji przedsiębiorstw w odniesieniu do tych przypadków, gdzie decyzje te budzą protesty bądź za<text:span text:style-name="T4283">st</text:span>rz<text:span text:style-name="T4284">eż</text:span>enia”<text:span text:style-name="T4285">.</text:span></text:p>
      <text:p text:style-name="P4286"><text:span text:style-name="T4287">Przewodniczący</text:span>:</text:p>
      <text:p text:style-name="P4288">Ja mam tutaj uwagę, że to Magdalenka się zwraca, nie nasz zespół..<text:span text:style-name="T4289">.</text:span></text:p>
      <text:p text:style-name="P4290"><text:span text:style-name="T4291">Prof. Wł</text:span><text:span text:style-name="T4292">.</text:span><text:span text:style-name="T4293"><text:s/>Baka</text:span>:</text:p>
      <text:p text:style-name="P4294">Magdalenka się zwraca.<text:span text:style-name="T4295">..</text:span></text:p>
      <text:p text:style-name="P4296"><text:span text:style-name="T4297">Przewodniczący</text:span>:</text:p>
      <text:p text:style-name="P4298"><text:span text:style-name="T4299">N</text:span>ie wiem, jak to nazwać, ale Magdalenka.</text:p>
      <text:p text:style-name="P4300"><text:span text:style-name="T4301">Prof.<text:s/></text:span><text:span text:style-name="T4302">W</text:span><text:span text:style-name="T4303">ł</text:span><text:span text:style-name="T4304">.</text:span><text:span text:style-name="T4305"><text:s/>Baka</text:span>:</text:p>
      <text:p text:style-name="P4306">No dobrze..<text:span text:style-name="T4307">.</text:span></text:p>
      <text:p text:style-name="P4308"><text:span text:style-name="T4309">/</text:span>Głos z sali: jako<text:s/>„okrągły stół”<text:s/>po prostu/.</text:p>
      <text:p text:style-name="P4310"><text:span text:style-name="T4311">Pr</text:span><text:span text:style-name="T4312">of</text:span><text:span text:style-name="T4313">.<text:s/></text:span><text:span text:style-name="T4314">W</text:span><text:span text:style-name="T4315">ł. Baka</text:span>:</text:p>
      <text:p text:style-name="P4316">No to<text:s/><text:span text:style-name="T4317">„</text:span>okrą<text:span text:style-name="T4318">g</text:span>ły stół<text:span text:style-name="T4319">”</text:span><text:s/>jeszcze będzie lepiej<text:span text:style-name="T4320">.</text:span><text:s/>Tak, może zespół, bo my jesteśmy ciałem roboczym, nie bardzo mamy..<text:span text:style-name="T4321">.</text:span><text:s/>My wychodzimy z inicjatywą do nazw<text:span text:style-name="T4322">ij</text:span>my to<text:s/>„okrągłego stołu”<text:span text:style-name="T4323">.</text:span><text:s/><text:span text:style-name="T4324">A</text:span><text:s/>„stół”<text:s/>się komunikuje z<text:s/><text:span text:style-name="T4325">Sejme</text:span>m, nie my<text:span text:style-name="T4326">.</text:span><text:s/>Przyjmujemy?</text:p>
      <text:p text:style-name="P4327"><text:span text:style-name="T4328">Przewodniczący</text:span>:</text:p>
      <text:p text:style-name="P4329">Prz<text:span text:style-name="T4330">yj</text:span>mujemy? Czy są zastrzeżenia do tego sformułowania? Nie ma, przyjmujemy. Dziękuję.</text:p>
      <text:p text:style-name="P4331">Czyli załatwilibyśmy rozdział V.</text:p>
      <text:p text:style-name="P4332">/Głos z sali: czy można jeszcze?/.</text:p>
      <text:p text:style-name="P4333"><text:span text:style-name="T4334">Przewodniczący</text:span>:</text:p>
      <text:p text:style-name="P4335">Proszę bardzo.</text:p>
      <text:p text:style-name="P4336"><text:span text:style-name="T4337"><text:s text:c="27"/></text:span>:</text:p>
      <text:p text:style-name="P4338">Tam są jeszcze drobne redakcyjne poprawki do tego punktu b 3/. dotyczące zgody parlamentu na prywatyza<text:span text:style-name="T4339">cj</text:span>ę<text:span text:style-name="T4340">...</text:span></text:p>
      <text:p text:style-name="P4341"><text:span text:style-name="T4342">Przewodni</text:span><text:span text:style-name="T4343">cz</text:span><text:span text:style-name="T4344">ący</text:span>:</text:p>
      <text:p text:style-name="P4345">To zrobimy już w trybie roboczym. Nie zajmując ogólnego czasu<text:span text:style-name="T4346">.</text:span></text:p>
      <text:p text:style-name="P4347"><text:span text:style-name="T4348"><text:s text:c="27"/></text:span>:</text:p>
      <text:p text:style-name="P4349">D<text:span text:style-name="T4350">obrz</text:span>e.</text:p>
      <text:p text:style-name="P4351"><text:span text:style-name="T4352">Przewodniczący:</text:span></text:p>
      <text:p text:style-name="P4353"><text:span text:style-name="T4354">J</text:span>eszcze jest jedynka...</text:p>
      <text:p text:style-name="P4355"><text:span text:style-name="T4356">P</text:span><text:span text:style-name="T4357">rof.</text:span><text:span text:style-name="T4358"><text:s/>Wł.<text:s/></text:span><text:span text:style-name="T4359">B</text:span><text:span text:style-name="T4360">aka</text:span><text:span text:style-name="T4361">:</text:span></text:p>
      <text:p text:style-name="P4362">Będziemy jeszcze i tak wracać...</text:p>
      <text:p text:style-name="P4363"><text:span text:style-name="T4364">Przewodniczący</text:span>:</text:p>
      <text:p text:style-name="P4365"><text:span text:style-name="T4366">A</text:span><text:span text:style-name="T4367">l</text:span>e chodziłoby o to, żeby tą sprawę rolnictwa..<text:span text:style-name="T4368">.</text:span></text:p>
      <text:p text:style-name="P4369"><text:span text:style-name="T4370">Prof. W</text:span><text:span text:style-name="T4371">ł.</text:span><text:span text:style-name="T4372"><text:s/>Baka</text:span>:</text:p>
      <text:p text:style-name="P4373">Do rolni<text:span text:style-name="T4374">ct</text:span>wa wrócimy, bo tutaj rolnictwo się czai<text:span text:style-name="T4375">.</text:span><text:s/>Ja bym proponował, żebyśmy już oczyścili cały tekst<text:span text:style-name="T4376">.:</text:span><text:s/><text:soft-page-break/>Znaczy siódemkę zrobili.<text:s/><text:span text:style-name="T4377">W</text:span><text:s/>ten sposób będziemy mieli tekst do przepisania i do ostatecznego zaakce<text:span text:style-name="T4378">pt</text:span>owania na jutrzejszym posiedzeniu i zajęli się jeszcze dwoma sprawami.</text:p>
      <text:p text:style-name="P4379">Mianowicie sprawą rolnictwa i sprawą indeksacji<text:span text:style-name="T4380">.</text:span></text:p>
      <text:p text:style-name="P4381">Zgoda?</text:p>
      <text:p text:style-name="P4382"><text:span text:style-name="T4383">Prz</text:span><text:span text:style-name="T4384">ew</text:span><text:span text:style-name="T4385">odniczący:</text:span></text:p>
      <text:p text:style-name="P4386">Jeżeli chodzi o si<text:span text:style-name="T4387">ó</text:span>demkę, to nasze stanowisko jest takie, że to musi być załatwione w ramach<text:s/>całościowego pakietowego ustalenia. I w związku z tym my przekażemy oczywiście te sugestie,<text:s/><text:span text:style-name="T4388">j</text:span>akie sobie tutaj wypracowali<text:span text:style-name="T4389">.</text:span></text:p>
      <text:p text:style-name="P4390">Natomiast decyzja będzie pakietowo podejmowana. A więc dlatego raczej nie bardzo może być dyskutowana na naszym zespole<text:span text:style-name="T4391">.</text:span></text:p>
      <text:p text:style-name="P4392"><text:span text:style-name="T4393">Prof. Wł. Baka</text:span>:</text:p>
      <text:p text:style-name="P4394">Tu mnie chodzi panie przewodniczący, że przekazujemy jako zespół.<text:span text:style-name="T4395">..</text:span></text:p>
      <text:p text:style-name="P4396"><text:span text:style-name="T4397">Przewodniczący</text:span>:</text:p>
      <text:p text:style-name="P4398">N<text:span text:style-name="T4399">ie</text:span>...</text:p>
      <text:p text:style-name="P4400"><text:span text:style-name="T4401">Prof</text:span><text:span text:style-name="T4402">.</text:span><text:span text:style-name="T4403"><text:s/>Baka</text:span>:</text:p>
      <text:p text:style-name="P4404">A co?</text:p>
      <text:p text:style-name="P4405"><text:span text:style-name="T4406">Przewodniczący</text:span>:</text:p>
      <text:p text:style-name="P4407">Przekazujemy jako zespół solidarnościowy do dyskusji w ramach wyważenia całego paki<text:span text:style-name="T4408">et</text:span>u<text:span text:style-name="T4409">.</text:span>.<text:span text:style-name="T4410">.</text:span></text:p>
      <text:p text:style-name="P4411"><text:span text:style-name="T4412">Prof. Wł. Baka</text:span>:</text:p>
      <text:p text:style-name="P4413">Ale ja rozumiem, że, ja sądziłem, że tak np<text:span text:style-name="T4414">.</text:span><text:s/>jak ten apel w sprawie tej komisji nadzwy<text:span text:style-name="T4415">cz</text:span>ajn<text:span text:style-name="T4416">ej</text:span><text:s/>i te inne uzgadniamy i przekazujemy do<text:s/><text:span text:style-name="T4417">„</text:span>okrągłego stołu”<text:s/>jako wspólną inicjatywę. Tak żeśmy dyskutowali i w ten sposób o tej sprawie r<text:span text:style-name="T4418">oz</text:span>maw<text:span text:style-name="T4419">iali</text:span>śmy.<text:span text:style-name="T4420">..</text:span></text:p>
      <text:p text:style-name="P4421"><text:span text:style-name="T4422">Przewodni</text:span><text:span text:style-name="T4423">cz</text:span><text:span text:style-name="T4424">ący</text:span>:</text:p>
      <text:p text:style-name="P4425">Nam dano wyraźnie do zrozumienia, że to jest sprawa związkowa i do rozważenia w pakietowym ujęciu przy zamykaniu całości rozważań. Natomiast, że my jako z<text:span text:style-name="T4426">es</text:span>pół nie jesteśmy kompetentni do tego<text:span text:style-name="T4427">.</text:span></text:p>
      <text:p text:style-name="P4428"><text:span text:style-name="T4429">Prof</text:span><text:span text:style-name="T4430">.</text:span><text:span text:style-name="T4431"><text:s/>Wł. Baka</text:span>:</text:p>
      <text:p text:style-name="P4432"><text:span text:style-name="T4433">M</text:span>y proponujemy abyśmy w tym dokumencie przedstawili nasze osobne stanowisko w tej sprawie. Tam gdzie są te pro<text:span text:style-name="T4434">j</text:span>ekty różnego rodzaju oświadczeń i dokumenty kierowane do “okrągłego stołu”, że strona koalicyjno-rządowa przedłożyła po prz<text:span text:style-name="T4435">ed</text:span>yskutowan<text:span text:style-name="T4436">iu</text:span><text:s/>itd. taki tekst, jako tekst, który kieruje do<text:s/><text:span text:style-name="T4437">„</text:span>okrągłego stołu”. Dobrze? Natomiast...</text:p>
      <text:p text:style-name="P4438">/Głos z sali: ale jaki tekst?/.</text:p>
      <text:p text:style-name="P4439"><text:span text:style-name="T4440">Prof. Wł. Baka</text:span>:</text:p>
      <text:p text:style-name="P4441">Siódemka...</text:p>
      <text:p text:style-name="P4442"><text:span text:style-name="T4443">Przewodn</text:span><text:span text:style-name="T4444">ic</text:span><text:span text:style-name="T4445">zący</text:span>:</text:p>
      <text:p text:style-name="P4446">Jakie jest stanowisko<text:s/><text:span text:style-name="T4447">st</text:span>rony koalicyjno-rządow<text:span text:style-name="T4448">e</text:span>j<text:span text:style-name="T4449">.</text:span>.<text:span text:style-name="T4450">.</text:span></text:p>
      <text:p text:style-name="P4451"><text:span text:style-name="T4452">/</text:span>G<text:span text:style-name="T4453">ł</text:span>os z sali: proponuję rozdać/.</text:p>
      <text:p text:style-name="P4454"><text:span text:style-name="T4455">Prof. Wł. Baka</text:span>:</text:p>
      <text:p text:style-name="P4456"><text:span text:style-name="T4457">Ni</text:span>e<text:s/><text:span text:style-name="T4458">m</text:span>a<text:s/><text:span text:style-name="T4459">c</text:span>o rozdawać jeżeli koledzy absentują... Natomiast oczywiście w dokumencie też napisz<text:span text:style-name="T4460">e</text:span>my, że mimo wstępnych uzgodnień strona opozycyjno-so<text:span text:style-name="T4461">lid</text:span>arnościowa odmówiła współucz<text:span text:style-name="T4462">es</text:span>tnictwa w<text:s/><text:soft-page-break/>przekazaniu tego dokumentu do<text:s/><text:span text:style-name="T4463">„</text:span>okrągłego stołu”<text:span text:style-name="T4464">.</text:span></text:p>
      <text:p text:style-name="P4465"><text:span text:style-name="T4466">Prz</text:span><text:span text:style-name="T4467">ewod</text:span><text:span text:style-name="T4468">n</text:span><text:span text:style-name="T4469">icz</text:span><text:span text:style-name="T4470">ący</text:span>:</text:p>
      <text:p text:style-name="P4471">Jeżeli pan profesor chce to proszę bardzo.</text:p>
      <text:p text:style-name="P4472"><text:span text:style-name="T4473">Prof. Wł. Baka</text:span>:</text:p>
      <text:p text:style-name="P4474">Nie, bo jestem zaskoczony tą ewolucją, ja muszę powiedzieć, że staje się to wszystko takie<text:s/><text:span text:style-name="T4475">.</text:span>asym<text:span text:style-name="T4476">et</text:span>ryczne<text:span text:style-name="T4477">.</text:span><text:s/>Bardzo asym<text:span text:style-name="T4478">et</text:span>ryczne<text:span text:style-name="T4479">.</text:span><text:s/>Mnie to martwi.<text:span text:style-name="T4480">.</text:span>.</text:p>
      <text:p text:style-name="P4481"><text:span text:style-name="T4482">Przewodn</text:span><text:span text:style-name="T4483">i</text:span><text:span text:style-name="T4484">c</text:span><text:span text:style-name="T4485">z</text:span><text:span text:style-name="T4486">ąc</text:span><text:span text:style-name="T4487">y</text:span>:</text:p>
      <text:p text:style-name="P4488">Intencji nie ma tutaj, ż<text:span text:style-name="T4489">eb</text:span>y zrywać jakieś ustalenia, tylko po prostu jest kwestia kompetencji związków zawodowych do tych spraw. To jest sprawa już gdzie wchodzi w grę bilans uzgodnień pakietowych politycznej grupy, związkowej grupy i naszej grupy<text:span text:style-name="T4490">.</text:span><text:s/>I w związku z tym zostało postanowione, że to będzie rozpatrywane łącznie.<text:span text:style-name="T4491">..</text:span></text:p>
      <text:p text:style-name="P4492"><text:span text:style-name="T4493">Prof.<text:s/></text:span><text:span text:style-name="T4494">W</text:span><text:span text:style-name="T4495">ł</text:span><text:span text:style-name="T4496">.</text:span><text:span text:style-name="T4497"><text:s/>Baka</text:span>:</text:p>
      <text:p text:style-name="P4498">No tak, ale miało być rozpatrywane z naszej inicjatywy, że my nie przesądzamy tylko my zgłaszamy inicjatywę<text:span text:style-name="T4499">.</text:span><text:s/>My niczego nie przesądzamy. My zgłaszamy inicjatywę, natomiast w tej chwili nagle okazuje się, że Inicjatywa jest asym<text:span text:style-name="T4500">et</text:span>ryczna i to nie jest<text:s/><text:span text:style-name="T4501">d</text:span>obrze.</text:p>
      <text:p text:style-name="P4502"><text:span text:style-name="T4503">Przewodn</text:span><text:span text:style-name="T4504">i</text:span><text:span text:style-name="T4505">c</text:span><text:span text:style-name="T4506">zą</text:span><text:span text:style-name="T4507">c</text:span><text:span text:style-name="T4508">y</text:span>:</text:p>
      <text:p text:style-name="P4509">Pan Wielowieyski.</text:p>
      <text:p text:style-name="P4510"><text:span text:style-name="T4511">Andrzej Wi</text:span><text:span text:style-name="T4512">el</text:span><text:span text:style-name="T4513">owieyski</text:span>:</text:p>
      <text:p text:style-name="P4514">J<text:span text:style-name="T4515">ed</text:span>na sprawa j<text:span text:style-name="T4516">est</text:span><text:s/>tutaj oczywista, w każdym ra<text:span text:style-name="T4517">z</text:span>ie jeżeli uwzględnimy cały kontekst<text:s/>w sytuacji, w której się znajdujemy, mianowicie przystępowanie do wspólnych organów pań<text:span text:style-name="T4518">st</text:span>wowo-społecznych, które skądinąd być może powinny by<text:span text:style-name="T4519">ć</text:span><text:s/>powołane czy istnieje jakaś ich potrzeba jest w sytuacji<text:s/>„Solidarności”<text:s/>w tej chwili niemożliwe póki nie zaistniejmy normalnie<text:span text:style-name="T4520">.</text:span><text:s/>Nie będziemy zalegalizowani, nie stworzymy swoich organów, i teraz w związku z ty<text:span text:style-name="T4521">m<text:s/></text:span>konsultowałem te sprawę z zespołem do spraw pluralizmu związkowego i tam przyjęto pewne niezbędne ustalenia już do przepisów ustawowych, tak samo dotyczących tworzenia np. wspólnych międzyzwiązkowych organów na szczeblu prz<text:span text:style-name="T4522">ed</text:span>siębiorstw.</text:p>
      <text:p text:style-name="P4523">Wszystko co jest wyżej, co jest oczywiście potrzebne, trzeba robić umowy zbiorowe, w różne układy wchodzić będzie mogło być robione wtedy, kiedy związki, w tym wypadku chodzi zarówno o związek pracowniczej<text:s/>„Solidarności”, jak i rolniczej<text:span text:style-name="T4524">,</text:span><text:s/>kiedy one zaistnieją, ki<text:span text:style-name="T4525">ed</text:span>y będą mogły formalnie działać, wtedy będziemy mogli pomyśleć o tworzeniu wspólnych organów<text:span text:style-name="T4526">.</text:span></text:p>
      <text:p text:style-name="P4527"><text:span text:style-name="T4528">Prof.<text:s/></text:span><text:span text:style-name="T4529">Wł.</text:span><text:span text:style-name="T4530"><text:s/>Baka:</text:span></text:p>
      <text:p text:style-name="P4531">Oczywiście nikt n<text:span text:style-name="T4532">i</text:span>e mniema, nikt nie sądzi, że związek, który formalnie nie istnieje miałby wchodzić do jakichkolwiek ciał, a zatem to jest zapis przyszłościowy, tak jak wszystkie inne zapisy, które tutaj są zawarte.<text:s/><text:span text:style-name="T4533">A</text:span><text:s/>zatem chodzi o pewną deklarację intencji, a nie o przesądzanie cz<text:span text:style-name="T4534">eg</text:span>okolwiek<text:span text:style-name="T4535">.</text:span></text:p>
      <text:p text:style-name="P4536">Natomiast muszę powiedzieć, że jestem zdumiony i jestem rozczarowany potężnie ze względu na to, że wtedy kiedy dochodzi do próby określania zasad współdziałania wszystkich sił, kiedy my próbujemy wnioskować w jaki sposób należałoby ten proces zainicjować. Ponieważ to wszystko co tutaj<text:s/>ustalamy jest i ważne,<text:s/><text:span text:style-name="T4537">i</text:span><text:s/>bardzo trudne do prz<text:span text:style-name="T4538">ep</text:span>rowadzenia<text:span text:style-name="T4539">.</text:span><text:s/>Tu napotykamy m<text:span text:style-name="T4540">o</text:span>żna powiedzieć na raczej nieprzychylną reakcję. Reakcja, która istotnie różni się od tego wszystkiego o czym do tej pory była mowa. I to chciałem tylko<text:s/>skonstatow<text:span text:style-name="T4541">ać</text:span><text:s/>z prawdziwym - moim zdaniem - zaniepok<text:span text:style-name="T4542">oj</text:span>eniem.</text:p>
      <text:soft-page-break/>
      <text:p text:style-name="P4543"><text:span text:style-name="T4544">P</text:span><text:span text:style-name="T4545">rzew</text:span><text:span text:style-name="T4546">odn</text:span><text:span text:style-name="T4547">i</text:span><text:span text:style-name="T4548">c</text:span><text:span text:style-name="T4549">z</text:span><text:span text:style-name="T4550">ący</text:span>:</text:p>
      <text:p text:style-name="P4551">Panie profesorze zwrócono nam uwagę, że wchodzimy w nie swoje kompetencje, jako zespół. Nam.<text:span text:style-name="T4552"><text:s/></text:span>My intencji nie zmieniliśmy, będziemy prezentowali to na KKW..<text:span text:style-name="T4553">.</text:span><text:s/>na tym zespole pakietowym, że tak powiem, w tej wersji, która tutaj jest<text:span text:style-name="T4554">.</text:span><text:s/>Po prostu..<text:span text:style-name="T4555">.</text:span></text:p>
      <text:p text:style-name="P4556"><text:span text:style-name="T4557">Na</text:span>m zwrócono uwagę, że na to, że jesteśmy<text:span text:style-name="T4558">..</text:span>. działamy.<text:span text:style-name="T4559">..</text:span><text:s/>że przekroczyliśmy nasze kompetencje jako zesp<text:span text:style-name="T4560">o</text:span>łu społeczno-ekonomicznego, że to należy do zespołu związkowego i politycznego<text:span text:style-name="T4561">.</text:span><text:s/>I w związku z tym żeśmy się wycofali. Nie ma po prostu w tym żadnej ukrytej intencji, tylko brak po prostu kompetencji.<text:s/><text:span text:style-name="T4562">J</text:span>eżeli załatwimy to na pakietowym posiedzeniu, to nic to nie zmieni w brzmieniu tych ustaleń.</text:p>
      <text:p text:style-name="P4563"><text:span text:style-name="T4564">Prof. Wł. Baka</text:span>:</text:p>
      <text:p text:style-name="P4565">To tu proponuję przerwać dyskusję, nie ma co dalej dyskutować<text:span text:style-name="T4566">.</text:span></text:p>
      <text:p text:style-name="P4567"><text:span text:style-name="T4568">P</text:span><text:span text:style-name="T4569">rzewo</text:span><text:span text:style-name="T4570">dn</text:span><text:span text:style-name="T4571">i</text:span><text:span text:style-name="T4572">c</text:span><text:span text:style-name="T4573">z</text:span><text:span text:style-name="T4574">ąc</text:span><text:span text:style-name="T4575">y</text:span>:</text:p>
      <text:p text:style-name="P4576">Dobrze. Jeżeli teraz można to do punktu pierwszego rzymskiego<text:s/><text:span text:style-name="T4577">„</text:span>Poprawa zaopatrzenia rynku i warunków życia ludności<text:span text:style-name="T4578">”</text:span>. Tutaj były kolejne uzgodnienia<text:span text:style-name="T4579">.</text:span></text:p>
      <text:p text:style-name="P4580">Tutaj jest propozycja zapisu siódmego i ustosunkowanie się do propozycji pana wicepremiera Olesiaka. Zanim zaangażujemy się w dyskusję chciałem od razu zastrzec się, że ta sprawa została zastrzeżona też do rozpatrzenia przez KKW, my możemy natomiast zabrać głos w tej sprawie, naszą opinię wyrazić, ale tutaj ze względu na dosyć daleko idące konsekwencje ekonomiczne<text:span text:style-name="T4581">.</text:span><text:s/>Tutaj decyzja będzie zastrzeżona do KKW na 28.</text:p>
      <text:p text:style-name="P4582">Kto chciałby zabrać głos w tej sprawie? Pan prof. St<text:span text:style-name="T4583">e</text:span>lmachowsk<text:span text:style-name="T4584">i.</text:span></text:p>
      <text:p text:style-name="P4585"><text:span text:style-name="T4586">Prof. Andrzej S</text:span><text:span text:style-name="T4587">tel</text:span><text:span text:style-name="T4588">machowski</text:span>:</text:p>
      <text:p text:style-name="P4589">Otóż jeżeli chodzi o to, żebyśmy tutaj w jakiejś mierze jednak działali nie<text:s/>d<text:span text:style-name="T4590">ez</text:span>awuując<text:s/>tego co zostało zapisane na stoliku rolnym oraz w jakiejś mierze jeżeli tu są te bezpieczn<text:span text:style-name="T4591">i</text:span>ki dotyczące indeksacji itd.<text:s/><text:span text:style-name="T4592">T</text:span>o w takim razie pros<text:span text:style-name="T4593">il</text:span>ibyśmy o recypowanie również tych pewnych b<text:span text:style-name="T4594">ez</text:span>pie<text:span text:style-name="T4595">cz</text:span>n<text:span text:style-name="T4596">i</text:span>ków, które dotyczą rolnictwa<text:span text:style-name="T4597">.</text:span></text:p>
      <text:p text:style-name="P4598">Krótko mówiąc jest wniosek, żeby dopisać następujące trzy zdania<text:span text:style-name="T4599">.</text:span><text:s/>Ja oczywiście rozumiem, że to w tej chwili obecnie jest na tej karcie pkt 4, która dziś została rozdana?<text:s/>„Uzgodnienia w sprawach polityki gospodarczej”. To jest to czy to nie jest to?</text:p>
      <text:p text:style-name="P4600"><text:span text:style-name="T4601">Przewodniczący</text:span>:</text:p>
      <text:p text:style-name="P4602">To jest to panie profesorze. Punkt 7, str. 3 proponuje się zastąpieniem zapisem, który jest jak pan następuje<text:span text:style-name="T4603">.</text:span><text:s/>Może pan Topiński odczyta<text:span text:style-name="T4604">...</text:span><text:s/>a pan profesor uzupełni ją.</text:p>
      <text:p text:style-name="P4605"><text:span text:style-name="T4606">Prof. Andrzej<text:s/></text:span><text:span text:style-name="T4607">Stel</text:span><text:span text:style-name="T4608">machowski</text:span>:</text:p>
      <text:p text:style-name="P4609">Dobrz<text:span text:style-name="T4610">e</text:span>.</text:p>
      <text:p text:style-name="P4611"><text:span text:style-name="T4612">Przewodniczący</text:span>:</text:p>
      <text:p text:style-name="P4613">Albo pan Leopold<text:span text:style-name="T4614">.</text:span>..</text:p>
      <text:p text:style-name="P4615"><text:span text:style-name="T4616"><text:s text:c="27"/></text:span>:</text:p>
      <text:p text:style-name="P4617">Pan profesor myśli o pkt. 4, w tej nowej.<text:span text:style-name="T4618">..</text:span></text:p>
      <text:p text:style-name="P4619"><text:span text:style-name="T4620">Przewodniczący</text:span>:</text:p>
      <text:p text:style-name="P4621"><text:span text:style-name="T4622">W</text:span><text:s/>czwartym:<text:s/>„Uznaje s<text:span text:style-name="T4623">i</text:span>ę za ważne oparcie całej gospodarki w tym także produkcji rolnej na zasadach rynkowych.<text:s/><text:span text:style-name="T4624">W</text:span><text:s/>związku z tym równolegle ze znoszeniem monopoli i reglamenta<text:span text:style-name="T4625">cj</text:span>i środków produkcji ceny będą kszta<text:span text:style-name="T4626">łt</text:span>owane przez<text:s/>r<text:span text:style-name="T4627">el</text:span>a<text:span text:style-name="T4628">cj</text:span>e<text:s/>popytu<text:s/><text:span text:style-name="T4629">i</text:span><text:s/>podaży, a dotacje będą ograniczane.<text:s/><text:span text:style-name="T4630">W</text:span><text:s/>okresie przejściowym<text:s/><text:soft-page-break/>stosowane b<text:span text:style-name="T4631">ę</text:span>dą procentowe stawki dotacji do podstawowych produktów żywno<text:span text:style-name="T4632">ścio</text:span>wych.<text:s/><text:span text:style-name="T4633">W</text:span><text:s/>następnych etapach będzie się dążyć do zmniejszenia tych<text:s/><text:span text:style-name="T4634">st</text:span>awek<text:span text:style-name="T4635">.</text:span></text:p>
      <text:p text:style-name="P4636"><text:span text:style-name="T4637">Prof. Andrzej S</text:span><text:span text:style-name="T4638">tel</text:span><text:span text:style-name="T4639">machowski</text:span>:</text:p>
      <text:p text:style-name="P4640"><text:span text:style-name="T4641">T</text:span>o znaczy, że my<text:span text:style-name="T4642">śl</text:span>ałem o dobrym punkcie.</text:p>
      <text:p text:style-name="P4643"><text:span text:style-name="T4644">W</text:span><text:s/>takim razie jest prośba o uwzgl<text:span text:style-name="T4645">ęd</text:span>nienie następujących trzech zdań<text:span text:style-name="T4646">.</text:span><text:s/>Zabezpi<text:span text:style-name="T4647">ec</text:span>zeniem interesów rolnictwa będą ceny minimalne gwarantowane, skupowanych produktów rolnych.</text:p>
      <text:p text:style-name="P4648">Zdanie drugie:<text:s/><text:span text:style-name="T4649">„</text:span>W okresie przejściowym stosowane będą także ceny maksymalne na środki do produkcji rolnej jeżeli dostawca będzie miał pozycję monopolisty”.</text:p>
      <text:p text:style-name="P4650">I zdanie trzecie:<text:s/><text:span text:style-name="T4651">„</text:span>Podatek rolny i inne świadczenia publiczne nie będą przekraczały relacji wynikających z ruchu cen skupu produktów rolnych”. Taki jest wniosek, ja mogę tu da<text:span text:style-name="T4652">ć</text:span><text:s/>tekst gotowy panu przewodniczącemu.</text:p>
      <text:p text:style-name="P4653">/Głos z sali: jakie ceny skupu?/.</text:p>
      <text:p text:style-name="P4654"><text:span text:style-name="T4655">Prof. A</text:span><text:span text:style-name="T4656">.</text:span><text:span text:style-name="T4657"><text:s/></text:span><text:span text:style-name="T4658">Stel</text:span><text:span text:style-name="T4659">machowski</text:span>:</text:p>
      <text:p text:style-name="P4660">Ceny skupu produktów rolnych.</text:p>
      <text:p text:style-name="P4661">/Głos z sali: ale jakie?/.</text:p>
      <text:p text:style-name="P4662"><text:span text:style-name="T4663">Prof. A</text:span><text:span text:style-name="T4664">.</text:span><text:span text:style-name="T4665"><text:s/></text:span><text:span text:style-name="T4666">Stel</text:span><text:span text:style-name="T4667">machowski</text:span>:</text:p>
      <text:p text:style-name="P4668">No to średnich cen z ruchu cen skupu produktów rolnych. Czy średnich, jak pan uważa<text:span text:style-name="T4669">.</text:span></text:p>
      <text:p text:style-name="P4670">Idzie o to, żeby świadczenia publiczne nie szły szybciej niż ruch cen.</text:p>
      <text:p text:style-name="P4671"><text:span text:style-name="T4672"><text:s text:c="27"/></text:span>:</text:p>
      <text:p text:style-name="P4673">Rzecz wygląda niepokojąco ponieważ rolnicy si<text:span text:style-name="T4674">ę</text:span><text:s/>entu<text:span text:style-name="T4675">z</text:span>jazm<text:span text:style-name="T4676">u</text:span>ją, a<text:s/>Minister<text:s/>Finansów się zatrwożył. Nie wiem o co chodzi.</text:p>
      <text:p text:style-name="P4677"><text:span text:style-name="T4678"><text:s text:c="27"/></text:span>:</text:p>
      <text:p text:style-name="P4679">Nie, to nie jest na niekorzyść<text:s/>Ministra<text:s/>Finansów, także można przyjąć.</text:p>
      <text:p text:style-name="P4680"><text:span text:style-name="T4681">Przewodn</text:span><text:span text:style-name="T4682">ic</text:span><text:span text:style-name="T4683">zący</text:span>:</text:p>
      <text:p text:style-name="P4684">Czy pan Leopold chciałby zabrać głos?</text:p>
      <text:p text:style-name="P4685">/Głos z sali: nie/.</text:p>
      <text:p text:style-name="P4686"><text:span text:style-name="T4687">Przewodniczący:</text:span></text:p>
      <text:p text:style-name="P4688">Minister Pazura, proszę bardzo.</text:p>
      <text:p text:style-name="P4689"><text:span text:style-name="T4690">Min</text:span><text:span text:style-name="T4691">.</text:span><text:span text:style-name="T4692"><text:s/>Pazura</text:span>:<text:s/></text:p>
      <text:p text:style-name="P4693">Ja mam taką uwagę do tego trzeciego zab<text:span text:style-name="T4694">ez</text:span>pieczenia. Mianowicie świadczenia publiczne mają bardzo różny charakter. Ja rozumiem, że w<text:span text:style-name="T4695">ś</text:span>ród tych świadczeń publicznych są również świadczenia na ubezpieczenie społeczne rolników indyw<text:span text:style-name="T4696">id</text:span>ualnych.</text:p>
      <text:p text:style-name="P4697"><text:span text:style-name="T4698">Prof. A</text:span><text:span text:style-name="T4699">.</text:span><text:span text:style-name="T4700"><text:s/></text:span><text:span text:style-name="T4701">St</text:span><text:span text:style-name="T4702">elmachowski</text:span>:</text:p>
      <text:p text:style-name="P4703">Mi<text:span text:style-name="T4704">ędzy</text:span><text:s/>i<text:span text:style-name="T4705">n</text:span>nym<text:span text:style-name="T4706">i...</text:span></text:p>
      <text:p text:style-name="P4707"><text:span text:style-name="T4708">Min</text:span><text:span text:style-name="T4709">.</text:span><text:span text:style-name="T4710"><text:s/>Pazura</text:span>:</text:p>
      <text:p text:style-name="P4711">Między innymi<text:span text:style-name="T4712">.</text:span>.<text:span text:style-name="T4713">.</text:span><text:s/>Także są świadczenia na rzecz ubezpieczeń majątkowych rolników. O ile jeśli chodzi o obciążenia typowo finansowe dokładnie rzecz ujmują podatek rolny, to ta formuła jest jak najbardziej poprawna. Dlatego, że faktycznie tak jest. Z tym, że z konkretnym produktem wiążemy wymiar podatku rolnego, o tyle co do innych świadczeń to po pierwsze jeśli my<text:span text:style-name="T4714">ś</text:span>lim<text:span text:style-name="T4715">y</text:span><text:s/>o przekształceniu systemu ubezpieczeń<text:s/><text:soft-page-break/>społecznych to takich zapisów oczywiście nie możemy w tym zakresie przyjmować, bo blokuje nam to podejście do tego systemu ubezpieczeń społecznych.</text:p>
      <text:p text:style-name="P4716">Po drugie jeśli chcemy mieć wła<text:span text:style-name="T4717">ś</text:span>ciwe odszkodowania z tytułu szkód majątkowych to oczywiście składki muszą być współmierne z tymi odszkodowaniami, a więc nie można wiązać tego z ceną produktu rolnego dlatego, że bardziej się to wiąże z cenami składników majątkowych. To tylko taka uwaga<text:span text:style-name="T4718">.</text:span></text:p>
      <text:p text:style-name="P4719">Dziękuję.</text:p>
      <text:p text:style-name="P4720"><text:span text:style-name="T4721">Prof. A.<text:s/></text:span><text:span text:style-name="T4722">Stel</text:span><text:span text:style-name="T4723">machowski</text:span>:</text:p>
      <text:p text:style-name="P4724">Czy pan minister wołałby to podnieść w ogóle do dochodów rolniczych?</text:p>
      <text:p text:style-name="P4725"><text:span text:style-name="T4726">Min</text:span><text:span text:style-name="T4727">.</text:span><text:span text:style-name="T4728"><text:s/>Pazura</text:span>:</text:p>
      <text:p text:style-name="P4729"><text:span text:style-name="T4730">J</text:span><text:span text:style-name="T4731">a</text:span><text:s/>sądzę, że do realnych potrzeb systemu ubezpieczeń i wymogów<text:s/><text:span text:style-name="T4732">s</text:span>ystemu ubezpieczeń. Zarówno ubezpieczeń społecznych, jak i majątkowych.</text:p>
      <text:p text:style-name="P4733"><text:span text:style-name="T4734">Prof. A</text:span><text:span text:style-name="T4735">.</text:span><text:span text:style-name="T4736"><text:s/></text:span><text:span text:style-name="T4737">Stel</text:span><text:span text:style-name="T4738">machowski</text:span>:</text:p>
      <text:p text:style-name="P4739">Czyli chce pan minister obskubywać rolnictwo w wyższym stopniu niż to jest zdolne cokolwiek uzyskać.</text:p>
      <text:p text:style-name="P4740"><text:span text:style-name="T4741">Przewodni</text:span><text:span text:style-name="T4742">cz</text:span><text:span text:style-name="T4743">ący</text:span>:</text:p>
      <text:p text:style-name="P4744">Panie profesorze po pierwsze my dyskutujemy nad tekstem, który jest tylko panu znany w notatce, trzeba to rozdać, powiedzieć i wtedy można by prowadzić dalej dyskusj<text:span text:style-name="T4745">ę</text:span><text:s/>na ten temat.</text:p>
      <text:p text:style-name="P4746"><text:span text:style-name="T4747">/</text:span>Głos z sali: jeszcze pan profesor go modyfikuje w międzyczasie/.</text:p>
      <text:p text:style-name="P4748"><text:span text:style-name="T4749">Prof.<text:s/></text:span><text:span text:style-name="T4750">Stel</text:span><text:span text:style-name="T4751">machowski</text:span>:</text:p>
      <text:p text:style-name="P4752">Dobrze<text:span text:style-name="T4753">,</text:span><text:s/>zaraz pójdę i go przepiszę, bo to jest trzy zdania. Nie są takie trudne...</text:p>
      <text:p text:style-name="P4754"><text:span text:style-name="T4755">Przewodni</text:span><text:span text:style-name="T4756">cz</text:span><text:span text:style-name="T4757">ący</text:span>:</text:p>
      <text:p text:style-name="P4758">Natomiast ja chciałem zaproponować, żeby panowie Topiński<text:s/><text:span text:style-name="T4759">i</text:span><text:s/>Leopold ustosunkowali się do tego materiału pana premiera Olesiaka, który wczoraj otrzymaliśmy<text:span text:style-name="T4760">.</text:span><text:s/>Materiał ekspertów<text:s/>Ministra Finansów, prz<text:span text:style-name="T4761">ep</text:span>ra<text:span text:style-name="T4762">sz</text:span>am...</text:p>
      <text:p text:style-name="P4763"><text:span text:style-name="T4764"><text:s text:c="27"/></text:span>:</text:p>
      <text:p text:style-name="P4765">Odnośnie propozycji pana profesora<text:s/><text:span text:style-name="T4766">St</text:span>elmachowskiego. Wydaje mi się, że pan minister Pazura trochę wpada we własną pułapkę. Bo panie ministrze jeśliby przyjąć pana konwencję to przy przyj<text:span text:style-name="T4767">ę</text:span>ciu cen środków produkcji jako składników majątkowych będzie pan w sytuacji gorszej. Ponieważ ceny tych środków produkcji mogą wzrastać inacz<text:span text:style-name="T4768">ej</text:span>.</text:p>
      <text:p text:style-name="P4769">/G<text:span text:style-name="T4770">ł</text:span>os z sali: nie słychać/.</text:p>
      <text:p text:style-name="P4771"><text:span text:style-name="T4772"><text:s text:c="27"/></text:span>:</text:p>
      <text:p text:style-name="P4773">Ano właśnie. Dlatego mnie się<text:span text:style-name="T4774"><text:s/></text:span>wydaje, że jednak propozycja<text:s/><text:span text:style-name="T4775">p</text:span>ana prof<text:span text:style-name="T4776">.</text:span><text:s/>Stelmachowskiego z obydwu punktów widz<text:span text:style-name="T4777">en</text:span>ia, a mianowi<text:span text:style-name="T4778">cie</text:span><text:s/>rolniczego i fiskalnego, bo to są dwa różne punkty widzenia. Jednak jest bardzo praktyczna i także i w tej części dotyczącej ubezpieczenia emerytalnego też jest bezpieczna.</text:p>
      <text:p text:style-name="P4779">Niestety sytuacja wygląda tak nie tylko w Polsce, ale w bardzo wielu krajach Europy, że świadczenia emerytalne rolników współfinansowane są ze środków<text:s/>spoza<text:s/>rolnictwa. Ze środków budżetowych. Ja mogę przytoczyć kilka konkr<text:span text:style-name="T4780">et</text:span>nych przykładów w Europie, gdzie one w trzech czwartych finansowane są<text:s/>spoza<text:s/>składek<text:span text:style-name="T4781">.</text:span><text:s/>Ponieważ rolnictwo jest rzeczywiście gałęzią o słabszej efektywności niż inne gałęzie. I wobec tego to jest ta droga, którą można sytuację jego wyrównywać. Rolnictwo najmniej się nadaje do tego, żeby na nim fiskus zarobił, bo wtedy to może być ze szkodą dla konsumenta.</text:p>
      <text:soft-page-break/>
      <text:p text:style-name="P4782">Dziękuję bardzo.</text:p>
      <text:p text:style-name="P4783"><text:span text:style-name="T4784">Przewodniczący</text:span>:</text:p>
      <text:p text:style-name="P4785">Pro<text:span text:style-name="T4786">sz</text:span>ę bardzo, kto j<text:span text:style-name="T4787">es</text:span>zcze w t<text:span text:style-name="T4788">ej</text:span><text:s/>sprawie?</text:p>
      <text:p text:style-name="P4789"><text:span text:style-name="T4790"><text:s text:c="27"/></text:span>:</text:p>
      <text:p text:style-name="P4791">Ja myślę, żeby wyłączyć sprawy ekonomiczne i sprawy formalne. My nie kwestion<text:span text:style-name="T4792">uj</text:span>emy sprawy podatkowych obci<text:span text:style-name="T4793">ążeń</text:span>. Tak jak pan profesor proponuje.</text:p>
      <text:p text:style-name="P4794">Natomiast proszę zauważyć zgodnie z życzeniem rolników przechodzimy tylko przy zmianie ustawy na ubezpieczenia majątkowe dobrowolne.<text:s/><text:span text:style-name="T4795">W</text:span>chodzą różne instytucje ubezpieczeniowe<text:span text:style-name="T4796">.</text:span><text:s/>Nie mo<text:span text:style-name="T4797">gę</text:span><text:s/>zaproponować weźcie na dzień dzisiejszy, że ona ma składkę ustalać w powiązaniu z cenami skupu<text:span text:style-name="T4798">.<text:s/></text:span>Ona się będzie kierowała normalnym rachunkiem ubezpieczeń. Czyli nie można takiej deklaracji.</text:p>
      <text:p text:style-name="P4799">Również system ubezpieczeń musi być związany z systemem ubezpieczeń społecznych, tak jak to jest przygotowane. S<text:span text:style-name="T4800">ą</text:span><text:s/>tam ustawy, dogadanie, w tej chwili to się wprowadza.</text:p>
      <text:p text:style-name="P4801">Czyli ja mówię w sprawach podatkowych jest pełna jasność.</text:p>
      <text:p text:style-name="P4802"><text:span text:style-name="T4803">W</text:span><text:s/>sprawach majątkowych jeżeli rolnicy twardo żądali dobrowolności ubezpieczeń i z drugiej strony p<text:span text:style-name="T4804">rz</text:span>echodzimy na różne instytucje ub<text:span text:style-name="T4805">ez</text:span>pi<text:span text:style-name="T4806">ec</text:span>zeniowe to nie jest kwestia już teraz fiskusa tylko nie możemy tu powiedzieć, jak te instytucje ub<text:span text:style-name="T4807">ez</text:span>pi<text:span text:style-name="T4808">ec</text:span>z<text:span text:style-name="T4809">en</text:span>iowe na zasadzie dobrowolnych umów mają określać cenę. To nie będzie żaden... to w ogóle nie wyjdzie.</text:p>
      <text:p text:style-name="P4810">I druga sprawa system ubezpieczeniowy, który jest przebudowany - ubezpieczeń społecznych.</text:p>
      <text:p text:style-name="P4811"><text:span text:style-name="T4812"><text:s text:c="27"/></text:span>:</text:p>
      <text:p text:style-name="P4813">J<text:span text:style-name="T4814">eżeli</text:span><text:s/>można...</text:p>
      <text:p text:style-name="P4815"><text:span text:style-name="T4816">W</text:span><text:s/>tej chwili to jest jedna trzecia, ja rozumiem, że zapis może być np. na tle tegorocznej wysokiej dynamiki rzeczywiście wzrostu obciążeń z tytułu ubezpieczeń społecznych, tylko, że jest ona wyłącznie jedną trzecią skutków poniesionych w roku ubiegłym przez budżet z tytułu wzrostu wypłat<text:span text:style-name="T4817">.</text:span><text:s/>Taki jest rachunek. I to jest wyłącznie ten rachunek, który w żadnym stopniu nie uwzględnia np. wzrostów tegorocznych, które powstają, które się przenoszą z rocznym opóźnieniem w jednej trzeciej. A więc jest to jakby inny rachunek i realizacja przyjętej zasady. I<text:s/>znowuż<text:s/>tego typu zapis uogólniający na wszystko powoduje, że instytucje ubezpieczeniowe w tym także ub<text:span text:style-name="T4818">ez</text:span>pieczenia społeczne nie mogą funkcjonować w sposób<text:s/><text:span text:style-name="T4819">w</text:span><text:s/><text:span text:style-name="T4820">m</text:span>iarę racjonalny dla swoich zasad. Przy zasadzie nawet jednej trzeciej, która dzi<text:span text:style-name="T4821">ś</text:span><text:s/>obowiązuje.</text:p>
      <text:p text:style-name="P4822"><text:span text:style-name="T4823"><text:s text:c="27"/></text:span>:</text:p>
      <text:p text:style-name="P4824">Ja przepraszam, że jeszcze raz wracam do sprawy. Bo oczywista punkt widzenia fiskalny jest bliższy buchal<text:span text:style-name="T4825">t</text:span>er<text:span text:style-name="T4826">yj</text:span>no-księgowemu, jak politycznemu. My<text:s/><text:span text:style-name="T4827">t</text:span>u<text:span text:style-name="T4828"><text:s/></text:span>mamy do czynienia jednak z problematyką polityki w stosunku do rolnictwa i wobec tego coś czemuś trzeba podporządkowa<text:span text:style-name="T4829">ć</text:span>.</text:p>
      <text:p text:style-name="P4830">Otóż księgowość i buchalterię trzeba podporządkować polityce. I z tego punktu widzenia także instytucje, które wejdą na rynek ub<text:span text:style-name="T4831">ez</text:span>pieczeniowy muszą<text:s/><text:span text:style-name="T4832">m</text:span>ieć pewne ramy<text:span text:style-name="T4833">.</text:span><text:s/>To n<text:span text:style-name="T4834">i</text:span>e jest tak, że one będą całkowicie swobodne.<text:s/><text:span text:style-name="T4835">W</text:span><text:s/>wielu dziedzinach, jeżeli<text:s/><text:span text:style-name="T4836">m</text:span>ówimy np. o wyznaczaniu cen minimalnych czy maksymalnych to też mówimy o jakichś ramach. Także i w tym przypadku mnie się wydaje rząd musi te ramy trzymać pod kontr<text:span text:style-name="T4837">ol</text:span>ą<text:span text:style-name="T4838">.</text:span></text:p>
      <text:p text:style-name="P4839">Dziękuję bardzo.</text:p>
      <text:p text:style-name="P4840"><text:span text:style-name="T4841"><text:s text:c="27"/></text:span>:</text:p>
      <text:soft-page-break/>
      <text:p text:style-name="P4842">Przepraszam bardzo, jeżeli można to ja już tak nie chciałbym potraktować złośliwie. Przeczytam:</text:p>
      <text:p text:style-name="P4843"><text:span text:style-name="T4844">„</text:span>Ustawowo zakazana będzie praktyka pokrywania wydatków państwa pustym pieniądzem”. Proszę państwa,<text:s/>przecież cały czas wrzucamy do budżetu nowe wydatki bez w ogóle rachunku. Jak ja mogę instytucji ub<text:span text:style-name="T4845">ez</text:span>pieczeniow<text:span text:style-name="T4846">ej</text:span><text:s/>powiedzieć?<text:span text:style-name="T4847"><text:s/></text:span>Żeby jej powiedzieć, to ja muszę jej powiedzieć, że ona ma odpowiednio mało brać, to ja muszę jej powiedzieć, że ja jej to zrefunduję. Z czego?</text:p>
      <text:p text:style-name="P4848">/Głos z sali: nie słychać/.</text:p>
      <text:p text:style-name="P4849"><text:span text:style-name="T4850"><text:s text:c="27"/></text:span>:</text:p>
      <text:p text:style-name="P4851"><text:span text:style-name="T4852">A</text:span><text:s/>skąd mam wziąć te dochody budżetu? Panowie przecież tutaj cały dzień nic tylko się martwimy, jak pomniejszyć dochody budżetu, a zwiększyć wydatki.</text:p>
      <text:p text:style-name="P4853">Według mnie przy podatku rolnym możemy, bo mamy taką zasadę. Jest to kontynua<text:span text:style-name="T4854">cj</text:span>a i uważam, że słuszna, ale tam gdzie wchodzimy na inne obszary nie możemy bez jakichkolwiek rachunków zap<text:span text:style-name="T4855">i</text:span>sów zdeklarować się co do wydatków budże<text:span text:style-name="T4856">t</text:span>u. Więc ja uważam, że to jest niemożliwe<text:span text:style-name="T4857">.</text:span></text:p>
      <text:p text:style-name="P4858"><text:span text:style-name="T4859">Przewodniczący</text:span>:</text:p>
      <text:p text:style-name="P4860">Pan minist<text:span text:style-name="T4861">er</text:span><text:s/>Młynar<text:span text:style-name="T4862">cz</text:span>yk.</text:p>
      <text:p text:style-name="P4863"><text:span text:style-name="T4864">Min. Wiesław Młynarczyk</text:span>:</text:p>
      <text:p text:style-name="P4865">Panie<text:s/>przewodniczący, ja sądzę, że tutaj w int<text:span text:style-name="T4866">er</text:span>pr<text:span text:style-name="T4867">et</text:span>a<text:span text:style-name="T4868">cj</text:span>i zapisu pana prof. Stelmachowskiego poszliśmy trochę za daleko. Bo ja przyjmuję w ten sposób, że obciążenia typu dobrowolnego ubezpieczenia są sprawą otwartą i przynajmniej rolnik ma prawo wyboru i automatycznie ja nie sądzę aby pan<text:s/>prof.<text:s/><text:span text:style-name="T4869">Stel</text:span>machowski przykładał intencje także ograniczania dobrowolnych ubezpieczeń.</text:p>
      <text:p text:style-name="P4870">Chodzi natomiast o ubezpieczenia powszechne obowiązkowe. I chodzi tylko o prostą zasadę - ż<text:span text:style-name="T4871">e</text:span>by stopa wzrostu tych obciążeń nie wyprzedzała stopy dochodów.</text:p>
      <text:p text:style-name="P4872">I teraz symulowanie, iż w przyszłości stopa dochodów z tytułu rent będzie tak wyprzedzająca w<text:s/><text:span text:style-name="T4873">st</text:span>osunku do dochodów z tytułu pracy stwarza sytuację ewentualnych niepokojów dodatkowymi obciążeniami. Natomiast praktyka wskazuje na to, iż to nie miało miejsca. Automatycznie w tym zakresie ani to nie kłóci się z możliwością dobrowolnych ubezpieczeń, niezależnie od tego, jak i która firma będzie chciała. Bowiem tam jest pewna dobrowolność podjęcia tego ubezpieczenia,<text:s/>chodzi tylko o te wszystkie obciążenia powszechne obowiązujące w stosunku co do których nie ma alternatywy wyboru tylko istnieje przymus ustawowy. I tutaj nie popełniamy żadnego błędu ani nie przesuwamy dodatkowego obciążenia w budżet.</text:p>
      <text:p text:style-name="P4874">Także proponowałbym to w tych kategoriach rozważa<text:span text:style-name="T4875">ć</text:span><text:s/>i te wszystkie wątpliwości tutaj wyrażone wtedy upadają. Chyba że się mylę.</text:p>
      <text:p text:style-name="P4876">/Głos z sali: nie słycha<text:span text:style-name="T4877">ć</text:span>/.</text:p>
      <text:p text:style-name="P4878"><text:span text:style-name="T4879"><text:s text:c="27"/></text:span>:</text:p>
      <text:p text:style-name="P4880">O właśnie.<text:span text:style-name="T4881">..</text:span><text:s/>dziękuję bardzo.</text:p>
      <text:p text:style-name="P4882"><text:span text:style-name="T4883">Przewodni</text:span><text:span text:style-name="T4884">cz</text:span><text:span text:style-name="T4885">ący</text:span>:</text:p>
      <text:p text:style-name="P4886">Rozumiem, że możemy już zostawić poprawkę pana prof.<text:s/><text:span text:style-name="T4887">St</text:span>elmachowskiego i przejść do dyskusji nad dokumentem Ministerstwa Finansów<text:span text:style-name="T4888">.</text:span></text:p>
      <text:p text:style-name="P4889">Kolejno pan prof. Leopold i pan Topiński, i pan prof. Mujżel.</text:p>
      <text:p text:style-name="P4890"><text:span text:style-name="T4891">Antoni Leopold</text:span>:</text:p>
      <text:soft-page-break/>
      <text:p text:style-name="P4892"><text:span text:style-name="T4893">N</text:span><text:span text:style-name="T4894">a</text:span><text:span text:style-name="T4895">leży</text:span><text:s/>chyba wyrazić żal, że dokument, który dzisiaj dyskutujemy nie został przedstawiony stolikowi rolniczemu, bo bylibyśmy lepiej przygotowani do dyskusji. A tamten dokument pierwszy, który znalazł się na tym<text:s/><text:span text:style-name="T4896">st</text:span>ole do dyskusji nadawał się mało.</text:p>
      <text:p text:style-name="P4897">Całą koncepcję przedłożoną tutaj rozumiem w ten sposób<text:span text:style-name="T4898">.</text:span><text:s/>Będę mówił o wariancie pierwszym, a nie mówiąc... że to jest w zasadzie uwolnienie związków pomiędzy wolną ceną<text:span text:style-name="T4899"><text:s/></text:span>skupu produktów rolniczych, kształtowaną przez także wolne ceny zaopatrzenia rolnictwa a cenami produktów żywnościowych. M<text:span text:style-name="T4900">i</text:span>ędzy tymi cenami produktów rolniczych i cenami produktów żywnościowych znalazła się propozycja utrzymania stałej kwoty wynikającej z budżetu<text:s/>‘89 r. z całej kwoty dotacji do żywności. Przy tym znalazła się też stała kwota dotacji do środków produkcji z tego samego źródła, która chroni w pewnym stopniu ruch ce<text:span text:style-name="T4901">n</text:span>.</text:p>
      <text:p text:style-name="P4902">A więc cała prognoza cen jest oparta na prognozie ruchu cen poza tym mechanizmem.</text:p>
      <text:p text:style-name="P4903">Wynikające po prostu z ogólnego ruchu cen w gospodarce. Sytuacja dla rolnictwa wychodzi naprzec<text:span text:style-name="T4904">i</text:span>w postulatów rolnictwa, które chciałby nareszcie uwolnić się od urzędowych cen, oczywiście w skupie, tak jak niepożądane są... niep<text:span text:style-name="T4905">oż</text:span>ądane jest utrzymywanie sztywnych cen środków produkcji, które nie zachęcają producentów do ich w<text:span text:style-name="T4906">yt</text:span>warzania. Oczywiście mamy pewne wątpliwości co do tego czy mechanizm ekonomiczny, ten system ekonomiczny tych przedsiębiorstw państwowych stymuluje ich wzrost produkcji i skłania je do efektywności. To jest inna sprawa. Bardziej ogólna.</text:p>
      <text:p text:style-name="P4907">Teraz to jest ruch cen rzędu rok do roku 80 proc. żywności, średnich cen żywności 89 do<text:s/>‘88 r. I to jest problem do rozważenia, w jaki sposób można taki ruch cen znieść.<text:s/><text:span text:style-name="T4908">N</text:span>a tle powiedzmy prognozowanych cen średnich zdaje s<text:span text:style-name="T4909">ię<text:s/></text:span>75 proc. w tym roku. To jest jakby odłożona regulacja cen, która nie nastąpiła w roku<text:s/>‘88, w którym luty do lutego była taka sytuacja, że produkty konsumpcyjne poza żywnościowe wzrosły o 90-parę procent, a żywność o 60-parę procent ceny żywności. To trzeba.<text:span text:style-name="T4910">..</text:span><text:s/>to jest ta żaba, którą trzeba teraz zjeść<text:span text:style-name="T4911">.</text:span><text:s/><text:span text:style-name="T4912">W</text:span><text:s/>jaki sposób to zjeść, naturalnie można to rozmaicie zrobić. Można również zrobić to odpowiednią regulacją w pierwszym kroku i cen urzędowych, i uwolnienia tych cen w kroku następnym.<text:s/><text:span text:style-name="T4913">A</text:span>le to jest do rozważenia.</text:p>
      <text:p text:style-name="P4914">Problem tych dotacji. Otóż może się zdarzyć, że cały ten ruch cen wywoła taką pewną lawinę ruchu cen żywności i one zaczną się kształtować znacznie wyżej przy kwotowej, stabilnej dotacji do żywności<text:s/><text:span text:style-name="T4915">i</text:span><text:s/>do środków produkcji.</text:p>
      <text:p text:style-name="P4916"><text:span text:style-name="T4917">M</text:span><text:span text:style-name="T4918">oż</text:span>n<text:span text:style-name="T4919">a</text:span><text:s/>by rozważać ewentualnie, gdyby to się okazało konieczne w następnym kroku przejście na dotacje nie kwotowe, a procentowe do wartości sprzedanej. Jako dodatkowa ochrona ruchu cen żywności w przyszłości.</text:p>
      <text:p text:style-name="P4920">Jaką ja widzę tutaj.<text:span text:style-name="T4921">..</text:span><text:s/>jaki mankament jest w tej koncep<text:span text:style-name="T4922">cj</text:span>i?</text:p>
      <text:p text:style-name="P4923">Otóż w tej koncepcji poza tym przeniesieniem ruchu cen skupu produktów rolniczych w ogóle produktów rolniczych na ceny żywności, nie ma koncepcji odejścia od dotacji. To jest odłożenie na przyszłość całej tej operacji redystrybucji przez budżet tych środków, które w tym roku ocenia się na ok. 3<text:s/>bilionów<text:s/>złotych.</text:p>
      <text:p text:style-name="P4924">To niej jest pełne uzdrowienie ani urynkowienie całej operacji. Tylko wydaje się, że to uwolnienie od stosowania cen urzędowych, a obniżenie mimo wszystko w stosunku do cen kosztowych, obniżenie c<text:span text:style-name="T4925">e</text:span>n żywności sprawi, że informac<text:span text:style-name="T4926">j</text:span>e z rynku żywnościowego będą powiedzmy pewniejsze. To znaczy,<text:s/><text:span text:style-name="T4927">ż</text:span>e jest za argumentem przyjęcia tego wariantu jest to, że nie podejmujemy zbyt zadufan<text:span text:style-name="T4928">ej</text:span><text:s/>w sobie próby przeniesienia i ukszta<text:span text:style-name="T4929">łt</text:span>owania tamtej sytuacji w przyszłości, która była bardzo trudna do nawet<text:s/><text:soft-page-break/>przewidzenia. Skutki są trudne do przew<text:span text:style-name="T4930">id</text:span>z<text:span text:style-name="T4931">en</text:span>ia.</text:p>
      <text:p text:style-name="P4932">Jeszcze jedna jest tutaj rzecz, którą można<text:s/><text:span text:style-name="T4933">b</text:span>y było na tle takiego wariantu zrobić. Mianowicie poprawić relacje cen wewnątrz cen żywnościowych. Oczywiście to zależy od tego, jak się prz<text:span text:style-name="T4934">yj</text:span>mie zasady dotowania. Znaczy, że można to zrobić w ramach zmian systemu dotowania. Obecne<text:s/><text:span text:style-name="T4935">st</text:span>awki d<text:span text:style-name="T4936">ot</text:span>acji są<text:s/><text:span text:style-name="T4937">st</text:span>awkami prz<text:span text:style-name="T4938">ed</text:span>mi<text:span text:style-name="T4939">ot</text:span>owymi. Częściowo manipulowanymi, ale preferują ceny niektórych... niektóre ceny, jak z praktyki wiemy, ceny żywności są absurdalne w stosunku do ich wartości nawet odżywczej, nie mówiąc o skupie<text:span text:style-name="T4940">..</text:span>.<text:span text:style-name="T4941"><text:s/></text:span><text:s/>wartości skupu surowca, który jest w ten produkt włożony. Mam na myśli szczególnie mleko spożywcze i sery twarogowe, które są na szczególnie niskim poziomie cen utrzymywane.</text:p>
      <text:p text:style-name="P4942">Sądzę, że właśnie problem jakiegoś urealnienia proporcji cen w zakresie mleka jest niezmiernie pilny. I to jest doś<text:span text:style-name="T4943">ć</text:span><text:s/>trudne, do przeprowadz<text:span text:style-name="T4944">enia</text:span>.</text:p>
      <text:p text:style-name="P4945">Poza tym nie ma zupełnie pewności, że zmiany relacji cen np. podniesienie niepropor<text:span text:style-name="T4946">cj</text:span>onalnie wysokie w stosunku do reszty produktów mleka spożywczego spowoduje radykalną poprawę jakości. Tego nie jesteśmy w stanie przewidzieć.<text:s/>Za chwileczkę do tej sprawy wrócę.</text:p>
      <text:p text:style-name="P4947">Natomiast wydaje mi się, że w sprawie, że jeżeli chodzi o mięso, to tu nie jest jasne odejście od reglamentacji, do której spo<text:span text:style-name="T4948">łecz</text:span>eń<text:span text:style-name="T4949">st</text:span>wo j<text:span text:style-name="T4950">es</text:span>t bardzo przyzwy<text:span text:style-name="T4951">cz</text:span>ajone. Ja powiadam, że wytworzyła się pewna taka kultura kolejkowa, od<text:s/>której trudno będzie społeczeń<text:span text:style-name="T4952">st</text:span>wo oduczyć. I tu mięso, które ma powiedzmy zupełnie inną strukturę elastyczności dochodowej, popyt na mięso ma inny rozkład struktury dochodowej więc myślę, że tu mogą być pewne perturbacje.</text:p>
      <text:p text:style-name="P4953">Jest niezmiernie ważną rzeczą, żeby nie ufać w to, sam system ekonomiczny wywoła demonopoliza<text:span text:style-name="T4954">cj</text:span>ę struktur i działanie antymonopolowe, będzie automatyczne.</text:p>
      <text:p text:style-name="P4955">Otóż wydaje nam się, ż<text:span text:style-name="T4956">e</text:span><text:s/>tak nie jest. Że jednym z zasadniczych kroków, które powinny być równoczesne jeżeli<text:s/>nie wyprz<text:span text:style-name="T4957">ed</text:span>zające. To jest przełamanie struktur monopo<text:span text:style-name="T4958">lis</text:span>tycznych w zakresie obsługi rolnictwa<text:s/><text:span text:style-name="T4959">i</text:span><text:s/>na wejściu,<text:s/><text:span text:style-name="T4960">i</text:span><text:s/>na wyjściu z niego<text:span text:style-name="T4961">.</text:span><text:s/><text:span text:style-name="T4962">I</text:span><text:s/>tu te struktury utworzyły się przecież wiadomo w okresie reglamenta<text:span text:style-name="T4963">cj</text:span>i, i funduszów wyrównawczych itd<text:span text:style-name="T4964">.</text:span>, itd. rozmaitych rzeczy. I te struktury muszą by<text:span text:style-name="T4965">ć</text:span>, wydaje nam się środkami prawnymi również rozwiązane. Mianowicie głównie sprawa spółdzielni, które przez z<text:span text:style-name="T4966">et</text:span>atyzowanie są w tej chwili niepodatne na r<text:span text:style-name="T4967">est</text:span>rukturyza<text:span text:style-name="T4968">cj</text:span>ę ich związków. I dlatego proponowałbym, aby do dokumentu o tym<text:s/>„Ładzie ekonomi<text:span text:style-name="T4969">cz</text:span>nym”, nowym ładzie ekonomicznym załączy<text:span text:style-name="T4970">ć</text:span>, jako załącznik potraktować dokum<text:span text:style-name="T4971">en</text:span>t ze stołu rolniczego mówiący o demonopoliza<text:span text:style-name="T4972">cj</text:span>i otoczenia rolnictwa. To jest chyba zasadnicza kwestia warunkująca przejście do takiego swobodnego działania na rynku żywno<text:span text:style-name="T4973">śc</text:span>iowym.</text:p>
      <text:p text:style-name="P4974">I wreszcie, pewna krytyka tej prognozy, którą państwo byli łaskawi przedstawić. To znaczy to jest prognoza wzrostu cen, która jest oparta na przeni<text:span text:style-name="T4975">es</text:span>ieniu skutków ruchu cen zmian cen urzędowych z roku poprzedniego. W zasadzie tak. Z tym, że równocześnie jest poprawa warunków... poprawa sytuacji ekonomicznej rolnictwa indyw<text:span text:style-name="T4976">id</text:span>ualnego, jakby jest wmontowana w tą prognozę. Trzeba by się było zastanowić nad tym czy można mówić dzisiaj, kiedy chcemy przejść do cen rynkowych o tego rodzaju prognozach. To jest wynik ruchu cen rynku, a nie jakaś prognozowana z<text:span text:style-name="T4977">mi</text:span>ana warunków rolniczych, bo rezygnujecie z ceny urzędowej. I<text:s/>tylko wtedy nie była szansa tej regulacji ex<text:s/>ante<text:s/>sytuacji ekonomicznej rolnictwa<text:s/><text:span text:style-name="T4978">in</text:span>dywidualn<text:span text:style-name="T4979">eg</text:span>o powiedzmy czy w ogóle rolnictwa.<text:s/><text:span text:style-name="T4980">W<text:s/></text:span>tych warunkach to jest po prostu wynikiem, o tym nie warto mówić.</text:p>
      <text:p text:style-name="P4981">Więc wydaje<text:s/><text:span text:style-name="T4982">m</text:span>i<text:s/><text:span text:style-name="T4983">s</text:span>ię<text:span text:style-name="T4984">,</text:span><text:s/>że należałoby dwie rzeczy tutaj przyjąć, że bazą naszego działania jest, propozycja<text:s/><text:soft-page-break/>wariantu pierwszego A, wariant pierwszy B wydaje się jest w ogóle nieprzekonywujący. A wariant II jest po prostu niesprawny. Dlatego, że on wymagałby olbrzymiego wzrostu cen i olbrzymich rekompensat, które zd<text:span text:style-name="T4985">ez</text:span>organ<text:span text:style-name="T4986">iz</text:span>owałyby właściwie gospodarkę. Tak sądzę. Z tymi warunkami, o których mówię. To znaczy możliwość ewentualnie dojścia do cen równowagi przez manewr cen urzędowych można to rozważać. I dopiero wtedy na tych cenach równowagi przenosić tylko skutki ruchów cen na innym poziomie, przenosić te skutki ruchów cen, i przede wszystkim co jest dla nas chyba ważne powiedzieć sobie w ten sposób, że do sprawy wracamy po zebraniu doświadczeń co najmniej półrocznych funk<text:span text:style-name="T4987">cj</text:span>onowania tego systemu, aby zastanowić się, jak odchodzić od redystrybu<text:span text:style-name="T4988">cj</text:span>i przez dota<text:span text:style-name="T4989">cj</text:span>e.</text:p>
      <text:p text:style-name="P4990"><text:span text:style-name="T4991">W</text:span><text:s/>tej chwili wydaje mi się, że rozsądnego projektu tego odejścia nie mamy.</text:p>
      <text:p text:style-name="P4992">Dziękuję bardzo.</text:p>
      <text:p text:style-name="P4993"><text:span text:style-name="T4994">Przewodnicząc</text:span><text:span text:style-name="T4995">y</text:span>:</text:p>
      <text:p text:style-name="P4996">Dziękuję. Pan Topiński.</text:p>
      <text:p text:style-name="P4997"><text:span text:style-name="T4998">Andrzej Topiński</text:span>:</text:p>
      <text:p text:style-name="P4999"><text:span text:style-name="T5000">J</text:span>a nie jestem specjalistą rolnym, ale parę takich uwag po przejrzeniu tego dokumentu. Najpierw jednak uwaga nie merytoryczna, tylko praktyczna.<text:s/><text:span text:style-name="T5001">M</text:span><text:span text:style-name="T5002">i</text:span>ano<text:span text:style-name="T5003">w</text:span>icie wydaje mi się, że my nie mamy szans w kwestii tego projektu wypracować w ciągu paru dni jaki<text:span text:style-name="T5004">eg</text:span>okolwiek stanowiska. Nawet my wewnętrznie, nie mówiąc, jak ja rozumiem przy tym stole. To jest pewien taki dokument, z kt<text:span text:style-name="T5005">ó</text:span>rym się zapozn<text:span text:style-name="T5006">aj</text:span>emy i niejako na marginesie obrad naszego stołu<text:s/>to dyskutujemy. Możemy chyba tylko wprowadzić do naszych ustaleń pewne ogólne zapisy co do chęci urynkowienia rolnictwa. Być może warunków w jakich to się może odbywać, ale przedmiotem naszej konkretnej pracy, chyba ten projekt stać się nie może.</text:p>
      <text:p text:style-name="P5007">I teraz parę takich uwag, które - nie j<text:span text:style-name="T5008">es</text:span>tem pewien czy ja ten dokument odczytuję w sposób właściwy - ale rozumiem, że jest to w gruncie rzeczy pewna próba<text:s/>mini korekty<text:s/>CPR-u, tzn. w odniesieniu do rolnictwa, to znaczy jest to pewna próba obliczenia kosztów i wartości produkcji rolnej w pewnych warunkach, które się trzymają nieco bardziej rzeczywi<text:span text:style-name="T5009">st</text:span>ości niż tego,<text:s/><text:span text:style-name="T5010">k</text:span>tóre były przyjmowane przy planie. Przede wszystkim jest tam przyjęte założenie, że wzrost płac w gospodarce będzie wynosił bodajże 75 proc. czyli wyżej chyba ze 20 pkt<text:span text:style-name="T5011">.</text:span><text:s/>niż ma się to w CPR, to powoduje oczywiście określony wzrost kosztów różnych działów gospodarki, nie we wszys<text:span text:style-name="T5012">tk</text:span>ich zresztą, takie koszty wzrostu w tym projekcie są uwzględnione np. można być prawie pewnym, że wypadku jeżeli istotnie co jest niemalże pewne taki będzie wzrost płac w gospodarce to jest szalenie mało prawdopodobne, żeby założenia CPR do cen opału np. mogły być utrzymane w innym sposób niż na koszt jaki<text:span text:style-name="T5013">c</text:span>hś następnych a<text:span text:style-name="T5014">st</text:span>ronomicznych dopłat budżetu<text:span text:style-name="T5015">.</text:span></text:p>
      <text:p text:style-name="P5016">Mnie się wydaje, że szalenie trudno te liczby analizować, bo wiadomo powszechnie, że to jest nie wszystko. To znaczy, że tu jest pewna w tych liczbach próba zbliżenia się do rzeczywistości, bardzo łatwo wskazać, że ta rzeczywistość, że te liczby są jeszcze dalekie od rzeczywi<text:span text:style-name="T5017">st</text:span>ości, ale jaka ta rzeczywistość jest to rzeczywiście nikt nie bardzo wie<text:span text:style-name="T5018">.</text:span></text:p>
      <text:p text:style-name="P5019">Ja rozumiem,<text:s/><text:span text:style-name="T5020">ż</text:span>e na bazie tych wyliczeń zespół międzyresortowy doszedł do sprecyzowania pewnego wariantu minimum.<text:s/><text:span text:style-name="T5021">I</text:span><text:s/>ten wariant minimum to jest wariant 1<text:s/><text:span text:style-name="T5022">A.</text:span><text:s/>Ten wariant minimum to znaczy tyle,<text:s/><text:span text:style-name="T5023">ż</text:span>e niezależnie od tego czy urynkawiamy rolnictwo czy nie urynkawiamy rolnictwa, czy są zmiany systemowe, czy nie ma zmian systemowych, to ceny w rolnictwie trzeba podnieść najmniej o 80 proc. liczonych w stosunku rocznym, bo jeśli nie, to ktoś inny musi zapłacić za tą żywność czyli prawdopodobn<text:span text:style-name="T5024">ie</text:span><text:s/>budżet<text:span text:style-name="T5025">.</text:span><text:s/><text:soft-page-break/>Czyli właściwie wydaje mi się, że<text:s/><text:span text:style-name="T5026">g</text:span>łówne stwierdzenie tego dokumentu to jest określenie tego co mini<text:span text:style-name="T5027">sterst</text:span>wo<text:span text:style-name="T5028">..</text:span>. zespół mi<text:span text:style-name="T5029">ęd</text:span>zyr<text:span text:style-name="T5030">es</text:span>o<text:span text:style-name="T5031">rt</text:span>owy rozumie jako pewien próg, jako pewną dolną granicę wzrostu cen, która niezależnie od wszelakich rozwiązań systemowych musi być do rolnictwa, jak najszybciej prowadzona.</text:p>
      <text:p text:style-name="P5032">Ta de<text:span text:style-name="T5033">fi</text:span>ni<text:span text:style-name="T5034">cj</text:span>a tych 80,1<text:s/><text:span text:style-name="T5035">p</text:span>roc. jeśli ja ją tak prawidłowo interpretuję wymaga pewnego doprecyzowania. Ponieważ ona jest sformułowana w języku nieostrym, a ponieważ jest stwierdzenie bardzo ważne to byłbym wdzięczny gdyby później to mogło by<text:span text:style-name="T5036">ć</text:span><text:s/>doprecyzowane. Chodzi mi<text:span text:style-name="T5037"><text:s/></text:span>mianowicie o taką sprawę<text:span text:style-name="T5038">.</text:span><text:s/>Tu chodzi o 80 proc<text:span text:style-name="T5039">.</text:span><text:s/>w skali roku. Czyli jeżeliby wzrost cen nastąpił od 1 lipca, je<text:span text:style-name="T5040">ś</text:span>liby zapomnieć, że mieliśmy do czynienia z pewną zmianą cen skupu, to należałoby się domyślać, że projekt proponuje podwyżkę od lipca - cen skupu - w wysokości 60 proc. Tak mi się wydaje, ja nie jestem pewny czy taka jest intencja, ale<text:s/><text:span text:style-name="T5041">st</text:span>wierdzenie, że średniorocznie sugerowałoby taką możliwość.</text:p>
      <text:p text:style-name="P5042">Wydaje mi się, że te 80 proc. wymaga pewnego doprecyzowania z punktu widzenia jakie scenariusze rozwoju sytuacji<text:s/><text:span text:style-name="T5043">i</text:span><text:s/>rozłożenie tego<text:s/><text:span text:style-name="T5044">w</text:span><text:s/>czasie ten projekt zakłada.</text:p>
      <text:p text:style-name="P5045">I teraz tak<text:span text:style-name="T5046">.</text:span><text:s/>Co ja sądzę w związku z tym? Prz<text:span text:style-name="T5047">ed</text:span>e wszystkim ja sądzę, że jest to bardzo niewygodna formuła prezentacyjna takiej podwyżki cen. Bo wtedy powiadamy ludziom w ten sposób mniej więcej, jeżeli nie będzie urynkowienia rolnictwa, je<text:span text:style-name="T5048">ś</text:span>li nie będzie reformy, to będziecie mieli kiełbasę po 600 zł, natomiast wchodzimy w urynkowienie rolnictwa i jeśli wyrażacie na to zgodę to musicie się zgodzić na to, że ta cena tej kiełbasy jest dwukrotnie wyższa<text:span text:style-name="T5049">.</text:span></text:p>
      <text:p text:style-name="P5050">Ja sądzę, że jest to bardzo złe stanowisko, że trzeba ludzio<text:span text:style-name="T5051">m</text:span><text:s/>po prostu tłumaczyć, że mamy tak, jak pan prof. Leopold powiedział pr<text:span text:style-name="T5052">z</text:span>ed chwilą, że mamy do czynienia z pewną odłożoną koniecznością, pewnej odłożonej podwyżki cen, że jest to oczywisty element fiaska polityki cenowej....<text:s/>cenowo dochodowej<text:s/>w zeszłym roku, i że ta podwyżka jest niezbędna zupełnie niezależnie od problemów urynkowienia. Problem urynkowienia dopiero jakby się nakłada na dalszy rozwój sytuacji cenowej w następnych okresach. I wydaje mi się, że w tej właśnie pozytywnej stronie tego zagadnienia<text:s/><text:span text:style-name="T5053">m</text:span>ożna by było próbować szukać pewnych rozwiązań, które by łączyły dwie cechy tej pożądanej operacji. Znaczy po pierwsze, że niezbędne jest z punktu widzenia systemow<text:span text:style-name="T5054">eg</text:span>o, a nie tej pewnej podwyżki można powiedzieć niwelującej skutki w przeszłości, że jest konieczne obecnie dokonanie pewnego połączenia cen skupu i cen detalicznych przez jakieś sparam<text:span text:style-name="T5055">et</text:span>ryzowane dopłaty do cen żywności.<text:s/><text:span text:style-name="T5056">Ż</text:span>e jest chyba taka możliwość i należy to rozważyć. Z tym, że wydaje mi się, że należy poważnie zastanowić się nad wariantem dopłat procentowych, także<text:span text:style-name="T5057">.</text:span><text:s/>To znaczy, że jeśli chodzi o tą dynamikę, dalszą dynamikę cen żywnoś<text:span text:style-name="T5058">c</text:span>i<text:s/><text:span text:style-name="T5059">i</text:span><text:s/>cen skupu należy poważnie rozważyć wariant, w którym te dwa poziomy cen połączone są nie stałą stawką kwotą, tylko stałą stawką procentową. Ta stawka procentowa mogłaby być zmniejszona w przyszłości wówczas i pod tym warunkiem, że stopa inflacji zostanie u<text:span text:style-name="T5060">st</text:span>abilizowana<text:span text:style-name="T5061">.</text:span><text:s/>Natomiast proszę zwr<text:span text:style-name="T5062">ó</text:span>cić uwagę, że w przeszłości mieliśmy taką sytuację, że ceny żywności stale odstawały za tempem wzrostu płac i ogólnego poziomu cen, w latach 80-<text:span text:style-name="T5063">t</text:span>ych.</text:p>
      <text:p text:style-name="P5064"><text:span text:style-name="T5065">W</text:span><text:s/>związku z tym je<text:span text:style-name="T5066">ś</text:span>liby się udało w najbliższym czasie w sposób nieinflacyjny chociażby wyrównać te dwa tempa i społ<text:span text:style-name="T5067">ec</text:span>zeń<text:span text:style-name="T5068">st</text:span>wo by jakoś wyraziło na to zgodę, to byłoby to z punktu widzenia ekonomii pewne znaczne osiągnięcie. Natomia<text:span text:style-name="T5069">s</text:span>t stawianie sobie tutaj zbyt ambitnych zamierzeń, to znaczy zamierzenia aby ta stopa wzrostu cen żywności znacznie wyprzedzała tempo wzrostu innych cen, wydaje mi si<text:span text:style-name="T5070">ę</text:span>, że<text:s/><text:soft-page-break/>może być nieskuteczne, że może kreować rewindyka<text:span text:style-name="T5071">cj</text:span>ę. Po prostu po to,<text:s/>żeby przejść do pewnych rozsądnych cen żywności trzeba jak sądzę zrobić najpierw pierwszy krok, to znaczy powiązać te ceny z pewną stawką procentową<text:span text:style-name="T5072">.</text:span><text:s/>I oczywiście trzeba uwolnić ceny skupu, ale nie sądzę, żeby to też trzeba było robić od razu, natychmiast.</text:p>
      <text:p text:style-name="P5073">Dziękuję.</text:p>
      <text:p text:style-name="P5074"><text:span text:style-name="T5075">Przewodniczący</text:span>:</text:p>
      <text:p text:style-name="P5076">Proszę, premier Olesiak.</text:p>
      <text:p text:style-name="P5077"><text:span text:style-name="T5078">Kazimierz Olesiak</text:span>:</text:p>
      <text:p text:style-name="P5079">Ja bym chciał przede wszystkim podziękować za dzisiejszą dyskusję i poprzednie dyskusje na ten temat, w tym gronie ponieważ w wyniku tych dyskusji m.in. narodził si<text:span text:style-name="T5080">ę</text:span><text:s/>t<text:span text:style-name="T5081">e</text:span>n dokument, który wszyscy otrzymali, dokument który w moim od<text:span text:style-name="T5082">c</text:span>zuciu proponuje pewne rozwiązania maksymalne i pewne rozwiązania najłagodni<text:span text:style-name="T5083">ejsz</text:span>e.<text:s/><text:span text:style-name="T5084">I</text:span><text:s/>ten wariant, o którym mówił prof. Leopold jeden A jest rozwiązaniem na tą porę i na te warunki, w jakich się znajdujemy najłagodniejszym, od strony przede wszystkim konsumentów<text:span text:style-name="T5085">.</text:span><text:s/>Najłagodni<text:span text:style-name="T5086">ejsz</text:span>ym je<text:span text:style-name="T5087">ś</text:span>li chodzi o wzrost cen d<text:span text:style-name="T5088">et</text:span>alicznych żywn<text:span text:style-name="T5089">o</text:span>ś<text:span text:style-name="T5090">ci</text:span>.</text:p>
      <text:p text:style-name="P5091">Natomiast w odniesieniu do tego co pan przed chwilą powiedział ja chciałem sprostować, że tu się nie zakłada wzrostu cen produktów rolnych o 80 proc. tylko średnio cen... wzrost cen, średnią stopę tylko si<text:span text:style-name="T5092">ę</text:span><text:s/>zakłada i w stosunku do artykułów żywnoś<text:span text:style-name="T5093">c</text:span>iowych średnią w tym pierwszym wariancie A. Także tutaj takich wzrostów, jak pan mówił jeśli chodzi o p<text:span text:style-name="T5094">r</text:span>odukty rolne na pewno nie będzie. Natomiast różnie to jest w różnych rejonach, w tej chwili nie chciałbym wchodzić w szczegóły, ale mamy na to dane, że np. o dziwo w Katowicach ceny rynkowe np. mięsa odpowiednich przetworów mięsnych czy schabu, czy innych są niższe, znacznie niż np. w Warszawie.<text:s/><text:span text:style-name="T5095">W</text:span><text:s/>Katowicach.<text:span text:style-name="T5096">..</text:span><text:s/>a ceny wiadomo w Mińsku są niższe o 30-40 pro<text:span text:style-name="T5097">c</text:span>.<text:span text:style-name="T5098"><text:s/></text:span>w naszym Mińsku niż w Warszaw<text:span text:style-name="T5099">i</text:span>e, także to różnie s<text:span text:style-name="T5100">i</text:span>ę ks<text:span text:style-name="T5101">zt</text:span>ałtuje.<text:s/><text:span text:style-name="T5102">J</text:span>a mówię o cenach artykułów żywnościowych.</text:p>
      <text:p text:style-name="P5103">Wracając do tej koncepcji prz<text:span text:style-name="T5104">edst</text:span>awion<text:span text:style-name="T5105">ej</text:span><text:s/>przez resort międzyr<text:span text:style-name="T5106">es</text:span>ortowy to jest to koncepcja, która z jednej strony zakłada bardzo łagodne wejście w urynkowienie i chciałbym tu przy tej okazji zwrócić uwagę, że porównywanie z tym co było przed tym w sytuacji<text:s/>cenowo dochodow<text:span text:style-name="T5107">e</text:span>j<text:s/>i w roku poprzednim i w latach jeszcze poprzednich jest niepełnym porównywaniem jeśl<text:span text:style-name="T5108">i</text:span><text:s/>tylko mówimy, że podobnie chcieliśmy zrobić i nic z tego nie wyszło<text:span text:style-name="T5109">.</text:span><text:s/>Różnica polega na tym, że<text:s/><text:span text:style-name="T5110">m</text:span>y chcemy t<text:span text:style-name="T5111">ą</text:span><text:s/>drogą wejść w wolny rynek, wolny rynek żywnościowy na razie. Natomiast poprzednio myśmy tylko ustalali i ceny jedne, i ceny drugie na wyższym poziomie, nic więcej, żadnego urynkowienia<text:s/><text:span text:style-name="T5112">żeśmy</text:span><text:s/>nie przewidywali. Czyli jest to zasadnicza różnica. A jeśli tak, to nie można zakładać, że jak będzie rynek normalny to te ceny będą bez przerwy rosły.<text:s/><text:span text:style-name="T5113">T</text:span>e wskaźniki, które są w tym wariancie, może tutaj koledzy, którzy to robili się bliżej mogą wypowiedzieć, one są na dzień dzisiejszy wskaźnikami maksymalnymi jeśli chodzi o wzrost cen tych artykułów żywnościowych, jakie tu są wykazane. To znaczy poszli na maksymalny wzrost, na wejściu. Także można przewidywać, że będzie ten wzrost nie wyższy, a niższy. A jeśl<text:span text:style-name="T5114">i</text:span><text:s/>byłby wyższy to można wprowadzić jeszcze zabezpieczenie takie, że np. jeśli w aglomeracjach miejskich mówiliśmy z prof.<text:s/><text:span text:style-name="T5115">Stel</text:span>machowskim wczoraj byłby wyższy ten wzrost to można wprowadzić zab<text:span text:style-name="T5116">ez</text:span>pieczenie takie, że wtedy po prostu zwiększamy dotacje do zakupu tych produktów odpowiednio rekompensując to jeszcze dodatkowo.</text:p>
      <text:p text:style-name="P5117">Jeszcze jedno chciałem powi<text:span text:style-name="T5118">ed</text:span>zieć, że w tym wariancie i pierwszym, i tym radykalnym, ale oczywiście<text:s/><text:soft-page-break/>radykalnym w moim przekonaniu nie jest do podjęcia na dzień dzisiejszy, jest zasada pełnego wyrównania kwotowego. Oczywiście możemy sobie tu dyskutować i to wyrównanie kwotowe z t<text:span text:style-name="T5119">e</text:span>go co tutaj wynika kształtuje się w granicach ponad 5 tys. złotych na osobę<text:span text:style-name="T5120">,</text:span><text:s/>w rodzinie. Tak to wyliczono na podstawie tych wszystkich danych.</text:p>
      <text:p text:style-name="P5121">Oczywiście można dyskutować czy procentowo, czy kwotowo<text:span text:style-name="T5122">.</text:span><text:s/>Ale ja bym proponował i taką mam propozycję<text:s/>Panowie<text:s/>Przewodniczący i<text:s/>Szanowni<text:s/>Pań<text:span text:style-name="T5123">st</text:span>wo. Żeby dzisiaj w szczegóły nie wchodzić. Bo przecież jeśli będziemy urynkaw<text:span text:style-name="T5124">i</text:span>ać gospodarkę, a chyba w tej materii nie ma nikt wątpliwości, ż<text:span text:style-name="T5125">e</text:span><text:s/>musimy - to już jest taka rzecz, która musi iść. Czy my chcemy, czy nie - musi to iść. To przecież my to będziemy robić, jeśli rząd to będzie robił, a rząd będzie odpowiadał najbardziej za to, to będzie to robił w ścisłej konsultacji z jednymi związkami i z drugimi związkami. Dlatego ja się z panem zgadzam, że dzisiaj o szczegółach trudno dyskutować.</text:p>
      <text:p text:style-name="P5126">Natomiast prosiłbym b<text:span text:style-name="T5127">a</text:span>rdzo, żebyśmy dzisiaj wyrazili tylko opinię co do koncepcji czy urynkawiać - to jest pierwsze pytanie - i wydaje mi się, że tu w tej materii nie ma między nami już różnic po tych dyskusjach, jakie mieliśmy<text:s/><text:span text:style-name="T5128">i</text:span><text:s/>oczywiście jestem za tym, żeby przyjąć te poprawki i te uzupełnienia, które zgłosił poprzednio prof.<text:s/><text:span text:style-name="T5129">Stel</text:span>machowski, wszystkie trzy uzupełnienia. Bo wydają mi się one absolutnie słuszne z tą poprawką obowiązkową, obciążeniem<text:span text:style-name="T5130">.</text:span></text:p>
      <text:p text:style-name="P5131">Czyli proponowałabym, żebyśmy odnieśli się do koncepcji do ogólnego<text:s/><text:span text:style-name="T5132">sf</text:span>ormułowania<text:s/>urynkawianie<text:s/>z poprawkami ewentualnymi i dodatkowymi zab<text:span text:style-name="T5133">ez</text:span>pieczeniami jeśli chodzi o konsumenta, jeśli chodzi o producenta. Natomiast szczegóły będą przecież dokładnie przed<text:span text:style-name="T5134">st</text:span>awiane i dyskutowane w trakcie kiedy będziemy to realizować. Na razie przecież tego jeszcze nie realizujemy, tylko chodzi nam o wyrażenie opinii o koncepcji, czy zgadzamy się na to, że mus<text:span text:style-name="T5135">im</text:span>y iść na urynkowienie gosp<text:span text:style-name="T5136">od</text:span>arki czy nie.</text:p>
      <text:p text:style-name="P5137">Wydaje mi się, że chyba w tej materii wszyscy się zgadzamy i ten tekst, który prof. Trzeciakowski przeczytał wcześniej<text:s/><text:span text:style-name="T5138">-</text:span><text:s/>w moim przekonaniu<text:s/><text:span text:style-name="T5139">-</text:span><text:s/>powinien być tekstem przyj<text:span text:style-name="T5140">ęt</text:span>ym, ewentualnie z poprawkami<text:span text:style-name="T5141">.</text:span></text:p>
      <text:p text:style-name="P5142">Dziękuję bardzo.</text:p>
      <text:p text:style-name="P5143"><text:span text:style-name="T5144">Przewodniczący</text:span>:</text:p>
      <text:p text:style-name="P5145">Dziękuję<text:span text:style-name="T5146">.</text:span><text:s/>Proszę bardzo prof. Okun<text:span text:style-name="T5147">ie</text:span>wski.</text:p>
      <text:p text:style-name="P5148"><text:span text:style-name="T5149">Józef Okuniewski</text:span>:</text:p>
      <text:p text:style-name="P5150">Ja bym j<text:span text:style-name="T5151">ed</text:span>nak ch<text:span text:style-name="T5152">ci</text:span>ał zwrócić uwagę, że my dyskutujemy tutaj wcale nie tylko problemy rolnictwa i gospodarki żywnościowej czy rynku żywno<text:span text:style-name="T5153">ści</text:span>ow<text:span text:style-name="T5154">eg</text:span>o. My dyskutujemy zupełnie fundamentalne kwestie ekonomiczne. Mianowicie przez właściwie 40 lat prawie dość dokładnie dezinformowaliśmy poprzez system cen żywności społeczeństwo o faktycznej sytuacji. Ponieważ niskie ceny żywności oznaczały informacje nieprawdziwą, a mianowicie, że żywności jest dosyć, ż<text:span text:style-name="T5155">e</text:span><text:s/>żywność jest tania. Ani jedna, ani druga teza nie była prawdziwa. Bo żywność jest droga i żywności był niedostatek<text:span text:style-name="T5156">.<text:s/></text:span>Prowadziło to do tego narastania zjawiska rozpiętości, aż wreszcie przepaści między podażą i popytem<text:span text:style-name="T5157">.</text:span></text:p>
      <text:p text:style-name="P5158">Proponowane rozwiązanie choć oczywiste usiłuje czy zmierza do naprawy newralgicznego i w moim przekonaniu fundamentalnego punktu w ekonomice kraju n<text:span text:style-name="T5159">i</text:span>e wcale tylko w rolnictwie, w ekonomice kraju jest niesłychanie trudne<text:s/>wskutek<text:s/>tego, że wyk<text:span text:style-name="T5160">sz</text:span>tałc<text:span text:style-name="T5161">il</text:span>iśmy pewne reakcje społeczne wadliwe, nieprawidłowe, skrzywione i teraz odrobić to jest niesłychanie trudno i trzeba to odrabiać mozoln<text:span text:style-name="T5162">i</text:span>e<text:span text:style-name="T5163">.</text:span><text:s/>Ten proponowany wariant najłagodni<text:span text:style-name="T5164">ej</text:span>szy także nie będzie małym szokiem, ale musimy go zacząć realizować.</text:p>
      <text:soft-page-break/>
      <text:p text:style-name="P5165">Mnie s<text:span text:style-name="T5166">i</text:span>ę wydaje, że te uwagi, jakie dotychczas padły wskazują na to, że rzeczywiśc<text:span text:style-name="T5167">i</text:span>e<text:s/><text:span text:style-name="T5168">j</text:span>es<text:span text:style-name="T5169">t</text:span><text:s/>tak, jak premier Olesiak<text:s/><text:span text:style-name="T5170">m</text:span>ówił, że nie ma w tym<text:s/><text:span text:style-name="T5171">g</text:span>ronie wątpliwości, że trzeba zacząć wreszcie stawiać w tym obszarze tą ekonomikę z głowy na nogi, na poważnie. Zwłaszcza, że ma to doniosłe znaczenie powiedziałbym dla całej ekonomicznej edukacji społeczeństwa, której nie da się zrobić zaklinaniem, tylko ją trzeba zrobić działaniem, choć ono będzie w tym przypadku niezwykle trudne i bolesne<text:span text:style-name="T5172">.</text:span></text:p>
      <text:p text:style-name="P5173">Tu chyba n<text:span text:style-name="T5174">iep</text:span>rzypadkowo i trafnie zwracano uwagę nie tyle na walory, a na ewentualne niebezpieczeństwa czy zagrożenia<text:span text:style-name="T5175">.</text:span><text:s/>Ja muszę powiedzieć, ż<text:span text:style-name="T5176">e</text:span><text:s/>zdecydowanie wypowiada<text:span text:style-name="T5177">m</text:span><text:s/>się za tą koncepcją we wszystkich jej wymiarach,<text:s/><text:span text:style-name="T5178">a</text:span>le także widz<text:span text:style-name="T5179">ę<text:s/></text:span>określone w niej trudności i zagrożenia, o których tutaj nie mówiono, a które mają zwłaszcza na długą falę znaczenie zupełnie fundamentalne<text:span text:style-name="T5180">.</text:span></text:p>
      <text:p text:style-name="P5181">Proszę<text:s/>państwa,<text:s/>danie rolnikom większej ilości pieniędzy, to nie jest jeszcze rozwiązanie sprawy<text:span text:style-name="T5182">.</text:span><text:s/>Jeżeli te pieniądze będą pustymi pieniędzmi. Wobec tego musimy szukać rozwiązań już do tego dotykano, które by prowadziły do zwiększenia strumienia towarów i to wcale nie z punktu widzenia konsumenta, a producenta<text:s/>- ważnych. Czyli żeby rolnik mógł na rynku znaleźć możliwości poprawy sytuacji produkcyjn<text:span text:style-name="T5183">ej</text:span>. Proszę<text:s/>państwa,<text:s/>ja badałem szczegółowo różnice w poziomie dochodów rolników o różnym obszarze gosp<text:span text:style-name="T5184">od</text:span>ar<text:span text:style-name="T5185">st</text:span>w. Myślę o dochodach, któr<text:span text:style-name="T5186">e</text:span><text:s/>kiedyś w dyskusjach nazywano parytetowymi czyli dotyczyły konsumpcji<text:span text:style-name="T5187">.</text:span></text:p>
      <text:p text:style-name="P5188">Proszę<text:s/>państwa,<text:s/>różnica między bardzo bogatym roln<text:span text:style-name="T5189">i</text:span>kiem a bardzo biednym rolnikiem jest z tego punktu widzenia<text:s/>wcale nie tak duża<text:span text:style-name="T5190">.</text:span><text:s/>Natomiast dramatyczna różnica jest zupełnie<text:s/><text:span text:style-name="T5191">w</text:span><text:s/>innym miejscu.<text:s/><text:span text:style-name="T5192">W</text:span><text:s/>punktach dotyczących dochodów przeznaczonych na rozwój<text:span text:style-name="T5193">.</text:span><text:s/>My tu dyskutujemy w istocie rzeczy o tej części dochodów, która jest przeznaczana przez wieś na rozwój<text:span text:style-name="T5194">.</text:span><text:s/>I to jest kwestia tego<text:s/><text:span text:style-name="T5195">n</text:span>ie tylko czy będzie żywnoś<text:span text:style-name="T5196">ć<text:s/></text:span>w czerwcu tego roku, czy b<text:span text:style-name="T5197">ę</text:span>dzie żywność za rok, za dwa i za pięć - my o tej problematyce dyskutujemy. Ale muszę powiedzieć, że w tej koncepcji i prawdopodobnie jej nie sposób zawrzeć, jest to chyba dosyć trudne do wyartykułowania, choć<text:s/>namawiałbym, żeby także i w tym dokumencie, tak jak było w dokumencie stolika rolnego tą rzecz bardzo wyraźnie zaznaczyć.</text:p>
      <text:p text:style-name="P5198">I druga<text:s/><text:span text:style-name="T5199">st</text:span>rona tego zagadnienia niemniej ważna w grupie dotyczącej konsumentów. Proszę<text:s/>państwa,<text:s/>najniebezpieczniejsza w tym wszystkim, w tej całej operacji i nawet w tym łagodnym jej wariancie jest sytuacja ludzi, o których tutaj mówiono, boją się likwidacji kartek. Bo powiadają, tak ten bogaty czy ten co ma duże zarobki on przyjdzie i kupi sobie wszystko. A mnie zostaną biedni<text:span text:style-name="T5200">ej</text:span>szemu czy w trudniejszej sytuacji co? Żeberka<text:span text:style-name="T5201">.</text:span><text:s/>Jeśli i może też w długiej kolejce czyli tego problemu nazwijmy go socjalnego, ja jestem bardzo przeciwny łączeniu czy też artykułowania ceny jako kategorii socjalnej, bo ekonomika jednak jest co innego, a sprawy socjalne to jest co innego. Ale człowiek jest i ekonomiczny, i socjalny. I tę osłonową część nazwijmy to, trzeba wydaje mi się jeszcze stanowczo bardziej precyzyjnie dopracować, ale myśl<text:span text:style-name="T5202">ę</text:span>, że jesteśmy na dobrej drodze, żeby to wyartykułować możliwie precyzyjnie.</text:p>
      <text:p text:style-name="P5203"><text:span text:style-name="T5204">I</text:span><text:s/>ostatnia moja uwaga dotyczy kwestii, którą w gronie rolników dyskutowaliśmy, a mianowicie mówimy tu o indeksacji<text:span text:style-name="T5205">.</text:span><text:s/>Ja rozumiem panie profesorze<text:s/><text:span text:style-name="T5206">St</text:span>elmachowski, że ceny minimalne dla rolni<text:span text:style-name="T5207">ct</text:span>wa w przypadku, gdy do ich zastosowania dojdziemy, bo one nie będą potrzebne jutro ani pojutrze, one prawdop<text:span text:style-name="T5208">od</text:span>obnie będą potrzebne bardzo... trochę później. Będą czymś w rodzaju rolniczej indeksacji. Jeżeli tak to rozumiemy to nawet nie wiem czy trzeba się ba<text:span text:style-name="T5209">ć</text:span><text:s/>sformułować to zdanie także w dalszych pracach nad tym dokumentem<text:span text:style-name="T5210">.</text:span></text:p>
      <text:soft-page-break/>
      <text:p text:style-name="P5211">Dziękuję bardzo.</text:p>
      <text:p text:style-name="P5212"><text:span text:style-name="T5213">Przew</text:span><text:span text:style-name="T5214">od</text:span><text:span text:style-name="T5215">ni</text:span><text:span text:style-name="T5216">cz</text:span><text:span text:style-name="T5217">ący</text:span>:</text:p>
      <text:p text:style-name="P5218">Proszę dr. Bugaj.</text:p>
      <text:p text:style-name="P5219"><text:span text:style-name="T5220">Ryszard Bugaj</text:span>:</text:p>
      <text:p text:style-name="P5221">Proszę<text:s/>państwa,<text:s/>ja wczoraj w<text:span text:style-name="T5222">ys</text:span>łuchałem min. Urbana, który bardzo narzekał, że po naszej stronie poglądy są monol<text:span text:style-name="T5223">it</text:span>yczne, a strona koa<text:span text:style-name="T5224">l</text:span>icyjno-rządowa mieni się wielką gamą różnych barw. Więc ja może dzisiaj chciałbym powiedzieć takie rzeczy, które n<text:span text:style-name="T5225">i</text:span>e będą się mieścić w naszym monolicie. Ja z uwagą przeczytałem ten materiał. Wydaje mi się, że przy wszystkich jego wadach on rzeczywiście otwiera nam m<text:span text:style-name="T5226">i</text:span>mo wszystko możliwość do dyskusji. I wydaje ml się, że rzeczywiście i realistycznie, i znacznie stawia sprawy niż pierwsza notatka, którą zaprezentował nam pan premier Olesiak blisko 40 dni temu już. Tym niemniej nie chciałbym się koncentrować na tym co mi się w tym dokumencie podoba<text:span text:style-name="T5227">.</text:span><text:s/>Tylko chciałbym zwrócić uwagę na dw<text:span text:style-name="T5228">i</text:span>e obawy, nie po to żeby się wypowiedzieć przeciwko w ogóle koncepcji urynkowienia, żeby przez naszą<text:s/><text:span text:style-name="T5229">st</text:span>ronę blokować.</text:p>
      <text:p text:style-name="P5230">Tylko chciałbym zwrócić uwagę stronie rządowej na moje<text:s/>wątpliwości ponieważ myślę, że ta decyzja będzie decyzją, za którą odpowi<text:span text:style-name="T5231">ed</text:span>zialność wezmą wszyscy<text:span text:style-name="T5232">.</text:span></text:p>
      <text:p text:style-name="P5233">Otóż po pierwsze trzeba jednak zadać sobie pytanie w moim przeświadczeniu czy w obecnej sytuacji, w obecnej sytuacji rozpędzonej<text:s/><text:span text:style-name="T5234">i</text:span>nflacji decyzja o tzw<text:span text:style-name="T5235">.</text:span><text:s/>urynkowieniu jest decyzją trafną. I rzeczywiście tak jak tutaj mówił kol. Topiński trzeba tu rozróżnić dwie rzeczy. Trzeba tu rozróżnić sprawę struktury dochodów, a w<text:s/><text:span text:style-name="T5236">szczegól</text:span>no<text:span text:style-name="T5237">ści</text:span><text:s/>t<text:span text:style-name="T5238">eg</text:span>o<text:s/><text:span text:style-name="T5239">el</text:span>em<text:span text:style-name="T5240">en</text:span>tarnego faktu, że ceny skupu w rolnictwie rosły znacznie szybciej niż ceny detaliczne, jest to fakt niewątpliwy, że z tego powodu dotacje rosły do wielkich rozmiarów...</text:p>
      <text:p text:style-name="P5241">/Głos z sali: to pomyłka/.</text:p>
      <text:p text:style-name="P5242"><text:span text:style-name="T5243">Ryszard Bugaj</text:span>:</text:p>
      <text:p text:style-name="P5244">Nie panie profesorze to nie jest pomyłka<text:span text:style-name="T5245">...</text:span></text:p>
      <text:p text:style-name="P5246">/Głos z sali: dlaczego?/.</text:p>
      <text:p text:style-name="P5247"><text:span text:style-name="T5248">Ryszard Bugaj</text:span><text:span text:style-name="T5249">:</text:span></text:p>
      <text:p text:style-name="P5250">Zara<text:span text:style-name="T5251">z</text:span>.<text:span text:style-name="T5252">..</text:span><text:s/>odwoł<text:span text:style-name="T5253">uj</text:span>ę si<text:span text:style-name="T5254">ę...</text:span></text:p>
      <text:p text:style-name="P5255">/Głos z sali: nie słychać/.</text:p>
      <text:p text:style-name="P5256"><text:span text:style-name="T5257">Ryszard Bugaj</text:span>:</text:p>
      <text:p text:style-name="P5258">No wła<text:span text:style-name="T5259">ś</text:span>nie, dokładnie to mówię. Rosły sporo wolniej po prostu.<text:s/>Jest więc<text:s/>z całą pewnością problem jakiejś wsp<text:span text:style-name="T5260">ółz</text:span>al<text:span text:style-name="T5261">eż</text:span>no<text:span text:style-name="T5262">ści</text:span><text:s/>tego wzrostu cen. Natomiast druga sprawa to jest pytanie o to czy one rzeczyw<text:span text:style-name="T5263">i</text:span>ście, te ceny mają być tak puszczone. Jak panowie proponujec<text:span text:style-name="T5264">ie</text:span>.<text:span text:style-name="T5265"><text:s/></text:span>Ja powiadam nie prz<text:span text:style-name="T5266">eci</text:span>w<text:span text:style-name="T5267">st</text:span>awiam się temu, natomiast zadaję pytanie czy w tej sytuacji rozpędzonej inflacji, czy w sytuacji społecznej, jaka istnieje dzisiaj, czy w sytuacji, w której panowie piszecie w tym dokumencie wbrew pierwotnym deklaracjom, że nie<text:s/><text:span text:style-name="T5268">m</text:span>a właściwie nadziei na szybki przyrost podaży rolniczej. Być może w drugiej połowie<text:s/>‘90 r<text:span text:style-name="T5269">.</text:span><text:s/>coś, tak to<text:s/>jest delikatnie napisane, czy<text:s/><text:span text:style-name="T5270">w</text:span><text:s/>tej sytuacji ta decyzja jest z całą pewnością decyzją w pełni przemyślaną. Na tym chciałbym pierwszą moją uwagę zakończyć.</text:p>
      <text:p text:style-name="P5271">Druga moja u<text:span text:style-name="T5272">w</text:span>aga dotycząca tej koncepcji jest innej natury.</text:p>
      <text:p text:style-name="P5273">Otóż czy rzeczywiście ta koncepcja przewiduje urynkowienie i to prawdopodobnie są te elementy, w których nie zgodzę się z moimi przyjaciółmi z mojej strony.</text:p>
      <text:soft-page-break/>
      <text:p text:style-name="P5274">Na str<text:span text:style-name="T5275">.</text:span><text:s/>17 pisze się bardzo wyra<text:span text:style-name="T5276">ź</text:span>nie<text:s/>„ceny minimalne są traktowane jako ceny, które odpowiadają opłacalności produkcji w warunkach przeci<text:span text:style-name="T5277">ęt</text:span>nych”. Dalej pisze się, że będzie także skup interwencyjny. Przy czym jest możliwość, że w skupie int<text:span text:style-name="T5278">er</text:span>w<text:span text:style-name="T5279">en</text:span>cy<text:span text:style-name="T5280">jn</text:span>ym ceny odbiegać będą od cen minimalnych w górę jeżeli będzie nadpr<text:span text:style-name="T5281">od</text:span>uk<text:span text:style-name="T5282">cj</text:span>a.</text:p>
      <text:p text:style-name="P5283">Dalej w pkt. 6.2 pisze się, że specyfika rolnictwa uzasadnia potrzebę utrzymania pr<text:span text:style-name="T5284">ef</text:span>erencyjnych kredytów... preferencji kredytowych w finansowaniu rozwoju rolnictwa.<text:s/><text:span text:style-name="T5285">W<text:s/></text:span>dost<text:span text:style-name="T5286">ę</text:span>pie do kredytów niższą stopę procentową, obniżenie udziału środków własnych przy realizacji zadań inw<text:span text:style-name="T5287">est</text:span>ycyjnych, wydłużenie karencji okresy spłaty przy kredytach zaciąganych na rozwój potencjału produkcyjn<text:span text:style-name="T5288">eg</text:span>o.</text:p>
      <text:p text:style-name="P5289">Otóż jaka z tego wynika wątpliwość<text:span text:style-name="T5290">?</text:span><text:s/>Mianowicie zastanawiam się czy jest utworzony system rynkowy, który będzie stymulował procesy selekcji producentów rolnych czy n<text:span text:style-name="T5291">i</text:span>e?<text:s/>Mam w tej sprawie dość poważną wątpliwość muszę powiedzieć, w świetle tych zapisów, a także w świetle niektórych innych elementów, jakie w tym dokumencie są<text:span text:style-name="T5292">.</text:span><text:s/>Tyle dwóch moich wątpliwości zasadnic<text:span text:style-name="T5293">zy</text:span>ch.<text:s/>Przechodzę do sprawy trzeciej. Uważam<text:span text:style-name="T5294">,</text:span><text:s/>jest dla mnie ważniejsza i chyba dla naszych obrad jest ważniejsza. Otóż tak, jak powiedział pan profesor Trzeciakowski my stoimy oczywiście przed problemem w tej niesłychanie ważnej sprawie poradzenia się naszych przyjaciół, którzy tworzą tymczasowe władze związku<text:s/><text:span text:style-name="T5295">„</text:span>Solidarność”<text:span text:style-name="T5296">.</text:span><text:s/>I stoimy przed problemem co im rekomendować. Jakie nasze stanowisko im rekomendować<text:span text:style-name="T5297">.</text:span></text:p>
      <text:p text:style-name="P5298">Ja chciałem powiedzieć za siebie, co sądzę powinienem im powiedzieć.<text:s/><text:span text:style-name="T5299">I</text:span><text:s/>to chciałem pow<text:span text:style-name="T5300">ied</text:span>zieć tutaj, teraz jako mój skromny wkład do tej dyskusji.</text:p>
      <text:p text:style-name="P5301">Otóż wydaje mi się, że jeżeli ta ryzykowana, bardzo ryzykowna operacja w obecnym stanie gospodarki i sytuacji społecznej ma być jednak przeprowadzona, choć mam wątpliwości czy<text:span text:style-name="T5302">m</text:span><text:s/>ma być prz<text:span text:style-name="T5303">ep</text:span>rowadzona, to trzeba szukać absolutnie wszystkich zabezpieczeń by to się źle nie skończyło. Ja sądzę, że jest co najmniej 5 spraw, które w postaci takich zabezpieczeń powinny być przyjęte.</text:p>
      <text:p text:style-name="P5304">Po pierwsze sądzę, że biorąc pod uwagę fakt, iż wzrost cen żywności - wysoki - nastąpi wyłącznie z powodu relacji popytowo-podażow<text:span text:style-name="T5305">ej</text:span>, należy wyeliminować wszystkie te elementy wzrostu cen żywności, które są związane ze wzrostem kosztów. Dlatego proponowałbym by przyjąć konsekwentnie stanowisko, że przynajmniej w tym roku dotacje do żywności, można zmienić strukturę tych dotacji, i są ważne powody, żeby zmi<text:span text:style-name="T5306">en</text:span>ić<text:s/><text:span text:style-name="T5307">st</text:span>rukturę tych dotacji, dotacje do żywności generalnie w wielkościach realnych by nie ulegały obniżeniu. To znaczy byłyby procentowe w stosunku do wartości żywnoś<text:span text:style-name="T5308">ci</text:span><text:s/>w cenach d<text:span text:style-name="T5309">et</text:span>alicznych. To jest pierwsza sprawa.</text:p>
      <text:p text:style-name="P5310">Druga sprawa,<text:s/><text:span text:style-name="T5311">że</text:span><text:s/>jak gdyby kon<text:span text:style-name="T5312">ie</text:span>cznym składnikiem tego przedsięwzięcia powinno być zagwarantowa<text:span text:style-name="T5313">ni</text:span>e takich rozwiązań w systemie ekonomiczno-finansowym, w systemie dotacji, a także w sy<text:span text:style-name="T5314">s</text:span>temie<text:s/><text:span text:style-name="T5315">or</text:span>gan<text:span text:style-name="T5316">iz</text:span>a<text:span text:style-name="T5317">cyjn</text:span>ym, by różnice regionalne cen nie przekraczały rozsądnych granic. Mnie s<text:span text:style-name="T5318">i</text:span>ę wydaje, że granice przekraczające plus, minus 10 proc. to są rozsądne granice.<text:s/><text:span text:style-name="T5319">J</text:span>eżeli b<text:span text:style-name="T5320">ę</text:span>dą te granice większe to skutki społeczne, następstw tego będą, obawiam się, bardzo daleko idące. Nie pocieszałbym się panie premierze faktem, że dzisiaj w Katowicach te ceny są względnie niskie.<text:s/><text:span text:style-name="T5321">J</text:span>est to przede wszystkim konsekwencja tego faktu, że w tym drugim obiegu żywnościowym dostęp do tej żywności jest niesłychanie ograniczony. I on decyduje o popycie na żywność tam w dużym stopniu.</text:p>
      <text:p text:style-name="P5322">I tak, jak mi tu słusznie podpowiada pan prof. Leopold 7 kg kartki w rejonie katowickim, które robią swoje rzecz jasna<text:span text:style-name="T5323">.</text:span></text:p>
      <text:soft-page-break/>
      <text:p text:style-name="P5324">Trzecia sprawa wydaje mi się, że jeżeli podejmujemy i to się wiąże z następnym punktem naszych obrad jeżeli on się dzisiaj odbędzie, jeżeli pod<text:span text:style-name="T5325">ej</text:span>mujemy to przedsięwzięcie, to rozwiązania w sferze indeksacji muszą być jak gdyby zaostrzone wyraźnie, zaostrzone w sensie stwarzające większe gwarancje dla pracowników.</text:p>
      <text:p text:style-name="P5326">Po czwarte wydaje rai się, że absolutnie konieczne jest by istniał jakiś specjalny pakiet zabezpieczeń w postaci rezerw i to znacznych rezerw w punkcie wyj<text:span text:style-name="T5327">ś</text:span>cia. Jeżeli tych rezerw nie będzie to gwałtowny skok cen w krótkim okresie może spowodować tak<text:span text:style-name="T5328">i</text:span>e społeczne następstwa, że trudno będzie w ogóle cokolwiek jak gdyby wytłumaczyć ludziom, co się ma dziać dalej<text:span text:style-name="T5329">.</text:span></text:p>
      <text:p text:style-name="P5330"><text:span text:style-name="T5331">I</text:span><text:s/>w końcu sprawa piąta, o której myśla<text:span text:style-name="T5332">ł</text:span>em, że powie kol. Topiński, ale nie powiedział, bo ja przeoczyłem.</text:p>
      <text:p text:style-name="P5333">Otóż właśnie biorąc pod uwagę ryzykowność całej tej operacji mnie si<text:span text:style-name="T5334">ę</text:span><text:s/>wydaje - że powinno być przyjęte założenie, iż istnieje pewien pułap wzrostu cen detalicznych żywności, który jeżeli zostanie osiągnięty to wraca s<text:span text:style-name="T5335">i</text:span>ę częściowo chociażby do cen urzędowych, niezależnie od<text:s/><text:span text:style-name="T5336">i</text:span>nnych konsekwencji, ponieważ nie zrobienie tego kroku może naprawdę przynieść następstwa bardzo groźne<text:span text:style-name="T5337">.</text:span></text:p>
      <text:p text:style-name="P5338">Dziękuję.</text:p>
      <text:p text:style-name="P5339"><text:span text:style-name="T5340">Przewodni</text:span><text:span text:style-name="T5341">cz</text:span><text:span text:style-name="T5342">ący:</text:span></text:p>
      <text:p text:style-name="P5343">Prof. Józefiak.</text:p>
      <text:p text:style-name="P5344"><text:span text:style-name="T5345">Cezary Józefiak:</text:span></text:p>
      <text:p text:style-name="P5346">Dziękuję. Postaram się krótko, bo czasami odnoszę wrażenie, że niedługo gdybyśmy jeszcze trochę obradowali to protokolanci mogliby tylko informować się o nazwisko, a już treść<text:s/>mogliby<text:s/>brać<text:s/><text:span text:style-name="T5347">z</text:span><text:s/>szablonu. Ja też wpadłem już w pewien szablon i dlatego mam nadzieję, że już ostatni raz zabieram głos w tym gronie.</text:p>
      <text:p text:style-name="P5348">Też nie na temat czy, a nawet może nie jak, ale kiedy. Najpierw dwa zdania o tym dokumencie. Nie potrafię go w pełni zwłaszcza jego metodycznej czy m<text:span text:style-name="T5349">et</text:span>odologiczn<text:span text:style-name="T5350">ej</text:span><text:s/>strony ocenić. Nie znam podstaw prz<text:span text:style-name="T5351">ewid</text:span>ywania, wzrostu cen tych zupełnie uwolnionych już przy ich liberaliza<text:span text:style-name="T5352">cj</text:span>i w takich warunkach, jakie istnieją. To znaczy przy tak niskich zapasach jak wiemy, przy ich znacznym nadwyżkowym popycie i w nowych warunkach mechanizmu ruchu cen. Nie wiem może takie szacunki są słuszne, może niesłuszne, nie potrafię się w tej sprawie wypowiedzieć. Zgłaszam pewną wątpliwość. Natomiast to co mi się wydaje szczególnie ważne w tym dokumencie to nie te szacunki, ale wskazani<text:span text:style-name="T5353">e</text:span><text:s/>czy podkreślenie znaczenia niebezpieczeństw, jakie na tej drodze są<text:span text:style-name="T5354">.</text:span><text:s/>Bo te w dokumencie są wyraźne. I myślę, że trzeba by tak żebyśmy my przywiązali do nich znaczenie. To j<text:span text:style-name="T5355">es</text:span>t zresztą częściowo echo naszych dyskusji wcześni<text:span text:style-name="T5356">ej</text:span>szych, ale nie koniecznie tylko.</text:p>
      <text:p text:style-name="P5357">Mianowicie zwraca się uwagę na takie niebezpieczeństwo, że zamiast adaptacyjnych procesów w dziedzinie podaży środków produkcji przemysłowej dla rolnictwa może pojawić się tylko proces windowania cen. O tym się mówi.<text:s/><text:span text:style-name="T5358">W</text:span><text:s/>innym miejscu mówi się, że przy zbyt wysokich cenach środków produkcji to znaczy także w pewny<text:span text:style-name="T5359">m</text:span><text:s/>układzie warunków ich zużycie może nawet spadać i negatywnie działając na produkcję rolną<text:span text:style-name="T5360">.</text:span><text:s/>Że liberalizacja cen jest jednym tylko z warunków, ale niekoniecznie musi być takim szczególnie ważnym dla pobudzenia pr<text:span text:style-name="T5361">od</text:span>ukcji i podaży pasz, które limitują produkcję zwierzęcą. Że niskie zapasy i niska elastyczność podaży produkcji przemysłowej grożą, że popyt rolników, także popyt produkcyjny, popyt konsumpcyjny, popyt inwestycyjny może zamieniać się tylko w jałową<text:s/><text:span text:style-name="T5362">i</text:span>nflację.</text:p>
      <text:soft-page-break/>
      <text:p text:style-name="P5363">Otóż o tym jest mowa i uważam, że to jest wielki walor tego dokumentu, że tu nie idzie się tak, próbuje się iść na ślepo, ale w związku z tym terminy tutaj trochę są jak by sprzeczne z tymi o<text:span text:style-name="T5364">st</text:span>rz<text:span text:style-name="T5365">eżen</text:span>iami. I w związku z tym chodzi przecież o co w tym urynkowieniu gospodarki żywnościow<text:span text:style-name="T5366">ej</text:span>?</text:p>
      <text:p text:style-name="P5367">Chodzi o usunięcie blokad wzrostu produkcji rolnej, blokad motywacyjnych, blok związanych z systemem, a zwłaszcza z tą niedostateczną elastycznością podaży środków produkcji dla rolnictwa, elastycznością względem cen i względem popytu.</text:p>
      <text:p text:style-name="P5368">Otóż<text:s/><text:span text:style-name="T5369">w</text:span><text:s/><text:span text:style-name="T5370">m</text:span>oi<text:span text:style-name="T5371">m</text:span><text:s/>przekonaniu wymaga to spełnienia pewnych warunków, żebyśmy t<text:span text:style-name="T5372">ę</text:span><text:s/>elastyczność podaży mieli większą. Po pierwsze ja sądzę<text:span text:style-name="T5373">,</text:span><text:s/>że konieczne jest zniesienie reglamenta<text:span text:style-name="T5374">cj</text:span>i środków produkcji w przemyśle, że konieczne jest zniesienie monopoli w przemyśle, że konieczne jest zdecydowane sparametryzowanie systemu finansowego w przemyśle to znaczy zaostrzenie ograniczeń finansowych w przedsiębiorstwach przemysłowych<text:span text:style-name="T5375">.</text:span><text:s/>Co wymaga m.in. zamknięcia istniejących źródeł inflacji.</text:p>
      <text:p text:style-name="P5376">I teraz wracam do naszych przedwczorajszych dyskusji. Mówiliśmy wtedy, że ważnymi źródłami inflacji jest po pierwsze deficyt budżetowy i po drugie taka polityka inwe<text:span text:style-name="T5377">st</text:span>ycyjna, która toleruje istnienie nadwyżkowego popytu<text:s/><text:span text:style-name="T5378">in</text:span>w<text:span text:style-name="T5379">est</text:span>ycy<text:span text:style-name="T5380">jneg</text:span>o.</text:p>
      <text:p text:style-name="P5381">I niestety słyszeliśmy wtedy, iż rząd nie widzi możliwości, aby zlikwidować deficyt budżetowy przed upływem 2-3 lat. Co więcej, że rząd nie widzi możliwości z<text:span text:style-name="T5382">li</text:span>kw<text:span text:style-name="T5383">id</text:span>owania tego pustego pieniądza w procesach i<text:span text:style-name="T5384">n</text:span>w<text:span text:style-name="T5385">est</text:span>ycy<text:span text:style-name="T5386">jn</text:span>ych czyli nadwyżkowego popytu inw<text:span text:style-name="T5387">estyc</text:span>y<text:span text:style-name="T5388">jneg</text:span>o nawet do końca<text:s/>‘90 r.</text:p>
      <text:p text:style-name="P5389">Otóż w tym ś<text:span text:style-name="T5390">w</text:span>ietle muszę powiedzieć, że ja nie rozumiem, jak można by zobaczyć, że mimo to jest możliwe rozpoczęcie urynkawiania gospodarki żywnościowej na przykład od II kwartału czy na przykład od 1 lipca. Moim zdaniem stanowczo takiego rozkładów terminu nie można przyjąć. To znaczy może jednak wróćmy i zweryfikujmy tamte terminy. Może rząd podjąłby dodatkowe wysiłki, dodatkowo by przejrzał swoją politykę. Powtarzam jeszcze raz politykę deficytu budżetowego, chodzi mi o zlikwidowanie deficytu budżetowego i politykę likwidacji nadwyżkowego popytu inwe<text:span text:style-name="T5391">styc</text:span>yjn<text:span text:style-name="T5392">eg</text:span>o i wtedy powstają lepsze warunki plus inne finansowe, syste<text:span text:style-name="T5393">m</text:span>owo-finansowe warunki, które powinny być spełnione i wtedy możemy powiedzieć jest właściwy czas, ażeby rozpocząć tę urynkowienie gospodarki żywnościowej w ramach urynkowienia szerszego frontu<text:span text:style-name="T5394">.</text:span></text:p>
      <text:p text:style-name="P5395">Dziękuję<text:span text:style-name="T5396">.</text:span></text:p>
      <text:p text:style-name="P5397"><text:span text:style-name="T5398">Przewodniczący</text:span>:</text:p>
      <text:p text:style-name="P5399">Pan doc. Kołodko.</text:p>
      <text:p text:style-name="P5400"><text:span text:style-name="T5401">Grzegorz Kołodko</text:span>:</text:p>
      <text:p text:style-name="P5402">Ja podzielam opinie tych z<text:s/>państwa, którzy podkreślają liczne pozytywne elementy w tym dokumencie jest on znakomitym materiałem do zastanawiania się. Natomiast wątpię czy byłby on już zadawalający, a<text:span text:style-name="T5403">ż</text:span>eby<text:span text:style-name="T5404">śm</text:span>y mogli podejmować decyzje. Problem polega przecież na tym, że panuje przecież pełna zgodność co do tego że musimy zmierzać w kierunku urynkow<text:span text:style-name="T5405">i</text:span>en<text:span text:style-name="T5406">ia</text:span><text:s/>nie tylko kompleksu żywnościow<text:span text:style-name="T5407">eg</text:span>o czy agrobiznesu, ale całej gospodarki. Pytanie, jak do tego dojść. Z punktu widzenia racji ekonomicznej one wydają się oczywiste. Niestety ciążyć tu nad tym musi bardzo silny aspekt spo<text:span text:style-name="T5408">łe</text:span>czno-polityczny ze względu na materie, której dotyczy to zagadni<text:span text:style-name="T5409">en</text:span>ie<text:span text:style-name="T5410">.</text:span></text:p>
      <text:p text:style-name="P5411">Ja sympatyzuję z punktem widzenia przedłożonym przed chwilą przez pana prof. Józefiaka dlatego, że w moim przekonaniu pan profesor dotyka tu kilku newralgicznych elem<text:span text:style-name="T5412">en</text:span>tów w tym.</text:p>
      <text:soft-page-break/>
      <text:p text:style-name="P5413">Po pierwsze cóż to powinno oznaczać urynkowi<text:span text:style-name="T5414">en</text:span>ie? Urynkowienie powinno oznaczać taką grę popytu i podaży, ż<text:span text:style-name="T5415">e<text:s/></text:span>w krótkim okresie występuje tendencja do równoważenia tych dwóch strumieni, a w długim okresie, że występują pewne pozytywne dostosowania. Po stronie popytu i po stronie podaży.</text:p>
      <text:p text:style-name="P5416">A więc po stronie podaży chodzi nam o to, żeby podaż o odpowiedniej strukturze rosła, natomia<text:span text:style-name="T5417">s</text:span>t o co nam chodzi po stronie popytu musi<text:span text:style-name="T5418">el</text:span>ibyśmy to<text:s/>do dyskutować<text:s/>do końca, dlatego że w wielu przypadkach z pewnością nie chodzi nam o spadek konsumpcji wskutek ograniczenia popytu tylko właśnie o to, żeby ten popyt dostosował s<text:span text:style-name="T5419">i</text:span>ę do możliwości podażowych, ale żeby dostosowanie było dwustronne<text:span text:style-name="T5420">.</text:span><text:s/>Powstaje pytanie na ile tutaj w wyniku takiej operacji mogłoby powstać pozytywne sprzężenie zw<text:span text:style-name="T5421">rot</text:span>ne owocujące wzrostem produkcji tak towarów wchodzących do rolnictwa na wejściu do agrobiznesu, jak i produktów płodów rolnych z tego kompleksu wychodzących.</text:p>
      <text:p text:style-name="P5422">Z tego punktu widzenia ja mam zasadnicze obawy i chciałbym zwrócić uwagę<text:s/>państwa<text:s/>na zapisy zawarte na kilku stronach, które w całości podzielam.</text:p>
      <text:p text:style-name="P5423">Na str. 5 złożonego dokumentu jest sformułowanie<text:s/><text:span text:style-name="T5424">„</text:span>należy<text:s/><text:span text:style-name="T5425">s</text:span>ię więc liczyć z przesunięciami popytu, które mogą spowodować zakłócenia na rynkach obecnie płytko zrównoważonych, bo można by było takich rynków k<text:span text:style-name="T5426">i</text:span>lka wskazać albo kilkanaście w zależności od stopnia agregacji bąd<text:span text:style-name="T5427">ź</text:span><text:s/><text:span text:style-name="T5428">i</text:span>ch dezagregowania.</text:p>
      <text:p text:style-name="P5429">Na stronie 7 j<text:span text:style-name="T5430">es</text:span>t pytanie czy struktura gospodarki jest dostosowana do struktury i przew<text:span text:style-name="T5431">id</text:span>ywanych zmian popytu. I czy jest w stanie w najbliższym okresie dostosować podaż do popytu?</text:p>
      <text:p text:style-name="P5432">Odpowiedź ekonomistów, jak sądzę będzie zgodna i będzie brzmiał<text:span text:style-name="T5433">a</text:span><text:s/>nie<text:span text:style-name="T5434">.</text:span><text:s/>Nie j<text:span text:style-name="T5435">es</text:span>t do<text:span text:style-name="T5436">st</text:span>osowana.</text:p>
      <text:p text:style-name="P5437">Na str. 21 wreszcie, przełom stron 20-21 jest zdan<text:span text:style-name="T5438">i</text:span>e, które<text:s/><text:span text:style-name="T5439">w</text:span><text:s/>jakimś stopniu udziela odpowiedzi na te wszystkie wątpliwości bez odpowiednich zmian podaży w tych artykułach, chodzi o artykuły przemysłowe, może to zd<text:span text:style-name="T5440">ezor</text:span>gan<text:span text:style-name="T5441">iz</text:span>ować rynek, nasilić zjawiska spekulacyjne i spowodować o<text:span text:style-name="T5442">g</text:span>ólny wzrost inflacji ponad wszelkie uzasadnione prognozy. Oznaczałoby to bowiem przy tej skali zmian uruchomienie sam<text:span text:style-name="T5443">on</text:span>ap<text:span text:style-name="T5444">ęd</text:span>zając<text:span text:style-name="T5445">eg</text:span>o<text:s/><text:span text:style-name="T5446">s</text:span>ię mechanizmu in<text:span text:style-name="T5447">fl</text:span>acyjnego.</text:p>
      <text:p text:style-name="P5448">Tyle jeśli chodzi o my<text:span text:style-name="T5449">ś</text:span>li zawarte<text:s/>expressis<text:s/>verbis w tym dokumencie.<text:s/><text:span text:style-name="T5450">J</text:span>a zgadzam się z takimi diagnozami i ocenami. I dlatego jeszcze raz chciałbym podnieść problem, który cały czas tutaj staje. Dlaczego to jest wyrywane z kontekstu? Ja nie widzę możliwości urynkowienia gospodarki żywnościowej,<text:s/>mimo że naprawdę jestem, nie chcę tu powiedzi<text:span text:style-name="T5451">eć</text:span><text:s/>euforycznym zwolennikiem, bo czasami i ceny równowagi np. jeśli są monopolowymi nie są najlepszymi cenami. Ale generalnie chyba wszyscy jesteśmy za tym, że trzeba dojść do równowagi gospodarcz<text:span text:style-name="T5452">ej,</text:span><text:s/>rynkowej na tym rynku. Jest p<text:span text:style-name="T5453">yt</text:span>ani<text:span text:style-name="T5454">e</text:span><text:s/><text:span text:style-name="T5455">j</text:span>ak? Dlaczego jest to wyrywane z kontekstu? Przecież pa<text:span text:style-name="T5456">ńst</text:span>w<text:span text:style-name="T5457">o</text:span>, którzy jesteście autorami tego dokumentu doskonale zd<text:span text:style-name="T5458">aj</text:span>ecie sobie sprawę, że nie mamy r<text:span text:style-name="T5459">e</text:span>zerw na istotne przy<text:span text:style-name="T5460">sp</text:span>ieszenie tempa wzrostu podaży towarów przemysłowych i są tutaj te sygnały, że takie zagrożenia występują. T<text:span text:style-name="T5461">a</text:span><text:s/>koncepcja jest bardzo elegancka. Natomiast ja bardzo wątpię czy<text:s/><text:span text:style-name="T5462">o</text:span>na jest aplikacyjna<text:span text:style-name="T5463">,</text:span><text:s/>nie tylko ze względów społecznych. Tu jest bardzo wiele niewiadomych, które obawiam się, że od strony konsumpcyjn<text:span text:style-name="T5464">ej<text:s/></text:span>nie jest to jeszcze na tyle dojrzałe, że moglibyśmy wejść obecnie w fazę realizacji, natomiast byłoby chyba w<text:span text:style-name="T5465">i</text:span>ęcej szans na powodzenie gdyby to nie było wyrwane z kontekstu<text:s/>urynkowienia<text:s/>innych sfer gospodarki, zwłaszcza, że gdzieniegdzie<text:s/>tę pigułkę łatwiej byłoby przełknąć polskiemu społeczeństwu i tak należałoby do tego podejść. Dlatego chcia<text:span text:style-name="T5466">ł</text:span>by<text:span text:style-name="T5467">m</text:span><text:s/>wrócić do swojej wypowiedzi na drugim spotkaniu kilka tygodni te<text:span text:style-name="T5468">m</text:span>u, kiedy mówiłem o teoretycznie różnych możliwych podejściach jeśli chodzi o próbę ograniczania skali nierównowagi w<text:s/><text:soft-page-break/>polskiej gospodarce, że widziałbym szanse na urynkowienie gospodarki rolnej przez co rozumiem przede wszystkim jej zrównoważ<text:span text:style-name="T5469">en</text:span>ie, a nie uleganie pewnej euforii<text:s/>anty-dotacyjnej. Bo wydaje mi się, że panuje taka atmosfera, która jest<text:s/><text:span text:style-name="T5470">od</text:span>zwierci<text:span text:style-name="T5471">ed</text:span>leniem czy drugim końcem euforii antyfiskaln<text:span text:style-name="T5472">e</text:span>j. One są z sobą ściśle powiązane.<text:s/><text:span text:style-name="T5473">A</text:span><text:s/>więc chciałbym wrócić do koncepcji, którą określiłem jako koncepcja rynkowo-mon<text:span text:style-name="T5474">et</text:span>a<text:span text:style-name="T5475">rn</text:span>a. To znaczy próba pewnego pchnięcia jakościowej zmiany<text:s/><text:span text:style-name="T5476">w</text:span><text:s/>kierunku urynkowienia stosunków ekonomicznych i monopoliza<text:span text:style-name="T5477">cj</text:span>i gospodarki przy twardych działaniach w sferze polityki pieni<text:span text:style-name="T5478">ę</text:span>żnej dlatego, że wówczas mogłaby być szansa, że to się nie wymknie spod kontroli. W innym przypadku połączenie tak rozumianego urynkowienia z tak tutaj lansowaną indeksacją może w ramach tego do czego próbujemy dojść, a co nazywamy nowym ładem ekonomicznym, zrobić taki bałagan, jakiego jeszcze nie było. I może to nie będzie<text:s/>spersonifikowan<text:span text:style-name="T5479">e</text:span>,<text:s/>aczkolwiek w odróżnieniu od urynkowienia gospodarki żywnościow<text:span text:style-name="T5480">ej</text:span>, gdzie wołanie o autora znajduje odzew, bo jest to pan premier Olesiak, ja wołam o autora koncepcji indeksacji. Dlatego, że będziemy wracać do tych tematów i dobrze by było wiedzieć o co tutaj chodzi.</text:p>
      <text:p text:style-name="P5481">I skoro panie przewodniczący jestem przy głosie chciałbym wygłosić pewien komentarz i złożyć oświadczenie dlatego, że nie uzyskałem głosu przy poprzednim punkcie, pomimo że się zgłaszałem<text:span text:style-name="T5482">.</text:span></text:p>
      <text:p text:style-name="P5483">Z przyczyn zawodowych, z przyczyn służbowych będ<text:span text:style-name="T5484">ę<text:s/></text:span>jutro nieobecny, jest to moje ostatnie wystąpienie. Chciałem przy okazji podziękować za<text:s/>państwa<text:s/>cierpliwość. Wracam do pkt. 7, który w jakimś stopniu jest efektem słusznego domagania się wprowadzenia pewnych instytucji, które by na<text:span text:style-name="T5485">m</text:span><text:s/>gwarantowały społeczną kontrolę realizacji tego do czego z takim trudem usiłujemy tutaj dojś<text:span text:style-name="T5486">ć.</text:span></text:p>
      <text:p text:style-name="P5487">W wyniku perswazji strony rządowo-koa<text:span text:style-name="T5488">li</text:span>cyjn<text:span text:style-name="T5489">ej</text:span><text:s/>zostało to przemianowane na tworzenie społecznych inst<text:span text:style-name="T5490">yt</text:span>u<text:span text:style-name="T5491">cj</text:span>onalnych warunków realizacji uzgodnień, dlatego, że ja rozumiem, że trudno się zgodzić na to, że ktoś się ustawia w pozycji recenzenta, skoro się umawiamy to musimy w jakimś stopniu elementy tej współodpowiedzialności na siebie wziąć.</text:p>
      <text:p text:style-name="P5492">Z najwyższym zdumieniem przejmuję oświadczenie koleżanek i kolegów ze strony określonej jako sol<text:span text:style-name="T5493">i</text:span>darnościowo-opozycyjna, że jest nie do przyjęcia przez<text:s/>państwa<text:s/>zapis.</text:p>
      <text:p text:style-name="P5494">W związku z tym uczestnicy<text:s/>„okrągłego stołu”<text:s/>zobowiązują się w imieniu reprezentowanych przez siebie sił społecznych, ja prezentuję pewien punkt widzenia, nic więcej. Nie reprezentuję żadnych sił społecznych. Państwo twierdzicie, że reprezentujecie olbrzymie siły społeczne, cytuję<text:s/>„do podjęcia kroków zmierzających do oddziaływania w kierunku stosowania w praktyce”.</text:p>
      <text:p text:style-name="P5495">Skutek tych sugestii, jak zrozumiałem, wynegocjowano w zespole redakcyjnym sformułowanie<text:s/>„w związku z tym proponujemy aby uczestnicy<text:s/>„okrągłego stołu”<text:s/>zajęli stanowisko<text:s/><text:span text:style-name="T5496">w</text:span><text:s/>imieniu r<text:span text:style-name="T5497">ep</text:span>r<text:span text:style-name="T5498">ezen</text:span>towanych przez siebie sił społecznych na temat możliwości polubownego rozstrzygania sporów i konfliktów ciągu najbliższych 2-3 lat.</text:p>
      <text:p text:style-name="P5499">Ja zrozumiałem oświadczenie współprzewodniczącego pana prof. Trzeciakowskiego, przy całej niezależnośc<text:span text:style-name="T5500">i</text:span>, którą tak przyjemnie pa<text:span text:style-name="T5501">ń</text:span>stwo eksponujecie nie j<text:span text:style-name="T5502">es</text:span>teście<text:s/><text:span text:style-name="T5503">w</text:span><text:s/><text:span text:style-name="T5504">st</text:span>anie wystąpi<text:span text:style-name="T5505">ć</text:span><text:s/>z taką okrojoną propozycją. M<text:span text:style-name="T5506">et</text:span>odologicznie przecież zgodziliśmy się co do tego, że musi obowiązywać zasada coś za coś<text:span text:style-name="T5507">.</text:span></text:p>
      <text:p text:style-name="P5508">Najgłębszą treścią tego porozumienia jest to, że mamy się porozumieć, spróbować się porozumieć w sprawach takich, jak nakreślenie elementów nowego ładu ekonomicznego, jak określenie<text:s/><text:span text:style-name="T5509">inst</text:span>rume<text:span text:style-name="T5510">nt</text:span>a<text:span text:style-name="T5511">cj</text:span>i polityki gospodarcz<text:span text:style-name="T5512">ej,</text:span><text:s/>która miałaby w najbliższych 2-3 latach ten ład urzeczywi<text:span text:style-name="T5513">st</text:span>niać i również musimy się<text:s/><text:soft-page-break/>porozumieć co do tego, tak to rozumiałem od wielu lat, okazuje<text:s/><text:span text:style-name="T5514">s</text:span>ię, że jestem w zasadniczym błędzie, jak ewentualnie rozłożyć koszty społeczne tych niepopularnych przedsięwzięć, które trzeba na siebie wziąć.</text:p>
      <text:p text:style-name="P5515">Na całym świecie - a tak często się na ten świat powołujemy - treść umowy społecznej polega na tym, że wysokie układające się strony proponują właśnie coś za coś. Pod<text:span text:style-name="T5516">ej</text:span>miemy takie to, a takie działania, ale na ten okres zobowiązujemy się, że będziemy działać w jakimś kierunku. Gdybyśmy w gospodarce rynkowej, w tym naszym tutaj idolu podejmowali tego typu działania, zaręczam<text:s/>państwa, że nikt by nie proponował sformułowania podjęcia kroków zmi<text:span text:style-name="T5517">er</text:span>zających do oddziaływania w kierunku. Byłoby po prostu to<text:s/><text:span text:style-name="T5518">st</text:span>wi<text:span text:style-name="T5519">er</text:span>dzenie, że zobowiązują<text:s/><text:span text:style-name="T5520">s</text:span>ię<text:s/><text:span text:style-name="T5521">w</text:span><text:s/>imieniu repr<text:span text:style-name="T5522">ez</text:span>entowanych przez siebie sił społecznych do stosowania w praktyce zasady polubow<text:span text:style-name="T5523">n</text:span>ego itd. Tu zostało to rozmiękczone do maksimum. Gdzie jest ta dobra wola, która tak d<text:span text:style-name="T5524">ek</text:span>laratywnie, werbalnie częstokro<text:span text:style-name="T5525">ć</text:span><text:s/>jest tutaj przynoszona.<text:s/><text:span text:style-name="T5526">J</text:span>a uważam, że my dyskutujemy pewien pakiet, dlatego, że polską gospodarkę, może nie polską, ale przynajmniej gospodarkę, która jeszcze jako tako funkcjonuje zbawić mogą - w moim przekonaniu - rozwiązania wyłącznie pakietowe. To do którego dochodzimy uważam, jest dalekie od idealnego, dlatego że jest pełne słusznych celów i niesłusznych kompromisów, ale widocznie do tego możemy tylko dojść. Natomiast bez tego punktu jest to propozycja nowej umowy społecznej, którą trudno byłoby zaakceptować. I jako jedna czterdziesta zespołu do spraw gospodarczych czy polityki społecznej<text:s/><text:span text:style-name="T5527">„</text:span>okrągłego stołu”<text:s/>bo z takiego punktu niestety nie mogę poprzeć takiego podejścia i będę musiał się do niego zdystansować. I takie oświadczenie chciałem złożyć<text:span text:style-name="T5528">.</text:span></text:p>
      <text:p text:style-name="P5529">Dziękuję uprzejmie.</text:p>
      <text:p text:style-name="P5530"><text:span text:style-name="T5531">Przewodn</text:span><text:span text:style-name="T5532">ic</text:span><text:span text:style-name="T5533">zący</text:span>:</text:p>
      <text:p text:style-name="P5534">D<text:span text:style-name="T5535">zi</text:span>ękuję panu doc. Kołodce.</text:p>
      <text:p text:style-name="P5536">Chciałem na tym tle zauważyć, że słusznie pan doc. Kołodko zauwa<text:span text:style-name="T5537">ż</text:span>ył, że to jest rozwiązanie pakietowe, i właśnie w zwi<text:span text:style-name="T5538">ą</text:span>zku z tym, że to jest rozwiązanie paki<text:span text:style-name="T5539">et</text:span>owe nie jest komp<text:span text:style-name="T5540">et</text:span>entny zespół nasz gospodarczy do podjęcia zobowiązań, które są z natury rzeczy powiązane z zespołem politycznym i z zespołem związkowym. I to tłumaczy... źle pan tłumaczy to nasze stanowisko jako chęci wyślizgania się ze współodpowi<text:span text:style-name="T5541">ed</text:span>zialności coś za coś<text:span text:style-name="T5542">.</text:span><text:s/>Tylko po prostu jako chęć, żeby właściwy organ, którym są trzy połączone zespoły, zespół polityczny, zespół związkowy<text:s/><text:span text:style-name="T5543">i</text:span><text:s/>zespół gospodarczy<text:span text:style-name="T5544">.</text:span><text:s/><text:span text:style-name="T5545">W</text:span><text:s/>momencie wywarzania<text:span text:style-name="T5546"><text:s/></text:span>całości uzgodnień zajmą stanowisko w tych właśnie kluczowych sprawach co za co.</text:p>
      <text:p text:style-name="P5547">Dziękuję.</text:p>
      <text:p text:style-name="P5548">Teraz chciałem<text:s/>państwa<text:s/>poinformować jeszcze o następujących sprawach.</text:p>
      <text:p text:style-name="P5549">Po pierwsze jest zapisanych do głosu trzech mówców już<text:span text:style-name="T5550">.</text:span><text:s/>Chciałem zakończyć sprawę pkt. 7, więc jeżeli panowie<text:s/>w<text:s/>swoich wystąpieniach chcieli si<text:span text:style-name="T5551">ę</text:span><text:s/>zająć tym pkt.<text:span text:style-name="T5552">7<text:s/></text:span>to znaczy punktem mówiąc o dokumenci<text:span text:style-name="T5553">e</text:span><text:s/>pana premiera Olesiaka, na którego temat tutaj dyskutujemy wszyscy to proszę bardzo. To udzielam głosu. Jeżeli nie, to są sprawy na inne tematy - to za chwileczkę, bo jeszcze mamy do załatwienia pkt 6, który wczoraj zd<text:span text:style-name="T5554">ec</text:span>ydowa<text:span text:style-name="T5555">li</text:span>śmy się dyskutować dzisiaj, to jest zlikwidowania nadwyżki popytu inw<text:span text:style-name="T5556">est</text:span>ycyjn<text:span text:style-name="T5557">eg</text:span>o czy na rok<text:s/>‘90 czy na<text:s/>‘91?<text:s/><text:span text:style-name="T5558">I</text:span><text:s/>punkt dotyczący wniosku pana Janowskiego, pkt 8. Te sprawy są jeszcze na wokandzie.</text:p>
      <text:p text:style-name="P5559">Poza tym na wokandzie są przyjęcia sprawozdania górników. I cała ogromna tematyka indeksac<text:span text:style-name="T5560">yj</text:span>na, którą po przerwie podejmiemy.</text:p>
      <text:p text:style-name="P5561">Czy panowie podtrzymują swoje zgłoszenia...</text:p>
      <text:soft-page-break/>
      <text:p text:style-name="P5562">/Głos z sali: tak/.</text:p>
      <text:p text:style-name="P5563"><text:span text:style-name="T5564">Przewod</text:span><text:span text:style-name="T5565">n</text:span><text:span text:style-name="T5566">iczą</text:span><text:span text:style-name="T5567">c</text:span><text:span text:style-name="T5568">y</text:span><text:span text:style-name="T5569">:</text:span></text:p>
      <text:p text:style-name="P5570">Pr<text:span text:style-name="T5571">o</text:span>s<text:span text:style-name="T5572">z</text:span>ę bardzo pan dr Święcicki.</text:p>
      <text:p text:style-name="P5573"><text:span text:style-name="T5574">Marcin Święcicki</text:span>:</text:p>
      <text:p text:style-name="P5575">Dziękuję bardzo panie przewodniczący. Chciałem powiedzieć, że uważam, że w rolnictwie znaleźliśmy s<text:span text:style-name="T5576">i</text:span>ę i w gospodarce żywnościowej w dość rzeczywiście dramatycznej sytuacji czego pewnego rodzaju świadectwem jest to, że skala dotacji do żywności przekroczyła rekordowy poziom z roku 81, kiedy uważana była za coś zupełnie absurdalnego<text:s/>i irra<text:span text:style-name="T5577">cjon</text:span>aln<text:span text:style-name="T5578">eg</text:span>o.</text:p>
      <text:p text:style-name="P5579">Otóż w tej chw<text:span text:style-name="T5580">il</text:span>i te dotacje są jeszcze większe.</text:p>
      <text:p text:style-name="P5581"><text:span text:style-name="T5582">I</text:span><text:s/>po drugie wydaje mi się, że urynkowienie gospodarki żywnościowej jest właściwym<text:s/><text:span text:style-name="T5583">sp</text:span>osobem na to, żeby obniżyć koszty produkcji żywności. Dlatego, że my b<text:span text:style-name="T5584">ez</text:span><text:s/>względu na to czy będziemy płacić to z ki<text:span text:style-name="T5585">es</text:span>zeni indywidualnych, przez ceny detaliczne, czy my będziemy płacić przez olbrzymie dotacje budżetowe, ulgi podatkowe, preferencje kredytowe, preferencje eksportowe i jeszcze rozma<text:span text:style-name="T5586">it</text:span>e inne rzeczy<text:s/><text:span text:style-name="T5587">ot</text:span>aczające rolni<text:span text:style-name="T5588">ct</text:span>wo<text:s/><text:span text:style-name="T5589">st</text:span>warzające mu możliwości funk<text:span text:style-name="T5590">cj</text:span>onowania na ulgowych warunkach finansowych to w końcu jako społeczeństwo czy przez indywidualne, czy przez społeczne fundusze pokrywały bardzo wysokie koszty produkcji żywności w Polsce.</text:p>
      <text:p text:style-name="P5591">I dlatego urynkawianie rolnictwa jest tym sposobem nie tylko dla samego rolnictwa dobrym, ale również dobrym dla całej gospodarki w tym sensie, że ono może prowadzić do istotnego obniżenia kosztów produkcji żywności. Tak, jak mamy to w niektórych sektorach gospodarki żywnoś<text:span text:style-name="T5592">ci</text:span>owej np. w sadown<text:span text:style-name="T5593">ic</text:span>twie, gdzie nie ma regulacji państwowych cen, nie ma żadnych dotacji, tymczasem jabłka są stosunkowo tanie, producenci jabłek zarabiają stosunkowo dużo, państwo ma z tego nie tylko, że nie płaci dotacji, ale wręcz ma wysokie dochody z podatków. I to spowodował rynek, nic innego.</text:p>
      <text:p text:style-name="P5594">Natomiast jakie mara wątpliwości do tego tekstu przedstawionego tutaj jako projektu urynkowienia rolnictwa. Otóż on jest propozycją, która robi pewien krok w kierunku urynkowienia rolnictwa, ale jest to propozycja powi<text:span text:style-name="T5595">ed</text:span>zia<text:span text:style-name="T5596">łb</text:span>ym z jednej strony wysoce inflacyjna, a z drugiej strony ma<text:span text:style-name="T5597">ł</text:span>o urynkawiająca.</text:p>
      <text:p text:style-name="P5598"><text:span text:style-name="T5599">J</text:span><text:span text:style-name="T5600">ak</text:span>i<text:span text:style-name="T5601">e</text:span><text:s/>widzę tutaj słabe punkty je<text:span text:style-name="T5602">ś</text:span>li chodzi o to urynkawianie rolnictwa<text:span text:style-name="T5603">?</text:span></text:p>
      <text:p text:style-name="P5604">Pierwsza sprawa to demonopoliza<text:span text:style-name="T5605">cj</text:span>a skupu przetwórstwa i handlu żywnością. Ta sprawa nie jest tutaj dostatecznie wy<text:span text:style-name="T5606">ek</text:span>sponowana, uważam, że jest to bardzo istotna sprawa do tego, żeby w rolnictwie rzeczywiście zapanowały stosunki rynkowe<text:span text:style-name="T5607">.</text:span></text:p>
      <text:p text:style-name="P5608">Druga sprawa to jest zapis mówiący, wniesiony dzisiaj przez pana prof.<text:s/><text:span text:style-name="T5609">St</text:span>elmachowskiego, mówiący o tym, że będzie się kontrolować... ustalać ceny maksymalne na środki produkcji rolnej jeżeli dostawca będzie miał pozycję monopolisty.</text:p>
      <text:p text:style-name="P5610">Otóż,<text:s/>proszę<text:s/>państwa,<text:s/>to jest słuszny zapis. J<text:span text:style-name="T5611">eśl</text:span>i on ma zastosowanie dla producenta środków produkcji monopolisty, takiego, jakim np. jest Ursus czy inny producent. Rzeczywiście takiego producenta trzeba w jakiś sposób kontro<text:span text:style-name="T5612">l</text:span>owa<text:span text:style-name="T5613">ć.</text:span><text:s/>Jeśli nie może tego robi<text:span text:style-name="T5614">ć</text:span><text:s/>konkurencja krajowa, jeśli nie może robić konkurencja zagraniczna to musi w końcu wkraczać państwo i np. kontrolować<text:s/><text:span text:style-name="T5615">m</text:span>u cenę<text:span text:style-name="T5616">.</text:span><text:s/>Ustalać cenę dlatego monopolisty, żeby on nie<text:s/><text:span text:style-name="T5617">m</text:span>ógł jej windować. Ale to nie załatwia drugiej sprawy. Mianowicie tego, żeby cena dla nabywcy tego środka produkcji, dla rolnika, dla odbiorcy była ceną rynkową. Ceną równoważącą popyt z podażą, żeby tam nastę<text:span text:style-name="T5618">p</text:span>owało urynkowieni<text:span text:style-name="T5619">e</text:span>, żeby nie było przydziałów przez<text:s/><text:soft-page-break/>naczelników, rozpatrywania przez komisje, zebrań wiejskich, które zastanawi<text:span text:style-name="T5620">aj</text:span>ą się komu dać po sprawi<text:span text:style-name="T5621">edli</text:span>wości, kto już dostał, a kto już nie itd. A więc jedną cenę od drugiej trzeba rozdzielić.</text:p>
      <text:p text:style-name="P5622">Musi być zasada kontroli cen dla monopolistów dostaw<text:span text:style-name="T5623">có</text:span>w, ale j<text:span text:style-name="T5624">ed</text:span>nocz<text:span text:style-name="T5625">eś</text:span>nie<text:s/><text:span text:style-name="T5626">m</text:span>usi być zasada cen równowagi dla odbiorców, to jest rzeczywiście wt<text:span text:style-name="T5627">ed</text:span>y urynkawiani<text:span text:style-name="T5628">e</text:span>, wtedy rzeczywiście jest pewność, że te środki produkcji trafiają do najlepszych producentów, którzy są w stanie zapłacić określoną dla nich najwyższą cen<text:span text:style-name="T5629">ę</text:span>, jaka jest ceną równowagi na rynku<text:span text:style-name="T5630">.</text:span></text:p>
      <text:p text:style-name="P5631"><text:span text:style-name="T5632">/</text:span>Głos z sali: pan kiedyś tłumaczył<text:span text:style-name="T5633">/</text:span>.</text:p>
      <text:p text:style-name="P5634"><text:span text:style-name="T5635">Marcin Święcicki</text:span>:</text:p>
      <text:p text:style-name="P5636"><text:span text:style-name="T5637">J</text:span>a już kiedyś tłumaczyłem, że można robić w przetargu, można robić inne rzeczy i różnice zo<text:span text:style-name="T5638">s</text:span>tawiać nawet na specjalnych funduszach dla wsi, dla rolnictwa. Dla sfinansowania infra<text:span text:style-name="T5639">st</text:span>ru<text:span text:style-name="T5640">kt</text:span>ury, dla finansowania nie wie<text:span text:style-name="T5641">m</text:span>, zakupu środków dewizowych na przetargach dewizowych itd. Nie za<text:span text:style-name="T5642">b</text:span>ierać wsi nawet tych pieniędzy, zostawiać je dla potrzeb wsi i rolnictwa, ale służących wzrostowi produkcji, rozwojowi produkcji czyli również poślednio dochodom rolni<text:span text:style-name="T5643">cz</text:span>ym.</text:p>
      <text:p text:style-name="P5644">Na<text:span text:style-name="T5645">s</text:span>tępna sprawa to jest kwestia cen minimalnych. Otóż uważam, że tu jest punkt bardzo niebezpieczny, że te ceny minimalne będą ustalane na poziomie średniej opłacalności itd.</text:p>
      <text:p text:style-name="P5646">Przecież jeśli ma być urynkowienie rolnictwa to musi być selekcja tych producentów. Muszą ci najsłabsi odpadać nie ma rady.<text:s/><text:span text:style-name="T5647">T</text:span>rzeba szukać innych możliwości zabezpieczenia dochodów wsi. Przez możliwości zatrudnienia wsi, ale poza rolnictwem. Np. jest szereg absurdalnych przepisów mówiących o tym, że obiekty, budynki na wsi stojące na gruntach rolniczych nie mogą<text:s/><text:span text:style-name="T5648">b</text:span>yć wykorzystane na cele pozarolnicze, na stolarnie, na obsłu<text:span text:style-name="T5649">g</text:span>ę, na coś inne<text:span text:style-name="T5650">g</text:span>o.</text:p>
      <text:p text:style-name="P5651"><text:span text:style-name="T5652">W</text:span><text:s/>Szwecji,<text:s/>proszę<text:s/>państwa,<text:s/>połowa rolników ma inne zatrudnieni<text:span text:style-name="T5653">e.</text:span><text:s/>Ma również dochody z pracy z innych zupełnie źródeł<text:span text:style-name="T5654">.</text:span><text:s/>Uważam, że u nas rolnicy, którzy się nie będą mieścili na tym rynku, im się to nie będzie opłacało, właściwie musi się komuś opłacać w końcu, żeby następowała ta selekcja, trzeba stworzyć im, pomagać w znalezieniu innych możliwości zarobkowania. A w zmniejszaniu wysiłku w rolnictwie czy też utrzymaniu go, ale to nie zapewni pełnego dochodu, bo on będzie szukał innego źródła. Natomiast ceny minimalne mogą się przekształcić w coś takiego, że to będą c<text:span text:style-name="T5655">e</text:span>ny powszechnie właściwie obowiązujące. To nie będzie w ogóle cen rynkowych de<text:s/><text:span text:style-name="T5656">f</text:span>acto, tylko będ<text:span text:style-name="T5657">ą</text:span><text:s/>ceny minimalne chroniące wszystkich tych słabych i średnich producentów na wsi. Uważam, że tutaj zapisy są bardzo niebezpieczne i nieprowadzące do urynkowienia.</text:p>
      <text:p text:style-name="P5658">Tu są nawet sprzeczności<text:s/><text:span text:style-name="T5659">w</text:span><text:s/>ty<text:span text:style-name="T5660">m</text:span><text:s/>tekście. Mówi się np. na stronie 5 w pkt. 3, że w tej chwili potrzeby rolnictwa nie zaspakajają... środki produkcji są zaspakajane w 60-80 proc. Natomiast dwie strony dalej mówi się, że podwyżka jakakolwiek cen środków produkcji byłaby niemożliwa do przyjęcia, lub prawie że nie możliwa do przyj<text:span text:style-name="T5661">ę</text:span>cia dla wsi. Jeśli tylko 60-80 proc. się zaspakaja tych potrzeb, to znaczy, że można łatwo podnieść tą cenę i ona będzie wchłonięta bez problemu przez wieś.</text:p>
      <text:p text:style-name="P5662">Są inn<text:span text:style-name="T5663">e</text:span><text:s/>niebezpieczne jakieś zapisy, dziwne, że jednolita cena dnia np. na str<text:span text:style-name="T5664">.</text:span><text:s/>14 i jakieś inne tego typu rzeczy, które przeczą właściwie rynkowym r<text:span text:style-name="T5665">ozwi</text:span>ązaniom.</text:p>
      <text:p text:style-name="P5666">Wreszcie ostatnia sprawa, która<text:span text:style-name="T5667">..</text:span>. no nie ma<text:span text:style-name="T5668">m</text:span><text:s/>tutaj żadnego gotowego pomysłu, ale uważam czy nie należałoby jeszcze zbadać w dalszych pracach nad tym, jakiegoś bardziej stopniowego odchodzenia od dotacji, od reglam<text:span text:style-name="T5669">ent</text:span>a<text:span text:style-name="T5670">cji</text:span><text:s/>od przechodzenia na ceny wolnorynkowe. K<text:span text:style-name="T5671">i</text:span>edyś mieliśmy sklepy komercyjne i<text:s/><text:soft-page-break/>ceny kom<text:span text:style-name="T5672">er</text:span>cyjne. Może można znaleź<text:span text:style-name="T5673">ć</text:span><text:s/>jakąś m<text:span text:style-name="T5674">et</text:span>odę wykupu kartek, taka, która by nie prowadziła, że to byłby pieniądz będący w obiegu. Czyli zastanowić się tu nad jakąś inną metodą dlatego, że obawiam się...</text:p>
      <text:p text:style-name="P5675">Jeszcze jedna sprawa. Czy nie można zastanowić się nad przenoszeniem tych dotacji rzeczywiście z producenta na konsumenta. Ponieważ w tej chwili ten przetwórca żywności czy ten handel zamiast szukać najtańszego dostawcy, zamiast dbać o obniżkę kosztów, to on będzie liczył na te dotacje państwowe. Czy nam rzeczywiście trzeba te dotacje rzucać na to przetwórstwo żywności i na handel, tam je utrzymywać. A nie przenosić z budżetu do przedsiębiorstw.</text:p>
      <text:p text:style-name="P5676">Dziękuję bardzo.</text:p>
      <text:p text:style-name="P5677"><text:span text:style-name="T5678">Przewodniczący</text:span>:</text:p>
      <text:p text:style-name="P5679">Czy mógłbym prosić uprzejmie mówców, żeby streścili się do pięciu minut, dlatego, że jest już strasznie późno.</text:p>
      <text:p text:style-name="P5680">Proszę bardzo pan doc. Szymański.</text:p>
      <text:p text:style-name="P5681"><text:span text:style-name="T5682">Władysław Szymański</text:span>:</text:p>
      <text:p text:style-name="P5683">Tutaj padały głosy o tym, że<text:s/><text:span text:style-name="T5684">o</text:span>peracja jest ryzykowna. Rzeczywiście jest ryzykowna, tylko powstaje pytanie zasadnicze dla nas. Czy unikanie działań jest mniej ryzykowne. Mnie się wydaje, że niepodjęcie decyzji jest o wiele bardziej ryzykowne.<text:s/><text:span text:style-name="T5685">J</text:span>est już taka sytuacja rynkowa i cenowa, że w tym zakresie je<text:span text:style-name="T5686">ż</text:span>eli unikniemy decyzji to<text:s/>czeka nas katastrofa<text:span text:style-name="T5687">.</text:span><text:s/>To jest pierwsze, drugie tutaj pytanie pana Bugaja było<text:span text:style-name="T5688">.</text:span><text:s/>Czy - i to zasadne jest pytanie<text:s/><text:span text:style-name="T5689">-</text:span><text:s/>przy tak rozpędzonej inflacji decydować się na urynkowienie gospodarki żywnościow<text:span text:style-name="T5690">ej</text:span>, czy w ogóle na urynkowienie? Czy uciekać od urynkowi<text:span text:style-name="T5691">en</text:span>ia? Ja nie wydzielam tutaj gospodarki żywnościow<text:span text:style-name="T5692">ej</text:span>.</text:p>
      <text:p text:style-name="P5693">Moja odpowiedź jest inna niż sugerował pan Bugaj. Można odwrócić to pytanie, czy przy takiej inflacji można jeszcze się<text:s/>n<text:span text:style-name="T5694">ie<text:s/></text:span>urynk<text:span text:style-name="T5695">a</text:span>wiać? Czy przy takiej in<text:span text:style-name="T5696">fl</text:span>acji można zachowywać ceny urzędowe?<text:s/><text:span text:style-name="T5697">C</text:span>eny z całkiem innej epoki. Ceny urz<text:span text:style-name="T5698">ęd</text:span>ow<text:span text:style-name="T5699">e</text:span>,<text:s/><text:span text:style-name="T5700">p</text:span>odział na ceny urzędowe i regulowane i inne może być przy jednocyfrow<text:span text:style-name="T5701">ej</text:span><text:s/>inflacji. Jeżeli już jesteśmy na<text:s/><text:span text:style-name="T5702">eta</text:span>pie 70-80 proc. inflacji i dalej sugerować, że można jeszcze dzieli<text:span text:style-name="T5703">ć</text:span><text:s/>ceny na urzędowe, kontrolowane pułapy i inne dowolne to jest zgoda na olbrzymią degenerację i niszczenie gospodarki. Czyli moja odpowiedź jest jedna, że z punktu widzenia fundamentalnych praw ekonomii, jak już jest taka infla<text:span text:style-name="T5704">cj</text:span>a, nie mamy sił na to, żeby ją ograniczyć w sposób istotny to musimy od<text:span text:style-name="T5705">ej</text:span>ś<text:span text:style-name="T5706">ć</text:span><text:s/>od d<text:span text:style-name="T5707">ot</text:span>ych<text:span text:style-name="T5708">cz</text:span>asowego cenotw<text:span text:style-name="T5709">ó</text:span>r<text:span text:style-name="T5710">st</text:span>wa. To znaczy zlikwidować w istocie ceny urz<text:span text:style-name="T5711">ę</text:span>dowe, które właśnie degenerują. Te wyniki, które są tu prz<text:span text:style-name="T5712">edst</text:span>awione w tym opracowaniu pokazują właśnie skutki degeneracji ce<text:span text:style-name="T5713">n</text:span>. Mimo<text:s/>że była o wiele niższa inflacja. Ale jesteśmy już na innym pułapie.</text:p>
      <text:p text:style-name="P5714">Dlatego uważam, że to jest zadanie poza żywnościowe tutaj, odejście od cen urzędowych. I rzeczywiście w tym ważnym kompleksie odchodzimy od cen urzędowych, to w istocie powinniśmy w ogóle odejść od cen urzędowych, zostawić alkohol, i bardzo konkr<text:span text:style-name="T5715">et</text:span>ne już te rzeczy.</text:p>
      <text:p text:style-name="P5716"><text:span text:style-name="T5717">In</text:span>na tutaj obawa, która była zasadna to jest to, że zmiany cen nie m<text:span text:style-name="T5718">ogą</text:span><text:s/>być jałowe. Jasne.<text:s/><text:span text:style-name="T5719">C</text:span>hodzi nie o jałowe zmiany cen, które nie oddział<text:span text:style-name="T5720">uj</text:span>ą na popyt i podaż tylko takie, które oddziałują na popyt i podaż. Ja tutaj rzeczywiście mam obawy. Czy ten wariant minimum minimorum on po pros<text:span text:style-name="T5721">t</text:span>u<text:span text:style-name="T5722"><text:s/></text:span>uruchamia działania. Jakie tutaj działania są w Polsce najłatwiejsze? Bo tych działań istotnych mamy wiele barier. Jakie jest najist<text:span text:style-name="T5723">ot</text:span>ni<text:span text:style-name="T5724">ej</text:span>sze działanie, które nie byłoby jałowe?</text:p>
      <text:p text:style-name="P5725">Uruchomić w Polsce produkcję na<text:s/><text:span text:style-name="T5726">s</text:span>amozaopatrzeniu. Wariant I A nie uruchamia w moim przekonaniu<text:s/><text:soft-page-break/>produkcji samozaopatrzenia. Ruch cen środków produkcji o 53, cen żywności 80, wystarczy porównać stosunek kosztów do cen d<text:span text:style-name="T5727">et</text:span>alicznych. W istocie dalej to nie będzie miało sensu. To jest jedyna droga szybkiego ograniczenia popytu i szybkiego uruchomienia najłatwi<text:span text:style-name="T5728">ej</text:span>szych rezerw. Niestety ten wariant jest zbyt defensywny, żeby to uruchomić. Nie wiem na ile by musiały wzrosnąć ceny detaliczne, żeby uruchomić masową produkcję na samozaopatrzenie. Mamy 4,5 mln ludzi, którzy mają<text:s/>działki<text:s/>rolnicze, drobne, 2 mln gospodarstw drobnych plus ponad 2 mln różnych działek.<text:s/><text:span text:style-name="T5729">T</text:span><text:span text:style-name="T5730">e</text:span><text:span text:style-name="T5731">g</text:span>o nie uruchomimy przy tym wariancie I A.</text:p>
      <text:p text:style-name="P5732">I ostatnia sprawa.<text:s/><text:span text:style-name="T5733">W</text:span><text:s/>pełni się zgadzam z tym co tu mówił kol. Kołodko, że to musi być powiązane z polityką pieniężną, hamowaniem inflacyjnych źródeł inflacji. Bardzo się boję tego, ż<text:span text:style-name="T5734">e</text:span><text:s/>jeżeli wprowadzimy tu co<text:s/><text:span text:style-name="T5735">j</text:span>e<text:span text:style-name="T5736">s</text:span>t konieczne, czyli pewną minimalną drogę do urynkowienia w kompleksie żywnościowym to przy braku innych działań. A przecież<text:span text:style-name="T5737"><text:s/></text:span>my tutaj na tym stoliku uruchamiamy wiele bardzo silnych działań inflacji i wszystko b<text:span text:style-name="T5738">ę</text:span>dzie złożone na karb urynkowienia. Ale naprawdę nie urynkowienie<text:span text:style-name="T5739">.</text:span><text:s/>Urynkowienie jest już dawno opóźnione w ty<text:span text:style-name="T5740">m</text:span><text:s/>zakresie, w jakim tutaj proponujemy.</text:p>
      <text:p text:style-name="P5741">Dziękuję.</text:p>
      <text:p text:style-name="P5742"><text:span text:style-name="T5743">Pr</text:span><text:span text:style-name="T5744">zewodni</text:span><text:span text:style-name="T5745">cz</text:span><text:span text:style-name="T5746">ący</text:span>:</text:p>
      <text:p text:style-name="P5747">Proszę bardzo pani...</text:p>
      <text:p text:style-name="P5748"><text:span text:style-name="T5749">p</text:span><text:span text:style-name="T5750">.</text:span><text:span text:style-name="T5751"><text:s/>Musiałowska /Kółka Rolnicze/</text:span>:</text:p>
      <text:p text:style-name="P5752"><text:span text:style-name="T5753">J</text:span>a skłaniam się raczej ku opinii prof.<text:s/><text:span text:style-name="T5754">Stel</text:span>machowskiego jeżeli chodzi o te trzy dodatkowe zapisy w pkt<text:span text:style-name="T5755">.</text:span><text:s/>7. Z tym, że po pierwszym zdaniu proponowałabym dopisać następujące zdanie: to znaczy po zdaniu<text:s/>„Zapewni<text:span text:style-name="T5756">en</text:span>i<text:span text:style-name="T5757">em</text:span><text:s/>interesów rolnictwa będą ceny minimalne gwarantowane skupowanych produktów rolniczych”.<text:s/><text:span text:style-name="T5758">I</text:span><text:s/>proponuję dopisać:<text:s/>„Ceny gwarantowane winny ulega<text:span text:style-name="T5759">ć</text:span><text:s/>korekcie wówczas, gdy wzrosną koszty prowadzenia gospodarstwa rolnego i dochody w gospodarce uspołecznion<text:span text:style-name="T5760">ej</text:span>”. Powinniśmy w pewnym stopniu zapewnić jednak interesy ekonomiczne rolników. Zapewniamy poprzez indeksację płac interesy pracownicze, więc wydaje mi się, że ten zapis byłby tutaj właściwy<text:span text:style-name="T5761">.</text:span></text:p>
      <text:p text:style-name="P5762">Dziękuję.</text:p>
      <text:p text:style-name="P5763"><text:span text:style-name="T5764">Przewodniczący</text:span>:</text:p>
      <text:p text:style-name="P5765">D<text:span text:style-name="T5766">zi</text:span>ękuję pani.</text:p>
      <text:p text:style-name="P5767">Przechodzimy teraz do pkt. 6, który nam jeszcze został<text:s/>jako<text:s/>remanent, a<text:s/>potem będzie 8.</text:p>
      <text:p text:style-name="P5768"><text:span text:style-name="T5769">T</text:span>eraz dyskutujemy p<text:span text:style-name="T5770">kt</text:span><text:s/>6...</text:p>
      <text:p text:style-name="P5771"><text:span text:style-name="T5772">/</text:span>Głos z sali: nie słychać/.</text:p>
      <text:p text:style-name="P5773"><text:span text:style-name="T5774">Przewodniczący</text:span>:</text:p>
      <text:p text:style-name="P5775">Siódmy już zakończy<text:span text:style-name="T5776">li</text:span>śmy..<text:span text:style-name="T5777">.</text:span></text:p>
      <text:p text:style-name="P5778"><text:span text:style-name="T5779">/</text:span>Głos z sali: na czym żeśmy zakończyli?/.</text:p>
      <text:p text:style-name="P5780"><text:span text:style-name="T5781">Przewodniczący</text:span>:</text:p>
      <text:p text:style-name="P5782"><text:span text:style-name="T5783">N</text:span><text:span text:style-name="T5784">a</text:span><text:s/>przyjęciu tej redakcji plus poprawki prof.<text:s/><text:span text:style-name="T5785">Stel</text:span>machowskiego.</text:p>
      <text:p text:style-name="P5786">/Głosy z sali: nie słychać/.</text:p>
      <text:p text:style-name="P5787"><text:span text:style-name="T5788">/</text:span>Głos z sali: jaka jest redakcja ostateczna/.</text:p>
      <text:p text:style-name="P5789"><text:span text:style-name="T5790">/</text:span>Głos z sali: prof<text:span text:style-name="T5791">.</text:span><text:s/>Trzeciakowski czytał/.</text:p>
      <text:p text:style-name="P5792"><text:span text:style-name="T5793">Prz</text:span><text:span text:style-name="T5794">ew</text:span><text:span text:style-name="T5795">odni</text:span><text:span text:style-name="T5796">cz</text:span><text:span text:style-name="T5797">ąc</text:span><text:span text:style-name="T5798">y</text:span><text:span text:style-name="T5799">:</text:span></text:p>
      <text:p text:style-name="P5800">U<text:span text:style-name="T5801">st</text:span>almy jaki ma<text:span text:style-name="T5802">m</text:span>y stan faktyczny... Pociąg biegnie możemy się nie załapać...</text:p>
      <text:soft-page-break/>
      <text:p text:style-name="P5803"><text:span text:style-name="T5804">„</text:span>U<text:span text:style-name="T5805">z</text:span>naje się za ważne oparcie całej gospodarki w tym także produkcji rolnej na zasadach rynkowych.<text:s/><text:span text:style-name="T5806">W</text:span><text:s/>zw<text:span text:style-name="T5807">ią</text:span>zku z tym równolegle ze znoszeniem monopoli reglamenta<text:span text:style-name="T5808">cj</text:span>i<text:s/><text:span text:style-name="T5809">ś</text:span>rodków produkcji ceny będą kształtowane przez relacje popytu i podaży, a dotacje będą ograniczane.<text:s/><text:span text:style-name="T5810">W</text:span><text:s/>okresie przejściowym stosowane będą procentowe stawki dotacji do podstawowych produktów żywnościowych.<text:s/><text:span text:style-name="T5811">W</text:span><text:s/>następnych etapach dążyć się będzie do zmniejszenia tych stawek”<text:span text:style-name="T5812">.</text:span><text:s/>I potem była ta wstawka prof.<text:s/><text:span text:style-name="T5813">Stel</text:span>machowskiego, która była tutaj omaw<text:span text:style-name="T5814">ia</text:span>na...</text:p>
      <text:p text:style-name="P5815"><text:span text:style-name="T5816">/</text:span>Głos z sali: my mamy tekst stary/.</text:p>
      <text:p text:style-name="P5817"><text:span text:style-name="T5818">Prof.<text:s/></text:span><text:span text:style-name="T5819">Wł.</text:span><text:span text:style-name="T5820"><text:s/>Baka</text:span>:</text:p>
      <text:p text:style-name="P5821">Ale pan profesor odczytał<text:s/><text:span text:style-name="T5822">i</text:span><text:s/>tekst jest oczywisty<text:span text:style-name="T5823">.</text:span></text:p>
      <text:p text:style-name="P5824"><text:span text:style-name="T5825">Przewodniczący</text:span>:</text:p>
      <text:p text:style-name="P5826">Powtarzam j<text:span text:style-name="T5827">es</text:span>zcze raz tek<text:span text:style-name="T5828">st</text:span>:</text:p>
      <text:p text:style-name="P5829">„<text:span text:style-name="T5830">U</text:span><text:span text:style-name="T5831">z</text:span>n<text:span text:style-name="T5832">aj</text:span>e się za ważne oparcie całej gospodarki, w tym także produkcji rolnej na zasadach rynkowych.<text:s/><text:span text:style-name="T5833">W</text:span><text:s/>związku z tym równolegle ze znoszeniem monopoli i reglamenta<text:span text:style-name="T5834">cj</text:span>i środków produkcji ceny będą kształtowane przez relacje popytu i podaży, a dotacje będą ograniczane.<text:s/><text:span text:style-name="T5835">W</text:span><text:s/>okresie przejściowym stosowane będą procentowe stawki dotacji do podstawowych produktów żywnościowych.<text:s/><text:span text:style-name="T5836">W</text:span><text:s/>następnych etapach dąży<text:span text:style-name="T5837">ć</text:span><text:s/>się będzie do zmniejszania tych stawek”.</text:p>
      <text:p text:style-name="P5838"><text:span text:style-name="T5839"><text:s text:c="27"/></text:span>:</text:p>
      <text:p text:style-name="P5840">Przepraszam mam j<text:span text:style-name="T5841">ed</text:span>ną uwagę na tle choćby wypowiedzi prof. Józefiaka, procentowe dotacje do cen żywności mają miejmy świadomość zwiększenie obciążenia budżetu. To jest na tle pozostałych punktów o eliminacji źródeł wzrostu wydatków budżetów i kreowania pustego pieniądza...</text:p>
      <text:p text:style-name="P5842"><text:span text:style-name="T5843">Przewodniczący</text:span>:</text:p>
      <text:p text:style-name="P5844"><text:span text:style-name="T5845">T</text:span>a<text:span text:style-name="T5846">k</text:span>, ale j<text:span text:style-name="T5847">ed</text:span>no<text:span text:style-name="T5848">cześnie</text:span><text:s/>to j<text:span text:style-name="T5849">est<text:s/></text:span>sprawa zachowania relacji realnych udziału dotacji w cenie produktu. Bo przecież jeżeli zostawimy w kwotowych wielkościach roku<text:s/>‘89, to w następnym roku ta dotacje spadnie na<text:span text:style-name="T5850">m</text:span><text:s/>o połowę.</text:p>
      <text:p text:style-name="P5851"><text:span text:style-name="T5852"><text:s text:c="27"/></text:span>:</text:p>
      <text:p text:style-name="P5853">No tak, to wt<text:span text:style-name="T5854">ed</text:span>y jeżeli to napiszemy to nie<text:s/><text:span text:style-name="T5855">m</text:span>ożemy żądać, żeby budżet nie kreował pustego pieniądza. Mnie chodzi o to, że w sumie razem to trzeba zgrać.</text:p>
      <text:p text:style-name="P5856"><text:span text:style-name="T5857">/</text:span>Głos z sali: nie słychać/.</text:p>
      <text:p text:style-name="P5858"><text:span text:style-name="T5859"><text:s text:c="27"/></text:span>:</text:p>
      <text:p text:style-name="P5860">Przepraszam co znaczy budżet. J<text:span text:style-name="T5861">eżel</text:span>i zapisujemy o procentowych to nie możemy w drugim punkcie mówić, że to nie obowiązuje...</text:p>
      <text:p text:style-name="P5862">/Głos z sali: nie słychać/.</text:p>
      <text:p text:style-name="P5863"><text:span text:style-name="T5864"><text:s text:c="27"/></text:span>:</text:p>
      <text:p text:style-name="P5865">Nie, nie, poważniej będzie...</text:p>
      <text:p text:style-name="P5866"><text:span text:style-name="T5867"><text:s text:c="27"/></text:span>:</text:p>
      <text:p text:style-name="P5868">Nie, nie wobec takich<text:s/><text:span text:style-name="T5869">cyniz</text:span>mów my nie przyjmujemy. My poważnie podchodzimy do zapisów przez siebie formułowanych...</text:p>
      <text:p text:style-name="P5870"><text:span text:style-name="T5871">Przewodniczący</text:span>:</text:p>
      <text:p text:style-name="P5872">Jeżeli nie ma zgody na tekst zapisu to odłóżmy tą sprawę do nast<text:span text:style-name="T5873">ę</text:span>pnego posiedzenia i prz<text:span text:style-name="T5874">ed</text:span>yskutujmy.<text:s/><text:soft-page-break/>Wobec tego dobrze zdejmujemy ten punkt jako ustalenie dzisiejsze. Napiszemy ten tekst, rozdamy go zainteresowanym i jutro wrócimy do te<text:span text:style-name="T5875">g</text:span>o.</text:p>
      <text:p text:style-name="P5876">W takim razie przechodzimy do pkt. 6<text:s/><text:span text:style-name="T5877">„</text:span><text:span text:style-name="T5878">W</text:span><text:s/>latach<text:s/>‘89-‘90 zmniejszony będzie udział inwestycji w dochodzie narodowym. Nie później niż w roku<text:s/>‘91 albo<text:s/>‘90-‘91 zlikwidowana albo likwidowana zostanie nadwyżka popytu<text:s/><text:span text:style-name="T5879">in</text:span>w<text:span text:style-name="T5880">est</text:span>ycyjn<text:span text:style-name="T5881">eg</text:span>o poprzez zaostrzenie polityki krajowej i podatkowej.<text:s/><text:span text:style-name="T5882">A</text:span><text:s/>także redukcja wydatków z budż<text:span text:style-name="T5883">et</text:span>u centralnego. W tym samym okresie<text:s/>nastąpi likwidacja r<text:span text:style-name="T5884">eg</text:span>lam<text:span text:style-name="T5885">en</text:span>ta<text:span text:style-name="T5886">cji</text:span><text:s/>środków produkcji<text:span text:style-name="T5887">.</text:span><text:s/>Przypominam, ż<text:span text:style-name="T5888">e</text:span><text:s/>to chodzi o rok<text:s/>‘90-‘91.</text:p>
      <text:p text:style-name="P5889">Czy prof. Józefiak chciałby jeszcze na ten temat<text:s/><text:span text:style-name="T5890">s</text:span>ię wypowi<text:span text:style-name="T5891">ed</text:span>zieć?</text:p>
      <text:p text:style-name="P5892"><text:span text:style-name="T5893">Cezary Józefiak</text:span>:</text:p>
      <text:p text:style-name="P5894">Dlatego, że byłoby to powtórzenie ja bym chętnie tylko popierał ten pierwotny zapis. To znaczy koniec roku<text:s/>‘90.</text:p>
      <text:p text:style-name="P5895"><text:span text:style-name="T5896">Przewodniczący</text:span>:</text:p>
      <text:p text:style-name="P5897">Proszę bardzo.</text:p>
      <text:p text:style-name="P5898"><text:span text:style-name="T5899"><text:s text:c="27"/></text:span>:</text:p>
      <text:p text:style-name="P5900">Chciałbym tak, po pierwsze sprawa zmni<text:span text:style-name="T5901">ej</text:span>szenia udziału inwestycji w dochodzie narodowym to teraz się zastanówmy, bo mówiąc o nowym ładzie ekonomicznym w innych miejscach właściwie chcemy stworzyć szersze pole do działania przedsiębiorstwom. Jeżeli tak, to musimy, a tutaj postulujemy, żeby zaostrzyć politykę podatkową. Pros<text:span text:style-name="T5902">z</text:span>ę<text:s/>państwa,<text:s/>właściwie wracamy do bardzo ostrego<text:s/>fiska<text:span text:style-name="T5903">li</text:span>zmu.</text:p>
      <text:p text:style-name="P5904">Musimy mieć świadomość czy mówimy, że<text:s/><text:span text:style-name="T5905">m</text:span>usimy o<text:span text:style-name="T5906">g</text:span>ra<text:span text:style-name="T5907">n</text:span>iczyć środki w gestii przedsiębiorstw czy stworzyć im warunki rozwojowe. To jest pierwsza kwestia. Bo to wycofanie się z tych systemowych ulg, które są i podwyższenie podatków od przedsiębiorstw. Jest to sprawa, co do której chciałem zwró<text:span text:style-name="T5908">ci</text:span>ć uwagę.</text:p>
      <text:p text:style-name="P5909">Teraz jeżeli chodzi o redukcję wydatków z budżetu<text:span text:style-name="T5910"><text:s/></text:span>centralnego. Jeżeli to ma być redukcja dotycząca inwestycji, to to trzeba skonfrontować z postulatami<text:s/>innych<text:s/>„podstolików”<text:span text:style-name="T5911">.</text:span></text:p>
      <text:p text:style-name="P5912">My praktycznie wydajemy na inwestycje typu przedsiębiorstw 140 mld w warunkach tego roku. Natomiast blisko 700 mld wydajemy na inwestycje sfery budżetowej. Jest postulat, n<text:span text:style-name="T5913">i</text:span>e wiem, jak jest ostatecznie twardo zapisano, żeby zwiększyć wydatki na dział oświaty, żeby poprawić wydatki na dział zdrowia, a w<text:span text:style-name="T5914">i</text:span>ęc ta<text:span text:style-name="T5915">m</text:span><text:s/>wszędzie chodzi głównie o zwiększenie inwestycji, żeby zwiększyć wydatki<text:span text:style-name="T5916">.</text:span><text:s/><text:span text:style-name="T5917">A</text:span><text:s/>chciałbym przypomnieć, że olbrzymi udział w wydatkach inwestycji na infrastrukturę związaną z budownictwem m<text:span text:style-name="T5918">ies</text:span>zkaniowym, a<text:s/>„podstolik”<text:s/>też to zakłada<text:span text:style-name="T5919">.</text:span></text:p>
      <text:p text:style-name="P5920"><text:span text:style-name="T5921">W</text:span>i<text:span text:style-name="T5922">ę</text:span>c jest pytanie, gdzie my możemy to ograniczyć? Jest jeszcze jedno pole do ograniczenia i trzeba o tym pamiętać. Budżet wydaje ok. biliona złotych na refundację oprocentowania kredytów, ale głównie w obszarze gospodarki... budownictwa mieszkaniowego.<text:s/><text:span text:style-name="T5923">To</text:span><text:s/>je<text:span text:style-name="T5924">s</text:span>t ponad 60<text:span text:style-name="T5925">0</text:span><text:s/>ml<text:span text:style-name="T5926">d</text:span><text:s/>złotych rocznie.</text:p>
      <text:p text:style-name="P5927">Możemy przygasić oddziału<text:span text:style-name="T5928">j</text:span>ąc na politykę kredytową, bo to będzie oznaczało wycofanie się z tego rodzaju preferencji i przygaszenie.</text:p>
      <text:p text:style-name="P5929"><text:span text:style-name="T5930">J</text:span><text:span text:style-name="T5931">a</text:span><text:s/>by<text:span text:style-name="T5932">m</text:span><text:s/>bardzo prosił, że przy tym zapisie ż<text:span text:style-name="T5933">eb</text:span>yśmy uwzględnili te zapisy, które zmierzają w inną stronę. Jeżeli jednocześnie<text:s/><text:span text:style-name="T5934">m</text:span>ówimy, że utrzymujemy, że musi<text:span text:style-name="T5935">m</text:span>y prz<text:span text:style-name="T5936">ej</text:span>ść na d<text:span text:style-name="T5937">ot</text:span>a<text:span text:style-name="T5938">cj</text:span>e procentowe do żywności, a więc niejako założyć systematyczny wzrost dotacji łącznie z tym co się dzieje w obszarze i<text:span text:style-name="T5939">nf</text:span>lacyjnym, to właściwie nie pozostaje pole manewru, pozostaje pole manewru tylko w obszarze płac sfery budżetowej.</text:p>
      <text:soft-page-break/>
      <text:p text:style-name="P5940">A teraz jeżeli mówimy o roku<text:s/>‘90, to panowie podnoszą na ogół sprawę MON-u i MS<text:span text:style-name="T5941">W</text:span>. Przy czym chciałbym zwrócić uwagę, ż<text:span text:style-name="T5942">e</text:span><text:s/>sprawa MON to jest w dużym stopniu kwestia wydatków typu zbr<text:span text:style-name="T5943">oj</text:span>eniowego i ja przy 4 proc<text:span text:style-name="T5944">.</text:span>, że tak powie<text:span text:style-name="T5945">m</text:span><text:s/>zmnie<text:span text:style-name="T5946">j</text:span>szeniu realnych wydatków na MON mam już ze strony prz<text:span text:style-name="T5947">ed</text:span>siębiorstw postulat o zr<text:span text:style-name="T5948">ef</text:span>undowanie im kosztów zmni<text:span text:style-name="T5949">ej</text:span>szonych zamówień na sprzęt zbrojeniowy. Ponieważ ta ich produkcja jest na tyle spe<text:span text:style-name="T5950">cj</text:span>ali<text:span text:style-name="T5951">st</text:span>ycznie oprzyrządowana, że w skali roku czy dwóch lat, oni n<text:span text:style-name="T5952">i</text:span>e są<text:s/><text:span text:style-name="T5953">w</text:span><text:s/>stanie to zr<text:span text:style-name="T5954">ek</text:span>omp<text:span text:style-name="T5955">en</text:span>sować inną produkcją.</text:p>
      <text:p text:style-name="P5956">Chciałbym bardzo zwrócić uwagę, że to pole manewru jest bardzo małe i żeby to powiązać z innymi postulatami. Dyskutowa<text:span text:style-name="T5957">li</text:span>śmy przy górnictwie przedpołudniem właściwie, że trzeba będzie prawdopodobnie zwiększyć wydatki związane albo z dotacjami do żywności.<text:span text:style-name="T5958">..</text:span><text:s/>do górnictwa albo z podwyżką cen, co też będzie miało swoje skutki dla budżetu.</text:p>
      <text:p text:style-name="P5959">Myśl<text:span text:style-name="T5960">ę</text:span>, że taki zapis, jak tu jest zaproponowane na tle pozostałych zapisów mógłby świadczyć, że tak powiem o naszym cynizmi<text:span text:style-name="T5961">e</text:span>, że zapisujemy nie oglądając się co jest w pozostałych częściach i w pozostałych postulatach.</text:p>
      <text:p text:style-name="P5962">Dziękuję bardzo.</text:p>
      <text:p text:style-name="P5963"><text:span text:style-name="T5964">Prof.<text:s/></text:span><text:span text:style-name="T5965">Wł.</text:span><text:span text:style-name="T5966"><text:s/>Baka</text:span>:</text:p>
      <text:p text:style-name="P5967">No więc to j<text:span text:style-name="T5968">es</text:span>t cały problem, bo ja rozumiem, że życie jest skomplikowane, a sytuacja rządu jest trudna.<text:s/><text:span text:style-name="T5969">W</text:span>ięc tylko to wiemy, a mamy tu przecież dyskutować nad uzdrowieniem gospodarki. Ja nie wiem czy pan minister ma okazję słuchać mnie, bo ja do pana przede wszystkim to kieruję.</text:p>
      <text:p text:style-name="P5970">/Minister: z podzielną uwagą/.</text:p>
      <text:p text:style-name="P5971"><text:span text:style-name="T5972">Prof.<text:s/></text:span><text:span text:style-name="T5973">Wł.</text:span><text:span text:style-name="T5974"><text:s/>Baka</text:span>:</text:p>
      <text:p text:style-name="P5975"><text:span text:style-name="T5976">J</text:span><text:span text:style-name="T5977">a</text:span><text:s/>to zakładałem, tylko wołałem się upewnić.<text:s/><text:span text:style-name="T5978">W</text:span><text:s/>gruncie rzeczy,<text:s/>proszę<text:s/>państwa,<text:s/>nie jest chyba tajemnicą, że my chcemy usprawnić system, ale cały ten nasz stolik został powołany i właściwie już z góry zakładał, że my powtórzymy istniejący model decyzyjny w państwie. I my go właśnie robimy. I teraz pan minister mówi mi, no dobrze, ale od czego zabrać, bo tam już ustaliliśmy, że damy itd.</text:p>
      <text:p text:style-name="P5979">Kiedy dyskutowaliśmy o inwestycjach pan<text:s/>minister<text:s/>przemysłu powiedział mniej więcej, cytuję<text:s/>„to chod<text:span text:style-name="T5980">ź</text:span><text:s/>kochany i powiedz co skreślić”<text:s/>- koniec cyta<text:span text:style-name="T5981">t</text:span>u<text:span text:style-name="T5982">.</text:span><text:s/><text:span text:style-name="T5983">W</text:span>ięc to jest pewien model decyzyjny. I teraz chodzi o to,<text:s/><text:span text:style-name="T5984">ż</text:span>e jeżeli my stawiamy pewne postulaty to one zmierzają do uzdrowienia gospodarki czyli do zmiany tego systemu decyzyjnego. I my tutaj tego nie wydyskut<text:span text:style-name="T5985">uj</text:span>emy. Bo tu nie ma dość miejsca na profesjonalne dyskusje. I dlatego w rezultacie dochodzimy do pewnych haseł. Ja wiem, że tych różnych postulatów<text:s/><text:span text:style-name="T5986">z</text:span><text:s/>różnych stolików jeżeli one dotyczą podziału dochodu narodowego czy podziału... że się nie po<text:span text:style-name="T5987">g</text:span>odzi. Ale wyszliśmy od pewnych makroekonomiczn<text:span text:style-name="T5988">yc</text:span>h wi<text:span text:style-name="T5989">el</text:span>kości i m.in. chcemy urynkowi<text:span text:style-name="T5990">ć</text:span><text:s/>gospodarkę, kiedyś tam mówiliśmy, ja nawet sam to sugerowałem, że w sytuacji długo... obsługi długu zagranicznego pewnych ogranicze<text:span text:style-name="T5991">ń</text:span><text:s/>konsumpcyjnych musimy coś zrobić<text:s/><text:span text:style-name="T5992">z</text:span><text:s/>i<text:span text:style-name="T5993">nw</text:span>e<text:span text:style-name="T5994">st</text:span>y<text:span text:style-name="T5995">cj</text:span>ami na przykład p<text:span text:style-name="T5996">ot</text:span>raktować je bu<text:span text:style-name="T5997">fo</text:span>rowo, a więc do t<text:span text:style-name="T5998">eg</text:span>o trzeba dopracować jakiś system decyzyjny<text:span text:style-name="T5999">.</text:span><text:s/>Tutaj mnie wcale to pierwsze zdanie osobiście się nie podoba, ja wołałbym właśnie to pierwotne sformułowanie, że jeśli idzie o wielkość inwestycji to ona się dostosowuje do sytuacji. Nawet jeżeli wymagałoby to skrajnych decyzji w dużej inwestycji, ale mamy skrajne sytuacje. Natomiast chodzi mi głównie o tą następną sprawę.</text:p>
      <text:p text:style-name="P6000">Chcemy rozwijać, pan mini<text:span text:style-name="T6001">st</text:span>er mówi chcemy rozwijać akt<text:span text:style-name="T6002">yw</text:span>no<text:span text:style-name="T6003">ś</text:span>ć inwestycyjną przedsiębior<text:span text:style-name="T6004">st</text:span>w. No chcemy, ale nie chcemy mieć dotychczasow<text:span text:style-name="T6005">ej</text:span><text:s/>sytuacji, w której aktywność inwestycyjną utożsamiamy z<text:s/><text:soft-page-break/>możliwościami płatniczymi inwestorów. Przecież to są dwie r<text:span text:style-name="T6006">óż</text:span>ne rzeczy mnie się zdaje.</text:p>
      <text:p text:style-name="P6007">I dlatego ja sądzę, że tu niest<text:span text:style-name="T6008">et</text:span>y n<text:span text:style-name="T6009">i</text:span>e ma miejsca, żeby każdą tą sprawę prz<text:span text:style-name="T6010">ed</text:span>yskutować<text:span text:style-name="T6011">.</text:span><text:s/>Nie ma czasu na to.</text:p>
      <text:p text:style-name="P6012">Natomia<text:span text:style-name="T6013">st</text:span><text:s/>sądzę,<text:s/><text:span text:style-name="T6014">ż</text:span>e postulat z punktu widzenia zdrowia gospodarki jest bardzo ważny, a sposób jego rozwiązania to jakby drugi problem, który nie tu można dyskutować.</text:p>
      <text:p text:style-name="P6015">Dziękuję<text:span text:style-name="T6016">.</text:span></text:p>
      <text:p text:style-name="P6017"><text:span text:style-name="T6018">Prof.<text:s/></text:span><text:span text:style-name="T6019">Wł.</text:span><text:span text:style-name="T6020"><text:s/>Baka</text:span>:</text:p>
      <text:p text:style-name="P6021">Ale myśmy tu uzgodnili tą tezę, tu chodziło tylko o rok.</text:p>
      <text:p text:style-name="P6022"><text:span text:style-name="T6023">Przewodnicząc</text:span><text:span text:style-name="T6024">y</text:span><text:span text:style-name="T6025">:</text:span></text:p>
      <text:p text:style-name="P6026">Proszę<text:s/>bardzo pan minister...</text:p>
      <text:p text:style-name="P6027"><text:span text:style-name="T6028">Min. Wróblewski</text:span>:</text:p>
      <text:p text:style-name="P6029">Panie profesorze co do t<text:span text:style-name="T6030">e</text:span>go, żeby uzdrowić budżet i zmniejszyć wydatki w tym także inwestycyjne to nie musimy się przekonywa<text:span text:style-name="T6031">ć</text:span>, że mamy rozbieżność zdań. Ja tylko mówię, że ten dokument łączny zawiera także postulaty idące w drugim kierunku. Więc nie można powiedzieć, że to odesłać na inny, że tak powiem tryb decyzyjny i powiedzieć, że ktoś trochę później usiądzie i będzie brał ten dokument i będzie mówił, ja kieruję się punktem szóstym, w związku z tym załącznik nr 2 jeżeli chodzi o stanowisko zespołu gospodarki mi<text:span text:style-name="T6032">es</text:span>zkaniow<text:span text:style-name="T6033">ej</text:span><text:s/>w tym momencie nie uwzgl<text:span text:style-name="T6034">ęd</text:span>niam...</text:p>
      <text:p text:style-name="P6035"><text:span text:style-name="T6036">Prof</text:span><text:span text:style-name="T6037">.</text:span><text:span text:style-name="T6038"><text:s/>Wł. Baka:</text:span></text:p>
      <text:p text:style-name="P6039">Myśmy przew<text:span text:style-name="T6040">id</text:span>ywa<text:span text:style-name="T6041">li,</text:span><text:s/>że tak będzie i będzie zapis tam gdzie będziemy relacjonować sprawozdania zespołu właśnie<text:s/><text:span text:style-name="T6042">t</text:span>ę sprawę, o której w tej chwili pan minister<text:span text:style-name="T6043"><text:s/></text:span>Wróblewski mówi. A mianowicie, że te priorytety, te preferencje i te wszystkie można powiedzieć żądania, zwiększania środków w praktyce muszą by<text:span text:style-name="T6044">ć</text:span><text:s/>u<text:span text:style-name="T6045">syt</text:span>uowane w realnych moż<text:span text:style-name="T6046">li</text:span>wościach gospodarki, to znaczy po prostu chodzi o to, że<text:s/><text:span text:style-name="T6047">„</text:span>okrągły stół”<text:s/>na naszą propozycję nie akceptuje i nie odpowiada się bezwarunkowo za realizowaniem wszystkich priorytetów tylko za ważeniem na gruncie kryteriów równowagi.</text:p>
      <text:p text:style-name="P6048">A więc ja by<text:span text:style-name="T6049">m</text:span><text:s/>proponował, ż<text:span text:style-name="T6050">eb</text:span>yśmy już tego dokumentu... bo to ma całą historię. Myśmy już n<text:span text:style-name="T6051">a</text:span><text:s/>ten temat długo dyskutowali. Mieliśmy tylko wyznaczyć wielkość, znaczy datę. Termin. Najlepiej byłoby w latach 1990-91.</text:p>
      <text:p text:style-name="P6052"><text:span text:style-name="T6053">/</text:span>Głos z sali: napiszmy 91, ja myślę, że tak chyba będzie rea<text:span text:style-name="T6054">list</text:span>y<text:span text:style-name="T6055">cz</text:span>ni<text:span text:style-name="T6056">ej</text:span>/.</text:p>
      <text:p text:style-name="P6057">/Głos z sali: kompromisowo ustalmy 1 stycznia<text:s/>‘91/.</text:p>
      <text:p text:style-name="P6058"><text:span text:style-name="T6059">/</text:span>Śm<text:span text:style-name="T6060">i</text:span>ech na sali/.</text:p>
      <text:p text:style-name="P6061"><text:span text:style-name="T6062">/</text:span>Głos z sali: nie słychać/.</text:p>
      <text:p text:style-name="P6063"><text:span text:style-name="T6064">Prof.<text:s/></text:span><text:span text:style-name="T6065">Wł.</text:span><text:span text:style-name="T6066"><text:s/>Baka:</text:span></text:p>
      <text:p text:style-name="P6067">A więc przyjmujemy 91.</text:p>
      <text:p text:style-name="P6068"><text:span text:style-name="T6069">Prof. R</text:span><text:span text:style-name="T6070">.</text:span><text:span text:style-name="T6071"><text:s/></text:span><text:span text:style-name="T6072">Bu</text:span><text:span text:style-name="T6073">g</text:span><text:span text:style-name="T6074">a</text:span>j<text:span text:style-name="T6075">:</text:span></text:p>
      <text:p text:style-name="P6076">Przepraszam panie profesorze, dlaczego nie można tych pustych pieniędzy inw<text:span text:style-name="T6077">est</text:span>ycyjnych, bo o nie chodzi usunąć przez półtora roku? Dlaczego nie? Przecież sytua<text:span text:style-name="T6078">cj</text:span>a jest...</text:p>
      <text:p text:style-name="P6079"><text:span text:style-name="T6080">Pr</text:span><text:span text:style-name="T6081">of</text:span><text:span text:style-name="T6082">. Wł. Baka</text:span>:</text:p>
      <text:p text:style-name="P6083">Dobrze. Wiecie co, ja myślę, proponuję żebyśmy jednak dzisiaj nie przesądzali. Ponieważ jesteśmy dzisiaj zmęczeni, jutro myślę, że wymienimy poglądy w ciągu 10 minut. I spróbujemy rzeczywiście dociec<text:s/><text:soft-page-break/>np. ja dzisiaj chętnie jeszcze s<text:span text:style-name="T6084">i</text:span>ę zabawię tym zmęczonym umysłem, pójdę w takie odświeżające myślenie...</text:p>
      <text:p text:style-name="P6085"><text:span text:style-name="T6086">Prof. R. Bugaj</text:span>:</text:p>
      <text:p text:style-name="P6087">Jutro mnie ni<text:span text:style-name="T6088">e</text:span><text:s/>będzie, a chciałbym mi<text:span text:style-name="T6089">e</text:span>ć spokojną noc?</text:p>
      <text:p text:style-name="P6090"><text:span text:style-name="T6091">Prof</text:span><text:span text:style-name="T6092">.</text:span><text:span text:style-name="T6093"><text:s/></text:span><text:span text:style-name="T6094">Wł.</text:span><text:span text:style-name="T6095"><text:s/>Baka</text:span>:</text:p>
      <text:p text:style-name="P6096">Aaa. To znaczy, że zaraz na ten temat z prof. Trz<text:span text:style-name="T6097">ec</text:span>iakowskim poustawiamy, jeżeli pan dr Bugaj czwartku chce uniknąć.<text:s/><text:span text:style-name="T6098">J</text:span><text:span text:style-name="T6099">a</text:span><text:s/>mam wrażenie takie, że nam się tak powiedzie, że my i piątku unikniemy, nie żartuję. Ale niech pan z całym zaufaniem odniesie się do swoich kolegów i zostawmy to na jutro.</text:p>
      <text:p text:style-name="P6100"><text:span text:style-name="T6101">Pr</text:span><text:span text:style-name="T6102">zewodn</text:span><text:span text:style-name="T6103">ic</text:span><text:span text:style-name="T6104">zący</text:span>:</text:p>
      <text:p text:style-name="P6105">Dobrze<text:span text:style-name="T6106">.</text:span><text:s/>Przechodzimy do punktu ostatniego tego zestawu. Punkt 8. Tutaj jest propozycja pana Gabr<text:span text:style-name="T6107">i</text:span>ela Janowskiego, zapis do pkt. 8<text:s/>„W rolnictwie nie będzie się podtrzymywać nierentownych państwowych gospodarstw rolnych<text:span text:style-name="T6108">.</text:span><text:s/>Gospodar<text:span text:style-name="T6109">s</text:span>twem indywidua<text:span text:style-name="T6110">lny</text:span>m o ile zachowają rodzinny charakter umożliwi się prz<text:span text:style-name="T6111">ej</text:span>mowanie ziemi bez ograniczeń norm obszarowych”.</text:p>
      <text:p text:style-name="P6112">Kto chciałby si<text:span text:style-name="T6113">ę</text:span><text:s/>wypowiedzieć na ten temat?</text:p>
      <text:p text:style-name="P6114"><text:span text:style-name="T6115">Prof.<text:s/></text:span><text:span text:style-name="T6116">W</text:span><text:span text:style-name="T6117">ł</text:span><text:span text:style-name="T6118">.</text:span><text:span text:style-name="T6119"><text:s/>Baka</text:span>:</text:p>
      <text:p text:style-name="P6120"><text:span text:style-name="T6121">M</text:span>oja propozycja jest następująca, jak zapoznałem się z materiałami zespołu rolniczego.<text:s/><text:span text:style-name="T6122">W</text:span><text:s/>zespole rolniczym bardzo długo dyskutowano biorąc pod uwagę wszystk<text:span text:style-name="T6123">i</text:span>e<text:span text:style-name="T6124"><text:s/></text:span>okoliczności w tej sprawie.</text:p>
      <text:p text:style-name="P6125">I w zespole rolniczym przedłożon<text:span text:style-name="T6126">y</text:span><text:s/>został zapis, który, jak mi się wydaje powinien saty<text:span text:style-name="T6127">sf</text:span>ak<text:span text:style-name="T6128">cjo</text:span>nować pana Janowskiego, a w każdym razie pozostał ten zapis, jak to s<text:span text:style-name="T6129">i</text:span>ę mówi wydyskutowany bardzo intensywni<text:span text:style-name="T6130">e.</text:span><text:s/>Ja wła<text:span text:style-name="T6131">ś</text:span>nie szukam tego zapisu. Jest tam mowa o weryfikacji norm obszarowych. Ponieważ była intensywna i długa dyskusja i ten pana Janowskiego zapis, propozycja i intencja jest wyrażona. Ponieważ dokumenty podzespołów są integralną częścią dokumentacji tutaj pr<text:span text:style-name="T6132">ez</text:span>entowan<text:span text:style-name="T6133">ej.</text:span><text:s/>Wobec tego uznajmy, że ta sprawa jest postawiona.</text:p>
      <text:p text:style-name="P6134">I chciałbym, żeby pan to j<text:span text:style-name="T6135">ed</text:span>nak przyjął, j<text:span text:style-name="T6136">ed</text:span>nakże ze względu na to, że nie mamy żadnych innych możliwości pójścia ze sprawą dalej, aniżeli to zrobił<text:s/>Zespół do spraw<text:s/>Rolnictwa.</text:p>
      <text:p text:style-name="P6137">A tam jest kwestia rozwinięta pod względem merytorycznym i dyspozycja o zweryfikowan<text:span text:style-name="T6138">iu</text:span><text:s/>norm obszarowych jest bardzo jednoznaczna z podaniem paragrafów kodeksu.</text:p>
      <text:p text:style-name="P6139"><text:span text:style-name="T6140">Przewodni</text:span><text:span text:style-name="T6141">cz</text:span><text:span text:style-name="T6142">ący</text:span>:</text:p>
      <text:p text:style-name="P6143">To znaczy ja rozumiem, że to byłoby przekazane do parlamentu, do nowego parlamentu, tak?</text:p>
      <text:p text:style-name="P6144"><text:span text:style-name="T6145">Prof. Wł. Baka</text:span>:</text:p>
      <text:p text:style-name="P6146">Tak. Przecież całość dokumentacji<text:s/>„okrągłego stołu”<text:s/>wraz z tym zapisem zespołu rolnego będzie przekazany.</text:p>
      <text:p text:style-name="P6147"><text:span text:style-name="T6148">Przewodn</text:span><text:span text:style-name="T6149">icz</text:span><text:span text:style-name="T6150">ący</text:span>:</text:p>
      <text:p text:style-name="P6151">Czy pan<text:s/><text:span text:style-name="T6152">J</text:span>anowski czuje s<text:span text:style-name="T6153">i</text:span>ę usatysfakcjonowany tym zapisem?</text:p>
      <text:p text:style-name="P6154"><text:span text:style-name="T6155">Gabriel Janowski</text:span>:</text:p>
      <text:p text:style-name="P6156">Nie, n<text:span text:style-name="T6157">i</text:span>e czuję się. Dlatego, że to jednak nie oddaję to ducha, o którym tu mówimy tzn. nowego ładu<text:s/><text:span text:style-name="T6158">ek</text:span>onomiczn<text:span text:style-name="T6159">eg</text:span>o. Panowie stwarzacie wyjątki dla mnie zupełnie niezasadne. Bo jeżeli nowa ustawa o prz<text:span text:style-name="T6160">ed</text:span>siębiorczości dopuszcza praktycznie rzecz biorąc równoś<text:span text:style-name="T6161">ć</text:span><text:s/>rzeczywiście wszelkich podmiotów gospodarczych w tej działalności, a nadal panowie zachowujecie ograniczenia dla sfery rolniczej. Dla mnie jest to zupełnie niejasne i niekonsekwentne.</text:p>
      <text:soft-page-break/>
      <text:p text:style-name="P6162"><text:span text:style-name="T6163">Prof.<text:s/></text:span><text:span text:style-name="T6164">Wł.</text:span><text:span text:style-name="T6165"><text:s/>Baka</text:span>:</text:p>
      <text:p text:style-name="P6166">Czy uważa pan, możemy przyjąć rzecz następującą, a mianowicie dosłownie przepisać ten zapis z zespołu rolnego?</text:p>
      <text:p text:style-name="P6167"><text:span text:style-name="T6168">Gabriel Janowski</text:span>:</text:p>
      <text:p text:style-name="P6169">N<text:span text:style-name="T6170">i</text:span>e. Ten zapis nic nie obiecuje i nic praktycznie rzecz biorąc nie wprowadza. Jest to ominięcie tematu takie dy<text:span text:style-name="T6171">plo</text:span>maty<text:span text:style-name="T6172">cz</text:span>ne, na<text:s/><text:span text:style-name="T6173">k</text:span>tóre<text:span text:style-name="T6174">śm</text:span>y się zgodzili po prostu, bo uważałem, że ten stół ekonomiczny jest władny w to bardziej wniknąć.</text:p>
      <text:p text:style-name="P6175">Natomiast pozostawienie tej sprawy w tym zapisie z zespołu rolniczego jest to po prostu chowaniem głowy w piasek i udawaniem, że problemu nie ma. Co jest według mnie chyba nie<text:s/>n<text:span text:style-name="T6176">aj</text:span>l<text:span text:style-name="T6177">epsz</text:span>y<text:span text:style-name="T6178">m</text:span><text:s/>r<text:span text:style-name="T6179">oz</text:span>w<text:span text:style-name="T6180">ią</text:span>zaniem.</text:p>
      <text:p text:style-name="P6181"><text:span text:style-name="T6182">Prof. W</text:span><text:span text:style-name="T6183">ł</text:span><text:span text:style-name="T6184">. Baka</text:span>:</text:p>
      <text:p text:style-name="P6185">Teraz ja odpowiadam tak. P<text:span text:style-name="T6186">o</text:span><text:s/>to zostały prz<text:span text:style-name="T6187">ez</text:span><text:s/><text:span text:style-name="T6188">„</text:span><text:span text:style-name="T6189">o</text:span>krągły stół”<text:s/>powołane podzespoły dotyczące poszczególnych problemów, ażeby możliwie m<text:span text:style-name="T6190">er</text:span>ytory<text:span text:style-name="T6191">cz</text:span>nie najgłębiej i najwszechstronni<text:span text:style-name="T6192">ej</text:span><text:s/>rzecz oświetlić, prz<text:span text:style-name="T6193">ea</text:span>na<text:span text:style-name="T6194">liz</text:span>ować i sformułować wnioski.</text:p>
      <text:p text:style-name="P6195">Skoro na podstawie dyskusji między fachowcami, ludźmi komp<text:span text:style-name="T6196">et</text:span>entnymi, którzy byli zgromadzeni, przy czy<text:span text:style-name="T6197">m</text:span><text:s/>tak prominentni, jak pan prof. St<text:span text:style-name="T6198">el</text:span>machowski i wielu innych uznanych autorytetów od spraw społecznych wsi, od spraw rozwoju produkcji rolnej. W ten sposób ten wniosek sformułowało, to na jakiej podstawie my, którzy jesteśmy w większości nazwijmy tak zwanymi ogólnymi ekonomistami od generalnej polityki gospodarczej mamy prawo rewidować wnioski, które tamten zespół<text:s/><text:span text:style-name="T6199">sf</text:span>ormułował.</text:p>
      <text:p text:style-name="P6200">I dlatego też jedyne co my możemy zrobić to jest uszanować wyniki tamtego zespołu i sentencje jaka tam jest zawarta, wprowadzić do tekstu o nowym ładzie ekonomicznym.</text:p>
      <text:p text:style-name="P6201">Natomiast na inne ujęcia nie jesteśmy ani przygotowani, ani do tego nie jesteśmy upoważnieni od strony merytorycznej.</text:p>
      <text:p text:style-name="P6202"><text:span text:style-name="T6203">Gabriel Janowski</text:span>:</text:p>
      <text:p text:style-name="P6204">To w takim razie prosz<text:span text:style-name="T6205">ę</text:span><text:s/>o wykładnię pana, panie profesorze tego punktu 8, kwestii właśnie PGR-ów czy gospodarstw rolnych. Proszę bardzo pkt 8, jak w takim razie my zastosujemy wykładnię do tych gospodarstw?</text:p>
      <text:p text:style-name="P6206"><text:span text:style-name="T6207">Prof. Wł. Baka</text:span>:</text:p>
      <text:p text:style-name="P6208">Widzi pan nie po to miałem tę radę zawierającą pochwałę fachowości stolika rolnego, żebym teraz podejmował ryzyko wykładni w sprawach, na których się nie znam.</text:p>
      <text:p text:style-name="P6209"><text:span text:style-name="T6210">Gabriel Janowski</text:span>:</text:p>
      <text:p text:style-name="P6211">Nie, ale prz<text:span text:style-name="T6212">ec</text:span>ież pan sam mi powiedział ki<text:span text:style-name="T6213">ed</text:span>y wnosiłem sprawę choćby nomenklatury w spółdzielczości,<text:s/><text:span text:style-name="T6214">ż</text:span>e to są również prz<text:span text:style-name="T6215">ed</text:span>siębior<text:span text:style-name="T6216">st</text:span>wa.<text:s/><text:span text:style-name="T6217">J</text:span>eż<text:span text:style-name="T6218">el</text:span>i uznamy,<text:s/>że państwowe gospodarstwo rolne również jest przedsiębiorstwem,<text:span text:style-name="T6219"><text:s/></text:span>o którym mowa w pkt<text:span text:style-name="T6220">.</text:span><text:s/>8 to proszę konsekwentnie stosować tą zasadę i da<text:span text:style-name="T6221">ć</text:span><text:s/>mi wyjaśnienie.</text:p>
      <text:p text:style-name="P6222"><text:span text:style-name="T6223">Prof. Wł. Baka</text:span>:</text:p>
      <text:p text:style-name="P6224">Panie przewodniczący jeśli chodzi o moje wyjaśnienia to sądzę, że skończyłem.</text:p>
      <text:p text:style-name="P6225"><text:span text:style-name="T6226">Gabriel Janowski</text:span>:</text:p>
      <text:p text:style-name="P6227">Dobrze. To ja również dziękuję i<text:span text:style-name="T6228"><text:s/></text:span>jeżeli pan przewodniczący<text:s/>pozwoli, to - ponieważ nie uzyska<text:span text:style-name="T6229">łe</text:span>m<text:span text:style-name="T6230"><text:s/></text:span>głosu<text:s/><text:soft-page-break/>przy pkt. 7 - chciałem się jeszcze bardzo krótko odnie<text:span text:style-name="T6231">ś</text:span>ć do dwóch spraw. Można?</text:p>
      <text:p text:style-name="P6232"><text:span text:style-name="T6233">Prz</text:span><text:span text:style-name="T6234">ew</text:span><text:span text:style-name="T6235">odniczący</text:span>:</text:p>
      <text:p text:style-name="P6236">Proszę bardzo.</text:p>
      <text:p text:style-name="P6237"><text:span text:style-name="T6238">Gabriel Janowski</text:span>:</text:p>
      <text:p text:style-name="P6239">Pierwsza sprawa,<text:s/>proszę<text:s/>państwa,<text:s/>natury ogólnej. Ja myślę, że tu wszyscy podzielamy pogląd, że urynkowienie rolnictwa, jak i całej gospodarki jest potrzebne i należy więcej działa<text:span text:style-name="T6240">ć</text:span><text:s/>bardzo zdecydowanie. Niemniej, jak również wszyscy tutaj zwracali uwagę na pewne niebezpieczeństwa. Ja chciałbym na jedno niebezpieczeństwo zwrócić uwagę natury takiej społecznej.</text:p>
      <text:p text:style-name="P6241">Otóż w przypadku powiedzenia się czy nie, w każdym r<text:span text:style-name="T6242">a</text:span>zie<text:s/><text:span text:style-name="T6243">i</text:span>stnieje pewne zagrożenie, że skutki niejako urynkowienia gospodarki żywnościowej w sferze społecznej mogą spaść na wieś w sensie negatywnym. Co przez to rozumiem?</text:p>
      <text:p text:style-name="P6244">Otóż te takie bardzo wysokie czy z pozoru wysokie, ale raczej wysokie podwyżki cen detalicznych wywołają automatycznie pewną nieprzychylną reakcję wobec wsi, wobec chłopów<text:span text:style-name="T6245">.</text:span></text:p>
      <text:p text:style-name="P6246">Chciałbym, żeby była ta<text:s/><text:span text:style-name="T6247">ś</text:span>w<text:span text:style-name="T6248">i</text:span>a<text:span text:style-name="T6249">d</text:span>o<text:span text:style-name="T6250">mość</text:span>, tego ryzyka i według mnie należałoby podjąć niejako pewne działania wyprzedzające, wyjaśniające. Dlatego, że najłatwiej jest właśnie wtedy zrzucić ten ciężar czy ni<text:span text:style-name="T6251">ep</text:span>owodzenie, czy choćby te<text:s/>obawy na stronę trzecią - na chłopów. Nie chcę tu mówić, że w kolejkach w Warszawie czy w ogóle jest taka bardzo niedobra atmosfera przeciwko wsi, przeciwko chłopom, że to oni są winni tym wysokim cenom itd. Dobrze byłoby po prostu w propagandzie w rozmaitych środkach przekazu jednak te sprawy właściwie uk<text:span text:style-name="T6252">a</text:span>zywać.<text:span text:style-name="T6253"><text:s/></text:span>To tylko tyle<text:span text:style-name="T6254">.</text:span></text:p>
      <text:p text:style-name="P6255">I druga sprawa<text:s/><text:span text:style-name="T6256">d</text:span>o<text:span text:style-name="T6257">tk</text:span>ni<text:span text:style-name="T6258">ęt</text:span>a tu przez niektórych mówców środków dla produkcji..<text:span text:style-name="T6259">.</text:span><text:s/>środków dla rolnictwa. Otóż wydaje mi się, że bez zdecydowanej r<text:span text:style-name="T6260">est</text:span>rukturyza<text:span text:style-name="T6261">cj</text:span>i, bez przebudowy tego przemysłu na rzecz rolnictwa, może rzeczywiście tutaj nastąpić zamiast spodziewanego efektu zniechęcenie nawet rolników do podejmowania produkcji. Ponieważ inflacja i trudności ze zdobyciem tego sprz<text:span text:style-name="T6262">ę</text:span>tu, środków mogą wywołać ogólne zniechęcenie produkcyjne. Ja to doświadczam w rozmowach z<text:span text:style-name="T6263"><text:s/></text:span>niektórymi kolegami, że po prostu bracie nie będzie tych maszyn, i ta inflacja to ja sam się wyżywię. Czyli jest to również pewne niebezpieczeństwo i w związku z tym myślę, że te 4 proc. z wojska niejako, które się tutaj rozważa można by w bardziej zdecydowany sposób przeznaczyć właśnie na rozwój dla rolnictwa<text:span text:style-name="T6264">.</text:span><text:s/>Choć istnieje pewne niebezpieczeństwo, o którym tu pan minister czy przedstawiciel ministerstwa mówił, tych szczególnie wysokich kosztów, które trzeba by niejako tym zakładom wojskowym zwracać, gdyby prze<text:span text:style-name="T6265">st</text:span>awiały się na tą<text:s/><text:span text:style-name="T6266">i</text:span>nną produkcję. Ale to tylko te dwie sprawy wnoszę.</text:p>
      <text:p text:style-name="P6267">A więc sprawy skłócenia miasta z<text:s/><text:span text:style-name="T6268">wsi</text:span>ą<text:s/><text:span text:style-name="T6269">i</text:span><text:s/>druga zdecydowanego działania na rzecz grodków produkcji dla wsi<text:span text:style-name="T6270">.</text:span></text:p>
      <text:p text:style-name="P6271">Dziękuję.</text:p>
      <text:p text:style-name="P6272"><text:span text:style-name="T6273">Przewodniczący</text:span>:</text:p>
      <text:p text:style-name="P6274">Proszę pana ja chciałem zwrócić uwagę na to co powiedziałem na samym początku,<text:s/><text:span text:style-name="T6275">że</text:span><text:s/>nasz stosunek do urynkowienia tego całego programu urynkowienia rolnictwa jest uzależniony od zgody KK<text:span text:style-name="T6276">W</text:span>. A więc to<text:s/><text:span text:style-name="T6277">sf</text:span>ormułowanie, które zostało przyjęte, jeżeli będą uznane za obowiązujące w ślad za tym pójdzie odpowiednie propagandowe działanie w kierunku, o którym pan mówił<text:span text:style-name="T6278">.</text:span><text:s/>Ale do tego czasu póki nie będziemy mieli tego stosunku zatwierdzonego przez KKW, no to sprawa jest<text:s/><text:span text:style-name="T6279">o</text:span>twarta.</text:p>
      <text:soft-page-break/>
      <text:p text:style-name="P6280">Ogłaszam przerwę.<text:span text:style-name="T6281">..</text:span></text:p>
      <text:p text:style-name="P6282"><text:span text:style-name="T6283">Prof. W</text:span><text:span text:style-name="T6284">ł</text:span><text:span text:style-name="T6285">. Baka</text:span>:</text:p>
      <text:p text:style-name="P6286">Może górnictwo załatwmy, to nie będziemy trzymali kolegów, którzy tutaj są<text:span text:style-name="T6287">...</text:span><text:s/>Oni mają komunikat<text:span text:style-name="T6288">.</text:span><text:s/><text:span text:style-name="T6289">Przewodniczący</text:span>:</text:p>
      <text:p text:style-name="P6290">Dobrze, proszę bardzo.</text:p>
      <text:p text:style-name="P6291"><text:span text:style-name="T6292"><text:s text:c="27"/></text:span>:</text:p>
      <text:p text:style-name="P6293">Dziękuję bardzo<text:span text:style-name="T6294">.</text:span><text:s/>Ja chciałbym powiedzieć kilka słów na temat tekstu, czy można panie profesorze?</text:p>
      <text:p text:style-name="P6295"><text:span text:style-name="T6296">Przewodniczący</text:span>:</text:p>
      <text:p text:style-name="P6297">P<text:span text:style-name="T6298">rosz</text:span>ę bardzo.</text:p>
      <text:p text:style-name="P6299"><text:span text:style-name="T6300"><text:s text:c="27"/></text:span>:</text:p>
      <text:p text:style-name="P6301">Zespół redagujący wyobrażał sobie, że tekst ten będzie częścią<text:s/><text:span text:style-name="T6302">„</text:span>Ładu ekonomicznego”<text:s/>i stąd ta literka to 7 pozostało. Natomiast panowie przew<text:span text:style-name="T6303">od</text:span>niczący sugerowali, żeby to był tekst stanowiska.</text:p>
      <text:p text:style-name="P6304">Nie było uzgodnienia co do dwóch słów. W akapicie trzecim<text:s/>„zespół uznaje za konieczne.<text:span text:style-name="T6305">..</text:span><text:s/>kiedy mówi się, że zasady obowiązujące górnictwo powinny uwzględniać z jednej strony fundamentalne dla polskiej reformy zasady samodzielności i samorządności, i sam<text:span text:style-name="T6306">of</text:span>inansowania kopalń jako przedsiębiorstw. Nie było uzgodnienia w tym co dotyczy tych dwóch s<text:span text:style-name="T6307">ł</text:span>ów.</text:p>
      <text:p text:style-name="P6308">Proponuję ze swej strony jako rozwiązanie kompromisowe, żeby tutaj dopisać słowo<text:s/><text:span text:style-name="T6309">„</text:span>docelowo”.</text:p>
      <text:p text:style-name="P6310">Również proponuję jeszcze dwie zmiany w tekście. Pierwsza zmiana dotyczyłaby trzeciego tiret, w drugim akapicie zamiast<text:s/>„minimum”<text:s/>proponuję dwa słowa<text:s/><text:span text:style-name="T6311">„</text:span>ilości lub poziomu<text:span text:style-name="T6312">”</text:span><text:span text:style-name="T6313">.</text:span></text:p>
      <text:p text:style-name="P6314"><text:span text:style-name="T6315">W</text:span><text:s/>ostatnim akapicie ponieważ robiliśmy to żywiołowo z panami przewodniczącymi proponuję skreślić<text:s/><text:span text:style-name="T6316">w</text:span><text:s/>ostatnim akapicie w zdaniu<text:s/>„Grupy te do 30 września<text:s/>‘89 opracują<text:span text:style-name="T6317">”</text:span><text:span text:style-name="T6318"><text:s/></text:span>i teraz od słowa<text:s/>„i przekażą do decyzji komisji porozumiewawczej”<text:s/>- skreślić.</text:p>
      <text:p text:style-name="P6319">Natomiast na str. 2 dopisać po<text:s/>„światowych kongresów górnictwa” -<text:s/>o przebiegu realizacji prac i ustaleń informowana będzie komisja porozumiewawcza.</text:p>
      <text:p text:style-name="P6320"><text:span text:style-name="T6321">P</text:span><text:span text:style-name="T6322">ro</text:span><text:span text:style-name="T6323">f.</text:span><text:span text:style-name="T6324"><text:s/></text:span><text:span text:style-name="T6325">Wł</text:span><text:span text:style-name="T6326">. Baka</text:span>:</text:p>
      <text:p text:style-name="P6327">Proszę powtórzyć to ostatnie zdanie<text:span text:style-name="T6328">.</text:span></text:p>
      <text:p text:style-name="P6329"><text:span text:style-name="T6330"><text:s text:c="27"/></text:span>:</text:p>
      <text:p text:style-name="P6331">„O przebiegu prac lub ustaleń informowana będzie komisja porozumiewawcza”<text:span text:style-name="T6332">.</text:span></text:p>
      <text:p text:style-name="P6333">I w pierwszym zdaniu na tej stronie zwłaszcza z Banku Światowego zamienić słowa z<text:s/>„lub”<text:s/>na<text:s/>„i świa<text:span text:style-name="T6334">t</text:span>owych k<text:span text:style-name="T6335">o</text:span>n<text:span text:style-name="T6336">g</text:span>r<text:span text:style-name="T6337">es</text:span>ów górni<text:span text:style-name="T6338">ct</text:span>wa.</text:p>
      <text:p text:style-name="P6339">Dziękuję bardzo.</text:p>
      <text:p text:style-name="P6340"><text:span text:style-name="T6341">Przewodniczący</text:span>:</text:p>
      <text:p text:style-name="P6342">Kto chciałbym zabra<text:span text:style-name="T6343">ć</text:span><text:s/>głos?</text:p>
      <text:p text:style-name="P6344"><text:span text:style-name="T6345"><text:s text:c="27"/></text:span>:</text:p>
      <text:p text:style-name="P6346">Bugajowi chciałem odpowi<text:span text:style-name="T6347">ed</text:span>zieć, jest na pierwszej stronie 30 września<text:s/>‘89<text:span text:style-name="T6348">.</text:span><text:s/>Na pierwszej stronie w ostatnim akapicie.</text:p>
      <text:p text:style-name="P6349"><text:span text:style-name="T6350">Przewodniczący</text:span>:</text:p>
      <text:p text:style-name="P6351">Kto z<text:s/>państwa<text:s/>chciałby zabrać głos? Proszę bardzo.</text:p>
      <text:p text:style-name="P6352"><text:span text:style-name="T6353"><text:s text:c="27"/></text:span>:</text:p>
      <text:soft-page-break/>
      <text:p text:style-name="P6354">Ja bym chciał wyjaśnić dlaczego<text:s/>ta rozbieżność powstała przy zapisie kopalń jako przedsiębiorstw.</text:p>
      <text:p text:style-name="P6355">Otóż uważam i jest to nie tylko mój pogląd, że w takiej sytuacji przesądzalibyśmy status obecnie istniejących kopalń. Czyli ustalilibyśmy praktycznie, że te 72 kopalnie<text:s/>- tak<text:s/>jak są w tej chwili stają się z dniem 1 stycznia przyszłego roku czy 2 marca czy 6 nieważne, stają się wszystkie przedsiębior<text:span text:style-name="T6356">st</text:span>wami.</text:p>
      <text:p text:style-name="P6357">Czyli właściwie moglibyśmy darować sobie wszelkie prace zespołów eksperckich, bo po cóż ich trudnić, po cóż molestować i prosić, żeby nam pomogli rozstrzygną<text:span text:style-name="T6358">ć</text:span><text:s/>ten trudny problem, jakim jest organizacja polskiego górnictwa. A skoro powiadamy im, jak ma być na końcu<text:span text:style-name="T6359">.</text:span><text:s/>To jest moim zdaniem nieracjonalne<text:s/><text:span text:style-name="T6360">sf</text:span>ormułowanie.</text:p>
      <text:p text:style-name="P6361">Uważamy, że sformułowanie dla polskiej - fundamentalne - reformy zasady samodzielności, samorządności i samofinansowania kopalń wyczerpuje oczekiwania właściwie wszystkich stron. Słowo jeszcze do tego o czym mówiłem wcześniej.</text:p>
      <text:p text:style-name="P6362">Otóż z rozpoznania, które posiadamy, z prac, które są prowadzone już obecnie nad strukturą polskiego górnictwa - docelową wynika, że<text:s/>niekoniecznie<text:s/>wszy<text:span text:style-name="T6363">s</text:span>t<text:span text:style-name="T6364">k</text:span>ie kopalnie, które są w tej chw<text:span text:style-name="T6365">il</text:span>i, b<text:span text:style-name="T6366">ę</text:span>dą prz<text:span text:style-name="T6367">ed</text:span>siębior<text:span text:style-name="T6368">st</text:span>wami. Może być grupa 15-20 kopalń, które będą w stanie być prz<text:span text:style-name="T6369">ed</text:span>siębiorstwami, a być może będzie taka sytuacja, że 5, 4 może 6 kopalń trzeba będzie połączy<text:span text:style-name="T6370">ć</text:span><text:s/>w prz<text:span text:style-name="T6371">ed</text:span>siębiorstwa wielozakładowe<text:span text:style-name="T6372">.</text:span><text:s/><text:span text:style-name="T6373">W</text:span>ynika to z wielu uwarunkowań. I może wynikać z uwarunkowań ekonomicznych, geolo<text:span text:style-name="T6374">g</text:span>icznych, jak również może być i taki wariant przyjęty, że może być grupa kopalń trzech, może być koksowania i huta.</text:p>
      <text:p text:style-name="P6375">Czyli mnogość rozwiązań w obszarze górnictwa jako takiego by była w ten sposób praktycznie zamknięta<text:span text:style-name="T6376">.</text:span><text:s/>A ona byłaby zdrowsza z wielu punktów widzenia. I wynika to zresztą<text:span text:style-name="T6377"><text:s/></text:span>z wielu opinii.</text:p>
      <text:p text:style-name="P6378">Jeszcze jedno słowo.<text:s/><text:span text:style-name="T6379">J</text:span>eżeli można panie przewodniczący. Otóż ja bym jeszcze do trzeciego akapitu chciał nawiązać, sformułowanie kończące ten trzeci akapit na 1 stronie, a także za ich akceptacją uważam jest też trochę nie... znaczy za bardzo domykający sprawy. Bo tworzymy w ten sposób pewne weksle, których możemy nie wykupić. Jeżeli rzeczywiście zdecydujemy się na likwidację grup kopalń czy kopalń to taki zapis wyciągnięty później przez załogi tych kopalń uniemożliwi przeprowadzenie operacji tej. Absolutnie.</text:p>
      <text:p text:style-name="P6380">Dziękuję bardzo.</text:p>
      <text:p text:style-name="P6381"><text:span text:style-name="T6382">Przewodniczący</text:span>:</text:p>
      <text:p text:style-name="P6383">Prz<text:span text:style-name="T6384">edst</text:span>awici<text:span text:style-name="T6385">el</text:span>e<text:s/>„<text:span text:style-name="T6386">So</text:span>lidarności”<text:s/>górnicz<text:span text:style-name="T6387">ej</text:span>.</text:p>
      <text:p text:style-name="P6388"><text:span text:style-name="T6389"><text:s text:c="27"/></text:span>:</text:p>
      <text:p text:style-name="P6390">My mamy zastrz<text:span text:style-name="T6391">e</text:span>żenia do tego tekstu następujące:</text:p>
      <text:p text:style-name="P6392">Po pierwsze w związku z tym, że w naszych ustaleniach oprócz rzeczywistych sukcesów są też i rozbieżności chcemy z tego tekstu usunąć sformułowanie<text:s/>„z zadowoleniem”<text:s/>na samym początku<text:span text:style-name="T6393">.</text:span><text:s/>Zaczynałoby<text:s/>się to... od przyjęto.</text:p>
      <text:p text:style-name="P6394">Druga spr<text:span text:style-name="T6395">a</text:span>wa po sformułowaniu<text:s/>„dla całej gospodarki”<text:s/>- tutaj jest kwestia do ustalenia - w tekście było minimum wydobycia węgla i to była jako pewnego rodzaju idea, a więc w<text:s/>tej chwili ta idea będzie zmieniona<text:span text:style-name="T6396">.</text:span><text:s/>Bo po prostu to rozszerzenie tym drugim<text:s/><text:span text:style-name="T6397">sf</text:span>ormułowaniem znowu daje carte blanche dla niegospodarności, tak jest to w naszym odczuciu<text:span text:style-name="T6398">.</text:span><text:s/>I chcielibyśmy dodać takie zdanie<text:s/>„W protokółach rozbieżności ujęte zostały sprawy, co do których nie uzyskano zgodności stron”<text:s/><text:span text:style-name="T6399">-</text:span><text:s/>w tym właśnie miejscu.</text:p>
      <text:soft-page-break/>
      <text:p text:style-name="P6400"><text:span text:style-name="T6401">I</text:span><text:s/>trzecia sprawa po słowach<text:s/>„samorządności, samodzi<text:span text:style-name="T6402">e</text:span>lności i samofinansowania kopalń jako przedsiębiorstw bez statutu użyteczności publicznej”<text:s/>- bo myśmy to zgubili. A to jest w pr<text:span text:style-name="T6403">ot</text:span>okole rozbieżności.</text:p>
      <text:p text:style-name="P6404">I czwarta poprawka na drugiej stronie, zaraz u samej góry<text:s/>„zwłaszcza Banku Światowego, mi<text:span text:style-name="T6405">ęd</text:span>zynarodowe organizacje pracy i światowych kongresów górnictwa”<text:span text:style-name="T6406">.</text:span></text:p>
      <text:p text:style-name="P6407"><text:span text:style-name="T6408">Przewodniczący</text:span>:</text:p>
      <text:p text:style-name="P6409">Przepraszam bardzo, to ostatnie gdzie?</text:p>
      <text:p text:style-name="P6410"><text:span text:style-name="T6411"><text:s text:c="27"/></text:span>:</text:p>
      <text:p text:style-name="P6412">Na drugiej stronie zaraz u samej gór<text:span text:style-name="T6413">y</text:span><text:s/>nad słowem<text:s/>„lub”.<text:span text:style-name="T6414">..</text:span></text:p>
      <text:p text:style-name="P6415"><text:span text:style-name="T6416">Przewodni</text:span><text:span text:style-name="T6417">cz</text:span><text:span text:style-name="T6418">ący</text:span>:</text:p>
      <text:p text:style-name="P6419">Co tam napisać?</text:p>
      <text:p text:style-name="P6420"><text:span text:style-name="T6421"><text:s text:c="27"/></text:span>:</text:p>
      <text:p text:style-name="P6422">Jeszcze jedna sprawa.<text:span text:style-name="T6423">..</text:span></text:p>
      <text:p text:style-name="P6424"><text:span text:style-name="T6425">p. Pi</text:span><text:span text:style-name="T6426">et</text:span><text:span text:style-name="T6427">rzyk</text:span>:</text:p>
      <text:p text:style-name="P6428">Zaniepokoiło nas m.in. to, że w grupie roboczej początek s<text:span text:style-name="T6429">i</text:span>ę zaczynał tak,<text:s/><text:span text:style-name="T6430">o</text:span><text:s/><text:span text:style-name="T6431">7</text:span>, i w cudzysłowie<text:s/>„do nowego ładu ekonomicznego głębokich przeobrażeń systemowych i organ<text:span text:style-name="T6432">iz</text:span>acyjnych w górnictwie<text:span text:style-name="T6433">”</text:span><text:s/>- zostało to wykreślone, dla nas od tego momentu ten zapis jest jako drugorzędny<text:span text:style-name="T6434">.</text:span></text:p>
      <text:p text:style-name="P6435"><text:span text:style-name="T6436">Prof. Wł. Baka</text:span>:</text:p>
      <text:p text:style-name="P6437">Nie. Ja chciałem tylko wyjaśnić.<text:s/><text:span text:style-name="T6438">M</text:span>ianowicie<text:s/>„Nowy ład ekonomiczny”<text:s/>ma konstrukcję ogólną<text:span text:style-name="T6439">.</text:span><text:s/>Nie wchodzimy w sprawy poszczególnych branż i gałęzi<text:span text:style-name="T6440">.</text:span><text:s/>Natomiast naszym obowiązkiem rozpatrzyć wyniki poszczególnych podzespołów oraz ustosunkować się na tyle na ile nasz zespół potrafi<text:s/>s<text:span text:style-name="T6441">i</text:span>ę do tych spraw się u<text:span text:style-name="T6442">st</text:span>osunkować. Wasz dokument jest dokumentem podstawowym.<text:s/><text:span text:style-name="T6443">T</text:span>en, który wyście podpisali.</text:p>
      <text:p text:style-name="P6444">Natomiast my rozpatrując kolejno poszczególne podzespoły, wyniki podzespołów określamy stanowisko naszego zespołu,<text:s/><text:span text:style-name="T6445">ż</text:span>e konstatujemy, że nie ma rozbieżności na przykład albo zwracamy się o dopracowanie takiej sprawy. Natomiast jeśli chodzi o stanowisko w stosunku do waszego dokumentu, który jest integralną częścią dorobku<text:s/>„okrągłego stołu”<text:s/>to my zajmujemy takie stanowisko, jakie zajmujemy<text:span text:style-name="T6446">,</text:span><text:s/>tutaj.</text:p>
      <text:p text:style-name="P6447">Natomiast oczywiście tutaj wchodzą elementy, które nie mają nic wspólnego z<text:s/>„nowym ładem ekonomicznym”<text:s/>także ponieważ wyrażamy nasz stosunek do pewnych spraw wy<text:span text:style-name="T6448">st</text:span>ępujących w waszym dokumencie<text:span text:style-name="T6449">.</text:span><text:s/>Więc chciałbym, żeby pan nie miał takiego wrażenia, że w ten sposób obniża s<text:span text:style-name="T6450">i</text:span>ę ranga dokumentu tylko nasz zapis jako stosunek, stanowisko zespołu w sprawie czyni się bardziej adekwatne.</text:p>
      <text:p text:style-name="P6451"><text:span text:style-name="T6452">Pr</text:span><text:span text:style-name="T6453">zew</text:span><text:span text:style-name="T6454">od</text:span><text:span text:style-name="T6455">n</text:span><text:span text:style-name="T6456">icz</text:span><text:span text:style-name="T6457">ący:</text:span></text:p>
      <text:p text:style-name="P6458"><text:span text:style-name="T6459">P</text:span>an Pie<text:span text:style-name="T6460">t</text:span>rzyk ma jeszcze wątpliwości.</text:p>
      <text:p text:style-name="P6461"><text:span text:style-name="T6462">p</text:span><text:span text:style-name="T6463">.</text:span><text:span text:style-name="T6464"><text:s/>Pietrzyk:</text:span></text:p>
      <text:p text:style-name="P6465">Ja chciałem<text:s/><text:span text:style-name="T6466">si</text:span>ę zapyta<text:span text:style-name="T6467">ć</text:span><text:s/>czy to będzie integralną częścią do<text:s/>protokołu, czy to będzie wynikiem całego zespołu?</text:p>
      <text:p text:style-name="P6468"><text:span text:style-name="T6469">prof</text:span><text:span text:style-name="T6470">.</text:span><text:span text:style-name="T6471"><text:s/>Wł. Baka:</text:span></text:p>
      <text:p text:style-name="P6472">Tak jest<text:span text:style-name="T6473">.</text:span><text:s/>Protokół<text:s/>„okrągłego<text:s/><text:span text:style-name="T6474">st</text:span>ołu“ obejmuje wszystko co zostało zrobione na podzespołach, zespołach, to będzie podpisane. Natomiast to jest - przepraszam my mamy taki język - w Magdalence na spotkaniu przedstawicieli kierownictwa<text:s/>„okrągłego stołu”<text:s/>ustalona zostanie ostateczna konstrukcja<text:s/><text:soft-page-break/>dokumentu. A więc można sobie to wyobrażać, że to może być pierwszym takim dokumentem<text:s/><text:span text:style-name="T6475">j</text:span>aka<text:span text:style-name="T6476">ś</text:span><text:s/>wspólna deklara<text:span text:style-name="T6477">cj</text:span>a<text:span text:style-name="T6478">.</text:span></text:p>
      <text:p text:style-name="P6479">Drugim dokumentem coś w rodzaju umowy społecznej.</text:p>
      <text:p text:style-name="P6480">I trzecim dokumentem dokumentacja<text:s/><text:span text:style-name="T6481">„</text:span>okrągłego stołu”.<text:s/><text:span text:style-name="T6482">W</text:span><text:s/>dokumentacji<text:s/>„okrągłego stołu”<text:span text:style-name="T6483">.</text:span><text:s/>Ja niczego nie przesądzam, żeby była jasność<text:span text:style-name="T6484">.</text:span></text:p>
      <text:p text:style-name="P6485"><text:span text:style-name="T6486">W</text:span><text:s/>dokumentacji<text:s/>„okrągłego<text:s/><text:span text:style-name="T6487">stoł</text:span>u”<text:s/>muszą być wszystkie oczywiście sprawozdania z prac zespołu<text:span text:style-name="T6488">.</text:span></text:p>
      <text:p text:style-name="P6489">Natomiast w dokumencie naszego zespołu będzie oczywiście to stanowisko, które b<text:span text:style-name="T6490">ę</text:span>dz<text:span text:style-name="T6491">i</text:span>e nawiązywało do waszego opracowania<text:span text:style-name="T6492">.</text:span></text:p>
      <text:p text:style-name="P6493"><text:span text:style-name="T6494">p</text:span><text:span text:style-name="T6495">.</text:span><text:span text:style-name="T6496"><text:s/>Pi</text:span><text:span text:style-name="T6497">et</text:span><text:span text:style-name="T6498">rzyk</text:span>:</text:p>
      <text:p text:style-name="P6499">Przepraszam bardzo<text:span text:style-name="T6500">.</text:span><text:s/>Bo moje obawy są tego rodzaju, że dobrze sobie zdajemy sprawę, że tych zapisów z poszczególnych zespołów będzie dość dużo, z realizacją może być różnie, i zdajemy sobie sprawę, że jednak to górnictwo to jest bardzo nabrzmiały problem i trzeba by było to rozwiązywać.<text:span text:style-name="T6501">..</text:span></text:p>
      <text:p text:style-name="P6502"><text:span text:style-name="T6503">Prof.<text:s/></text:span><text:span text:style-name="T6504">W</text:span><text:span text:style-name="T6505">ł. Baka</text:span>:</text:p>
      <text:p text:style-name="P6506">Więc proszę być przekonanym, że zapis w ten sposób przyjęty, jak teraz to czynimy, w niczym nie umniejsza rangi<text:span text:style-name="T6507">.</text:span><text:s/>Przeciwnie jest to najbardziej poważne potraktowanie sprawy, jakie może być w tej fazie, w której jesteśmy<text:span text:style-name="T6508">.</text:span></text:p>
      <text:p text:style-name="P6509"><text:span text:style-name="T6510">Przewodnicząc</text:span><text:span text:style-name="T6511">y</text:span>:</text:p>
      <text:p text:style-name="P6512">Pan r<text:span text:style-name="T6513">ed.</text:span><text:s/><text:span text:style-name="T6514">Sz</text:span>warc.</text:p>
      <text:p text:style-name="P6515"><text:span text:style-name="T6516">Karol Szwarc</text:span>:</text:p>
      <text:p text:style-name="P6517">O ile ja zrozumiałem pana Pietrzyka i to co było dyskutowane w czasie opracowania, to panu Pietrzykowi chodzi o to, czy ten tekst będzie integralną częścią tekstu naszego zespołu<text:span text:style-name="T6518">.</text:span></text:p>
      <text:p text:style-name="P6519"><text:span text:style-name="T6520">Prof.<text:s/></text:span><text:span text:style-name="T6521">Wł</text:span><text:span text:style-name="T6522">. Baka</text:span>:</text:p>
      <text:p text:style-name="P6523">Tak.</text:p>
      <text:p text:style-name="P6524"><text:span text:style-name="T6525">Karol Szwarc</text:span>:</text:p>
      <text:p text:style-name="P6526">No to w porządku<text:span text:style-name="T6527">.</text:span></text:p>
      <text:p text:style-name="P6528"><text:span text:style-name="T6529">Prof. Wł. Baka</text:span>:</text:p>
      <text:p text:style-name="P6530">Ten tekst będzie integralną częścią naszego zespołu<text:span text:style-name="T6531">.</text:span><text:s/>Natomiast on się będzie odwoływał do dokumentacji, w której to dokumentacji będą prawdopodobnie dokumenty podz<text:span text:style-name="T6532">es</text:span>połów.</text:p>
      <text:p text:style-name="P6533"><text:span text:style-name="T6534">Przewodniczący</text:span>:</text:p>
      <text:p text:style-name="P6535">Przewodniczący Moric, proszę bardzo<text:span text:style-name="T6536">.</text:span></text:p>
      <text:p text:style-name="P6537"><text:span text:style-name="T6538">Rajmund Moric /</text:span><text:span text:style-name="T6539">O</text:span><text:span text:style-name="T6540">PZZ/</text:span>:</text:p>
      <text:p text:style-name="P6541">Do tego dokumentu mam dwie uwagi. I pierwsza jeżeli można, jest powiedziane w końcowej części tekstu na pierwszej stronie. Jest zapisane<text:s/>„że grupy te do 30 września<text:s/>‘89 r. opracują i przekażą do decyzji...</text:p>
      <text:p text:style-name="P6542"><text:span text:style-name="T6543">Prof. Wł. Baka</text:span>:</text:p>
      <text:p text:style-name="P6544">Nie ma tego j<text:span text:style-name="T6545">es</text:span>t wyrzucone.</text:p>
      <text:p text:style-name="P6546"><text:span text:style-name="T6547">Rajmund Moric</text:span>:</text:p>
      <text:p text:style-name="P6548">Ja mam taki tekst.<text:span text:style-name="T6549">..</text:span></text:p>
      <text:p text:style-name="P6550">/Głos z sali: nie słycha<text:span text:style-name="T6551">ć</text:span>/.</text:p>
      <text:soft-page-break/>
      <text:p text:style-name="P6552"><text:span text:style-name="T6553">Rajmund Moric</text:span>:</text:p>
      <text:p text:style-name="P6554">Przepraszam, nie było mnie w tym czasie..<text:span text:style-name="T6555">.</text:span><text:s/>To jest jedna sprawa.</text:p>
      <text:p text:style-name="P6556">Druga sprawa mam taką propozycję, żeby uhonorować a jednocześnie ten dorobek, który został dokonany w zakresie systemów finansowych, systemów organizacji, który został zrobiony w zespole górniczym, żeby zapisać, że te grupy eksperckie rozpatrzą również materiały ze stolika... zespołu górniczego, że taki zapis się znalazł. To uhonoruje prace tego zespołu i stworzy bazę do pracy tych zespołów.</text:p>
      <text:p text:style-name="P6557"><text:span text:style-name="T6558">Prof. Wł. Baka</text:span>:</text:p>
      <text:p text:style-name="P6559">Tu jest, że uwzgl<text:span text:style-name="T6560">ęd</text:span>n<text:span text:style-name="T6561">ią</text:span><text:s/>dorobek stolika górniczego.<text:span text:style-name="T6562">..</text:span></text:p>
      <text:p text:style-name="P6563"><text:span text:style-name="T6564">Przewodniczący</text:span>:</text:p>
      <text:p text:style-name="P6565">Na bazie, przy uwzgl<text:span text:style-name="T6566">ęd</text:span>ni<text:span text:style-name="T6567">en</text:span>iu dorobku górniczego<text:span text:style-name="T6568">.</text:span>.<text:span text:style-name="T6569">.</text:span></text:p>
      <text:p text:style-name="P6570">Natomiast ja chciałbym tutaj swój stosunek odnieść do tych kwestii, które poruszył pan Szwarc<text:span text:style-name="T6571">.</text:span></text:p>
      <text:p text:style-name="P6572">Otóż ja myślę, że jest jednak bardziej po polsku jeżeli pisze się niezbędne dla całej gospodarki ilości wydobycia węgla. Ponieważ niezbędne zawiera już w sobie element minimum<text:span text:style-name="T6573">.</text:span><text:s/>To jest jedno.</text:p>
      <text:p text:style-name="P6574">Teraz d<text:span text:style-name="T6575">ru</text:span>ga sprawa. Ja uważam, że w jakiejś mierze wydaje mi się, że koledzy z solidarności górniczej, pan Pietrzyk i pan Stawski chyba podzielą ten pogląd, który był wyrażony, że my nie możemy rzeczywiście przesądzać, że każda kopalnia będzie prz<text:span text:style-name="T6576">ed</text:span>siębior<text:span text:style-name="T6577">st</text:span>wem, że kierunek jest taki. Natomiast może<text:s/>się<text:s/>okazać, że to będą 4, 5 kopalnie, to może być kombinat w układzie pionowym<text:span text:style-name="T6578">.</text:span><text:s/>Wobec tego ja bym proponował poszukać zapisu, który by... /pr<text:span text:style-name="T6579">of.</text:span><text:span text:style-name="T6580"><text:s/></text:span><text:span text:style-name="T6581">B</text:span>aka/.</text:p>
      <text:p text:style-name="P6582">/Głos z sali: nie słychać/.</text:p>
      <text:p text:style-name="P6583"><text:span text:style-name="T6584">Prof. W</text:span><text:span text:style-name="T6585">ł.</text:span><text:span text:style-name="T6586"><text:s/>Baka</text:span><text:span text:style-name="T6587">:</text:span></text:p>
      <text:p text:style-name="P6588">Tak. I ostatnia sprawa.<text:span text:style-name="T6589">..</text:span><text:s/>może zatrzym<text:span text:style-name="T6590">aj</text:span>my się przy tej kwestii.</text:p>
      <text:p text:style-name="P6591"><text:span text:style-name="T6592"><text:s text:c="27"/></text:span>:</text:p>
      <text:p text:style-name="P6593">Ja bym proponował panie profesorze, żeby był i wilk syty i owca cała. To znaczy, żeby był i akcent na to, że prz<text:span text:style-name="T6594">ed</text:span>siębiorstwo i nie użyteczności publiczn<text:span text:style-name="T6595">ej</text:span>, i żeby w nawiasie dopisać w wyjątkowych przypadkach kopalnie mogą wchodzić w skład przedsiębiorstw wie<text:span text:style-name="T6596">lo</text:span>zakładowych. I to rozwiąże nam spraw<text:span text:style-name="T6597">ę</text:span>...</text:p>
      <text:p text:style-name="P6598"><text:span text:style-name="T6599">Prof. Wł. Baka</text:span>:</text:p>
      <text:p text:style-name="P6600">Nie... w uzasadnionych przypadkach, a uzasadnienie musi być merytoryczne. Bo co znaczy w wyjątkowych?</text:p>
      <text:p text:style-name="P6601"><text:span text:style-name="T6602"><text:s text:c="27"/></text:span>:</text:p>
      <text:p text:style-name="P6603">No w wyjątkowych i uzasadn<text:span text:style-name="T6604">io</text:span>nych oczywiście wtedy i pana słowo jest i moje panie profesorze.</text:p>
      <text:p text:style-name="P6605"><text:span text:style-name="T6606">Prof.</text:span><text:span text:style-name="T6607"><text:s/>W</text:span><text:span text:style-name="T6608">ł.</text:span><text:span text:style-name="T6609"><text:s/>Baka</text:span>:</text:p>
      <text:p text:style-name="P6610">Może być<text:s/><text:span text:style-name="T6611">w</text:span><text:s/>wyjątkowych<text:s/><text:span text:style-name="T6612">i</text:span><text:s/>uzasadnionych?</text:p>
      <text:p text:style-name="P6613"><text:span text:style-name="T6614">/</text:span>Głos z sali: czy można?/.</text:p>
      <text:p text:style-name="P6615"><text:span text:style-name="T6616">Przewodniczą</text:span><text:span text:style-name="T6617">c</text:span><text:span text:style-name="T6618">y</text:span>:</text:p>
      <text:p text:style-name="P6619">Proszę bardzo minister...</text:p>
      <text:p text:style-name="P6620"><text:span text:style-name="T6621">Min. <text:s text:c="21"/></text:span>:</text:p>
      <text:p text:style-name="P6622"><text:span text:style-name="T6623">W</text:span><text:s/>wyjątkowych i uzasadnionych przypadkach kopalnie mogą wchodzić w skład prz<text:span text:style-name="T6624">ed</text:span>siębiorstw<text:s/><text:soft-page-break/>wi<text:span text:style-name="T6625">eloz</text:span>akładowych.<text:span text:style-name="T6626">..</text:span></text:p>
      <text:p text:style-name="P6627"><text:span text:style-name="T6628">Prof. Wł. Baka</text:span>:</text:p>
      <text:p text:style-name="P6629">To jest prz<text:span text:style-name="T6630">es</text:span>ądzenie, że uzasadnione będzie<text:s/>„wyjątkowe”<text:span text:style-name="T6631">...</text:span></text:p>
      <text:p text:style-name="P6632"><text:span text:style-name="T6633">/</text:span>Głos z sali: czy można?/.</text:p>
      <text:p text:style-name="P6634"><text:span text:style-name="T6635">Przewodniczący</text:span>:</text:p>
      <text:p text:style-name="P6636">Proszę bardzo.</text:p>
      <text:p text:style-name="P6637"><text:span text:style-name="T6638">Min. <text:s text:c="21"/></text:span>:</text:p>
      <text:p text:style-name="P6639">Ja muszę powiedzieć, że j<text:span text:style-name="T6640">es</text:span>tem<text:span text:style-name="T6641"><text:s/></text:span>przerażony tym zapisem.<text:span text:style-name="T6642">..</text:span></text:p>
      <text:p text:style-name="P6643">/Głos z sali: którym?/.</text:p>
      <text:p text:style-name="P6644"><text:span text:style-name="T6645">Min. <text:s text:c="21"/></text:span>:</text:p>
      <text:p text:style-name="P6646">Tym. On nas prowadzi jednak w bardzo duże prawdopodobnie kłopoty energetyczne z węglem po stronie eksportu i po stronie importu. Dlatego zastrzegam sobie sprawę, że ja swoje stanowisko mogę tutaj przedstawić wstępnie<text:span text:style-name="T6647">.</text:span><text:s/>Muszę poinformować moich zwi<text:span text:style-name="T6648">er</text:span>zchników o moich odczuciach, o moich refleksjach na temat tego co tu jest napisane.</text:p>
      <text:p text:style-name="P6649">Natomiast co do tekstu to chciałem powiedzieć co następuje<text:span text:style-name="T6650">.</text:span><text:s/>Podzielam, że powinno się mówić<text:s/><text:span text:style-name="T6651">o</text:span><text:s/>ilościach, a nie o minimum.<text:span text:style-name="T6652">..</text:span></text:p>
      <text:p text:style-name="P6653">/Głos z sali: ale niech pan powie panie ministrze co pana prz<text:span text:style-name="T6654">er</text:span>aża/.</text:p>
      <text:p text:style-name="P6655"><text:span text:style-name="T6656">Min. <text:s text:c="21"/></text:span>:</text:p>
      <text:p text:style-name="P6657">No, właśnie zaraz powiem co mnie przeraża. Po pierwsze przeraża mnie, że było całe sformułowanie... sprowadzano do terminu minimum wydobycia węgla<text:span text:style-name="T6658">...</text:span></text:p>
      <text:p text:style-name="P6659"><text:span text:style-name="T6660">/</text:span>Głos z sal<text:span text:style-name="T6661">i</text:span>: nie słychać/.</text:p>
      <text:p text:style-name="P6662"><text:span text:style-name="T6663">Min. <text:s text:c="21"/></text:span>:</text:p>
      <text:p text:style-name="P6664">Przepraszam, ale ja się odnoszę do tego co było tutaj prz<text:span text:style-name="T6665">edst</text:span>awione. Jest to podejście, które coś z góry przesądza, że tak powiem całe rozumowanie, do którego jeszcze wrócę na drugiej stronie.</text:p>
      <text:p text:style-name="P6666">Druga sprawa ja uważam, że jeśli chodzi o ten akapit o samodzielności, samorządności i sam<text:span text:style-name="T6667">of</text:span>inan<text:span text:style-name="T6668">so</text:span>wania kopalń to trzeba tutaj poda<text:span text:style-name="T6669">ć</text:span><text:s/>tak, jak było w naszej propozycji poprzednio z uwzględnieniem specyfiki górnictwa. To są bardzo specyficzne sprawy jeśli chodzi o górnictwo i nie może być kopalnia przyrównywana do fabryki powiedzmy sob<text:span text:style-name="T6670">i</text:span>e do igieł do maszyn do szycia<text:span text:style-name="T6671">.</text:span></text:p>
      <text:p text:style-name="P6672">Trzecia sprawa mam pytanie. Panowie z<text:s/>„Solidarności”<text:s/>mówili, że jak gdyby pozostajemy w kontrowersji do koncepcji pana ministra<text:s/>Wilczka. A jak panowie sobie wyobrażają realizację koncepcji pana ministra<text:s/>Wilczka w przypadku jeśli np. kopalnia nie będzie mogła s<text:span text:style-name="T6673">i</text:span>ę<text:s/><text:span text:style-name="T6674">sa</text:span>m<text:span text:style-name="T6675">ofin</text:span>an<text:span text:style-name="T6676">so</text:span>wać, a trzeba będzie uzyskać akceptację załogi na jej likwidowanie czy zmodyfikowan<text:span text:style-name="T6677">ie</text:span>.</text:p>
      <text:p text:style-name="P6678">I czwarta sprawa, na drugiej stronie<text:s/><text:span text:style-name="T6679">u</text:span>waża<text:span text:style-name="T6680">m</text:span>, że mówienie, że do 1 stycznia powinna być od 1 stycznia sukcesywnie, a nie raptownie, ra<text:span text:style-name="T6681">cjonaliz</text:span>ować się będzie.<text:s/><text:span text:style-name="T6682">P</text:span>rzede wszystkim chodzi o organiza<text:span text:style-name="T6683">cj</text:span>e wydobycia a nie o ilości. Ilości powinniśmy się starać utrzymać z punktu widzenia ra<text:span text:style-name="T6684">cj</text:span>onalnego możliwie na jak najwyższym poziomie. Natomiast obawiam się, że cała intencja, która s<text:span text:style-name="T6685">i</text:span>ę kr<text:span text:style-name="T6686">yj</text:span>e w tym zapisie prowadzi do drastycznego spadku produkcji węgla i na<text:s/>to<text:s/><text:span text:style-name="T6687">j</text:span>a n<text:span text:style-name="T6688">i</text:span>e mogę<text:s/><text:span text:style-name="T6689">w</text:span><text:s/>tej sprawie z<text:span text:style-name="T6690">aj</text:span>ąć tutaj stanowiska w moj<text:span text:style-name="T6691">e</text:span>j, że tak powiem urzędowej funkcji<text:span text:style-name="T6692">.</text:span></text:p>
      <text:p text:style-name="P6693">Dziękuję.</text:p>
      <text:soft-page-break/>
      <text:p text:style-name="P6694"><text:span text:style-name="T6695">Prof. Wł. Baka</text:span>:</text:p>
      <text:p text:style-name="P6696">Niech pan wyjaśni dlaczego prowadzi do spadku wydobycia?</text:p>
      <text:p text:style-name="P6697"><text:span text:style-name="T6698">Min. <text:s text:c="20"/></text:span>:</text:p>
      <text:p text:style-name="P6699">Dlatego, że było to powiedziane w poprzedniej dyskusji, gdzie się mówi, że jest zagrożenie w tym roku 22 milionów, a w przyszłym roku 31 i to może będzie załatwione jakimiś umowami między min. Wilczkiem a kopalniami. My musimy mieć jeśli chodzi o ilość węgla mniej więcej 100-p<text:span text:style-name="T6700">ro</text:span>ce<text:span text:style-name="T6701">nt</text:span>ową pewność, jaką ilością będziemy rozporządzać przynajmniej do końca roku<text:s/>‘90.</text:p>
      <text:p text:style-name="P6702"><text:span text:style-name="T6703">Pr</text:span><text:span text:style-name="T6704">z</text:span><text:span text:style-name="T6705">ewod</text:span><text:span text:style-name="T6706">n</text:span><text:span text:style-name="T6707">ic</text:span><text:span text:style-name="T6708">zący</text:span>:</text:p>
      <text:p text:style-name="P6709">Pan Mo<text:span text:style-name="T6710">ri</text:span>c.</text:p>
      <text:p text:style-name="P6711"><text:span text:style-name="T6712">Rajmund Moric</text:span>:</text:p>
      <text:p text:style-name="P6713">Mnie pobudziło do zabrania głosu ostatnie wystąpienie pana ministra<text:span text:style-name="T6714">.</text:span></text:p>
      <text:p text:style-name="P6715">W intencji naszej związkowej jest, żeby poziom wydobycia nie był określany na zasadzie potrzeb gospodarki, na zasadzie bilansu. Powiedzmy sobie uczciwie. Tego węgla gdyby była dowolna ilość, będzie go zawsze za mało ponieważ zawsze można go sprzedać w eksporcie opłacalnie. M<text:span text:style-name="T6716">ó</text:span>wienie tutaj, prawda, o jakiejś wielkości wydobycia, ona jakby była największa to będzie do przyjęcia<text:span text:style-name="T6717">.</text:span></text:p>
      <text:p text:style-name="P6718">Natomiast chcę powiedzieć, że w naszej<text:s/><text:span text:style-name="T6719">i</text:span>ntencji było, żeby właśnie wprowadzić mechanizmy gospodarcze, urynkowienie górnictwa, mechanizmy gospodarcze do górnictwa, które by powodowały, że ten poziom wydobycia by wynikał z systemu ekonomicznego z racji ekonomicznych.</text:p>
      <text:p text:style-name="P6720"><text:span text:style-name="T6721">J</text:span>a chcę powiedzieć czy to<text:s/><text:span text:style-name="T6722">j</text:span>est możliwe? Zachodzi<text:span text:style-name="T6723"><text:s/></text:span>pytanie od razu<text:span text:style-name="T6724">.</text:span><text:s/>Ta<text:span text:style-name="T6725">k</text:span><text:s/>jest to możliwe<text:span text:style-name="T6726">.</text:span><text:s/>Ponieważ mamy górnictwo np<text:span text:style-name="T6727">.</text:span><text:s/>miedzi, siarki, które aktualnie pracują w układach trzech S. Poziom wydobycia określa na podstawie warunków systemu ekonomicznego<text:span text:style-name="T6728">.</text:span><text:s/>I funkcjonują, i bardzo dobrze<text:span text:style-name="T6729">.</text:span><text:s/>I właśnie sądzimy<text:span text:style-name="T6730">,<text:s/></text:span>że te mechanizmy wprowadzone<text:s/><text:span text:style-name="T6731">w</text:span><text:s/>górnictwo węgla potrafią raz zra<text:span text:style-name="T6732">cjon</text:span>a<text:span text:style-name="T6733">liz</text:span>ować i zatrudnienie, i wydajność w górnictwie, a jednocześnie optymalnie określić wydobycie według kryteriów ekonomicznych<text:span text:style-name="T6734">.</text:span><text:s/>Dlatego bym się tu z panem ministrem nie zgodził. I bym optował za pozostawieniem tych zapisów<text:span text:style-name="T6735">.</text:span></text:p>
      <text:p text:style-name="P6736"><text:span text:style-name="T6737">Prof. W</text:span><text:span text:style-name="T6738">ł</text:span><text:span text:style-name="T6739">. Baka</text:span>:</text:p>
      <text:p text:style-name="P6740">Ponieważ ja byłem projektodawcą tego zapisu, to miałbym propozycje, żeby teraz m<text:span text:style-name="T6741">etodyczn</text:span>ie po prostu przejść punkt po punkcie, żeby sfinalizować tę robotę ponieważ można jeszcze bardzo długo różne aspekty podnosić uwzględniając wszystkie tutaj uwagi, które tutaj padły.</text:p>
      <text:p text:style-name="P6742">No więc tak zespół rozpatrzył sprawozdanie podzespołu do spraw górnictwa, zapoznano się ze stanem końcowych uzgodnień, a także rozbieżności<text:span text:style-name="T6743">.</text:span><text:s/>Przyjęto zgodność stanowisk w takich sprawach, jak 5-dn<text:span text:style-name="T6744">io</text:span>wy tydzień pracy górników, autentyczna dobrowolność pracy w soboty, sposób wynagradzania górników uwzględniających interesy pracownicze oraz niezbędne dla cech gospodarki ilości wydobycia węgla<text:span text:style-name="T6745">.</text:span><text:s/>Proponuję jednak utrzymać ilości<text:span text:style-name="T6746">.</text:span><text:s/>Ponieważ powiadam niezbędne minimum to jest już dwa grzyby w barszczu<text:span text:style-name="T6747">.</text:span></text:p>
      <text:p text:style-name="P6748">Teraz kolejna kwestia<text:span text:style-name="T6749">.</text:span><text:s/><text:span text:style-name="T6750">T</text:span>utaj brakuje jednakże pewnego akapitu, który ja prosiłem, żeby uwzględnić<text:span text:style-name="T6751">.</text:span><text:s/>Mianowicie ja się tutaj odniosłem do tego, że związki zawodowe wystąpiły w zrozumieniu sytuacji, wystąpiły z tą przejściową koncepcją takiego cza<text:span text:style-name="T6752">s</text:span>u prz<text:span text:style-name="T6753">ej</text:span>ściowego<text:span text:style-name="T6754">.</text:span>..</text:p>
      <text:p text:style-name="P6755"><text:span text:style-name="T6756">/</text:span>Głos z sali: nie słychać/.</text:p>
      <text:p text:style-name="P6757"><text:span text:style-name="T6758">Prof. Wł. Baka</text:span>:</text:p>
      <text:soft-page-break/>
      <text:p text:style-name="P6759">Gdzie j<text:span text:style-name="T6760">est</text:span>?</text:p>
      <text:p text:style-name="P6761"><text:span text:style-name="T6762">/</text:span>Głos z sali: nie słychać/.</text:p>
      <text:p text:style-name="P6763"><text:span text:style-name="T6764">Prof. W</text:span><text:span text:style-name="T6765">ł</text:span><text:span text:style-name="T6766">. Baka</text:span>:</text:p>
      <text:p text:style-name="P6767">Dobrze. Ja nie wiem czy można ten czas przejściowy, czy wyście uzgodnili, że to tylko do 1 stycznia<text:s/>‘90 r<text:span text:style-name="T6768">.</text:span>?</text:p>
      <text:p text:style-name="P6769"><text:span text:style-name="T6770">/</text:span>Głos z sali: tak jest napisane, że do tego czasu/.</text:p>
      <text:p text:style-name="P6771"><text:span text:style-name="T6772">Prof</text:span><text:span text:style-name="T6773">.</text:span><text:span text:style-name="T6774"><text:s/>Wł. Baka</text:span>:</text:p>
      <text:p text:style-name="P6775">Ale czy sądzicie, że to jest ten okres, który może być traktowany jako czas przejściowy? Czy ten czas przejściowy nie musi być dłuższy?</text:p>
      <text:p text:style-name="P6776">/Głos z sali: tak/.</text:p>
      <text:p text:style-name="P6777"><text:span text:style-name="T6778">Prof</text:span><text:span text:style-name="T6779">.</text:span><text:span text:style-name="T6780"><text:s/>Wł. Baka</text:span>:</text:p>
      <text:p text:style-name="P6781">Nie mów<text:s/>„tak”, ja s<text:span text:style-name="T6782">i</text:span>ę pytam kolegów górników.<text:span text:style-name="T6783">..</text:span></text:p>
      <text:p text:style-name="P6784">/Głos z sal<text:span text:style-name="T6785">i</text:span>: myśmy mówili okres przejściowy, zakładaliśmy cały czas do 91 r<text:span text:style-name="T6786">.</text:span><text:s/>we wszystkich dyskusjach, nie do 1 stycznia<text:s/>‘90 r<text:span text:style-name="T6787">.</text:span><text:s/>bo jest to nierealne/.</text:p>
      <text:p text:style-name="P6788"><text:span text:style-name="T6789">Prof. Wł. Baka</text:span>:</text:p>
      <text:p text:style-name="P6790">Dobrze<text:span text:style-name="T6791">.</text:span><text:s/><text:span text:style-name="T6792">D</text:span><text:span text:style-name="T6793">o</text:span><text:span text:style-name="T6794">jd</text:span>z<text:span text:style-name="T6795">i</text:span><text:span text:style-name="T6796">e</text:span>m<text:span text:style-name="T6797">y</text:span><text:s/>do tej sprawy jeszcze na końcu.</text:p>
      <text:p text:style-name="P6798">Zespół uznaje za konieczne przyg<text:span text:style-name="T6799">ot</text:span>owanie koncepcji głębokich zmian systemowych i<text:s/><text:span text:style-name="T6800">or</text:span>gan<text:span text:style-name="T6801">iz</text:span>acyjnych w taki sposób aby pozostawała ona w zgodzie z ideałem... w<text:s/>„nowym ładzie ekonomi<text:span text:style-name="T6802">cz</text:span>nym”. Dobra.</text:p>
      <text:p text:style-name="P6803">Zasady obowiązujące górnictwo powinno uwzględniać z jednej strony fundamentalne dla Polski reformy zasady samodzielności, samorządności i samofinansowania przedsiębiorstw, kopalni<text:span text:style-name="T6804">e</text:span>, a w uzasadnionych przypadkach grupy kopalń, tak bym proponował, prz<text:span text:style-name="T6805">ed</text:span>siębiorstw i w nawiasie - a<text:s/><text:span text:style-name="T6806">w</text:span><text:s/>uzasadnionych przypadkach grupy kopalń, w t<text:span text:style-name="T6807">e</text:span>n sposób mamy po prostu... Ja chciałem, żebyśmy po prostu wyczyścili tekst<text:span text:style-name="T6808">...</text:span></text:p>
      <text:p text:style-name="P6809"><text:span text:style-name="T6810">/</text:span>Głos z sali: czy można?/.</text:p>
      <text:p text:style-name="P6811"><text:span text:style-name="T6812">Prof.<text:s/></text:span><text:span text:style-name="T6813">Wł.</text:span><text:span text:style-name="T6814"><text:s/>Baka</text:span>:</text:p>
      <text:p text:style-name="P6815">Pr<text:span text:style-name="T6816">os</text:span>zę bardzo<text:span text:style-name="T6817">.</text:span></text:p>
      <text:p text:style-name="P6818"><text:span text:style-name="T6819"><text:s text:c="27"/></text:span>:</text:p>
      <text:p text:style-name="P6820">Ja rozu<text:span text:style-name="T6821">m</text:span>iem<text:s/><text:span text:style-name="T6822">i</text:span><text:s/>intencje, i rozumiem racje, ale boję się takiego zapisu. Czy nie należałoby raczej pozostawić ten zapis, jaki jest dodając, że przedsiębiorstwa będą mogły wchodzić na podstawie własnych decyzji do przedsiębiorstw wi<text:span text:style-name="T6823">el</text:span>ozakładowych lub innych organizacji wspólnych. Natomiast nie odbierając im z góry, na początku a priori, że tak powiem możliwości samodzielnego działania. Niech mechanizmy ekonomiczne zadecydują o tych strukturach ponad kopalnianych.</text:p>
      <text:p text:style-name="P6824"><text:span text:style-name="T6825">Prof.<text:s/></text:span><text:span text:style-name="T6826">Wł.</text:span><text:span text:style-name="T6827"><text:s/>Baka</text:span>:</text:p>
      <text:p text:style-name="P6828">Panie profesorze pan wie, że to jest... że to nie jest z punktu widzenia mechanizmów kształtowania się struktur podejście właściwe. Ze względu na to, że pan oczywiście lepiej znacznie zna górnictwo aniżeli ja<text:span text:style-name="T6829">.</text:span><text:s/>Natomiast gdy się popatrzy na struktury, to są bardzo mozaikowate, bardzo zróżnicowane te struktury. Moja idea był<text:span text:style-name="T6830">a</text:span><text:s/>taka, ażeby przyjmując orientację na to by przedsiębiorstwo, by kopalnie uzyskały status jednakże, żeby sprawy decyzyjne, żeby sprawy decyzji o tym pozostawić do tego, kiedy będziemy mieli wyniki tej analizy, kiedy będą wyniki prac.</text:p>
      <text:soft-page-break/>
      <text:p text:style-name="P6831">Natomiast w tej chwili zamykanie s<text:span text:style-name="T6832">i</text:span>ę w stwierdzeniu takim, że kopalnia równa się prz<text:span text:style-name="T6833">ed</text:span>siębiorstwo jest w moim przekonaniu bez podstaw m<text:span text:style-name="T6834">er</text:span>ytorycznych. Przesądzenie, a w każdym razie próba przesądzenia czegoś dość<text:s/><text:span text:style-name="T6835">is</text:span>totnego.<text:s/></text:p>
      <text:p text:style-name="P6836">Ja by<text:span text:style-name="T6837">m</text:span><text:s/>prosił kolegów górników, żeby znaleźli takie<text:s/><text:span text:style-name="T6838">sfo</text:span>rmułowanie, które by oddało intencje, że naszą intencją jest to, ażeby kopalnie były samodzi<text:span text:style-name="T6839">el</text:span>nymi prz<text:span text:style-name="T6840">ed</text:span>siębior<text:span text:style-name="T6841">st</text:span>wami, ale że ostateczne roz<text:span text:style-name="T6842">st</text:span>rzygnięcia powinny tutaj paść na gruncie merytoryczn<text:span text:style-name="T6843">ej</text:span><text:s/>analizy tak, jak ona zostanie przeprowadzona z uwzględni<text:span text:style-name="T6844">en</text:span>iem warunków gospodarki złożem, gospodarki magazynowej, tych<text:s/><text:span text:style-name="T6845">ws</text:span>zystkich powiązań.</text:p>
      <text:p text:style-name="P6846">Ja po prostu uważam, że byłoby bardzo nieodpowi<text:span text:style-name="T6847">ed</text:span>zialne gdybyśmy jako zespół ludzi, którzy mają obowiązek opiera<text:span text:style-name="T6848">ć</text:span><text:s/>się na jakichś podstawach m<text:span text:style-name="T6849">eryt</text:span>orycznych takie przesądzenie dokonali.</text:p>
      <text:p text:style-name="P6850"><text:span text:style-name="T6851">N</text:span>atomias<text:span text:style-name="T6852">t</text:span><text:s/>my możemy wyrazić<text:s/><text:span text:style-name="T6853">i</text:span><text:s/>to było istotą mojego podsumowania, że my wyrażamy intencje, ażeby maksymalnie zbliżyć kopalnie do przedsiębiorstwa, żeby idea przedsiębior<text:span text:style-name="T6854">st</text:span>wo-kopalnia było możliwie szeroko wprowadzana w życie.</text:p>
      <text:p text:style-name="P6855"><text:span text:style-name="T6856">Przewodniczący:</text:span></text:p>
      <text:p text:style-name="P6857">Pan<text:s/><text:span text:style-name="T6858">St</text:span>awski prosił o głos.</text:p>
      <text:p text:style-name="P6859"><text:span text:style-name="T6860"><text:s text:c="27"/></text:span>:</text:p>
      <text:p text:style-name="P6861">Do tego co powiedział pan profesor Mujż<text:span text:style-name="T6862">e</text:span>l. Ja wyjdę może od czegoś innego.</text:p>
      <text:p text:style-name="P6863">Otóż teraz dość powszechnie krytykuje<text:s/><text:span text:style-name="T6864">s</text:span>ię zjawisko, które jest rzeczywiście nagminne, że zlikwidowane zrzeszenia raptem dziwnym trafem zaczynają się wiązać w spółki i właściwie zachowana jest ta sama forma.</text:p>
      <text:p text:style-name="P6865">Ja my<text:span text:style-name="T6866">ś</text:span>lę tak, że jeżeli rzeczywiście mają być powołane dwa zespo<text:span text:style-name="T6867">ł</text:span>y eksperckie. Jeżeli tak duże znaczenie tym zespołom powierza stół gospodarki<text:s/><text:span text:style-name="T6868">i</text:span><text:s/>polityki społecznej, to nie przesądzajmy wyników prac tego zespołu. To znaczy wrócę do tego co powi<text:span text:style-name="T6869">ed</text:span>ziałem.</text:p>
      <text:p text:style-name="P6870">Jeżeli przesądzimy tutaj,<text:s/><text:span text:style-name="T6871">ż</text:span>e wszystkie 72 kopalnie w Polsce są prz<text:span text:style-name="T6872">ed</text:span>siębiorstwami zgodnie z obowiązującym prawem, prawem, które będzie nowelizowane, to dajmy sobie spokój z pracami ekspertów<text:span text:style-name="T6873">.</text:span><text:s/>Bo koncepcja właściwie została zarysowana jako taka<text:span text:style-name="T6874">.</text:span><text:s/>Zróbmy prz<text:span text:style-name="T6875">ed</text:span>siębiorstwa niech one si<text:span text:style-name="T6876">ę</text:span><text:s/>łączą<text:span text:style-name="T6877">.<text:s/></text:span>Więc po co w takim razie te dwa zespoły? Po co im odbiera<text:span text:style-name="T6878">ć<text:s/></text:span>prawo od prz<text:span text:style-name="T6879">ed</text:span>stawienia propozycji kształtowania polskiego górnictwa w sposób ra<text:span text:style-name="T6880">cj</text:span>onalny, w sposób zgodny z wymogami ekonomii<text:span text:style-name="T6881">.</text:span></text:p>
      <text:p text:style-name="P6882">Dziękuję<text:span text:style-name="T6883">.</text:span></text:p>
      <text:p text:style-name="P6884"><text:span text:style-name="T6885">Prof. W</text:span><text:span text:style-name="T6886">ł</text:span><text:span text:style-name="T6887">. Baka</text:span>:</text:p>
      <text:p text:style-name="P6888">Dobrze<text:span text:style-name="T6889">...</text:span><text:s/>pan Stawski prosił o głos. Intencja jest znana, chodzi o meritum.</text:p>
      <text:p text:style-name="P6890"><text:span text:style-name="T6891">Grzegorz Stawski</text:span>:</text:p>
      <text:p text:style-name="P6892"><text:span text:style-name="T6893">J</text:span>a tutaj pozwol<text:span text:style-name="T6894">ę</text:span><text:s/>sobie zacytować nasz tekst i tutaj jest takie stanowisko<text:span text:style-name="T6895">.</text:span><text:s/>Powstałe w ten<text:s/>sposób<text:s/>prz<text:span text:style-name="T6896">ed</text:span>siębior<text:span text:style-name="T6897">st</text:span>wa - mówię o samodzielnych przedsiębiorstwach - mogą zachować możliwość współpracy na zasadach dobrowolnych umów i porozumień z tym, że nie może to prowadzić do nadrzędności adm<text:span text:style-name="T6898">inis</text:span>tracyjn<text:span text:style-name="T6899">ej</text:span><text:s/>i powstawania struktur monopol<text:span text:style-name="T6900">i</text:span>stycznych<text:span text:style-name="T6901">.</text:span></text:p>
      <text:p text:style-name="P6902">To nasze zastrzeżenie do tego tekstu i praktycznie wprowadzenie tego<text:s/><text:span text:style-name="T6903">sf</text:span>ormułowania jako przeds<text:span text:style-name="T6904">ię</text:span>biorstw, byłoby jak gdyby taką obroną przed admin<text:span text:style-name="T6905">is</text:span>tracyjnym nakazem łączenia się tych zakładów w prz<text:span text:style-name="T6906">ed</text:span>siębiorstwa wi<text:span text:style-name="T6907">el</text:span>ozakładowe<text:span text:style-name="T6908">.<text:s/></text:span>Żeby to wynikało rzeczywiście z autentycznych potrzeb. Ze wspólnoty interesów tych przedsiębiorstw.</text:p>
      <text:soft-page-break/>
      <text:p text:style-name="P6909">Więc my nie stoimy na stanowisku sztywnym, że kopalnia musi być tylko i wyłącznie jedną kopalnią w przedsiębiorstwie<text:span text:style-name="T6910">.</text:span><text:s/>Może rzeczywiście, ale zostawmy to grze takiej<text:s/>o jaką tu<text:s/><text:span text:style-name="T6911">w</text:span><text:s/>tej chwili chodzi<text:span text:style-name="T6912">.</text:span><text:s/>Zostawmy to, tak jak zapisaliśmy, ja to przeczytałem w tej chwili w tekście i takie jest właściwie nasze stanowisko<text:span text:style-name="T6913">.</text:span></text:p>
      <text:p text:style-name="P6914"><text:span text:style-name="T6915">Przewodniczący</text:span>:</text:p>
      <text:p text:style-name="P6916">Pan Wieczorek.</text:p>
      <text:p text:style-name="P6917"><text:span text:style-name="T6918">Andrzej Wieczorek</text:span>:</text:p>
      <text:p text:style-name="P6919">Ja mam tutaj taką propozycję,<text:s/><text:span text:style-name="T6920">żeb</text:span>yśmy może wrócili do tej koncepcji, jaką przedstawił dr Bugaj<text:span text:style-name="T6921">.</text:span><text:s/>Moim zdaniem ten zapis był całkiem niezły i bardzo ważne jest... może autor przypomni..<text:span text:style-name="T6922">.</text:span></text:p>
      <text:p text:style-name="P6923"><text:span text:style-name="T6924">Ryszard Bugaj</text:span>:</text:p>
      <text:p text:style-name="P6925">Zakładający regułę i możliwość odstępstwa w pewnych ekstra sytuacjach od tej reguły, ale ukierunkowujący. Jest rzeczą nie bez znaczenia czy jesteśmy tutaj zgodni generalnie rzecz biorąc w tej sprawie, że kopalnie w zasadzie powinny być przedsiębiorstwami czy nie. Wydaje mi się, że to bardzo ważne ż<text:span text:style-name="T6926">eb</text:span>yśmy w tej sprawie byli zgodni.<text:s/><text:span text:style-name="T6927">I</text:span><text:s/>żeby nie były prz<text:span text:style-name="T6928">ed</text:span>siębior<text:span text:style-name="T6929">st</text:span>wami użyteczności publicznej oczywiście. No, bo co to jest za instytucja kopalnia jako przedsiębiorstwo użyteczności publicznej? Jest to twór przedziwny.</text:p>
      <text:p text:style-name="P6930"><text:span text:style-name="T6931">Przewodniczący</text:span>:</text:p>
      <text:p text:style-name="P6932">Pan Mo<text:span text:style-name="T6933">ri</text:span>c<text:span text:style-name="T6934">.</text:span></text:p>
      <text:p text:style-name="P6935"><text:span text:style-name="T6936">Rajmund Moric</text:span>:</text:p>
      <text:p text:style-name="P6937">Nie, w pierwszej kolejności pan...</text:p>
      <text:p text:style-name="P6938"><text:span text:style-name="T6939">Przewodniczący</text:span><text:span text:style-name="T6940">:</text:span></text:p>
      <text:p text:style-name="P6941">Przepraszam, pan...</text:p>
      <text:p text:style-name="P6942"><text:span text:style-name="T6943">Edward Puszczewic</text:span><text:span text:style-name="T6944">z</text:span><text:span text:style-name="T6945">:</text:span></text:p>
      <text:p text:style-name="P6946">Ja myślę, że ponieważ ten akapit ukierunkow<text:span text:style-name="T6947">uj</text:span>e do przygotowania głębokich koncepcji systemowych i organ<text:span text:style-name="T6948">iz</text:span>acyjnych<text:span text:style-name="T6949">.</text:span><text:s/>Najprostszym byłby zapis, który by nie przesądzał, niech te zespoły przesądzają, by on brzmiał tak jak był dyskutowany na grupie redakcyjnej i uzgodniony był ze wszystkimi.<text:s/><text:span text:style-name="T6950">„</text:span>Zasady obowiązujące górnictwo powinny uwzględniać z jednej strony fundamentalne dla polskiej reformy zasady samodzielności<text:s/><text:span text:style-name="T6951">i</text:span><text:s/>samorządności, i samofinansowania kopalń zaś z drugiej ich właściwości geologiczne i techniczne, wymagania prawa górniczego, a zwłaszcza w zakresie b<text:span text:style-name="T6952">ez</text:span>pieczeństwa pracy.<text:s/><text:span text:style-name="T6953">I</text:span><text:s/>te zespoły niech przesądzą o tej naszej dyskusji, którą tutaj prowadzimy, a nie zawierajmy tego od razu w tekście<text:span text:style-name="T6954">.</text:span><text:s/>I to było uzgodnione na zespole. Natom<text:span text:style-name="T6955">i</text:span>ast później znalazło się w tekście trudno mi powiedzieć jakim sposobem, chochlik drukarski.</text:p>
      <text:p text:style-name="P6956"><text:span text:style-name="T6957">D</text:span>ziękuję bardzo.</text:p>
      <text:p text:style-name="P6958"><text:span text:style-name="T6959">Prof. Wł. Baka</text:span>:</text:p>
      <text:p text:style-name="P6960">To może napi<text:span text:style-name="T6961">sz</text:span>emy tak<text:s/><text:span text:style-name="T6962">„</text:span><text:span text:style-name="T6963">Z</text:span>asady obowiązywania górnictwa<text:span text:style-name="T6964">...</text:span><text:s/>/za szybko mówca mówi/.</text:p>
      <text:p text:style-name="P6965">Zaś<text:s/><text:span text:style-name="T6966">z</text:span><text:s/>drugiej strony ich właściwości geologiczne i techniczne wymagania prawa górniczego zwłaszcza w zakresie b<text:span text:style-name="T6967">ez</text:span>pieczeństwa pracy. To jest uzgodnione i to trzeba szanować. Natomiast prawa, że konkretne rozstrzygnięcia powinny być podjęte po zakończeniu prac zespołów, o których mowa w ostatniej części stanowiska<text:span text:style-name="T6968">.</text:span></text:p>
      <text:p text:style-name="P6969"><text:span text:style-name="T6970">Przewodniczący</text:span>:</text:p>
      <text:soft-page-break/>
      <text:p text:style-name="P6971">Pr<text:span text:style-name="T6972">oszę</text:span><text:s/>bardzo.</text:p>
      <text:p text:style-name="P6973"><text:span text:style-name="T6974">Andrzej Miłkowski</text:span>:</text:p>
      <text:p text:style-name="P6975">Proszę<text:s/>państwa, o co tutaj właściwie idzie dyskusja? Chodzi po prostu o to, żeby górnictwo mogło wejść w nowy ład ekonomiczny to jest jedna koncepcja, a druga koncepcja, żeby pod hasłem<text:s/>„Nowy ład ekonomiczny”<text:span text:style-name="T6976"><text:s/></text:span>utrzymać stare struktury. W całym kraju tak się dzieje, we wszystkich branżach. No nie oszukujmy się panowie. Przecież ja naprawdę znam tą szczerość, z samego resortu hutnictwa chociażby. I wszędzie się kombinuje na różny sposób spółki, nie spółki wszystko. Nawet w górnictwie można by jakąś wspólnotę pod wezwaniem św. Barbary powołać byle rządz<text:span text:style-name="T6977">i</text:span>ć. Powiedzmy to sobie w końcu szczerze, bo szkoda czasu<text:span text:style-name="T6978">.</text:span><text:s/><text:span text:style-name="T6979">A</text:span><text:s/>nam chodzi o tego rodzaju zapis, żeby takie wolty były po prostu niemoż<text:span text:style-name="T6980">li</text:span>we.</text:p>
      <text:p text:style-name="P6981">Dziękuję.</text:p>
      <text:p text:style-name="P6982"><text:span text:style-name="T6983">Przewodniczący</text:span>:</text:p>
      <text:p text:style-name="P6984"><text:span text:style-name="T6985">P</text:span>an Pi<text:span text:style-name="T6986">et</text:span>rzyk.</text:p>
      <text:p text:style-name="P6987"><text:span text:style-name="T6988">Prof. Wł</text:span><text:span text:style-name="T6989">.</text:span><text:span text:style-name="T6990"><text:s/>Baka</text:span>:</text:p>
      <text:p text:style-name="P6991">Ja proponowałbym już konkretną redakcję ponieważ tutaj chodzi o konkretną redakcję, a nie o popisy dewiacji..<text:span text:style-name="T6992">.</text:span></text:p>
      <text:p text:style-name="P6993"><text:span text:style-name="T6994">/</text:span>Głos z sali: nie słychać/.</text:p>
      <text:p text:style-name="P6995"><text:span text:style-name="T6996">G</text:span><text:span text:style-name="T6997">rzegorz Stawski</text:span>:</text:p>
      <text:p text:style-name="P6998">Panie współprz<text:span text:style-name="T6999">e</text:span>w<text:span text:style-name="T7000">od</text:span>ni<text:span text:style-name="T7001">cz</text:span>ący to po co był zesp<text:span text:style-name="T7002">ó</text:span>ł górniczy?</text:p>
      <text:p text:style-name="P7003">/Głos z sali: to jest odpowiedź<text:span text:style-name="T7004">/</text:span>.</text:p>
      <text:p text:style-name="P7005"><text:span text:style-name="T7006">Grzegorz Stawski</text:span>:</text:p>
      <text:p text:style-name="P7007">Panie prof<text:span text:style-name="T7008">es</text:span>orze mam propozycję zapisu. Po tych słowach<text:s/>„zasady samodzielności, samorządności i samofinansowania kopalń bez statusu prz<text:span text:style-name="T7009">ed</text:span>siębiorstw użyteczności publiczn<text:span text:style-name="T7010">ej</text:span>.<text:span text:style-name="T7011">..</text:span></text:p>
      <text:p text:style-name="P7012"><text:span text:style-name="T7013"><text:s text:c="27"/></text:span>:</text:p>
      <text:p text:style-name="P7014">Nie, to w ogóle nic wchodzi w rachubę, jako rozwiązanie.<text:span text:style-name="T7015">..</text:span></text:p>
      <text:p text:style-name="P7016">/Głos z sali: nie słychać/.</text:p>
      <text:p text:style-name="P7017"><text:span text:style-name="T7018">Prof. Wł. Baka</text:span>:</text:p>
      <text:p text:style-name="P7019">Jest to słowo w kontekście kopalni.</text:p>
      <text:p text:style-name="P7020"><text:span text:style-name="T7021"><text:s text:c="27"/></text:span>:</text:p>
      <text:p text:style-name="P7022">Natomiast ja mam jedno pytanie panowie.<text:s/><text:span text:style-name="T7023">Ta</text:span>k dobrze dyskutujecie, ja nie wiem może prymitywny finansista, ale chciałbym wiedzieć czy panowie sobie wyobrażają jaka część kopalń nawet przy rynkowych cenach będzie miała zdolność do samodzi<text:span text:style-name="T7024">el</text:span>nego inwestowania w rozbudowę poziomów, jaki bank da kredyt?</text:p>
      <text:p text:style-name="P7025">Panowie z górnictwa wiecie jakie to są koszty.</text:p>
      <text:p text:style-name="P7026"><text:span text:style-name="T7027">P</text:span><text:span text:style-name="T7028">r</text:span><text:span text:style-name="T7029">o</text:span><text:span text:style-name="T7030">f.</text:span><text:span text:style-name="T7031"><text:s/>Wł. B</text:span><text:span text:style-name="T7032">a</text:span><text:span text:style-name="T7033">ka</text:span>:</text:p>
      <text:p text:style-name="P7034">Ja bym proponował, ż<text:span text:style-name="T7035">eb</text:span>yśmy się trzymali pewnej idei, którą tutaj wysunęliśmy. Mianowicie, że nasza orientacja jest orientacją na to, żeby jak najbardziej zapewnić tożsamość kopalnia - przedsiębiorstwo. Wiemy, że jest to w wielu przypadkach nieuzasadnione, niera<text:span text:style-name="T7036">cj</text:span>onalne.</text:p>
      <text:p text:style-name="P7037">Wiemy, o tym, że mamy zbyt mało danych w tej chwili, ażeby przesądzać j<text:span text:style-name="T7038">ed</text:span>noznacznym zapisem i zamykać drogę można powiedzieć dla przedłożenia propozycji tym zespołom alternatywnym, także<text:s/><text:soft-page-break/>zespołom dla konkretnego rozwiązania<text:span text:style-name="T7039">.</text:span></text:p>
      <text:p text:style-name="P7040">Dlatego ja proponuję po prostu, że zasady obowiązujące górnictwo powinny uwzględniać z jednej strony fundamentalne dla polskiej r<text:span text:style-name="T7041">ef</text:span>ormy zasady samodzi<text:span text:style-name="T7042">el</text:span>ności, samofinansowania kopal<text:span text:style-name="T7043">ń</text:span>, zaś z drugiej właściwości geologiczne, prawa górniczego zwłaszcza w zakresie bezpieczeństwa pracy. I konkretne struktury organ<text:span text:style-name="T7044">iz</text:span>acyjne powinny być określone na gruncie i tutaj trzeba by po porostu nasze odniesienie się<text:span text:style-name="T7045">.</text:span>.. nasze odesłanie<text:s/><text:span text:style-name="T7046">t</text:span>ej sprawy do t<text:span text:style-name="T7047">y</text:span>ch zespołów.</text:p>
      <text:p text:style-name="P7048">/Głos z sali: ja mam pytanie jeśli pan przewodn<text:span text:style-name="T7049">ic</text:span>zący pozwoli/.</text:p>
      <text:p text:style-name="P7050"><text:span text:style-name="T7051">Przewod</text:span><text:span text:style-name="T7052">n</text:span><text:span text:style-name="T7053">icz</text:span><text:span text:style-name="T7054">ąc</text:span><text:span text:style-name="T7055">y</text:span><text:span text:style-name="T7056">:</text:span></text:p>
      <text:p text:style-name="P7057">Proszę bardzo.</text:p>
      <text:p text:style-name="P7058"><text:span text:style-name="T7059"><text:s text:c="27"/></text:span>:</text:p>
      <text:p text:style-name="P7060">Nie proponujemy, żeby to była reguła bezwyjątkowa. Natomiast taki zapis może doprowadzić czytając go literalnie, właściwie może doprowadzić do takiej interpr<text:span text:style-name="T7061">et</text:span>a<text:span text:style-name="T7062">cj</text:span>i, o której niestety mówił tu pan Miłkowski.</text:p>
      <text:p text:style-name="P7063"><text:span text:style-name="T7064">Prof. Wł. Baka</text:span>:</text:p>
      <text:p text:style-name="P7065">Dobra. Tylko wy musicie jedno zrozumie<text:span text:style-name="T7066">ć</text:span>. Ja jestem odpowiedzialny za to co ja podpisuję, a to stanowisko ja będę podpisywał. Bo tamtego raportu ja nie zmieniam ani litery w waszym raporcie. Ja go nie podpisuję, wy go przyjmujecie, wy za niego odpowiadacie.</text:p>
      <text:p text:style-name="P7067"><text:span text:style-name="T7068">J</text:span>a natomiast to podpisuję<text:span text:style-name="T7069">.</text:span><text:s/><text:span text:style-name="T7070">I</text:span><text:s/>teraz we<text:span text:style-name="T7071">ź</text:span>cie naszą sytuację współprzewodniczących, a także wielu ludzi, którzy się tu znajdują, którzy nie mają wcale przesłanek merytorycznych co do tego, ażeby swoim podpisem jednoznacznie przesądzać, jak to ma wyglądać. To byłby czysty woluntaryzm. My możemy natomiast zrobić coś innego. Możemy określić kierunek natomiast odwołać się do tych zespołów, które pracują nad systemem ekonomi<text:span text:style-name="T7072">cz</text:span>no-finansowym, mówił minister przed chwilą, że przecież to musi być w tym kontekście rozpatrywane. Zespołów, które b<text:span text:style-name="T7073">ę</text:span>dą jednocześnie tworzyły... projektowały struktury organ<text:span text:style-name="T7074">iz</text:span>acyjne. I my nadajemy tylko kierunek, żeby w sposób maksymalny i dlatego musicie zrozumieć naszą obawę przed podpisywaniem dokumentu, za którym nie stoi nasza wiedza i który byłby wyrazem naszej chyba także arogancji.</text:p>
      <text:p text:style-name="P7075"><text:span text:style-name="T7076">Przewodniczący</text:span>:</text:p>
      <text:p text:style-name="P7077">Panie profesorze ja się tutaj włączę<text:span text:style-name="T7078">.</text:span><text:s/>Myśmy tutaj postanowili wspólnie właśnie dlatego, żeby uniknąć woluntaryzmu, że będą dwa zespoły. J<text:span text:style-name="T7079">ed</text:span>en, który już jest, który pracuje pod kierunkiem i na zlecenie Wspólnoty W<text:span text:style-name="T7080">ę</text:span>glowej, a drugi, który ma być powołany przez zwi<text:span text:style-name="T7081">ą</text:span>zki zawodowe. W<text:span text:style-name="T7082">i</text:span>ę<text:span text:style-name="T7083">c</text:span><text:s/>nie ma obawy, żeby ten zespół powołany przez związki zawodowe był zespołem nieobiektywnym.</text:p>
      <text:p text:style-name="P7084">/Głos z sali: czy można mieć pytanie formalne?/.</text:p>
      <text:p text:style-name="P7085"><text:span text:style-name="T7086">Przewodniczący</text:span>:</text:p>
      <text:p text:style-name="P7087">Proszę bardzo.</text:p>
      <text:p text:style-name="P7088"><text:span text:style-name="T7089"><text:s text:c="27"/></text:span>:</text:p>
      <text:p text:style-name="P7090">Jaki tekst był uzgodniony za nim panowie przyszli na salę?</text:p>
      <text:p text:style-name="P7091"><text:span text:style-name="T7092"><text:s text:c="27"/></text:span>:</text:p>
      <text:p text:style-name="P7093">Tek<text:span text:style-name="T7094">st</text:span><text:s/>przed przyjściem na salę brzmiał tak, jak go od<text:span text:style-name="T7095">cz</text:span>ytywałem.<text:s/><text:span text:style-name="T7096">„</text:span>Zasady obowiązujące górnictwo powinny uwzględniać z jednej strony fundam<text:span text:style-name="T7097">en</text:span>talne dla polskiej reformy zasady samodzi<text:span text:style-name="T7098">el</text:span>ności, samorządności i sam<text:span text:style-name="T7099">of</text:span>inansowania kopalń, zaś z drugiej<text:s/><text:span text:style-name="T7100">i</text:span>ch właściwości geologiczne i techniczne,<text:s/><text:soft-page-break/>wymagania pr<text:span text:style-name="T7101">a</text:span>wa górniczego, a zwłaszcza w zakresie b<text:span text:style-name="T7102">ez</text:span>pi<text:span text:style-name="T7103">ec</text:span>zeń<text:span text:style-name="T7104">st</text:span>wa prac<text:span text:style-name="T7105">y</text:span>.</text:p>
      <text:p text:style-name="P7106"><text:span text:style-name="T7107"><text:s text:c="27"/></text:span>:</text:p>
      <text:p text:style-name="P7108">To ja proponuję<text:span text:style-name="T7109">...</text:span><text:s/>tekście, który uzgodniła grupa ekspertów. Jest zgoda?</text:p>
      <text:p text:style-name="P7110"><text:span text:style-name="T7111">Prof. Wł. Baka</text:span>:</text:p>
      <text:p text:style-name="P7112">Nie ma, rzeczywiście, że nie ma. To wiecie co, to ja<text:s/>zm<text:span text:style-name="T7113">i</text:span>enię<text:s/>swoją redakcję wobec tego stanowiska i w ogóle odeślemy wszystko do tych ekspertów, do tej grupy, tylko zapiszemy w ten sposób, że<text:s/><text:span text:style-name="T7114">“</text:span>zespół uważa za celowe powołanie dwóch grup krajowych eksperckich, j<text:span text:style-name="T7115">ed</text:span>nej przez admin<text:span text:style-name="T7116">ist</text:span>ra<text:span text:style-name="T7117">cj</text:span>e, drugiej prz<text:span text:style-name="T7118">ez</text:span><text:s/>związki zawodowe. Grupy te<text:span text:style-name="T7119">.</text:span>.. itd. To znaczy będzie w ten sposób, że wy<text:span text:style-name="T7120">el</text:span>iminujemy po prostu te wszystkie merytoryczne elementy stanowiska, powiemy tylko, że przyjęliśmy tylko sprawozdanie z<text:s/><text:span text:style-name="T7121">i</text:span>ch rozbieżnościami i uzgodnieniami, żeśmy się zapoznali, że nie uzgodniliśmy można powi<text:span text:style-name="T7122">ed</text:span>zieć, nie mogliśmy dokonać żadnych przesądzeń. Natomiast uważamy, że potrzebne jest powołanie tych grup ekspertów<text:s/><text:span text:style-name="T7123">i</text:span><text:s/>konsultacja z Bankiem Światowym, konsultacja z tymi wszystkimi, określenie terminów do 30 września i to będzie cały nasz dorobek<text:span text:style-name="T7124">.</text:span><text:s/><text:span text:style-name="T7125">I</text:span><text:s/>wtedy z czystym sumieniem my to możemy<text:s/><text:span text:style-name="T7126">p</text:span>odpisać.</text:p>
      <text:p text:style-name="P7127">A te zespoły ekspertów i związkowy zespół, i ten rządowy zespół, PTE-k<text:span text:style-name="T7128">i</text:span><text:s/>zespół i eksperci zagraniczni niech się wypowiedzą, czy to może być grupa kopalń, czy może to być pojedyncza kopalnia, czy to ma być taki system ekonomiczny czy inny sy<text:span text:style-name="T7129">s</text:span>te<text:span text:style-name="T7130">m</text:span><text:s/>ekonomiczny. Natomiast wychodzimy naprzeciw związkom<text:s/><text:span text:style-name="T7131">i</text:span><text:s/>jednym chyba, i drugim w ten sposób, że kierujemy inicjatywę czy zalecenie, ażeby powołano alternatywny zespół ekspertów, żeby konsultowano z doświadcz<text:span text:style-name="T7132">en</text:span>iami zagranicznymi i wreszcie stawiając mobilizujące terminy.</text:p>
      <text:p text:style-name="P7133">Pierwszy termin, że do 30 września musi być sprawa przygotowana. I że proces przebudowy systemowej musi się r<text:span text:style-name="T7134">o</text:span>zpocząć od 1 stycznia 1990 r.</text:p>
      <text:p text:style-name="P7135">Ja modyfikuję swoją propozycję panie przewodniczący w świetle można powiedzieć kontrowersji jakie wystąpiły i sądzę, że to będzie bardziej adekwatne do naszych możliwości<text:s/><text:span text:style-name="T7136">i</text:span>ntelektualnych, do naszych znajomości specyfiki górnictwa, ja chcę jednak pojechać na Śląsk, natomiast jak ja podpiszę coś takiego, co by wskazywało, że jestem kompletnym ignorantem może mi to kawałek<text:s/><text:span text:style-name="T7137">ł</text:span>adnej Polski można powiedzieć wybrać z wycieczek, z wyjazdów służbowych<text:span text:style-name="T7138">/</text:span><text:s/>To jest formalny mój wniosek. Wersja druga zmodyfikowana po głębszym namyśle i w świetle dyskusji, jaka tutaj wystąpiła.</text:p>
      <text:p text:style-name="P7139"><text:span text:style-name="T7140">Przewodnicząc</text:span><text:span text:style-name="T7141">y</text:span>:</text:p>
      <text:p text:style-name="P7142">Czy ktoś chciałby jeszcze zabrać głos w dyskusji? Pan Pi<text:span text:style-name="T7143">et</text:span>rzyk.</text:p>
      <text:p text:style-name="P7144"><text:span text:style-name="T7145">p. Pi</text:span><text:span text:style-name="T7146">et</text:span><text:span text:style-name="T7147">rzy</text:span><text:span text:style-name="T7148">k</text:span>:</text:p>
      <text:p text:style-name="P7149">Ja<text:s/><text:span text:style-name="T7150">st</text:span>awiam wniosek formalny i powracam do tego co już poprzednio mówiłem, żeby jednak ten tekst znalazł się w części dokumentu zespołu d<text:span text:style-name="T7151">o</text:span><text:s/>spraw gospodarki i polityki społecznej. Jednak pomimo wszystko<text:span text:style-name="T7152">.</text:span></text:p>
      <text:p text:style-name="P7153"><text:span text:style-name="T7154">Prof. W</text:span><text:span text:style-name="T7155">ł</text:span><text:span text:style-name="T7156">. Baka</text:span>:</text:p>
      <text:p text:style-name="P7157">Dobrze...</text:p>
      <text:p text:style-name="P7158"><text:span text:style-name="T7159">Przewodniczący</text:span>:</text:p>
      <text:p text:style-name="P7160">Który tekst, bo przecież każdy<text:s/><text:span text:style-name="T7161">t</text:span>ekst się znajdzie.<text:span text:style-name="T7162">..</text:span></text:p>
      <text:p text:style-name="P7163"><text:span text:style-name="T7164">p. Pietrzyk</text:span>:</text:p>
      <text:p text:style-name="P7165">Który będzie przyjęty przez nas tu<text:s/>wspólnie, w części dotyczącej górnictwa.</text:p>
      <text:soft-page-break/>
      <text:p text:style-name="P7166"><text:span text:style-name="T7167">Prof.<text:s/></text:span><text:span text:style-name="T7168">Wł.</text:span><text:span text:style-name="T7169"><text:s/>Baka:</text:span></text:p>
      <text:p text:style-name="P7170">Tak, ja rozumiem, oczywiście to będzie włączone do tekstu integralnego, który będzie prezentowany w dokumencie pt<text:span text:style-name="T7171">.</text:span><text:s/>stanowisko czy... nie wiem jaki będzie tytuł, w tym dokumencie, który przygotuje nasz zespół. Zespół do spraw<text:s/>Gospodarki i<text:s/>Polityki<text:s/>Społecznej.</text:p>
      <text:p text:style-name="P7172"><text:span text:style-name="T7173">/</text:span>Głos z sali: nie słychać/.</text:p>
      <text:p text:style-name="P7174"><text:span text:style-name="T7175">Pr</text:span><text:span text:style-name="T7176">o</text:span><text:span text:style-name="T7177">f. Wł. Baka:</text:span></text:p>
      <text:p text:style-name="P7178">Nie, on będzie włączony do taki<text:span text:style-name="T7179">e</text:span>go fragmentu, w którym b<text:span text:style-name="T7180">ę</text:span>dziemy relacjonować nasz stosunek do wyników prac poszczególnych podzespołów.</text:p>
      <text:p text:style-name="P7181">Tak sobie ja wy<text:span text:style-name="T7182">ob</text:span>rażam, taką stawiam propozycję. I moja propozycja jest następująca teraz<text:span text:style-name="T7183">.</text:span><text:s/>Ponieważ zgłosiliśmy tam pewne propozycje dotyczące służby zdrowia, pewne propozycje dotyczące ekologii żeśmy zgłosili, pewną generalną zasadę rolnictwa, pewną generalną zasadę, żeśmy zgłosili jeżeli chodzi o n<text:span text:style-name="T7184">i</text:span>eprzekraczalność wielkości nakładów inwestycyjnych i jutro przedstawimy odpowiedni zapis w tym względzie.</text:p>
      <text:p text:style-name="P7185">Natomiast je<text:span text:style-name="T7186">ś</text:span>li chodzi o... w tej chwili kontrowersyjnie dyskutowane sprawy, ponieważ nie możemy dojść do ładu. Myślałem, że to pójdzie lepiej, łatwiej, ale skoro tak, to musimy konstatować fakty tak jak one są. I piszemy tak - zespół rozpatrzył sprawozdanie zespołu do spraw górnictwa zapoznając się ze stanem końcowych uzgodnień, a także rozbieżności.</text:p>
      <text:p text:style-name="P7187">Przyjęto zgodność stanowisk w takich sprawach, jak 5-dniowy tydzień pracy górników, autentycznej dobrowolności pracy w soboty, sposobów wynagradzania górników uwzględniających interesy pracownicze oraz niezb<text:span text:style-name="T7188">ę</text:span>dne dla całej gospodarki ilośc<text:span text:style-name="T7189">i</text:span><text:s/>wydobycia węgla.</text:p>
      <text:p text:style-name="P7190"><text:span text:style-name="T7191">W</text:span><text:s/>związku<text:s/><text:span text:style-name="T7192">z</text:span><text:s/>wy<text:span text:style-name="T7193">st</text:span>ępującymi rozbieżnościami zespół uważa za celowe powołanie dwóch grup<text:s/><text:span text:style-name="T7194">k</text:span>ra<text:span text:style-name="T7195">jo</text:span>wych, <text:s/>eksperckich grup<text:span text:style-name="T7196">.</text:span><text:s/>Jednej powołanej przez administra<text:span text:style-name="T7197">cj</text:span>ę gospodarczą, drugiej przez związki zawodowe<text:span text:style-name="T7198">.</text:span></text:p>
      <text:p text:style-name="P7199">Grupy te do 30 wrz<text:span text:style-name="T7200">eś</text:span>nia 1989 r<text:span text:style-name="T7201">.</text:span><text:s/>opracują a<text:span text:style-name="T7202">lt</text:span>ernatywne rozwiązania systemowe i organizacyjne dla górnictwa sporządzone zgodnie..<text:span text:style-name="T7203">.</text:span><text:s/>kropka<text:span text:style-name="T7204">...</text:span><text:s/>górnictwa. Pożądane byłoby także zasięgnięcie opinii w tych kwestiach u ekspertów zagranicznych zwłaszcza w Banku Światowym, MOP<text:s/><text:span text:style-name="T7205">i</text:span><text:s/>w światowym kongresie górnictwa<text:span text:style-name="T7206">.</text:span></text:p>
      <text:p text:style-name="P7207">Przebudowa organ<text:span text:style-name="T7208">iz</text:span>acyjna<text:span text:style-name="T7209">.</text:span><text:s/>Zespół uważa, że przebudowa organizacyjna i ekonomiczno-finansowa zapo<text:span text:style-name="T7210">cz</text:span>ątkowana powinna być od 1 stycznia 1990 r. Albo można jeszcze silniej powiedzieć, że prace powinny być przeprowadzone w taki spo<text:span text:style-name="T7211">s</text:span>ób,<text:span text:style-name="T7212"><text:s/></text:span>aby przebudowa organ<text:span text:style-name="T7213">iz</text:span>acyjna i ekonomiczno-finansowa górnictwa mogła być zapo<text:span text:style-name="T7214">cz</text:span>ątkowana od 1 stycznia 1990 r.</text:p>
      <text:p text:style-name="P7215">Czy do tego projektu zapisu są uwagi?</text:p>
      <text:p text:style-name="P7216"><text:span text:style-name="T7217"><text:s text:c="27"/></text:span>:</text:p>
      <text:p text:style-name="P7218">Mam pytanie wobec tego do pana profesora. Czy pan profesor widzi w takim razie możliwość, żeby tak jak i przy innych sprawach, które okazały się kontrowersyjne był także w tej części - krótkie trzy zdania - akcentujące stanowisko jako w tym zespole polityki<text:span text:style-name="T7219">..</text:span>. w tym zespole reformy i polityki społecznej zajmowała nasza część, i akcentujące to stanowisko. I wtedy oczywiście wydaje mi się, że to już je<text:span text:style-name="T7220">st</text:span><text:s/>wszystko przynajmniej formalnie ca<text:span text:style-name="T7221">ł</text:span>kowicie w porządku.</text:p>
      <text:p text:style-name="P7222"><text:span text:style-name="T7223">Prof. Wł</text:span><text:span text:style-name="T7224">.</text:span><text:span text:style-name="T7225"><text:s/>Baka</text:span>:</text:p>
      <text:soft-page-break/>
      <text:p text:style-name="P7226">Nie rozumiem?</text:p>
      <text:p text:style-name="P7227"><text:span text:style-name="T7228"><text:s text:c="27"/></text:span>:</text:p>
      <text:p text:style-name="P7229">My chcielibyśmy wyakcentować<text:s/><text:span text:style-name="T7230">j</text:span>a<text:span text:style-name="T7231">k</text:span><text:s/><text:span text:style-name="T7232">s</text:span>ądzę to stanowisko dotyczące sprawy kopalń jako przedsiębiorstw ni<text:span text:style-name="T7233">eu</text:span>ż<text:span text:style-name="T7234">ytec</text:span>zno<text:span text:style-name="T7235">śc</text:span>i publicznej, jako sugestię<text:span text:style-name="T7236">.</text:span>..</text:p>
      <text:p text:style-name="P7237"><text:span text:style-name="T7238">Prof</text:span><text:span text:style-name="T7239">.</text:span><text:span text:style-name="T7240"><text:s/>Wł</text:span><text:span text:style-name="T7241">.</text:span><text:span text:style-name="T7242"><text:s/>Baka</text:span>:</text:p>
      <text:p text:style-name="P7243">To znaczy wyobrażam sobie to mniej więcej w ten sposób, że idzie jako tekst uzgodniony ta skrócona wersja, którą w tej chwili proponuję. Natomiast dalej będzie pisało tak, że strona sol<text:span text:style-name="T7244">id</text:span>a<text:span text:style-name="T7245">rn</text:span>o<text:span text:style-name="T7246">śc</text:span>iowo-opozyc<text:span text:style-name="T7247">y</text:span>jna repr<text:span text:style-name="T7248">ez</text:span>entowana w zespole ponadto uważa<text:span text:style-name="T7249">.</text:span><text:s/>Ponadto, bo to uzgodnione jest<text:span text:style-name="T7250">.</text:span><text:s/><text:span text:style-name="T7251">„</text:span>Ponadto uważa to, to i to..<text:span text:style-name="T7252">.</text:span><text:s/>I być może, że jeżeli zobaczymy co panowie uważacie to będzie dalej, że strona koalicyjno-rządowa podzielając np. opinie strony solidarnościowo-opozycyjn<text:span text:style-name="T7253">ej</text:span><text:s/>w takich i w takich punktach sądzi, że...</text:p>
      <text:p text:style-name="P7254">/Głos z sali<text:span text:style-name="T7255">:</text:span><text:s/>nie słycha<text:span text:style-name="T7256">ć</text:span>/.</text:p>
      <text:p text:style-name="P7257"><text:span text:style-name="T7258">Prof</text:span><text:span text:style-name="T7259">.</text:span><text:span text:style-name="T7260"><text:s/>Wł. Baka</text:span>:</text:p>
      <text:p text:style-name="P7261">No nie, ja uważam, że<text:s/><text:span text:style-name="T7262">j</text:span>ednak postanowienie jakie żeśmy dokonali jest ostre. Dlatego, że powiedzieć, że do 30 muszą być sformułowane koncepcje, że obligatoryjnie od 1 musi się rozpocząć przebudowa organizacyjna i przebudowa systemu finansowego, to w moim przekonaniu jest duże.<text:span text:style-name="T7263">..</text:span></text:p>
      <text:p text:style-name="P7264"><text:span text:style-name="T7265">Rajmund Moric</text:span>:</text:p>
      <text:p text:style-name="P7266">Proszę<text:s/>państwa,<text:s/>ta dyskusja mi trochę przypomina dyskusję na zespole górniczym. Czuję, że ten protokół spisany przez<text:s/>państwa<text:s/>będzie miał stanowisko jedno, drugie, trzecie. Czyli nic innego, jak przepisanie naszego<text:s/>protokołu<text:s/>rozbieżności. Co oczywiście nie dodaje ni powagi i racji temu dokumentowi<text:span text:style-name="T7267">.</text:span></text:p>
      <text:p text:style-name="P7268">Natomiast,<text:s/>proszę<text:s/>państwa,<text:s/>tu apeluję zarówno do strony opozycyjno-solidarnościow<text:span text:style-name="T7269">ej,</text:span><text:s/>jak i też do strony rządow<text:span text:style-name="T7270">ej.</text:span></text:p>
      <text:p text:style-name="P7271">Pójści<text:span text:style-name="T7272">a</text:span><text:s/>na układ,<text:s/><text:span text:style-name="T7273">ż</text:span>e<text:s/><text:span text:style-name="T7274">z</text:span>espoł<text:span text:style-name="T7275">y</text:span><text:s/><text:span text:style-name="T7276">e</text:span>kspertów maj<text:span text:style-name="T7277">ą</text:span><text:span text:style-name="T7278"><text:s/></text:span>pracować nie dając im kierunków, to tak jak byśmy powiedzieli róbcie co chcecie.</text:p>
      <text:p text:style-name="P7279">I proszę<text:s/>państwa, jeż<text:span text:style-name="T7280">el</text:span>i tak mamy rozumować, poza tym jednocześnie jest to niejako powiedziane i stawianie pod znakiem zapytania czy górnictwo ma być w nowym ładzie ekonomi<text:span text:style-name="T7281">c</text:span>znym. Poniewa<text:span text:style-name="T7282">ż</text:span><text:s/>nie ma na ten temat stanowiska naszego zespołu<text:span text:style-name="T7283">.</text:span></text:p>
      <text:p text:style-name="P7284"><text:span text:style-name="T7285">A</text:span><text:s/>więc<text:s/>mogłoby<text:s/>się stać<text:s/><text:span text:style-name="T7286">-</text:span><text:s/>moim zdaniem<text:s/><text:span text:style-name="T7287">-</text:span><text:s/>rzecz najgorsza z możliwych. Dlatego ja bym proponował, nie przesądzając pewnych rozwiązań czy kopalnia to przedsiębiorstwo, czy nie na tą porę. Jeżeli mają pracować zespoły, żeby jednak ten zapis proponowany początkowo przez zespół przyjąć<text:span text:style-name="T7288">.</text:span></text:p>
      <text:p text:style-name="P7289">Bo proszę<text:s/>państwa,<text:s/>co to znaczy, że kopalnia ma być samodzielna, sam<text:span text:style-name="T7290">of</text:span>inan<text:span text:style-name="T7291">su</text:span>ją<text:span text:style-name="T7292">ca</text:span>, samorządna. Czy zwał, jak zwał, to jest prz<text:span text:style-name="T7293">ed</text:span>siębior<text:span text:style-name="T7294">st</text:span>wo na miłość boską, i nie kruszmy kopie o zapisy, może ja się nie znam na ekonomii za bardzo, ale tak troszeczkę mnie się wydaje, że my kruszymy kopie o nic. Dlatego proszę<text:s/>państwa, żeby się strona polityczna zgodziła, naprawdę ten zespół, który przygotował ten zapis - redakcyjny zespół - sądzę, że on ukierunkowuje te grupy eksperckie nie przesądzając metod rozwiązania tego. Natomiast jest uki<text:span text:style-name="T7295">er</text:span>unkowaniem, który jest zgodny z żądaniami obu związków zawodowych proszę zwrócić uwagę i do którego też s<text:span text:style-name="T7296">i</text:span>ę skłania strona rządowa, skłaniała się na pracach zespołu.</text:p>
      <text:p text:style-name="P7297">Dlatego wydaje mi się, że będzie bardziej konstruktywny zapis ten, który proponuje grupa redakcyjna, niżeli teraz wyłączaniem górnictwa w ogóle z nowego ładu ekonomicznego<text:span text:style-name="T7298">.</text:span></text:p>
      <text:p text:style-name="P7299">Dziękuję bardzo<text:span text:style-name="T7300">.</text:span></text:p>
      <text:soft-page-break/>
      <text:p text:style-name="P7301"><text:span text:style-name="T7302">Przewodniczący</text:span>:</text:p>
      <text:p text:style-name="P7303">Proszę bardzo pan Stawski.</text:p>
      <text:p text:style-name="P7304"><text:span text:style-name="T7305">Grzegorz<text:s/></text:span><text:span text:style-name="T7306">St</text:span><text:span text:style-name="T7307">awski</text:span>:</text:p>
      <text:p text:style-name="P7308">Można by się zgodzić z kol. Moricem.<text:s/><text:span text:style-name="T7309">J</text:span>a proponuję takie kompromisowe wyjście. Po tych słowach<text:s/><text:span text:style-name="T7310">„</text:span>reformy samodzielności, samorządności i samofinansowania kopalń bez statusu użyteczności publicznej”<text:s/>- wykreślmy to słowo prz<text:span text:style-name="T7311">ed</text:span>siębiorstwo i będzie wszystko grało.</text:p>
      <text:p text:style-name="P7312"><text:span text:style-name="T7313">/</text:span>Głos z sali: nie słychać/.</text:p>
      <text:p text:style-name="P7314"><text:span text:style-name="T7315">Grzegorz Stawski</text:span>:</text:p>
      <text:p text:style-name="P7316">To są kierunki, w których dajemy wytyczne dla grup eksperckich. Więc nie uważam, żeby to było<text:span text:style-name="T7317">...</text:span><text:s/>żeby tego nie trzeba było wpisywać w tekst. To jest też pewnego rodzaju kierunek, który eksperci mają obrać. To wszystko jest kierunek.<text:s/><text:span text:style-name="T7318">C</text:span>a<text:span text:style-name="T7319">ł</text:span>e te poprzednie określenia to jest wszystko kierunek.</text:p>
      <text:p text:style-name="P7320"><text:span text:style-name="T7321">Przewodniczący</text:span>:</text:p>
      <text:p text:style-name="P7322">Dr Święcicki.</text:p>
      <text:p text:style-name="P7323"><text:span text:style-name="T7324">Marcin Święcicki</text:span>:</text:p>
      <text:p text:style-name="P7325">Mnie s<text:span text:style-name="T7326">ię</text:span><text:s/>wydaje tak, że ta kompromisowa wersja może byłaby do przyjęcia z taką ewentualnie redakcyjną poprawką<text:s/>„samodzielności, samorządności i samofinansowania kopalń w tym odejścia od ich statusu jako prz<text:span text:style-name="T7327">ed</text:span>siębiorstw użyteczności publicznej”<text:s/>coś takiego.</text:p>
      <text:p text:style-name="P7328">/Głos z sali: a co za różnica? Jest różnica/.</text:p>
      <text:p text:style-name="P7329"><text:span text:style-name="T7330">P</text:span><text:span text:style-name="T7331">rzew</text:span><text:span text:style-name="T7332">odnic</text:span><text:span text:style-name="T7333">z</text:span><text:span text:style-name="T7334">ąc</text:span><text:span text:style-name="T7335">y</text:span><text:span text:style-name="T7336">:</text:span></text:p>
      <text:p text:style-name="P7337">Proszę kolega...</text:p>
      <text:p text:style-name="P7338"><text:span text:style-name="T7339"><text:s text:c="27"/></text:span>:</text:p>
      <text:p text:style-name="P7340">Ja chciałbym tutaj tylko poprzeć to co zostało tutaj zaproponowane, że kierunek musi bezwzględnie zostać nadany, ponieważ w wyniku pracy grupy eksperckiej może s<text:span text:style-name="T7341">i</text:span>ę naprawdę okazać, że kierunek jest zupełnie niesłuszny.</text:p>
      <text:p text:style-name="P7342"><text:span text:style-name="T7343">Prof. Wł. Baka</text:span>:</text:p>
      <text:p text:style-name="P7344"><text:span text:style-name="T7345">Wię</text:span><text:span text:style-name="T7346">c</text:span><text:s/>tak zasady obowiązujące górnictwo powinny uwzględniać z jednej strony fundamentalne dla polskiej reformy zasady samodzielności, samorządności i samofinansowania kopalń<text:s/><text:span text:style-name="T7347">w</text:span><text:s/>ty<text:span text:style-name="T7348">m</text:span><text:s/>odejście od statusu użyteczności publicznej. Tak?<text:s/><text:span text:style-name="T7349">A</text:span><text:s/>zaś z drugiej ich właściwości geologiczne i techniczne, wymagania prawa gospodarczego.<text:span text:style-name="T7350">.</text:span>. górniczego - bo coś tam o gospodarowan<text:span text:style-name="T7351">iu</text:span><text:s/>złożem jest, tu się wpisuje.<text:span text:style-name="T7352">..<text:s/></text:span>Aha. A zwłaszcza w zakresie b<text:span text:style-name="T7353">ez</text:span>pi<text:span text:style-name="T7354">ec</text:span>zeń<text:span text:style-name="T7355">st</text:span>wa pracy<text:span text:style-name="T7356">.</text:span><text:s/>Efektem tych zmian powinno być także maksymalne uproszczenie struktur organizacyjnych. Czy do takiego zapisu ktoś zgłasza zastrzeżenia<text:span text:style-name="T7357">?</text:span><text:s/>N<text:span text:style-name="T7358">i</text:span>e ma. Dobra.</text:p>
      <text:p text:style-name="P7359">Zespół podziela pogląd, że konieczne jest dokonanie głębokiej r<text:span text:style-name="T7360">est</text:span>rukturyza<text:span text:style-name="T7361">cji</text:span><text:s/>efektów... /za szybko/.<text:span text:style-name="T7362">..</text:span>a w ślad za tym w całej gospodarce, a równolegle może? Równolegle, bo nie tylko w ślad. Musimy przygotować w całym górnictwie... Równolegle z re<text:span text:style-name="T7363">st</text:span>rukturyza<text:span text:style-name="T7364">cj</text:span>ą dla całej gospodarki.</text:p>
      <text:p text:style-name="P7365">Równolegle z r<text:span text:style-name="T7366">es</text:span>trukturyzacją całej gospodarki głównie w kierunku obniżenia energochłonności oraz zgodnie z wymaganiami ekologicznymi. Z<text:span text:style-name="T7367">m</text:span>iany strukturalne w górnictwie muszą być dokonane w konsultacji i z uwzględnieniem racji społecznych załóg i związków zawodowych, ale już bez akceptacji moi drodzy. Więc w konsultacji i z uwzględnieniem reakcji społecznych załóg i związków zawodowych.</text:p>
      <text:p text:style-name="P7368">Proszę<text:span text:style-name="T7369">.</text:span></text:p>
      <text:soft-page-break/>
      <text:p text:style-name="P7370"><text:span text:style-name="T7371">Rajmund Moric /OPZZ/</text:span><text:span text:style-name="T7372">:</text:span></text:p>
      <text:p text:style-name="P7373">Mnie się wydawało, że my szukamy takich rozwiązań dla górnictwa, które by zapewniały wydobycie odpowiedniej ilości surowców, w tym węgla w sposób efektywny, bo temu ma służyć reforma, ale że rozwiązania przyj<text:span text:style-name="T7374">ęt</text:span>e będą akceptowane przez załogi<text:span text:style-name="T7375">.</text:span></text:p>
      <text:p text:style-name="P7376">Panie profesorze, jeżeli się - znamy to z doświadczenia naszej historii - że nawet najlepsze rozwiązania ekon<text:span text:style-name="T7377">o</text:span>m<text:span text:style-name="T7378">icz</text:span>ne, organ<text:span text:style-name="T7379">iz</text:span>acyjne, jak nie są akceptowane przez załogi prędzej czy później prowadzą do konfliktów społecznych, do pewnych napięć<text:span text:style-name="T7380">.</text:span></text:p>
      <text:p text:style-name="P7381">Ideą<text:s/><text:span text:style-name="T7382">„</text:span>okrągłego stołu”<text:s/>jest likwidowanie napięć, taką likwidacją najlepszą jest, jeżeli rozwiązania proponowane są akceptowane przez tych, których one dotyczą. Dlatego tu jako związki zawodowe byśmy się tak upierali w duchu przyszłego spokoju kraju, żeby jednak była ta akceptacja. Bo przy braku tej akceptacji będą następowały napięcia.</text:p>
      <text:p text:style-name="P7383"><text:span text:style-name="T7384">Prof.<text:s/></text:span><text:span text:style-name="T7385">Wł</text:span><text:span text:style-name="T7386">. Baka</text:span>:</text:p>
      <text:p text:style-name="P7387">Słuchajcie ja bym proponował tak, akceptacja to jest bardzo ostra forma.</text:p>
      <text:p text:style-name="P7388">Mianowicie do mnie przychodzi jakiś papier, ja go akceptuję.<text:s/><text:span text:style-name="T7389">I</text:span><text:s/>ja biorę za to odpowi<text:span text:style-name="T7390">ed</text:span>zialność.</text:p>
      <text:p text:style-name="P7391">Natomiast ja uważam, że - czy w kategoriach konsultacji i z uwzględnieniem racji społecznych załóg i związków zawodowych, to jest właściwy zapis. Nie twórzmy tutaj takich sytuacji, które zupełnie spacyfik<text:span text:style-name="T7392">uj</text:span>ą wszystko<text:span text:style-name="T7393">.</text:span></text:p>
      <text:p text:style-name="P7394"><text:span text:style-name="T7395">J</text:span>a rozumiem, że przekonałem. Zmiany strukturalne w górnictwie muszą być dokonywane w konsultacji z uwzględnieniem racji społecznych, i z uwzgl<text:span text:style-name="T7396">ęd</text:span>nieniem racji społecznych<text:span text:style-name="T7397"><text:s/></text:span>załóg i związków zawodowych.</text:p>
      <text:p text:style-name="P7398">Zespół uważa, za celowe powołanie dwóch krajowych grup eksperckich jednej powołanej przez admini<text:span text:style-name="T7399">st</text:span>ra<text:span text:style-name="T7400">cj</text:span>ę gospodarczą, a drugą przez związki zawodowe. Grupy te przy uwzględnieniu dorobku<text:s/>„okrągłego stołu”<text:s/>do 30 września<text:s/>‘89 r. opracują i opracują rozwiązania systemowe, alternatywne rozwiązania sy<text:span text:style-name="T7401">st</text:span>emowe i organ<text:span text:style-name="T7402">iz</text:span>acyjne dla górni<text:span text:style-name="T7403">ct</text:span>wa. Ja bym nie wykluczał, jakby się one nazwijmy to<text:s/>„zlały”. Alternatywne propozycje rozwiązań czy projekty to jest lepiej. Projekty<text:s/>rozwiązań systemowych i orga<text:span text:style-name="T7404">niz</text:span>acyjnych dla górnictwa<text:span text:style-name="T7405">.</text:span><text:s/>Zgoda?</text:p>
      <text:p text:style-name="P7406">Pożądane byłoby ta<text:span text:style-name="T7407">k</text:span>że zasięgnięcie opinii w tych kwestiach u ekspertów zagranicznych zwłaszcza z Banku Światow<text:span text:style-name="T7408">eg</text:span>o, Mi<text:span text:style-name="T7409">ęd</text:span>zynarodow<text:span text:style-name="T7410">ej</text:span><text:s/>Organizacji Pracy lub światowych kongresów górnictwa<text:span text:style-name="T7411">.</text:span><text:s/>Przebudowa organizacyjna i ekonomiczno-finansowa zapoczątkowana powinna być od 1 stycznia 1990 r.</text:p>
      <text:p text:style-name="P7412">Teraz jest ta sprawa, że do tego czasu, to<text:s/><text:span text:style-name="T7413">z</text:span>naczy praktycznie w ciągu tych 7 miesięcy.<text:s/><text:span text:style-name="T7414">W</text:span><text:s/>okresie prz<text:span text:style-name="T7415">ej</text:span>ściowym sukcesywnie, a nie raptownie ra<text:span text:style-name="T7416">cj</text:span>onalizować się będzie poziom organizacji z zastrzeżeniem.<text:span text:style-name="T7417">..</text:span><text:s/>Wiecie co, ja bym proponował wyrzucić to zdanie, ponieważ ono jest<text:span text:style-name="T7418">...</text:span><text:s/>Jak uważacie?</text:p>
      <text:p text:style-name="P7419">/Głos z sali: nie słycha<text:span text:style-name="T7420">ć</text:span>/.</text:p>
      <text:p text:style-name="P7421"><text:span text:style-name="T7422">Prof. Wł. Baka</text:span>:</text:p>
      <text:p text:style-name="P7423">Jak uważacie koledzy czy ono jest nam do czegoś potrzebne?</text:p>
      <text:p text:style-name="P7424">/Głos z sali: nie słychać/.</text:p>
      <text:p text:style-name="P7425"><text:span text:style-name="T7426">Prof. Wł</text:span><text:span text:style-name="T7427">.</text:span><text:span text:style-name="T7428"><text:s/>Baka</text:span>:</text:p>
      <text:p text:style-name="P7429">Dobrowolność już jest i żebyśmy tym nie czarowali<text:span text:style-name="T7430">.</text:span><text:s/>Zgoda? Dobra<text:span text:style-name="T7431">.</text:span></text:p>
      <text:p text:style-name="P7432">Tutaj mi jednego zdania brakuje, wiecie gdzie? Przyjęto zgodność stanowisk itd. 5-dniowy tydzień pracy, autentyczna dobrowolność pracy w soboty, sposoby wynagradzania górników, niezbędne dla całej<text:s/><text:soft-page-break/>gospodarki wydobycia uwzględniających interesy pracownicze oraz niezbędne dla całej gospodarki ilości wydobycia węgla<text:span text:style-name="T7433">.</text:span></text:p>
      <text:p text:style-name="P7434">Ale ja uważam, że tutaj powinno być to co w dokumencie jest zapisane w tej części prezentowan<text:span text:style-name="T7435">ej</text:span><text:s/>przez<text:s/>„Solidarność”<text:s/>ta kwestia okresu prz<text:span text:style-name="T7436">ej</text:span>ściowego<text:span text:style-name="T7437">.</text:span><text:s/>Powinno być coś<text:s/>powiedziane na temat tego. Jakaś taka fraza. Bo to ostatnie zadanie tego w ogóle nie odzwierciedla.</text:p>
      <text:p text:style-name="P7438"><text:span text:style-name="T7439"><text:s text:c="27"/></text:span>:</text:p>
      <text:p text:style-name="P7440">Panie przewodniczący, ale tutaj to zdanie było w intencji tego, który mówił, pan minister<text:s/>Długosz, żeby nie doprowadzić do 30-milionow<text:span text:style-name="T7441">ej</text:span><text:s/>redukcji wydobycia...</text:p>
      <text:p text:style-name="P7442"><text:span text:style-name="T7443">Prof. Wł. Baka</text:span>:</text:p>
      <text:p text:style-name="P7444">Ale to było tak zakam<text:span text:style-name="T7445">uflo</text:span>wane, że chyba on tylko będzie pamiętał.<text:span text:style-name="T7446">..</text:span></text:p>
      <text:p text:style-name="P7447"><text:span text:style-name="T7448"><text:s text:c="27"/></text:span>:</text:p>
      <text:p text:style-name="P7449">Może zostało niezręcznie<text:s/><text:span text:style-name="T7450">sf</text:span>ormułowane, ale to zastrzeżenie tu zostało wprowadzone zgodnie zresztą z dyskusją, która tu była poprzednio.</text:p>
      <text:p text:style-name="P7451"><text:span text:style-name="T7452">Przewodniczący</text:span>:</text:p>
      <text:p text:style-name="P7453">No to wróćmy do tego pierwotnego sformułowania.<text:span text:style-name="T7454">..</text:span></text:p>
      <text:p text:style-name="P7455"><text:span text:style-name="T7456">Prof. Wł. Baka</text:span>:</text:p>
      <text:p text:style-name="P7457">Ja szukam tu tego zapisu, jaki jest u kolegów. U kolegów jest przyjęte?</text:p>
      <text:p text:style-name="P7458">/Głos z sali: no tak, nikt nie zgłaszał/.</text:p>
      <text:p text:style-name="P7459">/Głos z sali: nie słycha<text:span text:style-name="T7460">ć</text:span>/.</text:p>
      <text:p text:style-name="P7461"><text:span text:style-name="T7462">Przewodnicząc</text:span><text:span text:style-name="T7463">y</text:span>:</text:p>
      <text:p text:style-name="P7464">Trzeba wrócić do tego sformułowania<text:s/>„do tego czasu sukcesywnie, a nie raptownie...</text:p>
      <text:p text:style-name="P7465"><text:span text:style-name="T7466"><text:s text:c="27"/></text:span>:</text:p>
      <text:p text:style-name="P7467">Do końca<text:s/>‘90 r. Bo tak zakładamy. Natomiast przy zapisie, że powinna być przebudowa zapoczątkowana od 1 stycznia<text:s/>‘90 r. konieczne jest zdanie, że ten okres przejściowy wtedy jest do końca tego<text:s/>‘90 r., bo tak ż<text:span text:style-name="T7468">eś</text:span>my dysku<text:span text:style-name="T7469">to</text:span>wa<text:span text:style-name="T7470">li</text:span>.</text:p>
      <text:p text:style-name="P7471">/Głos z sali: to jest na pierwszej stronie załącznika nr 10, na samym dole/.</text:p>
      <text:p text:style-name="P7472"><text:span text:style-name="T7473">Prof. Wł. Baka</text:span>:</text:p>
      <text:p text:style-name="P7474">O i proponuję to co jest, co kol. Stawski w tej chwili powiedział<text:s/>„na okres przejściowy to jest do końca 1990 r. w związku z trudną sytuacją ekonomiczną dopuszcza s<text:span text:style-name="T7475">i</text:span>ę możliwość pracy w górnictwie także w soboty przy pełnej jej dobrowolności<text:span text:style-name="T7476">”</text:span>..<text:span text:style-name="T7477">.</text:span></text:p>
      <text:p text:style-name="P7478"><text:span text:style-name="T7479">/</text:span>Głos z sali: to ostatnie zdanie/.</text:p>
      <text:p text:style-name="P7480"><text:span text:style-name="T7481">Prof. Wł. Baka</text:span>:</text:p>
      <text:p text:style-name="P7482">„W dni ustawowe od pracy nie prowadzi<text:s/><text:span text:style-name="T7483">s</text:span>ię wydobycia<text:span text:style-name="T7484">”.</text:span><text:s/>Tak jest. Przyjmuję do wiadomości. Zespół przyjmuje do wiadomości stanowisko zespołu... podzespołu.</text:p>
      <text:p text:style-name="P7485">Zespół przyjmuje do wiadomości stanowisko podzespołu, że na okres przejściowy, to jest do końca 1990 r<text:span text:style-name="T7486">.</text:span><text:s/>w związku z trudną sytuacją ekonomiczną kraju dopuszcza s<text:span text:style-name="T7487">i</text:span>ę możliwość pracy w górnictwie, także w soboty przy pełnej dobrowolności w dniach ustawowych wolnych od pracy, nie prowadzi się wydobycia”. Zgoda? Dobra<text:span text:style-name="T7488">.</text:span></text:p>
      <text:p text:style-name="P7489">No to w ten sposób możemy uznać, że mamy uzgodnione.</text:p>
      <text:soft-page-break/>
      <text:p text:style-name="P7490"><text:span text:style-name="T7491"><text:s text:c="27"/></text:span>:</text:p>
      <text:p text:style-name="P7492">Panie profesorze jeszcze jedno takie<text:span text:style-name="T7493"><text:s/></text:span>pytanie. Czy to zdanie, które ja napisałem w<text:s/>protokole<text:s/>rozbieżności spraw, co do których nie uzyskano zgodności stron czy pan ma to w swoim tekście?</text:p>
      <text:p text:style-name="P7494"><text:span text:style-name="T7495">Prof. Wł</text:span><text:span text:style-name="T7496">.</text:span><text:span text:style-name="T7497"><text:s/>Baka</text:span>:</text:p>
      <text:p text:style-name="P7498"><text:span text:style-name="T7499">N</text:span><text:span text:style-name="T7500">a</text:span><text:s/>końcu, tak<text:span text:style-name="T7501">?</text:span></text:p>
      <text:p text:style-name="P7502"><text:span text:style-name="T7503"><text:s text:c="27"/></text:span>:</text:p>
      <text:p text:style-name="P7504">Tak, tu po tym sposobie wynagradzania górników<text:span text:style-name="T7505">.</text:span></text:p>
      <text:p text:style-name="P7506"><text:span text:style-name="T7507">Prof.<text:s/></text:span><text:span text:style-name="T7508">Wł.</text:span><text:span text:style-name="T7509"><text:s/>Baka</text:span>:</text:p>
      <text:p text:style-name="P7510">N<text:span text:style-name="T7511">i</text:span>ech pan podyktuje.</text:p>
      <text:p text:style-name="P7512"><text:span text:style-name="T7513"><text:s text:c="27"/></text:span>:</text:p>
      <text:p text:style-name="P7514">W protokółach rozbieżności ujęte zostały sprawy, co do których nie uzyskano zgodności stron<text:span text:style-name="T7515">.</text:span></text:p>
      <text:p text:style-name="P7516"><text:span text:style-name="T7517">Prof. Wł. Baka</text:span>:</text:p>
      <text:p text:style-name="P7518"><text:span text:style-name="T7519">D</text:span><text:span text:style-name="T7520">o</text:span><text:span text:style-name="T7521">bra,</text:span><text:s/>będzie oczywiście<text:span text:style-name="T7522">.</text:span><text:s/>Prawda panie przewodni<text:span text:style-name="T7523">cz</text:span>ący?</text:p>
      <text:p text:style-name="P7524"><text:span text:style-name="T7525">Przewodniczący</text:span>:</text:p>
      <text:p text:style-name="P7526"><text:span text:style-name="T7527">Pr</text:span>awda<text:span text:style-name="T7528">.</text:span></text:p>
      <text:p text:style-name="P7529"><text:span text:style-name="T7530">Prof. Wł. Baka</text:span>:</text:p>
      <text:p text:style-name="P7531"><text:span text:style-name="T7532">Cz</text:span>y jeszcze są jakieś sprawy?</text:p>
      <text:p text:style-name="P7533">Pozwoli pan, że razem zastukamy<text:s/><text:span text:style-name="T7534">i</text:span><text:s/>obwieścimy koniec<text:span text:style-name="T7535">..</text:span>.</text:p>
      <text:p text:style-name="P7536"><text:span text:style-name="T7537">P</text:span><text:span text:style-name="T7538">rzewod</text:span><text:span text:style-name="T7539">ni</text:span><text:span text:style-name="T7540">czą</text:span><text:span text:style-name="T7541">cy</text:span>:</text:p>
      <text:p text:style-name="P7542">Za<text:span text:style-name="T7543">ra</text:span>z, koniec czy przerwę..<text:span text:style-name="T7544">.</text:span></text:p>
      <text:p text:style-name="P7545"><text:span text:style-name="T7546">Pro</text:span><text:span text:style-name="T7547">f.</text:span><text:span text:style-name="T7548"><text:s/></text:span><text:span text:style-name="T7549">Wł.</text:span><text:span text:style-name="T7550"><text:s/>Baka</text:span>:</text:p>
      <text:p text:style-name="P7551">Teraz<text:s/><text:span text:style-name="T7552">pr</text:span>z<text:span text:style-name="T7553">ec</text:span>hodzimy do momentu najbardziej smakowitego czyli do indeksacji.</text:p>
      <text:p text:style-name="P7554"><text:span text:style-name="T7555">/</text:span>Głos z sali: przepraszam bardzo kto ma tekst autentyczny, żeby nie było potem szumów informacyjnych o jedno słowo/.</text:p>
      <text:p text:style-name="P7556"><text:span text:style-name="T7557">Prof. Wł. Baka:</text:span></text:p>
      <text:p text:style-name="P7558">Dziękujemy bardzo. Ogłaszam 15-minu<text:span text:style-name="T7559">to</text:span>w<text:span text:style-name="T7560">ą</text:span><text:s/>przerwę<text:span text:style-name="T7561">.</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Microsoft Sans Serif" svg:font-family="Microsoft Sans Serif" style:font-family-generic="swiss" style:font-pitch="variable" svg:panose-1="2 11 6 4 2 2 2 2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line-height="100%" fo:background-color="transparent" style:tab-stop-distance="0.4916in"/>
      <style:text-properties style:font-name="Microsoft Sans Serif" style:font-name-asian="Microsoft Sans Serif" style:font-name-complex="Microsoft Sans Serif"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2pt" style:font-size-asian="12pt" style:font-size-complex="12pt" fo:background-color="transparent" style:text-underline-type="none" style:text-underline-color="font-color" style:text-emphasize="none" fo:language="pl" fo:country="PL" style:language-asian="pl" style:country-asian="PL" style:language-complex="pl" style:country-complex="PL" style:text-combine="none" fo:hyphenate="true"/>
    </style:default-style>
    <style:style style:name="Normalny" style:display-name="Normalny" style:family="paragraph">
      <style:text-properties fo:color="#000000" fo:hyphenate="false"/>
    </style:style>
    <style:style style:name="Domyślnaczcionkaakapitu" style:display-name="Domyślna czcionka akapitu"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701in" fo:page-height="11.6944in" style:print-orientation="portrait" fo:margin-top="0.25in" fo:margin-left="0.25in" fo:margin-bottom="0.25in" fo:margin-right="0.2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Cyrwus Artur (STUD)</dc:creator>
    <meta:creation-date>2023-07-03T09:06:00Z</meta:creation-date>
    <dc:date>2023-07-03T09:06:00Z</dc:date>
    <meta:template xlink:href="Normal.dotm" xlink:type="simple"/>
    <meta:editing-cycles>2</meta:editing-cycles>
    <meta:editing-duration>PT300S</meta:editing-duration>
    <meta:document-statistic meta:page-count="117" meta:paragraph-count="689" meta:word-count="49346" meta:character-count="344738" meta:row-count="2467" meta:non-whitespace-character-count="296081"/>
  </office:meta>
</office:document-meta>
</file>